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626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25" table:default-cell-style-name="Default"/>
        <table:table-column table:style-name="co2" table:number-columns-repeated="4" table:default-cell-style-name="ce1"/>
        <table:table-column table:style-name="co2" table:default-cell-style-name="Default"/>
        <table:table-column table:style-name="co2" table:number-columns-repeated="25" table:default-cell-style-name="ce1"/>
        <table:table-column table:style-name="co3" table:default-cell-style-name="Default"/>
        <table:table-row table:style-name="ro1">
          <table:table-cell office:value-type="string">
            <text:p>FileName</text:p>
            <draw:frame table:end-cell-address="Sheet1.J40" table:end-x="0.5413in" table:end-y="0.115in" draw:z-index="0" draw:style-name="gr1" svg:width="12.9366in" svg:height="6.9594in" svg:x="0.0646in" svg:y="0.0626in">
              <draw:object draw:notify-on-update-of-ranges="Sheet1.B1:Sheet1.B1 Sheet1.C1:Sheet1.IV1 Sheet1.A61:Sheet1.A61 Sheet1.B61:Sheet1.IV6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3458252">
            <text:p>1.3458252</text:p>
          </table:table-cell>
          <table:table-cell office:value-type="float" office:value="45.758057">
            <text:p>45.758057</text:p>
          </table:table-cell>
          <table:table-cell office:value-type="float" office:value="131.89087">
            <text:p>131.89087</text:p>
          </table:table-cell>
          <table:table-cell office:value-type="float" office:value="218.02368">
            <text:p>218.02368</text:p>
          </table:table-cell>
          <table:table-cell office:value-type="float" office:value="304.1565">
            <text:p>304.1565</text:p>
          </table:table-cell>
          <table:table-cell office:value-type="float" office:value="390.2893">
            <text:p>390.2893</text:p>
          </table:table-cell>
          <table:table-cell office:value-type="float" office:value="476.42212">
            <text:p>476.42212</text:p>
          </table:table-cell>
          <table:table-cell office:value-type="float" office:value="562.55493">
            <text:p>562.55493</text:p>
          </table:table-cell>
          <table:table-cell office:value-type="float" office:value="648.68774">
            <text:p>648.68774</text:p>
          </table:table-cell>
          <table:table-cell office:value-type="float" office:value="734.82056">
            <text:p>734.82056</text:p>
          </table:table-cell>
          <table:table-cell office:value-type="float" office:value="820.95337">
            <text:p>820.95337</text:p>
          </table:table-cell>
          <table:table-cell office:value-type="float" office:value="907.0862">
            <text:p>907.0862</text:p>
          </table:table-cell>
          <table:table-cell office:value-type="float" office:value="993.219">
            <text:p>993.219</text:p>
          </table:table-cell>
          <table:table-cell office:value-type="float" office:value="1079.3518">
            <text:p>1079.3518</text:p>
          </table:table-cell>
          <table:table-cell office:value-type="float" office:value="1165.4846">
            <text:p>1165.4846</text:p>
          </table:table-cell>
          <table:table-cell office:value-type="float" office:value="1251.6174">
            <text:p>1251.6174</text:p>
          </table:table-cell>
          <table:table-cell office:value-type="float" office:value="1337.7502">
            <text:p>1337.7502</text:p>
          </table:table-cell>
          <table:table-cell office:value-type="float" office:value="1423.883">
            <text:p>1423.883</text:p>
          </table:table-cell>
          <table:table-cell office:value-type="float" office:value="1510.0159">
            <text:p>1510.0159</text:p>
          </table:table-cell>
          <table:table-cell office:value-type="float" office:value="1596.1487">
            <text:p>1596.1487</text:p>
          </table:table-cell>
          <table:table-cell office:value-type="float" office:value="1682.2815">
            <text:p>1682.2815</text:p>
          </table:table-cell>
          <table:table-cell office:value-type="float" office:value="1768.4143">
            <text:p>1768.4143</text:p>
          </table:table-cell>
          <table:table-cell office:value-type="float" office:value="1854.5471">
            <text:p>1854.5471</text:p>
          </table:table-cell>
          <table:table-cell office:value-type="float" office:value="1940.6799">
            <text:p>1940.6799</text:p>
          </table:table-cell>
          <table:table-cell office:value-type="float" office:value="2026.8127">
            <text:p>2026.8127</text:p>
          </table:table-cell>
          <table:table-cell office:value-type="float" office:value="2112.9456">
            <text:p>2112.9456</text:p>
          </table:table-cell>
          <table:table-cell office:value-type="float" office:value="2199.0784">
            <text:p>2199.0784</text:p>
          </table:table-cell>
          <table:table-cell office:value-type="float" office:value="2285.2112">
            <text:p>2285.2112</text:p>
          </table:table-cell>
          <table:table-cell office:value-type="float" office:value="2371.344">
            <text:p>2371.344</text:p>
          </table:table-cell>
          <table:table-cell office:value-type="float" office:value="2457.4768">
            <text:p>2457.4768</text:p>
          </table:table-cell>
          <table:table-cell office:value-type="float" office:value="2543.6096">
            <text:p>2543.6096</text:p>
          </table:table-cell>
          <table:table-cell office:value-type="float" office:value="2629.7424">
            <text:p>2629.7424</text:p>
          </table:table-cell>
          <table:table-cell office:value-type="float" office:value="2715.8752">
            <text:p>2715.8752</text:p>
          </table:table-cell>
          <table:table-cell office:value-type="float" office:value="2802.008">
            <text:p>2802.008</text:p>
          </table:table-cell>
          <table:table-cell office:value-type="float" office:value="2888.1409">
            <text:p>2888.1409</text:p>
          </table:table-cell>
          <table:table-cell office:value-type="float" office:value="2974.2737">
            <text:p>2974.2737</text:p>
          </table:table-cell>
          <table:table-cell office:value-type="float" office:value="3060.4065">
            <text:p>3060.4065</text:p>
          </table:table-cell>
          <table:table-cell office:value-type="float" office:value="3146.5393">
            <text:p>3146.5393</text:p>
          </table:table-cell>
          <table:table-cell office:value-type="float" office:value="3232.672">
            <text:p>3232.672</text:p>
          </table:table-cell>
          <table:table-cell office:value-type="float" office:value="3318.805">
            <text:p>3318.805</text:p>
          </table:table-cell>
          <table:table-cell office:value-type="float" office:value="3404.9377">
            <text:p>3404.9377</text:p>
          </table:table-cell>
          <table:table-cell office:value-type="float" office:value="3491.0706">
            <text:p>3491.0706</text:p>
          </table:table-cell>
          <table:table-cell office:value-type="float" office:value="3577.2034">
            <text:p>3577.2034</text:p>
          </table:table-cell>
          <table:table-cell office:value-type="float" office:value="3663.3362">
            <text:p>3663.3362</text:p>
          </table:table-cell>
          <table:table-cell office:value-type="float" office:value="3749.469">
            <text:p>3749.469</text:p>
          </table:table-cell>
          <table:table-cell office:value-type="float" office:value="3835.6018">
            <text:p>3835.6018</text:p>
          </table:table-cell>
          <table:table-cell office:value-type="float" office:value="3921.7346">
            <text:p>3921.7346</text:p>
          </table:table-cell>
          <table:table-cell office:value-type="float" office:value="4007.8674">
            <text:p>4007.8674</text:p>
          </table:table-cell>
          <table:table-cell office:value-type="float" office:value="4094.0005">
            <text:p>4094.0005</text:p>
          </table:table-cell>
          <table:table-cell office:value-type="float" office:value="4180.1333">
            <text:p>4180.1333</text:p>
          </table:table-cell>
          <table:table-cell office:value-type="float" office:value="4266.266">
            <text:p>4266.266</text:p>
          </table:table-cell>
          <table:table-cell office:value-type="float" office:value="4352.399">
            <text:p>4352.399</text:p>
          </table:table-cell>
          <table:table-cell office:value-type="float" office:value="4438.5317">
            <text:p>4438.5317</text:p>
          </table:table-cell>
          <table:table-cell office:value-type="float" office:value="4524.6646">
            <text:p>4524.6646</text:p>
          </table:table-cell>
          <table:table-cell office:value-type="float" office:value="4610.7974">
            <text:p>4610.7974</text:p>
          </table:table-cell>
          <table:table-cell office:value-type="float" office:value="4696.93">
            <text:p>4696.93</text:p>
          </table:table-cell>
          <table:table-cell office:value-type="float" office:value="4783.063">
            <text:p>4783.063</text:p>
          </table:table-cell>
          <table:table-cell office:value-type="float" office:value="4869.196">
            <text:p>4869.196</text:p>
          </table:table-cell>
          <table:table-cell office:value-type="float" office:value="4955.3286">
            <text:p>4955.3286</text:p>
          </table:table-cell>
          <table:table-cell office:value-type="float" office:value="5041.4614">
            <text:p>5041.4614</text:p>
          </table:table-cell>
          <table:table-cell office:value-type="float" office:value="5127.594">
            <text:p>5127.594</text:p>
          </table:table-cell>
          <table:table-cell office:value-type="float" office:value="5213.727">
            <text:p>5213.727</text:p>
          </table:table-cell>
          <table:table-cell office:value-type="float" office:value="5299.86">
            <text:p>5299.86</text:p>
          </table:table-cell>
          <table:table-cell office:value-type="float" office:value="5385.9927">
            <text:p>5385.9927</text:p>
          </table:table-cell>
          <table:table-cell office:value-type="float" office:value="5472.1255">
            <text:p>5472.1255</text:p>
          </table:table-cell>
          <table:table-cell office:value-type="float" office:value="5558.2583">
            <text:p>5558.2583</text:p>
          </table:table-cell>
          <table:table-cell office:value-type="float" office:value="5644.391">
            <text:p>5644.391</text:p>
          </table:table-cell>
          <table:table-cell office:value-type="float" office:value="5730.524">
            <text:p>5730.524</text:p>
          </table:table-cell>
          <table:table-cell office:value-type="float" office:value="5816.6567">
            <text:p>5816.6567</text:p>
          </table:table-cell>
          <table:table-cell office:value-type="float" office:value="5902.7896">
            <text:p>5902.7896</text:p>
          </table:table-cell>
          <table:table-cell office:value-type="float" office:value="5988.9224">
            <text:p>5988.9224</text:p>
          </table:table-cell>
          <table:table-cell office:value-type="float" office:value="6075.055">
            <text:p>6075.055</text:p>
          </table:table-cell>
          <table:table-cell office:value-type="float" office:value="6161.188">
            <text:p>6161.188</text:p>
          </table:table-cell>
          <table:table-cell office:value-type="float" office:value="6247.321">
            <text:p>6247.321</text:p>
          </table:table-cell>
          <table:table-cell office:value-type="float" office:value="6333.4536">
            <text:p>6333.4536</text:p>
          </table:table-cell>
          <table:table-cell office:value-type="float" office:value="6419.5864">
            <text:p>6419.5864</text:p>
          </table:table-cell>
          <table:table-cell office:value-type="float" office:value="6505.719">
            <text:p>6505.719</text:p>
          </table:table-cell>
          <table:table-cell office:value-type="float" office:value="6591.852">
            <text:p>6591.852</text:p>
          </table:table-cell>
          <table:table-cell office:value-type="float" office:value="6677.985">
            <text:p>6677.985</text:p>
          </table:table-cell>
          <table:table-cell office:value-type="float" office:value="6764.1177">
            <text:p>6764.1177</text:p>
          </table:table-cell>
          <table:table-cell office:value-type="float" office:value="6850.2505">
            <text:p>6850.2505</text:p>
          </table:table-cell>
          <table:table-cell office:value-type="float" office:value="6936.3833">
            <text:p>6936.3833</text:p>
          </table:table-cell>
          <table:table-cell office:value-type="float" office:value="7022.516">
            <text:p>7022.516</text:p>
          </table:table-cell>
          <table:table-cell office:value-type="float" office:value="7108.649">
            <text:p>7108.649</text:p>
          </table:table-cell>
          <table:table-cell office:value-type="float" office:value="7194.7817">
            <text:p>7194.7817</text:p>
          </table:table-cell>
          <table:table-cell office:value-type="float" office:value="7280.9146">
            <text:p>7280.9146</text:p>
          </table:table-cell>
          <table:table-cell office:value-type="float" office:value="7367.0474">
            <text:p>7367.0474</text:p>
          </table:table-cell>
          <table:table-cell office:value-type="float" office:value="7453.18">
            <text:p>7453.18</text:p>
          </table:table-cell>
          <table:table-cell office:value-type="float" office:value="7539.313">
            <text:p>7539.313</text:p>
          </table:table-cell>
          <table:table-cell office:value-type="float" office:value="7625.446">
            <text:p>7625.446</text:p>
          </table:table-cell>
          <table:table-cell office:value-type="float" office:value="7711.5786">
            <text:p>7711.5786</text:p>
          </table:table-cell>
          <table:table-cell office:value-type="float" office:value="7797.7114">
            <text:p>7797.7114</text:p>
          </table:table-cell>
          <table:table-cell office:value-type="float" office:value="7883.844">
            <text:p>7883.844</text:p>
          </table:table-cell>
          <table:table-cell office:value-type="float" office:value="7969.977">
            <text:p>7969.977</text:p>
          </table:table-cell>
          <table:table-cell office:value-type="float" office:value="8056.11">
            <text:p>8056.11</text:p>
          </table:table-cell>
          <table:table-cell office:value-type="float" office:value="8142.2427">
            <text:p>8142.2427</text:p>
          </table:table-cell>
          <table:table-cell office:value-type="float" office:value="8228.372">
            <text:p>8228.372</text:p>
          </table:table-cell>
          <table:table-cell office:value-type="float" office:value="8314.498">
            <text:p>8314.498</text:p>
          </table:table-cell>
          <table:table-cell office:value-type="float" office:value="8400.623">
            <text:p>8400.623</text:p>
          </table:table-cell>
          <table:table-cell office:value-type="float" office:value="8486.748">
            <text:p>8486.748</text:p>
          </table:table-cell>
          <table:table-cell office:value-type="float" office:value="8572.873">
            <text:p>8572.873</text:p>
          </table:table-cell>
          <table:table-cell office:value-type="float" office:value="8658.998">
            <text:p>8658.998</text:p>
          </table:table-cell>
          <table:table-cell office:value-type="float" office:value="8745.123">
            <text:p>8745.123</text:p>
          </table:table-cell>
          <table:table-cell office:value-type="float" office:value="8831.248">
            <text:p>8831.248</text:p>
          </table:table-cell>
          <table:table-cell office:value-type="float" office:value="8917.373">
            <text:p>8917.373</text:p>
          </table:table-cell>
          <table:table-cell office:value-type="float" office:value="9003.498">
            <text:p>9003.498</text:p>
          </table:table-cell>
          <table:table-cell office:value-type="float" office:value="9089.623">
            <text:p>9089.623</text:p>
          </table:table-cell>
          <table:table-cell office:value-type="float" office:value="9175.748">
            <text:p>9175.748</text:p>
          </table:table-cell>
          <table:table-cell office:value-type="float" office:value="9261.873">
            <text:p>9261.873</text:p>
          </table:table-cell>
          <table:table-cell office:value-type="float" office:value="9347.998">
            <text:p>9347.998</text:p>
          </table:table-cell>
          <table:table-cell office:value-type="float" office:value="9434.123">
            <text:p>9434.123</text:p>
          </table:table-cell>
          <table:table-cell office:value-type="float" office:value="9520.248">
            <text:p>9520.248</text:p>
          </table:table-cell>
          <table:table-cell office:value-type="float" office:value="9606.373">
            <text:p>9606.373</text:p>
          </table:table-cell>
          <table:table-cell office:value-type="float" office:value="9692.498">
            <text:p>9692.498</text:p>
          </table:table-cell>
          <table:table-cell office:value-type="float" office:value="9778.623">
            <text:p>9778.623</text:p>
          </table:table-cell>
          <table:table-cell office:value-type="float" office:value="9864.748">
            <text:p>9864.748</text:p>
          </table:table-cell>
          <table:table-cell office:value-type="float" office:value="9950.873">
            <text:p>9950.873</text:p>
          </table:table-cell>
          <table:table-cell office:value-type="float" office:value="10036.998">
            <text:p>10036.998</text:p>
          </table:table-cell>
          <table:table-cell office:value-type="float" office:value="10123.123">
            <text:p>10123.123</text:p>
          </table:table-cell>
          <table:table-cell office:value-type="float" office:value="10209.248">
            <text:p>10209.248</text:p>
          </table:table-cell>
          <table:table-cell office:value-type="float" office:value="10295.373">
            <text:p>10295.373</text:p>
          </table:table-cell>
          <table:table-cell office:value-type="float" office:value="10381.498">
            <text:p>10381.498</text:p>
          </table:table-cell>
          <table:table-cell office:value-type="float" office:value="10467.623">
            <text:p>10467.623</text:p>
          </table:table-cell>
          <table:table-cell office:value-type="float" office:value="10553.748">
            <text:p>10553.748</text:p>
          </table:table-cell>
          <table:table-cell office:value-type="float" office:value="10639.873">
            <text:p>10639.873</text:p>
          </table:table-cell>
          <table:table-cell office:value-type="float" office:value="10725.998">
            <text:p>10725.998</text:p>
          </table:table-cell>
          <table:table-cell office:value-type="float" office:value="10812.123">
            <text:p>10812.123</text:p>
          </table:table-cell>
          <table:table-cell office:value-type="float" office:value="10898.248">
            <text:p>10898.248</text:p>
          </table:table-cell>
          <table:table-cell office:value-type="float" office:value="10984.373">
            <text:p>10984.373</text:p>
          </table:table-cell>
          <table:table-cell office:value-type="float" office:value="11070.498">
            <text:p>11070.498</text:p>
          </table:table-cell>
          <table:table-cell office:value-type="float" office:value="11156.623">
            <text:p>11156.623</text:p>
          </table:table-cell>
          <table:table-cell office:value-type="float" office:value="11242.748">
            <text:p>11242.748</text:p>
          </table:table-cell>
          <table:table-cell office:value-type="float" office:value="11328.873">
            <text:p>11328.873</text:p>
          </table:table-cell>
          <table:table-cell office:value-type="float" office:value="11414.998">
            <text:p>11414.998</text:p>
          </table:table-cell>
          <table:table-cell office:value-type="float" office:value="11501.123">
            <text:p>11501.123</text:p>
          </table:table-cell>
          <table:table-cell office:value-type="float" office:value="11587.248">
            <text:p>11587.248</text:p>
          </table:table-cell>
          <table:table-cell office:value-type="float" office:value="11673.373">
            <text:p>11673.373</text:p>
          </table:table-cell>
          <table:table-cell office:value-type="float" office:value="11759.498">
            <text:p>11759.498</text:p>
          </table:table-cell>
          <table:table-cell office:value-type="float" office:value="11845.623">
            <text:p>11845.623</text:p>
          </table:table-cell>
          <table:table-cell office:value-type="float" office:value="11931.748">
            <text:p>11931.748</text:p>
          </table:table-cell>
          <table:table-cell office:value-type="float" office:value="12017.873">
            <text:p>12017.873</text:p>
          </table:table-cell>
          <table:table-cell office:value-type="float" office:value="12103.998">
            <text:p>12103.998</text:p>
          </table:table-cell>
          <table:table-cell office:value-type="float" office:value="12190.123">
            <text:p>12190.123</text:p>
          </table:table-cell>
          <table:table-cell office:value-type="float" office:value="12276.248">
            <text:p>12276.248</text:p>
          </table:table-cell>
          <table:table-cell office:value-type="float" office:value="12362.373">
            <text:p>12362.373</text:p>
          </table:table-cell>
          <table:table-cell office:value-type="float" office:value="12448.498">
            <text:p>12448.498</text:p>
          </table:table-cell>
          <table:table-cell office:value-type="float" office:value="12534.623">
            <text:p>12534.623</text:p>
          </table:table-cell>
          <table:table-cell office:value-type="float" office:value="12620.748">
            <text:p>12620.748</text:p>
          </table:table-cell>
          <table:table-cell office:value-type="float" office:value="12706.873">
            <text:p>12706.873</text:p>
          </table:table-cell>
          <table:table-cell office:value-type="float" office:value="12792.998">
            <text:p>12792.998</text:p>
          </table:table-cell>
          <table:table-cell office:value-type="float" office:value="12879.123">
            <text:p>12879.123</text:p>
          </table:table-cell>
          <table:table-cell office:value-type="float" office:value="12965.248">
            <text:p>12965.248</text:p>
          </table:table-cell>
          <table:table-cell office:value-type="float" office:value="13051.373">
            <text:p>13051.373</text:p>
          </table:table-cell>
          <table:table-cell office:value-type="float" office:value="13137.498">
            <text:p>13137.498</text:p>
          </table:table-cell>
          <table:table-cell office:value-type="float" office:value="13223.623">
            <text:p>13223.623</text:p>
          </table:table-cell>
          <table:table-cell office:value-type="float" office:value="13309.748">
            <text:p>13309.748</text:p>
          </table:table-cell>
          <table:table-cell office:value-type="float" office:value="13395.873">
            <text:p>13395.873</text:p>
          </table:table-cell>
          <table:table-cell office:value-type="float" office:value="13481.998">
            <text:p>13481.998</text:p>
          </table:table-cell>
          <table:table-cell office:value-type="float" office:value="13568.123">
            <text:p>13568.123</text:p>
          </table:table-cell>
          <table:table-cell office:value-type="float" office:value="13654.248">
            <text:p>13654.248</text:p>
          </table:table-cell>
          <table:table-cell office:value-type="float" office:value="13740.373">
            <text:p>13740.373</text:p>
          </table:table-cell>
          <table:table-cell office:value-type="float" office:value="13826.498">
            <text:p>13826.498</text:p>
          </table:table-cell>
          <table:table-cell office:value-type="float" office:value="13912.623">
            <text:p>13912.623</text:p>
          </table:table-cell>
          <table:table-cell office:value-type="float" office:value="13998.748">
            <text:p>13998.748</text:p>
          </table:table-cell>
          <table:table-cell office:value-type="float" office:value="14084.873">
            <text:p>14084.873</text:p>
          </table:table-cell>
          <table:table-cell office:value-type="float" office:value="14170.998">
            <text:p>14170.998</text:p>
          </table:table-cell>
          <table:table-cell office:value-type="float" office:value="14257.123">
            <text:p>14257.123</text:p>
          </table:table-cell>
          <table:table-cell office:value-type="float" office:value="14343.248">
            <text:p>14343.248</text:p>
          </table:table-cell>
          <table:table-cell office:value-type="float" office:value="14429.373">
            <text:p>14429.373</text:p>
          </table:table-cell>
          <table:table-cell office:value-type="float" office:value="14515.498">
            <text:p>14515.498</text:p>
          </table:table-cell>
          <table:table-cell office:value-type="float" office:value="14601.623">
            <text:p>14601.623</text:p>
          </table:table-cell>
          <table:table-cell office:value-type="float" office:value="14687.748">
            <text:p>14687.748</text:p>
          </table:table-cell>
          <table:table-cell office:value-type="float" office:value="14773.873">
            <text:p>14773.873</text:p>
          </table:table-cell>
          <table:table-cell office:value-type="float" office:value="14859.998">
            <text:p>14859.998</text:p>
          </table:table-cell>
          <table:table-cell office:value-type="float" office:value="14946.123">
            <text:p>14946.123</text:p>
          </table:table-cell>
          <table:table-cell office:value-type="float" office:value="15032.248">
            <text:p>15032.248</text:p>
          </table:table-cell>
          <table:table-cell office:value-type="float" office:value="15118.373">
            <text:p>15118.373</text:p>
          </table:table-cell>
          <table:table-cell office:value-type="float" office:value="15204.498">
            <text:p>15204.498</text:p>
          </table:table-cell>
          <table:table-cell office:value-type="float" office:value="15290.623">
            <text:p>15290.623</text:p>
          </table:table-cell>
          <table:table-cell office:value-type="float" office:value="15376.748">
            <text:p>15376.748</text:p>
          </table:table-cell>
          <table:table-cell office:value-type="float" office:value="15462.873">
            <text:p>15462.873</text:p>
          </table:table-cell>
          <table:table-cell office:value-type="float" office:value="15548.998">
            <text:p>15548.998</text:p>
          </table:table-cell>
          <table:table-cell office:value-type="float" office:value="15635.123">
            <text:p>15635.123</text:p>
          </table:table-cell>
          <table:table-cell office:value-type="float" office:value="15721.248">
            <text:p>15721.248</text:p>
          </table:table-cell>
          <table:table-cell office:value-type="float" office:value="15807.373">
            <text:p>15807.373</text:p>
          </table:table-cell>
          <table:table-cell office:value-type="float" office:value="15893.498">
            <text:p>15893.498</text:p>
          </table:table-cell>
          <table:table-cell office:value-type="float" office:value="15979.623">
            <text:p>15979.623</text:p>
          </table:table-cell>
          <table:table-cell office:value-type="float" office:value="16065.748">
            <text:p>16065.748</text:p>
          </table:table-cell>
          <table:table-cell office:value-type="float" office:value="16151.873">
            <text:p>16151.873</text:p>
          </table:table-cell>
          <table:table-cell office:value-type="float" office:value="16237.998">
            <text:p>16237.998</text:p>
          </table:table-cell>
          <table:table-cell office:value-type="float" office:value="16324.123">
            <text:p>16324.123</text:p>
          </table:table-cell>
          <table:table-cell office:value-type="float" office:value="16410.248">
            <text:p>16410.248</text:p>
          </table:table-cell>
          <table:table-cell office:value-type="float" office:value="16496.373">
            <text:p>16496.373</text:p>
          </table:table-cell>
          <table:table-cell office:value-type="float" office:value="16582.498">
            <text:p>16582.498</text:p>
          </table:table-cell>
          <table:table-cell office:value-type="float" office:value="16668.623">
            <text:p>16668.623</text:p>
          </table:table-cell>
          <table:table-cell office:value-type="float" office:value="16754.748">
            <text:p>16754.748</text:p>
          </table:table-cell>
          <table:table-cell office:value-type="float" office:value="16840.873">
            <text:p>16840.873</text:p>
          </table:table-cell>
          <table:table-cell office:value-type="float" office:value="16926.998">
            <text:p>16926.998</text:p>
          </table:table-cell>
          <table:table-cell office:value-type="float" office:value="17013.123">
            <text:p>17013.123</text:p>
          </table:table-cell>
          <table:table-cell office:value-type="float" office:value="17099.248">
            <text:p>17099.248</text:p>
          </table:table-cell>
          <table:table-cell office:value-type="float" office:value="17185.373">
            <text:p>17185.373</text:p>
          </table:table-cell>
          <table:table-cell office:value-type="float" office:value="17271.498">
            <text:p>17271.498</text:p>
          </table:table-cell>
          <table:table-cell office:value-type="float" office:value="17357.623">
            <text:p>17357.623</text:p>
          </table:table-cell>
          <table:table-cell office:value-type="float" office:value="17443.748">
            <text:p>17443.748</text:p>
          </table:table-cell>
          <table:table-cell office:value-type="float" office:value="17529.873">
            <text:p>17529.873</text:p>
          </table:table-cell>
          <table:table-cell office:value-type="float" office:value="17615.998">
            <text:p>17615.998</text:p>
          </table:table-cell>
          <table:table-cell office:value-type="float" office:value="17702.123">
            <text:p>17702.123</text:p>
          </table:table-cell>
          <table:table-cell office:value-type="float" office:value="17788.248">
            <text:p>17788.248</text:p>
          </table:table-cell>
          <table:table-cell office:value-type="float" office:value="17874.373">
            <text:p>17874.373</text:p>
          </table:table-cell>
          <table:table-cell office:value-type="float" office:value="17960.498">
            <text:p>17960.498</text:p>
          </table:table-cell>
          <table:table-cell office:value-type="float" office:value="18046.623">
            <text:p>18046.623</text:p>
          </table:table-cell>
          <table:table-cell office:value-type="float" office:value="18132.748">
            <text:p>18132.748</text:p>
          </table:table-cell>
          <table:table-cell office:value-type="float" office:value="18218.873">
            <text:p>18218.873</text:p>
          </table:table-cell>
          <table:table-cell office:value-type="float" office:value="18304.998">
            <text:p>18304.998</text:p>
          </table:table-cell>
          <table:table-cell office:value-type="float" office:value="18391.123">
            <text:p>18391.123</text:p>
          </table:table-cell>
          <table:table-cell office:value-type="float" office:value="18477.248">
            <text:p>18477.248</text:p>
          </table:table-cell>
          <table:table-cell office:value-type="float" office:value="18563.373">
            <text:p>18563.373</text:p>
          </table:table-cell>
          <table:table-cell office:value-type="float" office:value="18649.498">
            <text:p>18649.498</text:p>
          </table:table-cell>
          <table:table-cell office:value-type="float" office:value="18735.623">
            <text:p>18735.623</text:p>
          </table:table-cell>
          <table:table-cell office:value-type="float" office:value="18821.748">
            <text:p>18821.748</text:p>
          </table:table-cell>
          <table:table-cell office:value-type="float" office:value="18907.873">
            <text:p>18907.873</text:p>
          </table:table-cell>
          <table:table-cell office:value-type="float" office:value="18993.998">
            <text:p>18993.998</text:p>
          </table:table-cell>
          <table:table-cell office:value-type="float" office:value="19080.123">
            <text:p>19080.123</text:p>
          </table:table-cell>
          <table:table-cell office:value-type="float" office:value="19166.248">
            <text:p>19166.248</text:p>
          </table:table-cell>
          <table:table-cell office:value-type="float" office:value="19252.373">
            <text:p>19252.373</text:p>
          </table:table-cell>
          <table:table-cell table:style-name="Default" office:value-type="float" office:value="19338.498">
            <text:p>19338.498</text:p>
          </table:table-cell>
          <table:table-cell table:style-name="Default" office:value-type="float" office:value="19424.623">
            <text:p>19424.623</text:p>
          </table:table-cell>
          <table:table-cell table:style-name="Default" office:value-type="float" office:value="19510.748">
            <text:p>19510.748</text:p>
          </table:table-cell>
          <table:table-cell table:style-name="Default" office:value-type="float" office:value="19596.873">
            <text:p>19596.873</text:p>
          </table:table-cell>
          <table:table-cell office:value-type="float" office:value="19682.998">
            <text:p>19682.998</text:p>
          </table:table-cell>
          <table:table-cell table:style-name="Default" office:value-type="float" office:value="19769.123">
            <text:p>19769.123</text:p>
          </table:table-cell>
          <table:table-cell table:style-name="Default" office:value-type="float" office:value="19855.248">
            <text:p>19855.248</text:p>
          </table:table-cell>
          <table:table-cell table:style-name="Default" office:value-type="float" office:value="19941.373">
            <text:p>19941.373</text:p>
          </table:table-cell>
          <table:table-cell table:style-name="Default" office:value-type="float" office:value="20027.498">
            <text:p>20027.498</text:p>
          </table:table-cell>
          <table:table-cell table:style-name="Default" office:value-type="float" office:value="20113.623">
            <text:p>20113.623</text:p>
          </table:table-cell>
          <table:table-cell table:style-name="Default" office:value-type="float" office:value="20199.748">
            <text:p>20199.748</text:p>
          </table:table-cell>
          <table:table-cell table:style-name="Default" office:value-type="float" office:value="20285.873">
            <text:p>20285.873</text:p>
          </table:table-cell>
          <table:table-cell table:style-name="Default" office:value-type="float" office:value="20371.998">
            <text:p>20371.998</text:p>
          </table:table-cell>
          <table:table-cell table:style-name="Default" office:value-type="float" office:value="20458.123">
            <text:p>20458.123</text:p>
          </table:table-cell>
          <table:table-cell table:style-name="Default" office:value-type="float" office:value="20544.248">
            <text:p>20544.248</text:p>
          </table:table-cell>
          <table:table-cell table:style-name="Default" office:value-type="float" office:value="20630.373">
            <text:p>20630.373</text:p>
          </table:table-cell>
          <table:table-cell table:style-name="Default" office:value-type="float" office:value="20716.498">
            <text:p>20716.498</text:p>
          </table:table-cell>
          <table:table-cell table:style-name="Default" office:value-type="float" office:value="20802.623">
            <text:p>20802.623</text:p>
          </table:table-cell>
          <table:table-cell table:style-name="Default" office:value-type="float" office:value="20888.748">
            <text:p>20888.748</text:p>
          </table:table-cell>
          <table:table-cell table:style-name="Default" office:value-type="float" office:value="20974.873">
            <text:p>20974.873</text:p>
          </table:table-cell>
          <table:table-cell table:style-name="Default" office:value-type="float" office:value="21060.998">
            <text:p>21060.998</text:p>
          </table:table-cell>
          <table:table-cell table:style-name="Default" office:value-type="float" office:value="21147.123">
            <text:p>21147.123</text:p>
          </table:table-cell>
          <table:table-cell table:style-name="Default" office:value-type="float" office:value="21233.248">
            <text:p>21233.248</text:p>
          </table:table-cell>
          <table:table-cell table:style-name="Default" office:value-type="float" office:value="21319.373">
            <text:p>21319.373</text:p>
          </table:table-cell>
          <table:table-cell table:style-name="Default" office:value-type="float" office:value="21405.498">
            <text:p>21405.498</text:p>
          </table:table-cell>
          <table:table-cell table:style-name="Default" office:value-type="float" office:value="21491.623">
            <text:p>21491.623</text:p>
          </table:table-cell>
          <table:table-cell table:style-name="Default" office:value-type="float" office:value="21577.748">
            <text:p>21577.748</text:p>
          </table:table-cell>
          <table:table-cell table:style-name="Default" office:value-type="float" office:value="21663.873">
            <text:p>21663.873</text:p>
          </table:table-cell>
          <table:table-cell table:style-name="Default" office:value-type="float" office:value="21749.998">
            <text:p>21749.998</text:p>
          </table:table-cell>
          <table:table-cell table:style-name="Default" office:value-type="float" office:value="21836.123">
            <text:p>21836.123</text:p>
          </table:table-cell>
          <table:table-cell/>
        </table:table-row>
        <table:table-row table:style-name="ro1">
          <table:table-cell office:value-type="string">
            <text:p>/mnt/share/Music/Albums/Parliament/Chocolate City/01 Chocolate City.mp3</text:p>
          </table:table-cell>
          <table:table-cell office:value-type="float" office:value="0.01993929">
            <text:p>0.01993929</text:p>
          </table:table-cell>
          <table:table-cell office:value-type="float" office:value="0.054077838">
            <text:p>0.054077838</text:p>
          </table:table-cell>
          <table:table-cell office:value-type="float" office:value="0.050621293">
            <text:p>0.050621293</text:p>
          </table:table-cell>
          <table:table-cell office:value-type="float" office:value="0.049500484">
            <text:p>0.049500484</text:p>
          </table:table-cell>
          <table:table-cell office:value-type="float" office:value="0.045093343">
            <text:p>0.045093343</text:p>
          </table:table-cell>
          <table:table-cell office:value-type="float" office:value="0.038927574">
            <text:p>0.038927574</text:p>
          </table:table-cell>
          <table:table-cell office:value-type="float" office:value="0.041185185">
            <text:p>0.041185185</text:p>
          </table:table-cell>
          <table:table-cell office:value-type="float" office:value="0.020836232">
            <text:p>0.020836232</text:p>
          </table:table-cell>
          <table:table-cell office:value-type="float" office:value="0.025694678">
            <text:p>0.025694678</text:p>
          </table:table-cell>
          <table:table-cell office:value-type="float" office:value="0.026382785">
            <text:p>0.026382785</text:p>
          </table:table-cell>
          <table:table-cell office:value-type="float" office:value="0.026246313">
            <text:p>0.026246313</text:p>
          </table:table-cell>
          <table:table-cell office:value-type="float" office:value="0.013294292">
            <text:p>0.013294292</text:p>
          </table:table-cell>
          <table:table-cell office:value-type="float" office:value="0.018960591">
            <text:p>0.018960591</text:p>
          </table:table-cell>
          <table:table-cell office:value-type="float" office:value="0.027343683">
            <text:p>0.027343683</text:p>
          </table:table-cell>
          <table:table-cell office:value-type="float" office:value="0.017453372">
            <text:p>0.017453372</text:p>
          </table:table-cell>
          <table:table-cell office:value-type="float" office:value="0.023306668">
            <text:p>0.023306668</text:p>
          </table:table-cell>
          <table:table-cell office:value-type="float" office:value="0.018471602">
            <text:p>0.018471602</text:p>
          </table:table-cell>
          <table:table-cell office:value-type="float" office:value="0.018543439">
            <text:p>0.018543439</text:p>
          </table:table-cell>
          <table:table-cell office:value-type="float" office:value="0.027175074">
            <text:p>0.027175074</text:p>
          </table:table-cell>
          <table:table-cell office:value-type="float" office:value="0.017200073">
            <text:p>0.017200073</text:p>
          </table:table-cell>
          <table:table-cell office:value-type="float" office:value="0.03440358">
            <text:p>0.03440358</text:p>
          </table:table-cell>
          <table:table-cell office:value-type="float" office:value="0.02170539">
            <text:p>0.02170539</text:p>
          </table:table-cell>
          <table:table-cell office:value-type="float" office:value="0.017909996">
            <text:p>0.017909996</text:p>
          </table:table-cell>
          <table:table-cell office:value-type="float" office:value="0.020490048">
            <text:p>0.020490048</text:p>
          </table:table-cell>
          <table:table-cell office:value-type="float" office:value="0.026488863">
            <text:p>0.026488863</text:p>
          </table:table-cell>
          <table:table-cell office:value-type="float" office:value="0.01801647">
            <text:p>0.01801647</text:p>
          </table:table-cell>
          <table:table-cell office:value-type="float" office:value="0.01688186">
            <text:p>0.01688186</text:p>
          </table:table-cell>
          <table:table-cell office:value-type="float" office:value="0.026977908">
            <text:p>0.026977908</text:p>
          </table:table-cell>
          <table:table-cell office:value-type="float" office:value="0.017133893">
            <text:p>0.017133893</text:p>
          </table:table-cell>
          <table:table-cell office:value-type="float" office:value="0.013011203">
            <text:p>0.013011203</text:p>
          </table:table-cell>
          <table:table-cell office:value-type="float" office:value="0.022478264">
            <text:p>0.022478264</text:p>
          </table:table-cell>
          <table:table-cell office:value-type="float" office:value="0.0142300725">
            <text:p>0.0142300725</text:p>
          </table:table-cell>
          <table:table-cell office:value-type="float" office:value="0.014791967">
            <text:p>0.014791967</text:p>
          </table:table-cell>
          <table:table-cell office:value-type="float" office:value="0.013109267">
            <text:p>0.013109267</text:p>
          </table:table-cell>
          <table:table-cell office:value-type="float" office:value="0.016884355">
            <text:p>0.016884355</text:p>
          </table:table-cell>
          <table:table-cell office:value-type="float" office:value="0.013240837">
            <text:p>0.013240837</text:p>
          </table:table-cell>
          <table:table-cell office:value-type="float" office:value="0.018596556">
            <text:p>0.018596556</text:p>
          </table:table-cell>
          <table:table-cell office:value-type="float" office:value="0.013175978">
            <text:p>0.013175978</text:p>
          </table:table-cell>
          <table:table-cell office:value-type="float" office:value="0.012216315">
            <text:p>0.012216315</text:p>
          </table:table-cell>
          <table:table-cell office:value-type="float" office:value="0.012215775">
            <text:p>0.012215775</text:p>
          </table:table-cell>
          <table:table-cell office:value-type="float" office:value="0.019464128">
            <text:p>0.019464128</text:p>
          </table:table-cell>
          <table:table-cell office:value-type="float" office:value="0.018271234">
            <text:p>0.018271234</text:p>
          </table:table-cell>
          <table:table-cell office:value-type="float" office:value="0.012509615">
            <text:p>0.012509615</text:p>
          </table:table-cell>
          <table:table-cell office:value-type="float" office:value="0.010250609">
            <text:p>0.010250609</text:p>
          </table:table-cell>
          <table:table-cell office:value-type="float" office:value="0.0100598475">
            <text:p>0.0100598475</text:p>
          </table:table-cell>
          <table:table-cell office:value-type="float" office:value="0.013381828">
            <text:p>0.013381828</text:p>
          </table:table-cell>
          <table:table-cell office:value-type="float" office:value="0.0126664555">
            <text:p>0.0126664555</text:p>
          </table:table-cell>
          <table:table-cell office:value-type="float" office:value="0.011177193">
            <text:p>0.011177193</text:p>
          </table:table-cell>
          <table:table-cell office:value-type="float" office:value="0.01507245">
            <text:p>0.01507245</text:p>
          </table:table-cell>
          <table:table-cell office:value-type="float" office:value="0.01032827">
            <text:p>0.01032827</text:p>
          </table:table-cell>
          <table:table-cell office:value-type="float" office:value="0.007961865">
            <text:p>0.007961865</text:p>
          </table:table-cell>
          <table:table-cell office:value-type="float" office:value="0.00868747">
            <text:p>0.00868747</text:p>
          </table:table-cell>
          <table:table-cell office:value-type="float" office:value="0.005828584">
            <text:p>0.005828584</text:p>
          </table:table-cell>
          <table:table-cell office:value-type="float" office:value="0.0065162014">
            <text:p>0.0065162014</text:p>
          </table:table-cell>
          <table:table-cell office:value-type="float" office:value="0.0106316665">
            <text:p>0.0106316665</text:p>
          </table:table-cell>
          <table:table-cell office:value-type="float" office:value="0.007498677">
            <text:p>0.007498677</text:p>
          </table:table-cell>
          <table:table-cell office:value-type="float" office:value="0.0059549436">
            <text:p>0.0059549436</text:p>
          </table:table-cell>
          <table:table-cell office:value-type="float" office:value="0.005549937">
            <text:p>0.005549937</text:p>
          </table:table-cell>
          <table:table-cell office:value-type="float" office:value="0.0045809834">
            <text:p>0.0045809834</text:p>
          </table:table-cell>
          <table:table-cell office:value-type="float" office:value="0.004326159">
            <text:p>0.004326159</text:p>
          </table:table-cell>
          <table:table-cell office:value-type="float" office:value="0.008047015">
            <text:p>0.008047015</text:p>
          </table:table-cell>
          <table:table-cell office:value-type="float" office:value="0.009465724">
            <text:p>0.009465724</text:p>
          </table:table-cell>
          <table:table-cell office:value-type="float" office:value="0.0048350063">
            <text:p>0.0048350063</text:p>
          </table:table-cell>
          <table:table-cell office:value-type="float" office:value="0.0047631124">
            <text:p>0.0047631124</text:p>
          </table:table-cell>
          <table:table-cell office:value-type="float" office:value="0.006091523">
            <text:p>0.006091523</text:p>
          </table:table-cell>
          <table:table-cell office:value-type="float" office:value="0.0057990574">
            <text:p>0.0057990574</text:p>
          </table:table-cell>
          <table:table-cell office:value-type="float" office:value="0.005035227">
            <text:p>0.005035227</text:p>
          </table:table-cell>
          <table:table-cell office:value-type="float" office:value="0.005701146">
            <text:p>0.005701146</text:p>
          </table:table-cell>
          <table:table-cell office:value-type="float" office:value="0.0076142047">
            <text:p>0.0076142047</text:p>
          </table:table-cell>
          <table:table-cell office:value-type="float" office:value="0.0064044073">
            <text:p>0.0064044073</text:p>
          </table:table-cell>
          <table:table-cell office:value-type="float" office:value="0.0051807268">
            <text:p>0.0051807268</text:p>
          </table:table-cell>
          <table:table-cell office:value-type="float" office:value="0.006051633">
            <text:p>0.006051633</text:p>
          </table:table-cell>
          <table:table-cell office:value-type="float" office:value="0.010743919">
            <text:p>0.010743919</text:p>
          </table:table-cell>
          <table:table-cell office:value-type="float" office:value="0.010350589">
            <text:p>0.010350589</text:p>
          </table:table-cell>
          <table:table-cell office:value-type="float" office:value="0.0055642547">
            <text:p>0.0055642547</text:p>
          </table:table-cell>
          <table:table-cell office:value-type="float" office:value="0.006185396">
            <text:p>0.006185396</text:p>
          </table:table-cell>
          <table:table-cell office:value-type="float" office:value="0.0063618915">
            <text:p>0.0063618915</text:p>
          </table:table-cell>
          <table:table-cell office:value-type="float" office:value="0.006065924">
            <text:p>0.006065924</text:p>
          </table:table-cell>
          <table:table-cell office:value-type="float" office:value="0.0058891824">
            <text:p>0.0058891824</text:p>
          </table:table-cell>
          <table:table-cell office:value-type="float" office:value="0.0060141757">
            <text:p>0.0060141757</text:p>
          </table:table-cell>
          <table:table-cell office:value-type="float" office:value="0.007571339">
            <text:p>0.007571339</text:p>
          </table:table-cell>
          <table:table-cell office:value-type="float" office:value="0.009637258">
            <text:p>0.009637258</text:p>
          </table:table-cell>
          <table:table-cell office:value-type="float" office:value="0.008979661">
            <text:p>0.008979661</text:p>
          </table:table-cell>
          <table:table-cell office:value-type="float" office:value="0.0063955975">
            <text:p>0.0063955975</text:p>
          </table:table-cell>
          <table:table-cell office:value-type="float" office:value="0.00662265">
            <text:p>0.00662265</text:p>
          </table:table-cell>
          <table:table-cell office:value-type="float" office:value="0.0071335626">
            <text:p>0.0071335626</text:p>
          </table:table-cell>
          <table:table-cell office:value-type="float" office:value="0.006548992">
            <text:p>0.006548992</text:p>
          </table:table-cell>
          <table:table-cell office:value-type="float" office:value="0.0064972625">
            <text:p>0.0064972625</text:p>
          </table:table-cell>
          <table:table-cell office:value-type="float" office:value="0.0065047173">
            <text:p>0.0065047173</text:p>
          </table:table-cell>
          <table:table-cell office:value-type="float" office:value="0.006616385">
            <text:p>0.006616385</text:p>
          </table:table-cell>
          <table:table-cell office:value-type="float" office:value="0.008580506">
            <text:p>0.008580506</text:p>
          </table:table-cell>
          <table:table-cell office:value-type="float" office:value="0.009717753">
            <text:p>0.009717753</text:p>
          </table:table-cell>
          <table:table-cell office:value-type="float" office:value="0.008618637">
            <text:p>0.008618637</text:p>
          </table:table-cell>
          <table:table-cell office:value-type="float" office:value="0.006731002">
            <text:p>0.006731002</text:p>
          </table:table-cell>
          <table:table-cell office:value-type="float" office:value="0.006988331">
            <text:p>0.006988331</text:p>
          </table:table-cell>
          <table:table-cell office:value-type="float" office:value="0.0073847845">
            <text:p>0.0073847845</text:p>
          </table:table-cell>
          <table:table-cell office:value-type="float" office:value="0.010781644">
            <text:p>0.010781644</text:p>
          </table:table-cell>
          <table:table-cell office:value-type="float" office:value="0.010649474">
            <text:p>0.010649474</text:p>
          </table:table-cell>
          <table:table-cell office:value-type="float" office:value="0.008459552">
            <text:p>0.008459552</text:p>
          </table:table-cell>
          <table:table-cell office:value-type="float" office:value="0.00709766">
            <text:p>0.00709766</text:p>
          </table:table-cell>
          <table:table-cell office:value-type="float" office:value="0.0070713945">
            <text:p>0.0070713945</text:p>
          </table:table-cell>
          <table:table-cell office:value-type="float" office:value="0.008530258">
            <text:p>0.008530258</text:p>
          </table:table-cell>
          <table:table-cell office:value-type="float" office:value="0.00886443">
            <text:p>0.00886443</text:p>
          </table:table-cell>
          <table:table-cell office:value-type="float" office:value="0.0077642133">
            <text:p>0.0077642133</text:p>
          </table:table-cell>
          <table:table-cell office:value-type="float" office:value="0.006973753">
            <text:p>0.006973753</text:p>
          </table:table-cell>
          <table:table-cell office:value-type="float" office:value="0.00707179">
            <text:p>0.00707179</text:p>
          </table:table-cell>
          <table:table-cell office:value-type="float" office:value="0.0072821896">
            <text:p>0.0072821896</text:p>
          </table:table-cell>
          <table:table-cell office:value-type="float" office:value="0.007458451">
            <text:p>0.007458451</text:p>
          </table:table-cell>
          <table:table-cell office:value-type="float" office:value="0.008262911">
            <text:p>0.008262911</text:p>
          </table:table-cell>
          <table:table-cell office:value-type="float" office:value="0.008197655">
            <text:p>0.008197655</text:p>
          </table:table-cell>
          <table:table-cell office:value-type="float" office:value="0.007516085">
            <text:p>0.007516085</text:p>
          </table:table-cell>
          <table:table-cell office:value-type="float" office:value="0.0068496563">
            <text:p>0.0068496563</text:p>
          </table:table-cell>
          <table:table-cell office:value-type="float" office:value="0.0071836784">
            <text:p>0.0071836784</text:p>
          </table:table-cell>
          <table:table-cell office:value-type="float" office:value="0.007460756">
            <text:p>0.007460756</text:p>
          </table:table-cell>
          <table:table-cell office:value-type="float" office:value="0.007527681">
            <text:p>0.007527681</text:p>
          </table:table-cell>
          <table:table-cell office:value-type="float" office:value="0.0071869707">
            <text:p>0.0071869707</text:p>
          </table:table-cell>
          <table:table-cell office:value-type="float" office:value="0.0065259133">
            <text:p>0.0065259133</text:p>
          </table:table-cell>
          <table:table-cell office:value-type="float" office:value="0.006529344">
            <text:p>0.006529344</text:p>
          </table:table-cell>
          <table:table-cell office:value-type="float" office:value="0.006354731">
            <text:p>0.006354731</text:p>
          </table:table-cell>
          <table:table-cell office:value-type="float" office:value="0.0062633753">
            <text:p>0.0062633753</text:p>
          </table:table-cell>
          <table:table-cell office:value-type="float" office:value="0.007417302">
            <text:p>0.007417302</text:p>
          </table:table-cell>
          <table:table-cell office:value-type="float" office:value="0.007963094">
            <text:p>0.007963094</text:p>
          </table:table-cell>
          <table:table-cell office:value-type="float" office:value="0.007859845">
            <text:p>0.007859845</text:p>
          </table:table-cell>
          <table:table-cell office:value-type="float" office:value="0.0065292805">
            <text:p>0.0065292805</text:p>
          </table:table-cell>
          <table:table-cell office:value-type="float" office:value="0.005607328">
            <text:p>0.005607328</text:p>
          </table:table-cell>
          <table:table-cell office:value-type="float" office:value="0.005481108">
            <text:p>0.005481108</text:p>
          </table:table-cell>
          <table:table-cell office:value-type="float" office:value="0.005652819">
            <text:p>0.005652819</text:p>
          </table:table-cell>
          <table:table-cell office:value-type="float" office:value="0.005596531">
            <text:p>0.005596531</text:p>
          </table:table-cell>
          <table:table-cell office:value-type="float" office:value="0.005434892">
            <text:p>0.005434892</text:p>
          </table:table-cell>
          <table:table-cell office:value-type="float" office:value="0.005229269">
            <text:p>0.005229269</text:p>
          </table:table-cell>
          <table:table-cell office:value-type="float" office:value="0.005014256">
            <text:p>0.005014256</text:p>
          </table:table-cell>
          <table:table-cell office:value-type="float" office:value="0.0047501307">
            <text:p>0.0047501307</text:p>
          </table:table-cell>
          <table:table-cell office:value-type="float" office:value="0.00468577">
            <text:p>0.00468577</text:p>
          </table:table-cell>
          <table:table-cell office:value-type="float" office:value="0.004669275">
            <text:p>0.004669275</text:p>
          </table:table-cell>
          <table:table-cell office:value-type="float" office:value="0.00456784">
            <text:p>0.00456784</text:p>
          </table:table-cell>
          <table:table-cell office:value-type="float" office:value="0.004447748">
            <text:p>0.004447748</text:p>
          </table:table-cell>
          <table:table-cell office:value-type="float" office:value="0.004545516">
            <text:p>0.004545516</text:p>
          </table:table-cell>
          <table:table-cell office:value-type="float" office:value="0.00445425">
            <text:p>0.00445425</text:p>
          </table:table-cell>
          <table:table-cell office:value-type="float" office:value="0.0043374086">
            <text:p>0.0043374086</text:p>
          </table:table-cell>
          <table:table-cell office:value-type="float" office:value="0.0040922584">
            <text:p>0.0040922584</text:p>
          </table:table-cell>
          <table:table-cell office:value-type="float" office:value="0.003913745">
            <text:p>0.003913745</text:p>
          </table:table-cell>
          <table:table-cell office:value-type="float" office:value="0.003862549">
            <text:p>0.003862549</text:p>
          </table:table-cell>
          <table:table-cell office:value-type="float" office:value="0.0039257295">
            <text:p>0.0039257295</text:p>
          </table:table-cell>
          <table:table-cell office:value-type="float" office:value="0.0038496628">
            <text:p>0.0038496628</text:p>
          </table:table-cell>
          <table:table-cell office:value-type="float" office:value="0.004020461">
            <text:p>0.004020461</text:p>
          </table:table-cell>
          <table:table-cell office:value-type="float" office:value="0.0039163884">
            <text:p>0.0039163884</text:p>
          </table:table-cell>
          <table:table-cell office:value-type="float" office:value="0.0038758866">
            <text:p>0.0038758866</text:p>
          </table:table-cell>
          <table:table-cell office:value-type="float" office:value="0.0034520074">
            <text:p>0.0034520074</text:p>
          </table:table-cell>
          <table:table-cell office:value-type="float" office:value="0.0032893263">
            <text:p>0.0032893263</text:p>
          </table:table-cell>
          <table:table-cell office:value-type="float" office:value="0.003240974">
            <text:p>0.003240974</text:p>
          </table:table-cell>
          <table:table-cell office:value-type="float" office:value="0.0032099574">
            <text:p>0.0032099574</text:p>
          </table:table-cell>
          <table:table-cell office:value-type="float" office:value="0.0031098372">
            <text:p>0.0031098372</text:p>
          </table:table-cell>
          <table:table-cell office:value-type="float" office:value="0.0030124427">
            <text:p>0.0030124427</text:p>
          </table:table-cell>
          <table:table-cell office:value-type="float" office:value="0.0029192748">
            <text:p>0.0029192748</text:p>
          </table:table-cell>
          <table:table-cell office:value-type="float" office:value="0.002890182">
            <text:p>0.002890182</text:p>
          </table:table-cell>
          <table:table-cell office:value-type="float" office:value="0.00282855">
            <text:p>0.00282855</text:p>
          </table:table-cell>
          <table:table-cell office:value-type="float" office:value="0.0027566163">
            <text:p>0.0027566163</text:p>
          </table:table-cell>
          <table:table-cell office:value-type="float" office:value="0.0027100379">
            <text:p>0.0027100379</text:p>
          </table:table-cell>
          <table:table-cell office:value-type="float" office:value="0.00267739">
            <text:p>0.00267739</text:p>
          </table:table-cell>
          <table:table-cell office:value-type="float" office:value="0.002681766">
            <text:p>0.002681766</text:p>
          </table:table-cell>
          <table:table-cell office:value-type="float" office:value="0.0025941755">
            <text:p>0.0025941755</text:p>
          </table:table-cell>
          <table:table-cell office:value-type="float" office:value="0.0025577217">
            <text:p>0.0025577217</text:p>
          </table:table-cell>
          <table:table-cell office:value-type="float" office:value="0.0025528874">
            <text:p>0.0025528874</text:p>
          </table:table-cell>
          <table:table-cell office:value-type="float" office:value="0.0024891852">
            <text:p>0.0024891852</text:p>
          </table:table-cell>
          <table:table-cell office:value-type="float" office:value="0.0024496152">
            <text:p>0.0024496152</text:p>
          </table:table-cell>
          <table:table-cell office:value-type="float" office:value="0.0023526042">
            <text:p>0.0023526042</text:p>
          </table:table-cell>
          <table:table-cell office:value-type="float" office:value="0.0023080064">
            <text:p>0.0023080064</text:p>
          </table:table-cell>
          <table:table-cell office:value-type="float" office:value="0.0022415924">
            <text:p>0.0022415924</text:p>
          </table:table-cell>
          <table:table-cell office:value-type="float" office:value="0.0022648128">
            <text:p>0.0022648128</text:p>
          </table:table-cell>
          <table:table-cell office:value-type="float" office:value="0.002222932">
            <text:p>0.002222932</text:p>
          </table:table-cell>
          <table:table-cell office:value-type="float" office:value="0.0022152194">
            <text:p>0.0022152194</text:p>
          </table:table-cell>
          <table:table-cell office:value-type="float" office:value="0.0021476895">
            <text:p>0.0021476895</text:p>
          </table:table-cell>
          <table:table-cell office:value-type="float" office:value="0.0020976907">
            <text:p>0.0020976907</text:p>
          </table:table-cell>
          <table:table-cell office:value-type="float" office:value="0.002010259">
            <text:p>0.002010259</text:p>
          </table:table-cell>
          <table:table-cell office:value-type="float" office:value="0.0020124675">
            <text:p>0.0020124675</text:p>
          </table:table-cell>
          <table:table-cell office:value-type="float" office:value="0.0019815364">
            <text:p>0.0019815364</text:p>
          </table:table-cell>
          <table:table-cell office:value-type="float" office:value="0.0019594904">
            <text:p>0.0019594904</text:p>
          </table:table-cell>
          <table:table-cell office:value-type="float" office:value="0.0019156284">
            <text:p>0.0019156284</text:p>
          </table:table-cell>
          <table:table-cell office:value-type="float" office:value="0.0018996816">
            <text:p>0.0018996816</text:p>
          </table:table-cell>
          <table:table-cell office:value-type="float" office:value="0.0018317043">
            <text:p>0.0018317043</text:p>
          </table:table-cell>
          <table:table-cell office:value-type="float" office:value="0.0018119874">
            <text:p>0.0018119874</text:p>
          </table:table-cell>
          <table:table-cell office:value-type="float" office:value="0.0017878653">
            <text:p>0.0017878653</text:p>
          </table:table-cell>
          <table:table-cell office:value-type="float" office:value="0.0017814351">
            <text:p>0.0017814351</text:p>
          </table:table-cell>
          <table:table-cell office:value-type="float" office:value="0.0017668727">
            <text:p>0.0017668727</text:p>
          </table:table-cell>
          <table:table-cell office:value-type="float" office:value="0.001746713">
            <text:p>0.001746713</text:p>
          </table:table-cell>
          <table:table-cell office:value-type="float" office:value="0.00171565">
            <text:p>0.00171565</text:p>
          </table:table-cell>
          <table:table-cell office:value-type="float" office:value="0.0016946879">
            <text:p>0.0016946879</text:p>
          </table:table-cell>
          <table:table-cell office:value-type="float" office:value="0.001685753">
            <text:p>0.001685753</text:p>
          </table:table-cell>
          <table:table-cell office:value-type="float" office:value="0.0016656674">
            <text:p>0.0016656674</text:p>
          </table:table-cell>
          <table:table-cell office:value-type="float" office:value="0.0016537193">
            <text:p>0.0016537193</text:p>
          </table:table-cell>
          <table:table-cell office:value-type="float" office:value="0.0016462654">
            <text:p>0.0016462654</text:p>
          </table:table-cell>
          <table:table-cell office:value-type="float" office:value="0.0016161519">
            <text:p>0.0016161519</text:p>
          </table:table-cell>
          <table:table-cell office:value-type="float" office:value="0.0015948275">
            <text:p>0.0015948275</text:p>
          </table:table-cell>
          <table:table-cell office:value-type="float" office:value="0.0015708786">
            <text:p>0.0015708786</text:p>
          </table:table-cell>
          <table:table-cell office:value-type="float" office:value="0.0015759359">
            <text:p>0.0015759359</text:p>
          </table:table-cell>
          <table:table-cell office:value-type="float" office:value="0.0015484805">
            <text:p>0.0015484805</text:p>
          </table:table-cell>
          <table:table-cell office:value-type="float" office:value="0.0015291576">
            <text:p>0.0015291576</text:p>
          </table:table-cell>
          <table:table-cell office:value-type="float" office:value="0.0015141056">
            <text:p>0.0015141056</text:p>
          </table:table-cell>
          <table:table-cell office:value-type="float" office:value="0.0014961908">
            <text:p>0.0014961908</text:p>
          </table:table-cell>
          <table:table-cell office:value-type="float" office:value="0.0014754435">
            <text:p>0.0014754435</text:p>
          </table:table-cell>
          <table:table-cell office:value-type="float" office:value="0.0014671372">
            <text:p>0.0014671372</text:p>
          </table:table-cell>
          <table:table-cell office:value-type="float" office:value="0.0014635507">
            <text:p>0.0014635507</text:p>
          </table:table-cell>
          <table:table-cell office:value-type="float" office:value="0.0014376492">
            <text:p>0.0014376492</text:p>
          </table:table-cell>
          <table:table-cell office:value-type="float" office:value="0.0014270416">
            <text:p>0.0014270416</text:p>
          </table:table-cell>
          <table:table-cell office:value-type="float" office:value="0.0014157197">
            <text:p>0.0014157197</text:p>
          </table:table-cell>
          <table:table-cell office:value-type="float" office:value="0.0014115345">
            <text:p>0.0014115345</text:p>
          </table:table-cell>
          <table:table-cell office:value-type="float" office:value="0.0013761858">
            <text:p>0.0013761858</text:p>
          </table:table-cell>
          <table:table-cell office:value-type="float" office:value="0.0013694244">
            <text:p>0.0013694244</text:p>
          </table:table-cell>
          <table:table-cell office:value-type="float" office:value="0.0013574997">
            <text:p>0.0013574997</text:p>
          </table:table-cell>
          <table:table-cell office:value-type="float" office:value="0.0013420733">
            <text:p>0.0013420733</text:p>
          </table:table-cell>
          <table:table-cell office:value-type="float" office:value="0.001350599">
            <text:p>0.001350599</text:p>
          </table:table-cell>
          <table:table-cell office:value-type="float" office:value="0.0013277112">
            <text:p>0.0013277112</text:p>
          </table:table-cell>
          <table:table-cell office:value-type="float" office:value="0.0013385382">
            <text:p>0.0013385382</text:p>
          </table:table-cell>
          <table:table-cell office:value-type="float" office:value="0.0013107926">
            <text:p>0.0013107926</text:p>
          </table:table-cell>
          <table:table-cell office:value-type="float" office:value="0.0012998085">
            <text:p>0.0012998085</text:p>
          </table:table-cell>
          <table:table-cell office:value-type="float" office:value="0.0012930606">
            <text:p>0.0012930606</text:p>
          </table:table-cell>
          <table:table-cell office:value-type="float" office:value="0.0013032964">
            <text:p>0.0013032964</text:p>
          </table:table-cell>
          <table:table-cell office:value-type="float" office:value="0.0012883972">
            <text:p>0.0012883972</text:p>
          </table:table-cell>
          <table:table-cell office:value-type="float" office:value="0.0012684554">
            <text:p>0.0012684554</text:p>
          </table:table-cell>
          <table:table-cell office:value-type="float" office:value="0.0012719913">
            <text:p>0.0012719913</text:p>
          </table:table-cell>
          <table:table-cell office:value-type="float" office:value="0.0012599953">
            <text:p>0.0012599953</text:p>
          </table:table-cell>
          <table:table-cell office:value-type="float" office:value="0.0012445924">
            <text:p>0.0012445924</text:p>
          </table:table-cell>
          <table:table-cell office:value-type="float" office:value="0.0012308885">
            <text:p>0.0012308885</text:p>
          </table:table-cell>
          <table:table-cell office:value-type="float" office:value="0.0012275223">
            <text:p>0.0012275223</text:p>
          </table:table-cell>
          <table:table-cell office:value-type="float" office:value="0.0012394188">
            <text:p>0.0012394188</text:p>
          </table:table-cell>
          <table:table-cell table:style-name="Default" office:value-type="float" office:value="0.0012309143">
            <text:p>0.0012309143</text:p>
          </table:table-cell>
          <table:table-cell table:style-name="Default" office:value-type="float" office:value="0.001213815">
            <text:p>0.001213815</text:p>
          </table:table-cell>
          <table:table-cell table:style-name="Default" office:value-type="float" office:value="0.0012050853">
            <text:p>0.0012050853</text:p>
          </table:table-cell>
          <table:table-cell table:style-name="Default" office:value-type="float" office:value="0.0011997384">
            <text:p>0.0011997384</text:p>
          </table:table-cell>
          <table:table-cell office:value-type="float" office:value="0.0011925161">
            <text:p>0.0011925161</text:p>
          </table:table-cell>
          <table:table-cell table:style-name="Default" office:value-type="float" office:value="0.0011884392">
            <text:p>0.0011884392</text:p>
          </table:table-cell>
          <table:table-cell table:style-name="Default" office:value-type="float" office:value="0.0011813455">
            <text:p>0.0011813455</text:p>
          </table:table-cell>
          <table:table-cell table:style-name="Default" office:value-type="float" office:value="0.0011558195">
            <text:p>0.0011558195</text:p>
          </table:table-cell>
          <table:table-cell table:style-name="Default" office:value-type="float" office:value="0.0011299214">
            <text:p>0.0011299214</text:p>
          </table:table-cell>
          <table:table-cell table:style-name="Default" office:value-type="float" office:value="0.0010635622">
            <text:p>0.0010635622</text:p>
          </table:table-cell>
          <table:table-cell office:value-type="float" office:value="0.00097346056">
            <text:p>9.73E-004</text:p>
          </table:table-cell>
          <table:table-cell office:value-type="float" office:value="0.0008781427">
            <text:p>8.78E-004</text:p>
          </table:table-cell>
          <table:table-cell office:value-type="float" office:value="0.0007939265">
            <text:p>7.94E-004</text:p>
          </table:table-cell>
          <table:table-cell office:value-type="float" office:value="0.0007133331">
            <text:p>7.13E-004</text:p>
          </table:table-cell>
          <table:table-cell office:value-type="float" office:value="0.000654301">
            <text:p>6.54E-004</text:p>
          </table:table-cell>
          <table:table-cell office:value-type="float" office:value="0.00062207686">
            <text:p>6.22E-004</text:p>
          </table:table-cell>
          <table:table-cell office:value-type="float" office:value="0.0006077456">
            <text:p>6.08E-004</text:p>
          </table:table-cell>
          <table:table-cell office:value-type="float" office:value="0.00059956865">
            <text:p>6.00E-004</text:p>
          </table:table-cell>
          <table:table-cell office:value-type="float" office:value="0.0005924741">
            <text:p>5.92E-004</text:p>
          </table:table-cell>
          <table:table-cell office:value-type="float" office:value="0.0005889905">
            <text:p>5.89E-004</text:p>
          </table:table-cell>
          <table:table-cell office:value-type="float" office:value="0.0005881576">
            <text:p>5.88E-004</text:p>
          </table:table-cell>
          <table:table-cell office:value-type="float" office:value="0.00058955344">
            <text:p>5.90E-004</text:p>
          </table:table-cell>
          <table:table-cell office:value-type="float" office:value="0.00059262227">
            <text:p>5.93E-004</text:p>
          </table:table-cell>
          <table:table-cell office:value-type="float" office:value="0.00059333356">
            <text:p>5.93E-004</text:p>
          </table:table-cell>
          <table:table-cell office:value-type="float" office:value="0.0005946064">
            <text:p>5.95E-004</text:p>
          </table:table-cell>
          <table:table-cell office:value-type="float" office:value="0.0005961784">
            <text:p>5.96E-004</text:p>
          </table:table-cell>
          <table:table-cell office:value-type="float" office:value="0.0005996213">
            <text:p>6.00E-004</text:p>
          </table:table-cell>
          <table:table-cell office:value-type="float" office:value="0.0006009137">
            <text:p>6.01E-004</text:p>
          </table:table-cell>
          <table:table-cell office:value-type="float" office:value="0.0006023731">
            <text:p>6.02E-004</text:p>
          </table:table-cell>
          <table:table-cell office:value-type="float" office:value="0.0006038589">
            <text:p>6.04E-004</text:p>
          </table:table-cell>
          <table:table-cell/>
        </table:table-row>
        <table:table-row table:style-name="ro1">
          <table:table-cell office:value-type="string">
            <text:p>/mnt/share/Music/Albums/Parliament/Chocolate City/02 Ride On.mp3</text:p>
          </table:table-cell>
          <table:table-cell office:value-type="float" office:value="0.052961424">
            <text:p>0.052961424</text:p>
          </table:table-cell>
          <table:table-cell office:value-type="float" office:value="0.05634805">
            <text:p>0.05634805</text:p>
          </table:table-cell>
          <table:table-cell office:value-type="float" office:value="0.07958379">
            <text:p>0.07958379</text:p>
          </table:table-cell>
          <table:table-cell office:value-type="float" office:value="0.0680622">
            <text:p>0.0680622</text:p>
          </table:table-cell>
          <table:table-cell office:value-type="float" office:value="0.040381677">
            <text:p>0.040381677</text:p>
          </table:table-cell>
          <table:table-cell office:value-type="float" office:value="0.045959525">
            <text:p>0.045959525</text:p>
          </table:table-cell>
          <table:table-cell office:value-type="float" office:value="0.039603915">
            <text:p>0.039603915</text:p>
          </table:table-cell>
          <table:table-cell office:value-type="float" office:value="0.042456083">
            <text:p>0.042456083</text:p>
          </table:table-cell>
          <table:table-cell office:value-type="float" office:value="0.040876556">
            <text:p>0.040876556</text:p>
          </table:table-cell>
          <table:table-cell office:value-type="float" office:value="0.03461923">
            <text:p>0.03461923</text:p>
          </table:table-cell>
          <table:table-cell office:value-type="float" office:value="0.032697234">
            <text:p>0.032697234</text:p>
          </table:table-cell>
          <table:table-cell office:value-type="float" office:value="0.033942744">
            <text:p>0.033942744</text:p>
          </table:table-cell>
          <table:table-cell office:value-type="float" office:value="0.0265314">
            <text:p>0.0265314</text:p>
          </table:table-cell>
          <table:table-cell office:value-type="float" office:value="0.030702619">
            <text:p>0.030702619</text:p>
          </table:table-cell>
          <table:table-cell office:value-type="float" office:value="0.032123893">
            <text:p>0.032123893</text:p>
          </table:table-cell>
          <table:table-cell office:value-type="float" office:value="0.03290778">
            <text:p>0.03290778</text:p>
          </table:table-cell>
          <table:table-cell office:value-type="float" office:value="0.028177604">
            <text:p>0.028177604</text:p>
          </table:table-cell>
          <table:table-cell office:value-type="float" office:value="0.029227683">
            <text:p>0.029227683</text:p>
          </table:table-cell>
          <table:table-cell office:value-type="float" office:value="0.034977008">
            <text:p>0.034977008</text:p>
          </table:table-cell>
          <table:table-cell office:value-type="float" office:value="0.031186363">
            <text:p>0.031186363</text:p>
          </table:table-cell>
          <table:table-cell office:value-type="float" office:value="0.033932436">
            <text:p>0.033932436</text:p>
          </table:table-cell>
          <table:table-cell office:value-type="float" office:value="0.02739336">
            <text:p>0.02739336</text:p>
          </table:table-cell>
          <table:table-cell office:value-type="float" office:value="0.034288425">
            <text:p>0.034288425</text:p>
          </table:table-cell>
          <table:table-cell office:value-type="float" office:value="0.027275693">
            <text:p>0.027275693</text:p>
          </table:table-cell>
          <table:table-cell office:value-type="float" office:value="0.025624717">
            <text:p>0.025624717</text:p>
          </table:table-cell>
          <table:table-cell office:value-type="float" office:value="0.026597597">
            <text:p>0.026597597</text:p>
          </table:table-cell>
          <table:table-cell office:value-type="float" office:value="0.02164235">
            <text:p>0.02164235</text:p>
          </table:table-cell>
          <table:table-cell office:value-type="float" office:value="0.021911224">
            <text:p>0.021911224</text:p>
          </table:table-cell>
          <table:table-cell office:value-type="float" office:value="0.027636304">
            <text:p>0.027636304</text:p>
          </table:table-cell>
          <table:table-cell office:value-type="float" office:value="0.020072268">
            <text:p>0.020072268</text:p>
          </table:table-cell>
          <table:table-cell office:value-type="float" office:value="0.023876965">
            <text:p>0.023876965</text:p>
          </table:table-cell>
          <table:table-cell office:value-type="float" office:value="0.019596176">
            <text:p>0.019596176</text:p>
          </table:table-cell>
          <table:table-cell office:value-type="float" office:value="0.018180037">
            <text:p>0.018180037</text:p>
          </table:table-cell>
          <table:table-cell office:value-type="float" office:value="0.017134178">
            <text:p>0.017134178</text:p>
          </table:table-cell>
          <table:table-cell office:value-type="float" office:value="0.018255012">
            <text:p>0.018255012</text:p>
          </table:table-cell>
          <table:table-cell office:value-type="float" office:value="0.017384572">
            <text:p>0.017384572</text:p>
          </table:table-cell>
          <table:table-cell office:value-type="float" office:value="0.019166082">
            <text:p>0.019166082</text:p>
          </table:table-cell>
          <table:table-cell office:value-type="float" office:value="0.021900512">
            <text:p>0.021900512</text:p>
          </table:table-cell>
          <table:table-cell office:value-type="float" office:value="0.022398664">
            <text:p>0.022398664</text:p>
          </table:table-cell>
          <table:table-cell office:value-type="float" office:value="0.020007031">
            <text:p>0.020007031</text:p>
          </table:table-cell>
          <table:table-cell office:value-type="float" office:value="0.0201467">
            <text:p>0.0201467</text:p>
          </table:table-cell>
          <table:table-cell office:value-type="float" office:value="0.01789167">
            <text:p>0.01789167</text:p>
          </table:table-cell>
          <table:table-cell office:value-type="float" office:value="0.017163165">
            <text:p>0.017163165</text:p>
          </table:table-cell>
          <table:table-cell office:value-type="float" office:value="0.015695632">
            <text:p>0.015695632</text:p>
          </table:table-cell>
          <table:table-cell office:value-type="float" office:value="0.015398103">
            <text:p>0.015398103</text:p>
          </table:table-cell>
          <table:table-cell office:value-type="float" office:value="0.015863357">
            <text:p>0.015863357</text:p>
          </table:table-cell>
          <table:table-cell office:value-type="float" office:value="0.015469636">
            <text:p>0.015469636</text:p>
          </table:table-cell>
          <table:table-cell office:value-type="float" office:value="0.012946727">
            <text:p>0.012946727</text:p>
          </table:table-cell>
          <table:table-cell office:value-type="float" office:value="0.010807638">
            <text:p>0.010807638</text:p>
          </table:table-cell>
          <table:table-cell office:value-type="float" office:value="0.010652108">
            <text:p>0.010652108</text:p>
          </table:table-cell>
          <table:table-cell office:value-type="float" office:value="0.010246769">
            <text:p>0.010246769</text:p>
          </table:table-cell>
          <table:table-cell office:value-type="float" office:value="0.012290015">
            <text:p>0.012290015</text:p>
          </table:table-cell>
          <table:table-cell office:value-type="float" office:value="0.012265082">
            <text:p>0.012265082</text:p>
          </table:table-cell>
          <table:table-cell office:value-type="float" office:value="0.011046431">
            <text:p>0.011046431</text:p>
          </table:table-cell>
          <table:table-cell office:value-type="float" office:value="0.013616574">
            <text:p>0.013616574</text:p>
          </table:table-cell>
          <table:table-cell office:value-type="float" office:value="0.011757472">
            <text:p>0.011757472</text:p>
          </table:table-cell>
          <table:table-cell office:value-type="float" office:value="0.012850974">
            <text:p>0.012850974</text:p>
          </table:table-cell>
          <table:table-cell office:value-type="float" office:value="0.009135209">
            <text:p>0.009135209</text:p>
          </table:table-cell>
          <table:table-cell office:value-type="float" office:value="0.010964506">
            <text:p>0.010964506</text:p>
          </table:table-cell>
          <table:table-cell office:value-type="float" office:value="0.010134826">
            <text:p>0.010134826</text:p>
          </table:table-cell>
          <table:table-cell office:value-type="float" office:value="0.009384352">
            <text:p>0.009384352</text:p>
          </table:table-cell>
          <table:table-cell office:value-type="float" office:value="0.009237062">
            <text:p>0.009237062</text:p>
          </table:table-cell>
          <table:table-cell office:value-type="float" office:value="0.009191287">
            <text:p>0.009191287</text:p>
          </table:table-cell>
          <table:table-cell office:value-type="float" office:value="0.008786891">
            <text:p>0.008786891</text:p>
          </table:table-cell>
          <table:table-cell office:value-type="float" office:value="0.009512053">
            <text:p>0.009512053</text:p>
          </table:table-cell>
          <table:table-cell office:value-type="float" office:value="0.01083399">
            <text:p>0.01083399</text:p>
          </table:table-cell>
          <table:table-cell office:value-type="float" office:value="0.010721583">
            <text:p>0.010721583</text:p>
          </table:table-cell>
          <table:table-cell office:value-type="float" office:value="0.009588202">
            <text:p>0.009588202</text:p>
          </table:table-cell>
          <table:table-cell office:value-type="float" office:value="0.009166284">
            <text:p>0.009166284</text:p>
          </table:table-cell>
          <table:table-cell office:value-type="float" office:value="0.010486057">
            <text:p>0.010486057</text:p>
          </table:table-cell>
          <table:table-cell office:value-type="float" office:value="0.009324065">
            <text:p>0.009324065</text:p>
          </table:table-cell>
          <table:table-cell office:value-type="float" office:value="0.009372263">
            <text:p>0.009372263</text:p>
          </table:table-cell>
          <table:table-cell office:value-type="float" office:value="0.015020639">
            <text:p>0.015020639</text:p>
          </table:table-cell>
          <table:table-cell office:value-type="float" office:value="0.011163402">
            <text:p>0.011163402</text:p>
          </table:table-cell>
          <table:table-cell office:value-type="float" office:value="0.009419982">
            <text:p>0.009419982</text:p>
          </table:table-cell>
          <table:table-cell office:value-type="float" office:value="0.012632211">
            <text:p>0.012632211</text:p>
          </table:table-cell>
          <table:table-cell office:value-type="float" office:value="0.010192775">
            <text:p>0.010192775</text:p>
          </table:table-cell>
          <table:table-cell office:value-type="float" office:value="0.00812027">
            <text:p>0.00812027</text:p>
          </table:table-cell>
          <table:table-cell office:value-type="float" office:value="0.008613233">
            <text:p>0.008613233</text:p>
          </table:table-cell>
          <table:table-cell office:value-type="float" office:value="0.010446623">
            <text:p>0.010446623</text:p>
          </table:table-cell>
          <table:table-cell office:value-type="float" office:value="0.012941073">
            <text:p>0.012941073</text:p>
          </table:table-cell>
          <table:table-cell office:value-type="float" office:value="0.011566252">
            <text:p>0.011566252</text:p>
          </table:table-cell>
          <table:table-cell office:value-type="float" office:value="0.008985702">
            <text:p>0.008985702</text:p>
          </table:table-cell>
          <table:table-cell office:value-type="float" office:value="0.009353053">
            <text:p>0.009353053</text:p>
          </table:table-cell>
          <table:table-cell office:value-type="float" office:value="0.009024114">
            <text:p>0.009024114</text:p>
          </table:table-cell>
          <table:table-cell office:value-type="float" office:value="0.008205708">
            <text:p>0.008205708</text:p>
          </table:table-cell>
          <table:table-cell office:value-type="float" office:value="0.011067035">
            <text:p>0.011067035</text:p>
          </table:table-cell>
          <table:table-cell office:value-type="float" office:value="0.009596089">
            <text:p>0.009596089</text:p>
          </table:table-cell>
          <table:table-cell office:value-type="float" office:value="0.010676623">
            <text:p>0.010676623</text:p>
          </table:table-cell>
          <table:table-cell office:value-type="float" office:value="0.012811497">
            <text:p>0.012811497</text:p>
          </table:table-cell>
          <table:table-cell office:value-type="float" office:value="0.012952829">
            <text:p>0.012952829</text:p>
          </table:table-cell>
          <table:table-cell office:value-type="float" office:value="0.009945327">
            <text:p>0.009945327</text:p>
          </table:table-cell>
          <table:table-cell office:value-type="float" office:value="0.0093732">
            <text:p>0.0093732</text:p>
          </table:table-cell>
          <table:table-cell office:value-type="float" office:value="0.013870335">
            <text:p>0.013870335</text:p>
          </table:table-cell>
          <table:table-cell office:value-type="float" office:value="0.010117997">
            <text:p>0.010117997</text:p>
          </table:table-cell>
          <table:table-cell office:value-type="float" office:value="0.01125028">
            <text:p>0.01125028</text:p>
          </table:table-cell>
          <table:table-cell office:value-type="float" office:value="0.009911399">
            <text:p>0.009911399</text:p>
          </table:table-cell>
          <table:table-cell office:value-type="float" office:value="0.010563771">
            <text:p>0.010563771</text:p>
          </table:table-cell>
          <table:table-cell office:value-type="float" office:value="0.009624287">
            <text:p>0.009624287</text:p>
          </table:table-cell>
          <table:table-cell office:value-type="float" office:value="0.010925405">
            <text:p>0.010925405</text:p>
          </table:table-cell>
          <table:table-cell office:value-type="float" office:value="0.00995218">
            <text:p>0.00995218</text:p>
          </table:table-cell>
          <table:table-cell office:value-type="float" office:value="0.011347141">
            <text:p>0.011347141</text:p>
          </table:table-cell>
          <table:table-cell office:value-type="float" office:value="0.012016549">
            <text:p>0.012016549</text:p>
          </table:table-cell>
          <table:table-cell office:value-type="float" office:value="0.012999058">
            <text:p>0.012999058</text:p>
          </table:table-cell>
          <table:table-cell office:value-type="float" office:value="0.010398095">
            <text:p>0.010398095</text:p>
          </table:table-cell>
          <table:table-cell office:value-type="float" office:value="0.008910791">
            <text:p>0.008910791</text:p>
          </table:table-cell>
          <table:table-cell office:value-type="float" office:value="0.011495162">
            <text:p>0.011495162</text:p>
          </table:table-cell>
          <table:table-cell office:value-type="float" office:value="0.014121491">
            <text:p>0.014121491</text:p>
          </table:table-cell>
          <table:table-cell office:value-type="float" office:value="0.01196161">
            <text:p>0.01196161</text:p>
          </table:table-cell>
          <table:table-cell office:value-type="float" office:value="0.024751566">
            <text:p>0.024751566</text:p>
          </table:table-cell>
          <table:table-cell office:value-type="float" office:value="0.017172609">
            <text:p>0.017172609</text:p>
          </table:table-cell>
          <table:table-cell office:value-type="float" office:value="0.011420444">
            <text:p>0.011420444</text:p>
          </table:table-cell>
          <table:table-cell office:value-type="float" office:value="0.013674728">
            <text:p>0.013674728</text:p>
          </table:table-cell>
          <table:table-cell office:value-type="float" office:value="0.013192835">
            <text:p>0.013192835</text:p>
          </table:table-cell>
          <table:table-cell office:value-type="float" office:value="0.015074929">
            <text:p>0.015074929</text:p>
          </table:table-cell>
          <table:table-cell office:value-type="float" office:value="0.011708693">
            <text:p>0.011708693</text:p>
          </table:table-cell>
          <table:table-cell office:value-type="float" office:value="0.013474215">
            <text:p>0.013474215</text:p>
          </table:table-cell>
          <table:table-cell office:value-type="float" office:value="0.013887629">
            <text:p>0.013887629</text:p>
          </table:table-cell>
          <table:table-cell office:value-type="float" office:value="0.010755675">
            <text:p>0.010755675</text:p>
          </table:table-cell>
          <table:table-cell office:value-type="float" office:value="0.010992134">
            <text:p>0.010992134</text:p>
          </table:table-cell>
          <table:table-cell office:value-type="float" office:value="0.015257283">
            <text:p>0.015257283</text:p>
          </table:table-cell>
          <table:table-cell office:value-type="float" office:value="0.013924318">
            <text:p>0.013924318</text:p>
          </table:table-cell>
          <table:table-cell office:value-type="float" office:value="0.013918771">
            <text:p>0.013918771</text:p>
          </table:table-cell>
          <table:table-cell office:value-type="float" office:value="0.010751396">
            <text:p>0.010751396</text:p>
          </table:table-cell>
          <table:table-cell office:value-type="float" office:value="0.0129129505">
            <text:p>0.0129129505</text:p>
          </table:table-cell>
          <table:table-cell office:value-type="float" office:value="0.011680115">
            <text:p>0.011680115</text:p>
          </table:table-cell>
          <table:table-cell office:value-type="float" office:value="0.02047297">
            <text:p>0.02047297</text:p>
          </table:table-cell>
          <table:table-cell office:value-type="float" office:value="0.015199482">
            <text:p>0.015199482</text:p>
          </table:table-cell>
          <table:table-cell office:value-type="float" office:value="0.011681791">
            <text:p>0.011681791</text:p>
          </table:table-cell>
          <table:table-cell office:value-type="float" office:value="0.012440667">
            <text:p>0.012440667</text:p>
          </table:table-cell>
          <table:table-cell office:value-type="float" office:value="0.012437305">
            <text:p>0.012437305</text:p>
          </table:table-cell>
          <table:table-cell office:value-type="float" office:value="0.0120314285">
            <text:p>0.0120314285</text:p>
          </table:table-cell>
          <table:table-cell office:value-type="float" office:value="0.011366062">
            <text:p>0.011366062</text:p>
          </table:table-cell>
          <table:table-cell office:value-type="float" office:value="0.01643618">
            <text:p>0.01643618</text:p>
          </table:table-cell>
          <table:table-cell office:value-type="float" office:value="0.012574896">
            <text:p>0.012574896</text:p>
          </table:table-cell>
          <table:table-cell office:value-type="float" office:value="0.012438962">
            <text:p>0.012438962</text:p>
          </table:table-cell>
          <table:table-cell office:value-type="float" office:value="0.015044116">
            <text:p>0.015044116</text:p>
          </table:table-cell>
          <table:table-cell office:value-type="float" office:value="0.011400167">
            <text:p>0.011400167</text:p>
          </table:table-cell>
          <table:table-cell office:value-type="float" office:value="0.010828373">
            <text:p>0.010828373</text:p>
          </table:table-cell>
          <table:table-cell office:value-type="float" office:value="0.015161469">
            <text:p>0.015161469</text:p>
          </table:table-cell>
          <table:table-cell office:value-type="float" office:value="0.016771752">
            <text:p>0.016771752</text:p>
          </table:table-cell>
          <table:table-cell office:value-type="float" office:value="0.015374273">
            <text:p>0.015374273</text:p>
          </table:table-cell>
          <table:table-cell office:value-type="float" office:value="0.01689057">
            <text:p>0.01689057</text:p>
          </table:table-cell>
          <table:table-cell office:value-type="float" office:value="0.012199181">
            <text:p>0.012199181</text:p>
          </table:table-cell>
          <table:table-cell office:value-type="float" office:value="0.009434505">
            <text:p>0.009434505</text:p>
          </table:table-cell>
          <table:table-cell office:value-type="float" office:value="0.012272832">
            <text:p>0.012272832</text:p>
          </table:table-cell>
          <table:table-cell office:value-type="float" office:value="0.015371111">
            <text:p>0.015371111</text:p>
          </table:table-cell>
          <table:table-cell office:value-type="float" office:value="0.020588387">
            <text:p>0.020588387</text:p>
          </table:table-cell>
          <table:table-cell office:value-type="float" office:value="0.017675519">
            <text:p>0.017675519</text:p>
          </table:table-cell>
          <table:table-cell office:value-type="float" office:value="0.015440492">
            <text:p>0.015440492</text:p>
          </table:table-cell>
          <table:table-cell office:value-type="float" office:value="0.017491072">
            <text:p>0.017491072</text:p>
          </table:table-cell>
          <table:table-cell office:value-type="float" office:value="0.015621235">
            <text:p>0.015621235</text:p>
          </table:table-cell>
          <table:table-cell office:value-type="float" office:value="0.013422242">
            <text:p>0.013422242</text:p>
          </table:table-cell>
          <table:table-cell office:value-type="float" office:value="0.014374029">
            <text:p>0.014374029</text:p>
          </table:table-cell>
          <table:table-cell office:value-type="float" office:value="0.014950393">
            <text:p>0.014950393</text:p>
          </table:table-cell>
          <table:table-cell office:value-type="float" office:value="0.015791673">
            <text:p>0.015791673</text:p>
          </table:table-cell>
          <table:table-cell office:value-type="float" office:value="0.014771636">
            <text:p>0.014771636</text:p>
          </table:table-cell>
          <table:table-cell office:value-type="float" office:value="0.0129272295">
            <text:p>0.0129272295</text:p>
          </table:table-cell>
          <table:table-cell office:value-type="float" office:value="0.014272791">
            <text:p>0.014272791</text:p>
          </table:table-cell>
          <table:table-cell office:value-type="float" office:value="0.01190007">
            <text:p>0.01190007</text:p>
          </table:table-cell>
          <table:table-cell office:value-type="float" office:value="0.013324823">
            <text:p>0.013324823</text:p>
          </table:table-cell>
          <table:table-cell office:value-type="float" office:value="0.014985645">
            <text:p>0.014985645</text:p>
          </table:table-cell>
          <table:table-cell office:value-type="float" office:value="0.014815805">
            <text:p>0.014815805</text:p>
          </table:table-cell>
          <table:table-cell office:value-type="float" office:value="0.01299015">
            <text:p>0.01299015</text:p>
          </table:table-cell>
          <table:table-cell office:value-type="float" office:value="0.01454066">
            <text:p>0.01454066</text:p>
          </table:table-cell>
          <table:table-cell office:value-type="float" office:value="0.016137235">
            <text:p>0.016137235</text:p>
          </table:table-cell>
          <table:table-cell office:value-type="float" office:value="0.012109931">
            <text:p>0.012109931</text:p>
          </table:table-cell>
          <table:table-cell office:value-type="float" office:value="0.011357307">
            <text:p>0.011357307</text:p>
          </table:table-cell>
          <table:table-cell office:value-type="float" office:value="0.012069998">
            <text:p>0.012069998</text:p>
          </table:table-cell>
          <table:table-cell office:value-type="float" office:value="0.012189676">
            <text:p>0.012189676</text:p>
          </table:table-cell>
          <table:table-cell office:value-type="float" office:value="0.009603316">
            <text:p>0.009603316</text:p>
          </table:table-cell>
          <table:table-cell office:value-type="float" office:value="0.014055078">
            <text:p>0.014055078</text:p>
          </table:table-cell>
          <table:table-cell office:value-type="float" office:value="0.015092875">
            <text:p>0.015092875</text:p>
          </table:table-cell>
          <table:table-cell office:value-type="float" office:value="0.015949965">
            <text:p>0.015949965</text:p>
          </table:table-cell>
          <table:table-cell office:value-type="float" office:value="0.012533149">
            <text:p>0.012533149</text:p>
          </table:table-cell>
          <table:table-cell office:value-type="float" office:value="0.010942145">
            <text:p>0.010942145</text:p>
          </table:table-cell>
          <table:table-cell office:value-type="float" office:value="0.011825121">
            <text:p>0.011825121</text:p>
          </table:table-cell>
          <table:table-cell office:value-type="float" office:value="0.01052345">
            <text:p>0.01052345</text:p>
          </table:table-cell>
          <table:table-cell office:value-type="float" office:value="0.012093756">
            <text:p>0.012093756</text:p>
          </table:table-cell>
          <table:table-cell office:value-type="float" office:value="0.012706059">
            <text:p>0.012706059</text:p>
          </table:table-cell>
          <table:table-cell office:value-type="float" office:value="0.013377022">
            <text:p>0.013377022</text:p>
          </table:table-cell>
          <table:table-cell office:value-type="float" office:value="0.013032159">
            <text:p>0.013032159</text:p>
          </table:table-cell>
          <table:table-cell office:value-type="float" office:value="0.010983008">
            <text:p>0.010983008</text:p>
          </table:table-cell>
          <table:table-cell office:value-type="float" office:value="0.011689626">
            <text:p>0.011689626</text:p>
          </table:table-cell>
          <table:table-cell office:value-type="float" office:value="0.011189643">
            <text:p>0.011189643</text:p>
          </table:table-cell>
          <table:table-cell office:value-type="float" office:value="0.012951667">
            <text:p>0.012951667</text:p>
          </table:table-cell>
          <table:table-cell office:value-type="float" office:value="0.012763424">
            <text:p>0.012763424</text:p>
          </table:table-cell>
          <table:table-cell office:value-type="float" office:value="0.013469619">
            <text:p>0.013469619</text:p>
          </table:table-cell>
          <table:table-cell office:value-type="float" office:value="0.012137203">
            <text:p>0.012137203</text:p>
          </table:table-cell>
          <table:table-cell office:value-type="float" office:value="0.010386515">
            <text:p>0.010386515</text:p>
          </table:table-cell>
          <table:table-cell office:value-type="float" office:value="0.009155921">
            <text:p>0.009155921</text:p>
          </table:table-cell>
          <table:table-cell office:value-type="float" office:value="0.009612052">
            <text:p>0.009612052</text:p>
          </table:table-cell>
          <table:table-cell office:value-type="float" office:value="0.011408891">
            <text:p>0.011408891</text:p>
          </table:table-cell>
          <table:table-cell office:value-type="float" office:value="0.013325375">
            <text:p>0.013325375</text:p>
          </table:table-cell>
          <table:table-cell office:value-type="float" office:value="0.011540705">
            <text:p>0.011540705</text:p>
          </table:table-cell>
          <table:table-cell office:value-type="float" office:value="0.010478131">
            <text:p>0.010478131</text:p>
          </table:table-cell>
          <table:table-cell office:value-type="float" office:value="0.008892364">
            <text:p>0.008892364</text:p>
          </table:table-cell>
          <table:table-cell office:value-type="float" office:value="0.00831355">
            <text:p>0.00831355</text:p>
          </table:table-cell>
          <table:table-cell office:value-type="float" office:value="0.010663439">
            <text:p>0.010663439</text:p>
          </table:table-cell>
          <table:table-cell office:value-type="float" office:value="0.010713757">
            <text:p>0.010713757</text:p>
          </table:table-cell>
          <table:table-cell office:value-type="float" office:value="0.01162175">
            <text:p>0.01162175</text:p>
          </table:table-cell>
          <table:table-cell office:value-type="float" office:value="0.009525489">
            <text:p>0.009525489</text:p>
          </table:table-cell>
          <table:table-cell office:value-type="float" office:value="0.009527116">
            <text:p>0.009527116</text:p>
          </table:table-cell>
          <table:table-cell office:value-type="float" office:value="0.008469419">
            <text:p>0.008469419</text:p>
          </table:table-cell>
          <table:table-cell office:value-type="float" office:value="0.006807997">
            <text:p>0.006807997</text:p>
          </table:table-cell>
          <table:table-cell office:value-type="float" office:value="0.007964267">
            <text:p>0.007964267</text:p>
          </table:table-cell>
          <table:table-cell office:value-type="float" office:value="0.0097877225">
            <text:p>0.0097877225</text:p>
          </table:table-cell>
          <table:table-cell office:value-type="float" office:value="0.011605435">
            <text:p>0.011605435</text:p>
          </table:table-cell>
          <table:table-cell office:value-type="float" office:value="0.010367946">
            <text:p>0.010367946</text:p>
          </table:table-cell>
          <table:table-cell office:value-type="float" office:value="0.007918113">
            <text:p>0.007918113</text:p>
          </table:table-cell>
          <table:table-cell office:value-type="float" office:value="0.0081185065">
            <text:p>0.0081185065</text:p>
          </table:table-cell>
          <table:table-cell office:value-type="float" office:value="0.008127033">
            <text:p>0.008127033</text:p>
          </table:table-cell>
          <table:table-cell office:value-type="float" office:value="0.009670975">
            <text:p>0.009670975</text:p>
          </table:table-cell>
          <table:table-cell office:value-type="float" office:value="0.008817058">
            <text:p>0.008817058</text:p>
          </table:table-cell>
          <table:table-cell office:value-type="float" office:value="0.010110493">
            <text:p>0.010110493</text:p>
          </table:table-cell>
          <table:table-cell office:value-type="float" office:value="0.01151672">
            <text:p>0.01151672</text:p>
          </table:table-cell>
          <table:table-cell office:value-type="float" office:value="0.00895731">
            <text:p>0.00895731</text:p>
          </table:table-cell>
          <table:table-cell office:value-type="float" office:value="0.008188174">
            <text:p>0.008188174</text:p>
          </table:table-cell>
          <table:table-cell office:value-type="float" office:value="0.008722944">
            <text:p>0.008722944</text:p>
          </table:table-cell>
          <table:table-cell office:value-type="float" office:value="0.010359139">
            <text:p>0.010359139</text:p>
          </table:table-cell>
          <table:table-cell office:value-type="float" office:value="0.011385014">
            <text:p>0.011385014</text:p>
          </table:table-cell>
          <table:table-cell office:value-type="float" office:value="0.009839761">
            <text:p>0.009839761</text:p>
          </table:table-cell>
          <table:table-cell office:value-type="float" office:value="0.011538319">
            <text:p>0.011538319</text:p>
          </table:table-cell>
          <table:table-cell office:value-type="float" office:value="0.012057094">
            <text:p>0.012057094</text:p>
          </table:table-cell>
          <table:table-cell office:value-type="float" office:value="0.008985588">
            <text:p>0.008985588</text:p>
          </table:table-cell>
          <table:table-cell table:style-name="Default" office:value-type="float" office:value="0.0090478435">
            <text:p>0.0090478435</text:p>
          </table:table-cell>
          <table:table-cell table:style-name="Default" office:value-type="float" office:value="0.011565149">
            <text:p>0.011565149</text:p>
          </table:table-cell>
          <table:table-cell table:style-name="Default" office:value-type="float" office:value="0.012668954">
            <text:p>0.012668954</text:p>
          </table:table-cell>
          <table:table-cell table:style-name="Default" office:value-type="float" office:value="0.009653037">
            <text:p>0.009653037</text:p>
          </table:table-cell>
          <table:table-cell office:value-type="float" office:value="0.010846111">
            <text:p>0.010846111</text:p>
          </table:table-cell>
          <table:table-cell table:style-name="Default" office:value-type="float" office:value="0.011055047">
            <text:p>0.011055047</text:p>
          </table:table-cell>
          <table:table-cell table:style-name="Default" office:value-type="float" office:value="0.011815404">
            <text:p>0.011815404</text:p>
          </table:table-cell>
          <table:table-cell table:style-name="Default" office:value-type="float" office:value="0.010730312">
            <text:p>0.010730312</text:p>
          </table:table-cell>
          <table:table-cell table:style-name="Default" office:value-type="float" office:value="0.01050132">
            <text:p>0.01050132</text:p>
          </table:table-cell>
          <table:table-cell table:style-name="Default" office:value-type="float" office:value="0.012101656">
            <text:p>0.012101656</text:p>
          </table:table-cell>
          <table:table-cell table:style-name="Default" office:value-type="float" office:value="0.00837133">
            <text:p>0.00837133</text:p>
          </table:table-cell>
          <table:table-cell table:style-name="Default" office:value-type="float" office:value="0.0066954806">
            <text:p>0.0066954806</text:p>
          </table:table-cell>
          <table:table-cell table:style-name="Default" office:value-type="float" office:value="0.006188026">
            <text:p>0.006188026</text:p>
          </table:table-cell>
          <table:table-cell table:style-name="Default" office:value-type="float" office:value="0.004627089">
            <text:p>0.004627089</text:p>
          </table:table-cell>
          <table:table-cell table:style-name="Default" office:value-type="float" office:value="0.0037714364">
            <text:p>0.0037714364</text:p>
          </table:table-cell>
          <table:table-cell table:style-name="Default" office:value-type="float" office:value="0.0029445533">
            <text:p>0.0029445533</text:p>
          </table:table-cell>
          <table:table-cell table:style-name="Default" office:value-type="float" office:value="0.0027084108">
            <text:p>0.0027084108</text:p>
          </table:table-cell>
          <table:table-cell table:style-name="Default" office:value-type="float" office:value="0.0021619617">
            <text:p>0.0021619617</text:p>
          </table:table-cell>
          <table:table-cell table:style-name="Default" office:value-type="float" office:value="0.0016909549">
            <text:p>0.0016909549</text:p>
          </table:table-cell>
          <table:table-cell table:style-name="Default" office:value-type="float" office:value="0.0013288268">
            <text:p>0.0013288268</text:p>
          </table:table-cell>
          <table:table-cell table:style-name="Default" office:value-type="float" office:value="0.001186034">
            <text:p>0.001186034</text:p>
          </table:table-cell>
          <table:table-cell table:style-name="Default" office:value-type="float" office:value="0.0010517923">
            <text:p>0.0010517923</text:p>
          </table:table-cell>
          <table:table-cell table:style-name="Default" office:value-type="float" office:value="0.0010043689">
            <text:p>0.0010043689</text:p>
          </table:table-cell>
          <table:table-cell office:value-type="float" office:value="0.00094193337">
            <text:p>9.42E-004</text:p>
          </table:table-cell>
          <table:table-cell office:value-type="float" office:value="0.0009043246">
            <text:p>9.04E-004</text:p>
          </table:table-cell>
          <table:table-cell office:value-type="float" office:value="0.0008860012">
            <text:p>8.86E-004</text:p>
          </table:table-cell>
          <table:table-cell office:value-type="float" office:value="0.00088171195">
            <text:p>8.82E-004</text:p>
          </table:table-cell>
          <table:table-cell office:value-type="float" office:value="0.0008773248">
            <text:p>8.77E-004</text:p>
          </table:table-cell>
          <table:table-cell office:value-type="float" office:value="0.00087510067">
            <text:p>8.75E-004</text:p>
          </table:table-cell>
          <table:table-cell office:value-type="float" office:value="0.0008762756">
            <text:p>8.76E-004</text:p>
          </table:table-cell>
          <table:table-cell/>
        </table:table-row>
        <table:table-row table:style-name="ro1">
          <table:table-cell office:value-type="string">
            <text:p>/mnt/share/Music/Albums/Parliament/Chocolate City/03 Together.mp3</text:p>
          </table:table-cell>
          <table:table-cell office:value-type="float" office:value="0.053804893">
            <text:p>0.053804893</text:p>
          </table:table-cell>
          <table:table-cell office:value-type="float" office:value="0.054264706">
            <text:p>0.054264706</text:p>
          </table:table-cell>
          <table:table-cell office:value-type="float" office:value="0.06957532">
            <text:p>0.06957532</text:p>
          </table:table-cell>
          <table:table-cell office:value-type="float" office:value="0.0498833">
            <text:p>0.0498833</text:p>
          </table:table-cell>
          <table:table-cell office:value-type="float" office:value="0.043751042">
            <text:p>0.043751042</text:p>
          </table:table-cell>
          <table:table-cell office:value-type="float" office:value="0.044853404">
            <text:p>0.044853404</text:p>
          </table:table-cell>
          <table:table-cell office:value-type="float" office:value="0.030598937">
            <text:p>0.030598937</text:p>
          </table:table-cell>
          <table:table-cell office:value-type="float" office:value="0.030909332">
            <text:p>0.030909332</text:p>
          </table:table-cell>
          <table:table-cell office:value-type="float" office:value="0.040572066">
            <text:p>0.040572066</text:p>
          </table:table-cell>
          <table:table-cell office:value-type="float" office:value="0.04353196">
            <text:p>0.04353196</text:p>
          </table:table-cell>
          <table:table-cell office:value-type="float" office:value="0.037405115">
            <text:p>0.037405115</text:p>
          </table:table-cell>
          <table:table-cell office:value-type="float" office:value="0.030797279">
            <text:p>0.030797279</text:p>
          </table:table-cell>
          <table:table-cell office:value-type="float" office:value="0.033406015">
            <text:p>0.033406015</text:p>
          </table:table-cell>
          <table:table-cell office:value-type="float" office:value="0.026264703">
            <text:p>0.026264703</text:p>
          </table:table-cell>
          <table:table-cell office:value-type="float" office:value="0.02253712">
            <text:p>0.02253712</text:p>
          </table:table-cell>
          <table:table-cell office:value-type="float" office:value="0.0244324">
            <text:p>0.0244324</text:p>
          </table:table-cell>
          <table:table-cell office:value-type="float" office:value="0.025371766">
            <text:p>0.025371766</text:p>
          </table:table-cell>
          <table:table-cell office:value-type="float" office:value="0.026445216">
            <text:p>0.026445216</text:p>
          </table:table-cell>
          <table:table-cell office:value-type="float" office:value="0.024812447">
            <text:p>0.024812447</text:p>
          </table:table-cell>
          <table:table-cell office:value-type="float" office:value="0.026456166">
            <text:p>0.026456166</text:p>
          </table:table-cell>
          <table:table-cell office:value-type="float" office:value="0.028068364">
            <text:p>0.028068364</text:p>
          </table:table-cell>
          <table:table-cell office:value-type="float" office:value="0.025942238">
            <text:p>0.025942238</text:p>
          </table:table-cell>
          <table:table-cell office:value-type="float" office:value="0.024183165">
            <text:p>0.024183165</text:p>
          </table:table-cell>
          <table:table-cell office:value-type="float" office:value="0.0224971">
            <text:p>0.0224971</text:p>
          </table:table-cell>
          <table:table-cell office:value-type="float" office:value="0.018360443">
            <text:p>0.018360443</text:p>
          </table:table-cell>
          <table:table-cell office:value-type="float" office:value="0.02220283">
            <text:p>0.02220283</text:p>
          </table:table-cell>
          <table:table-cell office:value-type="float" office:value="0.018222386">
            <text:p>0.018222386</text:p>
          </table:table-cell>
          <table:table-cell office:value-type="float" office:value="0.018963056">
            <text:p>0.018963056</text:p>
          </table:table-cell>
          <table:table-cell office:value-type="float" office:value="0.017555635">
            <text:p>0.017555635</text:p>
          </table:table-cell>
          <table:table-cell office:value-type="float" office:value="0.016711878">
            <text:p>0.016711878</text:p>
          </table:table-cell>
          <table:table-cell office:value-type="float" office:value="0.022272034">
            <text:p>0.022272034</text:p>
          </table:table-cell>
          <table:table-cell office:value-type="float" office:value="0.019317044">
            <text:p>0.019317044</text:p>
          </table:table-cell>
          <table:table-cell office:value-type="float" office:value="0.01813495">
            <text:p>0.01813495</text:p>
          </table:table-cell>
          <table:table-cell office:value-type="float" office:value="0.017971946">
            <text:p>0.017971946</text:p>
          </table:table-cell>
          <table:table-cell office:value-type="float" office:value="0.018589376">
            <text:p>0.018589376</text:p>
          </table:table-cell>
          <table:table-cell office:value-type="float" office:value="0.015662955">
            <text:p>0.015662955</text:p>
          </table:table-cell>
          <table:table-cell office:value-type="float" office:value="0.015490624">
            <text:p>0.015490624</text:p>
          </table:table-cell>
          <table:table-cell office:value-type="float" office:value="0.020137565">
            <text:p>0.020137565</text:p>
          </table:table-cell>
          <table:table-cell office:value-type="float" office:value="0.020497436">
            <text:p>0.020497436</text:p>
          </table:table-cell>
          <table:table-cell office:value-type="float" office:value="0.014761378">
            <text:p>0.014761378</text:p>
          </table:table-cell>
          <table:table-cell office:value-type="float" office:value="0.015604429">
            <text:p>0.015604429</text:p>
          </table:table-cell>
          <table:table-cell office:value-type="float" office:value="0.015087462">
            <text:p>0.015087462</text:p>
          </table:table-cell>
          <table:table-cell office:value-type="float" office:value="0.014927895">
            <text:p>0.014927895</text:p>
          </table:table-cell>
          <table:table-cell office:value-type="float" office:value="0.013554486">
            <text:p>0.013554486</text:p>
          </table:table-cell>
          <table:table-cell office:value-type="float" office:value="0.01168052">
            <text:p>0.01168052</text:p>
          </table:table-cell>
          <table:table-cell office:value-type="float" office:value="0.013198129">
            <text:p>0.013198129</text:p>
          </table:table-cell>
          <table:table-cell office:value-type="float" office:value="0.012961822">
            <text:p>0.012961822</text:p>
          </table:table-cell>
          <table:table-cell office:value-type="float" office:value="0.013300838">
            <text:p>0.013300838</text:p>
          </table:table-cell>
          <table:table-cell office:value-type="float" office:value="0.011258051">
            <text:p>0.011258051</text:p>
          </table:table-cell>
          <table:table-cell office:value-type="float" office:value="0.013005233">
            <text:p>0.013005233</text:p>
          </table:table-cell>
          <table:table-cell office:value-type="float" office:value="0.01392321">
            <text:p>0.01392321</text:p>
          </table:table-cell>
          <table:table-cell office:value-type="float" office:value="0.014458562">
            <text:p>0.014458562</text:p>
          </table:table-cell>
          <table:table-cell office:value-type="float" office:value="0.01239219">
            <text:p>0.01239219</text:p>
          </table:table-cell>
          <table:table-cell office:value-type="float" office:value="0.010946125">
            <text:p>0.010946125</text:p>
          </table:table-cell>
          <table:table-cell office:value-type="float" office:value="0.011402542">
            <text:p>0.011402542</text:p>
          </table:table-cell>
          <table:table-cell office:value-type="float" office:value="0.01052558">
            <text:p>0.01052558</text:p>
          </table:table-cell>
          <table:table-cell office:value-type="float" office:value="0.010185238">
            <text:p>0.010185238</text:p>
          </table:table-cell>
          <table:table-cell office:value-type="float" office:value="0.011580638">
            <text:p>0.011580638</text:p>
          </table:table-cell>
          <table:table-cell office:value-type="float" office:value="0.012522639">
            <text:p>0.012522639</text:p>
          </table:table-cell>
          <table:table-cell office:value-type="float" office:value="0.011469249">
            <text:p>0.011469249</text:p>
          </table:table-cell>
          <table:table-cell office:value-type="float" office:value="0.012406605">
            <text:p>0.012406605</text:p>
          </table:table-cell>
          <table:table-cell office:value-type="float" office:value="0.012922238">
            <text:p>0.012922238</text:p>
          </table:table-cell>
          <table:table-cell office:value-type="float" office:value="0.010698433">
            <text:p>0.010698433</text:p>
          </table:table-cell>
          <table:table-cell office:value-type="float" office:value="0.01095357">
            <text:p>0.01095357</text:p>
          </table:table-cell>
          <table:table-cell office:value-type="float" office:value="0.010386009">
            <text:p>0.010386009</text:p>
          </table:table-cell>
          <table:table-cell office:value-type="float" office:value="0.011089328">
            <text:p>0.011089328</text:p>
          </table:table-cell>
          <table:table-cell office:value-type="float" office:value="0.011327692">
            <text:p>0.011327692</text:p>
          </table:table-cell>
          <table:table-cell office:value-type="float" office:value="0.010824064">
            <text:p>0.010824064</text:p>
          </table:table-cell>
          <table:table-cell office:value-type="float" office:value="0.0116636595">
            <text:p>0.0116636595</text:p>
          </table:table-cell>
          <table:table-cell office:value-type="float" office:value="0.011742529">
            <text:p>0.011742529</text:p>
          </table:table-cell>
          <table:table-cell office:value-type="float" office:value="0.011102235">
            <text:p>0.011102235</text:p>
          </table:table-cell>
          <table:table-cell office:value-type="float" office:value="0.01073333">
            <text:p>0.01073333</text:p>
          </table:table-cell>
          <table:table-cell office:value-type="float" office:value="0.010397753">
            <text:p>0.010397753</text:p>
          </table:table-cell>
          <table:table-cell office:value-type="float" office:value="0.010619244">
            <text:p>0.010619244</text:p>
          </table:table-cell>
          <table:table-cell office:value-type="float" office:value="0.010420266">
            <text:p>0.010420266</text:p>
          </table:table-cell>
          <table:table-cell office:value-type="float" office:value="0.010552556">
            <text:p>0.010552556</text:p>
          </table:table-cell>
          <table:table-cell office:value-type="float" office:value="0.009593184">
            <text:p>0.009593184</text:p>
          </table:table-cell>
          <table:table-cell office:value-type="float" office:value="0.0089746155">
            <text:p>0.0089746155</text:p>
          </table:table-cell>
          <table:table-cell office:value-type="float" office:value="0.0085710725">
            <text:p>0.0085710725</text:p>
          </table:table-cell>
          <table:table-cell office:value-type="float" office:value="0.009318755">
            <text:p>0.009318755</text:p>
          </table:table-cell>
          <table:table-cell office:value-type="float" office:value="0.009287562">
            <text:p>0.009287562</text:p>
          </table:table-cell>
          <table:table-cell office:value-type="float" office:value="0.009187468">
            <text:p>0.009187468</text:p>
          </table:table-cell>
          <table:table-cell office:value-type="float" office:value="0.00826416">
            <text:p>0.00826416</text:p>
          </table:table-cell>
          <table:table-cell office:value-type="float" office:value="0.008205195">
            <text:p>0.008205195</text:p>
          </table:table-cell>
          <table:table-cell office:value-type="float" office:value="0.007749563">
            <text:p>0.007749563</text:p>
          </table:table-cell>
          <table:table-cell office:value-type="float" office:value="0.0075486084">
            <text:p>0.0075486084</text:p>
          </table:table-cell>
          <table:table-cell office:value-type="float" office:value="0.008644209">
            <text:p>0.008644209</text:p>
          </table:table-cell>
          <table:table-cell office:value-type="float" office:value="0.007994131">
            <text:p>0.007994131</text:p>
          </table:table-cell>
          <table:table-cell office:value-type="float" office:value="0.0075196433">
            <text:p>0.0075196433</text:p>
          </table:table-cell>
          <table:table-cell office:value-type="float" office:value="0.008307974">
            <text:p>0.008307974</text:p>
          </table:table-cell>
          <table:table-cell office:value-type="float" office:value="0.008515646">
            <text:p>0.008515646</text:p>
          </table:table-cell>
          <table:table-cell office:value-type="float" office:value="0.00747697">
            <text:p>0.00747697</text:p>
          </table:table-cell>
          <table:table-cell office:value-type="float" office:value="0.0071756337">
            <text:p>0.0071756337</text:p>
          </table:table-cell>
          <table:table-cell office:value-type="float" office:value="0.008287111">
            <text:p>0.008287111</text:p>
          </table:table-cell>
          <table:table-cell office:value-type="float" office:value="0.008205373">
            <text:p>0.008205373</text:p>
          </table:table-cell>
          <table:table-cell office:value-type="float" office:value="0.0081361">
            <text:p>0.0081361</text:p>
          </table:table-cell>
          <table:table-cell office:value-type="float" office:value="0.0072725653">
            <text:p>0.0072725653</text:p>
          </table:table-cell>
          <table:table-cell office:value-type="float" office:value="0.007408338">
            <text:p>0.007408338</text:p>
          </table:table-cell>
          <table:table-cell office:value-type="float" office:value="0.006820319">
            <text:p>0.006820319</text:p>
          </table:table-cell>
          <table:table-cell office:value-type="float" office:value="0.007052172">
            <text:p>0.007052172</text:p>
          </table:table-cell>
          <table:table-cell office:value-type="float" office:value="0.0072696987">
            <text:p>0.0072696987</text:p>
          </table:table-cell>
          <table:table-cell office:value-type="float" office:value="0.0071109664">
            <text:p>0.0071109664</text:p>
          </table:table-cell>
          <table:table-cell office:value-type="float" office:value="0.0075520673">
            <text:p>0.0075520673</text:p>
          </table:table-cell>
          <table:table-cell office:value-type="float" office:value="0.0077262167">
            <text:p>0.0077262167</text:p>
          </table:table-cell>
          <table:table-cell office:value-type="float" office:value="0.007155518">
            <text:p>0.007155518</text:p>
          </table:table-cell>
          <table:table-cell office:value-type="float" office:value="0.006558222">
            <text:p>0.006558222</text:p>
          </table:table-cell>
          <table:table-cell office:value-type="float" office:value="0.006972386">
            <text:p>0.006972386</text:p>
          </table:table-cell>
          <table:table-cell office:value-type="float" office:value="0.0070031565">
            <text:p>0.0070031565</text:p>
          </table:table-cell>
          <table:table-cell office:value-type="float" office:value="0.006693837">
            <text:p>0.006693837</text:p>
          </table:table-cell>
          <table:table-cell office:value-type="float" office:value="0.008036979">
            <text:p>0.008036979</text:p>
          </table:table-cell>
          <table:table-cell office:value-type="float" office:value="0.007369924">
            <text:p>0.007369924</text:p>
          </table:table-cell>
          <table:table-cell office:value-type="float" office:value="0.0066654705">
            <text:p>0.0066654705</text:p>
          </table:table-cell>
          <table:table-cell office:value-type="float" office:value="0.0069297627">
            <text:p>0.0069297627</text:p>
          </table:table-cell>
          <table:table-cell office:value-type="float" office:value="0.006627185">
            <text:p>0.006627185</text:p>
          </table:table-cell>
          <table:table-cell office:value-type="float" office:value="0.0067638247">
            <text:p>0.0067638247</text:p>
          </table:table-cell>
          <table:table-cell office:value-type="float" office:value="0.0068247034">
            <text:p>0.0068247034</text:p>
          </table:table-cell>
          <table:table-cell office:value-type="float" office:value="0.006365293">
            <text:p>0.006365293</text:p>
          </table:table-cell>
          <table:table-cell office:value-type="float" office:value="0.006919453">
            <text:p>0.006919453</text:p>
          </table:table-cell>
          <table:table-cell office:value-type="float" office:value="0.0062062494">
            <text:p>0.0062062494</text:p>
          </table:table-cell>
          <table:table-cell office:value-type="float" office:value="0.0058557927">
            <text:p>0.0058557927</text:p>
          </table:table-cell>
          <table:table-cell office:value-type="float" office:value="0.005889961">
            <text:p>0.005889961</text:p>
          </table:table-cell>
          <table:table-cell office:value-type="float" office:value="0.0066605853">
            <text:p>0.0066605853</text:p>
          </table:table-cell>
          <table:table-cell office:value-type="float" office:value="0.0061757453">
            <text:p>0.0061757453</text:p>
          </table:table-cell>
          <table:table-cell office:value-type="float" office:value="0.0059344433">
            <text:p>0.0059344433</text:p>
          </table:table-cell>
          <table:table-cell office:value-type="float" office:value="0.0060921907">
            <text:p>0.0060921907</text:p>
          </table:table-cell>
          <table:table-cell office:value-type="float" office:value="0.005902546">
            <text:p>0.005902546</text:p>
          </table:table-cell>
          <table:table-cell office:value-type="float" office:value="0.007383405">
            <text:p>0.007383405</text:p>
          </table:table-cell>
          <table:table-cell office:value-type="float" office:value="0.0066861473">
            <text:p>0.0066861473</text:p>
          </table:table-cell>
          <table:table-cell office:value-type="float" office:value="0.005797138">
            <text:p>0.005797138</text:p>
          </table:table-cell>
          <table:table-cell office:value-type="float" office:value="0.0056753084">
            <text:p>0.0056753084</text:p>
          </table:table-cell>
          <table:table-cell office:value-type="float" office:value="0.005808683">
            <text:p>0.005808683</text:p>
          </table:table-cell>
          <table:table-cell office:value-type="float" office:value="0.005480403">
            <text:p>0.005480403</text:p>
          </table:table-cell>
          <table:table-cell office:value-type="float" office:value="0.0051955944">
            <text:p>0.0051955944</text:p>
          </table:table-cell>
          <table:table-cell office:value-type="float" office:value="0.005837003">
            <text:p>0.005837003</text:p>
          </table:table-cell>
          <table:table-cell office:value-type="float" office:value="0.0053214724">
            <text:p>0.0053214724</text:p>
          </table:table-cell>
          <table:table-cell office:value-type="float" office:value="0.005789004">
            <text:p>0.005789004</text:p>
          </table:table-cell>
          <table:table-cell office:value-type="float" office:value="0.005717853">
            <text:p>0.005717853</text:p>
          </table:table-cell>
          <table:table-cell office:value-type="float" office:value="0.005477215">
            <text:p>0.005477215</text:p>
          </table:table-cell>
          <table:table-cell office:value-type="float" office:value="0.005266784">
            <text:p>0.005266784</text:p>
          </table:table-cell>
          <table:table-cell office:value-type="float" office:value="0.005271433">
            <text:p>0.005271433</text:p>
          </table:table-cell>
          <table:table-cell office:value-type="float" office:value="0.0057966714">
            <text:p>0.0057966714</text:p>
          </table:table-cell>
          <table:table-cell office:value-type="float" office:value="0.0060502836">
            <text:p>0.0060502836</text:p>
          </table:table-cell>
          <table:table-cell office:value-type="float" office:value="0.0068363254">
            <text:p>0.0068363254</text:p>
          </table:table-cell>
          <table:table-cell office:value-type="float" office:value="0.0056208037">
            <text:p>0.0056208037</text:p>
          </table:table-cell>
          <table:table-cell office:value-type="float" office:value="0.00466627">
            <text:p>0.00466627</text:p>
          </table:table-cell>
          <table:table-cell office:value-type="float" office:value="0.005323551">
            <text:p>0.005323551</text:p>
          </table:table-cell>
          <table:table-cell office:value-type="float" office:value="0.0052365195">
            <text:p>0.0052365195</text:p>
          </table:table-cell>
          <table:table-cell office:value-type="float" office:value="0.0059159477">
            <text:p>0.0059159477</text:p>
          </table:table-cell>
          <table:table-cell office:value-type="float" office:value="0.006760788">
            <text:p>0.006760788</text:p>
          </table:table-cell>
          <table:table-cell office:value-type="float" office:value="0.0057069906">
            <text:p>0.0057069906</text:p>
          </table:table-cell>
          <table:table-cell office:value-type="float" office:value="0.005886667">
            <text:p>0.005886667</text:p>
          </table:table-cell>
          <table:table-cell office:value-type="float" office:value="0.0058636637">
            <text:p>0.0058636637</text:p>
          </table:table-cell>
          <table:table-cell office:value-type="float" office:value="0.005407342">
            <text:p>0.005407342</text:p>
          </table:table-cell>
          <table:table-cell office:value-type="float" office:value="0.0055255336">
            <text:p>0.0055255336</text:p>
          </table:table-cell>
          <table:table-cell office:value-type="float" office:value="0.0055360114">
            <text:p>0.0055360114</text:p>
          </table:table-cell>
          <table:table-cell office:value-type="float" office:value="0.005476302">
            <text:p>0.005476302</text:p>
          </table:table-cell>
          <table:table-cell office:value-type="float" office:value="0.0055401125">
            <text:p>0.0055401125</text:p>
          </table:table-cell>
          <table:table-cell office:value-type="float" office:value="0.004973715">
            <text:p>0.004973715</text:p>
          </table:table-cell>
          <table:table-cell office:value-type="float" office:value="0.0045758407">
            <text:p>0.0045758407</text:p>
          </table:table-cell>
          <table:table-cell office:value-type="float" office:value="0.0044828">
            <text:p>0.0044828</text:p>
          </table:table-cell>
          <table:table-cell office:value-type="float" office:value="0.0049225297">
            <text:p>0.0049225297</text:p>
          </table:table-cell>
          <table:table-cell office:value-type="float" office:value="0.005563838">
            <text:p>0.005563838</text:p>
          </table:table-cell>
          <table:table-cell office:value-type="float" office:value="0.0057361675">
            <text:p>0.0057361675</text:p>
          </table:table-cell>
          <table:table-cell office:value-type="float" office:value="0.005474301">
            <text:p>0.005474301</text:p>
          </table:table-cell>
          <table:table-cell office:value-type="float" office:value="0.0055880286">
            <text:p>0.0055880286</text:p>
          </table:table-cell>
          <table:table-cell office:value-type="float" office:value="0.0056447242">
            <text:p>0.0056447242</text:p>
          </table:table-cell>
          <table:table-cell office:value-type="float" office:value="0.0044357674">
            <text:p>0.0044357674</text:p>
          </table:table-cell>
          <table:table-cell office:value-type="float" office:value="0.0038120092">
            <text:p>0.0038120092</text:p>
          </table:table-cell>
          <table:table-cell office:value-type="float" office:value="0.0041784323">
            <text:p>0.0041784323</text:p>
          </table:table-cell>
          <table:table-cell office:value-type="float" office:value="0.0044538816">
            <text:p>0.0044538816</text:p>
          </table:table-cell>
          <table:table-cell office:value-type="float" office:value="0.0039202254">
            <text:p>0.0039202254</text:p>
          </table:table-cell>
          <table:table-cell office:value-type="float" office:value="0.0046584643">
            <text:p>0.0046584643</text:p>
          </table:table-cell>
          <table:table-cell office:value-type="float" office:value="0.0048874873">
            <text:p>0.0048874873</text:p>
          </table:table-cell>
          <table:table-cell office:value-type="float" office:value="0.0049170563">
            <text:p>0.0049170563</text:p>
          </table:table-cell>
          <table:table-cell office:value-type="float" office:value="0.0045711887">
            <text:p>0.0045711887</text:p>
          </table:table-cell>
          <table:table-cell office:value-type="float" office:value="0.003960471">
            <text:p>0.003960471</text:p>
          </table:table-cell>
          <table:table-cell office:value-type="float" office:value="0.0041432898">
            <text:p>0.0041432898</text:p>
          </table:table-cell>
          <table:table-cell office:value-type="float" office:value="0.0037197806">
            <text:p>0.0037197806</text:p>
          </table:table-cell>
          <table:table-cell office:value-type="float" office:value="0.0036734834">
            <text:p>0.0036734834</text:p>
          </table:table-cell>
          <table:table-cell office:value-type="float" office:value="0.0038605062">
            <text:p>0.0038605062</text:p>
          </table:table-cell>
          <table:table-cell office:value-type="float" office:value="0.003804788">
            <text:p>0.003804788</text:p>
          </table:table-cell>
          <table:table-cell office:value-type="float" office:value="0.0038694243">
            <text:p>0.0038694243</text:p>
          </table:table-cell>
          <table:table-cell office:value-type="float" office:value="0.0036728596">
            <text:p>0.0036728596</text:p>
          </table:table-cell>
          <table:table-cell office:value-type="float" office:value="0.0035875377">
            <text:p>0.0035875377</text:p>
          </table:table-cell>
          <table:table-cell office:value-type="float" office:value="0.0036258954">
            <text:p>0.0036258954</text:p>
          </table:table-cell>
          <table:table-cell office:value-type="float" office:value="0.0035485409">
            <text:p>0.0035485409</text:p>
          </table:table-cell>
          <table:table-cell office:value-type="float" office:value="0.003435114">
            <text:p>0.003435114</text:p>
          </table:table-cell>
          <table:table-cell office:value-type="float" office:value="0.003562832">
            <text:p>0.003562832</text:p>
          </table:table-cell>
          <table:table-cell office:value-type="float" office:value="0.0035147099">
            <text:p>0.0035147099</text:p>
          </table:table-cell>
          <table:table-cell office:value-type="float" office:value="0.0031334767">
            <text:p>0.0031334767</text:p>
          </table:table-cell>
          <table:table-cell office:value-type="float" office:value="0.0030809285">
            <text:p>0.0030809285</text:p>
          </table:table-cell>
          <table:table-cell office:value-type="float" office:value="0.002959939">
            <text:p>0.002959939</text:p>
          </table:table-cell>
          <table:table-cell office:value-type="float" office:value="0.003296012">
            <text:p>0.003296012</text:p>
          </table:table-cell>
          <table:table-cell office:value-type="float" office:value="0.003178791">
            <text:p>0.003178791</text:p>
          </table:table-cell>
          <table:table-cell office:value-type="float" office:value="0.003326345">
            <text:p>0.003326345</text:p>
          </table:table-cell>
          <table:table-cell office:value-type="float" office:value="0.0030234638">
            <text:p>0.0030234638</text:p>
          </table:table-cell>
          <table:table-cell office:value-type="float" office:value="0.0028615857">
            <text:p>0.0028615857</text:p>
          </table:table-cell>
          <table:table-cell office:value-type="float" office:value="0.0027105531">
            <text:p>0.0027105531</text:p>
          </table:table-cell>
          <table:table-cell office:value-type="float" office:value="0.0030591483">
            <text:p>0.0030591483</text:p>
          </table:table-cell>
          <table:table-cell office:value-type="float" office:value="0.00286832">
            <text:p>0.00286832</text:p>
          </table:table-cell>
          <table:table-cell office:value-type="float" office:value="0.0027397142">
            <text:p>0.0027397142</text:p>
          </table:table-cell>
          <table:table-cell office:value-type="float" office:value="0.0027189017">
            <text:p>0.0027189017</text:p>
          </table:table-cell>
          <table:table-cell office:value-type="float" office:value="0.002563385">
            <text:p>0.002563385</text:p>
          </table:table-cell>
          <table:table-cell office:value-type="float" office:value="0.0024503674">
            <text:p>0.0024503674</text:p>
          </table:table-cell>
          <table:table-cell office:value-type="float" office:value="0.0023590846">
            <text:p>0.0023590846</text:p>
          </table:table-cell>
          <table:table-cell office:value-type="float" office:value="0.0024154591">
            <text:p>0.0024154591</text:p>
          </table:table-cell>
          <table:table-cell office:value-type="float" office:value="0.0025825014">
            <text:p>0.0025825014</text:p>
          </table:table-cell>
          <table:table-cell office:value-type="float" office:value="0.0026349768">
            <text:p>0.0026349768</text:p>
          </table:table-cell>
          <table:table-cell office:value-type="float" office:value="0.0023249895">
            <text:p>0.0023249895</text:p>
          </table:table-cell>
          <table:table-cell office:value-type="float" office:value="0.002095229">
            <text:p>0.002095229</text:p>
          </table:table-cell>
          <table:table-cell office:value-type="float" office:value="0.0020520731">
            <text:p>0.0020520731</text:p>
          </table:table-cell>
          <table:table-cell office:value-type="float" office:value="0.0019499641">
            <text:p>0.0019499641</text:p>
          </table:table-cell>
          <table:table-cell office:value-type="float" office:value="0.0020613153">
            <text:p>0.0020613153</text:p>
          </table:table-cell>
          <table:table-cell office:value-type="float" office:value="0.0021020821">
            <text:p>0.0021020821</text:p>
          </table:table-cell>
          <table:table-cell office:value-type="float" office:value="0.0021366526">
            <text:p>0.0021366526</text:p>
          </table:table-cell>
          <table:table-cell office:value-type="float" office:value="0.0022495028">
            <text:p>0.0022495028</text:p>
          </table:table-cell>
          <table:table-cell office:value-type="float" office:value="0.001948914">
            <text:p>0.001948914</text:p>
          </table:table-cell>
          <table:table-cell office:value-type="float" office:value="0.0018896202">
            <text:p>0.0018896202</text:p>
          </table:table-cell>
          <table:table-cell office:value-type="float" office:value="0.0018519178">
            <text:p>0.0018519178</text:p>
          </table:table-cell>
          <table:table-cell office:value-type="float" office:value="0.001859292">
            <text:p>0.001859292</text:p>
          </table:table-cell>
          <table:table-cell office:value-type="float" office:value="0.0019715452">
            <text:p>0.0019715452</text:p>
          </table:table-cell>
          <table:table-cell office:value-type="float" office:value="0.0018445936">
            <text:p>0.0018445936</text:p>
          </table:table-cell>
          <table:table-cell office:value-type="float" office:value="0.0018697338">
            <text:p>0.0018697338</text:p>
          </table:table-cell>
          <table:table-cell office:value-type="float" office:value="0.001858605">
            <text:p>0.001858605</text:p>
          </table:table-cell>
          <table:table-cell office:value-type="float" office:value="0.0016564936">
            <text:p>0.0016564936</text:p>
          </table:table-cell>
          <table:table-cell table:style-name="Default" office:value-type="float" office:value="0.0016037516">
            <text:p>0.0016037516</text:p>
          </table:table-cell>
          <table:table-cell table:style-name="Default" office:value-type="float" office:value="0.0017227136">
            <text:p>0.0017227136</text:p>
          </table:table-cell>
          <table:table-cell table:style-name="Default" office:value-type="float" office:value="0.0017760945">
            <text:p>0.0017760945</text:p>
          </table:table-cell>
          <table:table-cell table:style-name="Default" office:value-type="float" office:value="0.0015889449">
            <text:p>0.0015889449</text:p>
          </table:table-cell>
          <table:table-cell office:value-type="float" office:value="0.0015422858">
            <text:p>0.0015422858</text:p>
          </table:table-cell>
          <table:table-cell table:style-name="Default" office:value-type="float" office:value="0.0015620594">
            <text:p>0.0015620594</text:p>
          </table:table-cell>
          <table:table-cell table:style-name="Default" office:value-type="float" office:value="0.001582661">
            <text:p>0.001582661</text:p>
          </table:table-cell>
          <table:table-cell table:style-name="Default" office:value-type="float" office:value="0.0014632749">
            <text:p>0.0014632749</text:p>
          </table:table-cell>
          <table:table-cell table:style-name="Default" office:value-type="float" office:value="0.0013896688">
            <text:p>0.0013896688</text:p>
          </table:table-cell>
          <table:table-cell table:style-name="Default" office:value-type="float" office:value="0.0014367348">
            <text:p>0.0014367348</text:p>
          </table:table-cell>
          <table:table-cell table:style-name="Default" office:value-type="float" office:value="0.0012388298">
            <text:p>0.0012388298</text:p>
          </table:table-cell>
          <table:table-cell table:style-name="Default" office:value-type="float" office:value="0.0010704008">
            <text:p>0.0010704008</text:p>
          </table:table-cell>
          <table:table-cell office:value-type="float" office:value="0.000973554">
            <text:p>9.74E-004</text:p>
          </table:table-cell>
          <table:table-cell office:value-type="float" office:value="0.0008713408">
            <text:p>8.71E-004</text:p>
          </table:table-cell>
          <table:table-cell office:value-type="float" office:value="0.0007919111">
            <text:p>7.92E-004</text:p>
          </table:table-cell>
          <table:table-cell office:value-type="float" office:value="0.00075700897">
            <text:p>7.57E-004</text:p>
          </table:table-cell>
          <table:table-cell office:value-type="float" office:value="0.00075131597">
            <text:p>7.51E-004</text:p>
          </table:table-cell>
          <table:table-cell office:value-type="float" office:value="0.00074848655">
            <text:p>7.48E-004</text:p>
          </table:table-cell>
          <table:table-cell office:value-type="float" office:value="0.0007422218">
            <text:p>7.42E-004</text:p>
          </table:table-cell>
          <table:table-cell office:value-type="float" office:value="0.0007397412">
            <text:p>7.40E-004</text:p>
          </table:table-cell>
          <table:table-cell office:value-type="float" office:value="0.00073965854">
            <text:p>7.40E-004</text:p>
          </table:table-cell>
          <table:table-cell office:value-type="float" office:value="0.0007412637">
            <text:p>7.41E-004</text:p>
          </table:table-cell>
          <table:table-cell office:value-type="float" office:value="0.00074503117">
            <text:p>7.45E-004</text:p>
          </table:table-cell>
          <table:table-cell office:value-type="float" office:value="0.0007467806">
            <text:p>7.47E-004</text:p>
          </table:table-cell>
          <table:table-cell office:value-type="float" office:value="0.0007483948">
            <text:p>7.48E-004</text:p>
          </table:table-cell>
          <table:table-cell office:value-type="float" office:value="0.00075019355">
            <text:p>7.50E-004</text:p>
          </table:table-cell>
          <table:table-cell office:value-type="float" office:value="0.0007545758">
            <text:p>7.55E-004</text:p>
          </table:table-cell>
          <table:table-cell office:value-type="float" office:value="0.0007565296">
            <text:p>7.57E-004</text:p>
          </table:table-cell>
          <table:table-cell office:value-type="float" office:value="0.0007583201">
            <text:p>7.58E-004</text:p>
          </table:table-cell>
          <table:table-cell office:value-type="float" office:value="0.00076034426">
            <text:p>7.60E-004</text:p>
          </table:table-cell>
          <table:table-cell/>
        </table:table-row>
        <table:table-row table:style-name="ro1">
          <table:table-cell office:value-type="string">
            <text:p>/mnt/share/Music/Albums/Parliament/Chocolate City/04 Side Effects.mp3</text:p>
          </table:table-cell>
          <table:table-cell office:value-type="float" office:value="0.04653258">
            <text:p>0.04653258</text:p>
          </table:table-cell>
          <table:table-cell office:value-type="float" office:value="0.070725374">
            <text:p>0.070725374</text:p>
          </table:table-cell>
          <table:table-cell office:value-type="float" office:value="0.072155006">
            <text:p>0.072155006</text:p>
          </table:table-cell>
          <table:table-cell office:value-type="float" office:value="0.053347137">
            <text:p>0.053347137</text:p>
          </table:table-cell>
          <table:table-cell office:value-type="float" office:value="0.045546543">
            <text:p>0.045546543</text:p>
          </table:table-cell>
          <table:table-cell office:value-type="float" office:value="0.049933817">
            <text:p>0.049933817</text:p>
          </table:table-cell>
          <table:table-cell office:value-type="float" office:value="0.036546323">
            <text:p>0.036546323</text:p>
          </table:table-cell>
          <table:table-cell office:value-type="float" office:value="0.0383495">
            <text:p>0.0383495</text:p>
          </table:table-cell>
          <table:table-cell office:value-type="float" office:value="0.037784528">
            <text:p>0.037784528</text:p>
          </table:table-cell>
          <table:table-cell office:value-type="float" office:value="0.04037329">
            <text:p>0.04037329</text:p>
          </table:table-cell>
          <table:table-cell office:value-type="float" office:value="0.042649943">
            <text:p>0.042649943</text:p>
          </table:table-cell>
          <table:table-cell office:value-type="float" office:value="0.028180003">
            <text:p>0.028180003</text:p>
          </table:table-cell>
          <table:table-cell office:value-type="float" office:value="0.01846501">
            <text:p>0.01846501</text:p>
          </table:table-cell>
          <table:table-cell office:value-type="float" office:value="0.029472634">
            <text:p>0.029472634</text:p>
          </table:table-cell>
          <table:table-cell office:value-type="float" office:value="0.021143645">
            <text:p>0.021143645</text:p>
          </table:table-cell>
          <table:table-cell office:value-type="float" office:value="0.0368664">
            <text:p>0.0368664</text:p>
          </table:table-cell>
          <table:table-cell office:value-type="float" office:value="0.01759488">
            <text:p>0.01759488</text:p>
          </table:table-cell>
          <table:table-cell office:value-type="float" office:value="0.021619173">
            <text:p>0.021619173</text:p>
          </table:table-cell>
          <table:table-cell office:value-type="float" office:value="0.029246146">
            <text:p>0.029246146</text:p>
          </table:table-cell>
          <table:table-cell office:value-type="float" office:value="0.028797515">
            <text:p>0.028797515</text:p>
          </table:table-cell>
          <table:table-cell office:value-type="float" office:value="0.0447429">
            <text:p>0.0447429</text:p>
          </table:table-cell>
          <table:table-cell office:value-type="float" office:value="0.030313812">
            <text:p>0.030313812</text:p>
          </table:table-cell>
          <table:table-cell office:value-type="float" office:value="0.03198431">
            <text:p>0.03198431</text:p>
          </table:table-cell>
          <table:table-cell office:value-type="float" office:value="0.02854998">
            <text:p>0.02854998</text:p>
          </table:table-cell>
          <table:table-cell office:value-type="float" office:value="0.019498158">
            <text:p>0.019498158</text:p>
          </table:table-cell>
          <table:table-cell office:value-type="float" office:value="0.034153257">
            <text:p>0.034153257</text:p>
          </table:table-cell>
          <table:table-cell office:value-type="float" office:value="0.025713228">
            <text:p>0.025713228</text:p>
          </table:table-cell>
          <table:table-cell office:value-type="float" office:value="0.027633404">
            <text:p>0.027633404</text:p>
          </table:table-cell>
          <table:table-cell office:value-type="float" office:value="0.019587466">
            <text:p>0.019587466</text:p>
          </table:table-cell>
          <table:table-cell office:value-type="float" office:value="0.020857528">
            <text:p>0.020857528</text:p>
          </table:table-cell>
          <table:table-cell office:value-type="float" office:value="0.036116745">
            <text:p>0.036116745</text:p>
          </table:table-cell>
          <table:table-cell office:value-type="float" office:value="0.021891672">
            <text:p>0.021891672</text:p>
          </table:table-cell>
          <table:table-cell office:value-type="float" office:value="0.015824802">
            <text:p>0.015824802</text:p>
          </table:table-cell>
          <table:table-cell office:value-type="float" office:value="0.014468161">
            <text:p>0.014468161</text:p>
          </table:table-cell>
          <table:table-cell office:value-type="float" office:value="0.018768443">
            <text:p>0.018768443</text:p>
          </table:table-cell>
          <table:table-cell office:value-type="float" office:value="0.015170837">
            <text:p>0.015170837</text:p>
          </table:table-cell>
          <table:table-cell office:value-type="float" office:value="0.013874738">
            <text:p>0.013874738</text:p>
          </table:table-cell>
          <table:table-cell office:value-type="float" office:value="0.014263566">
            <text:p>0.014263566</text:p>
          </table:table-cell>
          <table:table-cell office:value-type="float" office:value="0.017490333">
            <text:p>0.017490333</text:p>
          </table:table-cell>
          <table:table-cell office:value-type="float" office:value="0.011672819">
            <text:p>0.011672819</text:p>
          </table:table-cell>
          <table:table-cell office:value-type="float" office:value="0.017423408">
            <text:p>0.017423408</text:p>
          </table:table-cell>
          <table:table-cell office:value-type="float" office:value="0.017631134">
            <text:p>0.017631134</text:p>
          </table:table-cell>
          <table:table-cell office:value-type="float" office:value="0.011281084">
            <text:p>0.011281084</text:p>
          </table:table-cell>
          <table:table-cell office:value-type="float" office:value="0.010349913">
            <text:p>0.010349913</text:p>
          </table:table-cell>
          <table:table-cell office:value-type="float" office:value="0.009431584">
            <text:p>0.009431584</text:p>
          </table:table-cell>
          <table:table-cell office:value-type="float" office:value="0.015191467">
            <text:p>0.015191467</text:p>
          </table:table-cell>
          <table:table-cell office:value-type="float" office:value="0.018798085">
            <text:p>0.018798085</text:p>
          </table:table-cell>
          <table:table-cell office:value-type="float" office:value="0.010907776">
            <text:p>0.010907776</text:p>
          </table:table-cell>
          <table:table-cell office:value-type="float" office:value="0.009071536">
            <text:p>0.009071536</text:p>
          </table:table-cell>
          <table:table-cell office:value-type="float" office:value="0.009005083">
            <text:p>0.009005083</text:p>
          </table:table-cell>
          <table:table-cell office:value-type="float" office:value="0.010685885">
            <text:p>0.010685885</text:p>
          </table:table-cell>
          <table:table-cell office:value-type="float" office:value="0.012633823">
            <text:p>0.012633823</text:p>
          </table:table-cell>
          <table:table-cell office:value-type="float" office:value="0.009977375">
            <text:p>0.009977375</text:p>
          </table:table-cell>
          <table:table-cell office:value-type="float" office:value="0.010674325">
            <text:p>0.010674325</text:p>
          </table:table-cell>
          <table:table-cell office:value-type="float" office:value="0.012679194">
            <text:p>0.012679194</text:p>
          </table:table-cell>
          <table:table-cell office:value-type="float" office:value="0.012116614">
            <text:p>0.012116614</text:p>
          </table:table-cell>
          <table:table-cell office:value-type="float" office:value="0.0102879135">
            <text:p>0.0102879135</text:p>
          </table:table-cell>
          <table:table-cell office:value-type="float" office:value="0.0077496837">
            <text:p>0.0077496837</text:p>
          </table:table-cell>
          <table:table-cell office:value-type="float" office:value="0.008440236">
            <text:p>0.008440236</text:p>
          </table:table-cell>
          <table:table-cell office:value-type="float" office:value="0.007630332">
            <text:p>0.007630332</text:p>
          </table:table-cell>
          <table:table-cell office:value-type="float" office:value="0.008937458">
            <text:p>0.008937458</text:p>
          </table:table-cell>
          <table:table-cell office:value-type="float" office:value="0.010004266">
            <text:p>0.010004266</text:p>
          </table:table-cell>
          <table:table-cell office:value-type="float" office:value="0.0074792155">
            <text:p>0.0074792155</text:p>
          </table:table-cell>
          <table:table-cell office:value-type="float" office:value="0.006775809">
            <text:p>0.006775809</text:p>
          </table:table-cell>
          <table:table-cell office:value-type="float" office:value="0.008407205">
            <text:p>0.008407205</text:p>
          </table:table-cell>
          <table:table-cell office:value-type="float" office:value="0.008776094">
            <text:p>0.008776094</text:p>
          </table:table-cell>
          <table:table-cell office:value-type="float" office:value="0.009017581">
            <text:p>0.009017581</text:p>
          </table:table-cell>
          <table:table-cell office:value-type="float" office:value="0.007151555">
            <text:p>0.007151555</text:p>
          </table:table-cell>
          <table:table-cell office:value-type="float" office:value="0.0078633595">
            <text:p>0.0078633595</text:p>
          </table:table-cell>
          <table:table-cell office:value-type="float" office:value="0.00907013">
            <text:p>0.00907013</text:p>
          </table:table-cell>
          <table:table-cell office:value-type="float" office:value="0.008081418">
            <text:p>0.008081418</text:p>
          </table:table-cell>
          <table:table-cell office:value-type="float" office:value="0.008091039">
            <text:p>0.008091039</text:p>
          </table:table-cell>
          <table:table-cell office:value-type="float" office:value="0.010227912">
            <text:p>0.010227912</text:p>
          </table:table-cell>
          <table:table-cell office:value-type="float" office:value="0.008924514">
            <text:p>0.008924514</text:p>
          </table:table-cell>
          <table:table-cell office:value-type="float" office:value="0.009037011">
            <text:p>0.009037011</text:p>
          </table:table-cell>
          <table:table-cell office:value-type="float" office:value="0.0112063205">
            <text:p>0.0112063205</text:p>
          </table:table-cell>
          <table:table-cell office:value-type="float" office:value="0.008900984">
            <text:p>0.008900984</text:p>
          </table:table-cell>
          <table:table-cell office:value-type="float" office:value="0.008243621">
            <text:p>0.008243621</text:p>
          </table:table-cell>
          <table:table-cell office:value-type="float" office:value="0.0076678316">
            <text:p>0.0076678316</text:p>
          </table:table-cell>
          <table:table-cell office:value-type="float" office:value="0.009638605">
            <text:p>0.009638605</text:p>
          </table:table-cell>
          <table:table-cell office:value-type="float" office:value="0.010023411">
            <text:p>0.010023411</text:p>
          </table:table-cell>
          <table:table-cell office:value-type="float" office:value="0.0097722225">
            <text:p>0.0097722225</text:p>
          </table:table-cell>
          <table:table-cell office:value-type="float" office:value="0.010453673">
            <text:p>0.010453673</text:p>
          </table:table-cell>
          <table:table-cell office:value-type="float" office:value="0.009507422">
            <text:p>0.009507422</text:p>
          </table:table-cell>
          <table:table-cell office:value-type="float" office:value="0.008786788">
            <text:p>0.008786788</text:p>
          </table:table-cell>
          <table:table-cell office:value-type="float" office:value="0.00845399">
            <text:p>0.00845399</text:p>
          </table:table-cell>
          <table:table-cell office:value-type="float" office:value="0.0107738925">
            <text:p>0.0107738925</text:p>
          </table:table-cell>
          <table:table-cell office:value-type="float" office:value="0.009165709">
            <text:p>0.009165709</text:p>
          </table:table-cell>
          <table:table-cell office:value-type="float" office:value="0.011159359">
            <text:p>0.011159359</text:p>
          </table:table-cell>
          <table:table-cell office:value-type="float" office:value="0.013280713">
            <text:p>0.013280713</text:p>
          </table:table-cell>
          <table:table-cell office:value-type="float" office:value="0.0120630525">
            <text:p>0.0120630525</text:p>
          </table:table-cell>
          <table:table-cell office:value-type="float" office:value="0.011291647">
            <text:p>0.011291647</text:p>
          </table:table-cell>
          <table:table-cell office:value-type="float" office:value="0.011168491">
            <text:p>0.011168491</text:p>
          </table:table-cell>
          <table:table-cell office:value-type="float" office:value="0.016352229">
            <text:p>0.016352229</text:p>
          </table:table-cell>
          <table:table-cell office:value-type="float" office:value="0.01112636">
            <text:p>0.01112636</text:p>
          </table:table-cell>
          <table:table-cell office:value-type="float" office:value="0.011118291">
            <text:p>0.011118291</text:p>
          </table:table-cell>
          <table:table-cell office:value-type="float" office:value="0.010475143">
            <text:p>0.010475143</text:p>
          </table:table-cell>
          <table:table-cell office:value-type="float" office:value="0.0112239905">
            <text:p>0.0112239905</text:p>
          </table:table-cell>
          <table:table-cell office:value-type="float" office:value="0.008826972">
            <text:p>0.008826972</text:p>
          </table:table-cell>
          <table:table-cell office:value-type="float" office:value="0.0118185915">
            <text:p>0.0118185915</text:p>
          </table:table-cell>
          <table:table-cell office:value-type="float" office:value="0.010786794">
            <text:p>0.010786794</text:p>
          </table:table-cell>
          <table:table-cell office:value-type="float" office:value="0.011341472">
            <text:p>0.011341472</text:p>
          </table:table-cell>
          <table:table-cell office:value-type="float" office:value="0.012102668">
            <text:p>0.012102668</text:p>
          </table:table-cell>
          <table:table-cell office:value-type="float" office:value="0.01405964">
            <text:p>0.01405964</text:p>
          </table:table-cell>
          <table:table-cell office:value-type="float" office:value="0.01099736">
            <text:p>0.01099736</text:p>
          </table:table-cell>
          <table:table-cell office:value-type="float" office:value="0.008623862">
            <text:p>0.008623862</text:p>
          </table:table-cell>
          <table:table-cell office:value-type="float" office:value="0.010824316">
            <text:p>0.010824316</text:p>
          </table:table-cell>
          <table:table-cell office:value-type="float" office:value="0.014262726">
            <text:p>0.014262726</text:p>
          </table:table-cell>
          <table:table-cell office:value-type="float" office:value="0.011579652">
            <text:p>0.011579652</text:p>
          </table:table-cell>
          <table:table-cell office:value-type="float" office:value="0.018331505">
            <text:p>0.018331505</text:p>
          </table:table-cell>
          <table:table-cell office:value-type="float" office:value="0.015017613">
            <text:p>0.015017613</text:p>
          </table:table-cell>
          <table:table-cell office:value-type="float" office:value="0.011714542">
            <text:p>0.011714542</text:p>
          </table:table-cell>
          <table:table-cell office:value-type="float" office:value="0.013302793">
            <text:p>0.013302793</text:p>
          </table:table-cell>
          <table:table-cell office:value-type="float" office:value="0.014071397">
            <text:p>0.014071397</text:p>
          </table:table-cell>
          <table:table-cell office:value-type="float" office:value="0.013682017">
            <text:p>0.013682017</text:p>
          </table:table-cell>
          <table:table-cell office:value-type="float" office:value="0.012506422">
            <text:p>0.012506422</text:p>
          </table:table-cell>
          <table:table-cell office:value-type="float" office:value="0.013686043">
            <text:p>0.013686043</text:p>
          </table:table-cell>
          <table:table-cell office:value-type="float" office:value="0.014886768">
            <text:p>0.014886768</text:p>
          </table:table-cell>
          <table:table-cell office:value-type="float" office:value="0.010517719">
            <text:p>0.010517719</text:p>
          </table:table-cell>
          <table:table-cell office:value-type="float" office:value="0.011021984">
            <text:p>0.011021984</text:p>
          </table:table-cell>
          <table:table-cell office:value-type="float" office:value="0.012561308">
            <text:p>0.012561308</text:p>
          </table:table-cell>
          <table:table-cell office:value-type="float" office:value="0.012648727">
            <text:p>0.012648727</text:p>
          </table:table-cell>
          <table:table-cell office:value-type="float" office:value="0.012648854">
            <text:p>0.012648854</text:p>
          </table:table-cell>
          <table:table-cell office:value-type="float" office:value="0.010213257">
            <text:p>0.010213257</text:p>
          </table:table-cell>
          <table:table-cell office:value-type="float" office:value="0.010797114">
            <text:p>0.010797114</text:p>
          </table:table-cell>
          <table:table-cell office:value-type="float" office:value="0.012308921">
            <text:p>0.012308921</text:p>
          </table:table-cell>
          <table:table-cell office:value-type="float" office:value="0.01754053">
            <text:p>0.01754053</text:p>
          </table:table-cell>
          <table:table-cell office:value-type="float" office:value="0.014541512">
            <text:p>0.014541512</text:p>
          </table:table-cell>
          <table:table-cell office:value-type="float" office:value="0.010872185">
            <text:p>0.010872185</text:p>
          </table:table-cell>
          <table:table-cell office:value-type="float" office:value="0.01162963">
            <text:p>0.01162963</text:p>
          </table:table-cell>
          <table:table-cell office:value-type="float" office:value="0.011871233">
            <text:p>0.011871233</text:p>
          </table:table-cell>
          <table:table-cell office:value-type="float" office:value="0.009913912">
            <text:p>0.009913912</text:p>
          </table:table-cell>
          <table:table-cell office:value-type="float" office:value="0.01035583">
            <text:p>0.01035583</text:p>
          </table:table-cell>
          <table:table-cell office:value-type="float" office:value="0.01263705">
            <text:p>0.01263705</text:p>
          </table:table-cell>
          <table:table-cell office:value-type="float" office:value="0.010867203">
            <text:p>0.010867203</text:p>
          </table:table-cell>
          <table:table-cell office:value-type="float" office:value="0.010952387">
            <text:p>0.010952387</text:p>
          </table:table-cell>
          <table:table-cell office:value-type="float" office:value="0.0126357">
            <text:p>0.0126357</text:p>
          </table:table-cell>
          <table:table-cell office:value-type="float" office:value="0.01080972">
            <text:p>0.01080972</text:p>
          </table:table-cell>
          <table:table-cell office:value-type="float" office:value="0.010279164">
            <text:p>0.010279164</text:p>
          </table:table-cell>
          <table:table-cell office:value-type="float" office:value="0.012339974">
            <text:p>0.012339974</text:p>
          </table:table-cell>
          <table:table-cell office:value-type="float" office:value="0.015488085">
            <text:p>0.015488085</text:p>
          </table:table-cell>
          <table:table-cell office:value-type="float" office:value="0.013731554">
            <text:p>0.013731554</text:p>
          </table:table-cell>
          <table:table-cell office:value-type="float" office:value="0.01652676">
            <text:p>0.01652676</text:p>
          </table:table-cell>
          <table:table-cell office:value-type="float" office:value="0.0118974885">
            <text:p>0.0118974885</text:p>
          </table:table-cell>
          <table:table-cell office:value-type="float" office:value="0.00905422">
            <text:p>0.00905422</text:p>
          </table:table-cell>
          <table:table-cell office:value-type="float" office:value="0.0127123315">
            <text:p>0.0127123315</text:p>
          </table:table-cell>
          <table:table-cell office:value-type="float" office:value="0.013600661">
            <text:p>0.013600661</text:p>
          </table:table-cell>
          <table:table-cell office:value-type="float" office:value="0.016053757">
            <text:p>0.016053757</text:p>
          </table:table-cell>
          <table:table-cell office:value-type="float" office:value="0.018249387">
            <text:p>0.018249387</text:p>
          </table:table-cell>
          <table:table-cell office:value-type="float" office:value="0.014547312">
            <text:p>0.014547312</text:p>
          </table:table-cell>
          <table:table-cell office:value-type="float" office:value="0.013726611">
            <text:p>0.013726611</text:p>
          </table:table-cell>
          <table:table-cell office:value-type="float" office:value="0.011804928">
            <text:p>0.011804928</text:p>
          </table:table-cell>
          <table:table-cell office:value-type="float" office:value="0.012694868">
            <text:p>0.012694868</text:p>
          </table:table-cell>
          <table:table-cell office:value-type="float" office:value="0.012152616">
            <text:p>0.012152616</text:p>
          </table:table-cell>
          <table:table-cell office:value-type="float" office:value="0.013067575">
            <text:p>0.013067575</text:p>
          </table:table-cell>
          <table:table-cell office:value-type="float" office:value="0.014950808">
            <text:p>0.014950808</text:p>
          </table:table-cell>
          <table:table-cell office:value-type="float" office:value="0.013892107">
            <text:p>0.013892107</text:p>
          </table:table-cell>
          <table:table-cell office:value-type="float" office:value="0.011200647">
            <text:p>0.011200647</text:p>
          </table:table-cell>
          <table:table-cell office:value-type="float" office:value="0.012505806">
            <text:p>0.012505806</text:p>
          </table:table-cell>
          <table:table-cell office:value-type="float" office:value="0.0115338005">
            <text:p>0.0115338005</text:p>
          </table:table-cell>
          <table:table-cell office:value-type="float" office:value="0.012229943">
            <text:p>0.012229943</text:p>
          </table:table-cell>
          <table:table-cell office:value-type="float" office:value="0.01370436">
            <text:p>0.01370436</text:p>
          </table:table-cell>
          <table:table-cell office:value-type="float" office:value="0.014175479">
            <text:p>0.014175479</text:p>
          </table:table-cell>
          <table:table-cell office:value-type="float" office:value="0.012517132">
            <text:p>0.012517132</text:p>
          </table:table-cell>
          <table:table-cell office:value-type="float" office:value="0.013144244">
            <text:p>0.013144244</text:p>
          </table:table-cell>
          <table:table-cell office:value-type="float" office:value="0.012925497">
            <text:p>0.012925497</text:p>
          </table:table-cell>
          <table:table-cell office:value-type="float" office:value="0.010838969">
            <text:p>0.010838969</text:p>
          </table:table-cell>
          <table:table-cell office:value-type="float" office:value="0.010617047">
            <text:p>0.010617047</text:p>
          </table:table-cell>
          <table:table-cell office:value-type="float" office:value="0.010102361">
            <text:p>0.010102361</text:p>
          </table:table-cell>
          <table:table-cell office:value-type="float" office:value="0.010523581">
            <text:p>0.010523581</text:p>
          </table:table-cell>
          <table:table-cell office:value-type="float" office:value="0.009475893">
            <text:p>0.009475893</text:p>
          </table:table-cell>
          <table:table-cell office:value-type="float" office:value="0.012523649">
            <text:p>0.012523649</text:p>
          </table:table-cell>
          <table:table-cell office:value-type="float" office:value="0.012111296">
            <text:p>0.012111296</text:p>
          </table:table-cell>
          <table:table-cell office:value-type="float" office:value="0.013326271">
            <text:p>0.013326271</text:p>
          </table:table-cell>
          <table:table-cell office:value-type="float" office:value="0.011259191">
            <text:p>0.011259191</text:p>
          </table:table-cell>
          <table:table-cell office:value-type="float" office:value="0.010493322">
            <text:p>0.010493322</text:p>
          </table:table-cell>
          <table:table-cell office:value-type="float" office:value="0.010879938">
            <text:p>0.010879938</text:p>
          </table:table-cell>
          <table:table-cell office:value-type="float" office:value="0.009855">
            <text:p>0.009855</text:p>
          </table:table-cell>
          <table:table-cell office:value-type="float" office:value="0.01053473">
            <text:p>0.01053473</text:p>
          </table:table-cell>
          <table:table-cell office:value-type="float" office:value="0.011849948">
            <text:p>0.011849948</text:p>
          </table:table-cell>
          <table:table-cell office:value-type="float" office:value="0.012833732">
            <text:p>0.012833732</text:p>
          </table:table-cell>
          <table:table-cell office:value-type="float" office:value="0.0124274045">
            <text:p>0.0124274045</text:p>
          </table:table-cell>
          <table:table-cell office:value-type="float" office:value="0.010189469">
            <text:p>0.010189469</text:p>
          </table:table-cell>
          <table:table-cell office:value-type="float" office:value="0.011434163">
            <text:p>0.011434163</text:p>
          </table:table-cell>
          <table:table-cell office:value-type="float" office:value="0.0114924535">
            <text:p>0.0114924535</text:p>
          </table:table-cell>
          <table:table-cell office:value-type="float" office:value="0.013272149">
            <text:p>0.013272149</text:p>
          </table:table-cell>
          <table:table-cell office:value-type="float" office:value="0.012752952">
            <text:p>0.012752952</text:p>
          </table:table-cell>
          <table:table-cell office:value-type="float" office:value="0.0121397795">
            <text:p>0.0121397795</text:p>
          </table:table-cell>
          <table:table-cell office:value-type="float" office:value="0.011987354">
            <text:p>0.011987354</text:p>
          </table:table-cell>
          <table:table-cell office:value-type="float" office:value="0.010550776">
            <text:p>0.010550776</text:p>
          </table:table-cell>
          <table:table-cell office:value-type="float" office:value="0.00887367">
            <text:p>0.00887367</text:p>
          </table:table-cell>
          <table:table-cell office:value-type="float" office:value="0.010580448">
            <text:p>0.010580448</text:p>
          </table:table-cell>
          <table:table-cell office:value-type="float" office:value="0.012524422">
            <text:p>0.012524422</text:p>
          </table:table-cell>
          <table:table-cell office:value-type="float" office:value="0.012920731">
            <text:p>0.012920731</text:p>
          </table:table-cell>
          <table:table-cell office:value-type="float" office:value="0.011709568">
            <text:p>0.011709568</text:p>
          </table:table-cell>
          <table:table-cell office:value-type="float" office:value="0.0121852355">
            <text:p>0.0121852355</text:p>
          </table:table-cell>
          <table:table-cell office:value-type="float" office:value="0.009936664">
            <text:p>0.009936664</text:p>
          </table:table-cell>
          <table:table-cell office:value-type="float" office:value="0.009266899">
            <text:p>0.009266899</text:p>
          </table:table-cell>
          <table:table-cell office:value-type="float" office:value="0.01197243">
            <text:p>0.01197243</text:p>
          </table:table-cell>
          <table:table-cell office:value-type="float" office:value="0.012447069">
            <text:p>0.012447069</text:p>
          </table:table-cell>
          <table:table-cell office:value-type="float" office:value="0.012901525">
            <text:p>0.012901525</text:p>
          </table:table-cell>
          <table:table-cell office:value-type="float" office:value="0.010678542">
            <text:p>0.010678542</text:p>
          </table:table-cell>
          <table:table-cell office:value-type="float" office:value="0.010654828">
            <text:p>0.010654828</text:p>
          </table:table-cell>
          <table:table-cell office:value-type="float" office:value="0.009890883">
            <text:p>0.009890883</text:p>
          </table:table-cell>
          <table:table-cell office:value-type="float" office:value="0.009472925">
            <text:p>0.009472925</text:p>
          </table:table-cell>
          <table:table-cell office:value-type="float" office:value="0.011088988">
            <text:p>0.011088988</text:p>
          </table:table-cell>
          <table:table-cell office:value-type="float" office:value="0.01070418">
            <text:p>0.01070418</text:p>
          </table:table-cell>
          <table:table-cell office:value-type="float" office:value="0.011515169">
            <text:p>0.011515169</text:p>
          </table:table-cell>
          <table:table-cell office:value-type="float" office:value="0.009909529">
            <text:p>0.009909529</text:p>
          </table:table-cell>
          <table:table-cell office:value-type="float" office:value="0.009453613">
            <text:p>0.009453613</text:p>
          </table:table-cell>
          <table:table-cell office:value-type="float" office:value="0.009520739">
            <text:p>0.009520739</text:p>
          </table:table-cell>
          <table:table-cell office:value-type="float" office:value="0.008252684">
            <text:p>0.008252684</text:p>
          </table:table-cell>
          <table:table-cell office:value-type="float" office:value="0.008733293">
            <text:p>0.008733293</text:p>
          </table:table-cell>
          <table:table-cell office:value-type="float" office:value="0.009289154">
            <text:p>0.009289154</text:p>
          </table:table-cell>
          <table:table-cell office:value-type="float" office:value="0.01082">
            <text:p>0.01082</text:p>
          </table:table-cell>
          <table:table-cell office:value-type="float" office:value="0.011289622">
            <text:p>0.011289622</text:p>
          </table:table-cell>
          <table:table-cell office:value-type="float" office:value="0.009188433">
            <text:p>0.009188433</text:p>
          </table:table-cell>
          <table:table-cell office:value-type="float" office:value="0.008293749">
            <text:p>0.008293749</text:p>
          </table:table-cell>
          <table:table-cell office:value-type="float" office:value="0.008930414">
            <text:p>0.008930414</text:p>
          </table:table-cell>
          <table:table-cell office:value-type="float" office:value="0.011024051">
            <text:p>0.011024051</text:p>
          </table:table-cell>
          <table:table-cell office:value-type="float" office:value="0.012504502">
            <text:p>0.012504502</text:p>
          </table:table-cell>
          <table:table-cell office:value-type="float" office:value="0.010384269">
            <text:p>0.010384269</text:p>
          </table:table-cell>
          <table:table-cell office:value-type="float" office:value="0.011409961">
            <text:p>0.011409961</text:p>
          </table:table-cell>
          <table:table-cell office:value-type="float" office:value="0.010828773">
            <text:p>0.010828773</text:p>
          </table:table-cell>
          <table:table-cell office:value-type="float" office:value="0.00901752">
            <text:p>0.00901752</text:p>
          </table:table-cell>
          <table:table-cell table:style-name="Default" office:value-type="float" office:value="0.009470902">
            <text:p>0.009470902</text:p>
          </table:table-cell>
          <table:table-cell table:style-name="Default" office:value-type="float" office:value="0.012708311">
            <text:p>0.012708311</text:p>
          </table:table-cell>
          <table:table-cell table:style-name="Default" office:value-type="float" office:value="0.013504758">
            <text:p>0.013504758</text:p>
          </table:table-cell>
          <table:table-cell table:style-name="Default" office:value-type="float" office:value="0.009358592">
            <text:p>0.009358592</text:p>
          </table:table-cell>
          <table:table-cell office:value-type="float" office:value="0.010524413">
            <text:p>0.010524413</text:p>
          </table:table-cell>
          <table:table-cell table:style-name="Default" office:value-type="float" office:value="0.011084666">
            <text:p>0.011084666</text:p>
          </table:table-cell>
          <table:table-cell table:style-name="Default" office:value-type="float" office:value="0.01088515">
            <text:p>0.01088515</text:p>
          </table:table-cell>
          <table:table-cell table:style-name="Default" office:value-type="float" office:value="0.012156532">
            <text:p>0.012156532</text:p>
          </table:table-cell>
          <table:table-cell table:style-name="Default" office:value-type="float" office:value="0.0108852">
            <text:p>0.0108852</text:p>
          </table:table-cell>
          <table:table-cell table:style-name="Default" office:value-type="float" office:value="0.010868884">
            <text:p>0.010868884</text:p>
          </table:table-cell>
          <table:table-cell table:style-name="Default" office:value-type="float" office:value="0.0073472927">
            <text:p>0.0073472927</text:p>
          </table:table-cell>
          <table:table-cell table:style-name="Default" office:value-type="float" office:value="0.0061514983">
            <text:p>0.0061514983</text:p>
          </table:table-cell>
          <table:table-cell table:style-name="Default" office:value-type="float" office:value="0.0059731924">
            <text:p>0.0059731924</text:p>
          </table:table-cell>
          <table:table-cell table:style-name="Default" office:value-type="float" office:value="0.004279408">
            <text:p>0.004279408</text:p>
          </table:table-cell>
          <table:table-cell table:style-name="Default" office:value-type="float" office:value="0.0036231086">
            <text:p>0.0036231086</text:p>
          </table:table-cell>
          <table:table-cell table:style-name="Default" office:value-type="float" office:value="0.0031305796">
            <text:p>0.0031305796</text:p>
          </table:table-cell>
          <table:table-cell table:style-name="Default" office:value-type="float" office:value="0.002730845">
            <text:p>0.002730845</text:p>
          </table:table-cell>
          <table:table-cell table:style-name="Default" office:value-type="float" office:value="0.0019957656">
            <text:p>0.0019957656</text:p>
          </table:table-cell>
          <table:table-cell table:style-name="Default" office:value-type="float" office:value="0.0014902796">
            <text:p>0.0014902796</text:p>
          </table:table-cell>
          <table:table-cell table:style-name="Default" office:value-type="float" office:value="0.0012753404">
            <text:p>0.0012753404</text:p>
          </table:table-cell>
          <table:table-cell table:style-name="Default" office:value-type="float" office:value="0.0011622871">
            <text:p>0.0011622871</text:p>
          </table:table-cell>
          <table:table-cell table:style-name="Default" office:value-type="float" office:value="0.0010526029">
            <text:p>0.0010526029</text:p>
          </table:table-cell>
          <table:table-cell table:style-name="Default" office:value-type="float" office:value="0.0010146023">
            <text:p>0.0010146023</text:p>
          </table:table-cell>
          <table:table-cell office:value-type="float" office:value="0.00095405575">
            <text:p>9.54E-004</text:p>
          </table:table-cell>
          <table:table-cell office:value-type="float" office:value="0.0009113802">
            <text:p>9.11E-004</text:p>
          </table:table-cell>
          <table:table-cell office:value-type="float" office:value="0.0008969851">
            <text:p>8.97E-004</text:p>
          </table:table-cell>
          <table:table-cell office:value-type="float" office:value="0.00088833447">
            <text:p>8.88E-004</text:p>
          </table:table-cell>
          <table:table-cell office:value-type="float" office:value="0.0008826282">
            <text:p>8.83E-004</text:p>
          </table:table-cell>
          <table:table-cell office:value-type="float" office:value="0.00087955495">
            <text:p>8.80E-004</text:p>
          </table:table-cell>
          <table:table-cell office:value-type="float" office:value="0.000878845">
            <text:p>8.79E-004</text:p>
          </table:table-cell>
          <table:table-cell/>
        </table:table-row>
        <table:table-row table:style-name="ro1">
          <table:table-cell office:value-type="string">
            <text:p>/mnt/share/Music/Albums/Parliament/Chocolate City/05 What Comes Funky.mp3</text:p>
          </table:table-cell>
          <table:table-cell office:value-type="float" office:value="0.052816823">
            <text:p>0.052816823</text:p>
          </table:table-cell>
          <table:table-cell office:value-type="float" office:value="0.053679243">
            <text:p>0.053679243</text:p>
          </table:table-cell>
          <table:table-cell office:value-type="float" office:value="0.037764914">
            <text:p>0.037764914</text:p>
          </table:table-cell>
          <table:table-cell office:value-type="float" office:value="0.047950458">
            <text:p>0.047950458</text:p>
          </table:table-cell>
          <table:table-cell office:value-type="float" office:value="0.043904867">
            <text:p>0.043904867</text:p>
          </table:table-cell>
          <table:table-cell office:value-type="float" office:value="0.045696616">
            <text:p>0.045696616</text:p>
          </table:table-cell>
          <table:table-cell office:value-type="float" office:value="0.04112499">
            <text:p>0.04112499</text:p>
          </table:table-cell>
          <table:table-cell office:value-type="float" office:value="0.049378797">
            <text:p>0.049378797</text:p>
          </table:table-cell>
          <table:table-cell office:value-type="float" office:value="0.035943966">
            <text:p>0.035943966</text:p>
          </table:table-cell>
          <table:table-cell office:value-type="float" office:value="0.0370149">
            <text:p>0.0370149</text:p>
          </table:table-cell>
          <table:table-cell office:value-type="float" office:value="0.03656605">
            <text:p>0.03656605</text:p>
          </table:table-cell>
          <table:table-cell office:value-type="float" office:value="0.031393893">
            <text:p>0.031393893</text:p>
          </table:table-cell>
          <table:table-cell office:value-type="float" office:value="0.021981556">
            <text:p>0.021981556</text:p>
          </table:table-cell>
          <table:table-cell office:value-type="float" office:value="0.033428267">
            <text:p>0.033428267</text:p>
          </table:table-cell>
          <table:table-cell office:value-type="float" office:value="0.025865916">
            <text:p>0.025865916</text:p>
          </table:table-cell>
          <table:table-cell office:value-type="float" office:value="0.033359814">
            <text:p>0.033359814</text:p>
          </table:table-cell>
          <table:table-cell office:value-type="float" office:value="0.021280112">
            <text:p>0.021280112</text:p>
          </table:table-cell>
          <table:table-cell office:value-type="float" office:value="0.026830701">
            <text:p>0.026830701</text:p>
          </table:table-cell>
          <table:table-cell office:value-type="float" office:value="0.027979415">
            <text:p>0.027979415</text:p>
          </table:table-cell>
          <table:table-cell office:value-type="float" office:value="0.026274908">
            <text:p>0.026274908</text:p>
          </table:table-cell>
          <table:table-cell office:value-type="float" office:value="0.029567506">
            <text:p>0.029567506</text:p>
          </table:table-cell>
          <table:table-cell office:value-type="float" office:value="0.025025211">
            <text:p>0.025025211</text:p>
          </table:table-cell>
          <table:table-cell office:value-type="float" office:value="0.026542693">
            <text:p>0.026542693</text:p>
          </table:table-cell>
          <table:table-cell office:value-type="float" office:value="0.025115073">
            <text:p>0.025115073</text:p>
          </table:table-cell>
          <table:table-cell office:value-type="float" office:value="0.017724488">
            <text:p>0.017724488</text:p>
          </table:table-cell>
          <table:table-cell office:value-type="float" office:value="0.019247632">
            <text:p>0.019247632</text:p>
          </table:table-cell>
          <table:table-cell office:value-type="float" office:value="0.017918855">
            <text:p>0.017918855</text:p>
          </table:table-cell>
          <table:table-cell office:value-type="float" office:value="0.0220682">
            <text:p>0.0220682</text:p>
          </table:table-cell>
          <table:table-cell office:value-type="float" office:value="0.015447303">
            <text:p>0.015447303</text:p>
          </table:table-cell>
          <table:table-cell office:value-type="float" office:value="0.0150706945">
            <text:p>0.0150706945</text:p>
          </table:table-cell>
          <table:table-cell office:value-type="float" office:value="0.020725213">
            <text:p>0.020725213</text:p>
          </table:table-cell>
          <table:table-cell office:value-type="float" office:value="0.017273903">
            <text:p>0.017273903</text:p>
          </table:table-cell>
          <table:table-cell office:value-type="float" office:value="0.016141575">
            <text:p>0.016141575</text:p>
          </table:table-cell>
          <table:table-cell office:value-type="float" office:value="0.01492343">
            <text:p>0.01492343</text:p>
          </table:table-cell>
          <table:table-cell office:value-type="float" office:value="0.017791921">
            <text:p>0.017791921</text:p>
          </table:table-cell>
          <table:table-cell office:value-type="float" office:value="0.014133575">
            <text:p>0.014133575</text:p>
          </table:table-cell>
          <table:table-cell office:value-type="float" office:value="0.013172046">
            <text:p>0.013172046</text:p>
          </table:table-cell>
          <table:table-cell office:value-type="float" office:value="0.013512989">
            <text:p>0.013512989</text:p>
          </table:table-cell>
          <table:table-cell office:value-type="float" office:value="0.015734788">
            <text:p>0.015734788</text:p>
          </table:table-cell>
          <table:table-cell office:value-type="float" office:value="0.011203046">
            <text:p>0.011203046</text:p>
          </table:table-cell>
          <table:table-cell office:value-type="float" office:value="0.01301765">
            <text:p>0.01301765</text:p>
          </table:table-cell>
          <table:table-cell office:value-type="float" office:value="0.012679484">
            <text:p>0.012679484</text:p>
          </table:table-cell>
          <table:table-cell office:value-type="float" office:value="0.011647655">
            <text:p>0.011647655</text:p>
          </table:table-cell>
          <table:table-cell office:value-type="float" office:value="0.0115716485">
            <text:p>0.0115716485</text:p>
          </table:table-cell>
          <table:table-cell office:value-type="float" office:value="0.012398399">
            <text:p>0.012398399</text:p>
          </table:table-cell>
          <table:table-cell office:value-type="float" office:value="0.013819704">
            <text:p>0.013819704</text:p>
          </table:table-cell>
          <table:table-cell office:value-type="float" office:value="0.014598648">
            <text:p>0.014598648</text:p>
          </table:table-cell>
          <table:table-cell office:value-type="float" office:value="0.013678712">
            <text:p>0.013678712</text:p>
          </table:table-cell>
          <table:table-cell office:value-type="float" office:value="0.011442332">
            <text:p>0.011442332</text:p>
          </table:table-cell>
          <table:table-cell office:value-type="float" office:value="0.011361569">
            <text:p>0.011361569</text:p>
          </table:table-cell>
          <table:table-cell office:value-type="float" office:value="0.01143673">
            <text:p>0.01143673</text:p>
          </table:table-cell>
          <table:table-cell office:value-type="float" office:value="0.0144744795">
            <text:p>0.0144744795</text:p>
          </table:table-cell>
          <table:table-cell office:value-type="float" office:value="0.01250258">
            <text:p>0.01250258</text:p>
          </table:table-cell>
          <table:table-cell office:value-type="float" office:value="0.009768335">
            <text:p>0.009768335</text:p>
          </table:table-cell>
          <table:table-cell office:value-type="float" office:value="0.010298347">
            <text:p>0.010298347</text:p>
          </table:table-cell>
          <table:table-cell office:value-type="float" office:value="0.009836869">
            <text:p>0.009836869</text:p>
          </table:table-cell>
          <table:table-cell office:value-type="float" office:value="0.010356442">
            <text:p>0.010356442</text:p>
          </table:table-cell>
          <table:table-cell office:value-type="float" office:value="0.008934517">
            <text:p>0.008934517</text:p>
          </table:table-cell>
          <table:table-cell office:value-type="float" office:value="0.010326206">
            <text:p>0.010326206</text:p>
          </table:table-cell>
          <table:table-cell office:value-type="float" office:value="0.009874064">
            <text:p>0.009874064</text:p>
          </table:table-cell>
          <table:table-cell office:value-type="float" office:value="0.009397341">
            <text:p>0.009397341</text:p>
          </table:table-cell>
          <table:table-cell office:value-type="float" office:value="0.0093811825">
            <text:p>0.0093811825</text:p>
          </table:table-cell>
          <table:table-cell office:value-type="float" office:value="0.0086754365">
            <text:p>0.0086754365</text:p>
          </table:table-cell>
          <table:table-cell office:value-type="float" office:value="0.009179289">
            <text:p>0.009179289</text:p>
          </table:table-cell>
          <table:table-cell office:value-type="float" office:value="0.011073935">
            <text:p>0.011073935</text:p>
          </table:table-cell>
          <table:table-cell office:value-type="float" office:value="0.010098001">
            <text:p>0.010098001</text:p>
          </table:table-cell>
          <table:table-cell office:value-type="float" office:value="0.0110927615">
            <text:p>0.0110927615</text:p>
          </table:table-cell>
          <table:table-cell office:value-type="float" office:value="0.009251697">
            <text:p>0.009251697</text:p>
          </table:table-cell>
          <table:table-cell office:value-type="float" office:value="0.009733549">
            <text:p>0.009733549</text:p>
          </table:table-cell>
          <table:table-cell office:value-type="float" office:value="0.010033427">
            <text:p>0.010033427</text:p>
          </table:table-cell>
          <table:table-cell office:value-type="float" office:value="0.010693405">
            <text:p>0.010693405</text:p>
          </table:table-cell>
          <table:table-cell office:value-type="float" office:value="0.010737882">
            <text:p>0.010737882</text:p>
          </table:table-cell>
          <table:table-cell office:value-type="float" office:value="0.012824702">
            <text:p>0.012824702</text:p>
          </table:table-cell>
          <table:table-cell office:value-type="float" office:value="0.011560625">
            <text:p>0.011560625</text:p>
          </table:table-cell>
          <table:table-cell office:value-type="float" office:value="0.011759297">
            <text:p>0.011759297</text:p>
          </table:table-cell>
          <table:table-cell office:value-type="float" office:value="0.013739192">
            <text:p>0.013739192</text:p>
          </table:table-cell>
          <table:table-cell office:value-type="float" office:value="0.011167168">
            <text:p>0.011167168</text:p>
          </table:table-cell>
          <table:table-cell office:value-type="float" office:value="0.010402907">
            <text:p>0.010402907</text:p>
          </table:table-cell>
          <table:table-cell office:value-type="float" office:value="0.010694618">
            <text:p>0.010694618</text:p>
          </table:table-cell>
          <table:table-cell office:value-type="float" office:value="0.013329506">
            <text:p>0.013329506</text:p>
          </table:table-cell>
          <table:table-cell office:value-type="float" office:value="0.014304267">
            <text:p>0.014304267</text:p>
          </table:table-cell>
          <table:table-cell office:value-type="float" office:value="0.012921915">
            <text:p>0.012921915</text:p>
          </table:table-cell>
          <table:table-cell office:value-type="float" office:value="0.012062474">
            <text:p>0.012062474</text:p>
          </table:table-cell>
          <table:table-cell office:value-type="float" office:value="0.013062316">
            <text:p>0.013062316</text:p>
          </table:table-cell>
          <table:table-cell office:value-type="float" office:value="0.011230438">
            <text:p>0.011230438</text:p>
          </table:table-cell>
          <table:table-cell office:value-type="float" office:value="0.011084804">
            <text:p>0.011084804</text:p>
          </table:table-cell>
          <table:table-cell office:value-type="float" office:value="0.015340032">
            <text:p>0.015340032</text:p>
          </table:table-cell>
          <table:table-cell office:value-type="float" office:value="0.012525009">
            <text:p>0.012525009</text:p>
          </table:table-cell>
          <table:table-cell office:value-type="float" office:value="0.016370865">
            <text:p>0.016370865</text:p>
          </table:table-cell>
          <table:table-cell office:value-type="float" office:value="0.015241328">
            <text:p>0.015241328</text:p>
          </table:table-cell>
          <table:table-cell office:value-type="float" office:value="0.014013585">
            <text:p>0.014013585</text:p>
          </table:table-cell>
          <table:table-cell office:value-type="float" office:value="0.01490636">
            <text:p>0.01490636</text:p>
          </table:table-cell>
          <table:table-cell office:value-type="float" office:value="0.014455549">
            <text:p>0.014455549</text:p>
          </table:table-cell>
          <table:table-cell office:value-type="float" office:value="0.019692121">
            <text:p>0.019692121</text:p>
          </table:table-cell>
          <table:table-cell office:value-type="float" office:value="0.014061666">
            <text:p>0.014061666</text:p>
          </table:table-cell>
          <table:table-cell office:value-type="float" office:value="0.014454835">
            <text:p>0.014454835</text:p>
          </table:table-cell>
          <table:table-cell office:value-type="float" office:value="0.016957607">
            <text:p>0.016957607</text:p>
          </table:table-cell>
          <table:table-cell office:value-type="float" office:value="0.013762588">
            <text:p>0.013762588</text:p>
          </table:table-cell>
          <table:table-cell office:value-type="float" office:value="0.011279667">
            <text:p>0.011279667</text:p>
          </table:table-cell>
          <table:table-cell office:value-type="float" office:value="0.013449109">
            <text:p>0.013449109</text:p>
          </table:table-cell>
          <table:table-cell office:value-type="float" office:value="0.013555613">
            <text:p>0.013555613</text:p>
          </table:table-cell>
          <table:table-cell office:value-type="float" office:value="0.0133485785">
            <text:p>0.0133485785</text:p>
          </table:table-cell>
          <table:table-cell office:value-type="float" office:value="0.014689523">
            <text:p>0.014689523</text:p>
          </table:table-cell>
          <table:table-cell office:value-type="float" office:value="0.017271187">
            <text:p>0.017271187</text:p>
          </table:table-cell>
          <table:table-cell office:value-type="float" office:value="0.016414111">
            <text:p>0.016414111</text:p>
          </table:table-cell>
          <table:table-cell office:value-type="float" office:value="0.011831642">
            <text:p>0.011831642</text:p>
          </table:table-cell>
          <table:table-cell office:value-type="float" office:value="0.014257083">
            <text:p>0.014257083</text:p>
          </table:table-cell>
          <table:table-cell office:value-type="float" office:value="0.01781249">
            <text:p>0.01781249</text:p>
          </table:table-cell>
          <table:table-cell office:value-type="float" office:value="0.015608562">
            <text:p>0.015608562</text:p>
          </table:table-cell>
          <table:table-cell office:value-type="float" office:value="0.021576727">
            <text:p>0.021576727</text:p>
          </table:table-cell>
          <table:table-cell office:value-type="float" office:value="0.016952151">
            <text:p>0.016952151</text:p>
          </table:table-cell>
          <table:table-cell office:value-type="float" office:value="0.014226048">
            <text:p>0.014226048</text:p>
          </table:table-cell>
          <table:table-cell office:value-type="float" office:value="0.016180038">
            <text:p>0.016180038</text:p>
          </table:table-cell>
          <table:table-cell office:value-type="float" office:value="0.01564562">
            <text:p>0.01564562</text:p>
          </table:table-cell>
          <table:table-cell office:value-type="float" office:value="0.018328622">
            <text:p>0.018328622</text:p>
          </table:table-cell>
          <table:table-cell office:value-type="float" office:value="0.014262872">
            <text:p>0.014262872</text:p>
          </table:table-cell>
          <table:table-cell office:value-type="float" office:value="0.015892887">
            <text:p>0.015892887</text:p>
          </table:table-cell>
          <table:table-cell office:value-type="float" office:value="0.019093677">
            <text:p>0.019093677</text:p>
          </table:table-cell>
          <table:table-cell office:value-type="float" office:value="0.012882857">
            <text:p>0.012882857</text:p>
          </table:table-cell>
          <table:table-cell office:value-type="float" office:value="0.012876407">
            <text:p>0.012876407</text:p>
          </table:table-cell>
          <table:table-cell office:value-type="float" office:value="0.013856077">
            <text:p>0.013856077</text:p>
          </table:table-cell>
          <table:table-cell office:value-type="float" office:value="0.016408497">
            <text:p>0.016408497</text:p>
          </table:table-cell>
          <table:table-cell office:value-type="float" office:value="0.016862268">
            <text:p>0.016862268</text:p>
          </table:table-cell>
          <table:table-cell office:value-type="float" office:value="0.013347826">
            <text:p>0.013347826</text:p>
          </table:table-cell>
          <table:table-cell office:value-type="float" office:value="0.014437716">
            <text:p>0.014437716</text:p>
          </table:table-cell>
          <table:table-cell office:value-type="float" office:value="0.014388149">
            <text:p>0.014388149</text:p>
          </table:table-cell>
          <table:table-cell office:value-type="float" office:value="0.0211887">
            <text:p>0.0211887</text:p>
          </table:table-cell>
          <table:table-cell office:value-type="float" office:value="0.017752865">
            <text:p>0.017752865</text:p>
          </table:table-cell>
          <table:table-cell office:value-type="float" office:value="0.014311213">
            <text:p>0.014311213</text:p>
          </table:table-cell>
          <table:table-cell office:value-type="float" office:value="0.015510813">
            <text:p>0.015510813</text:p>
          </table:table-cell>
          <table:table-cell office:value-type="float" office:value="0.016402628">
            <text:p>0.016402628</text:p>
          </table:table-cell>
          <table:table-cell office:value-type="float" office:value="0.01392421">
            <text:p>0.01392421</text:p>
          </table:table-cell>
          <table:table-cell office:value-type="float" office:value="0.013182466">
            <text:p>0.013182466</text:p>
          </table:table-cell>
          <table:table-cell office:value-type="float" office:value="0.016075095">
            <text:p>0.016075095</text:p>
          </table:table-cell>
          <table:table-cell office:value-type="float" office:value="0.013871602">
            <text:p>0.013871602</text:p>
          </table:table-cell>
          <table:table-cell office:value-type="float" office:value="0.014941841">
            <text:p>0.014941841</text:p>
          </table:table-cell>
          <table:table-cell office:value-type="float" office:value="0.016791532">
            <text:p>0.016791532</text:p>
          </table:table-cell>
          <table:table-cell office:value-type="float" office:value="0.014799582">
            <text:p>0.014799582</text:p>
          </table:table-cell>
          <table:table-cell office:value-type="float" office:value="0.013749275">
            <text:p>0.013749275</text:p>
          </table:table-cell>
          <table:table-cell office:value-type="float" office:value="0.015296408">
            <text:p>0.015296408</text:p>
          </table:table-cell>
          <table:table-cell office:value-type="float" office:value="0.017293718">
            <text:p>0.017293718</text:p>
          </table:table-cell>
          <table:table-cell office:value-type="float" office:value="0.01683519">
            <text:p>0.01683519</text:p>
          </table:table-cell>
          <table:table-cell office:value-type="float" office:value="0.020847911">
            <text:p>0.020847911</text:p>
          </table:table-cell>
          <table:table-cell office:value-type="float" office:value="0.015272963">
            <text:p>0.015272963</text:p>
          </table:table-cell>
          <table:table-cell office:value-type="float" office:value="0.012012327">
            <text:p>0.012012327</text:p>
          </table:table-cell>
          <table:table-cell office:value-type="float" office:value="0.014662069">
            <text:p>0.014662069</text:p>
          </table:table-cell>
          <table:table-cell office:value-type="float" office:value="0.016459288">
            <text:p>0.016459288</text:p>
          </table:table-cell>
          <table:table-cell office:value-type="float" office:value="0.018920455">
            <text:p>0.018920455</text:p>
          </table:table-cell>
          <table:table-cell office:value-type="float" office:value="0.01930524">
            <text:p>0.01930524</text:p>
          </table:table-cell>
          <table:table-cell office:value-type="float" office:value="0.016542692">
            <text:p>0.016542692</text:p>
          </table:table-cell>
          <table:table-cell office:value-type="float" office:value="0.01737308">
            <text:p>0.01737308</text:p>
          </table:table-cell>
          <table:table-cell office:value-type="float" office:value="0.016008578">
            <text:p>0.016008578</text:p>
          </table:table-cell>
          <table:table-cell office:value-type="float" office:value="0.013854672">
            <text:p>0.013854672</text:p>
          </table:table-cell>
          <table:table-cell office:value-type="float" office:value="0.015155837">
            <text:p>0.015155837</text:p>
          </table:table-cell>
          <table:table-cell office:value-type="float" office:value="0.017047849">
            <text:p>0.017047849</text:p>
          </table:table-cell>
          <table:table-cell office:value-type="float" office:value="0.01899617">
            <text:p>0.01899617</text:p>
          </table:table-cell>
          <table:table-cell office:value-type="float" office:value="0.019065484">
            <text:p>0.019065484</text:p>
          </table:table-cell>
          <table:table-cell office:value-type="float" office:value="0.0169594">
            <text:p>0.0169594</text:p>
          </table:table-cell>
          <table:table-cell office:value-type="float" office:value="0.016667608">
            <text:p>0.016667608</text:p>
          </table:table-cell>
          <table:table-cell office:value-type="float" office:value="0.015179107">
            <text:p>0.015179107</text:p>
          </table:table-cell>
          <table:table-cell office:value-type="float" office:value="0.016889527">
            <text:p>0.016889527</text:p>
          </table:table-cell>
          <table:table-cell office:value-type="float" office:value="0.015288894">
            <text:p>0.015288894</text:p>
          </table:table-cell>
          <table:table-cell office:value-type="float" office:value="0.014825074">
            <text:p>0.014825074</text:p>
          </table:table-cell>
          <table:table-cell office:value-type="float" office:value="0.014127636">
            <text:p>0.014127636</text:p>
          </table:table-cell>
          <table:table-cell office:value-type="float" office:value="0.017115755">
            <text:p>0.017115755</text:p>
          </table:table-cell>
          <table:table-cell office:value-type="float" office:value="0.017845863">
            <text:p>0.017845863</text:p>
          </table:table-cell>
          <table:table-cell office:value-type="float" office:value="0.014172784">
            <text:p>0.014172784</text:p>
          </table:table-cell>
          <table:table-cell office:value-type="float" office:value="0.012953208">
            <text:p>0.012953208</text:p>
          </table:table-cell>
          <table:table-cell office:value-type="float" office:value="0.012954216">
            <text:p>0.012954216</text:p>
          </table:table-cell>
          <table:table-cell office:value-type="float" office:value="0.013997532">
            <text:p>0.013997532</text:p>
          </table:table-cell>
          <table:table-cell office:value-type="float" office:value="0.011496735">
            <text:p>0.011496735</text:p>
          </table:table-cell>
          <table:table-cell office:value-type="float" office:value="0.01546062">
            <text:p>0.01546062</text:p>
          </table:table-cell>
          <table:table-cell office:value-type="float" office:value="0.014910958">
            <text:p>0.014910958</text:p>
          </table:table-cell>
          <table:table-cell office:value-type="float" office:value="0.016091278">
            <text:p>0.016091278</text:p>
          </table:table-cell>
          <table:table-cell office:value-type="float" office:value="0.01477485">
            <text:p>0.01477485</text:p>
          </table:table-cell>
          <table:table-cell office:value-type="float" office:value="0.013315758">
            <text:p>0.013315758</text:p>
          </table:table-cell>
          <table:table-cell office:value-type="float" office:value="0.01307517">
            <text:p>0.01307517</text:p>
          </table:table-cell>
          <table:table-cell office:value-type="float" office:value="0.012053048">
            <text:p>0.012053048</text:p>
          </table:table-cell>
          <table:table-cell office:value-type="float" office:value="0.013560383">
            <text:p>0.013560383</text:p>
          </table:table-cell>
          <table:table-cell office:value-type="float" office:value="0.014706098">
            <text:p>0.014706098</text:p>
          </table:table-cell>
          <table:table-cell office:value-type="float" office:value="0.015075666">
            <text:p>0.015075666</text:p>
          </table:table-cell>
          <table:table-cell office:value-type="float" office:value="0.014888274">
            <text:p>0.014888274</text:p>
          </table:table-cell>
          <table:table-cell office:value-type="float" office:value="0.0117984945">
            <text:p>0.0117984945</text:p>
          </table:table-cell>
          <table:table-cell office:value-type="float" office:value="0.013109176">
            <text:p>0.013109176</text:p>
          </table:table-cell>
          <table:table-cell office:value-type="float" office:value="0.013852053">
            <text:p>0.013852053</text:p>
          </table:table-cell>
          <table:table-cell office:value-type="float" office:value="0.013731773">
            <text:p>0.013731773</text:p>
          </table:table-cell>
          <table:table-cell office:value-type="float" office:value="0.012963531">
            <text:p>0.012963531</text:p>
          </table:table-cell>
          <table:table-cell office:value-type="float" office:value="0.01323952">
            <text:p>0.01323952</text:p>
          </table:table-cell>
          <table:table-cell office:value-type="float" office:value="0.012893819">
            <text:p>0.012893819</text:p>
          </table:table-cell>
          <table:table-cell office:value-type="float" office:value="0.0116029">
            <text:p>0.0116029</text:p>
          </table:table-cell>
          <table:table-cell office:value-type="float" office:value="0.010365881">
            <text:p>0.010365881</text:p>
          </table:table-cell>
          <table:table-cell office:value-type="float" office:value="0.011441131">
            <text:p>0.011441131</text:p>
          </table:table-cell>
          <table:table-cell office:value-type="float" office:value="0.013108161">
            <text:p>0.013108161</text:p>
          </table:table-cell>
          <table:table-cell office:value-type="float" office:value="0.012791484">
            <text:p>0.012791484</text:p>
          </table:table-cell>
          <table:table-cell office:value-type="float" office:value="0.012922088">
            <text:p>0.012922088</text:p>
          </table:table-cell>
          <table:table-cell office:value-type="float" office:value="0.013751739">
            <text:p>0.013751739</text:p>
          </table:table-cell>
          <table:table-cell office:value-type="float" office:value="0.011062951">
            <text:p>0.011062951</text:p>
          </table:table-cell>
          <table:table-cell office:value-type="float" office:value="0.010321669">
            <text:p>0.010321669</text:p>
          </table:table-cell>
          <table:table-cell office:value-type="float" office:value="0.012793932">
            <text:p>0.012793932</text:p>
          </table:table-cell>
          <table:table-cell office:value-type="float" office:value="0.012185768">
            <text:p>0.012185768</text:p>
          </table:table-cell>
          <table:table-cell office:value-type="float" office:value="0.013391727">
            <text:p>0.013391727</text:p>
          </table:table-cell>
          <table:table-cell office:value-type="float" office:value="0.012018414">
            <text:p>0.012018414</text:p>
          </table:table-cell>
          <table:table-cell office:value-type="float" office:value="0.015103626">
            <text:p>0.015103626</text:p>
          </table:table-cell>
          <table:table-cell office:value-type="float" office:value="0.012896181">
            <text:p>0.012896181</text:p>
          </table:table-cell>
          <table:table-cell office:value-type="float" office:value="0.009652484">
            <text:p>0.009652484</text:p>
          </table:table-cell>
          <table:table-cell office:value-type="float" office:value="0.010628803">
            <text:p>0.010628803</text:p>
          </table:table-cell>
          <table:table-cell office:value-type="float" office:value="0.012629102">
            <text:p>0.012629102</text:p>
          </table:table-cell>
          <table:table-cell office:value-type="float" office:value="0.014071569">
            <text:p>0.014071569</text:p>
          </table:table-cell>
          <table:table-cell office:value-type="float" office:value="0.01290627">
            <text:p>0.01290627</text:p>
          </table:table-cell>
          <table:table-cell office:value-type="float" office:value="0.012478885">
            <text:p>0.012478885</text:p>
          </table:table-cell>
          <table:table-cell office:value-type="float" office:value="0.014108769">
            <text:p>0.014108769</text:p>
          </table:table-cell>
          <table:table-cell office:value-type="float" office:value="0.010509603">
            <text:p>0.010509603</text:p>
          </table:table-cell>
          <table:table-cell office:value-type="float" office:value="0.011446849">
            <text:p>0.011446849</text:p>
          </table:table-cell>
          <table:table-cell office:value-type="float" office:value="0.012189862">
            <text:p>0.012189862</text:p>
          </table:table-cell>
          <table:table-cell office:value-type="float" office:value="0.01311304">
            <text:p>0.01311304</text:p>
          </table:table-cell>
          <table:table-cell office:value-type="float" office:value="0.014359149">
            <text:p>0.014359149</text:p>
          </table:table-cell>
          <table:table-cell office:value-type="float" office:value="0.0119008655">
            <text:p>0.0119008655</text:p>
          </table:table-cell>
          <table:table-cell office:value-type="float" office:value="0.011850637">
            <text:p>0.011850637</text:p>
          </table:table-cell>
          <table:table-cell office:value-type="float" office:value="0.0114202285">
            <text:p>0.0114202285</text:p>
          </table:table-cell>
          <table:table-cell office:value-type="float" office:value="0.012572467">
            <text:p>0.012572467</text:p>
          </table:table-cell>
          <table:table-cell office:value-type="float" office:value="0.014198601">
            <text:p>0.014198601</text:p>
          </table:table-cell>
          <table:table-cell office:value-type="float" office:value="0.012728469">
            <text:p>0.012728469</text:p>
          </table:table-cell>
          <table:table-cell office:value-type="float" office:value="0.014891353">
            <text:p>0.014891353</text:p>
          </table:table-cell>
          <table:table-cell office:value-type="float" office:value="0.014620326">
            <text:p>0.014620326</text:p>
          </table:table-cell>
          <table:table-cell office:value-type="float" office:value="0.013521768">
            <text:p>0.013521768</text:p>
          </table:table-cell>
          <table:table-cell table:style-name="Default" office:value-type="float" office:value="0.011429218">
            <text:p>0.011429218</text:p>
          </table:table-cell>
          <table:table-cell table:style-name="Default" office:value-type="float" office:value="0.015097498">
            <text:p>0.015097498</text:p>
          </table:table-cell>
          <table:table-cell table:style-name="Default" office:value-type="float" office:value="0.014791393">
            <text:p>0.014791393</text:p>
          </table:table-cell>
          <table:table-cell table:style-name="Default" office:value-type="float" office:value="0.010387904">
            <text:p>0.010387904</text:p>
          </table:table-cell>
          <table:table-cell office:value-type="float" office:value="0.012490169">
            <text:p>0.012490169</text:p>
          </table:table-cell>
          <table:table-cell table:style-name="Default" office:value-type="float" office:value="0.013477629">
            <text:p>0.013477629</text:p>
          </table:table-cell>
          <table:table-cell table:style-name="Default" office:value-type="float" office:value="0.013588684">
            <text:p>0.013588684</text:p>
          </table:table-cell>
          <table:table-cell table:style-name="Default" office:value-type="float" office:value="0.014111501">
            <text:p>0.014111501</text:p>
          </table:table-cell>
          <table:table-cell table:style-name="Default" office:value-type="float" office:value="0.011415828">
            <text:p>0.011415828</text:p>
          </table:table-cell>
          <table:table-cell table:style-name="Default" office:value-type="float" office:value="0.012248823">
            <text:p>0.012248823</text:p>
          </table:table-cell>
          <table:table-cell table:style-name="Default" office:value-type="float" office:value="0.009607899">
            <text:p>0.009607899</text:p>
          </table:table-cell>
          <table:table-cell table:style-name="Default" office:value-type="float" office:value="0.007420489">
            <text:p>0.007420489</text:p>
          </table:table-cell>
          <table:table-cell table:style-name="Default" office:value-type="float" office:value="0.006552536">
            <text:p>0.006552536</text:p>
          </table:table-cell>
          <table:table-cell table:style-name="Default" office:value-type="float" office:value="0.0049218494">
            <text:p>0.0049218494</text:p>
          </table:table-cell>
          <table:table-cell table:style-name="Default" office:value-type="float" office:value="0.004175621">
            <text:p>0.004175621</text:p>
          </table:table-cell>
          <table:table-cell table:style-name="Default" office:value-type="float" office:value="0.003480554">
            <text:p>0.003480554</text:p>
          </table:table-cell>
          <table:table-cell table:style-name="Default" office:value-type="float" office:value="0.0031058977">
            <text:p>0.0031058977</text:p>
          </table:table-cell>
          <table:table-cell table:style-name="Default" office:value-type="float" office:value="0.002340311">
            <text:p>0.002340311</text:p>
          </table:table-cell>
          <table:table-cell table:style-name="Default" office:value-type="float" office:value="0.0017886873">
            <text:p>0.0017886873</text:p>
          </table:table-cell>
          <table:table-cell table:style-name="Default" office:value-type="float" office:value="0.0014474287">
            <text:p>0.0014474287</text:p>
          </table:table-cell>
          <table:table-cell table:style-name="Default" office:value-type="float" office:value="0.0012466206">
            <text:p>0.0012466206</text:p>
          </table:table-cell>
          <table:table-cell table:style-name="Default" office:value-type="float" office:value="0.0010554702">
            <text:p>0.0010554702</text:p>
          </table:table-cell>
          <table:table-cell table:style-name="Default" office:value-type="float" office:value="0.0010330164">
            <text:p>0.0010330164</text:p>
          </table:table-cell>
          <table:table-cell office:value-type="float" office:value="0.00094443513">
            <text:p>9.44E-004</text:p>
          </table:table-cell>
          <table:table-cell office:value-type="float" office:value="0.0008980176">
            <text:p>8.98E-004</text:p>
          </table:table-cell>
          <table:table-cell office:value-type="float" office:value="0.0008750597">
            <text:p>8.75E-004</text:p>
          </table:table-cell>
          <table:table-cell office:value-type="float" office:value="0.0008669009">
            <text:p>8.67E-004</text:p>
          </table:table-cell>
          <table:table-cell office:value-type="float" office:value="0.0008591998">
            <text:p>8.59E-004</text:p>
          </table:table-cell>
          <table:table-cell office:value-type="float" office:value="0.00085545424">
            <text:p>8.55E-004</text:p>
          </table:table-cell>
          <table:table-cell office:value-type="float" office:value="0.00085385906">
            <text:p>8.54E-004</text:p>
          </table:table-cell>
          <table:table-cell/>
        </table:table-row>
        <table:table-row table:style-name="ro1">
          <table:table-cell office:value-type="string">
            <text:p>/mnt/share/Music/Albums/Parliament/Chocolate City/06 Let Me Be.mp3</text:p>
          </table:table-cell>
          <table:table-cell office:value-type="float" office:value="0.041227497">
            <text:p>0.041227497</text:p>
          </table:table-cell>
          <table:table-cell office:value-type="float" office:value="0.037917838">
            <text:p>0.037917838</text:p>
          </table:table-cell>
          <table:table-cell office:value-type="float" office:value="0.046027634">
            <text:p>0.046027634</text:p>
          </table:table-cell>
          <table:table-cell office:value-type="float" office:value="0.056253128">
            <text:p>0.056253128</text:p>
          </table:table-cell>
          <table:table-cell office:value-type="float" office:value="0.050588872">
            <text:p>0.050588872</text:p>
          </table:table-cell>
          <table:table-cell office:value-type="float" office:value="0.053093083">
            <text:p>0.053093083</text:p>
          </table:table-cell>
          <table:table-cell office:value-type="float" office:value="0.039470263">
            <text:p>0.039470263</text:p>
          </table:table-cell>
          <table:table-cell office:value-type="float" office:value="0.033914354">
            <text:p>0.033914354</text:p>
          </table:table-cell>
          <table:table-cell office:value-type="float" office:value="0.035918165">
            <text:p>0.035918165</text:p>
          </table:table-cell>
          <table:table-cell office:value-type="float" office:value="0.03018461">
            <text:p>0.03018461</text:p>
          </table:table-cell>
          <table:table-cell office:value-type="float" office:value="0.035646904">
            <text:p>0.035646904</text:p>
          </table:table-cell>
          <table:table-cell office:value-type="float" office:value="0.037735857">
            <text:p>0.037735857</text:p>
          </table:table-cell>
          <table:table-cell office:value-type="float" office:value="0.029697472">
            <text:p>0.029697472</text:p>
          </table:table-cell>
          <table:table-cell office:value-type="float" office:value="0.030471563">
            <text:p>0.030471563</text:p>
          </table:table-cell>
          <table:table-cell office:value-type="float" office:value="0.02384874">
            <text:p>0.02384874</text:p>
          </table:table-cell>
          <table:table-cell office:value-type="float" office:value="0.028762503">
            <text:p>0.028762503</text:p>
          </table:table-cell>
          <table:table-cell office:value-type="float" office:value="0.030153962">
            <text:p>0.030153962</text:p>
          </table:table-cell>
          <table:table-cell office:value-type="float" office:value="0.04224941">
            <text:p>0.04224941</text:p>
          </table:table-cell>
          <table:table-cell office:value-type="float" office:value="0.028799169">
            <text:p>0.028799169</text:p>
          </table:table-cell>
          <table:table-cell office:value-type="float" office:value="0.03175441">
            <text:p>0.03175441</text:p>
          </table:table-cell>
          <table:table-cell office:value-type="float" office:value="0.03498229">
            <text:p>0.03498229</text:p>
          </table:table-cell>
          <table:table-cell office:value-type="float" office:value="0.028487667">
            <text:p>0.028487667</text:p>
          </table:table-cell>
          <table:table-cell office:value-type="float" office:value="0.02576542">
            <text:p>0.02576542</text:p>
          </table:table-cell>
          <table:table-cell office:value-type="float" office:value="0.028347734">
            <text:p>0.028347734</text:p>
          </table:table-cell>
          <table:table-cell office:value-type="float" office:value="0.017557908">
            <text:p>0.017557908</text:p>
          </table:table-cell>
          <table:table-cell office:value-type="float" office:value="0.025840854">
            <text:p>0.025840854</text:p>
          </table:table-cell>
          <table:table-cell office:value-type="float" office:value="0.023104765">
            <text:p>0.023104765</text:p>
          </table:table-cell>
          <table:table-cell office:value-type="float" office:value="0.029569194">
            <text:p>0.029569194</text:p>
          </table:table-cell>
          <table:table-cell office:value-type="float" office:value="0.027070627">
            <text:p>0.027070627</text:p>
          </table:table-cell>
          <table:table-cell office:value-type="float" office:value="0.022327347">
            <text:p>0.022327347</text:p>
          </table:table-cell>
          <table:table-cell office:value-type="float" office:value="0.022098001">
            <text:p>0.022098001</text:p>
          </table:table-cell>
          <table:table-cell office:value-type="float" office:value="0.01691072">
            <text:p>0.01691072</text:p>
          </table:table-cell>
          <table:table-cell office:value-type="float" office:value="0.019701693">
            <text:p>0.019701693</text:p>
          </table:table-cell>
          <table:table-cell office:value-type="float" office:value="0.017166868">
            <text:p>0.017166868</text:p>
          </table:table-cell>
          <table:table-cell office:value-type="float" office:value="0.024874035">
            <text:p>0.024874035</text:p>
          </table:table-cell>
          <table:table-cell office:value-type="float" office:value="0.01812682">
            <text:p>0.01812682</text:p>
          </table:table-cell>
          <table:table-cell office:value-type="float" office:value="0.016656851">
            <text:p>0.016656851</text:p>
          </table:table-cell>
          <table:table-cell office:value-type="float" office:value="0.015864683">
            <text:p>0.015864683</text:p>
          </table:table-cell>
          <table:table-cell office:value-type="float" office:value="0.017129408">
            <text:p>0.017129408</text:p>
          </table:table-cell>
          <table:table-cell office:value-type="float" office:value="0.013889021">
            <text:p>0.013889021</text:p>
          </table:table-cell>
          <table:table-cell office:value-type="float" office:value="0.016738871">
            <text:p>0.016738871</text:p>
          </table:table-cell>
          <table:table-cell office:value-type="float" office:value="0.012938327">
            <text:p>0.012938327</text:p>
          </table:table-cell>
          <table:table-cell office:value-type="float" office:value="0.0100736655">
            <text:p>0.0100736655</text:p>
          </table:table-cell>
          <table:table-cell office:value-type="float" office:value="0.012763303">
            <text:p>0.012763303</text:p>
          </table:table-cell>
          <table:table-cell office:value-type="float" office:value="0.008262801">
            <text:p>0.008262801</text:p>
          </table:table-cell>
          <table:table-cell office:value-type="float" office:value="0.013567459">
            <text:p>0.013567459</text:p>
          </table:table-cell>
          <table:table-cell office:value-type="float" office:value="0.013565428">
            <text:p>0.013565428</text:p>
          </table:table-cell>
          <table:table-cell office:value-type="float" office:value="0.0093356855">
            <text:p>0.0093356855</text:p>
          </table:table-cell>
          <table:table-cell office:value-type="float" office:value="0.008352295">
            <text:p>0.008352295</text:p>
          </table:table-cell>
          <table:table-cell office:value-type="float" office:value="0.0069702417">
            <text:p>0.0069702417</text:p>
          </table:table-cell>
          <table:table-cell office:value-type="float" office:value="0.0072253416">
            <text:p>0.0072253416</text:p>
          </table:table-cell>
          <table:table-cell office:value-type="float" office:value="0.009560925">
            <text:p>0.009560925</text:p>
          </table:table-cell>
          <table:table-cell office:value-type="float" office:value="0.008511272">
            <text:p>0.008511272</text:p>
          </table:table-cell>
          <table:table-cell office:value-type="float" office:value="0.007995717">
            <text:p>0.007995717</text:p>
          </table:table-cell>
          <table:table-cell office:value-type="float" office:value="0.010006076">
            <text:p>0.010006076</text:p>
          </table:table-cell>
          <table:table-cell office:value-type="float" office:value="0.009295049">
            <text:p>0.009295049</text:p>
          </table:table-cell>
          <table:table-cell office:value-type="float" office:value="0.008335261">
            <text:p>0.008335261</text:p>
          </table:table-cell>
          <table:table-cell office:value-type="float" office:value="0.010172034">
            <text:p>0.010172034</text:p>
          </table:table-cell>
          <table:table-cell office:value-type="float" office:value="0.009299116">
            <text:p>0.009299116</text:p>
          </table:table-cell>
          <table:table-cell office:value-type="float" office:value="0.007844078">
            <text:p>0.007844078</text:p>
          </table:table-cell>
          <table:table-cell office:value-type="float" office:value="0.009287038">
            <text:p>0.009287038</text:p>
          </table:table-cell>
          <table:table-cell office:value-type="float" office:value="0.008604257">
            <text:p>0.008604257</text:p>
          </table:table-cell>
          <table:table-cell office:value-type="float" office:value="0.0074341604">
            <text:p>0.0074341604</text:p>
          </table:table-cell>
          <table:table-cell office:value-type="float" office:value="0.0076487744">
            <text:p>0.0076487744</text:p>
          </table:table-cell>
          <table:table-cell office:value-type="float" office:value="0.008584658">
            <text:p>0.008584658</text:p>
          </table:table-cell>
          <table:table-cell office:value-type="float" office:value="0.009462769">
            <text:p>0.009462769</text:p>
          </table:table-cell>
          <table:table-cell office:value-type="float" office:value="0.0073374663">
            <text:p>0.0073374663</text:p>
          </table:table-cell>
          <table:table-cell office:value-type="float" office:value="0.0070477617">
            <text:p>0.0070477617</text:p>
          </table:table-cell>
          <table:table-cell office:value-type="float" office:value="0.011182802">
            <text:p>0.011182802</text:p>
          </table:table-cell>
          <table:table-cell office:value-type="float" office:value="0.010558639">
            <text:p>0.010558639</text:p>
          </table:table-cell>
          <table:table-cell office:value-type="float" office:value="0.007152617">
            <text:p>0.007152617</text:p>
          </table:table-cell>
          <table:table-cell office:value-type="float" office:value="0.007362861">
            <text:p>0.007362861</text:p>
          </table:table-cell>
          <table:table-cell office:value-type="float" office:value="0.008000699">
            <text:p>0.008000699</text:p>
          </table:table-cell>
          <table:table-cell office:value-type="float" office:value="0.008858789">
            <text:p>0.008858789</text:p>
          </table:table-cell>
          <table:table-cell office:value-type="float" office:value="0.008005718">
            <text:p>0.008005718</text:p>
          </table:table-cell>
          <table:table-cell office:value-type="float" office:value="0.008316926">
            <text:p>0.008316926</text:p>
          </table:table-cell>
          <table:table-cell office:value-type="float" office:value="0.008412254">
            <text:p>0.008412254</text:p>
          </table:table-cell>
          <table:table-cell office:value-type="float" office:value="0.008867188">
            <text:p>0.008867188</text:p>
          </table:table-cell>
          <table:table-cell office:value-type="float" office:value="0.007993368">
            <text:p>0.007993368</text:p>
          </table:table-cell>
          <table:table-cell office:value-type="float" office:value="0.0068810717">
            <text:p>0.0068810717</text:p>
          </table:table-cell>
          <table:table-cell office:value-type="float" office:value="0.007785865">
            <text:p>0.007785865</text:p>
          </table:table-cell>
          <table:table-cell office:value-type="float" office:value="0.008181371">
            <text:p>0.008181371</text:p>
          </table:table-cell>
          <table:table-cell office:value-type="float" office:value="0.0073339716">
            <text:p>0.0073339716</text:p>
          </table:table-cell>
          <table:table-cell office:value-type="float" office:value="0.0064605987">
            <text:p>0.0064605987</text:p>
          </table:table-cell>
          <table:table-cell office:value-type="float" office:value="0.0064300857">
            <text:p>0.0064300857</text:p>
          </table:table-cell>
          <table:table-cell office:value-type="float" office:value="0.0072256154">
            <text:p>0.0072256154</text:p>
          </table:table-cell>
          <table:table-cell office:value-type="float" office:value="0.009119442">
            <text:p>0.009119442</text:p>
          </table:table-cell>
          <table:table-cell office:value-type="float" office:value="0.008919233">
            <text:p>0.008919233</text:p>
          </table:table-cell>
          <table:table-cell office:value-type="float" office:value="0.0074664517">
            <text:p>0.0074664517</text:p>
          </table:table-cell>
          <table:table-cell office:value-type="float" office:value="0.0077452776">
            <text:p>0.0077452776</text:p>
          </table:table-cell>
          <table:table-cell office:value-type="float" office:value="0.008271121">
            <text:p>0.008271121</text:p>
          </table:table-cell>
          <table:table-cell office:value-type="float" office:value="0.011172973">
            <text:p>0.011172973</text:p>
          </table:table-cell>
          <table:table-cell office:value-type="float" office:value="0.011431819">
            <text:p>0.011431819</text:p>
          </table:table-cell>
          <table:table-cell office:value-type="float" office:value="0.009055527">
            <text:p>0.009055527</text:p>
          </table:table-cell>
          <table:table-cell office:value-type="float" office:value="0.0077955285">
            <text:p>0.0077955285</text:p>
          </table:table-cell>
          <table:table-cell office:value-type="float" office:value="0.007821769">
            <text:p>0.007821769</text:p>
          </table:table-cell>
          <table:table-cell office:value-type="float" office:value="0.0074086096">
            <text:p>0.0074086096</text:p>
          </table:table-cell>
          <table:table-cell office:value-type="float" office:value="0.007297183">
            <text:p>0.007297183</text:p>
          </table:table-cell>
          <table:table-cell office:value-type="float" office:value="0.006905807">
            <text:p>0.006905807</text:p>
          </table:table-cell>
          <table:table-cell office:value-type="float" office:value="0.0061191306">
            <text:p>0.0061191306</text:p>
          </table:table-cell>
          <table:table-cell office:value-type="float" office:value="0.006102791">
            <text:p>0.006102791</text:p>
          </table:table-cell>
          <table:table-cell office:value-type="float" office:value="0.0058634975">
            <text:p>0.0058634975</text:p>
          </table:table-cell>
          <table:table-cell office:value-type="float" office:value="0.0066243815">
            <text:p>0.0066243815</text:p>
          </table:table-cell>
          <table:table-cell office:value-type="float" office:value="0.0077845776">
            <text:p>0.0077845776</text:p>
          </table:table-cell>
          <table:table-cell office:value-type="float" office:value="0.007001204">
            <text:p>0.007001204</text:p>
          </table:table-cell>
          <table:table-cell office:value-type="float" office:value="0.00505072">
            <text:p>0.00505072</text:p>
          </table:table-cell>
          <table:table-cell office:value-type="float" office:value="0.0054615038">
            <text:p>0.0054615038</text:p>
          </table:table-cell>
          <table:table-cell office:value-type="float" office:value="0.005590192">
            <text:p>0.005590192</text:p>
          </table:table-cell>
          <table:table-cell office:value-type="float" office:value="0.0065597873">
            <text:p>0.0065597873</text:p>
          </table:table-cell>
          <table:table-cell office:value-type="float" office:value="0.0062618493">
            <text:p>0.0062618493</text:p>
          </table:table-cell>
          <table:table-cell office:value-type="float" office:value="0.0051120925">
            <text:p>0.0051120925</text:p>
          </table:table-cell>
          <table:table-cell office:value-type="float" office:value="0.004082833">
            <text:p>0.004082833</text:p>
          </table:table-cell>
          <table:table-cell office:value-type="float" office:value="0.003881786">
            <text:p>0.003881786</text:p>
          </table:table-cell>
          <table:table-cell office:value-type="float" office:value="0.0036780161">
            <text:p>0.0036780161</text:p>
          </table:table-cell>
          <table:table-cell office:value-type="float" office:value="0.0049686884">
            <text:p>0.0049686884</text:p>
          </table:table-cell>
          <table:table-cell office:value-type="float" office:value="0.005151042">
            <text:p>0.005151042</text:p>
          </table:table-cell>
          <table:table-cell office:value-type="float" office:value="0.0047377236">
            <text:p>0.0047377236</text:p>
          </table:table-cell>
          <table:table-cell office:value-type="float" office:value="0.003426595">
            <text:p>0.003426595</text:p>
          </table:table-cell>
          <table:table-cell office:value-type="float" office:value="0.0032419537">
            <text:p>0.0032419537</text:p>
          </table:table-cell>
          <table:table-cell office:value-type="float" office:value="0.0035712353">
            <text:p>0.0035712353</text:p>
          </table:table-cell>
          <table:table-cell office:value-type="float" office:value="0.0034191404">
            <text:p>0.0034191404</text:p>
          </table:table-cell>
          <table:table-cell office:value-type="float" office:value="0.0031337556">
            <text:p>0.0031337556</text:p>
          </table:table-cell>
          <table:table-cell office:value-type="float" office:value="0.0030046867">
            <text:p>0.0030046867</text:p>
          </table:table-cell>
          <table:table-cell office:value-type="float" office:value="0.0027603176">
            <text:p>0.0027603176</text:p>
          </table:table-cell>
          <table:table-cell office:value-type="float" office:value="0.0025848658">
            <text:p>0.0025848658</text:p>
          </table:table-cell>
          <table:table-cell office:value-type="float" office:value="0.0023921365">
            <text:p>0.0023921365</text:p>
          </table:table-cell>
          <table:table-cell office:value-type="float" office:value="0.002471731">
            <text:p>0.002471731</text:p>
          </table:table-cell>
          <table:table-cell office:value-type="float" office:value="0.0024392293">
            <text:p>0.0024392293</text:p>
          </table:table-cell>
          <table:table-cell office:value-type="float" office:value="0.0022547224">
            <text:p>0.0022547224</text:p>
          </table:table-cell>
          <table:table-cell office:value-type="float" office:value="0.0022563448">
            <text:p>0.0022563448</text:p>
          </table:table-cell>
          <table:table-cell office:value-type="float" office:value="0.0020884997">
            <text:p>0.0020884997</text:p>
          </table:table-cell>
          <table:table-cell office:value-type="float" office:value="0.0018794384">
            <text:p>0.0018794384</text:p>
          </table:table-cell>
          <table:table-cell office:value-type="float" office:value="0.0015611975">
            <text:p>0.0015611975</text:p>
          </table:table-cell>
          <table:table-cell office:value-type="float" office:value="0.0013934441">
            <text:p>0.0013934441</text:p>
          </table:table-cell>
          <table:table-cell office:value-type="float" office:value="0.001345457">
            <text:p>0.001345457</text:p>
          </table:table-cell>
          <table:table-cell office:value-type="float" office:value="0.0014416556">
            <text:p>0.0014416556</text:p>
          </table:table-cell>
          <table:table-cell office:value-type="float" office:value="0.0016957216">
            <text:p>0.0016957216</text:p>
          </table:table-cell>
          <table:table-cell office:value-type="float" office:value="0.0019985558">
            <text:p>0.0019985558</text:p>
          </table:table-cell>
          <table:table-cell office:value-type="float" office:value="0.002023371">
            <text:p>0.002023371</text:p>
          </table:table-cell>
          <table:table-cell office:value-type="float" office:value="0.0019002123">
            <text:p>0.0019002123</text:p>
          </table:table-cell>
          <table:table-cell office:value-type="float" office:value="0.0016437601">
            <text:p>0.0016437601</text:p>
          </table:table-cell>
          <table:table-cell office:value-type="float" office:value="0.0015819266">
            <text:p>0.0015819266</text:p>
          </table:table-cell>
          <table:table-cell office:value-type="float" office:value="0.0015261509">
            <text:p>0.0015261509</text:p>
          </table:table-cell>
          <table:table-cell office:value-type="float" office:value="0.0015171578">
            <text:p>0.0015171578</text:p>
          </table:table-cell>
          <table:table-cell office:value-type="float" office:value="0.0015504177">
            <text:p>0.0015504177</text:p>
          </table:table-cell>
          <table:table-cell office:value-type="float" office:value="0.0016036553">
            <text:p>0.0016036553</text:p>
          </table:table-cell>
          <table:table-cell office:value-type="float" office:value="0.0016294481">
            <text:p>0.0016294481</text:p>
          </table:table-cell>
          <table:table-cell office:value-type="float" office:value="0.001648615">
            <text:p>0.001648615</text:p>
          </table:table-cell>
          <table:table-cell office:value-type="float" office:value="0.0016227876">
            <text:p>0.0016227876</text:p>
          </table:table-cell>
          <table:table-cell office:value-type="float" office:value="0.0016113269">
            <text:p>0.0016113269</text:p>
          </table:table-cell>
          <table:table-cell office:value-type="float" office:value="0.0016106823">
            <text:p>0.0016106823</text:p>
          </table:table-cell>
          <table:table-cell office:value-type="float" office:value="0.001609466">
            <text:p>0.001609466</text:p>
          </table:table-cell>
          <table:table-cell office:value-type="float" office:value="0.0015599942">
            <text:p>0.0015599942</text:p>
          </table:table-cell>
          <table:table-cell office:value-type="float" office:value="0.001566541">
            <text:p>0.001566541</text:p>
          </table:table-cell>
          <table:table-cell office:value-type="float" office:value="0.0015335926">
            <text:p>0.0015335926</text:p>
          </table:table-cell>
          <table:table-cell office:value-type="float" office:value="0.0014612466">
            <text:p>0.0014612466</text:p>
          </table:table-cell>
          <table:table-cell office:value-type="float" office:value="0.0013986841">
            <text:p>0.0013986841</text:p>
          </table:table-cell>
          <table:table-cell office:value-type="float" office:value="0.001309346">
            <text:p>0.001309346</text:p>
          </table:table-cell>
          <table:table-cell office:value-type="float" office:value="0.0012350469">
            <text:p>0.0012350469</text:p>
          </table:table-cell>
          <table:table-cell office:value-type="float" office:value="0.0011429993">
            <text:p>0.0011429993</text:p>
          </table:table-cell>
          <table:table-cell office:value-type="float" office:value="0.0011015948">
            <text:p>0.0011015948</text:p>
          </table:table-cell>
          <table:table-cell office:value-type="float" office:value="0.001049583">
            <text:p>0.001049583</text:p>
          </table:table-cell>
          <table:table-cell office:value-type="float" office:value="0.0010363017">
            <text:p>0.0010363017</text:p>
          </table:table-cell>
          <table:table-cell office:value-type="float" office:value="0.0010273758">
            <text:p>0.0010273758</text:p>
          </table:table-cell>
          <table:table-cell office:value-type="float" office:value="0.0010227283">
            <text:p>0.0010227283</text:p>
          </table:table-cell>
          <table:table-cell office:value-type="float" office:value="0.0010529836">
            <text:p>0.0010529836</text:p>
          </table:table-cell>
          <table:table-cell office:value-type="float" office:value="0.0010804313">
            <text:p>0.0010804313</text:p>
          </table:table-cell>
          <table:table-cell office:value-type="float" office:value="0.0010967739">
            <text:p>0.0010967739</text:p>
          </table:table-cell>
          <table:table-cell office:value-type="float" office:value="0.0011233044">
            <text:p>0.0011233044</text:p>
          </table:table-cell>
          <table:table-cell office:value-type="float" office:value="0.0011283732">
            <text:p>0.0011283732</text:p>
          </table:table-cell>
          <table:table-cell office:value-type="float" office:value="0.0011119446">
            <text:p>0.0011119446</text:p>
          </table:table-cell>
          <table:table-cell office:value-type="float" office:value="0.0011030355">
            <text:p>0.0011030355</text:p>
          </table:table-cell>
          <table:table-cell office:value-type="float" office:value="0.001086598">
            <text:p>0.001086598</text:p>
          </table:table-cell>
          <table:table-cell office:value-type="float" office:value="0.0010691534">
            <text:p>0.0010691534</text:p>
          </table:table-cell>
          <table:table-cell office:value-type="float" office:value="0.0010392363">
            <text:p>0.0010392363</text:p>
          </table:table-cell>
          <table:table-cell office:value-type="float" office:value="0.0010306416">
            <text:p>0.0010306416</text:p>
          </table:table-cell>
          <table:table-cell office:value-type="float" office:value="0.001011525">
            <text:p>0.001011525</text:p>
          </table:table-cell>
          <table:table-cell table:style-name="ce1" office:value-type="float" office:value="0.0009972845">
            <text:p>9.97E-004</text:p>
          </table:table-cell>
          <table:table-cell table:style-name="ce1" office:value-type="float" office:value="0.0009749565">
            <text:p>9.75E-004</text:p>
          </table:table-cell>
          <table:table-cell table:style-name="ce1" office:value-type="float" office:value="0.0009787044">
            <text:p>9.79E-004</text:p>
          </table:table-cell>
          <table:table-cell table:style-name="ce1" office:value-type="float" office:value="0.0009650626">
            <text:p>9.65E-004</text:p>
          </table:table-cell>
          <table:table-cell table:style-name="ce1" office:value-type="float" office:value="0.00095552">
            <text:p>9.56E-004</text:p>
          </table:table-cell>
          <table:table-cell table:style-name="ce1" office:value-type="float" office:value="0.00094440626">
            <text:p>9.44E-004</text:p>
          </table:table-cell>
          <table:table-cell table:style-name="ce1" office:value-type="float" office:value="0.0009312391">
            <text:p>9.31E-004</text:p>
          </table:table-cell>
          <table:table-cell table:style-name="ce1" office:value-type="float" office:value="0.000925844">
            <text:p>9.26E-004</text:p>
          </table:table-cell>
          <table:table-cell table:style-name="ce1" office:value-type="float" office:value="0.00091720105">
            <text:p>9.17E-004</text:p>
          </table:table-cell>
          <table:table-cell table:style-name="ce1" office:value-type="float" office:value="0.00091361">
            <text:p>9.14E-004</text:p>
          </table:table-cell>
          <table:table-cell table:style-name="ce1" office:value-type="float" office:value="0.0008949379">
            <text:p>8.95E-004</text:p>
          </table:table-cell>
          <table:table-cell table:style-name="ce1" office:value-type="float" office:value="0.00089151214">
            <text:p>8.92E-004</text:p>
          </table:table-cell>
          <table:table-cell table:style-name="ce1" office:value-type="float" office:value="0.0008950848">
            <text:p>8.95E-004</text:p>
          </table:table-cell>
          <table:table-cell table:style-name="ce1" office:value-type="float" office:value="0.00088580884">
            <text:p>8.86E-004</text:p>
          </table:table-cell>
          <table:table-cell table:style-name="ce1" office:value-type="float" office:value="0.00088390027">
            <text:p>8.84E-004</text:p>
          </table:table-cell>
          <table:table-cell table:style-name="ce1" office:value-type="float" office:value="0.0008736916">
            <text:p>8.74E-004</text:p>
          </table:table-cell>
          <table:table-cell table:style-name="ce1" office:value-type="float" office:value="0.00087681">
            <text:p>8.77E-004</text:p>
          </table:table-cell>
          <table:table-cell table:style-name="ce1" office:value-type="float" office:value="0.0008794222">
            <text:p>8.79E-004</text:p>
          </table:table-cell>
          <table:table-cell table:style-name="ce1" office:value-type="float" office:value="0.0008724448">
            <text:p>8.72E-004</text:p>
          </table:table-cell>
          <table:table-cell table:style-name="ce1" office:value-type="float" office:value="0.00086469564">
            <text:p>8.65E-004</text:p>
          </table:table-cell>
          <table:table-cell table:style-name="ce1" office:value-type="float" office:value="0.00086748245">
            <text:p>8.67E-004</text:p>
          </table:table-cell>
          <table:table-cell table:style-name="ce1" office:value-type="float" office:value="0.00086526753">
            <text:p>8.65E-004</text:p>
          </table:table-cell>
          <table:table-cell table:style-name="ce1" office:value-type="float" office:value="0.00086274475">
            <text:p>8.63E-004</text:p>
          </table:table-cell>
          <table:table-cell table:style-name="ce1" office:value-type="float" office:value="0.0008539445">
            <text:p>8.54E-004</text:p>
          </table:table-cell>
          <table:table-cell table:style-name="ce1" office:value-type="float" office:value="0.00085195183">
            <text:p>8.52E-004</text:p>
          </table:table-cell>
          <table:table-cell table:style-name="ce1" office:value-type="float" office:value="0.0008518395">
            <text:p>8.52E-004</text:p>
          </table:table-cell>
          <table:table-cell table:style-name="ce1" office:value-type="float" office:value="0.0008533215">
            <text:p>8.53E-004</text:p>
          </table:table-cell>
          <table:table-cell table:style-name="ce1" office:value-type="float" office:value="0.0008445522">
            <text:p>8.45E-004</text:p>
          </table:table-cell>
          <table:table-cell table:style-name="ce1" office:value-type="float" office:value="0.00084765296">
            <text:p>8.48E-004</text:p>
          </table:table-cell>
          <table:table-cell table:style-name="ce1" office:value-type="float" office:value="0.0008583935">
            <text:p>8.58E-004</text:p>
          </table:table-cell>
          <table:table-cell table:style-name="ce1" office:value-type="float" office:value="0.00087138766">
            <text:p>8.71E-004</text:p>
          </table:table-cell>
          <table:table-cell table:style-name="ce1" office:value-type="float" office:value="0.0008822841">
            <text:p>8.82E-004</text:p>
          </table:table-cell>
          <table:table-cell table:style-name="ce1" office:value-type="float" office:value="0.0008905333">
            <text:p>8.91E-004</text:p>
          </table:table-cell>
          <table:table-cell table:style-name="ce1" office:value-type="float" office:value="0.00090279133">
            <text:p>9.03E-004</text:p>
          </table:table-cell>
          <table:table-cell table:style-name="ce1" office:value-type="float" office:value="0.00091642473">
            <text:p>9.16E-004</text:p>
          </table:table-cell>
          <table:table-cell table:style-name="ce1" office:value-type="float" office:value="0.00092413835">
            <text:p>9.24E-004</text:p>
          </table:table-cell>
          <table:table-cell table:style-name="ce1" office:value-type="float" office:value="0.00091629056">
            <text:p>9.16E-004</text:p>
          </table:table-cell>
          <table:table-cell table:style-name="ce1" office:value-type="float" office:value="0.0009133805">
            <text:p>9.13E-004</text:p>
          </table:table-cell>
          <table:table-cell table:style-name="ce1" office:value-type="float" office:value="0.0009183767">
            <text:p>9.18E-004</text:p>
          </table:table-cell>
          <table:table-cell table:style-name="ce1" office:value-type="float" office:value="0.0009153141">
            <text:p>9.15E-004</text:p>
          </table:table-cell>
          <table:table-cell table:style-name="ce1" office:value-type="float" office:value="0.00090050965">
            <text:p>9.01E-004</text:p>
          </table:table-cell>
          <table:table-cell table:style-name="ce1" office:value-type="float" office:value="0.0008923891">
            <text:p>8.92E-004</text:p>
          </table:table-cell>
          <table:table-cell table:style-name="ce1" office:value-type="float" office:value="0.0008797454">
            <text:p>8.80E-004</text:p>
          </table:table-cell>
          <table:table-cell table:style-name="ce1" office:value-type="float" office:value="0.00087356276">
            <text:p>8.74E-004</text:p>
          </table:table-cell>
          <table:table-cell table:style-name="ce1" office:value-type="float" office:value="0.0008621842">
            <text:p>8.62E-004</text:p>
          </table:table-cell>
          <table:table-cell table:style-name="ce1" office:value-type="float" office:value="0.00084390555">
            <text:p>8.44E-004</text:p>
          </table:table-cell>
          <table:table-cell table:style-name="ce1" office:value-type="float" office:value="0.00083089684">
            <text:p>8.31E-004</text:p>
          </table:table-cell>
          <table:table-cell table:style-name="ce1" office:value-type="float" office:value="0.00083533826">
            <text:p>8.35E-004</text:p>
          </table:table-cell>
          <table:table-cell office:value-type="float" office:value="0.00083279196">
            <text:p>8.33E-004</text:p>
          </table:table-cell>
          <table:table-cell office:value-type="float" office:value="0.0008179892">
            <text:p>8.18E-004</text:p>
          </table:table-cell>
          <table:table-cell office:value-type="float" office:value="0.0008045461">
            <text:p>8.05E-004</text:p>
          </table:table-cell>
          <table:table-cell office:value-type="float" office:value="0.00080554106">
            <text:p>8.06E-004</text:p>
          </table:table-cell>
          <table:table-cell table:style-name="ce1" office:value-type="float" office:value="0.00080810423">
            <text:p>8.08E-004</text:p>
          </table:table-cell>
          <table:table-cell office:value-type="float" office:value="0.00080025085">
            <text:p>8.00E-004</text:p>
          </table:table-cell>
          <table:table-cell office:value-type="float" office:value="0.0007830156">
            <text:p>7.83E-004</text:p>
          </table:table-cell>
          <table:table-cell office:value-type="float" office:value="0.00077652774">
            <text:p>7.77E-004</text:p>
          </table:table-cell>
          <table:table-cell office:value-type="float" office:value="0.0007696844">
            <text:p>7.70E-004</text:p>
          </table:table-cell>
          <table:table-cell office:value-type="float" office:value="0.00074212253">
            <text:p>7.42E-004</text:p>
          </table:table-cell>
          <table:table-cell office:value-type="float" office:value="0.0007011442">
            <text:p>7.01E-004</text:p>
          </table:table-cell>
          <table:table-cell office:value-type="float" office:value="0.0006665787">
            <text:p>6.67E-004</text:p>
          </table:table-cell>
          <table:table-cell office:value-type="float" office:value="0.0006461903">
            <text:p>6.46E-004</text:p>
          </table:table-cell>
          <table:table-cell office:value-type="float" office:value="0.000634512">
            <text:p>6.35E-004</text:p>
          </table:table-cell>
          <table:table-cell office:value-type="float" office:value="0.0006277176">
            <text:p>6.28E-004</text:p>
          </table:table-cell>
          <table:table-cell office:value-type="float" office:value="0.0006266456">
            <text:p>6.27E-004</text:p>
          </table:table-cell>
          <table:table-cell office:value-type="float" office:value="0.00062824856">
            <text:p>6.28E-004</text:p>
          </table:table-cell>
          <table:table-cell office:value-type="float" office:value="0.0006306397">
            <text:p>6.31E-004</text:p>
          </table:table-cell>
          <table:table-cell office:value-type="float" office:value="0.0006328606">
            <text:p>6.33E-004</text:p>
          </table:table-cell>
          <table:table-cell office:value-type="float" office:value="0.0006341923">
            <text:p>6.34E-004</text:p>
          </table:table-cell>
          <table:table-cell office:value-type="float" office:value="0.00063576637">
            <text:p>6.36E-004</text:p>
          </table:table-cell>
          <table:table-cell office:value-type="float" office:value="0.00063781743">
            <text:p>6.38E-004</text:p>
          </table:table-cell>
          <table:table-cell office:value-type="float" office:value="0.0006412933">
            <text:p>6.41E-004</text:p>
          </table:table-cell>
          <table:table-cell office:value-type="float" office:value="0.0006425233">
            <text:p>6.43E-004</text:p>
          </table:table-cell>
          <table:table-cell office:value-type="float" office:value="0.00064409163">
            <text:p>6.44E-004</text:p>
          </table:table-cell>
          <table:table-cell office:value-type="float" office:value="0.0006458206">
            <text:p>6.46E-004</text:p>
          </table:table-cell>
          <table:table-cell office:value-type="float" office:value="0.00064938434">
            <text:p>6.49E-004</text:p>
          </table:table-cell>
          <table:table-cell office:value-type="float" office:value="0.00065068435">
            <text:p>6.51E-004</text:p>
          </table:table-cell>
          <table:table-cell office:value-type="float" office:value="0.00065254216">
            <text:p>6.53E-004</text:p>
          </table:table-cell>
          <table:table-cell office:value-type="float" office:value="0.0006544057">
            <text:p>6.54E-004</text:p>
          </table:table-cell>
          <table:table-cell/>
        </table:table-row>
        <table:table-row table:style-name="ro1">
          <table:table-cell office:value-type="string">
            <text:p>/mnt/share/Music/Albums/Parliament/Chocolate City/07 If It Don't Fit (Don't Force It).mp3</text:p>
          </table:table-cell>
          <table:table-cell office:value-type="float" office:value="0.046796735">
            <text:p>0.046796735</text:p>
          </table:table-cell>
          <table:table-cell office:value-type="float" office:value="0.04506662">
            <text:p>0.04506662</text:p>
          </table:table-cell>
          <table:table-cell office:value-type="float" office:value="0.035728183">
            <text:p>0.035728183</text:p>
          </table:table-cell>
          <table:table-cell office:value-type="float" office:value="0.037410036">
            <text:p>0.037410036</text:p>
          </table:table-cell>
          <table:table-cell office:value-type="float" office:value="0.031029595">
            <text:p>0.031029595</text:p>
          </table:table-cell>
          <table:table-cell office:value-type="float" office:value="0.031033158">
            <text:p>0.031033158</text:p>
          </table:table-cell>
          <table:table-cell office:value-type="float" office:value="0.04037177">
            <text:p>0.04037177</text:p>
          </table:table-cell>
          <table:table-cell office:value-type="float" office:value="0.048114125">
            <text:p>0.048114125</text:p>
          </table:table-cell>
          <table:table-cell office:value-type="float" office:value="0.04444222">
            <text:p>0.04444222</text:p>
          </table:table-cell>
          <table:table-cell office:value-type="float" office:value="0.03612108">
            <text:p>0.03612108</text:p>
          </table:table-cell>
          <table:table-cell office:value-type="float" office:value="0.043250147">
            <text:p>0.043250147</text:p>
          </table:table-cell>
          <table:table-cell office:value-type="float" office:value="0.036072783">
            <text:p>0.036072783</text:p>
          </table:table-cell>
          <table:table-cell office:value-type="float" office:value="0.03856623">
            <text:p>0.03856623</text:p>
          </table:table-cell>
          <table:table-cell office:value-type="float" office:value="0.032632828">
            <text:p>0.032632828</text:p>
          </table:table-cell>
          <table:table-cell office:value-type="float" office:value="0.03234168">
            <text:p>0.03234168</text:p>
          </table:table-cell>
          <table:table-cell office:value-type="float" office:value="0.03234041">
            <text:p>0.03234041</text:p>
          </table:table-cell>
          <table:table-cell office:value-type="float" office:value="0.02415565">
            <text:p>0.02415565</text:p>
          </table:table-cell>
          <table:table-cell office:value-type="float" office:value="0.029642763">
            <text:p>0.029642763</text:p>
          </table:table-cell>
          <table:table-cell office:value-type="float" office:value="0.0355448">
            <text:p>0.0355448</text:p>
          </table:table-cell>
          <table:table-cell office:value-type="float" office:value="0.025411919">
            <text:p>0.025411919</text:p>
          </table:table-cell>
          <table:table-cell office:value-type="float" office:value="0.04082642">
            <text:p>0.04082642</text:p>
          </table:table-cell>
          <table:table-cell office:value-type="float" office:value="0.03347139">
            <text:p>0.03347139</text:p>
          </table:table-cell>
          <table:table-cell office:value-type="float" office:value="0.028283792">
            <text:p>0.028283792</text:p>
          </table:table-cell>
          <table:table-cell office:value-type="float" office:value="0.025547726">
            <text:p>0.025547726</text:p>
          </table:table-cell>
          <table:table-cell office:value-type="float" office:value="0.029122297">
            <text:p>0.029122297</text:p>
          </table:table-cell>
          <table:table-cell office:value-type="float" office:value="0.024199447">
            <text:p>0.024199447</text:p>
          </table:table-cell>
          <table:table-cell office:value-type="float" office:value="0.01868427">
            <text:p>0.01868427</text:p>
          </table:table-cell>
          <table:table-cell office:value-type="float" office:value="0.020688323">
            <text:p>0.020688323</text:p>
          </table:table-cell>
          <table:table-cell office:value-type="float" office:value="0.020508742">
            <text:p>0.020508742</text:p>
          </table:table-cell>
          <table:table-cell office:value-type="float" office:value="0.020297484">
            <text:p>0.020297484</text:p>
          </table:table-cell>
          <table:table-cell office:value-type="float" office:value="0.022156756">
            <text:p>0.022156756</text:p>
          </table:table-cell>
          <table:table-cell office:value-type="float" office:value="0.01924491">
            <text:p>0.01924491</text:p>
          </table:table-cell>
          <table:table-cell office:value-type="float" office:value="0.017442591">
            <text:p>0.017442591</text:p>
          </table:table-cell>
          <table:table-cell office:value-type="float" office:value="0.015605494">
            <text:p>0.015605494</text:p>
          </table:table-cell>
          <table:table-cell office:value-type="float" office:value="0.013196274">
            <text:p>0.013196274</text:p>
          </table:table-cell>
          <table:table-cell office:value-type="float" office:value="0.012573431">
            <text:p>0.012573431</text:p>
          </table:table-cell>
          <table:table-cell office:value-type="float" office:value="0.015665231">
            <text:p>0.015665231</text:p>
          </table:table-cell>
          <table:table-cell office:value-type="float" office:value="0.01340878">
            <text:p>0.01340878</text:p>
          </table:table-cell>
          <table:table-cell office:value-type="float" office:value="0.013296317">
            <text:p>0.013296317</text:p>
          </table:table-cell>
          <table:table-cell office:value-type="float" office:value="0.01269633">
            <text:p>0.01269633</text:p>
          </table:table-cell>
          <table:table-cell office:value-type="float" office:value="0.01285985">
            <text:p>0.01285985</text:p>
          </table:table-cell>
          <table:table-cell office:value-type="float" office:value="0.014638894">
            <text:p>0.014638894</text:p>
          </table:table-cell>
          <table:table-cell office:value-type="float" office:value="0.01233611">
            <text:p>0.01233611</text:p>
          </table:table-cell>
          <table:table-cell office:value-type="float" office:value="0.01115866">
            <text:p>0.01115866</text:p>
          </table:table-cell>
          <table:table-cell office:value-type="float" office:value="0.011181577">
            <text:p>0.011181577</text:p>
          </table:table-cell>
          <table:table-cell office:value-type="float" office:value="0.010105851">
            <text:p>0.010105851</text:p>
          </table:table-cell>
          <table:table-cell office:value-type="float" office:value="0.010447061">
            <text:p>0.010447061</text:p>
          </table:table-cell>
          <table:table-cell office:value-type="float" office:value="0.009072449">
            <text:p>0.009072449</text:p>
          </table:table-cell>
          <table:table-cell office:value-type="float" office:value="0.008567293">
            <text:p>0.008567293</text:p>
          </table:table-cell>
          <table:table-cell office:value-type="float" office:value="0.008793275">
            <text:p>0.008793275</text:p>
          </table:table-cell>
          <table:table-cell office:value-type="float" office:value="0.007822405">
            <text:p>0.007822405</text:p>
          </table:table-cell>
          <table:table-cell office:value-type="float" office:value="0.007971889">
            <text:p>0.007971889</text:p>
          </table:table-cell>
          <table:table-cell office:value-type="float" office:value="0.008462202">
            <text:p>0.008462202</text:p>
          </table:table-cell>
          <table:table-cell office:value-type="float" office:value="0.009138176">
            <text:p>0.009138176</text:p>
          </table:table-cell>
          <table:table-cell office:value-type="float" office:value="0.011920363">
            <text:p>0.011920363</text:p>
          </table:table-cell>
          <table:table-cell office:value-type="float" office:value="0.0083426405">
            <text:p>0.0083426405</text:p>
          </table:table-cell>
          <table:table-cell office:value-type="float" office:value="0.008293209">
            <text:p>0.008293209</text:p>
          </table:table-cell>
          <table:table-cell office:value-type="float" office:value="0.009454637">
            <text:p>0.009454637</text:p>
          </table:table-cell>
          <table:table-cell office:value-type="float" office:value="0.010564294">
            <text:p>0.010564294</text:p>
          </table:table-cell>
          <table:table-cell office:value-type="float" office:value="0.010191114">
            <text:p>0.010191114</text:p>
          </table:table-cell>
          <table:table-cell office:value-type="float" office:value="0.010256186">
            <text:p>0.010256186</text:p>
          </table:table-cell>
          <table:table-cell office:value-type="float" office:value="0.010198289">
            <text:p>0.010198289</text:p>
          </table:table-cell>
          <table:table-cell office:value-type="float" office:value="0.010286826">
            <text:p>0.010286826</text:p>
          </table:table-cell>
          <table:table-cell office:value-type="float" office:value="0.010212907">
            <text:p>0.010212907</text:p>
          </table:table-cell>
          <table:table-cell office:value-type="float" office:value="0.010967784">
            <text:p>0.010967784</text:p>
          </table:table-cell>
          <table:table-cell office:value-type="float" office:value="0.009891165">
            <text:p>0.009891165</text:p>
          </table:table-cell>
          <table:table-cell office:value-type="float" office:value="0.009741287">
            <text:p>0.009741287</text:p>
          </table:table-cell>
          <table:table-cell office:value-type="float" office:value="0.010320906">
            <text:p>0.010320906</text:p>
          </table:table-cell>
          <table:table-cell office:value-type="float" office:value="0.008985294">
            <text:p>0.008985294</text:p>
          </table:table-cell>
          <table:table-cell office:value-type="float" office:value="0.009387542">
            <text:p>0.009387542</text:p>
          </table:table-cell>
          <table:table-cell office:value-type="float" office:value="0.009647639">
            <text:p>0.009647639</text:p>
          </table:table-cell>
          <table:table-cell office:value-type="float" office:value="0.00952456">
            <text:p>0.00952456</text:p>
          </table:table-cell>
          <table:table-cell office:value-type="float" office:value="0.011760057">
            <text:p>0.011760057</text:p>
          </table:table-cell>
          <table:table-cell office:value-type="float" office:value="0.009359099">
            <text:p>0.009359099</text:p>
          </table:table-cell>
          <table:table-cell office:value-type="float" office:value="0.00828042">
            <text:p>0.00828042</text:p>
          </table:table-cell>
          <table:table-cell office:value-type="float" office:value="0.008595909">
            <text:p>0.008595909</text:p>
          </table:table-cell>
          <table:table-cell office:value-type="float" office:value="0.008403983">
            <text:p>0.008403983</text:p>
          </table:table-cell>
          <table:table-cell office:value-type="float" office:value="0.0080552725">
            <text:p>0.0080552725</text:p>
          </table:table-cell>
          <table:table-cell office:value-type="float" office:value="0.008619382">
            <text:p>0.008619382</text:p>
          </table:table-cell>
          <table:table-cell office:value-type="float" office:value="0.008770198">
            <text:p>0.008770198</text:p>
          </table:table-cell>
          <table:table-cell office:value-type="float" office:value="0.009305638">
            <text:p>0.009305638</text:p>
          </table:table-cell>
          <table:table-cell office:value-type="float" office:value="0.008931733">
            <text:p>0.008931733</text:p>
          </table:table-cell>
          <table:table-cell office:value-type="float" office:value="0.00854807">
            <text:p>0.00854807</text:p>
          </table:table-cell>
          <table:table-cell office:value-type="float" office:value="0.010940209">
            <text:p>0.010940209</text:p>
          </table:table-cell>
          <table:table-cell office:value-type="float" office:value="0.008634148">
            <text:p>0.008634148</text:p>
          </table:table-cell>
          <table:table-cell office:value-type="float" office:value="0.0069250544">
            <text:p>0.0069250544</text:p>
          </table:table-cell>
          <table:table-cell office:value-type="float" office:value="0.008214242">
            <text:p>0.008214242</text:p>
          </table:table-cell>
          <table:table-cell office:value-type="float" office:value="0.008697858">
            <text:p>0.008697858</text:p>
          </table:table-cell>
          <table:table-cell office:value-type="float" office:value="0.009899405">
            <text:p>0.009899405</text:p>
          </table:table-cell>
          <table:table-cell office:value-type="float" office:value="0.009081117">
            <text:p>0.009081117</text:p>
          </table:table-cell>
          <table:table-cell office:value-type="float" office:value="0.009624757">
            <text:p>0.009624757</text:p>
          </table:table-cell>
          <table:table-cell office:value-type="float" office:value="0.0098229945">
            <text:p>0.0098229945</text:p>
          </table:table-cell>
          <table:table-cell office:value-type="float" office:value="0.0077654724">
            <text:p>0.0077654724</text:p>
          </table:table-cell>
          <table:table-cell office:value-type="float" office:value="0.008592231">
            <text:p>0.008592231</text:p>
          </table:table-cell>
          <table:table-cell office:value-type="float" office:value="0.0078022876">
            <text:p>0.0078022876</text:p>
          </table:table-cell>
          <table:table-cell office:value-type="float" office:value="0.007588461">
            <text:p>0.007588461</text:p>
          </table:table-cell>
          <table:table-cell office:value-type="float" office:value="0.0074800276">
            <text:p>0.0074800276</text:p>
          </table:table-cell>
          <table:table-cell office:value-type="float" office:value="0.007117499">
            <text:p>0.007117499</text:p>
          </table:table-cell>
          <table:table-cell office:value-type="float" office:value="0.0063365935">
            <text:p>0.0063365935</text:p>
          </table:table-cell>
          <table:table-cell office:value-type="float" office:value="0.007198541">
            <text:p>0.007198541</text:p>
          </table:table-cell>
          <table:table-cell office:value-type="float" office:value="0.009703014">
            <text:p>0.009703014</text:p>
          </table:table-cell>
          <table:table-cell office:value-type="float" office:value="0.008036325">
            <text:p>0.008036325</text:p>
          </table:table-cell>
          <table:table-cell office:value-type="float" office:value="0.008205824">
            <text:p>0.008205824</text:p>
          </table:table-cell>
          <table:table-cell office:value-type="float" office:value="0.00774049">
            <text:p>0.00774049</text:p>
          </table:table-cell>
          <table:table-cell office:value-type="float" office:value="0.0066216695">
            <text:p>0.0066216695</text:p>
          </table:table-cell>
          <table:table-cell office:value-type="float" office:value="0.006150578">
            <text:p>0.006150578</text:p>
          </table:table-cell>
          <table:table-cell office:value-type="float" office:value="0.007096098">
            <text:p>0.007096098</text:p>
          </table:table-cell>
          <table:table-cell office:value-type="float" office:value="0.007125175">
            <text:p>0.007125175</text:p>
          </table:table-cell>
          <table:table-cell office:value-type="float" office:value="0.006093754">
            <text:p>0.006093754</text:p>
          </table:table-cell>
          <table:table-cell office:value-type="float" office:value="0.0071074083">
            <text:p>0.0071074083</text:p>
          </table:table-cell>
          <table:table-cell office:value-type="float" office:value="0.0061707674">
            <text:p>0.0061707674</text:p>
          </table:table-cell>
          <table:table-cell office:value-type="float" office:value="0.0060286694">
            <text:p>0.0060286694</text:p>
          </table:table-cell>
          <table:table-cell office:value-type="float" office:value="0.0070373667">
            <text:p>0.0070373667</text:p>
          </table:table-cell>
          <table:table-cell office:value-type="float" office:value="0.0075063827">
            <text:p>0.0075063827</text:p>
          </table:table-cell>
          <table:table-cell office:value-type="float" office:value="0.006597997">
            <text:p>0.006597997</text:p>
          </table:table-cell>
          <table:table-cell office:value-type="float" office:value="0.00818672">
            <text:p>0.00818672</text:p>
          </table:table-cell>
          <table:table-cell office:value-type="float" office:value="0.0063988455">
            <text:p>0.0063988455</text:p>
          </table:table-cell>
          <table:table-cell office:value-type="float" office:value="0.005837824">
            <text:p>0.005837824</text:p>
          </table:table-cell>
          <table:table-cell office:value-type="float" office:value="0.0056058597">
            <text:p>0.0056058597</text:p>
          </table:table-cell>
          <table:table-cell office:value-type="float" office:value="0.005461929">
            <text:p>0.005461929</text:p>
          </table:table-cell>
          <table:table-cell office:value-type="float" office:value="0.0072514135">
            <text:p>0.0072514135</text:p>
          </table:table-cell>
          <table:table-cell office:value-type="float" office:value="0.0067617316">
            <text:p>0.0067617316</text:p>
          </table:table-cell>
          <table:table-cell office:value-type="float" office:value="0.0060215457">
            <text:p>0.0060215457</text:p>
          </table:table-cell>
          <table:table-cell office:value-type="float" office:value="0.0053365207">
            <text:p>0.0053365207</text:p>
          </table:table-cell>
          <table:table-cell office:value-type="float" office:value="0.0059137763">
            <text:p>0.0059137763</text:p>
          </table:table-cell>
          <table:table-cell office:value-type="float" office:value="0.005308662">
            <text:p>0.005308662</text:p>
          </table:table-cell>
          <table:table-cell office:value-type="float" office:value="0.0063458346">
            <text:p>0.0063458346</text:p>
          </table:table-cell>
          <table:table-cell office:value-type="float" office:value="0.0065402775">
            <text:p>0.0065402775</text:p>
          </table:table-cell>
          <table:table-cell office:value-type="float" office:value="0.00601275">
            <text:p>0.00601275</text:p>
          </table:table-cell>
          <table:table-cell office:value-type="float" office:value="0.0059793256">
            <text:p>0.0059793256</text:p>
          </table:table-cell>
          <table:table-cell office:value-type="float" office:value="0.005086843">
            <text:p>0.005086843</text:p>
          </table:table-cell>
          <table:table-cell office:value-type="float" office:value="0.0048319185">
            <text:p>0.0048319185</text:p>
          </table:table-cell>
          <table:table-cell office:value-type="float" office:value="0.005352998">
            <text:p>0.005352998</text:p>
          </table:table-cell>
          <table:table-cell office:value-type="float" office:value="0.0057035964">
            <text:p>0.0057035964</text:p>
          </table:table-cell>
          <table:table-cell office:value-type="float" office:value="0.005998103">
            <text:p>0.005998103</text:p>
          </table:table-cell>
          <table:table-cell office:value-type="float" office:value="0.0055690566">
            <text:p>0.0055690566</text:p>
          </table:table-cell>
          <table:table-cell office:value-type="float" office:value="0.005331667">
            <text:p>0.005331667</text:p>
          </table:table-cell>
          <table:table-cell office:value-type="float" office:value="0.005129315">
            <text:p>0.005129315</text:p>
          </table:table-cell>
          <table:table-cell office:value-type="float" office:value="0.00537458">
            <text:p>0.00537458</text:p>
          </table:table-cell>
          <table:table-cell office:value-type="float" office:value="0.005429905">
            <text:p>0.005429905</text:p>
          </table:table-cell>
          <table:table-cell office:value-type="float" office:value="0.006163414">
            <text:p>0.006163414</text:p>
          </table:table-cell>
          <table:table-cell office:value-type="float" office:value="0.006201805">
            <text:p>0.006201805</text:p>
          </table:table-cell>
          <table:table-cell office:value-type="float" office:value="0.0055124843">
            <text:p>0.0055124843</text:p>
          </table:table-cell>
          <table:table-cell office:value-type="float" office:value="0.0042928318">
            <text:p>0.0042928318</text:p>
          </table:table-cell>
          <table:table-cell office:value-type="float" office:value="0.004251664">
            <text:p>0.004251664</text:p>
          </table:table-cell>
          <table:table-cell office:value-type="float" office:value="0.0052895756">
            <text:p>0.0052895756</text:p>
          </table:table-cell>
          <table:table-cell office:value-type="float" office:value="0.005319713">
            <text:p>0.005319713</text:p>
          </table:table-cell>
          <table:table-cell office:value-type="float" office:value="0.0063159326">
            <text:p>0.0063159326</text:p>
          </table:table-cell>
          <table:table-cell office:value-type="float" office:value="0.00683149">
            <text:p>0.00683149</text:p>
          </table:table-cell>
          <table:table-cell office:value-type="float" office:value="0.0050144484">
            <text:p>0.0050144484</text:p>
          </table:table-cell>
          <table:table-cell office:value-type="float" office:value="0.0062003755">
            <text:p>0.0062003755</text:p>
          </table:table-cell>
          <table:table-cell office:value-type="float" office:value="0.004967041">
            <text:p>0.004967041</text:p>
          </table:table-cell>
          <table:table-cell office:value-type="float" office:value="0.004986404">
            <text:p>0.004986404</text:p>
          </table:table-cell>
          <table:table-cell office:value-type="float" office:value="0.0054781903">
            <text:p>0.0054781903</text:p>
          </table:table-cell>
          <table:table-cell office:value-type="float" office:value="0.0052493718">
            <text:p>0.0052493718</text:p>
          </table:table-cell>
          <table:table-cell office:value-type="float" office:value="0.006547163">
            <text:p>0.006547163</text:p>
          </table:table-cell>
          <table:table-cell office:value-type="float" office:value="0.0063021127">
            <text:p>0.0063021127</text:p>
          </table:table-cell>
          <table:table-cell office:value-type="float" office:value="0.005222282">
            <text:p>0.005222282</text:p>
          </table:table-cell>
          <table:table-cell office:value-type="float" office:value="0.0040103747">
            <text:p>0.0040103747</text:p>
          </table:table-cell>
          <table:table-cell office:value-type="float" office:value="0.004405429">
            <text:p>0.004405429</text:p>
          </table:table-cell>
          <table:table-cell office:value-type="float" office:value="0.004857167">
            <text:p>0.004857167</text:p>
          </table:table-cell>
          <table:table-cell office:value-type="float" office:value="0.0052657723">
            <text:p>0.0052657723</text:p>
          </table:table-cell>
          <table:table-cell office:value-type="float" office:value="0.0054527316">
            <text:p>0.0054527316</text:p>
          </table:table-cell>
          <table:table-cell office:value-type="float" office:value="0.005934899">
            <text:p>0.005934899</text:p>
          </table:table-cell>
          <table:table-cell office:value-type="float" office:value="0.0061575216">
            <text:p>0.0061575216</text:p>
          </table:table-cell>
          <table:table-cell office:value-type="float" office:value="0.004778047">
            <text:p>0.004778047</text:p>
          </table:table-cell>
          <table:table-cell office:value-type="float" office:value="0.0036085192">
            <text:p>0.0036085192</text:p>
          </table:table-cell>
          <table:table-cell office:value-type="float" office:value="0.0033585194">
            <text:p>0.0033585194</text:p>
          </table:table-cell>
          <table:table-cell office:value-type="float" office:value="0.0042083925">
            <text:p>0.0042083925</text:p>
          </table:table-cell>
          <table:table-cell office:value-type="float" office:value="0.0038767755">
            <text:p>0.0038767755</text:p>
          </table:table-cell>
          <table:table-cell office:value-type="float" office:value="0.0037923371">
            <text:p>0.0037923371</text:p>
          </table:table-cell>
          <table:table-cell office:value-type="float" office:value="0.0044588842">
            <text:p>0.0044588842</text:p>
          </table:table-cell>
          <table:table-cell office:value-type="float" office:value="0.0053758086">
            <text:p>0.0053758086</text:p>
          </table:table-cell>
          <table:table-cell office:value-type="float" office:value="0.0051473393">
            <text:p>0.0051473393</text:p>
          </table:table-cell>
          <table:table-cell office:value-type="float" office:value="0.003808363">
            <text:p>0.003808363</text:p>
          </table:table-cell>
          <table:table-cell office:value-type="float" office:value="0.0034991042">
            <text:p>0.0034991042</text:p>
          </table:table-cell>
          <table:table-cell office:value-type="float" office:value="0.0035360444">
            <text:p>0.0035360444</text:p>
          </table:table-cell>
          <table:table-cell office:value-type="float" office:value="0.0031226294">
            <text:p>0.0031226294</text:p>
          </table:table-cell>
          <table:table-cell office:value-type="float" office:value="0.0033793545">
            <text:p>0.0033793545</text:p>
          </table:table-cell>
          <table:table-cell office:value-type="float" office:value="0.0032648647">
            <text:p>0.0032648647</text:p>
          </table:table-cell>
          <table:table-cell office:value-type="float" office:value="0.0033272149">
            <text:p>0.0033272149</text:p>
          </table:table-cell>
          <table:table-cell office:value-type="float" office:value="0.0035209176">
            <text:p>0.0035209176</text:p>
          </table:table-cell>
          <table:table-cell office:value-type="float" office:value="0.0034701135">
            <text:p>0.0034701135</text:p>
          </table:table-cell>
          <table:table-cell office:value-type="float" office:value="0.0032997602">
            <text:p>0.0032997602</text:p>
          </table:table-cell>
          <table:table-cell office:value-type="float" office:value="0.003091158">
            <text:p>0.003091158</text:p>
          </table:table-cell>
          <table:table-cell office:value-type="float" office:value="0.002819313">
            <text:p>0.002819313</text:p>
          </table:table-cell>
          <table:table-cell office:value-type="float" office:value="0.0026808586">
            <text:p>0.0026808586</text:p>
          </table:table-cell>
          <table:table-cell office:value-type="float" office:value="0.0028680346">
            <text:p>0.0028680346</text:p>
          </table:table-cell>
          <table:table-cell office:value-type="float" office:value="0.0030255446">
            <text:p>0.0030255446</text:p>
          </table:table-cell>
          <table:table-cell office:value-type="float" office:value="0.0026927348">
            <text:p>0.0026927348</text:p>
          </table:table-cell>
          <table:table-cell office:value-type="float" office:value="0.0023355498">
            <text:p>0.0023355498</text:p>
          </table:table-cell>
          <table:table-cell office:value-type="float" office:value="0.0023810884">
            <text:p>0.0023810884</text:p>
          </table:table-cell>
          <table:table-cell office:value-type="float" office:value="0.0022233534">
            <text:p>0.0022233534</text:p>
          </table:table-cell>
          <table:table-cell office:value-type="float" office:value="0.0023201185">
            <text:p>0.0023201185</text:p>
          </table:table-cell>
          <table:table-cell office:value-type="float" office:value="0.002576916">
            <text:p>0.002576916</text:p>
          </table:table-cell>
          <table:table-cell office:value-type="float" office:value="0.00255856">
            <text:p>0.00255856</text:p>
          </table:table-cell>
          <table:table-cell office:value-type="float" office:value="0.002187072">
            <text:p>0.002187072</text:p>
          </table:table-cell>
          <table:table-cell office:value-type="float" office:value="0.0024276527">
            <text:p>0.0024276527</text:p>
          </table:table-cell>
          <table:table-cell office:value-type="float" office:value="0.0024336944">
            <text:p>0.0024336944</text:p>
          </table:table-cell>
          <table:table-cell office:value-type="float" office:value="0.0021759216">
            <text:p>0.0021759216</text:p>
          </table:table-cell>
          <table:table-cell office:value-type="float" office:value="0.0018152652">
            <text:p>0.0018152652</text:p>
          </table:table-cell>
          <table:table-cell office:value-type="float" office:value="0.0017888533">
            <text:p>0.0017888533</text:p>
          </table:table-cell>
          <table:table-cell office:value-type="float" office:value="0.0018384036">
            <text:p>0.0018384036</text:p>
          </table:table-cell>
          <table:table-cell office:value-type="float" office:value="0.0018660573">
            <text:p>0.0018660573</text:p>
          </table:table-cell>
          <table:table-cell office:value-type="float" office:value="0.001828632">
            <text:p>0.001828632</text:p>
          </table:table-cell>
          <table:table-cell office:value-type="float" office:value="0.0020867065">
            <text:p>0.0020867065</text:p>
          </table:table-cell>
          <table:table-cell office:value-type="float" office:value="0.0020876683">
            <text:p>0.0020876683</text:p>
          </table:table-cell>
          <table:table-cell office:value-type="float" office:value="0.0019883572">
            <text:p>0.0019883572</text:p>
          </table:table-cell>
          <table:table-cell office:value-type="float" office:value="0.00186129">
            <text:p>0.00186129</text:p>
          </table:table-cell>
          <table:table-cell office:value-type="float" office:value="0.0016984275">
            <text:p>0.0016984275</text:p>
          </table:table-cell>
          <table:table-cell office:value-type="float" office:value="0.001605756">
            <text:p>0.001605756</text:p>
          </table:table-cell>
          <table:table-cell office:value-type="float" office:value="0.0015568803">
            <text:p>0.0015568803</text:p>
          </table:table-cell>
          <table:table-cell office:value-type="float" office:value="0.0016399521">
            <text:p>0.0016399521</text:p>
          </table:table-cell>
          <table:table-cell office:value-type="float" office:value="0.0016718848">
            <text:p>0.0016718848</text:p>
          </table:table-cell>
          <table:table-cell office:value-type="float" office:value="0.0018222894">
            <text:p>0.0018222894</text:p>
          </table:table-cell>
          <table:table-cell office:value-type="float" office:value="0.0017719201">
            <text:p>0.0017719201</text:p>
          </table:table-cell>
          <table:table-cell office:value-type="float" office:value="0.0016388475">
            <text:p>0.0016388475</text:p>
          </table:table-cell>
          <table:table-cell office:value-type="float" office:value="0.0016908572">
            <text:p>0.0016908572</text:p>
          </table:table-cell>
          <table:table-cell office:value-type="float" office:value="0.0017031985">
            <text:p>0.0017031985</text:p>
          </table:table-cell>
          <table:table-cell office:value-type="float" office:value="0.0016809378">
            <text:p>0.0016809378</text:p>
          </table:table-cell>
          <table:table-cell office:value-type="float" office:value="0.0015482213">
            <text:p>0.0015482213</text:p>
          </table:table-cell>
          <table:table-cell office:value-type="float" office:value="0.0015278069">
            <text:p>0.0015278069</text:p>
          </table:table-cell>
          <table:table-cell office:value-type="float" office:value="0.0015961853">
            <text:p>0.0015961853</text:p>
          </table:table-cell>
          <table:table-cell office:value-type="float" office:value="0.0015697298">
            <text:p>0.0015697298</text:p>
          </table:table-cell>
          <table:table-cell office:value-type="float" office:value="0.0015092035">
            <text:p>0.0015092035</text:p>
          </table:table-cell>
          <table:table-cell table:style-name="Default" office:value-type="float" office:value="0.0014113979">
            <text:p>0.0014113979</text:p>
          </table:table-cell>
          <table:table-cell table:style-name="Default" office:value-type="float" office:value="0.0013621683">
            <text:p>0.0013621683</text:p>
          </table:table-cell>
          <table:table-cell table:style-name="Default" office:value-type="float" office:value="0.0014420438">
            <text:p>0.0014420438</text:p>
          </table:table-cell>
          <table:table-cell table:style-name="Default" office:value-type="float" office:value="0.0015170043">
            <text:p>0.0015170043</text:p>
          </table:table-cell>
          <table:table-cell office:value-type="float" office:value="0.0015684145">
            <text:p>0.0015684145</text:p>
          </table:table-cell>
          <table:table-cell table:style-name="Default" office:value-type="float" office:value="0.0015488829">
            <text:p>0.0015488829</text:p>
          </table:table-cell>
          <table:table-cell table:style-name="Default" office:value-type="float" office:value="0.001571782">
            <text:p>0.001571782</text:p>
          </table:table-cell>
          <table:table-cell table:style-name="Default" office:value-type="float" office:value="0.0014021224">
            <text:p>0.0014021224</text:p>
          </table:table-cell>
          <table:table-cell table:style-name="Default" office:value-type="float" office:value="0.0013456837">
            <text:p>0.0013456837</text:p>
          </table:table-cell>
          <table:table-cell table:style-name="Default" office:value-type="float" office:value="0.0012874384">
            <text:p>0.0012874384</text:p>
          </table:table-cell>
          <table:table-cell table:style-name="Default" office:value-type="float" office:value="0.0010930735">
            <text:p>0.0010930735</text:p>
          </table:table-cell>
          <table:table-cell office:value-type="float" office:value="0.0009939586">
            <text:p>9.94E-004</text:p>
          </table:table-cell>
          <table:table-cell office:value-type="float" office:value="0.0009011954">
            <text:p>9.01E-004</text:p>
          </table:table-cell>
          <table:table-cell office:value-type="float" office:value="0.0008233213">
            <text:p>8.23E-004</text:p>
          </table:table-cell>
          <table:table-cell office:value-type="float" office:value="0.0007623012">
            <text:p>7.62E-004</text:p>
          </table:table-cell>
          <table:table-cell office:value-type="float" office:value="0.0007282464">
            <text:p>7.28E-004</text:p>
          </table:table-cell>
          <table:table-cell office:value-type="float" office:value="0.00071341445">
            <text:p>7.13E-004</text:p>
          </table:table-cell>
          <table:table-cell office:value-type="float" office:value="0.0007088985">
            <text:p>7.09E-004</text:p>
          </table:table-cell>
          <table:table-cell office:value-type="float" office:value="0.0007056622">
            <text:p>7.06E-004</text:p>
          </table:table-cell>
          <table:table-cell office:value-type="float" office:value="0.0007052124">
            <text:p>7.05E-004</text:p>
          </table:table-cell>
          <table:table-cell office:value-type="float" office:value="0.0007060488">
            <text:p>7.06E-004</text:p>
          </table:table-cell>
          <table:table-cell office:value-type="float" office:value="0.0007070912">
            <text:p>7.07E-004</text:p>
          </table:table-cell>
          <table:table-cell office:value-type="float" office:value="0.0007112295">
            <text:p>7.11E-004</text:p>
          </table:table-cell>
          <table:table-cell office:value-type="float" office:value="0.0007116134">
            <text:p>7.12E-004</text:p>
          </table:table-cell>
          <table:table-cell office:value-type="float" office:value="0.0007131081">
            <text:p>7.13E-004</text:p>
          </table:table-cell>
          <table:table-cell office:value-type="float" office:value="0.00071468134">
            <text:p>7.15E-004</text:p>
          </table:table-cell>
          <table:table-cell office:value-type="float" office:value="0.00071772747">
            <text:p>7.18E-004</text:p>
          </table:table-cell>
          <table:table-cell office:value-type="float" office:value="0.0007200903">
            <text:p>7.20E-004</text:p>
          </table:table-cell>
          <table:table-cell office:value-type="float" office:value="0.0007216608">
            <text:p>7.22E-004</text:p>
          </table:table-cell>
          <table:table-cell office:value-type="float" office:value="0.00072175666">
            <text:p>7.22E-004</text:p>
          </table:table-cell>
          <table:table-cell/>
        </table:table-row>
        <table:table-row table:style-name="ro1">
          <table:table-cell office:value-type="string">
            <text:p>/mnt/share/Music/Albums/Parliament/Chocolate City/08 I Misjudged You.mp3</text:p>
          </table:table-cell>
          <table:table-cell office:value-type="float" office:value="0.03505572">
            <text:p>0.03505572</text:p>
          </table:table-cell>
          <table:table-cell office:value-type="float" office:value="0.03167911">
            <text:p>0.03167911</text:p>
          </table:table-cell>
          <table:table-cell office:value-type="float" office:value="0.036764666">
            <text:p>0.036764666</text:p>
          </table:table-cell>
          <table:table-cell office:value-type="float" office:value="0.048757285">
            <text:p>0.048757285</text:p>
          </table:table-cell>
          <table:table-cell office:value-type="float" office:value="0.051083755">
            <text:p>0.051083755</text:p>
          </table:table-cell>
          <table:table-cell office:value-type="float" office:value="0.037689153">
            <text:p>0.037689153</text:p>
          </table:table-cell>
          <table:table-cell office:value-type="float" office:value="0.037815347">
            <text:p>0.037815347</text:p>
          </table:table-cell>
          <table:table-cell office:value-type="float" office:value="0.030731078">
            <text:p>0.030731078</text:p>
          </table:table-cell>
          <table:table-cell office:value-type="float" office:value="0.04218127">
            <text:p>0.04218127</text:p>
          </table:table-cell>
          <table:table-cell office:value-type="float" office:value="0.03430037">
            <text:p>0.03430037</text:p>
          </table:table-cell>
          <table:table-cell office:value-type="float" office:value="0.031103017">
            <text:p>0.031103017</text:p>
          </table:table-cell>
          <table:table-cell office:value-type="float" office:value="0.027924681">
            <text:p>0.027924681</text:p>
          </table:table-cell>
          <table:table-cell office:value-type="float" office:value="0.046549514">
            <text:p>0.046549514</text:p>
          </table:table-cell>
          <table:table-cell office:value-type="float" office:value="0.034372427">
            <text:p>0.034372427</text:p>
          </table:table-cell>
          <table:table-cell office:value-type="float" office:value="0.024196517">
            <text:p>0.024196517</text:p>
          </table:table-cell>
          <table:table-cell office:value-type="float" office:value="0.028412998">
            <text:p>0.028412998</text:p>
          </table:table-cell>
          <table:table-cell office:value-type="float" office:value="0.029067788">
            <text:p>0.029067788</text:p>
          </table:table-cell>
          <table:table-cell office:value-type="float" office:value="0.030412713">
            <text:p>0.030412713</text:p>
          </table:table-cell>
          <table:table-cell office:value-type="float" office:value="0.018521389">
            <text:p>0.018521389</text:p>
          </table:table-cell>
          <table:table-cell office:value-type="float" office:value="0.030913286">
            <text:p>0.030913286</text:p>
          </table:table-cell>
          <table:table-cell office:value-type="float" office:value="0.034982882">
            <text:p>0.034982882</text:p>
          </table:table-cell>
          <table:table-cell office:value-type="float" office:value="0.018626314">
            <text:p>0.018626314</text:p>
          </table:table-cell>
          <table:table-cell office:value-type="float" office:value="0.018478364">
            <text:p>0.018478364</text:p>
          </table:table-cell>
          <table:table-cell office:value-type="float" office:value="0.015292709">
            <text:p>0.015292709</text:p>
          </table:table-cell>
          <table:table-cell office:value-type="float" office:value="0.0142308455">
            <text:p>0.0142308455</text:p>
          </table:table-cell>
          <table:table-cell office:value-type="float" office:value="0.020121805">
            <text:p>0.020121805</text:p>
          </table:table-cell>
          <table:table-cell office:value-type="float" office:value="0.01348288">
            <text:p>0.01348288</text:p>
          </table:table-cell>
          <table:table-cell office:value-type="float" office:value="0.012867876">
            <text:p>0.012867876</text:p>
          </table:table-cell>
          <table:table-cell office:value-type="float" office:value="0.015779044">
            <text:p>0.015779044</text:p>
          </table:table-cell>
          <table:table-cell office:value-type="float" office:value="0.016324151">
            <text:p>0.016324151</text:p>
          </table:table-cell>
          <table:table-cell office:value-type="float" office:value="0.017482877">
            <text:p>0.017482877</text:p>
          </table:table-cell>
          <table:table-cell office:value-type="float" office:value="0.012472166">
            <text:p>0.012472166</text:p>
          </table:table-cell>
          <table:table-cell office:value-type="float" office:value="0.0125407325">
            <text:p>0.0125407325</text:p>
          </table:table-cell>
          <table:table-cell office:value-type="float" office:value="0.012778669">
            <text:p>0.012778669</text:p>
          </table:table-cell>
          <table:table-cell office:value-type="float" office:value="0.014822335">
            <text:p>0.014822335</text:p>
          </table:table-cell>
          <table:table-cell office:value-type="float" office:value="0.009342051">
            <text:p>0.009342051</text:p>
          </table:table-cell>
          <table:table-cell office:value-type="float" office:value="0.00811786">
            <text:p>0.00811786</text:p>
          </table:table-cell>
          <table:table-cell office:value-type="float" office:value="0.00808181">
            <text:p>0.00808181</text:p>
          </table:table-cell>
          <table:table-cell office:value-type="float" office:value="0.011332564">
            <text:p>0.011332564</text:p>
          </table:table-cell>
          <table:table-cell office:value-type="float" office:value="0.008342263">
            <text:p>0.008342263</text:p>
          </table:table-cell>
          <table:table-cell office:value-type="float" office:value="0.011275044">
            <text:p>0.011275044</text:p>
          </table:table-cell>
          <table:table-cell office:value-type="float" office:value="0.010928364">
            <text:p>0.010928364</text:p>
          </table:table-cell>
          <table:table-cell office:value-type="float" office:value="0.010030703">
            <text:p>0.010030703</text:p>
          </table:table-cell>
          <table:table-cell office:value-type="float" office:value="0.009523113">
            <text:p>0.009523113</text:p>
          </table:table-cell>
          <table:table-cell office:value-type="float" office:value="0.007910131">
            <text:p>0.007910131</text:p>
          </table:table-cell>
          <table:table-cell office:value-type="float" office:value="0.008790356">
            <text:p>0.008790356</text:p>
          </table:table-cell>
          <table:table-cell office:value-type="float" office:value="0.008052761">
            <text:p>0.008052761</text:p>
          </table:table-cell>
          <table:table-cell office:value-type="float" office:value="0.0074309395">
            <text:p>0.0074309395</text:p>
          </table:table-cell>
          <table:table-cell office:value-type="float" office:value="0.00772014">
            <text:p>0.00772014</text:p>
          </table:table-cell>
          <table:table-cell office:value-type="float" office:value="0.007089681">
            <text:p>0.007089681</text:p>
          </table:table-cell>
          <table:table-cell office:value-type="float" office:value="0.0067358594">
            <text:p>0.0067358594</text:p>
          </table:table-cell>
          <table:table-cell office:value-type="float" office:value="0.00680523">
            <text:p>0.00680523</text:p>
          </table:table-cell>
          <table:table-cell office:value-type="float" office:value="0.006193788">
            <text:p>0.006193788</text:p>
          </table:table-cell>
          <table:table-cell office:value-type="float" office:value="0.0054396195">
            <text:p>0.0054396195</text:p>
          </table:table-cell>
          <table:table-cell office:value-type="float" office:value="0.005349701">
            <text:p>0.005349701</text:p>
          </table:table-cell>
          <table:table-cell office:value-type="float" office:value="0.005314079">
            <text:p>0.005314079</text:p>
          </table:table-cell>
          <table:table-cell office:value-type="float" office:value="0.0063024997">
            <text:p>0.0063024997</text:p>
          </table:table-cell>
          <table:table-cell office:value-type="float" office:value="0.0057872566">
            <text:p>0.0057872566</text:p>
          </table:table-cell>
          <table:table-cell office:value-type="float" office:value="0.005825415">
            <text:p>0.005825415</text:p>
          </table:table-cell>
          <table:table-cell office:value-type="float" office:value="0.0057534375">
            <text:p>0.0057534375</text:p>
          </table:table-cell>
          <table:table-cell office:value-type="float" office:value="0.006510827">
            <text:p>0.006510827</text:p>
          </table:table-cell>
          <table:table-cell office:value-type="float" office:value="0.007106702">
            <text:p>0.007106702</text:p>
          </table:table-cell>
          <table:table-cell office:value-type="float" office:value="0.0063262754">
            <text:p>0.0063262754</text:p>
          </table:table-cell>
          <table:table-cell office:value-type="float" office:value="0.006545944">
            <text:p>0.006545944</text:p>
          </table:table-cell>
          <table:table-cell office:value-type="float" office:value="0.0066353166">
            <text:p>0.0066353166</text:p>
          </table:table-cell>
          <table:table-cell office:value-type="float" office:value="0.0064626485">
            <text:p>0.0064626485</text:p>
          </table:table-cell>
          <table:table-cell office:value-type="float" office:value="0.0065832734">
            <text:p>0.0065832734</text:p>
          </table:table-cell>
          <table:table-cell office:value-type="float" office:value="0.0069573824">
            <text:p>0.0069573824</text:p>
          </table:table-cell>
          <table:table-cell office:value-type="float" office:value="0.0071537206">
            <text:p>0.0071537206</text:p>
          </table:table-cell>
          <table:table-cell office:value-type="float" office:value="0.0065569025">
            <text:p>0.0065569025</text:p>
          </table:table-cell>
          <table:table-cell office:value-type="float" office:value="0.006691582">
            <text:p>0.006691582</text:p>
          </table:table-cell>
          <table:table-cell office:value-type="float" office:value="0.006668325">
            <text:p>0.006668325</text:p>
          </table:table-cell>
          <table:table-cell office:value-type="float" office:value="0.0063681235">
            <text:p>0.0063681235</text:p>
          </table:table-cell>
          <table:table-cell office:value-type="float" office:value="0.006456892">
            <text:p>0.006456892</text:p>
          </table:table-cell>
          <table:table-cell office:value-type="float" office:value="0.006354534">
            <text:p>0.006354534</text:p>
          </table:table-cell>
          <table:table-cell office:value-type="float" office:value="0.0065276427">
            <text:p>0.0065276427</text:p>
          </table:table-cell>
          <table:table-cell office:value-type="float" office:value="0.0072498084">
            <text:p>0.0072498084</text:p>
          </table:table-cell>
          <table:table-cell office:value-type="float" office:value="0.0068630707">
            <text:p>0.0068630707</text:p>
          </table:table-cell>
          <table:table-cell office:value-type="float" office:value="0.00690071">
            <text:p>0.00690071</text:p>
          </table:table-cell>
          <table:table-cell office:value-type="float" office:value="0.0069839754">
            <text:p>0.0069839754</text:p>
          </table:table-cell>
          <table:table-cell office:value-type="float" office:value="0.006779559">
            <text:p>0.006779559</text:p>
          </table:table-cell>
          <table:table-cell office:value-type="float" office:value="0.0067306794">
            <text:p>0.0067306794</text:p>
          </table:table-cell>
          <table:table-cell office:value-type="float" office:value="0.0064052623">
            <text:p>0.0064052623</text:p>
          </table:table-cell>
          <table:table-cell office:value-type="float" office:value="0.0064784065">
            <text:p>0.0064784065</text:p>
          </table:table-cell>
          <table:table-cell office:value-type="float" office:value="0.006333673">
            <text:p>0.006333673</text:p>
          </table:table-cell>
          <table:table-cell office:value-type="float" office:value="0.006233522">
            <text:p>0.006233522</text:p>
          </table:table-cell>
          <table:table-cell office:value-type="float" office:value="0.005941332">
            <text:p>0.005941332</text:p>
          </table:table-cell>
          <table:table-cell office:value-type="float" office:value="0.0058163875">
            <text:p>0.0058163875</text:p>
          </table:table-cell>
          <table:table-cell office:value-type="float" office:value="0.005553336">
            <text:p>0.005553336</text:p>
          </table:table-cell>
          <table:table-cell office:value-type="float" office:value="0.0056864144">
            <text:p>0.0056864144</text:p>
          </table:table-cell>
          <table:table-cell office:value-type="float" office:value="0.0055854353">
            <text:p>0.0055854353</text:p>
          </table:table-cell>
          <table:table-cell office:value-type="float" office:value="0.0054536746">
            <text:p>0.0054536746</text:p>
          </table:table-cell>
          <table:table-cell office:value-type="float" office:value="0.005424372">
            <text:p>0.005424372</text:p>
          </table:table-cell>
          <table:table-cell office:value-type="float" office:value="0.0052761273">
            <text:p>0.0052761273</text:p>
          </table:table-cell>
          <table:table-cell office:value-type="float" office:value="0.0051336978">
            <text:p>0.0051336978</text:p>
          </table:table-cell>
          <table:table-cell office:value-type="float" office:value="0.00517947">
            <text:p>0.00517947</text:p>
          </table:table-cell>
          <table:table-cell office:value-type="float" office:value="0.005039984">
            <text:p>0.005039984</text:p>
          </table:table-cell>
          <table:table-cell office:value-type="float" office:value="0.0048996685">
            <text:p>0.0048996685</text:p>
          </table:table-cell>
          <table:table-cell office:value-type="float" office:value="0.0047034174">
            <text:p>0.0047034174</text:p>
          </table:table-cell>
          <table:table-cell office:value-type="float" office:value="0.00442392">
            <text:p>0.00442392</text:p>
          </table:table-cell>
          <table:table-cell office:value-type="float" office:value="0.004509053">
            <text:p>0.004509053</text:p>
          </table:table-cell>
          <table:table-cell office:value-type="float" office:value="0.0045498046">
            <text:p>0.0045498046</text:p>
          </table:table-cell>
          <table:table-cell office:value-type="float" office:value="0.0043691117">
            <text:p>0.0043691117</text:p>
          </table:table-cell>
          <table:table-cell office:value-type="float" office:value="0.0041477866">
            <text:p>0.0041477866</text:p>
          </table:table-cell>
          <table:table-cell office:value-type="float" office:value="0.00416504">
            <text:p>0.00416504</text:p>
          </table:table-cell>
          <table:table-cell office:value-type="float" office:value="0.0039735455">
            <text:p>0.0039735455</text:p>
          </table:table-cell>
          <table:table-cell office:value-type="float" office:value="0.003945736">
            <text:p>0.003945736</text:p>
          </table:table-cell>
          <table:table-cell office:value-type="float" office:value="0.003900543">
            <text:p>0.003900543</text:p>
          </table:table-cell>
          <table:table-cell office:value-type="float" office:value="0.00371987">
            <text:p>0.00371987</text:p>
          </table:table-cell>
          <table:table-cell office:value-type="float" office:value="0.0036139553">
            <text:p>0.0036139553</text:p>
          </table:table-cell>
          <table:table-cell office:value-type="float" office:value="0.003454717">
            <text:p>0.003454717</text:p>
          </table:table-cell>
          <table:table-cell office:value-type="float" office:value="0.0032474385">
            <text:p>0.0032474385</text:p>
          </table:table-cell>
          <table:table-cell office:value-type="float" office:value="0.003253793">
            <text:p>0.003253793</text:p>
          </table:table-cell>
          <table:table-cell office:value-type="float" office:value="0.0031283854">
            <text:p>0.0031283854</text:p>
          </table:table-cell>
          <table:table-cell office:value-type="float" office:value="0.0031638087">
            <text:p>0.0031638087</text:p>
          </table:table-cell>
          <table:table-cell office:value-type="float" office:value="0.003154108">
            <text:p>0.003154108</text:p>
          </table:table-cell>
          <table:table-cell office:value-type="float" office:value="0.003090911">
            <text:p>0.003090911</text:p>
          </table:table-cell>
          <table:table-cell office:value-type="float" office:value="0.003088467">
            <text:p>0.003088467</text:p>
          </table:table-cell>
          <table:table-cell office:value-type="float" office:value="0.0032370565">
            <text:p>0.0032370565</text:p>
          </table:table-cell>
          <table:table-cell office:value-type="float" office:value="0.00309505">
            <text:p>0.00309505</text:p>
          </table:table-cell>
          <table:table-cell office:value-type="float" office:value="0.003089378">
            <text:p>0.003089378</text:p>
          </table:table-cell>
          <table:table-cell office:value-type="float" office:value="0.0028957753">
            <text:p>0.0028957753</text:p>
          </table:table-cell>
          <table:table-cell office:value-type="float" office:value="0.00280075">
            <text:p>0.00280075</text:p>
          </table:table-cell>
          <table:table-cell office:value-type="float" office:value="0.0027494337">
            <text:p>0.0027494337</text:p>
          </table:table-cell>
          <table:table-cell office:value-type="float" office:value="0.002659897">
            <text:p>0.002659897</text:p>
          </table:table-cell>
          <table:table-cell office:value-type="float" office:value="0.0025820015">
            <text:p>0.0025820015</text:p>
          </table:table-cell>
          <table:table-cell office:value-type="float" office:value="0.0025093874">
            <text:p>0.0025093874</text:p>
          </table:table-cell>
          <table:table-cell office:value-type="float" office:value="0.0023952492">
            <text:p>0.0023952492</text:p>
          </table:table-cell>
          <table:table-cell office:value-type="float" office:value="0.002395928">
            <text:p>0.002395928</text:p>
          </table:table-cell>
          <table:table-cell office:value-type="float" office:value="0.002342124">
            <text:p>0.002342124</text:p>
          </table:table-cell>
          <table:table-cell office:value-type="float" office:value="0.002318962">
            <text:p>0.002318962</text:p>
          </table:table-cell>
          <table:table-cell office:value-type="float" office:value="0.002276906">
            <text:p>0.002276906</text:p>
          </table:table-cell>
          <table:table-cell office:value-type="float" office:value="0.0021556285">
            <text:p>0.0021556285</text:p>
          </table:table-cell>
          <table:table-cell office:value-type="float" office:value="0.0021000453">
            <text:p>0.0021000453</text:p>
          </table:table-cell>
          <table:table-cell office:value-type="float" office:value="0.00204982">
            <text:p>0.00204982</text:p>
          </table:table-cell>
          <table:table-cell office:value-type="float" office:value="0.001999299">
            <text:p>0.001999299</text:p>
          </table:table-cell>
          <table:table-cell office:value-type="float" office:value="0.001935896">
            <text:p>0.001935896</text:p>
          </table:table-cell>
          <table:table-cell office:value-type="float" office:value="0.0019665207">
            <text:p>0.0019665207</text:p>
          </table:table-cell>
          <table:table-cell office:value-type="float" office:value="0.001926588">
            <text:p>0.001926588</text:p>
          </table:table-cell>
          <table:table-cell office:value-type="float" office:value="0.0018674599">
            <text:p>0.0018674599</text:p>
          </table:table-cell>
          <table:table-cell office:value-type="float" office:value="0.00183057">
            <text:p>0.00183057</text:p>
          </table:table-cell>
          <table:table-cell office:value-type="float" office:value="0.0018373408">
            <text:p>0.0018373408</text:p>
          </table:table-cell>
          <table:table-cell office:value-type="float" office:value="0.0018134833">
            <text:p>0.0018134833</text:p>
          </table:table-cell>
          <table:table-cell office:value-type="float" office:value="0.0018246443">
            <text:p>0.0018246443</text:p>
          </table:table-cell>
          <table:table-cell office:value-type="float" office:value="0.0018029968">
            <text:p>0.0018029968</text:p>
          </table:table-cell>
          <table:table-cell office:value-type="float" office:value="0.001845346">
            <text:p>0.001845346</text:p>
          </table:table-cell>
          <table:table-cell office:value-type="float" office:value="0.0017397924">
            <text:p>0.0017397924</text:p>
          </table:table-cell>
          <table:table-cell office:value-type="float" office:value="0.0017441947">
            <text:p>0.0017441947</text:p>
          </table:table-cell>
          <table:table-cell office:value-type="float" office:value="0.0017102743">
            <text:p>0.0017102743</text:p>
          </table:table-cell>
          <table:table-cell office:value-type="float" office:value="0.0017018998">
            <text:p>0.0017018998</text:p>
          </table:table-cell>
          <table:table-cell office:value-type="float" office:value="0.0016809608">
            <text:p>0.0016809608</text:p>
          </table:table-cell>
          <table:table-cell office:value-type="float" office:value="0.0017247926">
            <text:p>0.0017247926</text:p>
          </table:table-cell>
          <table:table-cell office:value-type="float" office:value="0.0016400845">
            <text:p>0.0016400845</text:p>
          </table:table-cell>
          <table:table-cell office:value-type="float" office:value="0.0016445274">
            <text:p>0.0016445274</text:p>
          </table:table-cell>
          <table:table-cell office:value-type="float" office:value="0.0016104046">
            <text:p>0.0016104046</text:p>
          </table:table-cell>
          <table:table-cell office:value-type="float" office:value="0.0016235005">
            <text:p>0.0016235005</text:p>
          </table:table-cell>
          <table:table-cell office:value-type="float" office:value="0.0016638809">
            <text:p>0.0016638809</text:p>
          </table:table-cell>
          <table:table-cell office:value-type="float" office:value="0.0015495314">
            <text:p>0.0015495314</text:p>
          </table:table-cell>
          <table:table-cell office:value-type="float" office:value="0.0014940376">
            <text:p>0.0014940376</text:p>
          </table:table-cell>
          <table:table-cell office:value-type="float" office:value="0.0014924005">
            <text:p>0.0014924005</text:p>
          </table:table-cell>
          <table:table-cell office:value-type="float" office:value="0.0014958207">
            <text:p>0.0014958207</text:p>
          </table:table-cell>
          <table:table-cell office:value-type="float" office:value="0.0014769393">
            <text:p>0.0014769393</text:p>
          </table:table-cell>
          <table:table-cell office:value-type="float" office:value="0.0014977079">
            <text:p>0.0014977079</text:p>
          </table:table-cell>
          <table:table-cell office:value-type="float" office:value="0.0014846736">
            <text:p>0.0014846736</text:p>
          </table:table-cell>
          <table:table-cell office:value-type="float" office:value="0.0014547942">
            <text:p>0.0014547942</text:p>
          </table:table-cell>
          <table:table-cell office:value-type="float" office:value="0.0014119749">
            <text:p>0.0014119749</text:p>
          </table:table-cell>
          <table:table-cell office:value-type="float" office:value="0.0013459859">
            <text:p>0.0013459859</text:p>
          </table:table-cell>
          <table:table-cell office:value-type="float" office:value="0.0013715969">
            <text:p>0.0013715969</text:p>
          </table:table-cell>
          <table:table-cell office:value-type="float" office:value="0.0013863862">
            <text:p>0.0013863862</text:p>
          </table:table-cell>
          <table:table-cell office:value-type="float" office:value="0.0013742599">
            <text:p>0.0013742599</text:p>
          </table:table-cell>
          <table:table-cell office:value-type="float" office:value="0.0013621234">
            <text:p>0.0013621234</text:p>
          </table:table-cell>
          <table:table-cell office:value-type="float" office:value="0.0013425716">
            <text:p>0.0013425716</text:p>
          </table:table-cell>
          <table:table-cell office:value-type="float" office:value="0.0013305291">
            <text:p>0.0013305291</text:p>
          </table:table-cell>
          <table:table-cell office:value-type="float" office:value="0.0012159721">
            <text:p>0.0012159721</text:p>
          </table:table-cell>
          <table:table-cell office:value-type="float" office:value="0.0011871587">
            <text:p>0.0011871587</text:p>
          </table:table-cell>
          <table:table-cell office:value-type="float" office:value="0.0012603322">
            <text:p>0.0012603322</text:p>
          </table:table-cell>
          <table:table-cell office:value-type="float" office:value="0.0012705746">
            <text:p>0.0012705746</text:p>
          </table:table-cell>
          <table:table-cell office:value-type="float" office:value="0.0012071623">
            <text:p>0.0012071623</text:p>
          </table:table-cell>
          <table:table-cell office:value-type="float" office:value="0.0011882772">
            <text:p>0.0011882772</text:p>
          </table:table-cell>
          <table:table-cell office:value-type="float" office:value="0.0011731985">
            <text:p>0.0011731985</text:p>
          </table:table-cell>
          <table:table-cell office:value-type="float" office:value="0.001162932">
            <text:p>0.001162932</text:p>
          </table:table-cell>
          <table:table-cell office:value-type="float" office:value="0.0011287443">
            <text:p>0.0011287443</text:p>
          </table:table-cell>
          <table:table-cell office:value-type="float" office:value="0.0011386555">
            <text:p>0.0011386555</text:p>
          </table:table-cell>
          <table:table-cell office:value-type="float" office:value="0.0011254586">
            <text:p>0.0011254586</text:p>
          </table:table-cell>
          <table:table-cell office:value-type="float" office:value="0.0011381247">
            <text:p>0.0011381247</text:p>
          </table:table-cell>
          <table:table-cell office:value-type="float" office:value="0.0010912097">
            <text:p>0.0010912097</text:p>
          </table:table-cell>
          <table:table-cell office:value-type="float" office:value="0.0010922572">
            <text:p>0.0010922572</text:p>
          </table:table-cell>
          <table:table-cell office:value-type="float" office:value="0.001036859">
            <text:p>0.001036859</text:p>
          </table:table-cell>
          <table:table-cell office:value-type="float" office:value="0.0010808565">
            <text:p>0.0010808565</text:p>
          </table:table-cell>
          <table:table-cell office:value-type="float" office:value="0.0011094648">
            <text:p>0.0011094648</text:p>
          </table:table-cell>
          <table:table-cell office:value-type="float" office:value="0.0011060814">
            <text:p>0.0011060814</text:p>
          </table:table-cell>
          <table:table-cell office:value-type="float" office:value="0.0010450275">
            <text:p>0.0010450275</text:p>
          </table:table-cell>
          <table:table-cell office:value-type="float" office:value="0.0010575278">
            <text:p>0.0010575278</text:p>
          </table:table-cell>
          <table:table-cell office:value-type="float" office:value="0.0010521156">
            <text:p>0.0010521156</text:p>
          </table:table-cell>
          <table:table-cell table:style-name="ce1" office:value-type="float" office:value="0.0009890542">
            <text:p>9.89E-004</text:p>
          </table:table-cell>
          <table:table-cell table:style-name="ce1" office:value-type="float" office:value="0.00095532817">
            <text:p>9.55E-004</text:p>
          </table:table-cell>
          <table:table-cell office:value-type="float" office:value="0.0010162797">
            <text:p>0.0010162797</text:p>
          </table:table-cell>
          <table:table-cell office:value-type="float" office:value="0.0010236372">
            <text:p>0.0010236372</text:p>
          </table:table-cell>
          <table:table-cell table:style-name="ce1" office:value-type="float" office:value="0.0009826709">
            <text:p>9.83E-004</text:p>
          </table:table-cell>
          <table:table-cell table:style-name="ce1" office:value-type="float" office:value="0.00096537196">
            <text:p>9.65E-004</text:p>
          </table:table-cell>
          <table:table-cell table:style-name="ce1" office:value-type="float" office:value="0.0009767625">
            <text:p>9.77E-004</text:p>
          </table:table-cell>
          <table:table-cell table:style-name="ce1" office:value-type="float" office:value="0.0009625763">
            <text:p>9.63E-004</text:p>
          </table:table-cell>
          <table:table-cell table:style-name="ce1" office:value-type="float" office:value="0.0009439334">
            <text:p>9.44E-004</text:p>
          </table:table-cell>
          <table:table-cell table:style-name="ce1" office:value-type="float" office:value="0.00093089225">
            <text:p>9.31E-004</text:p>
          </table:table-cell>
          <table:table-cell table:style-name="ce1" office:value-type="float" office:value="0.0009566143">
            <text:p>9.57E-004</text:p>
          </table:table-cell>
          <table:table-cell table:style-name="ce1" office:value-type="float" office:value="0.0009686448">
            <text:p>9.69E-004</text:p>
          </table:table-cell>
          <table:table-cell table:style-name="ce1" office:value-type="float" office:value="0.0009211431">
            <text:p>9.21E-004</text:p>
          </table:table-cell>
          <table:table-cell table:style-name="ce1" office:value-type="float" office:value="0.00091286795">
            <text:p>9.13E-004</text:p>
          </table:table-cell>
          <table:table-cell table:style-name="ce1" office:value-type="float" office:value="0.0009533844">
            <text:p>9.53E-004</text:p>
          </table:table-cell>
          <table:table-cell table:style-name="ce1" office:value-type="float" office:value="0.000900491">
            <text:p>9.00E-004</text:p>
          </table:table-cell>
          <table:table-cell table:style-name="ce1" office:value-type="float" office:value="0.00091366016">
            <text:p>9.14E-004</text:p>
          </table:table-cell>
          <table:table-cell table:style-name="ce1" office:value-type="float" office:value="0.00090640766">
            <text:p>9.06E-004</text:p>
          </table:table-cell>
          <table:table-cell table:style-name="ce1" office:value-type="float" office:value="0.00091901247">
            <text:p>9.19E-004</text:p>
          </table:table-cell>
          <table:table-cell table:style-name="ce1" office:value-type="float" office:value="0.0009197434">
            <text:p>9.20E-004</text:p>
          </table:table-cell>
          <table:table-cell table:style-name="ce1" office:value-type="float" office:value="0.00091996574">
            <text:p>9.20E-004</text:p>
          </table:table-cell>
          <table:table-cell table:style-name="ce1" office:value-type="float" office:value="0.00086923153">
            <text:p>8.69E-004</text:p>
          </table:table-cell>
          <table:table-cell table:style-name="ce1" office:value-type="float" office:value="0.00086862367">
            <text:p>8.69E-004</text:p>
          </table:table-cell>
          <table:table-cell table:style-name="ce1" office:value-type="float" office:value="0.0008828801">
            <text:p>8.83E-004</text:p>
          </table:table-cell>
          <table:table-cell table:style-name="ce1" office:value-type="float" office:value="0.00089070917">
            <text:p>8.91E-004</text:p>
          </table:table-cell>
          <table:table-cell table:style-name="ce1" office:value-type="float" office:value="0.0009032841">
            <text:p>9.03E-004</text:p>
          </table:table-cell>
          <table:table-cell table:style-name="ce1" office:value-type="float" office:value="0.00087264634">
            <text:p>8.73E-004</text:p>
          </table:table-cell>
          <table:table-cell table:style-name="ce1" office:value-type="float" office:value="0.00088136626">
            <text:p>8.81E-004</text:p>
          </table:table-cell>
          <table:table-cell table:style-name="ce1" office:value-type="float" office:value="0.0008603727">
            <text:p>8.60E-004</text:p>
          </table:table-cell>
          <table:table-cell table:style-name="ce1" office:value-type="float" office:value="0.00088105456">
            <text:p>8.81E-004</text:p>
          </table:table-cell>
          <table:table-cell table:style-name="ce1" office:value-type="float" office:value="0.0008797343">
            <text:p>8.80E-004</text:p>
          </table:table-cell>
          <table:table-cell office:value-type="float" office:value="0.0008684303">
            <text:p>8.68E-004</text:p>
          </table:table-cell>
          <table:table-cell office:value-type="float" office:value="0.0008761259">
            <text:p>8.76E-004</text:p>
          </table:table-cell>
          <table:table-cell office:value-type="float" office:value="0.0008685195">
            <text:p>8.69E-004</text:p>
          </table:table-cell>
          <table:table-cell office:value-type="float" office:value="0.00085673336">
            <text:p>8.57E-004</text:p>
          </table:table-cell>
          <table:table-cell table:style-name="ce1" office:value-type="float" office:value="0.0008558849">
            <text:p>8.56E-004</text:p>
          </table:table-cell>
          <table:table-cell office:value-type="float" office:value="0.00084427756">
            <text:p>8.44E-004</text:p>
          </table:table-cell>
          <table:table-cell office:value-type="float" office:value="0.0008428872">
            <text:p>8.43E-004</text:p>
          </table:table-cell>
          <table:table-cell office:value-type="float" office:value="0.0008726216">
            <text:p>8.73E-004</text:p>
          </table:table-cell>
          <table:table-cell office:value-type="float" office:value="0.0008517926">
            <text:p>8.52E-004</text:p>
          </table:table-cell>
          <table:table-cell office:value-type="float" office:value="0.0008330777">
            <text:p>8.33E-004</text:p>
          </table:table-cell>
          <table:table-cell office:value-type="float" office:value="0.00076740887">
            <text:p>7.67E-004</text:p>
          </table:table-cell>
          <table:table-cell office:value-type="float" office:value="0.0007178589">
            <text:p>7.18E-004</text:p>
          </table:table-cell>
          <table:table-cell office:value-type="float" office:value="0.00067963824">
            <text:p>6.80E-004</text:p>
          </table:table-cell>
          <table:table-cell office:value-type="float" office:value="0.00064644066">
            <text:p>6.46E-004</text:p>
          </table:table-cell>
          <table:table-cell office:value-type="float" office:value="0.00061861705">
            <text:p>6.19E-004</text:p>
          </table:table-cell>
          <table:table-cell office:value-type="float" office:value="0.0006141967">
            <text:p>6.14E-004</text:p>
          </table:table-cell>
          <table:table-cell office:value-type="float" office:value="0.0006113805">
            <text:p>6.11E-004</text:p>
          </table:table-cell>
          <table:table-cell office:value-type="float" office:value="0.0006113085">
            <text:p>6.11E-004</text:p>
          </table:table-cell>
          <table:table-cell office:value-type="float" office:value="0.00061191095">
            <text:p>6.12E-004</text:p>
          </table:table-cell>
          <table:table-cell office:value-type="float" office:value="0.0006128741">
            <text:p>6.13E-004</text:p>
          </table:table-cell>
          <table:table-cell office:value-type="float" office:value="0.0006139588">
            <text:p>6.14E-004</text:p>
          </table:table-cell>
          <table:table-cell office:value-type="float" office:value="0.00061605644">
            <text:p>6.16E-004</text:p>
          </table:table-cell>
          <table:table-cell office:value-type="float" office:value="0.0006193044">
            <text:p>6.19E-004</text:p>
          </table:table-cell>
          <table:table-cell office:value-type="float" office:value="0.00062030024">
            <text:p>6.20E-004</text:p>
          </table:table-cell>
          <table:table-cell office:value-type="float" office:value="0.000621732">
            <text:p>6.22E-004</text:p>
          </table:table-cell>
          <table:table-cell office:value-type="float" office:value="0.00062376785">
            <text:p>6.24E-004</text:p>
          </table:table-cell>
          <table:table-cell office:value-type="float" office:value="0.00062747713">
            <text:p>6.27E-004</text:p>
          </table:table-cell>
          <table:table-cell office:value-type="float" office:value="0.0006282621">
            <text:p>6.28E-004</text:p>
          </table:table-cell>
          <table:table-cell office:value-type="float" office:value="0.0006302875">
            <text:p>6.30E-004</text:p>
          </table:table-cell>
          <table:table-cell office:value-type="float" office:value="0.00063221616">
            <text:p>6.32E-004</text:p>
          </table:table-cell>
          <table:table-cell/>
        </table:table-row>
        <table:table-row table:style-name="ro1">
          <table:table-cell office:value-type="string">
            <text:p>/mnt/share/Music/Albums/Parliament/Chocolate City/09 Big Footin'.mp3</text:p>
          </table:table-cell>
          <table:table-cell office:value-type="float" office:value="0.05987501">
            <text:p>0.05987501</text:p>
          </table:table-cell>
          <table:table-cell office:value-type="float" office:value="0.044215098">
            <text:p>0.044215098</text:p>
          </table:table-cell>
          <table:table-cell office:value-type="float" office:value="0.047064662">
            <text:p>0.047064662</text:p>
          </table:table-cell>
          <table:table-cell office:value-type="float" office:value="0.046615455">
            <text:p>0.046615455</text:p>
          </table:table-cell>
          <table:table-cell office:value-type="float" office:value="0.038623765">
            <text:p>0.038623765</text:p>
          </table:table-cell>
          <table:table-cell office:value-type="float" office:value="0.03823484">
            <text:p>0.03823484</text:p>
          </table:table-cell>
          <table:table-cell office:value-type="float" office:value="0.039132297">
            <text:p>0.039132297</text:p>
          </table:table-cell>
          <table:table-cell office:value-type="float" office:value="0.046319537">
            <text:p>0.046319537</text:p>
          </table:table-cell>
          <table:table-cell office:value-type="float" office:value="0.044752058">
            <text:p>0.044752058</text:p>
          </table:table-cell>
          <table:table-cell office:value-type="float" office:value="0.040267117">
            <text:p>0.040267117</text:p>
          </table:table-cell>
          <table:table-cell office:value-type="float" office:value="0.03256152">
            <text:p>0.03256152</text:p>
          </table:table-cell>
          <table:table-cell office:value-type="float" office:value="0.030842578">
            <text:p>0.030842578</text:p>
          </table:table-cell>
          <table:table-cell office:value-type="float" office:value="0.031441044">
            <text:p>0.031441044</text:p>
          </table:table-cell>
          <table:table-cell office:value-type="float" office:value="0.03421448">
            <text:p>0.03421448</text:p>
          </table:table-cell>
          <table:table-cell office:value-type="float" office:value="0.03174295">
            <text:p>0.03174295</text:p>
          </table:table-cell>
          <table:table-cell office:value-type="float" office:value="0.044507034">
            <text:p>0.044507034</text:p>
          </table:table-cell>
          <table:table-cell office:value-type="float" office:value="0.03219814">
            <text:p>0.03219814</text:p>
          </table:table-cell>
          <table:table-cell office:value-type="float" office:value="0.028105529">
            <text:p>0.028105529</text:p>
          </table:table-cell>
          <table:table-cell office:value-type="float" office:value="0.034469888">
            <text:p>0.034469888</text:p>
          </table:table-cell>
          <table:table-cell office:value-type="float" office:value="0.035384603">
            <text:p>0.035384603</text:p>
          </table:table-cell>
          <table:table-cell office:value-type="float" office:value="0.036416322">
            <text:p>0.036416322</text:p>
          </table:table-cell>
          <table:table-cell office:value-type="float" office:value="0.027918942">
            <text:p>0.027918942</text:p>
          </table:table-cell>
          <table:table-cell office:value-type="float" office:value="0.030679826">
            <text:p>0.030679826</text:p>
          </table:table-cell>
          <table:table-cell office:value-type="float" office:value="0.03600834">
            <text:p>0.03600834</text:p>
          </table:table-cell>
          <table:table-cell office:value-type="float" office:value="0.03408336">
            <text:p>0.03408336</text:p>
          </table:table-cell>
          <table:table-cell office:value-type="float" office:value="0.028164633">
            <text:p>0.028164633</text:p>
          </table:table-cell>
          <table:table-cell office:value-type="float" office:value="0.02333071">
            <text:p>0.02333071</text:p>
          </table:table-cell>
          <table:table-cell office:value-type="float" office:value="0.027517485">
            <text:p>0.027517485</text:p>
          </table:table-cell>
          <table:table-cell office:value-type="float" office:value="0.025567215">
            <text:p>0.025567215</text:p>
          </table:table-cell>
          <table:table-cell office:value-type="float" office:value="0.026497846">
            <text:p>0.026497846</text:p>
          </table:table-cell>
          <table:table-cell office:value-type="float" office:value="0.0284878">
            <text:p>0.0284878</text:p>
          </table:table-cell>
          <table:table-cell office:value-type="float" office:value="0.021393552">
            <text:p>0.021393552</text:p>
          </table:table-cell>
          <table:table-cell office:value-type="float" office:value="0.021300333">
            <text:p>0.021300333</text:p>
          </table:table-cell>
          <table:table-cell office:value-type="float" office:value="0.022438003">
            <text:p>0.022438003</text:p>
          </table:table-cell>
          <table:table-cell office:value-type="float" office:value="0.025139514">
            <text:p>0.025139514</text:p>
          </table:table-cell>
          <table:table-cell office:value-type="float" office:value="0.022824971">
            <text:p>0.022824971</text:p>
          </table:table-cell>
          <table:table-cell office:value-type="float" office:value="0.01942044">
            <text:p>0.01942044</text:p>
          </table:table-cell>
          <table:table-cell office:value-type="float" office:value="0.018640937">
            <text:p>0.018640937</text:p>
          </table:table-cell>
          <table:table-cell office:value-type="float" office:value="0.024967933">
            <text:p>0.024967933</text:p>
          </table:table-cell>
          <table:table-cell office:value-type="float" office:value="0.022727443">
            <text:p>0.022727443</text:p>
          </table:table-cell>
          <table:table-cell office:value-type="float" office:value="0.016946353">
            <text:p>0.016946353</text:p>
          </table:table-cell>
          <table:table-cell office:value-type="float" office:value="0.014771915">
            <text:p>0.014771915</text:p>
          </table:table-cell>
          <table:table-cell office:value-type="float" office:value="0.014993727">
            <text:p>0.014993727</text:p>
          </table:table-cell>
          <table:table-cell office:value-type="float" office:value="0.02249363">
            <text:p>0.02249363</text:p>
          </table:table-cell>
          <table:table-cell office:value-type="float" office:value="0.017437777">
            <text:p>0.017437777</text:p>
          </table:table-cell>
          <table:table-cell office:value-type="float" office:value="0.020717058">
            <text:p>0.020717058</text:p>
          </table:table-cell>
          <table:table-cell office:value-type="float" office:value="0.01974087">
            <text:p>0.01974087</text:p>
          </table:table-cell>
          <table:table-cell office:value-type="float" office:value="0.019587612">
            <text:p>0.019587612</text:p>
          </table:table-cell>
          <table:table-cell office:value-type="float" office:value="0.023509182">
            <text:p>0.023509182</text:p>
          </table:table-cell>
          <table:table-cell office:value-type="float" office:value="0.0179702">
            <text:p>0.0179702</text:p>
          </table:table-cell>
          <table:table-cell office:value-type="float" office:value="0.019922385">
            <text:p>0.019922385</text:p>
          </table:table-cell>
          <table:table-cell office:value-type="float" office:value="0.015388994">
            <text:p>0.015388994</text:p>
          </table:table-cell>
          <table:table-cell office:value-type="float" office:value="0.013186483">
            <text:p>0.013186483</text:p>
          </table:table-cell>
          <table:table-cell office:value-type="float" office:value="0.013953574">
            <text:p>0.013953574</text:p>
          </table:table-cell>
          <table:table-cell office:value-type="float" office:value="0.01321228">
            <text:p>0.01321228</text:p>
          </table:table-cell>
          <table:table-cell office:value-type="float" office:value="0.009969669">
            <text:p>0.009969669</text:p>
          </table:table-cell>
          <table:table-cell office:value-type="float" office:value="0.009896058">
            <text:p>0.009896058</text:p>
          </table:table-cell>
          <table:table-cell office:value-type="float" office:value="0.012232566">
            <text:p>0.012232566</text:p>
          </table:table-cell>
          <table:table-cell office:value-type="float" office:value="0.013226323">
            <text:p>0.013226323</text:p>
          </table:table-cell>
          <table:table-cell office:value-type="float" office:value="0.00980553">
            <text:p>0.00980553</text:p>
          </table:table-cell>
          <table:table-cell office:value-type="float" office:value="0.013724427">
            <text:p>0.013724427</text:p>
          </table:table-cell>
          <table:table-cell office:value-type="float" office:value="0.014525875">
            <text:p>0.014525875</text:p>
          </table:table-cell>
          <table:table-cell office:value-type="float" office:value="0.011559834">
            <text:p>0.011559834</text:p>
          </table:table-cell>
          <table:table-cell office:value-type="float" office:value="0.014938072">
            <text:p>0.014938072</text:p>
          </table:table-cell>
          <table:table-cell office:value-type="float" office:value="0.011803717">
            <text:p>0.011803717</text:p>
          </table:table-cell>
          <table:table-cell office:value-type="float" office:value="0.009694524">
            <text:p>0.009694524</text:p>
          </table:table-cell>
          <table:table-cell office:value-type="float" office:value="0.010676827">
            <text:p>0.010676827</text:p>
          </table:table-cell>
          <table:table-cell office:value-type="float" office:value="0.013743125">
            <text:p>0.013743125</text:p>
          </table:table-cell>
          <table:table-cell office:value-type="float" office:value="0.009531785">
            <text:p>0.009531785</text:p>
          </table:table-cell>
          <table:table-cell office:value-type="float" office:value="0.009622219">
            <text:p>0.009622219</text:p>
          </table:table-cell>
          <table:table-cell office:value-type="float" office:value="0.009858399">
            <text:p>0.009858399</text:p>
          </table:table-cell>
          <table:table-cell office:value-type="float" office:value="0.013577049">
            <text:p>0.013577049</text:p>
          </table:table-cell>
          <table:table-cell office:value-type="float" office:value="0.012092957">
            <text:p>0.012092957</text:p>
          </table:table-cell>
          <table:table-cell office:value-type="float" office:value="0.010175303">
            <text:p>0.010175303</text:p>
          </table:table-cell>
          <table:table-cell office:value-type="float" office:value="0.010734894">
            <text:p>0.010734894</text:p>
          </table:table-cell>
          <table:table-cell office:value-type="float" office:value="0.013466266">
            <text:p>0.013466266</text:p>
          </table:table-cell>
          <table:table-cell office:value-type="float" office:value="0.012169134">
            <text:p>0.012169134</text:p>
          </table:table-cell>
          <table:table-cell office:value-type="float" office:value="0.013835749">
            <text:p>0.013835749</text:p>
          </table:table-cell>
          <table:table-cell office:value-type="float" office:value="0.01196084">
            <text:p>0.01196084</text:p>
          </table:table-cell>
          <table:table-cell office:value-type="float" office:value="0.010222425">
            <text:p>0.010222425</text:p>
          </table:table-cell>
          <table:table-cell office:value-type="float" office:value="0.012963735">
            <text:p>0.012963735</text:p>
          </table:table-cell>
          <table:table-cell office:value-type="float" office:value="0.010149112">
            <text:p>0.010149112</text:p>
          </table:table-cell>
          <table:table-cell office:value-type="float" office:value="0.0103709735">
            <text:p>0.0103709735</text:p>
          </table:table-cell>
          <table:table-cell office:value-type="float" office:value="0.010958982">
            <text:p>0.010958982</text:p>
          </table:table-cell>
          <table:table-cell office:value-type="float" office:value="0.013214337">
            <text:p>0.013214337</text:p>
          </table:table-cell>
          <table:table-cell office:value-type="float" office:value="0.012800964">
            <text:p>0.012800964</text:p>
          </table:table-cell>
          <table:table-cell office:value-type="float" office:value="0.012355062">
            <text:p>0.012355062</text:p>
          </table:table-cell>
          <table:table-cell office:value-type="float" office:value="0.0112535255">
            <text:p>0.0112535255</text:p>
          </table:table-cell>
          <table:table-cell office:value-type="float" office:value="0.011256636">
            <text:p>0.011256636</text:p>
          </table:table-cell>
          <table:table-cell office:value-type="float" office:value="0.015312998">
            <text:p>0.015312998</text:p>
          </table:table-cell>
          <table:table-cell office:value-type="float" office:value="0.012937551">
            <text:p>0.012937551</text:p>
          </table:table-cell>
          <table:table-cell office:value-type="float" office:value="0.012408841">
            <text:p>0.012408841</text:p>
          </table:table-cell>
          <table:table-cell office:value-type="float" office:value="0.011676052">
            <text:p>0.011676052</text:p>
          </table:table-cell>
          <table:table-cell office:value-type="float" office:value="0.011860305">
            <text:p>0.011860305</text:p>
          </table:table-cell>
          <table:table-cell office:value-type="float" office:value="0.01517693">
            <text:p>0.01517693</text:p>
          </table:table-cell>
          <table:table-cell office:value-type="float" office:value="0.01076044">
            <text:p>0.01076044</text:p>
          </table:table-cell>
          <table:table-cell office:value-type="float" office:value="0.012712949">
            <text:p>0.012712949</text:p>
          </table:table-cell>
          <table:table-cell office:value-type="float" office:value="0.0103024505">
            <text:p>0.0103024505</text:p>
          </table:table-cell>
          <table:table-cell office:value-type="float" office:value="0.012080343">
            <text:p>0.012080343</text:p>
          </table:table-cell>
          <table:table-cell office:value-type="float" office:value="0.012623909">
            <text:p>0.012623909</text:p>
          </table:table-cell>
          <table:table-cell office:value-type="float" office:value="0.009287497">
            <text:p>0.009287497</text:p>
          </table:table-cell>
          <table:table-cell office:value-type="float" office:value="0.0093470365">
            <text:p>0.0093470365</text:p>
          </table:table-cell>
          <table:table-cell office:value-type="float" office:value="0.009792598">
            <text:p>0.009792598</text:p>
          </table:table-cell>
          <table:table-cell office:value-type="float" office:value="0.008760574">
            <text:p>0.008760574</text:p>
          </table:table-cell>
          <table:table-cell office:value-type="float" office:value="0.012654143">
            <text:p>0.012654143</text:p>
          </table:table-cell>
          <table:table-cell office:value-type="float" office:value="0.0122827655">
            <text:p>0.0122827655</text:p>
          </table:table-cell>
          <table:table-cell office:value-type="float" office:value="0.008107182">
            <text:p>0.008107182</text:p>
          </table:table-cell>
          <table:table-cell office:value-type="float" office:value="0.010025878">
            <text:p>0.010025878</text:p>
          </table:table-cell>
          <table:table-cell office:value-type="float" office:value="0.010526276">
            <text:p>0.010526276</text:p>
          </table:table-cell>
          <table:table-cell office:value-type="float" office:value="0.011561069">
            <text:p>0.011561069</text:p>
          </table:table-cell>
          <table:table-cell office:value-type="float" office:value="0.008943604">
            <text:p>0.008943604</text:p>
          </table:table-cell>
          <table:table-cell office:value-type="float" office:value="0.00840592">
            <text:p>0.00840592</text:p>
          </table:table-cell>
          <table:table-cell office:value-type="float" office:value="0.010119769">
            <text:p>0.010119769</text:p>
          </table:table-cell>
          <table:table-cell office:value-type="float" office:value="0.010019975">
            <text:p>0.010019975</text:p>
          </table:table-cell>
          <table:table-cell office:value-type="float" office:value="0.0082483655">
            <text:p>0.0082483655</text:p>
          </table:table-cell>
          <table:table-cell office:value-type="float" office:value="0.00764481">
            <text:p>0.00764481</text:p>
          </table:table-cell>
          <table:table-cell office:value-type="float" office:value="0.007907834">
            <text:p>0.007907834</text:p>
          </table:table-cell>
          <table:table-cell office:value-type="float" office:value="0.008251238">
            <text:p>0.008251238</text:p>
          </table:table-cell>
          <table:table-cell office:value-type="float" office:value="0.0071845427">
            <text:p>0.0071845427</text:p>
          </table:table-cell>
          <table:table-cell office:value-type="float" office:value="0.0082572345">
            <text:p>0.0082572345</text:p>
          </table:table-cell>
          <table:table-cell office:value-type="float" office:value="0.008103746">
            <text:p>0.008103746</text:p>
          </table:table-cell>
          <table:table-cell office:value-type="float" office:value="0.0075575337">
            <text:p>0.0075575337</text:p>
          </table:table-cell>
          <table:table-cell office:value-type="float" office:value="0.0075849285">
            <text:p>0.0075849285</text:p>
          </table:table-cell>
          <table:table-cell office:value-type="float" office:value="0.0071433857">
            <text:p>0.0071433857</text:p>
          </table:table-cell>
          <table:table-cell office:value-type="float" office:value="0.007319912">
            <text:p>0.007319912</text:p>
          </table:table-cell>
          <table:table-cell office:value-type="float" office:value="0.0090461895">
            <text:p>0.0090461895</text:p>
          </table:table-cell>
          <table:table-cell office:value-type="float" office:value="0.008593205">
            <text:p>0.008593205</text:p>
          </table:table-cell>
          <table:table-cell office:value-type="float" office:value="0.0074431826">
            <text:p>0.0074431826</text:p>
          </table:table-cell>
          <table:table-cell office:value-type="float" office:value="0.00840237">
            <text:p>0.00840237</text:p>
          </table:table-cell>
          <table:table-cell office:value-type="float" office:value="0.005825092">
            <text:p>0.005825092</text:p>
          </table:table-cell>
          <table:table-cell office:value-type="float" office:value="0.0075811967">
            <text:p>0.0075811967</text:p>
          </table:table-cell>
          <table:table-cell office:value-type="float" office:value="0.00606943">
            <text:p>0.00606943</text:p>
          </table:table-cell>
          <table:table-cell office:value-type="float" office:value="0.00725484">
            <text:p>0.00725484</text:p>
          </table:table-cell>
          <table:table-cell office:value-type="float" office:value="0.008269295">
            <text:p>0.008269295</text:p>
          </table:table-cell>
          <table:table-cell office:value-type="float" office:value="0.0067621353">
            <text:p>0.0067621353</text:p>
          </table:table-cell>
          <table:table-cell office:value-type="float" office:value="0.0067546326">
            <text:p>0.0067546326</text:p>
          </table:table-cell>
          <table:table-cell office:value-type="float" office:value="0.006963902">
            <text:p>0.006963902</text:p>
          </table:table-cell>
          <table:table-cell office:value-type="float" office:value="0.007282233">
            <text:p>0.007282233</text:p>
          </table:table-cell>
          <table:table-cell office:value-type="float" office:value="0.005935273">
            <text:p>0.005935273</text:p>
          </table:table-cell>
          <table:table-cell office:value-type="float" office:value="0.0062629096">
            <text:p>0.0062629096</text:p>
          </table:table-cell>
          <table:table-cell office:value-type="float" office:value="0.007356672">
            <text:p>0.007356672</text:p>
          </table:table-cell>
          <table:table-cell office:value-type="float" office:value="0.006741063">
            <text:p>0.006741063</text:p>
          </table:table-cell>
          <table:table-cell office:value-type="float" office:value="0.005912563">
            <text:p>0.005912563</text:p>
          </table:table-cell>
          <table:table-cell office:value-type="float" office:value="0.0060051694">
            <text:p>0.0060051694</text:p>
          </table:table-cell>
          <table:table-cell office:value-type="float" office:value="0.00498258">
            <text:p>0.00498258</text:p>
          </table:table-cell>
          <table:table-cell office:value-type="float" office:value="0.005706155">
            <text:p>0.005706155</text:p>
          </table:table-cell>
          <table:table-cell office:value-type="float" office:value="0.0066032573">
            <text:p>0.0066032573</text:p>
          </table:table-cell>
          <table:table-cell office:value-type="float" office:value="0.005770073">
            <text:p>0.005770073</text:p>
          </table:table-cell>
          <table:table-cell office:value-type="float" office:value="0.005985344">
            <text:p>0.005985344</text:p>
          </table:table-cell>
          <table:table-cell office:value-type="float" office:value="0.0052770413">
            <text:p>0.0052770413</text:p>
          </table:table-cell>
          <table:table-cell office:value-type="float" office:value="0.0051225917">
            <text:p>0.0051225917</text:p>
          </table:table-cell>
          <table:table-cell office:value-type="float" office:value="0.005770574">
            <text:p>0.005770574</text:p>
          </table:table-cell>
          <table:table-cell office:value-type="float" office:value="0.0057755983">
            <text:p>0.0057755983</text:p>
          </table:table-cell>
          <table:table-cell office:value-type="float" office:value="0.006172818">
            <text:p>0.006172818</text:p>
          </table:table-cell>
          <table:table-cell office:value-type="float" office:value="0.004816767">
            <text:p>0.004816767</text:p>
          </table:table-cell>
          <table:table-cell office:value-type="float" office:value="0.005218077">
            <text:p>0.005218077</text:p>
          </table:table-cell>
          <table:table-cell office:value-type="float" office:value="0.0057266993">
            <text:p>0.0057266993</text:p>
          </table:table-cell>
          <table:table-cell office:value-type="float" office:value="0.004779091">
            <text:p>0.004779091</text:p>
          </table:table-cell>
          <table:table-cell office:value-type="float" office:value="0.005653496">
            <text:p>0.005653496</text:p>
          </table:table-cell>
          <table:table-cell office:value-type="float" office:value="0.005971754">
            <text:p>0.005971754</text:p>
          </table:table-cell>
          <table:table-cell office:value-type="float" office:value="0.0047813114">
            <text:p>0.0047813114</text:p>
          </table:table-cell>
          <table:table-cell office:value-type="float" office:value="0.004887625">
            <text:p>0.004887625</text:p>
          </table:table-cell>
          <table:table-cell office:value-type="float" office:value="0.004806466">
            <text:p>0.004806466</text:p>
          </table:table-cell>
          <table:table-cell office:value-type="float" office:value="0.005313193">
            <text:p>0.005313193</text:p>
          </table:table-cell>
          <table:table-cell office:value-type="float" office:value="0.005486764">
            <text:p>0.005486764</text:p>
          </table:table-cell>
          <table:table-cell office:value-type="float" office:value="0.0050650355">
            <text:p>0.0050650355</text:p>
          </table:table-cell>
          <table:table-cell office:value-type="float" office:value="0.0051759495">
            <text:p>0.0051759495</text:p>
          </table:table-cell>
          <table:table-cell office:value-type="float" office:value="0.0044122953">
            <text:p>0.0044122953</text:p>
          </table:table-cell>
          <table:table-cell office:value-type="float" office:value="0.0041920515">
            <text:p>0.0041920515</text:p>
          </table:table-cell>
          <table:table-cell office:value-type="float" office:value="0.004819226">
            <text:p>0.004819226</text:p>
          </table:table-cell>
          <table:table-cell office:value-type="float" office:value="0.0037926605">
            <text:p>0.0037926605</text:p>
          </table:table-cell>
          <table:table-cell office:value-type="float" office:value="0.004579752">
            <text:p>0.004579752</text:p>
          </table:table-cell>
          <table:table-cell office:value-type="float" office:value="0.004846563">
            <text:p>0.004846563</text:p>
          </table:table-cell>
          <table:table-cell office:value-type="float" office:value="0.0047283075">
            <text:p>0.0047283075</text:p>
          </table:table-cell>
          <table:table-cell office:value-type="float" office:value="0.0042888205">
            <text:p>0.0042888205</text:p>
          </table:table-cell>
          <table:table-cell office:value-type="float" office:value="0.003429383">
            <text:p>0.003429383</text:p>
          </table:table-cell>
          <table:table-cell office:value-type="float" office:value="0.0035634541">
            <text:p>0.0035634541</text:p>
          </table:table-cell>
          <table:table-cell office:value-type="float" office:value="0.0036331494">
            <text:p>0.0036331494</text:p>
          </table:table-cell>
          <table:table-cell office:value-type="float" office:value="0.0051233">
            <text:p>0.0051233</text:p>
          </table:table-cell>
          <table:table-cell office:value-type="float" office:value="0.0041679237">
            <text:p>0.0041679237</text:p>
          </table:table-cell>
          <table:table-cell office:value-type="float" office:value="0.0042107063">
            <text:p>0.0042107063</text:p>
          </table:table-cell>
          <table:table-cell office:value-type="float" office:value="0.0031168708">
            <text:p>0.0031168708</text:p>
          </table:table-cell>
          <table:table-cell office:value-type="float" office:value="0.0031303964">
            <text:p>0.0031303964</text:p>
          </table:table-cell>
          <table:table-cell office:value-type="float" office:value="0.003840772">
            <text:p>0.003840772</text:p>
          </table:table-cell>
          <table:table-cell office:value-type="float" office:value="0.004575449">
            <text:p>0.004575449</text:p>
          </table:table-cell>
          <table:table-cell office:value-type="float" office:value="0.004400788">
            <text:p>0.004400788</text:p>
          </table:table-cell>
          <table:table-cell office:value-type="float" office:value="0.0036057604">
            <text:p>0.0036057604</text:p>
          </table:table-cell>
          <table:table-cell office:value-type="float" office:value="0.0035715604">
            <text:p>0.0035715604</text:p>
          </table:table-cell>
          <table:table-cell office:value-type="float" office:value="0.0036256406">
            <text:p>0.0036256406</text:p>
          </table:table-cell>
          <table:table-cell office:value-type="float" office:value="0.0033672433">
            <text:p>0.0033672433</text:p>
          </table:table-cell>
          <table:table-cell office:value-type="float" office:value="0.0035253416">
            <text:p>0.0035253416</text:p>
          </table:table-cell>
          <table:table-cell office:value-type="float" office:value="0.004373954">
            <text:p>0.004373954</text:p>
          </table:table-cell>
          <table:table-cell office:value-type="float" office:value="0.0027876678">
            <text:p>0.0027876678</text:p>
          </table:table-cell>
          <table:table-cell office:value-type="float" office:value="0.0029708666">
            <text:p>0.0029708666</text:p>
          </table:table-cell>
          <table:table-cell office:value-type="float" office:value="0.0035682737">
            <text:p>0.0035682737</text:p>
          </table:table-cell>
          <table:table-cell office:value-type="float" office:value="0.0031786056">
            <text:p>0.0031786056</text:p>
          </table:table-cell>
          <table:table-cell office:value-type="float" office:value="0.0035622588">
            <text:p>0.0035622588</text:p>
          </table:table-cell>
          <table:table-cell office:value-type="float" office:value="0.0036297163">
            <text:p>0.0036297163</text:p>
          </table:table-cell>
          <table:table-cell office:value-type="float" office:value="0.0029789768">
            <text:p>0.0029789768</text:p>
          </table:table-cell>
          <table:table-cell office:value-type="float" office:value="0.0024558885">
            <text:p>0.0024558885</text:p>
          </table:table-cell>
          <table:table-cell office:value-type="float" office:value="0.0027895141">
            <text:p>0.0027895141</text:p>
          </table:table-cell>
          <table:table-cell office:value-type="float" office:value="0.0030054352">
            <text:p>0.0030054352</text:p>
          </table:table-cell>
          <table:table-cell office:value-type="float" office:value="0.003462537">
            <text:p>0.003462537</text:p>
          </table:table-cell>
          <table:table-cell office:value-type="float" office:value="0.0030149522">
            <text:p>0.0030149522</text:p>
          </table:table-cell>
          <table:table-cell office:value-type="float" office:value="0.0029040982">
            <text:p>0.0029040982</text:p>
          </table:table-cell>
          <table:table-cell office:value-type="float" office:value="0.002586256">
            <text:p>0.002586256</text:p>
          </table:table-cell>
          <table:table-cell office:value-type="float" office:value="0.0025433868">
            <text:p>0.0025433868</text:p>
          </table:table-cell>
          <table:table-cell office:value-type="float" office:value="0.0028186117">
            <text:p>0.0028186117</text:p>
          </table:table-cell>
          <table:table-cell office:value-type="float" office:value="0.0027840487">
            <text:p>0.0027840487</text:p>
          </table:table-cell>
          <table:table-cell office:value-type="float" office:value="0.0024335792">
            <text:p>0.0024335792</text:p>
          </table:table-cell>
          <table:table-cell office:value-type="float" office:value="0.0023158363">
            <text:p>0.0023158363</text:p>
          </table:table-cell>
          <table:table-cell office:value-type="float" office:value="0.0023317095">
            <text:p>0.0023317095</text:p>
          </table:table-cell>
          <table:table-cell office:value-type="float" office:value="0.0023192724">
            <text:p>0.0023192724</text:p>
          </table:table-cell>
          <table:table-cell office:value-type="float" office:value="0.0023975808">
            <text:p>0.0023975808</text:p>
          </table:table-cell>
          <table:table-cell office:value-type="float" office:value="0.0027077552">
            <text:p>0.0027077552</text:p>
          </table:table-cell>
          <table:table-cell office:value-type="float" office:value="0.0022201666">
            <text:p>0.0022201666</text:p>
          </table:table-cell>
          <table:table-cell office:value-type="float" office:value="0.002028726">
            <text:p>0.002028726</text:p>
          </table:table-cell>
          <table:table-cell office:value-type="float" office:value="0.002241629">
            <text:p>0.002241629</text:p>
          </table:table-cell>
          <table:table-cell office:value-type="float" office:value="0.0022192718">
            <text:p>0.0022192718</text:p>
          </table:table-cell>
          <table:table-cell office:value-type="float" office:value="0.0022173387">
            <text:p>0.0022173387</text:p>
          </table:table-cell>
          <table:table-cell office:value-type="float" office:value="0.0021569682">
            <text:p>0.0021569682</text:p>
          </table:table-cell>
          <table:table-cell office:value-type="float" office:value="0.00197355">
            <text:p>0.00197355</text:p>
          </table:table-cell>
          <table:table-cell office:value-type="float" office:value="0.0020125639">
            <text:p>0.0020125639</text:p>
          </table:table-cell>
          <table:table-cell office:value-type="float" office:value="0.0017081546">
            <text:p>0.0017081546</text:p>
          </table:table-cell>
          <table:table-cell office:value-type="float" office:value="0.001783703">
            <text:p>0.001783703</text:p>
          </table:table-cell>
          <table:table-cell table:style-name="Default" office:value-type="float" office:value="0.0017800159">
            <text:p>0.0017800159</text:p>
          </table:table-cell>
          <table:table-cell table:style-name="Default" office:value-type="float" office:value="0.0016696635">
            <text:p>0.0016696635</text:p>
          </table:table-cell>
          <table:table-cell table:style-name="Default" office:value-type="float" office:value="0.0016105876">
            <text:p>0.0016105876</text:p>
          </table:table-cell>
          <table:table-cell table:style-name="Default" office:value-type="float" office:value="0.0015891026">
            <text:p>0.0015891026</text:p>
          </table:table-cell>
          <table:table-cell office:value-type="float" office:value="0.0015772189">
            <text:p>0.0015772189</text:p>
          </table:table-cell>
          <table:table-cell table:style-name="Default" office:value-type="float" office:value="0.0015393951">
            <text:p>0.0015393951</text:p>
          </table:table-cell>
          <table:table-cell table:style-name="Default" office:value-type="float" office:value="0.0016635894">
            <text:p>0.0016635894</text:p>
          </table:table-cell>
          <table:table-cell table:style-name="Default" office:value-type="float" office:value="0.0015186919">
            <text:p>0.0015186919</text:p>
          </table:table-cell>
          <table:table-cell table:style-name="Default" office:value-type="float" office:value="0.0012622207">
            <text:p>0.0012622207</text:p>
          </table:table-cell>
          <table:table-cell table:style-name="Default" office:value-type="float" office:value="0.0011829511">
            <text:p>0.0011829511</text:p>
          </table:table-cell>
          <table:table-cell table:style-name="Default" office:value-type="float" office:value="0.0011130733">
            <text:p>0.0011130733</text:p>
          </table:table-cell>
          <table:table-cell table:style-name="Default" office:value-type="float" office:value="0.0010283729">
            <text:p>0.0010283729</text:p>
          </table:table-cell>
          <table:table-cell office:value-type="float" office:value="0.00092666084">
            <text:p>9.27E-004</text:p>
          </table:table-cell>
          <table:table-cell office:value-type="float" office:value="0.00087446376">
            <text:p>8.74E-004</text:p>
          </table:table-cell>
          <table:table-cell office:value-type="float" office:value="0.0008103956">
            <text:p>8.10E-004</text:p>
          </table:table-cell>
          <table:table-cell office:value-type="float" office:value="0.0007927258">
            <text:p>7.93E-004</text:p>
          </table:table-cell>
          <table:table-cell office:value-type="float" office:value="0.0007894716">
            <text:p>7.89E-004</text:p>
          </table:table-cell>
          <table:table-cell office:value-type="float" office:value="0.00079017377">
            <text:p>7.90E-004</text:p>
          </table:table-cell>
          <table:table-cell office:value-type="float" office:value="0.0007896573">
            <text:p>7.90E-004</text:p>
          </table:table-cell>
          <table:table-cell office:value-type="float" office:value="0.00079005724">
            <text:p>7.90E-004</text:p>
          </table:table-cell>
          <table:table-cell office:value-type="float" office:value="0.0007912357">
            <text:p>7.91E-004</text:p>
          </table:table-cell>
          <table:table-cell office:value-type="float" office:value="0.0007933534">
            <text:p>7.93E-004</text:p>
          </table:table-cell>
          <table:table-cell office:value-type="float" office:value="0.00079731934">
            <text:p>7.97E-004</text:p>
          </table:table-cell>
          <table:table-cell office:value-type="float" office:value="0.0007990211">
            <text:p>7.99E-004</text:p>
          </table:table-cell>
          <table:table-cell office:value-type="float" office:value="0.000801106">
            <text:p>8.01E-004</text:p>
          </table:table-cell>
          <table:table-cell office:value-type="float" office:value="0.000803326">
            <text:p>8.03E-004</text:p>
          </table:table-cell>
          <table:table-cell office:value-type="float" office:value="0.000807969">
            <text:p>8.08E-004</text:p>
          </table:table-cell>
          <table:table-cell office:value-type="float" office:value="0.0008100505">
            <text:p>8.10E-004</text:p>
          </table:table-cell>
          <table:table-cell office:value-type="float" office:value="0.0008118586">
            <text:p>8.12E-004</text:p>
          </table:table-cell>
          <table:table-cell office:value-type="float" office:value="0.0008142384">
            <text:p>8.14E-004</text:p>
          </table:table-cell>
          <table:table-cell/>
        </table:table-row>
        <table:table-row table:style-name="ro1">
          <table:table-cell office:value-type="string">
            <text:p>/mnt/share/Music/Albums/Parliament/Funkentelechy Vs. the Placebo Syndrome/01 Bop Gun (Endangered Species).mp3</text:p>
          </table:table-cell>
          <table:table-cell office:value-type="float" office:value="0.054636028">
            <text:p>0.054636028</text:p>
          </table:table-cell>
          <table:table-cell office:value-type="float" office:value="0.032978754">
            <text:p>0.032978754</text:p>
          </table:table-cell>
          <table:table-cell office:value-type="float" office:value="0.023862466">
            <text:p>0.023862466</text:p>
          </table:table-cell>
          <table:table-cell office:value-type="float" office:value="0.02246595">
            <text:p>0.02246595</text:p>
          </table:table-cell>
          <table:table-cell office:value-type="float" office:value="0.020413665">
            <text:p>0.020413665</text:p>
          </table:table-cell>
          <table:table-cell office:value-type="float" office:value="0.017898273">
            <text:p>0.017898273</text:p>
          </table:table-cell>
          <table:table-cell office:value-type="float" office:value="0.025214208">
            <text:p>0.025214208</text:p>
          </table:table-cell>
          <table:table-cell office:value-type="float" office:value="0.026143786">
            <text:p>0.026143786</text:p>
          </table:table-cell>
          <table:table-cell office:value-type="float" office:value="0.023160117">
            <text:p>0.023160117</text:p>
          </table:table-cell>
          <table:table-cell office:value-type="float" office:value="0.031312924">
            <text:p>0.031312924</text:p>
          </table:table-cell>
          <table:table-cell office:value-type="float" office:value="0.020102186">
            <text:p>0.020102186</text:p>
          </table:table-cell>
          <table:table-cell office:value-type="float" office:value="0.027001582">
            <text:p>0.027001582</text:p>
          </table:table-cell>
          <table:table-cell office:value-type="float" office:value="0.025315957">
            <text:p>0.025315957</text:p>
          </table:table-cell>
          <table:table-cell office:value-type="float" office:value="0.029320275">
            <text:p>0.029320275</text:p>
          </table:table-cell>
          <table:table-cell office:value-type="float" office:value="0.025073523">
            <text:p>0.025073523</text:p>
          </table:table-cell>
          <table:table-cell office:value-type="float" office:value="0.033194657">
            <text:p>0.033194657</text:p>
          </table:table-cell>
          <table:table-cell office:value-type="float" office:value="0.025091095">
            <text:p>0.025091095</text:p>
          </table:table-cell>
          <table:table-cell office:value-type="float" office:value="0.029211445">
            <text:p>0.029211445</text:p>
          </table:table-cell>
          <table:table-cell office:value-type="float" office:value="0.027816232">
            <text:p>0.027816232</text:p>
          </table:table-cell>
          <table:table-cell office:value-type="float" office:value="0.03269636">
            <text:p>0.03269636</text:p>
          </table:table-cell>
          <table:table-cell office:value-type="float" office:value="0.028586444">
            <text:p>0.028586444</text:p>
          </table:table-cell>
          <table:table-cell office:value-type="float" office:value="0.017700547">
            <text:p>0.017700547</text:p>
          </table:table-cell>
          <table:table-cell office:value-type="float" office:value="0.023460412">
            <text:p>0.023460412</text:p>
          </table:table-cell>
          <table:table-cell office:value-type="float" office:value="0.032369256">
            <text:p>0.032369256</text:p>
          </table:table-cell>
          <table:table-cell office:value-type="float" office:value="0.022887424">
            <text:p>0.022887424</text:p>
          </table:table-cell>
          <table:table-cell office:value-type="float" office:value="0.023531213">
            <text:p>0.023531213</text:p>
          </table:table-cell>
          <table:table-cell office:value-type="float" office:value="0.027735492">
            <text:p>0.027735492</text:p>
          </table:table-cell>
          <table:table-cell office:value-type="float" office:value="0.031665526">
            <text:p>0.031665526</text:p>
          </table:table-cell>
          <table:table-cell office:value-type="float" office:value="0.022724042">
            <text:p>0.022724042</text:p>
          </table:table-cell>
          <table:table-cell office:value-type="float" office:value="0.023437547">
            <text:p>0.023437547</text:p>
          </table:table-cell>
          <table:table-cell office:value-type="float" office:value="0.028532201">
            <text:p>0.028532201</text:p>
          </table:table-cell>
          <table:table-cell office:value-type="float" office:value="0.026702574">
            <text:p>0.026702574</text:p>
          </table:table-cell>
          <table:table-cell office:value-type="float" office:value="0.020997563">
            <text:p>0.020997563</text:p>
          </table:table-cell>
          <table:table-cell office:value-type="float" office:value="0.01881269">
            <text:p>0.01881269</text:p>
          </table:table-cell>
          <table:table-cell office:value-type="float" office:value="0.027667357">
            <text:p>0.027667357</text:p>
          </table:table-cell>
          <table:table-cell office:value-type="float" office:value="0.01828067">
            <text:p>0.01828067</text:p>
          </table:table-cell>
          <table:table-cell office:value-type="float" office:value="0.019940326">
            <text:p>0.019940326</text:p>
          </table:table-cell>
          <table:table-cell office:value-type="float" office:value="0.019930664">
            <text:p>0.019930664</text:p>
          </table:table-cell>
          <table:table-cell office:value-type="float" office:value="0.020099072">
            <text:p>0.020099072</text:p>
          </table:table-cell>
          <table:table-cell office:value-type="float" office:value="0.017179223">
            <text:p>0.017179223</text:p>
          </table:table-cell>
          <table:table-cell office:value-type="float" office:value="0.01774089">
            <text:p>0.01774089</text:p>
          </table:table-cell>
          <table:table-cell office:value-type="float" office:value="0.019706262">
            <text:p>0.019706262</text:p>
          </table:table-cell>
          <table:table-cell office:value-type="float" office:value="0.014663411">
            <text:p>0.014663411</text:p>
          </table:table-cell>
          <table:table-cell office:value-type="float" office:value="0.01321169">
            <text:p>0.01321169</text:p>
          </table:table-cell>
          <table:table-cell office:value-type="float" office:value="0.013436667">
            <text:p>0.013436667</text:p>
          </table:table-cell>
          <table:table-cell office:value-type="float" office:value="0.015962055">
            <text:p>0.015962055</text:p>
          </table:table-cell>
          <table:table-cell office:value-type="float" office:value="0.014964246">
            <text:p>0.014964246</text:p>
          </table:table-cell>
          <table:table-cell office:value-type="float" office:value="0.013271845">
            <text:p>0.013271845</text:p>
          </table:table-cell>
          <table:table-cell office:value-type="float" office:value="0.010978638">
            <text:p>0.010978638</text:p>
          </table:table-cell>
          <table:table-cell office:value-type="float" office:value="0.010632835">
            <text:p>0.010632835</text:p>
          </table:table-cell>
          <table:table-cell office:value-type="float" office:value="0.009793638">
            <text:p>0.009793638</text:p>
          </table:table-cell>
          <table:table-cell office:value-type="float" office:value="0.012640937">
            <text:p>0.012640937</text:p>
          </table:table-cell>
          <table:table-cell office:value-type="float" office:value="0.011271316">
            <text:p>0.011271316</text:p>
          </table:table-cell>
          <table:table-cell office:value-type="float" office:value="0.011289491">
            <text:p>0.011289491</text:p>
          </table:table-cell>
          <table:table-cell office:value-type="float" office:value="0.013405779">
            <text:p>0.013405779</text:p>
          </table:table-cell>
          <table:table-cell office:value-type="float" office:value="0.01131433">
            <text:p>0.01131433</text:p>
          </table:table-cell>
          <table:table-cell office:value-type="float" office:value="0.008963806">
            <text:p>0.008963806</text:p>
          </table:table-cell>
          <table:table-cell office:value-type="float" office:value="0.010140891">
            <text:p>0.010140891</text:p>
          </table:table-cell>
          <table:table-cell office:value-type="float" office:value="0.010222828">
            <text:p>0.010222828</text:p>
          </table:table-cell>
          <table:table-cell office:value-type="float" office:value="0.009035832">
            <text:p>0.009035832</text:p>
          </table:table-cell>
          <table:table-cell office:value-type="float" office:value="0.010091303">
            <text:p>0.010091303</text:p>
          </table:table-cell>
          <table:table-cell office:value-type="float" office:value="0.012407652">
            <text:p>0.012407652</text:p>
          </table:table-cell>
          <table:table-cell office:value-type="float" office:value="0.010749838">
            <text:p>0.010749838</text:p>
          </table:table-cell>
          <table:table-cell office:value-type="float" office:value="0.009764834">
            <text:p>0.009764834</text:p>
          </table:table-cell>
          <table:table-cell office:value-type="float" office:value="0.011814077">
            <text:p>0.011814077</text:p>
          </table:table-cell>
          <table:table-cell office:value-type="float" office:value="0.008567162">
            <text:p>0.008567162</text:p>
          </table:table-cell>
          <table:table-cell office:value-type="float" office:value="0.009080125">
            <text:p>0.009080125</text:p>
          </table:table-cell>
          <table:table-cell office:value-type="float" office:value="0.008769671">
            <text:p>0.008769671</text:p>
          </table:table-cell>
          <table:table-cell office:value-type="float" office:value="0.011868268">
            <text:p>0.011868268</text:p>
          </table:table-cell>
          <table:table-cell office:value-type="float" office:value="0.012063031">
            <text:p>0.012063031</text:p>
          </table:table-cell>
          <table:table-cell office:value-type="float" office:value="0.009729925">
            <text:p>0.009729925</text:p>
          </table:table-cell>
          <table:table-cell office:value-type="float" office:value="0.009007488">
            <text:p>0.009007488</text:p>
          </table:table-cell>
          <table:table-cell office:value-type="float" office:value="0.0088922875">
            <text:p>0.0088922875</text:p>
          </table:table-cell>
          <table:table-cell office:value-type="float" office:value="0.009336517">
            <text:p>0.009336517</text:p>
          </table:table-cell>
          <table:table-cell office:value-type="float" office:value="0.011144992">
            <text:p>0.011144992</text:p>
          </table:table-cell>
          <table:table-cell office:value-type="float" office:value="0.010820342">
            <text:p>0.010820342</text:p>
          </table:table-cell>
          <table:table-cell office:value-type="float" office:value="0.009737226">
            <text:p>0.009737226</text:p>
          </table:table-cell>
          <table:table-cell office:value-type="float" office:value="0.01077322">
            <text:p>0.01077322</text:p>
          </table:table-cell>
          <table:table-cell office:value-type="float" office:value="0.0098353885">
            <text:p>0.0098353885</text:p>
          </table:table-cell>
          <table:table-cell office:value-type="float" office:value="0.008294846">
            <text:p>0.008294846</text:p>
          </table:table-cell>
          <table:table-cell office:value-type="float" office:value="0.009396446">
            <text:p>0.009396446</text:p>
          </table:table-cell>
          <table:table-cell office:value-type="float" office:value="0.009653223">
            <text:p>0.009653223</text:p>
          </table:table-cell>
          <table:table-cell office:value-type="float" office:value="0.0108346855">
            <text:p>0.0108346855</text:p>
          </table:table-cell>
          <table:table-cell office:value-type="float" office:value="0.009855247">
            <text:p>0.009855247</text:p>
          </table:table-cell>
          <table:table-cell office:value-type="float" office:value="0.00881701">
            <text:p>0.00881701</text:p>
          </table:table-cell>
          <table:table-cell office:value-type="float" office:value="0.0077656754">
            <text:p>0.0077656754</text:p>
          </table:table-cell>
          <table:table-cell office:value-type="float" office:value="0.0089744935">
            <text:p>0.0089744935</text:p>
          </table:table-cell>
          <table:table-cell office:value-type="float" office:value="0.009204582">
            <text:p>0.009204582</text:p>
          </table:table-cell>
          <table:table-cell office:value-type="float" office:value="0.011600071">
            <text:p>0.011600071</text:p>
          </table:table-cell>
          <table:table-cell office:value-type="float" office:value="0.008947137">
            <text:p>0.008947137</text:p>
          </table:table-cell>
          <table:table-cell office:value-type="float" office:value="0.012339561">
            <text:p>0.012339561</text:p>
          </table:table-cell>
          <table:table-cell office:value-type="float" office:value="0.010291203">
            <text:p>0.010291203</text:p>
          </table:table-cell>
          <table:table-cell office:value-type="float" office:value="0.010375691">
            <text:p>0.010375691</text:p>
          </table:table-cell>
          <table:table-cell office:value-type="float" office:value="0.008221801">
            <text:p>0.008221801</text:p>
          </table:table-cell>
          <table:table-cell office:value-type="float" office:value="0.009091677">
            <text:p>0.009091677</text:p>
          </table:table-cell>
          <table:table-cell office:value-type="float" office:value="0.009220762">
            <text:p>0.009220762</text:p>
          </table:table-cell>
          <table:table-cell office:value-type="float" office:value="0.010248624">
            <text:p>0.010248624</text:p>
          </table:table-cell>
          <table:table-cell office:value-type="float" office:value="0.010147279">
            <text:p>0.010147279</text:p>
          </table:table-cell>
          <table:table-cell office:value-type="float" office:value="0.008452912">
            <text:p>0.008452912</text:p>
          </table:table-cell>
          <table:table-cell office:value-type="float" office:value="0.01018313">
            <text:p>0.01018313</text:p>
          </table:table-cell>
          <table:table-cell office:value-type="float" office:value="0.009316091">
            <text:p>0.009316091</text:p>
          </table:table-cell>
          <table:table-cell office:value-type="float" office:value="0.010422754">
            <text:p>0.010422754</text:p>
          </table:table-cell>
          <table:table-cell office:value-type="float" office:value="0.008576349">
            <text:p>0.008576349</text:p>
          </table:table-cell>
          <table:table-cell office:value-type="float" office:value="0.010087516">
            <text:p>0.010087516</text:p>
          </table:table-cell>
          <table:table-cell office:value-type="float" office:value="0.011648529">
            <text:p>0.011648529</text:p>
          </table:table-cell>
          <table:table-cell office:value-type="float" office:value="0.0099989865">
            <text:p>0.0099989865</text:p>
          </table:table-cell>
          <table:table-cell office:value-type="float" office:value="0.008783447">
            <text:p>0.008783447</text:p>
          </table:table-cell>
          <table:table-cell office:value-type="float" office:value="0.009797342">
            <text:p>0.009797342</text:p>
          </table:table-cell>
          <table:table-cell office:value-type="float" office:value="0.010028146">
            <text:p>0.010028146</text:p>
          </table:table-cell>
          <table:table-cell office:value-type="float" office:value="0.010647662">
            <text:p>0.010647662</text:p>
          </table:table-cell>
          <table:table-cell office:value-type="float" office:value="0.010405492">
            <text:p>0.010405492</text:p>
          </table:table-cell>
          <table:table-cell office:value-type="float" office:value="0.008200615">
            <text:p>0.008200615</text:p>
          </table:table-cell>
          <table:table-cell office:value-type="float" office:value="0.009266216">
            <text:p>0.009266216</text:p>
          </table:table-cell>
          <table:table-cell office:value-type="float" office:value="0.010155041">
            <text:p>0.010155041</text:p>
          </table:table-cell>
          <table:table-cell office:value-type="float" office:value="0.009641807">
            <text:p>0.009641807</text:p>
          </table:table-cell>
          <table:table-cell office:value-type="float" office:value="0.009787176">
            <text:p>0.009787176</text:p>
          </table:table-cell>
          <table:table-cell office:value-type="float" office:value="0.011688556">
            <text:p>0.011688556</text:p>
          </table:table-cell>
          <table:table-cell office:value-type="float" office:value="0.010331203">
            <text:p>0.010331203</text:p>
          </table:table-cell>
          <table:table-cell office:value-type="float" office:value="0.008969043">
            <text:p>0.008969043</text:p>
          </table:table-cell>
          <table:table-cell office:value-type="float" office:value="0.008324734">
            <text:p>0.008324734</text:p>
          </table:table-cell>
          <table:table-cell office:value-type="float" office:value="0.008654839">
            <text:p>0.008654839</text:p>
          </table:table-cell>
          <table:table-cell office:value-type="float" office:value="0.010111487">
            <text:p>0.010111487</text:p>
          </table:table-cell>
          <table:table-cell office:value-type="float" office:value="0.008875997">
            <text:p>0.008875997</text:p>
          </table:table-cell>
          <table:table-cell office:value-type="float" office:value="0.010677486">
            <text:p>0.010677486</text:p>
          </table:table-cell>
          <table:table-cell office:value-type="float" office:value="0.010044426">
            <text:p>0.010044426</text:p>
          </table:table-cell>
          <table:table-cell office:value-type="float" office:value="0.007863698">
            <text:p>0.007863698</text:p>
          </table:table-cell>
          <table:table-cell office:value-type="float" office:value="0.0076252096">
            <text:p>0.0076252096</text:p>
          </table:table-cell>
          <table:table-cell office:value-type="float" office:value="0.008514238">
            <text:p>0.008514238</text:p>
          </table:table-cell>
          <table:table-cell office:value-type="float" office:value="0.0088729365">
            <text:p>0.0088729365</text:p>
          </table:table-cell>
          <table:table-cell office:value-type="float" office:value="0.009924931">
            <text:p>0.009924931</text:p>
          </table:table-cell>
          <table:table-cell office:value-type="float" office:value="0.008980339">
            <text:p>0.008980339</text:p>
          </table:table-cell>
          <table:table-cell office:value-type="float" office:value="0.007705157">
            <text:p>0.007705157</text:p>
          </table:table-cell>
          <table:table-cell office:value-type="float" office:value="0.00812054">
            <text:p>0.00812054</text:p>
          </table:table-cell>
          <table:table-cell office:value-type="float" office:value="0.009198314">
            <text:p>0.009198314</text:p>
          </table:table-cell>
          <table:table-cell office:value-type="float" office:value="0.011235932">
            <text:p>0.011235932</text:p>
          </table:table-cell>
          <table:table-cell office:value-type="float" office:value="0.010105873">
            <text:p>0.010105873</text:p>
          </table:table-cell>
          <table:table-cell office:value-type="float" office:value="0.010484916">
            <text:p>0.010484916</text:p>
          </table:table-cell>
          <table:table-cell office:value-type="float" office:value="0.010221564">
            <text:p>0.010221564</text:p>
          </table:table-cell>
          <table:table-cell office:value-type="float" office:value="0.010466115">
            <text:p>0.010466115</text:p>
          </table:table-cell>
          <table:table-cell office:value-type="float" office:value="0.010414257">
            <text:p>0.010414257</text:p>
          </table:table-cell>
          <table:table-cell office:value-type="float" office:value="0.009342429">
            <text:p>0.009342429</text:p>
          </table:table-cell>
          <table:table-cell office:value-type="float" office:value="0.009659492">
            <text:p>0.009659492</text:p>
          </table:table-cell>
          <table:table-cell office:value-type="float" office:value="0.010021974">
            <text:p>0.010021974</text:p>
          </table:table-cell>
          <table:table-cell office:value-type="float" office:value="0.009166048">
            <text:p>0.009166048</text:p>
          </table:table-cell>
          <table:table-cell office:value-type="float" office:value="0.008222654">
            <text:p>0.008222654</text:p>
          </table:table-cell>
          <table:table-cell office:value-type="float" office:value="0.0083227">
            <text:p>0.0083227</text:p>
          </table:table-cell>
          <table:table-cell office:value-type="float" office:value="0.012359579">
            <text:p>0.012359579</text:p>
          </table:table-cell>
          <table:table-cell office:value-type="float" office:value="0.013291959">
            <text:p>0.013291959</text:p>
          </table:table-cell>
          <table:table-cell office:value-type="float" office:value="0.013222102">
            <text:p>0.013222102</text:p>
          </table:table-cell>
          <table:table-cell office:value-type="float" office:value="0.011523495">
            <text:p>0.011523495</text:p>
          </table:table-cell>
          <table:table-cell office:value-type="float" office:value="0.0096180355">
            <text:p>0.0096180355</text:p>
          </table:table-cell>
          <table:table-cell office:value-type="float" office:value="0.0116975345">
            <text:p>0.0116975345</text:p>
          </table:table-cell>
          <table:table-cell office:value-type="float" office:value="0.00904638">
            <text:p>0.00904638</text:p>
          </table:table-cell>
          <table:table-cell office:value-type="float" office:value="0.009219806">
            <text:p>0.009219806</text:p>
          </table:table-cell>
          <table:table-cell office:value-type="float" office:value="0.010245898">
            <text:p>0.010245898</text:p>
          </table:table-cell>
          <table:table-cell office:value-type="float" office:value="0.010500143">
            <text:p>0.010500143</text:p>
          </table:table-cell>
          <table:table-cell office:value-type="float" office:value="0.011610442">
            <text:p>0.011610442</text:p>
          </table:table-cell>
          <table:table-cell office:value-type="float" office:value="0.010195752">
            <text:p>0.010195752</text:p>
          </table:table-cell>
          <table:table-cell office:value-type="float" office:value="0.010832847">
            <text:p>0.010832847</text:p>
          </table:table-cell>
          <table:table-cell office:value-type="float" office:value="0.009389274">
            <text:p>0.009389274</text:p>
          </table:table-cell>
          <table:table-cell office:value-type="float" office:value="0.010299615">
            <text:p>0.010299615</text:p>
          </table:table-cell>
          <table:table-cell office:value-type="float" office:value="0.011177361">
            <text:p>0.011177361</text:p>
          </table:table-cell>
          <table:table-cell office:value-type="float" office:value="0.01084908">
            <text:p>0.01084908</text:p>
          </table:table-cell>
          <table:table-cell office:value-type="float" office:value="0.010486108">
            <text:p>0.010486108</text:p>
          </table:table-cell>
          <table:table-cell office:value-type="float" office:value="0.013208801">
            <text:p>0.013208801</text:p>
          </table:table-cell>
          <table:table-cell office:value-type="float" office:value="0.012104669">
            <text:p>0.012104669</text:p>
          </table:table-cell>
          <table:table-cell office:value-type="float" office:value="0.011353797">
            <text:p>0.011353797</text:p>
          </table:table-cell>
          <table:table-cell office:value-type="float" office:value="0.009901206">
            <text:p>0.009901206</text:p>
          </table:table-cell>
          <table:table-cell office:value-type="float" office:value="0.009319844">
            <text:p>0.009319844</text:p>
          </table:table-cell>
          <table:table-cell office:value-type="float" office:value="0.010699636">
            <text:p>0.010699636</text:p>
          </table:table-cell>
          <table:table-cell office:value-type="float" office:value="0.009261146">
            <text:p>0.009261146</text:p>
          </table:table-cell>
          <table:table-cell office:value-type="float" office:value="0.009066428">
            <text:p>0.009066428</text:p>
          </table:table-cell>
          <table:table-cell office:value-type="float" office:value="0.010810064">
            <text:p>0.010810064</text:p>
          </table:table-cell>
          <table:table-cell office:value-type="float" office:value="0.012518701">
            <text:p>0.012518701</text:p>
          </table:table-cell>
          <table:table-cell office:value-type="float" office:value="0.013784368">
            <text:p>0.013784368</text:p>
          </table:table-cell>
          <table:table-cell office:value-type="float" office:value="0.011719615">
            <text:p>0.011719615</text:p>
          </table:table-cell>
          <table:table-cell office:value-type="float" office:value="0.010156275">
            <text:p>0.010156275</text:p>
          </table:table-cell>
          <table:table-cell office:value-type="float" office:value="0.012046134">
            <text:p>0.012046134</text:p>
          </table:table-cell>
          <table:table-cell office:value-type="float" office:value="0.010733191">
            <text:p>0.010733191</text:p>
          </table:table-cell>
          <table:table-cell office:value-type="float" office:value="0.01108534">
            <text:p>0.01108534</text:p>
          </table:table-cell>
          <table:table-cell office:value-type="float" office:value="0.010733722">
            <text:p>0.010733722</text:p>
          </table:table-cell>
          <table:table-cell office:value-type="float" office:value="0.011883139">
            <text:p>0.011883139</text:p>
          </table:table-cell>
          <table:table-cell office:value-type="float" office:value="0.013361971">
            <text:p>0.013361971</text:p>
          </table:table-cell>
          <table:table-cell office:value-type="float" office:value="0.013619335">
            <text:p>0.013619335</text:p>
          </table:table-cell>
          <table:table-cell office:value-type="float" office:value="0.012820451">
            <text:p>0.012820451</text:p>
          </table:table-cell>
          <table:table-cell office:value-type="float" office:value="0.0112119755">
            <text:p>0.0112119755</text:p>
          </table:table-cell>
          <table:table-cell office:value-type="float" office:value="0.010951336">
            <text:p>0.010951336</text:p>
          </table:table-cell>
          <table:table-cell office:value-type="float" office:value="0.010165212">
            <text:p>0.010165212</text:p>
          </table:table-cell>
          <table:table-cell office:value-type="float" office:value="0.0117636">
            <text:p>0.0117636</text:p>
          </table:table-cell>
          <table:table-cell office:value-type="float" office:value="0.011892165">
            <text:p>0.011892165</text:p>
          </table:table-cell>
          <table:table-cell office:value-type="float" office:value="0.010873862">
            <text:p>0.010873862</text:p>
          </table:table-cell>
          <table:table-cell office:value-type="float" office:value="0.011273445">
            <text:p>0.011273445</text:p>
          </table:table-cell>
          <table:table-cell office:value-type="float" office:value="0.011673554">
            <text:p>0.011673554</text:p>
          </table:table-cell>
          <table:table-cell office:value-type="float" office:value="0.011387665">
            <text:p>0.011387665</text:p>
          </table:table-cell>
          <table:table-cell office:value-type="float" office:value="0.011218428">
            <text:p>0.011218428</text:p>
          </table:table-cell>
          <table:table-cell office:value-type="float" office:value="0.009794106">
            <text:p>0.009794106</text:p>
          </table:table-cell>
          <table:table-cell office:value-type="float" office:value="0.009970311">
            <text:p>0.009970311</text:p>
          </table:table-cell>
          <table:table-cell office:value-type="float" office:value="0.010142471">
            <text:p>0.010142471</text:p>
          </table:table-cell>
          <table:table-cell office:value-type="float" office:value="0.010556913">
            <text:p>0.010556913</text:p>
          </table:table-cell>
          <table:table-cell office:value-type="float" office:value="0.011158755">
            <text:p>0.011158755</text:p>
          </table:table-cell>
          <table:table-cell office:value-type="float" office:value="0.0103595145">
            <text:p>0.0103595145</text:p>
          </table:table-cell>
          <table:table-cell office:value-type="float" office:value="0.009108556">
            <text:p>0.009108556</text:p>
          </table:table-cell>
          <table:table-cell office:value-type="float" office:value="0.009281686">
            <text:p>0.009281686</text:p>
          </table:table-cell>
          <table:table-cell office:value-type="float" office:value="0.009087551">
            <text:p>0.009087551</text:p>
          </table:table-cell>
          <table:table-cell office:value-type="float" office:value="0.009121573">
            <text:p>0.009121573</text:p>
          </table:table-cell>
          <table:table-cell office:value-type="float" office:value="0.008938446">
            <text:p>0.008938446</text:p>
          </table:table-cell>
          <table:table-cell office:value-type="float" office:value="0.009537941">
            <text:p>0.009537941</text:p>
          </table:table-cell>
          <table:table-cell office:value-type="float" office:value="0.009973179">
            <text:p>0.009973179</text:p>
          </table:table-cell>
          <table:table-cell office:value-type="float" office:value="0.009619922">
            <text:p>0.009619922</text:p>
          </table:table-cell>
          <table:table-cell office:value-type="float" office:value="0.008150526">
            <text:p>0.008150526</text:p>
          </table:table-cell>
          <table:table-cell office:value-type="float" office:value="0.007413772">
            <text:p>0.007413772</text:p>
          </table:table-cell>
          <table:table-cell office:value-type="float" office:value="0.007845349">
            <text:p>0.007845349</text:p>
          </table:table-cell>
          <table:table-cell office:value-type="float" office:value="0.007508659">
            <text:p>0.007508659</text:p>
          </table:table-cell>
          <table:table-cell office:value-type="float" office:value="0.00734384">
            <text:p>0.00734384</text:p>
          </table:table-cell>
          <table:table-cell office:value-type="float" office:value="0.007978279">
            <text:p>0.007978279</text:p>
          </table:table-cell>
          <table:table-cell office:value-type="float" office:value="0.008357591">
            <text:p>0.008357591</text:p>
          </table:table-cell>
          <table:table-cell office:value-type="float" office:value="0.009472453">
            <text:p>0.009472453</text:p>
          </table:table-cell>
          <table:table-cell office:value-type="float" office:value="0.008255852">
            <text:p>0.008255852</text:p>
          </table:table-cell>
          <table:table-cell office:value-type="float" office:value="0.0073342626">
            <text:p>0.0073342626</text:p>
          </table:table-cell>
          <table:table-cell office:value-type="float" office:value="0.0076326043">
            <text:p>0.0076326043</text:p>
          </table:table-cell>
          <table:table-cell office:value-type="float" office:value="0.007626314">
            <text:p>0.007626314</text:p>
          </table:table-cell>
          <table:table-cell office:value-type="float" office:value="0.0069079697">
            <text:p>0.0069079697</text:p>
          </table:table-cell>
          <table:table-cell office:value-type="float" office:value="0.0065703723">
            <text:p>0.0065703723</text:p>
          </table:table-cell>
          <table:table-cell office:value-type="float" office:value="0.0065047103">
            <text:p>0.0065047103</text:p>
          </table:table-cell>
          <table:table-cell office:value-type="float" office:value="0.0070472006">
            <text:p>0.0070472006</text:p>
          </table:table-cell>
          <table:table-cell table:style-name="Default" office:value-type="float" office:value="0.0067311185">
            <text:p>0.0067311185</text:p>
          </table:table-cell>
          <table:table-cell table:style-name="Default" office:value-type="float" office:value="0.006063881">
            <text:p>0.006063881</text:p>
          </table:table-cell>
          <table:table-cell table:style-name="Default" office:value-type="float" office:value="0.0054939855">
            <text:p>0.0054939855</text:p>
          </table:table-cell>
          <table:table-cell table:style-name="Default" office:value-type="float" office:value="0.005722214">
            <text:p>0.005722214</text:p>
          </table:table-cell>
          <table:table-cell office:value-type="float" office:value="0.0066321716">
            <text:p>0.0066321716</text:p>
          </table:table-cell>
          <table:table-cell table:style-name="Default" office:value-type="float" office:value="0.007568064">
            <text:p>0.007568064</text:p>
          </table:table-cell>
          <table:table-cell table:style-name="Default" office:value-type="float" office:value="0.0063697253">
            <text:p>0.0063697253</text:p>
          </table:table-cell>
          <table:table-cell table:style-name="Default" office:value-type="float" office:value="0.0056708115">
            <text:p>0.0056708115</text:p>
          </table:table-cell>
          <table:table-cell table:style-name="Default" office:value-type="float" office:value="0.0052259043">
            <text:p>0.0052259043</text:p>
          </table:table-cell>
          <table:table-cell table:style-name="Default" office:value-type="float" office:value="0.0045339055">
            <text:p>0.0045339055</text:p>
          </table:table-cell>
          <table:table-cell table:style-name="Default" office:value-type="float" office:value="0.004194356">
            <text:p>0.004194356</text:p>
          </table:table-cell>
          <table:table-cell table:style-name="Default" office:value-type="float" office:value="0.0033325276">
            <text:p>0.0033325276</text:p>
          </table:table-cell>
          <table:table-cell table:style-name="Default" office:value-type="float" office:value="0.002644625">
            <text:p>0.002644625</text:p>
          </table:table-cell>
          <table:table-cell table:style-name="Default" office:value-type="float" office:value="0.0021253356">
            <text:p>0.0021253356</text:p>
          </table:table-cell>
          <table:table-cell table:style-name="Default" office:value-type="float" office:value="0.0018157937">
            <text:p>0.0018157937</text:p>
          </table:table-cell>
          <table:table-cell table:style-name="Default" office:value-type="float" office:value="0.0015311281">
            <text:p>0.0015311281</text:p>
          </table:table-cell>
          <table:table-cell table:style-name="Default" office:value-type="float" office:value="0.0012487953">
            <text:p>0.0012487953</text:p>
          </table:table-cell>
          <table:table-cell table:style-name="Default" office:value-type="float" office:value="0.0010262138">
            <text:p>0.0010262138</text:p>
          </table:table-cell>
          <table:table-cell office:value-type="float" office:value="0.00084758323">
            <text:p>8.48E-004</text:p>
          </table:table-cell>
          <table:table-cell office:value-type="float" office:value="0.0007468929">
            <text:p>7.47E-004</text:p>
          </table:table-cell>
          <table:table-cell office:value-type="float" office:value="0.0006870651">
            <text:p>6.87E-004</text:p>
          </table:table-cell>
          <table:table-cell office:value-type="float" office:value="0.0006643407">
            <text:p>6.64E-004</text:p>
          </table:table-cell>
          <table:table-cell office:value-type="float" office:value="0.00065061834">
            <text:p>6.51E-004</text:p>
          </table:table-cell>
          <table:table-cell office:value-type="float" office:value="0.0006466662">
            <text:p>6.47E-004</text:p>
          </table:table-cell>
          <table:table-cell office:value-type="float" office:value="0.00064596965">
            <text:p>6.46E-004</text:p>
          </table:table-cell>
          <table:table-cell office:value-type="float" office:value="0.0006459061">
            <text:p>6.46E-004</text:p>
          </table:table-cell>
          <table:table-cell office:value-type="float" office:value="0.00064813555">
            <text:p>6.48E-004</text:p>
          </table:table-cell>
          <table:table-cell office:value-type="float" office:value="0.00064891495">
            <text:p>6.49E-004</text:p>
          </table:table-cell>
          <table:table-cell office:value-type="float" office:value="0.00065019494">
            <text:p>6.50E-004</text:p>
          </table:table-cell>
          <table:table-cell office:value-type="float" office:value="0.00065177045">
            <text:p>6.52E-004</text:p>
          </table:table-cell>
          <table:table-cell/>
        </table:table-row>
        <table:table-row table:style-name="ro1">
          <table:table-cell office:value-type="string">
            <text:p>/mnt/share/Music/Albums/Parliament/Funkentelechy Vs. the Placebo Syndrome/02 Sir Nose d'Voidoffunk [Pay Attention - B3M].mp3</text:p>
          </table:table-cell>
          <table:table-cell office:value-type="float" office:value="0.04894487">
            <text:p>0.04894487</text:p>
          </table:table-cell>
          <table:table-cell office:value-type="float" office:value="0.057085264">
            <text:p>0.057085264</text:p>
          </table:table-cell>
          <table:table-cell office:value-type="float" office:value="0.043445412">
            <text:p>0.043445412</text:p>
          </table:table-cell>
          <table:table-cell office:value-type="float" office:value="0.0307943">
            <text:p>0.0307943</text:p>
          </table:table-cell>
          <table:table-cell office:value-type="float" office:value="0.024747986">
            <text:p>0.024747986</text:p>
          </table:table-cell>
          <table:table-cell office:value-type="float" office:value="0.021708997">
            <text:p>0.021708997</text:p>
          </table:table-cell>
          <table:table-cell office:value-type="float" office:value="0.022709101">
            <text:p>0.022709101</text:p>
          </table:table-cell>
          <table:table-cell office:value-type="float" office:value="0.022644429">
            <text:p>0.022644429</text:p>
          </table:table-cell>
          <table:table-cell office:value-type="float" office:value="0.030100007">
            <text:p>0.030100007</text:p>
          </table:table-cell>
          <table:table-cell office:value-type="float" office:value="0.026632417">
            <text:p>0.026632417</text:p>
          </table:table-cell>
          <table:table-cell office:value-type="float" office:value="0.027901873">
            <text:p>0.027901873</text:p>
          </table:table-cell>
          <table:table-cell office:value-type="float" office:value="0.029852511">
            <text:p>0.029852511</text:p>
          </table:table-cell>
          <table:table-cell office:value-type="float" office:value="0.029227361">
            <text:p>0.029227361</text:p>
          </table:table-cell>
          <table:table-cell office:value-type="float" office:value="0.030935382">
            <text:p>0.030935382</text:p>
          </table:table-cell>
          <table:table-cell office:value-type="float" office:value="0.022849547">
            <text:p>0.022849547</text:p>
          </table:table-cell>
          <table:table-cell office:value-type="float" office:value="0.03321482">
            <text:p>0.03321482</text:p>
          </table:table-cell>
          <table:table-cell office:value-type="float" office:value="0.02522722">
            <text:p>0.02522722</text:p>
          </table:table-cell>
          <table:table-cell office:value-type="float" office:value="0.031918824">
            <text:p>0.031918824</text:p>
          </table:table-cell>
          <table:table-cell office:value-type="float" office:value="0.024456339">
            <text:p>0.024456339</text:p>
          </table:table-cell>
          <table:table-cell office:value-type="float" office:value="0.02813626">
            <text:p>0.02813626</text:p>
          </table:table-cell>
          <table:table-cell office:value-type="float" office:value="0.030002257">
            <text:p>0.030002257</text:p>
          </table:table-cell>
          <table:table-cell office:value-type="float" office:value="0.024987482">
            <text:p>0.024987482</text:p>
          </table:table-cell>
          <table:table-cell office:value-type="float" office:value="0.022799082">
            <text:p>0.022799082</text:p>
          </table:table-cell>
          <table:table-cell office:value-type="float" office:value="0.026886128">
            <text:p>0.026886128</text:p>
          </table:table-cell>
          <table:table-cell office:value-type="float" office:value="0.023086024">
            <text:p>0.023086024</text:p>
          </table:table-cell>
          <table:table-cell office:value-type="float" office:value="0.021586694">
            <text:p>0.021586694</text:p>
          </table:table-cell>
          <table:table-cell office:value-type="float" office:value="0.023807403">
            <text:p>0.023807403</text:p>
          </table:table-cell>
          <table:table-cell office:value-type="float" office:value="0.020851867">
            <text:p>0.020851867</text:p>
          </table:table-cell>
          <table:table-cell office:value-type="float" office:value="0.018417934">
            <text:p>0.018417934</text:p>
          </table:table-cell>
          <table:table-cell office:value-type="float" office:value="0.021341339">
            <text:p>0.021341339</text:p>
          </table:table-cell>
          <table:table-cell office:value-type="float" office:value="0.025510425">
            <text:p>0.025510425</text:p>
          </table:table-cell>
          <table:table-cell office:value-type="float" office:value="0.023897136">
            <text:p>0.023897136</text:p>
          </table:table-cell>
          <table:table-cell office:value-type="float" office:value="0.016386187">
            <text:p>0.016386187</text:p>
          </table:table-cell>
          <table:table-cell office:value-type="float" office:value="0.015582989">
            <text:p>0.015582989</text:p>
          </table:table-cell>
          <table:table-cell office:value-type="float" office:value="0.016389566">
            <text:p>0.016389566</text:p>
          </table:table-cell>
          <table:table-cell office:value-type="float" office:value="0.015966868">
            <text:p>0.015966868</text:p>
          </table:table-cell>
          <table:table-cell office:value-type="float" office:value="0.014424748">
            <text:p>0.014424748</text:p>
          </table:table-cell>
          <table:table-cell office:value-type="float" office:value="0.013094032">
            <text:p>0.013094032</text:p>
          </table:table-cell>
          <table:table-cell office:value-type="float" office:value="0.017744066">
            <text:p>0.017744066</text:p>
          </table:table-cell>
          <table:table-cell office:value-type="float" office:value="0.014274887">
            <text:p>0.014274887</text:p>
          </table:table-cell>
          <table:table-cell office:value-type="float" office:value="0.01151245">
            <text:p>0.01151245</text:p>
          </table:table-cell>
          <table:table-cell office:value-type="float" office:value="0.012643109">
            <text:p>0.012643109</text:p>
          </table:table-cell>
          <table:table-cell office:value-type="float" office:value="0.012436013">
            <text:p>0.012436013</text:p>
          </table:table-cell>
          <table:table-cell office:value-type="float" office:value="0.012145349">
            <text:p>0.012145349</text:p>
          </table:table-cell>
          <table:table-cell office:value-type="float" office:value="0.011844585">
            <text:p>0.011844585</text:p>
          </table:table-cell>
          <table:table-cell office:value-type="float" office:value="0.010410871">
            <text:p>0.010410871</text:p>
          </table:table-cell>
          <table:table-cell office:value-type="float" office:value="0.012884251">
            <text:p>0.012884251</text:p>
          </table:table-cell>
          <table:table-cell office:value-type="float" office:value="0.010327509">
            <text:p>0.010327509</text:p>
          </table:table-cell>
          <table:table-cell office:value-type="float" office:value="0.008513056">
            <text:p>0.008513056</text:p>
          </table:table-cell>
          <table:table-cell office:value-type="float" office:value="0.0081421565">
            <text:p>0.0081421565</text:p>
          </table:table-cell>
          <table:table-cell office:value-type="float" office:value="0.008866905">
            <text:p>0.008866905</text:p>
          </table:table-cell>
          <table:table-cell office:value-type="float" office:value="0.009234302">
            <text:p>0.009234302</text:p>
          </table:table-cell>
          <table:table-cell office:value-type="float" office:value="0.01012187">
            <text:p>0.01012187</text:p>
          </table:table-cell>
          <table:table-cell office:value-type="float" office:value="0.007556127">
            <text:p>0.007556127</text:p>
          </table:table-cell>
          <table:table-cell office:value-type="float" office:value="0.007933508">
            <text:p>0.007933508</text:p>
          </table:table-cell>
          <table:table-cell office:value-type="float" office:value="0.006901648">
            <text:p>0.006901648</text:p>
          </table:table-cell>
          <table:table-cell office:value-type="float" office:value="0.0059667416">
            <text:p>0.0059667416</text:p>
          </table:table-cell>
          <table:table-cell office:value-type="float" office:value="0.0062906975">
            <text:p>0.0062906975</text:p>
          </table:table-cell>
          <table:table-cell office:value-type="float" office:value="0.0067018815">
            <text:p>0.0067018815</text:p>
          </table:table-cell>
          <table:table-cell office:value-type="float" office:value="0.0052739284">
            <text:p>0.0052739284</text:p>
          </table:table-cell>
          <table:table-cell office:value-type="float" office:value="0.0062710573">
            <text:p>0.0062710573</text:p>
          </table:table-cell>
          <table:table-cell office:value-type="float" office:value="0.0063717496">
            <text:p>0.0063717496</text:p>
          </table:table-cell>
          <table:table-cell office:value-type="float" office:value="0.005884368">
            <text:p>0.005884368</text:p>
          </table:table-cell>
          <table:table-cell office:value-type="float" office:value="0.005857854">
            <text:p>0.005857854</text:p>
          </table:table-cell>
          <table:table-cell office:value-type="float" office:value="0.005474037">
            <text:p>0.005474037</text:p>
          </table:table-cell>
          <table:table-cell office:value-type="float" office:value="0.0064022597">
            <text:p>0.0064022597</text:p>
          </table:table-cell>
          <table:table-cell office:value-type="float" office:value="0.0063248184">
            <text:p>0.0063248184</text:p>
          </table:table-cell>
          <table:table-cell office:value-type="float" office:value="0.005722104">
            <text:p>0.005722104</text:p>
          </table:table-cell>
          <table:table-cell office:value-type="float" office:value="0.00628272">
            <text:p>0.00628272</text:p>
          </table:table-cell>
          <table:table-cell office:value-type="float" office:value="0.0071226666">
            <text:p>0.0071226666</text:p>
          </table:table-cell>
          <table:table-cell office:value-type="float" office:value="0.0053958073">
            <text:p>0.0053958073</text:p>
          </table:table-cell>
          <table:table-cell office:value-type="float" office:value="0.0056042247">
            <text:p>0.0056042247</text:p>
          </table:table-cell>
          <table:table-cell office:value-type="float" office:value="0.005980459">
            <text:p>0.005980459</text:p>
          </table:table-cell>
          <table:table-cell office:value-type="float" office:value="0.0061509367">
            <text:p>0.0061509367</text:p>
          </table:table-cell>
          <table:table-cell office:value-type="float" office:value="0.006197711">
            <text:p>0.006197711</text:p>
          </table:table-cell>
          <table:table-cell office:value-type="float" office:value="0.0061202445">
            <text:p>0.0061202445</text:p>
          </table:table-cell>
          <table:table-cell office:value-type="float" office:value="0.0059017106">
            <text:p>0.0059017106</text:p>
          </table:table-cell>
          <table:table-cell office:value-type="float" office:value="0.0077175316">
            <text:p>0.0077175316</text:p>
          </table:table-cell>
          <table:table-cell office:value-type="float" office:value="0.0055358126">
            <text:p>0.0055358126</text:p>
          </table:table-cell>
          <table:table-cell office:value-type="float" office:value="0.0058216634">
            <text:p>0.0058216634</text:p>
          </table:table-cell>
          <table:table-cell office:value-type="float" office:value="0.00554389">
            <text:p>0.00554389</text:p>
          </table:table-cell>
          <table:table-cell office:value-type="float" office:value="0.0048322994">
            <text:p>0.0048322994</text:p>
          </table:table-cell>
          <table:table-cell office:value-type="float" office:value="0.0053823735">
            <text:p>0.0053823735</text:p>
          </table:table-cell>
          <table:table-cell office:value-type="float" office:value="0.004847788">
            <text:p>0.004847788</text:p>
          </table:table-cell>
          <table:table-cell office:value-type="float" office:value="0.0046426575">
            <text:p>0.0046426575</text:p>
          </table:table-cell>
          <table:table-cell office:value-type="float" office:value="0.0056795897">
            <text:p>0.0056795897</text:p>
          </table:table-cell>
          <table:table-cell office:value-type="float" office:value="0.005366819">
            <text:p>0.005366819</text:p>
          </table:table-cell>
          <table:table-cell office:value-type="float" office:value="0.0047908733">
            <text:p>0.0047908733</text:p>
          </table:table-cell>
          <table:table-cell office:value-type="float" office:value="0.0046638874">
            <text:p>0.0046638874</text:p>
          </table:table-cell>
          <table:table-cell office:value-type="float" office:value="0.004874937">
            <text:p>0.004874937</text:p>
          </table:table-cell>
          <table:table-cell office:value-type="float" office:value="0.004978781">
            <text:p>0.004978781</text:p>
          </table:table-cell>
          <table:table-cell office:value-type="float" office:value="0.0048292405">
            <text:p>0.0048292405</text:p>
          </table:table-cell>
          <table:table-cell office:value-type="float" office:value="0.0054887356">
            <text:p>0.0054887356</text:p>
          </table:table-cell>
          <table:table-cell office:value-type="float" office:value="0.0053467834">
            <text:p>0.0053467834</text:p>
          </table:table-cell>
          <table:table-cell office:value-type="float" office:value="0.0048313485">
            <text:p>0.0048313485</text:p>
          </table:table-cell>
          <table:table-cell office:value-type="float" office:value="0.0048327576">
            <text:p>0.0048327576</text:p>
          </table:table-cell>
          <table:table-cell office:value-type="float" office:value="0.0041471696">
            <text:p>0.0041471696</text:p>
          </table:table-cell>
          <table:table-cell office:value-type="float" office:value="0.004558361">
            <text:p>0.004558361</text:p>
          </table:table-cell>
          <table:table-cell office:value-type="float" office:value="0.0042066625">
            <text:p>0.0042066625</text:p>
          </table:table-cell>
          <table:table-cell office:value-type="float" office:value="0.0039890525">
            <text:p>0.0039890525</text:p>
          </table:table-cell>
          <table:table-cell office:value-type="float" office:value="0.0043640872">
            <text:p>0.0043640872</text:p>
          </table:table-cell>
          <table:table-cell office:value-type="float" office:value="0.004604634">
            <text:p>0.004604634</text:p>
          </table:table-cell>
          <table:table-cell office:value-type="float" office:value="0.0046747746">
            <text:p>0.0046747746</text:p>
          </table:table-cell>
          <table:table-cell office:value-type="float" office:value="0.00461736">
            <text:p>0.00461736</text:p>
          </table:table-cell>
          <table:table-cell office:value-type="float" office:value="0.0042055603">
            <text:p>0.0042055603</text:p>
          </table:table-cell>
          <table:table-cell office:value-type="float" office:value="0.0037996832">
            <text:p>0.0037996832</text:p>
          </table:table-cell>
          <table:table-cell office:value-type="float" office:value="0.003912564">
            <text:p>0.003912564</text:p>
          </table:table-cell>
          <table:table-cell office:value-type="float" office:value="0.004529216">
            <text:p>0.004529216</text:p>
          </table:table-cell>
          <table:table-cell office:value-type="float" office:value="0.0039257943">
            <text:p>0.0039257943</text:p>
          </table:table-cell>
          <table:table-cell office:value-type="float" office:value="0.0039969734">
            <text:p>0.0039969734</text:p>
          </table:table-cell>
          <table:table-cell office:value-type="float" office:value="0.003811432">
            <text:p>0.003811432</text:p>
          </table:table-cell>
          <table:table-cell office:value-type="float" office:value="0.0039757">
            <text:p>0.0039757</text:p>
          </table:table-cell>
          <table:table-cell office:value-type="float" office:value="0.0038251362">
            <text:p>0.0038251362</text:p>
          </table:table-cell>
          <table:table-cell office:value-type="float" office:value="0.004290308">
            <text:p>0.004290308</text:p>
          </table:table-cell>
          <table:table-cell office:value-type="float" office:value="0.003859848">
            <text:p>0.003859848</text:p>
          </table:table-cell>
          <table:table-cell office:value-type="float" office:value="0.003728112">
            <text:p>0.003728112</text:p>
          </table:table-cell>
          <table:table-cell office:value-type="float" office:value="0.0035130281">
            <text:p>0.0035130281</text:p>
          </table:table-cell>
          <table:table-cell office:value-type="float" office:value="0.0038087147">
            <text:p>0.0038087147</text:p>
          </table:table-cell>
          <table:table-cell office:value-type="float" office:value="0.003633853">
            <text:p>0.003633853</text:p>
          </table:table-cell>
          <table:table-cell office:value-type="float" office:value="0.0035755888">
            <text:p>0.0035755888</text:p>
          </table:table-cell>
          <table:table-cell office:value-type="float" office:value="0.003900804">
            <text:p>0.003900804</text:p>
          </table:table-cell>
          <table:table-cell office:value-type="float" office:value="0.0038244002">
            <text:p>0.0038244002</text:p>
          </table:table-cell>
          <table:table-cell office:value-type="float" office:value="0.0042106183">
            <text:p>0.0042106183</text:p>
          </table:table-cell>
          <table:table-cell office:value-type="float" office:value="0.0040995926">
            <text:p>0.0040995926</text:p>
          </table:table-cell>
          <table:table-cell office:value-type="float" office:value="0.0036133872">
            <text:p>0.0036133872</text:p>
          </table:table-cell>
          <table:table-cell office:value-type="float" office:value="0.003572993">
            <text:p>0.003572993</text:p>
          </table:table-cell>
          <table:table-cell office:value-type="float" office:value="0.0037124015">
            <text:p>0.0037124015</text:p>
          </table:table-cell>
          <table:table-cell office:value-type="float" office:value="0.0034188493">
            <text:p>0.0034188493</text:p>
          </table:table-cell>
          <table:table-cell office:value-type="float" office:value="0.003767755">
            <text:p>0.003767755</text:p>
          </table:table-cell>
          <table:table-cell office:value-type="float" office:value="0.0040762722">
            <text:p>0.0040762722</text:p>
          </table:table-cell>
          <table:table-cell office:value-type="float" office:value="0.004423344">
            <text:p>0.004423344</text:p>
          </table:table-cell>
          <table:table-cell office:value-type="float" office:value="0.004071078">
            <text:p>0.004071078</text:p>
          </table:table-cell>
          <table:table-cell office:value-type="float" office:value="0.0032490175">
            <text:p>0.0032490175</text:p>
          </table:table-cell>
          <table:table-cell office:value-type="float" office:value="0.0034772144">
            <text:p>0.0034772144</text:p>
          </table:table-cell>
          <table:table-cell office:value-type="float" office:value="0.0038050183">
            <text:p>0.0038050183</text:p>
          </table:table-cell>
          <table:table-cell office:value-type="float" office:value="0.0036509733">
            <text:p>0.0036509733</text:p>
          </table:table-cell>
          <table:table-cell office:value-type="float" office:value="0.0034522978">
            <text:p>0.0034522978</text:p>
          </table:table-cell>
          <table:table-cell office:value-type="float" office:value="0.0033610743">
            <text:p>0.0033610743</text:p>
          </table:table-cell>
          <table:table-cell office:value-type="float" office:value="0.0034078702">
            <text:p>0.0034078702</text:p>
          </table:table-cell>
          <table:table-cell office:value-type="float" office:value="0.0033469484">
            <text:p>0.0033469484</text:p>
          </table:table-cell>
          <table:table-cell office:value-type="float" office:value="0.0033891185">
            <text:p>0.0033891185</text:p>
          </table:table-cell>
          <table:table-cell office:value-type="float" office:value="0.0032140051">
            <text:p>0.0032140051</text:p>
          </table:table-cell>
          <table:table-cell office:value-type="float" office:value="0.0032002414">
            <text:p>0.0032002414</text:p>
          </table:table-cell>
          <table:table-cell office:value-type="float" office:value="0.0031984176">
            <text:p>0.0031984176</text:p>
          </table:table-cell>
          <table:table-cell office:value-type="float" office:value="0.0031952285">
            <text:p>0.0031952285</text:p>
          </table:table-cell>
          <table:table-cell office:value-type="float" office:value="0.0031972248">
            <text:p>0.0031972248</text:p>
          </table:table-cell>
          <table:table-cell office:value-type="float" office:value="0.0032887817">
            <text:p>0.0032887817</text:p>
          </table:table-cell>
          <table:table-cell office:value-type="float" office:value="0.0033441">
            <text:p>0.0033441</text:p>
          </table:table-cell>
          <table:table-cell office:value-type="float" office:value="0.0034769692">
            <text:p>0.0034769692</text:p>
          </table:table-cell>
          <table:table-cell office:value-type="float" office:value="0.002934711">
            <text:p>0.002934711</text:p>
          </table:table-cell>
          <table:table-cell office:value-type="float" office:value="0.002902936">
            <text:p>0.002902936</text:p>
          </table:table-cell>
          <table:table-cell office:value-type="float" office:value="0.002805513">
            <text:p>0.002805513</text:p>
          </table:table-cell>
          <table:table-cell office:value-type="float" office:value="0.0029772616">
            <text:p>0.0029772616</text:p>
          </table:table-cell>
          <table:table-cell office:value-type="float" office:value="0.003187111">
            <text:p>0.003187111</text:p>
          </table:table-cell>
          <table:table-cell office:value-type="float" office:value="0.0030666161">
            <text:p>0.0030666161</text:p>
          </table:table-cell>
          <table:table-cell office:value-type="float" office:value="0.003111744">
            <text:p>0.003111744</text:p>
          </table:table-cell>
          <table:table-cell office:value-type="float" office:value="0.0028553111">
            <text:p>0.0028553111</text:p>
          </table:table-cell>
          <table:table-cell office:value-type="float" office:value="0.0030604445">
            <text:p>0.0030604445</text:p>
          </table:table-cell>
          <table:table-cell office:value-type="float" office:value="0.0035132011">
            <text:p>0.0035132011</text:p>
          </table:table-cell>
          <table:table-cell office:value-type="float" office:value="0.0033478076">
            <text:p>0.0033478076</text:p>
          </table:table-cell>
          <table:table-cell office:value-type="float" office:value="0.0028431152">
            <text:p>0.0028431152</text:p>
          </table:table-cell>
          <table:table-cell office:value-type="float" office:value="0.0030040746">
            <text:p>0.0030040746</text:p>
          </table:table-cell>
          <table:table-cell office:value-type="float" office:value="0.0030557544">
            <text:p>0.0030557544</text:p>
          </table:table-cell>
          <table:table-cell office:value-type="float" office:value="0.0028789781">
            <text:p>0.0028789781</text:p>
          </table:table-cell>
          <table:table-cell office:value-type="float" office:value="0.0030101067">
            <text:p>0.0030101067</text:p>
          </table:table-cell>
          <table:table-cell office:value-type="float" office:value="0.0028716482">
            <text:p>0.0028716482</text:p>
          </table:table-cell>
          <table:table-cell office:value-type="float" office:value="0.0026600428">
            <text:p>0.0026600428</text:p>
          </table:table-cell>
          <table:table-cell office:value-type="float" office:value="0.0026544137">
            <text:p>0.0026544137</text:p>
          </table:table-cell>
          <table:table-cell office:value-type="float" office:value="0.0027352097">
            <text:p>0.0027352097</text:p>
          </table:table-cell>
          <table:table-cell office:value-type="float" office:value="0.0031095776">
            <text:p>0.0031095776</text:p>
          </table:table-cell>
          <table:table-cell office:value-type="float" office:value="0.0029190972">
            <text:p>0.0029190972</text:p>
          </table:table-cell>
          <table:table-cell office:value-type="float" office:value="0.0026722013">
            <text:p>0.0026722013</text:p>
          </table:table-cell>
          <table:table-cell office:value-type="float" office:value="0.0027784551">
            <text:p>0.0027784551</text:p>
          </table:table-cell>
          <table:table-cell office:value-type="float" office:value="0.0028355415">
            <text:p>0.0028355415</text:p>
          </table:table-cell>
          <table:table-cell office:value-type="float" office:value="0.0026481221">
            <text:p>0.0026481221</text:p>
          </table:table-cell>
          <table:table-cell office:value-type="float" office:value="0.0024120181">
            <text:p>0.0024120181</text:p>
          </table:table-cell>
          <table:table-cell office:value-type="float" office:value="0.0028515032">
            <text:p>0.0028515032</text:p>
          </table:table-cell>
          <table:table-cell office:value-type="float" office:value="0.0029082422">
            <text:p>0.0029082422</text:p>
          </table:table-cell>
          <table:table-cell office:value-type="float" office:value="0.002710644">
            <text:p>0.002710644</text:p>
          </table:table-cell>
          <table:table-cell office:value-type="float" office:value="0.0021669944">
            <text:p>0.0021669944</text:p>
          </table:table-cell>
          <table:table-cell office:value-type="float" office:value="0.0022522123">
            <text:p>0.0022522123</text:p>
          </table:table-cell>
          <table:table-cell office:value-type="float" office:value="0.0022840498">
            <text:p>0.0022840498</text:p>
          </table:table-cell>
          <table:table-cell office:value-type="float" office:value="0.0020123166">
            <text:p>0.0020123166</text:p>
          </table:table-cell>
          <table:table-cell office:value-type="float" office:value="0.0019339292">
            <text:p>0.0019339292</text:p>
          </table:table-cell>
          <table:table-cell office:value-type="float" office:value="0.0019453043">
            <text:p>0.0019453043</text:p>
          </table:table-cell>
          <table:table-cell office:value-type="float" office:value="0.0021009594">
            <text:p>0.0021009594</text:p>
          </table:table-cell>
          <table:table-cell office:value-type="float" office:value="0.001953261">
            <text:p>0.001953261</text:p>
          </table:table-cell>
          <table:table-cell office:value-type="float" office:value="0.0018945745">
            <text:p>0.0018945745</text:p>
          </table:table-cell>
          <table:table-cell office:value-type="float" office:value="0.0017863065">
            <text:p>0.0017863065</text:p>
          </table:table-cell>
          <table:table-cell office:value-type="float" office:value="0.0018869769">
            <text:p>0.0018869769</text:p>
          </table:table-cell>
          <table:table-cell office:value-type="float" office:value="0.0019315494">
            <text:p>0.0019315494</text:p>
          </table:table-cell>
          <table:table-cell office:value-type="float" office:value="0.0017174555">
            <text:p>0.0017174555</text:p>
          </table:table-cell>
          <table:table-cell office:value-type="float" office:value="0.0016445149">
            <text:p>0.0016445149</text:p>
          </table:table-cell>
          <table:table-cell office:value-type="float" office:value="0.0016685721">
            <text:p>0.0016685721</text:p>
          </table:table-cell>
          <table:table-cell office:value-type="float" office:value="0.001617407">
            <text:p>0.001617407</text:p>
          </table:table-cell>
          <table:table-cell office:value-type="float" office:value="0.0015915683">
            <text:p>0.0015915683</text:p>
          </table:table-cell>
          <table:table-cell office:value-type="float" office:value="0.0015657146">
            <text:p>0.0015657146</text:p>
          </table:table-cell>
          <table:table-cell office:value-type="float" office:value="0.0015611771">
            <text:p>0.0015611771</text:p>
          </table:table-cell>
          <table:table-cell office:value-type="float" office:value="0.0016737797">
            <text:p>0.0016737797</text:p>
          </table:table-cell>
          <table:table-cell office:value-type="float" office:value="0.0015581386">
            <text:p>0.0015581386</text:p>
          </table:table-cell>
          <table:table-cell office:value-type="float" office:value="0.0014374083">
            <text:p>0.0014374083</text:p>
          </table:table-cell>
          <table:table-cell office:value-type="float" office:value="0.0016097424">
            <text:p>0.0016097424</text:p>
          </table:table-cell>
          <table:table-cell office:value-type="float" office:value="0.0015538327">
            <text:p>0.0015538327</text:p>
          </table:table-cell>
          <table:table-cell office:value-type="float" office:value="0.0015561722">
            <text:p>0.0015561722</text:p>
          </table:table-cell>
          <table:table-cell office:value-type="float" office:value="0.001479355">
            <text:p>0.001479355</text:p>
          </table:table-cell>
          <table:table-cell office:value-type="float" office:value="0.0015497499">
            <text:p>0.0015497499</text:p>
          </table:table-cell>
          <table:table-cell office:value-type="float" office:value="0.001600091">
            <text:p>0.001600091</text:p>
          </table:table-cell>
          <table:table-cell office:value-type="float" office:value="0.0014667423">
            <text:p>0.0014667423</text:p>
          </table:table-cell>
          <table:table-cell office:value-type="float" office:value="0.0013924048">
            <text:p>0.0013924048</text:p>
          </table:table-cell>
          <table:table-cell office:value-type="float" office:value="0.0015582927">
            <text:p>0.0015582927</text:p>
          </table:table-cell>
          <table:table-cell office:value-type="float" office:value="0.0013680337">
            <text:p>0.0013680337</text:p>
          </table:table-cell>
          <table:table-cell office:value-type="float" office:value="0.001366345">
            <text:p>0.001366345</text:p>
          </table:table-cell>
          <table:table-cell office:value-type="float" office:value="0.0013711228">
            <text:p>0.0013711228</text:p>
          </table:table-cell>
          <table:table-cell office:value-type="float" office:value="0.0013213338">
            <text:p>0.0013213338</text:p>
          </table:table-cell>
          <table:table-cell office:value-type="float" office:value="0.0014166344">
            <text:p>0.0014166344</text:p>
          </table:table-cell>
          <table:table-cell office:value-type="float" office:value="0.0012583914">
            <text:p>0.0012583914</text:p>
          </table:table-cell>
          <table:table-cell office:value-type="float" office:value="0.001285974">
            <text:p>0.001285974</text:p>
          </table:table-cell>
          <table:table-cell office:value-type="float" office:value="0.0013062861">
            <text:p>0.0013062861</text:p>
          </table:table-cell>
          <table:table-cell office:value-type="float" office:value="0.0013365258">
            <text:p>0.0013365258</text:p>
          </table:table-cell>
          <table:table-cell office:value-type="float" office:value="0.0011879442">
            <text:p>0.0011879442</text:p>
          </table:table-cell>
          <table:table-cell office:value-type="float" office:value="0.0011807631">
            <text:p>0.0011807631</text:p>
          </table:table-cell>
          <table:table-cell office:value-type="float" office:value="0.0011992914">
            <text:p>0.0011992914</text:p>
          </table:table-cell>
          <table:table-cell office:value-type="float" office:value="0.0011878808">
            <text:p>0.0011878808</text:p>
          </table:table-cell>
          <table:table-cell office:value-type="float" office:value="0.0011574132">
            <text:p>0.0011574132</text:p>
          </table:table-cell>
          <table:table-cell office:value-type="float" office:value="0.00115546">
            <text:p>0.00115546</text:p>
          </table:table-cell>
          <table:table-cell table:style-name="Default" office:value-type="float" office:value="0.0011588376">
            <text:p>0.0011588376</text:p>
          </table:table-cell>
          <table:table-cell table:style-name="Default" office:value-type="float" office:value="0.0011399864">
            <text:p>0.0011399864</text:p>
          </table:table-cell>
          <table:table-cell table:style-name="Default" office:value-type="float" office:value="0.0011085271">
            <text:p>0.0011085271</text:p>
          </table:table-cell>
          <table:table-cell table:style-name="Default" office:value-type="float" office:value="0.0010888979">
            <text:p>0.0010888979</text:p>
          </table:table-cell>
          <table:table-cell office:value-type="float" office:value="0.0010910963">
            <text:p>0.0010910963</text:p>
          </table:table-cell>
          <table:table-cell table:style-name="Default" office:value-type="float" office:value="0.0011274564">
            <text:p>0.0011274564</text:p>
          </table:table-cell>
          <table:table-cell table:style-name="Default" office:value-type="float" office:value="0.0011104902">
            <text:p>0.0011104902</text:p>
          </table:table-cell>
          <table:table-cell table:style-name="Default" office:value-type="float" office:value="0.0011402026">
            <text:p>0.0011402026</text:p>
          </table:table-cell>
          <table:table-cell table:style-name="Default" office:value-type="float" office:value="0.0010289091">
            <text:p>0.0010289091</text:p>
          </table:table-cell>
          <table:table-cell office:value-type="float" office:value="0.0009579014">
            <text:p>9.58E-004</text:p>
          </table:table-cell>
          <table:table-cell office:value-type="float" office:value="0.00085813244">
            <text:p>8.58E-004</text:p>
          </table:table-cell>
          <table:table-cell office:value-type="float" office:value="0.00077176304">
            <text:p>7.72E-004</text:p>
          </table:table-cell>
          <table:table-cell office:value-type="float" office:value="0.0006814612">
            <text:p>6.81E-004</text:p>
          </table:table-cell>
          <table:table-cell office:value-type="float" office:value="0.00064006465">
            <text:p>6.40E-004</text:p>
          </table:table-cell>
          <table:table-cell office:value-type="float" office:value="0.0006019773">
            <text:p>6.02E-004</text:p>
          </table:table-cell>
          <table:table-cell office:value-type="float" office:value="0.00059101824">
            <text:p>5.91E-004</text:p>
          </table:table-cell>
          <table:table-cell office:value-type="float" office:value="0.0005893353">
            <text:p>5.89E-004</text:p>
          </table:table-cell>
          <table:table-cell office:value-type="float" office:value="0.00059022696">
            <text:p>5.90E-004</text:p>
          </table:table-cell>
          <table:table-cell office:value-type="float" office:value="0.0005915212">
            <text:p>5.92E-004</text:p>
          </table:table-cell>
          <table:table-cell office:value-type="float" office:value="0.0005923007">
            <text:p>5.92E-004</text:p>
          </table:table-cell>
          <table:table-cell office:value-type="float" office:value="0.00059362873">
            <text:p>5.94E-004</text:p>
          </table:table-cell>
          <table:table-cell office:value-type="float" office:value="0.0005956514">
            <text:p>5.96E-004</text:p>
          </table:table-cell>
          <table:table-cell office:value-type="float" office:value="0.0005986573">
            <text:p>5.99E-004</text:p>
          </table:table-cell>
          <table:table-cell office:value-type="float" office:value="0.0005994076">
            <text:p>5.99E-004</text:p>
          </table:table-cell>
          <table:table-cell office:value-type="float" office:value="0.0006005002">
            <text:p>6.01E-004</text:p>
          </table:table-cell>
          <table:table-cell office:value-type="float" office:value="0.0006025171">
            <text:p>6.03E-004</text:p>
          </table:table-cell>
          <table:table-cell office:value-type="float" office:value="0.000606217">
            <text:p>6.06E-004</text:p>
          </table:table-cell>
          <table:table-cell office:value-type="float" office:value="0.0006073483">
            <text:p>6.07E-004</text:p>
          </table:table-cell>
          <table:table-cell office:value-type="float" office:value="0.0006089624">
            <text:p>6.09E-004</text:p>
          </table:table-cell>
          <table:table-cell office:value-type="float" office:value="0.00061052456">
            <text:p>6.11E-004</text:p>
          </table:table-cell>
          <table:table-cell/>
        </table:table-row>
        <table:table-row table:style-name="ro1">
          <table:table-cell office:value-type="string">
            <text:p>/mnt/share/Music/Albums/Parliament/Funkentelechy Vs. the Placebo Syndrome/03 Wizard of Finance.mp3</text:p>
          </table:table-cell>
          <table:table-cell office:value-type="float" office:value="0.049500488">
            <text:p>0.049500488</text:p>
          </table:table-cell>
          <table:table-cell office:value-type="float" office:value="0.045012813">
            <text:p>0.045012813</text:p>
          </table:table-cell>
          <table:table-cell office:value-type="float" office:value="0.039971597">
            <text:p>0.039971597</text:p>
          </table:table-cell>
          <table:table-cell office:value-type="float" office:value="0.030144239">
            <text:p>0.030144239</text:p>
          </table:table-cell>
          <table:table-cell office:value-type="float" office:value="0.024464283">
            <text:p>0.024464283</text:p>
          </table:table-cell>
          <table:table-cell office:value-type="float" office:value="0.026125465">
            <text:p>0.026125465</text:p>
          </table:table-cell>
          <table:table-cell office:value-type="float" office:value="0.024011098">
            <text:p>0.024011098</text:p>
          </table:table-cell>
          <table:table-cell office:value-type="float" office:value="0.026671233">
            <text:p>0.026671233</text:p>
          </table:table-cell>
          <table:table-cell office:value-type="float" office:value="0.026629856">
            <text:p>0.026629856</text:p>
          </table:table-cell>
          <table:table-cell office:value-type="float" office:value="0.024857102">
            <text:p>0.024857102</text:p>
          </table:table-cell>
          <table:table-cell office:value-type="float" office:value="0.029133568">
            <text:p>0.029133568</text:p>
          </table:table-cell>
          <table:table-cell office:value-type="float" office:value="0.0235787">
            <text:p>0.0235787</text:p>
          </table:table-cell>
          <table:table-cell office:value-type="float" office:value="0.02144501">
            <text:p>0.02144501</text:p>
          </table:table-cell>
          <table:table-cell office:value-type="float" office:value="0.02430912">
            <text:p>0.02430912</text:p>
          </table:table-cell>
          <table:table-cell office:value-type="float" office:value="0.025428995">
            <text:p>0.025428995</text:p>
          </table:table-cell>
          <table:table-cell office:value-type="float" office:value="0.0143523635">
            <text:p>0.0143523635</text:p>
          </table:table-cell>
          <table:table-cell office:value-type="float" office:value="0.027996736">
            <text:p>0.027996736</text:p>
          </table:table-cell>
          <table:table-cell office:value-type="float" office:value="0.025863618">
            <text:p>0.025863618</text:p>
          </table:table-cell>
          <table:table-cell office:value-type="float" office:value="0.019205138">
            <text:p>0.019205138</text:p>
          </table:table-cell>
          <table:table-cell office:value-type="float" office:value="0.026076367">
            <text:p>0.026076367</text:p>
          </table:table-cell>
          <table:table-cell office:value-type="float" office:value="0.014883591">
            <text:p>0.014883591</text:p>
          </table:table-cell>
          <table:table-cell office:value-type="float" office:value="0.026959421">
            <text:p>0.026959421</text:p>
          </table:table-cell>
          <table:table-cell office:value-type="float" office:value="0.02457161">
            <text:p>0.02457161</text:p>
          </table:table-cell>
          <table:table-cell office:value-type="float" office:value="0.01792629">
            <text:p>0.01792629</text:p>
          </table:table-cell>
          <table:table-cell office:value-type="float" office:value="0.01694488">
            <text:p>0.01694488</text:p>
          </table:table-cell>
          <table:table-cell office:value-type="float" office:value="0.028310848">
            <text:p>0.028310848</text:p>
          </table:table-cell>
          <table:table-cell office:value-type="float" office:value="0.028529081">
            <text:p>0.028529081</text:p>
          </table:table-cell>
          <table:table-cell office:value-type="float" office:value="0.021021113">
            <text:p>0.021021113</text:p>
          </table:table-cell>
          <table:table-cell office:value-type="float" office:value="0.018560512">
            <text:p>0.018560512</text:p>
          </table:table-cell>
          <table:table-cell office:value-type="float" office:value="0.02811625">
            <text:p>0.02811625</text:p>
          </table:table-cell>
          <table:table-cell office:value-type="float" office:value="0.015360714">
            <text:p>0.015360714</text:p>
          </table:table-cell>
          <table:table-cell office:value-type="float" office:value="0.012066935">
            <text:p>0.012066935</text:p>
          </table:table-cell>
          <table:table-cell office:value-type="float" office:value="0.023024477">
            <text:p>0.023024477</text:p>
          </table:table-cell>
          <table:table-cell office:value-type="float" office:value="0.017543292">
            <text:p>0.017543292</text:p>
          </table:table-cell>
          <table:table-cell office:value-type="float" office:value="0.018694935">
            <text:p>0.018694935</text:p>
          </table:table-cell>
          <table:table-cell office:value-type="float" office:value="0.014632407">
            <text:p>0.014632407</text:p>
          </table:table-cell>
          <table:table-cell office:value-type="float" office:value="0.01631877">
            <text:p>0.01631877</text:p>
          </table:table-cell>
          <table:table-cell office:value-type="float" office:value="0.01290321">
            <text:p>0.01290321</text:p>
          </table:table-cell>
          <table:table-cell office:value-type="float" office:value="0.020058293">
            <text:p>0.020058293</text:p>
          </table:table-cell>
          <table:table-cell office:value-type="float" office:value="0.017613076">
            <text:p>0.017613076</text:p>
          </table:table-cell>
          <table:table-cell office:value-type="float" office:value="0.010551055">
            <text:p>0.010551055</text:p>
          </table:table-cell>
          <table:table-cell office:value-type="float" office:value="0.009058572">
            <text:p>0.009058572</text:p>
          </table:table-cell>
          <table:table-cell office:value-type="float" office:value="0.010216677">
            <text:p>0.010216677</text:p>
          </table:table-cell>
          <table:table-cell office:value-type="float" office:value="0.016392816">
            <text:p>0.016392816</text:p>
          </table:table-cell>
          <table:table-cell office:value-type="float" office:value="0.012571884">
            <text:p>0.012571884</text:p>
          </table:table-cell>
          <table:table-cell office:value-type="float" office:value="0.011177891">
            <text:p>0.011177891</text:p>
          </table:table-cell>
          <table:table-cell office:value-type="float" office:value="0.008648252">
            <text:p>0.008648252</text:p>
          </table:table-cell>
          <table:table-cell office:value-type="float" office:value="0.0077194055">
            <text:p>0.0077194055</text:p>
          </table:table-cell>
          <table:table-cell office:value-type="float" office:value="0.0076359813">
            <text:p>0.0076359813</text:p>
          </table:table-cell>
          <table:table-cell office:value-type="float" office:value="0.009306287">
            <text:p>0.009306287</text:p>
          </table:table-cell>
          <table:table-cell office:value-type="float" office:value="0.008579498">
            <text:p>0.008579498</text:p>
          </table:table-cell>
          <table:table-cell office:value-type="float" office:value="0.009609669">
            <text:p>0.009609669</text:p>
          </table:table-cell>
          <table:table-cell office:value-type="float" office:value="0.0094177695">
            <text:p>0.0094177695</text:p>
          </table:table-cell>
          <table:table-cell office:value-type="float" office:value="0.007050831">
            <text:p>0.007050831</text:p>
          </table:table-cell>
          <table:table-cell office:value-type="float" office:value="0.007320294">
            <text:p>0.007320294</text:p>
          </table:table-cell>
          <table:table-cell office:value-type="float" office:value="0.0072927894">
            <text:p>0.0072927894</text:p>
          </table:table-cell>
          <table:table-cell office:value-type="float" office:value="0.0055173305">
            <text:p>0.0055173305</text:p>
          </table:table-cell>
          <table:table-cell office:value-type="float" office:value="0.0077251177">
            <text:p>0.0077251177</text:p>
          </table:table-cell>
          <table:table-cell office:value-type="float" office:value="0.0082651405">
            <text:p>0.0082651405</text:p>
          </table:table-cell>
          <table:table-cell office:value-type="float" office:value="0.006661847">
            <text:p>0.006661847</text:p>
          </table:table-cell>
          <table:table-cell office:value-type="float" office:value="0.0077265264">
            <text:p>0.0077265264</text:p>
          </table:table-cell>
          <table:table-cell office:value-type="float" office:value="0.006074564">
            <text:p>0.006074564</text:p>
          </table:table-cell>
          <table:table-cell office:value-type="float" office:value="0.0054808697">
            <text:p>0.0054808697</text:p>
          </table:table-cell>
          <table:table-cell office:value-type="float" office:value="0.0063771303">
            <text:p>0.0063771303</text:p>
          </table:table-cell>
          <table:table-cell office:value-type="float" office:value="0.008092664">
            <text:p>0.008092664</text:p>
          </table:table-cell>
          <table:table-cell office:value-type="float" office:value="0.008929604">
            <text:p>0.008929604</text:p>
          </table:table-cell>
          <table:table-cell office:value-type="float" office:value="0.00709483">
            <text:p>0.00709483</text:p>
          </table:table-cell>
          <table:table-cell office:value-type="float" office:value="0.0060552517">
            <text:p>0.0060552517</text:p>
          </table:table-cell>
          <table:table-cell office:value-type="float" office:value="0.0065790433">
            <text:p>0.0065790433</text:p>
          </table:table-cell>
          <table:table-cell office:value-type="float" office:value="0.007620392">
            <text:p>0.007620392</text:p>
          </table:table-cell>
          <table:table-cell office:value-type="float" office:value="0.0075669857">
            <text:p>0.0075669857</text:p>
          </table:table-cell>
          <table:table-cell office:value-type="float" office:value="0.007574846">
            <text:p>0.007574846</text:p>
          </table:table-cell>
          <table:table-cell office:value-type="float" office:value="0.006413525">
            <text:p>0.006413525</text:p>
          </table:table-cell>
          <table:table-cell office:value-type="float" office:value="0.005729846">
            <text:p>0.005729846</text:p>
          </table:table-cell>
          <table:table-cell office:value-type="float" office:value="0.005589844">
            <text:p>0.005589844</text:p>
          </table:table-cell>
          <table:table-cell office:value-type="float" office:value="0.005330991">
            <text:p>0.005330991</text:p>
          </table:table-cell>
          <table:table-cell office:value-type="float" office:value="0.0059470944">
            <text:p>0.0059470944</text:p>
          </table:table-cell>
          <table:table-cell office:value-type="float" office:value="0.0068873316">
            <text:p>0.0068873316</text:p>
          </table:table-cell>
          <table:table-cell office:value-type="float" office:value="0.006287899">
            <text:p>0.006287899</text:p>
          </table:table-cell>
          <table:table-cell office:value-type="float" office:value="0.005443337">
            <text:p>0.005443337</text:p>
          </table:table-cell>
          <table:table-cell office:value-type="float" office:value="0.005145165">
            <text:p>0.005145165</text:p>
          </table:table-cell>
          <table:table-cell office:value-type="float" office:value="0.005149132">
            <text:p>0.005149132</text:p>
          </table:table-cell>
          <table:table-cell office:value-type="float" office:value="0.0051470525">
            <text:p>0.0051470525</text:p>
          </table:table-cell>
          <table:table-cell office:value-type="float" office:value="0.0051783863">
            <text:p>0.0051783863</text:p>
          </table:table-cell>
          <table:table-cell office:value-type="float" office:value="0.006268551">
            <text:p>0.006268551</text:p>
          </table:table-cell>
          <table:table-cell office:value-type="float" office:value="0.004962332">
            <text:p>0.004962332</text:p>
          </table:table-cell>
          <table:table-cell office:value-type="float" office:value="0.0045957565">
            <text:p>0.0045957565</text:p>
          </table:table-cell>
          <table:table-cell office:value-type="float" office:value="0.0048698927">
            <text:p>0.0048698927</text:p>
          </table:table-cell>
          <table:table-cell office:value-type="float" office:value="0.0048223156">
            <text:p>0.0048223156</text:p>
          </table:table-cell>
          <table:table-cell office:value-type="float" office:value="0.0044563524">
            <text:p>0.0044563524</text:p>
          </table:table-cell>
          <table:table-cell office:value-type="float" office:value="0.0048161275">
            <text:p>0.0048161275</text:p>
          </table:table-cell>
          <table:table-cell office:value-type="float" office:value="0.0049855723">
            <text:p>0.0049855723</text:p>
          </table:table-cell>
          <table:table-cell office:value-type="float" office:value="0.004773663">
            <text:p>0.004773663</text:p>
          </table:table-cell>
          <table:table-cell office:value-type="float" office:value="0.0045364588">
            <text:p>0.0045364588</text:p>
          </table:table-cell>
          <table:table-cell office:value-type="float" office:value="0.0045948946">
            <text:p>0.0045948946</text:p>
          </table:table-cell>
          <table:table-cell office:value-type="float" office:value="0.0044408236">
            <text:p>0.0044408236</text:p>
          </table:table-cell>
          <table:table-cell office:value-type="float" office:value="0.0044598617">
            <text:p>0.0044598617</text:p>
          </table:table-cell>
          <table:table-cell office:value-type="float" office:value="0.0044619394">
            <text:p>0.0044619394</text:p>
          </table:table-cell>
          <table:table-cell office:value-type="float" office:value="0.004331636">
            <text:p>0.004331636</text:p>
          </table:table-cell>
          <table:table-cell office:value-type="float" office:value="0.0037862838">
            <text:p>0.0037862838</text:p>
          </table:table-cell>
          <table:table-cell office:value-type="float" office:value="0.004338848">
            <text:p>0.004338848</text:p>
          </table:table-cell>
          <table:table-cell office:value-type="float" office:value="0.0057773297">
            <text:p>0.0057773297</text:p>
          </table:table-cell>
          <table:table-cell office:value-type="float" office:value="0.005676803">
            <text:p>0.005676803</text:p>
          </table:table-cell>
          <table:table-cell office:value-type="float" office:value="0.0047358973">
            <text:p>0.0047358973</text:p>
          </table:table-cell>
          <table:table-cell office:value-type="float" office:value="0.0046321615">
            <text:p>0.0046321615</text:p>
          </table:table-cell>
          <table:table-cell office:value-type="float" office:value="0.003933369">
            <text:p>0.003933369</text:p>
          </table:table-cell>
          <table:table-cell office:value-type="float" office:value="0.003527798">
            <text:p>0.003527798</text:p>
          </table:table-cell>
          <table:table-cell office:value-type="float" office:value="0.0044566393">
            <text:p>0.0044566393</text:p>
          </table:table-cell>
          <table:table-cell office:value-type="float" office:value="0.005067993">
            <text:p>0.005067993</text:p>
          </table:table-cell>
          <table:table-cell office:value-type="float" office:value="0.0048396783">
            <text:p>0.0048396783</text:p>
          </table:table-cell>
          <table:table-cell office:value-type="float" office:value="0.0046240315">
            <text:p>0.0046240315</text:p>
          </table:table-cell>
          <table:table-cell office:value-type="float" office:value="0.004246983">
            <text:p>0.004246983</text:p>
          </table:table-cell>
          <table:table-cell office:value-type="float" office:value="0.003552895">
            <text:p>0.003552895</text:p>
          </table:table-cell>
          <table:table-cell office:value-type="float" office:value="0.003960951">
            <text:p>0.003960951</text:p>
          </table:table-cell>
          <table:table-cell office:value-type="float" office:value="0.0040826206">
            <text:p>0.0040826206</text:p>
          </table:table-cell>
          <table:table-cell office:value-type="float" office:value="0.0043956237">
            <text:p>0.0043956237</text:p>
          </table:table-cell>
          <table:table-cell office:value-type="float" office:value="0.005145688">
            <text:p>0.005145688</text:p>
          </table:table-cell>
          <table:table-cell office:value-type="float" office:value="0.004510907">
            <text:p>0.004510907</text:p>
          </table:table-cell>
          <table:table-cell office:value-type="float" office:value="0.003984896">
            <text:p>0.003984896</text:p>
          </table:table-cell>
          <table:table-cell office:value-type="float" office:value="0.0035895023">
            <text:p>0.0035895023</text:p>
          </table:table-cell>
          <table:table-cell office:value-type="float" office:value="0.0037866486">
            <text:p>0.0037866486</text:p>
          </table:table-cell>
          <table:table-cell office:value-type="float" office:value="0.0040392987">
            <text:p>0.0040392987</text:p>
          </table:table-cell>
          <table:table-cell office:value-type="float" office:value="0.0048918137">
            <text:p>0.0048918137</text:p>
          </table:table-cell>
          <table:table-cell office:value-type="float" office:value="0.0046089813">
            <text:p>0.0046089813</text:p>
          </table:table-cell>
          <table:table-cell office:value-type="float" office:value="0.004262713">
            <text:p>0.004262713</text:p>
          </table:table-cell>
          <table:table-cell office:value-type="float" office:value="0.0034469306">
            <text:p>0.0034469306</text:p>
          </table:table-cell>
          <table:table-cell office:value-type="float" office:value="0.0033735696">
            <text:p>0.0033735696</text:p>
          </table:table-cell>
          <table:table-cell office:value-type="float" office:value="0.0034687116">
            <text:p>0.0034687116</text:p>
          </table:table-cell>
          <table:table-cell office:value-type="float" office:value="0.003967802">
            <text:p>0.003967802</text:p>
          </table:table-cell>
          <table:table-cell office:value-type="float" office:value="0.0038374339">
            <text:p>0.0038374339</text:p>
          </table:table-cell>
          <table:table-cell office:value-type="float" office:value="0.003478639">
            <text:p>0.003478639</text:p>
          </table:table-cell>
          <table:table-cell office:value-type="float" office:value="0.0035196866">
            <text:p>0.0035196866</text:p>
          </table:table-cell>
          <table:table-cell office:value-type="float" office:value="0.0030029078">
            <text:p>0.0030029078</text:p>
          </table:table-cell>
          <table:table-cell office:value-type="float" office:value="0.0031748628">
            <text:p>0.0031748628</text:p>
          </table:table-cell>
          <table:table-cell office:value-type="float" office:value="0.0033113144">
            <text:p>0.0033113144</text:p>
          </table:table-cell>
          <table:table-cell office:value-type="float" office:value="0.0036572274">
            <text:p>0.0036572274</text:p>
          </table:table-cell>
          <table:table-cell office:value-type="float" office:value="0.0035340467">
            <text:p>0.0035340467</text:p>
          </table:table-cell>
          <table:table-cell office:value-type="float" office:value="0.0034870773">
            <text:p>0.0034870773</text:p>
          </table:table-cell>
          <table:table-cell office:value-type="float" office:value="0.0035276234">
            <text:p>0.0035276234</text:p>
          </table:table-cell>
          <table:table-cell office:value-type="float" office:value="0.003172808">
            <text:p>0.003172808</text:p>
          </table:table-cell>
          <table:table-cell office:value-type="float" office:value="0.0029146995">
            <text:p>0.0029146995</text:p>
          </table:table-cell>
          <table:table-cell office:value-type="float" office:value="0.0031021512">
            <text:p>0.0031021512</text:p>
          </table:table-cell>
          <table:table-cell office:value-type="float" office:value="0.0035591612">
            <text:p>0.0035591612</text:p>
          </table:table-cell>
          <table:table-cell office:value-type="float" office:value="0.0036262614">
            <text:p>0.0036262614</text:p>
          </table:table-cell>
          <table:table-cell office:value-type="float" office:value="0.0033518956">
            <text:p>0.0033518956</text:p>
          </table:table-cell>
          <table:table-cell office:value-type="float" office:value="0.002634066">
            <text:p>0.002634066</text:p>
          </table:table-cell>
          <table:table-cell office:value-type="float" office:value="0.0025643173">
            <text:p>0.0025643173</text:p>
          </table:table-cell>
          <table:table-cell office:value-type="float" office:value="0.0030589302">
            <text:p>0.0030589302</text:p>
          </table:table-cell>
          <table:table-cell office:value-type="float" office:value="0.0034302655">
            <text:p>0.0034302655</text:p>
          </table:table-cell>
          <table:table-cell office:value-type="float" office:value="0.004232974">
            <text:p>0.004232974</text:p>
          </table:table-cell>
          <table:table-cell office:value-type="float" office:value="0.004334404">
            <text:p>0.004334404</text:p>
          </table:table-cell>
          <table:table-cell office:value-type="float" office:value="0.0031321275">
            <text:p>0.0031321275</text:p>
          </table:table-cell>
          <table:table-cell office:value-type="float" office:value="0.003725727">
            <text:p>0.003725727</text:p>
          </table:table-cell>
          <table:table-cell office:value-type="float" office:value="0.003253134">
            <text:p>0.003253134</text:p>
          </table:table-cell>
          <table:table-cell office:value-type="float" office:value="0.003639832">
            <text:p>0.003639832</text:p>
          </table:table-cell>
          <table:table-cell office:value-type="float" office:value="0.0036380128">
            <text:p>0.0036380128</text:p>
          </table:table-cell>
          <table:table-cell office:value-type="float" office:value="0.003723085">
            <text:p>0.003723085</text:p>
          </table:table-cell>
          <table:table-cell office:value-type="float" office:value="0.004214845">
            <text:p>0.004214845</text:p>
          </table:table-cell>
          <table:table-cell office:value-type="float" office:value="0.0040062894">
            <text:p>0.0040062894</text:p>
          </table:table-cell>
          <table:table-cell office:value-type="float" office:value="0.0036076973">
            <text:p>0.0036076973</text:p>
          </table:table-cell>
          <table:table-cell office:value-type="float" office:value="0.003323684">
            <text:p>0.003323684</text:p>
          </table:table-cell>
          <table:table-cell office:value-type="float" office:value="0.0033411467">
            <text:p>0.0033411467</text:p>
          </table:table-cell>
          <table:table-cell office:value-type="float" office:value="0.0035925978">
            <text:p>0.0035925978</text:p>
          </table:table-cell>
          <table:table-cell office:value-type="float" office:value="0.003998723">
            <text:p>0.003998723</text:p>
          </table:table-cell>
          <table:table-cell office:value-type="float" office:value="0.0035856985">
            <text:p>0.0035856985</text:p>
          </table:table-cell>
          <table:table-cell office:value-type="float" office:value="0.0040888814">
            <text:p>0.0040888814</text:p>
          </table:table-cell>
          <table:table-cell office:value-type="float" office:value="0.0043227607">
            <text:p>0.0043227607</text:p>
          </table:table-cell>
          <table:table-cell office:value-type="float" office:value="0.00410522">
            <text:p>0.00410522</text:p>
          </table:table-cell>
          <table:table-cell office:value-type="float" office:value="0.0032275857">
            <text:p>0.0032275857</text:p>
          </table:table-cell>
          <table:table-cell office:value-type="float" office:value="0.0030146418">
            <text:p>0.0030146418</text:p>
          </table:table-cell>
          <table:table-cell office:value-type="float" office:value="0.0035772857">
            <text:p>0.0035772857</text:p>
          </table:table-cell>
          <table:table-cell office:value-type="float" office:value="0.0034564624">
            <text:p>0.0034564624</text:p>
          </table:table-cell>
          <table:table-cell office:value-type="float" office:value="0.0032727418">
            <text:p>0.0032727418</text:p>
          </table:table-cell>
          <table:table-cell office:value-type="float" office:value="0.0038303912">
            <text:p>0.0038303912</text:p>
          </table:table-cell>
          <table:table-cell office:value-type="float" office:value="0.004391308">
            <text:p>0.004391308</text:p>
          </table:table-cell>
          <table:table-cell office:value-type="float" office:value="0.004827088">
            <text:p>0.004827088</text:p>
          </table:table-cell>
          <table:table-cell office:value-type="float" office:value="0.0042262287">
            <text:p>0.0042262287</text:p>
          </table:table-cell>
          <table:table-cell office:value-type="float" office:value="0.0034590287">
            <text:p>0.0034590287</text:p>
          </table:table-cell>
          <table:table-cell office:value-type="float" office:value="0.0039248224">
            <text:p>0.0039248224</text:p>
          </table:table-cell>
          <table:table-cell office:value-type="float" office:value="0.0039162994">
            <text:p>0.0039162994</text:p>
          </table:table-cell>
          <table:table-cell office:value-type="float" office:value="0.0038668136">
            <text:p>0.0038668136</text:p>
          </table:table-cell>
          <table:table-cell office:value-type="float" office:value="0.0040706703">
            <text:p>0.0040706703</text:p>
          </table:table-cell>
          <table:table-cell office:value-type="float" office:value="0.0042224443">
            <text:p>0.0042224443</text:p>
          </table:table-cell>
          <table:table-cell office:value-type="float" office:value="0.004832584">
            <text:p>0.004832584</text:p>
          </table:table-cell>
          <table:table-cell office:value-type="float" office:value="0.004770193">
            <text:p>0.004770193</text:p>
          </table:table-cell>
          <table:table-cell office:value-type="float" office:value="0.004668808">
            <text:p>0.004668808</text:p>
          </table:table-cell>
          <table:table-cell office:value-type="float" office:value="0.004198373">
            <text:p>0.004198373</text:p>
          </table:table-cell>
          <table:table-cell office:value-type="float" office:value="0.004171756">
            <text:p>0.004171756</text:p>
          </table:table-cell>
          <table:table-cell office:value-type="float" office:value="0.0037030794">
            <text:p>0.0037030794</text:p>
          </table:table-cell>
          <table:table-cell office:value-type="float" office:value="0.00401066">
            <text:p>0.00401066</text:p>
          </table:table-cell>
          <table:table-cell office:value-type="float" office:value="0.004291284">
            <text:p>0.004291284</text:p>
          </table:table-cell>
          <table:table-cell office:value-type="float" office:value="0.0044104354">
            <text:p>0.0044104354</text:p>
          </table:table-cell>
          <table:table-cell office:value-type="float" office:value="0.0040812637">
            <text:p>0.0040812637</text:p>
          </table:table-cell>
          <table:table-cell office:value-type="float" office:value="0.0039638784">
            <text:p>0.0039638784</text:p>
          </table:table-cell>
          <table:table-cell office:value-type="float" office:value="0.0039064633">
            <text:p>0.0039064633</text:p>
          </table:table-cell>
          <table:table-cell office:value-type="float" office:value="0.003952409">
            <text:p>0.003952409</text:p>
          </table:table-cell>
          <table:table-cell office:value-type="float" office:value="0.0039029815">
            <text:p>0.0039029815</text:p>
          </table:table-cell>
          <table:table-cell office:value-type="float" office:value="0.0036767214">
            <text:p>0.0036767214</text:p>
          </table:table-cell>
          <table:table-cell office:value-type="float" office:value="0.003621613">
            <text:p>0.003621613</text:p>
          </table:table-cell>
          <table:table-cell office:value-type="float" office:value="0.0035457315">
            <text:p>0.0035457315</text:p>
          </table:table-cell>
          <table:table-cell office:value-type="float" office:value="0.0038789653">
            <text:p>0.0038789653</text:p>
          </table:table-cell>
          <table:table-cell office:value-type="float" office:value="0.0040263534">
            <text:p>0.0040263534</text:p>
          </table:table-cell>
          <table:table-cell office:value-type="float" office:value="0.003505406">
            <text:p>0.003505406</text:p>
          </table:table-cell>
          <table:table-cell office:value-type="float" office:value="0.0031994586">
            <text:p>0.0031994586</text:p>
          </table:table-cell>
          <table:table-cell office:value-type="float" office:value="0.0033001036">
            <text:p>0.0033001036</text:p>
          </table:table-cell>
          <table:table-cell office:value-type="float" office:value="0.0033442471">
            <text:p>0.0033442471</text:p>
          </table:table-cell>
          <table:table-cell office:value-type="float" office:value="0.003191985">
            <text:p>0.003191985</text:p>
          </table:table-cell>
          <table:table-cell office:value-type="float" office:value="0.003188827">
            <text:p>0.003188827</text:p>
          </table:table-cell>
          <table:table-cell office:value-type="float" office:value="0.0037054974">
            <text:p>0.0037054974</text:p>
          </table:table-cell>
          <table:table-cell office:value-type="float" office:value="0.00428823">
            <text:p>0.00428823</text:p>
          </table:table-cell>
          <table:table-cell office:value-type="float" office:value="0.0037186954">
            <text:p>0.0037186954</text:p>
          </table:table-cell>
          <table:table-cell office:value-type="float" office:value="0.0034154083">
            <text:p>0.0034154083</text:p>
          </table:table-cell>
          <table:table-cell office:value-type="float" office:value="0.0033397058">
            <text:p>0.0033397058</text:p>
          </table:table-cell>
          <table:table-cell office:value-type="float" office:value="0.0030522626">
            <text:p>0.0030522626</text:p>
          </table:table-cell>
          <table:table-cell office:value-type="float" office:value="0.0027741948">
            <text:p>0.0027741948</text:p>
          </table:table-cell>
          <table:table-cell office:value-type="float" office:value="0.003121739">
            <text:p>0.003121739</text:p>
          </table:table-cell>
          <table:table-cell office:value-type="float" office:value="0.003207561">
            <text:p>0.003207561</text:p>
          </table:table-cell>
          <table:table-cell office:value-type="float" office:value="0.0032572446">
            <text:p>0.0032572446</text:p>
          </table:table-cell>
          <table:table-cell office:value-type="float" office:value="0.0031838638">
            <text:p>0.0031838638</text:p>
          </table:table-cell>
          <table:table-cell office:value-type="float" office:value="0.0027448402">
            <text:p>0.0027448402</text:p>
          </table:table-cell>
          <table:table-cell office:value-type="float" office:value="0.002950363">
            <text:p>0.002950363</text:p>
          </table:table-cell>
          <table:table-cell office:value-type="float" office:value="0.0029460208">
            <text:p>0.0029460208</text:p>
          </table:table-cell>
          <table:table-cell office:value-type="float" office:value="0.0028212105">
            <text:p>0.0028212105</text:p>
          </table:table-cell>
          <table:table-cell office:value-type="float" office:value="0.002600574">
            <text:p>0.002600574</text:p>
          </table:table-cell>
          <table:table-cell office:value-type="float" office:value="0.0025512788">
            <text:p>0.0025512788</text:p>
          </table:table-cell>
          <table:table-cell table:style-name="Default" office:value-type="float" office:value="0.002858996">
            <text:p>0.002858996</text:p>
          </table:table-cell>
          <table:table-cell table:style-name="Default" office:value-type="float" office:value="0.0028120733">
            <text:p>0.0028120733</text:p>
          </table:table-cell>
          <table:table-cell table:style-name="Default" office:value-type="float" office:value="0.0026272922">
            <text:p>0.0026272922</text:p>
          </table:table-cell>
          <table:table-cell table:style-name="Default" office:value-type="float" office:value="0.002316152">
            <text:p>0.002316152</text:p>
          </table:table-cell>
          <table:table-cell office:value-type="float" office:value="0.0021780753">
            <text:p>0.0021780753</text:p>
          </table:table-cell>
          <table:table-cell table:style-name="Default" office:value-type="float" office:value="0.0023506116">
            <text:p>0.0023506116</text:p>
          </table:table-cell>
          <table:table-cell table:style-name="Default" office:value-type="float" office:value="0.0026772607">
            <text:p>0.0026772607</text:p>
          </table:table-cell>
          <table:table-cell table:style-name="Default" office:value-type="float" office:value="0.0029026172">
            <text:p>0.0029026172</text:p>
          </table:table-cell>
          <table:table-cell table:style-name="Default" office:value-type="float" office:value="0.002792932">
            <text:p>0.002792932</text:p>
          </table:table-cell>
          <table:table-cell table:style-name="Default" office:value-type="float" office:value="0.002300516">
            <text:p>0.002300516</text:p>
          </table:table-cell>
          <table:table-cell table:style-name="Default" office:value-type="float" office:value="0.0019661495">
            <text:p>0.0019661495</text:p>
          </table:table-cell>
          <table:table-cell table:style-name="Default" office:value-type="float" office:value="0.001568922">
            <text:p>0.001568922</text:p>
          </table:table-cell>
          <table:table-cell table:style-name="Default" office:value-type="float" office:value="0.0014045464">
            <text:p>0.0014045464</text:p>
          </table:table-cell>
          <table:table-cell table:style-name="Default" office:value-type="float" office:value="0.0010961377">
            <text:p>0.0010961377</text:p>
          </table:table-cell>
          <table:table-cell office:value-type="float" office:value="0.0009204341">
            <text:p>9.20E-004</text:p>
          </table:table-cell>
          <table:table-cell office:value-type="float" office:value="0.0008081721">
            <text:p>8.08E-004</text:p>
          </table:table-cell>
          <table:table-cell office:value-type="float" office:value="0.0007896627">
            <text:p>7.90E-004</text:p>
          </table:table-cell>
          <table:table-cell office:value-type="float" office:value="0.0007234251">
            <text:p>7.23E-004</text:p>
          </table:table-cell>
          <table:table-cell office:value-type="float" office:value="0.00062104664">
            <text:p>6.21E-004</text:p>
          </table:table-cell>
          <table:table-cell office:value-type="float" office:value="0.00058051804">
            <text:p>5.81E-004</text:p>
          </table:table-cell>
          <table:table-cell office:value-type="float" office:value="0.00056744926">
            <text:p>5.67E-004</text:p>
          </table:table-cell>
          <table:table-cell office:value-type="float" office:value="0.00056539074">
            <text:p>5.65E-004</text:p>
          </table:table-cell>
          <table:table-cell office:value-type="float" office:value="0.00056646875">
            <text:p>5.66E-004</text:p>
          </table:table-cell>
          <table:table-cell office:value-type="float" office:value="0.00056695734">
            <text:p>5.67E-004</text:p>
          </table:table-cell>
          <table:table-cell office:value-type="float" office:value="0.000567921">
            <text:p>5.68E-004</text:p>
          </table:table-cell>
          <table:table-cell office:value-type="float" office:value="0.00056866405">
            <text:p>5.69E-004</text:p>
          </table:table-cell>
          <table:table-cell office:value-type="float" office:value="0.0005726212">
            <text:p>5.73E-004</text:p>
          </table:table-cell>
          <table:table-cell office:value-type="float" office:value="0.00057407905">
            <text:p>5.74E-004</text:p>
          </table:table-cell>
          <table:table-cell office:value-type="float" office:value="0.00057488447">
            <text:p>5.75E-004</text:p>
          </table:table-cell>
          <table:table-cell office:value-type="float" office:value="0.0005762877">
            <text:p>5.76E-004</text:p>
          </table:table-cell>
          <table:table-cell/>
        </table:table-row>
        <table:table-row table:style-name="ro1">
          <table:table-cell office:value-type="string">
            <text:p>/mnt/share/Music/Albums/Parliament/Funkentelechy Vs. the Placebo Syndrome/04 Funkentelechy.mp3</text:p>
          </table:table-cell>
          <table:table-cell office:value-type="float" office:value="0.05426958">
            <text:p>0.05426958</text:p>
          </table:table-cell>
          <table:table-cell office:value-type="float" office:value="0.044072386">
            <text:p>0.044072386</text:p>
          </table:table-cell>
          <table:table-cell office:value-type="float" office:value="0.04703953">
            <text:p>0.04703953</text:p>
          </table:table-cell>
          <table:table-cell office:value-type="float" office:value="0.034963124">
            <text:p>0.034963124</text:p>
          </table:table-cell>
          <table:table-cell office:value-type="float" office:value="0.029838197">
            <text:p>0.029838197</text:p>
          </table:table-cell>
          <table:table-cell office:value-type="float" office:value="0.04091858">
            <text:p>0.04091858</text:p>
          </table:table-cell>
          <table:table-cell office:value-type="float" office:value="0.04650882">
            <text:p>0.04650882</text:p>
          </table:table-cell>
          <table:table-cell office:value-type="float" office:value="0.04354212">
            <text:p>0.04354212</text:p>
          </table:table-cell>
          <table:table-cell office:value-type="float" office:value="0.036059365">
            <text:p>0.036059365</text:p>
          </table:table-cell>
          <table:table-cell office:value-type="float" office:value="0.03459572">
            <text:p>0.03459572</text:p>
          </table:table-cell>
          <table:table-cell office:value-type="float" office:value="0.04050507">
            <text:p>0.04050507</text:p>
          </table:table-cell>
          <table:table-cell office:value-type="float" office:value="0.03099313">
            <text:p>0.03099313</text:p>
          </table:table-cell>
          <table:table-cell office:value-type="float" office:value="0.032292373">
            <text:p>0.032292373</text:p>
          </table:table-cell>
          <table:table-cell office:value-type="float" office:value="0.03164417">
            <text:p>0.03164417</text:p>
          </table:table-cell>
          <table:table-cell office:value-type="float" office:value="0.023497276">
            <text:p>0.023497276</text:p>
          </table:table-cell>
          <table:table-cell office:value-type="float" office:value="0.032908916">
            <text:p>0.032908916</text:p>
          </table:table-cell>
          <table:table-cell office:value-type="float" office:value="0.024513274">
            <text:p>0.024513274</text:p>
          </table:table-cell>
          <table:table-cell office:value-type="float" office:value="0.02381434">
            <text:p>0.02381434</text:p>
          </table:table-cell>
          <table:table-cell office:value-type="float" office:value="0.02973442">
            <text:p>0.02973442</text:p>
          </table:table-cell>
          <table:table-cell office:value-type="float" office:value="0.020002363">
            <text:p>0.020002363</text:p>
          </table:table-cell>
          <table:table-cell office:value-type="float" office:value="0.030106923">
            <text:p>0.030106923</text:p>
          </table:table-cell>
          <table:table-cell office:value-type="float" office:value="0.021060545">
            <text:p>0.021060545</text:p>
          </table:table-cell>
          <table:table-cell office:value-type="float" office:value="0.020021835">
            <text:p>0.020021835</text:p>
          </table:table-cell>
          <table:table-cell office:value-type="float" office:value="0.021228293">
            <text:p>0.021228293</text:p>
          </table:table-cell>
          <table:table-cell office:value-type="float" office:value="0.023876108">
            <text:p>0.023876108</text:p>
          </table:table-cell>
          <table:table-cell office:value-type="float" office:value="0.018674953">
            <text:p>0.018674953</text:p>
          </table:table-cell>
          <table:table-cell office:value-type="float" office:value="0.017396444">
            <text:p>0.017396444</text:p>
          </table:table-cell>
          <table:table-cell office:value-type="float" office:value="0.025438521">
            <text:p>0.025438521</text:p>
          </table:table-cell>
          <table:table-cell office:value-type="float" office:value="0.02042367">
            <text:p>0.02042367</text:p>
          </table:table-cell>
          <table:table-cell office:value-type="float" office:value="0.018212266">
            <text:p>0.018212266</text:p>
          </table:table-cell>
          <table:table-cell office:value-type="float" office:value="0.019000629">
            <text:p>0.019000629</text:p>
          </table:table-cell>
          <table:table-cell office:value-type="float" office:value="0.02254509">
            <text:p>0.02254509</text:p>
          </table:table-cell>
          <table:table-cell office:value-type="float" office:value="0.0141102">
            <text:p>0.0141102</text:p>
          </table:table-cell>
          <table:table-cell office:value-type="float" office:value="0.01473902">
            <text:p>0.01473902</text:p>
          </table:table-cell>
          <table:table-cell office:value-type="float" office:value="0.01360582">
            <text:p>0.01360582</text:p>
          </table:table-cell>
          <table:table-cell office:value-type="float" office:value="0.012745651">
            <text:p>0.012745651</text:p>
          </table:table-cell>
          <table:table-cell office:value-type="float" office:value="0.0143083725">
            <text:p>0.0143083725</text:p>
          </table:table-cell>
          <table:table-cell office:value-type="float" office:value="0.016753266">
            <text:p>0.016753266</text:p>
          </table:table-cell>
          <table:table-cell office:value-type="float" office:value="0.014156265">
            <text:p>0.014156265</text:p>
          </table:table-cell>
          <table:table-cell office:value-type="float" office:value="0.013963901">
            <text:p>0.013963901</text:p>
          </table:table-cell>
          <table:table-cell office:value-type="float" office:value="0.013307387">
            <text:p>0.013307387</text:p>
          </table:table-cell>
          <table:table-cell office:value-type="float" office:value="0.016360434">
            <text:p>0.016360434</text:p>
          </table:table-cell>
          <table:table-cell office:value-type="float" office:value="0.012377877">
            <text:p>0.012377877</text:p>
          </table:table-cell>
          <table:table-cell office:value-type="float" office:value="0.012366931">
            <text:p>0.012366931</text:p>
          </table:table-cell>
          <table:table-cell office:value-type="float" office:value="0.012024362">
            <text:p>0.012024362</text:p>
          </table:table-cell>
          <table:table-cell office:value-type="float" office:value="0.010199879">
            <text:p>0.010199879</text:p>
          </table:table-cell>
          <table:table-cell office:value-type="float" office:value="0.014291985">
            <text:p>0.014291985</text:p>
          </table:table-cell>
          <table:table-cell office:value-type="float" office:value="0.012747274">
            <text:p>0.012747274</text:p>
          </table:table-cell>
          <table:table-cell office:value-type="float" office:value="0.008191576">
            <text:p>0.008191576</text:p>
          </table:table-cell>
          <table:table-cell office:value-type="float" office:value="0.008607816">
            <text:p>0.008607816</text:p>
          </table:table-cell>
          <table:table-cell office:value-type="float" office:value="0.007747137">
            <text:p>0.007747137</text:p>
          </table:table-cell>
          <table:table-cell office:value-type="float" office:value="0.0074529406">
            <text:p>0.0074529406</text:p>
          </table:table-cell>
          <table:table-cell office:value-type="float" office:value="0.007882105">
            <text:p>0.007882105</text:p>
          </table:table-cell>
          <table:table-cell office:value-type="float" office:value="0.007386474">
            <text:p>0.007386474</text:p>
          </table:table-cell>
          <table:table-cell office:value-type="float" office:value="0.008387819">
            <text:p>0.008387819</text:p>
          </table:table-cell>
          <table:table-cell office:value-type="float" office:value="0.0079101045">
            <text:p>0.0079101045</text:p>
          </table:table-cell>
          <table:table-cell office:value-type="float" office:value="0.0064970613">
            <text:p>0.0064970613</text:p>
          </table:table-cell>
          <table:table-cell office:value-type="float" office:value="0.007227441">
            <text:p>0.007227441</text:p>
          </table:table-cell>
          <table:table-cell office:value-type="float" office:value="0.0066704517">
            <text:p>0.0066704517</text:p>
          </table:table-cell>
          <table:table-cell office:value-type="float" office:value="0.00681405">
            <text:p>0.00681405</text:p>
          </table:table-cell>
          <table:table-cell office:value-type="float" office:value="0.006705237">
            <text:p>0.006705237</text:p>
          </table:table-cell>
          <table:table-cell office:value-type="float" office:value="0.006802548">
            <text:p>0.006802548</text:p>
          </table:table-cell>
          <table:table-cell office:value-type="float" office:value="0.008801744">
            <text:p>0.008801744</text:p>
          </table:table-cell>
          <table:table-cell office:value-type="float" office:value="0.0068670358">
            <text:p>0.0068670358</text:p>
          </table:table-cell>
          <table:table-cell office:value-type="float" office:value="0.0071487073">
            <text:p>0.0071487073</text:p>
          </table:table-cell>
          <table:table-cell office:value-type="float" office:value="0.0063504735">
            <text:p>0.0063504735</text:p>
          </table:table-cell>
          <table:table-cell office:value-type="float" office:value="0.0073937196">
            <text:p>0.0073937196</text:p>
          </table:table-cell>
          <table:table-cell office:value-type="float" office:value="0.0070154034">
            <text:p>0.0070154034</text:p>
          </table:table-cell>
          <table:table-cell office:value-type="float" office:value="0.0071671433">
            <text:p>0.0071671433</text:p>
          </table:table-cell>
          <table:table-cell office:value-type="float" office:value="0.007502083">
            <text:p>0.007502083</text:p>
          </table:table-cell>
          <table:table-cell office:value-type="float" office:value="0.007582352">
            <text:p>0.007582352</text:p>
          </table:table-cell>
          <table:table-cell office:value-type="float" office:value="0.0067406413">
            <text:p>0.0067406413</text:p>
          </table:table-cell>
          <table:table-cell office:value-type="float" office:value="0.00703279">
            <text:p>0.00703279</text:p>
          </table:table-cell>
          <table:table-cell office:value-type="float" office:value="0.007282147">
            <text:p>0.007282147</text:p>
          </table:table-cell>
          <table:table-cell office:value-type="float" office:value="0.0066278903">
            <text:p>0.0066278903</text:p>
          </table:table-cell>
          <table:table-cell office:value-type="float" office:value="0.0066184876">
            <text:p>0.0066184876</text:p>
          </table:table-cell>
          <table:table-cell office:value-type="float" office:value="0.0070485333">
            <text:p>0.0070485333</text:p>
          </table:table-cell>
          <table:table-cell office:value-type="float" office:value="0.006827312">
            <text:p>0.006827312</text:p>
          </table:table-cell>
          <table:table-cell office:value-type="float" office:value="0.006435584">
            <text:p>0.006435584</text:p>
          </table:table-cell>
          <table:table-cell office:value-type="float" office:value="0.0057295803">
            <text:p>0.0057295803</text:p>
          </table:table-cell>
          <table:table-cell office:value-type="float" office:value="0.005902547">
            <text:p>0.005902547</text:p>
          </table:table-cell>
          <table:table-cell office:value-type="float" office:value="0.006204845">
            <text:p>0.006204845</text:p>
          </table:table-cell>
          <table:table-cell office:value-type="float" office:value="0.0060202633">
            <text:p>0.0060202633</text:p>
          </table:table-cell>
          <table:table-cell office:value-type="float" office:value="0.005994463">
            <text:p>0.005994463</text:p>
          </table:table-cell>
          <table:table-cell office:value-type="float" office:value="0.0065693175">
            <text:p>0.0065693175</text:p>
          </table:table-cell>
          <table:table-cell office:value-type="float" office:value="0.0054636104">
            <text:p>0.0054636104</text:p>
          </table:table-cell>
          <table:table-cell office:value-type="float" office:value="0.005816185">
            <text:p>0.005816185</text:p>
          </table:table-cell>
          <table:table-cell office:value-type="float" office:value="0.0059529846">
            <text:p>0.0059529846</text:p>
          </table:table-cell>
          <table:table-cell office:value-type="float" office:value="0.005935309">
            <text:p>0.005935309</text:p>
          </table:table-cell>
          <table:table-cell office:value-type="float" office:value="0.005203608">
            <text:p>0.005203608</text:p>
          </table:table-cell>
          <table:table-cell office:value-type="float" office:value="0.005469948">
            <text:p>0.005469948</text:p>
          </table:table-cell>
          <table:table-cell office:value-type="float" office:value="0.0054679196">
            <text:p>0.0054679196</text:p>
          </table:table-cell>
          <table:table-cell office:value-type="float" office:value="0.0058688675">
            <text:p>0.0058688675</text:p>
          </table:table-cell>
          <table:table-cell office:value-type="float" office:value="0.006082337">
            <text:p>0.006082337</text:p>
          </table:table-cell>
          <table:table-cell office:value-type="float" office:value="0.00703737">
            <text:p>0.00703737</text:p>
          </table:table-cell>
          <table:table-cell office:value-type="float" office:value="0.004922394">
            <text:p>0.004922394</text:p>
          </table:table-cell>
          <table:table-cell office:value-type="float" office:value="0.0048743943">
            <text:p>0.0048743943</text:p>
          </table:table-cell>
          <table:table-cell office:value-type="float" office:value="0.00514621">
            <text:p>0.00514621</text:p>
          </table:table-cell>
          <table:table-cell office:value-type="float" office:value="0.0044455207">
            <text:p>0.0044455207</text:p>
          </table:table-cell>
          <table:table-cell office:value-type="float" office:value="0.0044422024">
            <text:p>0.0044422024</text:p>
          </table:table-cell>
          <table:table-cell office:value-type="float" office:value="0.0046044635">
            <text:p>0.0046044635</text:p>
          </table:table-cell>
          <table:table-cell office:value-type="float" office:value="0.0059670517">
            <text:p>0.0059670517</text:p>
          </table:table-cell>
          <table:table-cell office:value-type="float" office:value="0.0056503303">
            <text:p>0.0056503303</text:p>
          </table:table-cell>
          <table:table-cell office:value-type="float" office:value="0.004563846">
            <text:p>0.004563846</text:p>
          </table:table-cell>
          <table:table-cell office:value-type="float" office:value="0.004462628">
            <text:p>0.004462628</text:p>
          </table:table-cell>
          <table:table-cell office:value-type="float" office:value="0.004210228">
            <text:p>0.004210228</text:p>
          </table:table-cell>
          <table:table-cell office:value-type="float" office:value="0.0039012283">
            <text:p>0.0039012283</text:p>
          </table:table-cell>
          <table:table-cell office:value-type="float" office:value="0.004154862">
            <text:p>0.004154862</text:p>
          </table:table-cell>
          <table:table-cell office:value-type="float" office:value="0.004486308">
            <text:p>0.004486308</text:p>
          </table:table-cell>
          <table:table-cell office:value-type="float" office:value="0.004507449">
            <text:p>0.004507449</text:p>
          </table:table-cell>
          <table:table-cell office:value-type="float" office:value="0.00491727">
            <text:p>0.00491727</text:p>
          </table:table-cell>
          <table:table-cell office:value-type="float" office:value="0.004198924">
            <text:p>0.004198924</text:p>
          </table:table-cell>
          <table:table-cell office:value-type="float" office:value="0.003902002">
            <text:p>0.003902002</text:p>
          </table:table-cell>
          <table:table-cell office:value-type="float" office:value="0.004121682">
            <text:p>0.004121682</text:p>
          </table:table-cell>
          <table:table-cell office:value-type="float" office:value="0.0042374847">
            <text:p>0.0042374847</text:p>
          </table:table-cell>
          <table:table-cell office:value-type="float" office:value="0.004048802">
            <text:p>0.004048802</text:p>
          </table:table-cell>
          <table:table-cell office:value-type="float" office:value="0.004095904">
            <text:p>0.004095904</text:p>
          </table:table-cell>
          <table:table-cell office:value-type="float" office:value="0.004260468">
            <text:p>0.004260468</text:p>
          </table:table-cell>
          <table:table-cell office:value-type="float" office:value="0.0039977827">
            <text:p>0.0039977827</text:p>
          </table:table-cell>
          <table:table-cell office:value-type="float" office:value="0.0036366922">
            <text:p>0.0036366922</text:p>
          </table:table-cell>
          <table:table-cell office:value-type="float" office:value="0.0037010296">
            <text:p>0.0037010296</text:p>
          </table:table-cell>
          <table:table-cell office:value-type="float" office:value="0.003944326">
            <text:p>0.003944326</text:p>
          </table:table-cell>
          <table:table-cell office:value-type="float" office:value="0.0042194077">
            <text:p>0.0042194077</text:p>
          </table:table-cell>
          <table:table-cell office:value-type="float" office:value="0.004405042">
            <text:p>0.004405042</text:p>
          </table:table-cell>
          <table:table-cell office:value-type="float" office:value="0.0038059924">
            <text:p>0.0038059924</text:p>
          </table:table-cell>
          <table:table-cell office:value-type="float" office:value="0.003697402">
            <text:p>0.003697402</text:p>
          </table:table-cell>
          <table:table-cell office:value-type="float" office:value="0.003967291">
            <text:p>0.003967291</text:p>
          </table:table-cell>
          <table:table-cell office:value-type="float" office:value="0.0041860635">
            <text:p>0.0041860635</text:p>
          </table:table-cell>
          <table:table-cell office:value-type="float" office:value="0.004256622">
            <text:p>0.004256622</text:p>
          </table:table-cell>
          <table:table-cell office:value-type="float" office:value="0.003911941">
            <text:p>0.003911941</text:p>
          </table:table-cell>
          <table:table-cell office:value-type="float" office:value="0.0038412567">
            <text:p>0.0038412567</text:p>
          </table:table-cell>
          <table:table-cell office:value-type="float" office:value="0.0038445885">
            <text:p>0.0038445885</text:p>
          </table:table-cell>
          <table:table-cell office:value-type="float" office:value="0.0034161254">
            <text:p>0.0034161254</text:p>
          </table:table-cell>
          <table:table-cell office:value-type="float" office:value="0.003575875">
            <text:p>0.003575875</text:p>
          </table:table-cell>
          <table:table-cell office:value-type="float" office:value="0.0038262014">
            <text:p>0.0038262014</text:p>
          </table:table-cell>
          <table:table-cell office:value-type="float" office:value="0.0037342536">
            <text:p>0.0037342536</text:p>
          </table:table-cell>
          <table:table-cell office:value-type="float" office:value="0.0036235414">
            <text:p>0.0036235414</text:p>
          </table:table-cell>
          <table:table-cell office:value-type="float" office:value="0.003819046">
            <text:p>0.003819046</text:p>
          </table:table-cell>
          <table:table-cell office:value-type="float" office:value="0.003754937">
            <text:p>0.003754937</text:p>
          </table:table-cell>
          <table:table-cell office:value-type="float" office:value="0.0033337187">
            <text:p>0.0033337187</text:p>
          </table:table-cell>
          <table:table-cell office:value-type="float" office:value="0.003389407">
            <text:p>0.003389407</text:p>
          </table:table-cell>
          <table:table-cell office:value-type="float" office:value="0.0038753941">
            <text:p>0.0038753941</text:p>
          </table:table-cell>
          <table:table-cell office:value-type="float" office:value="0.003990228">
            <text:p>0.003990228</text:p>
          </table:table-cell>
          <table:table-cell office:value-type="float" office:value="0.0040510674">
            <text:p>0.0040510674</text:p>
          </table:table-cell>
          <table:table-cell office:value-type="float" office:value="0.0033502576">
            <text:p>0.0033502576</text:p>
          </table:table-cell>
          <table:table-cell office:value-type="float" office:value="0.003124769">
            <text:p>0.003124769</text:p>
          </table:table-cell>
          <table:table-cell office:value-type="float" office:value="0.0034989922">
            <text:p>0.0034989922</text:p>
          </table:table-cell>
          <table:table-cell office:value-type="float" office:value="0.0036110769">
            <text:p>0.0036110769</text:p>
          </table:table-cell>
          <table:table-cell office:value-type="float" office:value="0.0042509125">
            <text:p>0.0042509125</text:p>
          </table:table-cell>
          <table:table-cell office:value-type="float" office:value="0.0046623484">
            <text:p>0.0046623484</text:p>
          </table:table-cell>
          <table:table-cell office:value-type="float" office:value="0.0038104635">
            <text:p>0.0038104635</text:p>
          </table:table-cell>
          <table:table-cell office:value-type="float" office:value="0.0040607685">
            <text:p>0.0040607685</text:p>
          </table:table-cell>
          <table:table-cell office:value-type="float" office:value="0.00411102">
            <text:p>0.00411102</text:p>
          </table:table-cell>
          <table:table-cell office:value-type="float" office:value="0.0041841012">
            <text:p>0.0041841012</text:p>
          </table:table-cell>
          <table:table-cell office:value-type="float" office:value="0.0042502214">
            <text:p>0.0042502214</text:p>
          </table:table-cell>
          <table:table-cell office:value-type="float" office:value="0.004094634">
            <text:p>0.004094634</text:p>
          </table:table-cell>
          <table:table-cell office:value-type="float" office:value="0.0044669313">
            <text:p>0.0044669313</text:p>
          </table:table-cell>
          <table:table-cell office:value-type="float" office:value="0.0047435127">
            <text:p>0.0047435127</text:p>
          </table:table-cell>
          <table:table-cell office:value-type="float" office:value="0.003919308">
            <text:p>0.003919308</text:p>
          </table:table-cell>
          <table:table-cell office:value-type="float" office:value="0.0039013405">
            <text:p>0.0039013405</text:p>
          </table:table-cell>
          <table:table-cell office:value-type="float" office:value="0.003327865">
            <text:p>0.003327865</text:p>
          </table:table-cell>
          <table:table-cell office:value-type="float" office:value="0.0034200575">
            <text:p>0.0034200575</text:p>
          </table:table-cell>
          <table:table-cell office:value-type="float" office:value="0.0039488184">
            <text:p>0.0039488184</text:p>
          </table:table-cell>
          <table:table-cell office:value-type="float" office:value="0.0038283549">
            <text:p>0.0038283549</text:p>
          </table:table-cell>
          <table:table-cell office:value-type="float" office:value="0.0036737109">
            <text:p>0.0036737109</text:p>
          </table:table-cell>
          <table:table-cell office:value-type="float" office:value="0.0041524665">
            <text:p>0.0041524665</text:p>
          </table:table-cell>
          <table:table-cell office:value-type="float" office:value="0.0042566503">
            <text:p>0.0042566503</text:p>
          </table:table-cell>
          <table:table-cell office:value-type="float" office:value="0.0036141197">
            <text:p>0.0036141197</text:p>
          </table:table-cell>
          <table:table-cell office:value-type="float" office:value="0.0032973082">
            <text:p>0.0032973082</text:p>
          </table:table-cell>
          <table:table-cell office:value-type="float" office:value="0.003253894">
            <text:p>0.003253894</text:p>
          </table:table-cell>
          <table:table-cell office:value-type="float" office:value="0.0037896151">
            <text:p>0.0037896151</text:p>
          </table:table-cell>
          <table:table-cell office:value-type="float" office:value="0.003216071">
            <text:p>0.003216071</text:p>
          </table:table-cell>
          <table:table-cell office:value-type="float" office:value="0.0034581525">
            <text:p>0.0034581525</text:p>
          </table:table-cell>
          <table:table-cell office:value-type="float" office:value="0.003756593">
            <text:p>0.003756593</text:p>
          </table:table-cell>
          <table:table-cell office:value-type="float" office:value="0.004426383">
            <text:p>0.004426383</text:p>
          </table:table-cell>
          <table:table-cell office:value-type="float" office:value="0.0042759464">
            <text:p>0.0042759464</text:p>
          </table:table-cell>
          <table:table-cell office:value-type="float" office:value="0.0033987607">
            <text:p>0.0033987607</text:p>
          </table:table-cell>
          <table:table-cell office:value-type="float" office:value="0.0033960436">
            <text:p>0.0033960436</text:p>
          </table:table-cell>
          <table:table-cell office:value-type="float" office:value="0.0036047052">
            <text:p>0.0036047052</text:p>
          </table:table-cell>
          <table:table-cell office:value-type="float" office:value="0.003126686">
            <text:p>0.003126686</text:p>
          </table:table-cell>
          <table:table-cell office:value-type="float" office:value="0.003676898">
            <text:p>0.003676898</text:p>
          </table:table-cell>
          <table:table-cell office:value-type="float" office:value="0.0038721683">
            <text:p>0.0038721683</text:p>
          </table:table-cell>
          <table:table-cell office:value-type="float" office:value="0.0038955756">
            <text:p>0.0038955756</text:p>
          </table:table-cell>
          <table:table-cell office:value-type="float" office:value="0.0038930061">
            <text:p>0.0038930061</text:p>
          </table:table-cell>
          <table:table-cell office:value-type="float" office:value="0.004017208">
            <text:p>0.004017208</text:p>
          </table:table-cell>
          <table:table-cell office:value-type="float" office:value="0.004316195">
            <text:p>0.004316195</text:p>
          </table:table-cell>
          <table:table-cell office:value-type="float" office:value="0.0037181908">
            <text:p>0.0037181908</text:p>
          </table:table-cell>
          <table:table-cell office:value-type="float" office:value="0.0033277355">
            <text:p>0.0033277355</text:p>
          </table:table-cell>
          <table:table-cell office:value-type="float" office:value="0.003538549">
            <text:p>0.003538549</text:p>
          </table:table-cell>
          <table:table-cell office:value-type="float" office:value="0.003943216">
            <text:p>0.003943216</text:p>
          </table:table-cell>
          <table:table-cell office:value-type="float" office:value="0.0040669222">
            <text:p>0.0040669222</text:p>
          </table:table-cell>
          <table:table-cell office:value-type="float" office:value="0.0036059157">
            <text:p>0.0036059157</text:p>
          </table:table-cell>
          <table:table-cell office:value-type="float" office:value="0.0035798629">
            <text:p>0.0035798629</text:p>
          </table:table-cell>
          <table:table-cell office:value-type="float" office:value="0.00403797">
            <text:p>0.00403797</text:p>
          </table:table-cell>
          <table:table-cell office:value-type="float" office:value="0.0039523435">
            <text:p>0.0039523435</text:p>
          </table:table-cell>
          <table:table-cell office:value-type="float" office:value="0.0037137188">
            <text:p>0.0037137188</text:p>
          </table:table-cell>
          <table:table-cell office:value-type="float" office:value="0.0034116444">
            <text:p>0.0034116444</text:p>
          </table:table-cell>
          <table:table-cell office:value-type="float" office:value="0.0036284747">
            <text:p>0.0036284747</text:p>
          </table:table-cell>
          <table:table-cell office:value-type="float" office:value="0.0036375988">
            <text:p>0.0036375988</text:p>
          </table:table-cell>
          <table:table-cell office:value-type="float" office:value="0.003982599">
            <text:p>0.003982599</text:p>
          </table:table-cell>
          <table:table-cell office:value-type="float" office:value="0.0038770384">
            <text:p>0.0038770384</text:p>
          </table:table-cell>
          <table:table-cell office:value-type="float" office:value="0.0035753706">
            <text:p>0.0035753706</text:p>
          </table:table-cell>
          <table:table-cell office:value-type="float" office:value="0.0032684878">
            <text:p>0.0032684878</text:p>
          </table:table-cell>
          <table:table-cell office:value-type="float" office:value="0.0032908567">
            <text:p>0.0032908567</text:p>
          </table:table-cell>
          <table:table-cell office:value-type="float" office:value="0.003247207">
            <text:p>0.003247207</text:p>
          </table:table-cell>
          <table:table-cell office:value-type="float" office:value="0.0032621413">
            <text:p>0.0032621413</text:p>
          </table:table-cell>
          <table:table-cell office:value-type="float" office:value="0.0032897159">
            <text:p>0.0032897159</text:p>
          </table:table-cell>
          <table:table-cell office:value-type="float" office:value="0.0034870333">
            <text:p>0.0034870333</text:p>
          </table:table-cell>
          <table:table-cell office:value-type="float" office:value="0.0035077077">
            <text:p>0.0035077077</text:p>
          </table:table-cell>
          <table:table-cell office:value-type="float" office:value="0.0035225684">
            <text:p>0.0035225684</text:p>
          </table:table-cell>
          <table:table-cell office:value-type="float" office:value="0.0029445565">
            <text:p>0.0029445565</text:p>
          </table:table-cell>
          <table:table-cell office:value-type="float" office:value="0.002869851">
            <text:p>0.002869851</text:p>
          </table:table-cell>
          <table:table-cell office:value-type="float" office:value="0.0027850145">
            <text:p>0.0027850145</text:p>
          </table:table-cell>
          <table:table-cell office:value-type="float" office:value="0.0025623743">
            <text:p>0.0025623743</text:p>
          </table:table-cell>
          <table:table-cell office:value-type="float" office:value="0.0027521686">
            <text:p>0.0027521686</text:p>
          </table:table-cell>
          <table:table-cell office:value-type="float" office:value="0.0028004702">
            <text:p>0.0028004702</text:p>
          </table:table-cell>
          <table:table-cell office:value-type="float" office:value="0.0030872389">
            <text:p>0.0030872389</text:p>
          </table:table-cell>
          <table:table-cell office:value-type="float" office:value="0.0028678859">
            <text:p>0.0028678859</text:p>
          </table:table-cell>
          <table:table-cell office:value-type="float" office:value="0.002541648">
            <text:p>0.002541648</text:p>
          </table:table-cell>
          <table:table-cell office:value-type="float" office:value="0.0025923864">
            <text:p>0.0025923864</text:p>
          </table:table-cell>
          <table:table-cell office:value-type="float" office:value="0.0026626077">
            <text:p>0.0026626077</text:p>
          </table:table-cell>
          <table:table-cell office:value-type="float" office:value="0.0027306087">
            <text:p>0.0027306087</text:p>
          </table:table-cell>
          <table:table-cell office:value-type="float" office:value="0.0025904018">
            <text:p>0.0025904018</text:p>
          </table:table-cell>
          <table:table-cell office:value-type="float" office:value="0.0024984463">
            <text:p>0.0024984463</text:p>
          </table:table-cell>
          <table:table-cell office:value-type="float" office:value="0.0025186683">
            <text:p>0.0025186683</text:p>
          </table:table-cell>
          <table:table-cell table:style-name="Default" office:value-type="float" office:value="0.002572912">
            <text:p>0.002572912</text:p>
          </table:table-cell>
          <table:table-cell table:style-name="Default" office:value-type="float" office:value="0.0024580262">
            <text:p>0.0024580262</text:p>
          </table:table-cell>
          <table:table-cell table:style-name="Default" office:value-type="float" office:value="0.0023888005">
            <text:p>0.0023888005</text:p>
          </table:table-cell>
          <table:table-cell table:style-name="Default" office:value-type="float" office:value="0.0021092996">
            <text:p>0.0021092996</text:p>
          </table:table-cell>
          <table:table-cell office:value-type="float" office:value="0.0022771326">
            <text:p>0.0022771326</text:p>
          </table:table-cell>
          <table:table-cell table:style-name="Default" office:value-type="float" office:value="0.0024562757">
            <text:p>0.0024562757</text:p>
          </table:table-cell>
          <table:table-cell table:style-name="Default" office:value-type="float" office:value="0.0025372927">
            <text:p>0.0025372927</text:p>
          </table:table-cell>
          <table:table-cell table:style-name="Default" office:value-type="float" office:value="0.0022681535">
            <text:p>0.0022681535</text:p>
          </table:table-cell>
          <table:table-cell table:style-name="Default" office:value-type="float" office:value="0.0020988518">
            <text:p>0.0020988518</text:p>
          </table:table-cell>
          <table:table-cell table:style-name="Default" office:value-type="float" office:value="0.0018879609">
            <text:p>0.0018879609</text:p>
          </table:table-cell>
          <table:table-cell table:style-name="Default" office:value-type="float" office:value="0.0015711385">
            <text:p>0.0015711385</text:p>
          </table:table-cell>
          <table:table-cell table:style-name="Default" office:value-type="float" office:value="0.0014469452">
            <text:p>0.0014469452</text:p>
          </table:table-cell>
          <table:table-cell table:style-name="Default" office:value-type="float" office:value="0.0012286053">
            <text:p>0.0012286053</text:p>
          </table:table-cell>
          <table:table-cell table:style-name="Default" office:value-type="float" office:value="0.0010897556">
            <text:p>0.0010897556</text:p>
          </table:table-cell>
          <table:table-cell office:value-type="float" office:value="0.00097535894">
            <text:p>9.75E-004</text:p>
          </table:table-cell>
          <table:table-cell office:value-type="float" office:value="0.0008535388">
            <text:p>8.54E-004</text:p>
          </table:table-cell>
          <table:table-cell office:value-type="float" office:value="0.0007933748">
            <text:p>7.93E-004</text:p>
          </table:table-cell>
          <table:table-cell office:value-type="float" office:value="0.00073288754">
            <text:p>7.33E-004</text:p>
          </table:table-cell>
          <table:table-cell office:value-type="float" office:value="0.0007007464">
            <text:p>7.01E-004</text:p>
          </table:table-cell>
          <table:table-cell office:value-type="float" office:value="0.0006906458">
            <text:p>6.91E-004</text:p>
          </table:table-cell>
          <table:table-cell office:value-type="float" office:value="0.00068943057">
            <text:p>6.89E-004</text:p>
          </table:table-cell>
          <table:table-cell office:value-type="float" office:value="0.000690513">
            <text:p>6.91E-004</text:p>
          </table:table-cell>
          <table:table-cell office:value-type="float" office:value="0.00069342804">
            <text:p>6.93E-004</text:p>
          </table:table-cell>
          <table:table-cell office:value-type="float" office:value="0.0006949518">
            <text:p>6.95E-004</text:p>
          </table:table-cell>
          <table:table-cell office:value-type="float" office:value="0.00069678074">
            <text:p>6.97E-004</text:p>
          </table:table-cell>
          <table:table-cell office:value-type="float" office:value="0.0006983764">
            <text:p>6.98E-004</text:p>
          </table:table-cell>
          <table:table-cell office:value-type="float" office:value="0.00070256356">
            <text:p>7.03E-004</text:p>
          </table:table-cell>
          <table:table-cell office:value-type="float" office:value="0.0007042721">
            <text:p>7.04E-004</text:p>
          </table:table-cell>
          <table:table-cell office:value-type="float" office:value="0.00070574414">
            <text:p>7.06E-004</text:p>
          </table:table-cell>
          <table:table-cell office:value-type="float" office:value="0.00070769974">
            <text:p>7.08E-004</text:p>
          </table:table-cell>
          <table:table-cell/>
        </table:table-row>
        <table:table-row table:style-name="ro1">
          <table:table-cell office:value-type="string">
            <text:p>/mnt/share/Music/Albums/Parliament/Funkentelechy Vs. the Placebo Syndrome/05 Placebo Syndrome.mp3</text:p>
          </table:table-cell>
          <table:table-cell office:value-type="float" office:value="0.06854379">
            <text:p>0.06854379</text:p>
          </table:table-cell>
          <table:table-cell office:value-type="float" office:value="0.053755675">
            <text:p>0.053755675</text:p>
          </table:table-cell>
          <table:table-cell office:value-type="float" office:value="0.0315436">
            <text:p>0.0315436</text:p>
          </table:table-cell>
          <table:table-cell office:value-type="float" office:value="0.029803861">
            <text:p>0.029803861</text:p>
          </table:table-cell>
          <table:table-cell office:value-type="float" office:value="0.02937267">
            <text:p>0.02937267</text:p>
          </table:table-cell>
          <table:table-cell office:value-type="float" office:value="0.025120234">
            <text:p>0.025120234</text:p>
          </table:table-cell>
          <table:table-cell office:value-type="float" office:value="0.022406239">
            <text:p>0.022406239</text:p>
          </table:table-cell>
          <table:table-cell office:value-type="float" office:value="0.03138906">
            <text:p>0.03138906</text:p>
          </table:table-cell>
          <table:table-cell office:value-type="float" office:value="0.027768498">
            <text:p>0.027768498</text:p>
          </table:table-cell>
          <table:table-cell office:value-type="float" office:value="0.02950148">
            <text:p>0.02950148</text:p>
          </table:table-cell>
          <table:table-cell office:value-type="float" office:value="0.027999327">
            <text:p>0.027999327</text:p>
          </table:table-cell>
          <table:table-cell office:value-type="float" office:value="0.020390587">
            <text:p>0.020390587</text:p>
          </table:table-cell>
          <table:table-cell office:value-type="float" office:value="0.019163936">
            <text:p>0.019163936</text:p>
          </table:table-cell>
          <table:table-cell office:value-type="float" office:value="0.018127386">
            <text:p>0.018127386</text:p>
          </table:table-cell>
          <table:table-cell office:value-type="float" office:value="0.023307225">
            <text:p>0.023307225</text:p>
          </table:table-cell>
          <table:table-cell office:value-type="float" office:value="0.013885566">
            <text:p>0.013885566</text:p>
          </table:table-cell>
          <table:table-cell office:value-type="float" office:value="0.02353691">
            <text:p>0.02353691</text:p>
          </table:table-cell>
          <table:table-cell office:value-type="float" office:value="0.015070161">
            <text:p>0.015070161</text:p>
          </table:table-cell>
          <table:table-cell office:value-type="float" office:value="0.021210587">
            <text:p>0.021210587</text:p>
          </table:table-cell>
          <table:table-cell office:value-type="float" office:value="0.01411346">
            <text:p>0.01411346</text:p>
          </table:table-cell>
          <table:table-cell office:value-type="float" office:value="0.012832318">
            <text:p>0.012832318</text:p>
          </table:table-cell>
          <table:table-cell office:value-type="float" office:value="0.022638422">
            <text:p>0.022638422</text:p>
          </table:table-cell>
          <table:table-cell office:value-type="float" office:value="0.0145462025">
            <text:p>0.0145462025</text:p>
          </table:table-cell>
          <table:table-cell office:value-type="float" office:value="0.010746354">
            <text:p>0.010746354</text:p>
          </table:table-cell>
          <table:table-cell office:value-type="float" office:value="0.01650131">
            <text:p>0.01650131</text:p>
          </table:table-cell>
          <table:table-cell office:value-type="float" office:value="0.011866852">
            <text:p>0.011866852</text:p>
          </table:table-cell>
          <table:table-cell office:value-type="float" office:value="0.01281325">
            <text:p>0.01281325</text:p>
          </table:table-cell>
          <table:table-cell office:value-type="float" office:value="0.017115362">
            <text:p>0.017115362</text:p>
          </table:table-cell>
          <table:table-cell office:value-type="float" office:value="0.014015445">
            <text:p>0.014015445</text:p>
          </table:table-cell>
          <table:table-cell office:value-type="float" office:value="0.017991621">
            <text:p>0.017991621</text:p>
          </table:table-cell>
          <table:table-cell office:value-type="float" office:value="0.009983363">
            <text:p>0.009983363</text:p>
          </table:table-cell>
          <table:table-cell office:value-type="float" office:value="0.009580122">
            <text:p>0.009580122</text:p>
          </table:table-cell>
          <table:table-cell office:value-type="float" office:value="0.016624225">
            <text:p>0.016624225</text:p>
          </table:table-cell>
          <table:table-cell office:value-type="float" office:value="0.0084042465">
            <text:p>0.0084042465</text:p>
          </table:table-cell>
          <table:table-cell office:value-type="float" office:value="0.0072420347">
            <text:p>0.0072420347</text:p>
          </table:table-cell>
          <table:table-cell office:value-type="float" office:value="0.0077188127">
            <text:p>0.0077188127</text:p>
          </table:table-cell>
          <table:table-cell office:value-type="float" office:value="0.016891891">
            <text:p>0.016891891</text:p>
          </table:table-cell>
          <table:table-cell office:value-type="float" office:value="0.0077873413">
            <text:p>0.0077873413</text:p>
          </table:table-cell>
          <table:table-cell office:value-type="float" office:value="0.010759184">
            <text:p>0.010759184</text:p>
          </table:table-cell>
          <table:table-cell office:value-type="float" office:value="0.007898564">
            <text:p>0.007898564</text:p>
          </table:table-cell>
          <table:table-cell office:value-type="float" office:value="0.008656779">
            <text:p>0.008656779</text:p>
          </table:table-cell>
          <table:table-cell office:value-type="float" office:value="0.007294703">
            <text:p>0.007294703</text:p>
          </table:table-cell>
          <table:table-cell office:value-type="float" office:value="0.0072716493">
            <text:p>0.0072716493</text:p>
          </table:table-cell>
          <table:table-cell office:value-type="float" office:value="0.012288943">
            <text:p>0.012288943</text:p>
          </table:table-cell>
          <table:table-cell office:value-type="float" office:value="0.007399827">
            <text:p>0.007399827</text:p>
          </table:table-cell>
          <table:table-cell office:value-type="float" office:value="0.0074146776">
            <text:p>0.0074146776</text:p>
          </table:table-cell>
          <table:table-cell office:value-type="float" office:value="0.006105397">
            <text:p>0.006105397</text:p>
          </table:table-cell>
          <table:table-cell office:value-type="float" office:value="0.006814526">
            <text:p>0.006814526</text:p>
          </table:table-cell>
          <table:table-cell office:value-type="float" office:value="0.010880114">
            <text:p>0.010880114</text:p>
          </table:table-cell>
          <table:table-cell office:value-type="float" office:value="0.009167898">
            <text:p>0.009167898</text:p>
          </table:table-cell>
          <table:table-cell office:value-type="float" office:value="0.008286114">
            <text:p>0.008286114</text:p>
          </table:table-cell>
          <table:table-cell office:value-type="float" office:value="0.009101836">
            <text:p>0.009101836</text:p>
          </table:table-cell>
          <table:table-cell office:value-type="float" office:value="0.008180159">
            <text:p>0.008180159</text:p>
          </table:table-cell>
          <table:table-cell office:value-type="float" office:value="0.0068783485">
            <text:p>0.0068783485</text:p>
          </table:table-cell>
          <table:table-cell office:value-type="float" office:value="0.010354773">
            <text:p>0.010354773</text:p>
          </table:table-cell>
          <table:table-cell office:value-type="float" office:value="0.006908226">
            <text:p>0.006908226</text:p>
          </table:table-cell>
          <table:table-cell office:value-type="float" office:value="0.0055058342">
            <text:p>0.0055058342</text:p>
          </table:table-cell>
          <table:table-cell office:value-type="float" office:value="0.0067094574">
            <text:p>0.0067094574</text:p>
          </table:table-cell>
          <table:table-cell office:value-type="float" office:value="0.008319652">
            <text:p>0.008319652</text:p>
          </table:table-cell>
          <table:table-cell office:value-type="float" office:value="0.0060433866">
            <text:p>0.0060433866</text:p>
          </table:table-cell>
          <table:table-cell office:value-type="float" office:value="0.0057335515">
            <text:p>0.0057335515</text:p>
          </table:table-cell>
          <table:table-cell office:value-type="float" office:value="0.0070743016">
            <text:p>0.0070743016</text:p>
          </table:table-cell>
          <table:table-cell office:value-type="float" office:value="0.0056286817">
            <text:p>0.0056286817</text:p>
          </table:table-cell>
          <table:table-cell office:value-type="float" office:value="0.0063039823">
            <text:p>0.0063039823</text:p>
          </table:table-cell>
          <table:table-cell office:value-type="float" office:value="0.006548724">
            <text:p>0.006548724</text:p>
          </table:table-cell>
          <table:table-cell office:value-type="float" office:value="0.009408173">
            <text:p>0.009408173</text:p>
          </table:table-cell>
          <table:table-cell office:value-type="float" office:value="0.006128132">
            <text:p>0.006128132</text:p>
          </table:table-cell>
          <table:table-cell office:value-type="float" office:value="0.006337802">
            <text:p>0.006337802</text:p>
          </table:table-cell>
          <table:table-cell office:value-type="float" office:value="0.006448269">
            <text:p>0.006448269</text:p>
          </table:table-cell>
          <table:table-cell office:value-type="float" office:value="0.006851406">
            <text:p>0.006851406</text:p>
          </table:table-cell>
          <table:table-cell office:value-type="float" office:value="0.0066160485">
            <text:p>0.0066160485</text:p>
          </table:table-cell>
          <table:table-cell office:value-type="float" office:value="0.0059013707">
            <text:p>0.0059013707</text:p>
          </table:table-cell>
          <table:table-cell office:value-type="float" office:value="0.007969956">
            <text:p>0.007969956</text:p>
          </table:table-cell>
          <table:table-cell office:value-type="float" office:value="0.008491518">
            <text:p>0.008491518</text:p>
          </table:table-cell>
          <table:table-cell office:value-type="float" office:value="0.0063354545">
            <text:p>0.0063354545</text:p>
          </table:table-cell>
          <table:table-cell office:value-type="float" office:value="0.006368235">
            <text:p>0.006368235</text:p>
          </table:table-cell>
          <table:table-cell office:value-type="float" office:value="0.007786832">
            <text:p>0.007786832</text:p>
          </table:table-cell>
          <table:table-cell office:value-type="float" office:value="0.007487743">
            <text:p>0.007487743</text:p>
          </table:table-cell>
          <table:table-cell office:value-type="float" office:value="0.0061583095">
            <text:p>0.0061583095</text:p>
          </table:table-cell>
          <table:table-cell office:value-type="float" office:value="0.006761649">
            <text:p>0.006761649</text:p>
          </table:table-cell>
          <table:table-cell office:value-type="float" office:value="0.006399481">
            <text:p>0.006399481</text:p>
          </table:table-cell>
          <table:table-cell office:value-type="float" office:value="0.007099875">
            <text:p>0.007099875</text:p>
          </table:table-cell>
          <table:table-cell office:value-type="float" office:value="0.0071049463">
            <text:p>0.0071049463</text:p>
          </table:table-cell>
          <table:table-cell office:value-type="float" office:value="0.006243493">
            <text:p>0.006243493</text:p>
          </table:table-cell>
          <table:table-cell office:value-type="float" office:value="0.006041431">
            <text:p>0.006041431</text:p>
          </table:table-cell>
          <table:table-cell office:value-type="float" office:value="0.0065882285">
            <text:p>0.0065882285</text:p>
          </table:table-cell>
          <table:table-cell office:value-type="float" office:value="0.007564164">
            <text:p>0.007564164</text:p>
          </table:table-cell>
          <table:table-cell office:value-type="float" office:value="0.009193317">
            <text:p>0.009193317</text:p>
          </table:table-cell>
          <table:table-cell office:value-type="float" office:value="0.0057273493">
            <text:p>0.0057273493</text:p>
          </table:table-cell>
          <table:table-cell office:value-type="float" office:value="0.006593306">
            <text:p>0.006593306</text:p>
          </table:table-cell>
          <table:table-cell office:value-type="float" office:value="0.0067261197">
            <text:p>0.0067261197</text:p>
          </table:table-cell>
          <table:table-cell office:value-type="float" office:value="0.006816809">
            <text:p>0.006816809</text:p>
          </table:table-cell>
          <table:table-cell office:value-type="float" office:value="0.0059416997">
            <text:p>0.0059416997</text:p>
          </table:table-cell>
          <table:table-cell office:value-type="float" office:value="0.007830189">
            <text:p>0.007830189</text:p>
          </table:table-cell>
          <table:table-cell office:value-type="float" office:value="0.006965037">
            <text:p>0.006965037</text:p>
          </table:table-cell>
          <table:table-cell office:value-type="float" office:value="0.0063263276">
            <text:p>0.0063263276</text:p>
          </table:table-cell>
          <table:table-cell office:value-type="float" office:value="0.006425039">
            <text:p>0.006425039</text:p>
          </table:table-cell>
          <table:table-cell office:value-type="float" office:value="0.008107466">
            <text:p>0.008107466</text:p>
          </table:table-cell>
          <table:table-cell office:value-type="float" office:value="0.0067204745">
            <text:p>0.0067204745</text:p>
          </table:table-cell>
          <table:table-cell office:value-type="float" office:value="0.0052418313">
            <text:p>0.0052418313</text:p>
          </table:table-cell>
          <table:table-cell office:value-type="float" office:value="0.0060058767">
            <text:p>0.0060058767</text:p>
          </table:table-cell>
          <table:table-cell office:value-type="float" office:value="0.0060926373">
            <text:p>0.0060926373</text:p>
          </table:table-cell>
          <table:table-cell office:value-type="float" office:value="0.0059949793">
            <text:p>0.0059949793</text:p>
          </table:table-cell>
          <table:table-cell office:value-type="float" office:value="0.0056913095">
            <text:p>0.0056913095</text:p>
          </table:table-cell>
          <table:table-cell office:value-type="float" office:value="0.005576956">
            <text:p>0.005576956</text:p>
          </table:table-cell>
          <table:table-cell office:value-type="float" office:value="0.005276177">
            <text:p>0.005276177</text:p>
          </table:table-cell>
          <table:table-cell office:value-type="float" office:value="0.0055296742">
            <text:p>0.0055296742</text:p>
          </table:table-cell>
          <table:table-cell office:value-type="float" office:value="0.0053355317">
            <text:p>0.0053355317</text:p>
          </table:table-cell>
          <table:table-cell office:value-type="float" office:value="0.00659353">
            <text:p>0.00659353</text:p>
          </table:table-cell>
          <table:table-cell office:value-type="float" office:value="0.0076361136">
            <text:p>0.0076361136</text:p>
          </table:table-cell>
          <table:table-cell office:value-type="float" office:value="0.0054457746">
            <text:p>0.0054457746</text:p>
          </table:table-cell>
          <table:table-cell office:value-type="float" office:value="0.0046875747">
            <text:p>0.0046875747</text:p>
          </table:table-cell>
          <table:table-cell office:value-type="float" office:value="0.0047658603">
            <text:p>0.0047658603</text:p>
          </table:table-cell>
          <table:table-cell office:value-type="float" office:value="0.004767812">
            <text:p>0.004767812</text:p>
          </table:table-cell>
          <table:table-cell office:value-type="float" office:value="0.0048656007">
            <text:p>0.0048656007</text:p>
          </table:table-cell>
          <table:table-cell office:value-type="float" office:value="0.0048201727">
            <text:p>0.0048201727</text:p>
          </table:table-cell>
          <table:table-cell office:value-type="float" office:value="0.0064454526">
            <text:p>0.0064454526</text:p>
          </table:table-cell>
          <table:table-cell office:value-type="float" office:value="0.0045167184">
            <text:p>0.0045167184</text:p>
          </table:table-cell>
          <table:table-cell office:value-type="float" office:value="0.004589768">
            <text:p>0.004589768</text:p>
          </table:table-cell>
          <table:table-cell office:value-type="float" office:value="0.0051799174">
            <text:p>0.0051799174</text:p>
          </table:table-cell>
          <table:table-cell office:value-type="float" office:value="0.004441229">
            <text:p>0.004441229</text:p>
          </table:table-cell>
          <table:table-cell office:value-type="float" office:value="0.004790851">
            <text:p>0.004790851</text:p>
          </table:table-cell>
          <table:table-cell office:value-type="float" office:value="0.004931915">
            <text:p>0.004931915</text:p>
          </table:table-cell>
          <table:table-cell office:value-type="float" office:value="0.0046642306">
            <text:p>0.0046642306</text:p>
          </table:table-cell>
          <table:table-cell office:value-type="float" office:value="0.004373872">
            <text:p>0.004373872</text:p>
          </table:table-cell>
          <table:table-cell office:value-type="float" office:value="0.004817605">
            <text:p>0.004817605</text:p>
          </table:table-cell>
          <table:table-cell office:value-type="float" office:value="0.004474781">
            <text:p>0.004474781</text:p>
          </table:table-cell>
          <table:table-cell office:value-type="float" office:value="0.0044856397">
            <text:p>0.0044856397</text:p>
          </table:table-cell>
          <table:table-cell office:value-type="float" office:value="0.0049380553">
            <text:p>0.0049380553</text:p>
          </table:table-cell>
          <table:table-cell office:value-type="float" office:value="0.004679772">
            <text:p>0.004679772</text:p>
          </table:table-cell>
          <table:table-cell office:value-type="float" office:value="0.008821572">
            <text:p>0.008821572</text:p>
          </table:table-cell>
          <table:table-cell office:value-type="float" office:value="0.0054841996">
            <text:p>0.0054841996</text:p>
          </table:table-cell>
          <table:table-cell office:value-type="float" office:value="0.0039966204">
            <text:p>0.0039966204</text:p>
          </table:table-cell>
          <table:table-cell office:value-type="float" office:value="0.004417196">
            <text:p>0.004417196</text:p>
          </table:table-cell>
          <table:table-cell office:value-type="float" office:value="0.0047416543">
            <text:p>0.0047416543</text:p>
          </table:table-cell>
          <table:table-cell office:value-type="float" office:value="0.004477712">
            <text:p>0.004477712</text:p>
          </table:table-cell>
          <table:table-cell office:value-type="float" office:value="0.0044963863">
            <text:p>0.0044963863</text:p>
          </table:table-cell>
          <table:table-cell office:value-type="float" office:value="0.004415325">
            <text:p>0.004415325</text:p>
          </table:table-cell>
          <table:table-cell office:value-type="float" office:value="0.0046290983">
            <text:p>0.0046290983</text:p>
          </table:table-cell>
          <table:table-cell office:value-type="float" office:value="0.004184324">
            <text:p>0.004184324</text:p>
          </table:table-cell>
          <table:table-cell office:value-type="float" office:value="0.0045655677">
            <text:p>0.0045655677</text:p>
          </table:table-cell>
          <table:table-cell office:value-type="float" office:value="0.00508122">
            <text:p>0.00508122</text:p>
          </table:table-cell>
          <table:table-cell office:value-type="float" office:value="0.004032966">
            <text:p>0.004032966</text:p>
          </table:table-cell>
          <table:table-cell office:value-type="float" office:value="0.004064443">
            <text:p>0.004064443</text:p>
          </table:table-cell>
          <table:table-cell office:value-type="float" office:value="0.0045128516">
            <text:p>0.0045128516</text:p>
          </table:table-cell>
          <table:table-cell office:value-type="float" office:value="0.0062498674">
            <text:p>0.0062498674</text:p>
          </table:table-cell>
          <table:table-cell office:value-type="float" office:value="0.007254469">
            <text:p>0.007254469</text:p>
          </table:table-cell>
          <table:table-cell office:value-type="float" office:value="0.005333844">
            <text:p>0.005333844</text:p>
          </table:table-cell>
          <table:table-cell office:value-type="float" office:value="0.0038892082">
            <text:p>0.0038892082</text:p>
          </table:table-cell>
          <table:table-cell office:value-type="float" office:value="0.0037576288">
            <text:p>0.0037576288</text:p>
          </table:table-cell>
          <table:table-cell office:value-type="float" office:value="0.0037830702">
            <text:p>0.0037830702</text:p>
          </table:table-cell>
          <table:table-cell office:value-type="float" office:value="0.0038397019">
            <text:p>0.0038397019</text:p>
          </table:table-cell>
          <table:table-cell office:value-type="float" office:value="0.005637896">
            <text:p>0.005637896</text:p>
          </table:table-cell>
          <table:table-cell office:value-type="float" office:value="0.004656189">
            <text:p>0.004656189</text:p>
          </table:table-cell>
          <table:table-cell office:value-type="float" office:value="0.0052835993">
            <text:p>0.0052835993</text:p>
          </table:table-cell>
          <table:table-cell office:value-type="float" office:value="0.005526347">
            <text:p>0.005526347</text:p>
          </table:table-cell>
          <table:table-cell office:value-type="float" office:value="0.004147618">
            <text:p>0.004147618</text:p>
          </table:table-cell>
          <table:table-cell office:value-type="float" office:value="0.0044381088">
            <text:p>0.0044381088</text:p>
          </table:table-cell>
          <table:table-cell office:value-type="float" office:value="0.004644023">
            <text:p>0.004644023</text:p>
          </table:table-cell>
          <table:table-cell office:value-type="float" office:value="0.0052661183">
            <text:p>0.0052661183</text:p>
          </table:table-cell>
          <table:table-cell office:value-type="float" office:value="0.00554343">
            <text:p>0.00554343</text:p>
          </table:table-cell>
          <table:table-cell office:value-type="float" office:value="0.0056442167">
            <text:p>0.0056442167</text:p>
          </table:table-cell>
          <table:table-cell office:value-type="float" office:value="0.005200034">
            <text:p>0.005200034</text:p>
          </table:table-cell>
          <table:table-cell office:value-type="float" office:value="0.005473831">
            <text:p>0.005473831</text:p>
          </table:table-cell>
          <table:table-cell office:value-type="float" office:value="0.0059455032">
            <text:p>0.0059455032</text:p>
          </table:table-cell>
          <table:table-cell office:value-type="float" office:value="0.005139668">
            <text:p>0.005139668</text:p>
          </table:table-cell>
          <table:table-cell office:value-type="float" office:value="0.0043275356">
            <text:p>0.0043275356</text:p>
          </table:table-cell>
          <table:table-cell office:value-type="float" office:value="0.0046358383">
            <text:p>0.0046358383</text:p>
          </table:table-cell>
          <table:table-cell office:value-type="float" office:value="0.005476582">
            <text:p>0.005476582</text:p>
          </table:table-cell>
          <table:table-cell office:value-type="float" office:value="0.005713436">
            <text:p>0.005713436</text:p>
          </table:table-cell>
          <table:table-cell office:value-type="float" office:value="0.004782055">
            <text:p>0.004782055</text:p>
          </table:table-cell>
          <table:table-cell office:value-type="float" office:value="0.0051851626">
            <text:p>0.0051851626</text:p>
          </table:table-cell>
          <table:table-cell office:value-type="float" office:value="0.0049705026">
            <text:p>0.0049705026</text:p>
          </table:table-cell>
          <table:table-cell office:value-type="float" office:value="0.0061211814">
            <text:p>0.0061211814</text:p>
          </table:table-cell>
          <table:table-cell office:value-type="float" office:value="0.0076051764">
            <text:p>0.0076051764</text:p>
          </table:table-cell>
          <table:table-cell office:value-type="float" office:value="0.005367169">
            <text:p>0.005367169</text:p>
          </table:table-cell>
          <table:table-cell office:value-type="float" office:value="0.0056787524">
            <text:p>0.0056787524</text:p>
          </table:table-cell>
          <table:table-cell office:value-type="float" office:value="0.0052791173">
            <text:p>0.0052791173</text:p>
          </table:table-cell>
          <table:table-cell office:value-type="float" office:value="0.0043726848">
            <text:p>0.0043726848</text:p>
          </table:table-cell>
          <table:table-cell office:value-type="float" office:value="0.0043322025">
            <text:p>0.0043322025</text:p>
          </table:table-cell>
          <table:table-cell office:value-type="float" office:value="0.004527799">
            <text:p>0.004527799</text:p>
          </table:table-cell>
          <table:table-cell office:value-type="float" office:value="0.0046364986">
            <text:p>0.0046364986</text:p>
          </table:table-cell>
          <table:table-cell office:value-type="float" office:value="0.005464933">
            <text:p>0.005464933</text:p>
          </table:table-cell>
          <table:table-cell office:value-type="float" office:value="0.0052904775">
            <text:p>0.0052904775</text:p>
          </table:table-cell>
          <table:table-cell office:value-type="float" office:value="0.0053704893">
            <text:p>0.0053704893</text:p>
          </table:table-cell>
          <table:table-cell office:value-type="float" office:value="0.0051113963">
            <text:p>0.0051113963</text:p>
          </table:table-cell>
          <table:table-cell office:value-type="float" office:value="0.0044388743">
            <text:p>0.0044388743</text:p>
          </table:table-cell>
          <table:table-cell office:value-type="float" office:value="0.00378059">
            <text:p>0.00378059</text:p>
          </table:table-cell>
          <table:table-cell office:value-type="float" office:value="0.0044744927">
            <text:p>0.0044744927</text:p>
          </table:table-cell>
          <table:table-cell office:value-type="float" office:value="0.0047961078">
            <text:p>0.0047961078</text:p>
          </table:table-cell>
          <table:table-cell office:value-type="float" office:value="0.004001542">
            <text:p>0.004001542</text:p>
          </table:table-cell>
          <table:table-cell office:value-type="float" office:value="0.0035693492">
            <text:p>0.0035693492</text:p>
          </table:table-cell>
          <table:table-cell office:value-type="float" office:value="0.004016641">
            <text:p>0.004016641</text:p>
          </table:table-cell>
          <table:table-cell office:value-type="float" office:value="0.003882476">
            <text:p>0.003882476</text:p>
          </table:table-cell>
          <table:table-cell office:value-type="float" office:value="0.0040409127">
            <text:p>0.0040409127</text:p>
          </table:table-cell>
          <table:table-cell office:value-type="float" office:value="0.0056865653">
            <text:p>0.0056865653</text:p>
          </table:table-cell>
          <table:table-cell office:value-type="float" office:value="0.0045927847">
            <text:p>0.0045927847</text:p>
          </table:table-cell>
          <table:table-cell office:value-type="float" office:value="0.0033839257">
            <text:p>0.0033839257</text:p>
          </table:table-cell>
          <table:table-cell office:value-type="float" office:value="0.0033305504">
            <text:p>0.0033305504</text:p>
          </table:table-cell>
          <table:table-cell office:value-type="float" office:value="0.0029197752">
            <text:p>0.0029197752</text:p>
          </table:table-cell>
          <table:table-cell office:value-type="float" office:value="0.003009044">
            <text:p>0.003009044</text:p>
          </table:table-cell>
          <table:table-cell office:value-type="float" office:value="0.003448253">
            <text:p>0.003448253</text:p>
          </table:table-cell>
          <table:table-cell office:value-type="float" office:value="0.0030434027">
            <text:p>0.0030434027</text:p>
          </table:table-cell>
          <table:table-cell office:value-type="float" office:value="0.004126933">
            <text:p>0.004126933</text:p>
          </table:table-cell>
          <table:table-cell office:value-type="float" office:value="0.0029256237">
            <text:p>0.0029256237</text:p>
          </table:table-cell>
          <table:table-cell office:value-type="float" office:value="0.002835814">
            <text:p>0.002835814</text:p>
          </table:table-cell>
          <table:table-cell office:value-type="float" office:value="0.0030743838">
            <text:p>0.0030743838</text:p>
          </table:table-cell>
          <table:table-cell office:value-type="float" office:value="0.0030913912">
            <text:p>0.0030913912</text:p>
          </table:table-cell>
          <table:table-cell office:value-type="float" office:value="0.0027030536">
            <text:p>0.0027030536</text:p>
          </table:table-cell>
          <table:table-cell office:value-type="float" office:value="0.0026492153">
            <text:p>0.0026492153</text:p>
          </table:table-cell>
          <table:table-cell office:value-type="float" office:value="0.0029864649">
            <text:p>0.0029864649</text:p>
          </table:table-cell>
          <table:table-cell office:value-type="float" office:value="0.0029731502">
            <text:p>0.0029731502</text:p>
          </table:table-cell>
          <table:table-cell office:value-type="float" office:value="0.0030910172">
            <text:p>0.0030910172</text:p>
          </table:table-cell>
          <table:table-cell office:value-type="float" office:value="0.0028721038">
            <text:p>0.0028721038</text:p>
          </table:table-cell>
          <table:table-cell office:value-type="float" office:value="0.0024007882">
            <text:p>0.0024007882</text:p>
          </table:table-cell>
          <table:table-cell office:value-type="float" office:value="0.0021258676">
            <text:p>0.0021258676</text:p>
          </table:table-cell>
          <table:table-cell office:value-type="float" office:value="0.002409658">
            <text:p>0.002409658</text:p>
          </table:table-cell>
          <table:table-cell office:value-type="float" office:value="0.004265587">
            <text:p>0.004265587</text:p>
          </table:table-cell>
          <table:table-cell office:value-type="float" office:value="0.0034747354">
            <text:p>0.0034747354</text:p>
          </table:table-cell>
          <table:table-cell office:value-type="float" office:value="0.0039401874">
            <text:p>0.0039401874</text:p>
          </table:table-cell>
          <table:table-cell office:value-type="float" office:value="0.0028408472">
            <text:p>0.0028408472</text:p>
          </table:table-cell>
          <table:table-cell office:value-type="float" office:value="0.0021917569">
            <text:p>0.0021917569</text:p>
          </table:table-cell>
          <table:table-cell office:value-type="float" office:value="0.002070079">
            <text:p>0.002070079</text:p>
          </table:table-cell>
          <table:table-cell office:value-type="float" office:value="0.0021205356">
            <text:p>0.0021205356</text:p>
          </table:table-cell>
          <table:table-cell office:value-type="float" office:value="0.0021079248">
            <text:p>0.0021079248</text:p>
          </table:table-cell>
          <table:table-cell table:style-name="Default" office:value-type="float" office:value="0.0020560184">
            <text:p>0.0020560184</text:p>
          </table:table-cell>
          <table:table-cell table:style-name="Default" office:value-type="float" office:value="0.001980552">
            <text:p>0.001980552</text:p>
          </table:table-cell>
          <table:table-cell table:style-name="Default" office:value-type="float" office:value="0.0022878288">
            <text:p>0.0022878288</text:p>
          </table:table-cell>
          <table:table-cell table:style-name="Default" office:value-type="float" office:value="0.002851979">
            <text:p>0.002851979</text:p>
          </table:table-cell>
          <table:table-cell office:value-type="float" office:value="0.0022540018">
            <text:p>0.0022540018</text:p>
          </table:table-cell>
          <table:table-cell table:style-name="Default" office:value-type="float" office:value="0.0020344837">
            <text:p>0.0020344837</text:p>
          </table:table-cell>
          <table:table-cell table:style-name="Default" office:value-type="float" office:value="0.0022194902">
            <text:p>0.0022194902</text:p>
          </table:table-cell>
          <table:table-cell table:style-name="Default" office:value-type="float" office:value="0.0035003922">
            <text:p>0.0035003922</text:p>
          </table:table-cell>
          <table:table-cell table:style-name="Default" office:value-type="float" office:value="0.0021324593">
            <text:p>0.0021324593</text:p>
          </table:table-cell>
          <table:table-cell table:style-name="Default" office:value-type="float" office:value="0.0017732969">
            <text:p>0.0017732969</text:p>
          </table:table-cell>
          <table:table-cell table:style-name="Default" office:value-type="float" office:value="0.0014317485">
            <text:p>0.0014317485</text:p>
          </table:table-cell>
          <table:table-cell table:style-name="Default" office:value-type="float" office:value="0.0012712142">
            <text:p>0.0012712142</text:p>
          </table:table-cell>
          <table:table-cell table:style-name="Default" office:value-type="float" office:value="0.0012332948">
            <text:p>0.0012332948</text:p>
          </table:table-cell>
          <table:table-cell table:style-name="Default" office:value-type="float" office:value="0.0011500439">
            <text:p>0.0011500439</text:p>
          </table:table-cell>
          <table:table-cell table:style-name="Default" office:value-type="float" office:value="0.0010218883">
            <text:p>0.0010218883</text:p>
          </table:table-cell>
          <table:table-cell office:value-type="float" office:value="0.0007394902">
            <text:p>7.39E-004</text:p>
          </table:table-cell>
          <table:table-cell office:value-type="float" office:value="0.000613397">
            <text:p>6.13E-004</text:p>
          </table:table-cell>
          <table:table-cell office:value-type="float" office:value="0.0005826408">
            <text:p>5.83E-004</text:p>
          </table:table-cell>
          <table:table-cell office:value-type="float" office:value="0.0005840755">
            <text:p>5.84E-004</text:p>
          </table:table-cell>
          <table:table-cell office:value-type="float" office:value="0.0005933908">
            <text:p>5.93E-004</text:p>
          </table:table-cell>
          <table:table-cell office:value-type="float" office:value="0.0005556592">
            <text:p>5.56E-004</text:p>
          </table:table-cell>
          <table:table-cell office:value-type="float" office:value="0.0005526508">
            <text:p>5.53E-004</text:p>
          </table:table-cell>
          <table:table-cell office:value-type="float" office:value="0.00055524387">
            <text:p>5.55E-004</text:p>
          </table:table-cell>
          <table:table-cell office:value-type="float" office:value="0.00055273756">
            <text:p>5.53E-004</text:p>
          </table:table-cell>
          <table:table-cell office:value-type="float" office:value="0.00055355567">
            <text:p>5.54E-004</text:p>
          </table:table-cell>
          <table:table-cell office:value-type="float" office:value="0.0005552082">
            <text:p>5.55E-004</text:p>
          </table:table-cell>
          <table:table-cell office:value-type="float" office:value="0.0005583438">
            <text:p>5.58E-004</text:p>
          </table:table-cell>
          <table:table-cell office:value-type="float" office:value="0.00055936066">
            <text:p>5.59E-004</text:p>
          </table:table-cell>
          <table:table-cell office:value-type="float" office:value="0.0005606054">
            <text:p>5.61E-004</text:p>
          </table:table-cell>
          <table:table-cell office:value-type="float" office:value="0.00056177843">
            <text:p>5.62E-004</text:p>
          </table:table-cell>
          <table:table-cell/>
        </table:table-row>
        <table:table-row table:style-name="ro1">
          <table:table-cell office:value-type="string">
            <text:p>/mnt/share/Music/Albums/Parliament/Funkentelechy Vs. the Placebo Syndrome/06 Flash Light.mp3</text:p>
          </table:table-cell>
          <table:table-cell office:value-type="float" office:value="0.071113214">
            <text:p>0.071113214</text:p>
          </table:table-cell>
          <table:table-cell office:value-type="float" office:value="0.07115254">
            <text:p>0.07115254</text:p>
          </table:table-cell>
          <table:table-cell office:value-type="float" office:value="0.046624694">
            <text:p>0.046624694</text:p>
          </table:table-cell>
          <table:table-cell office:value-type="float" office:value="0.03863026">
            <text:p>0.03863026</text:p>
          </table:table-cell>
          <table:table-cell office:value-type="float" office:value="0.029965317">
            <text:p>0.029965317</text:p>
          </table:table-cell>
          <table:table-cell office:value-type="float" office:value="0.027790999">
            <text:p>0.027790999</text:p>
          </table:table-cell>
          <table:table-cell office:value-type="float" office:value="0.027461987">
            <text:p>0.027461987</text:p>
          </table:table-cell>
          <table:table-cell office:value-type="float" office:value="0.031127539">
            <text:p>0.031127539</text:p>
          </table:table-cell>
          <table:table-cell office:value-type="float" office:value="0.03449119">
            <text:p>0.03449119</text:p>
          </table:table-cell>
          <table:table-cell office:value-type="float" office:value="0.027605806">
            <text:p>0.027605806</text:p>
          </table:table-cell>
          <table:table-cell office:value-type="float" office:value="0.0353851">
            <text:p>0.0353851</text:p>
          </table:table-cell>
          <table:table-cell office:value-type="float" office:value="0.04037967">
            <text:p>0.04037967</text:p>
          </table:table-cell>
          <table:table-cell office:value-type="float" office:value="0.03546126">
            <text:p>0.03546126</text:p>
          </table:table-cell>
          <table:table-cell office:value-type="float" office:value="0.03546357">
            <text:p>0.03546357</text:p>
          </table:table-cell>
          <table:table-cell office:value-type="float" office:value="0.03467304">
            <text:p>0.03467304</text:p>
          </table:table-cell>
          <table:table-cell office:value-type="float" office:value="0.037238523">
            <text:p>0.037238523</text:p>
          </table:table-cell>
          <table:table-cell office:value-type="float" office:value="0.037094697">
            <text:p>0.037094697</text:p>
          </table:table-cell>
          <table:table-cell office:value-type="float" office:value="0.040421683">
            <text:p>0.040421683</text:p>
          </table:table-cell>
          <table:table-cell office:value-type="float" office:value="0.026567113">
            <text:p>0.026567113</text:p>
          </table:table-cell>
          <table:table-cell office:value-type="float" office:value="0.028805412">
            <text:p>0.028805412</text:p>
          </table:table-cell>
          <table:table-cell office:value-type="float" office:value="0.030050654">
            <text:p>0.030050654</text:p>
          </table:table-cell>
          <table:table-cell office:value-type="float" office:value="0.030658495">
            <text:p>0.030658495</text:p>
          </table:table-cell>
          <table:table-cell office:value-type="float" office:value="0.023813918">
            <text:p>0.023813918</text:p>
          </table:table-cell>
          <table:table-cell office:value-type="float" office:value="0.037706614">
            <text:p>0.037706614</text:p>
          </table:table-cell>
          <table:table-cell office:value-type="float" office:value="0.028108256">
            <text:p>0.028108256</text:p>
          </table:table-cell>
          <table:table-cell office:value-type="float" office:value="0.022830538">
            <text:p>0.022830538</text:p>
          </table:table-cell>
          <table:table-cell office:value-type="float" office:value="0.027291207">
            <text:p>0.027291207</text:p>
          </table:table-cell>
          <table:table-cell office:value-type="float" office:value="0.025050675">
            <text:p>0.025050675</text:p>
          </table:table-cell>
          <table:table-cell office:value-type="float" office:value="0.029251928">
            <text:p>0.029251928</text:p>
          </table:table-cell>
          <table:table-cell office:value-type="float" office:value="0.030331781">
            <text:p>0.030331781</text:p>
          </table:table-cell>
          <table:table-cell office:value-type="float" office:value="0.026117867">
            <text:p>0.026117867</text:p>
          </table:table-cell>
          <table:table-cell office:value-type="float" office:value="0.037106175">
            <text:p>0.037106175</text:p>
          </table:table-cell>
          <table:table-cell office:value-type="float" office:value="0.026278146">
            <text:p>0.026278146</text:p>
          </table:table-cell>
          <table:table-cell office:value-type="float" office:value="0.022615368">
            <text:p>0.022615368</text:p>
          </table:table-cell>
          <table:table-cell office:value-type="float" office:value="0.02397137">
            <text:p>0.02397137</text:p>
          </table:table-cell>
          <table:table-cell office:value-type="float" office:value="0.043169927">
            <text:p>0.043169927</text:p>
          </table:table-cell>
          <table:table-cell office:value-type="float" office:value="0.024720972">
            <text:p>0.024720972</text:p>
          </table:table-cell>
          <table:table-cell office:value-type="float" office:value="0.021725312">
            <text:p>0.021725312</text:p>
          </table:table-cell>
          <table:table-cell office:value-type="float" office:value="0.017457254">
            <text:p>0.017457254</text:p>
          </table:table-cell>
          <table:table-cell office:value-type="float" office:value="0.026617499">
            <text:p>0.026617499</text:p>
          </table:table-cell>
          <table:table-cell office:value-type="float" office:value="0.02135379">
            <text:p>0.02135379</text:p>
          </table:table-cell>
          <table:table-cell office:value-type="float" office:value="0.024872359">
            <text:p>0.024872359</text:p>
          </table:table-cell>
          <table:table-cell office:value-type="float" office:value="0.031393796">
            <text:p>0.031393796</text:p>
          </table:table-cell>
          <table:table-cell office:value-type="float" office:value="0.016758943">
            <text:p>0.016758943</text:p>
          </table:table-cell>
          <table:table-cell office:value-type="float" office:value="0.018542642">
            <text:p>0.018542642</text:p>
          </table:table-cell>
          <table:table-cell office:value-type="float" office:value="0.015452776">
            <text:p>0.015452776</text:p>
          </table:table-cell>
          <table:table-cell office:value-type="float" office:value="0.014924101">
            <text:p>0.014924101</text:p>
          </table:table-cell>
          <table:table-cell office:value-type="float" office:value="0.02885906">
            <text:p>0.02885906</text:p>
          </table:table-cell>
          <table:table-cell office:value-type="float" office:value="0.016568176">
            <text:p>0.016568176</text:p>
          </table:table-cell>
          <table:table-cell office:value-type="float" office:value="0.018170789">
            <text:p>0.018170789</text:p>
          </table:table-cell>
          <table:table-cell office:value-type="float" office:value="0.0127849495">
            <text:p>0.0127849495</text:p>
          </table:table-cell>
          <table:table-cell office:value-type="float" office:value="0.011246869">
            <text:p>0.011246869</text:p>
          </table:table-cell>
          <table:table-cell office:value-type="float" office:value="0.011962806">
            <text:p>0.011962806</text:p>
          </table:table-cell>
          <table:table-cell office:value-type="float" office:value="0.01484779">
            <text:p>0.01484779</text:p>
          </table:table-cell>
          <table:table-cell office:value-type="float" office:value="0.009769325">
            <text:p>0.009769325</text:p>
          </table:table-cell>
          <table:table-cell office:value-type="float" office:value="0.009744569">
            <text:p>0.009744569</text:p>
          </table:table-cell>
          <table:table-cell office:value-type="float" office:value="0.0095071485">
            <text:p>0.0095071485</text:p>
          </table:table-cell>
          <table:table-cell office:value-type="float" office:value="0.007260314">
            <text:p>0.007260314</text:p>
          </table:table-cell>
          <table:table-cell office:value-type="float" office:value="0.008480857">
            <text:p>0.008480857</text:p>
          </table:table-cell>
          <table:table-cell office:value-type="float" office:value="0.010276463">
            <text:p>0.010276463</text:p>
          </table:table-cell>
          <table:table-cell office:value-type="float" office:value="0.007212953">
            <text:p>0.007212953</text:p>
          </table:table-cell>
          <table:table-cell office:value-type="float" office:value="0.007705465">
            <text:p>0.007705465</text:p>
          </table:table-cell>
          <table:table-cell office:value-type="float" office:value="0.0074805766">
            <text:p>0.0074805766</text:p>
          </table:table-cell>
          <table:table-cell office:value-type="float" office:value="0.008272126">
            <text:p>0.008272126</text:p>
          </table:table-cell>
          <table:table-cell office:value-type="float" office:value="0.0073618693">
            <text:p>0.0073618693</text:p>
          </table:table-cell>
          <table:table-cell office:value-type="float" office:value="0.0063793436">
            <text:p>0.0063793436</text:p>
          </table:table-cell>
          <table:table-cell office:value-type="float" office:value="0.006321945">
            <text:p>0.006321945</text:p>
          </table:table-cell>
          <table:table-cell office:value-type="float" office:value="0.0065992903">
            <text:p>0.0065992903</text:p>
          </table:table-cell>
          <table:table-cell office:value-type="float" office:value="0.005913969">
            <text:p>0.005913969</text:p>
          </table:table-cell>
          <table:table-cell office:value-type="float" office:value="0.0057466277">
            <text:p>0.0057466277</text:p>
          </table:table-cell>
          <table:table-cell office:value-type="float" office:value="0.0074870754">
            <text:p>0.0074870754</text:p>
          </table:table-cell>
          <table:table-cell office:value-type="float" office:value="0.0074311933">
            <text:p>0.0074311933</text:p>
          </table:table-cell>
          <table:table-cell office:value-type="float" office:value="0.005181685">
            <text:p>0.005181685</text:p>
          </table:table-cell>
          <table:table-cell office:value-type="float" office:value="0.0063613667">
            <text:p>0.0063613667</text:p>
          </table:table-cell>
          <table:table-cell office:value-type="float" office:value="0.006299719">
            <text:p>0.006299719</text:p>
          </table:table-cell>
          <table:table-cell office:value-type="float" office:value="0.0059631113">
            <text:p>0.0059631113</text:p>
          </table:table-cell>
          <table:table-cell office:value-type="float" office:value="0.0051795775">
            <text:p>0.0051795775</text:p>
          </table:table-cell>
          <table:table-cell office:value-type="float" office:value="0.005862371">
            <text:p>0.005862371</text:p>
          </table:table-cell>
          <table:table-cell office:value-type="float" office:value="0.0051536066">
            <text:p>0.0051536066</text:p>
          </table:table-cell>
          <table:table-cell office:value-type="float" office:value="0.0055374885">
            <text:p>0.0055374885</text:p>
          </table:table-cell>
          <table:table-cell office:value-type="float" office:value="0.005339406">
            <text:p>0.005339406</text:p>
          </table:table-cell>
          <table:table-cell office:value-type="float" office:value="0.004552713">
            <text:p>0.004552713</text:p>
          </table:table-cell>
          <table:table-cell office:value-type="float" office:value="0.0048446865">
            <text:p>0.0048446865</text:p>
          </table:table-cell>
          <table:table-cell office:value-type="float" office:value="0.0048106564">
            <text:p>0.0048106564</text:p>
          </table:table-cell>
          <table:table-cell office:value-type="float" office:value="0.0049482966">
            <text:p>0.0049482966</text:p>
          </table:table-cell>
          <table:table-cell office:value-type="float" office:value="0.0043692305">
            <text:p>0.0043692305</text:p>
          </table:table-cell>
          <table:table-cell office:value-type="float" office:value="0.0046344143">
            <text:p>0.0046344143</text:p>
          </table:table-cell>
          <table:table-cell office:value-type="float" office:value="0.0048198737">
            <text:p>0.0048198737</text:p>
          </table:table-cell>
          <table:table-cell office:value-type="float" office:value="0.0047776313">
            <text:p>0.0047776313</text:p>
          </table:table-cell>
          <table:table-cell office:value-type="float" office:value="0.004506938">
            <text:p>0.004506938</text:p>
          </table:table-cell>
          <table:table-cell office:value-type="float" office:value="0.0041992846">
            <text:p>0.0041992846</text:p>
          </table:table-cell>
          <table:table-cell office:value-type="float" office:value="0.005094392">
            <text:p>0.005094392</text:p>
          </table:table-cell>
          <table:table-cell office:value-type="float" office:value="0.005154104">
            <text:p>0.005154104</text:p>
          </table:table-cell>
          <table:table-cell office:value-type="float" office:value="0.0040139207">
            <text:p>0.0040139207</text:p>
          </table:table-cell>
          <table:table-cell office:value-type="float" office:value="0.0048355437">
            <text:p>0.0048355437</text:p>
          </table:table-cell>
          <table:table-cell office:value-type="float" office:value="0.0049590482">
            <text:p>0.0049590482</text:p>
          </table:table-cell>
          <table:table-cell office:value-type="float" office:value="0.004014707">
            <text:p>0.004014707</text:p>
          </table:table-cell>
          <table:table-cell office:value-type="float" office:value="0.003737964">
            <text:p>0.003737964</text:p>
          </table:table-cell>
          <table:table-cell office:value-type="float" office:value="0.004934366">
            <text:p>0.004934366</text:p>
          </table:table-cell>
          <table:table-cell office:value-type="float" office:value="0.004330992">
            <text:p>0.004330992</text:p>
          </table:table-cell>
          <table:table-cell office:value-type="float" office:value="0.0041875555">
            <text:p>0.0041875555</text:p>
          </table:table-cell>
          <table:table-cell office:value-type="float" office:value="0.003991542">
            <text:p>0.003991542</text:p>
          </table:table-cell>
          <table:table-cell office:value-type="float" office:value="0.0033757156">
            <text:p>0.0033757156</text:p>
          </table:table-cell>
          <table:table-cell office:value-type="float" office:value="0.0036676498">
            <text:p>0.0036676498</text:p>
          </table:table-cell>
          <table:table-cell office:value-type="float" office:value="0.003790244">
            <text:p>0.003790244</text:p>
          </table:table-cell>
          <table:table-cell office:value-type="float" office:value="0.0046010762">
            <text:p>0.0046010762</text:p>
          </table:table-cell>
          <table:table-cell office:value-type="float" office:value="0.00421567">
            <text:p>0.00421567</text:p>
          </table:table-cell>
          <table:table-cell office:value-type="float" office:value="0.0035219933">
            <text:p>0.0035219933</text:p>
          </table:table-cell>
          <table:table-cell office:value-type="float" office:value="0.003871913">
            <text:p>0.003871913</text:p>
          </table:table-cell>
          <table:table-cell office:value-type="float" office:value="0.003898516">
            <text:p>0.003898516</text:p>
          </table:table-cell>
          <table:table-cell office:value-type="float" office:value="0.0038989694">
            <text:p>0.0038989694</text:p>
          </table:table-cell>
          <table:table-cell office:value-type="float" office:value="0.00346282">
            <text:p>0.00346282</text:p>
          </table:table-cell>
          <table:table-cell office:value-type="float" office:value="0.0034032539">
            <text:p>0.0034032539</text:p>
          </table:table-cell>
          <table:table-cell office:value-type="float" office:value="0.00353642">
            <text:p>0.00353642</text:p>
          </table:table-cell>
          <table:table-cell office:value-type="float" office:value="0.0041376194">
            <text:p>0.0041376194</text:p>
          </table:table-cell>
          <table:table-cell office:value-type="float" office:value="0.0036469481">
            <text:p>0.0036469481</text:p>
          </table:table-cell>
          <table:table-cell office:value-type="float" office:value="0.0036344281">
            <text:p>0.0036344281</text:p>
          </table:table-cell>
          <table:table-cell office:value-type="float" office:value="0.003509825">
            <text:p>0.003509825</text:p>
          </table:table-cell>
          <table:table-cell office:value-type="float" office:value="0.003902104">
            <text:p>0.003902104</text:p>
          </table:table-cell>
          <table:table-cell office:value-type="float" office:value="0.0032405674">
            <text:p>0.0032405674</text:p>
          </table:table-cell>
          <table:table-cell office:value-type="float" office:value="0.0032082319">
            <text:p>0.0032082319</text:p>
          </table:table-cell>
          <table:table-cell office:value-type="float" office:value="0.003413877">
            <text:p>0.003413877</text:p>
          </table:table-cell>
          <table:table-cell office:value-type="float" office:value="0.0034741515">
            <text:p>0.0034741515</text:p>
          </table:table-cell>
          <table:table-cell office:value-type="float" office:value="0.0036462762">
            <text:p>0.0036462762</text:p>
          </table:table-cell>
          <table:table-cell office:value-type="float" office:value="0.0033575897">
            <text:p>0.0033575897</text:p>
          </table:table-cell>
          <table:table-cell office:value-type="float" office:value="0.0032081374">
            <text:p>0.0032081374</text:p>
          </table:table-cell>
          <table:table-cell office:value-type="float" office:value="0.0038438514">
            <text:p>0.0038438514</text:p>
          </table:table-cell>
          <table:table-cell office:value-type="float" office:value="0.0039475407">
            <text:p>0.0039475407</text:p>
          </table:table-cell>
          <table:table-cell office:value-type="float" office:value="0.003510454">
            <text:p>0.003510454</text:p>
          </table:table-cell>
          <table:table-cell office:value-type="float" office:value="0.0035202696">
            <text:p>0.0035202696</text:p>
          </table:table-cell>
          <table:table-cell office:value-type="float" office:value="0.003830615">
            <text:p>0.003830615</text:p>
          </table:table-cell>
          <table:table-cell office:value-type="float" office:value="0.0038323882">
            <text:p>0.0038323882</text:p>
          </table:table-cell>
          <table:table-cell office:value-type="float" office:value="0.0037230712">
            <text:p>0.0037230712</text:p>
          </table:table-cell>
          <table:table-cell office:value-type="float" office:value="0.0031479583">
            <text:p>0.0031479583</text:p>
          </table:table-cell>
          <table:table-cell office:value-type="float" office:value="0.003230356">
            <text:p>0.003230356</text:p>
          </table:table-cell>
          <table:table-cell office:value-type="float" office:value="0.0033401423">
            <text:p>0.0033401423</text:p>
          </table:table-cell>
          <table:table-cell office:value-type="float" office:value="0.0031915794">
            <text:p>0.0031915794</text:p>
          </table:table-cell>
          <table:table-cell office:value-type="float" office:value="0.0033719628">
            <text:p>0.0033719628</text:p>
          </table:table-cell>
          <table:table-cell office:value-type="float" office:value="0.003122942">
            <text:p>0.003122942</text:p>
          </table:table-cell>
          <table:table-cell office:value-type="float" office:value="0.0030271264">
            <text:p>0.0030271264</text:p>
          </table:table-cell>
          <table:table-cell office:value-type="float" office:value="0.00322724">
            <text:p>0.00322724</text:p>
          </table:table-cell>
          <table:table-cell office:value-type="float" office:value="0.0032391844">
            <text:p>0.0032391844</text:p>
          </table:table-cell>
          <table:table-cell office:value-type="float" office:value="0.0034972667">
            <text:p>0.0034972667</text:p>
          </table:table-cell>
          <table:table-cell office:value-type="float" office:value="0.0033184632">
            <text:p>0.0033184632</text:p>
          </table:table-cell>
          <table:table-cell office:value-type="float" office:value="0.0026188614">
            <text:p>0.0026188614</text:p>
          </table:table-cell>
          <table:table-cell office:value-type="float" office:value="0.0028659038">
            <text:p>0.0028659038</text:p>
          </table:table-cell>
          <table:table-cell office:value-type="float" office:value="0.00282572">
            <text:p>0.00282572</text:p>
          </table:table-cell>
          <table:table-cell office:value-type="float" office:value="0.0030626082">
            <text:p>0.0030626082</text:p>
          </table:table-cell>
          <table:table-cell office:value-type="float" office:value="0.0031339761">
            <text:p>0.0031339761</text:p>
          </table:table-cell>
          <table:table-cell office:value-type="float" office:value="0.0040581585">
            <text:p>0.0040581585</text:p>
          </table:table-cell>
          <table:table-cell office:value-type="float" office:value="0.003181617">
            <text:p>0.003181617</text:p>
          </table:table-cell>
          <table:table-cell office:value-type="float" office:value="0.0027291428">
            <text:p>0.0027291428</text:p>
          </table:table-cell>
          <table:table-cell office:value-type="float" office:value="0.002849886">
            <text:p>0.002849886</text:p>
          </table:table-cell>
          <table:table-cell office:value-type="float" office:value="0.003025076">
            <text:p>0.003025076</text:p>
          </table:table-cell>
          <table:table-cell office:value-type="float" office:value="0.0033592556">
            <text:p>0.0033592556</text:p>
          </table:table-cell>
          <table:table-cell office:value-type="float" office:value="0.0036288444">
            <text:p>0.0036288444</text:p>
          </table:table-cell>
          <table:table-cell office:value-type="float" office:value="0.0037087041">
            <text:p>0.0037087041</text:p>
          </table:table-cell>
          <table:table-cell office:value-type="float" office:value="0.0032625035">
            <text:p>0.0032625035</text:p>
          </table:table-cell>
          <table:table-cell office:value-type="float" office:value="0.002873932">
            <text:p>0.002873932</text:p>
          </table:table-cell>
          <table:table-cell office:value-type="float" office:value="0.0032902749">
            <text:p>0.0032902749</text:p>
          </table:table-cell>
          <table:table-cell office:value-type="float" office:value="0.0033258067">
            <text:p>0.0033258067</text:p>
          </table:table-cell>
          <table:table-cell office:value-type="float" office:value="0.003092471">
            <text:p>0.003092471</text:p>
          </table:table-cell>
          <table:table-cell office:value-type="float" office:value="0.0031939924">
            <text:p>0.0031939924</text:p>
          </table:table-cell>
          <table:table-cell office:value-type="float" office:value="0.0039680325">
            <text:p>0.0039680325</text:p>
          </table:table-cell>
          <table:table-cell office:value-type="float" office:value="0.0036303357">
            <text:p>0.0036303357</text:p>
          </table:table-cell>
          <table:table-cell office:value-type="float" office:value="0.003240068">
            <text:p>0.003240068</text:p>
          </table:table-cell>
          <table:table-cell office:value-type="float" office:value="0.003272106">
            <text:p>0.003272106</text:p>
          </table:table-cell>
          <table:table-cell office:value-type="float" office:value="0.0031216377">
            <text:p>0.0031216377</text:p>
          </table:table-cell>
          <table:table-cell office:value-type="float" office:value="0.0029017995">
            <text:p>0.0029017995</text:p>
          </table:table-cell>
          <table:table-cell office:value-type="float" office:value="0.003009746">
            <text:p>0.003009746</text:p>
          </table:table-cell>
          <table:table-cell office:value-type="float" office:value="0.0031141785">
            <text:p>0.0031141785</text:p>
          </table:table-cell>
          <table:table-cell office:value-type="float" office:value="0.003932703">
            <text:p>0.003932703</text:p>
          </table:table-cell>
          <table:table-cell office:value-type="float" office:value="0.0032201894">
            <text:p>0.0032201894</text:p>
          </table:table-cell>
          <table:table-cell office:value-type="float" office:value="0.0032135497">
            <text:p>0.0032135497</text:p>
          </table:table-cell>
          <table:table-cell office:value-type="float" office:value="0.0030113284">
            <text:p>0.0030113284</text:p>
          </table:table-cell>
          <table:table-cell office:value-type="float" office:value="0.0026751847">
            <text:p>0.0026751847</text:p>
          </table:table-cell>
          <table:table-cell office:value-type="float" office:value="0.0024409008">
            <text:p>0.0024409008</text:p>
          </table:table-cell>
          <table:table-cell office:value-type="float" office:value="0.0028326141">
            <text:p>0.0028326141</text:p>
          </table:table-cell>
          <table:table-cell office:value-type="float" office:value="0.0032812504">
            <text:p>0.0032812504</text:p>
          </table:table-cell>
          <table:table-cell office:value-type="float" office:value="0.0033184832">
            <text:p>0.0033184832</text:p>
          </table:table-cell>
          <table:table-cell office:value-type="float" office:value="0.0029765896">
            <text:p>0.0029765896</text:p>
          </table:table-cell>
          <table:table-cell office:value-type="float" office:value="0.0024956514">
            <text:p>0.0024956514</text:p>
          </table:table-cell>
          <table:table-cell office:value-type="float" office:value="0.0026541862">
            <text:p>0.0026541862</text:p>
          </table:table-cell>
          <table:table-cell office:value-type="float" office:value="0.0025341436">
            <text:p>0.0025341436</text:p>
          </table:table-cell>
          <table:table-cell office:value-type="float" office:value="0.0024068994">
            <text:p>0.0024068994</text:p>
          </table:table-cell>
          <table:table-cell office:value-type="float" office:value="0.0025180725">
            <text:p>0.0025180725</text:p>
          </table:table-cell>
          <table:table-cell office:value-type="float" office:value="0.0026621579">
            <text:p>0.0026621579</text:p>
          </table:table-cell>
          <table:table-cell office:value-type="float" office:value="0.002953883">
            <text:p>0.002953883</text:p>
          </table:table-cell>
          <table:table-cell office:value-type="float" office:value="0.0027165732">
            <text:p>0.0027165732</text:p>
          </table:table-cell>
          <table:table-cell office:value-type="float" office:value="0.0025565722">
            <text:p>0.0025565722</text:p>
          </table:table-cell>
          <table:table-cell office:value-type="float" office:value="0.0022524695">
            <text:p>0.0022524695</text:p>
          </table:table-cell>
          <table:table-cell office:value-type="float" office:value="0.0025008677">
            <text:p>0.0025008677</text:p>
          </table:table-cell>
          <table:table-cell office:value-type="float" office:value="0.0027679803">
            <text:p>0.0027679803</text:p>
          </table:table-cell>
          <table:table-cell office:value-type="float" office:value="0.0024018378">
            <text:p>0.0024018378</text:p>
          </table:table-cell>
          <table:table-cell office:value-type="float" office:value="0.0024099462">
            <text:p>0.0024099462</text:p>
          </table:table-cell>
          <table:table-cell office:value-type="float" office:value="0.0026575627">
            <text:p>0.0026575627</text:p>
          </table:table-cell>
          <table:table-cell office:value-type="float" office:value="0.0023634217">
            <text:p>0.0023634217</text:p>
          </table:table-cell>
          <table:table-cell office:value-type="float" office:value="0.0021560804">
            <text:p>0.0021560804</text:p>
          </table:table-cell>
          <table:table-cell office:value-type="float" office:value="0.0021978985">
            <text:p>0.0021978985</text:p>
          </table:table-cell>
          <table:table-cell office:value-type="float" office:value="0.0024197674">
            <text:p>0.0024197674</text:p>
          </table:table-cell>
          <table:table-cell office:value-type="float" office:value="0.002515158">
            <text:p>0.002515158</text:p>
          </table:table-cell>
          <table:table-cell office:value-type="float" office:value="0.0022774746">
            <text:p>0.0022774746</text:p>
          </table:table-cell>
          <table:table-cell office:value-type="float" office:value="0.0020974416">
            <text:p>0.0020974416</text:p>
          </table:table-cell>
          <table:table-cell office:value-type="float" office:value="0.0024437022">
            <text:p>0.0024437022</text:p>
          </table:table-cell>
          <table:table-cell office:value-type="float" office:value="0.0022945895">
            <text:p>0.0022945895</text:p>
          </table:table-cell>
          <table:table-cell office:value-type="float" office:value="0.0022466234">
            <text:p>0.0022466234</text:p>
          </table:table-cell>
          <table:table-cell office:value-type="float" office:value="0.002225477">
            <text:p>0.002225477</text:p>
          </table:table-cell>
          <table:table-cell office:value-type="float" office:value="0.0021575664">
            <text:p>0.0021575664</text:p>
          </table:table-cell>
          <table:table-cell office:value-type="float" office:value="0.00223803">
            <text:p>0.00223803</text:p>
          </table:table-cell>
          <table:table-cell office:value-type="float" office:value="0.0020551996">
            <text:p>0.0020551996</text:p>
          </table:table-cell>
          <table:table-cell office:value-type="float" office:value="0.0018743131">
            <text:p>0.0018743131</text:p>
          </table:table-cell>
          <table:table-cell office:value-type="float" office:value="0.0019652017">
            <text:p>0.0019652017</text:p>
          </table:table-cell>
          <table:table-cell office:value-type="float" office:value="0.001938137">
            <text:p>0.001938137</text:p>
          </table:table-cell>
          <table:table-cell office:value-type="float" office:value="0.001914666">
            <text:p>0.001914666</text:p>
          </table:table-cell>
          <table:table-cell office:value-type="float" office:value="0.0019570123">
            <text:p>0.0019570123</text:p>
          </table:table-cell>
          <table:table-cell office:value-type="float" office:value="0.0018446831">
            <text:p>0.0018446831</text:p>
          </table:table-cell>
          <table:table-cell office:value-type="float" office:value="0.0020461446">
            <text:p>0.0020461446</text:p>
          </table:table-cell>
          <table:table-cell office:value-type="float" office:value="0.0017936018">
            <text:p>0.0017936018</text:p>
          </table:table-cell>
          <table:table-cell office:value-type="float" office:value="0.0017914834">
            <text:p>0.0017914834</text:p>
          </table:table-cell>
          <table:table-cell office:value-type="float" office:value="0.0018073842">
            <text:p>0.0018073842</text:p>
          </table:table-cell>
          <table:table-cell office:value-type="float" office:value="0.0019203995">
            <text:p>0.0019203995</text:p>
          </table:table-cell>
          <table:table-cell office:value-type="float" office:value="0.0018186043">
            <text:p>0.0018186043</text:p>
          </table:table-cell>
          <table:table-cell office:value-type="float" office:value="0.0017238517">
            <text:p>0.0017238517</text:p>
          </table:table-cell>
          <table:table-cell office:value-type="float" office:value="0.0019063137">
            <text:p>0.0019063137</text:p>
          </table:table-cell>
          <table:table-cell office:value-type="float" office:value="0.0021309315">
            <text:p>0.0021309315</text:p>
          </table:table-cell>
          <table:table-cell table:style-name="Default" office:value-type="float" office:value="0.0019768851">
            <text:p>0.0019768851</text:p>
          </table:table-cell>
          <table:table-cell table:style-name="Default" office:value-type="float" office:value="0.0017128134">
            <text:p>0.0017128134</text:p>
          </table:table-cell>
          <table:table-cell table:style-name="Default" office:value-type="float" office:value="0.0017232333">
            <text:p>0.0017232333</text:p>
          </table:table-cell>
          <table:table-cell table:style-name="Default" office:value-type="float" office:value="0.0018093158">
            <text:p>0.0018093158</text:p>
          </table:table-cell>
          <table:table-cell office:value-type="float" office:value="0.0017334411">
            <text:p>0.0017334411</text:p>
          </table:table-cell>
          <table:table-cell table:style-name="Default" office:value-type="float" office:value="0.0015793558">
            <text:p>0.0015793558</text:p>
          </table:table-cell>
          <table:table-cell table:style-name="Default" office:value-type="float" office:value="0.0016549013">
            <text:p>0.0016549013</text:p>
          </table:table-cell>
          <table:table-cell table:style-name="Default" office:value-type="float" office:value="0.0018933298">
            <text:p>0.0018933298</text:p>
          </table:table-cell>
          <table:table-cell table:style-name="Default" office:value-type="float" office:value="0.0018323238">
            <text:p>0.0018323238</text:p>
          </table:table-cell>
          <table:table-cell table:style-name="Default" office:value-type="float" office:value="0.0015085998">
            <text:p>0.0015085998</text:p>
          </table:table-cell>
          <table:table-cell table:style-name="Default" office:value-type="float" office:value="0.0012629647">
            <text:p>0.0012629647</text:p>
          </table:table-cell>
          <table:table-cell table:style-name="Default" office:value-type="float" office:value="0.0011920052">
            <text:p>0.0011920052</text:p>
          </table:table-cell>
          <table:table-cell table:style-name="Default" office:value-type="float" office:value="0.001024029">
            <text:p>0.001024029</text:p>
          </table:table-cell>
          <table:table-cell office:value-type="float" office:value="0.00094087975">
            <text:p>9.41E-004</text:p>
          </table:table-cell>
          <table:table-cell office:value-type="float" office:value="0.0008304885">
            <text:p>8.30E-004</text:p>
          </table:table-cell>
          <table:table-cell office:value-type="float" office:value="0.0007868281">
            <text:p>7.87E-004</text:p>
          </table:table-cell>
          <table:table-cell office:value-type="float" office:value="0.00078020134">
            <text:p>7.80E-004</text:p>
          </table:table-cell>
          <table:table-cell office:value-type="float" office:value="0.0007492012">
            <text:p>7.49E-004</text:p>
          </table:table-cell>
          <table:table-cell office:value-type="float" office:value="0.0007400221">
            <text:p>7.40E-004</text:p>
          </table:table-cell>
          <table:table-cell office:value-type="float" office:value="0.00073888426">
            <text:p>7.39E-004</text:p>
          </table:table-cell>
          <table:table-cell office:value-type="float" office:value="0.00073969725">
            <text:p>7.40E-004</text:p>
          </table:table-cell>
          <table:table-cell office:value-type="float" office:value="0.00074141263">
            <text:p>7.41E-004</text:p>
          </table:table-cell>
          <table:table-cell office:value-type="float" office:value="0.000745321">
            <text:p>7.45E-004</text:p>
          </table:table-cell>
          <table:table-cell office:value-type="float" office:value="0.0007466234">
            <text:p>7.47E-004</text:p>
          </table:table-cell>
          <table:table-cell office:value-type="float" office:value="0.00074839155">
            <text:p>7.48E-004</text:p>
          </table:table-cell>
          <table:table-cell office:value-type="float" office:value="0.0007502477">
            <text:p>7.50E-004</text:p>
          </table:table-cell>
          <table:table-cell office:value-type="float" office:value="0.00075422105">
            <text:p>7.54E-004</text:p>
          </table:table-cell>
          <table:table-cell office:value-type="float" office:value="0.00075637776">
            <text:p>7.56E-004</text:p>
          </table:table-cell>
          <table:table-cell office:value-type="float" office:value="0.0007583273">
            <text:p>7.58E-004</text:p>
          </table:table-cell>
          <table:table-cell office:value-type="float" office:value="0.000760466">
            <text:p>7.60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1 Prologue.mp3</text:p>
          </table:table-cell>
          <table:table-cell office:value-type="float" office:value="0.1462515">
            <text:p>0.1462515</text:p>
          </table:table-cell>
          <table:table-cell office:value-type="float" office:value="0.044781808">
            <text:p>0.044781808</text:p>
          </table:table-cell>
          <table:table-cell office:value-type="float" office:value="0.013022835">
            <text:p>0.013022835</text:p>
          </table:table-cell>
          <table:table-cell office:value-type="float" office:value="0.01199488">
            <text:p>0.01199488</text:p>
          </table:table-cell>
          <table:table-cell office:value-type="float" office:value="0.013077212">
            <text:p>0.013077212</text:p>
          </table:table-cell>
          <table:table-cell office:value-type="float" office:value="0.013280411">
            <text:p>0.013280411</text:p>
          </table:table-cell>
          <table:table-cell office:value-type="float" office:value="0.011463986">
            <text:p>0.011463986</text:p>
          </table:table-cell>
          <table:table-cell office:value-type="float" office:value="0.009628027">
            <text:p>0.009628027</text:p>
          </table:table-cell>
          <table:table-cell office:value-type="float" office:value="0.00967375">
            <text:p>0.00967375</text:p>
          </table:table-cell>
          <table:table-cell office:value-type="float" office:value="0.008512932">
            <text:p>0.008512932</text:p>
          </table:table-cell>
          <table:table-cell office:value-type="float" office:value="0.010520608">
            <text:p>0.010520608</text:p>
          </table:table-cell>
          <table:table-cell office:value-type="float" office:value="0.007484843">
            <text:p>0.007484843</text:p>
          </table:table-cell>
          <table:table-cell office:value-type="float" office:value="0.0056979707">
            <text:p>0.0056979707</text:p>
          </table:table-cell>
          <table:table-cell office:value-type="float" office:value="0.005514674">
            <text:p>0.005514674</text:p>
          </table:table-cell>
          <table:table-cell office:value-type="float" office:value="0.0049719373">
            <text:p>0.0049719373</text:p>
          </table:table-cell>
          <table:table-cell office:value-type="float" office:value="0.0044457978">
            <text:p>0.0044457978</text:p>
          </table:table-cell>
          <table:table-cell office:value-type="float" office:value="0.0042607826">
            <text:p>0.0042607826</text:p>
          </table:table-cell>
          <table:table-cell office:value-type="float" office:value="0.004131468">
            <text:p>0.004131468</text:p>
          </table:table-cell>
          <table:table-cell office:value-type="float" office:value="0.0045384127">
            <text:p>0.0045384127</text:p>
          </table:table-cell>
          <table:table-cell office:value-type="float" office:value="0.0053375796">
            <text:p>0.0053375796</text:p>
          </table:table-cell>
          <table:table-cell office:value-type="float" office:value="0.006452508">
            <text:p>0.006452508</text:p>
          </table:table-cell>
          <table:table-cell office:value-type="float" office:value="0.0105742505">
            <text:p>0.0105742505</text:p>
          </table:table-cell>
          <table:table-cell office:value-type="float" office:value="0.007947807">
            <text:p>0.007947807</text:p>
          </table:table-cell>
          <table:table-cell office:value-type="float" office:value="0.0060217367">
            <text:p>0.0060217367</text:p>
          </table:table-cell>
          <table:table-cell office:value-type="float" office:value="0.004637761">
            <text:p>0.004637761</text:p>
          </table:table-cell>
          <table:table-cell office:value-type="float" office:value="0.0043131607">
            <text:p>0.0043131607</text:p>
          </table:table-cell>
          <table:table-cell office:value-type="float" office:value="0.0042346995">
            <text:p>0.0042346995</text:p>
          </table:table-cell>
          <table:table-cell office:value-type="float" office:value="0.004361991">
            <text:p>0.004361991</text:p>
          </table:table-cell>
          <table:table-cell office:value-type="float" office:value="0.003704272">
            <text:p>0.003704272</text:p>
          </table:table-cell>
          <table:table-cell office:value-type="float" office:value="0.0034588464">
            <text:p>0.0034588464</text:p>
          </table:table-cell>
          <table:table-cell office:value-type="float" office:value="0.0036130694">
            <text:p>0.0036130694</text:p>
          </table:table-cell>
          <table:table-cell office:value-type="float" office:value="0.004128716">
            <text:p>0.004128716</text:p>
          </table:table-cell>
          <table:table-cell office:value-type="float" office:value="0.005078901">
            <text:p>0.005078901</text:p>
          </table:table-cell>
          <table:table-cell office:value-type="float" office:value="0.0036666282">
            <text:p>0.0036666282</text:p>
          </table:table-cell>
          <table:table-cell office:value-type="float" office:value="0.0031690306">
            <text:p>0.0031690306</text:p>
          </table:table-cell>
          <table:table-cell office:value-type="float" office:value="0.002815653">
            <text:p>0.002815653</text:p>
          </table:table-cell>
          <table:table-cell office:value-type="float" office:value="0.0029300728">
            <text:p>0.0029300728</text:p>
          </table:table-cell>
          <table:table-cell office:value-type="float" office:value="0.0030967584">
            <text:p>0.0030967584</text:p>
          </table:table-cell>
          <table:table-cell office:value-type="float" office:value="0.002966548">
            <text:p>0.002966548</text:p>
          </table:table-cell>
          <table:table-cell office:value-type="float" office:value="0.0031178389">
            <text:p>0.0031178389</text:p>
          </table:table-cell>
          <table:table-cell office:value-type="float" office:value="0.0033357055">
            <text:p>0.0033357055</text:p>
          </table:table-cell>
          <table:table-cell office:value-type="float" office:value="0.004190604">
            <text:p>0.004190604</text:p>
          </table:table-cell>
          <table:table-cell office:value-type="float" office:value="0.0067388285">
            <text:p>0.0067388285</text:p>
          </table:table-cell>
          <table:table-cell office:value-type="float" office:value="0.02089274">
            <text:p>0.02089274</text:p>
          </table:table-cell>
          <table:table-cell office:value-type="float" office:value="0.024441272">
            <text:p>0.024441272</text:p>
          </table:table-cell>
          <table:table-cell office:value-type="float" office:value="0.0067276903">
            <text:p>0.0067276903</text:p>
          </table:table-cell>
          <table:table-cell office:value-type="float" office:value="0.0043725716">
            <text:p>0.0043725716</text:p>
          </table:table-cell>
          <table:table-cell office:value-type="float" office:value="0.0031439022">
            <text:p>0.0031439022</text:p>
          </table:table-cell>
          <table:table-cell office:value-type="float" office:value="0.0028330626">
            <text:p>0.0028330626</text:p>
          </table:table-cell>
          <table:table-cell office:value-type="float" office:value="0.0025604493">
            <text:p>0.0025604493</text:p>
          </table:table-cell>
          <table:table-cell office:value-type="float" office:value="0.0025866267">
            <text:p>0.0025866267</text:p>
          </table:table-cell>
          <table:table-cell office:value-type="float" office:value="0.0025550567">
            <text:p>0.0025550567</text:p>
          </table:table-cell>
          <table:table-cell office:value-type="float" office:value="0.0024773949">
            <text:p>0.0024773949</text:p>
          </table:table-cell>
          <table:table-cell office:value-type="float" office:value="0.0027650164">
            <text:p>0.0027650164</text:p>
          </table:table-cell>
          <table:table-cell office:value-type="float" office:value="0.0030145014">
            <text:p>0.0030145014</text:p>
          </table:table-cell>
          <table:table-cell office:value-type="float" office:value="0.0028300078">
            <text:p>0.0028300078</text:p>
          </table:table-cell>
          <table:table-cell office:value-type="float" office:value="0.002571474">
            <text:p>0.002571474</text:p>
          </table:table-cell>
          <table:table-cell office:value-type="float" office:value="0.0028884811">
            <text:p>0.0028884811</text:p>
          </table:table-cell>
          <table:table-cell office:value-type="float" office:value="0.002728144">
            <text:p>0.002728144</text:p>
          </table:table-cell>
          <table:table-cell office:value-type="float" office:value="0.002654854">
            <text:p>0.002654854</text:p>
          </table:table-cell>
          <table:table-cell office:value-type="float" office:value="0.002806867">
            <text:p>0.002806867</text:p>
          </table:table-cell>
          <table:table-cell office:value-type="float" office:value="0.0025058358">
            <text:p>0.0025058358</text:p>
          </table:table-cell>
          <table:table-cell office:value-type="float" office:value="0.002694649">
            <text:p>0.002694649</text:p>
          </table:table-cell>
          <table:table-cell office:value-type="float" office:value="0.002838218">
            <text:p>0.002838218</text:p>
          </table:table-cell>
          <table:table-cell office:value-type="float" office:value="0.00287945">
            <text:p>0.00287945</text:p>
          </table:table-cell>
          <table:table-cell office:value-type="float" office:value="0.0029828988">
            <text:p>0.0029828988</text:p>
          </table:table-cell>
          <table:table-cell office:value-type="float" office:value="0.002623232">
            <text:p>0.002623232</text:p>
          </table:table-cell>
          <table:table-cell office:value-type="float" office:value="0.0024005114">
            <text:p>0.0024005114</text:p>
          </table:table-cell>
          <table:table-cell office:value-type="float" office:value="0.002490923">
            <text:p>0.002490923</text:p>
          </table:table-cell>
          <table:table-cell office:value-type="float" office:value="0.0026256884">
            <text:p>0.0026256884</text:p>
          </table:table-cell>
          <table:table-cell office:value-type="float" office:value="0.0025419747">
            <text:p>0.0025419747</text:p>
          </table:table-cell>
          <table:table-cell office:value-type="float" office:value="0.0024887158">
            <text:p>0.0024887158</text:p>
          </table:table-cell>
          <table:table-cell office:value-type="float" office:value="0.0024974071">
            <text:p>0.0024974071</text:p>
          </table:table-cell>
          <table:table-cell office:value-type="float" office:value="0.0023883965">
            <text:p>0.0023883965</text:p>
          </table:table-cell>
          <table:table-cell office:value-type="float" office:value="0.00221506">
            <text:p>0.00221506</text:p>
          </table:table-cell>
          <table:table-cell office:value-type="float" office:value="0.002437372">
            <text:p>0.002437372</text:p>
          </table:table-cell>
          <table:table-cell office:value-type="float" office:value="0.002432277">
            <text:p>0.002432277</text:p>
          </table:table-cell>
          <table:table-cell office:value-type="float" office:value="0.0023034555">
            <text:p>0.0023034555</text:p>
          </table:table-cell>
          <table:table-cell office:value-type="float" office:value="0.0023560117">
            <text:p>0.0023560117</text:p>
          </table:table-cell>
          <table:table-cell office:value-type="float" office:value="0.002554039">
            <text:p>0.002554039</text:p>
          </table:table-cell>
          <table:table-cell office:value-type="float" office:value="0.0025281005">
            <text:p>0.0025281005</text:p>
          </table:table-cell>
          <table:table-cell office:value-type="float" office:value="0.002636335">
            <text:p>0.002636335</text:p>
          </table:table-cell>
          <table:table-cell office:value-type="float" office:value="0.0027038034">
            <text:p>0.0027038034</text:p>
          </table:table-cell>
          <table:table-cell office:value-type="float" office:value="0.0028064044">
            <text:p>0.0028064044</text:p>
          </table:table-cell>
          <table:table-cell office:value-type="float" office:value="0.0031313444">
            <text:p>0.0031313444</text:p>
          </table:table-cell>
          <table:table-cell office:value-type="float" office:value="0.0031213458">
            <text:p>0.0031213458</text:p>
          </table:table-cell>
          <table:table-cell office:value-type="float" office:value="0.0030978178">
            <text:p>0.0030978178</text:p>
          </table:table-cell>
          <table:table-cell office:value-type="float" office:value="0.002990707">
            <text:p>0.002990707</text:p>
          </table:table-cell>
          <table:table-cell office:value-type="float" office:value="0.0029319683">
            <text:p>0.0029319683</text:p>
          </table:table-cell>
          <table:table-cell office:value-type="float" office:value="0.00281224">
            <text:p>0.00281224</text:p>
          </table:table-cell>
          <table:table-cell office:value-type="float" office:value="0.002829434">
            <text:p>0.002829434</text:p>
          </table:table-cell>
          <table:table-cell office:value-type="float" office:value="0.0027840643">
            <text:p>0.0027840643</text:p>
          </table:table-cell>
          <table:table-cell office:value-type="float" office:value="0.0028779127">
            <text:p>0.0028779127</text:p>
          </table:table-cell>
          <table:table-cell office:value-type="float" office:value="0.0027268068">
            <text:p>0.0027268068</text:p>
          </table:table-cell>
          <table:table-cell office:value-type="float" office:value="0.002730692">
            <text:p>0.002730692</text:p>
          </table:table-cell>
          <table:table-cell office:value-type="float" office:value="0.0026309094">
            <text:p>0.0026309094</text:p>
          </table:table-cell>
          <table:table-cell office:value-type="float" office:value="0.002629753">
            <text:p>0.002629753</text:p>
          </table:table-cell>
          <table:table-cell office:value-type="float" office:value="0.0027405978">
            <text:p>0.0027405978</text:p>
          </table:table-cell>
          <table:table-cell office:value-type="float" office:value="0.0027386525">
            <text:p>0.0027386525</text:p>
          </table:table-cell>
          <table:table-cell office:value-type="float" office:value="0.0027068064">
            <text:p>0.0027068064</text:p>
          </table:table-cell>
          <table:table-cell office:value-type="float" office:value="0.0028046477">
            <text:p>0.0028046477</text:p>
          </table:table-cell>
          <table:table-cell office:value-type="float" office:value="0.0026956622">
            <text:p>0.0026956622</text:p>
          </table:table-cell>
          <table:table-cell office:value-type="float" office:value="0.0027189238">
            <text:p>0.0027189238</text:p>
          </table:table-cell>
          <table:table-cell office:value-type="float" office:value="0.0027562142">
            <text:p>0.0027562142</text:p>
          </table:table-cell>
          <table:table-cell office:value-type="float" office:value="0.002708454">
            <text:p>0.002708454</text:p>
          </table:table-cell>
          <table:table-cell office:value-type="float" office:value="0.0025770464">
            <text:p>0.0025770464</text:p>
          </table:table-cell>
          <table:table-cell office:value-type="float" office:value="0.002510164">
            <text:p>0.002510164</text:p>
          </table:table-cell>
          <table:table-cell office:value-type="float" office:value="0.0024798668">
            <text:p>0.0024798668</text:p>
          </table:table-cell>
          <table:table-cell office:value-type="float" office:value="0.0023975044">
            <text:p>0.0023975044</text:p>
          </table:table-cell>
          <table:table-cell office:value-type="float" office:value="0.0023685987">
            <text:p>0.0023685987</text:p>
          </table:table-cell>
          <table:table-cell office:value-type="float" office:value="0.002140492">
            <text:p>0.002140492</text:p>
          </table:table-cell>
          <table:table-cell office:value-type="float" office:value="0.002238292">
            <text:p>0.002238292</text:p>
          </table:table-cell>
          <table:table-cell office:value-type="float" office:value="0.0021533004">
            <text:p>0.0021533004</text:p>
          </table:table-cell>
          <table:table-cell office:value-type="float" office:value="0.0020750647">
            <text:p>0.0020750647</text:p>
          </table:table-cell>
          <table:table-cell office:value-type="float" office:value="0.0020986919">
            <text:p>0.0020986919</text:p>
          </table:table-cell>
          <table:table-cell office:value-type="float" office:value="0.0019846966">
            <text:p>0.0019846966</text:p>
          </table:table-cell>
          <table:table-cell office:value-type="float" office:value="0.00199899">
            <text:p>0.00199899</text:p>
          </table:table-cell>
          <table:table-cell office:value-type="float" office:value="0.0018011138">
            <text:p>0.0018011138</text:p>
          </table:table-cell>
          <table:table-cell office:value-type="float" office:value="0.0017500239">
            <text:p>0.0017500239</text:p>
          </table:table-cell>
          <table:table-cell office:value-type="float" office:value="0.0017087571">
            <text:p>0.0017087571</text:p>
          </table:table-cell>
          <table:table-cell office:value-type="float" office:value="0.0017785253">
            <text:p>0.0017785253</text:p>
          </table:table-cell>
          <table:table-cell office:value-type="float" office:value="0.0016866068">
            <text:p>0.0016866068</text:p>
          </table:table-cell>
          <table:table-cell office:value-type="float" office:value="0.001564072">
            <text:p>0.001564072</text:p>
          </table:table-cell>
          <table:table-cell office:value-type="float" office:value="0.001640493">
            <text:p>0.001640493</text:p>
          </table:table-cell>
          <table:table-cell office:value-type="float" office:value="0.001597287">
            <text:p>0.001597287</text:p>
          </table:table-cell>
          <table:table-cell office:value-type="float" office:value="0.0016187563">
            <text:p>0.0016187563</text:p>
          </table:table-cell>
          <table:table-cell office:value-type="float" office:value="0.0017272802">
            <text:p>0.0017272802</text:p>
          </table:table-cell>
          <table:table-cell office:value-type="float" office:value="0.0017491119">
            <text:p>0.0017491119</text:p>
          </table:table-cell>
          <table:table-cell office:value-type="float" office:value="0.0018624736">
            <text:p>0.0018624736</text:p>
          </table:table-cell>
          <table:table-cell office:value-type="float" office:value="0.0016682165">
            <text:p>0.0016682165</text:p>
          </table:table-cell>
          <table:table-cell office:value-type="float" office:value="0.0017062243">
            <text:p>0.0017062243</text:p>
          </table:table-cell>
          <table:table-cell office:value-type="float" office:value="0.001936328">
            <text:p>0.001936328</text:p>
          </table:table-cell>
          <table:table-cell office:value-type="float" office:value="0.0021031657">
            <text:p>0.0021031657</text:p>
          </table:table-cell>
          <table:table-cell office:value-type="float" office:value="0.0016851086">
            <text:p>0.0016851086</text:p>
          </table:table-cell>
          <table:table-cell office:value-type="float" office:value="0.00162335">
            <text:p>0.00162335</text:p>
          </table:table-cell>
          <table:table-cell office:value-type="float" office:value="0.0016137444">
            <text:p>0.0016137444</text:p>
          </table:table-cell>
          <table:table-cell office:value-type="float" office:value="0.0015117046">
            <text:p>0.0015117046</text:p>
          </table:table-cell>
          <table:table-cell office:value-type="float" office:value="0.001538257">
            <text:p>0.001538257</text:p>
          </table:table-cell>
          <table:table-cell office:value-type="float" office:value="0.0015006518">
            <text:p>0.0015006518</text:p>
          </table:table-cell>
          <table:table-cell office:value-type="float" office:value="0.0014771983">
            <text:p>0.0014771983</text:p>
          </table:table-cell>
          <table:table-cell office:value-type="float" office:value="0.0014942184">
            <text:p>0.0014942184</text:p>
          </table:table-cell>
          <table:table-cell office:value-type="float" office:value="0.0014691965">
            <text:p>0.0014691965</text:p>
          </table:table-cell>
          <table:table-cell office:value-type="float" office:value="0.0014442746">
            <text:p>0.0014442746</text:p>
          </table:table-cell>
          <table:table-cell office:value-type="float" office:value="0.0014188194">
            <text:p>0.0014188194</text:p>
          </table:table-cell>
          <table:table-cell office:value-type="float" office:value="0.0014438002">
            <text:p>0.0014438002</text:p>
          </table:table-cell>
          <table:table-cell office:value-type="float" office:value="0.0014160742">
            <text:p>0.0014160742</text:p>
          </table:table-cell>
          <table:table-cell office:value-type="float" office:value="0.0014267405">
            <text:p>0.0014267405</text:p>
          </table:table-cell>
          <table:table-cell office:value-type="float" office:value="0.0013565473">
            <text:p>0.0013565473</text:p>
          </table:table-cell>
          <table:table-cell office:value-type="float" office:value="0.0013787233">
            <text:p>0.0013787233</text:p>
          </table:table-cell>
          <table:table-cell office:value-type="float" office:value="0.0013895818">
            <text:p>0.0013895818</text:p>
          </table:table-cell>
          <table:table-cell office:value-type="float" office:value="0.0013120308">
            <text:p>0.0013120308</text:p>
          </table:table-cell>
          <table:table-cell office:value-type="float" office:value="0.0012538161">
            <text:p>0.0012538161</text:p>
          </table:table-cell>
          <table:table-cell office:value-type="float" office:value="0.0012595976">
            <text:p>0.0012595976</text:p>
          </table:table-cell>
          <table:table-cell office:value-type="float" office:value="0.0013029997">
            <text:p>0.0013029997</text:p>
          </table:table-cell>
          <table:table-cell office:value-type="float" office:value="0.0012992616">
            <text:p>0.0012992616</text:p>
          </table:table-cell>
          <table:table-cell office:value-type="float" office:value="0.0012773912">
            <text:p>0.0012773912</text:p>
          </table:table-cell>
          <table:table-cell office:value-type="float" office:value="0.0012417213">
            <text:p>0.0012417213</text:p>
          </table:table-cell>
          <table:table-cell office:value-type="float" office:value="0.0012805747">
            <text:p>0.0012805747</text:p>
          </table:table-cell>
          <table:table-cell office:value-type="float" office:value="0.0012492526">
            <text:p>0.0012492526</text:p>
          </table:table-cell>
          <table:table-cell office:value-type="float" office:value="0.0012234048">
            <text:p>0.0012234048</text:p>
          </table:table-cell>
          <table:table-cell office:value-type="float" office:value="0.0011765886">
            <text:p>0.0011765886</text:p>
          </table:table-cell>
          <table:table-cell office:value-type="float" office:value="0.0011379111">
            <text:p>0.0011379111</text:p>
          </table:table-cell>
          <table:table-cell office:value-type="float" office:value="0.0011889474">
            <text:p>0.0011889474</text:p>
          </table:table-cell>
          <table:table-cell office:value-type="float" office:value="0.0011825789">
            <text:p>0.0011825789</text:p>
          </table:table-cell>
          <table:table-cell office:value-type="float" office:value="0.0011748028">
            <text:p>0.0011748028</text:p>
          </table:table-cell>
          <table:table-cell office:value-type="float" office:value="0.001156308">
            <text:p>0.001156308</text:p>
          </table:table-cell>
          <table:table-cell office:value-type="float" office:value="0.0011261071">
            <text:p>0.0011261071</text:p>
          </table:table-cell>
          <table:table-cell office:value-type="float" office:value="0.0011274787">
            <text:p>0.0011274787</text:p>
          </table:table-cell>
          <table:table-cell office:value-type="float" office:value="0.0011211813">
            <text:p>0.0011211813</text:p>
          </table:table-cell>
          <table:table-cell office:value-type="float" office:value="0.0011127554">
            <text:p>0.0011127554</text:p>
          </table:table-cell>
          <table:table-cell office:value-type="float" office:value="0.0010701038">
            <text:p>0.0010701038</text:p>
          </table:table-cell>
          <table:table-cell office:value-type="float" office:value="0.001070229">
            <text:p>0.001070229</text:p>
          </table:table-cell>
          <table:table-cell office:value-type="float" office:value="0.0010437972">
            <text:p>0.0010437972</text:p>
          </table:table-cell>
          <table:table-cell office:value-type="float" office:value="0.0010380298">
            <text:p>0.0010380298</text:p>
          </table:table-cell>
          <table:table-cell office:value-type="float" office:value="0.0010504995">
            <text:p>0.0010504995</text:p>
          </table:table-cell>
          <table:table-cell office:value-type="float" office:value="0.0010229656">
            <text:p>0.0010229656</text:p>
          </table:table-cell>
          <table:table-cell office:value-type="float" office:value="0.0010516641">
            <text:p>0.0010516641</text:p>
          </table:table-cell>
          <table:table-cell office:value-type="float" office:value="0.0010192989">
            <text:p>0.0010192989</text:p>
          </table:table-cell>
          <table:table-cell table:style-name="ce1" office:value-type="float" office:value="0.0009917925">
            <text:p>9.92E-004</text:p>
          </table:table-cell>
          <table:table-cell table:style-name="ce1" office:value-type="float" office:value="0.0009557712">
            <text:p>9.56E-004</text:p>
          </table:table-cell>
          <table:table-cell table:style-name="ce1" office:value-type="float" office:value="0.0009572286">
            <text:p>9.57E-004</text:p>
          </table:table-cell>
          <table:table-cell table:style-name="ce1" office:value-type="float" office:value="0.00095000875">
            <text:p>9.50E-004</text:p>
          </table:table-cell>
          <table:table-cell table:style-name="ce1" office:value-type="float" office:value="0.0009324282">
            <text:p>9.32E-004</text:p>
          </table:table-cell>
          <table:table-cell table:style-name="ce1" office:value-type="float" office:value="0.00084848766">
            <text:p>8.48E-004</text:p>
          </table:table-cell>
          <table:table-cell table:style-name="ce1" office:value-type="float" office:value="0.0005378289">
            <text:p>5.38E-004</text:p>
          </table:table-cell>
          <table:table-cell table:style-name="ce1" office:value-type="float" office:value="0.00051556213">
            <text:p>5.16E-004</text:p>
          </table:table-cell>
          <table:table-cell table:style-name="ce1" office:value-type="float" office:value="0.0005017151">
            <text:p>5.02E-004</text:p>
          </table:table-cell>
          <table:table-cell table:style-name="ce1" office:value-type="float" office:value="0.0004977265">
            <text:p>4.98E-004</text:p>
          </table:table-cell>
          <table:table-cell table:style-name="ce1" office:value-type="float" office:value="0.0004983465">
            <text:p>4.98E-004</text:p>
          </table:table-cell>
          <table:table-cell table:style-name="ce1" office:value-type="float" office:value="0.00050133886">
            <text:p>5.01E-004</text:p>
          </table:table-cell>
          <table:table-cell table:style-name="ce1" office:value-type="float" office:value="0.0005058835">
            <text:p>5.06E-004</text:p>
          </table:table-cell>
          <table:table-cell table:style-name="ce1" office:value-type="float" office:value="0.0005080019">
            <text:p>5.08E-004</text:p>
          </table:table-cell>
          <table:table-cell table:style-name="ce1" office:value-type="float" office:value="0.0005193135">
            <text:p>5.19E-004</text:p>
          </table:table-cell>
          <table:table-cell table:style-name="ce1" office:value-type="float" office:value="0.00053120404">
            <text:p>5.31E-004</text:p>
          </table:table-cell>
          <table:table-cell table:style-name="ce1" office:value-type="float" office:value="0.0005474706">
            <text:p>5.47E-004</text:p>
          </table:table-cell>
          <table:table-cell table:style-name="ce1" office:value-type="float" office:value="0.00056739245">
            <text:p>5.67E-004</text:p>
          </table:table-cell>
          <table:table-cell table:style-name="ce1" office:value-type="float" office:value="0.00059866917">
            <text:p>5.99E-004</text:p>
          </table:table-cell>
          <table:table-cell table:style-name="ce1" office:value-type="float" office:value="0.0006318792">
            <text:p>6.32E-004</text:p>
          </table:table-cell>
          <table:table-cell table:style-name="ce1" office:value-type="float" office:value="0.0006637926">
            <text:p>6.64E-004</text:p>
          </table:table-cell>
          <table:table-cell table:style-name="ce1" office:value-type="float" office:value="0.0006881235">
            <text:p>6.88E-004</text:p>
          </table:table-cell>
          <table:table-cell table:style-name="ce1" office:value-type="float" office:value="0.00073590403">
            <text:p>7.36E-004</text:p>
          </table:table-cell>
          <table:table-cell table:style-name="ce1" office:value-type="float" office:value="0.00076132605">
            <text:p>7.61E-004</text:p>
          </table:table-cell>
          <table:table-cell table:style-name="ce1" office:value-type="float" office:value="0.0007939722">
            <text:p>7.94E-004</text:p>
          </table:table-cell>
          <table:table-cell table:style-name="ce1" office:value-type="float" office:value="0.00078618864">
            <text:p>7.86E-004</text:p>
          </table:table-cell>
          <table:table-cell table:style-name="ce1" office:value-type="float" office:value="0.00082291214">
            <text:p>8.23E-004</text:p>
          </table:table-cell>
          <table:table-cell table:style-name="ce1" office:value-type="float" office:value="0.000784332">
            <text:p>7.84E-004</text:p>
          </table:table-cell>
          <table:table-cell table:style-name="ce1" office:value-type="float" office:value="0.0008251569">
            <text:p>8.25E-004</text:p>
          </table:table-cell>
          <table:table-cell table:style-name="ce1" office:value-type="float" office:value="0.000821057">
            <text:p>8.21E-004</text:p>
          </table:table-cell>
          <table:table-cell table:style-name="ce1" office:value-type="float" office:value="0.0008279642">
            <text:p>8.28E-004</text:p>
          </table:table-cell>
          <table:table-cell table:style-name="ce1" office:value-type="float" office:value="0.0007672774">
            <text:p>7.67E-004</text:p>
          </table:table-cell>
          <table:table-cell table:style-name="ce1" office:value-type="float" office:value="0.00075854344">
            <text:p>7.59E-004</text:p>
          </table:table-cell>
          <table:table-cell table:style-name="ce1" office:value-type="float" office:value="0.0007592268">
            <text:p>7.59E-004</text:p>
          </table:table-cell>
          <table:table-cell table:style-name="ce1" office:value-type="float" office:value="0.0007294319">
            <text:p>7.29E-004</text:p>
          </table:table-cell>
          <table:table-cell table:style-name="ce1" office:value-type="float" office:value="0.00068614446">
            <text:p>6.86E-004</text:p>
          </table:table-cell>
          <table:table-cell table:style-name="ce1" office:value-type="float" office:value="0.00067020295">
            <text:p>6.70E-004</text:p>
          </table:table-cell>
          <table:table-cell table:style-name="ce1" office:value-type="float" office:value="0.00066068664">
            <text:p>6.61E-004</text:p>
          </table:table-cell>
          <table:table-cell table:style-name="ce1" office:value-type="float" office:value="0.0006333385">
            <text:p>6.33E-004</text:p>
          </table:table-cell>
          <table:table-cell table:style-name="ce1" office:value-type="float" office:value="0.00061143585">
            <text:p>6.11E-004</text:p>
          </table:table-cell>
          <table:table-cell table:style-name="ce1" office:value-type="float" office:value="0.0005866052">
            <text:p>5.87E-004</text:p>
          </table:table-cell>
          <table:table-cell table:style-name="ce1" office:value-type="float" office:value="0.00058060075">
            <text:p>5.81E-004</text:p>
          </table:table-cell>
          <table:table-cell table:style-name="ce1" office:value-type="float" office:value="0.0005657522">
            <text:p>5.66E-004</text:p>
          </table:table-cell>
          <table:table-cell table:style-name="ce1" office:value-type="float" office:value="0.0005526295">
            <text:p>5.53E-004</text:p>
          </table:table-cell>
          <table:table-cell table:style-name="ce1" office:value-type="float" office:value="0.0005421067">
            <text:p>5.42E-004</text:p>
          </table:table-cell>
          <table:table-cell table:style-name="ce1" office:value-type="float" office:value="0.000543791">
            <text:p>5.44E-004</text:p>
          </table:table-cell>
          <table:table-cell table:style-name="ce1" office:value-type="float" office:value="0.0005392471">
            <text:p>5.39E-004</text:p>
          </table:table-cell>
          <table:table-cell office:value-type="float" office:value="0.00054097443">
            <text:p>5.41E-004</text:p>
          </table:table-cell>
          <table:table-cell office:value-type="float" office:value="0.0005411673">
            <text:p>5.41E-004</text:p>
          </table:table-cell>
          <table:table-cell office:value-type="float" office:value="0.00054271787">
            <text:p>5.43E-004</text:p>
          </table:table-cell>
          <table:table-cell office:value-type="float" office:value="0.0005441359">
            <text:p>5.44E-004</text:p>
          </table:table-cell>
          <table:table-cell table:style-name="ce1" office:value-type="float" office:value="0.0005468364">
            <text:p>5.47E-004</text:p>
          </table:table-cell>
          <table:table-cell office:value-type="float" office:value="0.0005477113">
            <text:p>5.48E-004</text:p>
          </table:table-cell>
          <table:table-cell office:value-type="float" office:value="0.0005481722">
            <text:p>5.48E-004</text:p>
          </table:table-cell>
          <table:table-cell office:value-type="float" office:value="0.00055019907">
            <text:p>5.50E-004</text:p>
          </table:table-cell>
          <table:table-cell office:value-type="float" office:value="0.00055194856">
            <text:p>5.52E-004</text:p>
          </table:table-cell>
          <table:table-cell office:value-type="float" office:value="0.0005539587">
            <text:p>5.54E-004</text:p>
          </table:table-cell>
          <table:table-cell office:value-type="float" office:value="0.00055525533">
            <text:p>5.55E-004</text:p>
          </table:table-cell>
          <table:table-cell office:value-type="float" office:value="0.0005565429">
            <text:p>5.57E-004</text:p>
          </table:table-cell>
          <table:table-cell office:value-type="float" office:value="0.00055813947">
            <text:p>5.58E-004</text:p>
          </table:table-cell>
          <table:table-cell office:value-type="float" office:value="0.0005609308">
            <text:p>5.61E-004</text:p>
          </table:table-cell>
          <table:table-cell office:value-type="float" office:value="0.0005621653">
            <text:p>5.62E-004</text:p>
          </table:table-cell>
          <table:table-cell office:value-type="float" office:value="0.0005636851">
            <text:p>5.64E-004</text:p>
          </table:table-cell>
          <table:table-cell office:value-type="float" office:value="0.0005649927">
            <text:p>5.65E-004</text:p>
          </table:table-cell>
          <table:table-cell office:value-type="float" office:value="0.00056767766">
            <text:p>5.68E-004</text:p>
          </table:table-cell>
          <table:table-cell office:value-type="float" office:value="0.0005701474">
            <text:p>5.70E-004</text:p>
          </table:table-cell>
          <table:table-cell office:value-type="float" office:value="0.00057165546">
            <text:p>5.72E-004</text:p>
          </table:table-cell>
          <table:table-cell office:value-type="float" office:value="0.00057290815">
            <text:p>5.73E-004</text:p>
          </table:table-cell>
          <table:table-cell office:value-type="float" office:value="0.0005746904">
            <text:p>5.75E-004</text:p>
          </table:table-cell>
          <table:table-cell office:value-type="float" office:value="0.00057840685">
            <text:p>5.78E-004</text:p>
          </table:table-cell>
          <table:table-cell office:value-type="float" office:value="0.000579246">
            <text:p>5.79E-004</text:p>
          </table:table-cell>
          <table:table-cell office:value-type="float" office:value="0.0005808627">
            <text:p>5.81E-004</text:p>
          </table:table-cell>
          <table:table-cell office:value-type="float" office:value="0.00058262656">
            <text:p>5.83E-004</text:p>
          </table:table-cell>
          <table:table-cell office:value-type="float" office:value="0.00058613">
            <text:p>5.86E-004</text:p>
          </table:table-cell>
          <table:table-cell office:value-type="float" office:value="0.0005878638">
            <text:p>5.88E-004</text:p>
          </table:table-cell>
          <table:table-cell office:value-type="float" office:value="0.0005890084">
            <text:p>5.89E-004</text:p>
          </table:table-cell>
          <table:table-cell office:value-type="float" office:value="0.0005904293">
            <text:p>5.90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2 (Gloryhallastoopid) Pin The Tail On The Funky.mp3</text:p>
          </table:table-cell>
          <table:table-cell office:value-type="float" office:value="0.065583184">
            <text:p>0.065583184</text:p>
          </table:table-cell>
          <table:table-cell office:value-type="float" office:value="0.048363563">
            <text:p>0.048363563</text:p>
          </table:table-cell>
          <table:table-cell office:value-type="float" office:value="0.02964794">
            <text:p>0.02964794</text:p>
          </table:table-cell>
          <table:table-cell office:value-type="float" office:value="0.026234886">
            <text:p>0.026234886</text:p>
          </table:table-cell>
          <table:table-cell office:value-type="float" office:value="0.027039643">
            <text:p>0.027039643</text:p>
          </table:table-cell>
          <table:table-cell office:value-type="float" office:value="0.02360411">
            <text:p>0.02360411</text:p>
          </table:table-cell>
          <table:table-cell office:value-type="float" office:value="0.027521905">
            <text:p>0.027521905</text:p>
          </table:table-cell>
          <table:table-cell office:value-type="float" office:value="0.022252409">
            <text:p>0.022252409</text:p>
          </table:table-cell>
          <table:table-cell office:value-type="float" office:value="0.022249877">
            <text:p>0.022249877</text:p>
          </table:table-cell>
          <table:table-cell office:value-type="float" office:value="0.019721571">
            <text:p>0.019721571</text:p>
          </table:table-cell>
          <table:table-cell office:value-type="float" office:value="0.018758858">
            <text:p>0.018758858</text:p>
          </table:table-cell>
          <table:table-cell office:value-type="float" office:value="0.02115832">
            <text:p>0.02115832</text:p>
          </table:table-cell>
          <table:table-cell office:value-type="float" office:value="0.02102691">
            <text:p>0.02102691</text:p>
          </table:table-cell>
          <table:table-cell office:value-type="float" office:value="0.019626245">
            <text:p>0.019626245</text:p>
          </table:table-cell>
          <table:table-cell office:value-type="float" office:value="0.016683327">
            <text:p>0.016683327</text:p>
          </table:table-cell>
          <table:table-cell office:value-type="float" office:value="0.021353154">
            <text:p>0.021353154</text:p>
          </table:table-cell>
          <table:table-cell office:value-type="float" office:value="0.017241506">
            <text:p>0.017241506</text:p>
          </table:table-cell>
          <table:table-cell office:value-type="float" office:value="0.022129657">
            <text:p>0.022129657</text:p>
          </table:table-cell>
          <table:table-cell office:value-type="float" office:value="0.020882552">
            <text:p>0.020882552</text:p>
          </table:table-cell>
          <table:table-cell office:value-type="float" office:value="0.020562524">
            <text:p>0.020562524</text:p>
          </table:table-cell>
          <table:table-cell office:value-type="float" office:value="0.0227974">
            <text:p>0.0227974</text:p>
          </table:table-cell>
          <table:table-cell office:value-type="float" office:value="0.01958932">
            <text:p>0.01958932</text:p>
          </table:table-cell>
          <table:table-cell office:value-type="float" office:value="0.019606955">
            <text:p>0.019606955</text:p>
          </table:table-cell>
          <table:table-cell office:value-type="float" office:value="0.02456542">
            <text:p>0.02456542</text:p>
          </table:table-cell>
          <table:table-cell office:value-type="float" office:value="0.024683699">
            <text:p>0.024683699</text:p>
          </table:table-cell>
          <table:table-cell office:value-type="float" office:value="0.021098552">
            <text:p>0.021098552</text:p>
          </table:table-cell>
          <table:table-cell office:value-type="float" office:value="0.020248067">
            <text:p>0.020248067</text:p>
          </table:table-cell>
          <table:table-cell office:value-type="float" office:value="0.02308951">
            <text:p>0.02308951</text:p>
          </table:table-cell>
          <table:table-cell office:value-type="float" office:value="0.024595125">
            <text:p>0.024595125</text:p>
          </table:table-cell>
          <table:table-cell office:value-type="float" office:value="0.017582377">
            <text:p>0.017582377</text:p>
          </table:table-cell>
          <table:table-cell office:value-type="float" office:value="0.018822273">
            <text:p>0.018822273</text:p>
          </table:table-cell>
          <table:table-cell office:value-type="float" office:value="0.01850739">
            <text:p>0.01850739</text:p>
          </table:table-cell>
          <table:table-cell office:value-type="float" office:value="0.013296189">
            <text:p>0.013296189</text:p>
          </table:table-cell>
          <table:table-cell office:value-type="float" office:value="0.013415446">
            <text:p>0.013415446</text:p>
          </table:table-cell>
          <table:table-cell office:value-type="float" office:value="0.015688056">
            <text:p>0.015688056</text:p>
          </table:table-cell>
          <table:table-cell office:value-type="float" office:value="0.013278637">
            <text:p>0.013278637</text:p>
          </table:table-cell>
          <table:table-cell office:value-type="float" office:value="0.014036385">
            <text:p>0.014036385</text:p>
          </table:table-cell>
          <table:table-cell office:value-type="float" office:value="0.013082952">
            <text:p>0.013082952</text:p>
          </table:table-cell>
          <table:table-cell office:value-type="float" office:value="0.014501234">
            <text:p>0.014501234</text:p>
          </table:table-cell>
          <table:table-cell office:value-type="float" office:value="0.013996874">
            <text:p>0.013996874</text:p>
          </table:table-cell>
          <table:table-cell office:value-type="float" office:value="0.016311778">
            <text:p>0.016311778</text:p>
          </table:table-cell>
          <table:table-cell office:value-type="float" office:value="0.017584438">
            <text:p>0.017584438</text:p>
          </table:table-cell>
          <table:table-cell office:value-type="float" office:value="0.017792907">
            <text:p>0.017792907</text:p>
          </table:table-cell>
          <table:table-cell office:value-type="float" office:value="0.016212894">
            <text:p>0.016212894</text:p>
          </table:table-cell>
          <table:table-cell office:value-type="float" office:value="0.014751377">
            <text:p>0.014751377</text:p>
          </table:table-cell>
          <table:table-cell office:value-type="float" office:value="0.014568551">
            <text:p>0.014568551</text:p>
          </table:table-cell>
          <table:table-cell office:value-type="float" office:value="0.014126347">
            <text:p>0.014126347</text:p>
          </table:table-cell>
          <table:table-cell office:value-type="float" office:value="0.012383545">
            <text:p>0.012383545</text:p>
          </table:table-cell>
          <table:table-cell office:value-type="float" office:value="0.012929517">
            <text:p>0.012929517</text:p>
          </table:table-cell>
          <table:table-cell office:value-type="float" office:value="0.011672996">
            <text:p>0.011672996</text:p>
          </table:table-cell>
          <table:table-cell office:value-type="float" office:value="0.010222542">
            <text:p>0.010222542</text:p>
          </table:table-cell>
          <table:table-cell office:value-type="float" office:value="0.011466627">
            <text:p>0.011466627</text:p>
          </table:table-cell>
          <table:table-cell office:value-type="float" office:value="0.012228917">
            <text:p>0.012228917</text:p>
          </table:table-cell>
          <table:table-cell office:value-type="float" office:value="0.009327208">
            <text:p>0.009327208</text:p>
          </table:table-cell>
          <table:table-cell office:value-type="float" office:value="0.011357782">
            <text:p>0.011357782</text:p>
          </table:table-cell>
          <table:table-cell office:value-type="float" office:value="0.00909676">
            <text:p>0.00909676</text:p>
          </table:table-cell>
          <table:table-cell office:value-type="float" office:value="0.0087250145">
            <text:p>0.0087250145</text:p>
          </table:table-cell>
          <table:table-cell office:value-type="float" office:value="0.0076008346">
            <text:p>0.0076008346</text:p>
          </table:table-cell>
          <table:table-cell office:value-type="float" office:value="0.008241324">
            <text:p>0.008241324</text:p>
          </table:table-cell>
          <table:table-cell office:value-type="float" office:value="0.0076758866">
            <text:p>0.0076758866</text:p>
          </table:table-cell>
          <table:table-cell office:value-type="float" office:value="0.008889658">
            <text:p>0.008889658</text:p>
          </table:table-cell>
          <table:table-cell office:value-type="float" office:value="0.010317694">
            <text:p>0.010317694</text:p>
          </table:table-cell>
          <table:table-cell office:value-type="float" office:value="0.009636701">
            <text:p>0.009636701</text:p>
          </table:table-cell>
          <table:table-cell office:value-type="float" office:value="0.007846409">
            <text:p>0.007846409</text:p>
          </table:table-cell>
          <table:table-cell office:value-type="float" office:value="0.0086611165">
            <text:p>0.0086611165</text:p>
          </table:table-cell>
          <table:table-cell office:value-type="float" office:value="0.00791537">
            <text:p>0.00791537</text:p>
          </table:table-cell>
          <table:table-cell office:value-type="float" office:value="0.008232931">
            <text:p>0.008232931</text:p>
          </table:table-cell>
          <table:table-cell office:value-type="float" office:value="0.010808429">
            <text:p>0.010808429</text:p>
          </table:table-cell>
          <table:table-cell office:value-type="float" office:value="0.009718365">
            <text:p>0.009718365</text:p>
          </table:table-cell>
          <table:table-cell office:value-type="float" office:value="0.010349558">
            <text:p>0.010349558</text:p>
          </table:table-cell>
          <table:table-cell office:value-type="float" office:value="0.008730466">
            <text:p>0.008730466</text:p>
          </table:table-cell>
          <table:table-cell office:value-type="float" office:value="0.0081689665">
            <text:p>0.0081689665</text:p>
          </table:table-cell>
          <table:table-cell office:value-type="float" office:value="0.0074604875">
            <text:p>0.0074604875</text:p>
          </table:table-cell>
          <table:table-cell office:value-type="float" office:value="0.008218722">
            <text:p>0.008218722</text:p>
          </table:table-cell>
          <table:table-cell office:value-type="float" office:value="0.010382814">
            <text:p>0.010382814</text:p>
          </table:table-cell>
          <table:table-cell office:value-type="float" office:value="0.009371006">
            <text:p>0.009371006</text:p>
          </table:table-cell>
          <table:table-cell office:value-type="float" office:value="0.008742158">
            <text:p>0.008742158</text:p>
          </table:table-cell>
          <table:table-cell office:value-type="float" office:value="0.008789694">
            <text:p>0.008789694</text:p>
          </table:table-cell>
          <table:table-cell office:value-type="float" office:value="0.008769295">
            <text:p>0.008769295</text:p>
          </table:table-cell>
          <table:table-cell office:value-type="float" office:value="0.008900991">
            <text:p>0.008900991</text:p>
          </table:table-cell>
          <table:table-cell office:value-type="float" office:value="0.009008706">
            <text:p>0.009008706</text:p>
          </table:table-cell>
          <table:table-cell office:value-type="float" office:value="0.008378223">
            <text:p>0.008378223</text:p>
          </table:table-cell>
          <table:table-cell office:value-type="float" office:value="0.011136653">
            <text:p>0.011136653</text:p>
          </table:table-cell>
          <table:table-cell office:value-type="float" office:value="0.011017167">
            <text:p>0.011017167</text:p>
          </table:table-cell>
          <table:table-cell office:value-type="float" office:value="0.00926003">
            <text:p>0.00926003</text:p>
          </table:table-cell>
          <table:table-cell office:value-type="float" office:value="0.0090601">
            <text:p>0.0090601</text:p>
          </table:table-cell>
          <table:table-cell office:value-type="float" office:value="0.008877201">
            <text:p>0.008877201</text:p>
          </table:table-cell>
          <table:table-cell office:value-type="float" office:value="0.00807837">
            <text:p>0.00807837</text:p>
          </table:table-cell>
          <table:table-cell office:value-type="float" office:value="0.010277511">
            <text:p>0.010277511</text:p>
          </table:table-cell>
          <table:table-cell office:value-type="float" office:value="0.010931434">
            <text:p>0.010931434</text:p>
          </table:table-cell>
          <table:table-cell office:value-type="float" office:value="0.009410777">
            <text:p>0.009410777</text:p>
          </table:table-cell>
          <table:table-cell office:value-type="float" office:value="0.0097095305">
            <text:p>0.0097095305</text:p>
          </table:table-cell>
          <table:table-cell office:value-type="float" office:value="0.008705266">
            <text:p>0.008705266</text:p>
          </table:table-cell>
          <table:table-cell office:value-type="float" office:value="0.00887319">
            <text:p>0.00887319</text:p>
          </table:table-cell>
          <table:table-cell office:value-type="float" office:value="0.007739951">
            <text:p>0.007739951</text:p>
          </table:table-cell>
          <table:table-cell office:value-type="float" office:value="0.0085407905">
            <text:p>0.0085407905</text:p>
          </table:table-cell>
          <table:table-cell office:value-type="float" office:value="0.011037649">
            <text:p>0.011037649</text:p>
          </table:table-cell>
          <table:table-cell office:value-type="float" office:value="0.008693984">
            <text:p>0.008693984</text:p>
          </table:table-cell>
          <table:table-cell office:value-type="float" office:value="0.0080237435">
            <text:p>0.0080237435</text:p>
          </table:table-cell>
          <table:table-cell office:value-type="float" office:value="0.009383631">
            <text:p>0.009383631</text:p>
          </table:table-cell>
          <table:table-cell office:value-type="float" office:value="0.00879373">
            <text:p>0.00879373</text:p>
          </table:table-cell>
          <table:table-cell office:value-type="float" office:value="0.008042339">
            <text:p>0.008042339</text:p>
          </table:table-cell>
          <table:table-cell office:value-type="float" office:value="0.007681042">
            <text:p>0.007681042</text:p>
          </table:table-cell>
          <table:table-cell office:value-type="float" office:value="0.007970476">
            <text:p>0.007970476</text:p>
          </table:table-cell>
          <table:table-cell office:value-type="float" office:value="0.008806439">
            <text:p>0.008806439</text:p>
          </table:table-cell>
          <table:table-cell office:value-type="float" office:value="0.0096625015">
            <text:p>0.0096625015</text:p>
          </table:table-cell>
          <table:table-cell office:value-type="float" office:value="0.0080403425">
            <text:p>0.0080403425</text:p>
          </table:table-cell>
          <table:table-cell office:value-type="float" office:value="0.008578698">
            <text:p>0.008578698</text:p>
          </table:table-cell>
          <table:table-cell office:value-type="float" office:value="0.00803434">
            <text:p>0.00803434</text:p>
          </table:table-cell>
          <table:table-cell office:value-type="float" office:value="0.0086958865">
            <text:p>0.0086958865</text:p>
          </table:table-cell>
          <table:table-cell office:value-type="float" office:value="0.008614356">
            <text:p>0.008614356</text:p>
          </table:table-cell>
          <table:table-cell office:value-type="float" office:value="0.007783424">
            <text:p>0.007783424</text:p>
          </table:table-cell>
          <table:table-cell office:value-type="float" office:value="0.008123949">
            <text:p>0.008123949</text:p>
          </table:table-cell>
          <table:table-cell office:value-type="float" office:value="0.008526193">
            <text:p>0.008526193</text:p>
          </table:table-cell>
          <table:table-cell office:value-type="float" office:value="0.008953996">
            <text:p>0.008953996</text:p>
          </table:table-cell>
          <table:table-cell office:value-type="float" office:value="0.008210172">
            <text:p>0.008210172</text:p>
          </table:table-cell>
          <table:table-cell office:value-type="float" office:value="0.009222914">
            <text:p>0.009222914</text:p>
          </table:table-cell>
          <table:table-cell office:value-type="float" office:value="0.010022524">
            <text:p>0.010022524</text:p>
          </table:table-cell>
          <table:table-cell office:value-type="float" office:value="0.01049318">
            <text:p>0.01049318</text:p>
          </table:table-cell>
          <table:table-cell office:value-type="float" office:value="0.010994101">
            <text:p>0.010994101</text:p>
          </table:table-cell>
          <table:table-cell office:value-type="float" office:value="0.0082083475">
            <text:p>0.0082083475</text:p>
          </table:table-cell>
          <table:table-cell office:value-type="float" office:value="0.009096383">
            <text:p>0.009096383</text:p>
          </table:table-cell>
          <table:table-cell office:value-type="float" office:value="0.0080024535">
            <text:p>0.0080024535</text:p>
          </table:table-cell>
          <table:table-cell office:value-type="float" office:value="0.009133384">
            <text:p>0.009133384</text:p>
          </table:table-cell>
          <table:table-cell office:value-type="float" office:value="0.010477477">
            <text:p>0.010477477</text:p>
          </table:table-cell>
          <table:table-cell office:value-type="float" office:value="0.00977609">
            <text:p>0.00977609</text:p>
          </table:table-cell>
          <table:table-cell office:value-type="float" office:value="0.00904242">
            <text:p>0.00904242</text:p>
          </table:table-cell>
          <table:table-cell office:value-type="float" office:value="0.0077826297">
            <text:p>0.0077826297</text:p>
          </table:table-cell>
          <table:table-cell office:value-type="float" office:value="0.008812085">
            <text:p>0.008812085</text:p>
          </table:table-cell>
          <table:table-cell office:value-type="float" office:value="0.009531885">
            <text:p>0.009531885</text:p>
          </table:table-cell>
          <table:table-cell office:value-type="float" office:value="0.009334987">
            <text:p>0.009334987</text:p>
          </table:table-cell>
          <table:table-cell office:value-type="float" office:value="0.009530524">
            <text:p>0.009530524</text:p>
          </table:table-cell>
          <table:table-cell office:value-type="float" office:value="0.009242845">
            <text:p>0.009242845</text:p>
          </table:table-cell>
          <table:table-cell office:value-type="float" office:value="0.009032415">
            <text:p>0.009032415</text:p>
          </table:table-cell>
          <table:table-cell office:value-type="float" office:value="0.0092588">
            <text:p>0.0092588</text:p>
          </table:table-cell>
          <table:table-cell office:value-type="float" office:value="0.009492163">
            <text:p>0.009492163</text:p>
          </table:table-cell>
          <table:table-cell office:value-type="float" office:value="0.009550747">
            <text:p>0.009550747</text:p>
          </table:table-cell>
          <table:table-cell office:value-type="float" office:value="0.011012239">
            <text:p>0.011012239</text:p>
          </table:table-cell>
          <table:table-cell office:value-type="float" office:value="0.011735353">
            <text:p>0.011735353</text:p>
          </table:table-cell>
          <table:table-cell office:value-type="float" office:value="0.008648552">
            <text:p>0.008648552</text:p>
          </table:table-cell>
          <table:table-cell office:value-type="float" office:value="0.0097279195">
            <text:p>0.0097279195</text:p>
          </table:table-cell>
          <table:table-cell office:value-type="float" office:value="0.00989015">
            <text:p>0.00989015</text:p>
          </table:table-cell>
          <table:table-cell office:value-type="float" office:value="0.007991995">
            <text:p>0.007991995</text:p>
          </table:table-cell>
          <table:table-cell office:value-type="float" office:value="0.010173532">
            <text:p>0.010173532</text:p>
          </table:table-cell>
          <table:table-cell office:value-type="float" office:value="0.00959963">
            <text:p>0.00959963</text:p>
          </table:table-cell>
          <table:table-cell office:value-type="float" office:value="0.008761386">
            <text:p>0.008761386</text:p>
          </table:table-cell>
          <table:table-cell office:value-type="float" office:value="0.008039843">
            <text:p>0.008039843</text:p>
          </table:table-cell>
          <table:table-cell office:value-type="float" office:value="0.009381502">
            <text:p>0.009381502</text:p>
          </table:table-cell>
          <table:table-cell office:value-type="float" office:value="0.010506509">
            <text:p>0.010506509</text:p>
          </table:table-cell>
          <table:table-cell office:value-type="float" office:value="0.011193724">
            <text:p>0.011193724</text:p>
          </table:table-cell>
          <table:table-cell office:value-type="float" office:value="0.00893879">
            <text:p>0.00893879</text:p>
          </table:table-cell>
          <table:table-cell office:value-type="float" office:value="0.008635161">
            <text:p>0.008635161</text:p>
          </table:table-cell>
          <table:table-cell office:value-type="float" office:value="0.009263327">
            <text:p>0.009263327</text:p>
          </table:table-cell>
          <table:table-cell office:value-type="float" office:value="0.0092281">
            <text:p>0.0092281</text:p>
          </table:table-cell>
          <table:table-cell office:value-type="float" office:value="0.008496124">
            <text:p>0.008496124</text:p>
          </table:table-cell>
          <table:table-cell office:value-type="float" office:value="0.012139964">
            <text:p>0.012139964</text:p>
          </table:table-cell>
          <table:table-cell office:value-type="float" office:value="0.01225121">
            <text:p>0.01225121</text:p>
          </table:table-cell>
          <table:table-cell office:value-type="float" office:value="0.01210399">
            <text:p>0.01210399</text:p>
          </table:table-cell>
          <table:table-cell office:value-type="float" office:value="0.009967543">
            <text:p>0.009967543</text:p>
          </table:table-cell>
          <table:table-cell office:value-type="float" office:value="0.009182303">
            <text:p>0.009182303</text:p>
          </table:table-cell>
          <table:table-cell office:value-type="float" office:value="0.009410936">
            <text:p>0.009410936</text:p>
          </table:table-cell>
          <table:table-cell office:value-type="float" office:value="0.0098143155">
            <text:p>0.0098143155</text:p>
          </table:table-cell>
          <table:table-cell office:value-type="float" office:value="0.010775322">
            <text:p>0.010775322</text:p>
          </table:table-cell>
          <table:table-cell office:value-type="float" office:value="0.011254262">
            <text:p>0.011254262</text:p>
          </table:table-cell>
          <table:table-cell office:value-type="float" office:value="0.011910335">
            <text:p>0.011910335</text:p>
          </table:table-cell>
          <table:table-cell office:value-type="float" office:value="0.011891077">
            <text:p>0.011891077</text:p>
          </table:table-cell>
          <table:table-cell office:value-type="float" office:value="0.009929442">
            <text:p>0.009929442</text:p>
          </table:table-cell>
          <table:table-cell office:value-type="float" office:value="0.0094428975">
            <text:p>0.0094428975</text:p>
          </table:table-cell>
          <table:table-cell office:value-type="float" office:value="0.009342572">
            <text:p>0.009342572</text:p>
          </table:table-cell>
          <table:table-cell office:value-type="float" office:value="0.00979473">
            <text:p>0.00979473</text:p>
          </table:table-cell>
          <table:table-cell office:value-type="float" office:value="0.012722168">
            <text:p>0.012722168</text:p>
          </table:table-cell>
          <table:table-cell office:value-type="float" office:value="0.012426239">
            <text:p>0.012426239</text:p>
          </table:table-cell>
          <table:table-cell office:value-type="float" office:value="0.01220385">
            <text:p>0.01220385</text:p>
          </table:table-cell>
          <table:table-cell office:value-type="float" office:value="0.010441828">
            <text:p>0.010441828</text:p>
          </table:table-cell>
          <table:table-cell office:value-type="float" office:value="0.010604516">
            <text:p>0.010604516</text:p>
          </table:table-cell>
          <table:table-cell office:value-type="float" office:value="0.009836382">
            <text:p>0.009836382</text:p>
          </table:table-cell>
          <table:table-cell office:value-type="float" office:value="0.009851863">
            <text:p>0.009851863</text:p>
          </table:table-cell>
          <table:table-cell office:value-type="float" office:value="0.010283322">
            <text:p>0.010283322</text:p>
          </table:table-cell>
          <table:table-cell office:value-type="float" office:value="0.011795967">
            <text:p>0.011795967</text:p>
          </table:table-cell>
          <table:table-cell office:value-type="float" office:value="0.01254217">
            <text:p>0.01254217</text:p>
          </table:table-cell>
          <table:table-cell office:value-type="float" office:value="0.010884423">
            <text:p>0.010884423</text:p>
          </table:table-cell>
          <table:table-cell office:value-type="float" office:value="0.009170419">
            <text:p>0.009170419</text:p>
          </table:table-cell>
          <table:table-cell office:value-type="float" office:value="0.0081533035">
            <text:p>0.0081533035</text:p>
          </table:table-cell>
          <table:table-cell office:value-type="float" office:value="0.007146256">
            <text:p>0.007146256</text:p>
          </table:table-cell>
          <table:table-cell office:value-type="float" office:value="0.0016778812">
            <text:p>0.0016778812</text:p>
          </table:table-cell>
          <table:table-cell office:value-type="float" office:value="0.0011036034">
            <text:p>0.0011036034</text:p>
          </table:table-cell>
          <table:table-cell table:style-name="ce1" office:value-type="float" office:value="0.0008339087">
            <text:p>8.34E-004</text:p>
          </table:table-cell>
          <table:table-cell table:style-name="ce1" office:value-type="float" office:value="0.0007160743">
            <text:p>7.16E-004</text:p>
          </table:table-cell>
          <table:table-cell table:style-name="ce1" office:value-type="float" office:value="0.00069086126">
            <text:p>6.91E-004</text:p>
          </table:table-cell>
          <table:table-cell table:style-name="ce1" office:value-type="float" office:value="0.0007330284">
            <text:p>7.33E-004</text:p>
          </table:table-cell>
          <table:table-cell table:style-name="ce1" office:value-type="float" office:value="0.0008078775">
            <text:p>8.08E-004</text:p>
          </table:table-cell>
          <table:table-cell table:style-name="ce1" office:value-type="float" office:value="0.0009938355">
            <text:p>9.94E-004</text:p>
          </table:table-cell>
          <table:table-cell office:value-type="float" office:value="0.0011992148">
            <text:p>0.0011992148</text:p>
          </table:table-cell>
          <table:table-cell office:value-type="float" office:value="0.001754703">
            <text:p>0.001754703</text:p>
          </table:table-cell>
          <table:table-cell office:value-type="float" office:value="0.002769611">
            <text:p>0.002769611</text:p>
          </table:table-cell>
          <table:table-cell office:value-type="float" office:value="0.0028793989">
            <text:p>0.0028793989</text:p>
          </table:table-cell>
          <table:table-cell office:value-type="float" office:value="0.0031311023">
            <text:p>0.0031311023</text:p>
          </table:table-cell>
          <table:table-cell office:value-type="float" office:value="0.0043273973">
            <text:p>0.0043273973</text:p>
          </table:table-cell>
          <table:table-cell office:value-type="float" office:value="0.004017758">
            <text:p>0.004017758</text:p>
          </table:table-cell>
          <table:table-cell office:value-type="float" office:value="0.0047016544">
            <text:p>0.0047016544</text:p>
          </table:table-cell>
          <table:table-cell office:value-type="float" office:value="0.0058514224">
            <text:p>0.0058514224</text:p>
          </table:table-cell>
          <table:table-cell office:value-type="float" office:value="0.006139767">
            <text:p>0.006139767</text:p>
          </table:table-cell>
          <table:table-cell office:value-type="float" office:value="0.0073236823">
            <text:p>0.0073236823</text:p>
          </table:table-cell>
          <table:table-cell office:value-type="float" office:value="0.007646982">
            <text:p>0.007646982</text:p>
          </table:table-cell>
          <table:table-cell office:value-type="float" office:value="0.0068539646">
            <text:p>0.0068539646</text:p>
          </table:table-cell>
          <table:table-cell office:value-type="float" office:value="0.007072788">
            <text:p>0.007072788</text:p>
          </table:table-cell>
          <table:table-cell office:value-type="float" office:value="0.006833646">
            <text:p>0.006833646</text:p>
          </table:table-cell>
          <table:table-cell office:value-type="float" office:value="0.006452229">
            <text:p>0.006452229</text:p>
          </table:table-cell>
          <table:table-cell office:value-type="float" office:value="0.0061946088">
            <text:p>0.0061946088</text:p>
          </table:table-cell>
          <table:table-cell office:value-type="float" office:value="0.0063911877">
            <text:p>0.0063911877</text:p>
          </table:table-cell>
          <table:table-cell office:value-type="float" office:value="0.0064984383">
            <text:p>0.0064984383</text:p>
          </table:table-cell>
          <table:table-cell office:value-type="float" office:value="0.006436728">
            <text:p>0.006436728</text:p>
          </table:table-cell>
          <table:table-cell office:value-type="float" office:value="0.005390275">
            <text:p>0.005390275</text:p>
          </table:table-cell>
          <table:table-cell office:value-type="float" office:value="0.0046703257">
            <text:p>0.0046703257</text:p>
          </table:table-cell>
          <table:table-cell office:value-type="float" office:value="0.004168517">
            <text:p>0.004168517</text:p>
          </table:table-cell>
          <table:table-cell office:value-type="float" office:value="0.0040478813">
            <text:p>0.0040478813</text:p>
          </table:table-cell>
          <table:table-cell office:value-type="float" office:value="0.0032241505">
            <text:p>0.0032241505</text:p>
          </table:table-cell>
          <table:table-cell office:value-type="float" office:value="0.0026720723">
            <text:p>0.0026720723</text:p>
          </table:table-cell>
          <table:table-cell office:value-type="float" office:value="0.0019520248">
            <text:p>0.0019520248</text:p>
          </table:table-cell>
          <table:table-cell office:value-type="float" office:value="0.0013560066">
            <text:p>0.0013560066</text:p>
          </table:table-cell>
          <table:table-cell table:style-name="ce1" office:value-type="float" office:value="0.0009538633">
            <text:p>9.54E-004</text:p>
          </table:table-cell>
          <table:table-cell table:style-name="ce1" office:value-type="float" office:value="0.0007073196">
            <text:p>7.07E-004</text:p>
          </table:table-cell>
          <table:table-cell table:style-name="ce1" office:value-type="float" office:value="0.00061917194">
            <text:p>6.19E-004</text:p>
          </table:table-cell>
          <table:table-cell table:style-name="ce1" office:value-type="float" office:value="0.00059089623">
            <text:p>5.91E-004</text:p>
          </table:table-cell>
          <table:table-cell table:style-name="ce1" office:value-type="float" office:value="0.00057577854">
            <text:p>5.76E-004</text:p>
          </table:table-cell>
          <table:table-cell office:value-type="float" office:value="0.00057068095">
            <text:p>5.71E-004</text:p>
          </table:table-cell>
          <table:table-cell office:value-type="float" office:value="0.000565625">
            <text:p>5.66E-004</text:p>
          </table:table-cell>
          <table:table-cell office:value-type="float" office:value="0.00056215364">
            <text:p>5.62E-004</text:p>
          </table:table-cell>
          <table:table-cell office:value-type="float" office:value="0.00056063203">
            <text:p>5.61E-004</text:p>
          </table:table-cell>
          <table:table-cell table:style-name="ce1" office:value-type="float" office:value="0.00056219">
            <text:p>5.62E-004</text:p>
          </table:table-cell>
          <table:table-cell office:value-type="float" office:value="0.0005615341">
            <text:p>5.62E-004</text:p>
          </table:table-cell>
          <table:table-cell office:value-type="float" office:value="0.00056111236">
            <text:p>5.61E-004</text:p>
          </table:table-cell>
          <table:table-cell office:value-type="float" office:value="0.00056004716">
            <text:p>5.60E-004</text:p>
          </table:table-cell>
          <table:table-cell office:value-type="float" office:value="0.0005604003">
            <text:p>5.60E-004</text:p>
          </table:table-cell>
          <table:table-cell office:value-type="float" office:value="0.0005611463">
            <text:p>5.61E-004</text:p>
          </table:table-cell>
          <table:table-cell office:value-type="float" office:value="0.0005605773">
            <text:p>5.61E-004</text:p>
          </table:table-cell>
          <table:table-cell office:value-type="float" office:value="0.0005613824">
            <text:p>5.61E-004</text:p>
          </table:table-cell>
          <table:table-cell office:value-type="float" office:value="0.00056131836">
            <text:p>5.61E-004</text:p>
          </table:table-cell>
          <table:table-cell office:value-type="float" office:value="0.0005634211">
            <text:p>5.63E-004</text:p>
          </table:table-cell>
          <table:table-cell office:value-type="float" office:value="0.000563717">
            <text:p>5.64E-004</text:p>
          </table:table-cell>
          <table:table-cell office:value-type="float" office:value="0.0005645447">
            <text:p>5.65E-004</text:p>
          </table:table-cell>
          <table:table-cell office:value-type="float" office:value="0.00056526315">
            <text:p>5.65E-004</text:p>
          </table:table-cell>
          <table:table-cell office:value-type="float" office:value="0.0005674248">
            <text:p>5.67E-004</text:p>
          </table:table-cell>
          <table:table-cell office:value-type="float" office:value="0.0005683355">
            <text:p>5.68E-004</text:p>
          </table:table-cell>
          <table:table-cell office:value-type="float" office:value="0.0005690755">
            <text:p>5.69E-004</text:p>
          </table:table-cell>
          <table:table-cell office:value-type="float" office:value="0.0005707769">
            <text:p>5.71E-004</text:p>
          </table:table-cell>
          <table:table-cell office:value-type="float" office:value="0.0005724096">
            <text:p>5.72E-004</text:p>
          </table:table-cell>
          <table:table-cell office:value-type="float" office:value="0.0005743518">
            <text:p>5.74E-004</text:p>
          </table:table-cell>
          <table:table-cell office:value-type="float" office:value="0.00057478703">
            <text:p>5.75E-004</text:p>
          </table:table-cell>
          <table:table-cell office:value-type="float" office:value="0.0005757409">
            <text:p>5.76E-004</text:p>
          </table:table-cell>
          <table:table-cell office:value-type="float" office:value="0.00057710987">
            <text:p>5.77E-004</text:p>
          </table:table-cell>
          <table:table-cell office:value-type="float" office:value="0.0005805201">
            <text:p>5.81E-004</text:p>
          </table:table-cell>
          <table:table-cell office:value-type="float" office:value="0.00058158726">
            <text:p>5.82E-004</text:p>
          </table:table-cell>
          <table:table-cell office:value-type="float" office:value="0.00058260444">
            <text:p>5.83E-004</text:p>
          </table:table-cell>
          <table:table-cell office:value-type="float" office:value="0.0005842428">
            <text:p>5.84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3 Party People.mp3</text:p>
          </table:table-cell>
          <table:table-cell office:value-type="float" office:value="0.0793771">
            <text:p>0.0793771</text:p>
          </table:table-cell>
          <table:table-cell office:value-type="float" office:value="0.07015853">
            <text:p>0.07015853</text:p>
          </table:table-cell>
          <table:table-cell office:value-type="float" office:value="0.033657316">
            <text:p>0.033657316</text:p>
          </table:table-cell>
          <table:table-cell office:value-type="float" office:value="0.024296317">
            <text:p>0.024296317</text:p>
          </table:table-cell>
          <table:table-cell office:value-type="float" office:value="0.026523678">
            <text:p>0.026523678</text:p>
          </table:table-cell>
          <table:table-cell office:value-type="float" office:value="0.029827874">
            <text:p>0.029827874</text:p>
          </table:table-cell>
          <table:table-cell office:value-type="float" office:value="0.030721016">
            <text:p>0.030721016</text:p>
          </table:table-cell>
          <table:table-cell office:value-type="float" office:value="0.03237511">
            <text:p>0.03237511</text:p>
          </table:table-cell>
          <table:table-cell office:value-type="float" office:value="0.026153972">
            <text:p>0.026153972</text:p>
          </table:table-cell>
          <table:table-cell office:value-type="float" office:value="0.028304432">
            <text:p>0.028304432</text:p>
          </table:table-cell>
          <table:table-cell office:value-type="float" office:value="0.029851038">
            <text:p>0.029851038</text:p>
          </table:table-cell>
          <table:table-cell office:value-type="float" office:value="0.029022666">
            <text:p>0.029022666</text:p>
          </table:table-cell>
          <table:table-cell office:value-type="float" office:value="0.025115507">
            <text:p>0.025115507</text:p>
          </table:table-cell>
          <table:table-cell office:value-type="float" office:value="0.029717084">
            <text:p>0.029717084</text:p>
          </table:table-cell>
          <table:table-cell office:value-type="float" office:value="0.025004713">
            <text:p>0.025004713</text:p>
          </table:table-cell>
          <table:table-cell office:value-type="float" office:value="0.029901711">
            <text:p>0.029901711</text:p>
          </table:table-cell>
          <table:table-cell office:value-type="float" office:value="0.025979346">
            <text:p>0.025979346</text:p>
          </table:table-cell>
          <table:table-cell office:value-type="float" office:value="0.025796117">
            <text:p>0.025796117</text:p>
          </table:table-cell>
          <table:table-cell office:value-type="float" office:value="0.02746339">
            <text:p>0.02746339</text:p>
          </table:table-cell>
          <table:table-cell office:value-type="float" office:value="0.022475105">
            <text:p>0.022475105</text:p>
          </table:table-cell>
          <table:table-cell office:value-type="float" office:value="0.020967815">
            <text:p>0.020967815</text:p>
          </table:table-cell>
          <table:table-cell office:value-type="float" office:value="0.015095426">
            <text:p>0.015095426</text:p>
          </table:table-cell>
          <table:table-cell office:value-type="float" office:value="0.014654843">
            <text:p>0.014654843</text:p>
          </table:table-cell>
          <table:table-cell office:value-type="float" office:value="0.015422569">
            <text:p>0.015422569</text:p>
          </table:table-cell>
          <table:table-cell office:value-type="float" office:value="0.016906757">
            <text:p>0.016906757</text:p>
          </table:table-cell>
          <table:table-cell office:value-type="float" office:value="0.015165995">
            <text:p>0.015165995</text:p>
          </table:table-cell>
          <table:table-cell office:value-type="float" office:value="0.014555493">
            <text:p>0.014555493</text:p>
          </table:table-cell>
          <table:table-cell office:value-type="float" office:value="0.016570082">
            <text:p>0.016570082</text:p>
          </table:table-cell>
          <table:table-cell office:value-type="float" office:value="0.013075295">
            <text:p>0.013075295</text:p>
          </table:table-cell>
          <table:table-cell office:value-type="float" office:value="0.013592207">
            <text:p>0.013592207</text:p>
          </table:table-cell>
          <table:table-cell office:value-type="float" office:value="0.015730582">
            <text:p>0.015730582</text:p>
          </table:table-cell>
          <table:table-cell office:value-type="float" office:value="0.014197806">
            <text:p>0.014197806</text:p>
          </table:table-cell>
          <table:table-cell office:value-type="float" office:value="0.014702515">
            <text:p>0.014702515</text:p>
          </table:table-cell>
          <table:table-cell office:value-type="float" office:value="0.01266811">
            <text:p>0.01266811</text:p>
          </table:table-cell>
          <table:table-cell office:value-type="float" office:value="0.012758733">
            <text:p>0.012758733</text:p>
          </table:table-cell>
          <table:table-cell office:value-type="float" office:value="0.01169956">
            <text:p>0.01169956</text:p>
          </table:table-cell>
          <table:table-cell office:value-type="float" office:value="0.012609646">
            <text:p>0.012609646</text:p>
          </table:table-cell>
          <table:table-cell office:value-type="float" office:value="0.012643391">
            <text:p>0.012643391</text:p>
          </table:table-cell>
          <table:table-cell office:value-type="float" office:value="0.012966905">
            <text:p>0.012966905</text:p>
          </table:table-cell>
          <table:table-cell office:value-type="float" office:value="0.011186389">
            <text:p>0.011186389</text:p>
          </table:table-cell>
          <table:table-cell office:value-type="float" office:value="0.011188128">
            <text:p>0.011188128</text:p>
          </table:table-cell>
          <table:table-cell office:value-type="float" office:value="0.01142933">
            <text:p>0.01142933</text:p>
          </table:table-cell>
          <table:table-cell office:value-type="float" office:value="0.010271427">
            <text:p>0.010271427</text:p>
          </table:table-cell>
          <table:table-cell office:value-type="float" office:value="0.01097982">
            <text:p>0.01097982</text:p>
          </table:table-cell>
          <table:table-cell office:value-type="float" office:value="0.010677223">
            <text:p>0.010677223</text:p>
          </table:table-cell>
          <table:table-cell office:value-type="float" office:value="0.009643314">
            <text:p>0.009643314</text:p>
          </table:table-cell>
          <table:table-cell office:value-type="float" office:value="0.009991874">
            <text:p>0.009991874</text:p>
          </table:table-cell>
          <table:table-cell office:value-type="float" office:value="0.009369272">
            <text:p>0.009369272</text:p>
          </table:table-cell>
          <table:table-cell office:value-type="float" office:value="0.009434134">
            <text:p>0.009434134</text:p>
          </table:table-cell>
          <table:table-cell office:value-type="float" office:value="0.008992039">
            <text:p>0.008992039</text:p>
          </table:table-cell>
          <table:table-cell office:value-type="float" office:value="0.009431117">
            <text:p>0.009431117</text:p>
          </table:table-cell>
          <table:table-cell office:value-type="float" office:value="0.010006287">
            <text:p>0.010006287</text:p>
          </table:table-cell>
          <table:table-cell office:value-type="float" office:value="0.009763137">
            <text:p>0.009763137</text:p>
          </table:table-cell>
          <table:table-cell office:value-type="float" office:value="0.008880805">
            <text:p>0.008880805</text:p>
          </table:table-cell>
          <table:table-cell office:value-type="float" office:value="0.008937567">
            <text:p>0.008937567</text:p>
          </table:table-cell>
          <table:table-cell office:value-type="float" office:value="0.00857433">
            <text:p>0.00857433</text:p>
          </table:table-cell>
          <table:table-cell office:value-type="float" office:value="0.0077857003">
            <text:p>0.0077857003</text:p>
          </table:table-cell>
          <table:table-cell office:value-type="float" office:value="0.007769905">
            <text:p>0.007769905</text:p>
          </table:table-cell>
          <table:table-cell office:value-type="float" office:value="0.008270789">
            <text:p>0.008270789</text:p>
          </table:table-cell>
          <table:table-cell office:value-type="float" office:value="0.008273238">
            <text:p>0.008273238</text:p>
          </table:table-cell>
          <table:table-cell office:value-type="float" office:value="0.008241696">
            <text:p>0.008241696</text:p>
          </table:table-cell>
          <table:table-cell office:value-type="float" office:value="0.009034905">
            <text:p>0.009034905</text:p>
          </table:table-cell>
          <table:table-cell office:value-type="float" office:value="0.008352651">
            <text:p>0.008352651</text:p>
          </table:table-cell>
          <table:table-cell office:value-type="float" office:value="0.008605917">
            <text:p>0.008605917</text:p>
          </table:table-cell>
          <table:table-cell office:value-type="float" office:value="0.008618453">
            <text:p>0.008618453</text:p>
          </table:table-cell>
          <table:table-cell office:value-type="float" office:value="0.008852108">
            <text:p>0.008852108</text:p>
          </table:table-cell>
          <table:table-cell office:value-type="float" office:value="0.009335012">
            <text:p>0.009335012</text:p>
          </table:table-cell>
          <table:table-cell office:value-type="float" office:value="0.009086311">
            <text:p>0.009086311</text:p>
          </table:table-cell>
          <table:table-cell office:value-type="float" office:value="0.010503526">
            <text:p>0.010503526</text:p>
          </table:table-cell>
          <table:table-cell office:value-type="float" office:value="0.0102771735">
            <text:p>0.0102771735</text:p>
          </table:table-cell>
          <table:table-cell office:value-type="float" office:value="0.009404148">
            <text:p>0.009404148</text:p>
          </table:table-cell>
          <table:table-cell office:value-type="float" office:value="0.009384602">
            <text:p>0.009384602</text:p>
          </table:table-cell>
          <table:table-cell office:value-type="float" office:value="0.010324855">
            <text:p>0.010324855</text:p>
          </table:table-cell>
          <table:table-cell office:value-type="float" office:value="0.010719912">
            <text:p>0.010719912</text:p>
          </table:table-cell>
          <table:table-cell office:value-type="float" office:value="0.010861756">
            <text:p>0.010861756</text:p>
          </table:table-cell>
          <table:table-cell office:value-type="float" office:value="0.010160948">
            <text:p>0.010160948</text:p>
          </table:table-cell>
          <table:table-cell office:value-type="float" office:value="0.011059257">
            <text:p>0.011059257</text:p>
          </table:table-cell>
          <table:table-cell office:value-type="float" office:value="0.010905215">
            <text:p>0.010905215</text:p>
          </table:table-cell>
          <table:table-cell office:value-type="float" office:value="0.010446722">
            <text:p>0.010446722</text:p>
          </table:table-cell>
          <table:table-cell office:value-type="float" office:value="0.010369685">
            <text:p>0.010369685</text:p>
          </table:table-cell>
          <table:table-cell office:value-type="float" office:value="0.009547256">
            <text:p>0.009547256</text:p>
          </table:table-cell>
          <table:table-cell office:value-type="float" office:value="0.009359294">
            <text:p>0.009359294</text:p>
          </table:table-cell>
          <table:table-cell office:value-type="float" office:value="0.009436744">
            <text:p>0.009436744</text:p>
          </table:table-cell>
          <table:table-cell office:value-type="float" office:value="0.009667458">
            <text:p>0.009667458</text:p>
          </table:table-cell>
          <table:table-cell office:value-type="float" office:value="0.009460024">
            <text:p>0.009460024</text:p>
          </table:table-cell>
          <table:table-cell office:value-type="float" office:value="0.009846672">
            <text:p>0.009846672</text:p>
          </table:table-cell>
          <table:table-cell office:value-type="float" office:value="0.0100818025">
            <text:p>0.0100818025</text:p>
          </table:table-cell>
          <table:table-cell office:value-type="float" office:value="0.009187987">
            <text:p>0.009187987</text:p>
          </table:table-cell>
          <table:table-cell office:value-type="float" office:value="0.0096629895">
            <text:p>0.0096629895</text:p>
          </table:table-cell>
          <table:table-cell office:value-type="float" office:value="0.0105213085">
            <text:p>0.0105213085</text:p>
          </table:table-cell>
          <table:table-cell office:value-type="float" office:value="0.010145347">
            <text:p>0.010145347</text:p>
          </table:table-cell>
          <table:table-cell office:value-type="float" office:value="0.009661394">
            <text:p>0.009661394</text:p>
          </table:table-cell>
          <table:table-cell office:value-type="float" office:value="0.010152726">
            <text:p>0.010152726</text:p>
          </table:table-cell>
          <table:table-cell office:value-type="float" office:value="0.010178721">
            <text:p>0.010178721</text:p>
          </table:table-cell>
          <table:table-cell office:value-type="float" office:value="0.009769874">
            <text:p>0.009769874</text:p>
          </table:table-cell>
          <table:table-cell office:value-type="float" office:value="0.009414017">
            <text:p>0.009414017</text:p>
          </table:table-cell>
          <table:table-cell office:value-type="float" office:value="0.009247011">
            <text:p>0.009247011</text:p>
          </table:table-cell>
          <table:table-cell office:value-type="float" office:value="0.009110791">
            <text:p>0.009110791</text:p>
          </table:table-cell>
          <table:table-cell office:value-type="float" office:value="0.00938454">
            <text:p>0.00938454</text:p>
          </table:table-cell>
          <table:table-cell office:value-type="float" office:value="0.009756242">
            <text:p>0.009756242</text:p>
          </table:table-cell>
          <table:table-cell office:value-type="float" office:value="0.009506432">
            <text:p>0.009506432</text:p>
          </table:table-cell>
          <table:table-cell office:value-type="float" office:value="0.009908925">
            <text:p>0.009908925</text:p>
          </table:table-cell>
          <table:table-cell office:value-type="float" office:value="0.009487265">
            <text:p>0.009487265</text:p>
          </table:table-cell>
          <table:table-cell office:value-type="float" office:value="0.009357168">
            <text:p>0.009357168</text:p>
          </table:table-cell>
          <table:table-cell office:value-type="float" office:value="0.009537859">
            <text:p>0.009537859</text:p>
          </table:table-cell>
          <table:table-cell office:value-type="float" office:value="0.009208983">
            <text:p>0.009208983</text:p>
          </table:table-cell>
          <table:table-cell office:value-type="float" office:value="0.009541066">
            <text:p>0.009541066</text:p>
          </table:table-cell>
          <table:table-cell office:value-type="float" office:value="0.009433014">
            <text:p>0.009433014</text:p>
          </table:table-cell>
          <table:table-cell office:value-type="float" office:value="0.008902576">
            <text:p>0.008902576</text:p>
          </table:table-cell>
          <table:table-cell office:value-type="float" office:value="0.009111016">
            <text:p>0.009111016</text:p>
          </table:table-cell>
          <table:table-cell office:value-type="float" office:value="0.008842117">
            <text:p>0.008842117</text:p>
          </table:table-cell>
          <table:table-cell office:value-type="float" office:value="0.008825648">
            <text:p>0.008825648</text:p>
          </table:table-cell>
          <table:table-cell office:value-type="float" office:value="0.00970139">
            <text:p>0.00970139</text:p>
          </table:table-cell>
          <table:table-cell office:value-type="float" office:value="0.009677897">
            <text:p>0.009677897</text:p>
          </table:table-cell>
          <table:table-cell office:value-type="float" office:value="0.009198198">
            <text:p>0.009198198</text:p>
          </table:table-cell>
          <table:table-cell office:value-type="float" office:value="0.00842115">
            <text:p>0.00842115</text:p>
          </table:table-cell>
          <table:table-cell office:value-type="float" office:value="0.00885803">
            <text:p>0.00885803</text:p>
          </table:table-cell>
          <table:table-cell office:value-type="float" office:value="0.008493482">
            <text:p>0.008493482</text:p>
          </table:table-cell>
          <table:table-cell office:value-type="float" office:value="0.008589761">
            <text:p>0.008589761</text:p>
          </table:table-cell>
          <table:table-cell office:value-type="float" office:value="0.008572498">
            <text:p>0.008572498</text:p>
          </table:table-cell>
          <table:table-cell office:value-type="float" office:value="0.008021829">
            <text:p>0.008021829</text:p>
          </table:table-cell>
          <table:table-cell office:value-type="float" office:value="0.008858855">
            <text:p>0.008858855</text:p>
          </table:table-cell>
          <table:table-cell office:value-type="float" office:value="0.008332339">
            <text:p>0.008332339</text:p>
          </table:table-cell>
          <table:table-cell office:value-type="float" office:value="0.0077479635">
            <text:p>0.0077479635</text:p>
          </table:table-cell>
          <table:table-cell office:value-type="float" office:value="0.0077208993">
            <text:p>0.0077208993</text:p>
          </table:table-cell>
          <table:table-cell office:value-type="float" office:value="0.008137859">
            <text:p>0.008137859</text:p>
          </table:table-cell>
          <table:table-cell office:value-type="float" office:value="0.007851902">
            <text:p>0.007851902</text:p>
          </table:table-cell>
          <table:table-cell office:value-type="float" office:value="0.007824552">
            <text:p>0.007824552</text:p>
          </table:table-cell>
          <table:table-cell office:value-type="float" office:value="0.008084905">
            <text:p>0.008084905</text:p>
          </table:table-cell>
          <table:table-cell office:value-type="float" office:value="0.007993943">
            <text:p>0.007993943</text:p>
          </table:table-cell>
          <table:table-cell office:value-type="float" office:value="0.009127745">
            <text:p>0.009127745</text:p>
          </table:table-cell>
          <table:table-cell office:value-type="float" office:value="0.008403645">
            <text:p>0.008403645</text:p>
          </table:table-cell>
          <table:table-cell office:value-type="float" office:value="0.00841517">
            <text:p>0.00841517</text:p>
          </table:table-cell>
          <table:table-cell office:value-type="float" office:value="0.008514375">
            <text:p>0.008514375</text:p>
          </table:table-cell>
          <table:table-cell office:value-type="float" office:value="0.008754104">
            <text:p>0.008754104</text:p>
          </table:table-cell>
          <table:table-cell office:value-type="float" office:value="0.008149032">
            <text:p>0.008149032</text:p>
          </table:table-cell>
          <table:table-cell office:value-type="float" office:value="0.008113951">
            <text:p>0.008113951</text:p>
          </table:table-cell>
          <table:table-cell office:value-type="float" office:value="0.007937949">
            <text:p>0.007937949</text:p>
          </table:table-cell>
          <table:table-cell office:value-type="float" office:value="0.008503498">
            <text:p>0.008503498</text:p>
          </table:table-cell>
          <table:table-cell office:value-type="float" office:value="0.007732664">
            <text:p>0.007732664</text:p>
          </table:table-cell>
          <table:table-cell office:value-type="float" office:value="0.007833008">
            <text:p>0.007833008</text:p>
          </table:table-cell>
          <table:table-cell office:value-type="float" office:value="0.0081633115">
            <text:p>0.0081633115</text:p>
          </table:table-cell>
          <table:table-cell office:value-type="float" office:value="0.007778055">
            <text:p>0.007778055</text:p>
          </table:table-cell>
          <table:table-cell office:value-type="float" office:value="0.007827708">
            <text:p>0.007827708</text:p>
          </table:table-cell>
          <table:table-cell office:value-type="float" office:value="0.0074848174">
            <text:p>0.0074848174</text:p>
          </table:table-cell>
          <table:table-cell office:value-type="float" office:value="0.0075607332">
            <text:p>0.0075607332</text:p>
          </table:table-cell>
          <table:table-cell office:value-type="float" office:value="0.007161418">
            <text:p>0.007161418</text:p>
          </table:table-cell>
          <table:table-cell office:value-type="float" office:value="0.008418553">
            <text:p>0.008418553</text:p>
          </table:table-cell>
          <table:table-cell office:value-type="float" office:value="0.00825433">
            <text:p>0.00825433</text:p>
          </table:table-cell>
          <table:table-cell office:value-type="float" office:value="0.007442975">
            <text:p>0.007442975</text:p>
          </table:table-cell>
          <table:table-cell office:value-type="float" office:value="0.00721234">
            <text:p>0.00721234</text:p>
          </table:table-cell>
          <table:table-cell office:value-type="float" office:value="0.006751674">
            <text:p>0.006751674</text:p>
          </table:table-cell>
          <table:table-cell office:value-type="float" office:value="0.00760009">
            <text:p>0.00760009</text:p>
          </table:table-cell>
          <table:table-cell office:value-type="float" office:value="0.007820817">
            <text:p>0.007820817</text:p>
          </table:table-cell>
          <table:table-cell office:value-type="float" office:value="0.009361833">
            <text:p>0.009361833</text:p>
          </table:table-cell>
          <table:table-cell office:value-type="float" office:value="0.008352633">
            <text:p>0.008352633</text:p>
          </table:table-cell>
          <table:table-cell office:value-type="float" office:value="0.0064123007">
            <text:p>0.0064123007</text:p>
          </table:table-cell>
          <table:table-cell office:value-type="float" office:value="0.0071796193">
            <text:p>0.0071796193</text:p>
          </table:table-cell>
          <table:table-cell office:value-type="float" office:value="0.006833541">
            <text:p>0.006833541</text:p>
          </table:table-cell>
          <table:table-cell office:value-type="float" office:value="0.006960685">
            <text:p>0.006960685</text:p>
          </table:table-cell>
          <table:table-cell office:value-type="float" office:value="0.0074875704">
            <text:p>0.0074875704</text:p>
          </table:table-cell>
          <table:table-cell office:value-type="float" office:value="0.00883101">
            <text:p>0.00883101</text:p>
          </table:table-cell>
          <table:table-cell office:value-type="float" office:value="0.007849651">
            <text:p>0.007849651</text:p>
          </table:table-cell>
          <table:table-cell office:value-type="float" office:value="0.006674588">
            <text:p>0.006674588</text:p>
          </table:table-cell>
          <table:table-cell office:value-type="float" office:value="0.0069865584">
            <text:p>0.0069865584</text:p>
          </table:table-cell>
          <table:table-cell office:value-type="float" office:value="0.006761636">
            <text:p>0.006761636</text:p>
          </table:table-cell>
          <table:table-cell office:value-type="float" office:value="0.0064993915">
            <text:p>0.0064993915</text:p>
          </table:table-cell>
          <table:table-cell office:value-type="float" office:value="0.006279928">
            <text:p>0.006279928</text:p>
          </table:table-cell>
          <table:table-cell office:value-type="float" office:value="0.0065411096">
            <text:p>0.0065411096</text:p>
          </table:table-cell>
          <table:table-cell office:value-type="float" office:value="0.0065598353">
            <text:p>0.0065598353</text:p>
          </table:table-cell>
          <table:table-cell office:value-type="float" office:value="0.0062823044">
            <text:p>0.0062823044</text:p>
          </table:table-cell>
          <table:table-cell office:value-type="float" office:value="0.0068385666">
            <text:p>0.0068385666</text:p>
          </table:table-cell>
          <table:table-cell office:value-type="float" office:value="0.0071712616">
            <text:p>0.0071712616</text:p>
          </table:table-cell>
          <table:table-cell office:value-type="float" office:value="0.006742763">
            <text:p>0.006742763</text:p>
          </table:table-cell>
          <table:table-cell office:value-type="float" office:value="0.0058426377">
            <text:p>0.0058426377</text:p>
          </table:table-cell>
          <table:table-cell office:value-type="float" office:value="0.0062342663">
            <text:p>0.0062342663</text:p>
          </table:table-cell>
          <table:table-cell office:value-type="float" office:value="0.0064493185">
            <text:p>0.0064493185</text:p>
          </table:table-cell>
          <table:table-cell office:value-type="float" office:value="0.006495408">
            <text:p>0.006495408</text:p>
          </table:table-cell>
          <table:table-cell office:value-type="float" office:value="0.0058207833">
            <text:p>0.0058207833</text:p>
          </table:table-cell>
          <table:table-cell office:value-type="float" office:value="0.0049390364">
            <text:p>0.0049390364</text:p>
          </table:table-cell>
          <table:table-cell office:value-type="float" office:value="0.0054698386">
            <text:p>0.0054698386</text:p>
          </table:table-cell>
          <table:table-cell office:value-type="float" office:value="0.0052222726">
            <text:p>0.0052222726</text:p>
          </table:table-cell>
          <table:table-cell office:value-type="float" office:value="0.0049908487">
            <text:p>0.0049908487</text:p>
          </table:table-cell>
          <table:table-cell office:value-type="float" office:value="0.004554541">
            <text:p>0.004554541</text:p>
          </table:table-cell>
          <table:table-cell office:value-type="float" office:value="0.0011803182">
            <text:p>0.0011803182</text:p>
          </table:table-cell>
          <table:table-cell table:style-name="ce1" office:value-type="float" office:value="0.0008752307">
            <text:p>8.75E-004</text:p>
          </table:table-cell>
          <table:table-cell table:style-name="ce1" office:value-type="float" office:value="0.0007342558">
            <text:p>7.34E-004</text:p>
          </table:table-cell>
          <table:table-cell table:style-name="ce1" office:value-type="float" office:value="0.00067270244">
            <text:p>6.73E-004</text:p>
          </table:table-cell>
          <table:table-cell table:style-name="ce1" office:value-type="float" office:value="0.00065775734">
            <text:p>6.58E-004</text:p>
          </table:table-cell>
          <table:table-cell table:style-name="ce1" office:value-type="float" office:value="0.0006619903">
            <text:p>6.62E-004</text:p>
          </table:table-cell>
          <table:table-cell table:style-name="ce1" office:value-type="float" office:value="0.0006771658">
            <text:p>6.77E-004</text:p>
          </table:table-cell>
          <table:table-cell table:style-name="ce1" office:value-type="float" office:value="0.0007105576">
            <text:p>7.11E-004</text:p>
          </table:table-cell>
          <table:table-cell table:style-name="ce1" office:value-type="float" office:value="0.0008430354">
            <text:p>8.43E-004</text:p>
          </table:table-cell>
          <table:table-cell office:value-type="float" office:value="0.0010302482">
            <text:p>0.0010302482</text:p>
          </table:table-cell>
          <table:table-cell office:value-type="float" office:value="0.0013379834">
            <text:p>0.0013379834</text:p>
          </table:table-cell>
          <table:table-cell office:value-type="float" office:value="0.0016053196">
            <text:p>0.0016053196</text:p>
          </table:table-cell>
          <table:table-cell office:value-type="float" office:value="0.0020354008">
            <text:p>0.0020354008</text:p>
          </table:table-cell>
          <table:table-cell office:value-type="float" office:value="0.0023872785">
            <text:p>0.0023872785</text:p>
          </table:table-cell>
          <table:table-cell office:value-type="float" office:value="0.0028623769">
            <text:p>0.0028623769</text:p>
          </table:table-cell>
          <table:table-cell office:value-type="float" office:value="0.0028135239">
            <text:p>0.0028135239</text:p>
          </table:table-cell>
          <table:table-cell office:value-type="float" office:value="0.0031992958">
            <text:p>0.0031992958</text:p>
          </table:table-cell>
          <table:table-cell office:value-type="float" office:value="0.0035733785">
            <text:p>0.0035733785</text:p>
          </table:table-cell>
          <table:table-cell office:value-type="float" office:value="0.0038275279">
            <text:p>0.0038275279</text:p>
          </table:table-cell>
          <table:table-cell office:value-type="float" office:value="0.0037918324">
            <text:p>0.0037918324</text:p>
          </table:table-cell>
          <table:table-cell office:value-type="float" office:value="0.0039536837">
            <text:p>0.0039536837</text:p>
          </table:table-cell>
          <table:table-cell office:value-type="float" office:value="0.004041985">
            <text:p>0.004041985</text:p>
          </table:table-cell>
          <table:table-cell office:value-type="float" office:value="0.004000758">
            <text:p>0.004000758</text:p>
          </table:table-cell>
          <table:table-cell office:value-type="float" office:value="0.0036559117">
            <text:p>0.0036559117</text:p>
          </table:table-cell>
          <table:table-cell office:value-type="float" office:value="0.0037778642">
            <text:p>0.0037778642</text:p>
          </table:table-cell>
          <table:table-cell office:value-type="float" office:value="0.0037748234">
            <text:p>0.0037748234</text:p>
          </table:table-cell>
          <table:table-cell office:value-type="float" office:value="0.003478005">
            <text:p>0.003478005</text:p>
          </table:table-cell>
          <table:table-cell office:value-type="float" office:value="0.0036479435">
            <text:p>0.0036479435</text:p>
          </table:table-cell>
          <table:table-cell office:value-type="float" office:value="0.0031444577">
            <text:p>0.0031444577</text:p>
          </table:table-cell>
          <table:table-cell office:value-type="float" office:value="0.0030715023">
            <text:p>0.0030715023</text:p>
          </table:table-cell>
          <table:table-cell office:value-type="float" office:value="0.00271804">
            <text:p>0.00271804</text:p>
          </table:table-cell>
          <table:table-cell office:value-type="float" office:value="0.0020673312">
            <text:p>0.0020673312</text:p>
          </table:table-cell>
          <table:table-cell office:value-type="float" office:value="0.0016918295">
            <text:p>0.0016918295</text:p>
          </table:table-cell>
          <table:table-cell office:value-type="float" office:value="0.0014960531">
            <text:p>0.0014960531</text:p>
          </table:table-cell>
          <table:table-cell office:value-type="float" office:value="0.0011521651">
            <text:p>0.0011521651</text:p>
          </table:table-cell>
          <table:table-cell table:style-name="ce1" office:value-type="float" office:value="0.0008855948">
            <text:p>8.86E-004</text:p>
          </table:table-cell>
          <table:table-cell table:style-name="ce1" office:value-type="float" office:value="0.0007826015">
            <text:p>7.83E-004</text:p>
          </table:table-cell>
          <table:table-cell table:style-name="ce1" office:value-type="float" office:value="0.0007050785">
            <text:p>7.05E-004</text:p>
          </table:table-cell>
          <table:table-cell table:style-name="ce1" office:value-type="float" office:value="0.0006765476">
            <text:p>6.77E-004</text:p>
          </table:table-cell>
          <table:table-cell table:style-name="ce1" office:value-type="float" office:value="0.00066305645">
            <text:p>6.63E-004</text:p>
          </table:table-cell>
          <table:table-cell table:style-name="ce1" office:value-type="float" office:value="0.00066014216">
            <text:p>6.60E-004</text:p>
          </table:table-cell>
          <table:table-cell office:value-type="float" office:value="0.0006607253">
            <text:p>6.61E-004</text:p>
          </table:table-cell>
          <table:table-cell office:value-type="float" office:value="0.00065988576">
            <text:p>6.60E-004</text:p>
          </table:table-cell>
          <table:table-cell office:value-type="float" office:value="0.00066042267">
            <text:p>6.60E-004</text:p>
          </table:table-cell>
          <table:table-cell office:value-type="float" office:value="0.00066151354">
            <text:p>6.62E-004</text:p>
          </table:table-cell>
          <table:table-cell table:style-name="ce1" office:value-type="float" office:value="0.00066443917">
            <text:p>6.64E-004</text:p>
          </table:table-cell>
          <table:table-cell office:value-type="float" office:value="0.0006654052">
            <text:p>6.65E-004</text:p>
          </table:table-cell>
          <table:table-cell office:value-type="float" office:value="0.0006658766">
            <text:p>6.66E-004</text:p>
          </table:table-cell>
          <table:table-cell office:value-type="float" office:value="0.00066687824">
            <text:p>6.67E-004</text:p>
          </table:table-cell>
          <table:table-cell office:value-type="float" office:value="0.0006690488">
            <text:p>6.69E-004</text:p>
          </table:table-cell>
          <table:table-cell office:value-type="float" office:value="0.00067115226">
            <text:p>6.71E-004</text:p>
          </table:table-cell>
          <table:table-cell office:value-type="float" office:value="0.0006715703">
            <text:p>6.72E-004</text:p>
          </table:table-cell>
          <table:table-cell office:value-type="float" office:value="0.00067314896">
            <text:p>6.73E-004</text:p>
          </table:table-cell>
          <table:table-cell office:value-type="float" office:value="0.0006751148">
            <text:p>6.75E-004</text:p>
          </table:table-cell>
          <table:table-cell office:value-type="float" office:value="0.00067844015">
            <text:p>6.78E-004</text:p>
          </table:table-cell>
          <table:table-cell office:value-type="float" office:value="0.00067947">
            <text:p>6.79E-004</text:p>
          </table:table-cell>
          <table:table-cell office:value-type="float" office:value="0.0006808197">
            <text:p>6.81E-004</text:p>
          </table:table-cell>
          <table:table-cell office:value-type="float" office:value="0.0006822223">
            <text:p>6.82E-004</text:p>
          </table:table-cell>
          <table:table-cell office:value-type="float" office:value="0.0006851828">
            <text:p>6.85E-004</text:p>
          </table:table-cell>
          <table:table-cell office:value-type="float" office:value="0.00068747497">
            <text:p>6.87E-004</text:p>
          </table:table-cell>
          <table:table-cell office:value-type="float" office:value="0.00068840606">
            <text:p>6.88E-004</text:p>
          </table:table-cell>
          <table:table-cell office:value-type="float" office:value="0.00068989024">
            <text:p>6.90E-004</text:p>
          </table:table-cell>
          <table:table-cell office:value-type="float" office:value="0.00069227023">
            <text:p>6.92E-004</text:p>
          </table:table-cell>
          <table:table-cell office:value-type="float" office:value="0.0006960057">
            <text:p>6.96E-004</text:p>
          </table:table-cell>
          <table:table-cell office:value-type="float" office:value="0.0006977538">
            <text:p>6.98E-004</text:p>
          </table:table-cell>
          <table:table-cell office:value-type="float" office:value="0.0006994977">
            <text:p>6.99E-004</text:p>
          </table:table-cell>
          <table:table-cell office:value-type="float" office:value="0.00070162304">
            <text:p>7.02E-004</text:p>
          </table:table-cell>
          <table:table-cell office:value-type="float" office:value="0.0007055991">
            <text:p>7.06E-004</text:p>
          </table:table-cell>
          <table:table-cell office:value-type="float" office:value="0.0007072684">
            <text:p>7.07E-004</text:p>
          </table:table-cell>
          <table:table-cell office:value-type="float" office:value="0.00070918753">
            <text:p>7.09E-004</text:p>
          </table:table-cell>
          <table:table-cell office:value-type="float" office:value="0.0007112381">
            <text:p>7.11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4 The Big Bang Theory.mp3</text:p>
          </table:table-cell>
          <table:table-cell office:value-type="float" office:value="0.06461688">
            <text:p>0.06461688</text:p>
          </table:table-cell>
          <table:table-cell office:value-type="float" office:value="0.07556082">
            <text:p>0.07556082</text:p>
          </table:table-cell>
          <table:table-cell office:value-type="float" office:value="0.034360025">
            <text:p>0.034360025</text:p>
          </table:table-cell>
          <table:table-cell office:value-type="float" office:value="0.019617295">
            <text:p>0.019617295</text:p>
          </table:table-cell>
          <table:table-cell office:value-type="float" office:value="0.015795002">
            <text:p>0.015795002</text:p>
          </table:table-cell>
          <table:table-cell office:value-type="float" office:value="0.012222348">
            <text:p>0.012222348</text:p>
          </table:table-cell>
          <table:table-cell office:value-type="float" office:value="0.017624503">
            <text:p>0.017624503</text:p>
          </table:table-cell>
          <table:table-cell office:value-type="float" office:value="0.018756539">
            <text:p>0.018756539</text:p>
          </table:table-cell>
          <table:table-cell office:value-type="float" office:value="0.019508317">
            <text:p>0.019508317</text:p>
          </table:table-cell>
          <table:table-cell office:value-type="float" office:value="0.022319308">
            <text:p>0.022319308</text:p>
          </table:table-cell>
          <table:table-cell office:value-type="float" office:value="0.01865915">
            <text:p>0.01865915</text:p>
          </table:table-cell>
          <table:table-cell office:value-type="float" office:value="0.015104426">
            <text:p>0.015104426</text:p>
          </table:table-cell>
          <table:table-cell office:value-type="float" office:value="0.01910587">
            <text:p>0.01910587</text:p>
          </table:table-cell>
          <table:table-cell office:value-type="float" office:value="0.020117851">
            <text:p>0.020117851</text:p>
          </table:table-cell>
          <table:table-cell office:value-type="float" office:value="0.016450753">
            <text:p>0.016450753</text:p>
          </table:table-cell>
          <table:table-cell office:value-type="float" office:value="0.01948988">
            <text:p>0.01948988</text:p>
          </table:table-cell>
          <table:table-cell office:value-type="float" office:value="0.016296482">
            <text:p>0.016296482</text:p>
          </table:table-cell>
          <table:table-cell office:value-type="float" office:value="0.019226257">
            <text:p>0.019226257</text:p>
          </table:table-cell>
          <table:table-cell office:value-type="float" office:value="0.019610258">
            <text:p>0.019610258</text:p>
          </table:table-cell>
          <table:table-cell office:value-type="float" office:value="0.015809277">
            <text:p>0.015809277</text:p>
          </table:table-cell>
          <table:table-cell office:value-type="float" office:value="0.020399919">
            <text:p>0.020399919</text:p>
          </table:table-cell>
          <table:table-cell office:value-type="float" office:value="0.014057452">
            <text:p>0.014057452</text:p>
          </table:table-cell>
          <table:table-cell office:value-type="float" office:value="0.016589662">
            <text:p>0.016589662</text:p>
          </table:table-cell>
          <table:table-cell office:value-type="float" office:value="0.018364063">
            <text:p>0.018364063</text:p>
          </table:table-cell>
          <table:table-cell office:value-type="float" office:value="0.019695787">
            <text:p>0.019695787</text:p>
          </table:table-cell>
          <table:table-cell office:value-type="float" office:value="0.014486112">
            <text:p>0.014486112</text:p>
          </table:table-cell>
          <table:table-cell office:value-type="float" office:value="0.015016034">
            <text:p>0.015016034</text:p>
          </table:table-cell>
          <table:table-cell office:value-type="float" office:value="0.02076535">
            <text:p>0.02076535</text:p>
          </table:table-cell>
          <table:table-cell office:value-type="float" office:value="0.015328711">
            <text:p>0.015328711</text:p>
          </table:table-cell>
          <table:table-cell office:value-type="float" office:value="0.0145631675">
            <text:p>0.0145631675</text:p>
          </table:table-cell>
          <table:table-cell office:value-type="float" office:value="0.024825776">
            <text:p>0.024825776</text:p>
          </table:table-cell>
          <table:table-cell office:value-type="float" office:value="0.017893875">
            <text:p>0.017893875</text:p>
          </table:table-cell>
          <table:table-cell office:value-type="float" office:value="0.016740387">
            <text:p>0.016740387</text:p>
          </table:table-cell>
          <table:table-cell office:value-type="float" office:value="0.01733892">
            <text:p>0.01733892</text:p>
          </table:table-cell>
          <table:table-cell office:value-type="float" office:value="0.020640394">
            <text:p>0.020640394</text:p>
          </table:table-cell>
          <table:table-cell office:value-type="float" office:value="0.017865494">
            <text:p>0.017865494</text:p>
          </table:table-cell>
          <table:table-cell office:value-type="float" office:value="0.020644967">
            <text:p>0.020644967</text:p>
          </table:table-cell>
          <table:table-cell office:value-type="float" office:value="0.017871963">
            <text:p>0.017871963</text:p>
          </table:table-cell>
          <table:table-cell office:value-type="float" office:value="0.013327647">
            <text:p>0.013327647</text:p>
          </table:table-cell>
          <table:table-cell office:value-type="float" office:value="0.012376783">
            <text:p>0.012376783</text:p>
          </table:table-cell>
          <table:table-cell office:value-type="float" office:value="0.022054993">
            <text:p>0.022054993</text:p>
          </table:table-cell>
          <table:table-cell office:value-type="float" office:value="0.018997205">
            <text:p>0.018997205</text:p>
          </table:table-cell>
          <table:table-cell office:value-type="float" office:value="0.015060266">
            <text:p>0.015060266</text:p>
          </table:table-cell>
          <table:table-cell office:value-type="float" office:value="0.014953356">
            <text:p>0.014953356</text:p>
          </table:table-cell>
          <table:table-cell office:value-type="float" office:value="0.018373601">
            <text:p>0.018373601</text:p>
          </table:table-cell>
          <table:table-cell office:value-type="float" office:value="0.01772167">
            <text:p>0.01772167</text:p>
          </table:table-cell>
          <table:table-cell office:value-type="float" office:value="0.018404454">
            <text:p>0.018404454</text:p>
          </table:table-cell>
          <table:table-cell office:value-type="float" office:value="0.015103287">
            <text:p>0.015103287</text:p>
          </table:table-cell>
          <table:table-cell office:value-type="float" office:value="0.017303007">
            <text:p>0.017303007</text:p>
          </table:table-cell>
          <table:table-cell office:value-type="float" office:value="0.017725958">
            <text:p>0.017725958</text:p>
          </table:table-cell>
          <table:table-cell office:value-type="float" office:value="0.014755189">
            <text:p>0.014755189</text:p>
          </table:table-cell>
          <table:table-cell office:value-type="float" office:value="0.014706165">
            <text:p>0.014706165</text:p>
          </table:table-cell>
          <table:table-cell office:value-type="float" office:value="0.015225925">
            <text:p>0.015225925</text:p>
          </table:table-cell>
          <table:table-cell office:value-type="float" office:value="0.020135976">
            <text:p>0.020135976</text:p>
          </table:table-cell>
          <table:table-cell office:value-type="float" office:value="0.019857863">
            <text:p>0.019857863</text:p>
          </table:table-cell>
          <table:table-cell office:value-type="float" office:value="0.017552806">
            <text:p>0.017552806</text:p>
          </table:table-cell>
          <table:table-cell office:value-type="float" office:value="0.015498903">
            <text:p>0.015498903</text:p>
          </table:table-cell>
          <table:table-cell office:value-type="float" office:value="0.013908992">
            <text:p>0.013908992</text:p>
          </table:table-cell>
          <table:table-cell office:value-type="float" office:value="0.013080466">
            <text:p>0.013080466</text:p>
          </table:table-cell>
          <table:table-cell office:value-type="float" office:value="0.014438853">
            <text:p>0.014438853</text:p>
          </table:table-cell>
          <table:table-cell office:value-type="float" office:value="0.014483569">
            <text:p>0.014483569</text:p>
          </table:table-cell>
          <table:table-cell office:value-type="float" office:value="0.014879213">
            <text:p>0.014879213</text:p>
          </table:table-cell>
          <table:table-cell office:value-type="float" office:value="0.014775856">
            <text:p>0.014775856</text:p>
          </table:table-cell>
          <table:table-cell office:value-type="float" office:value="0.013395171">
            <text:p>0.013395171</text:p>
          </table:table-cell>
          <table:table-cell office:value-type="float" office:value="0.014645957">
            <text:p>0.014645957</text:p>
          </table:table-cell>
          <table:table-cell office:value-type="float" office:value="0.015911615">
            <text:p>0.015911615</text:p>
          </table:table-cell>
          <table:table-cell office:value-type="float" office:value="0.01563991">
            <text:p>0.01563991</text:p>
          </table:table-cell>
          <table:table-cell office:value-type="float" office:value="0.016282625">
            <text:p>0.016282625</text:p>
          </table:table-cell>
          <table:table-cell office:value-type="float" office:value="0.013465255">
            <text:p>0.013465255</text:p>
          </table:table-cell>
          <table:table-cell office:value-type="float" office:value="0.016956765">
            <text:p>0.016956765</text:p>
          </table:table-cell>
          <table:table-cell office:value-type="float" office:value="0.013068067">
            <text:p>0.013068067</text:p>
          </table:table-cell>
          <table:table-cell office:value-type="float" office:value="0.012365334">
            <text:p>0.012365334</text:p>
          </table:table-cell>
          <table:table-cell office:value-type="float" office:value="0.013507226">
            <text:p>0.013507226</text:p>
          </table:table-cell>
          <table:table-cell office:value-type="float" office:value="0.012708098">
            <text:p>0.012708098</text:p>
          </table:table-cell>
          <table:table-cell office:value-type="float" office:value="0.011146992">
            <text:p>0.011146992</text:p>
          </table:table-cell>
          <table:table-cell office:value-type="float" office:value="0.012131105">
            <text:p>0.012131105</text:p>
          </table:table-cell>
          <table:table-cell office:value-type="float" office:value="0.011646995">
            <text:p>0.011646995</text:p>
          </table:table-cell>
          <table:table-cell office:value-type="float" office:value="0.010547236">
            <text:p>0.010547236</text:p>
          </table:table-cell>
          <table:table-cell office:value-type="float" office:value="0.009397633">
            <text:p>0.009397633</text:p>
          </table:table-cell>
          <table:table-cell office:value-type="float" office:value="0.010510512">
            <text:p>0.010510512</text:p>
          </table:table-cell>
          <table:table-cell office:value-type="float" office:value="0.00997251">
            <text:p>0.00997251</text:p>
          </table:table-cell>
          <table:table-cell office:value-type="float" office:value="0.009902975">
            <text:p>0.009902975</text:p>
          </table:table-cell>
          <table:table-cell office:value-type="float" office:value="0.010362215">
            <text:p>0.010362215</text:p>
          </table:table-cell>
          <table:table-cell office:value-type="float" office:value="0.009101484">
            <text:p>0.009101484</text:p>
          </table:table-cell>
          <table:table-cell office:value-type="float" office:value="0.008851304">
            <text:p>0.008851304</text:p>
          </table:table-cell>
          <table:table-cell office:value-type="float" office:value="0.010036593">
            <text:p>0.010036593</text:p>
          </table:table-cell>
          <table:table-cell office:value-type="float" office:value="0.007927605">
            <text:p>0.007927605</text:p>
          </table:table-cell>
          <table:table-cell office:value-type="float" office:value="0.008085288">
            <text:p>0.008085288</text:p>
          </table:table-cell>
          <table:table-cell office:value-type="float" office:value="0.007837403">
            <text:p>0.007837403</text:p>
          </table:table-cell>
          <table:table-cell office:value-type="float" office:value="0.00759487">
            <text:p>0.00759487</text:p>
          </table:table-cell>
          <table:table-cell office:value-type="float" office:value="0.007852181">
            <text:p>0.007852181</text:p>
          </table:table-cell>
          <table:table-cell office:value-type="float" office:value="0.00869091">
            <text:p>0.00869091</text:p>
          </table:table-cell>
          <table:table-cell office:value-type="float" office:value="0.007901478">
            <text:p>0.007901478</text:p>
          </table:table-cell>
          <table:table-cell office:value-type="float" office:value="0.007941306">
            <text:p>0.007941306</text:p>
          </table:table-cell>
          <table:table-cell office:value-type="float" office:value="0.008555527">
            <text:p>0.008555527</text:p>
          </table:table-cell>
          <table:table-cell office:value-type="float" office:value="0.008158988">
            <text:p>0.008158988</text:p>
          </table:table-cell>
          <table:table-cell office:value-type="float" office:value="0.007671294">
            <text:p>0.007671294</text:p>
          </table:table-cell>
          <table:table-cell office:value-type="float" office:value="0.008364625">
            <text:p>0.008364625</text:p>
          </table:table-cell>
          <table:table-cell office:value-type="float" office:value="0.008006425">
            <text:p>0.008006425</text:p>
          </table:table-cell>
          <table:table-cell office:value-type="float" office:value="0.008213651">
            <text:p>0.008213651</text:p>
          </table:table-cell>
          <table:table-cell office:value-type="float" office:value="0.008052197">
            <text:p>0.008052197</text:p>
          </table:table-cell>
          <table:table-cell office:value-type="float" office:value="0.0075601344">
            <text:p>0.0075601344</text:p>
          </table:table-cell>
          <table:table-cell office:value-type="float" office:value="0.00920164">
            <text:p>0.00920164</text:p>
          </table:table-cell>
          <table:table-cell office:value-type="float" office:value="0.00785951">
            <text:p>0.00785951</text:p>
          </table:table-cell>
          <table:table-cell office:value-type="float" office:value="0.007996618">
            <text:p>0.007996618</text:p>
          </table:table-cell>
          <table:table-cell office:value-type="float" office:value="0.007712538">
            <text:p>0.007712538</text:p>
          </table:table-cell>
          <table:table-cell office:value-type="float" office:value="0.008006084">
            <text:p>0.008006084</text:p>
          </table:table-cell>
          <table:table-cell office:value-type="float" office:value="0.0077108257">
            <text:p>0.0077108257</text:p>
          </table:table-cell>
          <table:table-cell office:value-type="float" office:value="0.007572178">
            <text:p>0.007572178</text:p>
          </table:table-cell>
          <table:table-cell office:value-type="float" office:value="0.0076866727">
            <text:p>0.0076866727</text:p>
          </table:table-cell>
          <table:table-cell office:value-type="float" office:value="0.0080715455">
            <text:p>0.0080715455</text:p>
          </table:table-cell>
          <table:table-cell office:value-type="float" office:value="0.007971259">
            <text:p>0.007971259</text:p>
          </table:table-cell>
          <table:table-cell office:value-type="float" office:value="0.007571586">
            <text:p>0.007571586</text:p>
          </table:table-cell>
          <table:table-cell office:value-type="float" office:value="0.007835351">
            <text:p>0.007835351</text:p>
          </table:table-cell>
          <table:table-cell office:value-type="float" office:value="0.007650184">
            <text:p>0.007650184</text:p>
          </table:table-cell>
          <table:table-cell office:value-type="float" office:value="0.0076921876">
            <text:p>0.0076921876</text:p>
          </table:table-cell>
          <table:table-cell office:value-type="float" office:value="0.0075212857">
            <text:p>0.0075212857</text:p>
          </table:table-cell>
          <table:table-cell office:value-type="float" office:value="0.0070169326">
            <text:p>0.0070169326</text:p>
          </table:table-cell>
          <table:table-cell office:value-type="float" office:value="0.00806785">
            <text:p>0.00806785</text:p>
          </table:table-cell>
          <table:table-cell office:value-type="float" office:value="0.007773566">
            <text:p>0.007773566</text:p>
          </table:table-cell>
          <table:table-cell office:value-type="float" office:value="0.007004365">
            <text:p>0.007004365</text:p>
          </table:table-cell>
          <table:table-cell office:value-type="float" office:value="0.007131591">
            <text:p>0.007131591</text:p>
          </table:table-cell>
          <table:table-cell office:value-type="float" office:value="0.0074759396">
            <text:p>0.0074759396</text:p>
          </table:table-cell>
          <table:table-cell office:value-type="float" office:value="0.0077343043">
            <text:p>0.0077343043</text:p>
          </table:table-cell>
          <table:table-cell office:value-type="float" office:value="0.0069107423">
            <text:p>0.0069107423</text:p>
          </table:table-cell>
          <table:table-cell office:value-type="float" office:value="0.007271502">
            <text:p>0.007271502</text:p>
          </table:table-cell>
          <table:table-cell office:value-type="float" office:value="0.0075152013">
            <text:p>0.0075152013</text:p>
          </table:table-cell>
          <table:table-cell office:value-type="float" office:value="0.007136724">
            <text:p>0.007136724</text:p>
          </table:table-cell>
          <table:table-cell office:value-type="float" office:value="0.006905914">
            <text:p>0.006905914</text:p>
          </table:table-cell>
          <table:table-cell office:value-type="float" office:value="0.0066846395">
            <text:p>0.0066846395</text:p>
          </table:table-cell>
          <table:table-cell office:value-type="float" office:value="0.007351241">
            <text:p>0.007351241</text:p>
          </table:table-cell>
          <table:table-cell office:value-type="float" office:value="0.0075632846">
            <text:p>0.0075632846</text:p>
          </table:table-cell>
          <table:table-cell office:value-type="float" office:value="0.0073087267">
            <text:p>0.0073087267</text:p>
          </table:table-cell>
          <table:table-cell office:value-type="float" office:value="0.007185628">
            <text:p>0.007185628</text:p>
          </table:table-cell>
          <table:table-cell office:value-type="float" office:value="0.007232181">
            <text:p>0.007232181</text:p>
          </table:table-cell>
          <table:table-cell office:value-type="float" office:value="0.007603267">
            <text:p>0.007603267</text:p>
          </table:table-cell>
          <table:table-cell office:value-type="float" office:value="0.0077616144">
            <text:p>0.0077616144</text:p>
          </table:table-cell>
          <table:table-cell office:value-type="float" office:value="0.007435034">
            <text:p>0.007435034</text:p>
          </table:table-cell>
          <table:table-cell office:value-type="float" office:value="0.007433399">
            <text:p>0.007433399</text:p>
          </table:table-cell>
          <table:table-cell office:value-type="float" office:value="0.0068190885">
            <text:p>0.0068190885</text:p>
          </table:table-cell>
          <table:table-cell office:value-type="float" office:value="0.0071716667">
            <text:p>0.0071716667</text:p>
          </table:table-cell>
          <table:table-cell office:value-type="float" office:value="0.006818034">
            <text:p>0.006818034</text:p>
          </table:table-cell>
          <table:table-cell office:value-type="float" office:value="0.00717322">
            <text:p>0.00717322</text:p>
          </table:table-cell>
          <table:table-cell office:value-type="float" office:value="0.0072680493">
            <text:p>0.0072680493</text:p>
          </table:table-cell>
          <table:table-cell office:value-type="float" office:value="0.007114602">
            <text:p>0.007114602</text:p>
          </table:table-cell>
          <table:table-cell office:value-type="float" office:value="0.0070672594">
            <text:p>0.0070672594</text:p>
          </table:table-cell>
          <table:table-cell office:value-type="float" office:value="0.007062627">
            <text:p>0.007062627</text:p>
          </table:table-cell>
          <table:table-cell office:value-type="float" office:value="0.006738448">
            <text:p>0.006738448</text:p>
          </table:table-cell>
          <table:table-cell office:value-type="float" office:value="0.0062118294">
            <text:p>0.0062118294</text:p>
          </table:table-cell>
          <table:table-cell office:value-type="float" office:value="0.0064579877">
            <text:p>0.0064579877</text:p>
          </table:table-cell>
          <table:table-cell office:value-type="float" office:value="0.007048638">
            <text:p>0.007048638</text:p>
          </table:table-cell>
          <table:table-cell office:value-type="float" office:value="0.0066315024">
            <text:p>0.0066315024</text:p>
          </table:table-cell>
          <table:table-cell office:value-type="float" office:value="0.0064383377">
            <text:p>0.0064383377</text:p>
          </table:table-cell>
          <table:table-cell office:value-type="float" office:value="0.0064291293">
            <text:p>0.0064291293</text:p>
          </table:table-cell>
          <table:table-cell office:value-type="float" office:value="0.006033051">
            <text:p>0.006033051</text:p>
          </table:table-cell>
          <table:table-cell office:value-type="float" office:value="0.0059478423">
            <text:p>0.0059478423</text:p>
          </table:table-cell>
          <table:table-cell office:value-type="float" office:value="0.006027022">
            <text:p>0.006027022</text:p>
          </table:table-cell>
          <table:table-cell office:value-type="float" office:value="0.0058742925">
            <text:p>0.0058742925</text:p>
          </table:table-cell>
          <table:table-cell office:value-type="float" office:value="0.0061816815">
            <text:p>0.0061816815</text:p>
          </table:table-cell>
          <table:table-cell office:value-type="float" office:value="0.006685501">
            <text:p>0.006685501</text:p>
          </table:table-cell>
          <table:table-cell office:value-type="float" office:value="0.0058374126">
            <text:p>0.0058374126</text:p>
          </table:table-cell>
          <table:table-cell office:value-type="float" office:value="0.0053045065">
            <text:p>0.0053045065</text:p>
          </table:table-cell>
          <table:table-cell office:value-type="float" office:value="0.005403453">
            <text:p>0.005403453</text:p>
          </table:table-cell>
          <table:table-cell office:value-type="float" office:value="0.0055984417">
            <text:p>0.0055984417</text:p>
          </table:table-cell>
          <table:table-cell office:value-type="float" office:value="0.005720445">
            <text:p>0.005720445</text:p>
          </table:table-cell>
          <table:table-cell office:value-type="float" office:value="0.005406386">
            <text:p>0.005406386</text:p>
          </table:table-cell>
          <table:table-cell office:value-type="float" office:value="0.0050178166">
            <text:p>0.0050178166</text:p>
          </table:table-cell>
          <table:table-cell office:value-type="float" office:value="0.0050464813">
            <text:p>0.0050464813</text:p>
          </table:table-cell>
          <table:table-cell office:value-type="float" office:value="0.005035612">
            <text:p>0.005035612</text:p>
          </table:table-cell>
          <table:table-cell office:value-type="float" office:value="0.004977761">
            <text:p>0.004977761</text:p>
          </table:table-cell>
          <table:table-cell office:value-type="float" office:value="0.0048878575">
            <text:p>0.0048878575</text:p>
          </table:table-cell>
          <table:table-cell office:value-type="float" office:value="0.0049971337">
            <text:p>0.0049971337</text:p>
          </table:table-cell>
          <table:table-cell office:value-type="float" office:value="0.00479128">
            <text:p>0.00479128</text:p>
          </table:table-cell>
          <table:table-cell office:value-type="float" office:value="0.0048790895">
            <text:p>0.0048790895</text:p>
          </table:table-cell>
          <table:table-cell office:value-type="float" office:value="0.0047868327">
            <text:p>0.0047868327</text:p>
          </table:table-cell>
          <table:table-cell office:value-type="float" office:value="0.004924517">
            <text:p>0.004924517</text:p>
          </table:table-cell>
          <table:table-cell office:value-type="float" office:value="0.004759287">
            <text:p>0.004759287</text:p>
          </table:table-cell>
          <table:table-cell office:value-type="float" office:value="0.0046097827">
            <text:p>0.0046097827</text:p>
          </table:table-cell>
          <table:table-cell office:value-type="float" office:value="0.0047027715">
            <text:p>0.0047027715</text:p>
          </table:table-cell>
          <table:table-cell office:value-type="float" office:value="0.0046870904">
            <text:p>0.0046870904</text:p>
          </table:table-cell>
          <table:table-cell office:value-type="float" office:value="0.004802261">
            <text:p>0.004802261</text:p>
          </table:table-cell>
          <table:table-cell office:value-type="float" office:value="0.005232936">
            <text:p>0.005232936</text:p>
          </table:table-cell>
          <table:table-cell office:value-type="float" office:value="0.0050006993">
            <text:p>0.0050006993</text:p>
          </table:table-cell>
          <table:table-cell office:value-type="float" office:value="0.0047010817">
            <text:p>0.0047010817</text:p>
          </table:table-cell>
          <table:table-cell office:value-type="float" office:value="0.001067987">
            <text:p>0.001067987</text:p>
          </table:table-cell>
          <table:table-cell table:style-name="ce1" office:value-type="float" office:value="0.0007604875">
            <text:p>7.60E-004</text:p>
          </table:table-cell>
          <table:table-cell table:style-name="ce1" office:value-type="float" office:value="0.00062105426">
            <text:p>6.21E-004</text:p>
          </table:table-cell>
          <table:table-cell table:style-name="ce1" office:value-type="float" office:value="0.00055633">
            <text:p>5.56E-004</text:p>
          </table:table-cell>
          <table:table-cell table:style-name="ce1" office:value-type="float" office:value="0.0005442756">
            <text:p>5.44E-004</text:p>
          </table:table-cell>
          <table:table-cell table:style-name="ce1" office:value-type="float" office:value="0.00054502167">
            <text:p>5.45E-004</text:p>
          </table:table-cell>
          <table:table-cell table:style-name="ce1" office:value-type="float" office:value="0.0005575301">
            <text:p>5.58E-004</text:p>
          </table:table-cell>
          <table:table-cell table:style-name="ce1" office:value-type="float" office:value="0.000602238">
            <text:p>6.02E-004</text:p>
          </table:table-cell>
          <table:table-cell table:style-name="ce1" office:value-type="float" office:value="0.00069643307">
            <text:p>6.96E-004</text:p>
          </table:table-cell>
          <table:table-cell table:style-name="ce1" office:value-type="float" office:value="0.00085056043">
            <text:p>8.51E-004</text:p>
          </table:table-cell>
          <table:table-cell table:style-name="ce1" office:value-type="float" office:value="0.000982631">
            <text:p>9.83E-004</text:p>
          </table:table-cell>
          <table:table-cell office:value-type="float" office:value="0.001252778">
            <text:p>0.001252778</text:p>
          </table:table-cell>
          <table:table-cell office:value-type="float" office:value="0.0015076523">
            <text:p>0.0015076523</text:p>
          </table:table-cell>
          <table:table-cell office:value-type="float" office:value="0.0017266046">
            <text:p>0.0017266046</text:p>
          </table:table-cell>
          <table:table-cell office:value-type="float" office:value="0.002219359">
            <text:p>0.002219359</text:p>
          </table:table-cell>
          <table:table-cell office:value-type="float" office:value="0.0024319328">
            <text:p>0.0024319328</text:p>
          </table:table-cell>
          <table:table-cell office:value-type="float" office:value="0.0026841194">
            <text:p>0.0026841194</text:p>
          </table:table-cell>
          <table:table-cell office:value-type="float" office:value="0.003018997">
            <text:p>0.003018997</text:p>
          </table:table-cell>
          <table:table-cell office:value-type="float" office:value="0.00314081">
            <text:p>0.00314081</text:p>
          </table:table-cell>
          <table:table-cell office:value-type="float" office:value="0.0032762138">
            <text:p>0.0032762138</text:p>
          </table:table-cell>
          <table:table-cell office:value-type="float" office:value="0.0035981364">
            <text:p>0.0035981364</text:p>
          </table:table-cell>
          <table:table-cell office:value-type="float" office:value="0.0034526284">
            <text:p>0.0034526284</text:p>
          </table:table-cell>
          <table:table-cell office:value-type="float" office:value="0.0034541306">
            <text:p>0.0034541306</text:p>
          </table:table-cell>
          <table:table-cell office:value-type="float" office:value="0.0034979938">
            <text:p>0.0034979938</text:p>
          </table:table-cell>
          <table:table-cell office:value-type="float" office:value="0.0034728209">
            <text:p>0.0034728209</text:p>
          </table:table-cell>
          <table:table-cell office:value-type="float" office:value="0.0033929402">
            <text:p>0.0033929402</text:p>
          </table:table-cell>
          <table:table-cell office:value-type="float" office:value="0.0035414058">
            <text:p>0.0035414058</text:p>
          </table:table-cell>
          <table:table-cell office:value-type="float" office:value="0.0029493636">
            <text:p>0.0029493636</text:p>
          </table:table-cell>
          <table:table-cell office:value-type="float" office:value="0.0028594378">
            <text:p>0.0028594378</text:p>
          </table:table-cell>
          <table:table-cell office:value-type="float" office:value="0.002648046">
            <text:p>0.002648046</text:p>
          </table:table-cell>
          <table:table-cell office:value-type="float" office:value="0.0023271895">
            <text:p>0.0023271895</text:p>
          </table:table-cell>
          <table:table-cell office:value-type="float" office:value="0.0019333595">
            <text:p>0.0019333595</text:p>
          </table:table-cell>
          <table:table-cell office:value-type="float" office:value="0.0015974003">
            <text:p>0.0015974003</text:p>
          </table:table-cell>
          <table:table-cell office:value-type="float" office:value="0.0013508039">
            <text:p>0.0013508039</text:p>
          </table:table-cell>
          <table:table-cell office:value-type="float" office:value="0.001321544">
            <text:p>0.001321544</text:p>
          </table:table-cell>
          <table:table-cell table:style-name="ce1" office:value-type="float" office:value="0.00096400623">
            <text:p>9.64E-004</text:p>
          </table:table-cell>
          <table:table-cell table:style-name="ce1" office:value-type="float" office:value="0.0007300763">
            <text:p>7.30E-004</text:p>
          </table:table-cell>
          <table:table-cell table:style-name="ce1" office:value-type="float" office:value="0.00064314157">
            <text:p>6.43E-004</text:p>
          </table:table-cell>
          <table:table-cell table:style-name="ce1" office:value-type="float" office:value="0.00058934034">
            <text:p>5.89E-004</text:p>
          </table:table-cell>
          <table:table-cell table:style-name="ce1" office:value-type="float" office:value="0.0005642276">
            <text:p>5.64E-004</text:p>
          </table:table-cell>
          <table:table-cell table:style-name="ce1" office:value-type="float" office:value="0.0005563894">
            <text:p>5.56E-004</text:p>
          </table:table-cell>
          <table:table-cell office:value-type="float" office:value="0.0005566193">
            <text:p>5.57E-004</text:p>
          </table:table-cell>
          <table:table-cell office:value-type="float" office:value="0.0005560489">
            <text:p>5.56E-004</text:p>
          </table:table-cell>
          <table:table-cell office:value-type="float" office:value="0.0005561217">
            <text:p>5.56E-004</text:p>
          </table:table-cell>
          <table:table-cell office:value-type="float" office:value="0.00055694184">
            <text:p>5.57E-004</text:p>
          </table:table-cell>
          <table:table-cell table:style-name="ce1" office:value-type="float" office:value="0.00055925094">
            <text:p>5.59E-004</text:p>
          </table:table-cell>
          <table:table-cell office:value-type="float" office:value="0.0005598705">
            <text:p>5.60E-004</text:p>
          </table:table-cell>
          <table:table-cell office:value-type="float" office:value="0.00056060404">
            <text:p>5.61E-004</text:p>
          </table:table-cell>
          <table:table-cell office:value-type="float" office:value="0.0005618582">
            <text:p>5.62E-004</text:p>
          </table:table-cell>
          <table:table-cell office:value-type="float" office:value="0.000563722">
            <text:p>5.64E-004</text:p>
          </table:table-cell>
          <table:table-cell office:value-type="float" office:value="0.00056561263">
            <text:p>5.66E-004</text:p>
          </table:table-cell>
          <table:table-cell office:value-type="float" office:value="0.00056605344">
            <text:p>5.66E-004</text:p>
          </table:table-cell>
          <table:table-cell office:value-type="float" office:value="0.0005674544">
            <text:p>5.67E-004</text:p>
          </table:table-cell>
          <table:table-cell office:value-type="float" office:value="0.00056900573">
            <text:p>5.69E-004</text:p>
          </table:table-cell>
          <table:table-cell office:value-type="float" office:value="0.00057204865">
            <text:p>5.72E-004</text:p>
          </table:table-cell>
          <table:table-cell office:value-type="float" office:value="0.0005727365">
            <text:p>5.73E-004</text:p>
          </table:table-cell>
          <table:table-cell office:value-type="float" office:value="0.000574406">
            <text:p>5.74E-004</text:p>
          </table:table-cell>
          <table:table-cell office:value-type="float" office:value="0.00057583756">
            <text:p>5.76E-004</text:p>
          </table:table-cell>
          <table:table-cell office:value-type="float" office:value="0.0005780892">
            <text:p>5.78E-004</text:p>
          </table:table-cell>
          <table:table-cell office:value-type="float" office:value="0.0005799626">
            <text:p>5.80E-004</text:p>
          </table:table-cell>
          <table:table-cell office:value-type="float" office:value="0.0005812949">
            <text:p>5.81E-004</text:p>
          </table:table-cell>
          <table:table-cell office:value-type="float" office:value="0.00058283604">
            <text:p>5.83E-004</text:p>
          </table:table-cell>
          <table:table-cell office:value-type="float" office:value="0.00058492995">
            <text:p>5.85E-004</text:p>
          </table:table-cell>
          <table:table-cell office:value-type="float" office:value="0.0005880508">
            <text:p>5.88E-004</text:p>
          </table:table-cell>
          <table:table-cell office:value-type="float" office:value="0.00058913196">
            <text:p>5.89E-004</text:p>
          </table:table-cell>
          <table:table-cell office:value-type="float" office:value="0.00059072766">
            <text:p>5.91E-004</text:p>
          </table:table-cell>
          <table:table-cell office:value-type="float" office:value="0.0005922866">
            <text:p>5.92E-004</text:p>
          </table:table-cell>
          <table:table-cell office:value-type="float" office:value="0.00059557345">
            <text:p>5.96E-004</text:p>
          </table:table-cell>
          <table:table-cell office:value-type="float" office:value="0.0005969712">
            <text:p>5.97E-004</text:p>
          </table:table-cell>
          <table:table-cell office:value-type="float" office:value="0.0005987114">
            <text:p>5.99E-004</text:p>
          </table:table-cell>
          <table:table-cell office:value-type="float" office:value="0.000600306">
            <text:p>6.00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5 The Freeze (Sizzaleenmean).mp3</text:p>
          </table:table-cell>
          <table:table-cell office:value-type="float" office:value="0.0654533">
            <text:p>0.0654533</text:p>
          </table:table-cell>
          <table:table-cell office:value-type="float" office:value="0.07090263">
            <text:p>0.07090263</text:p>
          </table:table-cell>
          <table:table-cell office:value-type="float" office:value="0.031288423">
            <text:p>0.031288423</text:p>
          </table:table-cell>
          <table:table-cell office:value-type="float" office:value="0.025153004">
            <text:p>0.025153004</text:p>
          </table:table-cell>
          <table:table-cell office:value-type="float" office:value="0.020510945">
            <text:p>0.020510945</text:p>
          </table:table-cell>
          <table:table-cell office:value-type="float" office:value="0.02144963">
            <text:p>0.02144963</text:p>
          </table:table-cell>
          <table:table-cell office:value-type="float" office:value="0.020618364">
            <text:p>0.020618364</text:p>
          </table:table-cell>
          <table:table-cell office:value-type="float" office:value="0.023547161">
            <text:p>0.023547161</text:p>
          </table:table-cell>
          <table:table-cell office:value-type="float" office:value="0.029261952">
            <text:p>0.029261952</text:p>
          </table:table-cell>
          <table:table-cell office:value-type="float" office:value="0.024837185">
            <text:p>0.024837185</text:p>
          </table:table-cell>
          <table:table-cell office:value-type="float" office:value="0.023001812">
            <text:p>0.023001812</text:p>
          </table:table-cell>
          <table:table-cell office:value-type="float" office:value="0.03275934">
            <text:p>0.03275934</text:p>
          </table:table-cell>
          <table:table-cell office:value-type="float" office:value="0.023440067">
            <text:p>0.023440067</text:p>
          </table:table-cell>
          <table:table-cell office:value-type="float" office:value="0.022210412">
            <text:p>0.022210412</text:p>
          </table:table-cell>
          <table:table-cell office:value-type="float" office:value="0.02090817">
            <text:p>0.02090817</text:p>
          </table:table-cell>
          <table:table-cell office:value-type="float" office:value="0.024229383">
            <text:p>0.024229383</text:p>
          </table:table-cell>
          <table:table-cell office:value-type="float" office:value="0.023767974">
            <text:p>0.023767974</text:p>
          </table:table-cell>
          <table:table-cell office:value-type="float" office:value="0.025038416">
            <text:p>0.025038416</text:p>
          </table:table-cell>
          <table:table-cell office:value-type="float" office:value="0.024716036">
            <text:p>0.024716036</text:p>
          </table:table-cell>
          <table:table-cell office:value-type="float" office:value="0.019919796">
            <text:p>0.019919796</text:p>
          </table:table-cell>
          <table:table-cell office:value-type="float" office:value="0.022742163">
            <text:p>0.022742163</text:p>
          </table:table-cell>
          <table:table-cell office:value-type="float" office:value="0.015269266">
            <text:p>0.015269266</text:p>
          </table:table-cell>
          <table:table-cell office:value-type="float" office:value="0.014470415">
            <text:p>0.014470415</text:p>
          </table:table-cell>
          <table:table-cell office:value-type="float" office:value="0.020796305">
            <text:p>0.020796305</text:p>
          </table:table-cell>
          <table:table-cell office:value-type="float" office:value="0.027040994">
            <text:p>0.027040994</text:p>
          </table:table-cell>
          <table:table-cell office:value-type="float" office:value="0.017172957">
            <text:p>0.017172957</text:p>
          </table:table-cell>
          <table:table-cell office:value-type="float" office:value="0.019169325">
            <text:p>0.019169325</text:p>
          </table:table-cell>
          <table:table-cell office:value-type="float" office:value="0.0303712">
            <text:p>0.0303712</text:p>
          </table:table-cell>
          <table:table-cell office:value-type="float" office:value="0.023900688">
            <text:p>0.023900688</text:p>
          </table:table-cell>
          <table:table-cell office:value-type="float" office:value="0.019166222">
            <text:p>0.019166222</text:p>
          </table:table-cell>
          <table:table-cell office:value-type="float" office:value="0.02280246">
            <text:p>0.02280246</text:p>
          </table:table-cell>
          <table:table-cell office:value-type="float" office:value="0.020630455">
            <text:p>0.020630455</text:p>
          </table:table-cell>
          <table:table-cell office:value-type="float" office:value="0.020178074">
            <text:p>0.020178074</text:p>
          </table:table-cell>
          <table:table-cell office:value-type="float" office:value="0.01797904">
            <text:p>0.01797904</text:p>
          </table:table-cell>
          <table:table-cell office:value-type="float" office:value="0.016666664">
            <text:p>0.016666664</text:p>
          </table:table-cell>
          <table:table-cell office:value-type="float" office:value="0.016612442">
            <text:p>0.016612442</text:p>
          </table:table-cell>
          <table:table-cell office:value-type="float" office:value="0.023795715">
            <text:p>0.023795715</text:p>
          </table:table-cell>
          <table:table-cell office:value-type="float" office:value="0.019495947">
            <text:p>0.019495947</text:p>
          </table:table-cell>
          <table:table-cell office:value-type="float" office:value="0.015225122">
            <text:p>0.015225122</text:p>
          </table:table-cell>
          <table:table-cell office:value-type="float" office:value="0.018119084">
            <text:p>0.018119084</text:p>
          </table:table-cell>
          <table:table-cell office:value-type="float" office:value="0.023957618">
            <text:p>0.023957618</text:p>
          </table:table-cell>
          <table:table-cell office:value-type="float" office:value="0.02406057">
            <text:p>0.02406057</text:p>
          </table:table-cell>
          <table:table-cell office:value-type="float" office:value="0.018193588">
            <text:p>0.018193588</text:p>
          </table:table-cell>
          <table:table-cell office:value-type="float" office:value="0.016776932">
            <text:p>0.016776932</text:p>
          </table:table-cell>
          <table:table-cell office:value-type="float" office:value="0.012870784">
            <text:p>0.012870784</text:p>
          </table:table-cell>
          <table:table-cell office:value-type="float" office:value="0.013367123">
            <text:p>0.013367123</text:p>
          </table:table-cell>
          <table:table-cell office:value-type="float" office:value="0.012595019">
            <text:p>0.012595019</text:p>
          </table:table-cell>
          <table:table-cell office:value-type="float" office:value="0.011936122">
            <text:p>0.011936122</text:p>
          </table:table-cell>
          <table:table-cell office:value-type="float" office:value="0.0115242805">
            <text:p>0.0115242805</text:p>
          </table:table-cell>
          <table:table-cell office:value-type="float" office:value="0.011711653">
            <text:p>0.011711653</text:p>
          </table:table-cell>
          <table:table-cell office:value-type="float" office:value="0.010638586">
            <text:p>0.010638586</text:p>
          </table:table-cell>
          <table:table-cell office:value-type="float" office:value="0.010310074">
            <text:p>0.010310074</text:p>
          </table:table-cell>
          <table:table-cell office:value-type="float" office:value="0.013331257">
            <text:p>0.013331257</text:p>
          </table:table-cell>
          <table:table-cell office:value-type="float" office:value="0.011078378">
            <text:p>0.011078378</text:p>
          </table:table-cell>
          <table:table-cell office:value-type="float" office:value="0.013156858">
            <text:p>0.013156858</text:p>
          </table:table-cell>
          <table:table-cell office:value-type="float" office:value="0.011056935">
            <text:p>0.011056935</text:p>
          </table:table-cell>
          <table:table-cell office:value-type="float" office:value="0.010600098">
            <text:p>0.010600098</text:p>
          </table:table-cell>
          <table:table-cell office:value-type="float" office:value="0.009022308">
            <text:p>0.009022308</text:p>
          </table:table-cell>
          <table:table-cell office:value-type="float" office:value="0.008925332">
            <text:p>0.008925332</text:p>
          </table:table-cell>
          <table:table-cell office:value-type="float" office:value="0.009570671">
            <text:p>0.009570671</text:p>
          </table:table-cell>
          <table:table-cell office:value-type="float" office:value="0.012414318">
            <text:p>0.012414318</text:p>
          </table:table-cell>
          <table:table-cell office:value-type="float" office:value="0.011927481">
            <text:p>0.011927481</text:p>
          </table:table-cell>
          <table:table-cell office:value-type="float" office:value="0.009842985">
            <text:p>0.009842985</text:p>
          </table:table-cell>
          <table:table-cell office:value-type="float" office:value="0.009468359">
            <text:p>0.009468359</text:p>
          </table:table-cell>
          <table:table-cell office:value-type="float" office:value="0.010520942">
            <text:p>0.010520942</text:p>
          </table:table-cell>
          <table:table-cell office:value-type="float" office:value="0.009699945">
            <text:p>0.009699945</text:p>
          </table:table-cell>
          <table:table-cell office:value-type="float" office:value="0.012327649">
            <text:p>0.012327649</text:p>
          </table:table-cell>
          <table:table-cell office:value-type="float" office:value="0.013677251">
            <text:p>0.013677251</text:p>
          </table:table-cell>
          <table:table-cell office:value-type="float" office:value="0.012233266">
            <text:p>0.012233266</text:p>
          </table:table-cell>
          <table:table-cell office:value-type="float" office:value="0.012527742">
            <text:p>0.012527742</text:p>
          </table:table-cell>
          <table:table-cell office:value-type="float" office:value="0.012706265">
            <text:p>0.012706265</text:p>
          </table:table-cell>
          <table:table-cell office:value-type="float" office:value="0.0122360205">
            <text:p>0.0122360205</text:p>
          </table:table-cell>
          <table:table-cell office:value-type="float" office:value="0.012081147">
            <text:p>0.012081147</text:p>
          </table:table-cell>
          <table:table-cell office:value-type="float" office:value="0.01282302">
            <text:p>0.01282302</text:p>
          </table:table-cell>
          <table:table-cell office:value-type="float" office:value="0.013641993">
            <text:p>0.013641993</text:p>
          </table:table-cell>
          <table:table-cell office:value-type="float" office:value="0.013611871">
            <text:p>0.013611871</text:p>
          </table:table-cell>
          <table:table-cell office:value-type="float" office:value="0.012291108">
            <text:p>0.012291108</text:p>
          </table:table-cell>
          <table:table-cell office:value-type="float" office:value="0.012373692">
            <text:p>0.012373692</text:p>
          </table:table-cell>
          <table:table-cell office:value-type="float" office:value="0.011326">
            <text:p>0.011326</text:p>
          </table:table-cell>
          <table:table-cell office:value-type="float" office:value="0.011364765">
            <text:p>0.011364765</text:p>
          </table:table-cell>
          <table:table-cell office:value-type="float" office:value="0.014051946">
            <text:p>0.014051946</text:p>
          </table:table-cell>
          <table:table-cell office:value-type="float" office:value="0.014069345">
            <text:p>0.014069345</text:p>
          </table:table-cell>
          <table:table-cell office:value-type="float" office:value="0.016474867">
            <text:p>0.016474867</text:p>
          </table:table-cell>
          <table:table-cell office:value-type="float" office:value="0.012929676">
            <text:p>0.012929676</text:p>
          </table:table-cell>
          <table:table-cell office:value-type="float" office:value="0.011410967">
            <text:p>0.011410967</text:p>
          </table:table-cell>
          <table:table-cell office:value-type="float" office:value="0.011687948">
            <text:p>0.011687948</text:p>
          </table:table-cell>
          <table:table-cell office:value-type="float" office:value="0.01106118">
            <text:p>0.01106118</text:p>
          </table:table-cell>
          <table:table-cell office:value-type="float" office:value="0.010948626">
            <text:p>0.010948626</text:p>
          </table:table-cell>
          <table:table-cell office:value-type="float" office:value="0.012829565">
            <text:p>0.012829565</text:p>
          </table:table-cell>
          <table:table-cell office:value-type="float" office:value="0.013772195">
            <text:p>0.013772195</text:p>
          </table:table-cell>
          <table:table-cell office:value-type="float" office:value="0.010915303">
            <text:p>0.010915303</text:p>
          </table:table-cell>
          <table:table-cell office:value-type="float" office:value="0.011757369">
            <text:p>0.011757369</text:p>
          </table:table-cell>
          <table:table-cell office:value-type="float" office:value="0.010366501">
            <text:p>0.010366501</text:p>
          </table:table-cell>
          <table:table-cell office:value-type="float" office:value="0.010791357">
            <text:p>0.010791357</text:p>
          </table:table-cell>
          <table:table-cell office:value-type="float" office:value="0.010029089">
            <text:p>0.010029089</text:p>
          </table:table-cell>
          <table:table-cell office:value-type="float" office:value="0.011872965">
            <text:p>0.011872965</text:p>
          </table:table-cell>
          <table:table-cell office:value-type="float" office:value="0.0108069405">
            <text:p>0.0108069405</text:p>
          </table:table-cell>
          <table:table-cell office:value-type="float" office:value="0.009525724">
            <text:p>0.009525724</text:p>
          </table:table-cell>
          <table:table-cell office:value-type="float" office:value="0.009572099">
            <text:p>0.009572099</text:p>
          </table:table-cell>
          <table:table-cell office:value-type="float" office:value="0.014140631">
            <text:p>0.014140631</text:p>
          </table:table-cell>
          <table:table-cell office:value-type="float" office:value="0.011556413">
            <text:p>0.011556413</text:p>
          </table:table-cell>
          <table:table-cell office:value-type="float" office:value="0.008955786">
            <text:p>0.008955786</text:p>
          </table:table-cell>
          <table:table-cell office:value-type="float" office:value="0.009537368">
            <text:p>0.009537368</text:p>
          </table:table-cell>
          <table:table-cell office:value-type="float" office:value="0.00997295">
            <text:p>0.00997295</text:p>
          </table:table-cell>
          <table:table-cell office:value-type="float" office:value="0.010775701">
            <text:p>0.010775701</text:p>
          </table:table-cell>
          <table:table-cell office:value-type="float" office:value="0.01072502">
            <text:p>0.01072502</text:p>
          </table:table-cell>
          <table:table-cell office:value-type="float" office:value="0.010481467">
            <text:p>0.010481467</text:p>
          </table:table-cell>
          <table:table-cell office:value-type="float" office:value="0.010772317">
            <text:p>0.010772317</text:p>
          </table:table-cell>
          <table:table-cell office:value-type="float" office:value="0.010598396">
            <text:p>0.010598396</text:p>
          </table:table-cell>
          <table:table-cell office:value-type="float" office:value="0.010988251">
            <text:p>0.010988251</text:p>
          </table:table-cell>
          <table:table-cell office:value-type="float" office:value="0.009815417">
            <text:p>0.009815417</text:p>
          </table:table-cell>
          <table:table-cell office:value-type="float" office:value="0.009308521">
            <text:p>0.009308521</text:p>
          </table:table-cell>
          <table:table-cell office:value-type="float" office:value="0.010118121">
            <text:p>0.010118121</text:p>
          </table:table-cell>
          <table:table-cell office:value-type="float" office:value="0.009742333">
            <text:p>0.009742333</text:p>
          </table:table-cell>
          <table:table-cell office:value-type="float" office:value="0.011718831">
            <text:p>0.011718831</text:p>
          </table:table-cell>
          <table:table-cell office:value-type="float" office:value="0.0093419105">
            <text:p>0.0093419105</text:p>
          </table:table-cell>
          <table:table-cell office:value-type="float" office:value="0.009914532">
            <text:p>0.009914532</text:p>
          </table:table-cell>
          <table:table-cell office:value-type="float" office:value="0.012004925">
            <text:p>0.012004925</text:p>
          </table:table-cell>
          <table:table-cell office:value-type="float" office:value="0.012576176">
            <text:p>0.012576176</text:p>
          </table:table-cell>
          <table:table-cell office:value-type="float" office:value="0.0100980345">
            <text:p>0.0100980345</text:p>
          </table:table-cell>
          <table:table-cell office:value-type="float" office:value="0.009272661">
            <text:p>0.009272661</text:p>
          </table:table-cell>
          <table:table-cell office:value-type="float" office:value="0.009239229">
            <text:p>0.009239229</text:p>
          </table:table-cell>
          <table:table-cell office:value-type="float" office:value="0.008684855">
            <text:p>0.008684855</text:p>
          </table:table-cell>
          <table:table-cell office:value-type="float" office:value="0.008517894">
            <text:p>0.008517894</text:p>
          </table:table-cell>
          <table:table-cell office:value-type="float" office:value="0.010414068">
            <text:p>0.010414068</text:p>
          </table:table-cell>
          <table:table-cell office:value-type="float" office:value="0.011629548">
            <text:p>0.011629548</text:p>
          </table:table-cell>
          <table:table-cell office:value-type="float" office:value="0.010790076">
            <text:p>0.010790076</text:p>
          </table:table-cell>
          <table:table-cell office:value-type="float" office:value="0.009197339">
            <text:p>0.009197339</text:p>
          </table:table-cell>
          <table:table-cell office:value-type="float" office:value="0.00949295">
            <text:p>0.00949295</text:p>
          </table:table-cell>
          <table:table-cell office:value-type="float" office:value="0.009590242">
            <text:p>0.009590242</text:p>
          </table:table-cell>
          <table:table-cell office:value-type="float" office:value="0.010220752">
            <text:p>0.010220752</text:p>
          </table:table-cell>
          <table:table-cell office:value-type="float" office:value="0.011303637">
            <text:p>0.011303637</text:p>
          </table:table-cell>
          <table:table-cell office:value-type="float" office:value="0.011732054">
            <text:p>0.011732054</text:p>
          </table:table-cell>
          <table:table-cell office:value-type="float" office:value="0.010721134">
            <text:p>0.010721134</text:p>
          </table:table-cell>
          <table:table-cell office:value-type="float" office:value="0.009733744">
            <text:p>0.009733744</text:p>
          </table:table-cell>
          <table:table-cell office:value-type="float" office:value="0.010149794">
            <text:p>0.010149794</text:p>
          </table:table-cell>
          <table:table-cell office:value-type="float" office:value="0.009031116">
            <text:p>0.009031116</text:p>
          </table:table-cell>
          <table:table-cell office:value-type="float" office:value="0.008481827">
            <text:p>0.008481827</text:p>
          </table:table-cell>
          <table:table-cell office:value-type="float" office:value="0.009111193">
            <text:p>0.009111193</text:p>
          </table:table-cell>
          <table:table-cell office:value-type="float" office:value="0.009922062">
            <text:p>0.009922062</text:p>
          </table:table-cell>
          <table:table-cell office:value-type="float" office:value="0.012422531">
            <text:p>0.012422531</text:p>
          </table:table-cell>
          <table:table-cell office:value-type="float" office:value="0.008694598">
            <text:p>0.008694598</text:p>
          </table:table-cell>
          <table:table-cell office:value-type="float" office:value="0.00746999">
            <text:p>0.00746999</text:p>
          </table:table-cell>
          <table:table-cell office:value-type="float" office:value="0.008238616">
            <text:p>0.008238616</text:p>
          </table:table-cell>
          <table:table-cell office:value-type="float" office:value="0.008832591">
            <text:p>0.008832591</text:p>
          </table:table-cell>
          <table:table-cell office:value-type="float" office:value="0.008048942">
            <text:p>0.008048942</text:p>
          </table:table-cell>
          <table:table-cell office:value-type="float" office:value="0.0074491873">
            <text:p>0.0074491873</text:p>
          </table:table-cell>
          <table:table-cell office:value-type="float" office:value="0.0087866355">
            <text:p>0.0087866355</text:p>
          </table:table-cell>
          <table:table-cell office:value-type="float" office:value="0.0097204065">
            <text:p>0.0097204065</text:p>
          </table:table-cell>
          <table:table-cell office:value-type="float" office:value="0.009498044">
            <text:p>0.009498044</text:p>
          </table:table-cell>
          <table:table-cell office:value-type="float" office:value="0.007458924">
            <text:p>0.007458924</text:p>
          </table:table-cell>
          <table:table-cell office:value-type="float" office:value="0.007844874">
            <text:p>0.007844874</text:p>
          </table:table-cell>
          <table:table-cell office:value-type="float" office:value="0.009299129">
            <text:p>0.009299129</text:p>
          </table:table-cell>
          <table:table-cell office:value-type="float" office:value="0.0093049845">
            <text:p>0.0093049845</text:p>
          </table:table-cell>
          <table:table-cell office:value-type="float" office:value="0.007924351">
            <text:p>0.007924351</text:p>
          </table:table-cell>
          <table:table-cell office:value-type="float" office:value="0.009225543">
            <text:p>0.009225543</text:p>
          </table:table-cell>
          <table:table-cell office:value-type="float" office:value="0.010543159">
            <text:p>0.010543159</text:p>
          </table:table-cell>
          <table:table-cell office:value-type="float" office:value="0.008906734">
            <text:p>0.008906734</text:p>
          </table:table-cell>
          <table:table-cell office:value-type="float" office:value="0.008969099">
            <text:p>0.008969099</text:p>
          </table:table-cell>
          <table:table-cell office:value-type="float" office:value="0.008277913">
            <text:p>0.008277913</text:p>
          </table:table-cell>
          <table:table-cell office:value-type="float" office:value="0.00782695">
            <text:p>0.00782695</text:p>
          </table:table-cell>
          <table:table-cell office:value-type="float" office:value="0.009923968">
            <text:p>0.009923968</text:p>
          </table:table-cell>
          <table:table-cell office:value-type="float" office:value="0.009808665">
            <text:p>0.009808665</text:p>
          </table:table-cell>
          <table:table-cell office:value-type="float" office:value="0.0102945985">
            <text:p>0.0102945985</text:p>
          </table:table-cell>
          <table:table-cell office:value-type="float" office:value="0.01115535">
            <text:p>0.01115535</text:p>
          </table:table-cell>
          <table:table-cell office:value-type="float" office:value="0.011711938">
            <text:p>0.011711938</text:p>
          </table:table-cell>
          <table:table-cell office:value-type="float" office:value="0.00920213">
            <text:p>0.00920213</text:p>
          </table:table-cell>
          <table:table-cell office:value-type="float" office:value="0.007972668">
            <text:p>0.007972668</text:p>
          </table:table-cell>
          <table:table-cell office:value-type="float" office:value="0.0073620942">
            <text:p>0.0073620942</text:p>
          </table:table-cell>
          <table:table-cell office:value-type="float" office:value="0.0077093346">
            <text:p>0.0077093346</text:p>
          </table:table-cell>
          <table:table-cell office:value-type="float" office:value="0.009232923">
            <text:p>0.009232923</text:p>
          </table:table-cell>
          <table:table-cell office:value-type="float" office:value="0.010300705">
            <text:p>0.010300705</text:p>
          </table:table-cell>
          <table:table-cell office:value-type="float" office:value="0.012287387">
            <text:p>0.012287387</text:p>
          </table:table-cell>
          <table:table-cell office:value-type="float" office:value="0.010950281">
            <text:p>0.010950281</text:p>
          </table:table-cell>
          <table:table-cell office:value-type="float" office:value="0.008936211">
            <text:p>0.008936211</text:p>
          </table:table-cell>
          <table:table-cell office:value-type="float" office:value="0.008231039">
            <text:p>0.008231039</text:p>
          </table:table-cell>
          <table:table-cell office:value-type="float" office:value="0.008673301">
            <text:p>0.008673301</text:p>
          </table:table-cell>
          <table:table-cell office:value-type="float" office:value="0.008584264">
            <text:p>0.008584264</text:p>
          </table:table-cell>
          <table:table-cell office:value-type="float" office:value="0.010159615">
            <text:p>0.010159615</text:p>
          </table:table-cell>
          <table:table-cell office:value-type="float" office:value="0.010678594">
            <text:p>0.010678594</text:p>
          </table:table-cell>
          <table:table-cell office:value-type="float" office:value="0.010355255">
            <text:p>0.010355255</text:p>
          </table:table-cell>
          <table:table-cell office:value-type="float" office:value="0.011102917">
            <text:p>0.011102917</text:p>
          </table:table-cell>
          <table:table-cell office:value-type="float" office:value="0.00955489">
            <text:p>0.00955489</text:p>
          </table:table-cell>
          <table:table-cell office:value-type="float" office:value="0.008360745">
            <text:p>0.008360745</text:p>
          </table:table-cell>
          <table:table-cell office:value-type="float" office:value="0.0017016398">
            <text:p>0.0017016398</text:p>
          </table:table-cell>
          <table:table-cell office:value-type="float" office:value="0.0011431702">
            <text:p>0.0011431702</text:p>
          </table:table-cell>
          <table:table-cell table:style-name="ce1" office:value-type="float" office:value="0.0008779021">
            <text:p>8.78E-004</text:p>
          </table:table-cell>
          <table:table-cell table:style-name="ce1" office:value-type="float" office:value="0.00072667794">
            <text:p>7.27E-004</text:p>
          </table:table-cell>
          <table:table-cell table:style-name="ce1" office:value-type="float" office:value="0.0007017898">
            <text:p>7.02E-004</text:p>
          </table:table-cell>
          <table:table-cell table:style-name="ce1" office:value-type="float" office:value="0.00077533093">
            <text:p>7.75E-004</text:p>
          </table:table-cell>
          <table:table-cell table:style-name="ce1" office:value-type="float" office:value="0.0009165989">
            <text:p>9.17E-004</text:p>
          </table:table-cell>
          <table:table-cell office:value-type="float" office:value="0.0010566565">
            <text:p>0.0010566565</text:p>
          </table:table-cell>
          <table:table-cell office:value-type="float" office:value="0.0012758905">
            <text:p>0.0012758905</text:p>
          </table:table-cell>
          <table:table-cell office:value-type="float" office:value="0.0015901796">
            <text:p>0.0015901796</text:p>
          </table:table-cell>
          <table:table-cell office:value-type="float" office:value="0.0020991752">
            <text:p>0.0020991752</text:p>
          </table:table-cell>
          <table:table-cell office:value-type="float" office:value="0.0032209605">
            <text:p>0.0032209605</text:p>
          </table:table-cell>
          <table:table-cell office:value-type="float" office:value="0.004035565">
            <text:p>0.004035565</text:p>
          </table:table-cell>
          <table:table-cell office:value-type="float" office:value="0.0056256214">
            <text:p>0.0056256214</text:p>
          </table:table-cell>
          <table:table-cell office:value-type="float" office:value="0.006109151">
            <text:p>0.006109151</text:p>
          </table:table-cell>
          <table:table-cell office:value-type="float" office:value="0.005652134">
            <text:p>0.005652134</text:p>
          </table:table-cell>
          <table:table-cell office:value-type="float" office:value="0.0060815797">
            <text:p>0.0060815797</text:p>
          </table:table-cell>
          <table:table-cell office:value-type="float" office:value="0.006455771">
            <text:p>0.006455771</text:p>
          </table:table-cell>
          <table:table-cell office:value-type="float" office:value="0.007403949">
            <text:p>0.007403949</text:p>
          </table:table-cell>
          <table:table-cell office:value-type="float" office:value="0.009791926">
            <text:p>0.009791926</text:p>
          </table:table-cell>
          <table:table-cell office:value-type="float" office:value="0.010723481">
            <text:p>0.010723481</text:p>
          </table:table-cell>
          <table:table-cell office:value-type="float" office:value="0.0097555565">
            <text:p>0.0097555565</text:p>
          </table:table-cell>
          <table:table-cell office:value-type="float" office:value="0.009661873">
            <text:p>0.009661873</text:p>
          </table:table-cell>
          <table:table-cell office:value-type="float" office:value="0.012257354">
            <text:p>0.012257354</text:p>
          </table:table-cell>
          <table:table-cell office:value-type="float" office:value="0.009550369">
            <text:p>0.009550369</text:p>
          </table:table-cell>
          <table:table-cell office:value-type="float" office:value="0.008304902">
            <text:p>0.008304902</text:p>
          </table:table-cell>
          <table:table-cell office:value-type="float" office:value="0.0077560344">
            <text:p>0.0077560344</text:p>
          </table:table-cell>
          <table:table-cell office:value-type="float" office:value="0.008375564">
            <text:p>0.008375564</text:p>
          </table:table-cell>
          <table:table-cell office:value-type="float" office:value="0.008634057">
            <text:p>0.008634057</text:p>
          </table:table-cell>
          <table:table-cell office:value-type="float" office:value="0.007518363">
            <text:p>0.007518363</text:p>
          </table:table-cell>
          <table:table-cell office:value-type="float" office:value="0.0062139886">
            <text:p>0.0062139886</text:p>
          </table:table-cell>
          <table:table-cell office:value-type="float" office:value="0.0062462757">
            <text:p>0.0062462757</text:p>
          </table:table-cell>
          <table:table-cell office:value-type="float" office:value="0.005549154">
            <text:p>0.005549154</text:p>
          </table:table-cell>
          <table:table-cell office:value-type="float" office:value="0.0044148555">
            <text:p>0.0044148555</text:p>
          </table:table-cell>
          <table:table-cell office:value-type="float" office:value="0.002794592">
            <text:p>0.002794592</text:p>
          </table:table-cell>
          <table:table-cell office:value-type="float" office:value="0.0018544366">
            <text:p>0.0018544366</text:p>
          </table:table-cell>
          <table:table-cell office:value-type="float" office:value="0.0013686429">
            <text:p>0.0013686429</text:p>
          </table:table-cell>
          <table:table-cell office:value-type="float" office:value="0.0010670078">
            <text:p>0.0010670078</text:p>
          </table:table-cell>
          <table:table-cell table:style-name="ce1" office:value-type="float" office:value="0.00085206365">
            <text:p>8.52E-004</text:p>
          </table:table-cell>
          <table:table-cell table:style-name="ce1" office:value-type="float" office:value="0.00072231475">
            <text:p>7.22E-004</text:p>
          </table:table-cell>
          <table:table-cell table:style-name="ce1" office:value-type="float" office:value="0.000656181">
            <text:p>6.56E-004</text:p>
          </table:table-cell>
          <table:table-cell office:value-type="float" office:value="0.0006435982">
            <text:p>6.44E-004</text:p>
          </table:table-cell>
          <table:table-cell office:value-type="float" office:value="0.00063262234">
            <text:p>6.33E-004</text:p>
          </table:table-cell>
          <table:table-cell office:value-type="float" office:value="0.0006260673">
            <text:p>6.26E-004</text:p>
          </table:table-cell>
          <table:table-cell office:value-type="float" office:value="0.00062377437">
            <text:p>6.24E-004</text:p>
          </table:table-cell>
          <table:table-cell table:style-name="ce1" office:value-type="float" office:value="0.0006232291">
            <text:p>6.23E-004</text:p>
          </table:table-cell>
          <table:table-cell office:value-type="float" office:value="0.00062193524">
            <text:p>6.22E-004</text:p>
          </table:table-cell>
          <table:table-cell office:value-type="float" office:value="0.00062167685">
            <text:p>6.22E-004</text:p>
          </table:table-cell>
          <table:table-cell office:value-type="float" office:value="0.00062129233">
            <text:p>6.21E-004</text:p>
          </table:table-cell>
          <table:table-cell office:value-type="float" office:value="0.00062150345">
            <text:p>6.22E-004</text:p>
          </table:table-cell>
          <table:table-cell office:value-type="float" office:value="0.0006229502">
            <text:p>6.23E-004</text:p>
          </table:table-cell>
          <table:table-cell office:value-type="float" office:value="0.000622795">
            <text:p>6.23E-004</text:p>
          </table:table-cell>
          <table:table-cell office:value-type="float" office:value="0.0006232476">
            <text:p>6.23E-004</text:p>
          </table:table-cell>
          <table:table-cell office:value-type="float" office:value="0.0006233175">
            <text:p>6.23E-004</text:p>
          </table:table-cell>
          <table:table-cell office:value-type="float" office:value="0.0006262634">
            <text:p>6.26E-004</text:p>
          </table:table-cell>
          <table:table-cell office:value-type="float" office:value="0.00062662706">
            <text:p>6.27E-004</text:p>
          </table:table-cell>
          <table:table-cell office:value-type="float" office:value="0.0006271779">
            <text:p>6.27E-004</text:p>
          </table:table-cell>
          <table:table-cell office:value-type="float" office:value="0.0006281642">
            <text:p>6.28E-004</text:p>
          </table:table-cell>
          <table:table-cell office:value-type="float" office:value="0.0006308462">
            <text:p>6.31E-004</text:p>
          </table:table-cell>
          <table:table-cell office:value-type="float" office:value="0.00063251395">
            <text:p>6.33E-004</text:p>
          </table:table-cell>
          <table:table-cell office:value-type="float" office:value="0.0006332523">
            <text:p>6.33E-004</text:p>
          </table:table-cell>
          <table:table-cell office:value-type="float" office:value="0.0006343603">
            <text:p>6.34E-004</text:p>
          </table:table-cell>
          <table:table-cell office:value-type="float" office:value="0.00063610857">
            <text:p>6.36E-004</text:p>
          </table:table-cell>
          <table:table-cell office:value-type="float" office:value="0.0006389423">
            <text:p>6.39E-004</text:p>
          </table:table-cell>
          <table:table-cell office:value-type="float" office:value="0.0006404529">
            <text:p>6.40E-004</text:p>
          </table:table-cell>
          <table:table-cell office:value-type="float" office:value="0.0006415805">
            <text:p>6.42E-004</text:p>
          </table:table-cell>
          <table:table-cell office:value-type="float" office:value="0.00064290845">
            <text:p>6.43E-004</text:p>
          </table:table-cell>
          <table:table-cell office:value-type="float" office:value="0.00064664026">
            <text:p>6.47E-004</text:p>
          </table:table-cell>
          <table:table-cell office:value-type="float" office:value="0.0006483507">
            <text:p>6.48E-004</text:p>
          </table:table-cell>
          <table:table-cell office:value-type="float" office:value="0.00064936624">
            <text:p>6.49E-004</text:p>
          </table:table-cell>
          <table:table-cell office:value-type="float" office:value="0.0006508958">
            <text:p>6.51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6 Colour Me Funky.mp3</text:p>
          </table:table-cell>
          <table:table-cell office:value-type="float" office:value="0.06739072">
            <text:p>0.06739072</text:p>
          </table:table-cell>
          <table:table-cell office:value-type="float" office:value="0.0419862">
            <text:p>0.0419862</text:p>
          </table:table-cell>
          <table:table-cell office:value-type="float" office:value="0.039137702">
            <text:p>0.039137702</text:p>
          </table:table-cell>
          <table:table-cell office:value-type="float" office:value="0.037169464">
            <text:p>0.037169464</text:p>
          </table:table-cell>
          <table:table-cell office:value-type="float" office:value="0.030817771">
            <text:p>0.030817771</text:p>
          </table:table-cell>
          <table:table-cell office:value-type="float" office:value="0.029334035">
            <text:p>0.029334035</text:p>
          </table:table-cell>
          <table:table-cell office:value-type="float" office:value="0.02801275">
            <text:p>0.02801275</text:p>
          </table:table-cell>
          <table:table-cell office:value-type="float" office:value="0.028432982">
            <text:p>0.028432982</text:p>
          </table:table-cell>
          <table:table-cell office:value-type="float" office:value="0.028642021">
            <text:p>0.028642021</text:p>
          </table:table-cell>
          <table:table-cell office:value-type="float" office:value="0.02493009">
            <text:p>0.02493009</text:p>
          </table:table-cell>
          <table:table-cell office:value-type="float" office:value="0.02080103">
            <text:p>0.02080103</text:p>
          </table:table-cell>
          <table:table-cell office:value-type="float" office:value="0.018849276">
            <text:p>0.018849276</text:p>
          </table:table-cell>
          <table:table-cell office:value-type="float" office:value="0.017085612">
            <text:p>0.017085612</text:p>
          </table:table-cell>
          <table:table-cell office:value-type="float" office:value="0.01630912">
            <text:p>0.01630912</text:p>
          </table:table-cell>
          <table:table-cell office:value-type="float" office:value="0.015931051">
            <text:p>0.015931051</text:p>
          </table:table-cell>
          <table:table-cell office:value-type="float" office:value="0.012989825">
            <text:p>0.012989825</text:p>
          </table:table-cell>
          <table:table-cell office:value-type="float" office:value="0.014565037">
            <text:p>0.014565037</text:p>
          </table:table-cell>
          <table:table-cell office:value-type="float" office:value="0.017788745">
            <text:p>0.017788745</text:p>
          </table:table-cell>
          <table:table-cell office:value-type="float" office:value="0.016660374">
            <text:p>0.016660374</text:p>
          </table:table-cell>
          <table:table-cell office:value-type="float" office:value="0.020654414">
            <text:p>0.020654414</text:p>
          </table:table-cell>
          <table:table-cell office:value-type="float" office:value="0.018778697">
            <text:p>0.018778697</text:p>
          </table:table-cell>
          <table:table-cell office:value-type="float" office:value="0.018243618">
            <text:p>0.018243618</text:p>
          </table:table-cell>
          <table:table-cell office:value-type="float" office:value="0.019043345">
            <text:p>0.019043345</text:p>
          </table:table-cell>
          <table:table-cell office:value-type="float" office:value="0.016763886">
            <text:p>0.016763886</text:p>
          </table:table-cell>
          <table:table-cell office:value-type="float" office:value="0.017147137">
            <text:p>0.017147137</text:p>
          </table:table-cell>
          <table:table-cell office:value-type="float" office:value="0.015589618">
            <text:p>0.015589618</text:p>
          </table:table-cell>
          <table:table-cell office:value-type="float" office:value="0.016106037">
            <text:p>0.016106037</text:p>
          </table:table-cell>
          <table:table-cell office:value-type="float" office:value="0.015135548">
            <text:p>0.015135548</text:p>
          </table:table-cell>
          <table:table-cell office:value-type="float" office:value="0.016511327">
            <text:p>0.016511327</text:p>
          </table:table-cell>
          <table:table-cell office:value-type="float" office:value="0.019432241">
            <text:p>0.019432241</text:p>
          </table:table-cell>
          <table:table-cell office:value-type="float" office:value="0.01840114">
            <text:p>0.01840114</text:p>
          </table:table-cell>
          <table:table-cell office:value-type="float" office:value="0.016426863">
            <text:p>0.016426863</text:p>
          </table:table-cell>
          <table:table-cell office:value-type="float" office:value="0.020238357">
            <text:p>0.020238357</text:p>
          </table:table-cell>
          <table:table-cell office:value-type="float" office:value="0.020569466">
            <text:p>0.020569466</text:p>
          </table:table-cell>
          <table:table-cell office:value-type="float" office:value="0.019638091">
            <text:p>0.019638091</text:p>
          </table:table-cell>
          <table:table-cell office:value-type="float" office:value="0.021399816">
            <text:p>0.021399816</text:p>
          </table:table-cell>
          <table:table-cell office:value-type="float" office:value="0.016341912">
            <text:p>0.016341912</text:p>
          </table:table-cell>
          <table:table-cell office:value-type="float" office:value="0.015782526">
            <text:p>0.015782526</text:p>
          </table:table-cell>
          <table:table-cell office:value-type="float" office:value="0.014174628">
            <text:p>0.014174628</text:p>
          </table:table-cell>
          <table:table-cell office:value-type="float" office:value="0.015363211">
            <text:p>0.015363211</text:p>
          </table:table-cell>
          <table:table-cell office:value-type="float" office:value="0.012758993">
            <text:p>0.012758993</text:p>
          </table:table-cell>
          <table:table-cell office:value-type="float" office:value="0.012489902">
            <text:p>0.012489902</text:p>
          </table:table-cell>
          <table:table-cell office:value-type="float" office:value="0.012315898">
            <text:p>0.012315898</text:p>
          </table:table-cell>
          <table:table-cell office:value-type="float" office:value="0.012354113">
            <text:p>0.012354113</text:p>
          </table:table-cell>
          <table:table-cell office:value-type="float" office:value="0.013796498">
            <text:p>0.013796498</text:p>
          </table:table-cell>
          <table:table-cell office:value-type="float" office:value="0.01277159">
            <text:p>0.01277159</text:p>
          </table:table-cell>
          <table:table-cell office:value-type="float" office:value="0.010656192">
            <text:p>0.010656192</text:p>
          </table:table-cell>
          <table:table-cell office:value-type="float" office:value="0.010137636">
            <text:p>0.010137636</text:p>
          </table:table-cell>
          <table:table-cell office:value-type="float" office:value="0.011034924">
            <text:p>0.011034924</text:p>
          </table:table-cell>
          <table:table-cell office:value-type="float" office:value="0.012076269">
            <text:p>0.012076269</text:p>
          </table:table-cell>
          <table:table-cell office:value-type="float" office:value="0.010539924">
            <text:p>0.010539924</text:p>
          </table:table-cell>
          <table:table-cell office:value-type="float" office:value="0.00967731">
            <text:p>0.00967731</text:p>
          </table:table-cell>
          <table:table-cell office:value-type="float" office:value="0.009345268">
            <text:p>0.009345268</text:p>
          </table:table-cell>
          <table:table-cell office:value-type="float" office:value="0.008254471">
            <text:p>0.008254471</text:p>
          </table:table-cell>
          <table:table-cell office:value-type="float" office:value="0.009149013">
            <text:p>0.009149013</text:p>
          </table:table-cell>
          <table:table-cell office:value-type="float" office:value="0.0087097585">
            <text:p>0.0087097585</text:p>
          </table:table-cell>
          <table:table-cell office:value-type="float" office:value="0.009002305">
            <text:p>0.009002305</text:p>
          </table:table-cell>
          <table:table-cell office:value-type="float" office:value="0.009463714">
            <text:p>0.009463714</text:p>
          </table:table-cell>
          <table:table-cell office:value-type="float" office:value="0.007900984">
            <text:p>0.007900984</text:p>
          </table:table-cell>
          <table:table-cell office:value-type="float" office:value="0.009452096">
            <text:p>0.009452096</text:p>
          </table:table-cell>
          <table:table-cell office:value-type="float" office:value="0.0099093765">
            <text:p>0.0099093765</text:p>
          </table:table-cell>
          <table:table-cell office:value-type="float" office:value="0.011097825">
            <text:p>0.011097825</text:p>
          </table:table-cell>
          <table:table-cell office:value-type="float" office:value="0.009587816">
            <text:p>0.009587816</text:p>
          </table:table-cell>
          <table:table-cell office:value-type="float" office:value="0.009654297">
            <text:p>0.009654297</text:p>
          </table:table-cell>
          <table:table-cell office:value-type="float" office:value="0.009631462">
            <text:p>0.009631462</text:p>
          </table:table-cell>
          <table:table-cell office:value-type="float" office:value="0.010527847">
            <text:p>0.010527847</text:p>
          </table:table-cell>
          <table:table-cell office:value-type="float" office:value="0.010357931">
            <text:p>0.010357931</text:p>
          </table:table-cell>
          <table:table-cell office:value-type="float" office:value="0.009690647">
            <text:p>0.009690647</text:p>
          </table:table-cell>
          <table:table-cell office:value-type="float" office:value="0.010052239">
            <text:p>0.010052239</text:p>
          </table:table-cell>
          <table:table-cell office:value-type="float" office:value="0.011270508">
            <text:p>0.011270508</text:p>
          </table:table-cell>
          <table:table-cell office:value-type="float" office:value="0.009926732">
            <text:p>0.009926732</text:p>
          </table:table-cell>
          <table:table-cell office:value-type="float" office:value="0.008356633">
            <text:p>0.008356633</text:p>
          </table:table-cell>
          <table:table-cell office:value-type="float" office:value="0.008366859">
            <text:p>0.008366859</text:p>
          </table:table-cell>
          <table:table-cell office:value-type="float" office:value="0.008881325">
            <text:p>0.008881325</text:p>
          </table:table-cell>
          <table:table-cell office:value-type="float" office:value="0.009272175">
            <text:p>0.009272175</text:p>
          </table:table-cell>
          <table:table-cell office:value-type="float" office:value="0.009611636">
            <text:p>0.009611636</text:p>
          </table:table-cell>
          <table:table-cell office:value-type="float" office:value="0.008373783">
            <text:p>0.008373783</text:p>
          </table:table-cell>
          <table:table-cell office:value-type="float" office:value="0.008646285">
            <text:p>0.008646285</text:p>
          </table:table-cell>
          <table:table-cell office:value-type="float" office:value="0.009215532">
            <text:p>0.009215532</text:p>
          </table:table-cell>
          <table:table-cell office:value-type="float" office:value="0.009519232">
            <text:p>0.009519232</text:p>
          </table:table-cell>
          <table:table-cell office:value-type="float" office:value="0.009201576">
            <text:p>0.009201576</text:p>
          </table:table-cell>
          <table:table-cell office:value-type="float" office:value="0.010054871">
            <text:p>0.010054871</text:p>
          </table:table-cell>
          <table:table-cell office:value-type="float" office:value="0.011539921">
            <text:p>0.011539921</text:p>
          </table:table-cell>
          <table:table-cell office:value-type="float" office:value="0.008947368">
            <text:p>0.008947368</text:p>
          </table:table-cell>
          <table:table-cell office:value-type="float" office:value="0.008886864">
            <text:p>0.008886864</text:p>
          </table:table-cell>
          <table:table-cell office:value-type="float" office:value="0.008127264">
            <text:p>0.008127264</text:p>
          </table:table-cell>
          <table:table-cell office:value-type="float" office:value="0.009357933">
            <text:p>0.009357933</text:p>
          </table:table-cell>
          <table:table-cell office:value-type="float" office:value="0.008811342">
            <text:p>0.008811342</text:p>
          </table:table-cell>
          <table:table-cell office:value-type="float" office:value="0.009366335">
            <text:p>0.009366335</text:p>
          </table:table-cell>
          <table:table-cell office:value-type="float" office:value="0.00936395">
            <text:p>0.00936395</text:p>
          </table:table-cell>
          <table:table-cell office:value-type="float" office:value="0.008758164">
            <text:p>0.008758164</text:p>
          </table:table-cell>
          <table:table-cell office:value-type="float" office:value="0.008718208">
            <text:p>0.008718208</text:p>
          </table:table-cell>
          <table:table-cell office:value-type="float" office:value="0.012850636">
            <text:p>0.012850636</text:p>
          </table:table-cell>
          <table:table-cell office:value-type="float" office:value="0.011412527">
            <text:p>0.011412527</text:p>
          </table:table-cell>
          <table:table-cell office:value-type="float" office:value="0.0087271845">
            <text:p>0.0087271845</text:p>
          </table:table-cell>
          <table:table-cell office:value-type="float" office:value="0.008408562">
            <text:p>0.008408562</text:p>
          </table:table-cell>
          <table:table-cell office:value-type="float" office:value="0.007867873">
            <text:p>0.007867873</text:p>
          </table:table-cell>
          <table:table-cell office:value-type="float" office:value="0.007971579">
            <text:p>0.007971579</text:p>
          </table:table-cell>
          <table:table-cell office:value-type="float" office:value="0.0090852035">
            <text:p>0.0090852035</text:p>
          </table:table-cell>
          <table:table-cell office:value-type="float" office:value="0.0082058655">
            <text:p>0.0082058655</text:p>
          </table:table-cell>
          <table:table-cell office:value-type="float" office:value="0.008114728">
            <text:p>0.008114728</text:p>
          </table:table-cell>
          <table:table-cell office:value-type="float" office:value="0.007467752">
            <text:p>0.007467752</text:p>
          </table:table-cell>
          <table:table-cell office:value-type="float" office:value="0.008033214">
            <text:p>0.008033214</text:p>
          </table:table-cell>
          <table:table-cell office:value-type="float" office:value="0.010370618">
            <text:p>0.010370618</text:p>
          </table:table-cell>
          <table:table-cell office:value-type="float" office:value="0.008589061">
            <text:p>0.008589061</text:p>
          </table:table-cell>
          <table:table-cell office:value-type="float" office:value="0.007959001">
            <text:p>0.007959001</text:p>
          </table:table-cell>
          <table:table-cell office:value-type="float" office:value="0.008513044">
            <text:p>0.008513044</text:p>
          </table:table-cell>
          <table:table-cell office:value-type="float" office:value="0.008442842">
            <text:p>0.008442842</text:p>
          </table:table-cell>
          <table:table-cell office:value-type="float" office:value="0.0087092295">
            <text:p>0.0087092295</text:p>
          </table:table-cell>
          <table:table-cell office:value-type="float" office:value="0.009810979">
            <text:p>0.009810979</text:p>
          </table:table-cell>
          <table:table-cell office:value-type="float" office:value="0.0085189">
            <text:p>0.0085189</text:p>
          </table:table-cell>
          <table:table-cell office:value-type="float" office:value="0.008099058">
            <text:p>0.008099058</text:p>
          </table:table-cell>
          <table:table-cell office:value-type="float" office:value="0.0094428435">
            <text:p>0.0094428435</text:p>
          </table:table-cell>
          <table:table-cell office:value-type="float" office:value="0.007526023">
            <text:p>0.007526023</text:p>
          </table:table-cell>
          <table:table-cell office:value-type="float" office:value="0.0074135642">
            <text:p>0.0074135642</text:p>
          </table:table-cell>
          <table:table-cell office:value-type="float" office:value="0.007652974">
            <text:p>0.007652974</text:p>
          </table:table-cell>
          <table:table-cell office:value-type="float" office:value="0.008742859">
            <text:p>0.008742859</text:p>
          </table:table-cell>
          <table:table-cell office:value-type="float" office:value="0.009050883">
            <text:p>0.009050883</text:p>
          </table:table-cell>
          <table:table-cell office:value-type="float" office:value="0.007643905">
            <text:p>0.007643905</text:p>
          </table:table-cell>
          <table:table-cell office:value-type="float" office:value="0.009099796">
            <text:p>0.009099796</text:p>
          </table:table-cell>
          <table:table-cell office:value-type="float" office:value="0.007846029">
            <text:p>0.007846029</text:p>
          </table:table-cell>
          <table:table-cell office:value-type="float" office:value="0.007046666">
            <text:p>0.007046666</text:p>
          </table:table-cell>
          <table:table-cell office:value-type="float" office:value="0.007563703">
            <text:p>0.007563703</text:p>
          </table:table-cell>
          <table:table-cell office:value-type="float" office:value="0.00675529">
            <text:p>0.00675529</text:p>
          </table:table-cell>
          <table:table-cell office:value-type="float" office:value="0.007293674">
            <text:p>0.007293674</text:p>
          </table:table-cell>
          <table:table-cell office:value-type="float" office:value="0.008743727">
            <text:p>0.008743727</text:p>
          </table:table-cell>
          <table:table-cell office:value-type="float" office:value="0.008152407">
            <text:p>0.008152407</text:p>
          </table:table-cell>
          <table:table-cell office:value-type="float" office:value="0.007442105">
            <text:p>0.007442105</text:p>
          </table:table-cell>
          <table:table-cell office:value-type="float" office:value="0.0074336603">
            <text:p>0.0074336603</text:p>
          </table:table-cell>
          <table:table-cell office:value-type="float" office:value="0.0069638356">
            <text:p>0.0069638356</text:p>
          </table:table-cell>
          <table:table-cell office:value-type="float" office:value="0.007121455">
            <text:p>0.007121455</text:p>
          </table:table-cell>
          <table:table-cell office:value-type="float" office:value="0.007956056">
            <text:p>0.007956056</text:p>
          </table:table-cell>
          <table:table-cell office:value-type="float" office:value="0.009720597">
            <text:p>0.009720597</text:p>
          </table:table-cell>
          <table:table-cell office:value-type="float" office:value="0.00876815">
            <text:p>0.00876815</text:p>
          </table:table-cell>
          <table:table-cell office:value-type="float" office:value="0.007885132">
            <text:p>0.007885132</text:p>
          </table:table-cell>
          <table:table-cell office:value-type="float" office:value="0.008529593">
            <text:p>0.008529593</text:p>
          </table:table-cell>
          <table:table-cell office:value-type="float" office:value="0.008318265">
            <text:p>0.008318265</text:p>
          </table:table-cell>
          <table:table-cell office:value-type="float" office:value="0.009477035">
            <text:p>0.009477035</text:p>
          </table:table-cell>
          <table:table-cell office:value-type="float" office:value="0.009681203">
            <text:p>0.009681203</text:p>
          </table:table-cell>
          <table:table-cell office:value-type="float" office:value="0.0109694395">
            <text:p>0.0109694395</text:p>
          </table:table-cell>
          <table:table-cell office:value-type="float" office:value="0.011612539">
            <text:p>0.011612539</text:p>
          </table:table-cell>
          <table:table-cell office:value-type="float" office:value="0.0097208405">
            <text:p>0.0097208405</text:p>
          </table:table-cell>
          <table:table-cell office:value-type="float" office:value="0.007830008">
            <text:p>0.007830008</text:p>
          </table:table-cell>
          <table:table-cell office:value-type="float" office:value="0.010356932">
            <text:p>0.010356932</text:p>
          </table:table-cell>
          <table:table-cell office:value-type="float" office:value="0.011781211">
            <text:p>0.011781211</text:p>
          </table:table-cell>
          <table:table-cell office:value-type="float" office:value="0.009896019">
            <text:p>0.009896019</text:p>
          </table:table-cell>
          <table:table-cell office:value-type="float" office:value="0.008081268">
            <text:p>0.008081268</text:p>
          </table:table-cell>
          <table:table-cell office:value-type="float" office:value="0.0113961315">
            <text:p>0.0113961315</text:p>
          </table:table-cell>
          <table:table-cell office:value-type="float" office:value="0.013926151">
            <text:p>0.013926151</text:p>
          </table:table-cell>
          <table:table-cell office:value-type="float" office:value="0.012972964">
            <text:p>0.012972964</text:p>
          </table:table-cell>
          <table:table-cell office:value-type="float" office:value="0.011288341">
            <text:p>0.011288341</text:p>
          </table:table-cell>
          <table:table-cell office:value-type="float" office:value="0.012086594">
            <text:p>0.012086594</text:p>
          </table:table-cell>
          <table:table-cell office:value-type="float" office:value="0.011830183">
            <text:p>0.011830183</text:p>
          </table:table-cell>
          <table:table-cell office:value-type="float" office:value="0.011683421">
            <text:p>0.011683421</text:p>
          </table:table-cell>
          <table:table-cell office:value-type="float" office:value="0.012615811">
            <text:p>0.012615811</text:p>
          </table:table-cell>
          <table:table-cell office:value-type="float" office:value="0.015147588">
            <text:p>0.015147588</text:p>
          </table:table-cell>
          <table:table-cell office:value-type="float" office:value="0.015071062">
            <text:p>0.015071062</text:p>
          </table:table-cell>
          <table:table-cell office:value-type="float" office:value="0.011006057">
            <text:p>0.011006057</text:p>
          </table:table-cell>
          <table:table-cell office:value-type="float" office:value="0.010158588">
            <text:p>0.010158588</text:p>
          </table:table-cell>
          <table:table-cell office:value-type="float" office:value="0.0112750605">
            <text:p>0.0112750605</text:p>
          </table:table-cell>
          <table:table-cell office:value-type="float" office:value="0.010816408">
            <text:p>0.010816408</text:p>
          </table:table-cell>
          <table:table-cell office:value-type="float" office:value="0.014389806">
            <text:p>0.014389806</text:p>
          </table:table-cell>
          <table:table-cell office:value-type="float" office:value="0.012271533">
            <text:p>0.012271533</text:p>
          </table:table-cell>
          <table:table-cell office:value-type="float" office:value="0.01190962">
            <text:p>0.01190962</text:p>
          </table:table-cell>
          <table:table-cell office:value-type="float" office:value="0.013829574">
            <text:p>0.013829574</text:p>
          </table:table-cell>
          <table:table-cell office:value-type="float" office:value="0.013522306">
            <text:p>0.013522306</text:p>
          </table:table-cell>
          <table:table-cell office:value-type="float" office:value="0.011895105">
            <text:p>0.011895105</text:p>
          </table:table-cell>
          <table:table-cell office:value-type="float" office:value="0.010378962">
            <text:p>0.010378962</text:p>
          </table:table-cell>
          <table:table-cell office:value-type="float" office:value="0.0079625575">
            <text:p>0.0079625575</text:p>
          </table:table-cell>
          <table:table-cell office:value-type="float" office:value="0.009527859">
            <text:p>0.009527859</text:p>
          </table:table-cell>
          <table:table-cell office:value-type="float" office:value="0.0112741">
            <text:p>0.0112741</text:p>
          </table:table-cell>
          <table:table-cell office:value-type="float" office:value="0.010500948">
            <text:p>0.010500948</text:p>
          </table:table-cell>
          <table:table-cell office:value-type="float" office:value="0.01072753">
            <text:p>0.01072753</text:p>
          </table:table-cell>
          <table:table-cell office:value-type="float" office:value="0.008855322">
            <text:p>0.008855322</text:p>
          </table:table-cell>
          <table:table-cell office:value-type="float" office:value="0.008700336">
            <text:p>0.008700336</text:p>
          </table:table-cell>
          <table:table-cell office:value-type="float" office:value="0.009091064">
            <text:p>0.009091064</text:p>
          </table:table-cell>
          <table:table-cell office:value-type="float" office:value="0.007966942">
            <text:p>0.007966942</text:p>
          </table:table-cell>
          <table:table-cell office:value-type="float" office:value="0.007654901">
            <text:p>0.007654901</text:p>
          </table:table-cell>
          <table:table-cell office:value-type="float" office:value="0.010024983">
            <text:p>0.010024983</text:p>
          </table:table-cell>
          <table:table-cell office:value-type="float" office:value="0.009235186">
            <text:p>0.009235186</text:p>
          </table:table-cell>
          <table:table-cell office:value-type="float" office:value="0.009910032">
            <text:p>0.009910032</text:p>
          </table:table-cell>
          <table:table-cell office:value-type="float" office:value="0.009985329">
            <text:p>0.009985329</text:p>
          </table:table-cell>
          <table:table-cell office:value-type="float" office:value="0.008065253">
            <text:p>0.008065253</text:p>
          </table:table-cell>
          <table:table-cell office:value-type="float" office:value="0.00611784">
            <text:p>0.00611784</text:p>
          </table:table-cell>
          <table:table-cell office:value-type="float" office:value="0.0014040405">
            <text:p>0.0014040405</text:p>
          </table:table-cell>
          <table:table-cell table:style-name="ce1" office:value-type="float" office:value="0.0009793242">
            <text:p>9.79E-004</text:p>
          </table:table-cell>
          <table:table-cell table:style-name="ce1" office:value-type="float" office:value="0.000773803">
            <text:p>7.74E-004</text:p>
          </table:table-cell>
          <table:table-cell table:style-name="ce1" office:value-type="float" office:value="0.00065282686">
            <text:p>6.53E-004</text:p>
          </table:table-cell>
          <table:table-cell table:style-name="ce1" office:value-type="float" office:value="0.0006324249">
            <text:p>6.32E-004</text:p>
          </table:table-cell>
          <table:table-cell table:style-name="ce1" office:value-type="float" office:value="0.00068132125">
            <text:p>6.81E-004</text:p>
          </table:table-cell>
          <table:table-cell table:style-name="ce1" office:value-type="float" office:value="0.00076930865">
            <text:p>7.69E-004</text:p>
          </table:table-cell>
          <table:table-cell table:style-name="ce1" office:value-type="float" office:value="0.000879674">
            <text:p>8.80E-004</text:p>
          </table:table-cell>
          <table:table-cell office:value-type="float" office:value="0.0010193299">
            <text:p>0.0010193299</text:p>
          </table:table-cell>
          <table:table-cell office:value-type="float" office:value="0.0015257258">
            <text:p>0.0015257258</text:p>
          </table:table-cell>
          <table:table-cell office:value-type="float" office:value="0.002724262">
            <text:p>0.002724262</text:p>
          </table:table-cell>
          <table:table-cell office:value-type="float" office:value="0.0033210109">
            <text:p>0.0033210109</text:p>
          </table:table-cell>
          <table:table-cell office:value-type="float" office:value="0.0047478713">
            <text:p>0.0047478713</text:p>
          </table:table-cell>
          <table:table-cell office:value-type="float" office:value="0.005551262">
            <text:p>0.005551262</text:p>
          </table:table-cell>
          <table:table-cell office:value-type="float" office:value="0.0046905917">
            <text:p>0.0046905917</text:p>
          </table:table-cell>
          <table:table-cell office:value-type="float" office:value="0.004616291">
            <text:p>0.004616291</text:p>
          </table:table-cell>
          <table:table-cell office:value-type="float" office:value="0.0052853725">
            <text:p>0.0052853725</text:p>
          </table:table-cell>
          <table:table-cell office:value-type="float" office:value="0.00616942">
            <text:p>0.00616942</text:p>
          </table:table-cell>
          <table:table-cell office:value-type="float" office:value="0.006281453">
            <text:p>0.006281453</text:p>
          </table:table-cell>
          <table:table-cell office:value-type="float" office:value="0.007031226">
            <text:p>0.007031226</text:p>
          </table:table-cell>
          <table:table-cell office:value-type="float" office:value="0.007937362">
            <text:p>0.007937362</text:p>
          </table:table-cell>
          <table:table-cell office:value-type="float" office:value="0.007714655">
            <text:p>0.007714655</text:p>
          </table:table-cell>
          <table:table-cell office:value-type="float" office:value="0.008011633">
            <text:p>0.008011633</text:p>
          </table:table-cell>
          <table:table-cell office:value-type="float" office:value="0.008526893">
            <text:p>0.008526893</text:p>
          </table:table-cell>
          <table:table-cell office:value-type="float" office:value="0.007656179">
            <text:p>0.007656179</text:p>
          </table:table-cell>
          <table:table-cell office:value-type="float" office:value="0.0069765593">
            <text:p>0.0069765593</text:p>
          </table:table-cell>
          <table:table-cell office:value-type="float" office:value="0.0072337026">
            <text:p>0.0072337026</text:p>
          </table:table-cell>
          <table:table-cell office:value-type="float" office:value="0.007092852">
            <text:p>0.007092852</text:p>
          </table:table-cell>
          <table:table-cell office:value-type="float" office:value="0.006894289">
            <text:p>0.006894289</text:p>
          </table:table-cell>
          <table:table-cell office:value-type="float" office:value="0.005782456">
            <text:p>0.005782456</text:p>
          </table:table-cell>
          <table:table-cell office:value-type="float" office:value="0.0047293007">
            <text:p>0.0047293007</text:p>
          </table:table-cell>
          <table:table-cell office:value-type="float" office:value="0.0047978014">
            <text:p>0.0047978014</text:p>
          </table:table-cell>
          <table:table-cell office:value-type="float" office:value="0.0045595667">
            <text:p>0.0045595667</text:p>
          </table:table-cell>
          <table:table-cell office:value-type="float" office:value="0.0045676474">
            <text:p>0.0045676474</text:p>
          </table:table-cell>
          <table:table-cell office:value-type="float" office:value="0.0045775245">
            <text:p>0.0045775245</text:p>
          </table:table-cell>
          <table:table-cell office:value-type="float" office:value="0.0039012667">
            <text:p>0.0039012667</text:p>
          </table:table-cell>
          <table:table-cell office:value-type="float" office:value="0.0020690472">
            <text:p>0.0020690472</text:p>
          </table:table-cell>
          <table:table-cell office:value-type="float" office:value="0.001233556">
            <text:p>0.001233556</text:p>
          </table:table-cell>
          <table:table-cell office:value-type="float" office:value="0.0011006752">
            <text:p>0.0011006752</text:p>
          </table:table-cell>
          <table:table-cell table:style-name="ce1" office:value-type="float" office:value="0.0007337062">
            <text:p>7.34E-004</text:p>
          </table:table-cell>
          <table:table-cell table:style-name="ce1" office:value-type="float" office:value="0.0006256168">
            <text:p>6.26E-004</text:p>
          </table:table-cell>
          <table:table-cell office:value-type="float" office:value="0.0006096208">
            <text:p>6.10E-004</text:p>
          </table:table-cell>
          <table:table-cell office:value-type="float" office:value="0.000593751">
            <text:p>5.94E-004</text:p>
          </table:table-cell>
          <table:table-cell office:value-type="float" office:value="0.0005855283">
            <text:p>5.86E-004</text:p>
          </table:table-cell>
          <table:table-cell office:value-type="float" office:value="0.0005830229">
            <text:p>5.83E-004</text:p>
          </table:table-cell>
          <table:table-cell table:style-name="ce1" office:value-type="float" office:value="0.0005832997">
            <text:p>5.83E-004</text:p>
          </table:table-cell>
          <table:table-cell office:value-type="float" office:value="0.0005818321">
            <text:p>5.82E-004</text:p>
          </table:table-cell>
          <table:table-cell office:value-type="float" office:value="0.0005813437">
            <text:p>5.81E-004</text:p>
          </table:table-cell>
          <table:table-cell office:value-type="float" office:value="0.0005817384">
            <text:p>5.82E-004</text:p>
          </table:table-cell>
          <table:table-cell office:value-type="float" office:value="0.00058257754">
            <text:p>5.83E-004</text:p>
          </table:table-cell>
          <table:table-cell office:value-type="float" office:value="0.0005833756">
            <text:p>5.83E-004</text:p>
          </table:table-cell>
          <table:table-cell office:value-type="float" office:value="0.000582867">
            <text:p>5.83E-004</text:p>
          </table:table-cell>
          <table:table-cell office:value-type="float" office:value="0.0005840037">
            <text:p>5.84E-004</text:p>
          </table:table-cell>
          <table:table-cell office:value-type="float" office:value="0.00058489956">
            <text:p>5.85E-004</text:p>
          </table:table-cell>
          <table:table-cell office:value-type="float" office:value="0.00058703544">
            <text:p>5.87E-004</text:p>
          </table:table-cell>
          <table:table-cell office:value-type="float" office:value="0.0005870786">
            <text:p>5.87E-004</text:p>
          </table:table-cell>
          <table:table-cell office:value-type="float" office:value="0.0005879128">
            <text:p>5.88E-004</text:p>
          </table:table-cell>
          <table:table-cell office:value-type="float" office:value="0.00058942055">
            <text:p>5.89E-004</text:p>
          </table:table-cell>
          <table:table-cell office:value-type="float" office:value="0.00059146475">
            <text:p>5.91E-004</text:p>
          </table:table-cell>
          <table:table-cell office:value-type="float" office:value="0.0005928947">
            <text:p>5.93E-004</text:p>
          </table:table-cell>
          <table:table-cell office:value-type="float" office:value="0.00059367047">
            <text:p>5.94E-004</text:p>
          </table:table-cell>
          <table:table-cell office:value-type="float" office:value="0.0005945433">
            <text:p>5.95E-004</text:p>
          </table:table-cell>
          <table:table-cell office:value-type="float" office:value="0.0005963884">
            <text:p>5.96E-004</text:p>
          </table:table-cell>
          <table:table-cell office:value-type="float" office:value="0.0005993094">
            <text:p>5.99E-004</text:p>
          </table:table-cell>
          <table:table-cell office:value-type="float" office:value="0.0006002418">
            <text:p>6.00E-004</text:p>
          </table:table-cell>
          <table:table-cell office:value-type="float" office:value="0.00060180045">
            <text:p>6.02E-004</text:p>
          </table:table-cell>
          <table:table-cell office:value-type="float" office:value="0.00060306845">
            <text:p>6.03E-004</text:p>
          </table:table-cell>
          <table:table-cell office:value-type="float" office:value="0.0006061235">
            <text:p>6.06E-004</text:p>
          </table:table-cell>
          <table:table-cell office:value-type="float" office:value="0.0006077242">
            <text:p>6.08E-004</text:p>
          </table:table-cell>
          <table:table-cell office:value-type="float" office:value="0.00060959184">
            <text:p>6.10E-004</text:p>
          </table:table-cell>
          <table:table-cell office:value-type="float" office:value="0.0006111831">
            <text:p>6.11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7 Theme From The Black Hole.mp3</text:p>
          </table:table-cell>
          <table:table-cell office:value-type="float" office:value="0.057649206">
            <text:p>0.057649206</text:p>
          </table:table-cell>
          <table:table-cell office:value-type="float" office:value="0.039712135">
            <text:p>0.039712135</text:p>
          </table:table-cell>
          <table:table-cell office:value-type="float" office:value="0.028959919">
            <text:p>0.028959919</text:p>
          </table:table-cell>
          <table:table-cell office:value-type="float" office:value="0.022722334">
            <text:p>0.022722334</text:p>
          </table:table-cell>
          <table:table-cell office:value-type="float" office:value="0.020142661">
            <text:p>0.020142661</text:p>
          </table:table-cell>
          <table:table-cell office:value-type="float" office:value="0.019064989">
            <text:p>0.019064989</text:p>
          </table:table-cell>
          <table:table-cell office:value-type="float" office:value="0.02080814">
            <text:p>0.02080814</text:p>
          </table:table-cell>
          <table:table-cell office:value-type="float" office:value="0.021061627">
            <text:p>0.021061627</text:p>
          </table:table-cell>
          <table:table-cell office:value-type="float" office:value="0.018566307">
            <text:p>0.018566307</text:p>
          </table:table-cell>
          <table:table-cell office:value-type="float" office:value="0.021822443">
            <text:p>0.021822443</text:p>
          </table:table-cell>
          <table:table-cell office:value-type="float" office:value="0.022126632">
            <text:p>0.022126632</text:p>
          </table:table-cell>
          <table:table-cell office:value-type="float" office:value="0.02206528">
            <text:p>0.02206528</text:p>
          </table:table-cell>
          <table:table-cell office:value-type="float" office:value="0.023191506">
            <text:p>0.023191506</text:p>
          </table:table-cell>
          <table:table-cell office:value-type="float" office:value="0.027137833">
            <text:p>0.027137833</text:p>
          </table:table-cell>
          <table:table-cell office:value-type="float" office:value="0.024624098">
            <text:p>0.024624098</text:p>
          </table:table-cell>
          <table:table-cell office:value-type="float" office:value="0.02769612">
            <text:p>0.02769612</text:p>
          </table:table-cell>
          <table:table-cell office:value-type="float" office:value="0.025296919">
            <text:p>0.025296919</text:p>
          </table:table-cell>
          <table:table-cell office:value-type="float" office:value="0.02694926">
            <text:p>0.02694926</text:p>
          </table:table-cell>
          <table:table-cell office:value-type="float" office:value="0.029014716">
            <text:p>0.029014716</text:p>
          </table:table-cell>
          <table:table-cell office:value-type="float" office:value="0.026000187">
            <text:p>0.026000187</text:p>
          </table:table-cell>
          <table:table-cell office:value-type="float" office:value="0.026130382">
            <text:p>0.026130382</text:p>
          </table:table-cell>
          <table:table-cell office:value-type="float" office:value="0.024981065">
            <text:p>0.024981065</text:p>
          </table:table-cell>
          <table:table-cell office:value-type="float" office:value="0.025783371">
            <text:p>0.025783371</text:p>
          </table:table-cell>
          <table:table-cell office:value-type="float" office:value="0.026115134">
            <text:p>0.026115134</text:p>
          </table:table-cell>
          <table:table-cell office:value-type="float" office:value="0.025253417">
            <text:p>0.025253417</text:p>
          </table:table-cell>
          <table:table-cell office:value-type="float" office:value="0.024297345">
            <text:p>0.024297345</text:p>
          </table:table-cell>
          <table:table-cell office:value-type="float" office:value="0.02265099">
            <text:p>0.02265099</text:p>
          </table:table-cell>
          <table:table-cell office:value-type="float" office:value="0.025003256">
            <text:p>0.025003256</text:p>
          </table:table-cell>
          <table:table-cell office:value-type="float" office:value="0.02249657">
            <text:p>0.02249657</text:p>
          </table:table-cell>
          <table:table-cell office:value-type="float" office:value="0.02028915">
            <text:p>0.02028915</text:p>
          </table:table-cell>
          <table:table-cell office:value-type="float" office:value="0.022782035">
            <text:p>0.022782035</text:p>
          </table:table-cell>
          <table:table-cell office:value-type="float" office:value="0.023230214">
            <text:p>0.023230214</text:p>
          </table:table-cell>
          <table:table-cell office:value-type="float" office:value="0.02094802">
            <text:p>0.02094802</text:p>
          </table:table-cell>
          <table:table-cell office:value-type="float" office:value="0.01934011">
            <text:p>0.01934011</text:p>
          </table:table-cell>
          <table:table-cell office:value-type="float" office:value="0.022181926">
            <text:p>0.022181926</text:p>
          </table:table-cell>
          <table:table-cell office:value-type="float" office:value="0.018205374">
            <text:p>0.018205374</text:p>
          </table:table-cell>
          <table:table-cell office:value-type="float" office:value="0.018526936">
            <text:p>0.018526936</text:p>
          </table:table-cell>
          <table:table-cell office:value-type="float" office:value="0.015847946">
            <text:p>0.015847946</text:p>
          </table:table-cell>
          <table:table-cell office:value-type="float" office:value="0.01720054">
            <text:p>0.01720054</text:p>
          </table:table-cell>
          <table:table-cell office:value-type="float" office:value="0.014695757">
            <text:p>0.014695757</text:p>
          </table:table-cell>
          <table:table-cell office:value-type="float" office:value="0.01434149">
            <text:p>0.01434149</text:p>
          </table:table-cell>
          <table:table-cell office:value-type="float" office:value="0.017175572">
            <text:p>0.017175572</text:p>
          </table:table-cell>
          <table:table-cell office:value-type="float" office:value="0.01343419">
            <text:p>0.01343419</text:p>
          </table:table-cell>
          <table:table-cell office:value-type="float" office:value="0.012244971">
            <text:p>0.012244971</text:p>
          </table:table-cell>
          <table:table-cell office:value-type="float" office:value="0.012269453">
            <text:p>0.012269453</text:p>
          </table:table-cell>
          <table:table-cell office:value-type="float" office:value="0.013046586">
            <text:p>0.013046586</text:p>
          </table:table-cell>
          <table:table-cell office:value-type="float" office:value="0.014056662">
            <text:p>0.014056662</text:p>
          </table:table-cell>
          <table:table-cell office:value-type="float" office:value="0.01102912">
            <text:p>0.01102912</text:p>
          </table:table-cell>
          <table:table-cell office:value-type="float" office:value="0.013054208">
            <text:p>0.013054208</text:p>
          </table:table-cell>
          <table:table-cell office:value-type="float" office:value="0.012877026">
            <text:p>0.012877026</text:p>
          </table:table-cell>
          <table:table-cell office:value-type="float" office:value="0.010557396">
            <text:p>0.010557396</text:p>
          </table:table-cell>
          <table:table-cell office:value-type="float" office:value="0.012174618">
            <text:p>0.012174618</text:p>
          </table:table-cell>
          <table:table-cell office:value-type="float" office:value="0.011214303">
            <text:p>0.011214303</text:p>
          </table:table-cell>
          <table:table-cell office:value-type="float" office:value="0.009303799">
            <text:p>0.009303799</text:p>
          </table:table-cell>
          <table:table-cell office:value-type="float" office:value="0.0118444655">
            <text:p>0.0118444655</text:p>
          </table:table-cell>
          <table:table-cell office:value-type="float" office:value="0.011119238">
            <text:p>0.011119238</text:p>
          </table:table-cell>
          <table:table-cell office:value-type="float" office:value="0.00929851">
            <text:p>0.00929851</text:p>
          </table:table-cell>
          <table:table-cell office:value-type="float" office:value="0.009337979">
            <text:p>0.009337979</text:p>
          </table:table-cell>
          <table:table-cell office:value-type="float" office:value="0.009663088">
            <text:p>0.009663088</text:p>
          </table:table-cell>
          <table:table-cell office:value-type="float" office:value="0.010293037">
            <text:p>0.010293037</text:p>
          </table:table-cell>
          <table:table-cell office:value-type="float" office:value="0.01161385">
            <text:p>0.01161385</text:p>
          </table:table-cell>
          <table:table-cell office:value-type="float" office:value="0.013430162">
            <text:p>0.013430162</text:p>
          </table:table-cell>
          <table:table-cell office:value-type="float" office:value="0.0115649775">
            <text:p>0.0115649775</text:p>
          </table:table-cell>
          <table:table-cell office:value-type="float" office:value="0.009693091">
            <text:p>0.009693091</text:p>
          </table:table-cell>
          <table:table-cell office:value-type="float" office:value="0.009404364">
            <text:p>0.009404364</text:p>
          </table:table-cell>
          <table:table-cell office:value-type="float" office:value="0.010184144">
            <text:p>0.010184144</text:p>
          </table:table-cell>
          <table:table-cell office:value-type="float" office:value="0.010844458">
            <text:p>0.010844458</text:p>
          </table:table-cell>
          <table:table-cell office:value-type="float" office:value="0.011298707">
            <text:p>0.011298707</text:p>
          </table:table-cell>
          <table:table-cell office:value-type="float" office:value="0.011881211">
            <text:p>0.011881211</text:p>
          </table:table-cell>
          <table:table-cell office:value-type="float" office:value="0.013133815">
            <text:p>0.013133815</text:p>
          </table:table-cell>
          <table:table-cell office:value-type="float" office:value="0.010404586">
            <text:p>0.010404586</text:p>
          </table:table-cell>
          <table:table-cell office:value-type="float" office:value="0.009871236">
            <text:p>0.009871236</text:p>
          </table:table-cell>
          <table:table-cell office:value-type="float" office:value="0.010169955">
            <text:p>0.010169955</text:p>
          </table:table-cell>
          <table:table-cell office:value-type="float" office:value="0.011556071">
            <text:p>0.011556071</text:p>
          </table:table-cell>
          <table:table-cell office:value-type="float" office:value="0.011668881">
            <text:p>0.011668881</text:p>
          </table:table-cell>
          <table:table-cell office:value-type="float" office:value="0.010639458">
            <text:p>0.010639458</text:p>
          </table:table-cell>
          <table:table-cell office:value-type="float" office:value="0.010625767">
            <text:p>0.010625767</text:p>
          </table:table-cell>
          <table:table-cell office:value-type="float" office:value="0.011015449">
            <text:p>0.011015449</text:p>
          </table:table-cell>
          <table:table-cell office:value-type="float" office:value="0.010650436">
            <text:p>0.010650436</text:p>
          </table:table-cell>
          <table:table-cell office:value-type="float" office:value="0.010842965">
            <text:p>0.010842965</text:p>
          </table:table-cell>
          <table:table-cell office:value-type="float" office:value="0.01067773">
            <text:p>0.01067773</text:p>
          </table:table-cell>
          <table:table-cell office:value-type="float" office:value="0.0119219525">
            <text:p>0.0119219525</text:p>
          </table:table-cell>
          <table:table-cell office:value-type="float" office:value="0.014496381">
            <text:p>0.014496381</text:p>
          </table:table-cell>
          <table:table-cell office:value-type="float" office:value="0.011672259">
            <text:p>0.011672259</text:p>
          </table:table-cell>
          <table:table-cell office:value-type="float" office:value="0.010684637">
            <text:p>0.010684637</text:p>
          </table:table-cell>
          <table:table-cell office:value-type="float" office:value="0.0109753935">
            <text:p>0.0109753935</text:p>
          </table:table-cell>
          <table:table-cell office:value-type="float" office:value="0.010989481">
            <text:p>0.010989481</text:p>
          </table:table-cell>
          <table:table-cell office:value-type="float" office:value="0.011663407">
            <text:p>0.011663407</text:p>
          </table:table-cell>
          <table:table-cell office:value-type="float" office:value="0.01174101">
            <text:p>0.01174101</text:p>
          </table:table-cell>
          <table:table-cell office:value-type="float" office:value="0.011886152">
            <text:p>0.011886152</text:p>
          </table:table-cell>
          <table:table-cell office:value-type="float" office:value="0.010854567">
            <text:p>0.010854567</text:p>
          </table:table-cell>
          <table:table-cell office:value-type="float" office:value="0.011316789">
            <text:p>0.011316789</text:p>
          </table:table-cell>
          <table:table-cell office:value-type="float" office:value="0.014057073">
            <text:p>0.014057073</text:p>
          </table:table-cell>
          <table:table-cell office:value-type="float" office:value="0.013043301">
            <text:p>0.013043301</text:p>
          </table:table-cell>
          <table:table-cell office:value-type="float" office:value="0.010706706">
            <text:p>0.010706706</text:p>
          </table:table-cell>
          <table:table-cell office:value-type="float" office:value="0.010591884">
            <text:p>0.010591884</text:p>
          </table:table-cell>
          <table:table-cell office:value-type="float" office:value="0.010390725">
            <text:p>0.010390725</text:p>
          </table:table-cell>
          <table:table-cell office:value-type="float" office:value="0.010939502">
            <text:p>0.010939502</text:p>
          </table:table-cell>
          <table:table-cell office:value-type="float" office:value="0.01174356">
            <text:p>0.01174356</text:p>
          </table:table-cell>
          <table:table-cell office:value-type="float" office:value="0.012191759">
            <text:p>0.012191759</text:p>
          </table:table-cell>
          <table:table-cell office:value-type="float" office:value="0.011273053">
            <text:p>0.011273053</text:p>
          </table:table-cell>
          <table:table-cell office:value-type="float" office:value="0.010439463">
            <text:p>0.010439463</text:p>
          </table:table-cell>
          <table:table-cell office:value-type="float" office:value="0.01114487">
            <text:p>0.01114487</text:p>
          </table:table-cell>
          <table:table-cell office:value-type="float" office:value="0.012617358">
            <text:p>0.012617358</text:p>
          </table:table-cell>
          <table:table-cell office:value-type="float" office:value="0.011138562">
            <text:p>0.011138562</text:p>
          </table:table-cell>
          <table:table-cell office:value-type="float" office:value="0.010931989">
            <text:p>0.010931989</text:p>
          </table:table-cell>
          <table:table-cell office:value-type="float" office:value="0.010965472">
            <text:p>0.010965472</text:p>
          </table:table-cell>
          <table:table-cell office:value-type="float" office:value="0.011437256">
            <text:p>0.011437256</text:p>
          </table:table-cell>
          <table:table-cell office:value-type="float" office:value="0.011499062">
            <text:p>0.011499062</text:p>
          </table:table-cell>
          <table:table-cell office:value-type="float" office:value="0.01287956">
            <text:p>0.01287956</text:p>
          </table:table-cell>
          <table:table-cell office:value-type="float" office:value="0.011415487">
            <text:p>0.011415487</text:p>
          </table:table-cell>
          <table:table-cell office:value-type="float" office:value="0.010876712">
            <text:p>0.010876712</text:p>
          </table:table-cell>
          <table:table-cell office:value-type="float" office:value="0.011754691">
            <text:p>0.011754691</text:p>
          </table:table-cell>
          <table:table-cell office:value-type="float" office:value="0.010365906">
            <text:p>0.010365906</text:p>
          </table:table-cell>
          <table:table-cell office:value-type="float" office:value="0.010353329">
            <text:p>0.010353329</text:p>
          </table:table-cell>
          <table:table-cell office:value-type="float" office:value="0.011070722">
            <text:p>0.011070722</text:p>
          </table:table-cell>
          <table:table-cell office:value-type="float" office:value="0.012825691">
            <text:p>0.012825691</text:p>
          </table:table-cell>
          <table:table-cell office:value-type="float" office:value="0.011503379">
            <text:p>0.011503379</text:p>
          </table:table-cell>
          <table:table-cell office:value-type="float" office:value="0.010788517">
            <text:p>0.010788517</text:p>
          </table:table-cell>
          <table:table-cell office:value-type="float" office:value="0.010958426">
            <text:p>0.010958426</text:p>
          </table:table-cell>
          <table:table-cell office:value-type="float" office:value="0.01027939">
            <text:p>0.01027939</text:p>
          </table:table-cell>
          <table:table-cell office:value-type="float" office:value="0.009985084">
            <text:p>0.009985084</text:p>
          </table:table-cell>
          <table:table-cell office:value-type="float" office:value="0.0101475995">
            <text:p>0.0101475995</text:p>
          </table:table-cell>
          <table:table-cell office:value-type="float" office:value="0.011649015">
            <text:p>0.011649015</text:p>
          </table:table-cell>
          <table:table-cell office:value-type="float" office:value="0.011818658">
            <text:p>0.011818658</text:p>
          </table:table-cell>
          <table:table-cell office:value-type="float" office:value="0.012258018">
            <text:p>0.012258018</text:p>
          </table:table-cell>
          <table:table-cell office:value-type="float" office:value="0.011301534">
            <text:p>0.011301534</text:p>
          </table:table-cell>
          <table:table-cell office:value-type="float" office:value="0.010722561">
            <text:p>0.010722561</text:p>
          </table:table-cell>
          <table:table-cell office:value-type="float" office:value="0.010687039">
            <text:p>0.010687039</text:p>
          </table:table-cell>
          <table:table-cell office:value-type="float" office:value="0.011109359">
            <text:p>0.011109359</text:p>
          </table:table-cell>
          <table:table-cell office:value-type="float" office:value="0.011297519">
            <text:p>0.011297519</text:p>
          </table:table-cell>
          <table:table-cell office:value-type="float" office:value="0.012411154">
            <text:p>0.012411154</text:p>
          </table:table-cell>
          <table:table-cell office:value-type="float" office:value="0.01302088">
            <text:p>0.01302088</text:p>
          </table:table-cell>
          <table:table-cell office:value-type="float" office:value="0.011879779">
            <text:p>0.011879779</text:p>
          </table:table-cell>
          <table:table-cell office:value-type="float" office:value="0.01126798">
            <text:p>0.01126798</text:p>
          </table:table-cell>
          <table:table-cell office:value-type="float" office:value="0.011228315">
            <text:p>0.011228315</text:p>
          </table:table-cell>
          <table:table-cell office:value-type="float" office:value="0.011194136">
            <text:p>0.011194136</text:p>
          </table:table-cell>
          <table:table-cell office:value-type="float" office:value="0.01382773">
            <text:p>0.01382773</text:p>
          </table:table-cell>
          <table:table-cell office:value-type="float" office:value="0.013174194">
            <text:p>0.013174194</text:p>
          </table:table-cell>
          <table:table-cell office:value-type="float" office:value="0.014105445">
            <text:p>0.014105445</text:p>
          </table:table-cell>
          <table:table-cell office:value-type="float" office:value="0.014763323">
            <text:p>0.014763323</text:p>
          </table:table-cell>
          <table:table-cell office:value-type="float" office:value="0.012614525">
            <text:p>0.012614525</text:p>
          </table:table-cell>
          <table:table-cell office:value-type="float" office:value="0.010928395">
            <text:p>0.010928395</text:p>
          </table:table-cell>
          <table:table-cell office:value-type="float" office:value="0.013576878">
            <text:p>0.013576878</text:p>
          </table:table-cell>
          <table:table-cell office:value-type="float" office:value="0.013389136">
            <text:p>0.013389136</text:p>
          </table:table-cell>
          <table:table-cell office:value-type="float" office:value="0.013896957">
            <text:p>0.013896957</text:p>
          </table:table-cell>
          <table:table-cell office:value-type="float" office:value="0.010885229">
            <text:p>0.010885229</text:p>
          </table:table-cell>
          <table:table-cell office:value-type="float" office:value="0.0140733095">
            <text:p>0.0140733095</text:p>
          </table:table-cell>
          <table:table-cell office:value-type="float" office:value="0.016391013">
            <text:p>0.016391013</text:p>
          </table:table-cell>
          <table:table-cell office:value-type="float" office:value="0.013878332">
            <text:p>0.013878332</text:p>
          </table:table-cell>
          <table:table-cell office:value-type="float" office:value="0.011882464">
            <text:p>0.011882464</text:p>
          </table:table-cell>
          <table:table-cell office:value-type="float" office:value="0.012794451">
            <text:p>0.012794451</text:p>
          </table:table-cell>
          <table:table-cell office:value-type="float" office:value="0.014005382">
            <text:p>0.014005382</text:p>
          </table:table-cell>
          <table:table-cell office:value-type="float" office:value="0.012979676">
            <text:p>0.012979676</text:p>
          </table:table-cell>
          <table:table-cell office:value-type="float" office:value="0.014609564">
            <text:p>0.014609564</text:p>
          </table:table-cell>
          <table:table-cell office:value-type="float" office:value="0.016459245">
            <text:p>0.016459245</text:p>
          </table:table-cell>
          <table:table-cell office:value-type="float" office:value="0.016172731">
            <text:p>0.016172731</text:p>
          </table:table-cell>
          <table:table-cell office:value-type="float" office:value="0.013797185">
            <text:p>0.013797185</text:p>
          </table:table-cell>
          <table:table-cell office:value-type="float" office:value="0.01359149">
            <text:p>0.01359149</text:p>
          </table:table-cell>
          <table:table-cell office:value-type="float" office:value="0.014609702">
            <text:p>0.014609702</text:p>
          </table:table-cell>
          <table:table-cell office:value-type="float" office:value="0.014072298">
            <text:p>0.014072298</text:p>
          </table:table-cell>
          <table:table-cell office:value-type="float" office:value="0.015620904">
            <text:p>0.015620904</text:p>
          </table:table-cell>
          <table:table-cell office:value-type="float" office:value="0.016352527">
            <text:p>0.016352527</text:p>
          </table:table-cell>
          <table:table-cell office:value-type="float" office:value="0.015706047">
            <text:p>0.015706047</text:p>
          </table:table-cell>
          <table:table-cell office:value-type="float" office:value="0.015736656">
            <text:p>0.015736656</text:p>
          </table:table-cell>
          <table:table-cell office:value-type="float" office:value="0.013747286">
            <text:p>0.013747286</text:p>
          </table:table-cell>
          <table:table-cell office:value-type="float" office:value="0.013434408">
            <text:p>0.013434408</text:p>
          </table:table-cell>
          <table:table-cell office:value-type="float" office:value="0.011773293">
            <text:p>0.011773293</text:p>
          </table:table-cell>
          <table:table-cell office:value-type="float" office:value="0.010535461">
            <text:p>0.010535461</text:p>
          </table:table-cell>
          <table:table-cell office:value-type="float" office:value="0.013813295">
            <text:p>0.013813295</text:p>
          </table:table-cell>
          <table:table-cell office:value-type="float" office:value="0.014695499">
            <text:p>0.014695499</text:p>
          </table:table-cell>
          <table:table-cell office:value-type="float" office:value="0.014080106">
            <text:p>0.014080106</text:p>
          </table:table-cell>
          <table:table-cell office:value-type="float" office:value="0.01248812">
            <text:p>0.01248812</text:p>
          </table:table-cell>
          <table:table-cell office:value-type="float" office:value="0.011227414">
            <text:p>0.011227414</text:p>
          </table:table-cell>
          <table:table-cell office:value-type="float" office:value="0.011861763">
            <text:p>0.011861763</text:p>
          </table:table-cell>
          <table:table-cell office:value-type="float" office:value="0.012868387">
            <text:p>0.012868387</text:p>
          </table:table-cell>
          <table:table-cell office:value-type="float" office:value="0.012047936">
            <text:p>0.012047936</text:p>
          </table:table-cell>
          <table:table-cell office:value-type="float" office:value="0.012391767">
            <text:p>0.012391767</text:p>
          </table:table-cell>
          <table:table-cell office:value-type="float" office:value="0.012711668">
            <text:p>0.012711668</text:p>
          </table:table-cell>
          <table:table-cell office:value-type="float" office:value="0.011556963">
            <text:p>0.011556963</text:p>
          </table:table-cell>
          <table:table-cell office:value-type="float" office:value="0.01133666">
            <text:p>0.01133666</text:p>
          </table:table-cell>
          <table:table-cell office:value-type="float" office:value="0.0110753495">
            <text:p>0.0110753495</text:p>
          </table:table-cell>
          <table:table-cell office:value-type="float" office:value="0.0104563525">
            <text:p>0.0104563525</text:p>
          </table:table-cell>
          <table:table-cell office:value-type="float" office:value="0.00971644">
            <text:p>0.00971644</text:p>
          </table:table-cell>
          <table:table-cell office:value-type="float" office:value="0.0017200655">
            <text:p>0.0017200655</text:p>
          </table:table-cell>
          <table:table-cell office:value-type="float" office:value="0.0011205025">
            <text:p>0.0011205025</text:p>
          </table:table-cell>
          <table:table-cell table:style-name="ce1" office:value-type="float" office:value="0.00085444975">
            <text:p>8.54E-004</text:p>
          </table:table-cell>
          <table:table-cell table:style-name="ce1" office:value-type="float" office:value="0.000703398">
            <text:p>7.03E-004</text:p>
          </table:table-cell>
          <table:table-cell table:style-name="ce1" office:value-type="float" office:value="0.00066871976">
            <text:p>6.69E-004</text:p>
          </table:table-cell>
          <table:table-cell table:style-name="ce1" office:value-type="float" office:value="0.00069647795">
            <text:p>6.96E-004</text:p>
          </table:table-cell>
          <table:table-cell table:style-name="ce1" office:value-type="float" office:value="0.0007911695">
            <text:p>7.91E-004</text:p>
          </table:table-cell>
          <table:table-cell table:style-name="ce1" office:value-type="float" office:value="0.0009703711">
            <text:p>9.70E-004</text:p>
          </table:table-cell>
          <table:table-cell office:value-type="float" office:value="0.0013032582">
            <text:p>0.0013032582</text:p>
          </table:table-cell>
          <table:table-cell office:value-type="float" office:value="0.001954531">
            <text:p>0.001954531</text:p>
          </table:table-cell>
          <table:table-cell office:value-type="float" office:value="0.0025228949">
            <text:p>0.0025228949</text:p>
          </table:table-cell>
          <table:table-cell office:value-type="float" office:value="0.002953596">
            <text:p>0.002953596</text:p>
          </table:table-cell>
          <table:table-cell office:value-type="float" office:value="0.0042628776">
            <text:p>0.0042628776</text:p>
          </table:table-cell>
          <table:table-cell office:value-type="float" office:value="0.004682756">
            <text:p>0.004682756</text:p>
          </table:table-cell>
          <table:table-cell office:value-type="float" office:value="0.0048478935">
            <text:p>0.0048478935</text:p>
          </table:table-cell>
          <table:table-cell office:value-type="float" office:value="0.005946325">
            <text:p>0.005946325</text:p>
          </table:table-cell>
          <table:table-cell office:value-type="float" office:value="0.0067561055">
            <text:p>0.0067561055</text:p>
          </table:table-cell>
          <table:table-cell office:value-type="float" office:value="0.0067157387">
            <text:p>0.0067157387</text:p>
          </table:table-cell>
          <table:table-cell office:value-type="float" office:value="0.007240087">
            <text:p>0.007240087</text:p>
          </table:table-cell>
          <table:table-cell office:value-type="float" office:value="0.0077599688">
            <text:p>0.0077599688</text:p>
          </table:table-cell>
          <table:table-cell office:value-type="float" office:value="0.008588983">
            <text:p>0.008588983</text:p>
          </table:table-cell>
          <table:table-cell office:value-type="float" office:value="0.008343261">
            <text:p>0.008343261</text:p>
          </table:table-cell>
          <table:table-cell office:value-type="float" office:value="0.008205467">
            <text:p>0.008205467</text:p>
          </table:table-cell>
          <table:table-cell office:value-type="float" office:value="0.008064928">
            <text:p>0.008064928</text:p>
          </table:table-cell>
          <table:table-cell office:value-type="float" office:value="0.0077691786">
            <text:p>0.0077691786</text:p>
          </table:table-cell>
          <table:table-cell office:value-type="float" office:value="0.007766292">
            <text:p>0.007766292</text:p>
          </table:table-cell>
          <table:table-cell office:value-type="float" office:value="0.008360018">
            <text:p>0.008360018</text:p>
          </table:table-cell>
          <table:table-cell office:value-type="float" office:value="0.007053221">
            <text:p>0.007053221</text:p>
          </table:table-cell>
          <table:table-cell office:value-type="float" office:value="0.006300813">
            <text:p>0.006300813</text:p>
          </table:table-cell>
          <table:table-cell office:value-type="float" office:value="0.0052389186">
            <text:p>0.0052389186</text:p>
          </table:table-cell>
          <table:table-cell office:value-type="float" office:value="0.0048486325">
            <text:p>0.0048486325</text:p>
          </table:table-cell>
          <table:table-cell office:value-type="float" office:value="0.0044519086">
            <text:p>0.0044519086</text:p>
          </table:table-cell>
          <table:table-cell office:value-type="float" office:value="0.003538922">
            <text:p>0.003538922</text:p>
          </table:table-cell>
          <table:table-cell office:value-type="float" office:value="0.003163374">
            <text:p>0.003163374</text:p>
          </table:table-cell>
          <table:table-cell office:value-type="float" office:value="0.0027070204">
            <text:p>0.0027070204</text:p>
          </table:table-cell>
          <table:table-cell office:value-type="float" office:value="0.0018003797">
            <text:p>0.0018003797</text:p>
          </table:table-cell>
          <table:table-cell table:style-name="ce1" office:value-type="float" office:value="0.0009872685">
            <text:p>9.87E-004</text:p>
          </table:table-cell>
          <table:table-cell table:style-name="ce1" office:value-type="float" office:value="0.00074601395">
            <text:p>7.46E-004</text:p>
          </table:table-cell>
          <table:table-cell table:style-name="ce1" office:value-type="float" office:value="0.0006526561">
            <text:p>6.53E-004</text:p>
          </table:table-cell>
          <table:table-cell table:style-name="ce1" office:value-type="float" office:value="0.00060575496">
            <text:p>6.06E-004</text:p>
          </table:table-cell>
          <table:table-cell table:style-name="ce1" office:value-type="float" office:value="0.00058891234">
            <text:p>5.89E-004</text:p>
          </table:table-cell>
          <table:table-cell office:value-type="float" office:value="0.00058690197">
            <text:p>5.87E-004</text:p>
          </table:table-cell>
          <table:table-cell office:value-type="float" office:value="0.0005845748">
            <text:p>5.85E-004</text:p>
          </table:table-cell>
          <table:table-cell office:value-type="float" office:value="0.0005822762">
            <text:p>5.82E-004</text:p>
          </table:table-cell>
          <table:table-cell office:value-type="float" office:value="0.0005814988">
            <text:p>5.81E-004</text:p>
          </table:table-cell>
          <table:table-cell table:style-name="ce1" office:value-type="float" office:value="0.0005806966">
            <text:p>5.81E-004</text:p>
          </table:table-cell>
          <table:table-cell office:value-type="float" office:value="0.0005804434">
            <text:p>5.80E-004</text:p>
          </table:table-cell>
          <table:table-cell office:value-type="float" office:value="0.0005801763">
            <text:p>5.80E-004</text:p>
          </table:table-cell>
          <table:table-cell office:value-type="float" office:value="0.0005804838">
            <text:p>5.80E-004</text:p>
          </table:table-cell>
          <table:table-cell office:value-type="float" office:value="0.0005810457">
            <text:p>5.81E-004</text:p>
          </table:table-cell>
          <table:table-cell office:value-type="float" office:value="0.00058260973">
            <text:p>5.83E-004</text:p>
          </table:table-cell>
          <table:table-cell office:value-type="float" office:value="0.00058286655">
            <text:p>5.83E-004</text:p>
          </table:table-cell>
          <table:table-cell office:value-type="float" office:value="0.0005835225">
            <text:p>5.84E-004</text:p>
          </table:table-cell>
          <table:table-cell office:value-type="float" office:value="0.00058383273">
            <text:p>5.84E-004</text:p>
          </table:table-cell>
          <table:table-cell office:value-type="float" office:value="0.0005864362">
            <text:p>5.86E-004</text:p>
          </table:table-cell>
          <table:table-cell office:value-type="float" office:value="0.00058695144">
            <text:p>5.87E-004</text:p>
          </table:table-cell>
          <table:table-cell office:value-type="float" office:value="0.0005878831">
            <text:p>5.88E-004</text:p>
          </table:table-cell>
          <table:table-cell office:value-type="float" office:value="0.0005890344">
            <text:p>5.89E-004</text:p>
          </table:table-cell>
          <table:table-cell office:value-type="float" office:value="0.0005911045">
            <text:p>5.91E-004</text:p>
          </table:table-cell>
          <table:table-cell office:value-type="float" office:value="0.0005924829">
            <text:p>5.92E-004</text:p>
          </table:table-cell>
          <table:table-cell office:value-type="float" office:value="0.00059349166">
            <text:p>5.93E-004</text:p>
          </table:table-cell>
          <table:table-cell office:value-type="float" office:value="0.00059488486">
            <text:p>5.95E-004</text:p>
          </table:table-cell>
          <table:table-cell office:value-type="float" office:value="0.0005961041">
            <text:p>5.96E-004</text:p>
          </table:table-cell>
          <table:table-cell office:value-type="float" office:value="0.00059887813">
            <text:p>5.99E-004</text:p>
          </table:table-cell>
          <table:table-cell office:value-type="float" office:value="0.00060016266">
            <text:p>6.00E-004</text:p>
          </table:table-cell>
          <table:table-cell office:value-type="float" office:value="0.0006017736">
            <text:p>6.02E-004</text:p>
          </table:table-cell>
          <table:table-cell office:value-type="float" office:value="0.0006030011">
            <text:p>6.03E-004</text:p>
          </table:table-cell>
          <table:table-cell office:value-type="float" office:value="0.00060684653">
            <text:p>6.07E-004</text:p>
          </table:table-cell>
          <table:table-cell office:value-type="float" office:value="0.0006080432">
            <text:p>6.08E-004</text:p>
          </table:table-cell>
          <table:table-cell office:value-type="float" office:value="0.0006092397">
            <text:p>6.09E-004</text:p>
          </table:table-cell>
          <table:table-cell office:value-type="float" office:value="0.0006107437">
            <text:p>6.11E-004</text:p>
          </table:table-cell>
          <table:table-cell/>
        </table:table-row>
        <table:table-row table:style-name="ro1">
          <table:table-cell office:value-type="string">
            <text:p>/mnt/share/Music/Albums/Parliament/Gloryhallastoopid/08 May We Bang You-.mp3</text:p>
          </table:table-cell>
          <table:table-cell office:value-type="float" office:value="0.04967387">
            <text:p>0.04967387</text:p>
          </table:table-cell>
          <table:table-cell office:value-type="float" office:value="0.05411589">
            <text:p>0.05411589</text:p>
          </table:table-cell>
          <table:table-cell office:value-type="float" office:value="0.028049689">
            <text:p>0.028049689</text:p>
          </table:table-cell>
          <table:table-cell office:value-type="float" office:value="0.02458187">
            <text:p>0.02458187</text:p>
          </table:table-cell>
          <table:table-cell office:value-type="float" office:value="0.020132741">
            <text:p>0.020132741</text:p>
          </table:table-cell>
          <table:table-cell office:value-type="float" office:value="0.017468736">
            <text:p>0.017468736</text:p>
          </table:table-cell>
          <table:table-cell office:value-type="float" office:value="0.016769549">
            <text:p>0.016769549</text:p>
          </table:table-cell>
          <table:table-cell office:value-type="float" office:value="0.018745244">
            <text:p>0.018745244</text:p>
          </table:table-cell>
          <table:table-cell office:value-type="float" office:value="0.017464431">
            <text:p>0.017464431</text:p>
          </table:table-cell>
          <table:table-cell office:value-type="float" office:value="0.01583849">
            <text:p>0.01583849</text:p>
          </table:table-cell>
          <table:table-cell office:value-type="float" office:value="0.017279427">
            <text:p>0.017279427</text:p>
          </table:table-cell>
          <table:table-cell office:value-type="float" office:value="0.015736027">
            <text:p>0.015736027</text:p>
          </table:table-cell>
          <table:table-cell office:value-type="float" office:value="0.016564626">
            <text:p>0.016564626</text:p>
          </table:table-cell>
          <table:table-cell office:value-type="float" office:value="0.014222818">
            <text:p>0.014222818</text:p>
          </table:table-cell>
          <table:table-cell office:value-type="float" office:value="0.013584299">
            <text:p>0.013584299</text:p>
          </table:table-cell>
          <table:table-cell office:value-type="float" office:value="0.014917154">
            <text:p>0.014917154</text:p>
          </table:table-cell>
          <table:table-cell office:value-type="float" office:value="0.018534116">
            <text:p>0.018534116</text:p>
          </table:table-cell>
          <table:table-cell office:value-type="float" office:value="0.015395663">
            <text:p>0.015395663</text:p>
          </table:table-cell>
          <table:table-cell office:value-type="float" office:value="0.017977783">
            <text:p>0.017977783</text:p>
          </table:table-cell>
          <table:table-cell office:value-type="float" office:value="0.014595815">
            <text:p>0.014595815</text:p>
          </table:table-cell>
          <table:table-cell office:value-type="float" office:value="0.019000307">
            <text:p>0.019000307</text:p>
          </table:table-cell>
          <table:table-cell office:value-type="float" office:value="0.015359811">
            <text:p>0.015359811</text:p>
          </table:table-cell>
          <table:table-cell office:value-type="float" office:value="0.013683788">
            <text:p>0.013683788</text:p>
          </table:table-cell>
          <table:table-cell office:value-type="float" office:value="0.0148328">
            <text:p>0.0148328</text:p>
          </table:table-cell>
          <table:table-cell office:value-type="float" office:value="0.018220065">
            <text:p>0.018220065</text:p>
          </table:table-cell>
          <table:table-cell office:value-type="float" office:value="0.0143191945">
            <text:p>0.0143191945</text:p>
          </table:table-cell>
          <table:table-cell office:value-type="float" office:value="0.013246365">
            <text:p>0.013246365</text:p>
          </table:table-cell>
          <table:table-cell office:value-type="float" office:value="0.013962318">
            <text:p>0.013962318</text:p>
          </table:table-cell>
          <table:table-cell office:value-type="float" office:value="0.01424846">
            <text:p>0.01424846</text:p>
          </table:table-cell>
          <table:table-cell office:value-type="float" office:value="0.014149827">
            <text:p>0.014149827</text:p>
          </table:table-cell>
          <table:table-cell office:value-type="float" office:value="0.016901452">
            <text:p>0.016901452</text:p>
          </table:table-cell>
          <table:table-cell office:value-type="float" office:value="0.014913359">
            <text:p>0.014913359</text:p>
          </table:table-cell>
          <table:table-cell office:value-type="float" office:value="0.017689195">
            <text:p>0.017689195</text:p>
          </table:table-cell>
          <table:table-cell office:value-type="float" office:value="0.0131754475">
            <text:p>0.0131754475</text:p>
          </table:table-cell>
          <table:table-cell office:value-type="float" office:value="0.012545808">
            <text:p>0.012545808</text:p>
          </table:table-cell>
          <table:table-cell office:value-type="float" office:value="0.013783209">
            <text:p>0.013783209</text:p>
          </table:table-cell>
          <table:table-cell office:value-type="float" office:value="0.012573172">
            <text:p>0.012573172</text:p>
          </table:table-cell>
          <table:table-cell office:value-type="float" office:value="0.010830446">
            <text:p>0.010830446</text:p>
          </table:table-cell>
          <table:table-cell office:value-type="float" office:value="0.009561439">
            <text:p>0.009561439</text:p>
          </table:table-cell>
          <table:table-cell office:value-type="float" office:value="0.0095988335">
            <text:p>0.0095988335</text:p>
          </table:table-cell>
          <table:table-cell office:value-type="float" office:value="0.012002246">
            <text:p>0.012002246</text:p>
          </table:table-cell>
          <table:table-cell office:value-type="float" office:value="0.010605874">
            <text:p>0.010605874</text:p>
          </table:table-cell>
          <table:table-cell office:value-type="float" office:value="0.010270884">
            <text:p>0.010270884</text:p>
          </table:table-cell>
          <table:table-cell office:value-type="float" office:value="0.009711316">
            <text:p>0.009711316</text:p>
          </table:table-cell>
          <table:table-cell office:value-type="float" office:value="0.009702757">
            <text:p>0.009702757</text:p>
          </table:table-cell>
          <table:table-cell office:value-type="float" office:value="0.009039224">
            <text:p>0.009039224</text:p>
          </table:table-cell>
          <table:table-cell office:value-type="float" office:value="0.0088358065">
            <text:p>0.0088358065</text:p>
          </table:table-cell>
          <table:table-cell office:value-type="float" office:value="0.009409826">
            <text:p>0.009409826</text:p>
          </table:table-cell>
          <table:table-cell office:value-type="float" office:value="0.00899192">
            <text:p>0.00899192</text:p>
          </table:table-cell>
          <table:table-cell office:value-type="float" office:value="0.008172458">
            <text:p>0.008172458</text:p>
          </table:table-cell>
          <table:table-cell office:value-type="float" office:value="0.008531341">
            <text:p>0.008531341</text:p>
          </table:table-cell>
          <table:table-cell office:value-type="float" office:value="0.007716089">
            <text:p>0.007716089</text:p>
          </table:table-cell>
          <table:table-cell office:value-type="float" office:value="0.007826674">
            <text:p>0.007826674</text:p>
          </table:table-cell>
          <table:table-cell office:value-type="float" office:value="0.008045174">
            <text:p>0.008045174</text:p>
          </table:table-cell>
          <table:table-cell office:value-type="float" office:value="0.007733246">
            <text:p>0.007733246</text:p>
          </table:table-cell>
          <table:table-cell office:value-type="float" office:value="0.00812778">
            <text:p>0.00812778</text:p>
          </table:table-cell>
          <table:table-cell office:value-type="float" office:value="0.0076974984">
            <text:p>0.0076974984</text:p>
          </table:table-cell>
          <table:table-cell office:value-type="float" office:value="0.007895864">
            <text:p>0.007895864</text:p>
          </table:table-cell>
          <table:table-cell office:value-type="float" office:value="0.007887234">
            <text:p>0.007887234</text:p>
          </table:table-cell>
          <table:table-cell office:value-type="float" office:value="0.007136996">
            <text:p>0.007136996</text:p>
          </table:table-cell>
          <table:table-cell office:value-type="float" office:value="0.007869982">
            <text:p>0.007869982</text:p>
          </table:table-cell>
          <table:table-cell office:value-type="float" office:value="0.0073053464">
            <text:p>0.0073053464</text:p>
          </table:table-cell>
          <table:table-cell office:value-type="float" office:value="0.007689291">
            <text:p>0.007689291</text:p>
          </table:table-cell>
          <table:table-cell office:value-type="float" office:value="0.00827685">
            <text:p>0.00827685</text:p>
          </table:table-cell>
          <table:table-cell office:value-type="float" office:value="0.00901584">
            <text:p>0.00901584</text:p>
          </table:table-cell>
          <table:table-cell office:value-type="float" office:value="0.008395957">
            <text:p>0.008395957</text:p>
          </table:table-cell>
          <table:table-cell office:value-type="float" office:value="0.0083673755">
            <text:p>0.0083673755</text:p>
          </table:table-cell>
          <table:table-cell office:value-type="float" office:value="0.009368347">
            <text:p>0.009368347</text:p>
          </table:table-cell>
          <table:table-cell office:value-type="float" office:value="0.008037556">
            <text:p>0.008037556</text:p>
          </table:table-cell>
          <table:table-cell office:value-type="float" office:value="0.00820593">
            <text:p>0.00820593</text:p>
          </table:table-cell>
          <table:table-cell office:value-type="float" office:value="0.008832928">
            <text:p>0.008832928</text:p>
          </table:table-cell>
          <table:table-cell office:value-type="float" office:value="0.008942199">
            <text:p>0.008942199</text:p>
          </table:table-cell>
          <table:table-cell office:value-type="float" office:value="0.008537361">
            <text:p>0.008537361</text:p>
          </table:table-cell>
          <table:table-cell office:value-type="float" office:value="0.009020786">
            <text:p>0.009020786</text:p>
          </table:table-cell>
          <table:table-cell office:value-type="float" office:value="0.010580195">
            <text:p>0.010580195</text:p>
          </table:table-cell>
          <table:table-cell office:value-type="float" office:value="0.009171176">
            <text:p>0.009171176</text:p>
          </table:table-cell>
          <table:table-cell office:value-type="float" office:value="0.008416941">
            <text:p>0.008416941</text:p>
          </table:table-cell>
          <table:table-cell office:value-type="float" office:value="0.008829766">
            <text:p>0.008829766</text:p>
          </table:table-cell>
          <table:table-cell office:value-type="float" office:value="0.008948811">
            <text:p>0.008948811</text:p>
          </table:table-cell>
          <table:table-cell office:value-type="float" office:value="0.0085817715">
            <text:p>0.0085817715</text:p>
          </table:table-cell>
          <table:table-cell office:value-type="float" office:value="0.0095241815">
            <text:p>0.0095241815</text:p>
          </table:table-cell>
          <table:table-cell office:value-type="float" office:value="0.009123438">
            <text:p>0.009123438</text:p>
          </table:table-cell>
          <table:table-cell office:value-type="float" office:value="0.008625662">
            <text:p>0.008625662</text:p>
          </table:table-cell>
          <table:table-cell office:value-type="float" office:value="0.008403327">
            <text:p>0.008403327</text:p>
          </table:table-cell>
          <table:table-cell office:value-type="float" office:value="0.008268381">
            <text:p>0.008268381</text:p>
          </table:table-cell>
          <table:table-cell office:value-type="float" office:value="0.0079976395">
            <text:p>0.0079976395</text:p>
          </table:table-cell>
          <table:table-cell office:value-type="float" office:value="0.0074210106">
            <text:p>0.0074210106</text:p>
          </table:table-cell>
          <table:table-cell office:value-type="float" office:value="0.0071689677">
            <text:p>0.0071689677</text:p>
          </table:table-cell>
          <table:table-cell office:value-type="float" office:value="0.007392362">
            <text:p>0.007392362</text:p>
          </table:table-cell>
          <table:table-cell office:value-type="float" office:value="0.008552457">
            <text:p>0.008552457</text:p>
          </table:table-cell>
          <table:table-cell office:value-type="float" office:value="0.007872532">
            <text:p>0.007872532</text:p>
          </table:table-cell>
          <table:table-cell office:value-type="float" office:value="0.0070087863">
            <text:p>0.0070087863</text:p>
          </table:table-cell>
          <table:table-cell office:value-type="float" office:value="0.0070569343">
            <text:p>0.0070569343</text:p>
          </table:table-cell>
          <table:table-cell office:value-type="float" office:value="0.007176453">
            <text:p>0.007176453</text:p>
          </table:table-cell>
          <table:table-cell office:value-type="float" office:value="0.007264519">
            <text:p>0.007264519</text:p>
          </table:table-cell>
          <table:table-cell office:value-type="float" office:value="0.00772188">
            <text:p>0.00772188</text:p>
          </table:table-cell>
          <table:table-cell office:value-type="float" office:value="0.00740746">
            <text:p>0.00740746</text:p>
          </table:table-cell>
          <table:table-cell office:value-type="float" office:value="0.0069262753">
            <text:p>0.0069262753</text:p>
          </table:table-cell>
          <table:table-cell office:value-type="float" office:value="0.0075301914">
            <text:p>0.0075301914</text:p>
          </table:table-cell>
          <table:table-cell office:value-type="float" office:value="0.0072609684">
            <text:p>0.0072609684</text:p>
          </table:table-cell>
          <table:table-cell office:value-type="float" office:value="0.007161082">
            <text:p>0.007161082</text:p>
          </table:table-cell>
          <table:table-cell office:value-type="float" office:value="0.007676674">
            <text:p>0.007676674</text:p>
          </table:table-cell>
          <table:table-cell office:value-type="float" office:value="0.007300242">
            <text:p>0.007300242</text:p>
          </table:table-cell>
          <table:table-cell office:value-type="float" office:value="0.0069916695">
            <text:p>0.0069916695</text:p>
          </table:table-cell>
          <table:table-cell office:value-type="float" office:value="0.006504727">
            <text:p>0.006504727</text:p>
          </table:table-cell>
          <table:table-cell office:value-type="float" office:value="0.007208215">
            <text:p>0.007208215</text:p>
          </table:table-cell>
          <table:table-cell office:value-type="float" office:value="0.0064283195">
            <text:p>0.0064283195</text:p>
          </table:table-cell>
          <table:table-cell office:value-type="float" office:value="0.0068177315">
            <text:p>0.0068177315</text:p>
          </table:table-cell>
          <table:table-cell office:value-type="float" office:value="0.0068140146">
            <text:p>0.0068140146</text:p>
          </table:table-cell>
          <table:table-cell office:value-type="float" office:value="0.007664976">
            <text:p>0.007664976</text:p>
          </table:table-cell>
          <table:table-cell office:value-type="float" office:value="0.0065434077">
            <text:p>0.0065434077</text:p>
          </table:table-cell>
          <table:table-cell office:value-type="float" office:value="0.0058963024">
            <text:p>0.0058963024</text:p>
          </table:table-cell>
          <table:table-cell office:value-type="float" office:value="0.0067047747">
            <text:p>0.0067047747</text:p>
          </table:table-cell>
          <table:table-cell office:value-type="float" office:value="0.0066841464">
            <text:p>0.0066841464</text:p>
          </table:table-cell>
          <table:table-cell office:value-type="float" office:value="0.0072842613">
            <text:p>0.0072842613</text:p>
          </table:table-cell>
          <table:table-cell office:value-type="float" office:value="0.006598832">
            <text:p>0.006598832</text:p>
          </table:table-cell>
          <table:table-cell office:value-type="float" office:value="0.005753021">
            <text:p>0.005753021</text:p>
          </table:table-cell>
          <table:table-cell office:value-type="float" office:value="0.0054634605">
            <text:p>0.0054634605</text:p>
          </table:table-cell>
          <table:table-cell office:value-type="float" office:value="0.0075013004">
            <text:p>0.0075013004</text:p>
          </table:table-cell>
          <table:table-cell office:value-type="float" office:value="0.0065286984">
            <text:p>0.0065286984</text:p>
          </table:table-cell>
          <table:table-cell office:value-type="float" office:value="0.006310137">
            <text:p>0.006310137</text:p>
          </table:table-cell>
          <table:table-cell office:value-type="float" office:value="0.0065420447">
            <text:p>0.0065420447</text:p>
          </table:table-cell>
          <table:table-cell office:value-type="float" office:value="0.006269585">
            <text:p>0.006269585</text:p>
          </table:table-cell>
          <table:table-cell office:value-type="float" office:value="0.0062153433">
            <text:p>0.0062153433</text:p>
          </table:table-cell>
          <table:table-cell office:value-type="float" office:value="0.0054978193">
            <text:p>0.0054978193</text:p>
          </table:table-cell>
          <table:table-cell office:value-type="float" office:value="0.006127547">
            <text:p>0.006127547</text:p>
          </table:table-cell>
          <table:table-cell office:value-type="float" office:value="0.0065405597">
            <text:p>0.0065405597</text:p>
          </table:table-cell>
          <table:table-cell office:value-type="float" office:value="0.0066817817">
            <text:p>0.0066817817</text:p>
          </table:table-cell>
          <table:table-cell office:value-type="float" office:value="0.006756662">
            <text:p>0.006756662</text:p>
          </table:table-cell>
          <table:table-cell office:value-type="float" office:value="0.0071493373">
            <text:p>0.0071493373</text:p>
          </table:table-cell>
          <table:table-cell office:value-type="float" office:value="0.0058253617">
            <text:p>0.0058253617</text:p>
          </table:table-cell>
          <table:table-cell office:value-type="float" office:value="0.00552097">
            <text:p>0.00552097</text:p>
          </table:table-cell>
          <table:table-cell office:value-type="float" office:value="0.0057663526">
            <text:p>0.0057663526</text:p>
          </table:table-cell>
          <table:table-cell office:value-type="float" office:value="0.0054361024">
            <text:p>0.0054361024</text:p>
          </table:table-cell>
          <table:table-cell office:value-type="float" office:value="0.005539711">
            <text:p>0.005539711</text:p>
          </table:table-cell>
          <table:table-cell office:value-type="float" office:value="0.0061662374">
            <text:p>0.0061662374</text:p>
          </table:table-cell>
          <table:table-cell office:value-type="float" office:value="0.0072366893">
            <text:p>0.0072366893</text:p>
          </table:table-cell>
          <table:table-cell office:value-type="float" office:value="0.007129693">
            <text:p>0.007129693</text:p>
          </table:table-cell>
          <table:table-cell office:value-type="float" office:value="0.0059209634">
            <text:p>0.0059209634</text:p>
          </table:table-cell>
          <table:table-cell office:value-type="float" office:value="0.005568152">
            <text:p>0.005568152</text:p>
          </table:table-cell>
          <table:table-cell office:value-type="float" office:value="0.005452562">
            <text:p>0.005452562</text:p>
          </table:table-cell>
          <table:table-cell office:value-type="float" office:value="0.0057648816">
            <text:p>0.0057648816</text:p>
          </table:table-cell>
          <table:table-cell office:value-type="float" office:value="0.0057449574">
            <text:p>0.0057449574</text:p>
          </table:table-cell>
          <table:table-cell office:value-type="float" office:value="0.005759606">
            <text:p>0.005759606</text:p>
          </table:table-cell>
          <table:table-cell office:value-type="float" office:value="0.005207176">
            <text:p>0.005207176</text:p>
          </table:table-cell>
          <table:table-cell office:value-type="float" office:value="0.005432118">
            <text:p>0.005432118</text:p>
          </table:table-cell>
          <table:table-cell office:value-type="float" office:value="0.0047071762">
            <text:p>0.0047071762</text:p>
          </table:table-cell>
          <table:table-cell office:value-type="float" office:value="0.0050221337">
            <text:p>0.0050221337</text:p>
          </table:table-cell>
          <table:table-cell office:value-type="float" office:value="0.0044647735">
            <text:p>0.0044647735</text:p>
          </table:table-cell>
          <table:table-cell office:value-type="float" office:value="0.005057556">
            <text:p>0.005057556</text:p>
          </table:table-cell>
          <table:table-cell office:value-type="float" office:value="0.0049932357">
            <text:p>0.0049932357</text:p>
          </table:table-cell>
          <table:table-cell office:value-type="float" office:value="0.0051773526">
            <text:p>0.0051773526</text:p>
          </table:table-cell>
          <table:table-cell office:value-type="float" office:value="0.0049102707">
            <text:p>0.0049102707</text:p>
          </table:table-cell>
          <table:table-cell office:value-type="float" office:value="0.005112522">
            <text:p>0.005112522</text:p>
          </table:table-cell>
          <table:table-cell office:value-type="float" office:value="0.00521253">
            <text:p>0.00521253</text:p>
          </table:table-cell>
          <table:table-cell office:value-type="float" office:value="0.0051813303">
            <text:p>0.0051813303</text:p>
          </table:table-cell>
          <table:table-cell office:value-type="float" office:value="0.004710779">
            <text:p>0.004710779</text:p>
          </table:table-cell>
          <table:table-cell office:value-type="float" office:value="0.0049448237">
            <text:p>0.0049448237</text:p>
          </table:table-cell>
          <table:table-cell office:value-type="float" office:value="0.0045837536">
            <text:p>0.0045837536</text:p>
          </table:table-cell>
          <table:table-cell office:value-type="float" office:value="0.004318707">
            <text:p>0.004318707</text:p>
          </table:table-cell>
          <table:table-cell office:value-type="float" office:value="0.0050856792">
            <text:p>0.0050856792</text:p>
          </table:table-cell>
          <table:table-cell office:value-type="float" office:value="0.005248628">
            <text:p>0.005248628</text:p>
          </table:table-cell>
          <table:table-cell office:value-type="float" office:value="0.0049423883">
            <text:p>0.0049423883</text:p>
          </table:table-cell>
          <table:table-cell office:value-type="float" office:value="0.004495689">
            <text:p>0.004495689</text:p>
          </table:table-cell>
          <table:table-cell office:value-type="float" office:value="0.0042390227">
            <text:p>0.0042390227</text:p>
          </table:table-cell>
          <table:table-cell office:value-type="float" office:value="0.0048633325">
            <text:p>0.0048633325</text:p>
          </table:table-cell>
          <table:table-cell office:value-type="float" office:value="0.004802959">
            <text:p>0.004802959</text:p>
          </table:table-cell>
          <table:table-cell office:value-type="float" office:value="0.004325396">
            <text:p>0.004325396</text:p>
          </table:table-cell>
          <table:table-cell office:value-type="float" office:value="0.0042924373">
            <text:p>0.0042924373</text:p>
          </table:table-cell>
          <table:table-cell office:value-type="float" office:value="0.0050523127">
            <text:p>0.0050523127</text:p>
          </table:table-cell>
          <table:table-cell office:value-type="float" office:value="0.0048161987">
            <text:p>0.0048161987</text:p>
          </table:table-cell>
          <table:table-cell office:value-type="float" office:value="0.0038398968">
            <text:p>0.0038398968</text:p>
          </table:table-cell>
          <table:table-cell office:value-type="float" office:value="0.004406682">
            <text:p>0.004406682</text:p>
          </table:table-cell>
          <table:table-cell office:value-type="float" office:value="0.0052742832">
            <text:p>0.0052742832</text:p>
          </table:table-cell>
          <table:table-cell office:value-type="float" office:value="0.0040901164">
            <text:p>0.0040901164</text:p>
          </table:table-cell>
          <table:table-cell office:value-type="float" office:value="0.003810554">
            <text:p>0.003810554</text:p>
          </table:table-cell>
          <table:table-cell office:value-type="float" office:value="0.0041603846">
            <text:p>0.0041603846</text:p>
          </table:table-cell>
          <table:table-cell office:value-type="float" office:value="0.004407187">
            <text:p>0.004407187</text:p>
          </table:table-cell>
          <table:table-cell office:value-type="float" office:value="0.00446923">
            <text:p>0.00446923</text:p>
          </table:table-cell>
          <table:table-cell office:value-type="float" office:value="0.00430891">
            <text:p>0.00430891</text:p>
          </table:table-cell>
          <table:table-cell office:value-type="float" office:value="0.0045499117">
            <text:p>0.0045499117</text:p>
          </table:table-cell>
          <table:table-cell office:value-type="float" office:value="0.004010585">
            <text:p>0.004010585</text:p>
          </table:table-cell>
          <table:table-cell office:value-type="float" office:value="0.0035812329">
            <text:p>0.0035812329</text:p>
          </table:table-cell>
          <table:table-cell office:value-type="float" office:value="0.0032018803">
            <text:p>0.0032018803</text:p>
          </table:table-cell>
          <table:table-cell office:value-type="float" office:value="0.0036653504">
            <text:p>0.0036653504</text:p>
          </table:table-cell>
          <table:table-cell office:value-type="float" office:value="0.0037336992">
            <text:p>0.0037336992</text:p>
          </table:table-cell>
          <table:table-cell office:value-type="float" office:value="0.0028923606">
            <text:p>0.0028923606</text:p>
          </table:table-cell>
          <table:table-cell office:value-type="float" office:value="0.002492448">
            <text:p>0.002492448</text:p>
          </table:table-cell>
          <table:table-cell office:value-type="float" office:value="0.0017759183">
            <text:p>0.0017759183</text:p>
          </table:table-cell>
          <table:table-cell office:value-type="float" office:value="0.0023252775">
            <text:p>0.0023252775</text:p>
          </table:table-cell>
          <table:table-cell office:value-type="float" office:value="0.0021780597">
            <text:p>0.0021780597</text:p>
          </table:table-cell>
          <table:table-cell office:value-type="float" office:value="0.0017097587">
            <text:p>0.0017097587</text:p>
          </table:table-cell>
          <table:table-cell office:value-type="float" office:value="0.001812975">
            <text:p>0.001812975</text:p>
          </table:table-cell>
          <table:table-cell office:value-type="float" office:value="0.0024865812">
            <text:p>0.0024865812</text:p>
          </table:table-cell>
          <table:table-cell office:value-type="float" office:value="0.0031578222">
            <text:p>0.0031578222</text:p>
          </table:table-cell>
          <table:table-cell office:value-type="float" office:value="0.00242461">
            <text:p>0.00242461</text:p>
          </table:table-cell>
          <table:table-cell office:value-type="float" office:value="0.001894031">
            <text:p>0.001894031</text:p>
          </table:table-cell>
          <table:table-cell office:value-type="float" office:value="0.00150209">
            <text:p>0.00150209</text:p>
          </table:table-cell>
          <table:table-cell office:value-type="float" office:value="0.0017816167">
            <text:p>0.0017816167</text:p>
          </table:table-cell>
          <table:table-cell office:value-type="float" office:value="0.0020457194">
            <text:p>0.0020457194</text:p>
          </table:table-cell>
          <table:table-cell office:value-type="float" office:value="0.0017313926">
            <text:p>0.0017313926</text:p>
          </table:table-cell>
          <table:table-cell office:value-type="float" office:value="0.0016235136">
            <text:p>0.0016235136</text:p>
          </table:table-cell>
          <table:table-cell office:value-type="float" office:value="0.0023079445">
            <text:p>0.0023079445</text:p>
          </table:table-cell>
          <table:table-cell office:value-type="float" office:value="0.0020218468">
            <text:p>0.0020218468</text:p>
          </table:table-cell>
          <table:table-cell office:value-type="float" office:value="0.001611843">
            <text:p>0.001611843</text:p>
          </table:table-cell>
          <table:table-cell office:value-type="float" office:value="0.0013553689">
            <text:p>0.0013553689</text:p>
          </table:table-cell>
          <table:table-cell office:value-type="float" office:value="0.001688559">
            <text:p>0.001688559</text:p>
          </table:table-cell>
          <table:table-cell office:value-type="float" office:value="0.0016210884">
            <text:p>0.0016210884</text:p>
          </table:table-cell>
          <table:table-cell office:value-type="float" office:value="0.0017467345">
            <text:p>0.0017467345</text:p>
          </table:table-cell>
          <table:table-cell office:value-type="float" office:value="0.0013109059">
            <text:p>0.0013109059</text:p>
          </table:table-cell>
          <table:table-cell office:value-type="float" office:value="0.0016606376">
            <text:p>0.0016606376</text:p>
          </table:table-cell>
          <table:table-cell office:value-type="float" office:value="0.0018431469">
            <text:p>0.0018431469</text:p>
          </table:table-cell>
          <table:table-cell office:value-type="float" office:value="0.0015006397">
            <text:p>0.0015006397</text:p>
          </table:table-cell>
          <table:table-cell office:value-type="float" office:value="0.0013629389">
            <text:p>0.0013629389</text:p>
          </table:table-cell>
          <table:table-cell office:value-type="float" office:value="0.0013246608">
            <text:p>0.0013246608</text:p>
          </table:table-cell>
          <table:table-cell office:value-type="float" office:value="0.0016251565">
            <text:p>0.0016251565</text:p>
          </table:table-cell>
          <table:table-cell office:value-type="float" office:value="0.0016549438">
            <text:p>0.0016549438</text:p>
          </table:table-cell>
          <table:table-cell office:value-type="float" office:value="0.0014105968">
            <text:p>0.0014105968</text:p>
          </table:table-cell>
          <table:table-cell office:value-type="float" office:value="0.001334918">
            <text:p>0.001334918</text:p>
          </table:table-cell>
          <table:table-cell office:value-type="float" office:value="0.0017630252">
            <text:p>0.0017630252</text:p>
          </table:table-cell>
          <table:table-cell office:value-type="float" office:value="0.0014746791">
            <text:p>0.0014746791</text:p>
          </table:table-cell>
          <table:table-cell office:value-type="float" office:value="0.0014990559">
            <text:p>0.0014990559</text:p>
          </table:table-cell>
          <table:table-cell office:value-type="float" office:value="0.0016694476">
            <text:p>0.0016694476</text:p>
          </table:table-cell>
          <table:table-cell office:value-type="float" office:value="0.00137958">
            <text:p>0.00137958</text:p>
          </table:table-cell>
          <table:table-cell office:value-type="float" office:value="0.0016665638">
            <text:p>0.0016665638</text:p>
          </table:table-cell>
          <table:table-cell table:style-name="Default" office:value-type="float" office:value="0.0015069882">
            <text:p>0.0015069882</text:p>
          </table:table-cell>
          <table:table-cell table:style-name="Default" office:value-type="float" office:value="0.0012446294">
            <text:p>0.0012446294</text:p>
          </table:table-cell>
          <table:table-cell table:style-name="Default" office:value-type="float" office:value="0.0012868459">
            <text:p>0.0012868459</text:p>
          </table:table-cell>
          <table:table-cell table:style-name="Default" office:value-type="float" office:value="0.0017967839">
            <text:p>0.0017967839</text:p>
          </table:table-cell>
          <table:table-cell office:value-type="float" office:value="0.0015313243">
            <text:p>0.0015313243</text:p>
          </table:table-cell>
          <table:table-cell table:style-name="Default" office:value-type="float" office:value="0.0012884131">
            <text:p>0.0012884131</text:p>
          </table:table-cell>
          <table:table-cell table:style-name="Default" office:value-type="float" office:value="0.0013485712">
            <text:p>0.0013485712</text:p>
          </table:table-cell>
          <table:table-cell table:style-name="Default" office:value-type="float" office:value="0.0013128829">
            <text:p>0.0013128829</text:p>
          </table:table-cell>
          <table:table-cell table:style-name="Default" office:value-type="float" office:value="0.0013519945">
            <text:p>0.0013519945</text:p>
          </table:table-cell>
          <table:table-cell table:style-name="Default" office:value-type="float" office:value="0.0010877864">
            <text:p>0.0010877864</text:p>
          </table:table-cell>
          <table:table-cell office:value-type="float" office:value="0.000816122">
            <text:p>8.16E-004</text:p>
          </table:table-cell>
          <table:table-cell office:value-type="float" office:value="0.0005880167">
            <text:p>5.88E-004</text:p>
          </table:table-cell>
          <table:table-cell office:value-type="float" office:value="0.0004939436">
            <text:p>4.94E-004</text:p>
          </table:table-cell>
          <table:table-cell office:value-type="float" office:value="0.00047885397">
            <text:p>4.79E-004</text:p>
          </table:table-cell>
          <table:table-cell office:value-type="float" office:value="0.00047293602">
            <text:p>4.73E-004</text:p>
          </table:table-cell>
          <table:table-cell office:value-type="float" office:value="0.00047229065">
            <text:p>4.72E-004</text:p>
          </table:table-cell>
          <table:table-cell office:value-type="float" office:value="0.0004726971">
            <text:p>4.73E-004</text:p>
          </table:table-cell>
          <table:table-cell office:value-type="float" office:value="0.00047432855">
            <text:p>4.74E-004</text:p>
          </table:table-cell>
          <table:table-cell office:value-type="float" office:value="0.0004750983">
            <text:p>4.75E-004</text:p>
          </table:table-cell>
          <table:table-cell office:value-type="float" office:value="0.0004755418">
            <text:p>4.76E-004</text:p>
          </table:table-cell>
          <table:table-cell office:value-type="float" office:value="0.00047659906">
            <text:p>4.77E-004</text:p>
          </table:table-cell>
          <table:table-cell office:value-type="float" office:value="0.000477954">
            <text:p>4.78E-004</text:p>
          </table:table-cell>
          <table:table-cell office:value-type="float" office:value="0.00048038733">
            <text:p>4.80E-004</text:p>
          </table:table-cell>
          <table:table-cell office:value-type="float" office:value="0.0004805758">
            <text:p>4.81E-004</text:p>
          </table:table-cell>
          <table:table-cell office:value-type="float" office:value="0.00048177136">
            <text:p>4.82E-004</text:p>
          </table:table-cell>
          <table:table-cell office:value-type="float" office:value="0.0004830246">
            <text:p>4.83E-004</text:p>
          </table:table-cell>
          <table:table-cell office:value-type="float" office:value="0.00048601738">
            <text:p>4.86E-004</text:p>
          </table:table-cell>
          <table:table-cell office:value-type="float" office:value="0.00048671258">
            <text:p>4.87E-004</text:p>
          </table:table-cell>
          <table:table-cell office:value-type="float" office:value="0.00048742292">
            <text:p>4.87E-004</text:p>
          </table:table-cell>
          <table:table-cell office:value-type="float" office:value="0.0004891811">
            <text:p>4.89E-004</text:p>
          </table:table-cell>
          <table:table-cell/>
        </table:table-row>
        <table:table-row table:style-name="ro1">
          <table:table-cell office:value-type="string">
            <text:p>/mnt/share/Music/Albums/Parliament/Osmium/01 I Call My Baby Pussycat.mp3</text:p>
          </table:table-cell>
          <table:table-cell office:value-type="float" office:value="0.038242456">
            <text:p>0.038242456</text:p>
          </table:table-cell>
          <table:table-cell office:value-type="float" office:value="0.10762822">
            <text:p>0.10762822</text:p>
          </table:table-cell>
          <table:table-cell office:value-type="float" office:value="0.09582647">
            <text:p>0.09582647</text:p>
          </table:table-cell>
          <table:table-cell office:value-type="float" office:value="0.039572548">
            <text:p>0.039572548</text:p>
          </table:table-cell>
          <table:table-cell office:value-type="float" office:value="0.03249539">
            <text:p>0.03249539</text:p>
          </table:table-cell>
          <table:table-cell office:value-type="float" office:value="0.02910256">
            <text:p>0.02910256</text:p>
          </table:table-cell>
          <table:table-cell office:value-type="float" office:value="0.035737146">
            <text:p>0.035737146</text:p>
          </table:table-cell>
          <table:table-cell office:value-type="float" office:value="0.024106035">
            <text:p>0.024106035</text:p>
          </table:table-cell>
          <table:table-cell office:value-type="float" office:value="0.03190245">
            <text:p>0.03190245</text:p>
          </table:table-cell>
          <table:table-cell office:value-type="float" office:value="0.03426701">
            <text:p>0.03426701</text:p>
          </table:table-cell>
          <table:table-cell office:value-type="float" office:value="0.0350433">
            <text:p>0.0350433</text:p>
          </table:table-cell>
          <table:table-cell office:value-type="float" office:value="0.031623345">
            <text:p>0.031623345</text:p>
          </table:table-cell>
          <table:table-cell office:value-type="float" office:value="0.02819338">
            <text:p>0.02819338</text:p>
          </table:table-cell>
          <table:table-cell office:value-type="float" office:value="0.037389293">
            <text:p>0.037389293</text:p>
          </table:table-cell>
          <table:table-cell office:value-type="float" office:value="0.027339675">
            <text:p>0.027339675</text:p>
          </table:table-cell>
          <table:table-cell office:value-type="float" office:value="0.030541006">
            <text:p>0.030541006</text:p>
          </table:table-cell>
          <table:table-cell office:value-type="float" office:value="0.04220274">
            <text:p>0.04220274</text:p>
          </table:table-cell>
          <table:table-cell office:value-type="float" office:value="0.030083913">
            <text:p>0.030083913</text:p>
          </table:table-cell>
          <table:table-cell office:value-type="float" office:value="0.044449855">
            <text:p>0.044449855</text:p>
          </table:table-cell>
          <table:table-cell office:value-type="float" office:value="0.04291417">
            <text:p>0.04291417</text:p>
          </table:table-cell>
          <table:table-cell office:value-type="float" office:value="0.060197257">
            <text:p>0.060197257</text:p>
          </table:table-cell>
          <table:table-cell office:value-type="float" office:value="0.042606853">
            <text:p>0.042606853</text:p>
          </table:table-cell>
          <table:table-cell office:value-type="float" office:value="0.048481856">
            <text:p>0.048481856</text:p>
          </table:table-cell>
          <table:table-cell office:value-type="float" office:value="0.039437436">
            <text:p>0.039437436</text:p>
          </table:table-cell>
          <table:table-cell office:value-type="float" office:value="0.03652123">
            <text:p>0.03652123</text:p>
          </table:table-cell>
          <table:table-cell office:value-type="float" office:value="0.03161688">
            <text:p>0.03161688</text:p>
          </table:table-cell>
          <table:table-cell office:value-type="float" office:value="0.03348703">
            <text:p>0.03348703</text:p>
          </table:table-cell>
          <table:table-cell office:value-type="float" office:value="0.04419356">
            <text:p>0.04419356</text:p>
          </table:table-cell>
          <table:table-cell office:value-type="float" office:value="0.029325895">
            <text:p>0.029325895</text:p>
          </table:table-cell>
          <table:table-cell office:value-type="float" office:value="0.025460245">
            <text:p>0.025460245</text:p>
          </table:table-cell>
          <table:table-cell office:value-type="float" office:value="0.030776702">
            <text:p>0.030776702</text:p>
          </table:table-cell>
          <table:table-cell office:value-type="float" office:value="0.029593611">
            <text:p>0.029593611</text:p>
          </table:table-cell>
          <table:table-cell office:value-type="float" office:value="0.03597805">
            <text:p>0.03597805</text:p>
          </table:table-cell>
          <table:table-cell office:value-type="float" office:value="0.023685012">
            <text:p>0.023685012</text:p>
          </table:table-cell>
          <table:table-cell office:value-type="float" office:value="0.021934334">
            <text:p>0.021934334</text:p>
          </table:table-cell>
          <table:table-cell office:value-type="float" office:value="0.020307861">
            <text:p>0.020307861</text:p>
          </table:table-cell>
          <table:table-cell office:value-type="float" office:value="0.02952973">
            <text:p>0.02952973</text:p>
          </table:table-cell>
          <table:table-cell office:value-type="float" office:value="0.027396513">
            <text:p>0.027396513</text:p>
          </table:table-cell>
          <table:table-cell office:value-type="float" office:value="0.019999836">
            <text:p>0.019999836</text:p>
          </table:table-cell>
          <table:table-cell office:value-type="float" office:value="0.020982264">
            <text:p>0.020982264</text:p>
          </table:table-cell>
          <table:table-cell office:value-type="float" office:value="0.02508226">
            <text:p>0.02508226</text:p>
          </table:table-cell>
          <table:table-cell office:value-type="float" office:value="0.029217973">
            <text:p>0.029217973</text:p>
          </table:table-cell>
          <table:table-cell office:value-type="float" office:value="0.025743747">
            <text:p>0.025743747</text:p>
          </table:table-cell>
          <table:table-cell office:value-type="float" office:value="0.028495552">
            <text:p>0.028495552</text:p>
          </table:table-cell>
          <table:table-cell office:value-type="float" office:value="0.022417177">
            <text:p>0.022417177</text:p>
          </table:table-cell>
          <table:table-cell office:value-type="float" office:value="0.018500376">
            <text:p>0.018500376</text:p>
          </table:table-cell>
          <table:table-cell office:value-type="float" office:value="0.019212907">
            <text:p>0.019212907</text:p>
          </table:table-cell>
          <table:table-cell office:value-type="float" office:value="0.01530002">
            <text:p>0.01530002</text:p>
          </table:table-cell>
          <table:table-cell office:value-type="float" office:value="0.013994808">
            <text:p>0.013994808</text:p>
          </table:table-cell>
          <table:table-cell office:value-type="float" office:value="0.013902412">
            <text:p>0.013902412</text:p>
          </table:table-cell>
          <table:table-cell office:value-type="float" office:value="0.0127278175">
            <text:p>0.0127278175</text:p>
          </table:table-cell>
          <table:table-cell office:value-type="float" office:value="0.013149739">
            <text:p>0.013149739</text:p>
          </table:table-cell>
          <table:table-cell office:value-type="float" office:value="0.013059767">
            <text:p>0.013059767</text:p>
          </table:table-cell>
          <table:table-cell office:value-type="float" office:value="0.009866488">
            <text:p>0.009866488</text:p>
          </table:table-cell>
          <table:table-cell office:value-type="float" office:value="0.012280401">
            <text:p>0.012280401</text:p>
          </table:table-cell>
          <table:table-cell office:value-type="float" office:value="0.011328201">
            <text:p>0.011328201</text:p>
          </table:table-cell>
          <table:table-cell office:value-type="float" office:value="0.011177353">
            <text:p>0.011177353</text:p>
          </table:table-cell>
          <table:table-cell office:value-type="float" office:value="0.010796342">
            <text:p>0.010796342</text:p>
          </table:table-cell>
          <table:table-cell office:value-type="float" office:value="0.010015262">
            <text:p>0.010015262</text:p>
          </table:table-cell>
          <table:table-cell office:value-type="float" office:value="0.009414631">
            <text:p>0.009414631</text:p>
          </table:table-cell>
          <table:table-cell office:value-type="float" office:value="0.0089643365">
            <text:p>0.0089643365</text:p>
          </table:table-cell>
          <table:table-cell office:value-type="float" office:value="0.0087910695">
            <text:p>0.0087910695</text:p>
          </table:table-cell>
          <table:table-cell office:value-type="float" office:value="0.007601316">
            <text:p>0.007601316</text:p>
          </table:table-cell>
          <table:table-cell office:value-type="float" office:value="0.008238282">
            <text:p>0.008238282</text:p>
          </table:table-cell>
          <table:table-cell office:value-type="float" office:value="0.00864589">
            <text:p>0.00864589</text:p>
          </table:table-cell>
          <table:table-cell office:value-type="float" office:value="0.0074637206">
            <text:p>0.0074637206</text:p>
          </table:table-cell>
          <table:table-cell office:value-type="float" office:value="0.0069879387">
            <text:p>0.0069879387</text:p>
          </table:table-cell>
          <table:table-cell office:value-type="float" office:value="0.00731011">
            <text:p>0.00731011</text:p>
          </table:table-cell>
          <table:table-cell office:value-type="float" office:value="0.0070346245">
            <text:p>0.0070346245</text:p>
          </table:table-cell>
          <table:table-cell office:value-type="float" office:value="0.007811484">
            <text:p>0.007811484</text:p>
          </table:table-cell>
          <table:table-cell office:value-type="float" office:value="0.007645675">
            <text:p>0.007645675</text:p>
          </table:table-cell>
          <table:table-cell office:value-type="float" office:value="0.006464453">
            <text:p>0.006464453</text:p>
          </table:table-cell>
          <table:table-cell office:value-type="float" office:value="0.0066855126">
            <text:p>0.0066855126</text:p>
          </table:table-cell>
          <table:table-cell office:value-type="float" office:value="0.007584971">
            <text:p>0.007584971</text:p>
          </table:table-cell>
          <table:table-cell office:value-type="float" office:value="0.0075521017">
            <text:p>0.0075521017</text:p>
          </table:table-cell>
          <table:table-cell office:value-type="float" office:value="0.007175408">
            <text:p>0.007175408</text:p>
          </table:table-cell>
          <table:table-cell office:value-type="float" office:value="0.006919929">
            <text:p>0.006919929</text:p>
          </table:table-cell>
          <table:table-cell office:value-type="float" office:value="0.006531111">
            <text:p>0.006531111</text:p>
          </table:table-cell>
          <table:table-cell office:value-type="float" office:value="0.0073541757">
            <text:p>0.0073541757</text:p>
          </table:table-cell>
          <table:table-cell office:value-type="float" office:value="0.0070748855">
            <text:p>0.0070748855</text:p>
          </table:table-cell>
          <table:table-cell office:value-type="float" office:value="0.0058854837">
            <text:p>0.0058854837</text:p>
          </table:table-cell>
          <table:table-cell office:value-type="float" office:value="0.0058490746">
            <text:p>0.0058490746</text:p>
          </table:table-cell>
          <table:table-cell office:value-type="float" office:value="0.005774718">
            <text:p>0.005774718</text:p>
          </table:table-cell>
          <table:table-cell office:value-type="float" office:value="0.0060411217">
            <text:p>0.0060411217</text:p>
          </table:table-cell>
          <table:table-cell office:value-type="float" office:value="0.006838051">
            <text:p>0.006838051</text:p>
          </table:table-cell>
          <table:table-cell office:value-type="float" office:value="0.007350444">
            <text:p>0.007350444</text:p>
          </table:table-cell>
          <table:table-cell office:value-type="float" office:value="0.0060129235">
            <text:p>0.0060129235</text:p>
          </table:table-cell>
          <table:table-cell office:value-type="float" office:value="0.0056903833">
            <text:p>0.0056903833</text:p>
          </table:table-cell>
          <table:table-cell office:value-type="float" office:value="0.005936993">
            <text:p>0.005936993</text:p>
          </table:table-cell>
          <table:table-cell office:value-type="float" office:value="0.0065512476">
            <text:p>0.0065512476</text:p>
          </table:table-cell>
          <table:table-cell office:value-type="float" office:value="0.006633468">
            <text:p>0.006633468</text:p>
          </table:table-cell>
          <table:table-cell office:value-type="float" office:value="0.0058522294">
            <text:p>0.0058522294</text:p>
          </table:table-cell>
          <table:table-cell office:value-type="float" office:value="0.0054856422">
            <text:p>0.0054856422</text:p>
          </table:table-cell>
          <table:table-cell office:value-type="float" office:value="0.0058709015">
            <text:p>0.0058709015</text:p>
          </table:table-cell>
          <table:table-cell office:value-type="float" office:value="0.006061591">
            <text:p>0.006061591</text:p>
          </table:table-cell>
          <table:table-cell office:value-type="float" office:value="0.0057181977">
            <text:p>0.0057181977</text:p>
          </table:table-cell>
          <table:table-cell office:value-type="float" office:value="0.0055305813">
            <text:p>0.0055305813</text:p>
          </table:table-cell>
          <table:table-cell office:value-type="float" office:value="0.0052016824">
            <text:p>0.0052016824</text:p>
          </table:table-cell>
          <table:table-cell office:value-type="float" office:value="0.005128957">
            <text:p>0.005128957</text:p>
          </table:table-cell>
          <table:table-cell office:value-type="float" office:value="0.0053920075">
            <text:p>0.0053920075</text:p>
          </table:table-cell>
          <table:table-cell office:value-type="float" office:value="0.0056022066">
            <text:p>0.0056022066</text:p>
          </table:table-cell>
          <table:table-cell office:value-type="float" office:value="0.005137828">
            <text:p>0.005137828</text:p>
          </table:table-cell>
          <table:table-cell office:value-type="float" office:value="0.0048231296">
            <text:p>0.0048231296</text:p>
          </table:table-cell>
          <table:table-cell office:value-type="float" office:value="0.004542806">
            <text:p>0.004542806</text:p>
          </table:table-cell>
          <table:table-cell office:value-type="float" office:value="0.004767324">
            <text:p>0.004767324</text:p>
          </table:table-cell>
          <table:table-cell office:value-type="float" office:value="0.005138922">
            <text:p>0.005138922</text:p>
          </table:table-cell>
          <table:table-cell office:value-type="float" office:value="0.005090127">
            <text:p>0.005090127</text:p>
          </table:table-cell>
          <table:table-cell office:value-type="float" office:value="0.0053713387">
            <text:p>0.0053713387</text:p>
          </table:table-cell>
          <table:table-cell office:value-type="float" office:value="0.004799854">
            <text:p>0.004799854</text:p>
          </table:table-cell>
          <table:table-cell office:value-type="float" office:value="0.0047476524">
            <text:p>0.0047476524</text:p>
          </table:table-cell>
          <table:table-cell office:value-type="float" office:value="0.004371515">
            <text:p>0.004371515</text:p>
          </table:table-cell>
          <table:table-cell office:value-type="float" office:value="0.0046617878">
            <text:p>0.0046617878</text:p>
          </table:table-cell>
          <table:table-cell office:value-type="float" office:value="0.0046924683">
            <text:p>0.0046924683</text:p>
          </table:table-cell>
          <table:table-cell office:value-type="float" office:value="0.0045361565">
            <text:p>0.0045361565</text:p>
          </table:table-cell>
          <table:table-cell office:value-type="float" office:value="0.004560485">
            <text:p>0.004560485</text:p>
          </table:table-cell>
          <table:table-cell office:value-type="float" office:value="0.0048431437">
            <text:p>0.0048431437</text:p>
          </table:table-cell>
          <table:table-cell office:value-type="float" office:value="0.005005654">
            <text:p>0.005005654</text:p>
          </table:table-cell>
          <table:table-cell office:value-type="float" office:value="0.0042763646">
            <text:p>0.0042763646</text:p>
          </table:table-cell>
          <table:table-cell office:value-type="float" office:value="0.0048141647">
            <text:p>0.0048141647</text:p>
          </table:table-cell>
          <table:table-cell office:value-type="float" office:value="0.0042944755">
            <text:p>0.0042944755</text:p>
          </table:table-cell>
          <table:table-cell office:value-type="float" office:value="0.0046269647">
            <text:p>0.0046269647</text:p>
          </table:table-cell>
          <table:table-cell office:value-type="float" office:value="0.004729005">
            <text:p>0.004729005</text:p>
          </table:table-cell>
          <table:table-cell office:value-type="float" office:value="0.004925987">
            <text:p>0.004925987</text:p>
          </table:table-cell>
          <table:table-cell office:value-type="float" office:value="0.0041559036">
            <text:p>0.0041559036</text:p>
          </table:table-cell>
          <table:table-cell office:value-type="float" office:value="0.0043524723">
            <text:p>0.0043524723</text:p>
          </table:table-cell>
          <table:table-cell office:value-type="float" office:value="0.0043790033">
            <text:p>0.0043790033</text:p>
          </table:table-cell>
          <table:table-cell office:value-type="float" office:value="0.004152416">
            <text:p>0.004152416</text:p>
          </table:table-cell>
          <table:table-cell office:value-type="float" office:value="0.004446413">
            <text:p>0.004446413</text:p>
          </table:table-cell>
          <table:table-cell office:value-type="float" office:value="0.00427005">
            <text:p>0.00427005</text:p>
          </table:table-cell>
          <table:table-cell office:value-type="float" office:value="0.0041886233">
            <text:p>0.0041886233</text:p>
          </table:table-cell>
          <table:table-cell office:value-type="float" office:value="0.003845032">
            <text:p>0.003845032</text:p>
          </table:table-cell>
          <table:table-cell office:value-type="float" office:value="0.003995877">
            <text:p>0.003995877</text:p>
          </table:table-cell>
          <table:table-cell office:value-type="float" office:value="0.004223126">
            <text:p>0.004223126</text:p>
          </table:table-cell>
          <table:table-cell office:value-type="float" office:value="0.0042856876">
            <text:p>0.0042856876</text:p>
          </table:table-cell>
          <table:table-cell office:value-type="float" office:value="0.0043861014">
            <text:p>0.0043861014</text:p>
          </table:table-cell>
          <table:table-cell office:value-type="float" office:value="0.004026163">
            <text:p>0.004026163</text:p>
          </table:table-cell>
          <table:table-cell office:value-type="float" office:value="0.004148619">
            <text:p>0.004148619</text:p>
          </table:table-cell>
          <table:table-cell office:value-type="float" office:value="0.0040000086">
            <text:p>0.0040000086</text:p>
          </table:table-cell>
          <table:table-cell office:value-type="float" office:value="0.004324491">
            <text:p>0.004324491</text:p>
          </table:table-cell>
          <table:table-cell office:value-type="float" office:value="0.0039802142">
            <text:p>0.0039802142</text:p>
          </table:table-cell>
          <table:table-cell office:value-type="float" office:value="0.0043387124">
            <text:p>0.0043387124</text:p>
          </table:table-cell>
          <table:table-cell office:value-type="float" office:value="0.0040483945">
            <text:p>0.0040483945</text:p>
          </table:table-cell>
          <table:table-cell office:value-type="float" office:value="0.004253016">
            <text:p>0.004253016</text:p>
          </table:table-cell>
          <table:table-cell office:value-type="float" office:value="0.004237515">
            <text:p>0.004237515</text:p>
          </table:table-cell>
          <table:table-cell office:value-type="float" office:value="0.0038149895">
            <text:p>0.0038149895</text:p>
          </table:table-cell>
          <table:table-cell office:value-type="float" office:value="0.0037605194">
            <text:p>0.0037605194</text:p>
          </table:table-cell>
          <table:table-cell office:value-type="float" office:value="0.0040124026">
            <text:p>0.0040124026</text:p>
          </table:table-cell>
          <table:table-cell office:value-type="float" office:value="0.003999461">
            <text:p>0.003999461</text:p>
          </table:table-cell>
          <table:table-cell office:value-type="float" office:value="0.004084525">
            <text:p>0.004084525</text:p>
          </table:table-cell>
          <table:table-cell office:value-type="float" office:value="0.0044611814">
            <text:p>0.0044611814</text:p>
          </table:table-cell>
          <table:table-cell office:value-type="float" office:value="0.0038784358">
            <text:p>0.0038784358</text:p>
          </table:table-cell>
          <table:table-cell office:value-type="float" office:value="0.003929267">
            <text:p>0.003929267</text:p>
          </table:table-cell>
          <table:table-cell office:value-type="float" office:value="0.0036366691">
            <text:p>0.0036366691</text:p>
          </table:table-cell>
          <table:table-cell office:value-type="float" office:value="0.0039453185">
            <text:p>0.0039453185</text:p>
          </table:table-cell>
          <table:table-cell office:value-type="float" office:value="0.003973428">
            <text:p>0.003973428</text:p>
          </table:table-cell>
          <table:table-cell office:value-type="float" office:value="0.004011591">
            <text:p>0.004011591</text:p>
          </table:table-cell>
          <table:table-cell office:value-type="float" office:value="0.0040470054">
            <text:p>0.0040470054</text:p>
          </table:table-cell>
          <table:table-cell office:value-type="float" office:value="0.0040858197">
            <text:p>0.0040858197</text:p>
          </table:table-cell>
          <table:table-cell office:value-type="float" office:value="0.0040549682">
            <text:p>0.0040549682</text:p>
          </table:table-cell>
          <table:table-cell office:value-type="float" office:value="0.004221844">
            <text:p>0.004221844</text:p>
          </table:table-cell>
          <table:table-cell office:value-type="float" office:value="0.0037992767">
            <text:p>0.0037992767</text:p>
          </table:table-cell>
          <table:table-cell office:value-type="float" office:value="0.004183302">
            <text:p>0.004183302</text:p>
          </table:table-cell>
          <table:table-cell office:value-type="float" office:value="0.004334176">
            <text:p>0.004334176</text:p>
          </table:table-cell>
          <table:table-cell office:value-type="float" office:value="0.0041176546">
            <text:p>0.0041176546</text:p>
          </table:table-cell>
          <table:table-cell office:value-type="float" office:value="0.004250167">
            <text:p>0.004250167</text:p>
          </table:table-cell>
          <table:table-cell office:value-type="float" office:value="0.0037921949">
            <text:p>0.0037921949</text:p>
          </table:table-cell>
          <table:table-cell office:value-type="float" office:value="0.0038256473">
            <text:p>0.0038256473</text:p>
          </table:table-cell>
          <table:table-cell office:value-type="float" office:value="0.003857624">
            <text:p>0.003857624</text:p>
          </table:table-cell>
          <table:table-cell office:value-type="float" office:value="0.0043864236">
            <text:p>0.0043864236</text:p>
          </table:table-cell>
          <table:table-cell office:value-type="float" office:value="0.004803168">
            <text:p>0.004803168</text:p>
          </table:table-cell>
          <table:table-cell office:value-type="float" office:value="0.0049164603">
            <text:p>0.0049164603</text:p>
          </table:table-cell>
          <table:table-cell office:value-type="float" office:value="0.004807719">
            <text:p>0.004807719</text:p>
          </table:table-cell>
          <table:table-cell office:value-type="float" office:value="0.0048130266">
            <text:p>0.0048130266</text:p>
          </table:table-cell>
          <table:table-cell office:value-type="float" office:value="0.0043857987">
            <text:p>0.0043857987</text:p>
          </table:table-cell>
          <table:table-cell office:value-type="float" office:value="0.004769879">
            <text:p>0.004769879</text:p>
          </table:table-cell>
          <table:table-cell office:value-type="float" office:value="0.004791577">
            <text:p>0.004791577</text:p>
          </table:table-cell>
          <table:table-cell office:value-type="float" office:value="0.0055376743">
            <text:p>0.0055376743</text:p>
          </table:table-cell>
          <table:table-cell office:value-type="float" office:value="0.005507764">
            <text:p>0.005507764</text:p>
          </table:table-cell>
          <table:table-cell office:value-type="float" office:value="0.005620298">
            <text:p>0.005620298</text:p>
          </table:table-cell>
          <table:table-cell office:value-type="float" office:value="0.005812688">
            <text:p>0.005812688</text:p>
          </table:table-cell>
          <table:table-cell office:value-type="float" office:value="0.0057913954">
            <text:p>0.0057913954</text:p>
          </table:table-cell>
          <table:table-cell office:value-type="float" office:value="0.0053643873">
            <text:p>0.0053643873</text:p>
          </table:table-cell>
          <table:table-cell office:value-type="float" office:value="0.0059580207">
            <text:p>0.0059580207</text:p>
          </table:table-cell>
          <table:table-cell office:value-type="float" office:value="0.0059726057">
            <text:p>0.0059726057</text:p>
          </table:table-cell>
          <table:table-cell office:value-type="float" office:value="0.00643324">
            <text:p>0.00643324</text:p>
          </table:table-cell>
          <table:table-cell office:value-type="float" office:value="0.00644963">
            <text:p>0.00644963</text:p>
          </table:table-cell>
          <table:table-cell office:value-type="float" office:value="0.0066601736">
            <text:p>0.0066601736</text:p>
          </table:table-cell>
          <table:table-cell office:value-type="float" office:value="0.0059298896">
            <text:p>0.0059298896</text:p>
          </table:table-cell>
          <table:table-cell office:value-type="float" office:value="0.006440289">
            <text:p>0.006440289</text:p>
          </table:table-cell>
          <table:table-cell office:value-type="float" office:value="0.006446779">
            <text:p>0.006446779</text:p>
          </table:table-cell>
          <table:table-cell office:value-type="float" office:value="0.007045763">
            <text:p>0.007045763</text:p>
          </table:table-cell>
          <table:table-cell office:value-type="float" office:value="0.007359776">
            <text:p>0.007359776</text:p>
          </table:table-cell>
          <table:table-cell office:value-type="float" office:value="0.0075157983">
            <text:p>0.0075157983</text:p>
          </table:table-cell>
          <table:table-cell office:value-type="float" office:value="0.007885352">
            <text:p>0.007885352</text:p>
          </table:table-cell>
          <table:table-cell office:value-type="float" office:value="0.0077737095">
            <text:p>0.0077737095</text:p>
          </table:table-cell>
          <table:table-cell office:value-type="float" office:value="0.007529537">
            <text:p>0.007529537</text:p>
          </table:table-cell>
          <table:table-cell office:value-type="float" office:value="0.0077368794">
            <text:p>0.0077368794</text:p>
          </table:table-cell>
          <table:table-cell office:value-type="float" office:value="0.0077994447">
            <text:p>0.0077994447</text:p>
          </table:table-cell>
          <table:table-cell office:value-type="float" office:value="0.008629087">
            <text:p>0.008629087</text:p>
          </table:table-cell>
          <table:table-cell office:value-type="float" office:value="0.0088838525">
            <text:p>0.0088838525</text:p>
          </table:table-cell>
          <table:table-cell office:value-type="float" office:value="0.008859498">
            <text:p>0.008859498</text:p>
          </table:table-cell>
          <table:table-cell office:value-type="float" office:value="0.009397967">
            <text:p>0.009397967</text:p>
          </table:table-cell>
          <table:table-cell office:value-type="float" office:value="0.009374793">
            <text:p>0.009374793</text:p>
          </table:table-cell>
          <table:table-cell office:value-type="float" office:value="0.009194599">
            <text:p>0.009194599</text:p>
          </table:table-cell>
          <table:table-cell office:value-type="float" office:value="0.009462681">
            <text:p>0.009462681</text:p>
          </table:table-cell>
          <table:table-cell office:value-type="float" office:value="0.00975217">
            <text:p>0.00975217</text:p>
          </table:table-cell>
          <table:table-cell office:value-type="float" office:value="0.009679853">
            <text:p>0.009679853</text:p>
          </table:table-cell>
          <table:table-cell office:value-type="float" office:value="0.010250547">
            <text:p>0.010250547</text:p>
          </table:table-cell>
          <table:table-cell office:value-type="float" office:value="0.010883888">
            <text:p>0.010883888</text:p>
          </table:table-cell>
          <table:table-cell office:value-type="float" office:value="0.011130703">
            <text:p>0.011130703</text:p>
          </table:table-cell>
          <table:table-cell office:value-type="float" office:value="0.0114744445">
            <text:p>0.0114744445</text:p>
          </table:table-cell>
          <table:table-cell office:value-type="float" office:value="0.011124671">
            <text:p>0.011124671</text:p>
          </table:table-cell>
          <table:table-cell office:value-type="float" office:value="0.011270286">
            <text:p>0.011270286</text:p>
          </table:table-cell>
          <table:table-cell office:value-type="float" office:value="0.011285746">
            <text:p>0.011285746</text:p>
          </table:table-cell>
          <table:table-cell office:value-type="float" office:value="0.012015592">
            <text:p>0.012015592</text:p>
          </table:table-cell>
          <table:table-cell office:value-type="float" office:value="0.012209058">
            <text:p>0.012209058</text:p>
          </table:table-cell>
          <table:table-cell office:value-type="float" office:value="0.013682998">
            <text:p>0.013682998</text:p>
          </table:table-cell>
          <table:table-cell office:value-type="float" office:value="0.013715552">
            <text:p>0.013715552</text:p>
          </table:table-cell>
          <table:table-cell office:value-type="float" office:value="0.0124540115">
            <text:p>0.0124540115</text:p>
          </table:table-cell>
          <table:table-cell office:value-type="float" office:value="0.012434416">
            <text:p>0.012434416</text:p>
          </table:table-cell>
          <table:table-cell office:value-type="float" office:value="0.013303093">
            <text:p>0.013303093</text:p>
          </table:table-cell>
          <table:table-cell office:value-type="float" office:value="0.013814747">
            <text:p>0.013814747</text:p>
          </table:table-cell>
          <table:table-cell office:value-type="float" office:value="0.013679657">
            <text:p>0.013679657</text:p>
          </table:table-cell>
          <table:table-cell office:value-type="float" office:value="0.013650477">
            <text:p>0.013650477</text:p>
          </table:table-cell>
          <table:table-cell office:value-type="float" office:value="0.014156027">
            <text:p>0.014156027</text:p>
          </table:table-cell>
          <table:table-cell table:style-name="Default" office:value-type="float" office:value="0.013718302">
            <text:p>0.013718302</text:p>
          </table:table-cell>
          <table:table-cell table:style-name="Default" office:value-type="float" office:value="0.012780466">
            <text:p>0.012780466</text:p>
          </table:table-cell>
          <table:table-cell table:style-name="Default" office:value-type="float" office:value="0.012845457">
            <text:p>0.012845457</text:p>
          </table:table-cell>
          <table:table-cell table:style-name="Default" office:value-type="float" office:value="0.012448994">
            <text:p>0.012448994</text:p>
          </table:table-cell>
          <table:table-cell office:value-type="float" office:value="0.013975547">
            <text:p>0.013975547</text:p>
          </table:table-cell>
          <table:table-cell table:style-name="Default" office:value-type="float" office:value="0.014616871">
            <text:p>0.014616871</text:p>
          </table:table-cell>
          <table:table-cell table:style-name="Default" office:value-type="float" office:value="0.013757535">
            <text:p>0.013757535</text:p>
          </table:table-cell>
          <table:table-cell table:style-name="Default" office:value-type="float" office:value="0.012638213">
            <text:p>0.012638213</text:p>
          </table:table-cell>
          <table:table-cell table:style-name="Default" office:value-type="float" office:value="0.012144922">
            <text:p>0.012144922</text:p>
          </table:table-cell>
          <table:table-cell table:style-name="Default" office:value-type="float" office:value="0.01129578">
            <text:p>0.01129578</text:p>
          </table:table-cell>
          <table:table-cell table:style-name="Default" office:value-type="float" office:value="0.010734548">
            <text:p>0.010734548</text:p>
          </table:table-cell>
          <table:table-cell table:style-name="Default" office:value-type="float" office:value="0.009961506">
            <text:p>0.009961506</text:p>
          </table:table-cell>
          <table:table-cell table:style-name="Default" office:value-type="float" office:value="0.009686462">
            <text:p>0.009686462</text:p>
          </table:table-cell>
          <table:table-cell table:style-name="Default" office:value-type="float" office:value="0.0098909475">
            <text:p>0.0098909475</text:p>
          </table:table-cell>
          <table:table-cell table:style-name="Default" office:value-type="float" office:value="0.008784612">
            <text:p>0.008784612</text:p>
          </table:table-cell>
          <table:table-cell table:style-name="Default" office:value-type="float" office:value="0.007413894">
            <text:p>0.007413894</text:p>
          </table:table-cell>
          <table:table-cell table:style-name="Default" office:value-type="float" office:value="0.0066662817">
            <text:p>0.0066662817</text:p>
          </table:table-cell>
          <table:table-cell table:style-name="Default" office:value-type="float" office:value="0.006572504">
            <text:p>0.006572504</text:p>
          </table:table-cell>
          <table:table-cell table:style-name="Default" office:value-type="float" office:value="0.0062910244">
            <text:p>0.0062910244</text:p>
          </table:table-cell>
          <table:table-cell table:style-name="Default" office:value-type="float" office:value="0.0055240868">
            <text:p>0.0055240868</text:p>
          </table:table-cell>
          <table:table-cell table:style-name="Default" office:value-type="float" office:value="0.0044943625">
            <text:p>0.0044943625</text:p>
          </table:table-cell>
          <table:table-cell table:style-name="Default" office:value-type="float" office:value="0.003937135">
            <text:p>0.003937135</text:p>
          </table:table-cell>
          <table:table-cell table:style-name="Default" office:value-type="float" office:value="0.0031578194">
            <text:p>0.0031578194</text:p>
          </table:table-cell>
          <table:table-cell table:style-name="Default" office:value-type="float" office:value="0.002202294">
            <text:p>0.002202294</text:p>
          </table:table-cell>
          <table:table-cell table:style-name="Default" office:value-type="float" office:value="0.0014220166">
            <text:p>0.0014220166</text:p>
          </table:table-cell>
          <table:table-cell table:style-name="Default" office:value-type="float" office:value="0.0010153508">
            <text:p>0.0010153508</text:p>
          </table:table-cell>
          <table:table-cell office:value-type="float" office:value="0.00097604486">
            <text:p>9.76E-004</text:p>
          </table:table-cell>
          <table:table-cell office:value-type="float" office:value="0.00096437207">
            <text:p>9.64E-004</text:p>
          </table:table-cell>
          <table:table-cell office:value-type="float" office:value="0.00096283125">
            <text:p>9.63E-004</text:p>
          </table:table-cell>
          <table:table-cell office:value-type="float" office:value="0.00096358365">
            <text:p>9.64E-004</text:p>
          </table:table-cell>
          <table:table-cell/>
        </table:table-row>
        <table:table-row table:style-name="ro1">
          <table:table-cell office:value-type="string">
            <text:p>/mnt/share/Music/Albums/Parliament/Osmium/02 Put Love in Your Life.mp3</text:p>
          </table:table-cell>
          <table:table-cell office:value-type="float" office:value="0.041134734">
            <text:p>0.041134734</text:p>
          </table:table-cell>
          <table:table-cell office:value-type="float" office:value="0.09234602">
            <text:p>0.09234602</text:p>
          </table:table-cell>
          <table:table-cell office:value-type="float" office:value="0.06651149">
            <text:p>0.06651149</text:p>
          </table:table-cell>
          <table:table-cell office:value-type="float" office:value="0.053527903">
            <text:p>0.053527903</text:p>
          </table:table-cell>
          <table:table-cell office:value-type="float" office:value="0.03702576">
            <text:p>0.03702576</text:p>
          </table:table-cell>
          <table:table-cell office:value-type="float" office:value="0.048543215">
            <text:p>0.048543215</text:p>
          </table:table-cell>
          <table:table-cell office:value-type="float" office:value="0.038847394">
            <text:p>0.038847394</text:p>
          </table:table-cell>
          <table:table-cell office:value-type="float" office:value="0.0406507">
            <text:p>0.0406507</text:p>
          </table:table-cell>
          <table:table-cell office:value-type="float" office:value="0.029129187">
            <text:p>0.029129187</text:p>
          </table:table-cell>
          <table:table-cell office:value-type="float" office:value="0.03124571">
            <text:p>0.03124571</text:p>
          </table:table-cell>
          <table:table-cell office:value-type="float" office:value="0.034044888">
            <text:p>0.034044888</text:p>
          </table:table-cell>
          <table:table-cell office:value-type="float" office:value="0.038112495">
            <text:p>0.038112495</text:p>
          </table:table-cell>
          <table:table-cell office:value-type="float" office:value="0.027618406">
            <text:p>0.027618406</text:p>
          </table:table-cell>
          <table:table-cell office:value-type="float" office:value="0.027017804">
            <text:p>0.027017804</text:p>
          </table:table-cell>
          <table:table-cell office:value-type="float" office:value="0.024782566">
            <text:p>0.024782566</text:p>
          </table:table-cell>
          <table:table-cell office:value-type="float" office:value="0.043705434">
            <text:p>0.043705434</text:p>
          </table:table-cell>
          <table:table-cell office:value-type="float" office:value="0.021849612">
            <text:p>0.021849612</text:p>
          </table:table-cell>
          <table:table-cell office:value-type="float" office:value="0.02838207">
            <text:p>0.02838207</text:p>
          </table:table-cell>
          <table:table-cell office:value-type="float" office:value="0.025973704">
            <text:p>0.025973704</text:p>
          </table:table-cell>
          <table:table-cell office:value-type="float" office:value="0.028829405">
            <text:p>0.028829405</text:p>
          </table:table-cell>
          <table:table-cell office:value-type="float" office:value="0.023743635">
            <text:p>0.023743635</text:p>
          </table:table-cell>
          <table:table-cell office:value-type="float" office:value="0.0192057">
            <text:p>0.0192057</text:p>
          </table:table-cell>
          <table:table-cell office:value-type="float" office:value="0.032567784">
            <text:p>0.032567784</text:p>
          </table:table-cell>
          <table:table-cell office:value-type="float" office:value="0.03937191">
            <text:p>0.03937191</text:p>
          </table:table-cell>
          <table:table-cell office:value-type="float" office:value="0.019727595">
            <text:p>0.019727595</text:p>
          </table:table-cell>
          <table:table-cell office:value-type="float" office:value="0.020103263">
            <text:p>0.020103263</text:p>
          </table:table-cell>
          <table:table-cell office:value-type="float" office:value="0.02083604">
            <text:p>0.02083604</text:p>
          </table:table-cell>
          <table:table-cell office:value-type="float" office:value="0.02103415">
            <text:p>0.02103415</text:p>
          </table:table-cell>
          <table:table-cell office:value-type="float" office:value="0.022400076">
            <text:p>0.022400076</text:p>
          </table:table-cell>
          <table:table-cell office:value-type="float" office:value="0.023668285">
            <text:p>0.023668285</text:p>
          </table:table-cell>
          <table:table-cell office:value-type="float" office:value="0.03050124">
            <text:p>0.03050124</text:p>
          </table:table-cell>
          <table:table-cell office:value-type="float" office:value="0.018213693">
            <text:p>0.018213693</text:p>
          </table:table-cell>
          <table:table-cell office:value-type="float" office:value="0.023400865">
            <text:p>0.023400865</text:p>
          </table:table-cell>
          <table:table-cell office:value-type="float" office:value="0.02139082">
            <text:p>0.02139082</text:p>
          </table:table-cell>
          <table:table-cell office:value-type="float" office:value="0.023169318">
            <text:p>0.023169318</text:p>
          </table:table-cell>
          <table:table-cell office:value-type="float" office:value="0.020286087">
            <text:p>0.020286087</text:p>
          </table:table-cell>
          <table:table-cell office:value-type="float" office:value="0.019419612">
            <text:p>0.019419612</text:p>
          </table:table-cell>
          <table:table-cell office:value-type="float" office:value="0.015870493">
            <text:p>0.015870493</text:p>
          </table:table-cell>
          <table:table-cell office:value-type="float" office:value="0.024481216">
            <text:p>0.024481216</text:p>
          </table:table-cell>
          <table:table-cell office:value-type="float" office:value="0.014793745">
            <text:p>0.014793745</text:p>
          </table:table-cell>
          <table:table-cell office:value-type="float" office:value="0.012653021">
            <text:p>0.012653021</text:p>
          </table:table-cell>
          <table:table-cell office:value-type="float" office:value="0.012616227">
            <text:p>0.012616227</text:p>
          </table:table-cell>
          <table:table-cell office:value-type="float" office:value="0.015581436">
            <text:p>0.015581436</text:p>
          </table:table-cell>
          <table:table-cell office:value-type="float" office:value="0.015162348">
            <text:p>0.015162348</text:p>
          </table:table-cell>
          <table:table-cell office:value-type="float" office:value="0.014671069">
            <text:p>0.014671069</text:p>
          </table:table-cell>
          <table:table-cell office:value-type="float" office:value="0.01267771">
            <text:p>0.01267771</text:p>
          </table:table-cell>
          <table:table-cell office:value-type="float" office:value="0.012389389">
            <text:p>0.012389389</text:p>
          </table:table-cell>
          <table:table-cell office:value-type="float" office:value="0.012643009">
            <text:p>0.012643009</text:p>
          </table:table-cell>
          <table:table-cell office:value-type="float" office:value="0.0145303495">
            <text:p>0.0145303495</text:p>
          </table:table-cell>
          <table:table-cell office:value-type="float" office:value="0.011727128">
            <text:p>0.011727128</text:p>
          </table:table-cell>
          <table:table-cell office:value-type="float" office:value="0.011395434">
            <text:p>0.011395434</text:p>
          </table:table-cell>
          <table:table-cell office:value-type="float" office:value="0.013900528">
            <text:p>0.013900528</text:p>
          </table:table-cell>
          <table:table-cell office:value-type="float" office:value="0.011911106">
            <text:p>0.011911106</text:p>
          </table:table-cell>
          <table:table-cell office:value-type="float" office:value="0.010373361">
            <text:p>0.010373361</text:p>
          </table:table-cell>
          <table:table-cell office:value-type="float" office:value="0.011507569">
            <text:p>0.011507569</text:p>
          </table:table-cell>
          <table:table-cell office:value-type="float" office:value="0.012507549">
            <text:p>0.012507549</text:p>
          </table:table-cell>
          <table:table-cell office:value-type="float" office:value="0.014704292">
            <text:p>0.014704292</text:p>
          </table:table-cell>
          <table:table-cell office:value-type="float" office:value="0.009379323">
            <text:p>0.009379323</text:p>
          </table:table-cell>
          <table:table-cell office:value-type="float" office:value="0.008586165">
            <text:p>0.008586165</text:p>
          </table:table-cell>
          <table:table-cell office:value-type="float" office:value="0.008138103">
            <text:p>0.008138103</text:p>
          </table:table-cell>
          <table:table-cell office:value-type="float" office:value="0.008561853">
            <text:p>0.008561853</text:p>
          </table:table-cell>
          <table:table-cell office:value-type="float" office:value="0.0098618725">
            <text:p>0.0098618725</text:p>
          </table:table-cell>
          <table:table-cell office:value-type="float" office:value="0.008332241">
            <text:p>0.008332241</text:p>
          </table:table-cell>
          <table:table-cell office:value-type="float" office:value="0.009007741">
            <text:p>0.009007741</text:p>
          </table:table-cell>
          <table:table-cell office:value-type="float" office:value="0.007507617">
            <text:p>0.007507617</text:p>
          </table:table-cell>
          <table:table-cell office:value-type="float" office:value="0.007762945">
            <text:p>0.007762945</text:p>
          </table:table-cell>
          <table:table-cell office:value-type="float" office:value="0.0097221695">
            <text:p>0.0097221695</text:p>
          </table:table-cell>
          <table:table-cell office:value-type="float" office:value="0.0101863155">
            <text:p>0.0101863155</text:p>
          </table:table-cell>
          <table:table-cell office:value-type="float" office:value="0.0066835103">
            <text:p>0.0066835103</text:p>
          </table:table-cell>
          <table:table-cell office:value-type="float" office:value="0.007207168">
            <text:p>0.007207168</text:p>
          </table:table-cell>
          <table:table-cell office:value-type="float" office:value="0.009643521">
            <text:p>0.009643521</text:p>
          </table:table-cell>
          <table:table-cell office:value-type="float" office:value="0.0056017204">
            <text:p>0.0056017204</text:p>
          </table:table-cell>
          <table:table-cell office:value-type="float" office:value="0.0073067555">
            <text:p>0.0073067555</text:p>
          </table:table-cell>
          <table:table-cell office:value-type="float" office:value="0.00928182">
            <text:p>0.00928182</text:p>
          </table:table-cell>
          <table:table-cell office:value-type="float" office:value="0.00900108">
            <text:p>0.00900108</text:p>
          </table:table-cell>
          <table:table-cell office:value-type="float" office:value="0.005835966">
            <text:p>0.005835966</text:p>
          </table:table-cell>
          <table:table-cell office:value-type="float" office:value="0.008622023">
            <text:p>0.008622023</text:p>
          </table:table-cell>
          <table:table-cell office:value-type="float" office:value="0.007782064">
            <text:p>0.007782064</text:p>
          </table:table-cell>
          <table:table-cell office:value-type="float" office:value="0.009352709">
            <text:p>0.009352709</text:p>
          </table:table-cell>
          <table:table-cell office:value-type="float" office:value="0.00548658">
            <text:p>0.00548658</text:p>
          </table:table-cell>
          <table:table-cell office:value-type="float" office:value="0.00609407">
            <text:p>0.00609407</text:p>
          </table:table-cell>
          <table:table-cell office:value-type="float" office:value="0.0054939147">
            <text:p>0.0054939147</text:p>
          </table:table-cell>
          <table:table-cell office:value-type="float" office:value="0.0070623886">
            <text:p>0.0070623886</text:p>
          </table:table-cell>
          <table:table-cell office:value-type="float" office:value="0.0078007607">
            <text:p>0.0078007607</text:p>
          </table:table-cell>
          <table:table-cell office:value-type="float" office:value="0.005364379">
            <text:p>0.005364379</text:p>
          </table:table-cell>
          <table:table-cell office:value-type="float" office:value="0.005608964">
            <text:p>0.005608964</text:p>
          </table:table-cell>
          <table:table-cell office:value-type="float" office:value="0.00704086">
            <text:p>0.00704086</text:p>
          </table:table-cell>
          <table:table-cell office:value-type="float" office:value="0.007422859">
            <text:p>0.007422859</text:p>
          </table:table-cell>
          <table:table-cell office:value-type="float" office:value="0.005577256">
            <text:p>0.005577256</text:p>
          </table:table-cell>
          <table:table-cell office:value-type="float" office:value="0.005702986">
            <text:p>0.005702986</text:p>
          </table:table-cell>
          <table:table-cell office:value-type="float" office:value="0.0074329767">
            <text:p>0.0074329767</text:p>
          </table:table-cell>
          <table:table-cell office:value-type="float" office:value="0.006010615">
            <text:p>0.006010615</text:p>
          </table:table-cell>
          <table:table-cell office:value-type="float" office:value="0.005199951">
            <text:p>0.005199951</text:p>
          </table:table-cell>
          <table:table-cell office:value-type="float" office:value="0.0074219923">
            <text:p>0.0074219923</text:p>
          </table:table-cell>
          <table:table-cell office:value-type="float" office:value="0.0059108566">
            <text:p>0.0059108566</text:p>
          </table:table-cell>
          <table:table-cell office:value-type="float" office:value="0.0060425904">
            <text:p>0.0060425904</text:p>
          </table:table-cell>
          <table:table-cell office:value-type="float" office:value="0.0044688485">
            <text:p>0.0044688485</text:p>
          </table:table-cell>
          <table:table-cell office:value-type="float" office:value="0.0044988543">
            <text:p>0.0044988543</text:p>
          </table:table-cell>
          <table:table-cell office:value-type="float" office:value="0.006144279">
            <text:p>0.006144279</text:p>
          </table:table-cell>
          <table:table-cell office:value-type="float" office:value="0.0064994707">
            <text:p>0.0064994707</text:p>
          </table:table-cell>
          <table:table-cell office:value-type="float" office:value="0.00476408">
            <text:p>0.00476408</text:p>
          </table:table-cell>
          <table:table-cell office:value-type="float" office:value="0.004486967">
            <text:p>0.004486967</text:p>
          </table:table-cell>
          <table:table-cell office:value-type="float" office:value="0.005259074">
            <text:p>0.005259074</text:p>
          </table:table-cell>
          <table:table-cell office:value-type="float" office:value="0.0054595936">
            <text:p>0.0054595936</text:p>
          </table:table-cell>
          <table:table-cell office:value-type="float" office:value="0.0060126483">
            <text:p>0.0060126483</text:p>
          </table:table-cell>
          <table:table-cell office:value-type="float" office:value="0.004840083">
            <text:p>0.004840083</text:p>
          </table:table-cell>
          <table:table-cell office:value-type="float" office:value="0.004677657">
            <text:p>0.004677657</text:p>
          </table:table-cell>
          <table:table-cell office:value-type="float" office:value="0.0049988395">
            <text:p>0.0049988395</text:p>
          </table:table-cell>
          <table:table-cell office:value-type="float" office:value="0.0056485366">
            <text:p>0.0056485366</text:p>
          </table:table-cell>
          <table:table-cell office:value-type="float" office:value="0.0058544897">
            <text:p>0.0058544897</text:p>
          </table:table-cell>
          <table:table-cell office:value-type="float" office:value="0.0037488246">
            <text:p>0.0037488246</text:p>
          </table:table-cell>
          <table:table-cell office:value-type="float" office:value="0.0040628314">
            <text:p>0.0040628314</text:p>
          </table:table-cell>
          <table:table-cell office:value-type="float" office:value="0.0046892264">
            <text:p>0.0046892264</text:p>
          </table:table-cell>
          <table:table-cell office:value-type="float" office:value="0.004887204">
            <text:p>0.004887204</text:p>
          </table:table-cell>
          <table:table-cell office:value-type="float" office:value="0.0037010713">
            <text:p>0.0037010713</text:p>
          </table:table-cell>
          <table:table-cell office:value-type="float" office:value="0.0033963406">
            <text:p>0.0033963406</text:p>
          </table:table-cell>
          <table:table-cell office:value-type="float" office:value="0.0039222147">
            <text:p>0.0039222147</text:p>
          </table:table-cell>
          <table:table-cell office:value-type="float" office:value="0.0042685815">
            <text:p>0.0042685815</text:p>
          </table:table-cell>
          <table:table-cell office:value-type="float" office:value="0.005089706">
            <text:p>0.005089706</text:p>
          </table:table-cell>
          <table:table-cell office:value-type="float" office:value="0.004326792">
            <text:p>0.004326792</text:p>
          </table:table-cell>
          <table:table-cell office:value-type="float" office:value="0.003228534">
            <text:p>0.003228534</text:p>
          </table:table-cell>
          <table:table-cell office:value-type="float" office:value="0.0040773395">
            <text:p>0.0040773395</text:p>
          </table:table-cell>
          <table:table-cell office:value-type="float" office:value="0.0042910874">
            <text:p>0.0042910874</text:p>
          </table:table-cell>
          <table:table-cell office:value-type="float" office:value="0.00454411">
            <text:p>0.00454411</text:p>
          </table:table-cell>
          <table:table-cell office:value-type="float" office:value="0.0034705058">
            <text:p>0.0034705058</text:p>
          </table:table-cell>
          <table:table-cell office:value-type="float" office:value="0.004273931">
            <text:p>0.004273931</text:p>
          </table:table-cell>
          <table:table-cell office:value-type="float" office:value="0.0037406571">
            <text:p>0.0037406571</text:p>
          </table:table-cell>
          <table:table-cell office:value-type="float" office:value="0.004150489">
            <text:p>0.004150489</text:p>
          </table:table-cell>
          <table:table-cell office:value-type="float" office:value="0.0033475254">
            <text:p>0.0033475254</text:p>
          </table:table-cell>
          <table:table-cell office:value-type="float" office:value="0.0031971417">
            <text:p>0.0031971417</text:p>
          </table:table-cell>
          <table:table-cell office:value-type="float" office:value="0.003404304">
            <text:p>0.003404304</text:p>
          </table:table-cell>
          <table:table-cell office:value-type="float" office:value="0.0030845357">
            <text:p>0.0030845357</text:p>
          </table:table-cell>
          <table:table-cell office:value-type="float" office:value="0.0031867162">
            <text:p>0.0031867162</text:p>
          </table:table-cell>
          <table:table-cell office:value-type="float" office:value="0.0032334963">
            <text:p>0.0032334963</text:p>
          </table:table-cell>
          <table:table-cell office:value-type="float" office:value="0.0025836856">
            <text:p>0.0025836856</text:p>
          </table:table-cell>
          <table:table-cell office:value-type="float" office:value="0.0033413104">
            <text:p>0.0033413104</text:p>
          </table:table-cell>
          <table:table-cell office:value-type="float" office:value="0.0035627764">
            <text:p>0.0035627764</text:p>
          </table:table-cell>
          <table:table-cell office:value-type="float" office:value="0.0032207791">
            <text:p>0.0032207791</text:p>
          </table:table-cell>
          <table:table-cell office:value-type="float" office:value="0.0028813104">
            <text:p>0.0028813104</text:p>
          </table:table-cell>
          <table:table-cell office:value-type="float" office:value="0.0025870586">
            <text:p>0.0025870586</text:p>
          </table:table-cell>
          <table:table-cell office:value-type="float" office:value="0.002599645">
            <text:p>0.002599645</text:p>
          </table:table-cell>
          <table:table-cell office:value-type="float" office:value="0.00219607">
            <text:p>0.00219607</text:p>
          </table:table-cell>
          <table:table-cell office:value-type="float" office:value="0.0022875709">
            <text:p>0.0022875709</text:p>
          </table:table-cell>
          <table:table-cell office:value-type="float" office:value="0.0026293914">
            <text:p>0.0026293914</text:p>
          </table:table-cell>
          <table:table-cell office:value-type="float" office:value="0.0027673254">
            <text:p>0.0027673254</text:p>
          </table:table-cell>
          <table:table-cell office:value-type="float" office:value="0.0025445062">
            <text:p>0.0025445062</text:p>
          </table:table-cell>
          <table:table-cell office:value-type="float" office:value="0.0020866436">
            <text:p>0.0020866436</text:p>
          </table:table-cell>
          <table:table-cell office:value-type="float" office:value="0.002093913">
            <text:p>0.002093913</text:p>
          </table:table-cell>
          <table:table-cell office:value-type="float" office:value="0.002272026">
            <text:p>0.002272026</text:p>
          </table:table-cell>
          <table:table-cell office:value-type="float" office:value="0.002229024">
            <text:p>0.002229024</text:p>
          </table:table-cell>
          <table:table-cell office:value-type="float" office:value="0.0019986741">
            <text:p>0.0019986741</text:p>
          </table:table-cell>
          <table:table-cell office:value-type="float" office:value="0.0021114342">
            <text:p>0.0021114342</text:p>
          </table:table-cell>
          <table:table-cell office:value-type="float" office:value="0.0019946597">
            <text:p>0.0019946597</text:p>
          </table:table-cell>
          <table:table-cell office:value-type="float" office:value="0.0020708062">
            <text:p>0.0020708062</text:p>
          </table:table-cell>
          <table:table-cell office:value-type="float" office:value="0.002106461">
            <text:p>0.002106461</text:p>
          </table:table-cell>
          <table:table-cell office:value-type="float" office:value="0.0019731962">
            <text:p>0.0019731962</text:p>
          </table:table-cell>
          <table:table-cell office:value-type="float" office:value="0.0018815289">
            <text:p>0.0018815289</text:p>
          </table:table-cell>
          <table:table-cell office:value-type="float" office:value="0.0019001868">
            <text:p>0.0019001868</text:p>
          </table:table-cell>
          <table:table-cell office:value-type="float" office:value="0.002221108">
            <text:p>0.002221108</text:p>
          </table:table-cell>
          <table:table-cell office:value-type="float" office:value="0.0020132016">
            <text:p>0.0020132016</text:p>
          </table:table-cell>
          <table:table-cell office:value-type="float" office:value="0.001846458">
            <text:p>0.001846458</text:p>
          </table:table-cell>
          <table:table-cell office:value-type="float" office:value="0.0018391361">
            <text:p>0.0018391361</text:p>
          </table:table-cell>
          <table:table-cell office:value-type="float" office:value="0.0019366392">
            <text:p>0.0019366392</text:p>
          </table:table-cell>
          <table:table-cell office:value-type="float" office:value="0.0018734987">
            <text:p>0.0018734987</text:p>
          </table:table-cell>
          <table:table-cell office:value-type="float" office:value="0.0018855036">
            <text:p>0.0018855036</text:p>
          </table:table-cell>
          <table:table-cell office:value-type="float" office:value="0.0018528037">
            <text:p>0.0018528037</text:p>
          </table:table-cell>
          <table:table-cell office:value-type="float" office:value="0.0019103365">
            <text:p>0.0019103365</text:p>
          </table:table-cell>
          <table:table-cell office:value-type="float" office:value="0.0018220006">
            <text:p>0.0018220006</text:p>
          </table:table-cell>
          <table:table-cell office:value-type="float" office:value="0.00211067">
            <text:p>0.00211067</text:p>
          </table:table-cell>
          <table:table-cell office:value-type="float" office:value="0.0020802035">
            <text:p>0.0020802035</text:p>
          </table:table-cell>
          <table:table-cell office:value-type="float" office:value="0.0019116369">
            <text:p>0.0019116369</text:p>
          </table:table-cell>
          <table:table-cell office:value-type="float" office:value="0.0018062745">
            <text:p>0.0018062745</text:p>
          </table:table-cell>
          <table:table-cell office:value-type="float" office:value="0.0018309372">
            <text:p>0.0018309372</text:p>
          </table:table-cell>
          <table:table-cell office:value-type="float" office:value="0.0018613202">
            <text:p>0.0018613202</text:p>
          </table:table-cell>
          <table:table-cell office:value-type="float" office:value="0.0018726758">
            <text:p>0.0018726758</text:p>
          </table:table-cell>
          <table:table-cell office:value-type="float" office:value="0.001845994">
            <text:p>0.001845994</text:p>
          </table:table-cell>
          <table:table-cell office:value-type="float" office:value="0.0020138598">
            <text:p>0.0020138598</text:p>
          </table:table-cell>
          <table:table-cell office:value-type="float" office:value="0.002038959">
            <text:p>0.002038959</text:p>
          </table:table-cell>
          <table:table-cell office:value-type="float" office:value="0.0018529914">
            <text:p>0.0018529914</text:p>
          </table:table-cell>
          <table:table-cell office:value-type="float" office:value="0.0019452354">
            <text:p>0.0019452354</text:p>
          </table:table-cell>
          <table:table-cell office:value-type="float" office:value="0.0017564637">
            <text:p>0.0017564637</text:p>
          </table:table-cell>
          <table:table-cell office:value-type="float" office:value="0.0017485429">
            <text:p>0.0017485429</text:p>
          </table:table-cell>
          <table:table-cell office:value-type="float" office:value="0.0019074426">
            <text:p>0.0019074426</text:p>
          </table:table-cell>
          <table:table-cell office:value-type="float" office:value="0.0019957195">
            <text:p>0.0019957195</text:p>
          </table:table-cell>
          <table:table-cell office:value-type="float" office:value="0.0022017295">
            <text:p>0.0022017295</text:p>
          </table:table-cell>
          <table:table-cell office:value-type="float" office:value="0.0022216493">
            <text:p>0.0022216493</text:p>
          </table:table-cell>
          <table:table-cell office:value-type="float" office:value="0.0019524081">
            <text:p>0.0019524081</text:p>
          </table:table-cell>
          <table:table-cell office:value-type="float" office:value="0.0019937474">
            <text:p>0.0019937474</text:p>
          </table:table-cell>
          <table:table-cell office:value-type="float" office:value="0.00199294">
            <text:p>0.00199294</text:p>
          </table:table-cell>
          <table:table-cell office:value-type="float" office:value="0.0019277487">
            <text:p>0.0019277487</text:p>
          </table:table-cell>
          <table:table-cell office:value-type="float" office:value="0.0020204508">
            <text:p>0.0020204508</text:p>
          </table:table-cell>
          <table:table-cell office:value-type="float" office:value="0.0020086057">
            <text:p>0.0020086057</text:p>
          </table:table-cell>
          <table:table-cell office:value-type="float" office:value="0.0021573664">
            <text:p>0.0021573664</text:p>
          </table:table-cell>
          <table:table-cell office:value-type="float" office:value="0.0023016077">
            <text:p>0.0023016077</text:p>
          </table:table-cell>
          <table:table-cell office:value-type="float" office:value="0.0020593076">
            <text:p>0.0020593076</text:p>
          </table:table-cell>
          <table:table-cell office:value-type="float" office:value="0.0017916473">
            <text:p>0.0017916473</text:p>
          </table:table-cell>
          <table:table-cell office:value-type="float" office:value="0.0018435256">
            <text:p>0.0018435256</text:p>
          </table:table-cell>
          <table:table-cell office:value-type="float" office:value="0.0019151142">
            <text:p>0.0019151142</text:p>
          </table:table-cell>
          <table:table-cell office:value-type="float" office:value="0.0020076819">
            <text:p>0.0020076819</text:p>
          </table:table-cell>
          <table:table-cell office:value-type="float" office:value="0.0020462146">
            <text:p>0.0020462146</text:p>
          </table:table-cell>
          <table:table-cell office:value-type="float" office:value="0.0020603696">
            <text:p>0.0020603696</text:p>
          </table:table-cell>
          <table:table-cell office:value-type="float" office:value="0.0021285745">
            <text:p>0.0021285745</text:p>
          </table:table-cell>
          <table:table-cell office:value-type="float" office:value="0.00211747">
            <text:p>0.00211747</text:p>
          </table:table-cell>
          <table:table-cell office:value-type="float" office:value="0.0019695903">
            <text:p>0.0019695903</text:p>
          </table:table-cell>
          <table:table-cell office:value-type="float" office:value="0.001844534">
            <text:p>0.001844534</text:p>
          </table:table-cell>
          <table:table-cell office:value-type="float" office:value="0.0018427807">
            <text:p>0.0018427807</text:p>
          </table:table-cell>
          <table:table-cell office:value-type="float" office:value="0.0018657453">
            <text:p>0.0018657453</text:p>
          </table:table-cell>
          <table:table-cell office:value-type="float" office:value="0.0019892396">
            <text:p>0.0019892396</text:p>
          </table:table-cell>
          <table:table-cell office:value-type="float" office:value="0.0019572107">
            <text:p>0.0019572107</text:p>
          </table:table-cell>
          <table:table-cell office:value-type="float" office:value="0.0019561222">
            <text:p>0.0019561222</text:p>
          </table:table-cell>
          <table:table-cell office:value-type="float" office:value="0.001996503">
            <text:p>0.001996503</text:p>
          </table:table-cell>
          <table:table-cell office:value-type="float" office:value="0.001993593">
            <text:p>0.001993593</text:p>
          </table:table-cell>
          <table:table-cell office:value-type="float" office:value="0.0019402612">
            <text:p>0.0019402612</text:p>
          </table:table-cell>
          <table:table-cell office:value-type="float" office:value="0.0018840381">
            <text:p>0.0018840381</text:p>
          </table:table-cell>
          <table:table-cell office:value-type="float" office:value="0.0018656775">
            <text:p>0.0018656775</text:p>
          </table:table-cell>
          <table:table-cell office:value-type="float" office:value="0.0019317416">
            <text:p>0.0019317416</text:p>
          </table:table-cell>
          <table:table-cell office:value-type="float" office:value="0.0019875998">
            <text:p>0.0019875998</text:p>
          </table:table-cell>
          <table:table-cell office:value-type="float" office:value="0.0020596017">
            <text:p>0.0020596017</text:p>
          </table:table-cell>
          <table:table-cell office:value-type="float" office:value="0.0019900629">
            <text:p>0.0019900629</text:p>
          </table:table-cell>
          <table:table-cell office:value-type="float" office:value="0.0019236313">
            <text:p>0.0019236313</text:p>
          </table:table-cell>
          <table:table-cell office:value-type="float" office:value="0.0018509553">
            <text:p>0.0018509553</text:p>
          </table:table-cell>
          <table:table-cell office:value-type="float" office:value="0.0019007272">
            <text:p>0.0019007272</text:p>
          </table:table-cell>
          <table:table-cell office:value-type="float" office:value="0.0019402755">
            <text:p>0.0019402755</text:p>
          </table:table-cell>
          <table:table-cell office:value-type="float" office:value="0.0020075908">
            <text:p>0.0020075908</text:p>
          </table:table-cell>
          <table:table-cell office:value-type="float" office:value="0.0020449525">
            <text:p>0.0020449525</text:p>
          </table:table-cell>
          <table:table-cell table:style-name="Default" office:value-type="float" office:value="0.0019763205">
            <text:p>0.0019763205</text:p>
          </table:table-cell>
          <table:table-cell table:style-name="Default" office:value-type="float" office:value="0.0018708569">
            <text:p>0.0018708569</text:p>
          </table:table-cell>
          <table:table-cell table:style-name="Default" office:value-type="float" office:value="0.0018226671">
            <text:p>0.0018226671</text:p>
          </table:table-cell>
          <table:table-cell table:style-name="Default" office:value-type="float" office:value="0.0017991452">
            <text:p>0.0017991452</text:p>
          </table:table-cell>
          <table:table-cell office:value-type="float" office:value="0.0018170837">
            <text:p>0.0018170837</text:p>
          </table:table-cell>
          <table:table-cell table:style-name="Default" office:value-type="float" office:value="0.0018202307">
            <text:p>0.0018202307</text:p>
          </table:table-cell>
          <table:table-cell table:style-name="Default" office:value-type="float" office:value="0.0017874535">
            <text:p>0.0017874535</text:p>
          </table:table-cell>
          <table:table-cell table:style-name="Default" office:value-type="float" office:value="0.0017669948">
            <text:p>0.0017669948</text:p>
          </table:table-cell>
          <table:table-cell table:style-name="Default" office:value-type="float" office:value="0.0017787145">
            <text:p>0.0017787145</text:p>
          </table:table-cell>
          <table:table-cell table:style-name="Default" office:value-type="float" office:value="0.0016519843">
            <text:p>0.0016519843</text:p>
          </table:table-cell>
          <table:table-cell table:style-name="Default" office:value-type="float" office:value="0.0016192415">
            <text:p>0.0016192415</text:p>
          </table:table-cell>
          <table:table-cell table:style-name="Default" office:value-type="float" office:value="0.0016208014">
            <text:p>0.0016208014</text:p>
          </table:table-cell>
          <table:table-cell table:style-name="Default" office:value-type="float" office:value="0.0015669876">
            <text:p>0.0015669876</text:p>
          </table:table-cell>
          <table:table-cell table:style-name="Default" office:value-type="float" office:value="0.0015723805">
            <text:p>0.0015723805</text:p>
          </table:table-cell>
          <table:table-cell table:style-name="Default" office:value-type="float" office:value="0.0015135859">
            <text:p>0.0015135859</text:p>
          </table:table-cell>
          <table:table-cell table:style-name="Default" office:value-type="float" office:value="0.0014264056">
            <text:p>0.0014264056</text:p>
          </table:table-cell>
          <table:table-cell table:style-name="Default" office:value-type="float" office:value="0.0013996436">
            <text:p>0.0013996436</text:p>
          </table:table-cell>
          <table:table-cell table:style-name="Default" office:value-type="float" office:value="0.0013801067">
            <text:p>0.0013801067</text:p>
          </table:table-cell>
          <table:table-cell table:style-name="Default" office:value-type="float" office:value="0.0012868687">
            <text:p>0.0012868687</text:p>
          </table:table-cell>
          <table:table-cell table:style-name="Default" office:value-type="float" office:value="0.0012319329">
            <text:p>0.0012319329</text:p>
          </table:table-cell>
          <table:table-cell table:style-name="Default" office:value-type="float" office:value="0.0011603443">
            <text:p>0.0011603443</text:p>
          </table:table-cell>
          <table:table-cell table:style-name="Default" office:value-type="float" office:value="0.0011101402">
            <text:p>0.0011101402</text:p>
          </table:table-cell>
          <table:table-cell table:style-name="Default" office:value-type="float" office:value="0.001001547">
            <text:p>0.001001547</text:p>
          </table:table-cell>
          <table:table-cell office:value-type="float" office:value="0.0008841708">
            <text:p>8.84E-004</text:p>
          </table:table-cell>
          <table:table-cell office:value-type="float" office:value="0.0008424556">
            <text:p>8.42E-004</text:p>
          </table:table-cell>
          <table:table-cell office:value-type="float" office:value="0.0008317492">
            <text:p>8.32E-004</text:p>
          </table:table-cell>
          <table:table-cell office:value-type="float" office:value="0.0008327442">
            <text:p>8.33E-004</text:p>
          </table:table-cell>
          <table:table-cell office:value-type="float" office:value="0.00083491136">
            <text:p>8.35E-004</text:p>
          </table:table-cell>
          <table:table-cell office:value-type="float" office:value="0.0008369977">
            <text:p>8.37E-004</text:p>
          </table:table-cell>
          <table:table-cell office:value-type="float" office:value="0.0008385941">
            <text:p>8.39E-004</text:p>
          </table:table-cell>
          <table:table-cell/>
        </table:table-row>
        <table:table-row table:style-name="ro1">
          <table:table-cell office:value-type="string">
            <text:p>/mnt/share/Music/Albums/Parliament/Osmium/04 Moonshine Heather.mp3</text:p>
          </table:table-cell>
          <table:table-cell office:value-type="float" office:value="0.06939372">
            <text:p>0.06939372</text:p>
          </table:table-cell>
          <table:table-cell office:value-type="float" office:value="0.1386616">
            <text:p>0.1386616</text:p>
          </table:table-cell>
          <table:table-cell office:value-type="float" office:value="0.08274119">
            <text:p>0.08274119</text:p>
          </table:table-cell>
          <table:table-cell office:value-type="float" office:value="0.038636114">
            <text:p>0.038636114</text:p>
          </table:table-cell>
          <table:table-cell office:value-type="float" office:value="0.026826221">
            <text:p>0.026826221</text:p>
          </table:table-cell>
          <table:table-cell office:value-type="float" office:value="0.020116976">
            <text:p>0.020116976</text:p>
          </table:table-cell>
          <table:table-cell office:value-type="float" office:value="0.018730255">
            <text:p>0.018730255</text:p>
          </table:table-cell>
          <table:table-cell office:value-type="float" office:value="0.017865498">
            <text:p>0.017865498</text:p>
          </table:table-cell>
          <table:table-cell office:value-type="float" office:value="0.015182315">
            <text:p>0.015182315</text:p>
          </table:table-cell>
          <table:table-cell office:value-type="float" office:value="0.016761879">
            <text:p>0.016761879</text:p>
          </table:table-cell>
          <table:table-cell office:value-type="float" office:value="0.017407509">
            <text:p>0.017407509</text:p>
          </table:table-cell>
          <table:table-cell office:value-type="float" office:value="0.01266706">
            <text:p>0.01266706</text:p>
          </table:table-cell>
          <table:table-cell office:value-type="float" office:value="0.013770741">
            <text:p>0.013770741</text:p>
          </table:table-cell>
          <table:table-cell office:value-type="float" office:value="0.016190471">
            <text:p>0.016190471</text:p>
          </table:table-cell>
          <table:table-cell office:value-type="float" office:value="0.02224498">
            <text:p>0.02224498</text:p>
          </table:table-cell>
          <table:table-cell office:value-type="float" office:value="0.019973623">
            <text:p>0.019973623</text:p>
          </table:table-cell>
          <table:table-cell office:value-type="float" office:value="0.023967894">
            <text:p>0.023967894</text:p>
          </table:table-cell>
          <table:table-cell office:value-type="float" office:value="0.036514055">
            <text:p>0.036514055</text:p>
          </table:table-cell>
          <table:table-cell office:value-type="float" office:value="0.04499785">
            <text:p>0.04499785</text:p>
          </table:table-cell>
          <table:table-cell office:value-type="float" office:value="0.030290902">
            <text:p>0.030290902</text:p>
          </table:table-cell>
          <table:table-cell office:value-type="float" office:value="0.035230905">
            <text:p>0.035230905</text:p>
          </table:table-cell>
          <table:table-cell office:value-type="float" office:value="0.06108048">
            <text:p>0.06108048</text:p>
          </table:table-cell>
          <table:table-cell office:value-type="float" office:value="0.043194227">
            <text:p>0.043194227</text:p>
          </table:table-cell>
          <table:table-cell office:value-type="float" office:value="0.036315616">
            <text:p>0.036315616</text:p>
          </table:table-cell>
          <table:table-cell office:value-type="float" office:value="0.042557582">
            <text:p>0.042557582</text:p>
          </table:table-cell>
          <table:table-cell office:value-type="float" office:value="0.03866072">
            <text:p>0.03866072</text:p>
          </table:table-cell>
          <table:table-cell office:value-type="float" office:value="0.0306646">
            <text:p>0.0306646</text:p>
          </table:table-cell>
          <table:table-cell office:value-type="float" office:value="0.03296626">
            <text:p>0.03296626</text:p>
          </table:table-cell>
          <table:table-cell office:value-type="float" office:value="0.04747795">
            <text:p>0.04747795</text:p>
          </table:table-cell>
          <table:table-cell office:value-type="float" office:value="0.056806255">
            <text:p>0.056806255</text:p>
          </table:table-cell>
          <table:table-cell office:value-type="float" office:value="0.0467465">
            <text:p>0.0467465</text:p>
          </table:table-cell>
          <table:table-cell office:value-type="float" office:value="0.043095972">
            <text:p>0.043095972</text:p>
          </table:table-cell>
          <table:table-cell office:value-type="float" office:value="0.048735008">
            <text:p>0.048735008</text:p>
          </table:table-cell>
          <table:table-cell office:value-type="float" office:value="0.033991672">
            <text:p>0.033991672</text:p>
          </table:table-cell>
          <table:table-cell office:value-type="float" office:value="0.029175058">
            <text:p>0.029175058</text:p>
          </table:table-cell>
          <table:table-cell office:value-type="float" office:value="0.030941153">
            <text:p>0.030941153</text:p>
          </table:table-cell>
          <table:table-cell office:value-type="float" office:value="0.068203636">
            <text:p>0.068203636</text:p>
          </table:table-cell>
          <table:table-cell office:value-type="float" office:value="0.025392398">
            <text:p>0.025392398</text:p>
          </table:table-cell>
          <table:table-cell office:value-type="float" office:value="0.032974984">
            <text:p>0.032974984</text:p>
          </table:table-cell>
          <table:table-cell office:value-type="float" office:value="0.02401764">
            <text:p>0.02401764</text:p>
          </table:table-cell>
          <table:table-cell office:value-type="float" office:value="0.020449653">
            <text:p>0.020449653</text:p>
          </table:table-cell>
          <table:table-cell office:value-type="float" office:value="0.025964402">
            <text:p>0.025964402</text:p>
          </table:table-cell>
          <table:table-cell office:value-type="float" office:value="0.025626795">
            <text:p>0.025626795</text:p>
          </table:table-cell>
          <table:table-cell office:value-type="float" office:value="0.027539752">
            <text:p>0.027539752</text:p>
          </table:table-cell>
          <table:table-cell office:value-type="float" office:value="0.025656857">
            <text:p>0.025656857</text:p>
          </table:table-cell>
          <table:table-cell office:value-type="float" office:value="0.024041075">
            <text:p>0.024041075</text:p>
          </table:table-cell>
          <table:table-cell office:value-type="float" office:value="0.023555957">
            <text:p>0.023555957</text:p>
          </table:table-cell>
          <table:table-cell office:value-type="float" office:value="0.022423828">
            <text:p>0.022423828</text:p>
          </table:table-cell>
          <table:table-cell office:value-type="float" office:value="0.022019653">
            <text:p>0.022019653</text:p>
          </table:table-cell>
          <table:table-cell office:value-type="float" office:value="0.021014927">
            <text:p>0.021014927</text:p>
          </table:table-cell>
          <table:table-cell office:value-type="float" office:value="0.019208046">
            <text:p>0.019208046</text:p>
          </table:table-cell>
          <table:table-cell office:value-type="float" office:value="0.025984872">
            <text:p>0.025984872</text:p>
          </table:table-cell>
          <table:table-cell office:value-type="float" office:value="0.024315929">
            <text:p>0.024315929</text:p>
          </table:table-cell>
          <table:table-cell office:value-type="float" office:value="0.018543039">
            <text:p>0.018543039</text:p>
          </table:table-cell>
          <table:table-cell office:value-type="float" office:value="0.018955193">
            <text:p>0.018955193</text:p>
          </table:table-cell>
          <table:table-cell office:value-type="float" office:value="0.017008789">
            <text:p>0.017008789</text:p>
          </table:table-cell>
          <table:table-cell office:value-type="float" office:value="0.020778473">
            <text:p>0.020778473</text:p>
          </table:table-cell>
          <table:table-cell office:value-type="float" office:value="0.01933315">
            <text:p>0.01933315</text:p>
          </table:table-cell>
          <table:table-cell office:value-type="float" office:value="0.01827236">
            <text:p>0.01827236</text:p>
          </table:table-cell>
          <table:table-cell office:value-type="float" office:value="0.015936464">
            <text:p>0.015936464</text:p>
          </table:table-cell>
          <table:table-cell office:value-type="float" office:value="0.016889753">
            <text:p>0.016889753</text:p>
          </table:table-cell>
          <table:table-cell office:value-type="float" office:value="0.018223498">
            <text:p>0.018223498</text:p>
          </table:table-cell>
          <table:table-cell office:value-type="float" office:value="0.015590752">
            <text:p>0.015590752</text:p>
          </table:table-cell>
          <table:table-cell office:value-type="float" office:value="0.016017552">
            <text:p>0.016017552</text:p>
          </table:table-cell>
          <table:table-cell office:value-type="float" office:value="0.018494084">
            <text:p>0.018494084</text:p>
          </table:table-cell>
          <table:table-cell office:value-type="float" office:value="0.018809546">
            <text:p>0.018809546</text:p>
          </table:table-cell>
          <table:table-cell office:value-type="float" office:value="0.018253049">
            <text:p>0.018253049</text:p>
          </table:table-cell>
          <table:table-cell office:value-type="float" office:value="0.020891031">
            <text:p>0.020891031</text:p>
          </table:table-cell>
          <table:table-cell office:value-type="float" office:value="0.020498017">
            <text:p>0.020498017</text:p>
          </table:table-cell>
          <table:table-cell office:value-type="float" office:value="0.020239769">
            <text:p>0.020239769</text:p>
          </table:table-cell>
          <table:table-cell office:value-type="float" office:value="0.021017132">
            <text:p>0.021017132</text:p>
          </table:table-cell>
          <table:table-cell office:value-type="float" office:value="0.01884672">
            <text:p>0.01884672</text:p>
          </table:table-cell>
          <table:table-cell office:value-type="float" office:value="0.01860987">
            <text:p>0.01860987</text:p>
          </table:table-cell>
          <table:table-cell office:value-type="float" office:value="0.019820377">
            <text:p>0.019820377</text:p>
          </table:table-cell>
          <table:table-cell office:value-type="float" office:value="0.020538207">
            <text:p>0.020538207</text:p>
          </table:table-cell>
          <table:table-cell office:value-type="float" office:value="0.01925633">
            <text:p>0.01925633</text:p>
          </table:table-cell>
          <table:table-cell office:value-type="float" office:value="0.019064581">
            <text:p>0.019064581</text:p>
          </table:table-cell>
          <table:table-cell office:value-type="float" office:value="0.019215148">
            <text:p>0.019215148</text:p>
          </table:table-cell>
          <table:table-cell office:value-type="float" office:value="0.018716132">
            <text:p>0.018716132</text:p>
          </table:table-cell>
          <table:table-cell office:value-type="float" office:value="0.01939394">
            <text:p>0.01939394</text:p>
          </table:table-cell>
          <table:table-cell office:value-type="float" office:value="0.017166253">
            <text:p>0.017166253</text:p>
          </table:table-cell>
          <table:table-cell office:value-type="float" office:value="0.016393818">
            <text:p>0.016393818</text:p>
          </table:table-cell>
          <table:table-cell office:value-type="float" office:value="0.015426484">
            <text:p>0.015426484</text:p>
          </table:table-cell>
          <table:table-cell office:value-type="float" office:value="0.015419997">
            <text:p>0.015419997</text:p>
          </table:table-cell>
          <table:table-cell office:value-type="float" office:value="0.0153727">
            <text:p>0.0153727</text:p>
          </table:table-cell>
          <table:table-cell office:value-type="float" office:value="0.017146876">
            <text:p>0.017146876</text:p>
          </table:table-cell>
          <table:table-cell office:value-type="float" office:value="0.014661786">
            <text:p>0.014661786</text:p>
          </table:table-cell>
          <table:table-cell office:value-type="float" office:value="0.0138753215">
            <text:p>0.0138753215</text:p>
          </table:table-cell>
          <table:table-cell office:value-type="float" office:value="0.013453618">
            <text:p>0.013453618</text:p>
          </table:table-cell>
          <table:table-cell office:value-type="float" office:value="0.012734632">
            <text:p>0.012734632</text:p>
          </table:table-cell>
          <table:table-cell office:value-type="float" office:value="0.014096707">
            <text:p>0.014096707</text:p>
          </table:table-cell>
          <table:table-cell office:value-type="float" office:value="0.013373522">
            <text:p>0.013373522</text:p>
          </table:table-cell>
          <table:table-cell office:value-type="float" office:value="0.012313859">
            <text:p>0.012313859</text:p>
          </table:table-cell>
          <table:table-cell office:value-type="float" office:value="0.011535981">
            <text:p>0.011535981</text:p>
          </table:table-cell>
          <table:table-cell office:value-type="float" office:value="0.013410839">
            <text:p>0.013410839</text:p>
          </table:table-cell>
          <table:table-cell office:value-type="float" office:value="0.011012152">
            <text:p>0.011012152</text:p>
          </table:table-cell>
          <table:table-cell office:value-type="float" office:value="0.009827121">
            <text:p>0.009827121</text:p>
          </table:table-cell>
          <table:table-cell office:value-type="float" office:value="0.01034349">
            <text:p>0.01034349</text:p>
          </table:table-cell>
          <table:table-cell office:value-type="float" office:value="0.010380531">
            <text:p>0.010380531</text:p>
          </table:table-cell>
          <table:table-cell office:value-type="float" office:value="0.010293048">
            <text:p>0.010293048</text:p>
          </table:table-cell>
          <table:table-cell office:value-type="float" office:value="0.009937911">
            <text:p>0.009937911</text:p>
          </table:table-cell>
          <table:table-cell office:value-type="float" office:value="0.009464316">
            <text:p>0.009464316</text:p>
          </table:table-cell>
          <table:table-cell office:value-type="float" office:value="0.010392684">
            <text:p>0.010392684</text:p>
          </table:table-cell>
          <table:table-cell office:value-type="float" office:value="0.009574394">
            <text:p>0.009574394</text:p>
          </table:table-cell>
          <table:table-cell office:value-type="float" office:value="0.010211109">
            <text:p>0.010211109</text:p>
          </table:table-cell>
          <table:table-cell office:value-type="float" office:value="0.007991902">
            <text:p>0.007991902</text:p>
          </table:table-cell>
          <table:table-cell office:value-type="float" office:value="0.009248515">
            <text:p>0.009248515</text:p>
          </table:table-cell>
          <table:table-cell office:value-type="float" office:value="0.009561611">
            <text:p>0.009561611</text:p>
          </table:table-cell>
          <table:table-cell office:value-type="float" office:value="0.008471552">
            <text:p>0.008471552</text:p>
          </table:table-cell>
          <table:table-cell office:value-type="float" office:value="0.008870953">
            <text:p>0.008870953</text:p>
          </table:table-cell>
          <table:table-cell office:value-type="float" office:value="0.007823006">
            <text:p>0.007823006</text:p>
          </table:table-cell>
          <table:table-cell office:value-type="float" office:value="0.0073631825">
            <text:p>0.0073631825</text:p>
          </table:table-cell>
          <table:table-cell office:value-type="float" office:value="0.007657688">
            <text:p>0.007657688</text:p>
          </table:table-cell>
          <table:table-cell office:value-type="float" office:value="0.007924079">
            <text:p>0.007924079</text:p>
          </table:table-cell>
          <table:table-cell office:value-type="float" office:value="0.006936033">
            <text:p>0.006936033</text:p>
          </table:table-cell>
          <table:table-cell office:value-type="float" office:value="0.0075975237">
            <text:p>0.0075975237</text:p>
          </table:table-cell>
          <table:table-cell office:value-type="float" office:value="0.007592605">
            <text:p>0.007592605</text:p>
          </table:table-cell>
          <table:table-cell office:value-type="float" office:value="0.006277598">
            <text:p>0.006277598</text:p>
          </table:table-cell>
          <table:table-cell office:value-type="float" office:value="0.0068598366">
            <text:p>0.0068598366</text:p>
          </table:table-cell>
          <table:table-cell office:value-type="float" office:value="0.005830552">
            <text:p>0.005830552</text:p>
          </table:table-cell>
          <table:table-cell office:value-type="float" office:value="0.006618954">
            <text:p>0.006618954</text:p>
          </table:table-cell>
          <table:table-cell office:value-type="float" office:value="0.0071462383">
            <text:p>0.0071462383</text:p>
          </table:table-cell>
          <table:table-cell office:value-type="float" office:value="0.006584074">
            <text:p>0.006584074</text:p>
          </table:table-cell>
          <table:table-cell office:value-type="float" office:value="0.006496923">
            <text:p>0.006496923</text:p>
          </table:table-cell>
          <table:table-cell office:value-type="float" office:value="0.0062190276">
            <text:p>0.0062190276</text:p>
          </table:table-cell>
          <table:table-cell office:value-type="float" office:value="0.006562899">
            <text:p>0.006562899</text:p>
          </table:table-cell>
          <table:table-cell office:value-type="float" office:value="0.0067553814">
            <text:p>0.0067553814</text:p>
          </table:table-cell>
          <table:table-cell office:value-type="float" office:value="0.006000532">
            <text:p>0.006000532</text:p>
          </table:table-cell>
          <table:table-cell office:value-type="float" office:value="0.006588266">
            <text:p>0.006588266</text:p>
          </table:table-cell>
          <table:table-cell office:value-type="float" office:value="0.0061336523">
            <text:p>0.0061336523</text:p>
          </table:table-cell>
          <table:table-cell office:value-type="float" office:value="0.004946794">
            <text:p>0.004946794</text:p>
          </table:table-cell>
          <table:table-cell office:value-type="float" office:value="0.005620307">
            <text:p>0.005620307</text:p>
          </table:table-cell>
          <table:table-cell office:value-type="float" office:value="0.006519492">
            <text:p>0.006519492</text:p>
          </table:table-cell>
          <table:table-cell office:value-type="float" office:value="0.0057988088">
            <text:p>0.0057988088</text:p>
          </table:table-cell>
          <table:table-cell office:value-type="float" office:value="0.005274264">
            <text:p>0.005274264</text:p>
          </table:table-cell>
          <table:table-cell office:value-type="float" office:value="0.005999577">
            <text:p>0.005999577</text:p>
          </table:table-cell>
          <table:table-cell office:value-type="float" office:value="0.005253753">
            <text:p>0.005253753</text:p>
          </table:table-cell>
          <table:table-cell office:value-type="float" office:value="0.0054074633">
            <text:p>0.0054074633</text:p>
          </table:table-cell>
          <table:table-cell office:value-type="float" office:value="0.005364979">
            <text:p>0.005364979</text:p>
          </table:table-cell>
          <table:table-cell office:value-type="float" office:value="0.0051265466">
            <text:p>0.0051265466</text:p>
          </table:table-cell>
          <table:table-cell office:value-type="float" office:value="0.0056037577">
            <text:p>0.0056037577</text:p>
          </table:table-cell>
          <table:table-cell office:value-type="float" office:value="0.0054972847">
            <text:p>0.0054972847</text:p>
          </table:table-cell>
          <table:table-cell office:value-type="float" office:value="0.005683529">
            <text:p>0.005683529</text:p>
          </table:table-cell>
          <table:table-cell office:value-type="float" office:value="0.004993005">
            <text:p>0.004993005</text:p>
          </table:table-cell>
          <table:table-cell office:value-type="float" office:value="0.0048999293">
            <text:p>0.0048999293</text:p>
          </table:table-cell>
          <table:table-cell office:value-type="float" office:value="0.0045111123">
            <text:p>0.0045111123</text:p>
          </table:table-cell>
          <table:table-cell office:value-type="float" office:value="0.0050512278">
            <text:p>0.0050512278</text:p>
          </table:table-cell>
          <table:table-cell office:value-type="float" office:value="0.004751313">
            <text:p>0.004751313</text:p>
          </table:table-cell>
          <table:table-cell office:value-type="float" office:value="0.004952532">
            <text:p>0.004952532</text:p>
          </table:table-cell>
          <table:table-cell office:value-type="float" office:value="0.0054597016">
            <text:p>0.0054597016</text:p>
          </table:table-cell>
          <table:table-cell office:value-type="float" office:value="0.0047746254">
            <text:p>0.0047746254</text:p>
          </table:table-cell>
          <table:table-cell office:value-type="float" office:value="0.0047665997">
            <text:p>0.0047665997</text:p>
          </table:table-cell>
          <table:table-cell office:value-type="float" office:value="0.004210166">
            <text:p>0.004210166</text:p>
          </table:table-cell>
          <table:table-cell office:value-type="float" office:value="0.00482062">
            <text:p>0.00482062</text:p>
          </table:table-cell>
          <table:table-cell office:value-type="float" office:value="0.004419176">
            <text:p>0.004419176</text:p>
          </table:table-cell>
          <table:table-cell office:value-type="float" office:value="0.0047146254">
            <text:p>0.0047146254</text:p>
          </table:table-cell>
          <table:table-cell office:value-type="float" office:value="0.0043189027">
            <text:p>0.0043189027</text:p>
          </table:table-cell>
          <table:table-cell office:value-type="float" office:value="0.0043435153">
            <text:p>0.0043435153</text:p>
          </table:table-cell>
          <table:table-cell office:value-type="float" office:value="0.004426992">
            <text:p>0.004426992</text:p>
          </table:table-cell>
          <table:table-cell office:value-type="float" office:value="0.004555374">
            <text:p>0.004555374</text:p>
          </table:table-cell>
          <table:table-cell office:value-type="float" office:value="0.004117112">
            <text:p>0.004117112</text:p>
          </table:table-cell>
          <table:table-cell office:value-type="float" office:value="0.004400698">
            <text:p>0.004400698</text:p>
          </table:table-cell>
          <table:table-cell office:value-type="float" office:value="0.004444713">
            <text:p>0.004444713</text:p>
          </table:table-cell>
          <table:table-cell office:value-type="float" office:value="0.0045745913">
            <text:p>0.0045745913</text:p>
          </table:table-cell>
          <table:table-cell office:value-type="float" office:value="0.004516171">
            <text:p>0.004516171</text:p>
          </table:table-cell>
          <table:table-cell office:value-type="float" office:value="0.0042319945">
            <text:p>0.0042319945</text:p>
          </table:table-cell>
          <table:table-cell office:value-type="float" office:value="0.004292613">
            <text:p>0.004292613</text:p>
          </table:table-cell>
          <table:table-cell office:value-type="float" office:value="0.003931375">
            <text:p>0.003931375</text:p>
          </table:table-cell>
          <table:table-cell office:value-type="float" office:value="0.003983226">
            <text:p>0.003983226</text:p>
          </table:table-cell>
          <table:table-cell office:value-type="float" office:value="0.0038671491">
            <text:p>0.0038671491</text:p>
          </table:table-cell>
          <table:table-cell office:value-type="float" office:value="0.004718848">
            <text:p>0.004718848</text:p>
          </table:table-cell>
          <table:table-cell office:value-type="float" office:value="0.005047484">
            <text:p>0.005047484</text:p>
          </table:table-cell>
          <table:table-cell office:value-type="float" office:value="0.0042707776">
            <text:p>0.0042707776</text:p>
          </table:table-cell>
          <table:table-cell office:value-type="float" office:value="0.0040100054">
            <text:p>0.0040100054</text:p>
          </table:table-cell>
          <table:table-cell office:value-type="float" office:value="0.0044568554">
            <text:p>0.0044568554</text:p>
          </table:table-cell>
          <table:table-cell office:value-type="float" office:value="0.0042925137">
            <text:p>0.0042925137</text:p>
          </table:table-cell>
          <table:table-cell office:value-type="float" office:value="0.0043755053">
            <text:p>0.0043755053</text:p>
          </table:table-cell>
          <table:table-cell office:value-type="float" office:value="0.004578975">
            <text:p>0.004578975</text:p>
          </table:table-cell>
          <table:table-cell office:value-type="float" office:value="0.0054878574">
            <text:p>0.0054878574</text:p>
          </table:table-cell>
          <table:table-cell office:value-type="float" office:value="0.0048765955">
            <text:p>0.0048765955</text:p>
          </table:table-cell>
          <table:table-cell office:value-type="float" office:value="0.0043260176">
            <text:p>0.0043260176</text:p>
          </table:table-cell>
          <table:table-cell office:value-type="float" office:value="0.004622808">
            <text:p>0.004622808</text:p>
          </table:table-cell>
          <table:table-cell office:value-type="float" office:value="0.0048637367">
            <text:p>0.0048637367</text:p>
          </table:table-cell>
          <table:table-cell office:value-type="float" office:value="0.0046056216">
            <text:p>0.0046056216</text:p>
          </table:table-cell>
          <table:table-cell office:value-type="float" office:value="0.0052287364">
            <text:p>0.0052287364</text:p>
          </table:table-cell>
          <table:table-cell office:value-type="float" office:value="0.0053510657">
            <text:p>0.0053510657</text:p>
          </table:table-cell>
          <table:table-cell office:value-type="float" office:value="0.0052525364">
            <text:p>0.0052525364</text:p>
          </table:table-cell>
          <table:table-cell office:value-type="float" office:value="0.0049612974">
            <text:p>0.0049612974</text:p>
          </table:table-cell>
          <table:table-cell office:value-type="float" office:value="0.0048778635">
            <text:p>0.0048778635</text:p>
          </table:table-cell>
          <table:table-cell office:value-type="float" office:value="0.0041465084">
            <text:p>0.0041465084</text:p>
          </table:table-cell>
          <table:table-cell office:value-type="float" office:value="0.0046932846">
            <text:p>0.0046932846</text:p>
          </table:table-cell>
          <table:table-cell office:value-type="float" office:value="0.0048615276">
            <text:p>0.0048615276</text:p>
          </table:table-cell>
          <table:table-cell office:value-type="float" office:value="0.0051627993">
            <text:p>0.0051627993</text:p>
          </table:table-cell>
          <table:table-cell office:value-type="float" office:value="0.0053640786">
            <text:p>0.0053640786</text:p>
          </table:table-cell>
          <table:table-cell office:value-type="float" office:value="0.00536371">
            <text:p>0.00536371</text:p>
          </table:table-cell>
          <table:table-cell office:value-type="float" office:value="0.005124287">
            <text:p>0.005124287</text:p>
          </table:table-cell>
          <table:table-cell office:value-type="float" office:value="0.005277058">
            <text:p>0.005277058</text:p>
          </table:table-cell>
          <table:table-cell office:value-type="float" office:value="0.0045042303">
            <text:p>0.0045042303</text:p>
          </table:table-cell>
          <table:table-cell office:value-type="float" office:value="0.004643314">
            <text:p>0.004643314</text:p>
          </table:table-cell>
          <table:table-cell office:value-type="float" office:value="0.005138548">
            <text:p>0.005138548</text:p>
          </table:table-cell>
          <table:table-cell office:value-type="float" office:value="0.005325494">
            <text:p>0.005325494</text:p>
          </table:table-cell>
          <table:table-cell office:value-type="float" office:value="0.005530461">
            <text:p>0.005530461</text:p>
          </table:table-cell>
          <table:table-cell office:value-type="float" office:value="0.005233042">
            <text:p>0.005233042</text:p>
          </table:table-cell>
          <table:table-cell office:value-type="float" office:value="0.0054476317">
            <text:p>0.0054476317</text:p>
          </table:table-cell>
          <table:table-cell office:value-type="float" office:value="0.0051568355">
            <text:p>0.0051568355</text:p>
          </table:table-cell>
          <table:table-cell office:value-type="float" office:value="0.0048442506">
            <text:p>0.0048442506</text:p>
          </table:table-cell>
          <table:table-cell office:value-type="float" office:value="0.0045526577">
            <text:p>0.0045526577</text:p>
          </table:table-cell>
          <table:table-cell office:value-type="float" office:value="0.0049024583">
            <text:p>0.0049024583</text:p>
          </table:table-cell>
          <table:table-cell office:value-type="float" office:value="0.005100295">
            <text:p>0.005100295</text:p>
          </table:table-cell>
          <table:table-cell office:value-type="float" office:value="0.00528915">
            <text:p>0.00528915</text:p>
          </table:table-cell>
          <table:table-cell office:value-type="float" office:value="0.0052098418">
            <text:p>0.0052098418</text:p>
          </table:table-cell>
          <table:table-cell office:value-type="float" office:value="0.0051310416">
            <text:p>0.0051310416</text:p>
          </table:table-cell>
          <table:table-cell office:value-type="float" office:value="0.0052590608">
            <text:p>0.0052590608</text:p>
          </table:table-cell>
          <table:table-cell office:value-type="float" office:value="0.0048877583">
            <text:p>0.0048877583</text:p>
          </table:table-cell>
          <table:table-cell office:value-type="float" office:value="0.0049377857">
            <text:p>0.0049377857</text:p>
          </table:table-cell>
          <table:table-cell office:value-type="float" office:value="0.004927732">
            <text:p>0.004927732</text:p>
          </table:table-cell>
          <table:table-cell office:value-type="float" office:value="0.005192865">
            <text:p>0.005192865</text:p>
          </table:table-cell>
          <table:table-cell office:value-type="float" office:value="0.0049310373">
            <text:p>0.0049310373</text:p>
          </table:table-cell>
          <table:table-cell office:value-type="float" office:value="0.005289043">
            <text:p>0.005289043</text:p>
          </table:table-cell>
          <table:table-cell office:value-type="float" office:value="0.0056145396">
            <text:p>0.0056145396</text:p>
          </table:table-cell>
          <table:table-cell office:value-type="float" office:value="0.0050639403">
            <text:p>0.0050639403</text:p>
          </table:table-cell>
          <table:table-cell office:value-type="float" office:value="0.0045993472">
            <text:p>0.0045993472</text:p>
          </table:table-cell>
          <table:table-cell office:value-type="float" office:value="0.005083575">
            <text:p>0.005083575</text:p>
          </table:table-cell>
          <table:table-cell office:value-type="float" office:value="0.005194293">
            <text:p>0.005194293</text:p>
          </table:table-cell>
          <table:table-cell office:value-type="float" office:value="0.005401269">
            <text:p>0.005401269</text:p>
          </table:table-cell>
          <table:table-cell table:style-name="Default" office:value-type="float" office:value="0.005138525">
            <text:p>0.005138525</text:p>
          </table:table-cell>
          <table:table-cell table:style-name="Default" office:value-type="float" office:value="0.004916007">
            <text:p>0.004916007</text:p>
          </table:table-cell>
          <table:table-cell table:style-name="Default" office:value-type="float" office:value="0.005225232">
            <text:p>0.005225232</text:p>
          </table:table-cell>
          <table:table-cell table:style-name="Default" office:value-type="float" office:value="0.004827123">
            <text:p>0.004827123</text:p>
          </table:table-cell>
          <table:table-cell office:value-type="float" office:value="0.004528687">
            <text:p>0.004528687</text:p>
          </table:table-cell>
          <table:table-cell table:style-name="Default" office:value-type="float" office:value="0.004303422">
            <text:p>0.004303422</text:p>
          </table:table-cell>
          <table:table-cell table:style-name="Default" office:value-type="float" office:value="0.004425068">
            <text:p>0.004425068</text:p>
          </table:table-cell>
          <table:table-cell table:style-name="Default" office:value-type="float" office:value="0.0046501798">
            <text:p>0.0046501798</text:p>
          </table:table-cell>
          <table:table-cell table:style-name="Default" office:value-type="float" office:value="0.0047777216">
            <text:p>0.0047777216</text:p>
          </table:table-cell>
          <table:table-cell table:style-name="Default" office:value-type="float" office:value="0.0043112068">
            <text:p>0.0043112068</text:p>
          </table:table-cell>
          <table:table-cell table:style-name="Default" office:value-type="float" office:value="0.0040016617">
            <text:p>0.0040016617</text:p>
          </table:table-cell>
          <table:table-cell table:style-name="Default" office:value-type="float" office:value="0.0037812095">
            <text:p>0.0037812095</text:p>
          </table:table-cell>
          <table:table-cell table:style-name="Default" office:value-type="float" office:value="0.0036531594">
            <text:p>0.0036531594</text:p>
          </table:table-cell>
          <table:table-cell table:style-name="Default" office:value-type="float" office:value="0.0036458354">
            <text:p>0.0036458354</text:p>
          </table:table-cell>
          <table:table-cell table:style-name="Default" office:value-type="float" office:value="0.003215708">
            <text:p>0.003215708</text:p>
          </table:table-cell>
          <table:table-cell table:style-name="Default" office:value-type="float" office:value="0.003166098">
            <text:p>0.003166098</text:p>
          </table:table-cell>
          <table:table-cell table:style-name="Default" office:value-type="float" office:value="0.0031557141">
            <text:p>0.0031557141</text:p>
          </table:table-cell>
          <table:table-cell table:style-name="Default" office:value-type="float" office:value="0.0028576613">
            <text:p>0.0028576613</text:p>
          </table:table-cell>
          <table:table-cell table:style-name="Default" office:value-type="float" office:value="0.002544895">
            <text:p>0.002544895</text:p>
          </table:table-cell>
          <table:table-cell table:style-name="Default" office:value-type="float" office:value="0.0023841374">
            <text:p>0.0023841374</text:p>
          </table:table-cell>
          <table:table-cell table:style-name="Default" office:value-type="float" office:value="0.0023615144">
            <text:p>0.0023615144</text:p>
          </table:table-cell>
          <table:table-cell table:style-name="Default" office:value-type="float" office:value="0.002169827">
            <text:p>0.002169827</text:p>
          </table:table-cell>
          <table:table-cell table:style-name="Default" office:value-type="float" office:value="0.0017435316">
            <text:p>0.0017435316</text:p>
          </table:table-cell>
          <table:table-cell table:style-name="Default" office:value-type="float" office:value="0.0012563437">
            <text:p>0.0012563437</text:p>
          </table:table-cell>
          <table:table-cell table:style-name="Default" office:value-type="float" office:value="0.0010569531">
            <text:p>0.0010569531</text:p>
          </table:table-cell>
          <table:table-cell table:style-name="Default" office:value-type="float" office:value="0.0010099672">
            <text:p>0.0010099672</text:p>
          </table:table-cell>
          <table:table-cell table:style-name="Default" office:value-type="float" office:value="0.001000424">
            <text:p>0.001000424</text:p>
          </table:table-cell>
          <table:table-cell office:value-type="float" office:value="0.0009999626">
            <text:p>1.00E-003</text:p>
          </table:table-cell>
          <table:table-cell table:style-name="Default" office:value-type="float" office:value="0.0010015643">
            <text:p>0.0010015643</text:p>
          </table:table-cell>
          <table:table-cell table:style-name="Default" office:value-type="float" office:value="0.001002588">
            <text:p>0.001002588</text:p>
          </table:table-cell>
          <table:table-cell/>
        </table:table-row>
        <table:table-row table:style-name="ro1">
          <table:table-cell office:value-type="string">
            <text:p>/mnt/share/Music/Albums/Parliament/Osmium/05 Oh Lord</text:p>
          </table:table-cell>
          <table:table-cell office:value-type="float" office:value="0.031246366">
            <text:p>0.031246366</text:p>
          </table:table-cell>
          <table:table-cell office:value-type="float" office:value="0.08399751">
            <text:p>0.08399751</text:p>
          </table:table-cell>
          <table:table-cell office:value-type="float" office:value="0.07036938">
            <text:p>0.07036938</text:p>
          </table:table-cell>
          <table:table-cell office:value-type="float" office:value="0.053091824">
            <text:p>0.053091824</text:p>
          </table:table-cell>
          <table:table-cell office:value-type="float" office:value="0.038077306">
            <text:p>0.038077306</text:p>
          </table:table-cell>
          <table:table-cell office:value-type="float" office:value="0.045927137">
            <text:p>0.045927137</text:p>
          </table:table-cell>
          <table:table-cell office:value-type="float" office:value="0.078220025">
            <text:p>0.078220025</text:p>
          </table:table-cell>
          <table:table-cell office:value-type="float" office:value="0.06947465">
            <text:p>0.06947465</text:p>
          </table:table-cell>
          <table:table-cell office:value-type="float" office:value="0.06131046">
            <text:p>0.06131046</text:p>
          </table:table-cell>
          <table:table-cell office:value-type="float" office:value="0.04803434">
            <text:p>0.04803434</text:p>
          </table:table-cell>
          <table:table-cell office:value-type="float" office:value="0.059260778">
            <text:p>0.059260778</text:p>
          </table:table-cell>
          <table:table-cell office:value-type="float" office:value="0.050130643">
            <text:p>0.050130643</text:p>
          </table:table-cell>
          <table:table-cell office:value-type="float" office:value="0.046414163">
            <text:p>0.046414163</text:p>
          </table:table-cell>
          <table:table-cell office:value-type="float" office:value="0.049161065">
            <text:p>0.049161065</text:p>
          </table:table-cell>
          <table:table-cell office:value-type="float" office:value="0.03396312">
            <text:p>0.03396312</text:p>
          </table:table-cell>
          <table:table-cell office:value-type="float" office:value="0.0455537">
            <text:p>0.0455537</text:p>
          </table:table-cell>
          <table:table-cell office:value-type="float" office:value="0.043500815">
            <text:p>0.043500815</text:p>
          </table:table-cell>
          <table:table-cell office:value-type="float" office:value="0.04516441">
            <text:p>0.04516441</text:p>
          </table:table-cell>
          <table:table-cell office:value-type="float" office:value="0.024708513">
            <text:p>0.024708513</text:p>
          </table:table-cell>
          <table:table-cell office:value-type="float" office:value="0.026429528">
            <text:p>0.026429528</text:p>
          </table:table-cell>
          <table:table-cell office:value-type="float" office:value="0.03974137">
            <text:p>0.03974137</text:p>
          </table:table-cell>
          <table:table-cell office:value-type="float" office:value="0.02248263">
            <text:p>0.02248263</text:p>
          </table:table-cell>
          <table:table-cell office:value-type="float" office:value="0.029124947">
            <text:p>0.029124947</text:p>
          </table:table-cell>
          <table:table-cell office:value-type="float" office:value="0.027050007">
            <text:p>0.027050007</text:p>
          </table:table-cell>
          <table:table-cell office:value-type="float" office:value="0.015108815">
            <text:p>0.015108815</text:p>
          </table:table-cell>
          <table:table-cell office:value-type="float" office:value="0.028948333">
            <text:p>0.028948333</text:p>
          </table:table-cell>
          <table:table-cell office:value-type="float" office:value="0.022521686">
            <text:p>0.022521686</text:p>
          </table:table-cell>
          <table:table-cell office:value-type="float" office:value="0.025378916">
            <text:p>0.025378916</text:p>
          </table:table-cell>
          <table:table-cell office:value-type="float" office:value="0.024646701">
            <text:p>0.024646701</text:p>
          </table:table-cell>
          <table:table-cell office:value-type="float" office:value="0.02496571">
            <text:p>0.02496571</text:p>
          </table:table-cell>
          <table:table-cell office:value-type="float" office:value="0.039499182">
            <text:p>0.039499182</text:p>
          </table:table-cell>
          <table:table-cell office:value-type="float" office:value="0.02155817">
            <text:p>0.02155817</text:p>
          </table:table-cell>
          <table:table-cell office:value-type="float" office:value="0.02102657">
            <text:p>0.02102657</text:p>
          </table:table-cell>
          <table:table-cell office:value-type="float" office:value="0.024077192">
            <text:p>0.024077192</text:p>
          </table:table-cell>
          <table:table-cell office:value-type="float" office:value="0.0368868">
            <text:p>0.0368868</text:p>
          </table:table-cell>
          <table:table-cell office:value-type="float" office:value="0.024046278">
            <text:p>0.024046278</text:p>
          </table:table-cell>
          <table:table-cell office:value-type="float" office:value="0.022358779">
            <text:p>0.022358779</text:p>
          </table:table-cell>
          <table:table-cell office:value-type="float" office:value="0.020230563">
            <text:p>0.020230563</text:p>
          </table:table-cell>
          <table:table-cell office:value-type="float" office:value="0.029766936">
            <text:p>0.029766936</text:p>
          </table:table-cell>
          <table:table-cell office:value-type="float" office:value="0.020715598">
            <text:p>0.020715598</text:p>
          </table:table-cell>
          <table:table-cell office:value-type="float" office:value="0.021800974">
            <text:p>0.021800974</text:p>
          </table:table-cell>
          <table:table-cell office:value-type="float" office:value="0.026044762">
            <text:p>0.026044762</text:p>
          </table:table-cell>
          <table:table-cell office:value-type="float" office:value="0.01783752">
            <text:p>0.01783752</text:p>
          </table:table-cell>
          <table:table-cell office:value-type="float" office:value="0.02014264">
            <text:p>0.02014264</text:p>
          </table:table-cell>
          <table:table-cell office:value-type="float" office:value="0.014561549">
            <text:p>0.014561549</text:p>
          </table:table-cell>
          <table:table-cell office:value-type="float" office:value="0.016704734">
            <text:p>0.016704734</text:p>
          </table:table-cell>
          <table:table-cell office:value-type="float" office:value="0.017507097">
            <text:p>0.017507097</text:p>
          </table:table-cell>
          <table:table-cell office:value-type="float" office:value="0.013274078">
            <text:p>0.013274078</text:p>
          </table:table-cell>
          <table:table-cell office:value-type="float" office:value="0.011912412">
            <text:p>0.011912412</text:p>
          </table:table-cell>
          <table:table-cell office:value-type="float" office:value="0.010489977">
            <text:p>0.010489977</text:p>
          </table:table-cell>
          <table:table-cell office:value-type="float" office:value="0.012012187">
            <text:p>0.012012187</text:p>
          </table:table-cell>
          <table:table-cell office:value-type="float" office:value="0.017779239">
            <text:p>0.017779239</text:p>
          </table:table-cell>
          <table:table-cell office:value-type="float" office:value="0.013091536">
            <text:p>0.013091536</text:p>
          </table:table-cell>
          <table:table-cell office:value-type="float" office:value="0.011068183">
            <text:p>0.011068183</text:p>
          </table:table-cell>
          <table:table-cell office:value-type="float" office:value="0.015179168">
            <text:p>0.015179168</text:p>
          </table:table-cell>
          <table:table-cell office:value-type="float" office:value="0.012920892">
            <text:p>0.012920892</text:p>
          </table:table-cell>
          <table:table-cell office:value-type="float" office:value="0.01233356">
            <text:p>0.01233356</text:p>
          </table:table-cell>
          <table:table-cell office:value-type="float" office:value="0.010414715">
            <text:p>0.010414715</text:p>
          </table:table-cell>
          <table:table-cell office:value-type="float" office:value="0.012232694">
            <text:p>0.012232694</text:p>
          </table:table-cell>
          <table:table-cell office:value-type="float" office:value="0.010212577">
            <text:p>0.010212577</text:p>
          </table:table-cell>
          <table:table-cell office:value-type="float" office:value="0.011514848">
            <text:p>0.011514848</text:p>
          </table:table-cell>
          <table:table-cell office:value-type="float" office:value="0.014236446">
            <text:p>0.014236446</text:p>
          </table:table-cell>
          <table:table-cell office:value-type="float" office:value="0.01047504">
            <text:p>0.01047504</text:p>
          </table:table-cell>
          <table:table-cell office:value-type="float" office:value="0.010341756">
            <text:p>0.010341756</text:p>
          </table:table-cell>
          <table:table-cell office:value-type="float" office:value="0.010960792">
            <text:p>0.010960792</text:p>
          </table:table-cell>
          <table:table-cell office:value-type="float" office:value="0.012268337">
            <text:p>0.012268337</text:p>
          </table:table-cell>
          <table:table-cell office:value-type="float" office:value="0.011049784">
            <text:p>0.011049784</text:p>
          </table:table-cell>
          <table:table-cell office:value-type="float" office:value="0.01053043">
            <text:p>0.01053043</text:p>
          </table:table-cell>
          <table:table-cell office:value-type="float" office:value="0.013066994">
            <text:p>0.013066994</text:p>
          </table:table-cell>
          <table:table-cell office:value-type="float" office:value="0.013081056">
            <text:p>0.013081056</text:p>
          </table:table-cell>
          <table:table-cell office:value-type="float" office:value="0.008644291">
            <text:p>0.008644291</text:p>
          </table:table-cell>
          <table:table-cell office:value-type="float" office:value="0.008600926">
            <text:p>0.008600926</text:p>
          </table:table-cell>
          <table:table-cell office:value-type="float" office:value="0.010323354">
            <text:p>0.010323354</text:p>
          </table:table-cell>
          <table:table-cell office:value-type="float" office:value="0.009189345">
            <text:p>0.009189345</text:p>
          </table:table-cell>
          <table:table-cell office:value-type="float" office:value="0.0075058513">
            <text:p>0.0075058513</text:p>
          </table:table-cell>
          <table:table-cell office:value-type="float" office:value="0.0077540344">
            <text:p>0.0077540344</text:p>
          </table:table-cell>
          <table:table-cell office:value-type="float" office:value="0.0071790908">
            <text:p>0.0071790908</text:p>
          </table:table-cell>
          <table:table-cell office:value-type="float" office:value="0.009967985">
            <text:p>0.009967985</text:p>
          </table:table-cell>
          <table:table-cell office:value-type="float" office:value="0.007830081">
            <text:p>0.007830081</text:p>
          </table:table-cell>
          <table:table-cell office:value-type="float" office:value="0.0065793935">
            <text:p>0.0065793935</text:p>
          </table:table-cell>
          <table:table-cell office:value-type="float" office:value="0.007930496">
            <text:p>0.007930496</text:p>
          </table:table-cell>
          <table:table-cell office:value-type="float" office:value="0.007814857">
            <text:p>0.007814857</text:p>
          </table:table-cell>
          <table:table-cell office:value-type="float" office:value="0.010581241">
            <text:p>0.010581241</text:p>
          </table:table-cell>
          <table:table-cell office:value-type="float" office:value="0.0073061744">
            <text:p>0.0073061744</text:p>
          </table:table-cell>
          <table:table-cell office:value-type="float" office:value="0.008177951">
            <text:p>0.008177951</text:p>
          </table:table-cell>
          <table:table-cell office:value-type="float" office:value="0.008310616">
            <text:p>0.008310616</text:p>
          </table:table-cell>
          <table:table-cell office:value-type="float" office:value="0.008201459">
            <text:p>0.008201459</text:p>
          </table:table-cell>
          <table:table-cell office:value-type="float" office:value="0.0076849866">
            <text:p>0.0076849866</text:p>
          </table:table-cell>
          <table:table-cell office:value-type="float" office:value="0.008395549">
            <text:p>0.008395549</text:p>
          </table:table-cell>
          <table:table-cell office:value-type="float" office:value="0.00795974">
            <text:p>0.00795974</text:p>
          </table:table-cell>
          <table:table-cell office:value-type="float" office:value="0.008520909">
            <text:p>0.008520909</text:p>
          </table:table-cell>
          <table:table-cell office:value-type="float" office:value="0.010558706">
            <text:p>0.010558706</text:p>
          </table:table-cell>
          <table:table-cell office:value-type="float" office:value="0.0076375976">
            <text:p>0.0076375976</text:p>
          </table:table-cell>
          <table:table-cell office:value-type="float" office:value="0.0074338173">
            <text:p>0.0074338173</text:p>
          </table:table-cell>
          <table:table-cell office:value-type="float" office:value="0.0068836045">
            <text:p>0.0068836045</text:p>
          </table:table-cell>
          <table:table-cell office:value-type="float" office:value="0.010039941">
            <text:p>0.010039941</text:p>
          </table:table-cell>
          <table:table-cell office:value-type="float" office:value="0.008490812">
            <text:p>0.008490812</text:p>
          </table:table-cell>
          <table:table-cell office:value-type="float" office:value="0.006712197">
            <text:p>0.006712197</text:p>
          </table:table-cell>
          <table:table-cell office:value-type="float" office:value="0.007213508">
            <text:p>0.007213508</text:p>
          </table:table-cell>
          <table:table-cell office:value-type="float" office:value="0.007065721">
            <text:p>0.007065721</text:p>
          </table:table-cell>
          <table:table-cell office:value-type="float" office:value="0.0070109726">
            <text:p>0.0070109726</text:p>
          </table:table-cell>
          <table:table-cell office:value-type="float" office:value="0.007661533">
            <text:p>0.007661533</text:p>
          </table:table-cell>
          <table:table-cell office:value-type="float" office:value="0.0070645213">
            <text:p>0.0070645213</text:p>
          </table:table-cell>
          <table:table-cell office:value-type="float" office:value="0.010513787">
            <text:p>0.010513787</text:p>
          </table:table-cell>
          <table:table-cell office:value-type="float" office:value="0.007881915">
            <text:p>0.007881915</text:p>
          </table:table-cell>
          <table:table-cell office:value-type="float" office:value="0.007122641">
            <text:p>0.007122641</text:p>
          </table:table-cell>
          <table:table-cell office:value-type="float" office:value="0.0065595405">
            <text:p>0.0065595405</text:p>
          </table:table-cell>
          <table:table-cell office:value-type="float" office:value="0.006673603">
            <text:p>0.006673603</text:p>
          </table:table-cell>
          <table:table-cell office:value-type="float" office:value="0.007939625">
            <text:p>0.007939625</text:p>
          </table:table-cell>
          <table:table-cell office:value-type="float" office:value="0.007107942">
            <text:p>0.007107942</text:p>
          </table:table-cell>
          <table:table-cell office:value-type="float" office:value="0.007692055">
            <text:p>0.007692055</text:p>
          </table:table-cell>
          <table:table-cell office:value-type="float" office:value="0.0049804994">
            <text:p>0.0049804994</text:p>
          </table:table-cell>
          <table:table-cell office:value-type="float" office:value="0.006234827">
            <text:p>0.006234827</text:p>
          </table:table-cell>
          <table:table-cell office:value-type="float" office:value="0.0066475924">
            <text:p>0.0066475924</text:p>
          </table:table-cell>
          <table:table-cell office:value-type="float" office:value="0.004479881">
            <text:p>0.004479881</text:p>
          </table:table-cell>
          <table:table-cell office:value-type="float" office:value="0.005731633">
            <text:p>0.005731633</text:p>
          </table:table-cell>
          <table:table-cell office:value-type="float" office:value="0.0072115813">
            <text:p>0.0072115813</text:p>
          </table:table-cell>
          <table:table-cell office:value-type="float" office:value="0.008266576">
            <text:p>0.008266576</text:p>
          </table:table-cell>
          <table:table-cell office:value-type="float" office:value="0.0067703687">
            <text:p>0.0067703687</text:p>
          </table:table-cell>
          <table:table-cell office:value-type="float" office:value="0.006899704">
            <text:p>0.006899704</text:p>
          </table:table-cell>
          <table:table-cell office:value-type="float" office:value="0.005196239">
            <text:p>0.005196239</text:p>
          </table:table-cell>
          <table:table-cell office:value-type="float" office:value="0.004836619">
            <text:p>0.004836619</text:p>
          </table:table-cell>
          <table:table-cell office:value-type="float" office:value="0.006296718">
            <text:p>0.006296718</text:p>
          </table:table-cell>
          <table:table-cell office:value-type="float" office:value="0.0048041213">
            <text:p>0.0048041213</text:p>
          </table:table-cell>
          <table:table-cell office:value-type="float" office:value="0.0064857504">
            <text:p>0.0064857504</text:p>
          </table:table-cell>
          <table:table-cell office:value-type="float" office:value="0.0053186687">
            <text:p>0.0053186687</text:p>
          </table:table-cell>
          <table:table-cell office:value-type="float" office:value="0.004802044">
            <text:p>0.004802044</text:p>
          </table:table-cell>
          <table:table-cell office:value-type="float" office:value="0.0052077253">
            <text:p>0.0052077253</text:p>
          </table:table-cell>
          <table:table-cell office:value-type="float" office:value="0.0049022487">
            <text:p>0.0049022487</text:p>
          </table:table-cell>
          <table:table-cell office:value-type="float" office:value="0.0066390787">
            <text:p>0.0066390787</text:p>
          </table:table-cell>
          <table:table-cell office:value-type="float" office:value="0.005947804">
            <text:p>0.005947804</text:p>
          </table:table-cell>
          <table:table-cell office:value-type="float" office:value="0.0061131623">
            <text:p>0.0061131623</text:p>
          </table:table-cell>
          <table:table-cell office:value-type="float" office:value="0.0048777163">
            <text:p>0.0048777163</text:p>
          </table:table-cell>
          <table:table-cell office:value-type="float" office:value="0.004840633">
            <text:p>0.004840633</text:p>
          </table:table-cell>
          <table:table-cell office:value-type="float" office:value="0.0056878724">
            <text:p>0.0056878724</text:p>
          </table:table-cell>
          <table:table-cell office:value-type="float" office:value="0.0049856063">
            <text:p>0.0049856063</text:p>
          </table:table-cell>
          <table:table-cell office:value-type="float" office:value="0.004645936">
            <text:p>0.004645936</text:p>
          </table:table-cell>
          <table:table-cell office:value-type="float" office:value="0.005310277">
            <text:p>0.005310277</text:p>
          </table:table-cell>
          <table:table-cell office:value-type="float" office:value="0.0061968295">
            <text:p>0.0061968295</text:p>
          </table:table-cell>
          <table:table-cell office:value-type="float" office:value="0.0054156054">
            <text:p>0.0054156054</text:p>
          </table:table-cell>
          <table:table-cell office:value-type="float" office:value="0.005192542">
            <text:p>0.005192542</text:p>
          </table:table-cell>
          <table:table-cell office:value-type="float" office:value="0.003944909">
            <text:p>0.003944909</text:p>
          </table:table-cell>
          <table:table-cell office:value-type="float" office:value="0.0038457785">
            <text:p>0.0038457785</text:p>
          </table:table-cell>
          <table:table-cell office:value-type="float" office:value="0.0038186691">
            <text:p>0.0038186691</text:p>
          </table:table-cell>
          <table:table-cell office:value-type="float" office:value="0.004098617">
            <text:p>0.004098617</text:p>
          </table:table-cell>
          <table:table-cell office:value-type="float" office:value="0.0039908704">
            <text:p>0.0039908704</text:p>
          </table:table-cell>
          <table:table-cell office:value-type="float" office:value="0.0038890669">
            <text:p>0.0038890669</text:p>
          </table:table-cell>
          <table:table-cell office:value-type="float" office:value="0.003793755">
            <text:p>0.003793755</text:p>
          </table:table-cell>
          <table:table-cell office:value-type="float" office:value="0.0051632766">
            <text:p>0.0051632766</text:p>
          </table:table-cell>
          <table:table-cell office:value-type="float" office:value="0.0048787785">
            <text:p>0.0048787785</text:p>
          </table:table-cell>
          <table:table-cell office:value-type="float" office:value="0.0041377707">
            <text:p>0.0041377707</text:p>
          </table:table-cell>
          <table:table-cell office:value-type="float" office:value="0.004868408">
            <text:p>0.004868408</text:p>
          </table:table-cell>
          <table:table-cell office:value-type="float" office:value="0.00447878">
            <text:p>0.00447878</text:p>
          </table:table-cell>
          <table:table-cell office:value-type="float" office:value="0.004032517">
            <text:p>0.004032517</text:p>
          </table:table-cell>
          <table:table-cell office:value-type="float" office:value="0.003969864">
            <text:p>0.003969864</text:p>
          </table:table-cell>
          <table:table-cell office:value-type="float" office:value="0.0034932797">
            <text:p>0.0034932797</text:p>
          </table:table-cell>
          <table:table-cell office:value-type="float" office:value="0.0038355615">
            <text:p>0.0038355615</text:p>
          </table:table-cell>
          <table:table-cell office:value-type="float" office:value="0.0043757516">
            <text:p>0.0043757516</text:p>
          </table:table-cell>
          <table:table-cell office:value-type="float" office:value="0.0045572342">
            <text:p>0.0045572342</text:p>
          </table:table-cell>
          <table:table-cell office:value-type="float" office:value="0.0037874382">
            <text:p>0.0037874382</text:p>
          </table:table-cell>
          <table:table-cell office:value-type="float" office:value="0.0036817298">
            <text:p>0.0036817298</text:p>
          </table:table-cell>
          <table:table-cell office:value-type="float" office:value="0.0029233533">
            <text:p>0.0029233533</text:p>
          </table:table-cell>
          <table:table-cell office:value-type="float" office:value="0.0030450844">
            <text:p>0.0030450844</text:p>
          </table:table-cell>
          <table:table-cell office:value-type="float" office:value="0.0031378581">
            <text:p>0.0031378581</text:p>
          </table:table-cell>
          <table:table-cell office:value-type="float" office:value="0.0035176524">
            <text:p>0.0035176524</text:p>
          </table:table-cell>
          <table:table-cell office:value-type="float" office:value="0.0039948723">
            <text:p>0.0039948723</text:p>
          </table:table-cell>
          <table:table-cell office:value-type="float" office:value="0.003314346">
            <text:p>0.003314346</text:p>
          </table:table-cell>
          <table:table-cell office:value-type="float" office:value="0.003948715">
            <text:p>0.003948715</text:p>
          </table:table-cell>
          <table:table-cell office:value-type="float" office:value="0.0032505642">
            <text:p>0.0032505642</text:p>
          </table:table-cell>
          <table:table-cell office:value-type="float" office:value="0.0029403875">
            <text:p>0.0029403875</text:p>
          </table:table-cell>
          <table:table-cell office:value-type="float" office:value="0.0030303597">
            <text:p>0.0030303597</text:p>
          </table:table-cell>
          <table:table-cell office:value-type="float" office:value="0.002925455">
            <text:p>0.002925455</text:p>
          </table:table-cell>
          <table:table-cell office:value-type="float" office:value="0.0031178514">
            <text:p>0.0031178514</text:p>
          </table:table-cell>
          <table:table-cell office:value-type="float" office:value="0.003114942">
            <text:p>0.003114942</text:p>
          </table:table-cell>
          <table:table-cell office:value-type="float" office:value="0.0027535486">
            <text:p>0.0027535486</text:p>
          </table:table-cell>
          <table:table-cell office:value-type="float" office:value="0.0028904802">
            <text:p>0.0028904802</text:p>
          </table:table-cell>
          <table:table-cell office:value-type="float" office:value="0.003393739">
            <text:p>0.003393739</text:p>
          </table:table-cell>
          <table:table-cell office:value-type="float" office:value="0.002915808">
            <text:p>0.002915808</text:p>
          </table:table-cell>
          <table:table-cell office:value-type="float" office:value="0.0031323947">
            <text:p>0.0031323947</text:p>
          </table:table-cell>
          <table:table-cell office:value-type="float" office:value="0.0032523503">
            <text:p>0.0032523503</text:p>
          </table:table-cell>
          <table:table-cell office:value-type="float" office:value="0.0032551289">
            <text:p>0.0032551289</text:p>
          </table:table-cell>
          <table:table-cell office:value-type="float" office:value="0.002868405">
            <text:p>0.002868405</text:p>
          </table:table-cell>
          <table:table-cell office:value-type="float" office:value="0.0031661226">
            <text:p>0.0031661226</text:p>
          </table:table-cell>
          <table:table-cell office:value-type="float" office:value="0.0031797844">
            <text:p>0.0031797844</text:p>
          </table:table-cell>
          <table:table-cell office:value-type="float" office:value="0.0029564">
            <text:p>0.0029564</text:p>
          </table:table-cell>
          <table:table-cell office:value-type="float" office:value="0.0031483693">
            <text:p>0.0031483693</text:p>
          </table:table-cell>
          <table:table-cell office:value-type="float" office:value="0.0029847764">
            <text:p>0.0029847764</text:p>
          </table:table-cell>
          <table:table-cell office:value-type="float" office:value="0.0029654426">
            <text:p>0.0029654426</text:p>
          </table:table-cell>
          <table:table-cell office:value-type="float" office:value="0.0031392525">
            <text:p>0.0031392525</text:p>
          </table:table-cell>
          <table:table-cell office:value-type="float" office:value="0.0038096502">
            <text:p>0.0038096502</text:p>
          </table:table-cell>
          <table:table-cell office:value-type="float" office:value="0.0038077906">
            <text:p>0.0038077906</text:p>
          </table:table-cell>
          <table:table-cell office:value-type="float" office:value="0.0030001046">
            <text:p>0.0030001046</text:p>
          </table:table-cell>
          <table:table-cell office:value-type="float" office:value="0.0031298664">
            <text:p>0.0031298664</text:p>
          </table:table-cell>
          <table:table-cell office:value-type="float" office:value="0.0031127483">
            <text:p>0.0031127483</text:p>
          </table:table-cell>
          <table:table-cell office:value-type="float" office:value="0.0032011499">
            <text:p>0.0032011499</text:p>
          </table:table-cell>
          <table:table-cell office:value-type="float" office:value="0.0035007708">
            <text:p>0.0035007708</text:p>
          </table:table-cell>
          <table:table-cell office:value-type="float" office:value="0.0035224217">
            <text:p>0.0035224217</text:p>
          </table:table-cell>
          <table:table-cell office:value-type="float" office:value="0.0037635968">
            <text:p>0.0037635968</text:p>
          </table:table-cell>
          <table:table-cell office:value-type="float" office:value="0.0034559644">
            <text:p>0.0034559644</text:p>
          </table:table-cell>
          <table:table-cell office:value-type="float" office:value="0.0033997067">
            <text:p>0.0033997067</text:p>
          </table:table-cell>
          <table:table-cell office:value-type="float" office:value="0.0035560639">
            <text:p>0.0035560639</text:p>
          </table:table-cell>
          <table:table-cell office:value-type="float" office:value="0.0037414741">
            <text:p>0.0037414741</text:p>
          </table:table-cell>
          <table:table-cell office:value-type="float" office:value="0.0034128">
            <text:p>0.0034128</text:p>
          </table:table-cell>
          <table:table-cell office:value-type="float" office:value="0.0034678483">
            <text:p>0.0034678483</text:p>
          </table:table-cell>
          <table:table-cell office:value-type="float" office:value="0.003881925">
            <text:p>0.003881925</text:p>
          </table:table-cell>
          <table:table-cell office:value-type="float" office:value="0.0033983348">
            <text:p>0.0033983348</text:p>
          </table:table-cell>
          <table:table-cell office:value-type="float" office:value="0.0036026197">
            <text:p>0.0036026197</text:p>
          </table:table-cell>
          <table:table-cell office:value-type="float" office:value="0.0035639491">
            <text:p>0.0035639491</text:p>
          </table:table-cell>
          <table:table-cell office:value-type="float" office:value="0.0032856115">
            <text:p>0.0032856115</text:p>
          </table:table-cell>
          <table:table-cell office:value-type="float" office:value="0.003449672">
            <text:p>0.003449672</text:p>
          </table:table-cell>
          <table:table-cell office:value-type="float" office:value="0.0033695647">
            <text:p>0.0033695647</text:p>
          </table:table-cell>
          <table:table-cell office:value-type="float" office:value="0.0036492613">
            <text:p>0.0036492613</text:p>
          </table:table-cell>
          <table:table-cell office:value-type="float" office:value="0.00353068">
            <text:p>0.00353068</text:p>
          </table:table-cell>
          <table:table-cell office:value-type="float" office:value="0.0034371654">
            <text:p>0.0034371654</text:p>
          </table:table-cell>
          <table:table-cell office:value-type="float" office:value="0.0035316837">
            <text:p>0.0035316837</text:p>
          </table:table-cell>
          <table:table-cell office:value-type="float" office:value="0.0034684662">
            <text:p>0.0034684662</text:p>
          </table:table-cell>
          <table:table-cell office:value-type="float" office:value="0.003520371">
            <text:p>0.003520371</text:p>
          </table:table-cell>
          <table:table-cell office:value-type="float" office:value="0.003487363">
            <text:p>0.003487363</text:p>
          </table:table-cell>
          <table:table-cell office:value-type="float" office:value="0.0034381938">
            <text:p>0.0034381938</text:p>
          </table:table-cell>
          <table:table-cell office:value-type="float" office:value="0.0035226748">
            <text:p>0.0035226748</text:p>
          </table:table-cell>
          <table:table-cell office:value-type="float" office:value="0.0034408977">
            <text:p>0.0034408977</text:p>
          </table:table-cell>
          <table:table-cell office:value-type="float" office:value="0.0033857326">
            <text:p>0.0033857326</text:p>
          </table:table-cell>
          <table:table-cell office:value-type="float" office:value="0.0035503989">
            <text:p>0.0035503989</text:p>
          </table:table-cell>
          <table:table-cell office:value-type="float" office:value="0.0037927162">
            <text:p>0.0037927162</text:p>
          </table:table-cell>
          <table:table-cell office:value-type="float" office:value="0.003400948">
            <text:p>0.003400948</text:p>
          </table:table-cell>
          <table:table-cell table:style-name="Default" office:value-type="float" office:value="0.0034803941">
            <text:p>0.0034803941</text:p>
          </table:table-cell>
          <table:table-cell table:style-name="Default" office:value-type="float" office:value="0.0034994604">
            <text:p>0.0034994604</text:p>
          </table:table-cell>
          <table:table-cell table:style-name="Default" office:value-type="float" office:value="0.0034299644">
            <text:p>0.0034299644</text:p>
          </table:table-cell>
          <table:table-cell table:style-name="Default" office:value-type="float" office:value="0.0034319004">
            <text:p>0.0034319004</text:p>
          </table:table-cell>
          <table:table-cell office:value-type="float" office:value="0.003360057">
            <text:p>0.003360057</text:p>
          </table:table-cell>
          <table:table-cell table:style-name="Default" office:value-type="float" office:value="0.0032857885">
            <text:p>0.0032857885</text:p>
          </table:table-cell>
          <table:table-cell table:style-name="Default" office:value-type="float" office:value="0.0034443422">
            <text:p>0.0034443422</text:p>
          </table:table-cell>
          <table:table-cell table:style-name="Default" office:value-type="float" office:value="0.0033240763">
            <text:p>0.0033240763</text:p>
          </table:table-cell>
          <table:table-cell table:style-name="Default" office:value-type="float" office:value="0.003130565">
            <text:p>0.003130565</text:p>
          </table:table-cell>
          <table:table-cell table:style-name="Default" office:value-type="float" office:value="0.0031677024">
            <text:p>0.0031677024</text:p>
          </table:table-cell>
          <table:table-cell table:style-name="Default" office:value-type="float" office:value="0.0029440408">
            <text:p>0.0029440408</text:p>
          </table:table-cell>
          <table:table-cell table:style-name="Default" office:value-type="float" office:value="0.0028071867">
            <text:p>0.0028071867</text:p>
          </table:table-cell>
          <table:table-cell table:style-name="Default" office:value-type="float" office:value="0.0027788533">
            <text:p>0.0027788533</text:p>
          </table:table-cell>
          <table:table-cell table:style-name="Default" office:value-type="float" office:value="0.0026788733">
            <text:p>0.0026788733</text:p>
          </table:table-cell>
          <table:table-cell table:style-name="Default" office:value-type="float" office:value="0.002597155">
            <text:p>0.002597155</text:p>
          </table:table-cell>
          <table:table-cell table:style-name="Default" office:value-type="float" office:value="0.0025158045">
            <text:p>0.0025158045</text:p>
          </table:table-cell>
          <table:table-cell table:style-name="Default" office:value-type="float" office:value="0.0026688538">
            <text:p>0.0026688538</text:p>
          </table:table-cell>
          <table:table-cell table:style-name="Default" office:value-type="float" office:value="0.002611615">
            <text:p>0.002611615</text:p>
          </table:table-cell>
          <table:table-cell table:style-name="Default" office:value-type="float" office:value="0.0021336651">
            <text:p>0.0021336651</text:p>
          </table:table-cell>
          <table:table-cell table:style-name="Default" office:value-type="float" office:value="0.001990271">
            <text:p>0.001990271</text:p>
          </table:table-cell>
          <table:table-cell table:style-name="Default" office:value-type="float" office:value="0.0018310373">
            <text:p>0.0018310373</text:p>
          </table:table-cell>
          <table:table-cell table:style-name="Default" office:value-type="float" office:value="0.0016697495">
            <text:p>0.0016697495</text:p>
          </table:table-cell>
          <table:table-cell table:style-name="Default" office:value-type="float" office:value="0.001437246">
            <text:p>0.001437246</text:p>
          </table:table-cell>
          <table:table-cell table:style-name="Default" office:value-type="float" office:value="0.0011289762">
            <text:p>0.0011289762</text:p>
          </table:table-cell>
          <table:table-cell table:style-name="Default" office:value-type="float" office:value="0.0010155021">
            <text:p>0.0010155021</text:p>
          </table:table-cell>
          <table:table-cell office:value-type="float" office:value="0.0009895343">
            <text:p>9.90E-004</text:p>
          </table:table-cell>
          <table:table-cell office:value-type="float" office:value="0.0009867182">
            <text:p>9.87E-004</text:p>
          </table:table-cell>
          <table:table-cell office:value-type="float" office:value="0.0009891333">
            <text:p>9.89E-004</text:p>
          </table:table-cell>
          <table:table-cell office:value-type="float" office:value="0.0009920406">
            <text:p>9.92E-004</text:p>
          </table:table-cell>
          <table:table-cell office:value-type="float" office:value="0.000995128">
            <text:p>9.95E-004</text:p>
          </table:table-cell>
          <table:table-cell/>
        </table:table-row>
        <table:table-row table:style-name="ro1">
          <table:table-cell office:value-type="string">
            <text:p>/mnt/share/Music/Albums/Parliament/Osmium/06 My Automobile.mp3</text:p>
          </table:table-cell>
          <table:table-cell office:value-type="float" office:value="0.04536794">
            <text:p>0.04536794</text:p>
          </table:table-cell>
          <table:table-cell office:value-type="float" office:value="0.09202969">
            <text:p>0.09202969</text:p>
          </table:table-cell>
          <table:table-cell office:value-type="float" office:value="0.06154984">
            <text:p>0.06154984</text:p>
          </table:table-cell>
          <table:table-cell office:value-type="float" office:value="0.043953322">
            <text:p>0.043953322</text:p>
          </table:table-cell>
          <table:table-cell office:value-type="float" office:value="0.029957382">
            <text:p>0.029957382</text:p>
          </table:table-cell>
          <table:table-cell office:value-type="float" office:value="0.03804219">
            <text:p>0.03804219</text:p>
          </table:table-cell>
          <table:table-cell office:value-type="float" office:value="0.039475564">
            <text:p>0.039475564</text:p>
          </table:table-cell>
          <table:table-cell office:value-type="float" office:value="0.0512934">
            <text:p>0.0512934</text:p>
          </table:table-cell>
          <table:table-cell office:value-type="float" office:value="0.038336553">
            <text:p>0.038336553</text:p>
          </table:table-cell>
          <table:table-cell office:value-type="float" office:value="0.034427762">
            <text:p>0.034427762</text:p>
          </table:table-cell>
          <table:table-cell office:value-type="float" office:value="0.03213008">
            <text:p>0.03213008</text:p>
          </table:table-cell>
          <table:table-cell office:value-type="float" office:value="0.040719483">
            <text:p>0.040719483</text:p>
          </table:table-cell>
          <table:table-cell office:value-type="float" office:value="0.036034714">
            <text:p>0.036034714</text:p>
          </table:table-cell>
          <table:table-cell office:value-type="float" office:value="0.028812764">
            <text:p>0.028812764</text:p>
          </table:table-cell>
          <table:table-cell office:value-type="float" office:value="0.02915971">
            <text:p>0.02915971</text:p>
          </table:table-cell>
          <table:table-cell office:value-type="float" office:value="0.033131298">
            <text:p>0.033131298</text:p>
          </table:table-cell>
          <table:table-cell office:value-type="float" office:value="0.031186579">
            <text:p>0.031186579</text:p>
          </table:table-cell>
          <table:table-cell office:value-type="float" office:value="0.028487548">
            <text:p>0.028487548</text:p>
          </table:table-cell>
          <table:table-cell office:value-type="float" office:value="0.029842297">
            <text:p>0.029842297</text:p>
          </table:table-cell>
          <table:table-cell office:value-type="float" office:value="0.032341305">
            <text:p>0.032341305</text:p>
          </table:table-cell>
          <table:table-cell office:value-type="float" office:value="0.028630277">
            <text:p>0.028630277</text:p>
          </table:table-cell>
          <table:table-cell office:value-type="float" office:value="0.02753871">
            <text:p>0.02753871</text:p>
          </table:table-cell>
          <table:table-cell office:value-type="float" office:value="0.031781964">
            <text:p>0.031781964</text:p>
          </table:table-cell>
          <table:table-cell office:value-type="float" office:value="0.033463303">
            <text:p>0.033463303</text:p>
          </table:table-cell>
          <table:table-cell office:value-type="float" office:value="0.02272196">
            <text:p>0.02272196</text:p>
          </table:table-cell>
          <table:table-cell office:value-type="float" office:value="0.024359444">
            <text:p>0.024359444</text:p>
          </table:table-cell>
          <table:table-cell office:value-type="float" office:value="0.028913314">
            <text:p>0.028913314</text:p>
          </table:table-cell>
          <table:table-cell office:value-type="float" office:value="0.031097293">
            <text:p>0.031097293</text:p>
          </table:table-cell>
          <table:table-cell office:value-type="float" office:value="0.02865741">
            <text:p>0.02865741</text:p>
          </table:table-cell>
          <table:table-cell office:value-type="float" office:value="0.032996934">
            <text:p>0.032996934</text:p>
          </table:table-cell>
          <table:table-cell office:value-type="float" office:value="0.036173653">
            <text:p>0.036173653</text:p>
          </table:table-cell>
          <table:table-cell office:value-type="float" office:value="0.028448775">
            <text:p>0.028448775</text:p>
          </table:table-cell>
          <table:table-cell office:value-type="float" office:value="0.026386578">
            <text:p>0.026386578</text:p>
          </table:table-cell>
          <table:table-cell office:value-type="float" office:value="0.023409791">
            <text:p>0.023409791</text:p>
          </table:table-cell>
          <table:table-cell office:value-type="float" office:value="0.020092065">
            <text:p>0.020092065</text:p>
          </table:table-cell>
          <table:table-cell office:value-type="float" office:value="0.020276576">
            <text:p>0.020276576</text:p>
          </table:table-cell>
          <table:table-cell office:value-type="float" office:value="0.0214036">
            <text:p>0.0214036</text:p>
          </table:table-cell>
          <table:table-cell office:value-type="float" office:value="0.020690694">
            <text:p>0.020690694</text:p>
          </table:table-cell>
          <table:table-cell office:value-type="float" office:value="0.019959338">
            <text:p>0.019959338</text:p>
          </table:table-cell>
          <table:table-cell office:value-type="float" office:value="0.018994173">
            <text:p>0.018994173</text:p>
          </table:table-cell>
          <table:table-cell office:value-type="float" office:value="0.020236075">
            <text:p>0.020236075</text:p>
          </table:table-cell>
          <table:table-cell office:value-type="float" office:value="0.019331792">
            <text:p>0.019331792</text:p>
          </table:table-cell>
          <table:table-cell office:value-type="float" office:value="0.017199775">
            <text:p>0.017199775</text:p>
          </table:table-cell>
          <table:table-cell office:value-type="float" office:value="0.015604674">
            <text:p>0.015604674</text:p>
          </table:table-cell>
          <table:table-cell office:value-type="float" office:value="0.013633614">
            <text:p>0.013633614</text:p>
          </table:table-cell>
          <table:table-cell office:value-type="float" office:value="0.011976756">
            <text:p>0.011976756</text:p>
          </table:table-cell>
          <table:table-cell office:value-type="float" office:value="0.012089686">
            <text:p>0.012089686</text:p>
          </table:table-cell>
          <table:table-cell office:value-type="float" office:value="0.010793846">
            <text:p>0.010793846</text:p>
          </table:table-cell>
          <table:table-cell office:value-type="float" office:value="0.010930906">
            <text:p>0.010930906</text:p>
          </table:table-cell>
          <table:table-cell office:value-type="float" office:value="0.011036225">
            <text:p>0.011036225</text:p>
          </table:table-cell>
          <table:table-cell office:value-type="float" office:value="0.010373587">
            <text:p>0.010373587</text:p>
          </table:table-cell>
          <table:table-cell office:value-type="float" office:value="0.010976574">
            <text:p>0.010976574</text:p>
          </table:table-cell>
          <table:table-cell office:value-type="float" office:value="0.010578029">
            <text:p>0.010578029</text:p>
          </table:table-cell>
          <table:table-cell office:value-type="float" office:value="0.009750361">
            <text:p>0.009750361</text:p>
          </table:table-cell>
          <table:table-cell office:value-type="float" office:value="0.009875092">
            <text:p>0.009875092</text:p>
          </table:table-cell>
          <table:table-cell office:value-type="float" office:value="0.010047709">
            <text:p>0.010047709</text:p>
          </table:table-cell>
          <table:table-cell office:value-type="float" office:value="0.011613127">
            <text:p>0.011613127</text:p>
          </table:table-cell>
          <table:table-cell office:value-type="float" office:value="0.0104751">
            <text:p>0.0104751</text:p>
          </table:table-cell>
          <table:table-cell office:value-type="float" office:value="0.009765606">
            <text:p>0.009765606</text:p>
          </table:table-cell>
          <table:table-cell office:value-type="float" office:value="0.009428038">
            <text:p>0.009428038</text:p>
          </table:table-cell>
          <table:table-cell office:value-type="float" office:value="0.01039653">
            <text:p>0.01039653</text:p>
          </table:table-cell>
          <table:table-cell office:value-type="float" office:value="0.010216372">
            <text:p>0.010216372</text:p>
          </table:table-cell>
          <table:table-cell office:value-type="float" office:value="0.010219651">
            <text:p>0.010219651</text:p>
          </table:table-cell>
          <table:table-cell office:value-type="float" office:value="0.010329533">
            <text:p>0.010329533</text:p>
          </table:table-cell>
          <table:table-cell office:value-type="float" office:value="0.010370986">
            <text:p>0.010370986</text:p>
          </table:table-cell>
          <table:table-cell office:value-type="float" office:value="0.009408387">
            <text:p>0.009408387</text:p>
          </table:table-cell>
          <table:table-cell office:value-type="float" office:value="0.0091337375">
            <text:p>0.0091337375</text:p>
          </table:table-cell>
          <table:table-cell office:value-type="float" office:value="0.00885295">
            <text:p>0.00885295</text:p>
          </table:table-cell>
          <table:table-cell office:value-type="float" office:value="0.008932605">
            <text:p>0.008932605</text:p>
          </table:table-cell>
          <table:table-cell office:value-type="float" office:value="0.008648848">
            <text:p>0.008648848</text:p>
          </table:table-cell>
          <table:table-cell office:value-type="float" office:value="0.00824562">
            <text:p>0.00824562</text:p>
          </table:table-cell>
          <table:table-cell office:value-type="float" office:value="0.008345701">
            <text:p>0.008345701</text:p>
          </table:table-cell>
          <table:table-cell office:value-type="float" office:value="0.009221657">
            <text:p>0.009221657</text:p>
          </table:table-cell>
          <table:table-cell office:value-type="float" office:value="0.009420944">
            <text:p>0.009420944</text:p>
          </table:table-cell>
          <table:table-cell office:value-type="float" office:value="0.008532308">
            <text:p>0.008532308</text:p>
          </table:table-cell>
          <table:table-cell office:value-type="float" office:value="0.008951854">
            <text:p>0.008951854</text:p>
          </table:table-cell>
          <table:table-cell office:value-type="float" office:value="0.009397708">
            <text:p>0.009397708</text:p>
          </table:table-cell>
          <table:table-cell office:value-type="float" office:value="0.00888232">
            <text:p>0.00888232</text:p>
          </table:table-cell>
          <table:table-cell office:value-type="float" office:value="0.008776427">
            <text:p>0.008776427</text:p>
          </table:table-cell>
          <table:table-cell office:value-type="float" office:value="0.008665355">
            <text:p>0.008665355</text:p>
          </table:table-cell>
          <table:table-cell office:value-type="float" office:value="0.008812722">
            <text:p>0.008812722</text:p>
          </table:table-cell>
          <table:table-cell office:value-type="float" office:value="0.008366712">
            <text:p>0.008366712</text:p>
          </table:table-cell>
          <table:table-cell office:value-type="float" office:value="0.009177075">
            <text:p>0.009177075</text:p>
          </table:table-cell>
          <table:table-cell office:value-type="float" office:value="0.009075758">
            <text:p>0.009075758</text:p>
          </table:table-cell>
          <table:table-cell office:value-type="float" office:value="0.00875495">
            <text:p>0.00875495</text:p>
          </table:table-cell>
          <table:table-cell office:value-type="float" office:value="0.008781107">
            <text:p>0.008781107</text:p>
          </table:table-cell>
          <table:table-cell office:value-type="float" office:value="0.009364648">
            <text:p>0.009364648</text:p>
          </table:table-cell>
          <table:table-cell office:value-type="float" office:value="0.009462723">
            <text:p>0.009462723</text:p>
          </table:table-cell>
          <table:table-cell office:value-type="float" office:value="0.010288176">
            <text:p>0.010288176</text:p>
          </table:table-cell>
          <table:table-cell office:value-type="float" office:value="0.0094604585">
            <text:p>0.0094604585</text:p>
          </table:table-cell>
          <table:table-cell office:value-type="float" office:value="0.008817654">
            <text:p>0.008817654</text:p>
          </table:table-cell>
          <table:table-cell office:value-type="float" office:value="0.009328813">
            <text:p>0.009328813</text:p>
          </table:table-cell>
          <table:table-cell office:value-type="float" office:value="0.008478303">
            <text:p>0.008478303</text:p>
          </table:table-cell>
          <table:table-cell office:value-type="float" office:value="0.008769633">
            <text:p>0.008769633</text:p>
          </table:table-cell>
          <table:table-cell office:value-type="float" office:value="0.0091465">
            <text:p>0.0091465</text:p>
          </table:table-cell>
          <table:table-cell office:value-type="float" office:value="0.008821897">
            <text:p>0.008821897</text:p>
          </table:table-cell>
          <table:table-cell office:value-type="float" office:value="0.00781832">
            <text:p>0.00781832</text:p>
          </table:table-cell>
          <table:table-cell office:value-type="float" office:value="0.0090228245">
            <text:p>0.0090228245</text:p>
          </table:table-cell>
          <table:table-cell office:value-type="float" office:value="0.0093043605">
            <text:p>0.0093043605</text:p>
          </table:table-cell>
          <table:table-cell office:value-type="float" office:value="0.00850754">
            <text:p>0.00850754</text:p>
          </table:table-cell>
          <table:table-cell office:value-type="float" office:value="0.009366681">
            <text:p>0.009366681</text:p>
          </table:table-cell>
          <table:table-cell office:value-type="float" office:value="0.009989619">
            <text:p>0.009989619</text:p>
          </table:table-cell>
          <table:table-cell office:value-type="float" office:value="0.010250323">
            <text:p>0.010250323</text:p>
          </table:table-cell>
          <table:table-cell office:value-type="float" office:value="0.008199148">
            <text:p>0.008199148</text:p>
          </table:table-cell>
          <table:table-cell office:value-type="float" office:value="0.008887017">
            <text:p>0.008887017</text:p>
          </table:table-cell>
          <table:table-cell office:value-type="float" office:value="0.009278464">
            <text:p>0.009278464</text:p>
          </table:table-cell>
          <table:table-cell office:value-type="float" office:value="0.010218523">
            <text:p>0.010218523</text:p>
          </table:table-cell>
          <table:table-cell office:value-type="float" office:value="0.008883573">
            <text:p>0.008883573</text:p>
          </table:table-cell>
          <table:table-cell office:value-type="float" office:value="0.008217295">
            <text:p>0.008217295</text:p>
          </table:table-cell>
          <table:table-cell office:value-type="float" office:value="0.008184305">
            <text:p>0.008184305</text:p>
          </table:table-cell>
          <table:table-cell office:value-type="float" office:value="0.008021993">
            <text:p>0.008021993</text:p>
          </table:table-cell>
          <table:table-cell office:value-type="float" office:value="0.009497244">
            <text:p>0.009497244</text:p>
          </table:table-cell>
          <table:table-cell office:value-type="float" office:value="0.0086652795">
            <text:p>0.0086652795</text:p>
          </table:table-cell>
          <table:table-cell office:value-type="float" office:value="0.008406074">
            <text:p>0.008406074</text:p>
          </table:table-cell>
          <table:table-cell office:value-type="float" office:value="0.00754057">
            <text:p>0.00754057</text:p>
          </table:table-cell>
          <table:table-cell office:value-type="float" office:value="0.008184873">
            <text:p>0.008184873</text:p>
          </table:table-cell>
          <table:table-cell office:value-type="float" office:value="0.0076345876">
            <text:p>0.0076345876</text:p>
          </table:table-cell>
          <table:table-cell office:value-type="float" office:value="0.008243134">
            <text:p>0.008243134</text:p>
          </table:table-cell>
          <table:table-cell office:value-type="float" office:value="0.008064135">
            <text:p>0.008064135</text:p>
          </table:table-cell>
          <table:table-cell office:value-type="float" office:value="0.0076761837">
            <text:p>0.0076761837</text:p>
          </table:table-cell>
          <table:table-cell office:value-type="float" office:value="0.0073002717">
            <text:p>0.0073002717</text:p>
          </table:table-cell>
          <table:table-cell office:value-type="float" office:value="0.008840567">
            <text:p>0.008840567</text:p>
          </table:table-cell>
          <table:table-cell office:value-type="float" office:value="0.010917705">
            <text:p>0.010917705</text:p>
          </table:table-cell>
          <table:table-cell office:value-type="float" office:value="0.009023817">
            <text:p>0.009023817</text:p>
          </table:table-cell>
          <table:table-cell office:value-type="float" office:value="0.0076216864">
            <text:p>0.0076216864</text:p>
          </table:table-cell>
          <table:table-cell office:value-type="float" office:value="0.0077545475">
            <text:p>0.0077545475</text:p>
          </table:table-cell>
          <table:table-cell office:value-type="float" office:value="0.008307974">
            <text:p>0.008307974</text:p>
          </table:table-cell>
          <table:table-cell office:value-type="float" office:value="0.007860336">
            <text:p>0.007860336</text:p>
          </table:table-cell>
          <table:table-cell office:value-type="float" office:value="0.008046297">
            <text:p>0.008046297</text:p>
          </table:table-cell>
          <table:table-cell office:value-type="float" office:value="0.0076023308">
            <text:p>0.0076023308</text:p>
          </table:table-cell>
          <table:table-cell office:value-type="float" office:value="0.0065961094">
            <text:p>0.0065961094</text:p>
          </table:table-cell>
          <table:table-cell office:value-type="float" office:value="0.007128617">
            <text:p>0.007128617</text:p>
          </table:table-cell>
          <table:table-cell office:value-type="float" office:value="0.008180004">
            <text:p>0.008180004</text:p>
          </table:table-cell>
          <table:table-cell office:value-type="float" office:value="0.006681181">
            <text:p>0.006681181</text:p>
          </table:table-cell>
          <table:table-cell office:value-type="float" office:value="0.00674304">
            <text:p>0.00674304</text:p>
          </table:table-cell>
          <table:table-cell office:value-type="float" office:value="0.0066961404">
            <text:p>0.0066961404</text:p>
          </table:table-cell>
          <table:table-cell office:value-type="float" office:value="0.0069462815">
            <text:p>0.0069462815</text:p>
          </table:table-cell>
          <table:table-cell office:value-type="float" office:value="0.007099765">
            <text:p>0.007099765</text:p>
          </table:table-cell>
          <table:table-cell office:value-type="float" office:value="0.007147978">
            <text:p>0.007147978</text:p>
          </table:table-cell>
          <table:table-cell office:value-type="float" office:value="0.00711957">
            <text:p>0.00711957</text:p>
          </table:table-cell>
          <table:table-cell office:value-type="float" office:value="0.0072576306">
            <text:p>0.0072576306</text:p>
          </table:table-cell>
          <table:table-cell office:value-type="float" office:value="0.0065083737">
            <text:p>0.0065083737</text:p>
          </table:table-cell>
          <table:table-cell office:value-type="float" office:value="0.006538937">
            <text:p>0.006538937</text:p>
          </table:table-cell>
          <table:table-cell office:value-type="float" office:value="0.006821395">
            <text:p>0.006821395</text:p>
          </table:table-cell>
          <table:table-cell office:value-type="float" office:value="0.008249849">
            <text:p>0.008249849</text:p>
          </table:table-cell>
          <table:table-cell office:value-type="float" office:value="0.0067566647">
            <text:p>0.0067566647</text:p>
          </table:table-cell>
          <table:table-cell office:value-type="float" office:value="0.0062633893">
            <text:p>0.0062633893</text:p>
          </table:table-cell>
          <table:table-cell office:value-type="float" office:value="0.00663902">
            <text:p>0.00663902</text:p>
          </table:table-cell>
          <table:table-cell office:value-type="float" office:value="0.006732339">
            <text:p>0.006732339</text:p>
          </table:table-cell>
          <table:table-cell office:value-type="float" office:value="0.006506561">
            <text:p>0.006506561</text:p>
          </table:table-cell>
          <table:table-cell office:value-type="float" office:value="0.0065834196">
            <text:p>0.0065834196</text:p>
          </table:table-cell>
          <table:table-cell office:value-type="float" office:value="0.0066925404">
            <text:p>0.0066925404</text:p>
          </table:table-cell>
          <table:table-cell office:value-type="float" office:value="0.0064280964">
            <text:p>0.0064280964</text:p>
          </table:table-cell>
          <table:table-cell office:value-type="float" office:value="0.0064111156">
            <text:p>0.0064111156</text:p>
          </table:table-cell>
          <table:table-cell office:value-type="float" office:value="0.006352972">
            <text:p>0.006352972</text:p>
          </table:table-cell>
          <table:table-cell office:value-type="float" office:value="0.006664836">
            <text:p>0.006664836</text:p>
          </table:table-cell>
          <table:table-cell office:value-type="float" office:value="0.0066105444">
            <text:p>0.0066105444</text:p>
          </table:table-cell>
          <table:table-cell office:value-type="float" office:value="0.0063990103">
            <text:p>0.0063990103</text:p>
          </table:table-cell>
          <table:table-cell office:value-type="float" office:value="0.0073455726">
            <text:p>0.0073455726</text:p>
          </table:table-cell>
          <table:table-cell office:value-type="float" office:value="0.0073996494">
            <text:p>0.0073996494</text:p>
          </table:table-cell>
          <table:table-cell office:value-type="float" office:value="0.00638418">
            <text:p>0.00638418</text:p>
          </table:table-cell>
          <table:table-cell office:value-type="float" office:value="0.0064948215">
            <text:p>0.0064948215</text:p>
          </table:table-cell>
          <table:table-cell office:value-type="float" office:value="0.006108378">
            <text:p>0.006108378</text:p>
          </table:table-cell>
          <table:table-cell office:value-type="float" office:value="0.0062383977">
            <text:p>0.0062383977</text:p>
          </table:table-cell>
          <table:table-cell office:value-type="float" office:value="0.0070967497">
            <text:p>0.0070967497</text:p>
          </table:table-cell>
          <table:table-cell office:value-type="float" office:value="0.007850281">
            <text:p>0.007850281</text:p>
          </table:table-cell>
          <table:table-cell office:value-type="float" office:value="0.007942153">
            <text:p>0.007942153</text:p>
          </table:table-cell>
          <table:table-cell office:value-type="float" office:value="0.0065447735">
            <text:p>0.0065447735</text:p>
          </table:table-cell>
          <table:table-cell office:value-type="float" office:value="0.0066068247">
            <text:p>0.0066068247</text:p>
          </table:table-cell>
          <table:table-cell office:value-type="float" office:value="0.007484976">
            <text:p>0.007484976</text:p>
          </table:table-cell>
          <table:table-cell office:value-type="float" office:value="0.0066905324">
            <text:p>0.0066905324</text:p>
          </table:table-cell>
          <table:table-cell office:value-type="float" office:value="0.008010205">
            <text:p>0.008010205</text:p>
          </table:table-cell>
          <table:table-cell office:value-type="float" office:value="0.008433611">
            <text:p>0.008433611</text:p>
          </table:table-cell>
          <table:table-cell office:value-type="float" office:value="0.0075905435">
            <text:p>0.0075905435</text:p>
          </table:table-cell>
          <table:table-cell office:value-type="float" office:value="0.0075191637">
            <text:p>0.0075191637</text:p>
          </table:table-cell>
          <table:table-cell office:value-type="float" office:value="0.010229177">
            <text:p>0.010229177</text:p>
          </table:table-cell>
          <table:table-cell office:value-type="float" office:value="0.009235457">
            <text:p>0.009235457</text:p>
          </table:table-cell>
          <table:table-cell office:value-type="float" office:value="0.0071030846">
            <text:p>0.0071030846</text:p>
          </table:table-cell>
          <table:table-cell office:value-type="float" office:value="0.007747757">
            <text:p>0.007747757</text:p>
          </table:table-cell>
          <table:table-cell office:value-type="float" office:value="0.0069660847">
            <text:p>0.0069660847</text:p>
          </table:table-cell>
          <table:table-cell office:value-type="float" office:value="0.006881773">
            <text:p>0.006881773</text:p>
          </table:table-cell>
          <table:table-cell office:value-type="float" office:value="0.009562503">
            <text:p>0.009562503</text:p>
          </table:table-cell>
          <table:table-cell office:value-type="float" office:value="0.008871437">
            <text:p>0.008871437</text:p>
          </table:table-cell>
          <table:table-cell office:value-type="float" office:value="0.010966598">
            <text:p>0.010966598</text:p>
          </table:table-cell>
          <table:table-cell office:value-type="float" office:value="0.011696072">
            <text:p>0.011696072</text:p>
          </table:table-cell>
          <table:table-cell office:value-type="float" office:value="0.008063243">
            <text:p>0.008063243</text:p>
          </table:table-cell>
          <table:table-cell office:value-type="float" office:value="0.00863935">
            <text:p>0.00863935</text:p>
          </table:table-cell>
          <table:table-cell office:value-type="float" office:value="0.008932909">
            <text:p>0.008932909</text:p>
          </table:table-cell>
          <table:table-cell office:value-type="float" office:value="0.008165045">
            <text:p>0.008165045</text:p>
          </table:table-cell>
          <table:table-cell office:value-type="float" office:value="0.009223291">
            <text:p>0.009223291</text:p>
          </table:table-cell>
          <table:table-cell office:value-type="float" office:value="0.008568681">
            <text:p>0.008568681</text:p>
          </table:table-cell>
          <table:table-cell office:value-type="float" office:value="0.008167466">
            <text:p>0.008167466</text:p>
          </table:table-cell>
          <table:table-cell office:value-type="float" office:value="0.009123027">
            <text:p>0.009123027</text:p>
          </table:table-cell>
          <table:table-cell office:value-type="float" office:value="0.009423455">
            <text:p>0.009423455</text:p>
          </table:table-cell>
          <table:table-cell office:value-type="float" office:value="0.008929781">
            <text:p>0.008929781</text:p>
          </table:table-cell>
          <table:table-cell office:value-type="float" office:value="0.008106779">
            <text:p>0.008106779</text:p>
          </table:table-cell>
          <table:table-cell office:value-type="float" office:value="0.007464544">
            <text:p>0.007464544</text:p>
          </table:table-cell>
          <table:table-cell office:value-type="float" office:value="0.008464368">
            <text:p>0.008464368</text:p>
          </table:table-cell>
          <table:table-cell office:value-type="float" office:value="0.00844034">
            <text:p>0.00844034</text:p>
          </table:table-cell>
          <table:table-cell office:value-type="float" office:value="0.00979549">
            <text:p>0.00979549</text:p>
          </table:table-cell>
          <table:table-cell office:value-type="float" office:value="0.00953813">
            <text:p>0.00953813</text:p>
          </table:table-cell>
          <table:table-cell office:value-type="float" office:value="0.010984035">
            <text:p>0.010984035</text:p>
          </table:table-cell>
          <table:table-cell office:value-type="float" office:value="0.008926963">
            <text:p>0.008926963</text:p>
          </table:table-cell>
          <table:table-cell office:value-type="float" office:value="0.007237042">
            <text:p>0.007237042</text:p>
          </table:table-cell>
          <table:table-cell office:value-type="float" office:value="0.007065853">
            <text:p>0.007065853</text:p>
          </table:table-cell>
          <table:table-cell office:value-type="float" office:value="0.009707099">
            <text:p>0.009707099</text:p>
          </table:table-cell>
          <table:table-cell office:value-type="float" office:value="0.009400079">
            <text:p>0.009400079</text:p>
          </table:table-cell>
          <table:table-cell office:value-type="float" office:value="0.010046335">
            <text:p>0.010046335</text:p>
          </table:table-cell>
          <table:table-cell office:value-type="float" office:value="0.009279415">
            <text:p>0.009279415</text:p>
          </table:table-cell>
          <table:table-cell office:value-type="float" office:value="0.010251046">
            <text:p>0.010251046</text:p>
          </table:table-cell>
          <table:table-cell office:value-type="float" office:value="0.008499163">
            <text:p>0.008499163</text:p>
          </table:table-cell>
          <table:table-cell office:value-type="float" office:value="0.0076450994">
            <text:p>0.0076450994</text:p>
          </table:table-cell>
          <table:table-cell office:value-type="float" office:value="0.006909705">
            <text:p>0.006909705</text:p>
          </table:table-cell>
          <table:table-cell office:value-type="float" office:value="0.0079673845">
            <text:p>0.0079673845</text:p>
          </table:table-cell>
          <table:table-cell office:value-type="float" office:value="0.009090144">
            <text:p>0.009090144</text:p>
          </table:table-cell>
          <table:table-cell office:value-type="float" office:value="0.009313636">
            <text:p>0.009313636</text:p>
          </table:table-cell>
          <table:table-cell office:value-type="float" office:value="0.009612758">
            <text:p>0.009612758</text:p>
          </table:table-cell>
          <table:table-cell office:value-type="float" office:value="0.008973329">
            <text:p>0.008973329</text:p>
          </table:table-cell>
          <table:table-cell office:value-type="float" office:value="0.0072503267">
            <text:p>0.0072503267</text:p>
          </table:table-cell>
          <table:table-cell office:value-type="float" office:value="0.0071037593">
            <text:p>0.0071037593</text:p>
          </table:table-cell>
          <table:table-cell office:value-type="float" office:value="0.007987998">
            <text:p>0.007987998</text:p>
          </table:table-cell>
          <table:table-cell office:value-type="float" office:value="0.008490248">
            <text:p>0.008490248</text:p>
          </table:table-cell>
          <table:table-cell office:value-type="float" office:value="0.009557277">
            <text:p>0.009557277</text:p>
          </table:table-cell>
          <table:table-cell office:value-type="float" office:value="0.009248061">
            <text:p>0.009248061</text:p>
          </table:table-cell>
          <table:table-cell office:value-type="float" office:value="0.008041891">
            <text:p>0.008041891</text:p>
          </table:table-cell>
          <table:table-cell table:style-name="Default" office:value-type="float" office:value="0.008433887">
            <text:p>0.008433887</text:p>
          </table:table-cell>
          <table:table-cell table:style-name="Default" office:value-type="float" office:value="0.00865539">
            <text:p>0.00865539</text:p>
          </table:table-cell>
          <table:table-cell table:style-name="Default" office:value-type="float" office:value="0.008567457">
            <text:p>0.008567457</text:p>
          </table:table-cell>
          <table:table-cell table:style-name="Default" office:value-type="float" office:value="0.008970378">
            <text:p>0.008970378</text:p>
          </table:table-cell>
          <table:table-cell office:value-type="float" office:value="0.007710868">
            <text:p>0.007710868</text:p>
          </table:table-cell>
          <table:table-cell table:style-name="Default" office:value-type="float" office:value="0.0069776927">
            <text:p>0.0069776927</text:p>
          </table:table-cell>
          <table:table-cell table:style-name="Default" office:value-type="float" office:value="0.007734951">
            <text:p>0.007734951</text:p>
          </table:table-cell>
          <table:table-cell table:style-name="Default" office:value-type="float" office:value="0.008909465">
            <text:p>0.008909465</text:p>
          </table:table-cell>
          <table:table-cell table:style-name="Default" office:value-type="float" office:value="0.0077193296">
            <text:p>0.0077193296</text:p>
          </table:table-cell>
          <table:table-cell table:style-name="Default" office:value-type="float" office:value="0.006769863">
            <text:p>0.006769863</text:p>
          </table:table-cell>
          <table:table-cell table:style-name="Default" office:value-type="float" office:value="0.0068268487">
            <text:p>0.0068268487</text:p>
          </table:table-cell>
          <table:table-cell table:style-name="Default" office:value-type="float" office:value="0.006900889">
            <text:p>0.006900889</text:p>
          </table:table-cell>
          <table:table-cell table:style-name="Default" office:value-type="float" office:value="0.007113211">
            <text:p>0.007113211</text:p>
          </table:table-cell>
          <table:table-cell table:style-name="Default" office:value-type="float" office:value="0.0061758445">
            <text:p>0.0061758445</text:p>
          </table:table-cell>
          <table:table-cell table:style-name="Default" office:value-type="float" office:value="0.006090656">
            <text:p>0.006090656</text:p>
          </table:table-cell>
          <table:table-cell table:style-name="Default" office:value-type="float" office:value="0.0052705156">
            <text:p>0.0052705156</text:p>
          </table:table-cell>
          <table:table-cell table:style-name="Default" office:value-type="float" office:value="0.0052408534">
            <text:p>0.0052408534</text:p>
          </table:table-cell>
          <table:table-cell table:style-name="Default" office:value-type="float" office:value="0.004536834">
            <text:p>0.004536834</text:p>
          </table:table-cell>
          <table:table-cell table:style-name="Default" office:value-type="float" office:value="0.0042636557">
            <text:p>0.0042636557</text:p>
          </table:table-cell>
          <table:table-cell table:style-name="Default" office:value-type="float" office:value="0.004042162">
            <text:p>0.004042162</text:p>
          </table:table-cell>
          <table:table-cell table:style-name="Default" office:value-type="float" office:value="0.0036270896">
            <text:p>0.0036270896</text:p>
          </table:table-cell>
          <table:table-cell table:style-name="Default" office:value-type="float" office:value="0.0036329415">
            <text:p>0.0036329415</text:p>
          </table:table-cell>
          <table:table-cell table:style-name="Default" office:value-type="float" office:value="0.0030165638">
            <text:p>0.0030165638</text:p>
          </table:table-cell>
          <table:table-cell table:style-name="Default" office:value-type="float" office:value="0.0021197286">
            <text:p>0.0021197286</text:p>
          </table:table-cell>
          <table:table-cell table:style-name="Default" office:value-type="float" office:value="0.0012002698">
            <text:p>0.0012002698</text:p>
          </table:table-cell>
          <table:table-cell office:value-type="float" office:value="0.0009621422">
            <text:p>9.62E-004</text:p>
          </table:table-cell>
          <table:table-cell office:value-type="float" office:value="0.00092979596">
            <text:p>9.30E-004</text:p>
          </table:table-cell>
          <table:table-cell office:value-type="float" office:value="0.0009224913">
            <text:p>9.22E-004</text:p>
          </table:table-cell>
          <table:table-cell office:value-type="float" office:value="0.0009212883">
            <text:p>9.21E-004</text:p>
          </table:table-cell>
          <table:table-cell office:value-type="float" office:value="0.00092186197">
            <text:p>9.22E-004</text:p>
          </table:table-cell>
          <table:table-cell/>
        </table:table-row>
        <table:table-row table:style-name="ro1">
          <table:table-cell office:value-type="string">
            <text:p>/mnt/share/Music/Albums/Parliament/Osmium/07 There Is Nothing Before Me But Thang.mp3</text:p>
          </table:table-cell>
          <table:table-cell office:value-type="float" office:value="0.031552333">
            <text:p>0.031552333</text:p>
          </table:table-cell>
          <table:table-cell office:value-type="float" office:value="0.07909175">
            <text:p>0.07909175</text:p>
          </table:table-cell>
          <table:table-cell office:value-type="float" office:value="0.08169497">
            <text:p>0.08169497</text:p>
          </table:table-cell>
          <table:table-cell office:value-type="float" office:value="0.044315204">
            <text:p>0.044315204</text:p>
          </table:table-cell>
          <table:table-cell office:value-type="float" office:value="0.037812706">
            <text:p>0.037812706</text:p>
          </table:table-cell>
          <table:table-cell office:value-type="float" office:value="0.051643368">
            <text:p>0.051643368</text:p>
          </table:table-cell>
          <table:table-cell office:value-type="float" office:value="0.053661924">
            <text:p>0.053661924</text:p>
          </table:table-cell>
          <table:table-cell office:value-type="float" office:value="0.05719258">
            <text:p>0.05719258</text:p>
          </table:table-cell>
          <table:table-cell office:value-type="float" office:value="0.039352365">
            <text:p>0.039352365</text:p>
          </table:table-cell>
          <table:table-cell office:value-type="float" office:value="0.04523574">
            <text:p>0.04523574</text:p>
          </table:table-cell>
          <table:table-cell office:value-type="float" office:value="0.058815606">
            <text:p>0.058815606</text:p>
          </table:table-cell>
          <table:table-cell office:value-type="float" office:value="0.045403935">
            <text:p>0.045403935</text:p>
          </table:table-cell>
          <table:table-cell office:value-type="float" office:value="0.043832675">
            <text:p>0.043832675</text:p>
          </table:table-cell>
          <table:table-cell office:value-type="float" office:value="0.03674762">
            <text:p>0.03674762</text:p>
          </table:table-cell>
          <table:table-cell office:value-type="float" office:value="0.028928071">
            <text:p>0.028928071</text:p>
          </table:table-cell>
          <table:table-cell office:value-type="float" office:value="0.04441868">
            <text:p>0.04441868</text:p>
          </table:table-cell>
          <table:table-cell office:value-type="float" office:value="0.032831274">
            <text:p>0.032831274</text:p>
          </table:table-cell>
          <table:table-cell office:value-type="float" office:value="0.039244097">
            <text:p>0.039244097</text:p>
          </table:table-cell>
          <table:table-cell office:value-type="float" office:value="0.04909598">
            <text:p>0.04909598</text:p>
          </table:table-cell>
          <table:table-cell office:value-type="float" office:value="0.03845755">
            <text:p>0.03845755</text:p>
          </table:table-cell>
          <table:table-cell office:value-type="float" office:value="0.059600666">
            <text:p>0.059600666</text:p>
          </table:table-cell>
          <table:table-cell office:value-type="float" office:value="0.040770706">
            <text:p>0.040770706</text:p>
          </table:table-cell>
          <table:table-cell office:value-type="float" office:value="0.040245395">
            <text:p>0.040245395</text:p>
          </table:table-cell>
          <table:table-cell office:value-type="float" office:value="0.038232468">
            <text:p>0.038232468</text:p>
          </table:table-cell>
          <table:table-cell office:value-type="float" office:value="0.041051757">
            <text:p>0.041051757</text:p>
          </table:table-cell>
          <table:table-cell office:value-type="float" office:value="0.054841988">
            <text:p>0.054841988</text:p>
          </table:table-cell>
          <table:table-cell office:value-type="float" office:value="0.04052771">
            <text:p>0.04052771</text:p>
          </table:table-cell>
          <table:table-cell office:value-type="float" office:value="0.03950879">
            <text:p>0.03950879</text:p>
          </table:table-cell>
          <table:table-cell office:value-type="float" office:value="0.030287173">
            <text:p>0.030287173</text:p>
          </table:table-cell>
          <table:table-cell office:value-type="float" office:value="0.03627337">
            <text:p>0.03627337</text:p>
          </table:table-cell>
          <table:table-cell office:value-type="float" office:value="0.055484824">
            <text:p>0.055484824</text:p>
          </table:table-cell>
          <table:table-cell office:value-type="float" office:value="0.04192904">
            <text:p>0.04192904</text:p>
          </table:table-cell>
          <table:table-cell office:value-type="float" office:value="0.031814326">
            <text:p>0.031814326</text:p>
          </table:table-cell>
          <table:table-cell office:value-type="float" office:value="0.03025104">
            <text:p>0.03025104</text:p>
          </table:table-cell>
          <table:table-cell office:value-type="float" office:value="0.0351365">
            <text:p>0.0351365</text:p>
          </table:table-cell>
          <table:table-cell office:value-type="float" office:value="0.03343664">
            <text:p>0.03343664</text:p>
          </table:table-cell>
          <table:table-cell office:value-type="float" office:value="0.032009345">
            <text:p>0.032009345</text:p>
          </table:table-cell>
          <table:table-cell office:value-type="float" office:value="0.026326168">
            <text:p>0.026326168</text:p>
          </table:table-cell>
          <table:table-cell office:value-type="float" office:value="0.02826121">
            <text:p>0.02826121</text:p>
          </table:table-cell>
          <table:table-cell office:value-type="float" office:value="0.027656613">
            <text:p>0.027656613</text:p>
          </table:table-cell>
          <table:table-cell office:value-type="float" office:value="0.035313595">
            <text:p>0.035313595</text:p>
          </table:table-cell>
          <table:table-cell office:value-type="float" office:value="0.038587302">
            <text:p>0.038587302</text:p>
          </table:table-cell>
          <table:table-cell office:value-type="float" office:value="0.032544542">
            <text:p>0.032544542</text:p>
          </table:table-cell>
          <table:table-cell office:value-type="float" office:value="0.0258777">
            <text:p>0.0258777</text:p>
          </table:table-cell>
          <table:table-cell office:value-type="float" office:value="0.022466293">
            <text:p>0.022466293</text:p>
          </table:table-cell>
          <table:table-cell office:value-type="float" office:value="0.021579487">
            <text:p>0.021579487</text:p>
          </table:table-cell>
          <table:table-cell office:value-type="float" office:value="0.02081612">
            <text:p>0.02081612</text:p>
          </table:table-cell>
          <table:table-cell office:value-type="float" office:value="0.016742963">
            <text:p>0.016742963</text:p>
          </table:table-cell>
          <table:table-cell office:value-type="float" office:value="0.015244982">
            <text:p>0.015244982</text:p>
          </table:table-cell>
          <table:table-cell office:value-type="float" office:value="0.013894464">
            <text:p>0.013894464</text:p>
          </table:table-cell>
          <table:table-cell office:value-type="float" office:value="0.01338229">
            <text:p>0.01338229</text:p>
          </table:table-cell>
          <table:table-cell office:value-type="float" office:value="0.015841393">
            <text:p>0.015841393</text:p>
          </table:table-cell>
          <table:table-cell office:value-type="float" office:value="0.01249236">
            <text:p>0.01249236</text:p>
          </table:table-cell>
          <table:table-cell office:value-type="float" office:value="0.011784864">
            <text:p>0.011784864</text:p>
          </table:table-cell>
          <table:table-cell office:value-type="float" office:value="0.013883848">
            <text:p>0.013883848</text:p>
          </table:table-cell>
          <table:table-cell office:value-type="float" office:value="0.013887051">
            <text:p>0.013887051</text:p>
          </table:table-cell>
          <table:table-cell office:value-type="float" office:value="0.012691476">
            <text:p>0.012691476</text:p>
          </table:table-cell>
          <table:table-cell office:value-type="float" office:value="0.011484686">
            <text:p>0.011484686</text:p>
          </table:table-cell>
          <table:table-cell office:value-type="float" office:value="0.012300394">
            <text:p>0.012300394</text:p>
          </table:table-cell>
          <table:table-cell office:value-type="float" office:value="0.0114902975">
            <text:p>0.0114902975</text:p>
          </table:table-cell>
          <table:table-cell office:value-type="float" office:value="0.012689616">
            <text:p>0.012689616</text:p>
          </table:table-cell>
          <table:table-cell office:value-type="float" office:value="0.014283127">
            <text:p>0.014283127</text:p>
          </table:table-cell>
          <table:table-cell office:value-type="float" office:value="0.012593206">
            <text:p>0.012593206</text:p>
          </table:table-cell>
          <table:table-cell office:value-type="float" office:value="0.01298403">
            <text:p>0.01298403</text:p>
          </table:table-cell>
          <table:table-cell office:value-type="float" office:value="0.013461918">
            <text:p>0.013461918</text:p>
          </table:table-cell>
          <table:table-cell office:value-type="float" office:value="0.012530706">
            <text:p>0.012530706</text:p>
          </table:table-cell>
          <table:table-cell office:value-type="float" office:value="0.01341123">
            <text:p>0.01341123</text:p>
          </table:table-cell>
          <table:table-cell office:value-type="float" office:value="0.012529513">
            <text:p>0.012529513</text:p>
          </table:table-cell>
          <table:table-cell office:value-type="float" office:value="0.012620467">
            <text:p>0.012620467</text:p>
          </table:table-cell>
          <table:table-cell office:value-type="float" office:value="0.012726882">
            <text:p>0.012726882</text:p>
          </table:table-cell>
          <table:table-cell office:value-type="float" office:value="0.010858114">
            <text:p>0.010858114</text:p>
          </table:table-cell>
          <table:table-cell office:value-type="float" office:value="0.011939442">
            <text:p>0.011939442</text:p>
          </table:table-cell>
          <table:table-cell office:value-type="float" office:value="0.011477537">
            <text:p>0.011477537</text:p>
          </table:table-cell>
          <table:table-cell office:value-type="float" office:value="0.011440746">
            <text:p>0.011440746</text:p>
          </table:table-cell>
          <table:table-cell office:value-type="float" office:value="0.011687696">
            <text:p>0.011687696</text:p>
          </table:table-cell>
          <table:table-cell office:value-type="float" office:value="0.012633948">
            <text:p>0.012633948</text:p>
          </table:table-cell>
          <table:table-cell office:value-type="float" office:value="0.012195021">
            <text:p>0.012195021</text:p>
          </table:table-cell>
          <table:table-cell office:value-type="float" office:value="0.011575067">
            <text:p>0.011575067</text:p>
          </table:table-cell>
          <table:table-cell office:value-type="float" office:value="0.012336361">
            <text:p>0.012336361</text:p>
          </table:table-cell>
          <table:table-cell office:value-type="float" office:value="0.011446305">
            <text:p>0.011446305</text:p>
          </table:table-cell>
          <table:table-cell office:value-type="float" office:value="0.010385656">
            <text:p>0.010385656</text:p>
          </table:table-cell>
          <table:table-cell office:value-type="float" office:value="0.010764124">
            <text:p>0.010764124</text:p>
          </table:table-cell>
          <table:table-cell office:value-type="float" office:value="0.0118516125">
            <text:p>0.0118516125</text:p>
          </table:table-cell>
          <table:table-cell office:value-type="float" office:value="0.010600704">
            <text:p>0.010600704</text:p>
          </table:table-cell>
          <table:table-cell office:value-type="float" office:value="0.01037251">
            <text:p>0.01037251</text:p>
          </table:table-cell>
          <table:table-cell office:value-type="float" office:value="0.010744333">
            <text:p>0.010744333</text:p>
          </table:table-cell>
          <table:table-cell office:value-type="float" office:value="0.009947234">
            <text:p>0.009947234</text:p>
          </table:table-cell>
          <table:table-cell office:value-type="float" office:value="0.010810072">
            <text:p>0.010810072</text:p>
          </table:table-cell>
          <table:table-cell office:value-type="float" office:value="0.009313972">
            <text:p>0.009313972</text:p>
          </table:table-cell>
          <table:table-cell office:value-type="float" office:value="0.010322129">
            <text:p>0.010322129</text:p>
          </table:table-cell>
          <table:table-cell office:value-type="float" office:value="0.011127793">
            <text:p>0.011127793</text:p>
          </table:table-cell>
          <table:table-cell office:value-type="float" office:value="0.0109621">
            <text:p>0.0109621</text:p>
          </table:table-cell>
          <table:table-cell office:value-type="float" office:value="0.00849797">
            <text:p>0.00849797</text:p>
          </table:table-cell>
          <table:table-cell office:value-type="float" office:value="0.009929316">
            <text:p>0.009929316</text:p>
          </table:table-cell>
          <table:table-cell office:value-type="float" office:value="0.009153197">
            <text:p>0.009153197</text:p>
          </table:table-cell>
          <table:table-cell office:value-type="float" office:value="0.008727418">
            <text:p>0.008727418</text:p>
          </table:table-cell>
          <table:table-cell office:value-type="float" office:value="0.008136633">
            <text:p>0.008136633</text:p>
          </table:table-cell>
          <table:table-cell office:value-type="float" office:value="0.008557702">
            <text:p>0.008557702</text:p>
          </table:table-cell>
          <table:table-cell office:value-type="float" office:value="0.008486638">
            <text:p>0.008486638</text:p>
          </table:table-cell>
          <table:table-cell office:value-type="float" office:value="0.008337256">
            <text:p>0.008337256</text:p>
          </table:table-cell>
          <table:table-cell office:value-type="float" office:value="0.007487978">
            <text:p>0.007487978</text:p>
          </table:table-cell>
          <table:table-cell office:value-type="float" office:value="0.009093685">
            <text:p>0.009093685</text:p>
          </table:table-cell>
          <table:table-cell office:value-type="float" office:value="0.008501977">
            <text:p>0.008501977</text:p>
          </table:table-cell>
          <table:table-cell office:value-type="float" office:value="0.007262884">
            <text:p>0.007262884</text:p>
          </table:table-cell>
          <table:table-cell office:value-type="float" office:value="0.007406485">
            <text:p>0.007406485</text:p>
          </table:table-cell>
          <table:table-cell office:value-type="float" office:value="0.0075984593">
            <text:p>0.0075984593</text:p>
          </table:table-cell>
          <table:table-cell office:value-type="float" office:value="0.00877108">
            <text:p>0.00877108</text:p>
          </table:table-cell>
          <table:table-cell office:value-type="float" office:value="0.0075729196">
            <text:p>0.0075729196</text:p>
          </table:table-cell>
          <table:table-cell office:value-type="float" office:value="0.00822044">
            <text:p>0.00822044</text:p>
          </table:table-cell>
          <table:table-cell office:value-type="float" office:value="0.0079448195">
            <text:p>0.0079448195</text:p>
          </table:table-cell>
          <table:table-cell office:value-type="float" office:value="0.0082347365">
            <text:p>0.0082347365</text:p>
          </table:table-cell>
          <table:table-cell office:value-type="float" office:value="0.0071974914">
            <text:p>0.0071974914</text:p>
          </table:table-cell>
          <table:table-cell office:value-type="float" office:value="0.007156157">
            <text:p>0.007156157</text:p>
          </table:table-cell>
          <table:table-cell office:value-type="float" office:value="0.0075203246">
            <text:p>0.0075203246</text:p>
          </table:table-cell>
          <table:table-cell office:value-type="float" office:value="0.008431206">
            <text:p>0.008431206</text:p>
          </table:table-cell>
          <table:table-cell office:value-type="float" office:value="0.007362045">
            <text:p>0.007362045</text:p>
          </table:table-cell>
          <table:table-cell office:value-type="float" office:value="0.0063825194">
            <text:p>0.0063825194</text:p>
          </table:table-cell>
          <table:table-cell office:value-type="float" office:value="0.006873797">
            <text:p>0.006873797</text:p>
          </table:table-cell>
          <table:table-cell office:value-type="float" office:value="0.0076350938">
            <text:p>0.0076350938</text:p>
          </table:table-cell>
          <table:table-cell office:value-type="float" office:value="0.0070926663">
            <text:p>0.0070926663</text:p>
          </table:table-cell>
          <table:table-cell office:value-type="float" office:value="0.0063814274">
            <text:p>0.0063814274</text:p>
          </table:table-cell>
          <table:table-cell office:value-type="float" office:value="0.0066226535">
            <text:p>0.0066226535</text:p>
          </table:table-cell>
          <table:table-cell office:value-type="float" office:value="0.0069986647">
            <text:p>0.0069986647</text:p>
          </table:table-cell>
          <table:table-cell office:value-type="float" office:value="0.0066874125">
            <text:p>0.0066874125</text:p>
          </table:table-cell>
          <table:table-cell office:value-type="float" office:value="0.00645639">
            <text:p>0.00645639</text:p>
          </table:table-cell>
          <table:table-cell office:value-type="float" office:value="0.0068973666">
            <text:p>0.0068973666</text:p>
          </table:table-cell>
          <table:table-cell office:value-type="float" office:value="0.0062345373">
            <text:p>0.0062345373</text:p>
          </table:table-cell>
          <table:table-cell office:value-type="float" office:value="0.0065248217">
            <text:p>0.0065248217</text:p>
          </table:table-cell>
          <table:table-cell office:value-type="float" office:value="0.0063750944">
            <text:p>0.0063750944</text:p>
          </table:table-cell>
          <table:table-cell office:value-type="float" office:value="0.0059323614">
            <text:p>0.0059323614</text:p>
          </table:table-cell>
          <table:table-cell office:value-type="float" office:value="0.005942723">
            <text:p>0.005942723</text:p>
          </table:table-cell>
          <table:table-cell office:value-type="float" office:value="0.005888559">
            <text:p>0.005888559</text:p>
          </table:table-cell>
          <table:table-cell office:value-type="float" office:value="0.0058762175">
            <text:p>0.0058762175</text:p>
          </table:table-cell>
          <table:table-cell office:value-type="float" office:value="0.0062384247">
            <text:p>0.0062384247</text:p>
          </table:table-cell>
          <table:table-cell office:value-type="float" office:value="0.006349923">
            <text:p>0.006349923</text:p>
          </table:table-cell>
          <table:table-cell office:value-type="float" office:value="0.0057214308">
            <text:p>0.0057214308</text:p>
          </table:table-cell>
          <table:table-cell office:value-type="float" office:value="0.0055804034">
            <text:p>0.0055804034</text:p>
          </table:table-cell>
          <table:table-cell office:value-type="float" office:value="0.0055186697">
            <text:p>0.0055186697</text:p>
          </table:table-cell>
          <table:table-cell office:value-type="float" office:value="0.00550224">
            <text:p>0.00550224</text:p>
          </table:table-cell>
          <table:table-cell office:value-type="float" office:value="0.0057742973">
            <text:p>0.0057742973</text:p>
          </table:table-cell>
          <table:table-cell office:value-type="float" office:value="0.0052448534">
            <text:p>0.0052448534</text:p>
          </table:table-cell>
          <table:table-cell office:value-type="float" office:value="0.0054761493">
            <text:p>0.0054761493</text:p>
          </table:table-cell>
          <table:table-cell office:value-type="float" office:value="0.005755016">
            <text:p>0.005755016</text:p>
          </table:table-cell>
          <table:table-cell office:value-type="float" office:value="0.005687173">
            <text:p>0.005687173</text:p>
          </table:table-cell>
          <table:table-cell office:value-type="float" office:value="0.005244965">
            <text:p>0.005244965</text:p>
          </table:table-cell>
          <table:table-cell office:value-type="float" office:value="0.0049284124">
            <text:p>0.0049284124</text:p>
          </table:table-cell>
          <table:table-cell office:value-type="float" office:value="0.005034677">
            <text:p>0.005034677</text:p>
          </table:table-cell>
          <table:table-cell office:value-type="float" office:value="0.004934296">
            <text:p>0.004934296</text:p>
          </table:table-cell>
          <table:table-cell office:value-type="float" office:value="0.004950775">
            <text:p>0.004950775</text:p>
          </table:table-cell>
          <table:table-cell office:value-type="float" office:value="0.004958241">
            <text:p>0.004958241</text:p>
          </table:table-cell>
          <table:table-cell office:value-type="float" office:value="0.004936724">
            <text:p>0.004936724</text:p>
          </table:table-cell>
          <table:table-cell office:value-type="float" office:value="0.004762061">
            <text:p>0.004762061</text:p>
          </table:table-cell>
          <table:table-cell office:value-type="float" office:value="0.0047489395">
            <text:p>0.0047489395</text:p>
          </table:table-cell>
          <table:table-cell office:value-type="float" office:value="0.0048968866">
            <text:p>0.0048968866</text:p>
          </table:table-cell>
          <table:table-cell office:value-type="float" office:value="0.00475065">
            <text:p>0.00475065</text:p>
          </table:table-cell>
          <table:table-cell office:value-type="float" office:value="0.0046995254">
            <text:p>0.0046995254</text:p>
          </table:table-cell>
          <table:table-cell office:value-type="float" office:value="0.0047128256">
            <text:p>0.0047128256</text:p>
          </table:table-cell>
          <table:table-cell office:value-type="float" office:value="0.0044173175">
            <text:p>0.0044173175</text:p>
          </table:table-cell>
          <table:table-cell office:value-type="float" office:value="0.005192886">
            <text:p>0.005192886</text:p>
          </table:table-cell>
          <table:table-cell office:value-type="float" office:value="0.004445578">
            <text:p>0.004445578</text:p>
          </table:table-cell>
          <table:table-cell office:value-type="float" office:value="0.004374269">
            <text:p>0.004374269</text:p>
          </table:table-cell>
          <table:table-cell office:value-type="float" office:value="0.0041751177">
            <text:p>0.0041751177</text:p>
          </table:table-cell>
          <table:table-cell office:value-type="float" office:value="0.0044344845">
            <text:p>0.0044344845</text:p>
          </table:table-cell>
          <table:table-cell office:value-type="float" office:value="0.004821203">
            <text:p>0.004821203</text:p>
          </table:table-cell>
          <table:table-cell office:value-type="float" office:value="0.004425403">
            <text:p>0.004425403</text:p>
          </table:table-cell>
          <table:table-cell office:value-type="float" office:value="0.004083562">
            <text:p>0.004083562</text:p>
          </table:table-cell>
          <table:table-cell office:value-type="float" office:value="0.0041654254">
            <text:p>0.0041654254</text:p>
          </table:table-cell>
          <table:table-cell office:value-type="float" office:value="0.004331743">
            <text:p>0.004331743</text:p>
          </table:table-cell>
          <table:table-cell office:value-type="float" office:value="0.004200596">
            <text:p>0.004200596</text:p>
          </table:table-cell>
          <table:table-cell office:value-type="float" office:value="0.004296256">
            <text:p>0.004296256</text:p>
          </table:table-cell>
          <table:table-cell office:value-type="float" office:value="0.0041808127">
            <text:p>0.0041808127</text:p>
          </table:table-cell>
          <table:table-cell office:value-type="float" office:value="0.0041675903">
            <text:p>0.0041675903</text:p>
          </table:table-cell>
          <table:table-cell office:value-type="float" office:value="0.004238741">
            <text:p>0.004238741</text:p>
          </table:table-cell>
          <table:table-cell office:value-type="float" office:value="0.0044617695">
            <text:p>0.0044617695</text:p>
          </table:table-cell>
          <table:table-cell office:value-type="float" office:value="0.0043461937">
            <text:p>0.0043461937</text:p>
          </table:table-cell>
          <table:table-cell office:value-type="float" office:value="0.0041843913">
            <text:p>0.0041843913</text:p>
          </table:table-cell>
          <table:table-cell office:value-type="float" office:value="0.004516189">
            <text:p>0.004516189</text:p>
          </table:table-cell>
          <table:table-cell office:value-type="float" office:value="0.0045466423">
            <text:p>0.0045466423</text:p>
          </table:table-cell>
          <table:table-cell office:value-type="float" office:value="0.0046126847">
            <text:p>0.0046126847</text:p>
          </table:table-cell>
          <table:table-cell office:value-type="float" office:value="0.0043687196">
            <text:p>0.0043687196</text:p>
          </table:table-cell>
          <table:table-cell office:value-type="float" office:value="0.0044710245">
            <text:p>0.0044710245</text:p>
          </table:table-cell>
          <table:table-cell office:value-type="float" office:value="0.0045116544">
            <text:p>0.0045116544</text:p>
          </table:table-cell>
          <table:table-cell office:value-type="float" office:value="0.0045132875">
            <text:p>0.0045132875</text:p>
          </table:table-cell>
          <table:table-cell office:value-type="float" office:value="0.005041748">
            <text:p>0.005041748</text:p>
          </table:table-cell>
          <table:table-cell office:value-type="float" office:value="0.0046930597">
            <text:p>0.0046930597</text:p>
          </table:table-cell>
          <table:table-cell office:value-type="float" office:value="0.0046542473">
            <text:p>0.0046542473</text:p>
          </table:table-cell>
          <table:table-cell office:value-type="float" office:value="0.0047187395">
            <text:p>0.0047187395</text:p>
          </table:table-cell>
          <table:table-cell office:value-type="float" office:value="0.0048574363">
            <text:p>0.0048574363</text:p>
          </table:table-cell>
          <table:table-cell office:value-type="float" office:value="0.004785103">
            <text:p>0.004785103</text:p>
          </table:table-cell>
          <table:table-cell office:value-type="float" office:value="0.005191673">
            <text:p>0.005191673</text:p>
          </table:table-cell>
          <table:table-cell office:value-type="float" office:value="0.0049578203">
            <text:p>0.0049578203</text:p>
          </table:table-cell>
          <table:table-cell office:value-type="float" office:value="0.0052971495">
            <text:p>0.0052971495</text:p>
          </table:table-cell>
          <table:table-cell office:value-type="float" office:value="0.005163884">
            <text:p>0.005163884</text:p>
          </table:table-cell>
          <table:table-cell office:value-type="float" office:value="0.005087322">
            <text:p>0.005087322</text:p>
          </table:table-cell>
          <table:table-cell office:value-type="float" office:value="0.005266504">
            <text:p>0.005266504</text:p>
          </table:table-cell>
          <table:table-cell office:value-type="float" office:value="0.0051792855">
            <text:p>0.0051792855</text:p>
          </table:table-cell>
          <table:table-cell office:value-type="float" office:value="0.005094984">
            <text:p>0.005094984</text:p>
          </table:table-cell>
          <table:table-cell office:value-type="float" office:value="0.005492045">
            <text:p>0.005492045</text:p>
          </table:table-cell>
          <table:table-cell office:value-type="float" office:value="0.005490687">
            <text:p>0.005490687</text:p>
          </table:table-cell>
          <table:table-cell office:value-type="float" office:value="0.005485918">
            <text:p>0.005485918</text:p>
          </table:table-cell>
          <table:table-cell office:value-type="float" office:value="0.0053247316">
            <text:p>0.0053247316</text:p>
          </table:table-cell>
          <table:table-cell office:value-type="float" office:value="0.0053858813">
            <text:p>0.0053858813</text:p>
          </table:table-cell>
          <table:table-cell office:value-type="float" office:value="0.005497476">
            <text:p>0.005497476</text:p>
          </table:table-cell>
          <table:table-cell office:value-type="float" office:value="0.005920604">
            <text:p>0.005920604</text:p>
          </table:table-cell>
          <table:table-cell office:value-type="float" office:value="0.0058174627">
            <text:p>0.0058174627</text:p>
          </table:table-cell>
          <table:table-cell office:value-type="float" office:value="0.0055302596">
            <text:p>0.0055302596</text:p>
          </table:table-cell>
          <table:table-cell office:value-type="float" office:value="0.0052518267">
            <text:p>0.0052518267</text:p>
          </table:table-cell>
          <table:table-cell office:value-type="float" office:value="0.005599279">
            <text:p>0.005599279</text:p>
          </table:table-cell>
          <table:table-cell office:value-type="float" office:value="0.0054109506">
            <text:p>0.0054109506</text:p>
          </table:table-cell>
          <table:table-cell office:value-type="float" office:value="0.0056468383">
            <text:p>0.0056468383</text:p>
          </table:table-cell>
          <table:table-cell office:value-type="float" office:value="0.0056912545">
            <text:p>0.0056912545</text:p>
          </table:table-cell>
          <table:table-cell office:value-type="float" office:value="0.0058832425">
            <text:p>0.0058832425</text:p>
          </table:table-cell>
          <table:table-cell office:value-type="float" office:value="0.005603813">
            <text:p>0.005603813</text:p>
          </table:table-cell>
          <table:table-cell office:value-type="float" office:value="0.0052966946">
            <text:p>0.0052966946</text:p>
          </table:table-cell>
          <table:table-cell office:value-type="float" office:value="0.0052428115">
            <text:p>0.0052428115</text:p>
          </table:table-cell>
          <table:table-cell office:value-type="float" office:value="0.0057052337">
            <text:p>0.0057052337</text:p>
          </table:table-cell>
          <table:table-cell office:value-type="float" office:value="0.0053853886">
            <text:p>0.0053853886</text:p>
          </table:table-cell>
          <table:table-cell office:value-type="float" office:value="0.0059081255">
            <text:p>0.0059081255</text:p>
          </table:table-cell>
          <table:table-cell office:value-type="float" office:value="0.0056694075">
            <text:p>0.0056694075</text:p>
          </table:table-cell>
          <table:table-cell office:value-type="float" office:value="0.005155448">
            <text:p>0.005155448</text:p>
          </table:table-cell>
          <table:table-cell office:value-type="float" office:value="0.005436751">
            <text:p>0.005436751</text:p>
          </table:table-cell>
          <table:table-cell office:value-type="float" office:value="0.005587445">
            <text:p>0.005587445</text:p>
          </table:table-cell>
          <table:table-cell office:value-type="float" office:value="0.0056868205">
            <text:p>0.0056868205</text:p>
          </table:table-cell>
          <table:table-cell office:value-type="float" office:value="0.0056862114">
            <text:p>0.0056862114</text:p>
          </table:table-cell>
          <table:table-cell office:value-type="float" office:value="0.0057743993">
            <text:p>0.0057743993</text:p>
          </table:table-cell>
          <table:table-cell table:style-name="Default" office:value-type="float" office:value="0.0058443383">
            <text:p>0.0058443383</text:p>
          </table:table-cell>
          <table:table-cell table:style-name="Default" office:value-type="float" office:value="0.0058013364">
            <text:p>0.0058013364</text:p>
          </table:table-cell>
          <table:table-cell table:style-name="Default" office:value-type="float" office:value="0.0051161107">
            <text:p>0.0051161107</text:p>
          </table:table-cell>
          <table:table-cell table:style-name="Default" office:value-type="float" office:value="0.0052568004">
            <text:p>0.0052568004</text:p>
          </table:table-cell>
          <table:table-cell office:value-type="float" office:value="0.004988739">
            <text:p>0.004988739</text:p>
          </table:table-cell>
          <table:table-cell table:style-name="Default" office:value-type="float" office:value="0.004942381">
            <text:p>0.004942381</text:p>
          </table:table-cell>
          <table:table-cell table:style-name="Default" office:value-type="float" office:value="0.0056077163">
            <text:p>0.0056077163</text:p>
          </table:table-cell>
          <table:table-cell table:style-name="Default" office:value-type="float" office:value="0.005493931">
            <text:p>0.005493931</text:p>
          </table:table-cell>
          <table:table-cell table:style-name="Default" office:value-type="float" office:value="0.0050358013">
            <text:p>0.0050358013</text:p>
          </table:table-cell>
          <table:table-cell table:style-name="Default" office:value-type="float" office:value="0.004779265">
            <text:p>0.004779265</text:p>
          </table:table-cell>
          <table:table-cell table:style-name="Default" office:value-type="float" office:value="0.0041235397">
            <text:p>0.0041235397</text:p>
          </table:table-cell>
          <table:table-cell table:style-name="Default" office:value-type="float" office:value="0.0042924">
            <text:p>0.0042924</text:p>
          </table:table-cell>
          <table:table-cell table:style-name="Default" office:value-type="float" office:value="0.004409972">
            <text:p>0.004409972</text:p>
          </table:table-cell>
          <table:table-cell table:style-name="Default" office:value-type="float" office:value="0.0042612795">
            <text:p>0.0042612795</text:p>
          </table:table-cell>
          <table:table-cell table:style-name="Default" office:value-type="float" office:value="0.0041280817">
            <text:p>0.0041280817</text:p>
          </table:table-cell>
          <table:table-cell table:style-name="Default" office:value-type="float" office:value="0.0036781933">
            <text:p>0.0036781933</text:p>
          </table:table-cell>
          <table:table-cell table:style-name="Default" office:value-type="float" office:value="0.0030652324">
            <text:p>0.0030652324</text:p>
          </table:table-cell>
          <table:table-cell table:style-name="Default" office:value-type="float" office:value="0.0029214178">
            <text:p>0.0029214178</text:p>
          </table:table-cell>
          <table:table-cell table:style-name="Default" office:value-type="float" office:value="0.0029991888">
            <text:p>0.0029991888</text:p>
          </table:table-cell>
          <table:table-cell table:style-name="Default" office:value-type="float" office:value="0.0028842026">
            <text:p>0.0028842026</text:p>
          </table:table-cell>
          <table:table-cell table:style-name="Default" office:value-type="float" office:value="0.002541302">
            <text:p>0.002541302</text:p>
          </table:table-cell>
          <table:table-cell table:style-name="Default" office:value-type="float" office:value="0.0020820133">
            <text:p>0.0020820133</text:p>
          </table:table-cell>
          <table:table-cell table:style-name="Default" office:value-type="float" office:value="0.001641571">
            <text:p>0.001641571</text:p>
          </table:table-cell>
          <table:table-cell table:style-name="Default" office:value-type="float" office:value="0.0012811036">
            <text:p>0.0012811036</text:p>
          </table:table-cell>
          <table:table-cell table:style-name="Default" office:value-type="float" office:value="0.0010624265">
            <text:p>0.0010624265</text:p>
          </table:table-cell>
          <table:table-cell table:style-name="Default" office:value-type="float" office:value="0.0010086483">
            <text:p>0.0010086483</text:p>
          </table:table-cell>
          <table:table-cell office:value-type="float" office:value="0.0009980641">
            <text:p>9.98E-004</text:p>
          </table:table-cell>
          <table:table-cell office:value-type="float" office:value="0.000996439">
            <text:p>9.96E-004</text:p>
          </table:table-cell>
          <table:table-cell office:value-type="float" office:value="0.0009980766">
            <text:p>9.98E-004</text:p>
          </table:table-cell>
          <table:table-cell table:style-name="Default" office:value-type="float" office:value="0.0010007425">
            <text:p>0.0010007425</text:p>
          </table:table-cell>
          <table:table-cell/>
        </table:table-row>
        <table:table-row table:style-name="ro1">
          <table:table-cell office:value-type="string">
            <text:p>/mnt/share/Music/Albums/Parliament/Osmium/08 Funky Woman.mp3</text:p>
          </table:table-cell>
          <table:table-cell office:value-type="float" office:value="0.086939454">
            <text:p>0.086939454</text:p>
          </table:table-cell>
          <table:table-cell office:value-type="float" office:value="0.14468493">
            <text:p>0.14468493</text:p>
          </table:table-cell>
          <table:table-cell office:value-type="float" office:value="0.07218587">
            <text:p>0.07218587</text:p>
          </table:table-cell>
          <table:table-cell office:value-type="float" office:value="0.078794636">
            <text:p>0.078794636</text:p>
          </table:table-cell>
          <table:table-cell office:value-type="float" office:value="0.054680962">
            <text:p>0.054680962</text:p>
          </table:table-cell>
          <table:table-cell office:value-type="float" office:value="0.046013657">
            <text:p>0.046013657</text:p>
          </table:table-cell>
          <table:table-cell office:value-type="float" office:value="0.038833488">
            <text:p>0.038833488</text:p>
          </table:table-cell>
          <table:table-cell office:value-type="float" office:value="0.056320976">
            <text:p>0.056320976</text:p>
          </table:table-cell>
          <table:table-cell office:value-type="float" office:value="0.042600915">
            <text:p>0.042600915</text:p>
          </table:table-cell>
          <table:table-cell office:value-type="float" office:value="0.036796667">
            <text:p>0.036796667</text:p>
          </table:table-cell>
          <table:table-cell office:value-type="float" office:value="0.033045724">
            <text:p>0.033045724</text:p>
          </table:table-cell>
          <table:table-cell office:value-type="float" office:value="0.043066535">
            <text:p>0.043066535</text:p>
          </table:table-cell>
          <table:table-cell office:value-type="float" office:value="0.034040518">
            <text:p>0.034040518</text:p>
          </table:table-cell>
          <table:table-cell office:value-type="float" office:value="0.04743733">
            <text:p>0.04743733</text:p>
          </table:table-cell>
          <table:table-cell office:value-type="float" office:value="0.042965107">
            <text:p>0.042965107</text:p>
          </table:table-cell>
          <table:table-cell office:value-type="float" office:value="0.043836337">
            <text:p>0.043836337</text:p>
          </table:table-cell>
          <table:table-cell office:value-type="float" office:value="0.03105794">
            <text:p>0.03105794</text:p>
          </table:table-cell>
          <table:table-cell office:value-type="float" office:value="0.047756653">
            <text:p>0.047756653</text:p>
          </table:table-cell>
          <table:table-cell office:value-type="float" office:value="0.045148876">
            <text:p>0.045148876</text:p>
          </table:table-cell>
          <table:table-cell office:value-type="float" office:value="0.054056622">
            <text:p>0.054056622</text:p>
          </table:table-cell>
          <table:table-cell office:value-type="float" office:value="0.045771368">
            <text:p>0.045771368</text:p>
          </table:table-cell>
          <table:table-cell office:value-type="float" office:value="0.04178202">
            <text:p>0.04178202</text:p>
          </table:table-cell>
          <table:table-cell office:value-type="float" office:value="0.06747477">
            <text:p>0.06747477</text:p>
          </table:table-cell>
          <table:table-cell office:value-type="float" office:value="0.061433386">
            <text:p>0.061433386</text:p>
          </table:table-cell>
          <table:table-cell office:value-type="float" office:value="0.04860208">
            <text:p>0.04860208</text:p>
          </table:table-cell>
          <table:table-cell office:value-type="float" office:value="0.038654312">
            <text:p>0.038654312</text:p>
          </table:table-cell>
          <table:table-cell office:value-type="float" office:value="0.04440504">
            <text:p>0.04440504</text:p>
          </table:table-cell>
          <table:table-cell office:value-type="float" office:value="0.06049293">
            <text:p>0.06049293</text:p>
          </table:table-cell>
          <table:table-cell office:value-type="float" office:value="0.057132084">
            <text:p>0.057132084</text:p>
          </table:table-cell>
          <table:table-cell office:value-type="float" office:value="0.04940609">
            <text:p>0.04940609</text:p>
          </table:table-cell>
          <table:table-cell office:value-type="float" office:value="0.05862177">
            <text:p>0.05862177</text:p>
          </table:table-cell>
          <table:table-cell office:value-type="float" office:value="0.041998625">
            <text:p>0.041998625</text:p>
          </table:table-cell>
          <table:table-cell office:value-type="float" office:value="0.05418492">
            <text:p>0.05418492</text:p>
          </table:table-cell>
          <table:table-cell office:value-type="float" office:value="0.05003575">
            <text:p>0.05003575</text:p>
          </table:table-cell>
          <table:table-cell office:value-type="float" office:value="0.04618266">
            <text:p>0.04618266</text:p>
          </table:table-cell>
          <table:table-cell office:value-type="float" office:value="0.047836922">
            <text:p>0.047836922</text:p>
          </table:table-cell>
          <table:table-cell office:value-type="float" office:value="0.06134742">
            <text:p>0.06134742</text:p>
          </table:table-cell>
          <table:table-cell office:value-type="float" office:value="0.052006513">
            <text:p>0.052006513</text:p>
          </table:table-cell>
          <table:table-cell office:value-type="float" office:value="0.051386464">
            <text:p>0.051386464</text:p>
          </table:table-cell>
          <table:table-cell office:value-type="float" office:value="0.03966075">
            <text:p>0.03966075</text:p>
          </table:table-cell>
          <table:table-cell office:value-type="float" office:value="0.0364601">
            <text:p>0.0364601</text:p>
          </table:table-cell>
          <table:table-cell office:value-type="float" office:value="0.035184626">
            <text:p>0.035184626</text:p>
          </table:table-cell>
          <table:table-cell office:value-type="float" office:value="0.038923584">
            <text:p>0.038923584</text:p>
          </table:table-cell>
          <table:table-cell office:value-type="float" office:value="0.046265587">
            <text:p>0.046265587</text:p>
          </table:table-cell>
          <table:table-cell office:value-type="float" office:value="0.044166867">
            <text:p>0.044166867</text:p>
          </table:table-cell>
          <table:table-cell office:value-type="float" office:value="0.04534418">
            <text:p>0.04534418</text:p>
          </table:table-cell>
          <table:table-cell office:value-type="float" office:value="0.034905635">
            <text:p>0.034905635</text:p>
          </table:table-cell>
          <table:table-cell office:value-type="float" office:value="0.031359076">
            <text:p>0.031359076</text:p>
          </table:table-cell>
          <table:table-cell office:value-type="float" office:value="0.04101187">
            <text:p>0.04101187</text:p>
          </table:table-cell>
          <table:table-cell office:value-type="float" office:value="0.031408425">
            <text:p>0.031408425</text:p>
          </table:table-cell>
          <table:table-cell office:value-type="float" office:value="0.030110948">
            <text:p>0.030110948</text:p>
          </table:table-cell>
          <table:table-cell office:value-type="float" office:value="0.036277205">
            <text:p>0.036277205</text:p>
          </table:table-cell>
          <table:table-cell office:value-type="float" office:value="0.036067903">
            <text:p>0.036067903</text:p>
          </table:table-cell>
          <table:table-cell office:value-type="float" office:value="0.030795697">
            <text:p>0.030795697</text:p>
          </table:table-cell>
          <table:table-cell office:value-type="float" office:value="0.03239595">
            <text:p>0.03239595</text:p>
          </table:table-cell>
          <table:table-cell office:value-type="float" office:value="0.037591144">
            <text:p>0.037591144</text:p>
          </table:table-cell>
          <table:table-cell office:value-type="float" office:value="0.038504146">
            <text:p>0.038504146</text:p>
          </table:table-cell>
          <table:table-cell office:value-type="float" office:value="0.031546142">
            <text:p>0.031546142</text:p>
          </table:table-cell>
          <table:table-cell office:value-type="float" office:value="0.023922782">
            <text:p>0.023922782</text:p>
          </table:table-cell>
          <table:table-cell office:value-type="float" office:value="0.02592873">
            <text:p>0.02592873</text:p>
          </table:table-cell>
          <table:table-cell office:value-type="float" office:value="0.030515112">
            <text:p>0.030515112</text:p>
          </table:table-cell>
          <table:table-cell office:value-type="float" office:value="0.035853606">
            <text:p>0.035853606</text:p>
          </table:table-cell>
          <table:table-cell office:value-type="float" office:value="0.030467285">
            <text:p>0.030467285</text:p>
          </table:table-cell>
          <table:table-cell office:value-type="float" office:value="0.030974887">
            <text:p>0.030974887</text:p>
          </table:table-cell>
          <table:table-cell office:value-type="float" office:value="0.02781447">
            <text:p>0.02781447</text:p>
          </table:table-cell>
          <table:table-cell office:value-type="float" office:value="0.0263715">
            <text:p>0.0263715</text:p>
          </table:table-cell>
          <table:table-cell office:value-type="float" office:value="0.037014686">
            <text:p>0.037014686</text:p>
          </table:table-cell>
          <table:table-cell office:value-type="float" office:value="0.027001197">
            <text:p>0.027001197</text:p>
          </table:table-cell>
          <table:table-cell office:value-type="float" office:value="0.030826814">
            <text:p>0.030826814</text:p>
          </table:table-cell>
          <table:table-cell office:value-type="float" office:value="0.025575513">
            <text:p>0.025575513</text:p>
          </table:table-cell>
          <table:table-cell office:value-type="float" office:value="0.036516108">
            <text:p>0.036516108</text:p>
          </table:table-cell>
          <table:table-cell office:value-type="float" office:value="0.02699777">
            <text:p>0.02699777</text:p>
          </table:table-cell>
          <table:table-cell office:value-type="float" office:value="0.032503113">
            <text:p>0.032503113</text:p>
          </table:table-cell>
          <table:table-cell office:value-type="float" office:value="0.032831904">
            <text:p>0.032831904</text:p>
          </table:table-cell>
          <table:table-cell office:value-type="float" office:value="0.03300762">
            <text:p>0.03300762</text:p>
          </table:table-cell>
          <table:table-cell office:value-type="float" office:value="0.027618153">
            <text:p>0.027618153</text:p>
          </table:table-cell>
          <table:table-cell office:value-type="float" office:value="0.036666185">
            <text:p>0.036666185</text:p>
          </table:table-cell>
          <table:table-cell office:value-type="float" office:value="0.029755674">
            <text:p>0.029755674</text:p>
          </table:table-cell>
          <table:table-cell office:value-type="float" office:value="0.03563951">
            <text:p>0.03563951</text:p>
          </table:table-cell>
          <table:table-cell office:value-type="float" office:value="0.02792198">
            <text:p>0.02792198</text:p>
          </table:table-cell>
          <table:table-cell office:value-type="float" office:value="0.031842344">
            <text:p>0.031842344</text:p>
          </table:table-cell>
          <table:table-cell office:value-type="float" office:value="0.025174815">
            <text:p>0.025174815</text:p>
          </table:table-cell>
          <table:table-cell office:value-type="float" office:value="0.040074512">
            <text:p>0.040074512</text:p>
          </table:table-cell>
          <table:table-cell office:value-type="float" office:value="0.029463073">
            <text:p>0.029463073</text:p>
          </table:table-cell>
          <table:table-cell office:value-type="float" office:value="0.027420944">
            <text:p>0.027420944</text:p>
          </table:table-cell>
          <table:table-cell office:value-type="float" office:value="0.030954894">
            <text:p>0.030954894</text:p>
          </table:table-cell>
          <table:table-cell office:value-type="float" office:value="0.040807597">
            <text:p>0.040807597</text:p>
          </table:table-cell>
          <table:table-cell office:value-type="float" office:value="0.042201202">
            <text:p>0.042201202</text:p>
          </table:table-cell>
          <table:table-cell office:value-type="float" office:value="0.036561403">
            <text:p>0.036561403</text:p>
          </table:table-cell>
          <table:table-cell office:value-type="float" office:value="0.03461037">
            <text:p>0.03461037</text:p>
          </table:table-cell>
          <table:table-cell office:value-type="float" office:value="0.03956544">
            <text:p>0.03956544</text:p>
          </table:table-cell>
          <table:table-cell office:value-type="float" office:value="0.03785257">
            <text:p>0.03785257</text:p>
          </table:table-cell>
          <table:table-cell office:value-type="float" office:value="0.026052818">
            <text:p>0.026052818</text:p>
          </table:table-cell>
          <table:table-cell office:value-type="float" office:value="0.03590279">
            <text:p>0.03590279</text:p>
          </table:table-cell>
          <table:table-cell office:value-type="float" office:value="0.03975836">
            <text:p>0.03975836</text:p>
          </table:table-cell>
          <table:table-cell office:value-type="float" office:value="0.034623966">
            <text:p>0.034623966</text:p>
          </table:table-cell>
          <table:table-cell office:value-type="float" office:value="0.024671176">
            <text:p>0.024671176</text:p>
          </table:table-cell>
          <table:table-cell office:value-type="float" office:value="0.03066642">
            <text:p>0.03066642</text:p>
          </table:table-cell>
          <table:table-cell office:value-type="float" office:value="0.045099944">
            <text:p>0.045099944</text:p>
          </table:table-cell>
          <table:table-cell office:value-type="float" office:value="0.039354954">
            <text:p>0.039354954</text:p>
          </table:table-cell>
          <table:table-cell office:value-type="float" office:value="0.027849441">
            <text:p>0.027849441</text:p>
          </table:table-cell>
          <table:table-cell office:value-type="float" office:value="0.029601268">
            <text:p>0.029601268</text:p>
          </table:table-cell>
          <table:table-cell office:value-type="float" office:value="0.03201888">
            <text:p>0.03201888</text:p>
          </table:table-cell>
          <table:table-cell office:value-type="float" office:value="0.03411052">
            <text:p>0.03411052</text:p>
          </table:table-cell>
          <table:table-cell office:value-type="float" office:value="0.036923334">
            <text:p>0.036923334</text:p>
          </table:table-cell>
          <table:table-cell office:value-type="float" office:value="0.029527793">
            <text:p>0.029527793</text:p>
          </table:table-cell>
          <table:table-cell office:value-type="float" office:value="0.031295497">
            <text:p>0.031295497</text:p>
          </table:table-cell>
          <table:table-cell office:value-type="float" office:value="0.031616144">
            <text:p>0.031616144</text:p>
          </table:table-cell>
          <table:table-cell office:value-type="float" office:value="0.039022665">
            <text:p>0.039022665</text:p>
          </table:table-cell>
          <table:table-cell office:value-type="float" office:value="0.024907097">
            <text:p>0.024907097</text:p>
          </table:table-cell>
          <table:table-cell office:value-type="float" office:value="0.025162695">
            <text:p>0.025162695</text:p>
          </table:table-cell>
          <table:table-cell office:value-type="float" office:value="0.032213643">
            <text:p>0.032213643</text:p>
          </table:table-cell>
          <table:table-cell office:value-type="float" office:value="0.03459455">
            <text:p>0.03459455</text:p>
          </table:table-cell>
          <table:table-cell office:value-type="float" office:value="0.037475515">
            <text:p>0.037475515</text:p>
          </table:table-cell>
          <table:table-cell office:value-type="float" office:value="0.022417584">
            <text:p>0.022417584</text:p>
          </table:table-cell>
          <table:table-cell office:value-type="float" office:value="0.028310169">
            <text:p>0.028310169</text:p>
          </table:table-cell>
          <table:table-cell office:value-type="float" office:value="0.033483274">
            <text:p>0.033483274</text:p>
          </table:table-cell>
          <table:table-cell office:value-type="float" office:value="0.034580775">
            <text:p>0.034580775</text:p>
          </table:table-cell>
          <table:table-cell office:value-type="float" office:value="0.031385705">
            <text:p>0.031385705</text:p>
          </table:table-cell>
          <table:table-cell office:value-type="float" office:value="0.02635468">
            <text:p>0.02635468</text:p>
          </table:table-cell>
          <table:table-cell office:value-type="float" office:value="0.026555223">
            <text:p>0.026555223</text:p>
          </table:table-cell>
          <table:table-cell office:value-type="float" office:value="0.032015">
            <text:p>0.032015</text:p>
          </table:table-cell>
          <table:table-cell office:value-type="float" office:value="0.03559765">
            <text:p>0.03559765</text:p>
          </table:table-cell>
          <table:table-cell office:value-type="float" office:value="0.023544708">
            <text:p>0.023544708</text:p>
          </table:table-cell>
          <table:table-cell office:value-type="float" office:value="0.028320838">
            <text:p>0.028320838</text:p>
          </table:table-cell>
          <table:table-cell office:value-type="float" office:value="0.027540684">
            <text:p>0.027540684</text:p>
          </table:table-cell>
          <table:table-cell office:value-type="float" office:value="0.029816017">
            <text:p>0.029816017</text:p>
          </table:table-cell>
          <table:table-cell office:value-type="float" office:value="0.028911378">
            <text:p>0.028911378</text:p>
          </table:table-cell>
          <table:table-cell office:value-type="float" office:value="0.022053404">
            <text:p>0.022053404</text:p>
          </table:table-cell>
          <table:table-cell office:value-type="float" office:value="0.026019292">
            <text:p>0.026019292</text:p>
          </table:table-cell>
          <table:table-cell office:value-type="float" office:value="0.02324691">
            <text:p>0.02324691</text:p>
          </table:table-cell>
          <table:table-cell office:value-type="float" office:value="0.026994828">
            <text:p>0.026994828</text:p>
          </table:table-cell>
          <table:table-cell office:value-type="float" office:value="0.025271228">
            <text:p>0.025271228</text:p>
          </table:table-cell>
          <table:table-cell office:value-type="float" office:value="0.01944102">
            <text:p>0.01944102</text:p>
          </table:table-cell>
          <table:table-cell office:value-type="float" office:value="0.024223896">
            <text:p>0.024223896</text:p>
          </table:table-cell>
          <table:table-cell office:value-type="float" office:value="0.027085641">
            <text:p>0.027085641</text:p>
          </table:table-cell>
          <table:table-cell office:value-type="float" office:value="0.0261608">
            <text:p>0.0261608</text:p>
          </table:table-cell>
          <table:table-cell office:value-type="float" office:value="0.021468077">
            <text:p>0.021468077</text:p>
          </table:table-cell>
          <table:table-cell office:value-type="float" office:value="0.019339936">
            <text:p>0.019339936</text:p>
          </table:table-cell>
          <table:table-cell office:value-type="float" office:value="0.022508992">
            <text:p>0.022508992</text:p>
          </table:table-cell>
          <table:table-cell office:value-type="float" office:value="0.020841012">
            <text:p>0.020841012</text:p>
          </table:table-cell>
          <table:table-cell office:value-type="float" office:value="0.018510984">
            <text:p>0.018510984</text:p>
          </table:table-cell>
          <table:table-cell office:value-type="float" office:value="0.018229008">
            <text:p>0.018229008</text:p>
          </table:table-cell>
          <table:table-cell office:value-type="float" office:value="0.020255515">
            <text:p>0.020255515</text:p>
          </table:table-cell>
          <table:table-cell office:value-type="float" office:value="0.021752836">
            <text:p>0.021752836</text:p>
          </table:table-cell>
          <table:table-cell office:value-type="float" office:value="0.018595997">
            <text:p>0.018595997</text:p>
          </table:table-cell>
          <table:table-cell office:value-type="float" office:value="0.01606609">
            <text:p>0.01606609</text:p>
          </table:table-cell>
          <table:table-cell office:value-type="float" office:value="0.017267788">
            <text:p>0.017267788</text:p>
          </table:table-cell>
          <table:table-cell office:value-type="float" office:value="0.018695615">
            <text:p>0.018695615</text:p>
          </table:table-cell>
          <table:table-cell office:value-type="float" office:value="0.019233445">
            <text:p>0.019233445</text:p>
          </table:table-cell>
          <table:table-cell office:value-type="float" office:value="0.016481703">
            <text:p>0.016481703</text:p>
          </table:table-cell>
          <table:table-cell office:value-type="float" office:value="0.017722443">
            <text:p>0.017722443</text:p>
          </table:table-cell>
          <table:table-cell office:value-type="float" office:value="0.016593454">
            <text:p>0.016593454</text:p>
          </table:table-cell>
          <table:table-cell office:value-type="float" office:value="0.014866933">
            <text:p>0.014866933</text:p>
          </table:table-cell>
          <table:table-cell office:value-type="float" office:value="0.017828932">
            <text:p>0.017828932</text:p>
          </table:table-cell>
          <table:table-cell office:value-type="float" office:value="0.016109126">
            <text:p>0.016109126</text:p>
          </table:table-cell>
          <table:table-cell office:value-type="float" office:value="0.016077679">
            <text:p>0.016077679</text:p>
          </table:table-cell>
          <table:table-cell office:value-type="float" office:value="0.018021619">
            <text:p>0.018021619</text:p>
          </table:table-cell>
          <table:table-cell office:value-type="float" office:value="0.018500723">
            <text:p>0.018500723</text:p>
          </table:table-cell>
          <table:table-cell office:value-type="float" office:value="0.015960013">
            <text:p>0.015960013</text:p>
          </table:table-cell>
          <table:table-cell office:value-type="float" office:value="0.014919796">
            <text:p>0.014919796</text:p>
          </table:table-cell>
          <table:table-cell office:value-type="float" office:value="0.018207416">
            <text:p>0.018207416</text:p>
          </table:table-cell>
          <table:table-cell office:value-type="float" office:value="0.017134119">
            <text:p>0.017134119</text:p>
          </table:table-cell>
          <table:table-cell office:value-type="float" office:value="0.015953004">
            <text:p>0.015953004</text:p>
          </table:table-cell>
          <table:table-cell office:value-type="float" office:value="0.019079842">
            <text:p>0.019079842</text:p>
          </table:table-cell>
          <table:table-cell office:value-type="float" office:value="0.019566584">
            <text:p>0.019566584</text:p>
          </table:table-cell>
          <table:table-cell office:value-type="float" office:value="0.018460054">
            <text:p>0.018460054</text:p>
          </table:table-cell>
          <table:table-cell office:value-type="float" office:value="0.018113932">
            <text:p>0.018113932</text:p>
          </table:table-cell>
          <table:table-cell office:value-type="float" office:value="0.023630168">
            <text:p>0.023630168</text:p>
          </table:table-cell>
          <table:table-cell office:value-type="float" office:value="0.020818995">
            <text:p>0.020818995</text:p>
          </table:table-cell>
          <table:table-cell office:value-type="float" office:value="0.016053077">
            <text:p>0.016053077</text:p>
          </table:table-cell>
          <table:table-cell office:value-type="float" office:value="0.018174184">
            <text:p>0.018174184</text:p>
          </table:table-cell>
          <table:table-cell office:value-type="float" office:value="0.019351194">
            <text:p>0.019351194</text:p>
          </table:table-cell>
          <table:table-cell office:value-type="float" office:value="0.021583203">
            <text:p>0.021583203</text:p>
          </table:table-cell>
          <table:table-cell office:value-type="float" office:value="0.022613488">
            <text:p>0.022613488</text:p>
          </table:table-cell>
          <table:table-cell office:value-type="float" office:value="0.020434199">
            <text:p>0.020434199</text:p>
          </table:table-cell>
          <table:table-cell office:value-type="float" office:value="0.020575995">
            <text:p>0.020575995</text:p>
          </table:table-cell>
          <table:table-cell office:value-type="float" office:value="0.0171634">
            <text:p>0.0171634</text:p>
          </table:table-cell>
          <table:table-cell office:value-type="float" office:value="0.019082176">
            <text:p>0.019082176</text:p>
          </table:table-cell>
          <table:table-cell office:value-type="float" office:value="0.018399756">
            <text:p>0.018399756</text:p>
          </table:table-cell>
          <table:table-cell office:value-type="float" office:value="0.016053434">
            <text:p>0.016053434</text:p>
          </table:table-cell>
          <table:table-cell office:value-type="float" office:value="0.020657407">
            <text:p>0.020657407</text:p>
          </table:table-cell>
          <table:table-cell office:value-type="float" office:value="0.019708991">
            <text:p>0.019708991</text:p>
          </table:table-cell>
          <table:table-cell office:value-type="float" office:value="0.022570163">
            <text:p>0.022570163</text:p>
          </table:table-cell>
          <table:table-cell office:value-type="float" office:value="0.0224501">
            <text:p>0.0224501</text:p>
          </table:table-cell>
          <table:table-cell office:value-type="float" office:value="0.016581405">
            <text:p>0.016581405</text:p>
          </table:table-cell>
          <table:table-cell office:value-type="float" office:value="0.018945402">
            <text:p>0.018945402</text:p>
          </table:table-cell>
          <table:table-cell office:value-type="float" office:value="0.018228674">
            <text:p>0.018228674</text:p>
          </table:table-cell>
          <table:table-cell office:value-type="float" office:value="0.016824564">
            <text:p>0.016824564</text:p>
          </table:table-cell>
          <table:table-cell office:value-type="float" office:value="0.019287791">
            <text:p>0.019287791</text:p>
          </table:table-cell>
          <table:table-cell office:value-type="float" office:value="0.01791754">
            <text:p>0.01791754</text:p>
          </table:table-cell>
          <table:table-cell office:value-type="float" office:value="0.018201271">
            <text:p>0.018201271</text:p>
          </table:table-cell>
          <table:table-cell office:value-type="float" office:value="0.019517416">
            <text:p>0.019517416</text:p>
          </table:table-cell>
          <table:table-cell office:value-type="float" office:value="0.019738859">
            <text:p>0.019738859</text:p>
          </table:table-cell>
          <table:table-cell office:value-type="float" office:value="0.016507283">
            <text:p>0.016507283</text:p>
          </table:table-cell>
          <table:table-cell office:value-type="float" office:value="0.01471062">
            <text:p>0.01471062</text:p>
          </table:table-cell>
          <table:table-cell office:value-type="float" office:value="0.015529981">
            <text:p>0.015529981</text:p>
          </table:table-cell>
          <table:table-cell office:value-type="float" office:value="0.016791191">
            <text:p>0.016791191</text:p>
          </table:table-cell>
          <table:table-cell office:value-type="float" office:value="0.0173267">
            <text:p>0.0173267</text:p>
          </table:table-cell>
          <table:table-cell office:value-type="float" office:value="0.017771356">
            <text:p>0.017771356</text:p>
          </table:table-cell>
          <table:table-cell office:value-type="float" office:value="0.01907457">
            <text:p>0.01907457</text:p>
          </table:table-cell>
          <table:table-cell office:value-type="float" office:value="0.019921467">
            <text:p>0.019921467</text:p>
          </table:table-cell>
          <table:table-cell office:value-type="float" office:value="0.017731337">
            <text:p>0.017731337</text:p>
          </table:table-cell>
          <table:table-cell office:value-type="float" office:value="0.014621437">
            <text:p>0.014621437</text:p>
          </table:table-cell>
          <table:table-cell office:value-type="float" office:value="0.014851845">
            <text:p>0.014851845</text:p>
          </table:table-cell>
          <table:table-cell office:value-type="float" office:value="0.016033292">
            <text:p>0.016033292</text:p>
          </table:table-cell>
          <table:table-cell office:value-type="float" office:value="0.017298069">
            <text:p>0.017298069</text:p>
          </table:table-cell>
          <table:table-cell office:value-type="float" office:value="0.01855706">
            <text:p>0.01855706</text:p>
          </table:table-cell>
          <table:table-cell office:value-type="float" office:value="0.017464845">
            <text:p>0.017464845</text:p>
          </table:table-cell>
          <table:table-cell office:value-type="float" office:value="0.020188773">
            <text:p>0.020188773</text:p>
          </table:table-cell>
          <table:table-cell office:value-type="float" office:value="0.018731665">
            <text:p>0.018731665</text:p>
          </table:table-cell>
          <table:table-cell office:value-type="float" office:value="0.016618349">
            <text:p>0.016618349</text:p>
          </table:table-cell>
          <table:table-cell office:value-type="float" office:value="0.014240147">
            <text:p>0.014240147</text:p>
          </table:table-cell>
          <table:table-cell office:value-type="float" office:value="0.01482672">
            <text:p>0.01482672</text:p>
          </table:table-cell>
          <table:table-cell office:value-type="float" office:value="0.016462382">
            <text:p>0.016462382</text:p>
          </table:table-cell>
          <table:table-cell office:value-type="float" office:value="0.018772405">
            <text:p>0.018772405</text:p>
          </table:table-cell>
          <table:table-cell office:value-type="float" office:value="0.019172061">
            <text:p>0.019172061</text:p>
          </table:table-cell>
          <table:table-cell office:value-type="float" office:value="0.018293126">
            <text:p>0.018293126</text:p>
          </table:table-cell>
          <table:table-cell office:value-type="float" office:value="0.015087411">
            <text:p>0.015087411</text:p>
          </table:table-cell>
          <table:table-cell office:value-type="float" office:value="0.014653268">
            <text:p>0.014653268</text:p>
          </table:table-cell>
          <table:table-cell office:value-type="float" office:value="0.015160374">
            <text:p>0.015160374</text:p>
          </table:table-cell>
          <table:table-cell office:value-type="float" office:value="0.014841808">
            <text:p>0.014841808</text:p>
          </table:table-cell>
          <table:table-cell office:value-type="float" office:value="0.016789006">
            <text:p>0.016789006</text:p>
          </table:table-cell>
          <table:table-cell office:value-type="float" office:value="0.017074032">
            <text:p>0.017074032</text:p>
          </table:table-cell>
          <table:table-cell office:value-type="float" office:value="0.01548274">
            <text:p>0.01548274</text:p>
          </table:table-cell>
          <table:table-cell table:style-name="Default" office:value-type="float" office:value="0.016248247">
            <text:p>0.016248247</text:p>
          </table:table-cell>
          <table:table-cell table:style-name="Default" office:value-type="float" office:value="0.016459776">
            <text:p>0.016459776</text:p>
          </table:table-cell>
          <table:table-cell table:style-name="Default" office:value-type="float" office:value="0.015490819">
            <text:p>0.015490819</text:p>
          </table:table-cell>
          <table:table-cell table:style-name="Default" office:value-type="float" office:value="0.014675488">
            <text:p>0.014675488</text:p>
          </table:table-cell>
          <table:table-cell office:value-type="float" office:value="0.016113335">
            <text:p>0.016113335</text:p>
          </table:table-cell>
          <table:table-cell table:style-name="Default" office:value-type="float" office:value="0.01659745">
            <text:p>0.01659745</text:p>
          </table:table-cell>
          <table:table-cell table:style-name="Default" office:value-type="float" office:value="0.014614256">
            <text:p>0.014614256</text:p>
          </table:table-cell>
          <table:table-cell table:style-name="Default" office:value-type="float" office:value="0.014131503">
            <text:p>0.014131503</text:p>
          </table:table-cell>
          <table:table-cell table:style-name="Default" office:value-type="float" office:value="0.01259736">
            <text:p>0.01259736</text:p>
          </table:table-cell>
          <table:table-cell table:style-name="Default" office:value-type="float" office:value="0.0120418435">
            <text:p>0.0120418435</text:p>
          </table:table-cell>
          <table:table-cell table:style-name="Default" office:value-type="float" office:value="0.012311437">
            <text:p>0.012311437</text:p>
          </table:table-cell>
          <table:table-cell table:style-name="Default" office:value-type="float" office:value="0.012505166">
            <text:p>0.012505166</text:p>
          </table:table-cell>
          <table:table-cell table:style-name="Default" office:value-type="float" office:value="0.0126947425">
            <text:p>0.0126947425</text:p>
          </table:table-cell>
          <table:table-cell table:style-name="Default" office:value-type="float" office:value="0.010626467">
            <text:p>0.010626467</text:p>
          </table:table-cell>
          <table:table-cell table:style-name="Default" office:value-type="float" office:value="0.00911735">
            <text:p>0.00911735</text:p>
          </table:table-cell>
          <table:table-cell table:style-name="Default" office:value-type="float" office:value="0.008533368">
            <text:p>0.008533368</text:p>
          </table:table-cell>
          <table:table-cell table:style-name="Default" office:value-type="float" office:value="0.008338489">
            <text:p>0.008338489</text:p>
          </table:table-cell>
          <table:table-cell table:style-name="Default" office:value-type="float" office:value="0.007664508">
            <text:p>0.007664508</text:p>
          </table:table-cell>
          <table:table-cell table:style-name="Default" office:value-type="float" office:value="0.007534404">
            <text:p>0.007534404</text:p>
          </table:table-cell>
          <table:table-cell table:style-name="Default" office:value-type="float" office:value="0.006892754">
            <text:p>0.006892754</text:p>
          </table:table-cell>
          <table:table-cell table:style-name="Default" office:value-type="float" office:value="0.0057476745">
            <text:p>0.0057476745</text:p>
          </table:table-cell>
          <table:table-cell table:style-name="Default" office:value-type="float" office:value="0.005240855">
            <text:p>0.005240855</text:p>
          </table:table-cell>
          <table:table-cell table:style-name="Default" office:value-type="float" office:value="0.0041127605">
            <text:p>0.0041127605</text:p>
          </table:table-cell>
          <table:table-cell table:style-name="Default" office:value-type="float" office:value="0.002648555">
            <text:p>0.002648555</text:p>
          </table:table-cell>
          <table:table-cell table:style-name="Default" office:value-type="float" office:value="0.0016153329">
            <text:p>0.0016153329</text:p>
          </table:table-cell>
          <table:table-cell table:style-name="Default" office:value-type="float" office:value="0.0014128924">
            <text:p>0.0014128924</text:p>
          </table:table-cell>
          <table:table-cell table:style-name="Default" office:value-type="float" office:value="0.0013642549">
            <text:p>0.0013642549</text:p>
          </table:table-cell>
          <table:table-cell table:style-name="Default" office:value-type="float" office:value="0.0013513913">
            <text:p>0.0013513913</text:p>
          </table:table-cell>
          <table:table-cell table:style-name="Default" office:value-type="float" office:value="0.0013494864">
            <text:p>0.0013494864</text:p>
          </table:table-cell>
          <table:table-cell table:style-name="Default" office:value-type="float" office:value="0.0013501629">
            <text:p>0.0013501629</text:p>
          </table:table-cell>
          <table:table-cell/>
        </table:table-row>
        <table:table-row table:style-name="ro1">
          <table:table-cell office:value-type="string">
            <text:p>/mnt/share/Music/Albums/Parliament/Osmium/09 Livin' the Life.mp3</text:p>
          </table:table-cell>
          <table:table-cell office:value-type="float" office:value="0.049362205">
            <text:p>0.049362205</text:p>
          </table:table-cell>
          <table:table-cell office:value-type="float" office:value="0.09323561">
            <text:p>0.09323561</text:p>
          </table:table-cell>
          <table:table-cell office:value-type="float" office:value="0.082894534">
            <text:p>0.082894534</text:p>
          </table:table-cell>
          <table:table-cell office:value-type="float" office:value="0.051982943">
            <text:p>0.051982943</text:p>
          </table:table-cell>
          <table:table-cell office:value-type="float" office:value="0.035366103">
            <text:p>0.035366103</text:p>
          </table:table-cell>
          <table:table-cell office:value-type="float" office:value="0.037316877">
            <text:p>0.037316877</text:p>
          </table:table-cell>
          <table:table-cell office:value-type="float" office:value="0.05194335">
            <text:p>0.05194335</text:p>
          </table:table-cell>
          <table:table-cell office:value-type="float" office:value="0.03192329">
            <text:p>0.03192329</text:p>
          </table:table-cell>
          <table:table-cell office:value-type="float" office:value="0.029985152">
            <text:p>0.029985152</text:p>
          </table:table-cell>
          <table:table-cell office:value-type="float" office:value="0.03001076">
            <text:p>0.03001076</text:p>
          </table:table-cell>
          <table:table-cell office:value-type="float" office:value="0.026462503">
            <text:p>0.026462503</text:p>
          </table:table-cell>
          <table:table-cell office:value-type="float" office:value="0.02173793">
            <text:p>0.02173793</text:p>
          </table:table-cell>
          <table:table-cell office:value-type="float" office:value="0.027871547">
            <text:p>0.027871547</text:p>
          </table:table-cell>
          <table:table-cell office:value-type="float" office:value="0.033246588">
            <text:p>0.033246588</text:p>
          </table:table-cell>
          <table:table-cell office:value-type="float" office:value="0.028025389">
            <text:p>0.028025389</text:p>
          </table:table-cell>
          <table:table-cell office:value-type="float" office:value="0.033128254">
            <text:p>0.033128254</text:p>
          </table:table-cell>
          <table:table-cell office:value-type="float" office:value="0.026751177">
            <text:p>0.026751177</text:p>
          </table:table-cell>
          <table:table-cell office:value-type="float" office:value="0.026485642">
            <text:p>0.026485642</text:p>
          </table:table-cell>
          <table:table-cell office:value-type="float" office:value="0.03294223">
            <text:p>0.03294223</text:p>
          </table:table-cell>
          <table:table-cell office:value-type="float" office:value="0.027783534">
            <text:p>0.027783534</text:p>
          </table:table-cell>
          <table:table-cell office:value-type="float" office:value="0.045602392">
            <text:p>0.045602392</text:p>
          </table:table-cell>
          <table:table-cell office:value-type="float" office:value="0.029808847">
            <text:p>0.029808847</text:p>
          </table:table-cell>
          <table:table-cell office:value-type="float" office:value="0.028112771">
            <text:p>0.028112771</text:p>
          </table:table-cell>
          <table:table-cell office:value-type="float" office:value="0.028150672">
            <text:p>0.028150672</text:p>
          </table:table-cell>
          <table:table-cell office:value-type="float" office:value="0.030451315">
            <text:p>0.030451315</text:p>
          </table:table-cell>
          <table:table-cell office:value-type="float" office:value="0.028039476">
            <text:p>0.028039476</text:p>
          </table:table-cell>
          <table:table-cell office:value-type="float" office:value="0.023437358">
            <text:p>0.023437358</text:p>
          </table:table-cell>
          <table:table-cell office:value-type="float" office:value="0.028217727">
            <text:p>0.028217727</text:p>
          </table:table-cell>
          <table:table-cell office:value-type="float" office:value="0.024264457">
            <text:p>0.024264457</text:p>
          </table:table-cell>
          <table:table-cell office:value-type="float" office:value="0.024697019">
            <text:p>0.024697019</text:p>
          </table:table-cell>
          <table:table-cell office:value-type="float" office:value="0.041300055">
            <text:p>0.041300055</text:p>
          </table:table-cell>
          <table:table-cell office:value-type="float" office:value="0.033797916">
            <text:p>0.033797916</text:p>
          </table:table-cell>
          <table:table-cell office:value-type="float" office:value="0.032557253">
            <text:p>0.032557253</text:p>
          </table:table-cell>
          <table:table-cell office:value-type="float" office:value="0.03279284">
            <text:p>0.03279284</text:p>
          </table:table-cell>
          <table:table-cell office:value-type="float" office:value="0.032522466">
            <text:p>0.032522466</text:p>
          </table:table-cell>
          <table:table-cell office:value-type="float" office:value="0.030793592">
            <text:p>0.030793592</text:p>
          </table:table-cell>
          <table:table-cell office:value-type="float" office:value="0.03566337">
            <text:p>0.03566337</text:p>
          </table:table-cell>
          <table:table-cell office:value-type="float" office:value="0.024565168">
            <text:p>0.024565168</text:p>
          </table:table-cell>
          <table:table-cell office:value-type="float" office:value="0.026883192">
            <text:p>0.026883192</text:p>
          </table:table-cell>
          <table:table-cell office:value-type="float" office:value="0.024066634">
            <text:p>0.024066634</text:p>
          </table:table-cell>
          <table:table-cell office:value-type="float" office:value="0.026801644">
            <text:p>0.026801644</text:p>
          </table:table-cell>
          <table:table-cell office:value-type="float" office:value="0.0300634">
            <text:p>0.0300634</text:p>
          </table:table-cell>
          <table:table-cell office:value-type="float" office:value="0.023019465">
            <text:p>0.023019465</text:p>
          </table:table-cell>
          <table:table-cell office:value-type="float" office:value="0.02185577">
            <text:p>0.02185577</text:p>
          </table:table-cell>
          <table:table-cell office:value-type="float" office:value="0.022945764">
            <text:p>0.022945764</text:p>
          </table:table-cell>
          <table:table-cell office:value-type="float" office:value="0.021037107">
            <text:p>0.021037107</text:p>
          </table:table-cell>
          <table:table-cell office:value-type="float" office:value="0.026492832">
            <text:p>0.026492832</text:p>
          </table:table-cell>
          <table:table-cell office:value-type="float" office:value="0.022410445">
            <text:p>0.022410445</text:p>
          </table:table-cell>
          <table:table-cell office:value-type="float" office:value="0.026732618">
            <text:p>0.026732618</text:p>
          </table:table-cell>
          <table:table-cell office:value-type="float" office:value="0.027090704">
            <text:p>0.027090704</text:p>
          </table:table-cell>
          <table:table-cell office:value-type="float" office:value="0.026651837">
            <text:p>0.026651837</text:p>
          </table:table-cell>
          <table:table-cell office:value-type="float" office:value="0.034446474">
            <text:p>0.034446474</text:p>
          </table:table-cell>
          <table:table-cell office:value-type="float" office:value="0.026091652">
            <text:p>0.026091652</text:p>
          </table:table-cell>
          <table:table-cell office:value-type="float" office:value="0.020045655">
            <text:p>0.020045655</text:p>
          </table:table-cell>
          <table:table-cell office:value-type="float" office:value="0.024147408">
            <text:p>0.024147408</text:p>
          </table:table-cell>
          <table:table-cell office:value-type="float" office:value="0.022370134">
            <text:p>0.022370134</text:p>
          </table:table-cell>
          <table:table-cell office:value-type="float" office:value="0.022329446">
            <text:p>0.022329446</text:p>
          </table:table-cell>
          <table:table-cell office:value-type="float" office:value="0.017939787">
            <text:p>0.017939787</text:p>
          </table:table-cell>
          <table:table-cell office:value-type="float" office:value="0.01715371">
            <text:p>0.01715371</text:p>
          </table:table-cell>
          <table:table-cell office:value-type="float" office:value="0.017165326">
            <text:p>0.017165326</text:p>
          </table:table-cell>
          <table:table-cell office:value-type="float" office:value="0.017025463">
            <text:p>0.017025463</text:p>
          </table:table-cell>
          <table:table-cell office:value-type="float" office:value="0.019206928">
            <text:p>0.019206928</text:p>
          </table:table-cell>
          <table:table-cell office:value-type="float" office:value="0.015655965">
            <text:p>0.015655965</text:p>
          </table:table-cell>
          <table:table-cell office:value-type="float" office:value="0.013570022">
            <text:p>0.013570022</text:p>
          </table:table-cell>
          <table:table-cell office:value-type="float" office:value="0.0143654095">
            <text:p>0.0143654095</text:p>
          </table:table-cell>
          <table:table-cell office:value-type="float" office:value="0.013483902">
            <text:p>0.013483902</text:p>
          </table:table-cell>
          <table:table-cell office:value-type="float" office:value="0.014370742">
            <text:p>0.014370742</text:p>
          </table:table-cell>
          <table:table-cell office:value-type="float" office:value="0.015285346">
            <text:p>0.015285346</text:p>
          </table:table-cell>
          <table:table-cell office:value-type="float" office:value="0.012483505">
            <text:p>0.012483505</text:p>
          </table:table-cell>
          <table:table-cell office:value-type="float" office:value="0.015203472">
            <text:p>0.015203472</text:p>
          </table:table-cell>
          <table:table-cell office:value-type="float" office:value="0.015549028">
            <text:p>0.015549028</text:p>
          </table:table-cell>
          <table:table-cell office:value-type="float" office:value="0.01166337">
            <text:p>0.01166337</text:p>
          </table:table-cell>
          <table:table-cell office:value-type="float" office:value="0.012233897">
            <text:p>0.012233897</text:p>
          </table:table-cell>
          <table:table-cell office:value-type="float" office:value="0.013198947">
            <text:p>0.013198947</text:p>
          </table:table-cell>
          <table:table-cell office:value-type="float" office:value="0.014619537">
            <text:p>0.014619537</text:p>
          </table:table-cell>
          <table:table-cell office:value-type="float" office:value="0.013723483">
            <text:p>0.013723483</text:p>
          </table:table-cell>
          <table:table-cell office:value-type="float" office:value="0.013605742">
            <text:p>0.013605742</text:p>
          </table:table-cell>
          <table:table-cell office:value-type="float" office:value="0.013702641">
            <text:p>0.013702641</text:p>
          </table:table-cell>
          <table:table-cell office:value-type="float" office:value="0.014633547">
            <text:p>0.014633547</text:p>
          </table:table-cell>
          <table:table-cell office:value-type="float" office:value="0.014618683">
            <text:p>0.014618683</text:p>
          </table:table-cell>
          <table:table-cell office:value-type="float" office:value="0.012792438">
            <text:p>0.012792438</text:p>
          </table:table-cell>
          <table:table-cell office:value-type="float" office:value="0.012695076">
            <text:p>0.012695076</text:p>
          </table:table-cell>
          <table:table-cell office:value-type="float" office:value="0.015226725">
            <text:p>0.015226725</text:p>
          </table:table-cell>
          <table:table-cell office:value-type="float" office:value="0.014995557">
            <text:p>0.014995557</text:p>
          </table:table-cell>
          <table:table-cell office:value-type="float" office:value="0.012515462">
            <text:p>0.012515462</text:p>
          </table:table-cell>
          <table:table-cell office:value-type="float" office:value="0.01572144">
            <text:p>0.01572144</text:p>
          </table:table-cell>
          <table:table-cell office:value-type="float" office:value="0.015648589">
            <text:p>0.015648589</text:p>
          </table:table-cell>
          <table:table-cell office:value-type="float" office:value="0.01315145">
            <text:p>0.01315145</text:p>
          </table:table-cell>
          <table:table-cell office:value-type="float" office:value="0.012385169">
            <text:p>0.012385169</text:p>
          </table:table-cell>
          <table:table-cell office:value-type="float" office:value="0.011718552">
            <text:p>0.011718552</text:p>
          </table:table-cell>
          <table:table-cell office:value-type="float" office:value="0.013967254">
            <text:p>0.013967254</text:p>
          </table:table-cell>
          <table:table-cell office:value-type="float" office:value="0.014563151">
            <text:p>0.014563151</text:p>
          </table:table-cell>
          <table:table-cell office:value-type="float" office:value="0.011908266">
            <text:p>0.011908266</text:p>
          </table:table-cell>
          <table:table-cell office:value-type="float" office:value="0.012060396">
            <text:p>0.012060396</text:p>
          </table:table-cell>
          <table:table-cell office:value-type="float" office:value="0.014783853">
            <text:p>0.014783853</text:p>
          </table:table-cell>
          <table:table-cell office:value-type="float" office:value="0.013218698">
            <text:p>0.013218698</text:p>
          </table:table-cell>
          <table:table-cell office:value-type="float" office:value="0.010961114">
            <text:p>0.010961114</text:p>
          </table:table-cell>
          <table:table-cell office:value-type="float" office:value="0.012018551">
            <text:p>0.012018551</text:p>
          </table:table-cell>
          <table:table-cell office:value-type="float" office:value="0.0120599875">
            <text:p>0.0120599875</text:p>
          </table:table-cell>
          <table:table-cell office:value-type="float" office:value="0.012290415">
            <text:p>0.012290415</text:p>
          </table:table-cell>
          <table:table-cell office:value-type="float" office:value="0.012281228">
            <text:p>0.012281228</text:p>
          </table:table-cell>
          <table:table-cell office:value-type="float" office:value="0.011276294">
            <text:p>0.011276294</text:p>
          </table:table-cell>
          <table:table-cell office:value-type="float" office:value="0.012762513">
            <text:p>0.012762513</text:p>
          </table:table-cell>
          <table:table-cell office:value-type="float" office:value="0.011811767">
            <text:p>0.011811767</text:p>
          </table:table-cell>
          <table:table-cell office:value-type="float" office:value="0.010861382">
            <text:p>0.010861382</text:p>
          </table:table-cell>
          <table:table-cell office:value-type="float" office:value="0.009687108">
            <text:p>0.009687108</text:p>
          </table:table-cell>
          <table:table-cell office:value-type="float" office:value="0.011068343">
            <text:p>0.011068343</text:p>
          </table:table-cell>
          <table:table-cell office:value-type="float" office:value="0.012588903">
            <text:p>0.012588903</text:p>
          </table:table-cell>
          <table:table-cell office:value-type="float" office:value="0.012035982">
            <text:p>0.012035982</text:p>
          </table:table-cell>
          <table:table-cell office:value-type="float" office:value="0.012658914">
            <text:p>0.012658914</text:p>
          </table:table-cell>
          <table:table-cell office:value-type="float" office:value="0.010139166">
            <text:p>0.010139166</text:p>
          </table:table-cell>
          <table:table-cell office:value-type="float" office:value="0.010687251">
            <text:p>0.010687251</text:p>
          </table:table-cell>
          <table:table-cell office:value-type="float" office:value="0.010279256">
            <text:p>0.010279256</text:p>
          </table:table-cell>
          <table:table-cell office:value-type="float" office:value="0.010011294">
            <text:p>0.010011294</text:p>
          </table:table-cell>
          <table:table-cell office:value-type="float" office:value="0.011075511">
            <text:p>0.011075511</text:p>
          </table:table-cell>
          <table:table-cell office:value-type="float" office:value="0.010862069">
            <text:p>0.010862069</text:p>
          </table:table-cell>
          <table:table-cell office:value-type="float" office:value="0.009990367">
            <text:p>0.009990367</text:p>
          </table:table-cell>
          <table:table-cell office:value-type="float" office:value="0.009182608">
            <text:p>0.009182608</text:p>
          </table:table-cell>
          <table:table-cell office:value-type="float" office:value="0.011802844">
            <text:p>0.011802844</text:p>
          </table:table-cell>
          <table:table-cell office:value-type="float" office:value="0.0104293665">
            <text:p>0.0104293665</text:p>
          </table:table-cell>
          <table:table-cell office:value-type="float" office:value="0.009746805">
            <text:p>0.009746805</text:p>
          </table:table-cell>
          <table:table-cell office:value-type="float" office:value="0.010243752">
            <text:p>0.010243752</text:p>
          </table:table-cell>
          <table:table-cell office:value-type="float" office:value="0.010800977">
            <text:p>0.010800977</text:p>
          </table:table-cell>
          <table:table-cell office:value-type="float" office:value="0.010686224">
            <text:p>0.010686224</text:p>
          </table:table-cell>
          <table:table-cell office:value-type="float" office:value="0.009396345">
            <text:p>0.009396345</text:p>
          </table:table-cell>
          <table:table-cell office:value-type="float" office:value="0.009641636">
            <text:p>0.009641636</text:p>
          </table:table-cell>
          <table:table-cell office:value-type="float" office:value="0.009998558">
            <text:p>0.009998558</text:p>
          </table:table-cell>
          <table:table-cell office:value-type="float" office:value="0.010758099">
            <text:p>0.010758099</text:p>
          </table:table-cell>
          <table:table-cell office:value-type="float" office:value="0.009848418">
            <text:p>0.009848418</text:p>
          </table:table-cell>
          <table:table-cell office:value-type="float" office:value="0.009174082">
            <text:p>0.009174082</text:p>
          </table:table-cell>
          <table:table-cell office:value-type="float" office:value="0.008852836">
            <text:p>0.008852836</text:p>
          </table:table-cell>
          <table:table-cell office:value-type="float" office:value="0.009642021">
            <text:p>0.009642021</text:p>
          </table:table-cell>
          <table:table-cell office:value-type="float" office:value="0.008911168">
            <text:p>0.008911168</text:p>
          </table:table-cell>
          <table:table-cell office:value-type="float" office:value="0.00876872">
            <text:p>0.00876872</text:p>
          </table:table-cell>
          <table:table-cell office:value-type="float" office:value="0.009020362">
            <text:p>0.009020362</text:p>
          </table:table-cell>
          <table:table-cell office:value-type="float" office:value="0.00907479">
            <text:p>0.00907479</text:p>
          </table:table-cell>
          <table:table-cell office:value-type="float" office:value="0.008134493">
            <text:p>0.008134493</text:p>
          </table:table-cell>
          <table:table-cell office:value-type="float" office:value="0.008173293">
            <text:p>0.008173293</text:p>
          </table:table-cell>
          <table:table-cell office:value-type="float" office:value="0.0075200163">
            <text:p>0.0075200163</text:p>
          </table:table-cell>
          <table:table-cell office:value-type="float" office:value="0.0076464484">
            <text:p>0.0076464484</text:p>
          </table:table-cell>
          <table:table-cell office:value-type="float" office:value="0.007819592">
            <text:p>0.007819592</text:p>
          </table:table-cell>
          <table:table-cell office:value-type="float" office:value="0.0069938684">
            <text:p>0.0069938684</text:p>
          </table:table-cell>
          <table:table-cell office:value-type="float" office:value="0.0077708047">
            <text:p>0.0077708047</text:p>
          </table:table-cell>
          <table:table-cell office:value-type="float" office:value="0.0073923906">
            <text:p>0.0073923906</text:p>
          </table:table-cell>
          <table:table-cell office:value-type="float" office:value="0.007167219">
            <text:p>0.007167219</text:p>
          </table:table-cell>
          <table:table-cell office:value-type="float" office:value="0.0065464806">
            <text:p>0.0065464806</text:p>
          </table:table-cell>
          <table:table-cell office:value-type="float" office:value="0.006676397">
            <text:p>0.006676397</text:p>
          </table:table-cell>
          <table:table-cell office:value-type="float" office:value="0.0066605904">
            <text:p>0.0066605904</text:p>
          </table:table-cell>
          <table:table-cell office:value-type="float" office:value="0.0065027503">
            <text:p>0.0065027503</text:p>
          </table:table-cell>
          <table:table-cell office:value-type="float" office:value="0.007247097">
            <text:p>0.007247097</text:p>
          </table:table-cell>
          <table:table-cell office:value-type="float" office:value="0.0061003044">
            <text:p>0.0061003044</text:p>
          </table:table-cell>
          <table:table-cell office:value-type="float" office:value="0.005977719">
            <text:p>0.005977719</text:p>
          </table:table-cell>
          <table:table-cell office:value-type="float" office:value="0.0057197954">
            <text:p>0.0057197954</text:p>
          </table:table-cell>
          <table:table-cell office:value-type="float" office:value="0.005833138">
            <text:p>0.005833138</text:p>
          </table:table-cell>
          <table:table-cell office:value-type="float" office:value="0.0057637054">
            <text:p>0.0057637054</text:p>
          </table:table-cell>
          <table:table-cell office:value-type="float" office:value="0.0057645096">
            <text:p>0.0057645096</text:p>
          </table:table-cell>
          <table:table-cell office:value-type="float" office:value="0.0057119993">
            <text:p>0.0057119993</text:p>
          </table:table-cell>
          <table:table-cell office:value-type="float" office:value="0.00557868">
            <text:p>0.00557868</text:p>
          </table:table-cell>
          <table:table-cell office:value-type="float" office:value="0.0056299274">
            <text:p>0.0056299274</text:p>
          </table:table-cell>
          <table:table-cell office:value-type="float" office:value="0.0061302623">
            <text:p>0.0061302623</text:p>
          </table:table-cell>
          <table:table-cell office:value-type="float" office:value="0.0052399104">
            <text:p>0.0052399104</text:p>
          </table:table-cell>
          <table:table-cell office:value-type="float" office:value="0.0052477615">
            <text:p>0.0052477615</text:p>
          </table:table-cell>
          <table:table-cell office:value-type="float" office:value="0.00520277">
            <text:p>0.00520277</text:p>
          </table:table-cell>
          <table:table-cell office:value-type="float" office:value="0.005420399">
            <text:p>0.005420399</text:p>
          </table:table-cell>
          <table:table-cell office:value-type="float" office:value="0.0056428323">
            <text:p>0.0056428323</text:p>
          </table:table-cell>
          <table:table-cell office:value-type="float" office:value="0.004793642">
            <text:p>0.004793642</text:p>
          </table:table-cell>
          <table:table-cell office:value-type="float" office:value="0.0049219527">
            <text:p>0.0049219527</text:p>
          </table:table-cell>
          <table:table-cell office:value-type="float" office:value="0.004815046">
            <text:p>0.004815046</text:p>
          </table:table-cell>
          <table:table-cell office:value-type="float" office:value="0.0048439624">
            <text:p>0.0048439624</text:p>
          </table:table-cell>
          <table:table-cell office:value-type="float" office:value="0.00485604">
            <text:p>0.00485604</text:p>
          </table:table-cell>
          <table:table-cell office:value-type="float" office:value="0.005420437">
            <text:p>0.005420437</text:p>
          </table:table-cell>
          <table:table-cell office:value-type="float" office:value="0.0056137433">
            <text:p>0.0056137433</text:p>
          </table:table-cell>
          <table:table-cell office:value-type="float" office:value="0.00515017">
            <text:p>0.00515017</text:p>
          </table:table-cell>
          <table:table-cell office:value-type="float" office:value="0.0049713026">
            <text:p>0.0049713026</text:p>
          </table:table-cell>
          <table:table-cell office:value-type="float" office:value="0.0051880986">
            <text:p>0.0051880986</text:p>
          </table:table-cell>
          <table:table-cell office:value-type="float" office:value="0.00469425">
            <text:p>0.00469425</text:p>
          </table:table-cell>
          <table:table-cell office:value-type="float" office:value="0.0046778894">
            <text:p>0.0046778894</text:p>
          </table:table-cell>
          <table:table-cell office:value-type="float" office:value="0.0050036386">
            <text:p>0.0050036386</text:p>
          </table:table-cell>
          <table:table-cell office:value-type="float" office:value="0.0058132797">
            <text:p>0.0058132797</text:p>
          </table:table-cell>
          <table:table-cell office:value-type="float" office:value="0.005873788">
            <text:p>0.005873788</text:p>
          </table:table-cell>
          <table:table-cell office:value-type="float" office:value="0.00498537">
            <text:p>0.00498537</text:p>
          </table:table-cell>
          <table:table-cell office:value-type="float" office:value="0.004765331">
            <text:p>0.004765331</text:p>
          </table:table-cell>
          <table:table-cell office:value-type="float" office:value="0.0049224594">
            <text:p>0.0049224594</text:p>
          </table:table-cell>
          <table:table-cell office:value-type="float" office:value="0.0049144253">
            <text:p>0.0049144253</text:p>
          </table:table-cell>
          <table:table-cell office:value-type="float" office:value="0.0051652915">
            <text:p>0.0051652915</text:p>
          </table:table-cell>
          <table:table-cell office:value-type="float" office:value="0.0050874366">
            <text:p>0.0050874366</text:p>
          </table:table-cell>
          <table:table-cell office:value-type="float" office:value="0.005206332">
            <text:p>0.005206332</text:p>
          </table:table-cell>
          <table:table-cell office:value-type="float" office:value="0.005238534">
            <text:p>0.005238534</text:p>
          </table:table-cell>
          <table:table-cell office:value-type="float" office:value="0.005051456">
            <text:p>0.005051456</text:p>
          </table:table-cell>
          <table:table-cell office:value-type="float" office:value="0.004430143">
            <text:p>0.004430143</text:p>
          </table:table-cell>
          <table:table-cell office:value-type="float" office:value="0.0047655674">
            <text:p>0.0047655674</text:p>
          </table:table-cell>
          <table:table-cell office:value-type="float" office:value="0.0048441025">
            <text:p>0.0048441025</text:p>
          </table:table-cell>
          <table:table-cell office:value-type="float" office:value="0.0050453427">
            <text:p>0.0050453427</text:p>
          </table:table-cell>
          <table:table-cell office:value-type="float" office:value="0.0053049885">
            <text:p>0.0053049885</text:p>
          </table:table-cell>
          <table:table-cell office:value-type="float" office:value="0.00517656">
            <text:p>0.00517656</text:p>
          </table:table-cell>
          <table:table-cell office:value-type="float" office:value="0.0049413103">
            <text:p>0.0049413103</text:p>
          </table:table-cell>
          <table:table-cell office:value-type="float" office:value="0.0047931205">
            <text:p>0.0047931205</text:p>
          </table:table-cell>
          <table:table-cell office:value-type="float" office:value="0.004269074">
            <text:p>0.004269074</text:p>
          </table:table-cell>
          <table:table-cell office:value-type="float" office:value="0.0044807848">
            <text:p>0.0044807848</text:p>
          </table:table-cell>
          <table:table-cell office:value-type="float" office:value="0.0046573663">
            <text:p>0.0046573663</text:p>
          </table:table-cell>
          <table:table-cell office:value-type="float" office:value="0.004710023">
            <text:p>0.004710023</text:p>
          </table:table-cell>
          <table:table-cell office:value-type="float" office:value="0.00489629">
            <text:p>0.00489629</text:p>
          </table:table-cell>
          <table:table-cell office:value-type="float" office:value="0.004817639">
            <text:p>0.004817639</text:p>
          </table:table-cell>
          <table:table-cell office:value-type="float" office:value="0.004980149">
            <text:p>0.004980149</text:p>
          </table:table-cell>
          <table:table-cell office:value-type="float" office:value="0.0049430397">
            <text:p>0.0049430397</text:p>
          </table:table-cell>
          <table:table-cell office:value-type="float" office:value="0.004514185">
            <text:p>0.004514185</text:p>
          </table:table-cell>
          <table:table-cell office:value-type="float" office:value="0.004371479">
            <text:p>0.004371479</text:p>
          </table:table-cell>
          <table:table-cell office:value-type="float" office:value="0.004721677">
            <text:p>0.004721677</text:p>
          </table:table-cell>
          <table:table-cell office:value-type="float" office:value="0.004843778">
            <text:p>0.004843778</text:p>
          </table:table-cell>
          <table:table-cell office:value-type="float" office:value="0.0049535967">
            <text:p>0.0049535967</text:p>
          </table:table-cell>
          <table:table-cell office:value-type="float" office:value="0.0051479614">
            <text:p>0.0051479614</text:p>
          </table:table-cell>
          <table:table-cell office:value-type="float" office:value="0.004945553">
            <text:p>0.004945553</text:p>
          </table:table-cell>
          <table:table-cell office:value-type="float" office:value="0.005012939">
            <text:p>0.005012939</text:p>
          </table:table-cell>
          <table:table-cell office:value-type="float" office:value="0.004598603">
            <text:p>0.004598603</text:p>
          </table:table-cell>
          <table:table-cell office:value-type="float" office:value="0.004560512">
            <text:p>0.004560512</text:p>
          </table:table-cell>
          <table:table-cell office:value-type="float" office:value="0.004630392">
            <text:p>0.004630392</text:p>
          </table:table-cell>
          <table:table-cell office:value-type="float" office:value="0.004861819">
            <text:p>0.004861819</text:p>
          </table:table-cell>
          <table:table-cell office:value-type="float" office:value="0.0044965306">
            <text:p>0.0044965306</text:p>
          </table:table-cell>
          <table:table-cell office:value-type="float" office:value="0.0048860814">
            <text:p>0.0048860814</text:p>
          </table:table-cell>
          <table:table-cell office:value-type="float" office:value="0.005136506">
            <text:p>0.005136506</text:p>
          </table:table-cell>
          <table:table-cell office:value-type="float" office:value="0.004693624">
            <text:p>0.004693624</text:p>
          </table:table-cell>
          <table:table-cell office:value-type="float" office:value="0.0042840256">
            <text:p>0.0042840256</text:p>
          </table:table-cell>
          <table:table-cell office:value-type="float" office:value="0.0045441566">
            <text:p>0.0045441566</text:p>
          </table:table-cell>
          <table:table-cell office:value-type="float" office:value="0.00444708">
            <text:p>0.00444708</text:p>
          </table:table-cell>
          <table:table-cell office:value-type="float" office:value="0.0046132174">
            <text:p>0.0046132174</text:p>
          </table:table-cell>
          <table:table-cell table:style-name="Default" office:value-type="float" office:value="0.004509834">
            <text:p>0.004509834</text:p>
          </table:table-cell>
          <table:table-cell table:style-name="Default" office:value-type="float" office:value="0.004286353">
            <text:p>0.004286353</text:p>
          </table:table-cell>
          <table:table-cell table:style-name="Default" office:value-type="float" office:value="0.0045573427">
            <text:p>0.0045573427</text:p>
          </table:table-cell>
          <table:table-cell table:style-name="Default" office:value-type="float" office:value="0.004152684">
            <text:p>0.004152684</text:p>
          </table:table-cell>
          <table:table-cell office:value-type="float" office:value="0.003980956">
            <text:p>0.003980956</text:p>
          </table:table-cell>
          <table:table-cell table:style-name="Default" office:value-type="float" office:value="0.0037370417">
            <text:p>0.0037370417</text:p>
          </table:table-cell>
          <table:table-cell table:style-name="Default" office:value-type="float" office:value="0.0037424986">
            <text:p>0.0037424986</text:p>
          </table:table-cell>
          <table:table-cell table:style-name="Default" office:value-type="float" office:value="0.003873041">
            <text:p>0.003873041</text:p>
          </table:table-cell>
          <table:table-cell table:style-name="Default" office:value-type="float" office:value="0.0039724517">
            <text:p>0.0039724517</text:p>
          </table:table-cell>
          <table:table-cell table:style-name="Default" office:value-type="float" office:value="0.0036981544">
            <text:p>0.0036981544</text:p>
          </table:table-cell>
          <table:table-cell table:style-name="Default" office:value-type="float" office:value="0.0033243864">
            <text:p>0.0033243864</text:p>
          </table:table-cell>
          <table:table-cell table:style-name="Default" office:value-type="float" office:value="0.0030630059">
            <text:p>0.0030630059</text:p>
          </table:table-cell>
          <table:table-cell table:style-name="Default" office:value-type="float" office:value="0.0029077148">
            <text:p>0.0029077148</text:p>
          </table:table-cell>
          <table:table-cell table:style-name="Default" office:value-type="float" office:value="0.0029106245">
            <text:p>0.0029106245</text:p>
          </table:table-cell>
          <table:table-cell table:style-name="Default" office:value-type="float" office:value="0.0026304312">
            <text:p>0.0026304312</text:p>
          </table:table-cell>
          <table:table-cell table:style-name="Default" office:value-type="float" office:value="0.0025343644">
            <text:p>0.0025343644</text:p>
          </table:table-cell>
          <table:table-cell table:style-name="Default" office:value-type="float" office:value="0.0024888485">
            <text:p>0.0024888485</text:p>
          </table:table-cell>
          <table:table-cell table:style-name="Default" office:value-type="float" office:value="0.0021651383">
            <text:p>0.0021651383</text:p>
          </table:table-cell>
          <table:table-cell table:style-name="Default" office:value-type="float" office:value="0.0018614838">
            <text:p>0.0018614838</text:p>
          </table:table-cell>
          <table:table-cell table:style-name="Default" office:value-type="float" office:value="0.0017413492">
            <text:p>0.0017413492</text:p>
          </table:table-cell>
          <table:table-cell table:style-name="Default" office:value-type="float" office:value="0.0016967846">
            <text:p>0.0016967846</text:p>
          </table:table-cell>
          <table:table-cell table:style-name="Default" office:value-type="float" office:value="0.001606327">
            <text:p>0.001606327</text:p>
          </table:table-cell>
          <table:table-cell table:style-name="Default" office:value-type="float" office:value="0.0012719589">
            <text:p>0.0012719589</text:p>
          </table:table-cell>
          <table:table-cell office:value-type="float" office:value="0.0009895508">
            <text:p>9.90E-004</text:p>
          </table:table-cell>
          <table:table-cell office:value-type="float" office:value="0.0009049972">
            <text:p>9.05E-004</text:p>
          </table:table-cell>
          <table:table-cell office:value-type="float" office:value="0.0008837654">
            <text:p>8.84E-004</text:p>
          </table:table-cell>
          <table:table-cell office:value-type="float" office:value="0.000880503">
            <text:p>8.81E-004</text:p>
          </table:table-cell>
          <table:table-cell office:value-type="float" office:value="0.00088045525">
            <text:p>8.80E-004</text:p>
          </table:table-cell>
          <table:table-cell office:value-type="float" office:value="0.0008814517">
            <text:p>8.81E-004</text:p>
          </table:table-cell>
          <table:table-cell office:value-type="float" office:value="0.0008835771">
            <text:p>8.84E-004</text:p>
          </table:table-cell>
          <table:table-cell/>
        </table:table-row>
        <table:table-row table:style-name="ro1">
          <table:table-cell office:value-type="string">
            <text:p>/mnt/share/Music/Albums/Parliament/Osmium/10 The Silent Boatman.mp3</text:p>
          </table:table-cell>
          <table:table-cell office:value-type="float" office:value="0.03939358">
            <text:p>0.03939358</text:p>
          </table:table-cell>
          <table:table-cell office:value-type="float" office:value="0.039705776">
            <text:p>0.039705776</text:p>
          </table:table-cell>
          <table:table-cell office:value-type="float" office:value="0.04823356">
            <text:p>0.04823356</text:p>
          </table:table-cell>
          <table:table-cell office:value-type="float" office:value="0.025467392">
            <text:p>0.025467392</text:p>
          </table:table-cell>
          <table:table-cell office:value-type="float" office:value="0.021593103">
            <text:p>0.021593103</text:p>
          </table:table-cell>
          <table:table-cell office:value-type="float" office:value="0.023945138">
            <text:p>0.023945138</text:p>
          </table:table-cell>
          <table:table-cell office:value-type="float" office:value="0.027296618">
            <text:p>0.027296618</text:p>
          </table:table-cell>
          <table:table-cell office:value-type="float" office:value="0.037635967">
            <text:p>0.037635967</text:p>
          </table:table-cell>
          <table:table-cell office:value-type="float" office:value="0.037920758">
            <text:p>0.037920758</text:p>
          </table:table-cell>
          <table:table-cell office:value-type="float" office:value="0.030645689">
            <text:p>0.030645689</text:p>
          </table:table-cell>
          <table:table-cell office:value-type="float" office:value="0.03689394">
            <text:p>0.03689394</text:p>
          </table:table-cell>
          <table:table-cell office:value-type="float" office:value="0.028742502">
            <text:p>0.028742502</text:p>
          </table:table-cell>
          <table:table-cell office:value-type="float" office:value="0.03382412">
            <text:p>0.03382412</text:p>
          </table:table-cell>
          <table:table-cell office:value-type="float" office:value="0.025333187">
            <text:p>0.025333187</text:p>
          </table:table-cell>
          <table:table-cell office:value-type="float" office:value="0.025968445">
            <text:p>0.025968445</text:p>
          </table:table-cell>
          <table:table-cell office:value-type="float" office:value="0.028429272">
            <text:p>0.028429272</text:p>
          </table:table-cell>
          <table:table-cell office:value-type="float" office:value="0.036390144">
            <text:p>0.036390144</text:p>
          </table:table-cell>
          <table:table-cell office:value-type="float" office:value="0.028576646">
            <text:p>0.028576646</text:p>
          </table:table-cell>
          <table:table-cell office:value-type="float" office:value="0.0339899">
            <text:p>0.0339899</text:p>
          </table:table-cell>
          <table:table-cell office:value-type="float" office:value="0.027311277">
            <text:p>0.027311277</text:p>
          </table:table-cell>
          <table:table-cell office:value-type="float" office:value="0.018622756">
            <text:p>0.018622756</text:p>
          </table:table-cell>
          <table:table-cell office:value-type="float" office:value="0.05217586">
            <text:p>0.05217586</text:p>
          </table:table-cell>
          <table:table-cell office:value-type="float" office:value="0.025917701">
            <text:p>0.025917701</text:p>
          </table:table-cell>
          <table:table-cell office:value-type="float" office:value="0.022851476">
            <text:p>0.022851476</text:p>
          </table:table-cell>
          <table:table-cell office:value-type="float" office:value="0.020530894">
            <text:p>0.020530894</text:p>
          </table:table-cell>
          <table:table-cell office:value-type="float" office:value="0.019293701">
            <text:p>0.019293701</text:p>
          </table:table-cell>
          <table:table-cell office:value-type="float" office:value="0.020945683">
            <text:p>0.020945683</text:p>
          </table:table-cell>
          <table:table-cell office:value-type="float" office:value="0.017394666">
            <text:p>0.017394666</text:p>
          </table:table-cell>
          <table:table-cell office:value-type="float" office:value="0.022454511">
            <text:p>0.022454511</text:p>
          </table:table-cell>
          <table:table-cell office:value-type="float" office:value="0.016656827">
            <text:p>0.016656827</text:p>
          </table:table-cell>
          <table:table-cell office:value-type="float" office:value="0.015498414">
            <text:p>0.015498414</text:p>
          </table:table-cell>
          <table:table-cell office:value-type="float" office:value="0.02671121">
            <text:p>0.02671121</text:p>
          </table:table-cell>
          <table:table-cell office:value-type="float" office:value="0.025257235">
            <text:p>0.025257235</text:p>
          </table:table-cell>
          <table:table-cell office:value-type="float" office:value="0.014171893">
            <text:p>0.014171893</text:p>
          </table:table-cell>
          <table:table-cell office:value-type="float" office:value="0.011292246">
            <text:p>0.011292246</text:p>
          </table:table-cell>
          <table:table-cell office:value-type="float" office:value="0.0155349495">
            <text:p>0.0155349495</text:p>
          </table:table-cell>
          <table:table-cell office:value-type="float" office:value="0.015033529">
            <text:p>0.015033529</text:p>
          </table:table-cell>
          <table:table-cell office:value-type="float" office:value="0.01874371">
            <text:p>0.01874371</text:p>
          </table:table-cell>
          <table:table-cell office:value-type="float" office:value="0.016806245">
            <text:p>0.016806245</text:p>
          </table:table-cell>
          <table:table-cell office:value-type="float" office:value="0.012340383">
            <text:p>0.012340383</text:p>
          </table:table-cell>
          <table:table-cell office:value-type="float" office:value="0.012202964">
            <text:p>0.012202964</text:p>
          </table:table-cell>
          <table:table-cell office:value-type="float" office:value="0.013619736">
            <text:p>0.013619736</text:p>
          </table:table-cell>
          <table:table-cell office:value-type="float" office:value="0.01901433">
            <text:p>0.01901433</text:p>
          </table:table-cell>
          <table:table-cell office:value-type="float" office:value="0.012186063">
            <text:p>0.012186063</text:p>
          </table:table-cell>
          <table:table-cell office:value-type="float" office:value="0.009714483">
            <text:p>0.009714483</text:p>
          </table:table-cell>
          <table:table-cell office:value-type="float" office:value="0.012539613">
            <text:p>0.012539613</text:p>
          </table:table-cell>
          <table:table-cell office:value-type="float" office:value="0.010975301">
            <text:p>0.010975301</text:p>
          </table:table-cell>
          <table:table-cell office:value-type="float" office:value="0.010892758">
            <text:p>0.010892758</text:p>
          </table:table-cell>
          <table:table-cell office:value-type="float" office:value="0.010948311">
            <text:p>0.010948311</text:p>
          </table:table-cell>
          <table:table-cell office:value-type="float" office:value="0.008191162">
            <text:p>0.008191162</text:p>
          </table:table-cell>
          <table:table-cell office:value-type="float" office:value="0.012457659">
            <text:p>0.012457659</text:p>
          </table:table-cell>
          <table:table-cell office:value-type="float" office:value="0.009356348">
            <text:p>0.009356348</text:p>
          </table:table-cell>
          <table:table-cell office:value-type="float" office:value="0.008846078">
            <text:p>0.008846078</text:p>
          </table:table-cell>
          <table:table-cell office:value-type="float" office:value="0.011809298">
            <text:p>0.011809298</text:p>
          </table:table-cell>
          <table:table-cell office:value-type="float" office:value="0.009547255">
            <text:p>0.009547255</text:p>
          </table:table-cell>
          <table:table-cell office:value-type="float" office:value="0.00870985">
            <text:p>0.00870985</text:p>
          </table:table-cell>
          <table:table-cell office:value-type="float" office:value="0.010197432">
            <text:p>0.010197432</text:p>
          </table:table-cell>
          <table:table-cell office:value-type="float" office:value="0.010092052">
            <text:p>0.010092052</text:p>
          </table:table-cell>
          <table:table-cell office:value-type="float" office:value="0.011212705">
            <text:p>0.011212705</text:p>
          </table:table-cell>
          <table:table-cell office:value-type="float" office:value="0.009670012">
            <text:p>0.009670012</text:p>
          </table:table-cell>
          <table:table-cell office:value-type="float" office:value="0.010018866">
            <text:p>0.010018866</text:p>
          </table:table-cell>
          <table:table-cell office:value-type="float" office:value="0.009282153">
            <text:p>0.009282153</text:p>
          </table:table-cell>
          <table:table-cell office:value-type="float" office:value="0.009074694">
            <text:p>0.009074694</text:p>
          </table:table-cell>
          <table:table-cell office:value-type="float" office:value="0.01032829">
            <text:p>0.01032829</text:p>
          </table:table-cell>
          <table:table-cell office:value-type="float" office:value="0.010998745">
            <text:p>0.010998745</text:p>
          </table:table-cell>
          <table:table-cell office:value-type="float" office:value="0.009876851">
            <text:p>0.009876851</text:p>
          </table:table-cell>
          <table:table-cell office:value-type="float" office:value="0.009265738">
            <text:p>0.009265738</text:p>
          </table:table-cell>
          <table:table-cell office:value-type="float" office:value="0.0094942">
            <text:p>0.0094942</text:p>
          </table:table-cell>
          <table:table-cell office:value-type="float" office:value="0.00911593">
            <text:p>0.00911593</text:p>
          </table:table-cell>
          <table:table-cell office:value-type="float" office:value="0.0093109915">
            <text:p>0.0093109915</text:p>
          </table:table-cell>
          <table:table-cell office:value-type="float" office:value="0.008161813">
            <text:p>0.008161813</text:p>
          </table:table-cell>
          <table:table-cell office:value-type="float" office:value="0.008880422">
            <text:p>0.008880422</text:p>
          </table:table-cell>
          <table:table-cell office:value-type="float" office:value="0.008333098">
            <text:p>0.008333098</text:p>
          </table:table-cell>
          <table:table-cell office:value-type="float" office:value="0.007738842">
            <text:p>0.007738842</text:p>
          </table:table-cell>
          <table:table-cell office:value-type="float" office:value="0.008452072">
            <text:p>0.008452072</text:p>
          </table:table-cell>
          <table:table-cell office:value-type="float" office:value="0.007709828">
            <text:p>0.007709828</text:p>
          </table:table-cell>
          <table:table-cell office:value-type="float" office:value="0.006711874">
            <text:p>0.006711874</text:p>
          </table:table-cell>
          <table:table-cell office:value-type="float" office:value="0.0062326305">
            <text:p>0.0062326305</text:p>
          </table:table-cell>
          <table:table-cell office:value-type="float" office:value="0.006605702">
            <text:p>0.006605702</text:p>
          </table:table-cell>
          <table:table-cell office:value-type="float" office:value="0.0070287217">
            <text:p>0.0070287217</text:p>
          </table:table-cell>
          <table:table-cell office:value-type="float" office:value="0.0064937556">
            <text:p>0.0064937556</text:p>
          </table:table-cell>
          <table:table-cell office:value-type="float" office:value="0.0060051917">
            <text:p>0.0060051917</text:p>
          </table:table-cell>
          <table:table-cell office:value-type="float" office:value="0.0059525263">
            <text:p>0.0059525263</text:p>
          </table:table-cell>
          <table:table-cell office:value-type="float" office:value="0.005747764">
            <text:p>0.005747764</text:p>
          </table:table-cell>
          <table:table-cell office:value-type="float" office:value="0.0057209698">
            <text:p>0.0057209698</text:p>
          </table:table-cell>
          <table:table-cell office:value-type="float" office:value="0.005982864">
            <text:p>0.005982864</text:p>
          </table:table-cell>
          <table:table-cell office:value-type="float" office:value="0.0057081957">
            <text:p>0.0057081957</text:p>
          </table:table-cell>
          <table:table-cell office:value-type="float" office:value="0.0055234777">
            <text:p>0.0055234777</text:p>
          </table:table-cell>
          <table:table-cell office:value-type="float" office:value="0.0059651914">
            <text:p>0.0059651914</text:p>
          </table:table-cell>
          <table:table-cell office:value-type="float" office:value="0.005736672">
            <text:p>0.005736672</text:p>
          </table:table-cell>
          <table:table-cell office:value-type="float" office:value="0.006006636">
            <text:p>0.006006636</text:p>
          </table:table-cell>
          <table:table-cell office:value-type="float" office:value="0.005485617">
            <text:p>0.005485617</text:p>
          </table:table-cell>
          <table:table-cell office:value-type="float" office:value="0.0054510348">
            <text:p>0.0054510348</text:p>
          </table:table-cell>
          <table:table-cell office:value-type="float" office:value="0.005759726">
            <text:p>0.005759726</text:p>
          </table:table-cell>
          <table:table-cell office:value-type="float" office:value="0.0052891728">
            <text:p>0.0052891728</text:p>
          </table:table-cell>
          <table:table-cell office:value-type="float" office:value="0.0051886984">
            <text:p>0.0051886984</text:p>
          </table:table-cell>
          <table:table-cell office:value-type="float" office:value="0.0056011155">
            <text:p>0.0056011155</text:p>
          </table:table-cell>
          <table:table-cell office:value-type="float" office:value="0.005099232">
            <text:p>0.005099232</text:p>
          </table:table-cell>
          <table:table-cell office:value-type="float" office:value="0.0047728233">
            <text:p>0.0047728233</text:p>
          </table:table-cell>
          <table:table-cell office:value-type="float" office:value="0.004637963">
            <text:p>0.004637963</text:p>
          </table:table-cell>
          <table:table-cell office:value-type="float" office:value="0.0051793037">
            <text:p>0.0051793037</text:p>
          </table:table-cell>
          <table:table-cell office:value-type="float" office:value="0.0054475046">
            <text:p>0.0054475046</text:p>
          </table:table-cell>
          <table:table-cell office:value-type="float" office:value="0.0045188987">
            <text:p>0.0045188987</text:p>
          </table:table-cell>
          <table:table-cell office:value-type="float" office:value="0.004885145">
            <text:p>0.004885145</text:p>
          </table:table-cell>
          <table:table-cell office:value-type="float" office:value="0.005159419">
            <text:p>0.005159419</text:p>
          </table:table-cell>
          <table:table-cell office:value-type="float" office:value="0.0049318606">
            <text:p>0.0049318606</text:p>
          </table:table-cell>
          <table:table-cell office:value-type="float" office:value="0.004843906">
            <text:p>0.004843906</text:p>
          </table:table-cell>
          <table:table-cell office:value-type="float" office:value="0.0045555257">
            <text:p>0.0045555257</text:p>
          </table:table-cell>
          <table:table-cell office:value-type="float" office:value="0.004101475">
            <text:p>0.004101475</text:p>
          </table:table-cell>
          <table:table-cell office:value-type="float" office:value="0.0038938937">
            <text:p>0.0038938937</text:p>
          </table:table-cell>
          <table:table-cell office:value-type="float" office:value="0.004069169">
            <text:p>0.004069169</text:p>
          </table:table-cell>
          <table:table-cell office:value-type="float" office:value="0.0039276457">
            <text:p>0.0039276457</text:p>
          </table:table-cell>
          <table:table-cell office:value-type="float" office:value="0.00413385">
            <text:p>0.00413385</text:p>
          </table:table-cell>
          <table:table-cell office:value-type="float" office:value="0.0038878678">
            <text:p>0.0038878678</text:p>
          </table:table-cell>
          <table:table-cell office:value-type="float" office:value="0.003691996">
            <text:p>0.003691996</text:p>
          </table:table-cell>
          <table:table-cell office:value-type="float" office:value="0.003761492">
            <text:p>0.003761492</text:p>
          </table:table-cell>
          <table:table-cell office:value-type="float" office:value="0.0038778333">
            <text:p>0.0038778333</text:p>
          </table:table-cell>
          <table:table-cell office:value-type="float" office:value="0.00398317">
            <text:p>0.00398317</text:p>
          </table:table-cell>
          <table:table-cell office:value-type="float" office:value="0.0035429895">
            <text:p>0.0035429895</text:p>
          </table:table-cell>
          <table:table-cell office:value-type="float" office:value="0.004112093">
            <text:p>0.004112093</text:p>
          </table:table-cell>
          <table:table-cell office:value-type="float" office:value="0.004377305">
            <text:p>0.004377305</text:p>
          </table:table-cell>
          <table:table-cell office:value-type="float" office:value="0.003816675">
            <text:p>0.003816675</text:p>
          </table:table-cell>
          <table:table-cell office:value-type="float" office:value="0.004305523">
            <text:p>0.004305523</text:p>
          </table:table-cell>
          <table:table-cell office:value-type="float" office:value="0.0040996494">
            <text:p>0.0040996494</text:p>
          </table:table-cell>
          <table:table-cell office:value-type="float" office:value="0.0036176683">
            <text:p>0.0036176683</text:p>
          </table:table-cell>
          <table:table-cell office:value-type="float" office:value="0.0037546235">
            <text:p>0.0037546235</text:p>
          </table:table-cell>
          <table:table-cell office:value-type="float" office:value="0.003803077">
            <text:p>0.003803077</text:p>
          </table:table-cell>
          <table:table-cell office:value-type="float" office:value="0.0040267534">
            <text:p>0.0040267534</text:p>
          </table:table-cell>
          <table:table-cell office:value-type="float" office:value="0.0044748466">
            <text:p>0.0044748466</text:p>
          </table:table-cell>
          <table:table-cell office:value-type="float" office:value="0.0035392584">
            <text:p>0.0035392584</text:p>
          </table:table-cell>
          <table:table-cell office:value-type="float" office:value="0.003685257">
            <text:p>0.003685257</text:p>
          </table:table-cell>
          <table:table-cell office:value-type="float" office:value="0.0035721236">
            <text:p>0.0035721236</text:p>
          </table:table-cell>
          <table:table-cell office:value-type="float" office:value="0.0034542496">
            <text:p>0.0034542496</text:p>
          </table:table-cell>
          <table:table-cell office:value-type="float" office:value="0.0045198165">
            <text:p>0.0045198165</text:p>
          </table:table-cell>
          <table:table-cell office:value-type="float" office:value="0.0035588613">
            <text:p>0.0035588613</text:p>
          </table:table-cell>
          <table:table-cell office:value-type="float" office:value="0.003522627">
            <text:p>0.003522627</text:p>
          </table:table-cell>
          <table:table-cell office:value-type="float" office:value="0.003939395">
            <text:p>0.003939395</text:p>
          </table:table-cell>
          <table:table-cell office:value-type="float" office:value="0.0035246082">
            <text:p>0.0035246082</text:p>
          </table:table-cell>
          <table:table-cell office:value-type="float" office:value="0.004068055">
            <text:p>0.004068055</text:p>
          </table:table-cell>
          <table:table-cell office:value-type="float" office:value="0.0036469446">
            <text:p>0.0036469446</text:p>
          </table:table-cell>
          <table:table-cell office:value-type="float" office:value="0.0033887">
            <text:p>0.0033887</text:p>
          </table:table-cell>
          <table:table-cell office:value-type="float" office:value="0.003120631">
            <text:p>0.003120631</text:p>
          </table:table-cell>
          <table:table-cell office:value-type="float" office:value="0.003384565">
            <text:p>0.003384565</text:p>
          </table:table-cell>
          <table:table-cell office:value-type="float" office:value="0.0037774707">
            <text:p>0.0037774707</text:p>
          </table:table-cell>
          <table:table-cell office:value-type="float" office:value="0.0039578527">
            <text:p>0.0039578527</text:p>
          </table:table-cell>
          <table:table-cell office:value-type="float" office:value="0.0027299137">
            <text:p>0.0027299137</text:p>
          </table:table-cell>
          <table:table-cell office:value-type="float" office:value="0.0027286452">
            <text:p>0.0027286452</text:p>
          </table:table-cell>
          <table:table-cell office:value-type="float" office:value="0.002620761">
            <text:p>0.002620761</text:p>
          </table:table-cell>
          <table:table-cell office:value-type="float" office:value="0.0029007813">
            <text:p>0.0029007813</text:p>
          </table:table-cell>
          <table:table-cell office:value-type="float" office:value="0.0033662855">
            <text:p>0.0033662855</text:p>
          </table:table-cell>
          <table:table-cell office:value-type="float" office:value="0.0026746567">
            <text:p>0.0026746567</text:p>
          </table:table-cell>
          <table:table-cell office:value-type="float" office:value="0.002752273">
            <text:p>0.002752273</text:p>
          </table:table-cell>
          <table:table-cell office:value-type="float" office:value="0.0026496535">
            <text:p>0.0026496535</text:p>
          </table:table-cell>
          <table:table-cell office:value-type="float" office:value="0.002777601">
            <text:p>0.002777601</text:p>
          </table:table-cell>
          <table:table-cell office:value-type="float" office:value="0.0030774206">
            <text:p>0.0030774206</text:p>
          </table:table-cell>
          <table:table-cell office:value-type="float" office:value="0.0027481245">
            <text:p>0.0027481245</text:p>
          </table:table-cell>
          <table:table-cell office:value-type="float" office:value="0.002386573">
            <text:p>0.002386573</text:p>
          </table:table-cell>
          <table:table-cell office:value-type="float" office:value="0.002489952">
            <text:p>0.002489952</text:p>
          </table:table-cell>
          <table:table-cell office:value-type="float" office:value="0.0025533407">
            <text:p>0.0025533407</text:p>
          </table:table-cell>
          <table:table-cell office:value-type="float" office:value="0.0028434922">
            <text:p>0.0028434922</text:p>
          </table:table-cell>
          <table:table-cell office:value-type="float" office:value="0.0029989912">
            <text:p>0.0029989912</text:p>
          </table:table-cell>
          <table:table-cell office:value-type="float" office:value="0.0025060724">
            <text:p>0.0025060724</text:p>
          </table:table-cell>
          <table:table-cell office:value-type="float" office:value="0.0028014414">
            <text:p>0.0028014414</text:p>
          </table:table-cell>
          <table:table-cell office:value-type="float" office:value="0.002581196">
            <text:p>0.002581196</text:p>
          </table:table-cell>
          <table:table-cell office:value-type="float" office:value="0.002546817">
            <text:p>0.002546817</text:p>
          </table:table-cell>
          <table:table-cell office:value-type="float" office:value="0.0029245424">
            <text:p>0.0029245424</text:p>
          </table:table-cell>
          <table:table-cell office:value-type="float" office:value="0.0026776714">
            <text:p>0.0026776714</text:p>
          </table:table-cell>
          <table:table-cell office:value-type="float" office:value="0.0028580052">
            <text:p>0.0028580052</text:p>
          </table:table-cell>
          <table:table-cell office:value-type="float" office:value="0.0023184556">
            <text:p>0.0023184556</text:p>
          </table:table-cell>
          <table:table-cell office:value-type="float" office:value="0.0020834368">
            <text:p>0.0020834368</text:p>
          </table:table-cell>
          <table:table-cell office:value-type="float" office:value="0.0023959342">
            <text:p>0.0023959342</text:p>
          </table:table-cell>
          <table:table-cell office:value-type="float" office:value="0.0027354902">
            <text:p>0.0027354902</text:p>
          </table:table-cell>
          <table:table-cell office:value-type="float" office:value="0.002598932">
            <text:p>0.002598932</text:p>
          </table:table-cell>
          <table:table-cell office:value-type="float" office:value="0.0027717852">
            <text:p>0.0027717852</text:p>
          </table:table-cell>
          <table:table-cell office:value-type="float" office:value="0.002530555">
            <text:p>0.002530555</text:p>
          </table:table-cell>
          <table:table-cell office:value-type="float" office:value="0.002388983">
            <text:p>0.002388983</text:p>
          </table:table-cell>
          <table:table-cell office:value-type="float" office:value="0.0023017772">
            <text:p>0.0023017772</text:p>
          </table:table-cell>
          <table:table-cell office:value-type="float" office:value="0.0020376833">
            <text:p>0.0020376833</text:p>
          </table:table-cell>
          <table:table-cell office:value-type="float" office:value="0.0022505787">
            <text:p>0.0022505787</text:p>
          </table:table-cell>
          <table:table-cell office:value-type="float" office:value="0.002615076">
            <text:p>0.002615076</text:p>
          </table:table-cell>
          <table:table-cell office:value-type="float" office:value="0.0027526214">
            <text:p>0.0027526214</text:p>
          </table:table-cell>
          <table:table-cell office:value-type="float" office:value="0.003048057">
            <text:p>0.003048057</text:p>
          </table:table-cell>
          <table:table-cell office:value-type="float" office:value="0.0028962018">
            <text:p>0.0028962018</text:p>
          </table:table-cell>
          <table:table-cell office:value-type="float" office:value="0.0022708327">
            <text:p>0.0022708327</text:p>
          </table:table-cell>
          <table:table-cell office:value-type="float" office:value="0.0020929305">
            <text:p>0.0020929305</text:p>
          </table:table-cell>
          <table:table-cell office:value-type="float" office:value="0.0020830773">
            <text:p>0.0020830773</text:p>
          </table:table-cell>
          <table:table-cell office:value-type="float" office:value="0.0023983817">
            <text:p>0.0023983817</text:p>
          </table:table-cell>
          <table:table-cell office:value-type="float" office:value="0.0025559503">
            <text:p>0.0025559503</text:p>
          </table:table-cell>
          <table:table-cell office:value-type="float" office:value="0.0024774">
            <text:p>0.0024774</text:p>
          </table:table-cell>
          <table:table-cell office:value-type="float" office:value="0.002754944">
            <text:p>0.002754944</text:p>
          </table:table-cell>
          <table:table-cell office:value-type="float" office:value="0.002716804">
            <text:p>0.002716804</text:p>
          </table:table-cell>
          <table:table-cell office:value-type="float" office:value="0.0024501074">
            <text:p>0.0024501074</text:p>
          </table:table-cell>
          <table:table-cell office:value-type="float" office:value="0.0021870518">
            <text:p>0.0021870518</text:p>
          </table:table-cell>
          <table:table-cell office:value-type="float" office:value="0.0020780133">
            <text:p>0.0020780133</text:p>
          </table:table-cell>
          <table:table-cell office:value-type="float" office:value="0.002139717">
            <text:p>0.002139717</text:p>
          </table:table-cell>
          <table:table-cell office:value-type="float" office:value="0.0022994378">
            <text:p>0.0022994378</text:p>
          </table:table-cell>
          <table:table-cell office:value-type="float" office:value="0.0023008005">
            <text:p>0.0023008005</text:p>
          </table:table-cell>
          <table:table-cell office:value-type="float" office:value="0.0025252795">
            <text:p>0.0025252795</text:p>
          </table:table-cell>
          <table:table-cell office:value-type="float" office:value="0.0025404552">
            <text:p>0.0025404552</text:p>
          </table:table-cell>
          <table:table-cell office:value-type="float" office:value="0.0024095473">
            <text:p>0.0024095473</text:p>
          </table:table-cell>
          <table:table-cell office:value-type="float" office:value="0.002059129">
            <text:p>0.002059129</text:p>
          </table:table-cell>
          <table:table-cell office:value-type="float" office:value="0.0019467943">
            <text:p>0.0019467943</text:p>
          </table:table-cell>
          <table:table-cell office:value-type="float" office:value="0.0020501951">
            <text:p>0.0020501951</text:p>
          </table:table-cell>
          <table:table-cell office:value-type="float" office:value="0.0023209504">
            <text:p>0.0023209504</text:p>
          </table:table-cell>
          <table:table-cell office:value-type="float" office:value="0.0022914237">
            <text:p>0.0022914237</text:p>
          </table:table-cell>
          <table:table-cell office:value-type="float" office:value="0.0022165522">
            <text:p>0.0022165522</text:p>
          </table:table-cell>
          <table:table-cell office:value-type="float" office:value="0.0023277923">
            <text:p>0.0023277923</text:p>
          </table:table-cell>
          <table:table-cell office:value-type="float" office:value="0.0022894102">
            <text:p>0.0022894102</text:p>
          </table:table-cell>
          <table:table-cell office:value-type="float" office:value="0.0021818809">
            <text:p>0.0021818809</text:p>
          </table:table-cell>
          <table:table-cell office:value-type="float" office:value="0.0019281002">
            <text:p>0.0019281002</text:p>
          </table:table-cell>
          <table:table-cell office:value-type="float" office:value="0.0019080084">
            <text:p>0.0019080084</text:p>
          </table:table-cell>
          <table:table-cell office:value-type="float" office:value="0.002033149">
            <text:p>0.002033149</text:p>
          </table:table-cell>
          <table:table-cell office:value-type="float" office:value="0.0021319322">
            <text:p>0.0021319322</text:p>
          </table:table-cell>
          <table:table-cell office:value-type="float" office:value="0.0022388906">
            <text:p>0.0022388906</text:p>
          </table:table-cell>
          <table:table-cell office:value-type="float" office:value="0.002207514">
            <text:p>0.002207514</text:p>
          </table:table-cell>
          <table:table-cell office:value-type="float" office:value="0.0020790321">
            <text:p>0.0020790321</text:p>
          </table:table-cell>
          <table:table-cell office:value-type="float" office:value="0.0019520627">
            <text:p>0.0019520627</text:p>
          </table:table-cell>
          <table:table-cell office:value-type="float" office:value="0.0019365848">
            <text:p>0.0019365848</text:p>
          </table:table-cell>
          <table:table-cell office:value-type="float" office:value="0.0019769585">
            <text:p>0.0019769585</text:p>
          </table:table-cell>
          <table:table-cell office:value-type="float" office:value="0.0020867004">
            <text:p>0.0020867004</text:p>
          </table:table-cell>
          <table:table-cell office:value-type="float" office:value="0.0021756988">
            <text:p>0.0021756988</text:p>
          </table:table-cell>
          <table:table-cell office:value-type="float" office:value="0.0021520595">
            <text:p>0.0021520595</text:p>
          </table:table-cell>
          <table:table-cell office:value-type="float" office:value="0.0021230604">
            <text:p>0.0021230604</text:p>
          </table:table-cell>
          <table:table-cell office:value-type="float" office:value="0.0021583824">
            <text:p>0.0021583824</text:p>
          </table:table-cell>
          <table:table-cell office:value-type="float" office:value="0.002127584">
            <text:p>0.002127584</text:p>
          </table:table-cell>
          <table:table-cell table:style-name="Default" office:value-type="float" office:value="0.0021556094">
            <text:p>0.0021556094</text:p>
          </table:table-cell>
          <table:table-cell table:style-name="Default" office:value-type="float" office:value="0.0020356018">
            <text:p>0.0020356018</text:p>
          </table:table-cell>
          <table:table-cell table:style-name="Default" office:value-type="float" office:value="0.0019549073">
            <text:p>0.0019549073</text:p>
          </table:table-cell>
          <table:table-cell table:style-name="Default" office:value-type="float" office:value="0.002023582">
            <text:p>0.002023582</text:p>
          </table:table-cell>
          <table:table-cell office:value-type="float" office:value="0.0020660602">
            <text:p>0.0020660602</text:p>
          </table:table-cell>
          <table:table-cell table:style-name="Default" office:value-type="float" office:value="0.0019961814">
            <text:p>0.0019961814</text:p>
          </table:table-cell>
          <table:table-cell table:style-name="Default" office:value-type="float" office:value="0.0019223228">
            <text:p>0.0019223228</text:p>
          </table:table-cell>
          <table:table-cell table:style-name="Default" office:value-type="float" office:value="0.001951196">
            <text:p>0.001951196</text:p>
          </table:table-cell>
          <table:table-cell table:style-name="Default" office:value-type="float" office:value="0.0019225654">
            <text:p>0.0019225654</text:p>
          </table:table-cell>
          <table:table-cell table:style-name="Default" office:value-type="float" office:value="0.0018852311">
            <text:p>0.0018852311</text:p>
          </table:table-cell>
          <table:table-cell table:style-name="Default" office:value-type="float" office:value="0.0018274881">
            <text:p>0.0018274881</text:p>
          </table:table-cell>
          <table:table-cell table:style-name="Default" office:value-type="float" office:value="0.0018107651">
            <text:p>0.0018107651</text:p>
          </table:table-cell>
          <table:table-cell table:style-name="Default" office:value-type="float" office:value="0.0018026032">
            <text:p>0.0018026032</text:p>
          </table:table-cell>
          <table:table-cell table:style-name="Default" office:value-type="float" office:value="0.0017358288">
            <text:p>0.0017358288</text:p>
          </table:table-cell>
          <table:table-cell table:style-name="Default" office:value-type="float" office:value="0.0017065252">
            <text:p>0.0017065252</text:p>
          </table:table-cell>
          <table:table-cell table:style-name="Default" office:value-type="float" office:value="0.0016387043">
            <text:p>0.0016387043</text:p>
          </table:table-cell>
          <table:table-cell table:style-name="Default" office:value-type="float" office:value="0.001529506">
            <text:p>0.001529506</text:p>
          </table:table-cell>
          <table:table-cell table:style-name="Default" office:value-type="float" office:value="0.0014690872">
            <text:p>0.0014690872</text:p>
          </table:table-cell>
          <table:table-cell table:style-name="Default" office:value-type="float" office:value="0.0014124458">
            <text:p>0.0014124458</text:p>
          </table:table-cell>
          <table:table-cell table:style-name="Default" office:value-type="float" office:value="0.0013515053">
            <text:p>0.0013515053</text:p>
          </table:table-cell>
          <table:table-cell table:style-name="Default" office:value-type="float" office:value="0.0013001953">
            <text:p>0.0013001953</text:p>
          </table:table-cell>
          <table:table-cell table:style-name="Default" office:value-type="float" office:value="0.001206264">
            <text:p>0.001206264</text:p>
          </table:table-cell>
          <table:table-cell table:style-name="Default" office:value-type="float" office:value="0.0010722233">
            <text:p>0.0010722233</text:p>
          </table:table-cell>
          <table:table-cell office:value-type="float" office:value="0.0008331193">
            <text:p>8.33E-004</text:p>
          </table:table-cell>
          <table:table-cell office:value-type="float" office:value="0.000663516">
            <text:p>6.64E-004</text:p>
          </table:table-cell>
          <table:table-cell office:value-type="float" office:value="0.0006174928">
            <text:p>6.17E-004</text:p>
          </table:table-cell>
          <table:table-cell office:value-type="float" office:value="0.0006133375">
            <text:p>6.13E-004</text:p>
          </table:table-cell>
          <table:table-cell office:value-type="float" office:value="0.0006127352">
            <text:p>6.13E-004</text:p>
          </table:table-cell>
          <table:table-cell office:value-type="float" office:value="0.0006139236">
            <text:p>6.14E-004</text:p>
          </table:table-cell>
          <table:table-cell office:value-type="float" office:value="0.0006154008">
            <text:p>6.15E-004</text:p>
          </table:table-cell>
          <table:table-cell/>
        </table:table-row>
        <table:table-row table:style-name="ro1">
          <table:table-cell office:value-type="string">
            <text:p>/mnt/share/Music/Albums/Parliament/Osmium/03 Little Old Country Boy.mp3</text:p>
          </table:table-cell>
          <table:table-cell office:value-type="float" office:value="0.09589996">
            <text:p>0.09589996</text:p>
          </table:table-cell>
          <table:table-cell office:value-type="float" office:value="0.11035958">
            <text:p>0.11035958</text:p>
          </table:table-cell>
          <table:table-cell office:value-type="float" office:value="0.064545184">
            <text:p>0.064545184</text:p>
          </table:table-cell>
          <table:table-cell office:value-type="float" office:value="0.03657265">
            <text:p>0.03657265</text:p>
          </table:table-cell>
          <table:table-cell office:value-type="float" office:value="0.038466394">
            <text:p>0.038466394</text:p>
          </table:table-cell>
          <table:table-cell office:value-type="float" office:value="0.037429243">
            <text:p>0.037429243</text:p>
          </table:table-cell>
          <table:table-cell office:value-type="float" office:value="0.035161752">
            <text:p>0.035161752</text:p>
          </table:table-cell>
          <table:table-cell office:value-type="float" office:value="0.036107183">
            <text:p>0.036107183</text:p>
          </table:table-cell>
          <table:table-cell office:value-type="float" office:value="0.047047667">
            <text:p>0.047047667</text:p>
          </table:table-cell>
          <table:table-cell office:value-type="float" office:value="0.037494294">
            <text:p>0.037494294</text:p>
          </table:table-cell>
          <table:table-cell office:value-type="float" office:value="0.04041139">
            <text:p>0.04041139</text:p>
          </table:table-cell>
          <table:table-cell office:value-type="float" office:value="0.04041444">
            <text:p>0.04041444</text:p>
          </table:table-cell>
          <table:table-cell office:value-type="float" office:value="0.0514573">
            <text:p>0.0514573</text:p>
          </table:table-cell>
          <table:table-cell office:value-type="float" office:value="0.042831738">
            <text:p>0.042831738</text:p>
          </table:table-cell>
          <table:table-cell office:value-type="float" office:value="0.04412425">
            <text:p>0.04412425</text:p>
          </table:table-cell>
          <table:table-cell office:value-type="float" office:value="0.05256884">
            <text:p>0.05256884</text:p>
          </table:table-cell>
          <table:table-cell office:value-type="float" office:value="0.05368879">
            <text:p>0.05368879</text:p>
          </table:table-cell>
          <table:table-cell office:value-type="float" office:value="0.043121047">
            <text:p>0.043121047</text:p>
          </table:table-cell>
          <table:table-cell office:value-type="float" office:value="0.046622965">
            <text:p>0.046622965</text:p>
          </table:table-cell>
          <table:table-cell office:value-type="float" office:value="0.043175932">
            <text:p>0.043175932</text:p>
          </table:table-cell>
          <table:table-cell office:value-type="float" office:value="0.051633835">
            <text:p>0.051633835</text:p>
          </table:table-cell>
          <table:table-cell office:value-type="float" office:value="0.05126365">
            <text:p>0.05126365</text:p>
          </table:table-cell>
          <table:table-cell office:value-type="float" office:value="0.042877927">
            <text:p>0.042877927</text:p>
          </table:table-cell>
          <table:table-cell office:value-type="float" office:value="0.047040924">
            <text:p>0.047040924</text:p>
          </table:table-cell>
          <table:table-cell office:value-type="float" office:value="0.07146841">
            <text:p>0.07146841</text:p>
          </table:table-cell>
          <table:table-cell office:value-type="float" office:value="0.046313073">
            <text:p>0.046313073</text:p>
          </table:table-cell>
          <table:table-cell office:value-type="float" office:value="0.042186808">
            <text:p>0.042186808</text:p>
          </table:table-cell>
          <table:table-cell office:value-type="float" office:value="0.050539464">
            <text:p>0.050539464</text:p>
          </table:table-cell>
          <table:table-cell office:value-type="float" office:value="0.05102836">
            <text:p>0.05102836</text:p>
          </table:table-cell>
          <table:table-cell office:value-type="float" office:value="0.04532498">
            <text:p>0.04532498</text:p>
          </table:table-cell>
          <table:table-cell office:value-type="float" office:value="0.04871659">
            <text:p>0.04871659</text:p>
          </table:table-cell>
          <table:table-cell office:value-type="float" office:value="0.04426951">
            <text:p>0.04426951</text:p>
          </table:table-cell>
          <table:table-cell office:value-type="float" office:value="0.05037046">
            <text:p>0.05037046</text:p>
          </table:table-cell>
          <table:table-cell office:value-type="float" office:value="0.043474976">
            <text:p>0.043474976</text:p>
          </table:table-cell>
          <table:table-cell office:value-type="float" office:value="0.04071684">
            <text:p>0.04071684</text:p>
          </table:table-cell>
          <table:table-cell office:value-type="float" office:value="0.03927906">
            <text:p>0.03927906</text:p>
          </table:table-cell>
          <table:table-cell office:value-type="float" office:value="0.03589552">
            <text:p>0.03589552</text:p>
          </table:table-cell>
          <table:table-cell office:value-type="float" office:value="0.032000203">
            <text:p>0.032000203</text:p>
          </table:table-cell>
          <table:table-cell office:value-type="float" office:value="0.029970035">
            <text:p>0.029970035</text:p>
          </table:table-cell>
          <table:table-cell office:value-type="float" office:value="0.029758599">
            <text:p>0.029758599</text:p>
          </table:table-cell>
          <table:table-cell office:value-type="float" office:value="0.033552457">
            <text:p>0.033552457</text:p>
          </table:table-cell>
          <table:table-cell office:value-type="float" office:value="0.034428574">
            <text:p>0.034428574</text:p>
          </table:table-cell>
          <table:table-cell office:value-type="float" office:value="0.029884873">
            <text:p>0.029884873</text:p>
          </table:table-cell>
          <table:table-cell office:value-type="float" office:value="0.027883241">
            <text:p>0.027883241</text:p>
          </table:table-cell>
          <table:table-cell office:value-type="float" office:value="0.025067102">
            <text:p>0.025067102</text:p>
          </table:table-cell>
          <table:table-cell office:value-type="float" office:value="0.023710545">
            <text:p>0.023710545</text:p>
          </table:table-cell>
          <table:table-cell office:value-type="float" office:value="0.02113298">
            <text:p>0.02113298</text:p>
          </table:table-cell>
          <table:table-cell office:value-type="float" office:value="0.020555442">
            <text:p>0.020555442</text:p>
          </table:table-cell>
          <table:table-cell office:value-type="float" office:value="0.02456567">
            <text:p>0.02456567</text:p>
          </table:table-cell>
          <table:table-cell office:value-type="float" office:value="0.022283645">
            <text:p>0.022283645</text:p>
          </table:table-cell>
          <table:table-cell office:value-type="float" office:value="0.019859238">
            <text:p>0.019859238</text:p>
          </table:table-cell>
          <table:table-cell office:value-type="float" office:value="0.018672595">
            <text:p>0.018672595</text:p>
          </table:table-cell>
          <table:table-cell office:value-type="float" office:value="0.019375123">
            <text:p>0.019375123</text:p>
          </table:table-cell>
          <table:table-cell office:value-type="float" office:value="0.019796396">
            <text:p>0.019796396</text:p>
          </table:table-cell>
          <table:table-cell office:value-type="float" office:value="0.018365797">
            <text:p>0.018365797</text:p>
          </table:table-cell>
          <table:table-cell office:value-type="float" office:value="0.017521111">
            <text:p>0.017521111</text:p>
          </table:table-cell>
          <table:table-cell office:value-type="float" office:value="0.019074693">
            <text:p>0.019074693</text:p>
          </table:table-cell>
          <table:table-cell office:value-type="float" office:value="0.02071652">
            <text:p>0.02071652</text:p>
          </table:table-cell>
          <table:table-cell office:value-type="float" office:value="0.017696317">
            <text:p>0.017696317</text:p>
          </table:table-cell>
          <table:table-cell office:value-type="float" office:value="0.017505053">
            <text:p>0.017505053</text:p>
          </table:table-cell>
          <table:table-cell office:value-type="float" office:value="0.017577194">
            <text:p>0.017577194</text:p>
          </table:table-cell>
          <table:table-cell office:value-type="float" office:value="0.016453838">
            <text:p>0.016453838</text:p>
          </table:table-cell>
          <table:table-cell office:value-type="float" office:value="0.01592074">
            <text:p>0.01592074</text:p>
          </table:table-cell>
          <table:table-cell office:value-type="float" office:value="0.015590077">
            <text:p>0.015590077</text:p>
          </table:table-cell>
          <table:table-cell office:value-type="float" office:value="0.016192194">
            <text:p>0.016192194</text:p>
          </table:table-cell>
          <table:table-cell office:value-type="float" office:value="0.016250946">
            <text:p>0.016250946</text:p>
          </table:table-cell>
          <table:table-cell office:value-type="float" office:value="0.014874001">
            <text:p>0.014874001</text:p>
          </table:table-cell>
          <table:table-cell office:value-type="float" office:value="0.0145445755">
            <text:p>0.0145445755</text:p>
          </table:table-cell>
          <table:table-cell office:value-type="float" office:value="0.014816482">
            <text:p>0.014816482</text:p>
          </table:table-cell>
          <table:table-cell office:value-type="float" office:value="0.015281111">
            <text:p>0.015281111</text:p>
          </table:table-cell>
          <table:table-cell office:value-type="float" office:value="0.013518935">
            <text:p>0.013518935</text:p>
          </table:table-cell>
          <table:table-cell office:value-type="float" office:value="0.013865853">
            <text:p>0.013865853</text:p>
          </table:table-cell>
          <table:table-cell office:value-type="float" office:value="0.015071479">
            <text:p>0.015071479</text:p>
          </table:table-cell>
          <table:table-cell office:value-type="float" office:value="0.014333202">
            <text:p>0.014333202</text:p>
          </table:table-cell>
          <table:table-cell office:value-type="float" office:value="0.013179003">
            <text:p>0.013179003</text:p>
          </table:table-cell>
          <table:table-cell office:value-type="float" office:value="0.015865196">
            <text:p>0.015865196</text:p>
          </table:table-cell>
          <table:table-cell office:value-type="float" office:value="0.013566465">
            <text:p>0.013566465</text:p>
          </table:table-cell>
          <table:table-cell office:value-type="float" office:value="0.013329798">
            <text:p>0.013329798</text:p>
          </table:table-cell>
          <table:table-cell office:value-type="float" office:value="0.013365768">
            <text:p>0.013365768</text:p>
          </table:table-cell>
          <table:table-cell office:value-type="float" office:value="0.012221643">
            <text:p>0.012221643</text:p>
          </table:table-cell>
          <table:table-cell office:value-type="float" office:value="0.01265786">
            <text:p>0.01265786</text:p>
          </table:table-cell>
          <table:table-cell office:value-type="float" office:value="0.013147306">
            <text:p>0.013147306</text:p>
          </table:table-cell>
          <table:table-cell office:value-type="float" office:value="0.014339896">
            <text:p>0.014339896</text:p>
          </table:table-cell>
          <table:table-cell office:value-type="float" office:value="0.014868732">
            <text:p>0.014868732</text:p>
          </table:table-cell>
          <table:table-cell office:value-type="float" office:value="0.014359212">
            <text:p>0.014359212</text:p>
          </table:table-cell>
          <table:table-cell office:value-type="float" office:value="0.013946038">
            <text:p>0.013946038</text:p>
          </table:table-cell>
          <table:table-cell office:value-type="float" office:value="0.014068317">
            <text:p>0.014068317</text:p>
          </table:table-cell>
          <table:table-cell office:value-type="float" office:value="0.013346204">
            <text:p>0.013346204</text:p>
          </table:table-cell>
          <table:table-cell office:value-type="float" office:value="0.013912961">
            <text:p>0.013912961</text:p>
          </table:table-cell>
          <table:table-cell office:value-type="float" office:value="0.013683048">
            <text:p>0.013683048</text:p>
          </table:table-cell>
          <table:table-cell office:value-type="float" office:value="0.014065892">
            <text:p>0.014065892</text:p>
          </table:table-cell>
          <table:table-cell office:value-type="float" office:value="0.012601484">
            <text:p>0.012601484</text:p>
          </table:table-cell>
          <table:table-cell office:value-type="float" office:value="0.014656435">
            <text:p>0.014656435</text:p>
          </table:table-cell>
          <table:table-cell office:value-type="float" office:value="0.014072494">
            <text:p>0.014072494</text:p>
          </table:table-cell>
          <table:table-cell office:value-type="float" office:value="0.013056577">
            <text:p>0.013056577</text:p>
          </table:table-cell>
          <table:table-cell office:value-type="float" office:value="0.014452415">
            <text:p>0.014452415</text:p>
          </table:table-cell>
          <table:table-cell office:value-type="float" office:value="0.014247297">
            <text:p>0.014247297</text:p>
          </table:table-cell>
          <table:table-cell office:value-type="float" office:value="0.012697836">
            <text:p>0.012697836</text:p>
          </table:table-cell>
          <table:table-cell office:value-type="float" office:value="0.012909732">
            <text:p>0.012909732</text:p>
          </table:table-cell>
          <table:table-cell office:value-type="float" office:value="0.014383578">
            <text:p>0.014383578</text:p>
          </table:table-cell>
          <table:table-cell office:value-type="float" office:value="0.013712904">
            <text:p>0.013712904</text:p>
          </table:table-cell>
          <table:table-cell office:value-type="float" office:value="0.012979276">
            <text:p>0.012979276</text:p>
          </table:table-cell>
          <table:table-cell office:value-type="float" office:value="0.012408631">
            <text:p>0.012408631</text:p>
          </table:table-cell>
          <table:table-cell office:value-type="float" office:value="0.011525447">
            <text:p>0.011525447</text:p>
          </table:table-cell>
          <table:table-cell office:value-type="float" office:value="0.011979583">
            <text:p>0.011979583</text:p>
          </table:table-cell>
          <table:table-cell office:value-type="float" office:value="0.013921427">
            <text:p>0.013921427</text:p>
          </table:table-cell>
          <table:table-cell office:value-type="float" office:value="0.012949562">
            <text:p>0.012949562</text:p>
          </table:table-cell>
          <table:table-cell office:value-type="float" office:value="0.011453966">
            <text:p>0.011453966</text:p>
          </table:table-cell>
          <table:table-cell office:value-type="float" office:value="0.012255183">
            <text:p>0.012255183</text:p>
          </table:table-cell>
          <table:table-cell office:value-type="float" office:value="0.012245379">
            <text:p>0.012245379</text:p>
          </table:table-cell>
          <table:table-cell office:value-type="float" office:value="0.011705991">
            <text:p>0.011705991</text:p>
          </table:table-cell>
          <table:table-cell office:value-type="float" office:value="0.01202929">
            <text:p>0.01202929</text:p>
          </table:table-cell>
          <table:table-cell office:value-type="float" office:value="0.011843478">
            <text:p>0.011843478</text:p>
          </table:table-cell>
          <table:table-cell office:value-type="float" office:value="0.011248655">
            <text:p>0.011248655</text:p>
          </table:table-cell>
          <table:table-cell office:value-type="float" office:value="0.012969814">
            <text:p>0.012969814</text:p>
          </table:table-cell>
          <table:table-cell office:value-type="float" office:value="0.013387616">
            <text:p>0.013387616</text:p>
          </table:table-cell>
          <table:table-cell office:value-type="float" office:value="0.01168749">
            <text:p>0.01168749</text:p>
          </table:table-cell>
          <table:table-cell office:value-type="float" office:value="0.011672424">
            <text:p>0.011672424</text:p>
          </table:table-cell>
          <table:table-cell office:value-type="float" office:value="0.014635116">
            <text:p>0.014635116</text:p>
          </table:table-cell>
          <table:table-cell office:value-type="float" office:value="0.012504071">
            <text:p>0.012504071</text:p>
          </table:table-cell>
          <table:table-cell office:value-type="float" office:value="0.011810292">
            <text:p>0.011810292</text:p>
          </table:table-cell>
          <table:table-cell office:value-type="float" office:value="0.01199042">
            <text:p>0.01199042</text:p>
          </table:table-cell>
          <table:table-cell office:value-type="float" office:value="0.011714897">
            <text:p>0.011714897</text:p>
          </table:table-cell>
          <table:table-cell office:value-type="float" office:value="0.010139207">
            <text:p>0.010139207</text:p>
          </table:table-cell>
          <table:table-cell office:value-type="float" office:value="0.011692101">
            <text:p>0.011692101</text:p>
          </table:table-cell>
          <table:table-cell office:value-type="float" office:value="0.011070968">
            <text:p>0.011070968</text:p>
          </table:table-cell>
          <table:table-cell office:value-type="float" office:value="0.010473383">
            <text:p>0.010473383</text:p>
          </table:table-cell>
          <table:table-cell office:value-type="float" office:value="0.011397236">
            <text:p>0.011397236</text:p>
          </table:table-cell>
          <table:table-cell office:value-type="float" office:value="0.012009257">
            <text:p>0.012009257</text:p>
          </table:table-cell>
          <table:table-cell office:value-type="float" office:value="0.012591512">
            <text:p>0.012591512</text:p>
          </table:table-cell>
          <table:table-cell office:value-type="float" office:value="0.011541654">
            <text:p>0.011541654</text:p>
          </table:table-cell>
          <table:table-cell office:value-type="float" office:value="0.012237647">
            <text:p>0.012237647</text:p>
          </table:table-cell>
          <table:table-cell office:value-type="float" office:value="0.01280659">
            <text:p>0.01280659</text:p>
          </table:table-cell>
          <table:table-cell office:value-type="float" office:value="0.010319604">
            <text:p>0.010319604</text:p>
          </table:table-cell>
          <table:table-cell office:value-type="float" office:value="0.0102351345">
            <text:p>0.0102351345</text:p>
          </table:table-cell>
          <table:table-cell office:value-type="float" office:value="0.011644225">
            <text:p>0.011644225</text:p>
          </table:table-cell>
          <table:table-cell office:value-type="float" office:value="0.012685304">
            <text:p>0.012685304</text:p>
          </table:table-cell>
          <table:table-cell office:value-type="float" office:value="0.010481985">
            <text:p>0.010481985</text:p>
          </table:table-cell>
          <table:table-cell office:value-type="float" office:value="0.010230401">
            <text:p>0.010230401</text:p>
          </table:table-cell>
          <table:table-cell office:value-type="float" office:value="0.0114037795">
            <text:p>0.0114037795</text:p>
          </table:table-cell>
          <table:table-cell office:value-type="float" office:value="0.011577943">
            <text:p>0.011577943</text:p>
          </table:table-cell>
          <table:table-cell office:value-type="float" office:value="0.011477826">
            <text:p>0.011477826</text:p>
          </table:table-cell>
          <table:table-cell office:value-type="float" office:value="0.0121568">
            <text:p>0.0121568</text:p>
          </table:table-cell>
          <table:table-cell office:value-type="float" office:value="0.011618072">
            <text:p>0.011618072</text:p>
          </table:table-cell>
          <table:table-cell office:value-type="float" office:value="0.010627187">
            <text:p>0.010627187</text:p>
          </table:table-cell>
          <table:table-cell office:value-type="float" office:value="0.011642655">
            <text:p>0.011642655</text:p>
          </table:table-cell>
          <table:table-cell office:value-type="float" office:value="0.011773072">
            <text:p>0.011773072</text:p>
          </table:table-cell>
          <table:table-cell office:value-type="float" office:value="0.012475148">
            <text:p>0.012475148</text:p>
          </table:table-cell>
          <table:table-cell office:value-type="float" office:value="0.012562402">
            <text:p>0.012562402</text:p>
          </table:table-cell>
          <table:table-cell office:value-type="float" office:value="0.0152163785">
            <text:p>0.0152163785</text:p>
          </table:table-cell>
          <table:table-cell office:value-type="float" office:value="0.013614484">
            <text:p>0.013614484</text:p>
          </table:table-cell>
          <table:table-cell office:value-type="float" office:value="0.011761716">
            <text:p>0.011761716</text:p>
          </table:table-cell>
          <table:table-cell office:value-type="float" office:value="0.012134733">
            <text:p>0.012134733</text:p>
          </table:table-cell>
          <table:table-cell office:value-type="float" office:value="0.01099956">
            <text:p>0.01099956</text:p>
          </table:table-cell>
          <table:table-cell office:value-type="float" office:value="0.0122895995">
            <text:p>0.0122895995</text:p>
          </table:table-cell>
          <table:table-cell office:value-type="float" office:value="0.014274131">
            <text:p>0.014274131</text:p>
          </table:table-cell>
          <table:table-cell office:value-type="float" office:value="0.015295209">
            <text:p>0.015295209</text:p>
          </table:table-cell>
          <table:table-cell office:value-type="float" office:value="0.014358804">
            <text:p>0.014358804</text:p>
          </table:table-cell>
          <table:table-cell office:value-type="float" office:value="0.014529964">
            <text:p>0.014529964</text:p>
          </table:table-cell>
          <table:table-cell office:value-type="float" office:value="0.015309545">
            <text:p>0.015309545</text:p>
          </table:table-cell>
          <table:table-cell office:value-type="float" office:value="0.013824902">
            <text:p>0.013824902</text:p>
          </table:table-cell>
          <table:table-cell office:value-type="float" office:value="0.013464286">
            <text:p>0.013464286</text:p>
          </table:table-cell>
          <table:table-cell office:value-type="float" office:value="0.01561156">
            <text:p>0.01561156</text:p>
          </table:table-cell>
          <table:table-cell office:value-type="float" office:value="0.015564502">
            <text:p>0.015564502</text:p>
          </table:table-cell>
          <table:table-cell office:value-type="float" office:value="0.016456429">
            <text:p>0.016456429</text:p>
          </table:table-cell>
          <table:table-cell office:value-type="float" office:value="0.016775446">
            <text:p>0.016775446</text:p>
          </table:table-cell>
          <table:table-cell office:value-type="float" office:value="0.018278876">
            <text:p>0.018278876</text:p>
          </table:table-cell>
          <table:table-cell office:value-type="float" office:value="0.014806641">
            <text:p>0.014806641</text:p>
          </table:table-cell>
          <table:table-cell office:value-type="float" office:value="0.0155763645">
            <text:p>0.0155763645</text:p>
          </table:table-cell>
          <table:table-cell office:value-type="float" office:value="0.014900806">
            <text:p>0.014900806</text:p>
          </table:table-cell>
          <table:table-cell office:value-type="float" office:value="0.014510008">
            <text:p>0.014510008</text:p>
          </table:table-cell>
          <table:table-cell office:value-type="float" office:value="0.017381601">
            <text:p>0.017381601</text:p>
          </table:table-cell>
          <table:table-cell office:value-type="float" office:value="0.018125309">
            <text:p>0.018125309</text:p>
          </table:table-cell>
          <table:table-cell office:value-type="float" office:value="0.022359654">
            <text:p>0.022359654</text:p>
          </table:table-cell>
          <table:table-cell office:value-type="float" office:value="0.022180025">
            <text:p>0.022180025</text:p>
          </table:table-cell>
          <table:table-cell office:value-type="float" office:value="0.017349092">
            <text:p>0.017349092</text:p>
          </table:table-cell>
          <table:table-cell office:value-type="float" office:value="0.017875032">
            <text:p>0.017875032</text:p>
          </table:table-cell>
          <table:table-cell office:value-type="float" office:value="0.016887387">
            <text:p>0.016887387</text:p>
          </table:table-cell>
          <table:table-cell office:value-type="float" office:value="0.016364751">
            <text:p>0.016364751</text:p>
          </table:table-cell>
          <table:table-cell office:value-type="float" office:value="0.017601334">
            <text:p>0.017601334</text:p>
          </table:table-cell>
          <table:table-cell office:value-type="float" office:value="0.019566676">
            <text:p>0.019566676</text:p>
          </table:table-cell>
          <table:table-cell office:value-type="float" office:value="0.023738561">
            <text:p>0.023738561</text:p>
          </table:table-cell>
          <table:table-cell office:value-type="float" office:value="0.024451768">
            <text:p>0.024451768</text:p>
          </table:table-cell>
          <table:table-cell office:value-type="float" office:value="0.019206809">
            <text:p>0.019206809</text:p>
          </table:table-cell>
          <table:table-cell office:value-type="float" office:value="0.015058495">
            <text:p>0.015058495</text:p>
          </table:table-cell>
          <table:table-cell office:value-type="float" office:value="0.01601749">
            <text:p>0.01601749</text:p>
          </table:table-cell>
          <table:table-cell office:value-type="float" office:value="0.019578295">
            <text:p>0.019578295</text:p>
          </table:table-cell>
          <table:table-cell office:value-type="float" office:value="0.019398518">
            <text:p>0.019398518</text:p>
          </table:table-cell>
          <table:table-cell office:value-type="float" office:value="0.020610455">
            <text:p>0.020610455</text:p>
          </table:table-cell>
          <table:table-cell office:value-type="float" office:value="0.02156963">
            <text:p>0.02156963</text:p>
          </table:table-cell>
          <table:table-cell office:value-type="float" office:value="0.022750467">
            <text:p>0.022750467</text:p>
          </table:table-cell>
          <table:table-cell office:value-type="float" office:value="0.018770976">
            <text:p>0.018770976</text:p>
          </table:table-cell>
          <table:table-cell office:value-type="float" office:value="0.014255811">
            <text:p>0.014255811</text:p>
          </table:table-cell>
          <table:table-cell office:value-type="float" office:value="0.015340049">
            <text:p>0.015340049</text:p>
          </table:table-cell>
          <table:table-cell office:value-type="float" office:value="0.01992655">
            <text:p>0.01992655</text:p>
          </table:table-cell>
          <table:table-cell office:value-type="float" office:value="0.019835653">
            <text:p>0.019835653</text:p>
          </table:table-cell>
          <table:table-cell office:value-type="float" office:value="0.017572546">
            <text:p>0.017572546</text:p>
          </table:table-cell>
          <table:table-cell office:value-type="float" office:value="0.019050976">
            <text:p>0.019050976</text:p>
          </table:table-cell>
          <table:table-cell office:value-type="float" office:value="0.018850226">
            <text:p>0.018850226</text:p>
          </table:table-cell>
          <table:table-cell office:value-type="float" office:value="0.017598705">
            <text:p>0.017598705</text:p>
          </table:table-cell>
          <table:table-cell office:value-type="float" office:value="0.014298218">
            <text:p>0.014298218</text:p>
          </table:table-cell>
          <table:table-cell office:value-type="float" office:value="0.014856514">
            <text:p>0.014856514</text:p>
          </table:table-cell>
          <table:table-cell office:value-type="float" office:value="0.017310025">
            <text:p>0.017310025</text:p>
          </table:table-cell>
          <table:table-cell office:value-type="float" office:value="0.017985433">
            <text:p>0.017985433</text:p>
          </table:table-cell>
          <table:table-cell office:value-type="float" office:value="0.018550694">
            <text:p>0.018550694</text:p>
          </table:table-cell>
          <table:table-cell office:value-type="float" office:value="0.016440239">
            <text:p>0.016440239</text:p>
          </table:table-cell>
          <table:table-cell office:value-type="float" office:value="0.014755847">
            <text:p>0.014755847</text:p>
          </table:table-cell>
          <table:table-cell office:value-type="float" office:value="0.014737697">
            <text:p>0.014737697</text:p>
          </table:table-cell>
          <table:table-cell office:value-type="float" office:value="0.015201884">
            <text:p>0.015201884</text:p>
          </table:table-cell>
          <table:table-cell office:value-type="float" office:value="0.015338853">
            <text:p>0.015338853</text:p>
          </table:table-cell>
          <table:table-cell office:value-type="float" office:value="0.015078334">
            <text:p>0.015078334</text:p>
          </table:table-cell>
          <table:table-cell office:value-type="float" office:value="0.014736517">
            <text:p>0.014736517</text:p>
          </table:table-cell>
          <table:table-cell office:value-type="float" office:value="0.015271398">
            <text:p>0.015271398</text:p>
          </table:table-cell>
          <table:table-cell office:value-type="float" office:value="0.016110867">
            <text:p>0.016110867</text:p>
          </table:table-cell>
          <table:table-cell office:value-type="float" office:value="0.014817643">
            <text:p>0.014817643</text:p>
          </table:table-cell>
          <table:table-cell office:value-type="float" office:value="0.013833654">
            <text:p>0.013833654</text:p>
          </table:table-cell>
          <table:table-cell office:value-type="float" office:value="0.013549302">
            <text:p>0.013549302</text:p>
          </table:table-cell>
          <table:table-cell office:value-type="float" office:value="0.012264708">
            <text:p>0.012264708</text:p>
          </table:table-cell>
          <table:table-cell office:value-type="float" office:value="0.012642817">
            <text:p>0.012642817</text:p>
          </table:table-cell>
          <table:table-cell office:value-type="float" office:value="0.013173917">
            <text:p>0.013173917</text:p>
          </table:table-cell>
          <table:table-cell office:value-type="float" office:value="0.011353972">
            <text:p>0.011353972</text:p>
          </table:table-cell>
          <table:table-cell office:value-type="float" office:value="0.0106158145">
            <text:p>0.0106158145</text:p>
          </table:table-cell>
          <table:table-cell office:value-type="float" office:value="0.011440878">
            <text:p>0.011440878</text:p>
          </table:table-cell>
          <table:table-cell office:value-type="float" office:value="0.011926365">
            <text:p>0.011926365</text:p>
          </table:table-cell>
          <table:table-cell office:value-type="float" office:value="0.011637783">
            <text:p>0.011637783</text:p>
          </table:table-cell>
          <table:table-cell table:style-name="Default" office:value-type="float" office:value="0.010921503">
            <text:p>0.010921503</text:p>
          </table:table-cell>
          <table:table-cell table:style-name="Default" office:value-type="float" office:value="0.010718902">
            <text:p>0.010718902</text:p>
          </table:table-cell>
          <table:table-cell table:style-name="Default" office:value-type="float" office:value="0.009794635">
            <text:p>0.009794635</text:p>
          </table:table-cell>
          <table:table-cell table:style-name="Default" office:value-type="float" office:value="0.008997119">
            <text:p>0.008997119</text:p>
          </table:table-cell>
          <table:table-cell office:value-type="float" office:value="0.0087312795">
            <text:p>0.0087312795</text:p>
          </table:table-cell>
          <table:table-cell table:style-name="Default" office:value-type="float" office:value="0.008635965">
            <text:p>0.008635965</text:p>
          </table:table-cell>
          <table:table-cell table:style-name="Default" office:value-type="float" office:value="0.008065921">
            <text:p>0.008065921</text:p>
          </table:table-cell>
          <table:table-cell table:style-name="Default" office:value-type="float" office:value="0.007987473">
            <text:p>0.007987473</text:p>
          </table:table-cell>
          <table:table-cell table:style-name="Default" office:value-type="float" office:value="0.007749202">
            <text:p>0.007749202</text:p>
          </table:table-cell>
          <table:table-cell table:style-name="Default" office:value-type="float" office:value="0.007852288">
            <text:p>0.007852288</text:p>
          </table:table-cell>
          <table:table-cell table:style-name="Default" office:value-type="float" office:value="0.007344823">
            <text:p>0.007344823</text:p>
          </table:table-cell>
          <table:table-cell table:style-name="Default" office:value-type="float" office:value="0.00695073">
            <text:p>0.00695073</text:p>
          </table:table-cell>
          <table:table-cell table:style-name="Default" office:value-type="float" office:value="0.0060016336">
            <text:p>0.0060016336</text:p>
          </table:table-cell>
          <table:table-cell table:style-name="Default" office:value-type="float" office:value="0.005744315">
            <text:p>0.005744315</text:p>
          </table:table-cell>
          <table:table-cell table:style-name="Default" office:value-type="float" office:value="0.005371702">
            <text:p>0.005371702</text:p>
          </table:table-cell>
          <table:table-cell table:style-name="Default" office:value-type="float" office:value="0.00475745">
            <text:p>0.00475745</text:p>
          </table:table-cell>
          <table:table-cell table:style-name="Default" office:value-type="float" office:value="0.0044967895">
            <text:p>0.0044967895</text:p>
          </table:table-cell>
          <table:table-cell table:style-name="Default" office:value-type="float" office:value="0.0040765004">
            <text:p>0.0040765004</text:p>
          </table:table-cell>
          <table:table-cell table:style-name="Default" office:value-type="float" office:value="0.0038828137">
            <text:p>0.0038828137</text:p>
          </table:table-cell>
          <table:table-cell table:style-name="Default" office:value-type="float" office:value="0.003634196">
            <text:p>0.003634196</text:p>
          </table:table-cell>
          <table:table-cell table:style-name="Default" office:value-type="float" office:value="0.0030387028">
            <text:p>0.0030387028</text:p>
          </table:table-cell>
          <table:table-cell table:style-name="Default" office:value-type="float" office:value="0.0026002876">
            <text:p>0.0026002876</text:p>
          </table:table-cell>
          <table:table-cell table:style-name="Default" office:value-type="float" office:value="0.0019527407">
            <text:p>0.0019527407</text:p>
          </table:table-cell>
          <table:table-cell table:style-name="Default" office:value-type="float" office:value="0.0013684919">
            <text:p>0.0013684919</text:p>
          </table:table-cell>
          <table:table-cell table:style-name="Default" office:value-type="float" office:value="0.0012132109">
            <text:p>0.0012132109</text:p>
          </table:table-cell>
          <table:table-cell table:style-name="Default" office:value-type="float" office:value="0.0011701054">
            <text:p>0.0011701054</text:p>
          </table:table-cell>
          <table:table-cell table:style-name="Default" office:value-type="float" office:value="0.0011585371">
            <text:p>0.0011585371</text:p>
          </table:table-cell>
          <table:table-cell table:style-name="Default" office:value-type="float" office:value="0.0011557477">
            <text:p>0.0011557477</text:p>
          </table:table-cell>
          <table:table-cell table:style-name="Default" office:value-type="float" office:value="0.0011571477">
            <text:p>0.0011571477</text:p>
          </table:table-cell>
          <table:table-cell table:style-name="Default" office:value-type="float" office:value="0.001159842">
            <text:p>0.001159842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1 Prelude.mp3</text:p>
          </table:table-cell>
          <table:table-cell office:value-type="float" office:value="0.029054001">
            <text:p>0.029054001</text:p>
          </table:table-cell>
          <table:table-cell office:value-type="float" office:value="0.032079365">
            <text:p>0.032079365</text:p>
          </table:table-cell>
          <table:table-cell office:value-type="float" office:value="0.028959084">
            <text:p>0.028959084</text:p>
          </table:table-cell>
          <table:table-cell office:value-type="float" office:value="0.025950775">
            <text:p>0.025950775</text:p>
          </table:table-cell>
          <table:table-cell office:value-type="float" office:value="0.029424714">
            <text:p>0.029424714</text:p>
          </table:table-cell>
          <table:table-cell office:value-type="float" office:value="0.02339763">
            <text:p>0.02339763</text:p>
          </table:table-cell>
          <table:table-cell office:value-type="float" office:value="0.019928472">
            <text:p>0.019928472</text:p>
          </table:table-cell>
          <table:table-cell office:value-type="float" office:value="0.013275329">
            <text:p>0.013275329</text:p>
          </table:table-cell>
          <table:table-cell office:value-type="float" office:value="0.017326027">
            <text:p>0.017326027</text:p>
          </table:table-cell>
          <table:table-cell office:value-type="float" office:value="0.022388913">
            <text:p>0.022388913</text:p>
          </table:table-cell>
          <table:table-cell office:value-type="float" office:value="0.017270481">
            <text:p>0.017270481</text:p>
          </table:table-cell>
          <table:table-cell office:value-type="float" office:value="0.012664492">
            <text:p>0.012664492</text:p>
          </table:table-cell>
          <table:table-cell office:value-type="float" office:value="0.03131364">
            <text:p>0.03131364</text:p>
          </table:table-cell>
          <table:table-cell office:value-type="float" office:value="0.013242299">
            <text:p>0.013242299</text:p>
          </table:table-cell>
          <table:table-cell office:value-type="float" office:value="0.013891419">
            <text:p>0.013891419</text:p>
          </table:table-cell>
          <table:table-cell office:value-type="float" office:value="0.01637064">
            <text:p>0.01637064</text:p>
          </table:table-cell>
          <table:table-cell office:value-type="float" office:value="0.025907595">
            <text:p>0.025907595</text:p>
          </table:table-cell>
          <table:table-cell office:value-type="float" office:value="0.007654156">
            <text:p>0.007654156</text:p>
          </table:table-cell>
          <table:table-cell office:value-type="float" office:value="0.01855207">
            <text:p>0.01855207</text:p>
          </table:table-cell>
          <table:table-cell office:value-type="float" office:value="0.010274296">
            <text:p>0.010274296</text:p>
          </table:table-cell>
          <table:table-cell office:value-type="float" office:value="0.006541341">
            <text:p>0.006541341</text:p>
          </table:table-cell>
          <table:table-cell office:value-type="float" office:value="0.008530192">
            <text:p>0.008530192</text:p>
          </table:table-cell>
          <table:table-cell office:value-type="float" office:value="0.0073386505">
            <text:p>0.0073386505</text:p>
          </table:table-cell>
          <table:table-cell office:value-type="float" office:value="0.006770991">
            <text:p>0.006770991</text:p>
          </table:table-cell>
          <table:table-cell office:value-type="float" office:value="0.016622731">
            <text:p>0.016622731</text:p>
          </table:table-cell>
          <table:table-cell office:value-type="float" office:value="0.0059696166">
            <text:p>0.0059696166</text:p>
          </table:table-cell>
          <table:table-cell office:value-type="float" office:value="0.0051215226">
            <text:p>0.0051215226</text:p>
          </table:table-cell>
          <table:table-cell office:value-type="float" office:value="0.0066722934">
            <text:p>0.0066722934</text:p>
          </table:table-cell>
          <table:table-cell office:value-type="float" office:value="0.007041249">
            <text:p>0.007041249</text:p>
          </table:table-cell>
          <table:table-cell office:value-type="float" office:value="0.0063370415">
            <text:p>0.0063370415</text:p>
          </table:table-cell>
          <table:table-cell office:value-type="float" office:value="0.007937758">
            <text:p>0.007937758</text:p>
          </table:table-cell>
          <table:table-cell office:value-type="float" office:value="0.0053436845">
            <text:p>0.0053436845</text:p>
          </table:table-cell>
          <table:table-cell office:value-type="float" office:value="0.012231021">
            <text:p>0.012231021</text:p>
          </table:table-cell>
          <table:table-cell office:value-type="float" office:value="0.0047558015">
            <text:p>0.0047558015</text:p>
          </table:table-cell>
          <table:table-cell office:value-type="float" office:value="0.004910796">
            <text:p>0.004910796</text:p>
          </table:table-cell>
          <table:table-cell office:value-type="float" office:value="0.003920575">
            <text:p>0.003920575</text:p>
          </table:table-cell>
          <table:table-cell office:value-type="float" office:value="0.014935028">
            <text:p>0.014935028</text:p>
          </table:table-cell>
          <table:table-cell office:value-type="float" office:value="0.0054866266">
            <text:p>0.0054866266</text:p>
          </table:table-cell>
          <table:table-cell office:value-type="float" office:value="0.008534175">
            <text:p>0.008534175</text:p>
          </table:table-cell>
          <table:table-cell office:value-type="float" office:value="0.0067781187">
            <text:p>0.0067781187</text:p>
          </table:table-cell>
          <table:table-cell office:value-type="float" office:value="0.0068910685">
            <text:p>0.0068910685</text:p>
          </table:table-cell>
          <table:table-cell office:value-type="float" office:value="0.0057884087">
            <text:p>0.0057884087</text:p>
          </table:table-cell>
          <table:table-cell office:value-type="float" office:value="0.0053269374">
            <text:p>0.0053269374</text:p>
          </table:table-cell>
          <table:table-cell office:value-type="float" office:value="0.0076222103">
            <text:p>0.0076222103</text:p>
          </table:table-cell>
          <table:table-cell office:value-type="float" office:value="0.0038824894">
            <text:p>0.0038824894</text:p>
          </table:table-cell>
          <table:table-cell office:value-type="float" office:value="0.008170492">
            <text:p>0.008170492</text:p>
          </table:table-cell>
          <table:table-cell office:value-type="float" office:value="0.007542458">
            <text:p>0.007542458</text:p>
          </table:table-cell>
          <table:table-cell office:value-type="float" office:value="0.003877429">
            <text:p>0.003877429</text:p>
          </table:table-cell>
          <table:table-cell office:value-type="float" office:value="0.017380076">
            <text:p>0.017380076</text:p>
          </table:table-cell>
          <table:table-cell office:value-type="float" office:value="0.014855683">
            <text:p>0.014855683</text:p>
          </table:table-cell>
          <table:table-cell office:value-type="float" office:value="0.0040171714">
            <text:p>0.0040171714</text:p>
          </table:table-cell>
          <table:table-cell office:value-type="float" office:value="0.004989152">
            <text:p>0.004989152</text:p>
          </table:table-cell>
          <table:table-cell office:value-type="float" office:value="0.0038995075">
            <text:p>0.0038995075</text:p>
          </table:table-cell>
          <table:table-cell office:value-type="float" office:value="0.004166431">
            <text:p>0.004166431</text:p>
          </table:table-cell>
          <table:table-cell office:value-type="float" office:value="0.008522536">
            <text:p>0.008522536</text:p>
          </table:table-cell>
          <table:table-cell office:value-type="float" office:value="0.007362308">
            <text:p>0.007362308</text:p>
          </table:table-cell>
          <table:table-cell office:value-type="float" office:value="0.0047329906">
            <text:p>0.0047329906</text:p>
          </table:table-cell>
          <table:table-cell office:value-type="float" office:value="0.007881009">
            <text:p>0.007881009</text:p>
          </table:table-cell>
          <table:table-cell office:value-type="float" office:value="0.0067352047">
            <text:p>0.0067352047</text:p>
          </table:table-cell>
          <table:table-cell office:value-type="float" office:value="0.0032893475">
            <text:p>0.0032893475</text:p>
          </table:table-cell>
          <table:table-cell office:value-type="float" office:value="0.008585824">
            <text:p>0.008585824</text:p>
          </table:table-cell>
          <table:table-cell office:value-type="float" office:value="0.009640449">
            <text:p>0.009640449</text:p>
          </table:table-cell>
          <table:table-cell office:value-type="float" office:value="0.0048696403">
            <text:p>0.0048696403</text:p>
          </table:table-cell>
          <table:table-cell office:value-type="float" office:value="0.0049940385">
            <text:p>0.0049940385</text:p>
          </table:table-cell>
          <table:table-cell office:value-type="float" office:value="0.010460016">
            <text:p>0.010460016</text:p>
          </table:table-cell>
          <table:table-cell office:value-type="float" office:value="0.010100938">
            <text:p>0.010100938</text:p>
          </table:table-cell>
          <table:table-cell office:value-type="float" office:value="0.004365879">
            <text:p>0.004365879</text:p>
          </table:table-cell>
          <table:table-cell office:value-type="float" office:value="0.0049559446">
            <text:p>0.0049559446</text:p>
          </table:table-cell>
          <table:table-cell office:value-type="float" office:value="0.005826714">
            <text:p>0.005826714</text:p>
          </table:table-cell>
          <table:table-cell office:value-type="float" office:value="0.0050891293">
            <text:p>0.0050891293</text:p>
          </table:table-cell>
          <table:table-cell office:value-type="float" office:value="0.004084683">
            <text:p>0.004084683</text:p>
          </table:table-cell>
          <table:table-cell office:value-type="float" office:value="0.0051327553">
            <text:p>0.0051327553</text:p>
          </table:table-cell>
          <table:table-cell office:value-type="float" office:value="0.013375042">
            <text:p>0.013375042</text:p>
          </table:table-cell>
          <table:table-cell office:value-type="float" office:value="0.013760601">
            <text:p>0.013760601</text:p>
          </table:table-cell>
          <table:table-cell office:value-type="float" office:value="0.006384167">
            <text:p>0.006384167</text:p>
          </table:table-cell>
          <table:table-cell office:value-type="float" office:value="0.0050126584">
            <text:p>0.0050126584</text:p>
          </table:table-cell>
          <table:table-cell office:value-type="float" office:value="0.0077182604">
            <text:p>0.0077182604</text:p>
          </table:table-cell>
          <table:table-cell office:value-type="float" office:value="0.007931388">
            <text:p>0.007931388</text:p>
          </table:table-cell>
          <table:table-cell office:value-type="float" office:value="0.006076724">
            <text:p>0.006076724</text:p>
          </table:table-cell>
          <table:table-cell office:value-type="float" office:value="0.0049095303">
            <text:p>0.0049095303</text:p>
          </table:table-cell>
          <table:table-cell office:value-type="float" office:value="0.007465547">
            <text:p>0.007465547</text:p>
          </table:table-cell>
          <table:table-cell office:value-type="float" office:value="0.009325454">
            <text:p>0.009325454</text:p>
          </table:table-cell>
          <table:table-cell office:value-type="float" office:value="0.0075831567">
            <text:p>0.0075831567</text:p>
          </table:table-cell>
          <table:table-cell office:value-type="float" office:value="0.004415922">
            <text:p>0.004415922</text:p>
          </table:table-cell>
          <table:table-cell office:value-type="float" office:value="0.0065280953">
            <text:p>0.0065280953</text:p>
          </table:table-cell>
          <table:table-cell office:value-type="float" office:value="0.0069140834">
            <text:p>0.0069140834</text:p>
          </table:table-cell>
          <table:table-cell office:value-type="float" office:value="0.0073269526">
            <text:p>0.0073269526</text:p>
          </table:table-cell>
          <table:table-cell office:value-type="float" office:value="0.005738617">
            <text:p>0.005738617</text:p>
          </table:table-cell>
          <table:table-cell office:value-type="float" office:value="0.0041362694">
            <text:p>0.0041362694</text:p>
          </table:table-cell>
          <table:table-cell office:value-type="float" office:value="0.0043854187">
            <text:p>0.0043854187</text:p>
          </table:table-cell>
          <table:table-cell office:value-type="float" office:value="0.0064510726">
            <text:p>0.0064510726</text:p>
          </table:table-cell>
          <table:table-cell office:value-type="float" office:value="0.007193242">
            <text:p>0.007193242</text:p>
          </table:table-cell>
          <table:table-cell office:value-type="float" office:value="0.0060666027">
            <text:p>0.0060666027</text:p>
          </table:table-cell>
          <table:table-cell office:value-type="float" office:value="0.0037621802">
            <text:p>0.0037621802</text:p>
          </table:table-cell>
          <table:table-cell office:value-type="float" office:value="0.0026190365">
            <text:p>0.0026190365</text:p>
          </table:table-cell>
          <table:table-cell office:value-type="float" office:value="0.0034852002">
            <text:p>0.0034852002</text:p>
          </table:table-cell>
          <table:table-cell office:value-type="float" office:value="0.008850083">
            <text:p>0.008850083</text:p>
          </table:table-cell>
          <table:table-cell office:value-type="float" office:value="0.0100683505">
            <text:p>0.0100683505</text:p>
          </table:table-cell>
          <table:table-cell office:value-type="float" office:value="0.009106321">
            <text:p>0.009106321</text:p>
          </table:table-cell>
          <table:table-cell office:value-type="float" office:value="0.003352769">
            <text:p>0.003352769</text:p>
          </table:table-cell>
          <table:table-cell office:value-type="float" office:value="0.0037260773">
            <text:p>0.0037260773</text:p>
          </table:table-cell>
          <table:table-cell office:value-type="float" office:value="0.003970603">
            <text:p>0.003970603</text:p>
          </table:table-cell>
          <table:table-cell office:value-type="float" office:value="0.0039431583">
            <text:p>0.0039431583</text:p>
          </table:table-cell>
          <table:table-cell office:value-type="float" office:value="0.0036656654">
            <text:p>0.0036656654</text:p>
          </table:table-cell>
          <table:table-cell office:value-type="float" office:value="0.0034408271">
            <text:p>0.0034408271</text:p>
          </table:table-cell>
          <table:table-cell office:value-type="float" office:value="0.0035241267">
            <text:p>0.0035241267</text:p>
          </table:table-cell>
          <table:table-cell office:value-type="float" office:value="0.00416873">
            <text:p>0.00416873</text:p>
          </table:table-cell>
          <table:table-cell office:value-type="float" office:value="0.0044290465">
            <text:p>0.0044290465</text:p>
          </table:table-cell>
          <table:table-cell office:value-type="float" office:value="0.005868598">
            <text:p>0.005868598</text:p>
          </table:table-cell>
          <table:table-cell office:value-type="float" office:value="0.0061604576">
            <text:p>0.0061604576</text:p>
          </table:table-cell>
          <table:table-cell office:value-type="float" office:value="0.005479669">
            <text:p>0.005479669</text:p>
          </table:table-cell>
          <table:table-cell office:value-type="float" office:value="0.0028317203">
            <text:p>0.0028317203</text:p>
          </table:table-cell>
          <table:table-cell office:value-type="float" office:value="0.003618323">
            <text:p>0.003618323</text:p>
          </table:table-cell>
          <table:table-cell office:value-type="float" office:value="0.0046134237">
            <text:p>0.0046134237</text:p>
          </table:table-cell>
          <table:table-cell office:value-type="float" office:value="0.0050374214">
            <text:p>0.0050374214</text:p>
          </table:table-cell>
          <table:table-cell office:value-type="float" office:value="0.0047136554">
            <text:p>0.0047136554</text:p>
          </table:table-cell>
          <table:table-cell office:value-type="float" office:value="0.0038037358">
            <text:p>0.0038037358</text:p>
          </table:table-cell>
          <table:table-cell office:value-type="float" office:value="0.0031501686">
            <text:p>0.0031501686</text:p>
          </table:table-cell>
          <table:table-cell office:value-type="float" office:value="0.0026898498">
            <text:p>0.0026898498</text:p>
          </table:table-cell>
          <table:table-cell office:value-type="float" office:value="0.00267">
            <text:p>0.00267</text:p>
          </table:table-cell>
          <table:table-cell office:value-type="float" office:value="0.0037985824">
            <text:p>0.0037985824</text:p>
          </table:table-cell>
          <table:table-cell office:value-type="float" office:value="0.004800014">
            <text:p>0.004800014</text:p>
          </table:table-cell>
          <table:table-cell office:value-type="float" office:value="0.0048089186">
            <text:p>0.0048089186</text:p>
          </table:table-cell>
          <table:table-cell office:value-type="float" office:value="0.0037223052">
            <text:p>0.0037223052</text:p>
          </table:table-cell>
          <table:table-cell office:value-type="float" office:value="0.00238441">
            <text:p>0.00238441</text:p>
          </table:table-cell>
          <table:table-cell office:value-type="float" office:value="0.0020630856">
            <text:p>0.0020630856</text:p>
          </table:table-cell>
          <table:table-cell office:value-type="float" office:value="0.0026779585">
            <text:p>0.0026779585</text:p>
          </table:table-cell>
          <table:table-cell office:value-type="float" office:value="0.0027690502">
            <text:p>0.0027690502</text:p>
          </table:table-cell>
          <table:table-cell office:value-type="float" office:value="0.0031243172">
            <text:p>0.0031243172</text:p>
          </table:table-cell>
          <table:table-cell office:value-type="float" office:value="0.0034521727">
            <text:p>0.0034521727</text:p>
          </table:table-cell>
          <table:table-cell office:value-type="float" office:value="0.0030533148">
            <text:p>0.0030533148</text:p>
          </table:table-cell>
          <table:table-cell office:value-type="float" office:value="0.0029099602">
            <text:p>0.0029099602</text:p>
          </table:table-cell>
          <table:table-cell office:value-type="float" office:value="0.0020663107">
            <text:p>0.0020663107</text:p>
          </table:table-cell>
          <table:table-cell office:value-type="float" office:value="0.0022414369">
            <text:p>0.0022414369</text:p>
          </table:table-cell>
          <table:table-cell office:value-type="float" office:value="0.0024188738">
            <text:p>0.0024188738</text:p>
          </table:table-cell>
          <table:table-cell office:value-type="float" office:value="0.0021810897">
            <text:p>0.0021810897</text:p>
          </table:table-cell>
          <table:table-cell office:value-type="float" office:value="0.0021680412">
            <text:p>0.0021680412</text:p>
          </table:table-cell>
          <table:table-cell office:value-type="float" office:value="0.0021038933">
            <text:p>0.0021038933</text:p>
          </table:table-cell>
          <table:table-cell office:value-type="float" office:value="0.0019625">
            <text:p>0.0019625</text:p>
          </table:table-cell>
          <table:table-cell office:value-type="float" office:value="0.0018626119">
            <text:p>0.0018626119</text:p>
          </table:table-cell>
          <table:table-cell office:value-type="float" office:value="0.0016311207">
            <text:p>0.0016311207</text:p>
          </table:table-cell>
          <table:table-cell office:value-type="float" office:value="0.0016133931">
            <text:p>0.0016133931</text:p>
          </table:table-cell>
          <table:table-cell office:value-type="float" office:value="0.0016007125">
            <text:p>0.0016007125</text:p>
          </table:table-cell>
          <table:table-cell office:value-type="float" office:value="0.0015300723">
            <text:p>0.0015300723</text:p>
          </table:table-cell>
          <table:table-cell office:value-type="float" office:value="0.0019710094">
            <text:p>0.0019710094</text:p>
          </table:table-cell>
          <table:table-cell office:value-type="float" office:value="0.0023861302">
            <text:p>0.0023861302</text:p>
          </table:table-cell>
          <table:table-cell office:value-type="float" office:value="0.002212579">
            <text:p>0.002212579</text:p>
          </table:table-cell>
          <table:table-cell office:value-type="float" office:value="0.0022034324">
            <text:p>0.0022034324</text:p>
          </table:table-cell>
          <table:table-cell office:value-type="float" office:value="0.0014529058">
            <text:p>0.0014529058</text:p>
          </table:table-cell>
          <table:table-cell office:value-type="float" office:value="0.0012947692">
            <text:p>0.0012947692</text:p>
          </table:table-cell>
          <table:table-cell office:value-type="float" office:value="0.0013315954">
            <text:p>0.0013315954</text:p>
          </table:table-cell>
          <table:table-cell office:value-type="float" office:value="0.0013203243">
            <text:p>0.0013203243</text:p>
          </table:table-cell>
          <table:table-cell office:value-type="float" office:value="0.0013464657">
            <text:p>0.0013464657</text:p>
          </table:table-cell>
          <table:table-cell office:value-type="float" office:value="0.0014101061">
            <text:p>0.0014101061</text:p>
          </table:table-cell>
          <table:table-cell office:value-type="float" office:value="0.0013412131">
            <text:p>0.0013412131</text:p>
          </table:table-cell>
          <table:table-cell office:value-type="float" office:value="0.0012837814">
            <text:p>0.0012837814</text:p>
          </table:table-cell>
          <table:table-cell office:value-type="float" office:value="0.0011639092">
            <text:p>0.0011639092</text:p>
          </table:table-cell>
          <table:table-cell office:value-type="float" office:value="0.0011542436">
            <text:p>0.0011542436</text:p>
          </table:table-cell>
          <table:table-cell office:value-type="float" office:value="0.0011159552">
            <text:p>0.0011159552</text:p>
          </table:table-cell>
          <table:table-cell office:value-type="float" office:value="0.0011337283">
            <text:p>0.0011337283</text:p>
          </table:table-cell>
          <table:table-cell office:value-type="float" office:value="0.0011237815">
            <text:p>0.0011237815</text:p>
          </table:table-cell>
          <table:table-cell office:value-type="float" office:value="0.0011159155">
            <text:p>0.0011159155</text:p>
          </table:table-cell>
          <table:table-cell office:value-type="float" office:value="0.001143898">
            <text:p>0.001143898</text:p>
          </table:table-cell>
          <table:table-cell office:value-type="float" office:value="0.0011686942">
            <text:p>0.0011686942</text:p>
          </table:table-cell>
          <table:table-cell office:value-type="float" office:value="0.0011251649">
            <text:p>0.0011251649</text:p>
          </table:table-cell>
          <table:table-cell office:value-type="float" office:value="0.0010348106">
            <text:p>0.0010348106</text:p>
          </table:table-cell>
          <table:table-cell table:style-name="ce1" office:value-type="float" office:value="0.00094912224">
            <text:p>9.49E-004</text:p>
          </table:table-cell>
          <table:table-cell table:style-name="ce1" office:value-type="float" office:value="0.00094971113">
            <text:p>9.50E-004</text:p>
          </table:table-cell>
          <table:table-cell table:style-name="ce1" office:value-type="float" office:value="0.0009463425">
            <text:p>9.46E-004</text:p>
          </table:table-cell>
          <table:table-cell table:style-name="ce1" office:value-type="float" office:value="0.0009751188">
            <text:p>9.75E-004</text:p>
          </table:table-cell>
          <table:table-cell table:style-name="ce1" office:value-type="float" office:value="0.00095138926">
            <text:p>9.51E-004</text:p>
          </table:table-cell>
          <table:table-cell table:style-name="ce1" office:value-type="float" office:value="0.00093639625">
            <text:p>9.36E-004</text:p>
          </table:table-cell>
          <table:table-cell table:style-name="ce1" office:value-type="float" office:value="0.00091292907">
            <text:p>9.13E-004</text:p>
          </table:table-cell>
          <table:table-cell table:style-name="ce1" office:value-type="float" office:value="0.00085370184">
            <text:p>8.54E-004</text:p>
          </table:table-cell>
          <table:table-cell table:style-name="ce1" office:value-type="float" office:value="0.0008097666">
            <text:p>8.10E-004</text:p>
          </table:table-cell>
          <table:table-cell table:style-name="ce1" office:value-type="float" office:value="0.00080789614">
            <text:p>8.08E-004</text:p>
          </table:table-cell>
          <table:table-cell table:style-name="ce1" office:value-type="float" office:value="0.0007678373">
            <text:p>7.68E-004</text:p>
          </table:table-cell>
          <table:table-cell table:style-name="ce1" office:value-type="float" office:value="0.0007538076">
            <text:p>7.54E-004</text:p>
          </table:table-cell>
          <table:table-cell table:style-name="ce1" office:value-type="float" office:value="0.0007417969">
            <text:p>7.42E-004</text:p>
          </table:table-cell>
          <table:table-cell table:style-name="ce1" office:value-type="float" office:value="0.0007517258">
            <text:p>7.52E-004</text:p>
          </table:table-cell>
          <table:table-cell table:style-name="ce1" office:value-type="float" office:value="0.00073605764">
            <text:p>7.36E-004</text:p>
          </table:table-cell>
          <table:table-cell table:style-name="ce1" office:value-type="float" office:value="0.00072904176">
            <text:p>7.29E-004</text:p>
          </table:table-cell>
          <table:table-cell table:style-name="ce1" office:value-type="float" office:value="0.000718776">
            <text:p>7.19E-004</text:p>
          </table:table-cell>
          <table:table-cell table:style-name="ce1" office:value-type="float" office:value="0.000728278">
            <text:p>7.28E-004</text:p>
          </table:table-cell>
          <table:table-cell table:style-name="ce1" office:value-type="float" office:value="0.0007037345">
            <text:p>7.04E-004</text:p>
          </table:table-cell>
          <table:table-cell table:style-name="ce1" office:value-type="float" office:value="0.0006869478">
            <text:p>6.87E-004</text:p>
          </table:table-cell>
          <table:table-cell table:style-name="ce1" office:value-type="float" office:value="0.00067986595">
            <text:p>6.80E-004</text:p>
          </table:table-cell>
          <table:table-cell table:style-name="ce1" office:value-type="float" office:value="0.0006709948">
            <text:p>6.71E-004</text:p>
          </table:table-cell>
          <table:table-cell table:style-name="ce1" office:value-type="float" office:value="0.0006596695">
            <text:p>6.60E-004</text:p>
          </table:table-cell>
          <table:table-cell table:style-name="ce1" office:value-type="float" office:value="0.0006445786">
            <text:p>6.45E-004</text:p>
          </table:table-cell>
          <table:table-cell table:style-name="ce1" office:value-type="float" office:value="0.0006305333">
            <text:p>6.31E-004</text:p>
          </table:table-cell>
          <table:table-cell table:style-name="ce1" office:value-type="float" office:value="0.0006296368">
            <text:p>6.30E-004</text:p>
          </table:table-cell>
          <table:table-cell table:style-name="ce1" office:value-type="float" office:value="0.00062707084">
            <text:p>6.27E-004</text:p>
          </table:table-cell>
          <table:table-cell table:style-name="ce1" office:value-type="float" office:value="0.00064235914">
            <text:p>6.42E-004</text:p>
          </table:table-cell>
          <table:table-cell table:style-name="ce1" office:value-type="float" office:value="0.00064204744">
            <text:p>6.42E-004</text:p>
          </table:table-cell>
          <table:table-cell table:style-name="ce1" office:value-type="float" office:value="0.0006279491">
            <text:p>6.28E-004</text:p>
          </table:table-cell>
          <table:table-cell table:style-name="ce1" office:value-type="float" office:value="0.0006159706">
            <text:p>6.16E-004</text:p>
          </table:table-cell>
          <table:table-cell table:style-name="ce1" office:value-type="float" office:value="0.0006130278">
            <text:p>6.13E-004</text:p>
          </table:table-cell>
          <table:table-cell table:style-name="ce1" office:value-type="float" office:value="0.0006119701">
            <text:p>6.12E-004</text:p>
          </table:table-cell>
          <table:table-cell table:style-name="ce1" office:value-type="float" office:value="0.0006085393">
            <text:p>6.09E-004</text:p>
          </table:table-cell>
          <table:table-cell table:style-name="ce1" office:value-type="float" office:value="0.00059645297">
            <text:p>5.96E-004</text:p>
          </table:table-cell>
          <table:table-cell table:style-name="ce1" office:value-type="float" office:value="0.0005925123">
            <text:p>5.93E-004</text:p>
          </table:table-cell>
          <table:table-cell table:style-name="ce1" office:value-type="float" office:value="0.00059093133">
            <text:p>5.91E-004</text:p>
          </table:table-cell>
          <table:table-cell table:style-name="ce1" office:value-type="float" office:value="0.0005788187">
            <text:p>5.79E-004</text:p>
          </table:table-cell>
          <table:table-cell table:style-name="ce1" office:value-type="float" office:value="0.00058436114">
            <text:p>5.84E-004</text:p>
          </table:table-cell>
          <table:table-cell table:style-name="ce1" office:value-type="float" office:value="0.0005720341">
            <text:p>5.72E-004</text:p>
          </table:table-cell>
          <table:table-cell table:style-name="ce1" office:value-type="float" office:value="0.0005795333">
            <text:p>5.80E-004</text:p>
          </table:table-cell>
          <table:table-cell table:style-name="ce1" office:value-type="float" office:value="0.00056411006">
            <text:p>5.64E-004</text:p>
          </table:table-cell>
          <table:table-cell table:style-name="ce1" office:value-type="float" office:value="0.0005601303">
            <text:p>5.60E-004</text:p>
          </table:table-cell>
          <table:table-cell table:style-name="ce1" office:value-type="float" office:value="0.0005586094">
            <text:p>5.59E-004</text:p>
          </table:table-cell>
          <table:table-cell table:style-name="ce1" office:value-type="float" office:value="0.00055748783">
            <text:p>5.57E-004</text:p>
          </table:table-cell>
          <table:table-cell table:style-name="ce1" office:value-type="float" office:value="0.00054946064">
            <text:p>5.49E-004</text:p>
          </table:table-cell>
          <table:table-cell table:style-name="ce1" office:value-type="float" office:value="0.0005523829">
            <text:p>5.52E-004</text:p>
          </table:table-cell>
          <table:table-cell table:style-name="ce1" office:value-type="float" office:value="0.000537498">
            <text:p>5.37E-004</text:p>
          </table:table-cell>
          <table:table-cell table:style-name="ce1" office:value-type="float" office:value="0.0005352863">
            <text:p>5.35E-004</text:p>
          </table:table-cell>
          <table:table-cell table:style-name="ce1" office:value-type="float" office:value="0.0005403877">
            <text:p>5.40E-004</text:p>
          </table:table-cell>
          <table:table-cell table:style-name="ce1" office:value-type="float" office:value="0.00053871376">
            <text:p>5.39E-004</text:p>
          </table:table-cell>
          <table:table-cell table:style-name="ce1" office:value-type="float" office:value="0.00053028617">
            <text:p>5.30E-004</text:p>
          </table:table-cell>
          <table:table-cell table:style-name="ce1" office:value-type="float" office:value="0.00052623753">
            <text:p>5.26E-004</text:p>
          </table:table-cell>
          <table:table-cell table:style-name="ce1" office:value-type="float" office:value="0.00052602094">
            <text:p>5.26E-004</text:p>
          </table:table-cell>
          <table:table-cell table:style-name="ce1" office:value-type="float" office:value="0.0005361083">
            <text:p>5.36E-004</text:p>
          </table:table-cell>
          <table:table-cell table:style-name="ce1" office:value-type="float" office:value="0.0005304195">
            <text:p>5.30E-004</text:p>
          </table:table-cell>
          <table:table-cell table:style-name="ce1" office:value-type="float" office:value="0.0005191417">
            <text:p>5.19E-004</text:p>
          </table:table-cell>
          <table:table-cell table:style-name="ce1" office:value-type="float" office:value="0.00051808">
            <text:p>5.18E-004</text:p>
          </table:table-cell>
          <table:table-cell table:style-name="ce1" office:value-type="float" office:value="0.0005146007">
            <text:p>5.15E-004</text:p>
          </table:table-cell>
          <table:table-cell office:value-type="float" office:value="0.0005138791">
            <text:p>5.14E-004</text:p>
          </table:table-cell>
          <table:table-cell office:value-type="float" office:value="0.0005145733">
            <text:p>5.15E-004</text:p>
          </table:table-cell>
          <table:table-cell office:value-type="float" office:value="0.0005051748">
            <text:p>5.05E-004</text:p>
          </table:table-cell>
          <table:table-cell office:value-type="float" office:value="0.0005117369">
            <text:p>5.12E-004</text:p>
          </table:table-cell>
          <table:table-cell table:style-name="ce1" office:value-type="float" office:value="0.0005125882">
            <text:p>5.13E-004</text:p>
          </table:table-cell>
          <table:table-cell office:value-type="float" office:value="0.0005118878">
            <text:p>5.12E-004</text:p>
          </table:table-cell>
          <table:table-cell office:value-type="float" office:value="0.000505653">
            <text:p>5.06E-004</text:p>
          </table:table-cell>
          <table:table-cell office:value-type="float" office:value="0.000498917">
            <text:p>4.99E-004</text:p>
          </table:table-cell>
          <table:table-cell office:value-type="float" office:value="0.00049010734">
            <text:p>4.90E-004</text:p>
          </table:table-cell>
          <table:table-cell office:value-type="float" office:value="0.00047201358">
            <text:p>4.72E-004</text:p>
          </table:table-cell>
          <table:table-cell office:value-type="float" office:value="0.00043894665">
            <text:p>4.39E-004</text:p>
          </table:table-cell>
          <table:table-cell office:value-type="float" office:value="0.00040106455">
            <text:p>4.01E-004</text:p>
          </table:table-cell>
          <table:table-cell office:value-type="float" office:value="0.00036864847">
            <text:p>3.69E-004</text:p>
          </table:table-cell>
          <table:table-cell office:value-type="float" office:value="0.0003537237">
            <text:p>3.54E-004</text:p>
          </table:table-cell>
          <table:table-cell office:value-type="float" office:value="0.00034554512">
            <text:p>3.46E-004</text:p>
          </table:table-cell>
          <table:table-cell office:value-type="float" office:value="0.00034404485">
            <text:p>3.44E-004</text:p>
          </table:table-cell>
          <table:table-cell office:value-type="float" office:value="0.00034432486">
            <text:p>3.44E-004</text:p>
          </table:table-cell>
          <table:table-cell office:value-type="float" office:value="0.00034612155">
            <text:p>3.46E-004</text:p>
          </table:table-cell>
          <table:table-cell office:value-type="float" office:value="0.00034711492">
            <text:p>3.47E-004</text:p>
          </table:table-cell>
          <table:table-cell office:value-type="float" office:value="0.0003479183">
            <text:p>3.48E-004</text:p>
          </table:table-cell>
          <table:table-cell office:value-type="float" office:value="0.00034854587">
            <text:p>3.49E-004</text:p>
          </table:table-cell>
          <table:table-cell office:value-type="float" office:value="0.00034990677">
            <text:p>3.50E-004</text:p>
          </table:table-cell>
          <table:table-cell office:value-type="float" office:value="0.0003526956">
            <text:p>3.53E-004</text:p>
          </table:table-cell>
          <table:table-cell office:value-type="float" office:value="0.00035286695">
            <text:p>3.53E-004</text:p>
          </table:table-cell>
          <table:table-cell office:value-type="float" office:value="0.00035383034">
            <text:p>3.54E-004</text:p>
          </table:table-cell>
          <table:table-cell office:value-type="float" office:value="0.00035522378">
            <text:p>3.55E-004</text:p>
          </table:table-cell>
          <table:table-cell office:value-type="float" office:value="0.0003579207">
            <text:p>3.58E-004</text:p>
          </table:table-cell>
          <table:table-cell office:value-type="float" office:value="0.00035872278">
            <text:p>3.59E-004</text:p>
          </table:table-cell>
          <table:table-cell office:value-type="float" office:value="0.00035899234">
            <text:p>3.59E-004</text:p>
          </table:table-cell>
          <table:table-cell office:value-type="float" office:value="0.0003600002">
            <text:p>3.60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2 Gamin' on Ya!.mp3</text:p>
          </table:table-cell>
          <table:table-cell office:value-type="float" office:value="0.043638784">
            <text:p>0.043638784</text:p>
          </table:table-cell>
          <table:table-cell office:value-type="float" office:value="0.03593318">
            <text:p>0.03593318</text:p>
          </table:table-cell>
          <table:table-cell office:value-type="float" office:value="0.026267482">
            <text:p>0.026267482</text:p>
          </table:table-cell>
          <table:table-cell office:value-type="float" office:value="0.020104088">
            <text:p>0.020104088</text:p>
          </table:table-cell>
          <table:table-cell office:value-type="float" office:value="0.024909005">
            <text:p>0.024909005</text:p>
          </table:table-cell>
          <table:table-cell office:value-type="float" office:value="0.020273509">
            <text:p>0.020273509</text:p>
          </table:table-cell>
          <table:table-cell office:value-type="float" office:value="0.01596326">
            <text:p>0.01596326</text:p>
          </table:table-cell>
          <table:table-cell office:value-type="float" office:value="0.017786892">
            <text:p>0.017786892</text:p>
          </table:table-cell>
          <table:table-cell office:value-type="float" office:value="0.01430907">
            <text:p>0.01430907</text:p>
          </table:table-cell>
          <table:table-cell office:value-type="float" office:value="0.014353115">
            <text:p>0.014353115</text:p>
          </table:table-cell>
          <table:table-cell office:value-type="float" office:value="0.016533421">
            <text:p>0.016533421</text:p>
          </table:table-cell>
          <table:table-cell office:value-type="float" office:value="0.018587248">
            <text:p>0.018587248</text:p>
          </table:table-cell>
          <table:table-cell office:value-type="float" office:value="0.011155016">
            <text:p>0.011155016</text:p>
          </table:table-cell>
          <table:table-cell office:value-type="float" office:value="0.019482912">
            <text:p>0.019482912</text:p>
          </table:table-cell>
          <table:table-cell office:value-type="float" office:value="0.012227815">
            <text:p>0.012227815</text:p>
          </table:table-cell>
          <table:table-cell office:value-type="float" office:value="0.023378333">
            <text:p>0.023378333</text:p>
          </table:table-cell>
          <table:table-cell office:value-type="float" office:value="0.011361449">
            <text:p>0.011361449</text:p>
          </table:table-cell>
          <table:table-cell office:value-type="float" office:value="0.017841758">
            <text:p>0.017841758</text:p>
          </table:table-cell>
          <table:table-cell office:value-type="float" office:value="0.012367591">
            <text:p>0.012367591</text:p>
          </table:table-cell>
          <table:table-cell office:value-type="float" office:value="0.012146669">
            <text:p>0.012146669</text:p>
          </table:table-cell>
          <table:table-cell office:value-type="float" office:value="0.01757467">
            <text:p>0.01757467</text:p>
          </table:table-cell>
          <table:table-cell office:value-type="float" office:value="0.01031355">
            <text:p>0.01031355</text:p>
          </table:table-cell>
          <table:table-cell office:value-type="float" office:value="0.014717474">
            <text:p>0.014717474</text:p>
          </table:table-cell>
          <table:table-cell office:value-type="float" office:value="0.022650842">
            <text:p>0.022650842</text:p>
          </table:table-cell>
          <table:table-cell office:value-type="float" office:value="0.011991146">
            <text:p>0.011991146</text:p>
          </table:table-cell>
          <table:table-cell office:value-type="float" office:value="0.010756808">
            <text:p>0.010756808</text:p>
          </table:table-cell>
          <table:table-cell office:value-type="float" office:value="0.010744404">
            <text:p>0.010744404</text:p>
          </table:table-cell>
          <table:table-cell office:value-type="float" office:value="0.016441569">
            <text:p>0.016441569</text:p>
          </table:table-cell>
          <table:table-cell office:value-type="float" office:value="0.01088047">
            <text:p>0.01088047</text:p>
          </table:table-cell>
          <table:table-cell office:value-type="float" office:value="0.010236372">
            <text:p>0.010236372</text:p>
          </table:table-cell>
          <table:table-cell office:value-type="float" office:value="0.0152445575">
            <text:p>0.0152445575</text:p>
          </table:table-cell>
          <table:table-cell office:value-type="float" office:value="0.014837591">
            <text:p>0.014837591</text:p>
          </table:table-cell>
          <table:table-cell office:value-type="float" office:value="0.009770892">
            <text:p>0.009770892</text:p>
          </table:table-cell>
          <table:table-cell office:value-type="float" office:value="0.0088668">
            <text:p>0.0088668</text:p>
          </table:table-cell>
          <table:table-cell office:value-type="float" office:value="0.014535445">
            <text:p>0.014535445</text:p>
          </table:table-cell>
          <table:table-cell office:value-type="float" office:value="0.009158058">
            <text:p>0.009158058</text:p>
          </table:table-cell>
          <table:table-cell office:value-type="float" office:value="0.009773337">
            <text:p>0.009773337</text:p>
          </table:table-cell>
          <table:table-cell office:value-type="float" office:value="0.009522868">
            <text:p>0.009522868</text:p>
          </table:table-cell>
          <table:table-cell office:value-type="float" office:value="0.011729569">
            <text:p>0.011729569</text:p>
          </table:table-cell>
          <table:table-cell office:value-type="float" office:value="0.009363461">
            <text:p>0.009363461</text:p>
          </table:table-cell>
          <table:table-cell office:value-type="float" office:value="0.010974768">
            <text:p>0.010974768</text:p>
          </table:table-cell>
          <table:table-cell office:value-type="float" office:value="0.011477587">
            <text:p>0.011477587</text:p>
          </table:table-cell>
          <table:table-cell office:value-type="float" office:value="0.00824717">
            <text:p>0.00824717</text:p>
          </table:table-cell>
          <table:table-cell office:value-type="float" office:value="0.008802096">
            <text:p>0.008802096</text:p>
          </table:table-cell>
          <table:table-cell office:value-type="float" office:value="0.010026118">
            <text:p>0.010026118</text:p>
          </table:table-cell>
          <table:table-cell office:value-type="float" office:value="0.009491133">
            <text:p>0.009491133</text:p>
          </table:table-cell>
          <table:table-cell office:value-type="float" office:value="0.011877219">
            <text:p>0.011877219</text:p>
          </table:table-cell>
          <table:table-cell office:value-type="float" office:value="0.009357283">
            <text:p>0.009357283</text:p>
          </table:table-cell>
          <table:table-cell office:value-type="float" office:value="0.0073533934">
            <text:p>0.0073533934</text:p>
          </table:table-cell>
          <table:table-cell office:value-type="float" office:value="0.008296768">
            <text:p>0.008296768</text:p>
          </table:table-cell>
          <table:table-cell office:value-type="float" office:value="0.0077256295">
            <text:p>0.0077256295</text:p>
          </table:table-cell>
          <table:table-cell office:value-type="float" office:value="0.010635857">
            <text:p>0.010635857</text:p>
          </table:table-cell>
          <table:table-cell office:value-type="float" office:value="0.010377907">
            <text:p>0.010377907</text:p>
          </table:table-cell>
          <table:table-cell office:value-type="float" office:value="0.007656434">
            <text:p>0.007656434</text:p>
          </table:table-cell>
          <table:table-cell office:value-type="float" office:value="0.010102528">
            <text:p>0.010102528</text:p>
          </table:table-cell>
          <table:table-cell office:value-type="float" office:value="0.009501964">
            <text:p>0.009501964</text:p>
          </table:table-cell>
          <table:table-cell office:value-type="float" office:value="0.008134554">
            <text:p>0.008134554</text:p>
          </table:table-cell>
          <table:table-cell office:value-type="float" office:value="0.009706041">
            <text:p>0.009706041</text:p>
          </table:table-cell>
          <table:table-cell office:value-type="float" office:value="0.010452814">
            <text:p>0.010452814</text:p>
          </table:table-cell>
          <table:table-cell office:value-type="float" office:value="0.0088288495">
            <text:p>0.0088288495</text:p>
          </table:table-cell>
          <table:table-cell office:value-type="float" office:value="0.008767846">
            <text:p>0.008767846</text:p>
          </table:table-cell>
          <table:table-cell office:value-type="float" office:value="0.010786563">
            <text:p>0.010786563</text:p>
          </table:table-cell>
          <table:table-cell office:value-type="float" office:value="0.0086285155">
            <text:p>0.0086285155</text:p>
          </table:table-cell>
          <table:table-cell office:value-type="float" office:value="0.010247473">
            <text:p>0.010247473</text:p>
          </table:table-cell>
          <table:table-cell office:value-type="float" office:value="0.008971482">
            <text:p>0.008971482</text:p>
          </table:table-cell>
          <table:table-cell office:value-type="float" office:value="0.009539532">
            <text:p>0.009539532</text:p>
          </table:table-cell>
          <table:table-cell office:value-type="float" office:value="0.008927375">
            <text:p>0.008927375</text:p>
          </table:table-cell>
          <table:table-cell office:value-type="float" office:value="0.008216748">
            <text:p>0.008216748</text:p>
          </table:table-cell>
          <table:table-cell office:value-type="float" office:value="0.010098796">
            <text:p>0.010098796</text:p>
          </table:table-cell>
          <table:table-cell office:value-type="float" office:value="0.009923148">
            <text:p>0.009923148</text:p>
          </table:table-cell>
          <table:table-cell office:value-type="float" office:value="0.008942196">
            <text:p>0.008942196</text:p>
          </table:table-cell>
          <table:table-cell office:value-type="float" office:value="0.008785926">
            <text:p>0.008785926</text:p>
          </table:table-cell>
          <table:table-cell office:value-type="float" office:value="0.010230376">
            <text:p>0.010230376</text:p>
          </table:table-cell>
          <table:table-cell office:value-type="float" office:value="0.009673353">
            <text:p>0.009673353</text:p>
          </table:table-cell>
          <table:table-cell office:value-type="float" office:value="0.00982828">
            <text:p>0.00982828</text:p>
          </table:table-cell>
          <table:table-cell office:value-type="float" office:value="0.009191419">
            <text:p>0.009191419</text:p>
          </table:table-cell>
          <table:table-cell office:value-type="float" office:value="0.009003861">
            <text:p>0.009003861</text:p>
          </table:table-cell>
          <table:table-cell office:value-type="float" office:value="0.00947986">
            <text:p>0.00947986</text:p>
          </table:table-cell>
          <table:table-cell office:value-type="float" office:value="0.009647139">
            <text:p>0.009647139</text:p>
          </table:table-cell>
          <table:table-cell office:value-type="float" office:value="0.008516761">
            <text:p>0.008516761</text:p>
          </table:table-cell>
          <table:table-cell office:value-type="float" office:value="0.010147672">
            <text:p>0.010147672</text:p>
          </table:table-cell>
          <table:table-cell office:value-type="float" office:value="0.009263322">
            <text:p>0.009263322</text:p>
          </table:table-cell>
          <table:table-cell office:value-type="float" office:value="0.010444912">
            <text:p>0.010444912</text:p>
          </table:table-cell>
          <table:table-cell office:value-type="float" office:value="0.012108541">
            <text:p>0.012108541</text:p>
          </table:table-cell>
          <table:table-cell office:value-type="float" office:value="0.00890702">
            <text:p>0.00890702</text:p>
          </table:table-cell>
          <table:table-cell office:value-type="float" office:value="0.007985931">
            <text:p>0.007985931</text:p>
          </table:table-cell>
          <table:table-cell office:value-type="float" office:value="0.009097234">
            <text:p>0.009097234</text:p>
          </table:table-cell>
          <table:table-cell office:value-type="float" office:value="0.007287062">
            <text:p>0.007287062</text:p>
          </table:table-cell>
          <table:table-cell office:value-type="float" office:value="0.008964149">
            <text:p>0.008964149</text:p>
          </table:table-cell>
          <table:table-cell office:value-type="float" office:value="0.008361079">
            <text:p>0.008361079</text:p>
          </table:table-cell>
          <table:table-cell office:value-type="float" office:value="0.0074851885">
            <text:p>0.0074851885</text:p>
          </table:table-cell>
          <table:table-cell office:value-type="float" office:value="0.009864307">
            <text:p>0.009864307</text:p>
          </table:table-cell>
          <table:table-cell office:value-type="float" office:value="0.010767721">
            <text:p>0.010767721</text:p>
          </table:table-cell>
          <table:table-cell office:value-type="float" office:value="0.008980412">
            <text:p>0.008980412</text:p>
          </table:table-cell>
          <table:table-cell office:value-type="float" office:value="0.008966087">
            <text:p>0.008966087</text:p>
          </table:table-cell>
          <table:table-cell office:value-type="float" office:value="0.0073452885">
            <text:p>0.0073452885</text:p>
          </table:table-cell>
          <table:table-cell office:value-type="float" office:value="0.0076418114">
            <text:p>0.0076418114</text:p>
          </table:table-cell>
          <table:table-cell office:value-type="float" office:value="0.0076176664">
            <text:p>0.0076176664</text:p>
          </table:table-cell>
          <table:table-cell office:value-type="float" office:value="0.0061341124">
            <text:p>0.0061341124</text:p>
          </table:table-cell>
          <table:table-cell office:value-type="float" office:value="0.00686104">
            <text:p>0.00686104</text:p>
          </table:table-cell>
          <table:table-cell office:value-type="float" office:value="0.008638545">
            <text:p>0.008638545</text:p>
          </table:table-cell>
          <table:table-cell office:value-type="float" office:value="0.010150723">
            <text:p>0.010150723</text:p>
          </table:table-cell>
          <table:table-cell office:value-type="float" office:value="0.006923801">
            <text:p>0.006923801</text:p>
          </table:table-cell>
          <table:table-cell office:value-type="float" office:value="0.0067339125">
            <text:p>0.0067339125</text:p>
          </table:table-cell>
          <table:table-cell office:value-type="float" office:value="0.006204874">
            <text:p>0.006204874</text:p>
          </table:table-cell>
          <table:table-cell office:value-type="float" office:value="0.005507083">
            <text:p>0.005507083</text:p>
          </table:table-cell>
          <table:table-cell office:value-type="float" office:value="0.0064790277">
            <text:p>0.0064790277</text:p>
          </table:table-cell>
          <table:table-cell office:value-type="float" office:value="0.0064524915">
            <text:p>0.0064524915</text:p>
          </table:table-cell>
          <table:table-cell office:value-type="float" office:value="0.006432249">
            <text:p>0.006432249</text:p>
          </table:table-cell>
          <table:table-cell office:value-type="float" office:value="0.006618302">
            <text:p>0.006618302</text:p>
          </table:table-cell>
          <table:table-cell office:value-type="float" office:value="0.006033216">
            <text:p>0.006033216</text:p>
          </table:table-cell>
          <table:table-cell office:value-type="float" office:value="0.0048307893">
            <text:p>0.0048307893</text:p>
          </table:table-cell>
          <table:table-cell office:value-type="float" office:value="0.005140697">
            <text:p>0.005140697</text:p>
          </table:table-cell>
          <table:table-cell office:value-type="float" office:value="0.0051356293">
            <text:p>0.0051356293</text:p>
          </table:table-cell>
          <table:table-cell office:value-type="float" office:value="0.0054842527">
            <text:p>0.0054842527</text:p>
          </table:table-cell>
          <table:table-cell office:value-type="float" office:value="0.006073944">
            <text:p>0.006073944</text:p>
          </table:table-cell>
          <table:table-cell office:value-type="float" office:value="0.005863412">
            <text:p>0.005863412</text:p>
          </table:table-cell>
          <table:table-cell office:value-type="float" office:value="0.004903495">
            <text:p>0.004903495</text:p>
          </table:table-cell>
          <table:table-cell office:value-type="float" office:value="0.0049313614">
            <text:p>0.0049313614</text:p>
          </table:table-cell>
          <table:table-cell office:value-type="float" office:value="0.0047599836">
            <text:p>0.0047599836</text:p>
          </table:table-cell>
          <table:table-cell office:value-type="float" office:value="0.0052571218">
            <text:p>0.0052571218</text:p>
          </table:table-cell>
          <table:table-cell office:value-type="float" office:value="0.0057464326">
            <text:p>0.0057464326</text:p>
          </table:table-cell>
          <table:table-cell office:value-type="float" office:value="0.0048159105">
            <text:p>0.0048159105</text:p>
          </table:table-cell>
          <table:table-cell office:value-type="float" office:value="0.0046054875">
            <text:p>0.0046054875</text:p>
          </table:table-cell>
          <table:table-cell office:value-type="float" office:value="0.004535843">
            <text:p>0.004535843</text:p>
          </table:table-cell>
          <table:table-cell office:value-type="float" office:value="0.0046889647">
            <text:p>0.0046889647</text:p>
          </table:table-cell>
          <table:table-cell office:value-type="float" office:value="0.0046071094">
            <text:p>0.0046071094</text:p>
          </table:table-cell>
          <table:table-cell office:value-type="float" office:value="0.005230824">
            <text:p>0.005230824</text:p>
          </table:table-cell>
          <table:table-cell office:value-type="float" office:value="0.0045925393">
            <text:p>0.0045925393</text:p>
          </table:table-cell>
          <table:table-cell office:value-type="float" office:value="0.0045663007">
            <text:p>0.0045663007</text:p>
          </table:table-cell>
          <table:table-cell office:value-type="float" office:value="0.0047127325">
            <text:p>0.0047127325</text:p>
          </table:table-cell>
          <table:table-cell office:value-type="float" office:value="0.0043302225">
            <text:p>0.0043302225</text:p>
          </table:table-cell>
          <table:table-cell office:value-type="float" office:value="0.0043514078">
            <text:p>0.0043514078</text:p>
          </table:table-cell>
          <table:table-cell office:value-type="float" office:value="0.0044894675">
            <text:p>0.0044894675</text:p>
          </table:table-cell>
          <table:table-cell office:value-type="float" office:value="0.004766494">
            <text:p>0.004766494</text:p>
          </table:table-cell>
          <table:table-cell office:value-type="float" office:value="0.00451038">
            <text:p>0.00451038</text:p>
          </table:table-cell>
          <table:table-cell office:value-type="float" office:value="0.0042913086">
            <text:p>0.0042913086</text:p>
          </table:table-cell>
          <table:table-cell office:value-type="float" office:value="0.004642864">
            <text:p>0.004642864</text:p>
          </table:table-cell>
          <table:table-cell office:value-type="float" office:value="0.0040065977">
            <text:p>0.0040065977</text:p>
          </table:table-cell>
          <table:table-cell office:value-type="float" office:value="0.004128664">
            <text:p>0.004128664</text:p>
          </table:table-cell>
          <table:table-cell office:value-type="float" office:value="0.004470392">
            <text:p>0.004470392</text:p>
          </table:table-cell>
          <table:table-cell office:value-type="float" office:value="0.0040009487">
            <text:p>0.0040009487</text:p>
          </table:table-cell>
          <table:table-cell office:value-type="float" office:value="0.004067438">
            <text:p>0.004067438</text:p>
          </table:table-cell>
          <table:table-cell office:value-type="float" office:value="0.0039151264">
            <text:p>0.0039151264</text:p>
          </table:table-cell>
          <table:table-cell office:value-type="float" office:value="0.003126148">
            <text:p>0.003126148</text:p>
          </table:table-cell>
          <table:table-cell office:value-type="float" office:value="0.0033407377">
            <text:p>0.0033407377</text:p>
          </table:table-cell>
          <table:table-cell office:value-type="float" office:value="0.0035437108">
            <text:p>0.0035437108</text:p>
          </table:table-cell>
          <table:table-cell office:value-type="float" office:value="0.0036210443">
            <text:p>0.0036210443</text:p>
          </table:table-cell>
          <table:table-cell office:value-type="float" office:value="0.0041186735">
            <text:p>0.0041186735</text:p>
          </table:table-cell>
          <table:table-cell office:value-type="float" office:value="0.0040933816">
            <text:p>0.0040933816</text:p>
          </table:table-cell>
          <table:table-cell office:value-type="float" office:value="0.0036090259">
            <text:p>0.0036090259</text:p>
          </table:table-cell>
          <table:table-cell office:value-type="float" office:value="0.003687534">
            <text:p>0.003687534</text:p>
          </table:table-cell>
          <table:table-cell office:value-type="float" office:value="0.0031987305">
            <text:p>0.0031987305</text:p>
          </table:table-cell>
          <table:table-cell office:value-type="float" office:value="0.003778553">
            <text:p>0.003778553</text:p>
          </table:table-cell>
          <table:table-cell office:value-type="float" office:value="0.003645602">
            <text:p>0.003645602</text:p>
          </table:table-cell>
          <table:table-cell office:value-type="float" office:value="0.0038335354">
            <text:p>0.0038335354</text:p>
          </table:table-cell>
          <table:table-cell office:value-type="float" office:value="0.0043291105">
            <text:p>0.0043291105</text:p>
          </table:table-cell>
          <table:table-cell office:value-type="float" office:value="0.004332171">
            <text:p>0.004332171</text:p>
          </table:table-cell>
          <table:table-cell office:value-type="float" office:value="0.003340886">
            <text:p>0.003340886</text:p>
          </table:table-cell>
          <table:table-cell office:value-type="float" office:value="0.0027367796">
            <text:p>0.0027367796</text:p>
          </table:table-cell>
          <table:table-cell office:value-type="float" office:value="0.0029823487">
            <text:p>0.0029823487</text:p>
          </table:table-cell>
          <table:table-cell office:value-type="float" office:value="0.003558415">
            <text:p>0.003558415</text:p>
          </table:table-cell>
          <table:table-cell office:value-type="float" office:value="0.0031143383">
            <text:p>0.0031143383</text:p>
          </table:table-cell>
          <table:table-cell office:value-type="float" office:value="0.003366578">
            <text:p>0.003366578</text:p>
          </table:table-cell>
          <table:table-cell office:value-type="float" office:value="0.003955918">
            <text:p>0.003955918</text:p>
          </table:table-cell>
          <table:table-cell office:value-type="float" office:value="0.0040406026">
            <text:p>0.0040406026</text:p>
          </table:table-cell>
          <table:table-cell office:value-type="float" office:value="0.0033113447">
            <text:p>0.0033113447</text:p>
          </table:table-cell>
          <table:table-cell office:value-type="float" office:value="0.002696292">
            <text:p>0.002696292</text:p>
          </table:table-cell>
          <table:table-cell office:value-type="float" office:value="0.00274095">
            <text:p>0.00274095</text:p>
          </table:table-cell>
          <table:table-cell office:value-type="float" office:value="0.0033504202">
            <text:p>0.0033504202</text:p>
          </table:table-cell>
          <table:table-cell office:value-type="float" office:value="0.0028949946">
            <text:p>0.0028949946</text:p>
          </table:table-cell>
          <table:table-cell office:value-type="float" office:value="0.0031332448">
            <text:p>0.0031332448</text:p>
          </table:table-cell>
          <table:table-cell office:value-type="float" office:value="0.0035920744">
            <text:p>0.0035920744</text:p>
          </table:table-cell>
          <table:table-cell office:value-type="float" office:value="0.003781563">
            <text:p>0.003781563</text:p>
          </table:table-cell>
          <table:table-cell office:value-type="float" office:value="0.003268013">
            <text:p>0.003268013</text:p>
          </table:table-cell>
          <table:table-cell office:value-type="float" office:value="0.0027253777">
            <text:p>0.0027253777</text:p>
          </table:table-cell>
          <table:table-cell office:value-type="float" office:value="0.0027344255">
            <text:p>0.0027344255</text:p>
          </table:table-cell>
          <table:table-cell office:value-type="float" office:value="0.0027897574">
            <text:p>0.0027897574</text:p>
          </table:table-cell>
          <table:table-cell office:value-type="float" office:value="0.0025028605">
            <text:p>0.0025028605</text:p>
          </table:table-cell>
          <table:table-cell office:value-type="float" office:value="0.0025964607">
            <text:p>0.0025964607</text:p>
          </table:table-cell>
          <table:table-cell office:value-type="float" office:value="0.0026142667">
            <text:p>0.0026142667</text:p>
          </table:table-cell>
          <table:table-cell office:value-type="float" office:value="0.0025123004">
            <text:p>0.0025123004</text:p>
          </table:table-cell>
          <table:table-cell office:value-type="float" office:value="0.0026881697">
            <text:p>0.0026881697</text:p>
          </table:table-cell>
          <table:table-cell office:value-type="float" office:value="0.00283307">
            <text:p>0.00283307</text:p>
          </table:table-cell>
          <table:table-cell office:value-type="float" office:value="0.0025671122">
            <text:p>0.0025671122</text:p>
          </table:table-cell>
          <table:table-cell office:value-type="float" office:value="0.002124998">
            <text:p>0.002124998</text:p>
          </table:table-cell>
          <table:table-cell office:value-type="float" office:value="0.001992699">
            <text:p>0.001992699</text:p>
          </table:table-cell>
          <table:table-cell office:value-type="float" office:value="0.0019537637">
            <text:p>0.0019537637</text:p>
          </table:table-cell>
          <table:table-cell office:value-type="float" office:value="0.0020756875">
            <text:p>0.0020756875</text:p>
          </table:table-cell>
          <table:table-cell office:value-type="float" office:value="0.0020702083">
            <text:p>0.0020702083</text:p>
          </table:table-cell>
          <table:table-cell office:value-type="float" office:value="0.002044791">
            <text:p>0.002044791</text:p>
          </table:table-cell>
          <table:table-cell office:value-type="float" office:value="0.0019854938">
            <text:p>0.0019854938</text:p>
          </table:table-cell>
          <table:table-cell office:value-type="float" office:value="0.0020080167">
            <text:p>0.0020080167</text:p>
          </table:table-cell>
          <table:table-cell office:value-type="float" office:value="0.0019117835">
            <text:p>0.0019117835</text:p>
          </table:table-cell>
          <table:table-cell office:value-type="float" office:value="0.001866734">
            <text:p>0.001866734</text:p>
          </table:table-cell>
          <table:table-cell office:value-type="float" office:value="0.0017453935">
            <text:p>0.0017453935</text:p>
          </table:table-cell>
          <table:table-cell office:value-type="float" office:value="0.0017522151">
            <text:p>0.0017522151</text:p>
          </table:table-cell>
          <table:table-cell office:value-type="float" office:value="0.0017024411">
            <text:p>0.0017024411</text:p>
          </table:table-cell>
          <table:table-cell office:value-type="float" office:value="0.0017393937">
            <text:p>0.0017393937</text:p>
          </table:table-cell>
          <table:table-cell office:value-type="float" office:value="0.0017154166">
            <text:p>0.0017154166</text:p>
          </table:table-cell>
          <table:table-cell office:value-type="float" office:value="0.0015556193">
            <text:p>0.0015556193</text:p>
          </table:table-cell>
          <table:table-cell office:value-type="float" office:value="0.0014104556">
            <text:p>0.0014104556</text:p>
          </table:table-cell>
          <table:table-cell office:value-type="float" office:value="0.0014126763">
            <text:p>0.0014126763</text:p>
          </table:table-cell>
          <table:table-cell office:value-type="float" office:value="0.0013687946">
            <text:p>0.0013687946</text:p>
          </table:table-cell>
          <table:table-cell office:value-type="float" office:value="0.0013958345">
            <text:p>0.0013958345</text:p>
          </table:table-cell>
          <table:table-cell office:value-type="float" office:value="0.0013747946">
            <text:p>0.0013747946</text:p>
          </table:table-cell>
          <table:table-cell office:value-type="float" office:value="0.0014422268">
            <text:p>0.0014422268</text:p>
          </table:table-cell>
          <table:table-cell office:value-type="float" office:value="0.0014064712">
            <text:p>0.0014064712</text:p>
          </table:table-cell>
          <table:table-cell office:value-type="float" office:value="0.0014443054">
            <text:p>0.0014443054</text:p>
          </table:table-cell>
          <table:table-cell office:value-type="float" office:value="0.0013322955">
            <text:p>0.0013322955</text:p>
          </table:table-cell>
          <table:table-cell office:value-type="float" office:value="0.0012386511">
            <text:p>0.0012386511</text:p>
          </table:table-cell>
          <table:table-cell office:value-type="float" office:value="0.001212932">
            <text:p>0.001212932</text:p>
          </table:table-cell>
          <table:table-cell office:value-type="float" office:value="0.0011417961">
            <text:p>0.0011417961</text:p>
          </table:table-cell>
          <table:table-cell office:value-type="float" office:value="0.0011587377">
            <text:p>0.0011587377</text:p>
          </table:table-cell>
          <table:table-cell office:value-type="float" office:value="0.0011623721">
            <text:p>0.0011623721</text:p>
          </table:table-cell>
          <table:table-cell office:value-type="float" office:value="0.0012129237">
            <text:p>0.0012129237</text:p>
          </table:table-cell>
          <table:table-cell office:value-type="float" office:value="0.0011910739">
            <text:p>0.0011910739</text:p>
          </table:table-cell>
          <table:table-cell office:value-type="float" office:value="0.001130485">
            <text:p>0.001130485</text:p>
          </table:table-cell>
          <table:table-cell office:value-type="float" office:value="0.0011716131">
            <text:p>0.0011716131</text:p>
          </table:table-cell>
          <table:table-cell office:value-type="float" office:value="0.0011180103">
            <text:p>0.0011180103</text:p>
          </table:table-cell>
          <table:table-cell office:value-type="float" office:value="0.0010819898">
            <text:p>0.0010819898</text:p>
          </table:table-cell>
          <table:table-cell office:value-type="float" office:value="0.0010376129">
            <text:p>0.0010376129</text:p>
          </table:table-cell>
          <table:table-cell office:value-type="float" office:value="0.001018963">
            <text:p>0.001018963</text:p>
          </table:table-cell>
          <table:table-cell office:value-type="float" office:value="0.0010417284">
            <text:p>0.0010417284</text:p>
          </table:table-cell>
          <table:table-cell office:value-type="float" office:value="0.0010607284">
            <text:p>0.0010607284</text:p>
          </table:table-cell>
          <table:table-cell office:value-type="float" office:value="0.0009985836">
            <text:p>9.99E-004</text:p>
          </table:table-cell>
          <table:table-cell office:value-type="float" office:value="0.0009402868">
            <text:p>9.40E-004</text:p>
          </table:table-cell>
          <table:table-cell office:value-type="float" office:value="0.00087026">
            <text:p>8.70E-004</text:p>
          </table:table-cell>
          <table:table-cell office:value-type="float" office:value="0.0008969178">
            <text:p>8.97E-004</text:p>
          </table:table-cell>
          <table:table-cell table:style-name="ce1" office:value-type="float" office:value="0.0009398896">
            <text:p>9.40E-004</text:p>
          </table:table-cell>
          <table:table-cell office:value-type="float" office:value="0.00097068516">
            <text:p>9.71E-004</text:p>
          </table:table-cell>
          <table:table-cell office:value-type="float" office:value="0.00096433744">
            <text:p>9.64E-004</text:p>
          </table:table-cell>
          <table:table-cell office:value-type="float" office:value="0.00090896804">
            <text:p>9.09E-004</text:p>
          </table:table-cell>
          <table:table-cell office:value-type="float" office:value="0.00084339705">
            <text:p>8.43E-004</text:p>
          </table:table-cell>
          <table:table-cell office:value-type="float" office:value="0.0007539928">
            <text:p>7.54E-004</text:p>
          </table:table-cell>
          <table:table-cell office:value-type="float" office:value="0.00066925416">
            <text:p>6.69E-004</text:p>
          </table:table-cell>
          <table:table-cell office:value-type="float" office:value="0.00057180034">
            <text:p>5.72E-004</text:p>
          </table:table-cell>
          <table:table-cell office:value-type="float" office:value="0.00049951574">
            <text:p>5.00E-004</text:p>
          </table:table-cell>
          <table:table-cell office:value-type="float" office:value="0.0004405692">
            <text:p>4.41E-004</text:p>
          </table:table-cell>
          <table:table-cell office:value-type="float" office:value="0.00040904165">
            <text:p>4.09E-004</text:p>
          </table:table-cell>
          <table:table-cell office:value-type="float" office:value="0.00039415812">
            <text:p>3.94E-004</text:p>
          </table:table-cell>
          <table:table-cell office:value-type="float" office:value="0.00038771096">
            <text:p>3.88E-004</text:p>
          </table:table-cell>
          <table:table-cell office:value-type="float" office:value="0.00038656118">
            <text:p>3.87E-004</text:p>
          </table:table-cell>
          <table:table-cell office:value-type="float" office:value="0.00038541085">
            <text:p>3.85E-004</text:p>
          </table:table-cell>
          <table:table-cell office:value-type="float" office:value="0.00038505186">
            <text:p>3.85E-004</text:p>
          </table:table-cell>
          <table:table-cell office:value-type="float" office:value="0.00038547567">
            <text:p>3.85E-004</text:p>
          </table:table-cell>
          <table:table-cell office:value-type="float" office:value="0.000386492">
            <text:p>3.86E-004</text:p>
          </table:table-cell>
          <table:table-cell office:value-type="float" office:value="0.00038895704">
            <text:p>3.89E-004</text:p>
          </table:table-cell>
          <table:table-cell office:value-type="float" office:value="0.00038946094">
            <text:p>3.89E-004</text:p>
          </table:table-cell>
          <table:table-cell office:value-type="float" office:value="0.00039033196">
            <text:p>3.90E-004</text:p>
          </table:table-cell>
          <table:table-cell office:value-type="float" office:value="0.00039135825">
            <text:p>3.91E-004</text:p>
          </table:table-cell>
          <table:table-cell office:value-type="float" office:value="0.00039410227">
            <text:p>3.94E-004</text:p>
          </table:table-cell>
          <table:table-cell office:value-type="float" office:value="0.00039508502">
            <text:p>3.95E-004</text:p>
          </table:table-cell>
          <table:table-cell office:value-type="float" office:value="0.00039604513">
            <text:p>3.96E-004</text:p>
          </table:table-cell>
          <table:table-cell office:value-type="float" office:value="0.0003973817">
            <text:p>3.97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3 Dr. Funkenstein.mp3</text:p>
          </table:table-cell>
          <table:table-cell office:value-type="float" office:value="0.032004125">
            <text:p>0.032004125</text:p>
          </table:table-cell>
          <table:table-cell office:value-type="float" office:value="0.041496858">
            <text:p>0.041496858</text:p>
          </table:table-cell>
          <table:table-cell office:value-type="float" office:value="0.029085683">
            <text:p>0.029085683</text:p>
          </table:table-cell>
          <table:table-cell office:value-type="float" office:value="0.019201012">
            <text:p>0.019201012</text:p>
          </table:table-cell>
          <table:table-cell office:value-type="float" office:value="0.021516405">
            <text:p>0.021516405</text:p>
          </table:table-cell>
          <table:table-cell office:value-type="float" office:value="0.019504957">
            <text:p>0.019504957</text:p>
          </table:table-cell>
          <table:table-cell office:value-type="float" office:value="0.016811868">
            <text:p>0.016811868</text:p>
          </table:table-cell>
          <table:table-cell office:value-type="float" office:value="0.016885078">
            <text:p>0.016885078</text:p>
          </table:table-cell>
          <table:table-cell office:value-type="float" office:value="0.019637736">
            <text:p>0.019637736</text:p>
          </table:table-cell>
          <table:table-cell office:value-type="float" office:value="0.017164715">
            <text:p>0.017164715</text:p>
          </table:table-cell>
          <table:table-cell office:value-type="float" office:value="0.01732253">
            <text:p>0.01732253</text:p>
          </table:table-cell>
          <table:table-cell office:value-type="float" office:value="0.016535144">
            <text:p>0.016535144</text:p>
          </table:table-cell>
          <table:table-cell office:value-type="float" office:value="0.01694765">
            <text:p>0.01694765</text:p>
          </table:table-cell>
          <table:table-cell office:value-type="float" office:value="0.016005276">
            <text:p>0.016005276</text:p>
          </table:table-cell>
          <table:table-cell office:value-type="float" office:value="0.01332507">
            <text:p>0.01332507</text:p>
          </table:table-cell>
          <table:table-cell office:value-type="float" office:value="0.015664894">
            <text:p>0.015664894</text:p>
          </table:table-cell>
          <table:table-cell office:value-type="float" office:value="0.0131631335">
            <text:p>0.0131631335</text:p>
          </table:table-cell>
          <table:table-cell office:value-type="float" office:value="0.013348028">
            <text:p>0.013348028</text:p>
          </table:table-cell>
          <table:table-cell office:value-type="float" office:value="0.0136391735">
            <text:p>0.0136391735</text:p>
          </table:table-cell>
          <table:table-cell office:value-type="float" office:value="0.010395252">
            <text:p>0.010395252</text:p>
          </table:table-cell>
          <table:table-cell office:value-type="float" office:value="0.011604688">
            <text:p>0.011604688</text:p>
          </table:table-cell>
          <table:table-cell office:value-type="float" office:value="0.009684682">
            <text:p>0.009684682</text:p>
          </table:table-cell>
          <table:table-cell office:value-type="float" office:value="0.01030461">
            <text:p>0.01030461</text:p>
          </table:table-cell>
          <table:table-cell office:value-type="float" office:value="0.009627501">
            <text:p>0.009627501</text:p>
          </table:table-cell>
          <table:table-cell office:value-type="float" office:value="0.0102873165">
            <text:p>0.0102873165</text:p>
          </table:table-cell>
          <table:table-cell office:value-type="float" office:value="0.009773893">
            <text:p>0.009773893</text:p>
          </table:table-cell>
          <table:table-cell office:value-type="float" office:value="0.008957416">
            <text:p>0.008957416</text:p>
          </table:table-cell>
          <table:table-cell office:value-type="float" office:value="0.009157406">
            <text:p>0.009157406</text:p>
          </table:table-cell>
          <table:table-cell office:value-type="float" office:value="0.007951767">
            <text:p>0.007951767</text:p>
          </table:table-cell>
          <table:table-cell office:value-type="float" office:value="0.008257872">
            <text:p>0.008257872</text:p>
          </table:table-cell>
          <table:table-cell office:value-type="float" office:value="0.009469486">
            <text:p>0.009469486</text:p>
          </table:table-cell>
          <table:table-cell office:value-type="float" office:value="0.0073648114">
            <text:p>0.0073648114</text:p>
          </table:table-cell>
          <table:table-cell office:value-type="float" office:value="0.006965621">
            <text:p>0.006965621</text:p>
          </table:table-cell>
          <table:table-cell office:value-type="float" office:value="0.006955134">
            <text:p>0.006955134</text:p>
          </table:table-cell>
          <table:table-cell office:value-type="float" office:value="0.0071037738">
            <text:p>0.0071037738</text:p>
          </table:table-cell>
          <table:table-cell office:value-type="float" office:value="0.0064563523">
            <text:p>0.0064563523</text:p>
          </table:table-cell>
          <table:table-cell office:value-type="float" office:value="0.0066837445">
            <text:p>0.0066837445</text:p>
          </table:table-cell>
          <table:table-cell office:value-type="float" office:value="0.00608559">
            <text:p>0.00608559</text:p>
          </table:table-cell>
          <table:table-cell office:value-type="float" office:value="0.0062105064">
            <text:p>0.0062105064</text:p>
          </table:table-cell>
          <table:table-cell office:value-type="float" office:value="0.0061545875">
            <text:p>0.0061545875</text:p>
          </table:table-cell>
          <table:table-cell office:value-type="float" office:value="0.0074518053">
            <text:p>0.0074518053</text:p>
          </table:table-cell>
          <table:table-cell office:value-type="float" office:value="0.006520836">
            <text:p>0.006520836</text:p>
          </table:table-cell>
          <table:table-cell office:value-type="float" office:value="0.0059415773">
            <text:p>0.0059415773</text:p>
          </table:table-cell>
          <table:table-cell office:value-type="float" office:value="0.0060982527">
            <text:p>0.0060982527</text:p>
          </table:table-cell>
          <table:table-cell office:value-type="float" office:value="0.0051547294">
            <text:p>0.0051547294</text:p>
          </table:table-cell>
          <table:table-cell office:value-type="float" office:value="0.005456945">
            <text:p>0.005456945</text:p>
          </table:table-cell>
          <table:table-cell office:value-type="float" office:value="0.0056115086">
            <text:p>0.0056115086</text:p>
          </table:table-cell>
          <table:table-cell office:value-type="float" office:value="0.0052483543">
            <text:p>0.0052483543</text:p>
          </table:table-cell>
          <table:table-cell office:value-type="float" office:value="0.0045319423">
            <text:p>0.0045319423</text:p>
          </table:table-cell>
          <table:table-cell office:value-type="float" office:value="0.004421419">
            <text:p>0.004421419</text:p>
          </table:table-cell>
          <table:table-cell office:value-type="float" office:value="0.004197434">
            <text:p>0.004197434</text:p>
          </table:table-cell>
          <table:table-cell office:value-type="float" office:value="0.0040662265">
            <text:p>0.0040662265</text:p>
          </table:table-cell>
          <table:table-cell office:value-type="float" office:value="0.003921847">
            <text:p>0.003921847</text:p>
          </table:table-cell>
          <table:table-cell office:value-type="float" office:value="0.0042021764">
            <text:p>0.0042021764</text:p>
          </table:table-cell>
          <table:table-cell office:value-type="float" office:value="0.0040706084">
            <text:p>0.0040706084</text:p>
          </table:table-cell>
          <table:table-cell office:value-type="float" office:value="0.0040429253">
            <text:p>0.0040429253</text:p>
          </table:table-cell>
          <table:table-cell office:value-type="float" office:value="0.0037297125">
            <text:p>0.0037297125</text:p>
          </table:table-cell>
          <table:table-cell office:value-type="float" office:value="0.0038903716">
            <text:p>0.0038903716</text:p>
          </table:table-cell>
          <table:table-cell office:value-type="float" office:value="0.0039322474">
            <text:p>0.0039322474</text:p>
          </table:table-cell>
          <table:table-cell office:value-type="float" office:value="0.005126336">
            <text:p>0.005126336</text:p>
          </table:table-cell>
          <table:table-cell office:value-type="float" office:value="0.0042690868">
            <text:p>0.0042690868</text:p>
          </table:table-cell>
          <table:table-cell office:value-type="float" office:value="0.0044520823">
            <text:p>0.0044520823</text:p>
          </table:table-cell>
          <table:table-cell office:value-type="float" office:value="0.004307212">
            <text:p>0.004307212</text:p>
          </table:table-cell>
          <table:table-cell office:value-type="float" office:value="0.0046898094">
            <text:p>0.0046898094</text:p>
          </table:table-cell>
          <table:table-cell office:value-type="float" office:value="0.004327368">
            <text:p>0.004327368</text:p>
          </table:table-cell>
          <table:table-cell office:value-type="float" office:value="0.004073597">
            <text:p>0.004073597</text:p>
          </table:table-cell>
          <table:table-cell office:value-type="float" office:value="0.004298081">
            <text:p>0.004298081</text:p>
          </table:table-cell>
          <table:table-cell office:value-type="float" office:value="0.0039755786">
            <text:p>0.0039755786</text:p>
          </table:table-cell>
          <table:table-cell office:value-type="float" office:value="0.004761134">
            <text:p>0.004761134</text:p>
          </table:table-cell>
          <table:table-cell office:value-type="float" office:value="0.0053717345">
            <text:p>0.0053717345</text:p>
          </table:table-cell>
          <table:table-cell office:value-type="float" office:value="0.0050510205">
            <text:p>0.0050510205</text:p>
          </table:table-cell>
          <table:table-cell office:value-type="float" office:value="0.004812262">
            <text:p>0.004812262</text:p>
          </table:table-cell>
          <table:table-cell office:value-type="float" office:value="0.0046111094">
            <text:p>0.0046111094</text:p>
          </table:table-cell>
          <table:table-cell office:value-type="float" office:value="0.006370777">
            <text:p>0.006370777</text:p>
          </table:table-cell>
          <table:table-cell office:value-type="float" office:value="0.005327136">
            <text:p>0.005327136</text:p>
          </table:table-cell>
          <table:table-cell office:value-type="float" office:value="0.0053204303">
            <text:p>0.0053204303</text:p>
          </table:table-cell>
          <table:table-cell office:value-type="float" office:value="0.004538777">
            <text:p>0.004538777</text:p>
          </table:table-cell>
          <table:table-cell office:value-type="float" office:value="0.004552197">
            <text:p>0.004552197</text:p>
          </table:table-cell>
          <table:table-cell office:value-type="float" office:value="0.004686463">
            <text:p>0.004686463</text:p>
          </table:table-cell>
          <table:table-cell office:value-type="float" office:value="0.0046983613">
            <text:p>0.0046983613</text:p>
          </table:table-cell>
          <table:table-cell office:value-type="float" office:value="0.0046235495">
            <text:p>0.0046235495</text:p>
          </table:table-cell>
          <table:table-cell office:value-type="float" office:value="0.004310515">
            <text:p>0.004310515</text:p>
          </table:table-cell>
          <table:table-cell office:value-type="float" office:value="0.0041346243">
            <text:p>0.0041346243</text:p>
          </table:table-cell>
          <table:table-cell office:value-type="float" office:value="0.0038529306">
            <text:p>0.0038529306</text:p>
          </table:table-cell>
          <table:table-cell office:value-type="float" office:value="0.004159555">
            <text:p>0.004159555</text:p>
          </table:table-cell>
          <table:table-cell office:value-type="float" office:value="0.0041626515">
            <text:p>0.0041626515</text:p>
          </table:table-cell>
          <table:table-cell office:value-type="float" office:value="0.0044108233">
            <text:p>0.0044108233</text:p>
          </table:table-cell>
          <table:table-cell office:value-type="float" office:value="0.004021196">
            <text:p>0.004021196</text:p>
          </table:table-cell>
          <table:table-cell office:value-type="float" office:value="0.003354448">
            <text:p>0.003354448</text:p>
          </table:table-cell>
          <table:table-cell office:value-type="float" office:value="0.00376283">
            <text:p>0.00376283</text:p>
          </table:table-cell>
          <table:table-cell office:value-type="float" office:value="0.0039476454">
            <text:p>0.0039476454</text:p>
          </table:table-cell>
          <table:table-cell office:value-type="float" office:value="0.0041248137">
            <text:p>0.0041248137</text:p>
          </table:table-cell>
          <table:table-cell office:value-type="float" office:value="0.0036278833">
            <text:p>0.0036278833</text:p>
          </table:table-cell>
          <table:table-cell office:value-type="float" office:value="0.003926254">
            <text:p>0.003926254</text:p>
          </table:table-cell>
          <table:table-cell office:value-type="float" office:value="0.0034319854">
            <text:p>0.0034319854</text:p>
          </table:table-cell>
          <table:table-cell office:value-type="float" office:value="0.0034554426">
            <text:p>0.0034554426</text:p>
          </table:table-cell>
          <table:table-cell office:value-type="float" office:value="0.0034934012">
            <text:p>0.0034934012</text:p>
          </table:table-cell>
          <table:table-cell office:value-type="float" office:value="0.0033875867">
            <text:p>0.0033875867</text:p>
          </table:table-cell>
          <table:table-cell office:value-type="float" office:value="0.004065022">
            <text:p>0.004065022</text:p>
          </table:table-cell>
          <table:table-cell office:value-type="float" office:value="0.0039023517">
            <text:p>0.0039023517</text:p>
          </table:table-cell>
          <table:table-cell office:value-type="float" office:value="0.0036711835">
            <text:p>0.0036711835</text:p>
          </table:table-cell>
          <table:table-cell office:value-type="float" office:value="0.0031176892">
            <text:p>0.0031176892</text:p>
          </table:table-cell>
          <table:table-cell office:value-type="float" office:value="0.0033500697">
            <text:p>0.0033500697</text:p>
          </table:table-cell>
          <table:table-cell office:value-type="float" office:value="0.0036306733">
            <text:p>0.0036306733</text:p>
          </table:table-cell>
          <table:table-cell office:value-type="float" office:value="0.003706293">
            <text:p>0.003706293</text:p>
          </table:table-cell>
          <table:table-cell office:value-type="float" office:value="0.0031779797">
            <text:p>0.0031779797</text:p>
          </table:table-cell>
          <table:table-cell office:value-type="float" office:value="0.0032918237">
            <text:p>0.0032918237</text:p>
          </table:table-cell>
          <table:table-cell office:value-type="float" office:value="0.0036127267">
            <text:p>0.0036127267</text:p>
          </table:table-cell>
          <table:table-cell office:value-type="float" office:value="0.0037446872">
            <text:p>0.0037446872</text:p>
          </table:table-cell>
          <table:table-cell office:value-type="float" office:value="0.0042712144">
            <text:p>0.0042712144</text:p>
          </table:table-cell>
          <table:table-cell office:value-type="float" office:value="0.003871466">
            <text:p>0.003871466</text:p>
          </table:table-cell>
          <table:table-cell office:value-type="float" office:value="0.0038685116">
            <text:p>0.0038685116</text:p>
          </table:table-cell>
          <table:table-cell office:value-type="float" office:value="0.0036861326">
            <text:p>0.0036861326</text:p>
          </table:table-cell>
          <table:table-cell office:value-type="float" office:value="0.004069827">
            <text:p>0.004069827</text:p>
          </table:table-cell>
          <table:table-cell office:value-type="float" office:value="0.004091088">
            <text:p>0.004091088</text:p>
          </table:table-cell>
          <table:table-cell office:value-type="float" office:value="0.0035812613">
            <text:p>0.0035812613</text:p>
          </table:table-cell>
          <table:table-cell office:value-type="float" office:value="0.0041654105">
            <text:p>0.0041654105</text:p>
          </table:table-cell>
          <table:table-cell office:value-type="float" office:value="0.0035608064">
            <text:p>0.0035608064</text:p>
          </table:table-cell>
          <table:table-cell office:value-type="float" office:value="0.0034884945">
            <text:p>0.0034884945</text:p>
          </table:table-cell>
          <table:table-cell office:value-type="float" office:value="0.0030335067">
            <text:p>0.0030335067</text:p>
          </table:table-cell>
          <table:table-cell office:value-type="float" office:value="0.003896983">
            <text:p>0.003896983</text:p>
          </table:table-cell>
          <table:table-cell office:value-type="float" office:value="0.0044288114">
            <text:p>0.0044288114</text:p>
          </table:table-cell>
          <table:table-cell office:value-type="float" office:value="0.003384471">
            <text:p>0.003384471</text:p>
          </table:table-cell>
          <table:table-cell office:value-type="float" office:value="0.003397122">
            <text:p>0.003397122</text:p>
          </table:table-cell>
          <table:table-cell office:value-type="float" office:value="0.0029178874">
            <text:p>0.0029178874</text:p>
          </table:table-cell>
          <table:table-cell office:value-type="float" office:value="0.0031596723">
            <text:p>0.0031596723</text:p>
          </table:table-cell>
          <table:table-cell office:value-type="float" office:value="0.003233791">
            <text:p>0.003233791</text:p>
          </table:table-cell>
          <table:table-cell office:value-type="float" office:value="0.0027109617">
            <text:p>0.0027109617</text:p>
          </table:table-cell>
          <table:table-cell office:value-type="float" office:value="0.0030268987">
            <text:p>0.0030268987</text:p>
          </table:table-cell>
          <table:table-cell office:value-type="float" office:value="0.0028741814">
            <text:p>0.0028741814</text:p>
          </table:table-cell>
          <table:table-cell office:value-type="float" office:value="0.0029574207">
            <text:p>0.0029574207</text:p>
          </table:table-cell>
          <table:table-cell office:value-type="float" office:value="0.0025025378">
            <text:p>0.0025025378</text:p>
          </table:table-cell>
          <table:table-cell office:value-type="float" office:value="0.0028143283">
            <text:p>0.0028143283</text:p>
          </table:table-cell>
          <table:table-cell office:value-type="float" office:value="0.0026814807">
            <text:p>0.0026814807</text:p>
          </table:table-cell>
          <table:table-cell office:value-type="float" office:value="0.0024175816">
            <text:p>0.0024175816</text:p>
          </table:table-cell>
          <table:table-cell office:value-type="float" office:value="0.0026143694">
            <text:p>0.0026143694</text:p>
          </table:table-cell>
          <table:table-cell office:value-type="float" office:value="0.0028818632">
            <text:p>0.0028818632</text:p>
          </table:table-cell>
          <table:table-cell office:value-type="float" office:value="0.0026665386">
            <text:p>0.0026665386</text:p>
          </table:table-cell>
          <table:table-cell office:value-type="float" office:value="0.002647182">
            <text:p>0.002647182</text:p>
          </table:table-cell>
          <table:table-cell office:value-type="float" office:value="0.0026707815">
            <text:p>0.0026707815</text:p>
          </table:table-cell>
          <table:table-cell office:value-type="float" office:value="0.002400828">
            <text:p>0.002400828</text:p>
          </table:table-cell>
          <table:table-cell office:value-type="float" office:value="0.0022484348">
            <text:p>0.0022484348</text:p>
          </table:table-cell>
          <table:table-cell office:value-type="float" office:value="0.00261748">
            <text:p>0.00261748</text:p>
          </table:table-cell>
          <table:table-cell office:value-type="float" office:value="0.0026453538">
            <text:p>0.0026453538</text:p>
          </table:table-cell>
          <table:table-cell office:value-type="float" office:value="0.0028354027">
            <text:p>0.0028354027</text:p>
          </table:table-cell>
          <table:table-cell office:value-type="float" office:value="0.0024923594">
            <text:p>0.0024923594</text:p>
          </table:table-cell>
          <table:table-cell office:value-type="float" office:value="0.0031309165">
            <text:p>0.0031309165</text:p>
          </table:table-cell>
          <table:table-cell office:value-type="float" office:value="0.0030216835">
            <text:p>0.0030216835</text:p>
          </table:table-cell>
          <table:table-cell office:value-type="float" office:value="0.0026069453">
            <text:p>0.0026069453</text:p>
          </table:table-cell>
          <table:table-cell office:value-type="float" office:value="0.0024193157">
            <text:p>0.0024193157</text:p>
          </table:table-cell>
          <table:table-cell office:value-type="float" office:value="0.0022406739">
            <text:p>0.0022406739</text:p>
          </table:table-cell>
          <table:table-cell office:value-type="float" office:value="0.002434495">
            <text:p>0.002434495</text:p>
          </table:table-cell>
          <table:table-cell office:value-type="float" office:value="0.002397847">
            <text:p>0.002397847</text:p>
          </table:table-cell>
          <table:table-cell office:value-type="float" office:value="0.0024021093">
            <text:p>0.0024021093</text:p>
          </table:table-cell>
          <table:table-cell office:value-type="float" office:value="0.0026636298">
            <text:p>0.0026636298</text:p>
          </table:table-cell>
          <table:table-cell office:value-type="float" office:value="0.0023011842">
            <text:p>0.0023011842</text:p>
          </table:table-cell>
          <table:table-cell office:value-type="float" office:value="0.002602521">
            <text:p>0.002602521</text:p>
          </table:table-cell>
          <table:table-cell office:value-type="float" office:value="0.0019654194">
            <text:p>0.0019654194</text:p>
          </table:table-cell>
          <table:table-cell office:value-type="float" office:value="0.002078126">
            <text:p>0.002078126</text:p>
          </table:table-cell>
          <table:table-cell office:value-type="float" office:value="0.0024801788">
            <text:p>0.0024801788</text:p>
          </table:table-cell>
          <table:table-cell office:value-type="float" office:value="0.0023098837">
            <text:p>0.0023098837</text:p>
          </table:table-cell>
          <table:table-cell office:value-type="float" office:value="0.002512401">
            <text:p>0.002512401</text:p>
          </table:table-cell>
          <table:table-cell office:value-type="float" office:value="0.0024397261">
            <text:p>0.0024397261</text:p>
          </table:table-cell>
          <table:table-cell office:value-type="float" office:value="0.0022961379">
            <text:p>0.0022961379</text:p>
          </table:table-cell>
          <table:table-cell office:value-type="float" office:value="0.002161142">
            <text:p>0.002161142</text:p>
          </table:table-cell>
          <table:table-cell office:value-type="float" office:value="0.0019929162">
            <text:p>0.0019929162</text:p>
          </table:table-cell>
          <table:table-cell office:value-type="float" office:value="0.0018946932">
            <text:p>0.0018946932</text:p>
          </table:table-cell>
          <table:table-cell office:value-type="float" office:value="0.0020429846">
            <text:p>0.0020429846</text:p>
          </table:table-cell>
          <table:table-cell office:value-type="float" office:value="0.0021032922">
            <text:p>0.0021032922</text:p>
          </table:table-cell>
          <table:table-cell office:value-type="float" office:value="0.0021391904">
            <text:p>0.0021391904</text:p>
          </table:table-cell>
          <table:table-cell office:value-type="float" office:value="0.0028734095">
            <text:p>0.0028734095</text:p>
          </table:table-cell>
          <table:table-cell office:value-type="float" office:value="0.002650482">
            <text:p>0.002650482</text:p>
          </table:table-cell>
          <table:table-cell office:value-type="float" office:value="0.0019198137">
            <text:p>0.0019198137</text:p>
          </table:table-cell>
          <table:table-cell office:value-type="float" office:value="0.00234085">
            <text:p>0.00234085</text:p>
          </table:table-cell>
          <table:table-cell office:value-type="float" office:value="0.0022864314">
            <text:p>0.0022864314</text:p>
          </table:table-cell>
          <table:table-cell office:value-type="float" office:value="0.002120829">
            <text:p>0.002120829</text:p>
          </table:table-cell>
          <table:table-cell office:value-type="float" office:value="0.0019657195">
            <text:p>0.0019657195</text:p>
          </table:table-cell>
          <table:table-cell office:value-type="float" office:value="0.0019569828">
            <text:p>0.0019569828</text:p>
          </table:table-cell>
          <table:table-cell office:value-type="float" office:value="0.0024701068">
            <text:p>0.0024701068</text:p>
          </table:table-cell>
          <table:table-cell office:value-type="float" office:value="0.0023734535">
            <text:p>0.0023734535</text:p>
          </table:table-cell>
          <table:table-cell office:value-type="float" office:value="0.0021280772">
            <text:p>0.0021280772</text:p>
          </table:table-cell>
          <table:table-cell office:value-type="float" office:value="0.0016489577">
            <text:p>0.0016489577</text:p>
          </table:table-cell>
          <table:table-cell office:value-type="float" office:value="0.001595913">
            <text:p>0.001595913</text:p>
          </table:table-cell>
          <table:table-cell office:value-type="float" office:value="0.0015104626">
            <text:p>0.0015104626</text:p>
          </table:table-cell>
          <table:table-cell office:value-type="float" office:value="0.0016402904">
            <text:p>0.0016402904</text:p>
          </table:table-cell>
          <table:table-cell office:value-type="float" office:value="0.0017555484">
            <text:p>0.0017555484</text:p>
          </table:table-cell>
          <table:table-cell office:value-type="float" office:value="0.0018533715">
            <text:p>0.0018533715</text:p>
          </table:table-cell>
          <table:table-cell office:value-type="float" office:value="0.0018158638">
            <text:p>0.0018158638</text:p>
          </table:table-cell>
          <table:table-cell office:value-type="float" office:value="0.0014931977">
            <text:p>0.0014931977</text:p>
          </table:table-cell>
          <table:table-cell office:value-type="float" office:value="0.0015097354">
            <text:p>0.0015097354</text:p>
          </table:table-cell>
          <table:table-cell office:value-type="float" office:value="0.0012185732">
            <text:p>0.0012185732</text:p>
          </table:table-cell>
          <table:table-cell office:value-type="float" office:value="0.0011745547">
            <text:p>0.0011745547</text:p>
          </table:table-cell>
          <table:table-cell office:value-type="float" office:value="0.001084059">
            <text:p>0.001084059</text:p>
          </table:table-cell>
          <table:table-cell office:value-type="float" office:value="0.0012992414">
            <text:p>0.0012992414</text:p>
          </table:table-cell>
          <table:table-cell office:value-type="float" office:value="0.0013078136">
            <text:p>0.0013078136</text:p>
          </table:table-cell>
          <table:table-cell office:value-type="float" office:value="0.0013159525">
            <text:p>0.0013159525</text:p>
          </table:table-cell>
          <table:table-cell office:value-type="float" office:value="0.0013671727">
            <text:p>0.0013671727</text:p>
          </table:table-cell>
          <table:table-cell office:value-type="float" office:value="0.0014408068">
            <text:p>0.0014408068</text:p>
          </table:table-cell>
          <table:table-cell office:value-type="float" office:value="0.0013516268">
            <text:p>0.0013516268</text:p>
          </table:table-cell>
          <table:table-cell office:value-type="float" office:value="0.0011446215">
            <text:p>0.0011446215</text:p>
          </table:table-cell>
          <table:table-cell office:value-type="float" office:value="0.0010137208">
            <text:p>0.0010137208</text:p>
          </table:table-cell>
          <table:table-cell office:value-type="float" office:value="0.0010510375">
            <text:p>0.0010510375</text:p>
          </table:table-cell>
          <table:table-cell office:value-type="float" office:value="0.0013001789">
            <text:p>0.0013001789</text:p>
          </table:table-cell>
          <table:table-cell office:value-type="float" office:value="0.0014529611">
            <text:p>0.0014529611</text:p>
          </table:table-cell>
          <table:table-cell office:value-type="float" office:value="0.0014054329">
            <text:p>0.0014054329</text:p>
          </table:table-cell>
          <table:table-cell office:value-type="float" office:value="0.0013608828">
            <text:p>0.0013608828</text:p>
          </table:table-cell>
          <table:table-cell office:value-type="float" office:value="0.0015679934">
            <text:p>0.0015679934</text:p>
          </table:table-cell>
          <table:table-cell office:value-type="float" office:value="0.0011740248">
            <text:p>0.0011740248</text:p>
          </table:table-cell>
          <table:table-cell office:value-type="float" office:value="0.0010440676">
            <text:p>0.0010440676</text:p>
          </table:table-cell>
          <table:table-cell table:style-name="ce1" office:value-type="float" office:value="0.0009903673">
            <text:p>9.90E-004</text:p>
          </table:table-cell>
          <table:table-cell office:value-type="float" office:value="0.0010052792">
            <text:p>0.0010052792</text:p>
          </table:table-cell>
          <table:table-cell office:value-type="float" office:value="0.0011170337">
            <text:p>0.0011170337</text:p>
          </table:table-cell>
          <table:table-cell office:value-type="float" office:value="0.0013112015">
            <text:p>0.0013112015</text:p>
          </table:table-cell>
          <table:table-cell office:value-type="float" office:value="0.0011401399">
            <text:p>0.0011401399</text:p>
          </table:table-cell>
          <table:table-cell office:value-type="float" office:value="0.0012714303">
            <text:p>0.0012714303</text:p>
          </table:table-cell>
          <table:table-cell office:value-type="float" office:value="0.0012252249">
            <text:p>0.0012252249</text:p>
          </table:table-cell>
          <table:table-cell office:value-type="float" office:value="0.0010499503">
            <text:p>0.0010499503</text:p>
          </table:table-cell>
          <table:table-cell table:style-name="ce1" office:value-type="float" office:value="0.0009395542">
            <text:p>9.40E-004</text:p>
          </table:table-cell>
          <table:table-cell table:style-name="ce1" office:value-type="float" office:value="0.0009140514">
            <text:p>9.14E-004</text:p>
          </table:table-cell>
          <table:table-cell table:style-name="ce1" office:value-type="float" office:value="0.0008606701">
            <text:p>8.61E-004</text:p>
          </table:table-cell>
          <table:table-cell table:style-name="ce1" office:value-type="float" office:value="0.0009452108">
            <text:p>9.45E-004</text:p>
          </table:table-cell>
          <table:table-cell table:style-name="ce1" office:value-type="float" office:value="0.0009660599">
            <text:p>9.66E-004</text:p>
          </table:table-cell>
          <table:table-cell table:style-name="ce1" office:value-type="float" office:value="0.00090850255">
            <text:p>9.09E-004</text:p>
          </table:table-cell>
          <table:table-cell table:style-name="ce1" office:value-type="float" office:value="0.0009944118">
            <text:p>9.94E-004</text:p>
          </table:table-cell>
          <table:table-cell table:style-name="ce1" office:value-type="float" office:value="0.0008685531">
            <text:p>8.69E-004</text:p>
          </table:table-cell>
          <table:table-cell office:value-type="float" office:value="0.0009146679">
            <text:p>9.15E-004</text:p>
          </table:table-cell>
          <table:table-cell office:value-type="float" office:value="0.00082754856">
            <text:p>8.28E-004</text:p>
          </table:table-cell>
          <table:table-cell office:value-type="float" office:value="0.0007911335">
            <text:p>7.91E-004</text:p>
          </table:table-cell>
          <table:table-cell office:value-type="float" office:value="0.0007742148">
            <text:p>7.74E-004</text:p>
          </table:table-cell>
          <table:table-cell table:style-name="ce1" office:value-type="float" office:value="0.0007874313">
            <text:p>7.87E-004</text:p>
          </table:table-cell>
          <table:table-cell office:value-type="float" office:value="0.00082064926">
            <text:p>8.21E-004</text:p>
          </table:table-cell>
          <table:table-cell office:value-type="float" office:value="0.00087159587">
            <text:p>8.72E-004</text:p>
          </table:table-cell>
          <table:table-cell office:value-type="float" office:value="0.00084388186">
            <text:p>8.44E-004</text:p>
          </table:table-cell>
          <table:table-cell office:value-type="float" office:value="0.0007656392">
            <text:p>7.66E-004</text:p>
          </table:table-cell>
          <table:table-cell office:value-type="float" office:value="0.00074136554">
            <text:p>7.41E-004</text:p>
          </table:table-cell>
          <table:table-cell office:value-type="float" office:value="0.00065779017">
            <text:p>6.58E-004</text:p>
          </table:table-cell>
          <table:table-cell office:value-type="float" office:value="0.0006086037">
            <text:p>6.09E-004</text:p>
          </table:table-cell>
          <table:table-cell office:value-type="float" office:value="0.000535839">
            <text:p>5.36E-004</text:p>
          </table:table-cell>
          <table:table-cell office:value-type="float" office:value="0.00046393502">
            <text:p>4.64E-004</text:p>
          </table:table-cell>
          <table:table-cell office:value-type="float" office:value="0.00041532578">
            <text:p>4.15E-004</text:p>
          </table:table-cell>
          <table:table-cell office:value-type="float" office:value="0.00038685126">
            <text:p>3.87E-004</text:p>
          </table:table-cell>
          <table:table-cell office:value-type="float" office:value="0.00037767613">
            <text:p>3.78E-004</text:p>
          </table:table-cell>
          <table:table-cell office:value-type="float" office:value="0.00037550123">
            <text:p>3.76E-004</text:p>
          </table:table-cell>
          <table:table-cell office:value-type="float" office:value="0.00037429726">
            <text:p>3.74E-004</text:p>
          </table:table-cell>
          <table:table-cell office:value-type="float" office:value="0.0003738827">
            <text:p>3.74E-004</text:p>
          </table:table-cell>
          <table:table-cell office:value-type="float" office:value="0.00037414403">
            <text:p>3.74E-004</text:p>
          </table:table-cell>
          <table:table-cell office:value-type="float" office:value="0.000375307">
            <text:p>3.75E-004</text:p>
          </table:table-cell>
          <table:table-cell office:value-type="float" office:value="0.0003782372">
            <text:p>3.78E-004</text:p>
          </table:table-cell>
          <table:table-cell office:value-type="float" office:value="0.0003788674">
            <text:p>3.79E-004</text:p>
          </table:table-cell>
          <table:table-cell office:value-type="float" office:value="0.00037948953">
            <text:p>3.79E-004</text:p>
          </table:table-cell>
          <table:table-cell office:value-type="float" office:value="0.00038037024">
            <text:p>3.80E-004</text:p>
          </table:table-cell>
          <table:table-cell office:value-type="float" office:value="0.0003832332">
            <text:p>3.83E-004</text:p>
          </table:table-cell>
          <table:table-cell office:value-type="float" office:value="0.00038398706">
            <text:p>3.84E-004</text:p>
          </table:table-cell>
          <table:table-cell office:value-type="float" office:value="0.00038456888">
            <text:p>3.85E-004</text:p>
          </table:table-cell>
          <table:table-cell office:value-type="float" office:value="0.0003859264">
            <text:p>3.86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4 Children of Productions.mp3</text:p>
          </table:table-cell>
          <table:table-cell office:value-type="float" office:value="0.030854398">
            <text:p>0.030854398</text:p>
          </table:table-cell>
          <table:table-cell office:value-type="float" office:value="0.019605028">
            <text:p>0.019605028</text:p>
          </table:table-cell>
          <table:table-cell office:value-type="float" office:value="0.01914863">
            <text:p>0.01914863</text:p>
          </table:table-cell>
          <table:table-cell office:value-type="float" office:value="0.021316264">
            <text:p>0.021316264</text:p>
          </table:table-cell>
          <table:table-cell office:value-type="float" office:value="0.020415658">
            <text:p>0.020415658</text:p>
          </table:table-cell>
          <table:table-cell office:value-type="float" office:value="0.02226">
            <text:p>0.02226</text:p>
          </table:table-cell>
          <table:table-cell office:value-type="float" office:value="0.016795797">
            <text:p>0.016795797</text:p>
          </table:table-cell>
          <table:table-cell office:value-type="float" office:value="0.020140657">
            <text:p>0.020140657</text:p>
          </table:table-cell>
          <table:table-cell office:value-type="float" office:value="0.018580968">
            <text:p>0.018580968</text:p>
          </table:table-cell>
          <table:table-cell office:value-type="float" office:value="0.017766511">
            <text:p>0.017766511</text:p>
          </table:table-cell>
          <table:table-cell office:value-type="float" office:value="0.017795887">
            <text:p>0.017795887</text:p>
          </table:table-cell>
          <table:table-cell office:value-type="float" office:value="0.022050744">
            <text:p>0.022050744</text:p>
          </table:table-cell>
          <table:table-cell office:value-type="float" office:value="0.012218442">
            <text:p>0.012218442</text:p>
          </table:table-cell>
          <table:table-cell office:value-type="float" office:value="0.016966647">
            <text:p>0.016966647</text:p>
          </table:table-cell>
          <table:table-cell office:value-type="float" office:value="0.013249979">
            <text:p>0.013249979</text:p>
          </table:table-cell>
          <table:table-cell office:value-type="float" office:value="0.019856058">
            <text:p>0.019856058</text:p>
          </table:table-cell>
          <table:table-cell office:value-type="float" office:value="0.011517541">
            <text:p>0.011517541</text:p>
          </table:table-cell>
          <table:table-cell office:value-type="float" office:value="0.017349273">
            <text:p>0.017349273</text:p>
          </table:table-cell>
          <table:table-cell office:value-type="float" office:value="0.014139006">
            <text:p>0.014139006</text:p>
          </table:table-cell>
          <table:table-cell office:value-type="float" office:value="0.009998297">
            <text:p>0.009998297</text:p>
          </table:table-cell>
          <table:table-cell office:value-type="float" office:value="0.01261609">
            <text:p>0.01261609</text:p>
          </table:table-cell>
          <table:table-cell office:value-type="float" office:value="0.008014672">
            <text:p>0.008014672</text:p>
          </table:table-cell>
          <table:table-cell office:value-type="float" office:value="0.0134446155">
            <text:p>0.0134446155</text:p>
          </table:table-cell>
          <table:table-cell office:value-type="float" office:value="0.014668016">
            <text:p>0.014668016</text:p>
          </table:table-cell>
          <table:table-cell office:value-type="float" office:value="0.0068078144">
            <text:p>0.0068078144</text:p>
          </table:table-cell>
          <table:table-cell office:value-type="float" office:value="0.008124092">
            <text:p>0.008124092</text:p>
          </table:table-cell>
          <table:table-cell office:value-type="float" office:value="0.009456905">
            <text:p>0.009456905</text:p>
          </table:table-cell>
          <table:table-cell office:value-type="float" office:value="0.011714536">
            <text:p>0.011714536</text:p>
          </table:table-cell>
          <table:table-cell office:value-type="float" office:value="0.008911837">
            <text:p>0.008911837</text:p>
          </table:table-cell>
          <table:table-cell office:value-type="float" office:value="0.0075669135">
            <text:p>0.0075669135</text:p>
          </table:table-cell>
          <table:table-cell office:value-type="float" office:value="0.0124400575">
            <text:p>0.0124400575</text:p>
          </table:table-cell>
          <table:table-cell office:value-type="float" office:value="0.010154911">
            <text:p>0.010154911</text:p>
          </table:table-cell>
          <table:table-cell office:value-type="float" office:value="0.006782355">
            <text:p>0.006782355</text:p>
          </table:table-cell>
          <table:table-cell office:value-type="float" office:value="0.007001934">
            <text:p>0.007001934</text:p>
          </table:table-cell>
          <table:table-cell office:value-type="float" office:value="0.01120874">
            <text:p>0.01120874</text:p>
          </table:table-cell>
          <table:table-cell office:value-type="float" office:value="0.0075231004">
            <text:p>0.0075231004</text:p>
          </table:table-cell>
          <table:table-cell office:value-type="float" office:value="0.008551038">
            <text:p>0.008551038</text:p>
          </table:table-cell>
          <table:table-cell office:value-type="float" office:value="0.0076560057">
            <text:p>0.0076560057</text:p>
          </table:table-cell>
          <table:table-cell office:value-type="float" office:value="0.0083166575">
            <text:p>0.0083166575</text:p>
          </table:table-cell>
          <table:table-cell office:value-type="float" office:value="0.008181314">
            <text:p>0.008181314</text:p>
          </table:table-cell>
          <table:table-cell office:value-type="float" office:value="0.008419934">
            <text:p>0.008419934</text:p>
          </table:table-cell>
          <table:table-cell office:value-type="float" office:value="0.009308157">
            <text:p>0.009308157</text:p>
          </table:table-cell>
          <table:table-cell office:value-type="float" office:value="0.0060959863">
            <text:p>0.0060959863</text:p>
          </table:table-cell>
          <table:table-cell office:value-type="float" office:value="0.006272102">
            <text:p>0.006272102</text:p>
          </table:table-cell>
          <table:table-cell office:value-type="float" office:value="0.006109767">
            <text:p>0.006109767</text:p>
          </table:table-cell>
          <table:table-cell office:value-type="float" office:value="0.007759302">
            <text:p>0.007759302</text:p>
          </table:table-cell>
          <table:table-cell office:value-type="float" office:value="0.007621323">
            <text:p>0.007621323</text:p>
          </table:table-cell>
          <table:table-cell office:value-type="float" office:value="0.00538344">
            <text:p>0.00538344</text:p>
          </table:table-cell>
          <table:table-cell office:value-type="float" office:value="0.004142424">
            <text:p>0.004142424</text:p>
          </table:table-cell>
          <table:table-cell office:value-type="float" office:value="0.0044497526">
            <text:p>0.0044497526</text:p>
          </table:table-cell>
          <table:table-cell office:value-type="float" office:value="0.0041053942">
            <text:p>0.0041053942</text:p>
          </table:table-cell>
          <table:table-cell office:value-type="float" office:value="0.0053237164">
            <text:p>0.0053237164</text:p>
          </table:table-cell>
          <table:table-cell office:value-type="float" office:value="0.004531829">
            <text:p>0.004531829</text:p>
          </table:table-cell>
          <table:table-cell office:value-type="float" office:value="0.0040624724">
            <text:p>0.0040624724</text:p>
          </table:table-cell>
          <table:table-cell office:value-type="float" office:value="0.005521873">
            <text:p>0.005521873</text:p>
          </table:table-cell>
          <table:table-cell office:value-type="float" office:value="0.0047787414">
            <text:p>0.0047787414</text:p>
          </table:table-cell>
          <table:table-cell office:value-type="float" office:value="0.004222268">
            <text:p>0.004222268</text:p>
          </table:table-cell>
          <table:table-cell office:value-type="float" office:value="0.0045546126">
            <text:p>0.0045546126</text:p>
          </table:table-cell>
          <table:table-cell office:value-type="float" office:value="0.0042888746">
            <text:p>0.0042888746</text:p>
          </table:table-cell>
          <table:table-cell office:value-type="float" office:value="0.0043342235">
            <text:p>0.0043342235</text:p>
          </table:table-cell>
          <table:table-cell office:value-type="float" office:value="0.0042646187">
            <text:p>0.0042646187</text:p>
          </table:table-cell>
          <table:table-cell office:value-type="float" office:value="0.0052643535">
            <text:p>0.0052643535</text:p>
          </table:table-cell>
          <table:table-cell office:value-type="float" office:value="0.004400071">
            <text:p>0.004400071</text:p>
          </table:table-cell>
          <table:table-cell office:value-type="float" office:value="0.0046103764">
            <text:p>0.0046103764</text:p>
          </table:table-cell>
          <table:table-cell office:value-type="float" office:value="0.0041299146">
            <text:p>0.0041299146</text:p>
          </table:table-cell>
          <table:table-cell office:value-type="float" office:value="0.0045057056">
            <text:p>0.0045057056</text:p>
          </table:table-cell>
          <table:table-cell office:value-type="float" office:value="0.0045537953">
            <text:p>0.0045537953</text:p>
          </table:table-cell>
          <table:table-cell office:value-type="float" office:value="0.004126842">
            <text:p>0.004126842</text:p>
          </table:table-cell>
          <table:table-cell office:value-type="float" office:value="0.0054255095">
            <text:p>0.0054255095</text:p>
          </table:table-cell>
          <table:table-cell office:value-type="float" office:value="0.00566786">
            <text:p>0.00566786</text:p>
          </table:table-cell>
          <table:table-cell office:value-type="float" office:value="0.0046293745">
            <text:p>0.0046293745</text:p>
          </table:table-cell>
          <table:table-cell office:value-type="float" office:value="0.0048748152">
            <text:p>0.0048748152</text:p>
          </table:table-cell>
          <table:table-cell office:value-type="float" office:value="0.0054444964">
            <text:p>0.0054444964</text:p>
          </table:table-cell>
          <table:table-cell office:value-type="float" office:value="0.0049412563">
            <text:p>0.0049412563</text:p>
          </table:table-cell>
          <table:table-cell office:value-type="float" office:value="0.004192924">
            <text:p>0.004192924</text:p>
          </table:table-cell>
          <table:table-cell office:value-type="float" office:value="0.0041012326">
            <text:p>0.0041012326</text:p>
          </table:table-cell>
          <table:table-cell office:value-type="float" office:value="0.003969969">
            <text:p>0.003969969</text:p>
          </table:table-cell>
          <table:table-cell office:value-type="float" office:value="0.00441015">
            <text:p>0.00441015</text:p>
          </table:table-cell>
          <table:table-cell office:value-type="float" office:value="0.004325026">
            <text:p>0.004325026</text:p>
          </table:table-cell>
          <table:table-cell office:value-type="float" office:value="0.004061921">
            <text:p>0.004061921</text:p>
          </table:table-cell>
          <table:table-cell office:value-type="float" office:value="0.0047534034">
            <text:p>0.0047534034</text:p>
          </table:table-cell>
          <table:table-cell office:value-type="float" office:value="0.0043789344">
            <text:p>0.0043789344</text:p>
          </table:table-cell>
          <table:table-cell office:value-type="float" office:value="0.0044439607">
            <text:p>0.0044439607</text:p>
          </table:table-cell>
          <table:table-cell office:value-type="float" office:value="0.005083671">
            <text:p>0.005083671</text:p>
          </table:table-cell>
          <table:table-cell office:value-type="float" office:value="0.0043962696">
            <text:p>0.0043962696</text:p>
          </table:table-cell>
          <table:table-cell office:value-type="float" office:value="0.0034504458">
            <text:p>0.0034504458</text:p>
          </table:table-cell>
          <table:table-cell office:value-type="float" office:value="0.0036985895">
            <text:p>0.0036985895</text:p>
          </table:table-cell>
          <table:table-cell office:value-type="float" office:value="0.0032651774">
            <text:p>0.0032651774</text:p>
          </table:table-cell>
          <table:table-cell office:value-type="float" office:value="0.0037360317">
            <text:p>0.0037360317</text:p>
          </table:table-cell>
          <table:table-cell office:value-type="float" office:value="0.0036021564">
            <text:p>0.0036021564</text:p>
          </table:table-cell>
          <table:table-cell office:value-type="float" office:value="0.0042403387">
            <text:p>0.0042403387</text:p>
          </table:table-cell>
          <table:table-cell office:value-type="float" office:value="0.0056227483">
            <text:p>0.0056227483</text:p>
          </table:table-cell>
          <table:table-cell office:value-type="float" office:value="0.0056563667">
            <text:p>0.0056563667</text:p>
          </table:table-cell>
          <table:table-cell office:value-type="float" office:value="0.004005521">
            <text:p>0.004005521</text:p>
          </table:table-cell>
          <table:table-cell office:value-type="float" office:value="0.0035477136">
            <text:p>0.0035477136</text:p>
          </table:table-cell>
          <table:table-cell office:value-type="float" office:value="0.0035184964">
            <text:p>0.0035184964</text:p>
          </table:table-cell>
          <table:table-cell office:value-type="float" office:value="0.0037151494">
            <text:p>0.0037151494</text:p>
          </table:table-cell>
          <table:table-cell office:value-type="float" office:value="0.0035534126">
            <text:p>0.0035534126</text:p>
          </table:table-cell>
          <table:table-cell office:value-type="float" office:value="0.0029238914">
            <text:p>0.0029238914</text:p>
          </table:table-cell>
          <table:table-cell office:value-type="float" office:value="0.0038643875">
            <text:p>0.0038643875</text:p>
          </table:table-cell>
          <table:table-cell office:value-type="float" office:value="0.0053076562">
            <text:p>0.0053076562</text:p>
          </table:table-cell>
          <table:table-cell office:value-type="float" office:value="0.0061542816">
            <text:p>0.0061542816</text:p>
          </table:table-cell>
          <table:table-cell office:value-type="float" office:value="0.00416859">
            <text:p>0.00416859</text:p>
          </table:table-cell>
          <table:table-cell office:value-type="float" office:value="0.003955504">
            <text:p>0.003955504</text:p>
          </table:table-cell>
          <table:table-cell office:value-type="float" office:value="0.003506251">
            <text:p>0.003506251</text:p>
          </table:table-cell>
          <table:table-cell office:value-type="float" office:value="0.0027465173">
            <text:p>0.0027465173</text:p>
          </table:table-cell>
          <table:table-cell office:value-type="float" office:value="0.003365885">
            <text:p>0.003365885</text:p>
          </table:table-cell>
          <table:table-cell office:value-type="float" office:value="0.0038520244">
            <text:p>0.0038520244</text:p>
          </table:table-cell>
          <table:table-cell office:value-type="float" office:value="0.0033517422">
            <text:p>0.0033517422</text:p>
          </table:table-cell>
          <table:table-cell office:value-type="float" office:value="0.0034460938">
            <text:p>0.0034460938</text:p>
          </table:table-cell>
          <table:table-cell office:value-type="float" office:value="0.003400914">
            <text:p>0.003400914</text:p>
          </table:table-cell>
          <table:table-cell office:value-type="float" office:value="0.002654625">
            <text:p>0.002654625</text:p>
          </table:table-cell>
          <table:table-cell office:value-type="float" office:value="0.0028472836">
            <text:p>0.0028472836</text:p>
          </table:table-cell>
          <table:table-cell office:value-type="float" office:value="0.003067296">
            <text:p>0.003067296</text:p>
          </table:table-cell>
          <table:table-cell office:value-type="float" office:value="0.0034209057">
            <text:p>0.0034209057</text:p>
          </table:table-cell>
          <table:table-cell office:value-type="float" office:value="0.004757442">
            <text:p>0.004757442</text:p>
          </table:table-cell>
          <table:table-cell office:value-type="float" office:value="0.003677172">
            <text:p>0.003677172</text:p>
          </table:table-cell>
          <table:table-cell office:value-type="float" office:value="0.0030038187">
            <text:p>0.0030038187</text:p>
          </table:table-cell>
          <table:table-cell office:value-type="float" office:value="0.0029113316">
            <text:p>0.0029113316</text:p>
          </table:table-cell>
          <table:table-cell office:value-type="float" office:value="0.0029146124">
            <text:p>0.0029146124</text:p>
          </table:table-cell>
          <table:table-cell office:value-type="float" office:value="0.0030600422">
            <text:p>0.0030600422</text:p>
          </table:table-cell>
          <table:table-cell office:value-type="float" office:value="0.0035080954">
            <text:p>0.0035080954</text:p>
          </table:table-cell>
          <table:table-cell office:value-type="float" office:value="0.0034452693">
            <text:p>0.0034452693</text:p>
          </table:table-cell>
          <table:table-cell office:value-type="float" office:value="0.0036731667">
            <text:p>0.0036731667</text:p>
          </table:table-cell>
          <table:table-cell office:value-type="float" office:value="0.0026779016">
            <text:p>0.0026779016</text:p>
          </table:table-cell>
          <table:table-cell office:value-type="float" office:value="0.002551075">
            <text:p>0.002551075</text:p>
          </table:table-cell>
          <table:table-cell office:value-type="float" office:value="0.0026942808">
            <text:p>0.0026942808</text:p>
          </table:table-cell>
          <table:table-cell office:value-type="float" office:value="0.0033848253">
            <text:p>0.0033848253</text:p>
          </table:table-cell>
          <table:table-cell office:value-type="float" office:value="0.0030433054">
            <text:p>0.0030433054</text:p>
          </table:table-cell>
          <table:table-cell office:value-type="float" office:value="0.0030104101">
            <text:p>0.0030104101</text:p>
          </table:table-cell>
          <table:table-cell office:value-type="float" office:value="0.0026784362">
            <text:p>0.0026784362</text:p>
          </table:table-cell>
          <table:table-cell office:value-type="float" office:value="0.0024455464">
            <text:p>0.0024455464</text:p>
          </table:table-cell>
          <table:table-cell office:value-type="float" office:value="0.0025560851">
            <text:p>0.0025560851</text:p>
          </table:table-cell>
          <table:table-cell office:value-type="float" office:value="0.002875895">
            <text:p>0.002875895</text:p>
          </table:table-cell>
          <table:table-cell office:value-type="float" office:value="0.0029606074">
            <text:p>0.0029606074</text:p>
          </table:table-cell>
          <table:table-cell office:value-type="float" office:value="0.0025564993">
            <text:p>0.0025564993</text:p>
          </table:table-cell>
          <table:table-cell office:value-type="float" office:value="0.0030344701">
            <text:p>0.0030344701</text:p>
          </table:table-cell>
          <table:table-cell office:value-type="float" office:value="0.0028577188">
            <text:p>0.0028577188</text:p>
          </table:table-cell>
          <table:table-cell office:value-type="float" office:value="0.0025644272">
            <text:p>0.0025644272</text:p>
          </table:table-cell>
          <table:table-cell office:value-type="float" office:value="0.0026285986">
            <text:p>0.0026285986</text:p>
          </table:table-cell>
          <table:table-cell office:value-type="float" office:value="0.003186826">
            <text:p>0.003186826</text:p>
          </table:table-cell>
          <table:table-cell office:value-type="float" office:value="0.0029568905">
            <text:p>0.0029568905</text:p>
          </table:table-cell>
          <table:table-cell office:value-type="float" office:value="0.0029956466">
            <text:p>0.0029956466</text:p>
          </table:table-cell>
          <table:table-cell office:value-type="float" office:value="0.0029265848">
            <text:p>0.0029265848</text:p>
          </table:table-cell>
          <table:table-cell office:value-type="float" office:value="0.0021520706">
            <text:p>0.0021520706</text:p>
          </table:table-cell>
          <table:table-cell office:value-type="float" office:value="0.0025201684">
            <text:p>0.0025201684</text:p>
          </table:table-cell>
          <table:table-cell office:value-type="float" office:value="0.0027393077">
            <text:p>0.0027393077</text:p>
          </table:table-cell>
          <table:table-cell office:value-type="float" office:value="0.0032414964">
            <text:p>0.0032414964</text:p>
          </table:table-cell>
          <table:table-cell office:value-type="float" office:value="0.003926597">
            <text:p>0.003926597</text:p>
          </table:table-cell>
          <table:table-cell office:value-type="float" office:value="0.0031675228">
            <text:p>0.0031675228</text:p>
          </table:table-cell>
          <table:table-cell office:value-type="float" office:value="0.0029522637">
            <text:p>0.0029522637</text:p>
          </table:table-cell>
          <table:table-cell office:value-type="float" office:value="0.0031684216">
            <text:p>0.0031684216</text:p>
          </table:table-cell>
          <table:table-cell office:value-type="float" office:value="0.002837952">
            <text:p>0.002837952</text:p>
          </table:table-cell>
          <table:table-cell office:value-type="float" office:value="0.0028163134">
            <text:p>0.0028163134</text:p>
          </table:table-cell>
          <table:table-cell office:value-type="float" office:value="0.0032126964">
            <text:p>0.0032126964</text:p>
          </table:table-cell>
          <table:table-cell office:value-type="float" office:value="0.004002406">
            <text:p>0.004002406</text:p>
          </table:table-cell>
          <table:table-cell office:value-type="float" office:value="0.004718854">
            <text:p>0.004718854</text:p>
          </table:table-cell>
          <table:table-cell office:value-type="float" office:value="0.00402537">
            <text:p>0.00402537</text:p>
          </table:table-cell>
          <table:table-cell office:value-type="float" office:value="0.0034385554">
            <text:p>0.0034385554</text:p>
          </table:table-cell>
          <table:table-cell office:value-type="float" office:value="0.002446388">
            <text:p>0.002446388</text:p>
          </table:table-cell>
          <table:table-cell office:value-type="float" office:value="0.0027700232">
            <text:p>0.0027700232</text:p>
          </table:table-cell>
          <table:table-cell office:value-type="float" office:value="0.003323768">
            <text:p>0.003323768</text:p>
          </table:table-cell>
          <table:table-cell office:value-type="float" office:value="0.0030193469">
            <text:p>0.0030193469</text:p>
          </table:table-cell>
          <table:table-cell office:value-type="float" office:value="0.0032524136">
            <text:p>0.0032524136</text:p>
          </table:table-cell>
          <table:table-cell office:value-type="float" office:value="0.003899121">
            <text:p>0.003899121</text:p>
          </table:table-cell>
          <table:table-cell office:value-type="float" office:value="0.003940355">
            <text:p>0.003940355</text:p>
          </table:table-cell>
          <table:table-cell office:value-type="float" office:value="0.0028322581">
            <text:p>0.0028322581</text:p>
          </table:table-cell>
          <table:table-cell office:value-type="float" office:value="0.0021068822">
            <text:p>0.0021068822</text:p>
          </table:table-cell>
          <table:table-cell office:value-type="float" office:value="0.0026907264">
            <text:p>0.0026907264</text:p>
          </table:table-cell>
          <table:table-cell office:value-type="float" office:value="0.0034132553">
            <text:p>0.0034132553</text:p>
          </table:table-cell>
          <table:table-cell office:value-type="float" office:value="0.002401408">
            <text:p>0.002401408</text:p>
          </table:table-cell>
          <table:table-cell office:value-type="float" office:value="0.0027552557">
            <text:p>0.0027552557</text:p>
          </table:table-cell>
          <table:table-cell office:value-type="float" office:value="0.00271823">
            <text:p>0.00271823</text:p>
          </table:table-cell>
          <table:table-cell office:value-type="float" office:value="0.0031634273">
            <text:p>0.0031634273</text:p>
          </table:table-cell>
          <table:table-cell office:value-type="float" office:value="0.0028836732">
            <text:p>0.0028836732</text:p>
          </table:table-cell>
          <table:table-cell office:value-type="float" office:value="0.0022847252">
            <text:p>0.0022847252</text:p>
          </table:table-cell>
          <table:table-cell office:value-type="float" office:value="0.002623615">
            <text:p>0.002623615</text:p>
          </table:table-cell>
          <table:table-cell office:value-type="float" office:value="0.0026388678">
            <text:p>0.0026388678</text:p>
          </table:table-cell>
          <table:table-cell office:value-type="float" office:value="0.0022568388">
            <text:p>0.0022568388</text:p>
          </table:table-cell>
          <table:table-cell office:value-type="float" office:value="0.00231996">
            <text:p>0.00231996</text:p>
          </table:table-cell>
          <table:table-cell office:value-type="float" office:value="0.0021545214">
            <text:p>0.0021545214</text:p>
          </table:table-cell>
          <table:table-cell office:value-type="float" office:value="0.0024700507">
            <text:p>0.0024700507</text:p>
          </table:table-cell>
          <table:table-cell office:value-type="float" office:value="0.002523362">
            <text:p>0.002523362</text:p>
          </table:table-cell>
          <table:table-cell office:value-type="float" office:value="0.0022447545">
            <text:p>0.0022447545</text:p>
          </table:table-cell>
          <table:table-cell office:value-type="float" office:value="0.002323235">
            <text:p>0.002323235</text:p>
          </table:table-cell>
          <table:table-cell office:value-type="float" office:value="0.0020715431">
            <text:p>0.0020715431</text:p>
          </table:table-cell>
          <table:table-cell office:value-type="float" office:value="0.0017508074">
            <text:p>0.0017508074</text:p>
          </table:table-cell>
          <table:table-cell office:value-type="float" office:value="0.0017728122">
            <text:p>0.0017728122</text:p>
          </table:table-cell>
          <table:table-cell office:value-type="float" office:value="0.0020062637">
            <text:p>0.0020062637</text:p>
          </table:table-cell>
          <table:table-cell office:value-type="float" office:value="0.0018458031">
            <text:p>0.0018458031</text:p>
          </table:table-cell>
          <table:table-cell office:value-type="float" office:value="0.0018472486">
            <text:p>0.0018472486</text:p>
          </table:table-cell>
          <table:table-cell office:value-type="float" office:value="0.0018783883">
            <text:p>0.0018783883</text:p>
          </table:table-cell>
          <table:table-cell office:value-type="float" office:value="0.0020995291">
            <text:p>0.0020995291</text:p>
          </table:table-cell>
          <table:table-cell office:value-type="float" office:value="0.0019189431">
            <text:p>0.0019189431</text:p>
          </table:table-cell>
          <table:table-cell office:value-type="float" office:value="0.0018155575">
            <text:p>0.0018155575</text:p>
          </table:table-cell>
          <table:table-cell office:value-type="float" office:value="0.0016296988">
            <text:p>0.0016296988</text:p>
          </table:table-cell>
          <table:table-cell office:value-type="float" office:value="0.0017988344">
            <text:p>0.0017988344</text:p>
          </table:table-cell>
          <table:table-cell office:value-type="float" office:value="0.0017388593">
            <text:p>0.0017388593</text:p>
          </table:table-cell>
          <table:table-cell office:value-type="float" office:value="0.0018729842">
            <text:p>0.0018729842</text:p>
          </table:table-cell>
          <table:table-cell office:value-type="float" office:value="0.0018077914">
            <text:p>0.0018077914</text:p>
          </table:table-cell>
          <table:table-cell office:value-type="float" office:value="0.0017286373">
            <text:p>0.0017286373</text:p>
          </table:table-cell>
          <table:table-cell office:value-type="float" office:value="0.0013823403">
            <text:p>0.0013823403</text:p>
          </table:table-cell>
          <table:table-cell office:value-type="float" office:value="0.0013503331">
            <text:p>0.0013503331</text:p>
          </table:table-cell>
          <table:table-cell office:value-type="float" office:value="0.0013366623">
            <text:p>0.0013366623</text:p>
          </table:table-cell>
          <table:table-cell office:value-type="float" office:value="0.0014513881">
            <text:p>0.0014513881</text:p>
          </table:table-cell>
          <table:table-cell office:value-type="float" office:value="0.0013524636">
            <text:p>0.0013524636</text:p>
          </table:table-cell>
          <table:table-cell office:value-type="float" office:value="0.0015355415">
            <text:p>0.0015355415</text:p>
          </table:table-cell>
          <table:table-cell office:value-type="float" office:value="0.001655686">
            <text:p>0.001655686</text:p>
          </table:table-cell>
          <table:table-cell office:value-type="float" office:value="0.0015811534">
            <text:p>0.0015811534</text:p>
          </table:table-cell>
          <table:table-cell office:value-type="float" office:value="0.0012597513">
            <text:p>0.0012597513</text:p>
          </table:table-cell>
          <table:table-cell office:value-type="float" office:value="0.0012552767">
            <text:p>0.0012552767</text:p>
          </table:table-cell>
          <table:table-cell office:value-type="float" office:value="0.0012322513">
            <text:p>0.0012322513</text:p>
          </table:table-cell>
          <table:table-cell office:value-type="float" office:value="0.0011902973">
            <text:p>0.0011902973</text:p>
          </table:table-cell>
          <table:table-cell office:value-type="float" office:value="0.0012148343">
            <text:p>0.0012148343</text:p>
          </table:table-cell>
          <table:table-cell office:value-type="float" office:value="0.0012304264">
            <text:p>0.0012304264</text:p>
          </table:table-cell>
          <table:table-cell office:value-type="float" office:value="0.0013131185">
            <text:p>0.0013131185</text:p>
          </table:table-cell>
          <table:table-cell office:value-type="float" office:value="0.0013078263">
            <text:p>0.0013078263</text:p>
          </table:table-cell>
          <table:table-cell office:value-type="float" office:value="0.0010616891">
            <text:p>0.0010616891</text:p>
          </table:table-cell>
          <table:table-cell office:value-type="float" office:value="0.0010541392">
            <text:p>0.0010541392</text:p>
          </table:table-cell>
          <table:table-cell office:value-type="float" office:value="0.0010567822">
            <text:p>0.0010567822</text:p>
          </table:table-cell>
          <table:table-cell office:value-type="float" office:value="0.0010778756">
            <text:p>0.0010778756</text:p>
          </table:table-cell>
          <table:table-cell office:value-type="float" office:value="0.0010697659">
            <text:p>0.0010697659</text:p>
          </table:table-cell>
          <table:table-cell office:value-type="float" office:value="0.0010846886">
            <text:p>0.0010846886</text:p>
          </table:table-cell>
          <table:table-cell office:value-type="float" office:value="0.0010574664">
            <text:p>0.0010574664</text:p>
          </table:table-cell>
          <table:table-cell office:value-type="float" office:value="0.001023117">
            <text:p>0.001023117</text:p>
          </table:table-cell>
          <table:table-cell office:value-type="float" office:value="0.0009409789">
            <text:p>9.41E-004</text:p>
          </table:table-cell>
          <table:table-cell office:value-type="float" office:value="0.00086218916">
            <text:p>8.62E-004</text:p>
          </table:table-cell>
          <table:table-cell office:value-type="float" office:value="0.0008363303">
            <text:p>8.36E-004</text:p>
          </table:table-cell>
          <table:table-cell office:value-type="float" office:value="0.0009116094">
            <text:p>9.12E-004</text:p>
          </table:table-cell>
          <table:table-cell table:style-name="ce1" office:value-type="float" office:value="0.0009734994">
            <text:p>9.73E-004</text:p>
          </table:table-cell>
          <table:table-cell office:value-type="float" office:value="0.0009987261">
            <text:p>9.99E-004</text:p>
          </table:table-cell>
          <table:table-cell office:value-type="float" office:value="0.0009298309">
            <text:p>9.30E-004</text:p>
          </table:table-cell>
          <table:table-cell office:value-type="float" office:value="0.00095576694">
            <text:p>9.56E-004</text:p>
          </table:table-cell>
          <table:table-cell office:value-type="float" office:value="0.00086063304">
            <text:p>8.61E-004</text:p>
          </table:table-cell>
          <table:table-cell office:value-type="float" office:value="0.00079107773">
            <text:p>7.91E-004</text:p>
          </table:table-cell>
          <table:table-cell office:value-type="float" office:value="0.00072987116">
            <text:p>7.30E-004</text:p>
          </table:table-cell>
          <table:table-cell office:value-type="float" office:value="0.000574549">
            <text:p>5.75E-004</text:p>
          </table:table-cell>
          <table:table-cell office:value-type="float" office:value="0.00051383657">
            <text:p>5.14E-004</text:p>
          </table:table-cell>
          <table:table-cell office:value-type="float" office:value="0.00046961987">
            <text:p>4.70E-004</text:p>
          </table:table-cell>
          <table:table-cell office:value-type="float" office:value="0.0004228329">
            <text:p>4.23E-004</text:p>
          </table:table-cell>
          <table:table-cell office:value-type="float" office:value="0.00038603783">
            <text:p>3.86E-004</text:p>
          </table:table-cell>
          <table:table-cell office:value-type="float" office:value="0.0003625812">
            <text:p>3.63E-004</text:p>
          </table:table-cell>
          <table:table-cell office:value-type="float" office:value="0.00035188903">
            <text:p>3.52E-004</text:p>
          </table:table-cell>
          <table:table-cell office:value-type="float" office:value="0.0003485109">
            <text:p>3.49E-004</text:p>
          </table:table-cell>
          <table:table-cell office:value-type="float" office:value="0.0003479731">
            <text:p>3.48E-004</text:p>
          </table:table-cell>
          <table:table-cell office:value-type="float" office:value="0.00034818813">
            <text:p>3.48E-004</text:p>
          </table:table-cell>
          <table:table-cell office:value-type="float" office:value="0.0003491274">
            <text:p>3.49E-004</text:p>
          </table:table-cell>
          <table:table-cell office:value-type="float" office:value="0.00035116493">
            <text:p>3.51E-004</text:p>
          </table:table-cell>
          <table:table-cell office:value-type="float" office:value="0.00035135227">
            <text:p>3.51E-004</text:p>
          </table:table-cell>
          <table:table-cell office:value-type="float" office:value="0.0003522644">
            <text:p>3.52E-004</text:p>
          </table:table-cell>
          <table:table-cell office:value-type="float" office:value="0.0003531221">
            <text:p>3.53E-004</text:p>
          </table:table-cell>
          <table:table-cell office:value-type="float" office:value="0.00035533422">
            <text:p>3.55E-004</text:p>
          </table:table-cell>
          <table:table-cell office:value-type="float" office:value="0.00035579235">
            <text:p>3.56E-004</text:p>
          </table:table-cell>
          <table:table-cell office:value-type="float" office:value="0.000356771">
            <text:p>3.57E-004</text:p>
          </table:table-cell>
          <table:table-cell office:value-type="float" office:value="0.00035780002">
            <text:p>3.58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5 Getten' to Know You.mp3</text:p>
          </table:table-cell>
          <table:table-cell office:value-type="float" office:value="0.031811234">
            <text:p>0.031811234</text:p>
          </table:table-cell>
          <table:table-cell office:value-type="float" office:value="0.033501487">
            <text:p>0.033501487</text:p>
          </table:table-cell>
          <table:table-cell office:value-type="float" office:value="0.017187277">
            <text:p>0.017187277</text:p>
          </table:table-cell>
          <table:table-cell office:value-type="float" office:value="0.018044518">
            <text:p>0.018044518</text:p>
          </table:table-cell>
          <table:table-cell office:value-type="float" office:value="0.021119842">
            <text:p>0.021119842</text:p>
          </table:table-cell>
          <table:table-cell office:value-type="float" office:value="0.01833327">
            <text:p>0.01833327</text:p>
          </table:table-cell>
          <table:table-cell office:value-type="float" office:value="0.028766733">
            <text:p>0.028766733</text:p>
          </table:table-cell>
          <table:table-cell office:value-type="float" office:value="0.024330422">
            <text:p>0.024330422</text:p>
          </table:table-cell>
          <table:table-cell office:value-type="float" office:value="0.024568997">
            <text:p>0.024568997</text:p>
          </table:table-cell>
          <table:table-cell office:value-type="float" office:value="0.022934023">
            <text:p>0.022934023</text:p>
          </table:table-cell>
          <table:table-cell office:value-type="float" office:value="0.013463072">
            <text:p>0.013463072</text:p>
          </table:table-cell>
          <table:table-cell office:value-type="float" office:value="0.019118976">
            <text:p>0.019118976</text:p>
          </table:table-cell>
          <table:table-cell office:value-type="float" office:value="0.021762336">
            <text:p>0.021762336</text:p>
          </table:table-cell>
          <table:table-cell office:value-type="float" office:value="0.016944">
            <text:p>0.016944</text:p>
          </table:table-cell>
          <table:table-cell office:value-type="float" office:value="0.01868983">
            <text:p>0.01868983</text:p>
          </table:table-cell>
          <table:table-cell office:value-type="float" office:value="0.020128366">
            <text:p>0.020128366</text:p>
          </table:table-cell>
          <table:table-cell office:value-type="float" office:value="0.016762689">
            <text:p>0.016762689</text:p>
          </table:table-cell>
          <table:table-cell office:value-type="float" office:value="0.018179908">
            <text:p>0.018179908</text:p>
          </table:table-cell>
          <table:table-cell office:value-type="float" office:value="0.016820127">
            <text:p>0.016820127</text:p>
          </table:table-cell>
          <table:table-cell office:value-type="float" office:value="0.020820953">
            <text:p>0.020820953</text:p>
          </table:table-cell>
          <table:table-cell office:value-type="float" office:value="0.011279957">
            <text:p>0.011279957</text:p>
          </table:table-cell>
          <table:table-cell office:value-type="float" office:value="0.013540561">
            <text:p>0.013540561</text:p>
          </table:table-cell>
          <table:table-cell office:value-type="float" office:value="0.017005827">
            <text:p>0.017005827</text:p>
          </table:table-cell>
          <table:table-cell office:value-type="float" office:value="0.01596258">
            <text:p>0.01596258</text:p>
          </table:table-cell>
          <table:table-cell office:value-type="float" office:value="0.01281559">
            <text:p>0.01281559</text:p>
          </table:table-cell>
          <table:table-cell office:value-type="float" office:value="0.013812071">
            <text:p>0.013812071</text:p>
          </table:table-cell>
          <table:table-cell office:value-type="float" office:value="0.010970949">
            <text:p>0.010970949</text:p>
          </table:table-cell>
          <table:table-cell office:value-type="float" office:value="0.009351359">
            <text:p>0.009351359</text:p>
          </table:table-cell>
          <table:table-cell office:value-type="float" office:value="0.012499435">
            <text:p>0.012499435</text:p>
          </table:table-cell>
          <table:table-cell office:value-type="float" office:value="0.011762912">
            <text:p>0.011762912</text:p>
          </table:table-cell>
          <table:table-cell office:value-type="float" office:value="0.012829935">
            <text:p>0.012829935</text:p>
          </table:table-cell>
          <table:table-cell office:value-type="float" office:value="0.01049098">
            <text:p>0.01049098</text:p>
          </table:table-cell>
          <table:table-cell office:value-type="float" office:value="0.009824264">
            <text:p>0.009824264</text:p>
          </table:table-cell>
          <table:table-cell office:value-type="float" office:value="0.009899755">
            <text:p>0.009899755</text:p>
          </table:table-cell>
          <table:table-cell office:value-type="float" office:value="0.011660712">
            <text:p>0.011660712</text:p>
          </table:table-cell>
          <table:table-cell office:value-type="float" office:value="0.007352385">
            <text:p>0.007352385</text:p>
          </table:table-cell>
          <table:table-cell office:value-type="float" office:value="0.0069006546">
            <text:p>0.0069006546</text:p>
          </table:table-cell>
          <table:table-cell office:value-type="float" office:value="0.008148658">
            <text:p>0.008148658</text:p>
          </table:table-cell>
          <table:table-cell office:value-type="float" office:value="0.011626695">
            <text:p>0.011626695</text:p>
          </table:table-cell>
          <table:table-cell office:value-type="float" office:value="0.00724154">
            <text:p>0.00724154</text:p>
          </table:table-cell>
          <table:table-cell office:value-type="float" office:value="0.0064911298">
            <text:p>0.0064911298</text:p>
          </table:table-cell>
          <table:table-cell office:value-type="float" office:value="0.0070714736">
            <text:p>0.0070714736</text:p>
          </table:table-cell>
          <table:table-cell office:value-type="float" office:value="0.008872559">
            <text:p>0.008872559</text:p>
          </table:table-cell>
          <table:table-cell office:value-type="float" office:value="0.009165621">
            <text:p>0.009165621</text:p>
          </table:table-cell>
          <table:table-cell office:value-type="float" office:value="0.0075511523">
            <text:p>0.0075511523</text:p>
          </table:table-cell>
          <table:table-cell office:value-type="float" office:value="0.009538459">
            <text:p>0.009538459</text:p>
          </table:table-cell>
          <table:table-cell office:value-type="float" office:value="0.008805259">
            <text:p>0.008805259</text:p>
          </table:table-cell>
          <table:table-cell office:value-type="float" office:value="0.006803576">
            <text:p>0.006803576</text:p>
          </table:table-cell>
          <table:table-cell office:value-type="float" office:value="0.0062962994">
            <text:p>0.0062962994</text:p>
          </table:table-cell>
          <table:table-cell office:value-type="float" office:value="0.0043835896">
            <text:p>0.0043835896</text:p>
          </table:table-cell>
          <table:table-cell office:value-type="float" office:value="0.0051614325">
            <text:p>0.0051614325</text:p>
          </table:table-cell>
          <table:table-cell office:value-type="float" office:value="0.006499387">
            <text:p>0.006499387</text:p>
          </table:table-cell>
          <table:table-cell office:value-type="float" office:value="0.005400341">
            <text:p>0.005400341</text:p>
          </table:table-cell>
          <table:table-cell office:value-type="float" office:value="0.0063347653">
            <text:p>0.0063347653</text:p>
          </table:table-cell>
          <table:table-cell office:value-type="float" office:value="0.0043745837">
            <text:p>0.0043745837</text:p>
          </table:table-cell>
          <table:table-cell office:value-type="float" office:value="0.0040144017">
            <text:p>0.0040144017</text:p>
          </table:table-cell>
          <table:table-cell office:value-type="float" office:value="0.0046021794">
            <text:p>0.0046021794</text:p>
          </table:table-cell>
          <table:table-cell office:value-type="float" office:value="0.0063092923">
            <text:p>0.0063092923</text:p>
          </table:table-cell>
          <table:table-cell office:value-type="float" office:value="0.00580189">
            <text:p>0.00580189</text:p>
          </table:table-cell>
          <table:table-cell office:value-type="float" office:value="0.0041255835">
            <text:p>0.0041255835</text:p>
          </table:table-cell>
          <table:table-cell office:value-type="float" office:value="0.0050501237">
            <text:p>0.0050501237</text:p>
          </table:table-cell>
          <table:table-cell office:value-type="float" office:value="0.005076641">
            <text:p>0.005076641</text:p>
          </table:table-cell>
          <table:table-cell office:value-type="float" office:value="0.004679107">
            <text:p>0.004679107</text:p>
          </table:table-cell>
          <table:table-cell office:value-type="float" office:value="0.0055468627">
            <text:p>0.0055468627</text:p>
          </table:table-cell>
          <table:table-cell office:value-type="float" office:value="0.0046798545">
            <text:p>0.0046798545</text:p>
          </table:table-cell>
          <table:table-cell office:value-type="float" office:value="0.004391555">
            <text:p>0.004391555</text:p>
          </table:table-cell>
          <table:table-cell office:value-type="float" office:value="0.0041152216">
            <text:p>0.0041152216</text:p>
          </table:table-cell>
          <table:table-cell office:value-type="float" office:value="0.0051728776">
            <text:p>0.0051728776</text:p>
          </table:table-cell>
          <table:table-cell office:value-type="float" office:value="0.006481491">
            <text:p>0.006481491</text:p>
          </table:table-cell>
          <table:table-cell office:value-type="float" office:value="0.006769145">
            <text:p>0.006769145</text:p>
          </table:table-cell>
          <table:table-cell office:value-type="float" office:value="0.0050049033">
            <text:p>0.0050049033</text:p>
          </table:table-cell>
          <table:table-cell office:value-type="float" office:value="0.005230994">
            <text:p>0.005230994</text:p>
          </table:table-cell>
          <table:table-cell office:value-type="float" office:value="0.0046996423">
            <text:p>0.0046996423</text:p>
          </table:table-cell>
          <table:table-cell office:value-type="float" office:value="0.00453844">
            <text:p>0.00453844</text:p>
          </table:table-cell>
          <table:table-cell office:value-type="float" office:value="0.0046852566">
            <text:p>0.0046852566</text:p>
          </table:table-cell>
          <table:table-cell office:value-type="float" office:value="0.0050746026">
            <text:p>0.0050746026</text:p>
          </table:table-cell>
          <table:table-cell office:value-type="float" office:value="0.00566557">
            <text:p>0.00566557</text:p>
          </table:table-cell>
          <table:table-cell office:value-type="float" office:value="0.006212741">
            <text:p>0.006212741</text:p>
          </table:table-cell>
          <table:table-cell office:value-type="float" office:value="0.004702229">
            <text:p>0.004702229</text:p>
          </table:table-cell>
          <table:table-cell office:value-type="float" office:value="0.004800558">
            <text:p>0.004800558</text:p>
          </table:table-cell>
          <table:table-cell office:value-type="float" office:value="0.004731364">
            <text:p>0.004731364</text:p>
          </table:table-cell>
          <table:table-cell office:value-type="float" office:value="0.003997869">
            <text:p>0.003997869</text:p>
          </table:table-cell>
          <table:table-cell office:value-type="float" office:value="0.0036682587">
            <text:p>0.0036682587</text:p>
          </table:table-cell>
          <table:table-cell office:value-type="float" office:value="0.0036190974">
            <text:p>0.0036190974</text:p>
          </table:table-cell>
          <table:table-cell office:value-type="float" office:value="0.004461509">
            <text:p>0.004461509</text:p>
          </table:table-cell>
          <table:table-cell office:value-type="float" office:value="0.004692186">
            <text:p>0.004692186</text:p>
          </table:table-cell>
          <table:table-cell office:value-type="float" office:value="0.004148194">
            <text:p>0.004148194</text:p>
          </table:table-cell>
          <table:table-cell office:value-type="float" office:value="0.0037257771">
            <text:p>0.0037257771</text:p>
          </table:table-cell>
          <table:table-cell office:value-type="float" office:value="0.0029519005">
            <text:p>0.0029519005</text:p>
          </table:table-cell>
          <table:table-cell office:value-type="float" office:value="0.0033763582">
            <text:p>0.0033763582</text:p>
          </table:table-cell>
          <table:table-cell office:value-type="float" office:value="0.0037895022">
            <text:p>0.0037895022</text:p>
          </table:table-cell>
          <table:table-cell office:value-type="float" office:value="0.0046288255">
            <text:p>0.0046288255</text:p>
          </table:table-cell>
          <table:table-cell office:value-type="float" office:value="0.0045892247">
            <text:p>0.0045892247</text:p>
          </table:table-cell>
          <table:table-cell office:value-type="float" office:value="0.0036942118">
            <text:p>0.0036942118</text:p>
          </table:table-cell>
          <table:table-cell office:value-type="float" office:value="0.003253281">
            <text:p>0.003253281</text:p>
          </table:table-cell>
          <table:table-cell office:value-type="float" office:value="0.0036039425">
            <text:p>0.0036039425</text:p>
          </table:table-cell>
          <table:table-cell office:value-type="float" office:value="0.003934101">
            <text:p>0.003934101</text:p>
          </table:table-cell>
          <table:table-cell office:value-type="float" office:value="0.0036685728">
            <text:p>0.0036685728</text:p>
          </table:table-cell>
          <table:table-cell office:value-type="float" office:value="0.0041093207">
            <text:p>0.0041093207</text:p>
          </table:table-cell>
          <table:table-cell office:value-type="float" office:value="0.003662702">
            <text:p>0.003662702</text:p>
          </table:table-cell>
          <table:table-cell office:value-type="float" office:value="0.003727743">
            <text:p>0.003727743</text:p>
          </table:table-cell>
          <table:table-cell office:value-type="float" office:value="0.0032073513">
            <text:p>0.0032073513</text:p>
          </table:table-cell>
          <table:table-cell office:value-type="float" office:value="0.003779765">
            <text:p>0.003779765</text:p>
          </table:table-cell>
          <table:table-cell office:value-type="float" office:value="0.0040224264">
            <text:p>0.0040224264</text:p>
          </table:table-cell>
          <table:table-cell office:value-type="float" office:value="0.004082922">
            <text:p>0.004082922</text:p>
          </table:table-cell>
          <table:table-cell office:value-type="float" office:value="0.003761599">
            <text:p>0.003761599</text:p>
          </table:table-cell>
          <table:table-cell office:value-type="float" office:value="0.0038211963">
            <text:p>0.0038211963</text:p>
          </table:table-cell>
          <table:table-cell office:value-type="float" office:value="0.003675237">
            <text:p>0.003675237</text:p>
          </table:table-cell>
          <table:table-cell office:value-type="float" office:value="0.0039197374">
            <text:p>0.0039197374</text:p>
          </table:table-cell>
          <table:table-cell office:value-type="float" office:value="0.0041881013">
            <text:p>0.0041881013</text:p>
          </table:table-cell>
          <table:table-cell office:value-type="float" office:value="0.0040184893">
            <text:p>0.0040184893</text:p>
          </table:table-cell>
          <table:table-cell office:value-type="float" office:value="0.0036165693">
            <text:p>0.0036165693</text:p>
          </table:table-cell>
          <table:table-cell office:value-type="float" office:value="0.0041710255">
            <text:p>0.0041710255</text:p>
          </table:table-cell>
          <table:table-cell office:value-type="float" office:value="0.003984098">
            <text:p>0.003984098</text:p>
          </table:table-cell>
          <table:table-cell office:value-type="float" office:value="0.0040304577">
            <text:p>0.0040304577</text:p>
          </table:table-cell>
          <table:table-cell office:value-type="float" office:value="0.004450309">
            <text:p>0.004450309</text:p>
          </table:table-cell>
          <table:table-cell office:value-type="float" office:value="0.005373225">
            <text:p>0.005373225</text:p>
          </table:table-cell>
          <table:table-cell office:value-type="float" office:value="0.0038750526">
            <text:p>0.0038750526</text:p>
          </table:table-cell>
          <table:table-cell office:value-type="float" office:value="0.003840169">
            <text:p>0.003840169</text:p>
          </table:table-cell>
          <table:table-cell office:value-type="float" office:value="0.0035055936">
            <text:p>0.0035055936</text:p>
          </table:table-cell>
          <table:table-cell office:value-type="float" office:value="0.004149287">
            <text:p>0.004149287</text:p>
          </table:table-cell>
          <table:table-cell office:value-type="float" office:value="0.0044230735">
            <text:p>0.0044230735</text:p>
          </table:table-cell>
          <table:table-cell office:value-type="float" office:value="0.0038909826">
            <text:p>0.0038909826</text:p>
          </table:table-cell>
          <table:table-cell office:value-type="float" office:value="0.004030409">
            <text:p>0.004030409</text:p>
          </table:table-cell>
          <table:table-cell office:value-type="float" office:value="0.0034842703">
            <text:p>0.0034842703</text:p>
          </table:table-cell>
          <table:table-cell office:value-type="float" office:value="0.0038656506">
            <text:p>0.0038656506</text:p>
          </table:table-cell>
          <table:table-cell office:value-type="float" office:value="0.0045036483">
            <text:p>0.0045036483</text:p>
          </table:table-cell>
          <table:table-cell office:value-type="float" office:value="0.003508866">
            <text:p>0.003508866</text:p>
          </table:table-cell>
          <table:table-cell office:value-type="float" office:value="0.0042371713">
            <text:p>0.0042371713</text:p>
          </table:table-cell>
          <table:table-cell office:value-type="float" office:value="0.0041822437">
            <text:p>0.0041822437</text:p>
          </table:table-cell>
          <table:table-cell office:value-type="float" office:value="0.0032825351">
            <text:p>0.0032825351</text:p>
          </table:table-cell>
          <table:table-cell office:value-type="float" office:value="0.003095527">
            <text:p>0.003095527</text:p>
          </table:table-cell>
          <table:table-cell office:value-type="float" office:value="0.0036603953">
            <text:p>0.0036603953</text:p>
          </table:table-cell>
          <table:table-cell office:value-type="float" office:value="0.0033409772">
            <text:p>0.0033409772</text:p>
          </table:table-cell>
          <table:table-cell office:value-type="float" office:value="0.00318974">
            <text:p>0.00318974</text:p>
          </table:table-cell>
          <table:table-cell office:value-type="float" office:value="0.0032587715">
            <text:p>0.0032587715</text:p>
          </table:table-cell>
          <table:table-cell office:value-type="float" office:value="0.003457259">
            <text:p>0.003457259</text:p>
          </table:table-cell>
          <table:table-cell office:value-type="float" office:value="0.0031710835">
            <text:p>0.0031710835</text:p>
          </table:table-cell>
          <table:table-cell office:value-type="float" office:value="0.0035933887">
            <text:p>0.0035933887</text:p>
          </table:table-cell>
          <table:table-cell office:value-type="float" office:value="0.0034992613">
            <text:p>0.0034992613</text:p>
          </table:table-cell>
          <table:table-cell office:value-type="float" office:value="0.0027452696">
            <text:p>0.0027452696</text:p>
          </table:table-cell>
          <table:table-cell office:value-type="float" office:value="0.002967764">
            <text:p>0.002967764</text:p>
          </table:table-cell>
          <table:table-cell office:value-type="float" office:value="0.0032159449">
            <text:p>0.0032159449</text:p>
          </table:table-cell>
          <table:table-cell office:value-type="float" office:value="0.0030509802">
            <text:p>0.0030509802</text:p>
          </table:table-cell>
          <table:table-cell office:value-type="float" office:value="0.0032186261">
            <text:p>0.0032186261</text:p>
          </table:table-cell>
          <table:table-cell office:value-type="float" office:value="0.0029357069">
            <text:p>0.0029357069</text:p>
          </table:table-cell>
          <table:table-cell office:value-type="float" office:value="0.0029067118">
            <text:p>0.0029067118</text:p>
          </table:table-cell>
          <table:table-cell office:value-type="float" office:value="0.0026734474">
            <text:p>0.0026734474</text:p>
          </table:table-cell>
          <table:table-cell office:value-type="float" office:value="0.0028345715">
            <text:p>0.0028345715</text:p>
          </table:table-cell>
          <table:table-cell office:value-type="float" office:value="0.0026574433">
            <text:p>0.0026574433</text:p>
          </table:table-cell>
          <table:table-cell office:value-type="float" office:value="0.0027430588">
            <text:p>0.0027430588</text:p>
          </table:table-cell>
          <table:table-cell office:value-type="float" office:value="0.0026816595">
            <text:p>0.0026816595</text:p>
          </table:table-cell>
          <table:table-cell office:value-type="float" office:value="0.0025398093">
            <text:p>0.0025398093</text:p>
          </table:table-cell>
          <table:table-cell office:value-type="float" office:value="0.002644992">
            <text:p>0.002644992</text:p>
          </table:table-cell>
          <table:table-cell office:value-type="float" office:value="0.002616684">
            <text:p>0.002616684</text:p>
          </table:table-cell>
          <table:table-cell office:value-type="float" office:value="0.0024286471">
            <text:p>0.0024286471</text:p>
          </table:table-cell>
          <table:table-cell office:value-type="float" office:value="0.0023456195">
            <text:p>0.0023456195</text:p>
          </table:table-cell>
          <table:table-cell office:value-type="float" office:value="0.0019862128">
            <text:p>0.0019862128</text:p>
          </table:table-cell>
          <table:table-cell office:value-type="float" office:value="0.0019673258">
            <text:p>0.0019673258</text:p>
          </table:table-cell>
          <table:table-cell office:value-type="float" office:value="0.0023588326">
            <text:p>0.0023588326</text:p>
          </table:table-cell>
          <table:table-cell office:value-type="float" office:value="0.002098554">
            <text:p>0.002098554</text:p>
          </table:table-cell>
          <table:table-cell office:value-type="float" office:value="0.0024284304">
            <text:p>0.0024284304</text:p>
          </table:table-cell>
          <table:table-cell office:value-type="float" office:value="0.0024094821">
            <text:p>0.0024094821</text:p>
          </table:table-cell>
          <table:table-cell office:value-type="float" office:value="0.0021174597">
            <text:p>0.0021174597</text:p>
          </table:table-cell>
          <table:table-cell office:value-type="float" office:value="0.001878201">
            <text:p>0.001878201</text:p>
          </table:table-cell>
          <table:table-cell office:value-type="float" office:value="0.0020134158">
            <text:p>0.0020134158</text:p>
          </table:table-cell>
          <table:table-cell office:value-type="float" office:value="0.0016111827">
            <text:p>0.0016111827</text:p>
          </table:table-cell>
          <table:table-cell office:value-type="float" office:value="0.0018180963">
            <text:p>0.0018180963</text:p>
          </table:table-cell>
          <table:table-cell office:value-type="float" office:value="0.0018152435">
            <text:p>0.0018152435</text:p>
          </table:table-cell>
          <table:table-cell office:value-type="float" office:value="0.0017406719">
            <text:p>0.0017406719</text:p>
          </table:table-cell>
          <table:table-cell office:value-type="float" office:value="0.0017715713">
            <text:p>0.0017715713</text:p>
          </table:table-cell>
          <table:table-cell office:value-type="float" office:value="0.0017309755">
            <text:p>0.0017309755</text:p>
          </table:table-cell>
          <table:table-cell office:value-type="float" office:value="0.001665294">
            <text:p>0.001665294</text:p>
          </table:table-cell>
          <table:table-cell office:value-type="float" office:value="0.0016605727">
            <text:p>0.0016605727</text:p>
          </table:table-cell>
          <table:table-cell office:value-type="float" office:value="0.0017028564">
            <text:p>0.0017028564</text:p>
          </table:table-cell>
          <table:table-cell office:value-type="float" office:value="0.0016257609">
            <text:p>0.0016257609</text:p>
          </table:table-cell>
          <table:table-cell office:value-type="float" office:value="0.0015456623">
            <text:p>0.0015456623</text:p>
          </table:table-cell>
          <table:table-cell office:value-type="float" office:value="0.0015216091">
            <text:p>0.0015216091</text:p>
          </table:table-cell>
          <table:table-cell office:value-type="float" office:value="0.0015398995">
            <text:p>0.0015398995</text:p>
          </table:table-cell>
          <table:table-cell office:value-type="float" office:value="0.0014585486">
            <text:p>0.0014585486</text:p>
          </table:table-cell>
          <table:table-cell office:value-type="float" office:value="0.0013325327">
            <text:p>0.0013325327</text:p>
          </table:table-cell>
          <table:table-cell office:value-type="float" office:value="0.0012933505">
            <text:p>0.0012933505</text:p>
          </table:table-cell>
          <table:table-cell office:value-type="float" office:value="0.0012999873">
            <text:p>0.0012999873</text:p>
          </table:table-cell>
          <table:table-cell office:value-type="float" office:value="0.0014032099">
            <text:p>0.0014032099</text:p>
          </table:table-cell>
          <table:table-cell office:value-type="float" office:value="0.0013811836">
            <text:p>0.0013811836</text:p>
          </table:table-cell>
          <table:table-cell office:value-type="float" office:value="0.0013336064">
            <text:p>0.0013336064</text:p>
          </table:table-cell>
          <table:table-cell office:value-type="float" office:value="0.0012338083">
            <text:p>0.0012338083</text:p>
          </table:table-cell>
          <table:table-cell office:value-type="float" office:value="0.0011695379">
            <text:p>0.0011695379</text:p>
          </table:table-cell>
          <table:table-cell office:value-type="float" office:value="0.0010806363">
            <text:p>0.0010806363</text:p>
          </table:table-cell>
          <table:table-cell office:value-type="float" office:value="0.0011482651">
            <text:p>0.0011482651</text:p>
          </table:table-cell>
          <table:table-cell office:value-type="float" office:value="0.0011043898">
            <text:p>0.0011043898</text:p>
          </table:table-cell>
          <table:table-cell office:value-type="float" office:value="0.0011693831">
            <text:p>0.0011693831</text:p>
          </table:table-cell>
          <table:table-cell office:value-type="float" office:value="0.0011494537">
            <text:p>0.0011494537</text:p>
          </table:table-cell>
          <table:table-cell office:value-type="float" office:value="0.0011458466">
            <text:p>0.0011458466</text:p>
          </table:table-cell>
          <table:table-cell office:value-type="float" office:value="0.0010904052">
            <text:p>0.0010904052</text:p>
          </table:table-cell>
          <table:table-cell office:value-type="float" office:value="0.0010788905">
            <text:p>0.0010788905</text:p>
          </table:table-cell>
          <table:table-cell office:value-type="float" office:value="0.0010974717">
            <text:p>0.0010974717</text:p>
          </table:table-cell>
          <table:table-cell office:value-type="float" office:value="0.0010443236">
            <text:p>0.0010443236</text:p>
          </table:table-cell>
          <table:table-cell office:value-type="float" office:value="0.0010213258">
            <text:p>0.0010213258</text:p>
          </table:table-cell>
          <table:table-cell office:value-type="float" office:value="0.0010752333">
            <text:p>0.0010752333</text:p>
          </table:table-cell>
          <table:table-cell office:value-type="float" office:value="0.0010636603">
            <text:p>0.0010636603</text:p>
          </table:table-cell>
          <table:table-cell office:value-type="float" office:value="0.0010796204">
            <text:p>0.0010796204</text:p>
          </table:table-cell>
          <table:table-cell office:value-type="float" office:value="0.0010666209">
            <text:p>0.0010666209</text:p>
          </table:table-cell>
          <table:table-cell office:value-type="float" office:value="0.0010677597">
            <text:p>0.0010677597</text:p>
          </table:table-cell>
          <table:table-cell office:value-type="float" office:value="0.001012756">
            <text:p>0.001012756</text:p>
          </table:table-cell>
          <table:table-cell office:value-type="float" office:value="0.0011061747">
            <text:p>0.0011061747</text:p>
          </table:table-cell>
          <table:table-cell office:value-type="float" office:value="0.0011314191">
            <text:p>0.0011314191</text:p>
          </table:table-cell>
          <table:table-cell office:value-type="float" office:value="0.0010340846">
            <text:p>0.0010340846</text:p>
          </table:table-cell>
          <table:table-cell office:value-type="float" office:value="0.0010226324">
            <text:p>0.0010226324</text:p>
          </table:table-cell>
          <table:table-cell office:value-type="float" office:value="0.0010201837">
            <text:p>0.0010201837</text:p>
          </table:table-cell>
          <table:table-cell table:style-name="ce1" office:value-type="float" office:value="0.0009833083">
            <text:p>9.83E-004</text:p>
          </table:table-cell>
          <table:table-cell table:style-name="ce1" office:value-type="float" office:value="0.00096830144">
            <text:p>9.68E-004</text:p>
          </table:table-cell>
          <table:table-cell table:style-name="ce1" office:value-type="float" office:value="0.0009971561">
            <text:p>9.97E-004</text:p>
          </table:table-cell>
          <table:table-cell office:value-type="float" office:value="0.0010348684">
            <text:p>0.0010348684</text:p>
          </table:table-cell>
          <table:table-cell table:style-name="ce1" office:value-type="float" office:value="0.0009877627">
            <text:p>9.88E-004</text:p>
          </table:table-cell>
          <table:table-cell table:style-name="ce1" office:value-type="float" office:value="0.0009087197">
            <text:p>9.09E-004</text:p>
          </table:table-cell>
          <table:table-cell table:style-name="ce1" office:value-type="float" office:value="0.00089820795">
            <text:p>8.98E-004</text:p>
          </table:table-cell>
          <table:table-cell table:style-name="ce1" office:value-type="float" office:value="0.00089062477">
            <text:p>8.91E-004</text:p>
          </table:table-cell>
          <table:table-cell table:style-name="ce1" office:value-type="float" office:value="0.00087574637">
            <text:p>8.76E-004</text:p>
          </table:table-cell>
          <table:table-cell table:style-name="ce1" office:value-type="float" office:value="0.0008521293">
            <text:p>8.52E-004</text:p>
          </table:table-cell>
          <table:table-cell table:style-name="ce1" office:value-type="float" office:value="0.00091532693">
            <text:p>9.15E-004</text:p>
          </table:table-cell>
          <table:table-cell table:style-name="ce1" office:value-type="float" office:value="0.00092758366">
            <text:p>9.28E-004</text:p>
          </table:table-cell>
          <table:table-cell table:style-name="ce1" office:value-type="float" office:value="0.0008639844">
            <text:p>8.64E-004</text:p>
          </table:table-cell>
          <table:table-cell table:style-name="ce1" office:value-type="float" office:value="0.00089796167">
            <text:p>8.98E-004</text:p>
          </table:table-cell>
          <table:table-cell table:style-name="ce1" office:value-type="float" office:value="0.0008793411">
            <text:p>8.79E-004</text:p>
          </table:table-cell>
          <table:table-cell office:value-type="float" office:value="0.0008576831">
            <text:p>8.58E-004</text:p>
          </table:table-cell>
          <table:table-cell office:value-type="float" office:value="0.0007731753">
            <text:p>7.73E-004</text:p>
          </table:table-cell>
          <table:table-cell office:value-type="float" office:value="0.0007582974">
            <text:p>7.58E-004</text:p>
          </table:table-cell>
          <table:table-cell office:value-type="float" office:value="0.00080142147">
            <text:p>8.01E-004</text:p>
          </table:table-cell>
          <table:table-cell table:style-name="ce1" office:value-type="float" office:value="0.00082696625">
            <text:p>8.27E-004</text:p>
          </table:table-cell>
          <table:table-cell office:value-type="float" office:value="0.0007895922">
            <text:p>7.90E-004</text:p>
          </table:table-cell>
          <table:table-cell office:value-type="float" office:value="0.00077828334">
            <text:p>7.78E-004</text:p>
          </table:table-cell>
          <table:table-cell office:value-type="float" office:value="0.00076598336">
            <text:p>7.66E-004</text:p>
          </table:table-cell>
          <table:table-cell office:value-type="float" office:value="0.00077900215">
            <text:p>7.79E-004</text:p>
          </table:table-cell>
          <table:table-cell office:value-type="float" office:value="0.0007192214">
            <text:p>7.19E-004</text:p>
          </table:table-cell>
          <table:table-cell office:value-type="float" office:value="0.0006452948">
            <text:p>6.45E-004</text:p>
          </table:table-cell>
          <table:table-cell office:value-type="float" office:value="0.0005737544">
            <text:p>5.74E-004</text:p>
          </table:table-cell>
          <table:table-cell office:value-type="float" office:value="0.0005221205">
            <text:p>5.22E-004</text:p>
          </table:table-cell>
          <table:table-cell office:value-type="float" office:value="0.00045650784">
            <text:p>4.57E-004</text:p>
          </table:table-cell>
          <table:table-cell office:value-type="float" office:value="0.00041700678">
            <text:p>4.17E-004</text:p>
          </table:table-cell>
          <table:table-cell office:value-type="float" office:value="0.00040509543">
            <text:p>4.05E-004</text:p>
          </table:table-cell>
          <table:table-cell office:value-type="float" office:value="0.0004012369">
            <text:p>4.01E-004</text:p>
          </table:table-cell>
          <table:table-cell office:value-type="float" office:value="0.00039997345">
            <text:p>4.00E-004</text:p>
          </table:table-cell>
          <table:table-cell office:value-type="float" office:value="0.0003989468">
            <text:p>3.99E-004</text:p>
          </table:table-cell>
          <table:table-cell office:value-type="float" office:value="0.00039886197">
            <text:p>3.99E-004</text:p>
          </table:table-cell>
          <table:table-cell office:value-type="float" office:value="0.00039943002">
            <text:p>3.99E-004</text:p>
          </table:table-cell>
          <table:table-cell office:value-type="float" office:value="0.00040082273">
            <text:p>4.01E-004</text:p>
          </table:table-cell>
          <table:table-cell office:value-type="float" office:value="0.00040326075">
            <text:p>4.03E-004</text:p>
          </table:table-cell>
          <table:table-cell office:value-type="float" office:value="0.00040394822">
            <text:p>4.04E-004</text:p>
          </table:table-cell>
          <table:table-cell office:value-type="float" office:value="0.00040490908">
            <text:p>4.05E-004</text:p>
          </table:table-cell>
          <table:table-cell office:value-type="float" office:value="0.00040587003">
            <text:p>4.06E-004</text:p>
          </table:table-cell>
          <table:table-cell office:value-type="float" office:value="0.0004084468">
            <text:p>4.08E-004</text:p>
          </table:table-cell>
          <table:table-cell office:value-type="float" office:value="0.0004093">
            <text:p>4.09E-004</text:p>
          </table:table-cell>
          <table:table-cell office:value-type="float" office:value="0.00041013418">
            <text:p>4.10E-004</text:p>
          </table:table-cell>
          <table:table-cell office:value-type="float" office:value="0.00041116076">
            <text:p>4.11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6 Do That Stuff.mp3</text:p>
          </table:table-cell>
          <table:table-cell office:value-type="float" office:value="0.04853626">
            <text:p>0.04853626</text:p>
          </table:table-cell>
          <table:table-cell office:value-type="float" office:value="0.029451104">
            <text:p>0.029451104</text:p>
          </table:table-cell>
          <table:table-cell office:value-type="float" office:value="0.024239995">
            <text:p>0.024239995</text:p>
          </table:table-cell>
          <table:table-cell office:value-type="float" office:value="0.025323689">
            <text:p>0.025323689</text:p>
          </table:table-cell>
          <table:table-cell office:value-type="float" office:value="0.024087489">
            <text:p>0.024087489</text:p>
          </table:table-cell>
          <table:table-cell office:value-type="float" office:value="0.022391142">
            <text:p>0.022391142</text:p>
          </table:table-cell>
          <table:table-cell office:value-type="float" office:value="0.019458089">
            <text:p>0.019458089</text:p>
          </table:table-cell>
          <table:table-cell office:value-type="float" office:value="0.022351842">
            <text:p>0.022351842</text:p>
          </table:table-cell>
          <table:table-cell office:value-type="float" office:value="0.01928681">
            <text:p>0.01928681</text:p>
          </table:table-cell>
          <table:table-cell office:value-type="float" office:value="0.02252626">
            <text:p>0.02252626</text:p>
          </table:table-cell>
          <table:table-cell office:value-type="float" office:value="0.013242535">
            <text:p>0.013242535</text:p>
          </table:table-cell>
          <table:table-cell office:value-type="float" office:value="0.022761077">
            <text:p>0.022761077</text:p>
          </table:table-cell>
          <table:table-cell office:value-type="float" office:value="0.0187014">
            <text:p>0.0187014</text:p>
          </table:table-cell>
          <table:table-cell office:value-type="float" office:value="0.01499471">
            <text:p>0.01499471</text:p>
          </table:table-cell>
          <table:table-cell office:value-type="float" office:value="0.014648627">
            <text:p>0.014648627</text:p>
          </table:table-cell>
          <table:table-cell office:value-type="float" office:value="0.02104436">
            <text:p>0.02104436</text:p>
          </table:table-cell>
          <table:table-cell office:value-type="float" office:value="0.013783695">
            <text:p>0.013783695</text:p>
          </table:table-cell>
          <table:table-cell office:value-type="float" office:value="0.014166414">
            <text:p>0.014166414</text:p>
          </table:table-cell>
          <table:table-cell office:value-type="float" office:value="0.012763641">
            <text:p>0.012763641</text:p>
          </table:table-cell>
          <table:table-cell office:value-type="float" office:value="0.017386382">
            <text:p>0.017386382</text:p>
          </table:table-cell>
          <table:table-cell office:value-type="float" office:value="0.011290651">
            <text:p>0.011290651</text:p>
          </table:table-cell>
          <table:table-cell office:value-type="float" office:value="0.009663211">
            <text:p>0.009663211</text:p>
          </table:table-cell>
          <table:table-cell office:value-type="float" office:value="0.014277343">
            <text:p>0.014277343</text:p>
          </table:table-cell>
          <table:table-cell office:value-type="float" office:value="0.016588552">
            <text:p>0.016588552</text:p>
          </table:table-cell>
          <table:table-cell office:value-type="float" office:value="0.011110833">
            <text:p>0.011110833</text:p>
          </table:table-cell>
          <table:table-cell office:value-type="float" office:value="0.0107915895">
            <text:p>0.0107915895</text:p>
          </table:table-cell>
          <table:table-cell office:value-type="float" office:value="0.009893507">
            <text:p>0.009893507</text:p>
          </table:table-cell>
          <table:table-cell office:value-type="float" office:value="0.010991678">
            <text:p>0.010991678</text:p>
          </table:table-cell>
          <table:table-cell office:value-type="float" office:value="0.010618698">
            <text:p>0.010618698</text:p>
          </table:table-cell>
          <table:table-cell office:value-type="float" office:value="0.010764479">
            <text:p>0.010764479</text:p>
          </table:table-cell>
          <table:table-cell office:value-type="float" office:value="0.012227596">
            <text:p>0.012227596</text:p>
          </table:table-cell>
          <table:table-cell office:value-type="float" office:value="0.0093678385">
            <text:p>0.0093678385</text:p>
          </table:table-cell>
          <table:table-cell office:value-type="float" office:value="0.0082336245">
            <text:p>0.0082336245</text:p>
          </table:table-cell>
          <table:table-cell office:value-type="float" office:value="0.008887689">
            <text:p>0.008887689</text:p>
          </table:table-cell>
          <table:table-cell office:value-type="float" office:value="0.010700129">
            <text:p>0.010700129</text:p>
          </table:table-cell>
          <table:table-cell office:value-type="float" office:value="0.006429803">
            <text:p>0.006429803</text:p>
          </table:table-cell>
          <table:table-cell office:value-type="float" office:value="0.006990426">
            <text:p>0.006990426</text:p>
          </table:table-cell>
          <table:table-cell office:value-type="float" office:value="0.008509765">
            <text:p>0.008509765</text:p>
          </table:table-cell>
          <table:table-cell office:value-type="float" office:value="0.009705171">
            <text:p>0.009705171</text:p>
          </table:table-cell>
          <table:table-cell office:value-type="float" office:value="0.008006934">
            <text:p>0.008006934</text:p>
          </table:table-cell>
          <table:table-cell office:value-type="float" office:value="0.007840482">
            <text:p>0.007840482</text:p>
          </table:table-cell>
          <table:table-cell office:value-type="float" office:value="0.00810038">
            <text:p>0.00810038</text:p>
          </table:table-cell>
          <table:table-cell office:value-type="float" office:value="0.0070217242">
            <text:p>0.0070217242</text:p>
          </table:table-cell>
          <table:table-cell office:value-type="float" office:value="0.006839143">
            <text:p>0.006839143</text:p>
          </table:table-cell>
          <table:table-cell office:value-type="float" office:value="0.006539902">
            <text:p>0.006539902</text:p>
          </table:table-cell>
          <table:table-cell office:value-type="float" office:value="0.008714786">
            <text:p>0.008714786</text:p>
          </table:table-cell>
          <table:table-cell office:value-type="float" office:value="0.007569613">
            <text:p>0.007569613</text:p>
          </table:table-cell>
          <table:table-cell office:value-type="float" office:value="0.0060687065">
            <text:p>0.0060687065</text:p>
          </table:table-cell>
          <table:table-cell office:value-type="float" office:value="0.0071654">
            <text:p>0.0071654</text:p>
          </table:table-cell>
          <table:table-cell office:value-type="float" office:value="0.00711998">
            <text:p>0.00711998</text:p>
          </table:table-cell>
          <table:table-cell office:value-type="float" office:value="0.0055088704">
            <text:p>0.0055088704</text:p>
          </table:table-cell>
          <table:table-cell office:value-type="float" office:value="0.0071768356">
            <text:p>0.0071768356</text:p>
          </table:table-cell>
          <table:table-cell office:value-type="float" office:value="0.008944778">
            <text:p>0.008944778</text:p>
          </table:table-cell>
          <table:table-cell office:value-type="float" office:value="0.0055446494">
            <text:p>0.0055446494</text:p>
          </table:table-cell>
          <table:table-cell office:value-type="float" office:value="0.0066174846">
            <text:p>0.0066174846</text:p>
          </table:table-cell>
          <table:table-cell office:value-type="float" office:value="0.0062836837">
            <text:p>0.0062836837</text:p>
          </table:table-cell>
          <table:table-cell office:value-type="float" office:value="0.0061796834">
            <text:p>0.0061796834</text:p>
          </table:table-cell>
          <table:table-cell office:value-type="float" office:value="0.0071760314">
            <text:p>0.0071760314</text:p>
          </table:table-cell>
          <table:table-cell office:value-type="float" office:value="0.006212473">
            <text:p>0.006212473</text:p>
          </table:table-cell>
          <table:table-cell office:value-type="float" office:value="0.0066004624">
            <text:p>0.0066004624</text:p>
          </table:table-cell>
          <table:table-cell office:value-type="float" office:value="0.0059452183">
            <text:p>0.0059452183</text:p>
          </table:table-cell>
          <table:table-cell office:value-type="float" office:value="0.0074797273">
            <text:p>0.0074797273</text:p>
          </table:table-cell>
          <table:table-cell office:value-type="float" office:value="0.0063233636">
            <text:p>0.0063233636</text:p>
          </table:table-cell>
          <table:table-cell office:value-type="float" office:value="0.006766316">
            <text:p>0.006766316</text:p>
          </table:table-cell>
          <table:table-cell office:value-type="float" office:value="0.0056954497">
            <text:p>0.0056954497</text:p>
          </table:table-cell>
          <table:table-cell office:value-type="float" office:value="0.005850714">
            <text:p>0.005850714</text:p>
          </table:table-cell>
          <table:table-cell office:value-type="float" office:value="0.0058879266">
            <text:p>0.0058879266</text:p>
          </table:table-cell>
          <table:table-cell office:value-type="float" office:value="0.010037124">
            <text:p>0.010037124</text:p>
          </table:table-cell>
          <table:table-cell office:value-type="float" office:value="0.009250672">
            <text:p>0.009250672</text:p>
          </table:table-cell>
          <table:table-cell office:value-type="float" office:value="0.005959885">
            <text:p>0.005959885</text:p>
          </table:table-cell>
          <table:table-cell office:value-type="float" office:value="0.00558207">
            <text:p>0.00558207</text:p>
          </table:table-cell>
          <table:table-cell office:value-type="float" office:value="0.005502592">
            <text:p>0.005502592</text:p>
          </table:table-cell>
          <table:table-cell office:value-type="float" office:value="0.006469072">
            <text:p>0.006469072</text:p>
          </table:table-cell>
          <table:table-cell office:value-type="float" office:value="0.005980252">
            <text:p>0.005980252</text:p>
          </table:table-cell>
          <table:table-cell office:value-type="float" office:value="0.0048483037">
            <text:p>0.0048483037</text:p>
          </table:table-cell>
          <table:table-cell office:value-type="float" office:value="0.0057220245">
            <text:p>0.0057220245</text:p>
          </table:table-cell>
          <table:table-cell office:value-type="float" office:value="0.0052445736">
            <text:p>0.0052445736</text:p>
          </table:table-cell>
          <table:table-cell office:value-type="float" office:value="0.0054892623">
            <text:p>0.0054892623</text:p>
          </table:table-cell>
          <table:table-cell office:value-type="float" office:value="0.005779221">
            <text:p>0.005779221</text:p>
          </table:table-cell>
          <table:table-cell office:value-type="float" office:value="0.005396355">
            <text:p>0.005396355</text:p>
          </table:table-cell>
          <table:table-cell office:value-type="float" office:value="0.0053784726">
            <text:p>0.0053784726</text:p>
          </table:table-cell>
          <table:table-cell office:value-type="float" office:value="0.0054949">
            <text:p>0.0054949</text:p>
          </table:table-cell>
          <table:table-cell office:value-type="float" office:value="0.006020668">
            <text:p>0.006020668</text:p>
          </table:table-cell>
          <table:table-cell office:value-type="float" office:value="0.006047011">
            <text:p>0.006047011</text:p>
          </table:table-cell>
          <table:table-cell office:value-type="float" office:value="0.0057891267">
            <text:p>0.0057891267</text:p>
          </table:table-cell>
          <table:table-cell office:value-type="float" office:value="0.0046621617">
            <text:p>0.0046621617</text:p>
          </table:table-cell>
          <table:table-cell office:value-type="float" office:value="0.0053053545">
            <text:p>0.0053053545</text:p>
          </table:table-cell>
          <table:table-cell office:value-type="float" office:value="0.004581393">
            <text:p>0.004581393</text:p>
          </table:table-cell>
          <table:table-cell office:value-type="float" office:value="0.0050962735">
            <text:p>0.0050962735</text:p>
          </table:table-cell>
          <table:table-cell office:value-type="float" office:value="0.0047756154">
            <text:p>0.0047756154</text:p>
          </table:table-cell>
          <table:table-cell office:value-type="float" office:value="0.0053111995">
            <text:p>0.0053111995</text:p>
          </table:table-cell>
          <table:table-cell office:value-type="float" office:value="0.005949228">
            <text:p>0.005949228</text:p>
          </table:table-cell>
          <table:table-cell office:value-type="float" office:value="0.005432425">
            <text:p>0.005432425</text:p>
          </table:table-cell>
          <table:table-cell office:value-type="float" office:value="0.0057877325">
            <text:p>0.0057877325</text:p>
          </table:table-cell>
          <table:table-cell office:value-type="float" office:value="0.0048821564">
            <text:p>0.0048821564</text:p>
          </table:table-cell>
          <table:table-cell office:value-type="float" office:value="0.004768632">
            <text:p>0.004768632</text:p>
          </table:table-cell>
          <table:table-cell office:value-type="float" office:value="0.004383177">
            <text:p>0.004383177</text:p>
          </table:table-cell>
          <table:table-cell office:value-type="float" office:value="0.004531773">
            <text:p>0.004531773</text:p>
          </table:table-cell>
          <table:table-cell office:value-type="float" office:value="0.0042485455">
            <text:p>0.0042485455</text:p>
          </table:table-cell>
          <table:table-cell office:value-type="float" office:value="0.004288008">
            <text:p>0.004288008</text:p>
          </table:table-cell>
          <table:table-cell office:value-type="float" office:value="0.005027358">
            <text:p>0.005027358</text:p>
          </table:table-cell>
          <table:table-cell office:value-type="float" office:value="0.0050882027">
            <text:p>0.0050882027</text:p>
          </table:table-cell>
          <table:table-cell office:value-type="float" office:value="0.004905261">
            <text:p>0.004905261</text:p>
          </table:table-cell>
          <table:table-cell office:value-type="float" office:value="0.0045436067">
            <text:p>0.0045436067</text:p>
          </table:table-cell>
          <table:table-cell office:value-type="float" office:value="0.0046075676">
            <text:p>0.0046075676</text:p>
          </table:table-cell>
          <table:table-cell office:value-type="float" office:value="0.003673851">
            <text:p>0.003673851</text:p>
          </table:table-cell>
          <table:table-cell office:value-type="float" office:value="0.0043974062">
            <text:p>0.0043974062</text:p>
          </table:table-cell>
          <table:table-cell office:value-type="float" office:value="0.0047612917">
            <text:p>0.0047612917</text:p>
          </table:table-cell>
          <table:table-cell office:value-type="float" office:value="0.004630152">
            <text:p>0.004630152</text:p>
          </table:table-cell>
          <table:table-cell office:value-type="float" office:value="0.003994576">
            <text:p>0.003994576</text:p>
          </table:table-cell>
          <table:table-cell office:value-type="float" office:value="0.00396687">
            <text:p>0.00396687</text:p>
          </table:table-cell>
          <table:table-cell office:value-type="float" office:value="0.003425637">
            <text:p>0.003425637</text:p>
          </table:table-cell>
          <table:table-cell office:value-type="float" office:value="0.003523286">
            <text:p>0.003523286</text:p>
          </table:table-cell>
          <table:table-cell office:value-type="float" office:value="0.0035762375">
            <text:p>0.0035762375</text:p>
          </table:table-cell>
          <table:table-cell office:value-type="float" office:value="0.003927439">
            <text:p>0.003927439</text:p>
          </table:table-cell>
          <table:table-cell office:value-type="float" office:value="0.0042307833">
            <text:p>0.0042307833</text:p>
          </table:table-cell>
          <table:table-cell office:value-type="float" office:value="0.004177756">
            <text:p>0.004177756</text:p>
          </table:table-cell>
          <table:table-cell office:value-type="float" office:value="0.0039825425">
            <text:p>0.0039825425</text:p>
          </table:table-cell>
          <table:table-cell office:value-type="float" office:value="0.0032793805">
            <text:p>0.0032793805</text:p>
          </table:table-cell>
          <table:table-cell office:value-type="float" office:value="0.0033831957">
            <text:p>0.0033831957</text:p>
          </table:table-cell>
          <table:table-cell office:value-type="float" office:value="0.0035781204">
            <text:p>0.0035781204</text:p>
          </table:table-cell>
          <table:table-cell office:value-type="float" office:value="0.0038310708">
            <text:p>0.0038310708</text:p>
          </table:table-cell>
          <table:table-cell office:value-type="float" office:value="0.0040331734">
            <text:p>0.0040331734</text:p>
          </table:table-cell>
          <table:table-cell office:value-type="float" office:value="0.0037941842">
            <text:p>0.0037941842</text:p>
          </table:table-cell>
          <table:table-cell office:value-type="float" office:value="0.0032707918">
            <text:p>0.0032707918</text:p>
          </table:table-cell>
          <table:table-cell office:value-type="float" office:value="0.0033396468">
            <text:p>0.0033396468</text:p>
          </table:table-cell>
          <table:table-cell office:value-type="float" office:value="0.0034852244">
            <text:p>0.0034852244</text:p>
          </table:table-cell>
          <table:table-cell office:value-type="float" office:value="0.0037924822">
            <text:p>0.0037924822</text:p>
          </table:table-cell>
          <table:table-cell office:value-type="float" office:value="0.0034220365">
            <text:p>0.0034220365</text:p>
          </table:table-cell>
          <table:table-cell office:value-type="float" office:value="0.003322838">
            <text:p>0.003322838</text:p>
          </table:table-cell>
          <table:table-cell office:value-type="float" office:value="0.0032583121">
            <text:p>0.0032583121</text:p>
          </table:table-cell>
          <table:table-cell office:value-type="float" office:value="0.0030292512">
            <text:p>0.0030292512</text:p>
          </table:table-cell>
          <table:table-cell office:value-type="float" office:value="0.003124634">
            <text:p>0.003124634</text:p>
          </table:table-cell>
          <table:table-cell office:value-type="float" office:value="0.0033793512">
            <text:p>0.0033793512</text:p>
          </table:table-cell>
          <table:table-cell office:value-type="float" office:value="0.0034302445">
            <text:p>0.0034302445</text:p>
          </table:table-cell>
          <table:table-cell office:value-type="float" office:value="0.0033632023">
            <text:p>0.0033632023</text:p>
          </table:table-cell>
          <table:table-cell office:value-type="float" office:value="0.003626649">
            <text:p>0.003626649</text:p>
          </table:table-cell>
          <table:table-cell office:value-type="float" office:value="0.0036841175">
            <text:p>0.0036841175</text:p>
          </table:table-cell>
          <table:table-cell office:value-type="float" office:value="0.0031465914">
            <text:p>0.0031465914</text:p>
          </table:table-cell>
          <table:table-cell office:value-type="float" office:value="0.0030847474">
            <text:p>0.0030847474</text:p>
          </table:table-cell>
          <table:table-cell office:value-type="float" office:value="0.0033545236">
            <text:p>0.0033545236</text:p>
          </table:table-cell>
          <table:table-cell office:value-type="float" office:value="0.003293253">
            <text:p>0.003293253</text:p>
          </table:table-cell>
          <table:table-cell office:value-type="float" office:value="0.003370523">
            <text:p>0.003370523</text:p>
          </table:table-cell>
          <table:table-cell office:value-type="float" office:value="0.0032529593">
            <text:p>0.0032529593</text:p>
          </table:table-cell>
          <table:table-cell office:value-type="float" office:value="0.002968662">
            <text:p>0.002968662</text:p>
          </table:table-cell>
          <table:table-cell office:value-type="float" office:value="0.002916846">
            <text:p>0.002916846</text:p>
          </table:table-cell>
          <table:table-cell office:value-type="float" office:value="0.0029765046">
            <text:p>0.0029765046</text:p>
          </table:table-cell>
          <table:table-cell office:value-type="float" office:value="0.0038679517">
            <text:p>0.0038679517</text:p>
          </table:table-cell>
          <table:table-cell office:value-type="float" office:value="0.0039242366">
            <text:p>0.0039242366</text:p>
          </table:table-cell>
          <table:table-cell office:value-type="float" office:value="0.0032497968">
            <text:p>0.0032497968</text:p>
          </table:table-cell>
          <table:table-cell office:value-type="float" office:value="0.0032304758">
            <text:p>0.0032304758</text:p>
          </table:table-cell>
          <table:table-cell office:value-type="float" office:value="0.0034204014">
            <text:p>0.0034204014</text:p>
          </table:table-cell>
          <table:table-cell office:value-type="float" office:value="0.002920997">
            <text:p>0.002920997</text:p>
          </table:table-cell>
          <table:table-cell office:value-type="float" office:value="0.003209493">
            <text:p>0.003209493</text:p>
          </table:table-cell>
          <table:table-cell office:value-type="float" office:value="0.0034624732">
            <text:p>0.0034624732</text:p>
          </table:table-cell>
          <table:table-cell office:value-type="float" office:value="0.0035992158">
            <text:p>0.0035992158</text:p>
          </table:table-cell>
          <table:table-cell office:value-type="float" office:value="0.0037750835">
            <text:p>0.0037750835</text:p>
          </table:table-cell>
          <table:table-cell office:value-type="float" office:value="0.0035009834">
            <text:p>0.0035009834</text:p>
          </table:table-cell>
          <table:table-cell office:value-type="float" office:value="0.0030160258">
            <text:p>0.0030160258</text:p>
          </table:table-cell>
          <table:table-cell office:value-type="float" office:value="0.0029836015">
            <text:p>0.0029836015</text:p>
          </table:table-cell>
          <table:table-cell office:value-type="float" office:value="0.0030985533">
            <text:p>0.0030985533</text:p>
          </table:table-cell>
          <table:table-cell office:value-type="float" office:value="0.0036112673">
            <text:p>0.0036112673</text:p>
          </table:table-cell>
          <table:table-cell office:value-type="float" office:value="0.0037474865">
            <text:p>0.0037474865</text:p>
          </table:table-cell>
          <table:table-cell office:value-type="float" office:value="0.003379655">
            <text:p>0.003379655</text:p>
          </table:table-cell>
          <table:table-cell office:value-type="float" office:value="0.003970666">
            <text:p>0.003970666</text:p>
          </table:table-cell>
          <table:table-cell office:value-type="float" office:value="0.0036390212">
            <text:p>0.0036390212</text:p>
          </table:table-cell>
          <table:table-cell office:value-type="float" office:value="0.003143551">
            <text:p>0.003143551</text:p>
          </table:table-cell>
          <table:table-cell office:value-type="float" office:value="0.002714518">
            <text:p>0.002714518</text:p>
          </table:table-cell>
          <table:table-cell office:value-type="float" office:value="0.0030650992">
            <text:p>0.0030650992</text:p>
          </table:table-cell>
          <table:table-cell office:value-type="float" office:value="0.003378069">
            <text:p>0.003378069</text:p>
          </table:table-cell>
          <table:table-cell office:value-type="float" office:value="0.0029041471">
            <text:p>0.0029041471</text:p>
          </table:table-cell>
          <table:table-cell office:value-type="float" office:value="0.0030501687">
            <text:p>0.0030501687</text:p>
          </table:table-cell>
          <table:table-cell office:value-type="float" office:value="0.0030799145">
            <text:p>0.0030799145</text:p>
          </table:table-cell>
          <table:table-cell office:value-type="float" office:value="0.0030679656">
            <text:p>0.0030679656</text:p>
          </table:table-cell>
          <table:table-cell office:value-type="float" office:value="0.0031496412">
            <text:p>0.0031496412</text:p>
          </table:table-cell>
          <table:table-cell office:value-type="float" office:value="0.002849683">
            <text:p>0.002849683</text:p>
          </table:table-cell>
          <table:table-cell office:value-type="float" office:value="0.0031000644">
            <text:p>0.0031000644</text:p>
          </table:table-cell>
          <table:table-cell office:value-type="float" office:value="0.0029851445">
            <text:p>0.0029851445</text:p>
          </table:table-cell>
          <table:table-cell office:value-type="float" office:value="0.0026357756">
            <text:p>0.0026357756</text:p>
          </table:table-cell>
          <table:table-cell office:value-type="float" office:value="0.00250557">
            <text:p>0.00250557</text:p>
          </table:table-cell>
          <table:table-cell office:value-type="float" office:value="0.002449382">
            <text:p>0.002449382</text:p>
          </table:table-cell>
          <table:table-cell office:value-type="float" office:value="0.0023822428">
            <text:p>0.0023822428</text:p>
          </table:table-cell>
          <table:table-cell office:value-type="float" office:value="0.0024778657">
            <text:p>0.0024778657</text:p>
          </table:table-cell>
          <table:table-cell office:value-type="float" office:value="0.0025789991">
            <text:p>0.0025789991</text:p>
          </table:table-cell>
          <table:table-cell office:value-type="float" office:value="0.0025168227">
            <text:p>0.0025168227</text:p>
          </table:table-cell>
          <table:table-cell office:value-type="float" office:value="0.0025949916">
            <text:p>0.0025949916</text:p>
          </table:table-cell>
          <table:table-cell office:value-type="float" office:value="0.002365203">
            <text:p>0.002365203</text:p>
          </table:table-cell>
          <table:table-cell office:value-type="float" office:value="0.0023206784">
            <text:p>0.0023206784</text:p>
          </table:table-cell>
          <table:table-cell office:value-type="float" office:value="0.0024027482">
            <text:p>0.0024027482</text:p>
          </table:table-cell>
          <table:table-cell office:value-type="float" office:value="0.0023536675">
            <text:p>0.0023536675</text:p>
          </table:table-cell>
          <table:table-cell office:value-type="float" office:value="0.0022285564">
            <text:p>0.0022285564</text:p>
          </table:table-cell>
          <table:table-cell office:value-type="float" office:value="0.0023033507">
            <text:p>0.0023033507</text:p>
          </table:table-cell>
          <table:table-cell office:value-type="float" office:value="0.0024508268">
            <text:p>0.0024508268</text:p>
          </table:table-cell>
          <table:table-cell office:value-type="float" office:value="0.0024375005">
            <text:p>0.0024375005</text:p>
          </table:table-cell>
          <table:table-cell office:value-type="float" office:value="0.0022181415">
            <text:p>0.0022181415</text:p>
          </table:table-cell>
          <table:table-cell office:value-type="float" office:value="0.0019861404">
            <text:p>0.0019861404</text:p>
          </table:table-cell>
          <table:table-cell office:value-type="float" office:value="0.0020837698">
            <text:p>0.0020837698</text:p>
          </table:table-cell>
          <table:table-cell office:value-type="float" office:value="0.002010697">
            <text:p>0.002010697</text:p>
          </table:table-cell>
          <table:table-cell office:value-type="float" office:value="0.002163606">
            <text:p>0.002163606</text:p>
          </table:table-cell>
          <table:table-cell office:value-type="float" office:value="0.0021282046">
            <text:p>0.0021282046</text:p>
          </table:table-cell>
          <table:table-cell office:value-type="float" office:value="0.0018932015">
            <text:p>0.0018932015</text:p>
          </table:table-cell>
          <table:table-cell office:value-type="float" office:value="0.0018059538">
            <text:p>0.0018059538</text:p>
          </table:table-cell>
          <table:table-cell office:value-type="float" office:value="0.0016957547">
            <text:p>0.0016957547</text:p>
          </table:table-cell>
          <table:table-cell office:value-type="float" office:value="0.0017237378">
            <text:p>0.0017237378</text:p>
          </table:table-cell>
          <table:table-cell office:value-type="float" office:value="0.0018153006">
            <text:p>0.0018153006</text:p>
          </table:table-cell>
          <table:table-cell office:value-type="float" office:value="0.0016400792">
            <text:p>0.0016400792</text:p>
          </table:table-cell>
          <table:table-cell office:value-type="float" office:value="0.0017322991">
            <text:p>0.0017322991</text:p>
          </table:table-cell>
          <table:table-cell office:value-type="float" office:value="0.0018457948">
            <text:p>0.0018457948</text:p>
          </table:table-cell>
          <table:table-cell office:value-type="float" office:value="0.0018133818">
            <text:p>0.0018133818</text:p>
          </table:table-cell>
          <table:table-cell office:value-type="float" office:value="0.0016272021">
            <text:p>0.0016272021</text:p>
          </table:table-cell>
          <table:table-cell office:value-type="float" office:value="0.0015858961">
            <text:p>0.0015858961</text:p>
          </table:table-cell>
          <table:table-cell office:value-type="float" office:value="0.0015524005">
            <text:p>0.0015524005</text:p>
          </table:table-cell>
          <table:table-cell office:value-type="float" office:value="0.0014165217">
            <text:p>0.0014165217</text:p>
          </table:table-cell>
          <table:table-cell office:value-type="float" office:value="0.0014095095">
            <text:p>0.0014095095</text:p>
          </table:table-cell>
          <table:table-cell office:value-type="float" office:value="0.0015200346">
            <text:p>0.0015200346</text:p>
          </table:table-cell>
          <table:table-cell office:value-type="float" office:value="0.001597309">
            <text:p>0.001597309</text:p>
          </table:table-cell>
          <table:table-cell office:value-type="float" office:value="0.0015552683">
            <text:p>0.0015552683</text:p>
          </table:table-cell>
          <table:table-cell office:value-type="float" office:value="0.0014377369">
            <text:p>0.0014377369</text:p>
          </table:table-cell>
          <table:table-cell office:value-type="float" office:value="0.0014402753">
            <text:p>0.0014402753</text:p>
          </table:table-cell>
          <table:table-cell office:value-type="float" office:value="0.0014120073">
            <text:p>0.0014120073</text:p>
          </table:table-cell>
          <table:table-cell office:value-type="float" office:value="0.0014183279">
            <text:p>0.0014183279</text:p>
          </table:table-cell>
          <table:table-cell office:value-type="float" office:value="0.001365815">
            <text:p>0.001365815</text:p>
          </table:table-cell>
          <table:table-cell office:value-type="float" office:value="0.0013403911">
            <text:p>0.0013403911</text:p>
          </table:table-cell>
          <table:table-cell office:value-type="float" office:value="0.001265704">
            <text:p>0.001265704</text:p>
          </table:table-cell>
          <table:table-cell office:value-type="float" office:value="0.0013144799">
            <text:p>0.0013144799</text:p>
          </table:table-cell>
          <table:table-cell table:style-name="Default" office:value-type="float" office:value="0.0012645721">
            <text:p>0.0012645721</text:p>
          </table:table-cell>
          <table:table-cell table:style-name="Default" office:value-type="float" office:value="0.0011777753">
            <text:p>0.0011777753</text:p>
          </table:table-cell>
          <table:table-cell table:style-name="Default" office:value-type="float" office:value="0.0011219665">
            <text:p>0.0011219665</text:p>
          </table:table-cell>
          <table:table-cell table:style-name="Default" office:value-type="float" office:value="0.0011841572">
            <text:p>0.0011841572</text:p>
          </table:table-cell>
          <table:table-cell office:value-type="float" office:value="0.0011974497">
            <text:p>0.0011974497</text:p>
          </table:table-cell>
          <table:table-cell table:style-name="Default" office:value-type="float" office:value="0.0012081478">
            <text:p>0.0012081478</text:p>
          </table:table-cell>
          <table:table-cell table:style-name="Default" office:value-type="float" office:value="0.0012169997">
            <text:p>0.0012169997</text:p>
          </table:table-cell>
          <table:table-cell table:style-name="Default" office:value-type="float" office:value="0.0011385569">
            <text:p>0.0011385569</text:p>
          </table:table-cell>
          <table:table-cell table:style-name="Default" office:value-type="float" office:value="0.0010512678">
            <text:p>0.0010512678</text:p>
          </table:table-cell>
          <table:table-cell office:value-type="float" office:value="0.0009828982">
            <text:p>9.83E-004</text:p>
          </table:table-cell>
          <table:table-cell office:value-type="float" office:value="0.0008839209">
            <text:p>8.84E-004</text:p>
          </table:table-cell>
          <table:table-cell office:value-type="float" office:value="0.00076577516">
            <text:p>7.66E-004</text:p>
          </table:table-cell>
          <table:table-cell office:value-type="float" office:value="0.00068399374">
            <text:p>6.84E-004</text:p>
          </table:table-cell>
          <table:table-cell office:value-type="float" office:value="0.0005941953">
            <text:p>5.94E-004</text:p>
          </table:table-cell>
          <table:table-cell office:value-type="float" office:value="0.0005352157">
            <text:p>5.35E-004</text:p>
          </table:table-cell>
          <table:table-cell office:value-type="float" office:value="0.0004830006">
            <text:p>4.83E-004</text:p>
          </table:table-cell>
          <table:table-cell office:value-type="float" office:value="0.00045598752">
            <text:p>4.56E-004</text:p>
          </table:table-cell>
          <table:table-cell office:value-type="float" office:value="0.00044196245">
            <text:p>4.42E-004</text:p>
          </table:table-cell>
          <table:table-cell office:value-type="float" office:value="0.000434551">
            <text:p>4.35E-004</text:p>
          </table:table-cell>
          <table:table-cell office:value-type="float" office:value="0.00043006949">
            <text:p>4.30E-004</text:p>
          </table:table-cell>
          <table:table-cell office:value-type="float" office:value="0.00042840262">
            <text:p>4.28E-004</text:p>
          </table:table-cell>
          <table:table-cell office:value-type="float" office:value="0.0004292105">
            <text:p>4.29E-004</text:p>
          </table:table-cell>
          <table:table-cell office:value-type="float" office:value="0.00043148204">
            <text:p>4.31E-004</text:p>
          </table:table-cell>
          <table:table-cell office:value-type="float" office:value="0.00043162602">
            <text:p>4.32E-004</text:p>
          </table:table-cell>
          <table:table-cell office:value-type="float" office:value="0.00043266924">
            <text:p>4.33E-004</text:p>
          </table:table-cell>
          <table:table-cell office:value-type="float" office:value="0.00043395752">
            <text:p>4.34E-004</text:p>
          </table:table-cell>
          <table:table-cell office:value-type="float" office:value="0.00043650725">
            <text:p>4.37E-004</text:p>
          </table:table-cell>
          <table:table-cell office:value-type="float" office:value="0.0004373149">
            <text:p>4.37E-004</text:p>
          </table:table-cell>
          <table:table-cell office:value-type="float" office:value="0.00043842866">
            <text:p>4.38E-004</text:p>
          </table:table-cell>
          <table:table-cell office:value-type="float" office:value="0.00043982756">
            <text:p>4.40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7 Everything Is on the One.mp3</text:p>
          </table:table-cell>
          <table:table-cell office:value-type="float" office:value="0.038375013">
            <text:p>0.038375013</text:p>
          </table:table-cell>
          <table:table-cell office:value-type="float" office:value="0.029488282">
            <text:p>0.029488282</text:p>
          </table:table-cell>
          <table:table-cell office:value-type="float" office:value="0.014829954">
            <text:p>0.014829954</text:p>
          </table:table-cell>
          <table:table-cell office:value-type="float" office:value="0.010546242">
            <text:p>0.010546242</text:p>
          </table:table-cell>
          <table:table-cell office:value-type="float" office:value="0.013947815">
            <text:p>0.013947815</text:p>
          </table:table-cell>
          <table:table-cell office:value-type="float" office:value="0.013416282">
            <text:p>0.013416282</text:p>
          </table:table-cell>
          <table:table-cell office:value-type="float" office:value="0.018898854">
            <text:p>0.018898854</text:p>
          </table:table-cell>
          <table:table-cell office:value-type="float" office:value="0.019648977">
            <text:p>0.019648977</text:p>
          </table:table-cell>
          <table:table-cell office:value-type="float" office:value="0.02507411">
            <text:p>0.02507411</text:p>
          </table:table-cell>
          <table:table-cell office:value-type="float" office:value="0.027516272">
            <text:p>0.027516272</text:p>
          </table:table-cell>
          <table:table-cell office:value-type="float" office:value="0.018065954">
            <text:p>0.018065954</text:p>
          </table:table-cell>
          <table:table-cell office:value-type="float" office:value="0.018338487">
            <text:p>0.018338487</text:p>
          </table:table-cell>
          <table:table-cell office:value-type="float" office:value="0.017750919">
            <text:p>0.017750919</text:p>
          </table:table-cell>
          <table:table-cell office:value-type="float" office:value="0.026109997">
            <text:p>0.026109997</text:p>
          </table:table-cell>
          <table:table-cell office:value-type="float" office:value="0.014491422">
            <text:p>0.014491422</text:p>
          </table:table-cell>
          <table:table-cell office:value-type="float" office:value="0.022360425">
            <text:p>0.022360425</text:p>
          </table:table-cell>
          <table:table-cell office:value-type="float" office:value="0.014180292">
            <text:p>0.014180292</text:p>
          </table:table-cell>
          <table:table-cell office:value-type="float" office:value="0.01820324">
            <text:p>0.01820324</text:p>
          </table:table-cell>
          <table:table-cell office:value-type="float" office:value="0.025529781">
            <text:p>0.025529781</text:p>
          </table:table-cell>
          <table:table-cell office:value-type="float" office:value="0.013937813">
            <text:p>0.013937813</text:p>
          </table:table-cell>
          <table:table-cell office:value-type="float" office:value="0.019401038">
            <text:p>0.019401038</text:p>
          </table:table-cell>
          <table:table-cell office:value-type="float" office:value="0.011736506">
            <text:p>0.011736506</text:p>
          </table:table-cell>
          <table:table-cell office:value-type="float" office:value="0.01697539">
            <text:p>0.01697539</text:p>
          </table:table-cell>
          <table:table-cell office:value-type="float" office:value="0.019224752">
            <text:p>0.019224752</text:p>
          </table:table-cell>
          <table:table-cell office:value-type="float" office:value="0.012865862">
            <text:p>0.012865862</text:p>
          </table:table-cell>
          <table:table-cell office:value-type="float" office:value="0.009408528">
            <text:p>0.009408528</text:p>
          </table:table-cell>
          <table:table-cell office:value-type="float" office:value="0.010502962">
            <text:p>0.010502962</text:p>
          </table:table-cell>
          <table:table-cell office:value-type="float" office:value="0.019445362">
            <text:p>0.019445362</text:p>
          </table:table-cell>
          <table:table-cell office:value-type="float" office:value="0.011795491">
            <text:p>0.011795491</text:p>
          </table:table-cell>
          <table:table-cell office:value-type="float" office:value="0.0104624415">
            <text:p>0.0104624415</text:p>
          </table:table-cell>
          <table:table-cell office:value-type="float" office:value="0.015568744">
            <text:p>0.015568744</text:p>
          </table:table-cell>
          <table:table-cell office:value-type="float" office:value="0.013193732">
            <text:p>0.013193732</text:p>
          </table:table-cell>
          <table:table-cell office:value-type="float" office:value="0.011966485">
            <text:p>0.011966485</text:p>
          </table:table-cell>
          <table:table-cell office:value-type="float" office:value="0.007934747">
            <text:p>0.007934747</text:p>
          </table:table-cell>
          <table:table-cell office:value-type="float" office:value="0.012248396">
            <text:p>0.012248396</text:p>
          </table:table-cell>
          <table:table-cell office:value-type="float" office:value="0.0074726">
            <text:p>0.0074726</text:p>
          </table:table-cell>
          <table:table-cell office:value-type="float" office:value="0.016682284">
            <text:p>0.016682284</text:p>
          </table:table-cell>
          <table:table-cell office:value-type="float" office:value="0.009052829">
            <text:p>0.009052829</text:p>
          </table:table-cell>
          <table:table-cell office:value-type="float" office:value="0.009232651">
            <text:p>0.009232651</text:p>
          </table:table-cell>
          <table:table-cell office:value-type="float" office:value="0.006999838">
            <text:p>0.006999838</text:p>
          </table:table-cell>
          <table:table-cell office:value-type="float" office:value="0.008579086">
            <text:p>0.008579086</text:p>
          </table:table-cell>
          <table:table-cell office:value-type="float" office:value="0.009632784">
            <text:p>0.009632784</text:p>
          </table:table-cell>
          <table:table-cell office:value-type="float" office:value="0.005888256">
            <text:p>0.005888256</text:p>
          </table:table-cell>
          <table:table-cell office:value-type="float" office:value="0.006210788">
            <text:p>0.006210788</text:p>
          </table:table-cell>
          <table:table-cell office:value-type="float" office:value="0.006620957">
            <text:p>0.006620957</text:p>
          </table:table-cell>
          <table:table-cell office:value-type="float" office:value="0.00839159">
            <text:p>0.00839159</text:p>
          </table:table-cell>
          <table:table-cell office:value-type="float" office:value="0.00909918">
            <text:p>0.00909918</text:p>
          </table:table-cell>
          <table:table-cell office:value-type="float" office:value="0.005668982">
            <text:p>0.005668982</text:p>
          </table:table-cell>
          <table:table-cell office:value-type="float" office:value="0.008010699">
            <text:p>0.008010699</text:p>
          </table:table-cell>
          <table:table-cell office:value-type="float" office:value="0.0057176286">
            <text:p>0.0057176286</text:p>
          </table:table-cell>
          <table:table-cell office:value-type="float" office:value="0.005082329">
            <text:p>0.005082329</text:p>
          </table:table-cell>
          <table:table-cell office:value-type="float" office:value="0.0053366427">
            <text:p>0.0053366427</text:p>
          </table:table-cell>
          <table:table-cell office:value-type="float" office:value="0.0047126017">
            <text:p>0.0047126017</text:p>
          </table:table-cell>
          <table:table-cell office:value-type="float" office:value="0.0040220656">
            <text:p>0.0040220656</text:p>
          </table:table-cell>
          <table:table-cell office:value-type="float" office:value="0.0066109975">
            <text:p>0.0066109975</text:p>
          </table:table-cell>
          <table:table-cell office:value-type="float" office:value="0.0066860537">
            <text:p>0.0066860537</text:p>
          </table:table-cell>
          <table:table-cell office:value-type="float" office:value="0.004127569">
            <text:p>0.004127569</text:p>
          </table:table-cell>
          <table:table-cell office:value-type="float" office:value="0.0049675675">
            <text:p>0.0049675675</text:p>
          </table:table-cell>
          <table:table-cell office:value-type="float" office:value="0.004709906">
            <text:p>0.004709906</text:p>
          </table:table-cell>
          <table:table-cell office:value-type="float" office:value="0.004260732">
            <text:p>0.004260732</text:p>
          </table:table-cell>
          <table:table-cell office:value-type="float" office:value="0.0038047105">
            <text:p>0.0038047105</text:p>
          </table:table-cell>
          <table:table-cell office:value-type="float" office:value="0.0053070863">
            <text:p>0.0053070863</text:p>
          </table:table-cell>
          <table:table-cell office:value-type="float" office:value="0.0048475224">
            <text:p>0.0048475224</text:p>
          </table:table-cell>
          <table:table-cell office:value-type="float" office:value="0.005118512">
            <text:p>0.005118512</text:p>
          </table:table-cell>
          <table:table-cell office:value-type="float" office:value="0.004867888">
            <text:p>0.004867888</text:p>
          </table:table-cell>
          <table:table-cell office:value-type="float" office:value="0.0041698487">
            <text:p>0.0041698487</text:p>
          </table:table-cell>
          <table:table-cell office:value-type="float" office:value="0.003929795">
            <text:p>0.003929795</text:p>
          </table:table-cell>
          <table:table-cell office:value-type="float" office:value="0.004332272">
            <text:p>0.004332272</text:p>
          </table:table-cell>
          <table:table-cell office:value-type="float" office:value="0.005076307">
            <text:p>0.005076307</text:p>
          </table:table-cell>
          <table:table-cell office:value-type="float" office:value="0.0047111767">
            <text:p>0.0047111767</text:p>
          </table:table-cell>
          <table:table-cell office:value-type="float" office:value="0.0037137857">
            <text:p>0.0037137857</text:p>
          </table:table-cell>
          <table:table-cell office:value-type="float" office:value="0.00447364">
            <text:p>0.00447364</text:p>
          </table:table-cell>
          <table:table-cell office:value-type="float" office:value="0.004293293">
            <text:p>0.004293293</text:p>
          </table:table-cell>
          <table:table-cell office:value-type="float" office:value="0.005053017">
            <text:p>0.005053017</text:p>
          </table:table-cell>
          <table:table-cell office:value-type="float" office:value="0.00396598">
            <text:p>0.00396598</text:p>
          </table:table-cell>
          <table:table-cell office:value-type="float" office:value="0.0038865402">
            <text:p>0.0038865402</text:p>
          </table:table-cell>
          <table:table-cell office:value-type="float" office:value="0.0038644217">
            <text:p>0.0038644217</text:p>
          </table:table-cell>
          <table:table-cell office:value-type="float" office:value="0.004327846">
            <text:p>0.004327846</text:p>
          </table:table-cell>
          <table:table-cell office:value-type="float" office:value="0.0035513053">
            <text:p>0.0035513053</text:p>
          </table:table-cell>
          <table:table-cell office:value-type="float" office:value="0.0036893706">
            <text:p>0.0036893706</text:p>
          </table:table-cell>
          <table:table-cell office:value-type="float" office:value="0.0038267756">
            <text:p>0.0038267756</text:p>
          </table:table-cell>
          <table:table-cell office:value-type="float" office:value="0.004158203">
            <text:p>0.004158203</text:p>
          </table:table-cell>
          <table:table-cell office:value-type="float" office:value="0.004781113">
            <text:p>0.004781113</text:p>
          </table:table-cell>
          <table:table-cell office:value-type="float" office:value="0.0039166063">
            <text:p>0.0039166063</text:p>
          </table:table-cell>
          <table:table-cell office:value-type="float" office:value="0.0034744318">
            <text:p>0.0034744318</text:p>
          </table:table-cell>
          <table:table-cell office:value-type="float" office:value="0.0030419168">
            <text:p>0.0030419168</text:p>
          </table:table-cell>
          <table:table-cell office:value-type="float" office:value="0.0032522997">
            <text:p>0.0032522997</text:p>
          </table:table-cell>
          <table:table-cell office:value-type="float" office:value="0.0030157166">
            <text:p>0.0030157166</text:p>
          </table:table-cell>
          <table:table-cell office:value-type="float" office:value="0.002973742">
            <text:p>0.002973742</text:p>
          </table:table-cell>
          <table:table-cell office:value-type="float" office:value="0.003155669">
            <text:p>0.003155669</text:p>
          </table:table-cell>
          <table:table-cell office:value-type="float" office:value="0.0031332013">
            <text:p>0.0031332013</text:p>
          </table:table-cell>
          <table:table-cell office:value-type="float" office:value="0.0040022843">
            <text:p>0.0040022843</text:p>
          </table:table-cell>
          <table:table-cell office:value-type="float" office:value="0.004837085">
            <text:p>0.004837085</text:p>
          </table:table-cell>
          <table:table-cell office:value-type="float" office:value="0.003473113">
            <text:p>0.003473113</text:p>
          </table:table-cell>
          <table:table-cell office:value-type="float" office:value="0.0032675148">
            <text:p>0.0032675148</text:p>
          </table:table-cell>
          <table:table-cell office:value-type="float" office:value="0.002821282">
            <text:p>0.002821282</text:p>
          </table:table-cell>
          <table:table-cell office:value-type="float" office:value="0.0032477756">
            <text:p>0.0032477756</text:p>
          </table:table-cell>
          <table:table-cell office:value-type="float" office:value="0.003208714">
            <text:p>0.003208714</text:p>
          </table:table-cell>
          <table:table-cell office:value-type="float" office:value="0.0025252136">
            <text:p>0.0025252136</text:p>
          </table:table-cell>
          <table:table-cell office:value-type="float" office:value="0.0026472856">
            <text:p>0.0026472856</text:p>
          </table:table-cell>
          <table:table-cell office:value-type="float" office:value="0.002891613">
            <text:p>0.002891613</text:p>
          </table:table-cell>
          <table:table-cell office:value-type="float" office:value="0.004185607">
            <text:p>0.004185607</text:p>
          </table:table-cell>
          <table:table-cell office:value-type="float" office:value="0.003545097">
            <text:p>0.003545097</text:p>
          </table:table-cell>
          <table:table-cell office:value-type="float" office:value="0.0032738037">
            <text:p>0.0032738037</text:p>
          </table:table-cell>
          <table:table-cell office:value-type="float" office:value="0.0026187003">
            <text:p>0.0026187003</text:p>
          </table:table-cell>
          <table:table-cell office:value-type="float" office:value="0.0022849005">
            <text:p>0.0022849005</text:p>
          </table:table-cell>
          <table:table-cell office:value-type="float" office:value="0.0027208854">
            <text:p>0.0027208854</text:p>
          </table:table-cell>
          <table:table-cell office:value-type="float" office:value="0.002829362">
            <text:p>0.002829362</text:p>
          </table:table-cell>
          <table:table-cell office:value-type="float" office:value="0.0025172064">
            <text:p>0.0025172064</text:p>
          </table:table-cell>
          <table:table-cell office:value-type="float" office:value="0.0028368824">
            <text:p>0.0028368824</text:p>
          </table:table-cell>
          <table:table-cell office:value-type="float" office:value="0.003619425">
            <text:p>0.003619425</text:p>
          </table:table-cell>
          <table:table-cell office:value-type="float" office:value="0.0023018043">
            <text:p>0.0023018043</text:p>
          </table:table-cell>
          <table:table-cell office:value-type="float" office:value="0.0020195802">
            <text:p>0.0020195802</text:p>
          </table:table-cell>
          <table:table-cell office:value-type="float" office:value="0.0020558662">
            <text:p>0.0020558662</text:p>
          </table:table-cell>
          <table:table-cell office:value-type="float" office:value="0.0023035132">
            <text:p>0.0023035132</text:p>
          </table:table-cell>
          <table:table-cell office:value-type="float" office:value="0.002765933">
            <text:p>0.002765933</text:p>
          </table:table-cell>
          <table:table-cell office:value-type="float" office:value="0.0029643297">
            <text:p>0.0029643297</text:p>
          </table:table-cell>
          <table:table-cell office:value-type="float" office:value="0.002147607">
            <text:p>0.002147607</text:p>
          </table:table-cell>
          <table:table-cell office:value-type="float" office:value="0.0021513936">
            <text:p>0.0021513936</text:p>
          </table:table-cell>
          <table:table-cell office:value-type="float" office:value="0.002272205">
            <text:p>0.002272205</text:p>
          </table:table-cell>
          <table:table-cell office:value-type="float" office:value="0.002224201">
            <text:p>0.002224201</text:p>
          </table:table-cell>
          <table:table-cell office:value-type="float" office:value="0.0025971408">
            <text:p>0.0025971408</text:p>
          </table:table-cell>
          <table:table-cell office:value-type="float" office:value="0.0024556809">
            <text:p>0.0024556809</text:p>
          </table:table-cell>
          <table:table-cell office:value-type="float" office:value="0.0023616904">
            <text:p>0.0023616904</text:p>
          </table:table-cell>
          <table:table-cell office:value-type="float" office:value="0.0019966252">
            <text:p>0.0019966252</text:p>
          </table:table-cell>
          <table:table-cell office:value-type="float" office:value="0.002041245">
            <text:p>0.002041245</text:p>
          </table:table-cell>
          <table:table-cell office:value-type="float" office:value="0.0019132866">
            <text:p>0.0019132866</text:p>
          </table:table-cell>
          <table:table-cell office:value-type="float" office:value="0.0021735518">
            <text:p>0.0021735518</text:p>
          </table:table-cell>
          <table:table-cell office:value-type="float" office:value="0.0024263475">
            <text:p>0.0024263475</text:p>
          </table:table-cell>
          <table:table-cell office:value-type="float" office:value="0.0024690002">
            <text:p>0.0024690002</text:p>
          </table:table-cell>
          <table:table-cell office:value-type="float" office:value="0.0022346266">
            <text:p>0.0022346266</text:p>
          </table:table-cell>
          <table:table-cell office:value-type="float" office:value="0.001981188">
            <text:p>0.001981188</text:p>
          </table:table-cell>
          <table:table-cell office:value-type="float" office:value="0.0018627837">
            <text:p>0.0018627837</text:p>
          </table:table-cell>
          <table:table-cell office:value-type="float" office:value="0.0019513051">
            <text:p>0.0019513051</text:p>
          </table:table-cell>
          <table:table-cell office:value-type="float" office:value="0.0021282197">
            <text:p>0.0021282197</text:p>
          </table:table-cell>
          <table:table-cell office:value-type="float" office:value="0.002211491">
            <text:p>0.002211491</text:p>
          </table:table-cell>
          <table:table-cell office:value-type="float" office:value="0.0022745624">
            <text:p>0.0022745624</text:p>
          </table:table-cell>
          <table:table-cell office:value-type="float" office:value="0.0025103337">
            <text:p>0.0025103337</text:p>
          </table:table-cell>
          <table:table-cell office:value-type="float" office:value="0.0023738232">
            <text:p>0.0023738232</text:p>
          </table:table-cell>
          <table:table-cell office:value-type="float" office:value="0.0018130981">
            <text:p>0.0018130981</text:p>
          </table:table-cell>
          <table:table-cell office:value-type="float" office:value="0.0017581246">
            <text:p>0.0017581246</text:p>
          </table:table-cell>
          <table:table-cell office:value-type="float" office:value="0.001774867">
            <text:p>0.001774867</text:p>
          </table:table-cell>
          <table:table-cell office:value-type="float" office:value="0.0020301621">
            <text:p>0.0020301621</text:p>
          </table:table-cell>
          <table:table-cell office:value-type="float" office:value="0.0021800685">
            <text:p>0.0021800685</text:p>
          </table:table-cell>
          <table:table-cell office:value-type="float" office:value="0.0018040641">
            <text:p>0.0018040641</text:p>
          </table:table-cell>
          <table:table-cell office:value-type="float" office:value="0.0015551854">
            <text:p>0.0015551854</text:p>
          </table:table-cell>
          <table:table-cell office:value-type="float" office:value="0.001778215">
            <text:p>0.001778215</text:p>
          </table:table-cell>
          <table:table-cell office:value-type="float" office:value="0.0019006422">
            <text:p>0.0019006422</text:p>
          </table:table-cell>
          <table:table-cell office:value-type="float" office:value="0.0022699218">
            <text:p>0.0022699218</text:p>
          </table:table-cell>
          <table:table-cell office:value-type="float" office:value="0.0023395505">
            <text:p>0.0023395505</text:p>
          </table:table-cell>
          <table:table-cell office:value-type="float" office:value="0.0017707589">
            <text:p>0.0017707589</text:p>
          </table:table-cell>
          <table:table-cell office:value-type="float" office:value="0.002241496">
            <text:p>0.002241496</text:p>
          </table:table-cell>
          <table:table-cell office:value-type="float" office:value="0.0017754709">
            <text:p>0.0017754709</text:p>
          </table:table-cell>
          <table:table-cell office:value-type="float" office:value="0.0018972218">
            <text:p>0.0018972218</text:p>
          </table:table-cell>
          <table:table-cell office:value-type="float" office:value="0.0020892818">
            <text:p>0.0020892818</text:p>
          </table:table-cell>
          <table:table-cell office:value-type="float" office:value="0.0019687372">
            <text:p>0.0019687372</text:p>
          </table:table-cell>
          <table:table-cell office:value-type="float" office:value="0.0021787405">
            <text:p>0.0021787405</text:p>
          </table:table-cell>
          <table:table-cell office:value-type="float" office:value="0.0021118459">
            <text:p>0.0021118459</text:p>
          </table:table-cell>
          <table:table-cell office:value-type="float" office:value="0.001980385">
            <text:p>0.001980385</text:p>
          </table:table-cell>
          <table:table-cell office:value-type="float" office:value="0.0016381653">
            <text:p>0.0016381653</text:p>
          </table:table-cell>
          <table:table-cell office:value-type="float" office:value="0.0017407297">
            <text:p>0.0017407297</text:p>
          </table:table-cell>
          <table:table-cell office:value-type="float" office:value="0.00209058">
            <text:p>0.00209058</text:p>
          </table:table-cell>
          <table:table-cell office:value-type="float" office:value="0.002236656">
            <text:p>0.002236656</text:p>
          </table:table-cell>
          <table:table-cell office:value-type="float" office:value="0.002037766">
            <text:p>0.002037766</text:p>
          </table:table-cell>
          <table:table-cell office:value-type="float" office:value="0.002441562">
            <text:p>0.002441562</text:p>
          </table:table-cell>
          <table:table-cell office:value-type="float" office:value="0.0027258908">
            <text:p>0.0027258908</text:p>
          </table:table-cell>
          <table:table-cell office:value-type="float" office:value="0.00239066">
            <text:p>0.00239066</text:p>
          </table:table-cell>
          <table:table-cell office:value-type="float" office:value="0.0016425888">
            <text:p>0.0016425888</text:p>
          </table:table-cell>
          <table:table-cell office:value-type="float" office:value="0.0015082163">
            <text:p>0.0015082163</text:p>
          </table:table-cell>
          <table:table-cell office:value-type="float" office:value="0.0019140966">
            <text:p>0.0019140966</text:p>
          </table:table-cell>
          <table:table-cell office:value-type="float" office:value="0.0018572264">
            <text:p>0.0018572264</text:p>
          </table:table-cell>
          <table:table-cell office:value-type="float" office:value="0.0016599026">
            <text:p>0.0016599026</text:p>
          </table:table-cell>
          <table:table-cell office:value-type="float" office:value="0.0019461076">
            <text:p>0.0019461076</text:p>
          </table:table-cell>
          <table:table-cell office:value-type="float" office:value="0.001999418">
            <text:p>0.001999418</text:p>
          </table:table-cell>
          <table:table-cell office:value-type="float" office:value="0.0020824391">
            <text:p>0.0020824391</text:p>
          </table:table-cell>
          <table:table-cell office:value-type="float" office:value="0.0017169924">
            <text:p>0.0017169924</text:p>
          </table:table-cell>
          <table:table-cell office:value-type="float" office:value="0.0013794749">
            <text:p>0.0013794749</text:p>
          </table:table-cell>
          <table:table-cell office:value-type="float" office:value="0.0015872051">
            <text:p>0.0015872051</text:p>
          </table:table-cell>
          <table:table-cell office:value-type="float" office:value="0.0014576559">
            <text:p>0.0014576559</text:p>
          </table:table-cell>
          <table:table-cell office:value-type="float" office:value="0.0015153607">
            <text:p>0.0015153607</text:p>
          </table:table-cell>
          <table:table-cell office:value-type="float" office:value="0.0015668046">
            <text:p>0.0015668046</text:p>
          </table:table-cell>
          <table:table-cell office:value-type="float" office:value="0.0016990762">
            <text:p>0.0016990762</text:p>
          </table:table-cell>
          <table:table-cell office:value-type="float" office:value="0.0017097443">
            <text:p>0.0017097443</text:p>
          </table:table-cell>
          <table:table-cell office:value-type="float" office:value="0.0018300022">
            <text:p>0.0018300022</text:p>
          </table:table-cell>
          <table:table-cell office:value-type="float" office:value="0.0016865239">
            <text:p>0.0016865239</text:p>
          </table:table-cell>
          <table:table-cell office:value-type="float" office:value="0.0015630716">
            <text:p>0.0015630716</text:p>
          </table:table-cell>
          <table:table-cell office:value-type="float" office:value="0.0016794372">
            <text:p>0.0016794372</text:p>
          </table:table-cell>
          <table:table-cell office:value-type="float" office:value="0.0013630837">
            <text:p>0.0013630837</text:p>
          </table:table-cell>
          <table:table-cell office:value-type="float" office:value="0.0014228707">
            <text:p>0.0014228707</text:p>
          </table:table-cell>
          <table:table-cell office:value-type="float" office:value="0.0014672783">
            <text:p>0.0014672783</text:p>
          </table:table-cell>
          <table:table-cell office:value-type="float" office:value="0.0013726365">
            <text:p>0.0013726365</text:p>
          </table:table-cell>
          <table:table-cell office:value-type="float" office:value="0.001305135">
            <text:p>0.001305135</text:p>
          </table:table-cell>
          <table:table-cell office:value-type="float" office:value="0.0014530901">
            <text:p>0.0014530901</text:p>
          </table:table-cell>
          <table:table-cell office:value-type="float" office:value="0.0014456342">
            <text:p>0.0014456342</text:p>
          </table:table-cell>
          <table:table-cell office:value-type="float" office:value="0.0014305905">
            <text:p>0.0014305905</text:p>
          </table:table-cell>
          <table:table-cell office:value-type="float" office:value="0.0013085643">
            <text:p>0.0013085643</text:p>
          </table:table-cell>
          <table:table-cell office:value-type="float" office:value="0.0013766253">
            <text:p>0.0013766253</text:p>
          </table:table-cell>
          <table:table-cell office:value-type="float" office:value="0.0013471638">
            <text:p>0.0013471638</text:p>
          </table:table-cell>
          <table:table-cell office:value-type="float" office:value="0.0014171979">
            <text:p>0.0014171979</text:p>
          </table:table-cell>
          <table:table-cell office:value-type="float" office:value="0.0014075094">
            <text:p>0.0014075094</text:p>
          </table:table-cell>
          <table:table-cell office:value-type="float" office:value="0.0013353993">
            <text:p>0.0013353993</text:p>
          </table:table-cell>
          <table:table-cell office:value-type="float" office:value="0.0012076055">
            <text:p>0.0012076055</text:p>
          </table:table-cell>
          <table:table-cell office:value-type="float" office:value="0.001231559">
            <text:p>0.001231559</text:p>
          </table:table-cell>
          <table:table-cell office:value-type="float" office:value="0.0012373113">
            <text:p>0.0012373113</text:p>
          </table:table-cell>
          <table:table-cell office:value-type="float" office:value="0.001197349">
            <text:p>0.001197349</text:p>
          </table:table-cell>
          <table:table-cell office:value-type="float" office:value="0.0011887841">
            <text:p>0.0011887841</text:p>
          </table:table-cell>
          <table:table-cell office:value-type="float" office:value="0.0011771561">
            <text:p>0.0011771561</text:p>
          </table:table-cell>
          <table:table-cell office:value-type="float" office:value="0.0012710949">
            <text:p>0.0012710949</text:p>
          </table:table-cell>
          <table:table-cell office:value-type="float" office:value="0.0012496522">
            <text:p>0.0012496522</text:p>
          </table:table-cell>
          <table:table-cell office:value-type="float" office:value="0.0011212609">
            <text:p>0.0011212609</text:p>
          </table:table-cell>
          <table:table-cell office:value-type="float" office:value="0.0010779826">
            <text:p>0.0010779826</text:p>
          </table:table-cell>
          <table:table-cell office:value-type="float" office:value="0.001161923">
            <text:p>0.001161923</text:p>
          </table:table-cell>
          <table:table-cell office:value-type="float" office:value="0.0010869725">
            <text:p>0.0010869725</text:p>
          </table:table-cell>
          <table:table-cell office:value-type="float" office:value="0.0010835637">
            <text:p>0.0010835637</text:p>
          </table:table-cell>
          <table:table-cell office:value-type="float" office:value="0.0010225768">
            <text:p>0.0010225768</text:p>
          </table:table-cell>
          <table:table-cell office:value-type="float" office:value="0.0011168832">
            <text:p>0.0011168832</text:p>
          </table:table-cell>
          <table:table-cell office:value-type="float" office:value="0.0012397481">
            <text:p>0.0012397481</text:p>
          </table:table-cell>
          <table:table-cell office:value-type="float" office:value="0.0010664101">
            <text:p>0.0010664101</text:p>
          </table:table-cell>
          <table:table-cell table:style-name="ce1" office:value-type="float" office:value="0.0009609817">
            <text:p>9.61E-004</text:p>
          </table:table-cell>
          <table:table-cell table:style-name="ce1" office:value-type="float" office:value="0.0009913847">
            <text:p>9.91E-004</text:p>
          </table:table-cell>
          <table:table-cell office:value-type="float" office:value="0.0010625337">
            <text:p>0.0010625337</text:p>
          </table:table-cell>
          <table:table-cell office:value-type="float" office:value="0.0010604305">
            <text:p>0.0010604305</text:p>
          </table:table-cell>
          <table:table-cell office:value-type="float" office:value="0.0010447096">
            <text:p>0.0010447096</text:p>
          </table:table-cell>
          <table:table-cell office:value-type="float" office:value="0.001044872">
            <text:p>0.001044872</text:p>
          </table:table-cell>
          <table:table-cell table:style-name="ce1" office:value-type="float" office:value="0.0009951825">
            <text:p>9.95E-004</text:p>
          </table:table-cell>
          <table:table-cell office:value-type="float" office:value="0.0009472712">
            <text:p>9.47E-004</text:p>
          </table:table-cell>
          <table:table-cell office:value-type="float" office:value="0.0009491428">
            <text:p>9.49E-004</text:p>
          </table:table-cell>
          <table:table-cell office:value-type="float" office:value="0.0008761713">
            <text:p>8.76E-004</text:p>
          </table:table-cell>
          <table:table-cell office:value-type="float" office:value="0.0009155734">
            <text:p>9.16E-004</text:p>
          </table:table-cell>
          <table:table-cell office:value-type="float" office:value="0.0010019686">
            <text:p>0.0010019686</text:p>
          </table:table-cell>
          <table:table-cell office:value-type="float" office:value="0.000984821">
            <text:p>9.85E-004</text:p>
          </table:table-cell>
          <table:table-cell office:value-type="float" office:value="0.0009809681">
            <text:p>9.81E-004</text:p>
          </table:table-cell>
          <table:table-cell office:value-type="float" office:value="0.0009372087">
            <text:p>9.37E-004</text:p>
          </table:table-cell>
          <table:table-cell office:value-type="float" office:value="0.00091173884">
            <text:p>9.12E-004</text:p>
          </table:table-cell>
          <table:table-cell office:value-type="float" office:value="0.00079266215">
            <text:p>7.93E-004</text:p>
          </table:table-cell>
          <table:table-cell office:value-type="float" office:value="0.00073744095">
            <text:p>7.37E-004</text:p>
          </table:table-cell>
          <table:table-cell office:value-type="float" office:value="0.0006708955">
            <text:p>6.71E-004</text:p>
          </table:table-cell>
          <table:table-cell office:value-type="float" office:value="0.00056005584">
            <text:p>5.60E-004</text:p>
          </table:table-cell>
          <table:table-cell office:value-type="float" office:value="0.00052563817">
            <text:p>5.26E-004</text:p>
          </table:table-cell>
          <table:table-cell office:value-type="float" office:value="0.00047198115">
            <text:p>4.72E-004</text:p>
          </table:table-cell>
          <table:table-cell office:value-type="float" office:value="0.00044795958">
            <text:p>4.48E-004</text:p>
          </table:table-cell>
          <table:table-cell office:value-type="float" office:value="0.00042753806">
            <text:p>4.28E-004</text:p>
          </table:table-cell>
          <table:table-cell office:value-type="float" office:value="0.0004067225">
            <text:p>4.07E-004</text:p>
          </table:table-cell>
          <table:table-cell office:value-type="float" office:value="0.00039850693">
            <text:p>3.99E-004</text:p>
          </table:table-cell>
          <table:table-cell office:value-type="float" office:value="0.00039535947">
            <text:p>3.95E-004</text:p>
          </table:table-cell>
          <table:table-cell office:value-type="float" office:value="0.0003950991">
            <text:p>3.95E-004</text:p>
          </table:table-cell>
          <table:table-cell office:value-type="float" office:value="0.0003957866">
            <text:p>3.96E-004</text:p>
          </table:table-cell>
          <table:table-cell office:value-type="float" office:value="0.0003979206">
            <text:p>3.98E-004</text:p>
          </table:table-cell>
          <table:table-cell office:value-type="float" office:value="0.0003978818">
            <text:p>3.98E-004</text:p>
          </table:table-cell>
          <table:table-cell office:value-type="float" office:value="0.0003986601">
            <text:p>3.99E-004</text:p>
          </table:table-cell>
          <table:table-cell office:value-type="float" office:value="0.0003996683">
            <text:p>4.00E-004</text:p>
          </table:table-cell>
          <table:table-cell office:value-type="float" office:value="0.00040226404">
            <text:p>4.02E-004</text:p>
          </table:table-cell>
          <table:table-cell office:value-type="float" office:value="0.0004031794">
            <text:p>4.03E-004</text:p>
          </table:table-cell>
          <table:table-cell office:value-type="float" office:value="0.0004037253">
            <text:p>4.04E-004</text:p>
          </table:table-cell>
          <table:table-cell office:value-type="float" office:value="0.00040478102">
            <text:p>4.05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8 I've Been Watching You (Move Your Sexy Body).mp3</text:p>
          </table:table-cell>
          <table:table-cell office:value-type="float" office:value="0.02816426">
            <text:p>0.02816426</text:p>
          </table:table-cell>
          <table:table-cell office:value-type="float" office:value="0.02172702">
            <text:p>0.02172702</text:p>
          </table:table-cell>
          <table:table-cell office:value-type="float" office:value="0.021220727">
            <text:p>0.021220727</text:p>
          </table:table-cell>
          <table:table-cell office:value-type="float" office:value="0.015802829">
            <text:p>0.015802829</text:p>
          </table:table-cell>
          <table:table-cell office:value-type="float" office:value="0.017461274">
            <text:p>0.017461274</text:p>
          </table:table-cell>
          <table:table-cell office:value-type="float" office:value="0.016233213">
            <text:p>0.016233213</text:p>
          </table:table-cell>
          <table:table-cell office:value-type="float" office:value="0.016009346">
            <text:p>0.016009346</text:p>
          </table:table-cell>
          <table:table-cell office:value-type="float" office:value="0.022746975">
            <text:p>0.022746975</text:p>
          </table:table-cell>
          <table:table-cell office:value-type="float" office:value="0.017132662">
            <text:p>0.017132662</text:p>
          </table:table-cell>
          <table:table-cell office:value-type="float" office:value="0.019053278">
            <text:p>0.019053278</text:p>
          </table:table-cell>
          <table:table-cell office:value-type="float" office:value="0.016058058">
            <text:p>0.016058058</text:p>
          </table:table-cell>
          <table:table-cell office:value-type="float" office:value="0.0143615855">
            <text:p>0.0143615855</text:p>
          </table:table-cell>
          <table:table-cell office:value-type="float" office:value="0.011788193">
            <text:p>0.011788193</text:p>
          </table:table-cell>
          <table:table-cell office:value-type="float" office:value="0.013504277">
            <text:p>0.013504277</text:p>
          </table:table-cell>
          <table:table-cell office:value-type="float" office:value="0.008951284">
            <text:p>0.008951284</text:p>
          </table:table-cell>
          <table:table-cell office:value-type="float" office:value="0.018863987">
            <text:p>0.018863987</text:p>
          </table:table-cell>
          <table:table-cell office:value-type="float" office:value="0.01046633">
            <text:p>0.01046633</text:p>
          </table:table-cell>
          <table:table-cell office:value-type="float" office:value="0.012588428">
            <text:p>0.012588428</text:p>
          </table:table-cell>
          <table:table-cell office:value-type="float" office:value="0.012536146">
            <text:p>0.012536146</text:p>
          </table:table-cell>
          <table:table-cell office:value-type="float" office:value="0.010693883">
            <text:p>0.010693883</text:p>
          </table:table-cell>
          <table:table-cell office:value-type="float" office:value="0.012171066">
            <text:p>0.012171066</text:p>
          </table:table-cell>
          <table:table-cell office:value-type="float" office:value="0.0073815086">
            <text:p>0.0073815086</text:p>
          </table:table-cell>
          <table:table-cell office:value-type="float" office:value="0.0104703065">
            <text:p>0.0104703065</text:p>
          </table:table-cell>
          <table:table-cell office:value-type="float" office:value="0.011695424">
            <text:p>0.011695424</text:p>
          </table:table-cell>
          <table:table-cell office:value-type="float" office:value="0.007098727">
            <text:p>0.007098727</text:p>
          </table:table-cell>
          <table:table-cell office:value-type="float" office:value="0.007946932">
            <text:p>0.007946932</text:p>
          </table:table-cell>
          <table:table-cell office:value-type="float" office:value="0.008184698">
            <text:p>0.008184698</text:p>
          </table:table-cell>
          <table:table-cell office:value-type="float" office:value="0.009276366">
            <text:p>0.009276366</text:p>
          </table:table-cell>
          <table:table-cell office:value-type="float" office:value="0.0073658153">
            <text:p>0.0073658153</text:p>
          </table:table-cell>
          <table:table-cell office:value-type="float" office:value="0.0061747604">
            <text:p>0.0061747604</text:p>
          </table:table-cell>
          <table:table-cell office:value-type="float" office:value="0.009267165">
            <text:p>0.009267165</text:p>
          </table:table-cell>
          <table:table-cell office:value-type="float" office:value="0.0077082645">
            <text:p>0.0077082645</text:p>
          </table:table-cell>
          <table:table-cell office:value-type="float" office:value="0.0059187463">
            <text:p>0.0059187463</text:p>
          </table:table-cell>
          <table:table-cell office:value-type="float" office:value="0.0045289407">
            <text:p>0.0045289407</text:p>
          </table:table-cell>
          <table:table-cell office:value-type="float" office:value="0.0064059133">
            <text:p>0.0064059133</text:p>
          </table:table-cell>
          <table:table-cell office:value-type="float" office:value="0.004156374">
            <text:p>0.004156374</text:p>
          </table:table-cell>
          <table:table-cell office:value-type="float" office:value="0.004425402">
            <text:p>0.004425402</text:p>
          </table:table-cell>
          <table:table-cell office:value-type="float" office:value="0.0043610837">
            <text:p>0.0043610837</text:p>
          </table:table-cell>
          <table:table-cell office:value-type="float" office:value="0.005097161">
            <text:p>0.005097161</text:p>
          </table:table-cell>
          <table:table-cell office:value-type="float" office:value="0.0037778327">
            <text:p>0.0037778327</text:p>
          </table:table-cell>
          <table:table-cell office:value-type="float" office:value="0.0040517133">
            <text:p>0.0040517133</text:p>
          </table:table-cell>
          <table:table-cell office:value-type="float" office:value="0.0050528897">
            <text:p>0.0050528897</text:p>
          </table:table-cell>
          <table:table-cell office:value-type="float" office:value="0.00418339">
            <text:p>0.00418339</text:p>
          </table:table-cell>
          <table:table-cell office:value-type="float" office:value="0.0036364517">
            <text:p>0.0036364517</text:p>
          </table:table-cell>
          <table:table-cell office:value-type="float" office:value="0.003769031">
            <text:p>0.003769031</text:p>
          </table:table-cell>
          <table:table-cell office:value-type="float" office:value="0.0037274854">
            <text:p>0.0037274854</text:p>
          </table:table-cell>
          <table:table-cell office:value-type="float" office:value="0.003930302">
            <text:p>0.003930302</text:p>
          </table:table-cell>
          <table:table-cell office:value-type="float" office:value="0.0030193806">
            <text:p>0.0030193806</text:p>
          </table:table-cell>
          <table:table-cell office:value-type="float" office:value="0.0031821295">
            <text:p>0.0031821295</text:p>
          </table:table-cell>
          <table:table-cell office:value-type="float" office:value="0.0031651917">
            <text:p>0.0031651917</text:p>
          </table:table-cell>
          <table:table-cell office:value-type="float" office:value="0.0030338743">
            <text:p>0.0030338743</text:p>
          </table:table-cell>
          <table:table-cell office:value-type="float" office:value="0.0033260044">
            <text:p>0.0033260044</text:p>
          </table:table-cell>
          <table:table-cell office:value-type="float" office:value="0.0029236318">
            <text:p>0.0029236318</text:p>
          </table:table-cell>
          <table:table-cell office:value-type="float" office:value="0.0029093723">
            <text:p>0.0029093723</text:p>
          </table:table-cell>
          <table:table-cell office:value-type="float" office:value="0.0034655086">
            <text:p>0.0034655086</text:p>
          </table:table-cell>
          <table:table-cell office:value-type="float" office:value="0.0033661874">
            <text:p>0.0033661874</text:p>
          </table:table-cell>
          <table:table-cell office:value-type="float" office:value="0.0029861527">
            <text:p>0.0029861527</text:p>
          </table:table-cell>
          <table:table-cell office:value-type="float" office:value="0.002872739">
            <text:p>0.002872739</text:p>
          </table:table-cell>
          <table:table-cell office:value-type="float" office:value="0.0030606694">
            <text:p>0.0030606694</text:p>
          </table:table-cell>
          <table:table-cell office:value-type="float" office:value="0.0030810747">
            <text:p>0.0030810747</text:p>
          </table:table-cell>
          <table:table-cell office:value-type="float" office:value="0.0030352157">
            <text:p>0.0030352157</text:p>
          </table:table-cell>
          <table:table-cell office:value-type="float" office:value="0.0032889796">
            <text:p>0.0032889796</text:p>
          </table:table-cell>
          <table:table-cell office:value-type="float" office:value="0.0031956634">
            <text:p>0.0031956634</text:p>
          </table:table-cell>
          <table:table-cell office:value-type="float" office:value="0.0030732446">
            <text:p>0.0030732446</text:p>
          </table:table-cell>
          <table:table-cell office:value-type="float" office:value="0.0029977243">
            <text:p>0.0029977243</text:p>
          </table:table-cell>
          <table:table-cell office:value-type="float" office:value="0.0030902934">
            <text:p>0.0030902934</text:p>
          </table:table-cell>
          <table:table-cell office:value-type="float" office:value="0.0031449369">
            <text:p>0.0031449369</text:p>
          </table:table-cell>
          <table:table-cell office:value-type="float" office:value="0.0028842045">
            <text:p>0.0028842045</text:p>
          </table:table-cell>
          <table:table-cell office:value-type="float" office:value="0.0032668652">
            <text:p>0.0032668652</text:p>
          </table:table-cell>
          <table:table-cell office:value-type="float" office:value="0.0031230673">
            <text:p>0.0031230673</text:p>
          </table:table-cell>
          <table:table-cell office:value-type="float" office:value="0.0027453408">
            <text:p>0.0027453408</text:p>
          </table:table-cell>
          <table:table-cell office:value-type="float" office:value="0.0028035466">
            <text:p>0.0028035466</text:p>
          </table:table-cell>
          <table:table-cell office:value-type="float" office:value="0.003085061">
            <text:p>0.003085061</text:p>
          </table:table-cell>
          <table:table-cell office:value-type="float" office:value="0.0028860844">
            <text:p>0.0028860844</text:p>
          </table:table-cell>
          <table:table-cell office:value-type="float" office:value="0.0026406648">
            <text:p>0.0026406648</text:p>
          </table:table-cell>
          <table:table-cell office:value-type="float" office:value="0.0027072863">
            <text:p>0.0027072863</text:p>
          </table:table-cell>
          <table:table-cell office:value-type="float" office:value="0.0025634156">
            <text:p>0.0025634156</text:p>
          </table:table-cell>
          <table:table-cell office:value-type="float" office:value="0.0026670846">
            <text:p>0.0026670846</text:p>
          </table:table-cell>
          <table:table-cell office:value-type="float" office:value="0.0026998334">
            <text:p>0.0026998334</text:p>
          </table:table-cell>
          <table:table-cell office:value-type="float" office:value="0.0025588702">
            <text:p>0.0025588702</text:p>
          </table:table-cell>
          <table:table-cell office:value-type="float" office:value="0.0027091538">
            <text:p>0.0027091538</text:p>
          </table:table-cell>
          <table:table-cell office:value-type="float" office:value="0.002411666">
            <text:p>0.002411666</text:p>
          </table:table-cell>
          <table:table-cell office:value-type="float" office:value="0.0026730502">
            <text:p>0.0026730502</text:p>
          </table:table-cell>
          <table:table-cell office:value-type="float" office:value="0.0031443138">
            <text:p>0.0031443138</text:p>
          </table:table-cell>
          <table:table-cell office:value-type="float" office:value="0.0026198395">
            <text:p>0.0026198395</text:p>
          </table:table-cell>
          <table:table-cell office:value-type="float" office:value="0.002272943">
            <text:p>0.002272943</text:p>
          </table:table-cell>
          <table:table-cell office:value-type="float" office:value="0.0023548652">
            <text:p>0.0023548652</text:p>
          </table:table-cell>
          <table:table-cell office:value-type="float" office:value="0.0023933726">
            <text:p>0.0023933726</text:p>
          </table:table-cell>
          <table:table-cell office:value-type="float" office:value="0.0024226517">
            <text:p>0.0024226517</text:p>
          </table:table-cell>
          <table:table-cell office:value-type="float" office:value="0.002394229">
            <text:p>0.002394229</text:p>
          </table:table-cell>
          <table:table-cell office:value-type="float" office:value="0.002436857">
            <text:p>0.002436857</text:p>
          </table:table-cell>
          <table:table-cell office:value-type="float" office:value="0.0025428024">
            <text:p>0.0025428024</text:p>
          </table:table-cell>
          <table:table-cell office:value-type="float" office:value="0.0024901703">
            <text:p>0.0024901703</text:p>
          </table:table-cell>
          <table:table-cell office:value-type="float" office:value="0.0023746667">
            <text:p>0.0023746667</text:p>
          </table:table-cell>
          <table:table-cell office:value-type="float" office:value="0.0022493126">
            <text:p>0.0022493126</text:p>
          </table:table-cell>
          <table:table-cell office:value-type="float" office:value="0.002206449">
            <text:p>0.002206449</text:p>
          </table:table-cell>
          <table:table-cell office:value-type="float" office:value="0.002178678">
            <text:p>0.002178678</text:p>
          </table:table-cell>
          <table:table-cell office:value-type="float" office:value="0.002209857">
            <text:p>0.002209857</text:p>
          </table:table-cell>
          <table:table-cell office:value-type="float" office:value="0.0020552848">
            <text:p>0.0020552848</text:p>
          </table:table-cell>
          <table:table-cell office:value-type="float" office:value="0.0021567338">
            <text:p>0.0021567338</text:p>
          </table:table-cell>
          <table:table-cell office:value-type="float" office:value="0.002653519">
            <text:p>0.002653519</text:p>
          </table:table-cell>
          <table:table-cell office:value-type="float" office:value="0.0026981032">
            <text:p>0.0026981032</text:p>
          </table:table-cell>
          <table:table-cell office:value-type="float" office:value="0.002276012">
            <text:p>0.002276012</text:p>
          </table:table-cell>
          <table:table-cell office:value-type="float" office:value="0.0022370939">
            <text:p>0.0022370939</text:p>
          </table:table-cell>
          <table:table-cell office:value-type="float" office:value="0.0019761557">
            <text:p>0.0019761557</text:p>
          </table:table-cell>
          <table:table-cell office:value-type="float" office:value="0.0018929678">
            <text:p>0.0018929678</text:p>
          </table:table-cell>
          <table:table-cell office:value-type="float" office:value="0.0021241447">
            <text:p>0.0021241447</text:p>
          </table:table-cell>
          <table:table-cell office:value-type="float" office:value="0.0021550318">
            <text:p>0.0021550318</text:p>
          </table:table-cell>
          <table:table-cell office:value-type="float" office:value="0.0019488576">
            <text:p>0.0019488576</text:p>
          </table:table-cell>
          <table:table-cell office:value-type="float" office:value="0.001898787">
            <text:p>0.001898787</text:p>
          </table:table-cell>
          <table:table-cell office:value-type="float" office:value="0.001865893">
            <text:p>0.001865893</text:p>
          </table:table-cell>
          <table:table-cell office:value-type="float" office:value="0.0016118422">
            <text:p>0.0016118422</text:p>
          </table:table-cell>
          <table:table-cell office:value-type="float" office:value="0.001708553">
            <text:p>0.001708553</text:p>
          </table:table-cell>
          <table:table-cell office:value-type="float" office:value="0.0019161915">
            <text:p>0.0019161915</text:p>
          </table:table-cell>
          <table:table-cell office:value-type="float" office:value="0.0018020257">
            <text:p>0.0018020257</text:p>
          </table:table-cell>
          <table:table-cell office:value-type="float" office:value="0.0021271063">
            <text:p>0.0021271063</text:p>
          </table:table-cell>
          <table:table-cell office:value-type="float" office:value="0.0018790093">
            <text:p>0.0018790093</text:p>
          </table:table-cell>
          <table:table-cell office:value-type="float" office:value="0.00166962">
            <text:p>0.00166962</text:p>
          </table:table-cell>
          <table:table-cell office:value-type="float" office:value="0.0015852753">
            <text:p>0.0015852753</text:p>
          </table:table-cell>
          <table:table-cell office:value-type="float" office:value="0.0015197108">
            <text:p>0.0015197108</text:p>
          </table:table-cell>
          <table:table-cell office:value-type="float" office:value="0.0015728408">
            <text:p>0.0015728408</text:p>
          </table:table-cell>
          <table:table-cell office:value-type="float" office:value="0.0016086141">
            <text:p>0.0016086141</text:p>
          </table:table-cell>
          <table:table-cell office:value-type="float" office:value="0.0015969947">
            <text:p>0.0015969947</text:p>
          </table:table-cell>
          <table:table-cell office:value-type="float" office:value="0.0016350106">
            <text:p>0.0016350106</text:p>
          </table:table-cell>
          <table:table-cell office:value-type="float" office:value="0.001538457">
            <text:p>0.001538457</text:p>
          </table:table-cell>
          <table:table-cell office:value-type="float" office:value="0.0014336708">
            <text:p>0.0014336708</text:p>
          </table:table-cell>
          <table:table-cell office:value-type="float" office:value="0.0014559818">
            <text:p>0.0014559818</text:p>
          </table:table-cell>
          <table:table-cell office:value-type="float" office:value="0.0016247297">
            <text:p>0.0016247297</text:p>
          </table:table-cell>
          <table:table-cell office:value-type="float" office:value="0.0014429055">
            <text:p>0.0014429055</text:p>
          </table:table-cell>
          <table:table-cell office:value-type="float" office:value="0.0014711313">
            <text:p>0.0014711313</text:p>
          </table:table-cell>
          <table:table-cell office:value-type="float" office:value="0.0014247219">
            <text:p>0.0014247219</text:p>
          </table:table-cell>
          <table:table-cell office:value-type="float" office:value="0.0013612516">
            <text:p>0.0013612516</text:p>
          </table:table-cell>
          <table:table-cell office:value-type="float" office:value="0.0014166685">
            <text:p>0.0014166685</text:p>
          </table:table-cell>
          <table:table-cell office:value-type="float" office:value="0.0015288828">
            <text:p>0.0015288828</text:p>
          </table:table-cell>
          <table:table-cell office:value-type="float" office:value="0.0014044584">
            <text:p>0.0014044584</text:p>
          </table:table-cell>
          <table:table-cell office:value-type="float" office:value="0.001402291">
            <text:p>0.001402291</text:p>
          </table:table-cell>
          <table:table-cell office:value-type="float" office:value="0.001612937">
            <text:p>0.001612937</text:p>
          </table:table-cell>
          <table:table-cell office:value-type="float" office:value="0.0019126218">
            <text:p>0.0019126218</text:p>
          </table:table-cell>
          <table:table-cell office:value-type="float" office:value="0.0014597924">
            <text:p>0.0014597924</text:p>
          </table:table-cell>
          <table:table-cell office:value-type="float" office:value="0.0013332671">
            <text:p>0.0013332671</text:p>
          </table:table-cell>
          <table:table-cell office:value-type="float" office:value="0.0015656273">
            <text:p>0.0015656273</text:p>
          </table:table-cell>
          <table:table-cell office:value-type="float" office:value="0.001484107">
            <text:p>0.001484107</text:p>
          </table:table-cell>
          <table:table-cell office:value-type="float" office:value="0.0014719085">
            <text:p>0.0014719085</text:p>
          </table:table-cell>
          <table:table-cell office:value-type="float" office:value="0.0013417269">
            <text:p>0.0013417269</text:p>
          </table:table-cell>
          <table:table-cell office:value-type="float" office:value="0.0012028789">
            <text:p>0.0012028789</text:p>
          </table:table-cell>
          <table:table-cell office:value-type="float" office:value="0.0013900141">
            <text:p>0.0013900141</text:p>
          </table:table-cell>
          <table:table-cell office:value-type="float" office:value="0.0014733286">
            <text:p>0.0014733286</text:p>
          </table:table-cell>
          <table:table-cell office:value-type="float" office:value="0.0015556776">
            <text:p>0.0015556776</text:p>
          </table:table-cell>
          <table:table-cell office:value-type="float" office:value="0.0017436764">
            <text:p>0.0017436764</text:p>
          </table:table-cell>
          <table:table-cell office:value-type="float" office:value="0.0016274436">
            <text:p>0.0016274436</text:p>
          </table:table-cell>
          <table:table-cell office:value-type="float" office:value="0.0014684778">
            <text:p>0.0014684778</text:p>
          </table:table-cell>
          <table:table-cell office:value-type="float" office:value="0.0014852002">
            <text:p>0.0014852002</text:p>
          </table:table-cell>
          <table:table-cell office:value-type="float" office:value="0.0014780781">
            <text:p>0.0014780781</text:p>
          </table:table-cell>
          <table:table-cell office:value-type="float" office:value="0.0014772343">
            <text:p>0.0014772343</text:p>
          </table:table-cell>
          <table:table-cell office:value-type="float" office:value="0.0015567442">
            <text:p>0.0015567442</text:p>
          </table:table-cell>
          <table:table-cell office:value-type="float" office:value="0.0017765146">
            <text:p>0.0017765146</text:p>
          </table:table-cell>
          <table:table-cell office:value-type="float" office:value="0.0017120088">
            <text:p>0.0017120088</text:p>
          </table:table-cell>
          <table:table-cell office:value-type="float" office:value="0.0017434042">
            <text:p>0.0017434042</text:p>
          </table:table-cell>
          <table:table-cell office:value-type="float" office:value="0.0014918464">
            <text:p>0.0014918464</text:p>
          </table:table-cell>
          <table:table-cell office:value-type="float" office:value="0.0014049205">
            <text:p>0.0014049205</text:p>
          </table:table-cell>
          <table:table-cell office:value-type="float" office:value="0.0014870701">
            <text:p>0.0014870701</text:p>
          </table:table-cell>
          <table:table-cell office:value-type="float" office:value="0.0016555738">
            <text:p>0.0016555738</text:p>
          </table:table-cell>
          <table:table-cell office:value-type="float" office:value="0.0015595435">
            <text:p>0.0015595435</text:p>
          </table:table-cell>
          <table:table-cell office:value-type="float" office:value="0.0014782726">
            <text:p>0.0014782726</text:p>
          </table:table-cell>
          <table:table-cell office:value-type="float" office:value="0.0016577656">
            <text:p>0.0016577656</text:p>
          </table:table-cell>
          <table:table-cell office:value-type="float" office:value="0.0015853605">
            <text:p>0.0015853605</text:p>
          </table:table-cell>
          <table:table-cell office:value-type="float" office:value="0.0014308442">
            <text:p>0.0014308442</text:p>
          </table:table-cell>
          <table:table-cell office:value-type="float" office:value="0.0013220995">
            <text:p>0.0013220995</text:p>
          </table:table-cell>
          <table:table-cell office:value-type="float" office:value="0.0014242929">
            <text:p>0.0014242929</text:p>
          </table:table-cell>
          <table:table-cell office:value-type="float" office:value="0.001514413">
            <text:p>0.001514413</text:p>
          </table:table-cell>
          <table:table-cell office:value-type="float" office:value="0.0013395218">
            <text:p>0.0013395218</text:p>
          </table:table-cell>
          <table:table-cell office:value-type="float" office:value="0.0013781227">
            <text:p>0.0013781227</text:p>
          </table:table-cell>
          <table:table-cell office:value-type="float" office:value="0.0014537479">
            <text:p>0.0014537479</text:p>
          </table:table-cell>
          <table:table-cell office:value-type="float" office:value="0.001414802">
            <text:p>0.001414802</text:p>
          </table:table-cell>
          <table:table-cell office:value-type="float" office:value="0.0012891586">
            <text:p>0.0012891586</text:p>
          </table:table-cell>
          <table:table-cell office:value-type="float" office:value="0.0012363255">
            <text:p>0.0012363255</text:p>
          </table:table-cell>
          <table:table-cell office:value-type="float" office:value="0.0012934372">
            <text:p>0.0012934372</text:p>
          </table:table-cell>
          <table:table-cell office:value-type="float" office:value="0.0012731436">
            <text:p>0.0012731436</text:p>
          </table:table-cell>
          <table:table-cell office:value-type="float" office:value="0.0012822421">
            <text:p>0.0012822421</text:p>
          </table:table-cell>
          <table:table-cell office:value-type="float" office:value="0.0013392803">
            <text:p>0.0013392803</text:p>
          </table:table-cell>
          <table:table-cell office:value-type="float" office:value="0.0012422267">
            <text:p>0.0012422267</text:p>
          </table:table-cell>
          <table:table-cell office:value-type="float" office:value="0.0012512321">
            <text:p>0.0012512321</text:p>
          </table:table-cell>
          <table:table-cell office:value-type="float" office:value="0.0013298382">
            <text:p>0.0013298382</text:p>
          </table:table-cell>
          <table:table-cell office:value-type="float" office:value="0.0012421679">
            <text:p>0.0012421679</text:p>
          </table:table-cell>
          <table:table-cell office:value-type="float" office:value="0.0012205194">
            <text:p>0.0012205194</text:p>
          </table:table-cell>
          <table:table-cell office:value-type="float" office:value="0.0013126227">
            <text:p>0.0013126227</text:p>
          </table:table-cell>
          <table:table-cell office:value-type="float" office:value="0.0012350145">
            <text:p>0.0012350145</text:p>
          </table:table-cell>
          <table:table-cell office:value-type="float" office:value="0.0012466063">
            <text:p>0.0012466063</text:p>
          </table:table-cell>
          <table:table-cell office:value-type="float" office:value="0.0012637164">
            <text:p>0.0012637164</text:p>
          </table:table-cell>
          <table:table-cell office:value-type="float" office:value="0.0011958047">
            <text:p>0.0011958047</text:p>
          </table:table-cell>
          <table:table-cell office:value-type="float" office:value="0.0011261895">
            <text:p>0.0011261895</text:p>
          </table:table-cell>
          <table:table-cell office:value-type="float" office:value="0.0010841134">
            <text:p>0.0010841134</text:p>
          </table:table-cell>
          <table:table-cell office:value-type="float" office:value="0.0010795817">
            <text:p>0.0010795817</text:p>
          </table:table-cell>
          <table:table-cell office:value-type="float" office:value="0.0010955156">
            <text:p>0.0010955156</text:p>
          </table:table-cell>
          <table:table-cell office:value-type="float" office:value="0.0010529498">
            <text:p>0.0010529498</text:p>
          </table:table-cell>
          <table:table-cell office:value-type="float" office:value="0.0010096725">
            <text:p>0.0010096725</text:p>
          </table:table-cell>
          <table:table-cell office:value-type="float" office:value="0.0010606931">
            <text:p>0.0010606931</text:p>
          </table:table-cell>
          <table:table-cell office:value-type="float" office:value="0.0010143969">
            <text:p>0.0010143969</text:p>
          </table:table-cell>
          <table:table-cell office:value-type="float" office:value="0.001029657">
            <text:p>0.001029657</text:p>
          </table:table-cell>
          <table:table-cell table:style-name="ce1" office:value-type="float" office:value="0.0009625174">
            <text:p>9.63E-004</text:p>
          </table:table-cell>
          <table:table-cell table:style-name="ce1" office:value-type="float" office:value="0.0009023215">
            <text:p>9.02E-004</text:p>
          </table:table-cell>
          <table:table-cell table:style-name="ce1" office:value-type="float" office:value="0.00086517504">
            <text:p>8.65E-004</text:p>
          </table:table-cell>
          <table:table-cell table:style-name="ce1" office:value-type="float" office:value="0.0008763342">
            <text:p>8.76E-004</text:p>
          </table:table-cell>
          <table:table-cell table:style-name="ce1" office:value-type="float" office:value="0.00086047023">
            <text:p>8.60E-004</text:p>
          </table:table-cell>
          <table:table-cell table:style-name="ce1" office:value-type="float" office:value="0.00085196324">
            <text:p>8.52E-004</text:p>
          </table:table-cell>
          <table:table-cell table:style-name="ce1" office:value-type="float" office:value="0.00084392854">
            <text:p>8.44E-004</text:p>
          </table:table-cell>
          <table:table-cell table:style-name="ce1" office:value-type="float" office:value="0.00088017853">
            <text:p>8.80E-004</text:p>
          </table:table-cell>
          <table:table-cell table:style-name="ce1" office:value-type="float" office:value="0.00090371154">
            <text:p>9.04E-004</text:p>
          </table:table-cell>
          <table:table-cell table:style-name="ce1" office:value-type="float" office:value="0.00086875434">
            <text:p>8.69E-004</text:p>
          </table:table-cell>
          <table:table-cell table:style-name="ce1" office:value-type="float" office:value="0.0008545124">
            <text:p>8.55E-004</text:p>
          </table:table-cell>
          <table:table-cell table:style-name="ce1" office:value-type="float" office:value="0.00081780384">
            <text:p>8.18E-004</text:p>
          </table:table-cell>
          <table:table-cell table:style-name="ce1" office:value-type="float" office:value="0.0007982121">
            <text:p>7.98E-004</text:p>
          </table:table-cell>
          <table:table-cell table:style-name="ce1" office:value-type="float" office:value="0.0007933163">
            <text:p>7.93E-004</text:p>
          </table:table-cell>
          <table:table-cell table:style-name="ce1" office:value-type="float" office:value="0.00080694334">
            <text:p>8.07E-004</text:p>
          </table:table-cell>
          <table:table-cell table:style-name="ce1" office:value-type="float" office:value="0.0008180324">
            <text:p>8.18E-004</text:p>
          </table:table-cell>
          <table:table-cell table:style-name="ce1" office:value-type="float" office:value="0.0008302836">
            <text:p>8.30E-004</text:p>
          </table:table-cell>
          <table:table-cell table:style-name="ce1" office:value-type="float" office:value="0.0008211204">
            <text:p>8.21E-004</text:p>
          </table:table-cell>
          <table:table-cell table:style-name="ce1" office:value-type="float" office:value="0.0007973119">
            <text:p>7.97E-004</text:p>
          </table:table-cell>
          <table:table-cell table:style-name="ce1" office:value-type="float" office:value="0.00080617185">
            <text:p>8.06E-004</text:p>
          </table:table-cell>
          <table:table-cell table:style-name="ce1" office:value-type="float" office:value="0.0008323934">
            <text:p>8.32E-004</text:p>
          </table:table-cell>
          <table:table-cell table:style-name="ce1" office:value-type="float" office:value="0.0008315555">
            <text:p>8.32E-004</text:p>
          </table:table-cell>
          <table:table-cell table:style-name="ce1" office:value-type="float" office:value="0.0008379322">
            <text:p>8.38E-004</text:p>
          </table:table-cell>
          <table:table-cell table:style-name="ce1" office:value-type="float" office:value="0.0008060327">
            <text:p>8.06E-004</text:p>
          </table:table-cell>
          <table:table-cell table:style-name="ce1" office:value-type="float" office:value="0.00076302135">
            <text:p>7.63E-004</text:p>
          </table:table-cell>
          <table:table-cell table:style-name="ce1" office:value-type="float" office:value="0.0007576467">
            <text:p>7.58E-004</text:p>
          </table:table-cell>
          <table:table-cell office:value-type="float" office:value="0.0007521296">
            <text:p>7.52E-004</text:p>
          </table:table-cell>
          <table:table-cell office:value-type="float" office:value="0.000729843">
            <text:p>7.30E-004</text:p>
          </table:table-cell>
          <table:table-cell office:value-type="float" office:value="0.0007117297">
            <text:p>7.12E-004</text:p>
          </table:table-cell>
          <table:table-cell office:value-type="float" office:value="0.00072580366">
            <text:p>7.26E-004</text:p>
          </table:table-cell>
          <table:table-cell table:style-name="ce1" office:value-type="float" office:value="0.00073628454">
            <text:p>7.36E-004</text:p>
          </table:table-cell>
          <table:table-cell office:value-type="float" office:value="0.0007524437">
            <text:p>7.52E-004</text:p>
          </table:table-cell>
          <table:table-cell office:value-type="float" office:value="0.00072909036">
            <text:p>7.29E-004</text:p>
          </table:table-cell>
          <table:table-cell office:value-type="float" office:value="0.00070480944">
            <text:p>7.05E-004</text:p>
          </table:table-cell>
          <table:table-cell office:value-type="float" office:value="0.0006728276">
            <text:p>6.73E-004</text:p>
          </table:table-cell>
          <table:table-cell office:value-type="float" office:value="0.00063614076">
            <text:p>6.36E-004</text:p>
          </table:table-cell>
          <table:table-cell office:value-type="float" office:value="0.00057899073">
            <text:p>5.79E-004</text:p>
          </table:table-cell>
          <table:table-cell office:value-type="float" office:value="0.00051372766">
            <text:p>5.14E-004</text:p>
          </table:table-cell>
          <table:table-cell office:value-type="float" office:value="0.00045489284">
            <text:p>4.55E-004</text:p>
          </table:table-cell>
          <table:table-cell office:value-type="float" office:value="0.00040531807">
            <text:p>4.05E-004</text:p>
          </table:table-cell>
          <table:table-cell office:value-type="float" office:value="0.0003630499">
            <text:p>3.63E-004</text:p>
          </table:table-cell>
          <table:table-cell office:value-type="float" office:value="0.00033464594">
            <text:p>3.35E-004</text:p>
          </table:table-cell>
          <table:table-cell office:value-type="float" office:value="0.00032018303">
            <text:p>3.20E-004</text:p>
          </table:table-cell>
          <table:table-cell office:value-type="float" office:value="0.0003131447">
            <text:p>3.13E-004</text:p>
          </table:table-cell>
          <table:table-cell office:value-type="float" office:value="0.00030784955">
            <text:p>3.08E-004</text:p>
          </table:table-cell>
          <table:table-cell office:value-type="float" office:value="0.00030517075">
            <text:p>3.05E-004</text:p>
          </table:table-cell>
          <table:table-cell office:value-type="float" office:value="0.00030502526">
            <text:p>3.05E-004</text:p>
          </table:table-cell>
          <table:table-cell office:value-type="float" office:value="0.00030516225">
            <text:p>3.05E-004</text:p>
          </table:table-cell>
          <table:table-cell office:value-type="float" office:value="0.0003063747">
            <text:p>3.06E-004</text:p>
          </table:table-cell>
          <table:table-cell office:value-type="float" office:value="0.00030614136">
            <text:p>3.06E-004</text:p>
          </table:table-cell>
          <table:table-cell office:value-type="float" office:value="0.0003069069">
            <text:p>3.07E-004</text:p>
          </table:table-cell>
          <table:table-cell office:value-type="float" office:value="0.00030826972">
            <text:p>3.08E-004</text:p>
          </table:table-cell>
          <table:table-cell office:value-type="float" office:value="0.0003105258">
            <text:p>3.11E-004</text:p>
          </table:table-cell>
          <table:table-cell office:value-type="float" office:value="0.0003105248">
            <text:p>3.11E-004</text:p>
          </table:table-cell>
          <table:table-cell office:value-type="float" office:value="0.00031124052">
            <text:p>3.11E-004</text:p>
          </table:table-cell>
          <table:table-cell office:value-type="float" office:value="0.00031217924">
            <text:p>3.12E-004</text:p>
          </table:table-cell>
          <table:table-cell/>
        </table:table-row>
        <table:table-row table:style-name="ro1">
          <table:table-cell office:value-type="string">
            <text:p>/mnt/share/Music/Albums/Parliament/The Clones of Dr. Funkenstein/09 Funkin' for Fun.mp3</text:p>
          </table:table-cell>
          <table:table-cell office:value-type="float" office:value="0.04515253">
            <text:p>0.04515253</text:p>
          </table:table-cell>
          <table:table-cell office:value-type="float" office:value="0.034927495">
            <text:p>0.034927495</text:p>
          </table:table-cell>
          <table:table-cell office:value-type="float" office:value="0.02344822">
            <text:p>0.02344822</text:p>
          </table:table-cell>
          <table:table-cell office:value-type="float" office:value="0.028756551">
            <text:p>0.028756551</text:p>
          </table:table-cell>
          <table:table-cell office:value-type="float" office:value="0.02216068">
            <text:p>0.02216068</text:p>
          </table:table-cell>
          <table:table-cell office:value-type="float" office:value="0.02210435">
            <text:p>0.02210435</text:p>
          </table:table-cell>
          <table:table-cell office:value-type="float" office:value="0.026113743">
            <text:p>0.026113743</text:p>
          </table:table-cell>
          <table:table-cell office:value-type="float" office:value="0.03349737">
            <text:p>0.03349737</text:p>
          </table:table-cell>
          <table:table-cell office:value-type="float" office:value="0.029024603">
            <text:p>0.029024603</text:p>
          </table:table-cell>
          <table:table-cell office:value-type="float" office:value="0.03577173">
            <text:p>0.03577173</text:p>
          </table:table-cell>
          <table:table-cell office:value-type="float" office:value="0.03095864">
            <text:p>0.03095864</text:p>
          </table:table-cell>
          <table:table-cell office:value-type="float" office:value="0.035558067">
            <text:p>0.035558067</text:p>
          </table:table-cell>
          <table:table-cell office:value-type="float" office:value="0.027148845">
            <text:p>0.027148845</text:p>
          </table:table-cell>
          <table:table-cell office:value-type="float" office:value="0.026131818">
            <text:p>0.026131818</text:p>
          </table:table-cell>
          <table:table-cell office:value-type="float" office:value="0.026680974">
            <text:p>0.026680974</text:p>
          </table:table-cell>
          <table:table-cell office:value-type="float" office:value="0.03510712">
            <text:p>0.03510712</text:p>
          </table:table-cell>
          <table:table-cell office:value-type="float" office:value="0.022495268">
            <text:p>0.022495268</text:p>
          </table:table-cell>
          <table:table-cell office:value-type="float" office:value="0.025359482">
            <text:p>0.025359482</text:p>
          </table:table-cell>
          <table:table-cell office:value-type="float" office:value="0.02720789">
            <text:p>0.02720789</text:p>
          </table:table-cell>
          <table:table-cell office:value-type="float" office:value="0.026003104">
            <text:p>0.026003104</text:p>
          </table:table-cell>
          <table:table-cell office:value-type="float" office:value="0.02094751">
            <text:p>0.02094751</text:p>
          </table:table-cell>
          <table:table-cell office:value-type="float" office:value="0.015707284">
            <text:p>0.015707284</text:p>
          </table:table-cell>
          <table:table-cell office:value-type="float" office:value="0.020036569">
            <text:p>0.020036569</text:p>
          </table:table-cell>
          <table:table-cell office:value-type="float" office:value="0.021514433">
            <text:p>0.021514433</text:p>
          </table:table-cell>
          <table:table-cell office:value-type="float" office:value="0.015421136">
            <text:p>0.015421136</text:p>
          </table:table-cell>
          <table:table-cell office:value-type="float" office:value="0.015277405">
            <text:p>0.015277405</text:p>
          </table:table-cell>
          <table:table-cell office:value-type="float" office:value="0.01646661">
            <text:p>0.01646661</text:p>
          </table:table-cell>
          <table:table-cell office:value-type="float" office:value="0.018334864">
            <text:p>0.018334864</text:p>
          </table:table-cell>
          <table:table-cell office:value-type="float" office:value="0.017262427">
            <text:p>0.017262427</text:p>
          </table:table-cell>
          <table:table-cell office:value-type="float" office:value="0.016032452">
            <text:p>0.016032452</text:p>
          </table:table-cell>
          <table:table-cell office:value-type="float" office:value="0.018377397">
            <text:p>0.018377397</text:p>
          </table:table-cell>
          <table:table-cell office:value-type="float" office:value="0.015341461">
            <text:p>0.015341461</text:p>
          </table:table-cell>
          <table:table-cell office:value-type="float" office:value="0.012613376">
            <text:p>0.012613376</text:p>
          </table:table-cell>
          <table:table-cell office:value-type="float" office:value="0.011190429">
            <text:p>0.011190429</text:p>
          </table:table-cell>
          <table:table-cell office:value-type="float" office:value="0.012812868">
            <text:p>0.012812868</text:p>
          </table:table-cell>
          <table:table-cell office:value-type="float" office:value="0.010314589">
            <text:p>0.010314589</text:p>
          </table:table-cell>
          <table:table-cell office:value-type="float" office:value="0.010582927">
            <text:p>0.010582927</text:p>
          </table:table-cell>
          <table:table-cell office:value-type="float" office:value="0.010671563">
            <text:p>0.010671563</text:p>
          </table:table-cell>
          <table:table-cell office:value-type="float" office:value="0.011955707">
            <text:p>0.011955707</text:p>
          </table:table-cell>
          <table:table-cell office:value-type="float" office:value="0.00927221">
            <text:p>0.00927221</text:p>
          </table:table-cell>
          <table:table-cell office:value-type="float" office:value="0.010180781">
            <text:p>0.010180781</text:p>
          </table:table-cell>
          <table:table-cell office:value-type="float" office:value="0.012271251">
            <text:p>0.012271251</text:p>
          </table:table-cell>
          <table:table-cell office:value-type="float" office:value="0.008988673">
            <text:p>0.008988673</text:p>
          </table:table-cell>
          <table:table-cell office:value-type="float" office:value="0.0071547627">
            <text:p>0.0071547627</text:p>
          </table:table-cell>
          <table:table-cell office:value-type="float" office:value="0.008384906">
            <text:p>0.008384906</text:p>
          </table:table-cell>
          <table:table-cell office:value-type="float" office:value="0.009411661">
            <text:p>0.009411661</text:p>
          </table:table-cell>
          <table:table-cell office:value-type="float" office:value="0.009554216">
            <text:p>0.009554216</text:p>
          </table:table-cell>
          <table:table-cell office:value-type="float" office:value="0.006570542">
            <text:p>0.006570542</text:p>
          </table:table-cell>
          <table:table-cell office:value-type="float" office:value="0.0060021803">
            <text:p>0.0060021803</text:p>
          </table:table-cell>
          <table:table-cell office:value-type="float" office:value="0.0057467665">
            <text:p>0.0057467665</text:p>
          </table:table-cell>
          <table:table-cell office:value-type="float" office:value="0.0064508007">
            <text:p>0.0064508007</text:p>
          </table:table-cell>
          <table:table-cell office:value-type="float" office:value="0.008356729">
            <text:p>0.008356729</text:p>
          </table:table-cell>
          <table:table-cell office:value-type="float" office:value="0.0074408823">
            <text:p>0.0074408823</text:p>
          </table:table-cell>
          <table:table-cell office:value-type="float" office:value="0.0066548698">
            <text:p>0.0066548698</text:p>
          </table:table-cell>
          <table:table-cell office:value-type="float" office:value="0.008967609">
            <text:p>0.008967609</text:p>
          </table:table-cell>
          <table:table-cell office:value-type="float" office:value="0.0073823575">
            <text:p>0.0073823575</text:p>
          </table:table-cell>
          <table:table-cell office:value-type="float" office:value="0.0067258165">
            <text:p>0.0067258165</text:p>
          </table:table-cell>
          <table:table-cell office:value-type="float" office:value="0.007813689">
            <text:p>0.007813689</text:p>
          </table:table-cell>
          <table:table-cell office:value-type="float" office:value="0.0076385555">
            <text:p>0.0076385555</text:p>
          </table:table-cell>
          <table:table-cell office:value-type="float" office:value="0.008060954">
            <text:p>0.008060954</text:p>
          </table:table-cell>
          <table:table-cell office:value-type="float" office:value="0.008805854">
            <text:p>0.008805854</text:p>
          </table:table-cell>
          <table:table-cell office:value-type="float" office:value="0.0080676405">
            <text:p>0.0080676405</text:p>
          </table:table-cell>
          <table:table-cell office:value-type="float" office:value="0.009067648">
            <text:p>0.009067648</text:p>
          </table:table-cell>
          <table:table-cell office:value-type="float" office:value="0.00851163">
            <text:p>0.00851163</text:p>
          </table:table-cell>
          <table:table-cell office:value-type="float" office:value="0.008292406">
            <text:p>0.008292406</text:p>
          </table:table-cell>
          <table:table-cell office:value-type="float" office:value="0.0076459297">
            <text:p>0.0076459297</text:p>
          </table:table-cell>
          <table:table-cell office:value-type="float" office:value="0.006887991">
            <text:p>0.006887991</text:p>
          </table:table-cell>
          <table:table-cell office:value-type="float" office:value="0.0066440273">
            <text:p>0.0066440273</text:p>
          </table:table-cell>
          <table:table-cell office:value-type="float" office:value="0.0070115253">
            <text:p>0.0070115253</text:p>
          </table:table-cell>
          <table:table-cell office:value-type="float" office:value="0.0072190766">
            <text:p>0.0072190766</text:p>
          </table:table-cell>
          <table:table-cell office:value-type="float" office:value="0.0066480176">
            <text:p>0.0066480176</text:p>
          </table:table-cell>
          <table:table-cell office:value-type="float" office:value="0.006470316">
            <text:p>0.006470316</text:p>
          </table:table-cell>
          <table:table-cell office:value-type="float" office:value="0.0069655417">
            <text:p>0.0069655417</text:p>
          </table:table-cell>
          <table:table-cell office:value-type="float" office:value="0.006439445">
            <text:p>0.006439445</text:p>
          </table:table-cell>
          <table:table-cell office:value-type="float" office:value="0.006353139">
            <text:p>0.006353139</text:p>
          </table:table-cell>
          <table:table-cell office:value-type="float" office:value="0.0054722633">
            <text:p>0.0054722633</text:p>
          </table:table-cell>
          <table:table-cell office:value-type="float" office:value="0.0055887494">
            <text:p>0.0055887494</text:p>
          </table:table-cell>
          <table:table-cell office:value-type="float" office:value="0.0059727267">
            <text:p>0.0059727267</text:p>
          </table:table-cell>
          <table:table-cell office:value-type="float" office:value="0.0060244175">
            <text:p>0.0060244175</text:p>
          </table:table-cell>
          <table:table-cell office:value-type="float" office:value="0.005590828">
            <text:p>0.005590828</text:p>
          </table:table-cell>
          <table:table-cell office:value-type="float" office:value="0.0057830997">
            <text:p>0.0057830997</text:p>
          </table:table-cell>
          <table:table-cell office:value-type="float" office:value="0.00528227">
            <text:p>0.00528227</text:p>
          </table:table-cell>
          <table:table-cell office:value-type="float" office:value="0.0055958014">
            <text:p>0.0055958014</text:p>
          </table:table-cell>
          <table:table-cell office:value-type="float" office:value="0.008054775">
            <text:p>0.008054775</text:p>
          </table:table-cell>
          <table:table-cell office:value-type="float" office:value="0.0059376853">
            <text:p>0.0059376853</text:p>
          </table:table-cell>
          <table:table-cell office:value-type="float" office:value="0.00456612">
            <text:p>0.00456612</text:p>
          </table:table-cell>
          <table:table-cell office:value-type="float" office:value="0.0047043846">
            <text:p>0.0047043846</text:p>
          </table:table-cell>
          <table:table-cell office:value-type="float" office:value="0.0044785705">
            <text:p>0.0044785705</text:p>
          </table:table-cell>
          <table:table-cell office:value-type="float" office:value="0.005272794">
            <text:p>0.005272794</text:p>
          </table:table-cell>
          <table:table-cell office:value-type="float" office:value="0.0050096884">
            <text:p>0.0050096884</text:p>
          </table:table-cell>
          <table:table-cell office:value-type="float" office:value="0.00535836">
            <text:p>0.00535836</text:p>
          </table:table-cell>
          <table:table-cell office:value-type="float" office:value="0.0060153496">
            <text:p>0.0060153496</text:p>
          </table:table-cell>
          <table:table-cell office:value-type="float" office:value="0.005240966">
            <text:p>0.005240966</text:p>
          </table:table-cell>
          <table:table-cell office:value-type="float" office:value="0.00497531">
            <text:p>0.00497531</text:p>
          </table:table-cell>
          <table:table-cell office:value-type="float" office:value="0.0042708195">
            <text:p>0.0042708195</text:p>
          </table:table-cell>
          <table:table-cell office:value-type="float" office:value="0.0050889533">
            <text:p>0.0050889533</text:p>
          </table:table-cell>
          <table:table-cell office:value-type="float" office:value="0.0047536534">
            <text:p>0.0047536534</text:p>
          </table:table-cell>
          <table:table-cell office:value-type="float" office:value="0.005192122">
            <text:p>0.005192122</text:p>
          </table:table-cell>
          <table:table-cell office:value-type="float" office:value="0.0040329024">
            <text:p>0.0040329024</text:p>
          </table:table-cell>
          <table:table-cell office:value-type="float" office:value="0.0044405786">
            <text:p>0.0044405786</text:p>
          </table:table-cell>
          <table:table-cell office:value-type="float" office:value="0.0063995584">
            <text:p>0.0063995584</text:p>
          </table:table-cell>
          <table:table-cell office:value-type="float" office:value="0.0055509317">
            <text:p>0.0055509317</text:p>
          </table:table-cell>
          <table:table-cell office:value-type="float" office:value="0.005012328">
            <text:p>0.005012328</text:p>
          </table:table-cell>
          <table:table-cell office:value-type="float" office:value="0.00539698">
            <text:p>0.00539698</text:p>
          </table:table-cell>
          <table:table-cell office:value-type="float" office:value="0.004194246">
            <text:p>0.004194246</text:p>
          </table:table-cell>
          <table:table-cell office:value-type="float" office:value="0.0036952558">
            <text:p>0.0036952558</text:p>
          </table:table-cell>
          <table:table-cell office:value-type="float" office:value="0.0044312193">
            <text:p>0.0044312193</text:p>
          </table:table-cell>
          <table:table-cell office:value-type="float" office:value="0.0049109883">
            <text:p>0.0049109883</text:p>
          </table:table-cell>
          <table:table-cell office:value-type="float" office:value="0.0040651564">
            <text:p>0.0040651564</text:p>
          </table:table-cell>
          <table:table-cell office:value-type="float" office:value="0.0050708456">
            <text:p>0.0050708456</text:p>
          </table:table-cell>
          <table:table-cell office:value-type="float" office:value="0.004410161">
            <text:p>0.004410161</text:p>
          </table:table-cell>
          <table:table-cell office:value-type="float" office:value="0.0034508726">
            <text:p>0.0034508726</text:p>
          </table:table-cell>
          <table:table-cell office:value-type="float" office:value="0.0039392477">
            <text:p>0.0039392477</text:p>
          </table:table-cell>
          <table:table-cell office:value-type="float" office:value="0.0044970373">
            <text:p>0.0044970373</text:p>
          </table:table-cell>
          <table:table-cell office:value-type="float" office:value="0.004443926">
            <text:p>0.004443926</text:p>
          </table:table-cell>
          <table:table-cell office:value-type="float" office:value="0.005666915">
            <text:p>0.005666915</text:p>
          </table:table-cell>
          <table:table-cell office:value-type="float" office:value="0.0052159685">
            <text:p>0.0052159685</text:p>
          </table:table-cell>
          <table:table-cell office:value-type="float" office:value="0.0037690802">
            <text:p>0.0037690802</text:p>
          </table:table-cell>
          <table:table-cell office:value-type="float" office:value="0.003453047">
            <text:p>0.003453047</text:p>
          </table:table-cell>
          <table:table-cell office:value-type="float" office:value="0.0036624963">
            <text:p>0.0036624963</text:p>
          </table:table-cell>
          <table:table-cell office:value-type="float" office:value="0.004947089">
            <text:p>0.004947089</text:p>
          </table:table-cell>
          <table:table-cell office:value-type="float" office:value="0.004564168">
            <text:p>0.004564168</text:p>
          </table:table-cell>
          <table:table-cell office:value-type="float" office:value="0.0048321863">
            <text:p>0.0048321863</text:p>
          </table:table-cell>
          <table:table-cell office:value-type="float" office:value="0.0038441673">
            <text:p>0.0038441673</text:p>
          </table:table-cell>
          <table:table-cell office:value-type="float" office:value="0.00351343">
            <text:p>0.00351343</text:p>
          </table:table-cell>
          <table:table-cell office:value-type="float" office:value="0.0034385119">
            <text:p>0.0034385119</text:p>
          </table:table-cell>
          <table:table-cell office:value-type="float" office:value="0.0041358615">
            <text:p>0.0041358615</text:p>
          </table:table-cell>
          <table:table-cell office:value-type="float" office:value="0.0048555816">
            <text:p>0.0048555816</text:p>
          </table:table-cell>
          <table:table-cell office:value-type="float" office:value="0.0039016972">
            <text:p>0.0039016972</text:p>
          </table:table-cell>
          <table:table-cell office:value-type="float" office:value="0.004284586">
            <text:p>0.004284586</text:p>
          </table:table-cell>
          <table:table-cell office:value-type="float" office:value="0.0036739432">
            <text:p>0.0036739432</text:p>
          </table:table-cell>
          <table:table-cell office:value-type="float" office:value="0.0033628843">
            <text:p>0.0033628843</text:p>
          </table:table-cell>
          <table:table-cell office:value-type="float" office:value="0.003795651">
            <text:p>0.003795651</text:p>
          </table:table-cell>
          <table:table-cell office:value-type="float" office:value="0.0043834136">
            <text:p>0.0043834136</text:p>
          </table:table-cell>
          <table:table-cell office:value-type="float" office:value="0.003994225">
            <text:p>0.003994225</text:p>
          </table:table-cell>
          <table:table-cell office:value-type="float" office:value="0.0035155516">
            <text:p>0.0035155516</text:p>
          </table:table-cell>
          <table:table-cell office:value-type="float" office:value="0.0045738523">
            <text:p>0.0045738523</text:p>
          </table:table-cell>
          <table:table-cell office:value-type="float" office:value="0.0048311907">
            <text:p>0.0048311907</text:p>
          </table:table-cell>
          <table:table-cell office:value-type="float" office:value="0.0040568183">
            <text:p>0.0040568183</text:p>
          </table:table-cell>
          <table:table-cell office:value-type="float" office:value="0.003926111">
            <text:p>0.003926111</text:p>
          </table:table-cell>
          <table:table-cell office:value-type="float" office:value="0.0053386204">
            <text:p>0.0053386204</text:p>
          </table:table-cell>
          <table:table-cell office:value-type="float" office:value="0.0041378113">
            <text:p>0.0041378113</text:p>
          </table:table-cell>
          <table:table-cell office:value-type="float" office:value="0.004326707">
            <text:p>0.004326707</text:p>
          </table:table-cell>
          <table:table-cell office:value-type="float" office:value="0.0036045436">
            <text:p>0.0036045436</text:p>
          </table:table-cell>
          <table:table-cell office:value-type="float" office:value="0.0030058548">
            <text:p>0.0030058548</text:p>
          </table:table-cell>
          <table:table-cell office:value-type="float" office:value="0.0035327375">
            <text:p>0.0035327375</text:p>
          </table:table-cell>
          <table:table-cell office:value-type="float" office:value="0.0038032765">
            <text:p>0.0038032765</text:p>
          </table:table-cell>
          <table:table-cell office:value-type="float" office:value="0.0049894336">
            <text:p>0.0049894336</text:p>
          </table:table-cell>
          <table:table-cell office:value-type="float" office:value="0.0054182597">
            <text:p>0.0054182597</text:p>
          </table:table-cell>
          <table:table-cell office:value-type="float" office:value="0.0040233047">
            <text:p>0.0040233047</text:p>
          </table:table-cell>
          <table:table-cell office:value-type="float" office:value="0.004355249">
            <text:p>0.004355249</text:p>
          </table:table-cell>
          <table:table-cell office:value-type="float" office:value="0.0039908555">
            <text:p>0.0039908555</text:p>
          </table:table-cell>
          <table:table-cell office:value-type="float" office:value="0.0035109823">
            <text:p>0.0035109823</text:p>
          </table:table-cell>
          <table:table-cell office:value-type="float" office:value="0.0038076474">
            <text:p>0.0038076474</text:p>
          </table:table-cell>
          <table:table-cell office:value-type="float" office:value="0.0045297877">
            <text:p>0.0045297877</text:p>
          </table:table-cell>
          <table:table-cell office:value-type="float" office:value="0.0046463693">
            <text:p>0.0046463693</text:p>
          </table:table-cell>
          <table:table-cell office:value-type="float" office:value="0.0045222454">
            <text:p>0.0045222454</text:p>
          </table:table-cell>
          <table:table-cell office:value-type="float" office:value="0.004116762">
            <text:p>0.004116762</text:p>
          </table:table-cell>
          <table:table-cell office:value-type="float" office:value="0.0036177181">
            <text:p>0.0036177181</text:p>
          </table:table-cell>
          <table:table-cell office:value-type="float" office:value="0.0032001976">
            <text:p>0.0032001976</text:p>
          </table:table-cell>
          <table:table-cell office:value-type="float" office:value="0.0036889864">
            <text:p>0.0036889864</text:p>
          </table:table-cell>
          <table:table-cell office:value-type="float" office:value="0.0047100894">
            <text:p>0.0047100894</text:p>
          </table:table-cell>
          <table:table-cell office:value-type="float" office:value="0.0041388334">
            <text:p>0.0041388334</text:p>
          </table:table-cell>
          <table:table-cell office:value-type="float" office:value="0.004528055">
            <text:p>0.004528055</text:p>
          </table:table-cell>
          <table:table-cell office:value-type="float" office:value="0.005013752">
            <text:p>0.005013752</text:p>
          </table:table-cell>
          <table:table-cell office:value-type="float" office:value="0.00479672">
            <text:p>0.00479672</text:p>
          </table:table-cell>
          <table:table-cell office:value-type="float" office:value="0.0035896548">
            <text:p>0.0035896548</text:p>
          </table:table-cell>
          <table:table-cell office:value-type="float" office:value="0.0031235241">
            <text:p>0.0031235241</text:p>
          </table:table-cell>
          <table:table-cell office:value-type="float" office:value="0.0044405707">
            <text:p>0.0044405707</text:p>
          </table:table-cell>
          <table:table-cell office:value-type="float" office:value="0.0042744963">
            <text:p>0.0042744963</text:p>
          </table:table-cell>
          <table:table-cell office:value-type="float" office:value="0.0033395318">
            <text:p>0.0033395318</text:p>
          </table:table-cell>
          <table:table-cell office:value-type="float" office:value="0.003936843">
            <text:p>0.003936843</text:p>
          </table:table-cell>
          <table:table-cell office:value-type="float" office:value="0.0040201712">
            <text:p>0.0040201712</text:p>
          </table:table-cell>
          <table:table-cell office:value-type="float" office:value="0.0045047766">
            <text:p>0.0045047766</text:p>
          </table:table-cell>
          <table:table-cell office:value-type="float" office:value="0.0033627518">
            <text:p>0.0033627518</text:p>
          </table:table-cell>
          <table:table-cell office:value-type="float" office:value="0.0030151173">
            <text:p>0.0030151173</text:p>
          </table:table-cell>
          <table:table-cell office:value-type="float" office:value="0.0036998536">
            <text:p>0.0036998536</text:p>
          </table:table-cell>
          <table:table-cell office:value-type="float" office:value="0.0038045223">
            <text:p>0.0038045223</text:p>
          </table:table-cell>
          <table:table-cell office:value-type="float" office:value="0.003279402">
            <text:p>0.003279402</text:p>
          </table:table-cell>
          <table:table-cell office:value-type="float" office:value="0.0036929448">
            <text:p>0.0036929448</text:p>
          </table:table-cell>
          <table:table-cell office:value-type="float" office:value="0.0034301192">
            <text:p>0.0034301192</text:p>
          </table:table-cell>
          <table:table-cell office:value-type="float" office:value="0.0035882695">
            <text:p>0.0035882695</text:p>
          </table:table-cell>
          <table:table-cell office:value-type="float" office:value="0.0033502015">
            <text:p>0.0033502015</text:p>
          </table:table-cell>
          <table:table-cell office:value-type="float" office:value="0.0035147825">
            <text:p>0.0035147825</text:p>
          </table:table-cell>
          <table:table-cell office:value-type="float" office:value="0.0032728089">
            <text:p>0.0032728089</text:p>
          </table:table-cell>
          <table:table-cell office:value-type="float" office:value="0.003098289">
            <text:p>0.003098289</text:p>
          </table:table-cell>
          <table:table-cell office:value-type="float" office:value="0.0027044527">
            <text:p>0.0027044527</text:p>
          </table:table-cell>
          <table:table-cell office:value-type="float" office:value="0.0030953065">
            <text:p>0.0030953065</text:p>
          </table:table-cell>
          <table:table-cell office:value-type="float" office:value="0.0032487204">
            <text:p>0.0032487204</text:p>
          </table:table-cell>
          <table:table-cell office:value-type="float" office:value="0.003156687">
            <text:p>0.003156687</text:p>
          </table:table-cell>
          <table:table-cell office:value-type="float" office:value="0.0028391704">
            <text:p>0.0028391704</text:p>
          </table:table-cell>
          <table:table-cell office:value-type="float" office:value="0.0032172077">
            <text:p>0.0032172077</text:p>
          </table:table-cell>
          <table:table-cell office:value-type="float" office:value="0.0030815618">
            <text:p>0.0030815618</text:p>
          </table:table-cell>
          <table:table-cell office:value-type="float" office:value="0.0028442126">
            <text:p>0.0028442126</text:p>
          </table:table-cell>
          <table:table-cell office:value-type="float" office:value="0.0025096096">
            <text:p>0.0025096096</text:p>
          </table:table-cell>
          <table:table-cell office:value-type="float" office:value="0.0026586293">
            <text:p>0.0026586293</text:p>
          </table:table-cell>
          <table:table-cell office:value-type="float" office:value="0.0024961294">
            <text:p>0.0024961294</text:p>
          </table:table-cell>
          <table:table-cell office:value-type="float" office:value="0.002887475">
            <text:p>0.002887475</text:p>
          </table:table-cell>
          <table:table-cell office:value-type="float" office:value="0.0027583723">
            <text:p>0.0027583723</text:p>
          </table:table-cell>
          <table:table-cell office:value-type="float" office:value="0.0028995422">
            <text:p>0.0028995422</text:p>
          </table:table-cell>
          <table:table-cell office:value-type="float" office:value="0.0022822642">
            <text:p>0.0022822642</text:p>
          </table:table-cell>
          <table:table-cell office:value-type="float" office:value="0.0020021128">
            <text:p>0.0020021128</text:p>
          </table:table-cell>
          <table:table-cell office:value-type="float" office:value="0.0020281244">
            <text:p>0.0020281244</text:p>
          </table:table-cell>
          <table:table-cell office:value-type="float" office:value="0.0019494118">
            <text:p>0.0019494118</text:p>
          </table:table-cell>
          <table:table-cell office:value-type="float" office:value="0.0019884126">
            <text:p>0.0019884126</text:p>
          </table:table-cell>
          <table:table-cell office:value-type="float" office:value="0.0021047625">
            <text:p>0.0021047625</text:p>
          </table:table-cell>
          <table:table-cell office:value-type="float" office:value="0.0024835286">
            <text:p>0.0024835286</text:p>
          </table:table-cell>
          <table:table-cell office:value-type="float" office:value="0.0023490507">
            <text:p>0.0023490507</text:p>
          </table:table-cell>
          <table:table-cell office:value-type="float" office:value="0.002002638">
            <text:p>0.002002638</text:p>
          </table:table-cell>
          <table:table-cell office:value-type="float" office:value="0.0018820814">
            <text:p>0.0018820814</text:p>
          </table:table-cell>
          <table:table-cell office:value-type="float" office:value="0.0018255273">
            <text:p>0.0018255273</text:p>
          </table:table-cell>
          <table:table-cell office:value-type="float" office:value="0.001681261">
            <text:p>0.001681261</text:p>
          </table:table-cell>
          <table:table-cell office:value-type="float" office:value="0.0016871">
            <text:p>0.0016871</text:p>
          </table:table-cell>
          <table:table-cell office:value-type="float" office:value="0.0017926634">
            <text:p>0.0017926634</text:p>
          </table:table-cell>
          <table:table-cell office:value-type="float" office:value="0.002004867">
            <text:p>0.002004867</text:p>
          </table:table-cell>
          <table:table-cell office:value-type="float" office:value="0.0020152044">
            <text:p>0.0020152044</text:p>
          </table:table-cell>
          <table:table-cell office:value-type="float" office:value="0.0018569784">
            <text:p>0.0018569784</text:p>
          </table:table-cell>
          <table:table-cell office:value-type="float" office:value="0.0016791864">
            <text:p>0.0016791864</text:p>
          </table:table-cell>
          <table:table-cell office:value-type="float" office:value="0.0018465213">
            <text:p>0.0018465213</text:p>
          </table:table-cell>
          <table:table-cell office:value-type="float" office:value="0.0018421024">
            <text:p>0.0018421024</text:p>
          </table:table-cell>
          <table:table-cell office:value-type="float" office:value="0.0017104679">
            <text:p>0.0017104679</text:p>
          </table:table-cell>
          <table:table-cell office:value-type="float" office:value="0.0018147693">
            <text:p>0.0018147693</text:p>
          </table:table-cell>
          <table:table-cell office:value-type="float" office:value="0.0017968323">
            <text:p>0.0017968323</text:p>
          </table:table-cell>
          <table:table-cell office:value-type="float" office:value="0.001737535">
            <text:p>0.001737535</text:p>
          </table:table-cell>
          <table:table-cell office:value-type="float" office:value="0.001645403">
            <text:p>0.001645403</text:p>
          </table:table-cell>
          <table:table-cell table:style-name="Default" office:value-type="float" office:value="0.0015301163">
            <text:p>0.0015301163</text:p>
          </table:table-cell>
          <table:table-cell table:style-name="Default" office:value-type="float" office:value="0.0014036264">
            <text:p>0.0014036264</text:p>
          </table:table-cell>
          <table:table-cell table:style-name="Default" office:value-type="float" office:value="0.0014169441">
            <text:p>0.0014169441</text:p>
          </table:table-cell>
          <table:table-cell table:style-name="Default" office:value-type="float" office:value="0.0015500372">
            <text:p>0.0015500372</text:p>
          </table:table-cell>
          <table:table-cell office:value-type="float" office:value="0.0017206718">
            <text:p>0.0017206718</text:p>
          </table:table-cell>
          <table:table-cell table:style-name="Default" office:value-type="float" office:value="0.0017421844">
            <text:p>0.0017421844</text:p>
          </table:table-cell>
          <table:table-cell table:style-name="Default" office:value-type="float" office:value="0.0015805166">
            <text:p>0.0015805166</text:p>
          </table:table-cell>
          <table:table-cell table:style-name="Default" office:value-type="float" office:value="0.0015333332">
            <text:p>0.0015333332</text:p>
          </table:table-cell>
          <table:table-cell table:style-name="Default" office:value-type="float" office:value="0.0013388009">
            <text:p>0.0013388009</text:p>
          </table:table-cell>
          <table:table-cell table:style-name="Default" office:value-type="float" office:value="0.0013177325">
            <text:p>0.0013177325</text:p>
          </table:table-cell>
          <table:table-cell table:style-name="Default" office:value-type="float" office:value="0.0011553251">
            <text:p>0.0011553251</text:p>
          </table:table-cell>
          <table:table-cell office:value-type="float" office:value="0.0009851153">
            <text:p>9.85E-004</text:p>
          </table:table-cell>
          <table:table-cell office:value-type="float" office:value="0.00091287214">
            <text:p>9.13E-004</text:p>
          </table:table-cell>
          <table:table-cell office:value-type="float" office:value="0.000880986">
            <text:p>8.81E-004</text:p>
          </table:table-cell>
          <table:table-cell table:style-name="Default" office:value-type="float" office:value="0.0011110178">
            <text:p>0.0011110178</text:p>
          </table:table-cell>
          <table:table-cell office:value-type="float" office:value="0.0006916142">
            <text:p>6.92E-004</text:p>
          </table:table-cell>
          <table:table-cell office:value-type="float" office:value="0.00061070226">
            <text:p>6.11E-004</text:p>
          </table:table-cell>
          <table:table-cell office:value-type="float" office:value="0.00058400887">
            <text:p>5.84E-004</text:p>
          </table:table-cell>
          <table:table-cell office:value-type="float" office:value="0.0005708444">
            <text:p>5.71E-004</text:p>
          </table:table-cell>
          <table:table-cell office:value-type="float" office:value="0.00056433206">
            <text:p>5.64E-004</text:p>
          </table:table-cell>
          <table:table-cell office:value-type="float" office:value="0.0005634191">
            <text:p>5.63E-004</text:p>
          </table:table-cell>
          <table:table-cell office:value-type="float" office:value="0.0005647372">
            <text:p>5.65E-004</text:p>
          </table:table-cell>
          <table:table-cell office:value-type="float" office:value="0.00056735834">
            <text:p>5.67E-004</text:p>
          </table:table-cell>
          <table:table-cell office:value-type="float" office:value="0.00056805863">
            <text:p>5.68E-004</text:p>
          </table:table-cell>
          <table:table-cell office:value-type="float" office:value="0.0005695458">
            <text:p>5.70E-004</text:p>
          </table:table-cell>
          <table:table-cell office:value-type="float" office:value="0.00057086337">
            <text:p>5.71E-004</text:p>
          </table:table-cell>
          <table:table-cell office:value-type="float" office:value="0.00057423825">
            <text:p>5.74E-004</text:p>
          </table:table-cell>
          <table:table-cell office:value-type="float" office:value="0.00057554647">
            <text:p>5.76E-004</text:p>
          </table:table-cell>
          <table:table-cell office:value-type="float" office:value="0.00057662744">
            <text:p>5.77E-004</text:p>
          </table:table-cell>
          <table:table-cell office:value-type="float" office:value="0.0005782661">
            <text:p>5.78E-004</text:p>
          </table:table-cell>
          <table:table-cell/>
        </table:table-row>
        <table:table-row table:style-name="ro1">
          <table:table-cell office:value-type="string">
            <text:p>/mnt/share/Music/Albums/Parliament/Trombipulation/01 Crush It.mp3</text:p>
          </table:table-cell>
          <table:table-cell office:value-type="float" office:value="0.062783495">
            <text:p>0.062783495</text:p>
          </table:table-cell>
          <table:table-cell office:value-type="float" office:value="0.05119659">
            <text:p>0.05119659</text:p>
          </table:table-cell>
          <table:table-cell office:value-type="float" office:value="0.034948934">
            <text:p>0.034948934</text:p>
          </table:table-cell>
          <table:table-cell office:value-type="float" office:value="0.02485241">
            <text:p>0.02485241</text:p>
          </table:table-cell>
          <table:table-cell office:value-type="float" office:value="0.024142569">
            <text:p>0.024142569</text:p>
          </table:table-cell>
          <table:table-cell office:value-type="float" office:value="0.023609769">
            <text:p>0.023609769</text:p>
          </table:table-cell>
          <table:table-cell office:value-type="float" office:value="0.024206193">
            <text:p>0.024206193</text:p>
          </table:table-cell>
          <table:table-cell office:value-type="float" office:value="0.022679806">
            <text:p>0.022679806</text:p>
          </table:table-cell>
          <table:table-cell office:value-type="float" office:value="0.02467457">
            <text:p>0.02467457</text:p>
          </table:table-cell>
          <table:table-cell office:value-type="float" office:value="0.024962021">
            <text:p>0.024962021</text:p>
          </table:table-cell>
          <table:table-cell office:value-type="float" office:value="0.023716206">
            <text:p>0.023716206</text:p>
          </table:table-cell>
          <table:table-cell office:value-type="float" office:value="0.022166636">
            <text:p>0.022166636</text:p>
          </table:table-cell>
          <table:table-cell office:value-type="float" office:value="0.019148393">
            <text:p>0.019148393</text:p>
          </table:table-cell>
          <table:table-cell office:value-type="float" office:value="0.023788378">
            <text:p>0.023788378</text:p>
          </table:table-cell>
          <table:table-cell office:value-type="float" office:value="0.01746468">
            <text:p>0.01746468</text:p>
          </table:table-cell>
          <table:table-cell office:value-type="float" office:value="0.020088004">
            <text:p>0.020088004</text:p>
          </table:table-cell>
          <table:table-cell office:value-type="float" office:value="0.01755015">
            <text:p>0.01755015</text:p>
          </table:table-cell>
          <table:table-cell office:value-type="float" office:value="0.018962543">
            <text:p>0.018962543</text:p>
          </table:table-cell>
          <table:table-cell office:value-type="float" office:value="0.020924497">
            <text:p>0.020924497</text:p>
          </table:table-cell>
          <table:table-cell office:value-type="float" office:value="0.016581321">
            <text:p>0.016581321</text:p>
          </table:table-cell>
          <table:table-cell office:value-type="float" office:value="0.020739984">
            <text:p>0.020739984</text:p>
          </table:table-cell>
          <table:table-cell office:value-type="float" office:value="0.016407767">
            <text:p>0.016407767</text:p>
          </table:table-cell>
          <table:table-cell office:value-type="float" office:value="0.020146811">
            <text:p>0.020146811</text:p>
          </table:table-cell>
          <table:table-cell office:value-type="float" office:value="0.020200232">
            <text:p>0.020200232</text:p>
          </table:table-cell>
          <table:table-cell office:value-type="float" office:value="0.018859308">
            <text:p>0.018859308</text:p>
          </table:table-cell>
          <table:table-cell office:value-type="float" office:value="0.016614497">
            <text:p>0.016614497</text:p>
          </table:table-cell>
          <table:table-cell office:value-type="float" office:value="0.018862503">
            <text:p>0.018862503</text:p>
          </table:table-cell>
          <table:table-cell office:value-type="float" office:value="0.022924962">
            <text:p>0.022924962</text:p>
          </table:table-cell>
          <table:table-cell office:value-type="float" office:value="0.018151626">
            <text:p>0.018151626</text:p>
          </table:table-cell>
          <table:table-cell office:value-type="float" office:value="0.0154442405">
            <text:p>0.0154442405</text:p>
          </table:table-cell>
          <table:table-cell office:value-type="float" office:value="0.01908835">
            <text:p>0.01908835</text:p>
          </table:table-cell>
          <table:table-cell office:value-type="float" office:value="0.018520633">
            <text:p>0.018520633</text:p>
          </table:table-cell>
          <table:table-cell office:value-type="float" office:value="0.017473541">
            <text:p>0.017473541</text:p>
          </table:table-cell>
          <table:table-cell office:value-type="float" office:value="0.016067946">
            <text:p>0.016067946</text:p>
          </table:table-cell>
          <table:table-cell office:value-type="float" office:value="0.02001558">
            <text:p>0.02001558</text:p>
          </table:table-cell>
          <table:table-cell office:value-type="float" office:value="0.016294157">
            <text:p>0.016294157</text:p>
          </table:table-cell>
          <table:table-cell office:value-type="float" office:value="0.018789938">
            <text:p>0.018789938</text:p>
          </table:table-cell>
          <table:table-cell office:value-type="float" office:value="0.014927132">
            <text:p>0.014927132</text:p>
          </table:table-cell>
          <table:table-cell office:value-type="float" office:value="0.013953259">
            <text:p>0.013953259</text:p>
          </table:table-cell>
          <table:table-cell office:value-type="float" office:value="0.013951462">
            <text:p>0.013951462</text:p>
          </table:table-cell>
          <table:table-cell office:value-type="float" office:value="0.018195085">
            <text:p>0.018195085</text:p>
          </table:table-cell>
          <table:table-cell office:value-type="float" office:value="0.014884331">
            <text:p>0.014884331</text:p>
          </table:table-cell>
          <table:table-cell office:value-type="float" office:value="0.013920228">
            <text:p>0.013920228</text:p>
          </table:table-cell>
          <table:table-cell office:value-type="float" office:value="0.0154283345">
            <text:p>0.0154283345</text:p>
          </table:table-cell>
          <table:table-cell office:value-type="float" office:value="0.015497085">
            <text:p>0.015497085</text:p>
          </table:table-cell>
          <table:table-cell office:value-type="float" office:value="0.014686845">
            <text:p>0.014686845</text:p>
          </table:table-cell>
          <table:table-cell office:value-type="float" office:value="0.0133053">
            <text:p>0.0133053</text:p>
          </table:table-cell>
          <table:table-cell office:value-type="float" office:value="0.01178038">
            <text:p>0.01178038</text:p>
          </table:table-cell>
          <table:table-cell office:value-type="float" office:value="0.013244683">
            <text:p>0.013244683</text:p>
          </table:table-cell>
          <table:table-cell office:value-type="float" office:value="0.015911177">
            <text:p>0.015911177</text:p>
          </table:table-cell>
          <table:table-cell office:value-type="float" office:value="0.0127355885">
            <text:p>0.0127355885</text:p>
          </table:table-cell>
          <table:table-cell office:value-type="float" office:value="0.012879836">
            <text:p>0.012879836</text:p>
          </table:table-cell>
          <table:table-cell office:value-type="float" office:value="0.014817977">
            <text:p>0.014817977</text:p>
          </table:table-cell>
          <table:table-cell office:value-type="float" office:value="0.021230625">
            <text:p>0.021230625</text:p>
          </table:table-cell>
          <table:table-cell office:value-type="float" office:value="0.016986998">
            <text:p>0.016986998</text:p>
          </table:table-cell>
          <table:table-cell office:value-type="float" office:value="0.013934713">
            <text:p>0.013934713</text:p>
          </table:table-cell>
          <table:table-cell office:value-type="float" office:value="0.01401728">
            <text:p>0.01401728</text:p>
          </table:table-cell>
          <table:table-cell office:value-type="float" office:value="0.013360973">
            <text:p>0.013360973</text:p>
          </table:table-cell>
          <table:table-cell office:value-type="float" office:value="0.011854748">
            <text:p>0.011854748</text:p>
          </table:table-cell>
          <table:table-cell office:value-type="float" office:value="0.011743575">
            <text:p>0.011743575</text:p>
          </table:table-cell>
          <table:table-cell office:value-type="float" office:value="0.011613707">
            <text:p>0.011613707</text:p>
          </table:table-cell>
          <table:table-cell office:value-type="float" office:value="0.013836282">
            <text:p>0.013836282</text:p>
          </table:table-cell>
          <table:table-cell office:value-type="float" office:value="0.012997616">
            <text:p>0.012997616</text:p>
          </table:table-cell>
          <table:table-cell office:value-type="float" office:value="0.013410874">
            <text:p>0.013410874</text:p>
          </table:table-cell>
          <table:table-cell office:value-type="float" office:value="0.010646763">
            <text:p>0.010646763</text:p>
          </table:table-cell>
          <table:table-cell office:value-type="float" office:value="0.010929173">
            <text:p>0.010929173</text:p>
          </table:table-cell>
          <table:table-cell office:value-type="float" office:value="0.013168308">
            <text:p>0.013168308</text:p>
          </table:table-cell>
          <table:table-cell office:value-type="float" office:value="0.016624484">
            <text:p>0.016624484</text:p>
          </table:table-cell>
          <table:table-cell office:value-type="float" office:value="0.014744593">
            <text:p>0.014744593</text:p>
          </table:table-cell>
          <table:table-cell office:value-type="float" office:value="0.011764149">
            <text:p>0.011764149</text:p>
          </table:table-cell>
          <table:table-cell office:value-type="float" office:value="0.010600841">
            <text:p>0.010600841</text:p>
          </table:table-cell>
          <table:table-cell office:value-type="float" office:value="0.009883087">
            <text:p>0.009883087</text:p>
          </table:table-cell>
          <table:table-cell office:value-type="float" office:value="0.010637492">
            <text:p>0.010637492</text:p>
          </table:table-cell>
          <table:table-cell office:value-type="float" office:value="0.0118850265">
            <text:p>0.0118850265</text:p>
          </table:table-cell>
          <table:table-cell office:value-type="float" office:value="0.012511841">
            <text:p>0.012511841</text:p>
          </table:table-cell>
          <table:table-cell office:value-type="float" office:value="0.01421962">
            <text:p>0.01421962</text:p>
          </table:table-cell>
          <table:table-cell office:value-type="float" office:value="0.013201787">
            <text:p>0.013201787</text:p>
          </table:table-cell>
          <table:table-cell office:value-type="float" office:value="0.011160129">
            <text:p>0.011160129</text:p>
          </table:table-cell>
          <table:table-cell office:value-type="float" office:value="0.010984919">
            <text:p>0.010984919</text:p>
          </table:table-cell>
          <table:table-cell office:value-type="float" office:value="0.011602304">
            <text:p>0.011602304</text:p>
          </table:table-cell>
          <table:table-cell office:value-type="float" office:value="0.01059904">
            <text:p>0.01059904</text:p>
          </table:table-cell>
          <table:table-cell office:value-type="float" office:value="0.010217089">
            <text:p>0.010217089</text:p>
          </table:table-cell>
          <table:table-cell office:value-type="float" office:value="0.011966535">
            <text:p>0.011966535</text:p>
          </table:table-cell>
          <table:table-cell office:value-type="float" office:value="0.011725858">
            <text:p>0.011725858</text:p>
          </table:table-cell>
          <table:table-cell office:value-type="float" office:value="0.011183031">
            <text:p>0.011183031</text:p>
          </table:table-cell>
          <table:table-cell office:value-type="float" office:value="0.012786063">
            <text:p>0.012786063</text:p>
          </table:table-cell>
          <table:table-cell office:value-type="float" office:value="0.012026584">
            <text:p>0.012026584</text:p>
          </table:table-cell>
          <table:table-cell office:value-type="float" office:value="0.012224958">
            <text:p>0.012224958</text:p>
          </table:table-cell>
          <table:table-cell office:value-type="float" office:value="0.011840817">
            <text:p>0.011840817</text:p>
          </table:table-cell>
          <table:table-cell office:value-type="float" office:value="0.014185764">
            <text:p>0.014185764</text:p>
          </table:table-cell>
          <table:table-cell office:value-type="float" office:value="0.011504239">
            <text:p>0.011504239</text:p>
          </table:table-cell>
          <table:table-cell office:value-type="float" office:value="0.011000697">
            <text:p>0.011000697</text:p>
          </table:table-cell>
          <table:table-cell office:value-type="float" office:value="0.011434174">
            <text:p>0.011434174</text:p>
          </table:table-cell>
          <table:table-cell office:value-type="float" office:value="0.01188347">
            <text:p>0.01188347</text:p>
          </table:table-cell>
          <table:table-cell office:value-type="float" office:value="0.010988037">
            <text:p>0.010988037</text:p>
          </table:table-cell>
          <table:table-cell office:value-type="float" office:value="0.0099953385">
            <text:p>0.0099953385</text:p>
          </table:table-cell>
          <table:table-cell office:value-type="float" office:value="0.010645179">
            <text:p>0.010645179</text:p>
          </table:table-cell>
          <table:table-cell office:value-type="float" office:value="0.010702189">
            <text:p>0.010702189</text:p>
          </table:table-cell>
          <table:table-cell office:value-type="float" office:value="0.009793279">
            <text:p>0.009793279</text:p>
          </table:table-cell>
          <table:table-cell office:value-type="float" office:value="0.011400667">
            <text:p>0.011400667</text:p>
          </table:table-cell>
          <table:table-cell office:value-type="float" office:value="0.010837521">
            <text:p>0.010837521</text:p>
          </table:table-cell>
          <table:table-cell office:value-type="float" office:value="0.00901447">
            <text:p>0.00901447</text:p>
          </table:table-cell>
          <table:table-cell office:value-type="float" office:value="0.0090652155">
            <text:p>0.0090652155</text:p>
          </table:table-cell>
          <table:table-cell office:value-type="float" office:value="0.009459596">
            <text:p>0.009459596</text:p>
          </table:table-cell>
          <table:table-cell office:value-type="float" office:value="0.008579709">
            <text:p>0.008579709</text:p>
          </table:table-cell>
          <table:table-cell office:value-type="float" office:value="0.007618719">
            <text:p>0.007618719</text:p>
          </table:table-cell>
          <table:table-cell office:value-type="float" office:value="0.0077769435">
            <text:p>0.0077769435</text:p>
          </table:table-cell>
          <table:table-cell office:value-type="float" office:value="0.008070311">
            <text:p>0.008070311</text:p>
          </table:table-cell>
          <table:table-cell office:value-type="float" office:value="0.007802978">
            <text:p>0.007802978</text:p>
          </table:table-cell>
          <table:table-cell office:value-type="float" office:value="0.008011855">
            <text:p>0.008011855</text:p>
          </table:table-cell>
          <table:table-cell office:value-type="float" office:value="0.0075968173">
            <text:p>0.0075968173</text:p>
          </table:table-cell>
          <table:table-cell office:value-type="float" office:value="0.008237598">
            <text:p>0.008237598</text:p>
          </table:table-cell>
          <table:table-cell office:value-type="float" office:value="0.008190435">
            <text:p>0.008190435</text:p>
          </table:table-cell>
          <table:table-cell office:value-type="float" office:value="0.007789258">
            <text:p>0.007789258</text:p>
          </table:table-cell>
          <table:table-cell office:value-type="float" office:value="0.006697158">
            <text:p>0.006697158</text:p>
          </table:table-cell>
          <table:table-cell office:value-type="float" office:value="0.007063391">
            <text:p>0.007063391</text:p>
          </table:table-cell>
          <table:table-cell office:value-type="float" office:value="0.006306423">
            <text:p>0.006306423</text:p>
          </table:table-cell>
          <table:table-cell office:value-type="float" office:value="0.0066326763">
            <text:p>0.0066326763</text:p>
          </table:table-cell>
          <table:table-cell office:value-type="float" office:value="0.006717287">
            <text:p>0.006717287</text:p>
          </table:table-cell>
          <table:table-cell office:value-type="float" office:value="0.0074818092">
            <text:p>0.0074818092</text:p>
          </table:table-cell>
          <table:table-cell office:value-type="float" office:value="0.0071074995">
            <text:p>0.0071074995</text:p>
          </table:table-cell>
          <table:table-cell office:value-type="float" office:value="0.006239157">
            <text:p>0.006239157</text:p>
          </table:table-cell>
          <table:table-cell office:value-type="float" office:value="0.0059612077">
            <text:p>0.0059612077</text:p>
          </table:table-cell>
          <table:table-cell office:value-type="float" office:value="0.005969153">
            <text:p>0.005969153</text:p>
          </table:table-cell>
          <table:table-cell office:value-type="float" office:value="0.005928548">
            <text:p>0.005928548</text:p>
          </table:table-cell>
          <table:table-cell office:value-type="float" office:value="0.005996856">
            <text:p>0.005996856</text:p>
          </table:table-cell>
          <table:table-cell office:value-type="float" office:value="0.0071094055">
            <text:p>0.0071094055</text:p>
          </table:table-cell>
          <table:table-cell office:value-type="float" office:value="0.0062164706">
            <text:p>0.0062164706</text:p>
          </table:table-cell>
          <table:table-cell office:value-type="float" office:value="0.005761565">
            <text:p>0.005761565</text:p>
          </table:table-cell>
          <table:table-cell office:value-type="float" office:value="0.0060635246">
            <text:p>0.0060635246</text:p>
          </table:table-cell>
          <table:table-cell office:value-type="float" office:value="0.0066105924">
            <text:p>0.0066105924</text:p>
          </table:table-cell>
          <table:table-cell office:value-type="float" office:value="0.0076258318">
            <text:p>0.0076258318</text:p>
          </table:table-cell>
          <table:table-cell office:value-type="float" office:value="0.008053317">
            <text:p>0.008053317</text:p>
          </table:table-cell>
          <table:table-cell office:value-type="float" office:value="0.0061450168">
            <text:p>0.0061450168</text:p>
          </table:table-cell>
          <table:table-cell office:value-type="float" office:value="0.0061255554">
            <text:p>0.0061255554</text:p>
          </table:table-cell>
          <table:table-cell office:value-type="float" office:value="0.00571389">
            <text:p>0.00571389</text:p>
          </table:table-cell>
          <table:table-cell office:value-type="float" office:value="0.0062589333">
            <text:p>0.0062589333</text:p>
          </table:table-cell>
          <table:table-cell office:value-type="float" office:value="0.0069400514">
            <text:p>0.0069400514</text:p>
          </table:table-cell>
          <table:table-cell office:value-type="float" office:value="0.0061676465">
            <text:p>0.0061676465</text:p>
          </table:table-cell>
          <table:table-cell office:value-type="float" office:value="0.0060548205">
            <text:p>0.0060548205</text:p>
          </table:table-cell>
          <table:table-cell office:value-type="float" office:value="0.0045852396">
            <text:p>0.0045852396</text:p>
          </table:table-cell>
          <table:table-cell office:value-type="float" office:value="0.0051193815">
            <text:p>0.0051193815</text:p>
          </table:table-cell>
          <table:table-cell office:value-type="float" office:value="0.0054414975">
            <text:p>0.0054414975</text:p>
          </table:table-cell>
          <table:table-cell office:value-type="float" office:value="0.0055188844">
            <text:p>0.0055188844</text:p>
          </table:table-cell>
          <table:table-cell office:value-type="float" office:value="0.005670698">
            <text:p>0.005670698</text:p>
          </table:table-cell>
          <table:table-cell office:value-type="float" office:value="0.005338432">
            <text:p>0.005338432</text:p>
          </table:table-cell>
          <table:table-cell office:value-type="float" office:value="0.0051390193">
            <text:p>0.0051390193</text:p>
          </table:table-cell>
          <table:table-cell office:value-type="float" office:value="0.004529801">
            <text:p>0.004529801</text:p>
          </table:table-cell>
          <table:table-cell office:value-type="float" office:value="0.0048843324">
            <text:p>0.0048843324</text:p>
          </table:table-cell>
          <table:table-cell office:value-type="float" office:value="0.0054472205">
            <text:p>0.0054472205</text:p>
          </table:table-cell>
          <table:table-cell office:value-type="float" office:value="0.0062572123">
            <text:p>0.0062572123</text:p>
          </table:table-cell>
          <table:table-cell office:value-type="float" office:value="0.0055891816">
            <text:p>0.0055891816</text:p>
          </table:table-cell>
          <table:table-cell office:value-type="float" office:value="0.00536283">
            <text:p>0.00536283</text:p>
          </table:table-cell>
          <table:table-cell office:value-type="float" office:value="0.0055822823">
            <text:p>0.0055822823</text:p>
          </table:table-cell>
          <table:table-cell office:value-type="float" office:value="0.0047973096">
            <text:p>0.0047973096</text:p>
          </table:table-cell>
          <table:table-cell office:value-type="float" office:value="0.0045848894">
            <text:p>0.0045848894</text:p>
          </table:table-cell>
          <table:table-cell office:value-type="float" office:value="0.0060855504">
            <text:p>0.0060855504</text:p>
          </table:table-cell>
          <table:table-cell office:value-type="float" office:value="0.005776283">
            <text:p>0.005776283</text:p>
          </table:table-cell>
          <table:table-cell office:value-type="float" office:value="0.005967625">
            <text:p>0.005967625</text:p>
          </table:table-cell>
          <table:table-cell office:value-type="float" office:value="0.0064312527">
            <text:p>0.0064312527</text:p>
          </table:table-cell>
          <table:table-cell office:value-type="float" office:value="0.006584044">
            <text:p>0.006584044</text:p>
          </table:table-cell>
          <table:table-cell office:value-type="float" office:value="0.00550829">
            <text:p>0.00550829</text:p>
          </table:table-cell>
          <table:table-cell office:value-type="float" office:value="0.0046662153">
            <text:p>0.0046662153</text:p>
          </table:table-cell>
          <table:table-cell office:value-type="float" office:value="0.005231038">
            <text:p>0.005231038</text:p>
          </table:table-cell>
          <table:table-cell office:value-type="float" office:value="0.004950117">
            <text:p>0.004950117</text:p>
          </table:table-cell>
          <table:table-cell office:value-type="float" office:value="0.0049757515">
            <text:p>0.0049757515</text:p>
          </table:table-cell>
          <table:table-cell office:value-type="float" office:value="0.0050222417">
            <text:p>0.0050222417</text:p>
          </table:table-cell>
          <table:table-cell office:value-type="float" office:value="0.005174081">
            <text:p>0.005174081</text:p>
          </table:table-cell>
          <table:table-cell office:value-type="float" office:value="0.005467079">
            <text:p>0.005467079</text:p>
          </table:table-cell>
          <table:table-cell office:value-type="float" office:value="0.0048233974">
            <text:p>0.0048233974</text:p>
          </table:table-cell>
          <table:table-cell office:value-type="float" office:value="0.0050866264">
            <text:p>0.0050866264</text:p>
          </table:table-cell>
          <table:table-cell office:value-type="float" office:value="0.0046896185">
            <text:p>0.0046896185</text:p>
          </table:table-cell>
          <table:table-cell office:value-type="float" office:value="0.0046754074">
            <text:p>0.0046754074</text:p>
          </table:table-cell>
          <table:table-cell office:value-type="float" office:value="0.0044389926">
            <text:p>0.0044389926</text:p>
          </table:table-cell>
          <table:table-cell office:value-type="float" office:value="0.0037725854">
            <text:p>0.0037725854</text:p>
          </table:table-cell>
          <table:table-cell office:value-type="float" office:value="0.0044197855">
            <text:p>0.0044197855</text:p>
          </table:table-cell>
          <table:table-cell office:value-type="float" office:value="0.0043916223">
            <text:p>0.0043916223</text:p>
          </table:table-cell>
          <table:table-cell office:value-type="float" office:value="0.003724605">
            <text:p>0.003724605</text:p>
          </table:table-cell>
          <table:table-cell office:value-type="float" office:value="0.0034253073">
            <text:p>0.0034253073</text:p>
          </table:table-cell>
          <table:table-cell office:value-type="float" office:value="0.003547592">
            <text:p>0.003547592</text:p>
          </table:table-cell>
          <table:table-cell office:value-type="float" office:value="0.003737636">
            <text:p>0.003737636</text:p>
          </table:table-cell>
          <table:table-cell office:value-type="float" office:value="0.0036183053">
            <text:p>0.0036183053</text:p>
          </table:table-cell>
          <table:table-cell office:value-type="float" office:value="0.0030178237">
            <text:p>0.0030178237</text:p>
          </table:table-cell>
          <table:table-cell office:value-type="float" office:value="0.0034420197">
            <text:p>0.0034420197</text:p>
          </table:table-cell>
          <table:table-cell office:value-type="float" office:value="0.003841965">
            <text:p>0.003841965</text:p>
          </table:table-cell>
          <table:table-cell office:value-type="float" office:value="0.003811901">
            <text:p>0.003811901</text:p>
          </table:table-cell>
          <table:table-cell office:value-type="float" office:value="0.003076568">
            <text:p>0.003076568</text:p>
          </table:table-cell>
          <table:table-cell office:value-type="float" office:value="0.002472259">
            <text:p>0.002472259</text:p>
          </table:table-cell>
          <table:table-cell office:value-type="float" office:value="0.0032630432">
            <text:p>0.0032630432</text:p>
          </table:table-cell>
          <table:table-cell office:value-type="float" office:value="0.0031535851">
            <text:p>0.0031535851</text:p>
          </table:table-cell>
          <table:table-cell office:value-type="float" office:value="0.0025762904">
            <text:p>0.0025762904</text:p>
          </table:table-cell>
          <table:table-cell office:value-type="float" office:value="0.0021147728">
            <text:p>0.0021147728</text:p>
          </table:table-cell>
          <table:table-cell office:value-type="float" office:value="0.002454816">
            <text:p>0.002454816</text:p>
          </table:table-cell>
          <table:table-cell office:value-type="float" office:value="0.002953836">
            <text:p>0.002953836</text:p>
          </table:table-cell>
          <table:table-cell office:value-type="float" office:value="0.0027517152">
            <text:p>0.0027517152</text:p>
          </table:table-cell>
          <table:table-cell office:value-type="float" office:value="0.0019861776">
            <text:p>0.0019861776</text:p>
          </table:table-cell>
          <table:table-cell office:value-type="float" office:value="0.0018879059">
            <text:p>0.0018879059</text:p>
          </table:table-cell>
          <table:table-cell office:value-type="float" office:value="0.0020871616">
            <text:p>0.0020871616</text:p>
          </table:table-cell>
          <table:table-cell office:value-type="float" office:value="0.0016870641">
            <text:p>0.0016870641</text:p>
          </table:table-cell>
          <table:table-cell office:value-type="float" office:value="0.001517753">
            <text:p>0.001517753</text:p>
          </table:table-cell>
          <table:table-cell office:value-type="float" office:value="0.0015394811">
            <text:p>0.0015394811</text:p>
          </table:table-cell>
          <table:table-cell office:value-type="float" office:value="0.0011437694">
            <text:p>0.0011437694</text:p>
          </table:table-cell>
          <table:table-cell office:value-type="float" office:value="0.0011730931">
            <text:p>0.0011730931</text:p>
          </table:table-cell>
          <table:table-cell table:style-name="ce1" office:value-type="float" office:value="0.0007909942">
            <text:p>7.91E-004</text:p>
          </table:table-cell>
          <table:table-cell table:style-name="ce1" office:value-type="float" office:value="0.0006946956">
            <text:p>6.95E-004</text:p>
          </table:table-cell>
          <table:table-cell table:style-name="ce1" office:value-type="float" office:value="0.0006473031">
            <text:p>6.47E-004</text:p>
          </table:table-cell>
          <table:table-cell table:style-name="ce1" office:value-type="float" office:value="0.00060877705">
            <text:p>6.09E-004</text:p>
          </table:table-cell>
          <table:table-cell table:style-name="ce1" office:value-type="float" office:value="0.00057167275">
            <text:p>5.72E-004</text:p>
          </table:table-cell>
          <table:table-cell table:style-name="ce1" office:value-type="float" office:value="0.00055850577">
            <text:p>5.59E-004</text:p>
          </table:table-cell>
          <table:table-cell table:style-name="ce1" office:value-type="float" office:value="0.000536749">
            <text:p>5.37E-004</text:p>
          </table:table-cell>
          <table:table-cell table:style-name="ce1" office:value-type="float" office:value="0.00053610426">
            <text:p>5.36E-004</text:p>
          </table:table-cell>
          <table:table-cell table:style-name="ce1" office:value-type="float" office:value="0.0005324302">
            <text:p>5.32E-004</text:p>
          </table:table-cell>
          <table:table-cell table:style-name="ce1" office:value-type="float" office:value="0.0005275038">
            <text:p>5.28E-004</text:p>
          </table:table-cell>
          <table:table-cell table:style-name="ce1" office:value-type="float" office:value="0.00052671856">
            <text:p>5.27E-004</text:p>
          </table:table-cell>
          <table:table-cell table:style-name="ce1" office:value-type="float" office:value="0.0005264705">
            <text:p>5.26E-004</text:p>
          </table:table-cell>
          <table:table-cell table:style-name="ce1" office:value-type="float" office:value="0.0005270802">
            <text:p>5.27E-004</text:p>
          </table:table-cell>
          <table:table-cell table:style-name="ce1" office:value-type="float" office:value="0.00052925554">
            <text:p>5.29E-004</text:p>
          </table:table-cell>
          <table:table-cell table:style-name="ce1" office:value-type="float" office:value="0.00052972534">
            <text:p>5.30E-004</text:p>
          </table:table-cell>
          <table:table-cell table:style-name="ce1" office:value-type="float" office:value="0.00052982353">
            <text:p>5.30E-004</text:p>
          </table:table-cell>
          <table:table-cell table:style-name="ce1" office:value-type="float" office:value="0.00053092453">
            <text:p>5.31E-004</text:p>
          </table:table-cell>
          <table:table-cell table:style-name="ce1" office:value-type="float" office:value="0.00053287944">
            <text:p>5.33E-004</text:p>
          </table:table-cell>
          <table:table-cell table:style-name="ce1" office:value-type="float" office:value="0.00053374865">
            <text:p>5.34E-004</text:p>
          </table:table-cell>
          <table:table-cell table:style-name="ce1" office:value-type="float" office:value="0.0005342757">
            <text:p>5.34E-004</text:p>
          </table:table-cell>
          <table:table-cell table:style-name="ce1" office:value-type="float" office:value="0.00053534383">
            <text:p>5.35E-004</text:p>
          </table:table-cell>
          <table:table-cell table:style-name="ce1" office:value-type="float" office:value="0.0005365661">
            <text:p>5.37E-004</text:p>
          </table:table-cell>
          <table:table-cell office:value-type="float" office:value="0.00053848635">
            <text:p>5.38E-004</text:p>
          </table:table-cell>
          <table:table-cell office:value-type="float" office:value="0.00053976383">
            <text:p>5.40E-004</text:p>
          </table:table-cell>
          <table:table-cell office:value-type="float" office:value="0.00054085976">
            <text:p>5.41E-004</text:p>
          </table:table-cell>
          <table:table-cell office:value-type="float" office:value="0.00054175104">
            <text:p>5.42E-004</text:p>
          </table:table-cell>
          <table:table-cell table:style-name="ce1" office:value-type="float" office:value="0.00054441334">
            <text:p>5.44E-004</text:p>
          </table:table-cell>
          <table:table-cell office:value-type="float" office:value="0.00054482906">
            <text:p>5.45E-004</text:p>
          </table:table-cell>
          <table:table-cell office:value-type="float" office:value="0.00054582633">
            <text:p>5.46E-004</text:p>
          </table:table-cell>
          <table:table-cell office:value-type="float" office:value="0.0005468523">
            <text:p>5.47E-004</text:p>
          </table:table-cell>
          <table:table-cell office:value-type="float" office:value="0.0005486068">
            <text:p>5.49E-004</text:p>
          </table:table-cell>
          <table:table-cell office:value-type="float" office:value="0.00055054325">
            <text:p>5.51E-004</text:p>
          </table:table-cell>
          <table:table-cell office:value-type="float" office:value="0.00055142824">
            <text:p>5.51E-004</text:p>
          </table:table-cell>
          <table:table-cell office:value-type="float" office:value="0.00055316434">
            <text:p>5.53E-004</text:p>
          </table:table-cell>
          <table:table-cell office:value-type="float" office:value="0.00055412983">
            <text:p>5.54E-004</text:p>
          </table:table-cell>
          <table:table-cell office:value-type="float" office:value="0.00055755937">
            <text:p>5.58E-004</text:p>
          </table:table-cell>
          <table:table-cell office:value-type="float" office:value="0.00055863714">
            <text:p>5.59E-004</text:p>
          </table:table-cell>
          <table:table-cell office:value-type="float" office:value="0.0005600386">
            <text:p>5.60E-004</text:p>
          </table:table-cell>
          <table:table-cell office:value-type="float" office:value="0.0005615873">
            <text:p>5.62E-004</text:p>
          </table:table-cell>
          <table:table-cell office:value-type="float" office:value="0.0005642891">
            <text:p>5.64E-004</text:p>
          </table:table-cell>
          <table:table-cell office:value-type="float" office:value="0.0005664414">
            <text:p>5.66E-004</text:p>
          </table:table-cell>
          <table:table-cell office:value-type="float" office:value="0.0005677272">
            <text:p>5.68E-004</text:p>
          </table:table-cell>
          <table:table-cell office:value-type="float" office:value="0.00056880084">
            <text:p>5.69E-004</text:p>
          </table:table-cell>
          <table:table-cell office:value-type="float" office:value="0.0005709123">
            <text:p>5.71E-004</text:p>
          </table:table-cell>
          <table:table-cell office:value-type="float" office:value="0.0005740368">
            <text:p>5.74E-004</text:p>
          </table:table-cell>
          <table:table-cell office:value-type="float" office:value="0.0005749965">
            <text:p>5.75E-004</text:p>
          </table:table-cell>
          <table:table-cell office:value-type="float" office:value="0.00057614216">
            <text:p>5.76E-004</text:p>
          </table:table-cell>
          <table:table-cell office:value-type="float" office:value="0.0005779656">
            <text:p>5.78E-004</text:p>
          </table:table-cell>
          <table:table-cell office:value-type="float" office:value="0.00058114104">
            <text:p>5.81E-004</text:p>
          </table:table-cell>
          <table:table-cell office:value-type="float" office:value="0.00058208784">
            <text:p>5.82E-004</text:p>
          </table:table-cell>
          <table:table-cell office:value-type="float" office:value="0.0005835775">
            <text:p>5.84E-004</text:p>
          </table:table-cell>
          <table:table-cell office:value-type="float" office:value="0.0005851404">
            <text:p>5.85E-004</text:p>
          </table:table-cell>
          <table:table-cell/>
        </table:table-row>
        <table:table-row table:style-name="ro1">
          <table:table-cell office:value-type="string">
            <text:p>/mnt/share/Music/Albums/Parliament/Trombipulation/02 Trombipulation.mp3</text:p>
          </table:table-cell>
          <table:table-cell office:value-type="float" office:value="0.07336464">
            <text:p>0.07336464</text:p>
          </table:table-cell>
          <table:table-cell office:value-type="float" office:value="0.06497396">
            <text:p>0.06497396</text:p>
          </table:table-cell>
          <table:table-cell office:value-type="float" office:value="0.030531129">
            <text:p>0.030531129</text:p>
          </table:table-cell>
          <table:table-cell office:value-type="float" office:value="0.02900903">
            <text:p>0.02900903</text:p>
          </table:table-cell>
          <table:table-cell office:value-type="float" office:value="0.031190587">
            <text:p>0.031190587</text:p>
          </table:table-cell>
          <table:table-cell office:value-type="float" office:value="0.027999872">
            <text:p>0.027999872</text:p>
          </table:table-cell>
          <table:table-cell office:value-type="float" office:value="0.032624032">
            <text:p>0.032624032</text:p>
          </table:table-cell>
          <table:table-cell office:value-type="float" office:value="0.034010313">
            <text:p>0.034010313</text:p>
          </table:table-cell>
          <table:table-cell office:value-type="float" office:value="0.031013655">
            <text:p>0.031013655</text:p>
          </table:table-cell>
          <table:table-cell office:value-type="float" office:value="0.038552806">
            <text:p>0.038552806</text:p>
          </table:table-cell>
          <table:table-cell office:value-type="float" office:value="0.029412167">
            <text:p>0.029412167</text:p>
          </table:table-cell>
          <table:table-cell office:value-type="float" office:value="0.029243471">
            <text:p>0.029243471</text:p>
          </table:table-cell>
          <table:table-cell office:value-type="float" office:value="0.028370341">
            <text:p>0.028370341</text:p>
          </table:table-cell>
          <table:table-cell office:value-type="float" office:value="0.0342374">
            <text:p>0.0342374</text:p>
          </table:table-cell>
          <table:table-cell office:value-type="float" office:value="0.0328136">
            <text:p>0.0328136</text:p>
          </table:table-cell>
          <table:table-cell office:value-type="float" office:value="0.029524477">
            <text:p>0.029524477</text:p>
          </table:table-cell>
          <table:table-cell office:value-type="float" office:value="0.028187009">
            <text:p>0.028187009</text:p>
          </table:table-cell>
          <table:table-cell office:value-type="float" office:value="0.029846389">
            <text:p>0.029846389</text:p>
          </table:table-cell>
          <table:table-cell office:value-type="float" office:value="0.027148465">
            <text:p>0.027148465</text:p>
          </table:table-cell>
          <table:table-cell office:value-type="float" office:value="0.028602345">
            <text:p>0.028602345</text:p>
          </table:table-cell>
          <table:table-cell office:value-type="float" office:value="0.025664454">
            <text:p>0.025664454</text:p>
          </table:table-cell>
          <table:table-cell office:value-type="float" office:value="0.024586974">
            <text:p>0.024586974</text:p>
          </table:table-cell>
          <table:table-cell office:value-type="float" office:value="0.025776321">
            <text:p>0.025776321</text:p>
          </table:table-cell>
          <table:table-cell office:value-type="float" office:value="0.030285971">
            <text:p>0.030285971</text:p>
          </table:table-cell>
          <table:table-cell office:value-type="float" office:value="0.026459511">
            <text:p>0.026459511</text:p>
          </table:table-cell>
          <table:table-cell office:value-type="float" office:value="0.023293233">
            <text:p>0.023293233</text:p>
          </table:table-cell>
          <table:table-cell office:value-type="float" office:value="0.025158519">
            <text:p>0.025158519</text:p>
          </table:table-cell>
          <table:table-cell office:value-type="float" office:value="0.026869232">
            <text:p>0.026869232</text:p>
          </table:table-cell>
          <table:table-cell office:value-type="float" office:value="0.027380945">
            <text:p>0.027380945</text:p>
          </table:table-cell>
          <table:table-cell office:value-type="float" office:value="0.027570298">
            <text:p>0.027570298</text:p>
          </table:table-cell>
          <table:table-cell office:value-type="float" office:value="0.02624404">
            <text:p>0.02624404</text:p>
          </table:table-cell>
          <table:table-cell office:value-type="float" office:value="0.027568817">
            <text:p>0.027568817</text:p>
          </table:table-cell>
          <table:table-cell office:value-type="float" office:value="0.024552293">
            <text:p>0.024552293</text:p>
          </table:table-cell>
          <table:table-cell office:value-type="float" office:value="0.023614585">
            <text:p>0.023614585</text:p>
          </table:table-cell>
          <table:table-cell office:value-type="float" office:value="0.024924109">
            <text:p>0.024924109</text:p>
          </table:table-cell>
          <table:table-cell office:value-type="float" office:value="0.024494609">
            <text:p>0.024494609</text:p>
          </table:table-cell>
          <table:table-cell office:value-type="float" office:value="0.022079155">
            <text:p>0.022079155</text:p>
          </table:table-cell>
          <table:table-cell office:value-type="float" office:value="0.021933991">
            <text:p>0.021933991</text:p>
          </table:table-cell>
          <table:table-cell office:value-type="float" office:value="0.021366583">
            <text:p>0.021366583</text:p>
          </table:table-cell>
          <table:table-cell office:value-type="float" office:value="0.021275813">
            <text:p>0.021275813</text:p>
          </table:table-cell>
          <table:table-cell office:value-type="float" office:value="0.020289468">
            <text:p>0.020289468</text:p>
          </table:table-cell>
          <table:table-cell office:value-type="float" office:value="0.018834434">
            <text:p>0.018834434</text:p>
          </table:table-cell>
          <table:table-cell office:value-type="float" office:value="0.018007692">
            <text:p>0.018007692</text:p>
          </table:table-cell>
          <table:table-cell office:value-type="float" office:value="0.017753022">
            <text:p>0.017753022</text:p>
          </table:table-cell>
          <table:table-cell office:value-type="float" office:value="0.019493146">
            <text:p>0.019493146</text:p>
          </table:table-cell>
          <table:table-cell office:value-type="float" office:value="0.018275933">
            <text:p>0.018275933</text:p>
          </table:table-cell>
          <table:table-cell office:value-type="float" office:value="0.016663743">
            <text:p>0.016663743</text:p>
          </table:table-cell>
          <table:table-cell office:value-type="float" office:value="0.017289013">
            <text:p>0.017289013</text:p>
          </table:table-cell>
          <table:table-cell office:value-type="float" office:value="0.015288418">
            <text:p>0.015288418</text:p>
          </table:table-cell>
          <table:table-cell office:value-type="float" office:value="0.015609958">
            <text:p>0.015609958</text:p>
          </table:table-cell>
          <table:table-cell office:value-type="float" office:value="0.016259363">
            <text:p>0.016259363</text:p>
          </table:table-cell>
          <table:table-cell office:value-type="float" office:value="0.014131751">
            <text:p>0.014131751</text:p>
          </table:table-cell>
          <table:table-cell office:value-type="float" office:value="0.014444778">
            <text:p>0.014444778</text:p>
          </table:table-cell>
          <table:table-cell office:value-type="float" office:value="0.016450945">
            <text:p>0.016450945</text:p>
          </table:table-cell>
          <table:table-cell office:value-type="float" office:value="0.017010644">
            <text:p>0.017010644</text:p>
          </table:table-cell>
          <table:table-cell office:value-type="float" office:value="0.014296174">
            <text:p>0.014296174</text:p>
          </table:table-cell>
          <table:table-cell office:value-type="float" office:value="0.0128513025">
            <text:p>0.0128513025</text:p>
          </table:table-cell>
          <table:table-cell office:value-type="float" office:value="0.014202183">
            <text:p>0.014202183</text:p>
          </table:table-cell>
          <table:table-cell office:value-type="float" office:value="0.0138701">
            <text:p>0.0138701</text:p>
          </table:table-cell>
          <table:table-cell office:value-type="float" office:value="0.0132202795">
            <text:p>0.0132202795</text:p>
          </table:table-cell>
          <table:table-cell office:value-type="float" office:value="0.013118241">
            <text:p>0.013118241</text:p>
          </table:table-cell>
          <table:table-cell office:value-type="float" office:value="0.012936971">
            <text:p>0.012936971</text:p>
          </table:table-cell>
          <table:table-cell office:value-type="float" office:value="0.012604426">
            <text:p>0.012604426</text:p>
          </table:table-cell>
          <table:table-cell office:value-type="float" office:value="0.012791213">
            <text:p>0.012791213</text:p>
          </table:table-cell>
          <table:table-cell office:value-type="float" office:value="0.013080818">
            <text:p>0.013080818</text:p>
          </table:table-cell>
          <table:table-cell office:value-type="float" office:value="0.01196443">
            <text:p>0.01196443</text:p>
          </table:table-cell>
          <table:table-cell office:value-type="float" office:value="0.0124067785">
            <text:p>0.0124067785</text:p>
          </table:table-cell>
          <table:table-cell office:value-type="float" office:value="0.012305303">
            <text:p>0.012305303</text:p>
          </table:table-cell>
          <table:table-cell office:value-type="float" office:value="0.012557839">
            <text:p>0.012557839</text:p>
          </table:table-cell>
          <table:table-cell office:value-type="float" office:value="0.012614565">
            <text:p>0.012614565</text:p>
          </table:table-cell>
          <table:table-cell office:value-type="float" office:value="0.011475105">
            <text:p>0.011475105</text:p>
          </table:table-cell>
          <table:table-cell office:value-type="float" office:value="0.011433417">
            <text:p>0.011433417</text:p>
          </table:table-cell>
          <table:table-cell office:value-type="float" office:value="0.010879985">
            <text:p>0.010879985</text:p>
          </table:table-cell>
          <table:table-cell office:value-type="float" office:value="0.011278316">
            <text:p>0.011278316</text:p>
          </table:table-cell>
          <table:table-cell office:value-type="float" office:value="0.01030581">
            <text:p>0.01030581</text:p>
          </table:table-cell>
          <table:table-cell office:value-type="float" office:value="0.011017024">
            <text:p>0.011017024</text:p>
          </table:table-cell>
          <table:table-cell office:value-type="float" office:value="0.0125467535">
            <text:p>0.0125467535</text:p>
          </table:table-cell>
          <table:table-cell office:value-type="float" office:value="0.012402717">
            <text:p>0.012402717</text:p>
          </table:table-cell>
          <table:table-cell office:value-type="float" office:value="0.0118145235">
            <text:p>0.0118145235</text:p>
          </table:table-cell>
          <table:table-cell office:value-type="float" office:value="0.010700468">
            <text:p>0.010700468</text:p>
          </table:table-cell>
          <table:table-cell office:value-type="float" office:value="0.010264667">
            <text:p>0.010264667</text:p>
          </table:table-cell>
          <table:table-cell office:value-type="float" office:value="0.010658561">
            <text:p>0.010658561</text:p>
          </table:table-cell>
          <table:table-cell office:value-type="float" office:value="0.009345279">
            <text:p>0.009345279</text:p>
          </table:table-cell>
          <table:table-cell office:value-type="float" office:value="0.0091245435">
            <text:p>0.0091245435</text:p>
          </table:table-cell>
          <table:table-cell office:value-type="float" office:value="0.009326157">
            <text:p>0.009326157</text:p>
          </table:table-cell>
          <table:table-cell office:value-type="float" office:value="0.008696539">
            <text:p>0.008696539</text:p>
          </table:table-cell>
          <table:table-cell office:value-type="float" office:value="0.009086235">
            <text:p>0.009086235</text:p>
          </table:table-cell>
          <table:table-cell office:value-type="float" office:value="0.009165648">
            <text:p>0.009165648</text:p>
          </table:table-cell>
          <table:table-cell office:value-type="float" office:value="0.008415856">
            <text:p>0.008415856</text:p>
          </table:table-cell>
          <table:table-cell office:value-type="float" office:value="0.008311558">
            <text:p>0.008311558</text:p>
          </table:table-cell>
          <table:table-cell office:value-type="float" office:value="0.008049618">
            <text:p>0.008049618</text:p>
          </table:table-cell>
          <table:table-cell office:value-type="float" office:value="0.007875623">
            <text:p>0.007875623</text:p>
          </table:table-cell>
          <table:table-cell office:value-type="float" office:value="0.008340332">
            <text:p>0.008340332</text:p>
          </table:table-cell>
          <table:table-cell office:value-type="float" office:value="0.008563935">
            <text:p>0.008563935</text:p>
          </table:table-cell>
          <table:table-cell office:value-type="float" office:value="0.008683974">
            <text:p>0.008683974</text:p>
          </table:table-cell>
          <table:table-cell office:value-type="float" office:value="0.007998721">
            <text:p>0.007998721</text:p>
          </table:table-cell>
          <table:table-cell office:value-type="float" office:value="0.007153349">
            <text:p>0.007153349</text:p>
          </table:table-cell>
          <table:table-cell office:value-type="float" office:value="0.007015053">
            <text:p>0.007015053</text:p>
          </table:table-cell>
          <table:table-cell office:value-type="float" office:value="0.0065529067">
            <text:p>0.0065529067</text:p>
          </table:table-cell>
          <table:table-cell office:value-type="float" office:value="0.0063389046">
            <text:p>0.0063389046</text:p>
          </table:table-cell>
          <table:table-cell office:value-type="float" office:value="0.007510256">
            <text:p>0.007510256</text:p>
          </table:table-cell>
          <table:table-cell office:value-type="float" office:value="0.007071251">
            <text:p>0.007071251</text:p>
          </table:table-cell>
          <table:table-cell office:value-type="float" office:value="0.006278642">
            <text:p>0.006278642</text:p>
          </table:table-cell>
          <table:table-cell office:value-type="float" office:value="0.0058598174">
            <text:p>0.0058598174</text:p>
          </table:table-cell>
          <table:table-cell office:value-type="float" office:value="0.006172207">
            <text:p>0.006172207</text:p>
          </table:table-cell>
          <table:table-cell office:value-type="float" office:value="0.005924286">
            <text:p>0.005924286</text:p>
          </table:table-cell>
          <table:table-cell office:value-type="float" office:value="0.005719058">
            <text:p>0.005719058</text:p>
          </table:table-cell>
          <table:table-cell office:value-type="float" office:value="0.005626888">
            <text:p>0.005626888</text:p>
          </table:table-cell>
          <table:table-cell office:value-type="float" office:value="0.0062198583">
            <text:p>0.0062198583</text:p>
          </table:table-cell>
          <table:table-cell office:value-type="float" office:value="0.005545917">
            <text:p>0.005545917</text:p>
          </table:table-cell>
          <table:table-cell office:value-type="float" office:value="0.005423601">
            <text:p>0.005423601</text:p>
          </table:table-cell>
          <table:table-cell office:value-type="float" office:value="0.0053191707">
            <text:p>0.0053191707</text:p>
          </table:table-cell>
          <table:table-cell office:value-type="float" office:value="0.004669757">
            <text:p>0.004669757</text:p>
          </table:table-cell>
          <table:table-cell office:value-type="float" office:value="0.005061236">
            <text:p>0.005061236</text:p>
          </table:table-cell>
          <table:table-cell office:value-type="float" office:value="0.0052603646">
            <text:p>0.0052603646</text:p>
          </table:table-cell>
          <table:table-cell office:value-type="float" office:value="0.0049771066">
            <text:p>0.0049771066</text:p>
          </table:table-cell>
          <table:table-cell office:value-type="float" office:value="0.0046213362">
            <text:p>0.0046213362</text:p>
          </table:table-cell>
          <table:table-cell office:value-type="float" office:value="0.004731588">
            <text:p>0.004731588</text:p>
          </table:table-cell>
          <table:table-cell office:value-type="float" office:value="0.0041391193">
            <text:p>0.0041391193</text:p>
          </table:table-cell>
          <table:table-cell office:value-type="float" office:value="0.0043272404">
            <text:p>0.0043272404</text:p>
          </table:table-cell>
          <table:table-cell office:value-type="float" office:value="0.004691032">
            <text:p>0.004691032</text:p>
          </table:table-cell>
          <table:table-cell office:value-type="float" office:value="0.0047883424">
            <text:p>0.0047883424</text:p>
          </table:table-cell>
          <table:table-cell office:value-type="float" office:value="0.0048456704">
            <text:p>0.0048456704</text:p>
          </table:table-cell>
          <table:table-cell office:value-type="float" office:value="0.005097178">
            <text:p>0.005097178</text:p>
          </table:table-cell>
          <table:table-cell office:value-type="float" office:value="0.0053370083">
            <text:p>0.0053370083</text:p>
          </table:table-cell>
          <table:table-cell office:value-type="float" office:value="0.005568948">
            <text:p>0.005568948</text:p>
          </table:table-cell>
          <table:table-cell office:value-type="float" office:value="0.0054787253">
            <text:p>0.0054787253</text:p>
          </table:table-cell>
          <table:table-cell office:value-type="float" office:value="0.0050112936">
            <text:p>0.0050112936</text:p>
          </table:table-cell>
          <table:table-cell office:value-type="float" office:value="0.0049114316">
            <text:p>0.0049114316</text:p>
          </table:table-cell>
          <table:table-cell office:value-type="float" office:value="0.0049715214">
            <text:p>0.0049715214</text:p>
          </table:table-cell>
          <table:table-cell office:value-type="float" office:value="0.005150672">
            <text:p>0.005150672</text:p>
          </table:table-cell>
          <table:table-cell office:value-type="float" office:value="0.004612912">
            <text:p>0.004612912</text:p>
          </table:table-cell>
          <table:table-cell office:value-type="float" office:value="0.0042261304">
            <text:p>0.0042261304</text:p>
          </table:table-cell>
          <table:table-cell office:value-type="float" office:value="0.0041561695">
            <text:p>0.0041561695</text:p>
          </table:table-cell>
          <table:table-cell office:value-type="float" office:value="0.0046930853">
            <text:p>0.0046930853</text:p>
          </table:table-cell>
          <table:table-cell office:value-type="float" office:value="0.004347834">
            <text:p>0.004347834</text:p>
          </table:table-cell>
          <table:table-cell office:value-type="float" office:value="0.0041997773">
            <text:p>0.0041997773</text:p>
          </table:table-cell>
          <table:table-cell office:value-type="float" office:value="0.0045836614">
            <text:p>0.0045836614</text:p>
          </table:table-cell>
          <table:table-cell office:value-type="float" office:value="0.004085651">
            <text:p>0.004085651</text:p>
          </table:table-cell>
          <table:table-cell office:value-type="float" office:value="0.0039402405">
            <text:p>0.0039402405</text:p>
          </table:table-cell>
          <table:table-cell office:value-type="float" office:value="0.0038545593">
            <text:p>0.0038545593</text:p>
          </table:table-cell>
          <table:table-cell office:value-type="float" office:value="0.0040379525">
            <text:p>0.0040379525</text:p>
          </table:table-cell>
          <table:table-cell office:value-type="float" office:value="0.003792184">
            <text:p>0.003792184</text:p>
          </table:table-cell>
          <table:table-cell office:value-type="float" office:value="0.0032918414">
            <text:p>0.0032918414</text:p>
          </table:table-cell>
          <table:table-cell office:value-type="float" office:value="0.0036222169">
            <text:p>0.0036222169</text:p>
          </table:table-cell>
          <table:table-cell office:value-type="float" office:value="0.0035515362">
            <text:p>0.0035515362</text:p>
          </table:table-cell>
          <table:table-cell office:value-type="float" office:value="0.0036534215">
            <text:p>0.0036534215</text:p>
          </table:table-cell>
          <table:table-cell office:value-type="float" office:value="0.0035369757">
            <text:p>0.0035369757</text:p>
          </table:table-cell>
          <table:table-cell office:value-type="float" office:value="0.0036792858">
            <text:p>0.0036792858</text:p>
          </table:table-cell>
          <table:table-cell office:value-type="float" office:value="0.0034767904">
            <text:p>0.0034767904</text:p>
          </table:table-cell>
          <table:table-cell office:value-type="float" office:value="0.003255423">
            <text:p>0.003255423</text:p>
          </table:table-cell>
          <table:table-cell office:value-type="float" office:value="0.0031223698">
            <text:p>0.0031223698</text:p>
          </table:table-cell>
          <table:table-cell office:value-type="float" office:value="0.0035778454">
            <text:p>0.0035778454</text:p>
          </table:table-cell>
          <table:table-cell office:value-type="float" office:value="0.0034733526">
            <text:p>0.0034733526</text:p>
          </table:table-cell>
          <table:table-cell office:value-type="float" office:value="0.0032870595">
            <text:p>0.0032870595</text:p>
          </table:table-cell>
          <table:table-cell office:value-type="float" office:value="0.003269101">
            <text:p>0.003269101</text:p>
          </table:table-cell>
          <table:table-cell office:value-type="float" office:value="0.0031462163">
            <text:p>0.0031462163</text:p>
          </table:table-cell>
          <table:table-cell office:value-type="float" office:value="0.002925777">
            <text:p>0.002925777</text:p>
          </table:table-cell>
          <table:table-cell office:value-type="float" office:value="0.0026740155">
            <text:p>0.0026740155</text:p>
          </table:table-cell>
          <table:table-cell office:value-type="float" office:value="0.003023858">
            <text:p>0.003023858</text:p>
          </table:table-cell>
          <table:table-cell office:value-type="float" office:value="0.0031023843">
            <text:p>0.0031023843</text:p>
          </table:table-cell>
          <table:table-cell office:value-type="float" office:value="0.003262434">
            <text:p>0.003262434</text:p>
          </table:table-cell>
          <table:table-cell office:value-type="float" office:value="0.0031927864">
            <text:p>0.0031927864</text:p>
          </table:table-cell>
          <table:table-cell office:value-type="float" office:value="0.0031008504">
            <text:p>0.0031008504</text:p>
          </table:table-cell>
          <table:table-cell office:value-type="float" office:value="0.0026634384">
            <text:p>0.0026634384</text:p>
          </table:table-cell>
          <table:table-cell office:value-type="float" office:value="0.0023989598">
            <text:p>0.0023989598</text:p>
          </table:table-cell>
          <table:table-cell office:value-type="float" office:value="0.0022087086">
            <text:p>0.0022087086</text:p>
          </table:table-cell>
          <table:table-cell office:value-type="float" office:value="0.0023270468">
            <text:p>0.0023270468</text:p>
          </table:table-cell>
          <table:table-cell office:value-type="float" office:value="0.0025080577">
            <text:p>0.0025080577</text:p>
          </table:table-cell>
          <table:table-cell office:value-type="float" office:value="0.0022816188">
            <text:p>0.0022816188</text:p>
          </table:table-cell>
          <table:table-cell office:value-type="float" office:value="0.0023622005">
            <text:p>0.0023622005</text:p>
          </table:table-cell>
          <table:table-cell office:value-type="float" office:value="0.0024381888">
            <text:p>0.0024381888</text:p>
          </table:table-cell>
          <table:table-cell office:value-type="float" office:value="0.0021997541">
            <text:p>0.0021997541</text:p>
          </table:table-cell>
          <table:table-cell office:value-type="float" office:value="0.0018816656">
            <text:p>0.0018816656</text:p>
          </table:table-cell>
          <table:table-cell office:value-type="float" office:value="0.0017938869">
            <text:p>0.0017938869</text:p>
          </table:table-cell>
          <table:table-cell office:value-type="float" office:value="0.0018833937">
            <text:p>0.0018833937</text:p>
          </table:table-cell>
          <table:table-cell office:value-type="float" office:value="0.0020916918">
            <text:p>0.0020916918</text:p>
          </table:table-cell>
          <table:table-cell office:value-type="float" office:value="0.0019022162">
            <text:p>0.0019022162</text:p>
          </table:table-cell>
          <table:table-cell office:value-type="float" office:value="0.0018757156">
            <text:p>0.0018757156</text:p>
          </table:table-cell>
          <table:table-cell office:value-type="float" office:value="0.0018468375">
            <text:p>0.0018468375</text:p>
          </table:table-cell>
          <table:table-cell office:value-type="float" office:value="0.0015980137">
            <text:p>0.0015980137</text:p>
          </table:table-cell>
          <table:table-cell office:value-type="float" office:value="0.0015264578">
            <text:p>0.0015264578</text:p>
          </table:table-cell>
          <table:table-cell office:value-type="float" office:value="0.0014890395">
            <text:p>0.0014890395</text:p>
          </table:table-cell>
          <table:table-cell office:value-type="float" office:value="0.0015480645">
            <text:p>0.0015480645</text:p>
          </table:table-cell>
          <table:table-cell office:value-type="float" office:value="0.0017412659">
            <text:p>0.0017412659</text:p>
          </table:table-cell>
          <table:table-cell office:value-type="float" office:value="0.0016907459">
            <text:p>0.0016907459</text:p>
          </table:table-cell>
          <table:table-cell office:value-type="float" office:value="0.0015198387">
            <text:p>0.0015198387</text:p>
          </table:table-cell>
          <table:table-cell office:value-type="float" office:value="0.0014682446">
            <text:p>0.0014682446</text:p>
          </table:table-cell>
          <table:table-cell office:value-type="float" office:value="0.0014089305">
            <text:p>0.0014089305</text:p>
          </table:table-cell>
          <table:table-cell office:value-type="float" office:value="0.0013578068">
            <text:p>0.0013578068</text:p>
          </table:table-cell>
          <table:table-cell office:value-type="float" office:value="0.0013203919">
            <text:p>0.0013203919</text:p>
          </table:table-cell>
          <table:table-cell office:value-type="float" office:value="0.001200216">
            <text:p>0.001200216</text:p>
          </table:table-cell>
          <table:table-cell office:value-type="float" office:value="0.0012807876">
            <text:p>0.0012807876</text:p>
          </table:table-cell>
          <table:table-cell office:value-type="float" office:value="0.0012428295">
            <text:p>0.0012428295</text:p>
          </table:table-cell>
          <table:table-cell office:value-type="float" office:value="0.0012020946">
            <text:p>0.0012020946</text:p>
          </table:table-cell>
          <table:table-cell office:value-type="float" office:value="0.0010782847">
            <text:p>0.0010782847</text:p>
          </table:table-cell>
          <table:table-cell office:value-type="float" office:value="0.0010562844">
            <text:p>0.0010562844</text:p>
          </table:table-cell>
          <table:table-cell office:value-type="float" office:value="0.0011285138">
            <text:p>0.0011285138</text:p>
          </table:table-cell>
          <table:table-cell office:value-type="float" office:value="0.0011346834">
            <text:p>0.0011346834</text:p>
          </table:table-cell>
          <table:table-cell office:value-type="float" office:value="0.0011299506">
            <text:p>0.0011299506</text:p>
          </table:table-cell>
          <table:table-cell office:value-type="float" office:value="0.001049108">
            <text:p>0.001049108</text:p>
          </table:table-cell>
          <table:table-cell table:style-name="ce1" office:value-type="float" office:value="0.0009622193">
            <text:p>9.62E-004</text:p>
          </table:table-cell>
          <table:table-cell table:style-name="ce1" office:value-type="float" office:value="0.00086903875">
            <text:p>8.69E-004</text:p>
          </table:table-cell>
          <table:table-cell table:style-name="ce1" office:value-type="float" office:value="0.0008493958">
            <text:p>8.49E-004</text:p>
          </table:table-cell>
          <table:table-cell table:style-name="ce1" office:value-type="float" office:value="0.00080385926">
            <text:p>8.04E-004</text:p>
          </table:table-cell>
          <table:table-cell table:style-name="ce1" office:value-type="float" office:value="0.00076670636">
            <text:p>7.67E-004</text:p>
          </table:table-cell>
          <table:table-cell table:style-name="ce1" office:value-type="float" office:value="0.000750608">
            <text:p>7.51E-004</text:p>
          </table:table-cell>
          <table:table-cell table:style-name="ce1" office:value-type="float" office:value="0.0007312351">
            <text:p>7.31E-004</text:p>
          </table:table-cell>
          <table:table-cell table:style-name="ce1" office:value-type="float" office:value="0.00071516185">
            <text:p>7.15E-004</text:p>
          </table:table-cell>
          <table:table-cell table:style-name="ce1" office:value-type="float" office:value="0.00071042613">
            <text:p>7.10E-004</text:p>
          </table:table-cell>
          <table:table-cell table:style-name="ce1" office:value-type="float" office:value="0.00070470944">
            <text:p>7.05E-004</text:p>
          </table:table-cell>
          <table:table-cell table:style-name="ce1" office:value-type="float" office:value="0.0007044644">
            <text:p>7.04E-004</text:p>
          </table:table-cell>
          <table:table-cell table:style-name="ce1" office:value-type="float" office:value="0.000702488">
            <text:p>7.02E-004</text:p>
          </table:table-cell>
          <table:table-cell table:style-name="ce1" office:value-type="float" office:value="0.0007010166">
            <text:p>7.01E-004</text:p>
          </table:table-cell>
          <table:table-cell table:style-name="ce1" office:value-type="float" office:value="0.0007023653">
            <text:p>7.02E-004</text:p>
          </table:table-cell>
          <table:table-cell table:style-name="ce1" office:value-type="float" office:value="0.00070309074">
            <text:p>7.03E-004</text:p>
          </table:table-cell>
          <table:table-cell table:style-name="ce1" office:value-type="float" office:value="0.0007052832">
            <text:p>7.05E-004</text:p>
          </table:table-cell>
          <table:table-cell table:style-name="ce1" office:value-type="float" office:value="0.000706312">
            <text:p>7.06E-004</text:p>
          </table:table-cell>
          <table:table-cell table:style-name="ce1" office:value-type="float" office:value="0.0007077084">
            <text:p>7.08E-004</text:p>
          </table:table-cell>
          <table:table-cell table:style-name="ce1" office:value-type="float" office:value="0.00070949737">
            <text:p>7.09E-004</text:p>
          </table:table-cell>
          <table:table-cell table:style-name="ce1" office:value-type="float" office:value="0.0007117885">
            <text:p>7.12E-004</text:p>
          </table:table-cell>
          <table:table-cell table:style-name="ce1" office:value-type="float" office:value="0.000713494">
            <text:p>7.13E-004</text:p>
          </table:table-cell>
          <table:table-cell table:style-name="ce1" office:value-type="float" office:value="0.0007151305">
            <text:p>7.15E-004</text:p>
          </table:table-cell>
          <table:table-cell table:style-name="ce1" office:value-type="float" office:value="0.00071710796">
            <text:p>7.17E-004</text:p>
          </table:table-cell>
          <table:table-cell table:style-name="ce1" office:value-type="float" office:value="0.00071846746">
            <text:p>7.18E-004</text:p>
          </table:table-cell>
          <table:table-cell office:value-type="float" office:value="0.0007209315">
            <text:p>7.21E-004</text:p>
          </table:table-cell>
          <table:table-cell office:value-type="float" office:value="0.0007233477">
            <text:p>7.23E-004</text:p>
          </table:table-cell>
          <table:table-cell office:value-type="float" office:value="0.0007249637">
            <text:p>7.25E-004</text:p>
          </table:table-cell>
          <table:table-cell office:value-type="float" office:value="0.0007262697">
            <text:p>7.26E-004</text:p>
          </table:table-cell>
          <table:table-cell table:style-name="ce1" office:value-type="float" office:value="0.00072960963">
            <text:p>7.30E-004</text:p>
          </table:table-cell>
          <table:table-cell office:value-type="float" office:value="0.00073149323">
            <text:p>7.31E-004</text:p>
          </table:table-cell>
          <table:table-cell office:value-type="float" office:value="0.0007329623">
            <text:p>7.33E-004</text:p>
          </table:table-cell>
          <table:table-cell office:value-type="float" office:value="0.00073409796">
            <text:p>7.34E-004</text:p>
          </table:table-cell>
          <table:table-cell office:value-type="float" office:value="0.0007364993">
            <text:p>7.36E-004</text:p>
          </table:table-cell>
          <table:table-cell office:value-type="float" office:value="0.00073938956">
            <text:p>7.39E-004</text:p>
          </table:table-cell>
          <table:table-cell office:value-type="float" office:value="0.0007407196">
            <text:p>7.41E-004</text:p>
          </table:table-cell>
          <table:table-cell office:value-type="float" office:value="0.00074281363">
            <text:p>7.43E-004</text:p>
          </table:table-cell>
          <table:table-cell office:value-type="float" office:value="0.000744554">
            <text:p>7.45E-004</text:p>
          </table:table-cell>
          <table:table-cell office:value-type="float" office:value="0.00074826885">
            <text:p>7.48E-004</text:p>
          </table:table-cell>
          <table:table-cell office:value-type="float" office:value="0.0007505809">
            <text:p>7.51E-004</text:p>
          </table:table-cell>
          <table:table-cell office:value-type="float" office:value="0.0007527998">
            <text:p>7.53E-004</text:p>
          </table:table-cell>
          <table:table-cell office:value-type="float" office:value="0.0007545261">
            <text:p>7.55E-004</text:p>
          </table:table-cell>
          <table:table-cell office:value-type="float" office:value="0.0007576306">
            <text:p>7.58E-004</text:p>
          </table:table-cell>
          <table:table-cell office:value-type="float" office:value="0.00076111295">
            <text:p>7.61E-004</text:p>
          </table:table-cell>
          <table:table-cell office:value-type="float" office:value="0.00076275214">
            <text:p>7.63E-004</text:p>
          </table:table-cell>
          <table:table-cell office:value-type="float" office:value="0.00076448964">
            <text:p>7.64E-004</text:p>
          </table:table-cell>
          <table:table-cell office:value-type="float" office:value="0.00076698203">
            <text:p>7.67E-004</text:p>
          </table:table-cell>
          <table:table-cell office:value-type="float" office:value="0.000771263">
            <text:p>7.71E-004</text:p>
          </table:table-cell>
          <table:table-cell office:value-type="float" office:value="0.0007731193">
            <text:p>7.73E-004</text:p>
          </table:table-cell>
          <table:table-cell office:value-type="float" office:value="0.0007747701">
            <text:p>7.75E-004</text:p>
          </table:table-cell>
          <table:table-cell office:value-type="float" office:value="0.00077715865">
            <text:p>7.77E-004</text:p>
          </table:table-cell>
          <table:table-cell office:value-type="float" office:value="0.0007816174">
            <text:p>7.82E-004</text:p>
          </table:table-cell>
          <table:table-cell office:value-type="float" office:value="0.0007831401">
            <text:p>7.83E-004</text:p>
          </table:table-cell>
          <table:table-cell office:value-type="float" office:value="0.0007848652">
            <text:p>7.85E-004</text:p>
          </table:table-cell>
          <table:table-cell office:value-type="float" office:value="0.00078726903">
            <text:p>7.87E-004</text:p>
          </table:table-cell>
          <table:table-cell/>
        </table:table-row>
        <table:table-row table:style-name="ro1">
          <table:table-cell office:value-type="string">
            <text:p>/mnt/share/Music/Albums/Parliament/Trombipulation/03 Long Way Around.mp3</text:p>
          </table:table-cell>
          <table:table-cell office:value-type="float" office:value="0.04162256">
            <text:p>0.04162256</text:p>
          </table:table-cell>
          <table:table-cell office:value-type="float" office:value="0.034415223">
            <text:p>0.034415223</text:p>
          </table:table-cell>
          <table:table-cell office:value-type="float" office:value="0.03274458">
            <text:p>0.03274458</text:p>
          </table:table-cell>
          <table:table-cell office:value-type="float" office:value="0.030423122">
            <text:p>0.030423122</text:p>
          </table:table-cell>
          <table:table-cell office:value-type="float" office:value="0.027817033">
            <text:p>0.027817033</text:p>
          </table:table-cell>
          <table:table-cell office:value-type="float" office:value="0.032776907">
            <text:p>0.032776907</text:p>
          </table:table-cell>
          <table:table-cell office:value-type="float" office:value="0.027864296">
            <text:p>0.027864296</text:p>
          </table:table-cell>
          <table:table-cell office:value-type="float" office:value="0.032101016">
            <text:p>0.032101016</text:p>
          </table:table-cell>
          <table:table-cell office:value-type="float" office:value="0.028034689">
            <text:p>0.028034689</text:p>
          </table:table-cell>
          <table:table-cell office:value-type="float" office:value="0.02585855">
            <text:p>0.02585855</text:p>
          </table:table-cell>
          <table:table-cell office:value-type="float" office:value="0.025687855">
            <text:p>0.025687855</text:p>
          </table:table-cell>
          <table:table-cell office:value-type="float" office:value="0.02609364">
            <text:p>0.02609364</text:p>
          </table:table-cell>
          <table:table-cell office:value-type="float" office:value="0.019355621">
            <text:p>0.019355621</text:p>
          </table:table-cell>
          <table:table-cell office:value-type="float" office:value="0.019850763">
            <text:p>0.019850763</text:p>
          </table:table-cell>
          <table:table-cell office:value-type="float" office:value="0.018569209">
            <text:p>0.018569209</text:p>
          </table:table-cell>
          <table:table-cell office:value-type="float" office:value="0.02220289">
            <text:p>0.02220289</text:p>
          </table:table-cell>
          <table:table-cell office:value-type="float" office:value="0.017553031">
            <text:p>0.017553031</text:p>
          </table:table-cell>
          <table:table-cell office:value-type="float" office:value="0.022159388">
            <text:p>0.022159388</text:p>
          </table:table-cell>
          <table:table-cell office:value-type="float" office:value="0.017515194">
            <text:p>0.017515194</text:p>
          </table:table-cell>
          <table:table-cell office:value-type="float" office:value="0.014586908">
            <text:p>0.014586908</text:p>
          </table:table-cell>
          <table:table-cell office:value-type="float" office:value="0.017897345">
            <text:p>0.017897345</text:p>
          </table:table-cell>
          <table:table-cell office:value-type="float" office:value="0.012935247">
            <text:p>0.012935247</text:p>
          </table:table-cell>
          <table:table-cell office:value-type="float" office:value="0.016257435">
            <text:p>0.016257435</text:p>
          </table:table-cell>
          <table:table-cell office:value-type="float" office:value="0.018001335">
            <text:p>0.018001335</text:p>
          </table:table-cell>
          <table:table-cell office:value-type="float" office:value="0.012943308">
            <text:p>0.012943308</text:p>
          </table:table-cell>
          <table:table-cell office:value-type="float" office:value="0.013362038">
            <text:p>0.013362038</text:p>
          </table:table-cell>
          <table:table-cell office:value-type="float" office:value="0.011948039">
            <text:p>0.011948039</text:p>
          </table:table-cell>
          <table:table-cell office:value-type="float" office:value="0.0136752175">
            <text:p>0.0136752175</text:p>
          </table:table-cell>
          <table:table-cell office:value-type="float" office:value="0.011818702">
            <text:p>0.011818702</text:p>
          </table:table-cell>
          <table:table-cell office:value-type="float" office:value="0.010572873">
            <text:p>0.010572873</text:p>
          </table:table-cell>
          <table:table-cell office:value-type="float" office:value="0.013796666">
            <text:p>0.013796666</text:p>
          </table:table-cell>
          <table:table-cell office:value-type="float" office:value="0.011806993">
            <text:p>0.011806993</text:p>
          </table:table-cell>
          <table:table-cell office:value-type="float" office:value="0.009618531">
            <text:p>0.009618531</text:p>
          </table:table-cell>
          <table:table-cell office:value-type="float" office:value="0.0099788215">
            <text:p>0.0099788215</text:p>
          </table:table-cell>
          <table:table-cell office:value-type="float" office:value="0.013519562">
            <text:p>0.013519562</text:p>
          </table:table-cell>
          <table:table-cell office:value-type="float" office:value="0.011483804">
            <text:p>0.011483804</text:p>
          </table:table-cell>
          <table:table-cell office:value-type="float" office:value="0.014724161">
            <text:p>0.014724161</text:p>
          </table:table-cell>
          <table:table-cell office:value-type="float" office:value="0.010827548">
            <text:p>0.010827548</text:p>
          </table:table-cell>
          <table:table-cell office:value-type="float" office:value="0.008885584">
            <text:p>0.008885584</text:p>
          </table:table-cell>
          <table:table-cell office:value-type="float" office:value="0.008622709">
            <text:p>0.008622709</text:p>
          </table:table-cell>
          <table:table-cell office:value-type="float" office:value="0.011564247">
            <text:p>0.011564247</text:p>
          </table:table-cell>
          <table:table-cell office:value-type="float" office:value="0.010552596">
            <text:p>0.010552596</text:p>
          </table:table-cell>
          <table:table-cell office:value-type="float" office:value="0.008445442">
            <text:p>0.008445442</text:p>
          </table:table-cell>
          <table:table-cell office:value-type="float" office:value="0.008387448">
            <text:p>0.008387448</text:p>
          </table:table-cell>
          <table:table-cell office:value-type="float" office:value="0.009374038">
            <text:p>0.009374038</text:p>
          </table:table-cell>
          <table:table-cell office:value-type="float" office:value="0.010640989">
            <text:p>0.010640989</text:p>
          </table:table-cell>
          <table:table-cell office:value-type="float" office:value="0.012225159">
            <text:p>0.012225159</text:p>
          </table:table-cell>
          <table:table-cell office:value-type="float" office:value="0.008323542">
            <text:p>0.008323542</text:p>
          </table:table-cell>
          <table:table-cell office:value-type="float" office:value="0.00739785">
            <text:p>0.00739785</text:p>
          </table:table-cell>
          <table:table-cell office:value-type="float" office:value="0.008437832">
            <text:p>0.008437832</text:p>
          </table:table-cell>
          <table:table-cell office:value-type="float" office:value="0.007952963">
            <text:p>0.007952963</text:p>
          </table:table-cell>
          <table:table-cell office:value-type="float" office:value="0.008882399">
            <text:p>0.008882399</text:p>
          </table:table-cell>
          <table:table-cell office:value-type="float" office:value="0.010400854">
            <text:p>0.010400854</text:p>
          </table:table-cell>
          <table:table-cell office:value-type="float" office:value="0.014818478">
            <text:p>0.014818478</text:p>
          </table:table-cell>
          <table:table-cell office:value-type="float" office:value="0.011866341">
            <text:p>0.011866341</text:p>
          </table:table-cell>
          <table:table-cell office:value-type="float" office:value="0.011015807">
            <text:p>0.011015807</text:p>
          </table:table-cell>
          <table:table-cell office:value-type="float" office:value="0.012172931">
            <text:p>0.012172931</text:p>
          </table:table-cell>
          <table:table-cell office:value-type="float" office:value="0.011269877">
            <text:p>0.011269877</text:p>
          </table:table-cell>
          <table:table-cell office:value-type="float" office:value="0.008593934">
            <text:p>0.008593934</text:p>
          </table:table-cell>
          <table:table-cell office:value-type="float" office:value="0.008324971">
            <text:p>0.008324971</text:p>
          </table:table-cell>
          <table:table-cell office:value-type="float" office:value="0.0075180857">
            <text:p>0.0075180857</text:p>
          </table:table-cell>
          <table:table-cell office:value-type="float" office:value="0.009719723">
            <text:p>0.009719723</text:p>
          </table:table-cell>
          <table:table-cell office:value-type="float" office:value="0.010178527">
            <text:p>0.010178527</text:p>
          </table:table-cell>
          <table:table-cell office:value-type="float" office:value="0.00970547">
            <text:p>0.00970547</text:p>
          </table:table-cell>
          <table:table-cell office:value-type="float" office:value="0.007917882">
            <text:p>0.007917882</text:p>
          </table:table-cell>
          <table:table-cell office:value-type="float" office:value="0.007583845">
            <text:p>0.007583845</text:p>
          </table:table-cell>
          <table:table-cell office:value-type="float" office:value="0.010171621">
            <text:p>0.010171621</text:p>
          </table:table-cell>
          <table:table-cell office:value-type="float" office:value="0.010649166">
            <text:p>0.010649166</text:p>
          </table:table-cell>
          <table:table-cell office:value-type="float" office:value="0.0099762445">
            <text:p>0.0099762445</text:p>
          </table:table-cell>
          <table:table-cell office:value-type="float" office:value="0.008577117">
            <text:p>0.008577117</text:p>
          </table:table-cell>
          <table:table-cell office:value-type="float" office:value="0.008036039">
            <text:p>0.008036039</text:p>
          </table:table-cell>
          <table:table-cell office:value-type="float" office:value="0.008038583">
            <text:p>0.008038583</text:p>
          </table:table-cell>
          <table:table-cell office:value-type="float" office:value="0.009546881">
            <text:p>0.009546881</text:p>
          </table:table-cell>
          <table:table-cell office:value-type="float" office:value="0.012450857">
            <text:p>0.012450857</text:p>
          </table:table-cell>
          <table:table-cell office:value-type="float" office:value="0.009523886">
            <text:p>0.009523886</text:p>
          </table:table-cell>
          <table:table-cell office:value-type="float" office:value="0.014011676">
            <text:p>0.014011676</text:p>
          </table:table-cell>
          <table:table-cell office:value-type="float" office:value="0.012394653">
            <text:p>0.012394653</text:p>
          </table:table-cell>
          <table:table-cell office:value-type="float" office:value="0.012801181">
            <text:p>0.012801181</text:p>
          </table:table-cell>
          <table:table-cell office:value-type="float" office:value="0.010990502">
            <text:p>0.010990502</text:p>
          </table:table-cell>
          <table:table-cell office:value-type="float" office:value="0.010102351">
            <text:p>0.010102351</text:p>
          </table:table-cell>
          <table:table-cell office:value-type="float" office:value="0.008735077">
            <text:p>0.008735077</text:p>
          </table:table-cell>
          <table:table-cell office:value-type="float" office:value="0.01130338">
            <text:p>0.01130338</text:p>
          </table:table-cell>
          <table:table-cell office:value-type="float" office:value="0.010759456">
            <text:p>0.010759456</text:p>
          </table:table-cell>
          <table:table-cell office:value-type="float" office:value="0.008291343">
            <text:p>0.008291343</text:p>
          </table:table-cell>
          <table:table-cell office:value-type="float" office:value="0.007833978">
            <text:p>0.007833978</text:p>
          </table:table-cell>
          <table:table-cell office:value-type="float" office:value="0.011021019">
            <text:p>0.011021019</text:p>
          </table:table-cell>
          <table:table-cell office:value-type="float" office:value="0.010659736">
            <text:p>0.010659736</text:p>
          </table:table-cell>
          <table:table-cell office:value-type="float" office:value="0.008381942">
            <text:p>0.008381942</text:p>
          </table:table-cell>
          <table:table-cell office:value-type="float" office:value="0.008508171">
            <text:p>0.008508171</text:p>
          </table:table-cell>
          <table:table-cell office:value-type="float" office:value="0.008444712">
            <text:p>0.008444712</text:p>
          </table:table-cell>
          <table:table-cell office:value-type="float" office:value="0.007611429">
            <text:p>0.007611429</text:p>
          </table:table-cell>
          <table:table-cell office:value-type="float" office:value="0.010010668">
            <text:p>0.010010668</text:p>
          </table:table-cell>
          <table:table-cell office:value-type="float" office:value="0.010052409">
            <text:p>0.010052409</text:p>
          </table:table-cell>
          <table:table-cell office:value-type="float" office:value="0.011556121">
            <text:p>0.011556121</text:p>
          </table:table-cell>
          <table:table-cell office:value-type="float" office:value="0.008189051">
            <text:p>0.008189051</text:p>
          </table:table-cell>
          <table:table-cell office:value-type="float" office:value="0.007991235">
            <text:p>0.007991235</text:p>
          </table:table-cell>
          <table:table-cell office:value-type="float" office:value="0.008994016">
            <text:p>0.008994016</text:p>
          </table:table-cell>
          <table:table-cell office:value-type="float" office:value="0.00930962">
            <text:p>0.00930962</text:p>
          </table:table-cell>
          <table:table-cell office:value-type="float" office:value="0.007826939">
            <text:p>0.007826939</text:p>
          </table:table-cell>
          <table:table-cell office:value-type="float" office:value="0.008018685">
            <text:p>0.008018685</text:p>
          </table:table-cell>
          <table:table-cell office:value-type="float" office:value="0.0075318967">
            <text:p>0.0075318967</text:p>
          </table:table-cell>
          <table:table-cell office:value-type="float" office:value="0.006537703">
            <text:p>0.006537703</text:p>
          </table:table-cell>
          <table:table-cell office:value-type="float" office:value="0.008140162">
            <text:p>0.008140162</text:p>
          </table:table-cell>
          <table:table-cell office:value-type="float" office:value="0.008245729">
            <text:p>0.008245729</text:p>
          </table:table-cell>
          <table:table-cell office:value-type="float" office:value="0.007888105">
            <text:p>0.007888105</text:p>
          </table:table-cell>
          <table:table-cell office:value-type="float" office:value="0.008638799">
            <text:p>0.008638799</text:p>
          </table:table-cell>
          <table:table-cell office:value-type="float" office:value="0.007636399">
            <text:p>0.007636399</text:p>
          </table:table-cell>
          <table:table-cell office:value-type="float" office:value="0.009013712">
            <text:p>0.009013712</text:p>
          </table:table-cell>
          <table:table-cell office:value-type="float" office:value="0.008609671">
            <text:p>0.008609671</text:p>
          </table:table-cell>
          <table:table-cell office:value-type="float" office:value="0.008312893">
            <text:p>0.008312893</text:p>
          </table:table-cell>
          <table:table-cell office:value-type="float" office:value="0.006546745">
            <text:p>0.006546745</text:p>
          </table:table-cell>
          <table:table-cell office:value-type="float" office:value="0.009625589">
            <text:p>0.009625589</text:p>
          </table:table-cell>
          <table:table-cell office:value-type="float" office:value="0.008812151">
            <text:p>0.008812151</text:p>
          </table:table-cell>
          <table:table-cell office:value-type="float" office:value="0.008551422">
            <text:p>0.008551422</text:p>
          </table:table-cell>
          <table:table-cell office:value-type="float" office:value="0.0086046485">
            <text:p>0.0086046485</text:p>
          </table:table-cell>
          <table:table-cell office:value-type="float" office:value="0.00773085">
            <text:p>0.00773085</text:p>
          </table:table-cell>
          <table:table-cell office:value-type="float" office:value="0.0066584614">
            <text:p>0.0066584614</text:p>
          </table:table-cell>
          <table:table-cell office:value-type="float" office:value="0.0064492146">
            <text:p>0.0064492146</text:p>
          </table:table-cell>
          <table:table-cell office:value-type="float" office:value="0.007257402">
            <text:p>0.007257402</text:p>
          </table:table-cell>
          <table:table-cell office:value-type="float" office:value="0.007959572">
            <text:p>0.007959572</text:p>
          </table:table-cell>
          <table:table-cell office:value-type="float" office:value="0.0073455707">
            <text:p>0.0073455707</text:p>
          </table:table-cell>
          <table:table-cell office:value-type="float" office:value="0.009957253">
            <text:p>0.009957253</text:p>
          </table:table-cell>
          <table:table-cell office:value-type="float" office:value="0.0051006544">
            <text:p>0.0051006544</text:p>
          </table:table-cell>
          <table:table-cell office:value-type="float" office:value="0.0074120397">
            <text:p>0.0074120397</text:p>
          </table:table-cell>
          <table:table-cell office:value-type="float" office:value="0.008198142">
            <text:p>0.008198142</text:p>
          </table:table-cell>
          <table:table-cell office:value-type="float" office:value="0.0076649496">
            <text:p>0.0076649496</text:p>
          </table:table-cell>
          <table:table-cell office:value-type="float" office:value="0.007712047">
            <text:p>0.007712047</text:p>
          </table:table-cell>
          <table:table-cell office:value-type="float" office:value="0.0071420423">
            <text:p>0.0071420423</text:p>
          </table:table-cell>
          <table:table-cell office:value-type="float" office:value="0.01033824">
            <text:p>0.01033824</text:p>
          </table:table-cell>
          <table:table-cell office:value-type="float" office:value="0.0072268145">
            <text:p>0.0072268145</text:p>
          </table:table-cell>
          <table:table-cell office:value-type="float" office:value="0.0077675683">
            <text:p>0.0077675683</text:p>
          </table:table-cell>
          <table:table-cell office:value-type="float" office:value="0.00904598">
            <text:p>0.00904598</text:p>
          </table:table-cell>
          <table:table-cell office:value-type="float" office:value="0.008346245">
            <text:p>0.008346245</text:p>
          </table:table-cell>
          <table:table-cell office:value-type="float" office:value="0.0072778594">
            <text:p>0.0072778594</text:p>
          </table:table-cell>
          <table:table-cell office:value-type="float" office:value="0.009139692">
            <text:p>0.009139692</text:p>
          </table:table-cell>
          <table:table-cell office:value-type="float" office:value="0.011093434">
            <text:p>0.011093434</text:p>
          </table:table-cell>
          <table:table-cell office:value-type="float" office:value="0.0073212343">
            <text:p>0.0073212343</text:p>
          </table:table-cell>
          <table:table-cell office:value-type="float" office:value="0.007865788">
            <text:p>0.007865788</text:p>
          </table:table-cell>
          <table:table-cell office:value-type="float" office:value="0.011973848">
            <text:p>0.011973848</text:p>
          </table:table-cell>
          <table:table-cell office:value-type="float" office:value="0.012880243">
            <text:p>0.012880243</text:p>
          </table:table-cell>
          <table:table-cell office:value-type="float" office:value="0.0058777146">
            <text:p>0.0058777146</text:p>
          </table:table-cell>
          <table:table-cell office:value-type="float" office:value="0.006833186">
            <text:p>0.006833186</text:p>
          </table:table-cell>
          <table:table-cell office:value-type="float" office:value="0.009487045">
            <text:p>0.009487045</text:p>
          </table:table-cell>
          <table:table-cell office:value-type="float" office:value="0.010220409">
            <text:p>0.010220409</text:p>
          </table:table-cell>
          <table:table-cell office:value-type="float" office:value="0.008844825">
            <text:p>0.008844825</text:p>
          </table:table-cell>
          <table:table-cell office:value-type="float" office:value="0.0093557425">
            <text:p>0.0093557425</text:p>
          </table:table-cell>
          <table:table-cell office:value-type="float" office:value="0.008390676">
            <text:p>0.008390676</text:p>
          </table:table-cell>
          <table:table-cell office:value-type="float" office:value="0.0066679763">
            <text:p>0.0066679763</text:p>
          </table:table-cell>
          <table:table-cell office:value-type="float" office:value="0.0075406907">
            <text:p>0.0075406907</text:p>
          </table:table-cell>
          <table:table-cell office:value-type="float" office:value="0.009235704">
            <text:p>0.009235704</text:p>
          </table:table-cell>
          <table:table-cell office:value-type="float" office:value="0.011763997">
            <text:p>0.011763997</text:p>
          </table:table-cell>
          <table:table-cell office:value-type="float" office:value="0.012307583">
            <text:p>0.012307583</text:p>
          </table:table-cell>
          <table:table-cell office:value-type="float" office:value="0.009841579">
            <text:p>0.009841579</text:p>
          </table:table-cell>
          <table:table-cell office:value-type="float" office:value="0.009653873">
            <text:p>0.009653873</text:p>
          </table:table-cell>
          <table:table-cell office:value-type="float" office:value="0.0076255095">
            <text:p>0.0076255095</text:p>
          </table:table-cell>
          <table:table-cell office:value-type="float" office:value="0.0077966335">
            <text:p>0.0077966335</text:p>
          </table:table-cell>
          <table:table-cell office:value-type="float" office:value="0.008662075">
            <text:p>0.008662075</text:p>
          </table:table-cell>
          <table:table-cell office:value-type="float" office:value="0.009032603">
            <text:p>0.009032603</text:p>
          </table:table-cell>
          <table:table-cell office:value-type="float" office:value="0.009310874">
            <text:p>0.009310874</text:p>
          </table:table-cell>
          <table:table-cell office:value-type="float" office:value="0.012707872">
            <text:p>0.012707872</text:p>
          </table:table-cell>
          <table:table-cell office:value-type="float" office:value="0.011566499">
            <text:p>0.011566499</text:p>
          </table:table-cell>
          <table:table-cell office:value-type="float" office:value="0.009226342">
            <text:p>0.009226342</text:p>
          </table:table-cell>
          <table:table-cell office:value-type="float" office:value="0.0065044235">
            <text:p>0.0065044235</text:p>
          </table:table-cell>
          <table:table-cell office:value-type="float" office:value="0.0075683445">
            <text:p>0.0075683445</text:p>
          </table:table-cell>
          <table:table-cell office:value-type="float" office:value="0.0118796695">
            <text:p>0.0118796695</text:p>
          </table:table-cell>
          <table:table-cell office:value-type="float" office:value="0.011395709">
            <text:p>0.011395709</text:p>
          </table:table-cell>
          <table:table-cell office:value-type="float" office:value="0.0067576366">
            <text:p>0.0067576366</text:p>
          </table:table-cell>
          <table:table-cell office:value-type="float" office:value="0.009082575">
            <text:p>0.009082575</text:p>
          </table:table-cell>
          <table:table-cell office:value-type="float" office:value="0.012648212">
            <text:p>0.012648212</text:p>
          </table:table-cell>
          <table:table-cell office:value-type="float" office:value="0.010605108">
            <text:p>0.010605108</text:p>
          </table:table-cell>
          <table:table-cell office:value-type="float" office:value="0.007598767">
            <text:p>0.007598767</text:p>
          </table:table-cell>
          <table:table-cell office:value-type="float" office:value="0.00758526">
            <text:p>0.00758526</text:p>
          </table:table-cell>
          <table:table-cell office:value-type="float" office:value="0.008308263">
            <text:p>0.008308263</text:p>
          </table:table-cell>
          <table:table-cell office:value-type="float" office:value="0.008577859">
            <text:p>0.008577859</text:p>
          </table:table-cell>
          <table:table-cell office:value-type="float" office:value="0.0060906694">
            <text:p>0.0060906694</text:p>
          </table:table-cell>
          <table:table-cell office:value-type="float" office:value="0.0072049573">
            <text:p>0.0072049573</text:p>
          </table:table-cell>
          <table:table-cell office:value-type="float" office:value="0.008127926">
            <text:p>0.008127926</text:p>
          </table:table-cell>
          <table:table-cell office:value-type="float" office:value="0.007841511">
            <text:p>0.007841511</text:p>
          </table:table-cell>
          <table:table-cell office:value-type="float" office:value="0.0057411934">
            <text:p>0.0057411934</text:p>
          </table:table-cell>
          <table:table-cell office:value-type="float" office:value="0.0055205747">
            <text:p>0.0055205747</text:p>
          </table:table-cell>
          <table:table-cell office:value-type="float" office:value="0.0059577473">
            <text:p>0.0059577473</text:p>
          </table:table-cell>
          <table:table-cell office:value-type="float" office:value="0.0052910163">
            <text:p>0.0052910163</text:p>
          </table:table-cell>
          <table:table-cell office:value-type="float" office:value="0.0053843562">
            <text:p>0.0053843562</text:p>
          </table:table-cell>
          <table:table-cell office:value-type="float" office:value="0.006039415">
            <text:p>0.006039415</text:p>
          </table:table-cell>
          <table:table-cell office:value-type="float" office:value="0.0057065967">
            <text:p>0.0057065967</text:p>
          </table:table-cell>
          <table:table-cell office:value-type="float" office:value="0.0067534847">
            <text:p>0.0067534847</text:p>
          </table:table-cell>
          <table:table-cell office:value-type="float" office:value="0.0046153436">
            <text:p>0.0046153436</text:p>
          </table:table-cell>
          <table:table-cell office:value-type="float" office:value="0.0027536661">
            <text:p>0.0027536661</text:p>
          </table:table-cell>
          <table:table-cell office:value-type="float" office:value="0.003552966">
            <text:p>0.003552966</text:p>
          </table:table-cell>
          <table:table-cell office:value-type="float" office:value="0.004909646">
            <text:p>0.004909646</text:p>
          </table:table-cell>
          <table:table-cell office:value-type="float" office:value="0.0063032806">
            <text:p>0.0063032806</text:p>
          </table:table-cell>
          <table:table-cell office:value-type="float" office:value="0.0037691956">
            <text:p>0.0037691956</text:p>
          </table:table-cell>
          <table:table-cell office:value-type="float" office:value="0.0027564694">
            <text:p>0.0027564694</text:p>
          </table:table-cell>
          <table:table-cell office:value-type="float" office:value="0.002992489">
            <text:p>0.002992489</text:p>
          </table:table-cell>
          <table:table-cell office:value-type="float" office:value="0.002963695">
            <text:p>0.002963695</text:p>
          </table:table-cell>
          <table:table-cell office:value-type="float" office:value="0.002498752">
            <text:p>0.002498752</text:p>
          </table:table-cell>
          <table:table-cell office:value-type="float" office:value="0.0032954556">
            <text:p>0.0032954556</text:p>
          </table:table-cell>
          <table:table-cell office:value-type="float" office:value="0.0027663028">
            <text:p>0.0027663028</text:p>
          </table:table-cell>
          <table:table-cell office:value-type="float" office:value="0.0021853095">
            <text:p>0.0021853095</text:p>
          </table:table-cell>
          <table:table-cell office:value-type="float" office:value="0.0018487811">
            <text:p>0.0018487811</text:p>
          </table:table-cell>
          <table:table-cell office:value-type="float" office:value="0.0017794435">
            <text:p>0.0017794435</text:p>
          </table:table-cell>
          <table:table-cell office:value-type="float" office:value="0.0014751625">
            <text:p>0.0014751625</text:p>
          </table:table-cell>
          <table:table-cell office:value-type="float" office:value="0.001483831">
            <text:p>0.001483831</text:p>
          </table:table-cell>
          <table:table-cell office:value-type="float" office:value="0.0010634563">
            <text:p>0.0010634563</text:p>
          </table:table-cell>
          <table:table-cell office:value-type="float" office:value="0.001020919">
            <text:p>0.001020919</text:p>
          </table:table-cell>
          <table:table-cell table:style-name="ce1" office:value-type="float" office:value="0.00094565557">
            <text:p>9.46E-004</text:p>
          </table:table-cell>
          <table:table-cell table:style-name="ce1" office:value-type="float" office:value="0.0009228947">
            <text:p>9.23E-004</text:p>
          </table:table-cell>
          <table:table-cell table:style-name="ce1" office:value-type="float" office:value="0.00076755224">
            <text:p>7.68E-004</text:p>
          </table:table-cell>
          <table:table-cell table:style-name="ce1" office:value-type="float" office:value="0.0006571672">
            <text:p>6.57E-004</text:p>
          </table:table-cell>
          <table:table-cell table:style-name="ce1" office:value-type="float" office:value="0.00060507504">
            <text:p>6.05E-004</text:p>
          </table:table-cell>
          <table:table-cell table:style-name="ce1" office:value-type="float" office:value="0.00058540807">
            <text:p>5.85E-004</text:p>
          </table:table-cell>
          <table:table-cell table:style-name="ce1" office:value-type="float" office:value="0.0005641905">
            <text:p>5.64E-004</text:p>
          </table:table-cell>
          <table:table-cell table:style-name="ce1" office:value-type="float" office:value="0.00053770037">
            <text:p>5.38E-004</text:p>
          </table:table-cell>
          <table:table-cell table:style-name="ce1" office:value-type="float" office:value="0.0005210237">
            <text:p>5.21E-004</text:p>
          </table:table-cell>
          <table:table-cell table:style-name="ce1" office:value-type="float" office:value="0.0005116608">
            <text:p>5.12E-004</text:p>
          </table:table-cell>
          <table:table-cell table:style-name="ce1" office:value-type="float" office:value="0.0005081326">
            <text:p>5.08E-004</text:p>
          </table:table-cell>
          <table:table-cell table:style-name="ce1" office:value-type="float" office:value="0.00050490536">
            <text:p>5.05E-004</text:p>
          </table:table-cell>
          <table:table-cell table:style-name="ce1" office:value-type="float" office:value="0.00050093455">
            <text:p>5.01E-004</text:p>
          </table:table-cell>
          <table:table-cell table:style-name="ce1" office:value-type="float" office:value="0.00049865677">
            <text:p>4.99E-004</text:p>
          </table:table-cell>
          <table:table-cell table:style-name="ce1" office:value-type="float" office:value="0.0004979025">
            <text:p>4.98E-004</text:p>
          </table:table-cell>
          <table:table-cell table:style-name="ce1" office:value-type="float" office:value="0.00049805676">
            <text:p>4.98E-004</text:p>
          </table:table-cell>
          <table:table-cell table:style-name="ce1" office:value-type="float" office:value="0.0004977753">
            <text:p>4.98E-004</text:p>
          </table:table-cell>
          <table:table-cell table:style-name="ce1" office:value-type="float" office:value="0.0004978637">
            <text:p>4.98E-004</text:p>
          </table:table-cell>
          <table:table-cell table:style-name="ce1" office:value-type="float" office:value="0.0004987034">
            <text:p>4.99E-004</text:p>
          </table:table-cell>
          <table:table-cell table:style-name="ce1" office:value-type="float" office:value="0.00050006865">
            <text:p>5.00E-004</text:p>
          </table:table-cell>
          <table:table-cell office:value-type="float" office:value="0.0005013083">
            <text:p>5.01E-004</text:p>
          </table:table-cell>
          <table:table-cell office:value-type="float" office:value="0.0005013699">
            <text:p>5.01E-004</text:p>
          </table:table-cell>
          <table:table-cell office:value-type="float" office:value="0.0005018329">
            <text:p>5.02E-004</text:p>
          </table:table-cell>
          <table:table-cell office:value-type="float" office:value="0.0005021372">
            <text:p>5.02E-004</text:p>
          </table:table-cell>
          <table:table-cell table:style-name="ce1" office:value-type="float" office:value="0.0005046992">
            <text:p>5.05E-004</text:p>
          </table:table-cell>
          <table:table-cell office:value-type="float" office:value="0.00050565926">
            <text:p>5.06E-004</text:p>
          </table:table-cell>
          <table:table-cell office:value-type="float" office:value="0.000506248">
            <text:p>5.06E-004</text:p>
          </table:table-cell>
          <table:table-cell office:value-type="float" office:value="0.00050650066">
            <text:p>5.07E-004</text:p>
          </table:table-cell>
          <table:table-cell office:value-type="float" office:value="0.0005085174">
            <text:p>5.09E-004</text:p>
          </table:table-cell>
          <table:table-cell office:value-type="float" office:value="0.0005104467">
            <text:p>5.10E-004</text:p>
          </table:table-cell>
          <table:table-cell office:value-type="float" office:value="0.0005101921">
            <text:p>5.10E-004</text:p>
          </table:table-cell>
          <table:table-cell office:value-type="float" office:value="0.0005113782">
            <text:p>5.11E-004</text:p>
          </table:table-cell>
          <table:table-cell office:value-type="float" office:value="0.00051272335">
            <text:p>5.13E-004</text:p>
          </table:table-cell>
          <table:table-cell office:value-type="float" office:value="0.00051493855">
            <text:p>5.15E-004</text:p>
          </table:table-cell>
          <table:table-cell office:value-type="float" office:value="0.00051547296">
            <text:p>5.15E-004</text:p>
          </table:table-cell>
          <table:table-cell office:value-type="float" office:value="0.00051623466">
            <text:p>5.16E-004</text:p>
          </table:table-cell>
          <table:table-cell office:value-type="float" office:value="0.00051687617">
            <text:p>5.17E-004</text:p>
          </table:table-cell>
          <table:table-cell office:value-type="float" office:value="0.0005186343">
            <text:p>5.19E-004</text:p>
          </table:table-cell>
          <table:table-cell office:value-type="float" office:value="0.0005204415">
            <text:p>5.20E-004</text:p>
          </table:table-cell>
          <table:table-cell office:value-type="float" office:value="0.00052134745">
            <text:p>5.21E-004</text:p>
          </table:table-cell>
          <table:table-cell office:value-type="float" office:value="0.0005226224">
            <text:p>5.23E-004</text:p>
          </table:table-cell>
          <table:table-cell office:value-type="float" office:value="0.00052435626">
            <text:p>5.24E-004</text:p>
          </table:table-cell>
          <table:table-cell office:value-type="float" office:value="0.0005273495">
            <text:p>5.27E-004</text:p>
          </table:table-cell>
          <table:table-cell office:value-type="float" office:value="0.00052769744">
            <text:p>5.28E-004</text:p>
          </table:table-cell>
          <table:table-cell office:value-type="float" office:value="0.000528384">
            <text:p>5.28E-004</text:p>
          </table:table-cell>
          <table:table-cell office:value-type="float" office:value="0.0005302548">
            <text:p>5.30E-004</text:p>
          </table:table-cell>
          <table:table-cell office:value-type="float" office:value="0.0005338377">
            <text:p>5.34E-004</text:p>
          </table:table-cell>
          <table:table-cell office:value-type="float" office:value="0.00053464307">
            <text:p>5.35E-004</text:p>
          </table:table-cell>
          <table:table-cell office:value-type="float" office:value="0.00053588307">
            <text:p>5.36E-004</text:p>
          </table:table-cell>
          <table:table-cell office:value-type="float" office:value="0.00053731946">
            <text:p>5.37E-004</text:p>
          </table:table-cell>
          <table:table-cell/>
        </table:table-row>
        <table:table-row table:style-name="ro1">
          <table:table-cell office:value-type="string">
            <text:p>/mnt/share/Music/Albums/Parliament/Trombipulation/04 Agony Of Defeet.mp3</text:p>
          </table:table-cell>
          <table:table-cell office:value-type="float" office:value="0.083728276">
            <text:p>0.083728276</text:p>
          </table:table-cell>
          <table:table-cell office:value-type="float" office:value="0.06045372">
            <text:p>0.06045372</text:p>
          </table:table-cell>
          <table:table-cell office:value-type="float" office:value="0.03872864">
            <text:p>0.03872864</text:p>
          </table:table-cell>
          <table:table-cell office:value-type="float" office:value="0.029151533">
            <text:p>0.029151533</text:p>
          </table:table-cell>
          <table:table-cell office:value-type="float" office:value="0.031233748">
            <text:p>0.031233748</text:p>
          </table:table-cell>
          <table:table-cell office:value-type="float" office:value="0.030421387">
            <text:p>0.030421387</text:p>
          </table:table-cell>
          <table:table-cell office:value-type="float" office:value="0.031224838">
            <text:p>0.031224838</text:p>
          </table:table-cell>
          <table:table-cell office:value-type="float" office:value="0.04216059">
            <text:p>0.04216059</text:p>
          </table:table-cell>
          <table:table-cell office:value-type="float" office:value="0.04097322">
            <text:p>0.04097322</text:p>
          </table:table-cell>
          <table:table-cell office:value-type="float" office:value="0.039297022">
            <text:p>0.039297022</text:p>
          </table:table-cell>
          <table:table-cell office:value-type="float" office:value="0.035308193">
            <text:p>0.035308193</text:p>
          </table:table-cell>
          <table:table-cell office:value-type="float" office:value="0.041091874">
            <text:p>0.041091874</text:p>
          </table:table-cell>
          <table:table-cell office:value-type="float" office:value="0.034373485">
            <text:p>0.034373485</text:p>
          </table:table-cell>
          <table:table-cell office:value-type="float" office:value="0.04534358">
            <text:p>0.04534358</text:p>
          </table:table-cell>
          <table:table-cell office:value-type="float" office:value="0.041621696">
            <text:p>0.041621696</text:p>
          </table:table-cell>
          <table:table-cell office:value-type="float" office:value="0.043353528">
            <text:p>0.043353528</text:p>
          </table:table-cell>
          <table:table-cell office:value-type="float" office:value="0.03722628">
            <text:p>0.03722628</text:p>
          </table:table-cell>
          <table:table-cell office:value-type="float" office:value="0.04240641">
            <text:p>0.04240641</text:p>
          </table:table-cell>
          <table:table-cell office:value-type="float" office:value="0.039654177">
            <text:p>0.039654177</text:p>
          </table:table-cell>
          <table:table-cell office:value-type="float" office:value="0.032481078">
            <text:p>0.032481078</text:p>
          </table:table-cell>
          <table:table-cell office:value-type="float" office:value="0.036596756">
            <text:p>0.036596756</text:p>
          </table:table-cell>
          <table:table-cell office:value-type="float" office:value="0.032493047">
            <text:p>0.032493047</text:p>
          </table:table-cell>
          <table:table-cell office:value-type="float" office:value="0.030386219">
            <text:p>0.030386219</text:p>
          </table:table-cell>
          <table:table-cell office:value-type="float" office:value="0.03511342">
            <text:p>0.03511342</text:p>
          </table:table-cell>
          <table:table-cell office:value-type="float" office:value="0.02604517">
            <text:p>0.02604517</text:p>
          </table:table-cell>
          <table:table-cell office:value-type="float" office:value="0.024871135">
            <text:p>0.024871135</text:p>
          </table:table-cell>
          <table:table-cell office:value-type="float" office:value="0.029191192">
            <text:p>0.029191192</text:p>
          </table:table-cell>
          <table:table-cell office:value-type="float" office:value="0.032997914">
            <text:p>0.032997914</text:p>
          </table:table-cell>
          <table:table-cell office:value-type="float" office:value="0.031856216">
            <text:p>0.031856216</text:p>
          </table:table-cell>
          <table:table-cell office:value-type="float" office:value="0.034685895">
            <text:p>0.034685895</text:p>
          </table:table-cell>
          <table:table-cell office:value-type="float" office:value="0.032020476">
            <text:p>0.032020476</text:p>
          </table:table-cell>
          <table:table-cell office:value-type="float" office:value="0.03760382">
            <text:p>0.03760382</text:p>
          </table:table-cell>
          <table:table-cell office:value-type="float" office:value="0.030542552">
            <text:p>0.030542552</text:p>
          </table:table-cell>
          <table:table-cell office:value-type="float" office:value="0.026952848">
            <text:p>0.026952848</text:p>
          </table:table-cell>
          <table:table-cell office:value-type="float" office:value="0.03291817">
            <text:p>0.03291817</text:p>
          </table:table-cell>
          <table:table-cell office:value-type="float" office:value="0.035091277">
            <text:p>0.035091277</text:p>
          </table:table-cell>
          <table:table-cell office:value-type="float" office:value="0.028155409">
            <text:p>0.028155409</text:p>
          </table:table-cell>
          <table:table-cell office:value-type="float" office:value="0.024278691">
            <text:p>0.024278691</text:p>
          </table:table-cell>
          <table:table-cell office:value-type="float" office:value="0.021979367">
            <text:p>0.021979367</text:p>
          </table:table-cell>
          <table:table-cell office:value-type="float" office:value="0.02165478">
            <text:p>0.02165478</text:p>
          </table:table-cell>
          <table:table-cell office:value-type="float" office:value="0.021593908">
            <text:p>0.021593908</text:p>
          </table:table-cell>
          <table:table-cell office:value-type="float" office:value="0.024264341">
            <text:p>0.024264341</text:p>
          </table:table-cell>
          <table:table-cell office:value-type="float" office:value="0.018691195">
            <text:p>0.018691195</text:p>
          </table:table-cell>
          <table:table-cell office:value-type="float" office:value="0.01795907">
            <text:p>0.01795907</text:p>
          </table:table-cell>
          <table:table-cell office:value-type="float" office:value="0.01737847">
            <text:p>0.01737847</text:p>
          </table:table-cell>
          <table:table-cell office:value-type="float" office:value="0.018169478">
            <text:p>0.018169478</text:p>
          </table:table-cell>
          <table:table-cell office:value-type="float" office:value="0.019408934">
            <text:p>0.019408934</text:p>
          </table:table-cell>
          <table:table-cell office:value-type="float" office:value="0.015281031">
            <text:p>0.015281031</text:p>
          </table:table-cell>
          <table:table-cell office:value-type="float" office:value="0.015086251">
            <text:p>0.015086251</text:p>
          </table:table-cell>
          <table:table-cell office:value-type="float" office:value="0.017287942">
            <text:p>0.017287942</text:p>
          </table:table-cell>
          <table:table-cell office:value-type="float" office:value="0.016225722">
            <text:p>0.016225722</text:p>
          </table:table-cell>
          <table:table-cell office:value-type="float" office:value="0.014383465">
            <text:p>0.014383465</text:p>
          </table:table-cell>
          <table:table-cell office:value-type="float" office:value="0.016705217">
            <text:p>0.016705217</text:p>
          </table:table-cell>
          <table:table-cell office:value-type="float" office:value="0.015142729">
            <text:p>0.015142729</text:p>
          </table:table-cell>
          <table:table-cell office:value-type="float" office:value="0.01965874">
            <text:p>0.01965874</text:p>
          </table:table-cell>
          <table:table-cell office:value-type="float" office:value="0.017337993">
            <text:p>0.017337993</text:p>
          </table:table-cell>
          <table:table-cell office:value-type="float" office:value="0.013119001">
            <text:p>0.013119001</text:p>
          </table:table-cell>
          <table:table-cell office:value-type="float" office:value="0.014121467">
            <text:p>0.014121467</text:p>
          </table:table-cell>
          <table:table-cell office:value-type="float" office:value="0.0130584715">
            <text:p>0.0130584715</text:p>
          </table:table-cell>
          <table:table-cell office:value-type="float" office:value="0.012162367">
            <text:p>0.012162367</text:p>
          </table:table-cell>
          <table:table-cell office:value-type="float" office:value="0.012581038">
            <text:p>0.012581038</text:p>
          </table:table-cell>
          <table:table-cell office:value-type="float" office:value="0.013685816">
            <text:p>0.013685816</text:p>
          </table:table-cell>
          <table:table-cell office:value-type="float" office:value="0.014846343">
            <text:p>0.014846343</text:p>
          </table:table-cell>
          <table:table-cell office:value-type="float" office:value="0.012336812">
            <text:p>0.012336812</text:p>
          </table:table-cell>
          <table:table-cell office:value-type="float" office:value="0.0119497795">
            <text:p>0.0119497795</text:p>
          </table:table-cell>
          <table:table-cell office:value-type="float" office:value="0.011619325">
            <text:p>0.011619325</text:p>
          </table:table-cell>
          <table:table-cell office:value-type="float" office:value="0.012268346">
            <text:p>0.012268346</text:p>
          </table:table-cell>
          <table:table-cell office:value-type="float" office:value="0.013301006">
            <text:p>0.013301006</text:p>
          </table:table-cell>
          <table:table-cell office:value-type="float" office:value="0.014363172">
            <text:p>0.014363172</text:p>
          </table:table-cell>
          <table:table-cell office:value-type="float" office:value="0.014589579">
            <text:p>0.014589579</text:p>
          </table:table-cell>
          <table:table-cell office:value-type="float" office:value="0.012100521">
            <text:p>0.012100521</text:p>
          </table:table-cell>
          <table:table-cell office:value-type="float" office:value="0.010684258">
            <text:p>0.010684258</text:p>
          </table:table-cell>
          <table:table-cell office:value-type="float" office:value="0.010662721">
            <text:p>0.010662721</text:p>
          </table:table-cell>
          <table:table-cell office:value-type="float" office:value="0.010434388">
            <text:p>0.010434388</text:p>
          </table:table-cell>
          <table:table-cell office:value-type="float" office:value="0.01022497">
            <text:p>0.01022497</text:p>
          </table:table-cell>
          <table:table-cell office:value-type="float" office:value="0.009681602">
            <text:p>0.009681602</text:p>
          </table:table-cell>
          <table:table-cell office:value-type="float" office:value="0.01078279">
            <text:p>0.01078279</text:p>
          </table:table-cell>
          <table:table-cell office:value-type="float" office:value="0.0115209045">
            <text:p>0.0115209045</text:p>
          </table:table-cell>
          <table:table-cell office:value-type="float" office:value="0.011828072">
            <text:p>0.011828072</text:p>
          </table:table-cell>
          <table:table-cell office:value-type="float" office:value="0.009231574">
            <text:p>0.009231574</text:p>
          </table:table-cell>
          <table:table-cell office:value-type="float" office:value="0.009879256">
            <text:p>0.009879256</text:p>
          </table:table-cell>
          <table:table-cell office:value-type="float" office:value="0.011074493">
            <text:p>0.011074493</text:p>
          </table:table-cell>
          <table:table-cell office:value-type="float" office:value="0.009870129">
            <text:p>0.009870129</text:p>
          </table:table-cell>
          <table:table-cell office:value-type="float" office:value="0.00940204">
            <text:p>0.00940204</text:p>
          </table:table-cell>
          <table:table-cell office:value-type="float" office:value="0.00843379">
            <text:p>0.00843379</text:p>
          </table:table-cell>
          <table:table-cell office:value-type="float" office:value="0.008779648">
            <text:p>0.008779648</text:p>
          </table:table-cell>
          <table:table-cell office:value-type="float" office:value="0.009857815">
            <text:p>0.009857815</text:p>
          </table:table-cell>
          <table:table-cell office:value-type="float" office:value="0.00991352">
            <text:p>0.00991352</text:p>
          </table:table-cell>
          <table:table-cell office:value-type="float" office:value="0.007862721">
            <text:p>0.007862721</text:p>
          </table:table-cell>
          <table:table-cell office:value-type="float" office:value="0.008034051">
            <text:p>0.008034051</text:p>
          </table:table-cell>
          <table:table-cell office:value-type="float" office:value="0.008708694">
            <text:p>0.008708694</text:p>
          </table:table-cell>
          <table:table-cell office:value-type="float" office:value="0.007851968">
            <text:p>0.007851968</text:p>
          </table:table-cell>
          <table:table-cell office:value-type="float" office:value="0.00836785">
            <text:p>0.00836785</text:p>
          </table:table-cell>
          <table:table-cell office:value-type="float" office:value="0.008527666">
            <text:p>0.008527666</text:p>
          </table:table-cell>
          <table:table-cell office:value-type="float" office:value="0.0075718067">
            <text:p>0.0075718067</text:p>
          </table:table-cell>
          <table:table-cell office:value-type="float" office:value="0.009457621">
            <text:p>0.009457621</text:p>
          </table:table-cell>
          <table:table-cell office:value-type="float" office:value="0.008731044">
            <text:p>0.008731044</text:p>
          </table:table-cell>
          <table:table-cell office:value-type="float" office:value="0.0069058356">
            <text:p>0.0069058356</text:p>
          </table:table-cell>
          <table:table-cell office:value-type="float" office:value="0.006587333">
            <text:p>0.006587333</text:p>
          </table:table-cell>
          <table:table-cell office:value-type="float" office:value="0.006764384">
            <text:p>0.006764384</text:p>
          </table:table-cell>
          <table:table-cell office:value-type="float" office:value="0.0074146236">
            <text:p>0.0074146236</text:p>
          </table:table-cell>
          <table:table-cell office:value-type="float" office:value="0.008271897">
            <text:p>0.008271897</text:p>
          </table:table-cell>
          <table:table-cell office:value-type="float" office:value="0.007014653">
            <text:p>0.007014653</text:p>
          </table:table-cell>
          <table:table-cell office:value-type="float" office:value="0.0062752212">
            <text:p>0.0062752212</text:p>
          </table:table-cell>
          <table:table-cell office:value-type="float" office:value="0.008694458">
            <text:p>0.008694458</text:p>
          </table:table-cell>
          <table:table-cell office:value-type="float" office:value="0.006957154">
            <text:p>0.006957154</text:p>
          </table:table-cell>
          <table:table-cell office:value-type="float" office:value="0.0071829916">
            <text:p>0.0071829916</text:p>
          </table:table-cell>
          <table:table-cell office:value-type="float" office:value="0.0057202894">
            <text:p>0.0057202894</text:p>
          </table:table-cell>
          <table:table-cell office:value-type="float" office:value="0.0061856094">
            <text:p>0.0061856094</text:p>
          </table:table-cell>
          <table:table-cell office:value-type="float" office:value="0.0061767623">
            <text:p>0.0061767623</text:p>
          </table:table-cell>
          <table:table-cell office:value-type="float" office:value="0.006268452">
            <text:p>0.006268452</text:p>
          </table:table-cell>
          <table:table-cell office:value-type="float" office:value="0.006142257">
            <text:p>0.006142257</text:p>
          </table:table-cell>
          <table:table-cell office:value-type="float" office:value="0.006267844">
            <text:p>0.006267844</text:p>
          </table:table-cell>
          <table:table-cell office:value-type="float" office:value="0.006709826">
            <text:p>0.006709826</text:p>
          </table:table-cell>
          <table:table-cell office:value-type="float" office:value="0.0055840793">
            <text:p>0.0055840793</text:p>
          </table:table-cell>
          <table:table-cell office:value-type="float" office:value="0.0049768216">
            <text:p>0.0049768216</text:p>
          </table:table-cell>
          <table:table-cell office:value-type="float" office:value="0.0051426073">
            <text:p>0.0051426073</text:p>
          </table:table-cell>
          <table:table-cell office:value-type="float" office:value="0.0054067876">
            <text:p>0.0054067876</text:p>
          </table:table-cell>
          <table:table-cell office:value-type="float" office:value="0.006081591">
            <text:p>0.006081591</text:p>
          </table:table-cell>
          <table:table-cell office:value-type="float" office:value="0.0063384874">
            <text:p>0.0063384874</text:p>
          </table:table-cell>
          <table:table-cell office:value-type="float" office:value="0.006003707">
            <text:p>0.006003707</text:p>
          </table:table-cell>
          <table:table-cell office:value-type="float" office:value="0.0057053957">
            <text:p>0.0057053957</text:p>
          </table:table-cell>
          <table:table-cell office:value-type="float" office:value="0.00522711">
            <text:p>0.00522711</text:p>
          </table:table-cell>
          <table:table-cell office:value-type="float" office:value="0.0050790305">
            <text:p>0.0050790305</text:p>
          </table:table-cell>
          <table:table-cell office:value-type="float" office:value="0.005861325">
            <text:p>0.005861325</text:p>
          </table:table-cell>
          <table:table-cell office:value-type="float" office:value="0.005914246">
            <text:p>0.005914246</text:p>
          </table:table-cell>
          <table:table-cell office:value-type="float" office:value="0.0052378993">
            <text:p>0.0052378993</text:p>
          </table:table-cell>
          <table:table-cell office:value-type="float" office:value="0.004714311">
            <text:p>0.004714311</text:p>
          </table:table-cell>
          <table:table-cell office:value-type="float" office:value="0.004924655">
            <text:p>0.004924655</text:p>
          </table:table-cell>
          <table:table-cell office:value-type="float" office:value="0.0049687875">
            <text:p>0.0049687875</text:p>
          </table:table-cell>
          <table:table-cell office:value-type="float" office:value="0.0041186465">
            <text:p>0.0041186465</text:p>
          </table:table-cell>
          <table:table-cell office:value-type="float" office:value="0.004436301">
            <text:p>0.004436301</text:p>
          </table:table-cell>
          <table:table-cell office:value-type="float" office:value="0.0043982132">
            <text:p>0.0043982132</text:p>
          </table:table-cell>
          <table:table-cell office:value-type="float" office:value="0.005442302">
            <text:p>0.005442302</text:p>
          </table:table-cell>
          <table:table-cell office:value-type="float" office:value="0.0055097593">
            <text:p>0.0055097593</text:p>
          </table:table-cell>
          <table:table-cell office:value-type="float" office:value="0.004289709">
            <text:p>0.004289709</text:p>
          </table:table-cell>
          <table:table-cell office:value-type="float" office:value="0.0044990056">
            <text:p>0.0044990056</text:p>
          </table:table-cell>
          <table:table-cell office:value-type="float" office:value="0.0045221304">
            <text:p>0.0045221304</text:p>
          </table:table-cell>
          <table:table-cell office:value-type="float" office:value="0.0051131546">
            <text:p>0.0051131546</text:p>
          </table:table-cell>
          <table:table-cell office:value-type="float" office:value="0.0050223344">
            <text:p>0.0050223344</text:p>
          </table:table-cell>
          <table:table-cell office:value-type="float" office:value="0.004870125">
            <text:p>0.004870125</text:p>
          </table:table-cell>
          <table:table-cell office:value-type="float" office:value="0.0050410754">
            <text:p>0.0050410754</text:p>
          </table:table-cell>
          <table:table-cell office:value-type="float" office:value="0.0045656925">
            <text:p>0.0045656925</text:p>
          </table:table-cell>
          <table:table-cell office:value-type="float" office:value="0.0040940223">
            <text:p>0.0040940223</text:p>
          </table:table-cell>
          <table:table-cell office:value-type="float" office:value="0.004839883">
            <text:p>0.004839883</text:p>
          </table:table-cell>
          <table:table-cell office:value-type="float" office:value="0.0052481606">
            <text:p>0.0052481606</text:p>
          </table:table-cell>
          <table:table-cell office:value-type="float" office:value="0.004716136">
            <text:p>0.004716136</text:p>
          </table:table-cell>
          <table:table-cell office:value-type="float" office:value="0.0046134475">
            <text:p>0.0046134475</text:p>
          </table:table-cell>
          <table:table-cell office:value-type="float" office:value="0.0037675675">
            <text:p>0.0037675675</text:p>
          </table:table-cell>
          <table:table-cell office:value-type="float" office:value="0.0039773714">
            <text:p>0.0039773714</text:p>
          </table:table-cell>
          <table:table-cell office:value-type="float" office:value="0.0046380544">
            <text:p>0.0046380544</text:p>
          </table:table-cell>
          <table:table-cell office:value-type="float" office:value="0.0041417796">
            <text:p>0.0041417796</text:p>
          </table:table-cell>
          <table:table-cell office:value-type="float" office:value="0.004651833">
            <text:p>0.004651833</text:p>
          </table:table-cell>
          <table:table-cell office:value-type="float" office:value="0.004905221">
            <text:p>0.004905221</text:p>
          </table:table-cell>
          <table:table-cell office:value-type="float" office:value="0.0044712466">
            <text:p>0.0044712466</text:p>
          </table:table-cell>
          <table:table-cell office:value-type="float" office:value="0.0048117233">
            <text:p>0.0048117233</text:p>
          </table:table-cell>
          <table:table-cell office:value-type="float" office:value="0.00449668">
            <text:p>0.00449668</text:p>
          </table:table-cell>
          <table:table-cell office:value-type="float" office:value="0.0035272252">
            <text:p>0.0035272252</text:p>
          </table:table-cell>
          <table:table-cell office:value-type="float" office:value="0.0037272496">
            <text:p>0.0037272496</text:p>
          </table:table-cell>
          <table:table-cell office:value-type="float" office:value="0.0039580646">
            <text:p>0.0039580646</text:p>
          </table:table-cell>
          <table:table-cell office:value-type="float" office:value="0.0032770445">
            <text:p>0.0032770445</text:p>
          </table:table-cell>
          <table:table-cell office:value-type="float" office:value="0.0045536314">
            <text:p>0.0045536314</text:p>
          </table:table-cell>
          <table:table-cell office:value-type="float" office:value="0.0053735985">
            <text:p>0.0053735985</text:p>
          </table:table-cell>
          <table:table-cell office:value-type="float" office:value="0.004609024">
            <text:p>0.004609024</text:p>
          </table:table-cell>
          <table:table-cell office:value-type="float" office:value="0.0033193813">
            <text:p>0.0033193813</text:p>
          </table:table-cell>
          <table:table-cell office:value-type="float" office:value="0.0035013196">
            <text:p>0.0035013196</text:p>
          </table:table-cell>
          <table:table-cell office:value-type="float" office:value="0.0037782148">
            <text:p>0.0037782148</text:p>
          </table:table-cell>
          <table:table-cell office:value-type="float" office:value="0.003500358">
            <text:p>0.003500358</text:p>
          </table:table-cell>
          <table:table-cell office:value-type="float" office:value="0.0036476282">
            <text:p>0.0036476282</text:p>
          </table:table-cell>
          <table:table-cell office:value-type="float" office:value="0.0030666385">
            <text:p>0.0030666385</text:p>
          </table:table-cell>
          <table:table-cell office:value-type="float" office:value="0.0037230942">
            <text:p>0.0037230942</text:p>
          </table:table-cell>
          <table:table-cell office:value-type="float" office:value="0.0040305085">
            <text:p>0.0040305085</text:p>
          </table:table-cell>
          <table:table-cell office:value-type="float" office:value="0.0035065468">
            <text:p>0.0035065468</text:p>
          </table:table-cell>
          <table:table-cell office:value-type="float" office:value="0.0028322162">
            <text:p>0.0028322162</text:p>
          </table:table-cell>
          <table:table-cell office:value-type="float" office:value="0.003270214">
            <text:p>0.003270214</text:p>
          </table:table-cell>
          <table:table-cell office:value-type="float" office:value="0.0031100165">
            <text:p>0.0031100165</text:p>
          </table:table-cell>
          <table:table-cell office:value-type="float" office:value="0.0036824248">
            <text:p>0.0036824248</text:p>
          </table:table-cell>
          <table:table-cell office:value-type="float" office:value="0.0034082248">
            <text:p>0.0034082248</text:p>
          </table:table-cell>
          <table:table-cell office:value-type="float" office:value="0.003349241">
            <text:p>0.003349241</text:p>
          </table:table-cell>
          <table:table-cell office:value-type="float" office:value="0.002796037">
            <text:p>0.002796037</text:p>
          </table:table-cell>
          <table:table-cell office:value-type="float" office:value="0.00225729">
            <text:p>0.00225729</text:p>
          </table:table-cell>
          <table:table-cell office:value-type="float" office:value="0.002388786">
            <text:p>0.002388786</text:p>
          </table:table-cell>
          <table:table-cell office:value-type="float" office:value="0.002387217">
            <text:p>0.002387217</text:p>
          </table:table-cell>
          <table:table-cell office:value-type="float" office:value="0.0022508227">
            <text:p>0.0022508227</text:p>
          </table:table-cell>
          <table:table-cell office:value-type="float" office:value="0.0028718412">
            <text:p>0.0028718412</text:p>
          </table:table-cell>
          <table:table-cell office:value-type="float" office:value="0.002748897">
            <text:p>0.002748897</text:p>
          </table:table-cell>
          <table:table-cell office:value-type="float" office:value="0.00282896">
            <text:p>0.00282896</text:p>
          </table:table-cell>
          <table:table-cell office:value-type="float" office:value="0.0029427635">
            <text:p>0.0029427635</text:p>
          </table:table-cell>
          <table:table-cell office:value-type="float" office:value="0.0025714543">
            <text:p>0.0025714543</text:p>
          </table:table-cell>
          <table:table-cell office:value-type="float" office:value="0.0018711763">
            <text:p>0.0018711763</text:p>
          </table:table-cell>
          <table:table-cell office:value-type="float" office:value="0.0015329721">
            <text:p>0.0015329721</text:p>
          </table:table-cell>
          <table:table-cell office:value-type="float" office:value="0.0016804518">
            <text:p>0.0016804518</text:p>
          </table:table-cell>
          <table:table-cell office:value-type="float" office:value="0.0014810528">
            <text:p>0.0014810528</text:p>
          </table:table-cell>
          <table:table-cell office:value-type="float" office:value="0.0013711081">
            <text:p>0.0013711081</text:p>
          </table:table-cell>
          <table:table-cell office:value-type="float" office:value="0.0013770364">
            <text:p>0.0013770364</text:p>
          </table:table-cell>
          <table:table-cell office:value-type="float" office:value="0.0013201943">
            <text:p>0.0013201943</text:p>
          </table:table-cell>
          <table:table-cell office:value-type="float" office:value="0.0013167799">
            <text:p>0.0013167799</text:p>
          </table:table-cell>
          <table:table-cell office:value-type="float" office:value="0.0013535221">
            <text:p>0.0013535221</text:p>
          </table:table-cell>
          <table:table-cell office:value-type="float" office:value="0.0014394735">
            <text:p>0.0014394735</text:p>
          </table:table-cell>
          <table:table-cell office:value-type="float" office:value="0.0012334655">
            <text:p>0.0012334655</text:p>
          </table:table-cell>
          <table:table-cell office:value-type="float" office:value="0.0010049025">
            <text:p>0.0010049025</text:p>
          </table:table-cell>
          <table:table-cell table:style-name="ce1" office:value-type="float" office:value="0.0009919135">
            <text:p>9.92E-004</text:p>
          </table:table-cell>
          <table:table-cell table:style-name="ce1" office:value-type="float" office:value="0.0009803063">
            <text:p>9.80E-004</text:p>
          </table:table-cell>
          <table:table-cell table:style-name="ce1" office:value-type="float" office:value="0.00093258003">
            <text:p>9.33E-004</text:p>
          </table:table-cell>
          <table:table-cell table:style-name="ce1" office:value-type="float" office:value="0.00093675975">
            <text:p>9.37E-004</text:p>
          </table:table-cell>
          <table:table-cell table:style-name="ce1" office:value-type="float" office:value="0.000920626">
            <text:p>9.21E-004</text:p>
          </table:table-cell>
          <table:table-cell table:style-name="ce1" office:value-type="float" office:value="0.0009226134">
            <text:p>9.23E-004</text:p>
          </table:table-cell>
          <table:table-cell table:style-name="ce1" office:value-type="float" office:value="0.0009210468">
            <text:p>9.21E-004</text:p>
          </table:table-cell>
          <table:table-cell table:style-name="ce1" office:value-type="float" office:value="0.0008625323">
            <text:p>8.63E-004</text:p>
          </table:table-cell>
          <table:table-cell table:style-name="ce1" office:value-type="float" office:value="0.0008174374">
            <text:p>8.17E-004</text:p>
          </table:table-cell>
          <table:table-cell table:style-name="ce1" office:value-type="float" office:value="0.00080038764">
            <text:p>8.00E-004</text:p>
          </table:table-cell>
          <table:table-cell table:style-name="ce1" office:value-type="float" office:value="0.00080194994">
            <text:p>8.02E-004</text:p>
          </table:table-cell>
          <table:table-cell table:style-name="ce1" office:value-type="float" office:value="0.0008006966">
            <text:p>8.01E-004</text:p>
          </table:table-cell>
          <table:table-cell table:style-name="ce1" office:value-type="float" office:value="0.00079437526">
            <text:p>7.94E-004</text:p>
          </table:table-cell>
          <table:table-cell table:style-name="ce1" office:value-type="float" office:value="0.00079181785">
            <text:p>7.92E-004</text:p>
          </table:table-cell>
          <table:table-cell table:style-name="ce1" office:value-type="float" office:value="0.00079283974">
            <text:p>7.93E-004</text:p>
          </table:table-cell>
          <table:table-cell table:style-name="ce1" office:value-type="float" office:value="0.0007958269">
            <text:p>7.96E-004</text:p>
          </table:table-cell>
          <table:table-cell table:style-name="ce1" office:value-type="float" office:value="0.00079648825">
            <text:p>7.96E-004</text:p>
          </table:table-cell>
          <table:table-cell table:style-name="ce1" office:value-type="float" office:value="0.000796902">
            <text:p>7.97E-004</text:p>
          </table:table-cell>
          <table:table-cell table:style-name="ce1" office:value-type="float" office:value="0.00079849805">
            <text:p>7.98E-004</text:p>
          </table:table-cell>
          <table:table-cell table:style-name="ce1" office:value-type="float" office:value="0.0008011132">
            <text:p>8.01E-004</text:p>
          </table:table-cell>
          <table:table-cell table:style-name="ce1" office:value-type="float" office:value="0.0008030466">
            <text:p>8.03E-004</text:p>
          </table:table-cell>
          <table:table-cell table:style-name="ce1" office:value-type="float" office:value="0.00080444774">
            <text:p>8.04E-004</text:p>
          </table:table-cell>
          <table:table-cell table:style-name="ce1" office:value-type="float" office:value="0.00080597063">
            <text:p>8.06E-004</text:p>
          </table:table-cell>
          <table:table-cell table:style-name="ce1" office:value-type="float" office:value="0.0008080196">
            <text:p>8.08E-004</text:p>
          </table:table-cell>
          <table:table-cell office:value-type="float" office:value="0.00081092166">
            <text:p>8.11E-004</text:p>
          </table:table-cell>
          <table:table-cell office:value-type="float" office:value="0.0008128052">
            <text:p>8.13E-004</text:p>
          </table:table-cell>
          <table:table-cell office:value-type="float" office:value="0.00081448373">
            <text:p>8.14E-004</text:p>
          </table:table-cell>
          <table:table-cell office:value-type="float" office:value="0.00081656384">
            <text:p>8.17E-004</text:p>
          </table:table-cell>
          <table:table-cell table:style-name="ce1" office:value-type="float" office:value="0.0008204348">
            <text:p>8.20E-004</text:p>
          </table:table-cell>
          <table:table-cell office:value-type="float" office:value="0.0008222437">
            <text:p>8.22E-004</text:p>
          </table:table-cell>
          <table:table-cell office:value-type="float" office:value="0.0008239395">
            <text:p>8.24E-004</text:p>
          </table:table-cell>
          <table:table-cell office:value-type="float" office:value="0.0008259606">
            <text:p>8.26E-004</text:p>
          </table:table-cell>
          <table:table-cell office:value-type="float" office:value="0.0008285437">
            <text:p>8.29E-004</text:p>
          </table:table-cell>
          <table:table-cell office:value-type="float" office:value="0.00083186553">
            <text:p>8.32E-004</text:p>
          </table:table-cell>
          <table:table-cell office:value-type="float" office:value="0.00083329">
            <text:p>8.33E-004</text:p>
          </table:table-cell>
          <table:table-cell office:value-type="float" office:value="0.0008355978">
            <text:p>8.36E-004</text:p>
          </table:table-cell>
          <table:table-cell office:value-type="float" office:value="0.0008379181">
            <text:p>8.38E-004</text:p>
          </table:table-cell>
          <table:table-cell office:value-type="float" office:value="0.0008421354">
            <text:p>8.42E-004</text:p>
          </table:table-cell>
          <table:table-cell office:value-type="float" office:value="0.00084423553">
            <text:p>8.44E-004</text:p>
          </table:table-cell>
          <table:table-cell office:value-type="float" office:value="0.0008460971">
            <text:p>8.46E-004</text:p>
          </table:table-cell>
          <table:table-cell office:value-type="float" office:value="0.0008484591">
            <text:p>8.48E-004</text:p>
          </table:table-cell>
          <table:table-cell office:value-type="float" office:value="0.0008520274">
            <text:p>8.52E-004</text:p>
          </table:table-cell>
          <table:table-cell office:value-type="float" office:value="0.0008550956">
            <text:p>8.55E-004</text:p>
          </table:table-cell>
          <table:table-cell office:value-type="float" office:value="0.0008569657">
            <text:p>8.57E-004</text:p>
          </table:table-cell>
          <table:table-cell office:value-type="float" office:value="0.0008592397">
            <text:p>8.59E-004</text:p>
          </table:table-cell>
          <table:table-cell office:value-type="float" office:value="0.0008619328">
            <text:p>8.62E-004</text:p>
          </table:table-cell>
          <table:table-cell office:value-type="float" office:value="0.0008663124">
            <text:p>8.66E-004</text:p>
          </table:table-cell>
          <table:table-cell office:value-type="float" office:value="0.00086859404">
            <text:p>8.69E-004</text:p>
          </table:table-cell>
          <table:table-cell office:value-type="float" office:value="0.00087069883">
            <text:p>8.71E-004</text:p>
          </table:table-cell>
          <table:table-cell office:value-type="float" office:value="0.00087330723">
            <text:p>8.73E-004</text:p>
          </table:table-cell>
          <table:table-cell office:value-type="float" office:value="0.00087806524">
            <text:p>8.78E-004</text:p>
          </table:table-cell>
          <table:table-cell office:value-type="float" office:value="0.00088040915">
            <text:p>8.80E-004</text:p>
          </table:table-cell>
          <table:table-cell office:value-type="float" office:value="0.0008826141">
            <text:p>8.83E-004</text:p>
          </table:table-cell>
          <table:table-cell office:value-type="float" office:value="0.0008851425">
            <text:p>8.85E-004</text:p>
          </table:table-cell>
          <table:table-cell/>
        </table:table-row>
        <table:table-row table:style-name="ro1">
          <table:table-cell office:value-type="string">
            <text:p>/mnt/share/Music/Albums/Parliament/Trombipulation/05 New Doo Review.mp3</text:p>
          </table:table-cell>
          <table:table-cell office:value-type="float" office:value="0.08958029">
            <text:p>0.08958029</text:p>
          </table:table-cell>
          <table:table-cell office:value-type="float" office:value="0.13732885">
            <text:p>0.13732885</text:p>
          </table:table-cell>
          <table:table-cell office:value-type="float" office:value="0.071932234">
            <text:p>0.071932234</text:p>
          </table:table-cell>
          <table:table-cell office:value-type="float" office:value="0.030746931">
            <text:p>0.030746931</text:p>
          </table:table-cell>
          <table:table-cell office:value-type="float" office:value="0.026805177">
            <text:p>0.026805177</text:p>
          </table:table-cell>
          <table:table-cell office:value-type="float" office:value="0.025243785">
            <text:p>0.025243785</text:p>
          </table:table-cell>
          <table:table-cell office:value-type="float" office:value="0.024114804">
            <text:p>0.024114804</text:p>
          </table:table-cell>
          <table:table-cell office:value-type="float" office:value="0.029078053">
            <text:p>0.029078053</text:p>
          </table:table-cell>
          <table:table-cell office:value-type="float" office:value="0.02702838">
            <text:p>0.02702838</text:p>
          </table:table-cell>
          <table:table-cell office:value-type="float" office:value="0.02082555">
            <text:p>0.02082555</text:p>
          </table:table-cell>
          <table:table-cell office:value-type="float" office:value="0.02564417">
            <text:p>0.02564417</text:p>
          </table:table-cell>
          <table:table-cell office:value-type="float" office:value="0.027611278">
            <text:p>0.027611278</text:p>
          </table:table-cell>
          <table:table-cell office:value-type="float" office:value="0.01959999">
            <text:p>0.01959999</text:p>
          </table:table-cell>
          <table:table-cell office:value-type="float" office:value="0.02629712">
            <text:p>0.02629712</text:p>
          </table:table-cell>
          <table:table-cell office:value-type="float" office:value="0.021494687">
            <text:p>0.021494687</text:p>
          </table:table-cell>
          <table:table-cell office:value-type="float" office:value="0.02321197">
            <text:p>0.02321197</text:p>
          </table:table-cell>
          <table:table-cell office:value-type="float" office:value="0.018179161">
            <text:p>0.018179161</text:p>
          </table:table-cell>
          <table:table-cell office:value-type="float" office:value="0.023966135">
            <text:p>0.023966135</text:p>
          </table:table-cell>
          <table:table-cell office:value-type="float" office:value="0.01795173">
            <text:p>0.01795173</text:p>
          </table:table-cell>
          <table:table-cell office:value-type="float" office:value="0.024030015">
            <text:p>0.024030015</text:p>
          </table:table-cell>
          <table:table-cell office:value-type="float" office:value="0.024778241">
            <text:p>0.024778241</text:p>
          </table:table-cell>
          <table:table-cell office:value-type="float" office:value="0.022465097">
            <text:p>0.022465097</text:p>
          </table:table-cell>
          <table:table-cell office:value-type="float" office:value="0.021275347">
            <text:p>0.021275347</text:p>
          </table:table-cell>
          <table:table-cell office:value-type="float" office:value="0.024708828">
            <text:p>0.024708828</text:p>
          </table:table-cell>
          <table:table-cell office:value-type="float" office:value="0.019488093">
            <text:p>0.019488093</text:p>
          </table:table-cell>
          <table:table-cell office:value-type="float" office:value="0.022115529">
            <text:p>0.022115529</text:p>
          </table:table-cell>
          <table:table-cell office:value-type="float" office:value="0.02884674">
            <text:p>0.02884674</text:p>
          </table:table-cell>
          <table:table-cell office:value-type="float" office:value="0.023609545">
            <text:p>0.023609545</text:p>
          </table:table-cell>
          <table:table-cell office:value-type="float" office:value="0.02042261">
            <text:p>0.02042261</text:p>
          </table:table-cell>
          <table:table-cell office:value-type="float" office:value="0.022770189">
            <text:p>0.022770189</text:p>
          </table:table-cell>
          <table:table-cell office:value-type="float" office:value="0.024993226">
            <text:p>0.024993226</text:p>
          </table:table-cell>
          <table:table-cell office:value-type="float" office:value="0.024795152">
            <text:p>0.024795152</text:p>
          </table:table-cell>
          <table:table-cell office:value-type="float" office:value="0.022121178">
            <text:p>0.022121178</text:p>
          </table:table-cell>
          <table:table-cell office:value-type="float" office:value="0.022062745">
            <text:p>0.022062745</text:p>
          </table:table-cell>
          <table:table-cell office:value-type="float" office:value="0.0266265">
            <text:p>0.0266265</text:p>
          </table:table-cell>
          <table:table-cell office:value-type="float" office:value="0.023739498">
            <text:p>0.023739498</text:p>
          </table:table-cell>
          <table:table-cell office:value-type="float" office:value="0.022376286">
            <text:p>0.022376286</text:p>
          </table:table-cell>
          <table:table-cell office:value-type="float" office:value="0.019014876">
            <text:p>0.019014876</text:p>
          </table:table-cell>
          <table:table-cell office:value-type="float" office:value="0.021684486">
            <text:p>0.021684486</text:p>
          </table:table-cell>
          <table:table-cell office:value-type="float" office:value="0.022364836">
            <text:p>0.022364836</text:p>
          </table:table-cell>
          <table:table-cell office:value-type="float" office:value="0.018821511">
            <text:p>0.018821511</text:p>
          </table:table-cell>
          <table:table-cell office:value-type="float" office:value="0.020116406">
            <text:p>0.020116406</text:p>
          </table:table-cell>
          <table:table-cell office:value-type="float" office:value="0.020674212">
            <text:p>0.020674212</text:p>
          </table:table-cell>
          <table:table-cell office:value-type="float" office:value="0.018868795">
            <text:p>0.018868795</text:p>
          </table:table-cell>
          <table:table-cell office:value-type="float" office:value="0.016113294">
            <text:p>0.016113294</text:p>
          </table:table-cell>
          <table:table-cell office:value-type="float" office:value="0.015385548">
            <text:p>0.015385548</text:p>
          </table:table-cell>
          <table:table-cell office:value-type="float" office:value="0.014656381">
            <text:p>0.014656381</text:p>
          </table:table-cell>
          <table:table-cell office:value-type="float" office:value="0.013877197">
            <text:p>0.013877197</text:p>
          </table:table-cell>
          <table:table-cell office:value-type="float" office:value="0.017271738">
            <text:p>0.017271738</text:p>
          </table:table-cell>
          <table:table-cell office:value-type="float" office:value="0.014598592">
            <text:p>0.014598592</text:p>
          </table:table-cell>
          <table:table-cell office:value-type="float" office:value="0.012838521">
            <text:p>0.012838521</text:p>
          </table:table-cell>
          <table:table-cell office:value-type="float" office:value="0.014484298">
            <text:p>0.014484298</text:p>
          </table:table-cell>
          <table:table-cell office:value-type="float" office:value="0.017015435">
            <text:p>0.017015435</text:p>
          </table:table-cell>
          <table:table-cell office:value-type="float" office:value="0.01368628">
            <text:p>0.01368628</text:p>
          </table:table-cell>
          <table:table-cell office:value-type="float" office:value="0.016211728">
            <text:p>0.016211728</text:p>
          </table:table-cell>
          <table:table-cell office:value-type="float" office:value="0.013054656">
            <text:p>0.013054656</text:p>
          </table:table-cell>
          <table:table-cell office:value-type="float" office:value="0.012819597">
            <text:p>0.012819597</text:p>
          </table:table-cell>
          <table:table-cell office:value-type="float" office:value="0.0111003285">
            <text:p>0.0111003285</text:p>
          </table:table-cell>
          <table:table-cell office:value-type="float" office:value="0.01283917">
            <text:p>0.01283917</text:p>
          </table:table-cell>
          <table:table-cell office:value-type="float" office:value="0.011729278">
            <text:p>0.011729278</text:p>
          </table:table-cell>
          <table:table-cell office:value-type="float" office:value="0.0120739965">
            <text:p>0.0120739965</text:p>
          </table:table-cell>
          <table:table-cell office:value-type="float" office:value="0.012576539">
            <text:p>0.012576539</text:p>
          </table:table-cell>
          <table:table-cell office:value-type="float" office:value="0.013357564">
            <text:p>0.013357564</text:p>
          </table:table-cell>
          <table:table-cell office:value-type="float" office:value="0.011973107">
            <text:p>0.011973107</text:p>
          </table:table-cell>
          <table:table-cell office:value-type="float" office:value="0.012922782">
            <text:p>0.012922782</text:p>
          </table:table-cell>
          <table:table-cell office:value-type="float" office:value="0.013029815">
            <text:p>0.013029815</text:p>
          </table:table-cell>
          <table:table-cell office:value-type="float" office:value="0.012083857">
            <text:p>0.012083857</text:p>
          </table:table-cell>
          <table:table-cell office:value-type="float" office:value="0.012191559">
            <text:p>0.012191559</text:p>
          </table:table-cell>
          <table:table-cell office:value-type="float" office:value="0.013745191">
            <text:p>0.013745191</text:p>
          </table:table-cell>
          <table:table-cell office:value-type="float" office:value="0.014670775">
            <text:p>0.014670775</text:p>
          </table:table-cell>
          <table:table-cell office:value-type="float" office:value="0.012485364">
            <text:p>0.012485364</text:p>
          </table:table-cell>
          <table:table-cell office:value-type="float" office:value="0.011408491">
            <text:p>0.011408491</text:p>
          </table:table-cell>
          <table:table-cell office:value-type="float" office:value="0.010794167">
            <text:p>0.010794167</text:p>
          </table:table-cell>
          <table:table-cell office:value-type="float" office:value="0.0117477095">
            <text:p>0.0117477095</text:p>
          </table:table-cell>
          <table:table-cell office:value-type="float" office:value="0.013322557">
            <text:p>0.013322557</text:p>
          </table:table-cell>
          <table:table-cell office:value-type="float" office:value="0.014797492">
            <text:p>0.014797492</text:p>
          </table:table-cell>
          <table:table-cell office:value-type="float" office:value="0.012859791">
            <text:p>0.012859791</text:p>
          </table:table-cell>
          <table:table-cell office:value-type="float" office:value="0.011938075">
            <text:p>0.011938075</text:p>
          </table:table-cell>
          <table:table-cell office:value-type="float" office:value="0.0126505885">
            <text:p>0.0126505885</text:p>
          </table:table-cell>
          <table:table-cell office:value-type="float" office:value="0.01252708">
            <text:p>0.01252708</text:p>
          </table:table-cell>
          <table:table-cell office:value-type="float" office:value="0.013050707">
            <text:p>0.013050707</text:p>
          </table:table-cell>
          <table:table-cell office:value-type="float" office:value="0.0117519945">
            <text:p>0.0117519945</text:p>
          </table:table-cell>
          <table:table-cell office:value-type="float" office:value="0.014489396">
            <text:p>0.014489396</text:p>
          </table:table-cell>
          <table:table-cell office:value-type="float" office:value="0.012972045">
            <text:p>0.012972045</text:p>
          </table:table-cell>
          <table:table-cell office:value-type="float" office:value="0.011828602">
            <text:p>0.011828602</text:p>
          </table:table-cell>
          <table:table-cell office:value-type="float" office:value="0.012112208">
            <text:p>0.012112208</text:p>
          </table:table-cell>
          <table:table-cell office:value-type="float" office:value="0.011409043">
            <text:p>0.011409043</text:p>
          </table:table-cell>
          <table:table-cell office:value-type="float" office:value="0.012232965">
            <text:p>0.012232965</text:p>
          </table:table-cell>
          <table:table-cell office:value-type="float" office:value="0.013777437">
            <text:p>0.013777437</text:p>
          </table:table-cell>
          <table:table-cell office:value-type="float" office:value="0.015497096">
            <text:p>0.015497096</text:p>
          </table:table-cell>
          <table:table-cell office:value-type="float" office:value="0.012754711">
            <text:p>0.012754711</text:p>
          </table:table-cell>
          <table:table-cell office:value-type="float" office:value="0.014313628">
            <text:p>0.014313628</text:p>
          </table:table-cell>
          <table:table-cell office:value-type="float" office:value="0.014609484">
            <text:p>0.014609484</text:p>
          </table:table-cell>
          <table:table-cell office:value-type="float" office:value="0.013125716">
            <text:p>0.013125716</text:p>
          </table:table-cell>
          <table:table-cell office:value-type="float" office:value="0.010945724">
            <text:p>0.010945724</text:p>
          </table:table-cell>
          <table:table-cell office:value-type="float" office:value="0.014085138">
            <text:p>0.014085138</text:p>
          </table:table-cell>
          <table:table-cell office:value-type="float" office:value="0.015080845">
            <text:p>0.015080845</text:p>
          </table:table-cell>
          <table:table-cell office:value-type="float" office:value="0.013347819">
            <text:p>0.013347819</text:p>
          </table:table-cell>
          <table:table-cell office:value-type="float" office:value="0.012654831">
            <text:p>0.012654831</text:p>
          </table:table-cell>
          <table:table-cell office:value-type="float" office:value="0.015583436">
            <text:p>0.015583436</text:p>
          </table:table-cell>
          <table:table-cell office:value-type="float" office:value="0.013576429">
            <text:p>0.013576429</text:p>
          </table:table-cell>
          <table:table-cell office:value-type="float" office:value="0.010198952">
            <text:p>0.010198952</text:p>
          </table:table-cell>
          <table:table-cell office:value-type="float" office:value="0.010469058">
            <text:p>0.010469058</text:p>
          </table:table-cell>
          <table:table-cell office:value-type="float" office:value="0.0114344135">
            <text:p>0.0114344135</text:p>
          </table:table-cell>
          <table:table-cell office:value-type="float" office:value="0.012605627">
            <text:p>0.012605627</text:p>
          </table:table-cell>
          <table:table-cell office:value-type="float" office:value="0.012824682">
            <text:p>0.012824682</text:p>
          </table:table-cell>
          <table:table-cell office:value-type="float" office:value="0.010878795">
            <text:p>0.010878795</text:p>
          </table:table-cell>
          <table:table-cell office:value-type="float" office:value="0.009456429">
            <text:p>0.009456429</text:p>
          </table:table-cell>
          <table:table-cell office:value-type="float" office:value="0.009901615">
            <text:p>0.009901615</text:p>
          </table:table-cell>
          <table:table-cell office:value-type="float" office:value="0.010492943">
            <text:p>0.010492943</text:p>
          </table:table-cell>
          <table:table-cell office:value-type="float" office:value="0.009719727">
            <text:p>0.009719727</text:p>
          </table:table-cell>
          <table:table-cell office:value-type="float" office:value="0.008885108">
            <text:p>0.008885108</text:p>
          </table:table-cell>
          <table:table-cell office:value-type="float" office:value="0.009366229">
            <text:p>0.009366229</text:p>
          </table:table-cell>
          <table:table-cell office:value-type="float" office:value="0.008830615">
            <text:p>0.008830615</text:p>
          </table:table-cell>
          <table:table-cell office:value-type="float" office:value="0.008636003">
            <text:p>0.008636003</text:p>
          </table:table-cell>
          <table:table-cell office:value-type="float" office:value="0.009178344">
            <text:p>0.009178344</text:p>
          </table:table-cell>
          <table:table-cell office:value-type="float" office:value="0.010660468">
            <text:p>0.010660468</text:p>
          </table:table-cell>
          <table:table-cell office:value-type="float" office:value="0.009786851">
            <text:p>0.009786851</text:p>
          </table:table-cell>
          <table:table-cell office:value-type="float" office:value="0.009021322">
            <text:p>0.009021322</text:p>
          </table:table-cell>
          <table:table-cell office:value-type="float" office:value="0.008998104">
            <text:p>0.008998104</text:p>
          </table:table-cell>
          <table:table-cell office:value-type="float" office:value="0.00850514">
            <text:p>0.00850514</text:p>
          </table:table-cell>
          <table:table-cell office:value-type="float" office:value="0.0090998">
            <text:p>0.0090998</text:p>
          </table:table-cell>
          <table:table-cell office:value-type="float" office:value="0.007881035">
            <text:p>0.007881035</text:p>
          </table:table-cell>
          <table:table-cell office:value-type="float" office:value="0.0077942065">
            <text:p>0.0077942065</text:p>
          </table:table-cell>
          <table:table-cell office:value-type="float" office:value="0.009049925">
            <text:p>0.009049925</text:p>
          </table:table-cell>
          <table:table-cell office:value-type="float" office:value="0.008914298">
            <text:p>0.008914298</text:p>
          </table:table-cell>
          <table:table-cell office:value-type="float" office:value="0.008365036">
            <text:p>0.008365036</text:p>
          </table:table-cell>
          <table:table-cell office:value-type="float" office:value="0.007526147">
            <text:p>0.007526147</text:p>
          </table:table-cell>
          <table:table-cell office:value-type="float" office:value="0.007308183">
            <text:p>0.007308183</text:p>
          </table:table-cell>
          <table:table-cell office:value-type="float" office:value="0.008009535">
            <text:p>0.008009535</text:p>
          </table:table-cell>
          <table:table-cell office:value-type="float" office:value="0.007857302">
            <text:p>0.007857302</text:p>
          </table:table-cell>
          <table:table-cell office:value-type="float" office:value="0.0068651214">
            <text:p>0.0068651214</text:p>
          </table:table-cell>
          <table:table-cell office:value-type="float" office:value="0.006737623">
            <text:p>0.006737623</text:p>
          </table:table-cell>
          <table:table-cell office:value-type="float" office:value="0.0067421794">
            <text:p>0.0067421794</text:p>
          </table:table-cell>
          <table:table-cell office:value-type="float" office:value="0.007284183">
            <text:p>0.007284183</text:p>
          </table:table-cell>
          <table:table-cell office:value-type="float" office:value="0.007910352">
            <text:p>0.007910352</text:p>
          </table:table-cell>
          <table:table-cell office:value-type="float" office:value="0.007292872">
            <text:p>0.007292872</text:p>
          </table:table-cell>
          <table:table-cell office:value-type="float" office:value="0.007901648">
            <text:p>0.007901648</text:p>
          </table:table-cell>
          <table:table-cell office:value-type="float" office:value="0.007843943">
            <text:p>0.007843943</text:p>
          </table:table-cell>
          <table:table-cell office:value-type="float" office:value="0.0072081024">
            <text:p>0.0072081024</text:p>
          </table:table-cell>
          <table:table-cell office:value-type="float" office:value="0.007576349">
            <text:p>0.007576349</text:p>
          </table:table-cell>
          <table:table-cell office:value-type="float" office:value="0.006838063">
            <text:p>0.006838063</text:p>
          </table:table-cell>
          <table:table-cell office:value-type="float" office:value="0.006360458">
            <text:p>0.006360458</text:p>
          </table:table-cell>
          <table:table-cell office:value-type="float" office:value="0.0076793693">
            <text:p>0.0076793693</text:p>
          </table:table-cell>
          <table:table-cell office:value-type="float" office:value="0.007912204">
            <text:p>0.007912204</text:p>
          </table:table-cell>
          <table:table-cell office:value-type="float" office:value="0.0073905345">
            <text:p>0.0073905345</text:p>
          </table:table-cell>
          <table:table-cell office:value-type="float" office:value="0.006708896">
            <text:p>0.006708896</text:p>
          </table:table-cell>
          <table:table-cell office:value-type="float" office:value="0.007646233">
            <text:p>0.007646233</text:p>
          </table:table-cell>
          <table:table-cell office:value-type="float" office:value="0.008687501">
            <text:p>0.008687501</text:p>
          </table:table-cell>
          <table:table-cell office:value-type="float" office:value="0.007881942">
            <text:p>0.007881942</text:p>
          </table:table-cell>
          <table:table-cell office:value-type="float" office:value="0.007008707">
            <text:p>0.007008707</text:p>
          </table:table-cell>
          <table:table-cell office:value-type="float" office:value="0.0066608964">
            <text:p>0.0066608964</text:p>
          </table:table-cell>
          <table:table-cell office:value-type="float" office:value="0.0069887396">
            <text:p>0.0069887396</text:p>
          </table:table-cell>
          <table:table-cell office:value-type="float" office:value="0.0067623216">
            <text:p>0.0067623216</text:p>
          </table:table-cell>
          <table:table-cell office:value-type="float" office:value="0.0058681224">
            <text:p>0.0058681224</text:p>
          </table:table-cell>
          <table:table-cell office:value-type="float" office:value="0.00720478">
            <text:p>0.00720478</text:p>
          </table:table-cell>
          <table:table-cell office:value-type="float" office:value="0.006999503">
            <text:p>0.006999503</text:p>
          </table:table-cell>
          <table:table-cell office:value-type="float" office:value="0.0065405485">
            <text:p>0.0065405485</text:p>
          </table:table-cell>
          <table:table-cell office:value-type="float" office:value="0.0064310567">
            <text:p>0.0064310567</text:p>
          </table:table-cell>
          <table:table-cell office:value-type="float" office:value="0.0060208878">
            <text:p>0.0060208878</text:p>
          </table:table-cell>
          <table:table-cell office:value-type="float" office:value="0.0057462966">
            <text:p>0.0057462966</text:p>
          </table:table-cell>
          <table:table-cell office:value-type="float" office:value="0.005791084">
            <text:p>0.005791084</text:p>
          </table:table-cell>
          <table:table-cell office:value-type="float" office:value="0.0062389127">
            <text:p>0.0062389127</text:p>
          </table:table-cell>
          <table:table-cell office:value-type="float" office:value="0.006413224">
            <text:p>0.006413224</text:p>
          </table:table-cell>
          <table:table-cell office:value-type="float" office:value="0.006666782">
            <text:p>0.006666782</text:p>
          </table:table-cell>
          <table:table-cell office:value-type="float" office:value="0.007304425">
            <text:p>0.007304425</text:p>
          </table:table-cell>
          <table:table-cell office:value-type="float" office:value="0.0059469393">
            <text:p>0.0059469393</text:p>
          </table:table-cell>
          <table:table-cell office:value-type="float" office:value="0.0056999717">
            <text:p>0.0056999717</text:p>
          </table:table-cell>
          <table:table-cell office:value-type="float" office:value="0.005813664">
            <text:p>0.005813664</text:p>
          </table:table-cell>
          <table:table-cell office:value-type="float" office:value="0.0061140046">
            <text:p>0.0061140046</text:p>
          </table:table-cell>
          <table:table-cell office:value-type="float" office:value="0.007869109">
            <text:p>0.007869109</text:p>
          </table:table-cell>
          <table:table-cell office:value-type="float" office:value="0.008156322">
            <text:p>0.008156322</text:p>
          </table:table-cell>
          <table:table-cell office:value-type="float" office:value="0.0077239503">
            <text:p>0.0077239503</text:p>
          </table:table-cell>
          <table:table-cell office:value-type="float" office:value="0.0063658836">
            <text:p>0.0063658836</text:p>
          </table:table-cell>
          <table:table-cell office:value-type="float" office:value="0.006555994">
            <text:p>0.006555994</text:p>
          </table:table-cell>
          <table:table-cell office:value-type="float" office:value="0.0067816833">
            <text:p>0.0067816833</text:p>
          </table:table-cell>
          <table:table-cell office:value-type="float" office:value="0.0072027156">
            <text:p>0.0072027156</text:p>
          </table:table-cell>
          <table:table-cell office:value-type="float" office:value="0.006858819">
            <text:p>0.006858819</text:p>
          </table:table-cell>
          <table:table-cell office:value-type="float" office:value="0.008330909">
            <text:p>0.008330909</text:p>
          </table:table-cell>
          <table:table-cell office:value-type="float" office:value="0.007838747">
            <text:p>0.007838747</text:p>
          </table:table-cell>
          <table:table-cell office:value-type="float" office:value="0.006564359">
            <text:p>0.006564359</text:p>
          </table:table-cell>
          <table:table-cell office:value-type="float" office:value="0.0060373456">
            <text:p>0.0060373456</text:p>
          </table:table-cell>
          <table:table-cell office:value-type="float" office:value="0.006242847">
            <text:p>0.006242847</text:p>
          </table:table-cell>
          <table:table-cell office:value-type="float" office:value="0.005955857">
            <text:p>0.005955857</text:p>
          </table:table-cell>
          <table:table-cell office:value-type="float" office:value="0.0059686988">
            <text:p>0.0059686988</text:p>
          </table:table-cell>
          <table:table-cell office:value-type="float" office:value="0.0056903698">
            <text:p>0.0056903698</text:p>
          </table:table-cell>
          <table:table-cell office:value-type="float" office:value="0.005938334">
            <text:p>0.005938334</text:p>
          </table:table-cell>
          <table:table-cell office:value-type="float" office:value="0.0060062315">
            <text:p>0.0060062315</text:p>
          </table:table-cell>
          <table:table-cell office:value-type="float" office:value="0.005829999">
            <text:p>0.005829999</text:p>
          </table:table-cell>
          <table:table-cell office:value-type="float" office:value="0.0053922753">
            <text:p>0.0053922753</text:p>
          </table:table-cell>
          <table:table-cell office:value-type="float" office:value="0.005369447">
            <text:p>0.005369447</text:p>
          </table:table-cell>
          <table:table-cell office:value-type="float" office:value="0.0053042932">
            <text:p>0.0053042932</text:p>
          </table:table-cell>
          <table:table-cell office:value-type="float" office:value="0.0047313576">
            <text:p>0.0047313576</text:p>
          </table:table-cell>
          <table:table-cell office:value-type="float" office:value="0.00435965">
            <text:p>0.00435965</text:p>
          </table:table-cell>
          <table:table-cell office:value-type="float" office:value="0.0044246833">
            <text:p>0.0044246833</text:p>
          </table:table-cell>
          <table:table-cell office:value-type="float" office:value="0.0043724068">
            <text:p>0.0043724068</text:p>
          </table:table-cell>
          <table:table-cell office:value-type="float" office:value="0.0039947173">
            <text:p>0.0039947173</text:p>
          </table:table-cell>
          <table:table-cell office:value-type="float" office:value="0.004025376">
            <text:p>0.004025376</text:p>
          </table:table-cell>
          <table:table-cell office:value-type="float" office:value="0.0034233693">
            <text:p>0.0034233693</text:p>
          </table:table-cell>
          <table:table-cell office:value-type="float" office:value="0.0032897503">
            <text:p>0.0032897503</text:p>
          </table:table-cell>
          <table:table-cell office:value-type="float" office:value="0.0032765171">
            <text:p>0.0032765171</text:p>
          </table:table-cell>
          <table:table-cell office:value-type="float" office:value="0.0029366063">
            <text:p>0.0029366063</text:p>
          </table:table-cell>
          <table:table-cell office:value-type="float" office:value="0.0026978576">
            <text:p>0.0026978576</text:p>
          </table:table-cell>
          <table:table-cell office:value-type="float" office:value="0.0027145327">
            <text:p>0.0027145327</text:p>
          </table:table-cell>
          <table:table-cell office:value-type="float" office:value="0.0024559915">
            <text:p>0.0024559915</text:p>
          </table:table-cell>
          <table:table-cell office:value-type="float" office:value="0.002005269">
            <text:p>0.002005269</text:p>
          </table:table-cell>
          <table:table-cell office:value-type="float" office:value="0.0019508">
            <text:p>0.0019508</text:p>
          </table:table-cell>
          <table:table-cell office:value-type="float" office:value="0.001817924">
            <text:p>0.001817924</text:p>
          </table:table-cell>
          <table:table-cell office:value-type="float" office:value="0.0013666262">
            <text:p>0.0013666262</text:p>
          </table:table-cell>
          <table:table-cell office:value-type="float" office:value="0.0012251358">
            <text:p>0.0012251358</text:p>
          </table:table-cell>
          <table:table-cell office:value-type="float" office:value="0.0010992278">
            <text:p>0.0010992278</text:p>
          </table:table-cell>
          <table:table-cell office:value-type="float" office:value="0.0010256746">
            <text:p>0.0010256746</text:p>
          </table:table-cell>
          <table:table-cell table:style-name="ce1" office:value-type="float" office:value="0.00092804927">
            <text:p>9.28E-004</text:p>
          </table:table-cell>
          <table:table-cell table:style-name="ce1" office:value-type="float" office:value="0.0008780252">
            <text:p>8.78E-004</text:p>
          </table:table-cell>
          <table:table-cell table:style-name="ce1" office:value-type="float" office:value="0.0008513743">
            <text:p>8.51E-004</text:p>
          </table:table-cell>
          <table:table-cell table:style-name="ce1" office:value-type="float" office:value="0.00084619503">
            <text:p>8.46E-004</text:p>
          </table:table-cell>
          <table:table-cell table:style-name="ce1" office:value-type="float" office:value="0.00084183057">
            <text:p>8.42E-004</text:p>
          </table:table-cell>
          <table:table-cell table:style-name="ce1" office:value-type="float" office:value="0.0008397728">
            <text:p>8.40E-004</text:p>
          </table:table-cell>
          <table:table-cell table:style-name="ce1" office:value-type="float" office:value="0.000839777">
            <text:p>8.40E-004</text:p>
          </table:table-cell>
          <table:table-cell table:style-name="ce1" office:value-type="float" office:value="0.0008404533">
            <text:p>8.40E-004</text:p>
          </table:table-cell>
          <table:table-cell table:style-name="ce1" office:value-type="float" office:value="0.0008424174">
            <text:p>8.42E-004</text:p>
          </table:table-cell>
          <table:table-cell table:style-name="ce1" office:value-type="float" office:value="0.0008441202">
            <text:p>8.44E-004</text:p>
          </table:table-cell>
          <table:table-cell table:style-name="ce1" office:value-type="float" office:value="0.0008456747">
            <text:p>8.46E-004</text:p>
          </table:table-cell>
          <table:table-cell table:style-name="ce1" office:value-type="float" office:value="0.000847477">
            <text:p>8.47E-004</text:p>
          </table:table-cell>
          <table:table-cell table:style-name="ce1" office:value-type="float" office:value="0.00084914616">
            <text:p>8.49E-004</text:p>
          </table:table-cell>
          <table:table-cell office:value-type="float" office:value="0.00085194485">
            <text:p>8.52E-004</text:p>
          </table:table-cell>
          <table:table-cell office:value-type="float" office:value="0.0008540682">
            <text:p>8.54E-004</text:p>
          </table:table-cell>
          <table:table-cell office:value-type="float" office:value="0.00085576123">
            <text:p>8.56E-004</text:p>
          </table:table-cell>
          <table:table-cell office:value-type="float" office:value="0.0008574604">
            <text:p>8.57E-004</text:p>
          </table:table-cell>
          <table:table-cell table:style-name="ce1" office:value-type="float" office:value="0.00086072576">
            <text:p>8.61E-004</text:p>
          </table:table-cell>
          <table:table-cell office:value-type="float" office:value="0.00086279074">
            <text:p>8.63E-004</text:p>
          </table:table-cell>
          <table:table-cell office:value-type="float" office:value="0.00086503837">
            <text:p>8.65E-004</text:p>
          </table:table-cell>
          <table:table-cell office:value-type="float" office:value="0.00086681364">
            <text:p>8.67E-004</text:p>
          </table:table-cell>
          <table:table-cell office:value-type="float" office:value="0.00086920324">
            <text:p>8.69E-004</text:p>
          </table:table-cell>
          <table:table-cell office:value-type="float" office:value="0.0008727019">
            <text:p>8.73E-004</text:p>
          </table:table-cell>
          <table:table-cell office:value-type="float" office:value="0.0008744792">
            <text:p>8.74E-004</text:p>
          </table:table-cell>
          <table:table-cell office:value-type="float" office:value="0.0008764659">
            <text:p>8.76E-004</text:p>
          </table:table-cell>
          <table:table-cell office:value-type="float" office:value="0.0008780694">
            <text:p>8.78E-004</text:p>
          </table:table-cell>
          <table:table-cell office:value-type="float" office:value="0.00088286324">
            <text:p>8.83E-004</text:p>
          </table:table-cell>
          <table:table-cell office:value-type="float" office:value="0.0008848443">
            <text:p>8.85E-004</text:p>
          </table:table-cell>
          <table:table-cell office:value-type="float" office:value="0.0008865152">
            <text:p>8.87E-004</text:p>
          </table:table-cell>
          <table:table-cell office:value-type="float" office:value="0.0008886925">
            <text:p>8.89E-004</text:p>
          </table:table-cell>
          <table:table-cell office:value-type="float" office:value="0.00089255127">
            <text:p>8.93E-004</text:p>
          </table:table-cell>
          <table:table-cell office:value-type="float" office:value="0.00089576276">
            <text:p>8.96E-004</text:p>
          </table:table-cell>
          <table:table-cell office:value-type="float" office:value="0.0008981552">
            <text:p>8.98E-004</text:p>
          </table:table-cell>
          <table:table-cell office:value-type="float" office:value="0.00090028025">
            <text:p>9.00E-004</text:p>
          </table:table-cell>
          <table:table-cell office:value-type="float" office:value="0.0009029347">
            <text:p>9.03E-004</text:p>
          </table:table-cell>
          <table:table-cell office:value-type="float" office:value="0.0009077906">
            <text:p>9.08E-004</text:p>
          </table:table-cell>
          <table:table-cell office:value-type="float" office:value="0.0009099215">
            <text:p>9.10E-004</text:p>
          </table:table-cell>
          <table:table-cell office:value-type="float" office:value="0.00091228104">
            <text:p>9.12E-004</text:p>
          </table:table-cell>
          <table:table-cell office:value-type="float" office:value="0.0009147593">
            <text:p>9.15E-004</text:p>
          </table:table-cell>
          <table:table-cell office:value-type="float" office:value="0.00092002563">
            <text:p>9.20E-004</text:p>
          </table:table-cell>
          <table:table-cell office:value-type="float" office:value="0.0009227633">
            <text:p>9.23E-004</text:p>
          </table:table-cell>
          <table:table-cell office:value-type="float" office:value="0.0009249073">
            <text:p>9.25E-004</text:p>
          </table:table-cell>
          <table:table-cell office:value-type="float" office:value="0.00092773995">
            <text:p>9.28E-004</text:p>
          </table:table-cell>
          <table:table-cell/>
        </table:table-row>
        <table:table-row table:style-name="ro1">
          <table:table-cell office:value-type="string">
            <text:p>/mnt/share/Music/Albums/Parliament/Trombipulation/06 Let's Play House.mp3</text:p>
          </table:table-cell>
          <table:table-cell office:value-type="float" office:value="0.07937502">
            <text:p>0.07937502</text:p>
          </table:table-cell>
          <table:table-cell office:value-type="float" office:value="0.07552862">
            <text:p>0.07552862</text:p>
          </table:table-cell>
          <table:table-cell office:value-type="float" office:value="0.03634166">
            <text:p>0.03634166</text:p>
          </table:table-cell>
          <table:table-cell office:value-type="float" office:value="0.033642046">
            <text:p>0.033642046</text:p>
          </table:table-cell>
          <table:table-cell office:value-type="float" office:value="0.026321167">
            <text:p>0.026321167</text:p>
          </table:table-cell>
          <table:table-cell office:value-type="float" office:value="0.02672251">
            <text:p>0.02672251</text:p>
          </table:table-cell>
          <table:table-cell office:value-type="float" office:value="0.032161873">
            <text:p>0.032161873</text:p>
          </table:table-cell>
          <table:table-cell office:value-type="float" office:value="0.033049986">
            <text:p>0.033049986</text:p>
          </table:table-cell>
          <table:table-cell office:value-type="float" office:value="0.034450088">
            <text:p>0.034450088</text:p>
          </table:table-cell>
          <table:table-cell office:value-type="float" office:value="0.027367145">
            <text:p>0.027367145</text:p>
          </table:table-cell>
          <table:table-cell office:value-type="float" office:value="0.03180197">
            <text:p>0.03180197</text:p>
          </table:table-cell>
          <table:table-cell office:value-type="float" office:value="0.028214706">
            <text:p>0.028214706</text:p>
          </table:table-cell>
          <table:table-cell office:value-type="float" office:value="0.031746674">
            <text:p>0.031746674</text:p>
          </table:table-cell>
          <table:table-cell office:value-type="float" office:value="0.02799274">
            <text:p>0.02799274</text:p>
          </table:table-cell>
          <table:table-cell office:value-type="float" office:value="0.02383449">
            <text:p>0.02383449</text:p>
          </table:table-cell>
          <table:table-cell office:value-type="float" office:value="0.030718058">
            <text:p>0.030718058</text:p>
          </table:table-cell>
          <table:table-cell office:value-type="float" office:value="0.034025736">
            <text:p>0.034025736</text:p>
          </table:table-cell>
          <table:table-cell office:value-type="float" office:value="0.03237929">
            <text:p>0.03237929</text:p>
          </table:table-cell>
          <table:table-cell office:value-type="float" office:value="0.03161054">
            <text:p>0.03161054</text:p>
          </table:table-cell>
          <table:table-cell office:value-type="float" office:value="0.02720899">
            <text:p>0.02720899</text:p>
          </table:table-cell>
          <table:table-cell office:value-type="float" office:value="0.03684412">
            <text:p>0.03684412</text:p>
          </table:table-cell>
          <table:table-cell office:value-type="float" office:value="0.023832215">
            <text:p>0.023832215</text:p>
          </table:table-cell>
          <table:table-cell office:value-type="float" office:value="0.023901327">
            <text:p>0.023901327</text:p>
          </table:table-cell>
          <table:table-cell office:value-type="float" office:value="0.031903986">
            <text:p>0.031903986</text:p>
          </table:table-cell>
          <table:table-cell office:value-type="float" office:value="0.03366254">
            <text:p>0.03366254</text:p>
          </table:table-cell>
          <table:table-cell office:value-type="float" office:value="0.025614692">
            <text:p>0.025614692</text:p>
          </table:table-cell>
          <table:table-cell office:value-type="float" office:value="0.026619157">
            <text:p>0.026619157</text:p>
          </table:table-cell>
          <table:table-cell office:value-type="float" office:value="0.032989953">
            <text:p>0.032989953</text:p>
          </table:table-cell>
          <table:table-cell office:value-type="float" office:value="0.03061206">
            <text:p>0.03061206</text:p>
          </table:table-cell>
          <table:table-cell office:value-type="float" office:value="0.025903141">
            <text:p>0.025903141</text:p>
          </table:table-cell>
          <table:table-cell office:value-type="float" office:value="0.033342667">
            <text:p>0.033342667</text:p>
          </table:table-cell>
          <table:table-cell office:value-type="float" office:value="0.02984179">
            <text:p>0.02984179</text:p>
          </table:table-cell>
          <table:table-cell office:value-type="float" office:value="0.02722714">
            <text:p>0.02722714</text:p>
          </table:table-cell>
          <table:table-cell office:value-type="float" office:value="0.026538894">
            <text:p>0.026538894</text:p>
          </table:table-cell>
          <table:table-cell office:value-type="float" office:value="0.02825121">
            <text:p>0.02825121</text:p>
          </table:table-cell>
          <table:table-cell office:value-type="float" office:value="0.027379083">
            <text:p>0.027379083</text:p>
          </table:table-cell>
          <table:table-cell office:value-type="float" office:value="0.031902052">
            <text:p>0.031902052</text:p>
          </table:table-cell>
          <table:table-cell office:value-type="float" office:value="0.028158803">
            <text:p>0.028158803</text:p>
          </table:table-cell>
          <table:table-cell office:value-type="float" office:value="0.024776364">
            <text:p>0.024776364</text:p>
          </table:table-cell>
          <table:table-cell office:value-type="float" office:value="0.025254361">
            <text:p>0.025254361</text:p>
          </table:table-cell>
          <table:table-cell office:value-type="float" office:value="0.0282138">
            <text:p>0.0282138</text:p>
          </table:table-cell>
          <table:table-cell office:value-type="float" office:value="0.026459826">
            <text:p>0.026459826</text:p>
          </table:table-cell>
          <table:table-cell office:value-type="float" office:value="0.023113752">
            <text:p>0.023113752</text:p>
          </table:table-cell>
          <table:table-cell office:value-type="float" office:value="0.018978972">
            <text:p>0.018978972</text:p>
          </table:table-cell>
          <table:table-cell office:value-type="float" office:value="0.01910632">
            <text:p>0.01910632</text:p>
          </table:table-cell>
          <table:table-cell office:value-type="float" office:value="0.019919518">
            <text:p>0.019919518</text:p>
          </table:table-cell>
          <table:table-cell office:value-type="float" office:value="0.019629054">
            <text:p>0.019629054</text:p>
          </table:table-cell>
          <table:table-cell office:value-type="float" office:value="0.017399706">
            <text:p>0.017399706</text:p>
          </table:table-cell>
          <table:table-cell office:value-type="float" office:value="0.018592937">
            <text:p>0.018592937</text:p>
          </table:table-cell>
          <table:table-cell office:value-type="float" office:value="0.018036164">
            <text:p>0.018036164</text:p>
          </table:table-cell>
          <table:table-cell office:value-type="float" office:value="0.0155164385">
            <text:p>0.0155164385</text:p>
          </table:table-cell>
          <table:table-cell office:value-type="float" office:value="0.016298966">
            <text:p>0.016298966</text:p>
          </table:table-cell>
          <table:table-cell office:value-type="float" office:value="0.01685336">
            <text:p>0.01685336</text:p>
          </table:table-cell>
          <table:table-cell office:value-type="float" office:value="0.014798903">
            <text:p>0.014798903</text:p>
          </table:table-cell>
          <table:table-cell office:value-type="float" office:value="0.01699683">
            <text:p>0.01699683</text:p>
          </table:table-cell>
          <table:table-cell office:value-type="float" office:value="0.0155190565">
            <text:p>0.0155190565</text:p>
          </table:table-cell>
          <table:table-cell office:value-type="float" office:value="0.013922085">
            <text:p>0.013922085</text:p>
          </table:table-cell>
          <table:table-cell office:value-type="float" office:value="0.014777">
            <text:p>0.014777</text:p>
          </table:table-cell>
          <table:table-cell office:value-type="float" office:value="0.015418835">
            <text:p>0.015418835</text:p>
          </table:table-cell>
          <table:table-cell office:value-type="float" office:value="0.014885561">
            <text:p>0.014885561</text:p>
          </table:table-cell>
          <table:table-cell office:value-type="float" office:value="0.01575118">
            <text:p>0.01575118</text:p>
          </table:table-cell>
          <table:table-cell office:value-type="float" office:value="0.015397632">
            <text:p>0.015397632</text:p>
          </table:table-cell>
          <table:table-cell office:value-type="float" office:value="0.01359244">
            <text:p>0.01359244</text:p>
          </table:table-cell>
          <table:table-cell office:value-type="float" office:value="0.012813094">
            <text:p>0.012813094</text:p>
          </table:table-cell>
          <table:table-cell office:value-type="float" office:value="0.012236964">
            <text:p>0.012236964</text:p>
          </table:table-cell>
          <table:table-cell office:value-type="float" office:value="0.012743862">
            <text:p>0.012743862</text:p>
          </table:table-cell>
          <table:table-cell office:value-type="float" office:value="0.01365628">
            <text:p>0.01365628</text:p>
          </table:table-cell>
          <table:table-cell office:value-type="float" office:value="0.0142658865">
            <text:p>0.0142658865</text:p>
          </table:table-cell>
          <table:table-cell office:value-type="float" office:value="0.01692099">
            <text:p>0.01692099</text:p>
          </table:table-cell>
          <table:table-cell office:value-type="float" office:value="0.014086269">
            <text:p>0.014086269</text:p>
          </table:table-cell>
          <table:table-cell office:value-type="float" office:value="0.010946526">
            <text:p>0.010946526</text:p>
          </table:table-cell>
          <table:table-cell office:value-type="float" office:value="0.009758939">
            <text:p>0.009758939</text:p>
          </table:table-cell>
          <table:table-cell office:value-type="float" office:value="0.010990925">
            <text:p>0.010990925</text:p>
          </table:table-cell>
          <table:table-cell office:value-type="float" office:value="0.010848812">
            <text:p>0.010848812</text:p>
          </table:table-cell>
          <table:table-cell office:value-type="float" office:value="0.011238688">
            <text:p>0.011238688</text:p>
          </table:table-cell>
          <table:table-cell office:value-type="float" office:value="0.01149579">
            <text:p>0.01149579</text:p>
          </table:table-cell>
          <table:table-cell office:value-type="float" office:value="0.009708687">
            <text:p>0.009708687</text:p>
          </table:table-cell>
          <table:table-cell office:value-type="float" office:value="0.010413977">
            <text:p>0.010413977</text:p>
          </table:table-cell>
          <table:table-cell office:value-type="float" office:value="0.010706889">
            <text:p>0.010706889</text:p>
          </table:table-cell>
          <table:table-cell office:value-type="float" office:value="0.009473923">
            <text:p>0.009473923</text:p>
          </table:table-cell>
          <table:table-cell office:value-type="float" office:value="0.011685127">
            <text:p>0.011685127</text:p>
          </table:table-cell>
          <table:table-cell office:value-type="float" office:value="0.010128432">
            <text:p>0.010128432</text:p>
          </table:table-cell>
          <table:table-cell office:value-type="float" office:value="0.011817933">
            <text:p>0.011817933</text:p>
          </table:table-cell>
          <table:table-cell office:value-type="float" office:value="0.011262178">
            <text:p>0.011262178</text:p>
          </table:table-cell>
          <table:table-cell office:value-type="float" office:value="0.009405725">
            <text:p>0.009405725</text:p>
          </table:table-cell>
          <table:table-cell office:value-type="float" office:value="0.009478572">
            <text:p>0.009478572</text:p>
          </table:table-cell>
          <table:table-cell office:value-type="float" office:value="0.008592291">
            <text:p>0.008592291</text:p>
          </table:table-cell>
          <table:table-cell office:value-type="float" office:value="0.008275845">
            <text:p>0.008275845</text:p>
          </table:table-cell>
          <table:table-cell office:value-type="float" office:value="0.007974899">
            <text:p>0.007974899</text:p>
          </table:table-cell>
          <table:table-cell office:value-type="float" office:value="0.008178044">
            <text:p>0.008178044</text:p>
          </table:table-cell>
          <table:table-cell office:value-type="float" office:value="0.008383852">
            <text:p>0.008383852</text:p>
          </table:table-cell>
          <table:table-cell office:value-type="float" office:value="0.0071555153">
            <text:p>0.0071555153</text:p>
          </table:table-cell>
          <table:table-cell office:value-type="float" office:value="0.007085647">
            <text:p>0.007085647</text:p>
          </table:table-cell>
          <table:table-cell office:value-type="float" office:value="0.0085291">
            <text:p>0.0085291</text:p>
          </table:table-cell>
          <table:table-cell office:value-type="float" office:value="0.007988149">
            <text:p>0.007988149</text:p>
          </table:table-cell>
          <table:table-cell office:value-type="float" office:value="0.00676944">
            <text:p>0.00676944</text:p>
          </table:table-cell>
          <table:table-cell office:value-type="float" office:value="0.007839361">
            <text:p>0.007839361</text:p>
          </table:table-cell>
          <table:table-cell office:value-type="float" office:value="0.0065997015">
            <text:p>0.0065997015</text:p>
          </table:table-cell>
          <table:table-cell office:value-type="float" office:value="0.0063376445">
            <text:p>0.0063376445</text:p>
          </table:table-cell>
          <table:table-cell office:value-type="float" office:value="0.007336066">
            <text:p>0.007336066</text:p>
          </table:table-cell>
          <table:table-cell office:value-type="float" office:value="0.0072329156">
            <text:p>0.0072329156</text:p>
          </table:table-cell>
          <table:table-cell office:value-type="float" office:value="0.0059320563">
            <text:p>0.0059320563</text:p>
          </table:table-cell>
          <table:table-cell office:value-type="float" office:value="0.0058665047">
            <text:p>0.0058665047</text:p>
          </table:table-cell>
          <table:table-cell office:value-type="float" office:value="0.0065718256">
            <text:p>0.0065718256</text:p>
          </table:table-cell>
          <table:table-cell office:value-type="float" office:value="0.0068873256">
            <text:p>0.0068873256</text:p>
          </table:table-cell>
          <table:table-cell office:value-type="float" office:value="0.006005289">
            <text:p>0.006005289</text:p>
          </table:table-cell>
          <table:table-cell office:value-type="float" office:value="0.006059887">
            <text:p>0.006059887</text:p>
          </table:table-cell>
          <table:table-cell office:value-type="float" office:value="0.007314665">
            <text:p>0.007314665</text:p>
          </table:table-cell>
          <table:table-cell office:value-type="float" office:value="0.006677299">
            <text:p>0.006677299</text:p>
          </table:table-cell>
          <table:table-cell office:value-type="float" office:value="0.0068788324">
            <text:p>0.0068788324</text:p>
          </table:table-cell>
          <table:table-cell office:value-type="float" office:value="0.0067646066">
            <text:p>0.0067646066</text:p>
          </table:table-cell>
          <table:table-cell office:value-type="float" office:value="0.0059418455">
            <text:p>0.0059418455</text:p>
          </table:table-cell>
          <table:table-cell office:value-type="float" office:value="0.005500339">
            <text:p>0.005500339</text:p>
          </table:table-cell>
          <table:table-cell office:value-type="float" office:value="0.006290219">
            <text:p>0.006290219</text:p>
          </table:table-cell>
          <table:table-cell office:value-type="float" office:value="0.0055529005">
            <text:p>0.0055529005</text:p>
          </table:table-cell>
          <table:table-cell office:value-type="float" office:value="0.0052078953">
            <text:p>0.0052078953</text:p>
          </table:table-cell>
          <table:table-cell office:value-type="float" office:value="0.005192847">
            <text:p>0.005192847</text:p>
          </table:table-cell>
          <table:table-cell office:value-type="float" office:value="0.0060346196">
            <text:p>0.0060346196</text:p>
          </table:table-cell>
          <table:table-cell office:value-type="float" office:value="0.0061422805">
            <text:p>0.0061422805</text:p>
          </table:table-cell>
          <table:table-cell office:value-type="float" office:value="0.0057716086">
            <text:p>0.0057716086</text:p>
          </table:table-cell>
          <table:table-cell office:value-type="float" office:value="0.006043832">
            <text:p>0.006043832</text:p>
          </table:table-cell>
          <table:table-cell office:value-type="float" office:value="0.0053516836">
            <text:p>0.0053516836</text:p>
          </table:table-cell>
          <table:table-cell office:value-type="float" office:value="0.004767662">
            <text:p>0.004767662</text:p>
          </table:table-cell>
          <table:table-cell office:value-type="float" office:value="0.0043506036">
            <text:p>0.0043506036</text:p>
          </table:table-cell>
          <table:table-cell office:value-type="float" office:value="0.0060570114">
            <text:p>0.0060570114</text:p>
          </table:table-cell>
          <table:table-cell office:value-type="float" office:value="0.006084135">
            <text:p>0.006084135</text:p>
          </table:table-cell>
          <table:table-cell office:value-type="float" office:value="0.005857541">
            <text:p>0.005857541</text:p>
          </table:table-cell>
          <table:table-cell office:value-type="float" office:value="0.005690361">
            <text:p>0.005690361</text:p>
          </table:table-cell>
          <table:table-cell office:value-type="float" office:value="0.0049116435">
            <text:p>0.0049116435</text:p>
          </table:table-cell>
          <table:table-cell office:value-type="float" office:value="0.005649669">
            <text:p>0.005649669</text:p>
          </table:table-cell>
          <table:table-cell office:value-type="float" office:value="0.005686017">
            <text:p>0.005686017</text:p>
          </table:table-cell>
          <table:table-cell office:value-type="float" office:value="0.0049651153">
            <text:p>0.0049651153</text:p>
          </table:table-cell>
          <table:table-cell office:value-type="float" office:value="0.005495168">
            <text:p>0.005495168</text:p>
          </table:table-cell>
          <table:table-cell office:value-type="float" office:value="0.006285338">
            <text:p>0.006285338</text:p>
          </table:table-cell>
          <table:table-cell office:value-type="float" office:value="0.0059157596">
            <text:p>0.0059157596</text:p>
          </table:table-cell>
          <table:table-cell office:value-type="float" office:value="0.004819346">
            <text:p>0.004819346</text:p>
          </table:table-cell>
          <table:table-cell office:value-type="float" office:value="0.0053267055">
            <text:p>0.0053267055</text:p>
          </table:table-cell>
          <table:table-cell office:value-type="float" office:value="0.0047535687">
            <text:p>0.0047535687</text:p>
          </table:table-cell>
          <table:table-cell office:value-type="float" office:value="0.006054969">
            <text:p>0.006054969</text:p>
          </table:table-cell>
          <table:table-cell office:value-type="float" office:value="0.006577985">
            <text:p>0.006577985</text:p>
          </table:table-cell>
          <table:table-cell office:value-type="float" office:value="0.0053253477">
            <text:p>0.0053253477</text:p>
          </table:table-cell>
          <table:table-cell office:value-type="float" office:value="0.006159486">
            <text:p>0.006159486</text:p>
          </table:table-cell>
          <table:table-cell office:value-type="float" office:value="0.0054330104">
            <text:p>0.0054330104</text:p>
          </table:table-cell>
          <table:table-cell office:value-type="float" office:value="0.004508274">
            <text:p>0.004508274</text:p>
          </table:table-cell>
          <table:table-cell office:value-type="float" office:value="0.005609093">
            <text:p>0.005609093</text:p>
          </table:table-cell>
          <table:table-cell office:value-type="float" office:value="0.0060491487">
            <text:p>0.0060491487</text:p>
          </table:table-cell>
          <table:table-cell office:value-type="float" office:value="0.005443408">
            <text:p>0.005443408</text:p>
          </table:table-cell>
          <table:table-cell office:value-type="float" office:value="0.004511975">
            <text:p>0.004511975</text:p>
          </table:table-cell>
          <table:table-cell office:value-type="float" office:value="0.0054509216">
            <text:p>0.0054509216</text:p>
          </table:table-cell>
          <table:table-cell office:value-type="float" office:value="0.006751082">
            <text:p>0.006751082</text:p>
          </table:table-cell>
          <table:table-cell office:value-type="float" office:value="0.0056325006">
            <text:p>0.0056325006</text:p>
          </table:table-cell>
          <table:table-cell office:value-type="float" office:value="0.004971476">
            <text:p>0.004971476</text:p>
          </table:table-cell>
          <table:table-cell office:value-type="float" office:value="0.00525636">
            <text:p>0.00525636</text:p>
          </table:table-cell>
          <table:table-cell office:value-type="float" office:value="0.0059722015">
            <text:p>0.0059722015</text:p>
          </table:table-cell>
          <table:table-cell office:value-type="float" office:value="0.0069597107">
            <text:p>0.0069597107</text:p>
          </table:table-cell>
          <table:table-cell office:value-type="float" office:value="0.0056761154">
            <text:p>0.0056761154</text:p>
          </table:table-cell>
          <table:table-cell office:value-type="float" office:value="0.006813536">
            <text:p>0.006813536</text:p>
          </table:table-cell>
          <table:table-cell office:value-type="float" office:value="0.0064938185">
            <text:p>0.0064938185</text:p>
          </table:table-cell>
          <table:table-cell office:value-type="float" office:value="0.0057064737">
            <text:p>0.0057064737</text:p>
          </table:table-cell>
          <table:table-cell office:value-type="float" office:value="0.0052068057">
            <text:p>0.0052068057</text:p>
          </table:table-cell>
          <table:table-cell office:value-type="float" office:value="0.0051485035">
            <text:p>0.0051485035</text:p>
          </table:table-cell>
          <table:table-cell office:value-type="float" office:value="0.006481952">
            <text:p>0.006481952</text:p>
          </table:table-cell>
          <table:table-cell office:value-type="float" office:value="0.006083134">
            <text:p>0.006083134</text:p>
          </table:table-cell>
          <table:table-cell office:value-type="float" office:value="0.0061872583">
            <text:p>0.0061872583</text:p>
          </table:table-cell>
          <table:table-cell office:value-type="float" office:value="0.0061844434">
            <text:p>0.0061844434</text:p>
          </table:table-cell>
          <table:table-cell office:value-type="float" office:value="0.0057189935">
            <text:p>0.0057189935</text:p>
          </table:table-cell>
          <table:table-cell office:value-type="float" office:value="0.006136986">
            <text:p>0.006136986</text:p>
          </table:table-cell>
          <table:table-cell office:value-type="float" office:value="0.0055958084">
            <text:p>0.0055958084</text:p>
          </table:table-cell>
          <table:table-cell office:value-type="float" office:value="0.0047761905">
            <text:p>0.0047761905</text:p>
          </table:table-cell>
          <table:table-cell office:value-type="float" office:value="0.004756226">
            <text:p>0.004756226</text:p>
          </table:table-cell>
          <table:table-cell office:value-type="float" office:value="0.004497886">
            <text:p>0.004497886</text:p>
          </table:table-cell>
          <table:table-cell office:value-type="float" office:value="0.005407974">
            <text:p>0.005407974</text:p>
          </table:table-cell>
          <table:table-cell office:value-type="float" office:value="0.0056594484">
            <text:p>0.0056594484</text:p>
          </table:table-cell>
          <table:table-cell office:value-type="float" office:value="0.0054309517">
            <text:p>0.0054309517</text:p>
          </table:table-cell>
          <table:table-cell office:value-type="float" office:value="0.004491006">
            <text:p>0.004491006</text:p>
          </table:table-cell>
          <table:table-cell office:value-type="float" office:value="0.0045764507">
            <text:p>0.0045764507</text:p>
          </table:table-cell>
          <table:table-cell office:value-type="float" office:value="0.0052951467">
            <text:p>0.0052951467</text:p>
          </table:table-cell>
          <table:table-cell office:value-type="float" office:value="0.005488005">
            <text:p>0.005488005</text:p>
          </table:table-cell>
          <table:table-cell office:value-type="float" office:value="0.0048513184">
            <text:p>0.0048513184</text:p>
          </table:table-cell>
          <table:table-cell office:value-type="float" office:value="0.0052838144">
            <text:p>0.0052838144</text:p>
          </table:table-cell>
          <table:table-cell office:value-type="float" office:value="0.005345942">
            <text:p>0.005345942</text:p>
          </table:table-cell>
          <table:table-cell office:value-type="float" office:value="0.0049922243">
            <text:p>0.0049922243</text:p>
          </table:table-cell>
          <table:table-cell office:value-type="float" office:value="0.004923009">
            <text:p>0.004923009</text:p>
          </table:table-cell>
          <table:table-cell office:value-type="float" office:value="0.0048975786">
            <text:p>0.0048975786</text:p>
          </table:table-cell>
          <table:table-cell office:value-type="float" office:value="0.004789685">
            <text:p>0.004789685</text:p>
          </table:table-cell>
          <table:table-cell office:value-type="float" office:value="0.00487248">
            <text:p>0.00487248</text:p>
          </table:table-cell>
          <table:table-cell office:value-type="float" office:value="0.004990844">
            <text:p>0.004990844</text:p>
          </table:table-cell>
          <table:table-cell office:value-type="float" office:value="0.0049886433">
            <text:p>0.0049886433</text:p>
          </table:table-cell>
          <table:table-cell office:value-type="float" office:value="0.004823076">
            <text:p>0.004823076</text:p>
          </table:table-cell>
          <table:table-cell office:value-type="float" office:value="0.0044203377">
            <text:p>0.0044203377</text:p>
          </table:table-cell>
          <table:table-cell office:value-type="float" office:value="0.0040953076">
            <text:p>0.0040953076</text:p>
          </table:table-cell>
          <table:table-cell office:value-type="float" office:value="0.0037983435">
            <text:p>0.0037983435</text:p>
          </table:table-cell>
          <table:table-cell office:value-type="float" office:value="0.0038218389">
            <text:p>0.0038218389</text:p>
          </table:table-cell>
          <table:table-cell office:value-type="float" office:value="0.003725289">
            <text:p>0.003725289</text:p>
          </table:table-cell>
          <table:table-cell office:value-type="float" office:value="0.003250849">
            <text:p>0.003250849</text:p>
          </table:table-cell>
          <table:table-cell office:value-type="float" office:value="0.0032990156">
            <text:p>0.0032990156</text:p>
          </table:table-cell>
          <table:table-cell office:value-type="float" office:value="0.0033083598">
            <text:p>0.0033083598</text:p>
          </table:table-cell>
          <table:table-cell office:value-type="float" office:value="0.002818728">
            <text:p>0.002818728</text:p>
          </table:table-cell>
          <table:table-cell office:value-type="float" office:value="0.0028834008">
            <text:p>0.0028834008</text:p>
          </table:table-cell>
          <table:table-cell office:value-type="float" office:value="0.0023804076">
            <text:p>0.0023804076</text:p>
          </table:table-cell>
          <table:table-cell office:value-type="float" office:value="0.0022058804">
            <text:p>0.0022058804</text:p>
          </table:table-cell>
          <table:table-cell office:value-type="float" office:value="0.0022438322">
            <text:p>0.0022438322</text:p>
          </table:table-cell>
          <table:table-cell office:value-type="float" office:value="0.0022802362">
            <text:p>0.0022802362</text:p>
          </table:table-cell>
          <table:table-cell office:value-type="float" office:value="0.002081773">
            <text:p>0.002081773</text:p>
          </table:table-cell>
          <table:table-cell office:value-type="float" office:value="0.0017357848">
            <text:p>0.0017357848</text:p>
          </table:table-cell>
          <table:table-cell office:value-type="float" office:value="0.0017298578">
            <text:p>0.0017298578</text:p>
          </table:table-cell>
          <table:table-cell office:value-type="float" office:value="0.0017075784">
            <text:p>0.0017075784</text:p>
          </table:table-cell>
          <table:table-cell office:value-type="float" office:value="0.0014230079">
            <text:p>0.0014230079</text:p>
          </table:table-cell>
          <table:table-cell office:value-type="float" office:value="0.0011151821">
            <text:p>0.0011151821</text:p>
          </table:table-cell>
          <table:table-cell office:value-type="float" office:value="0.0010827694">
            <text:p>0.0010827694</text:p>
          </table:table-cell>
          <table:table-cell table:style-name="ce1" office:value-type="float" office:value="0.0009901257">
            <text:p>9.90E-004</text:p>
          </table:table-cell>
          <table:table-cell table:style-name="ce1" office:value-type="float" office:value="0.00084468035">
            <text:p>8.45E-004</text:p>
          </table:table-cell>
          <table:table-cell table:style-name="ce1" office:value-type="float" office:value="0.0007780559">
            <text:p>7.78E-004</text:p>
          </table:table-cell>
          <table:table-cell table:style-name="ce1" office:value-type="float" office:value="0.00072717556">
            <text:p>7.27E-004</text:p>
          </table:table-cell>
          <table:table-cell table:style-name="ce1" office:value-type="float" office:value="0.0006992581">
            <text:p>6.99E-004</text:p>
          </table:table-cell>
          <table:table-cell table:style-name="ce1" office:value-type="float" office:value="0.000691998">
            <text:p>6.92E-004</text:p>
          </table:table-cell>
          <table:table-cell table:style-name="ce1" office:value-type="float" office:value="0.0006905645">
            <text:p>6.91E-004</text:p>
          </table:table-cell>
          <table:table-cell table:style-name="ce1" office:value-type="float" office:value="0.00068910833">
            <text:p>6.89E-004</text:p>
          </table:table-cell>
          <table:table-cell table:style-name="ce1" office:value-type="float" office:value="0.000687029">
            <text:p>6.87E-004</text:p>
          </table:table-cell>
          <table:table-cell table:style-name="ce1" office:value-type="float" office:value="0.0006881261">
            <text:p>6.88E-004</text:p>
          </table:table-cell>
          <table:table-cell table:style-name="ce1" office:value-type="float" office:value="0.00069009827">
            <text:p>6.90E-004</text:p>
          </table:table-cell>
          <table:table-cell table:style-name="ce1" office:value-type="float" office:value="0.0006910812">
            <text:p>6.91E-004</text:p>
          </table:table-cell>
          <table:table-cell table:style-name="ce1" office:value-type="float" office:value="0.0006922677">
            <text:p>6.92E-004</text:p>
          </table:table-cell>
          <table:table-cell table:style-name="ce1" office:value-type="float" office:value="0.00069422176">
            <text:p>6.94E-004</text:p>
          </table:table-cell>
          <table:table-cell table:style-name="ce1" office:value-type="float" office:value="0.00069557223">
            <text:p>6.96E-004</text:p>
          </table:table-cell>
          <table:table-cell office:value-type="float" office:value="0.0006975315">
            <text:p>6.98E-004</text:p>
          </table:table-cell>
          <table:table-cell office:value-type="float" office:value="0.0006993631">
            <text:p>6.99E-004</text:p>
          </table:table-cell>
          <table:table-cell office:value-type="float" office:value="0.0007008501">
            <text:p>7.01E-004</text:p>
          </table:table-cell>
          <table:table-cell office:value-type="float" office:value="0.0007018215">
            <text:p>7.02E-004</text:p>
          </table:table-cell>
          <table:table-cell table:style-name="ce1" office:value-type="float" office:value="0.0007047819">
            <text:p>7.05E-004</text:p>
          </table:table-cell>
          <table:table-cell office:value-type="float" office:value="0.0007064514">
            <text:p>7.06E-004</text:p>
          </table:table-cell>
          <table:table-cell office:value-type="float" office:value="0.0007079119">
            <text:p>7.08E-004</text:p>
          </table:table-cell>
          <table:table-cell office:value-type="float" office:value="0.00070888764">
            <text:p>7.09E-004</text:p>
          </table:table-cell>
          <table:table-cell office:value-type="float" office:value="0.00071102334">
            <text:p>7.11E-004</text:p>
          </table:table-cell>
          <table:table-cell office:value-type="float" office:value="0.0007135246">
            <text:p>7.14E-004</text:p>
          </table:table-cell>
          <table:table-cell office:value-type="float" office:value="0.0007145394">
            <text:p>7.15E-004</text:p>
          </table:table-cell>
          <table:table-cell office:value-type="float" office:value="0.0007163685">
            <text:p>7.16E-004</text:p>
          </table:table-cell>
          <table:table-cell office:value-type="float" office:value="0.0007183974">
            <text:p>7.18E-004</text:p>
          </table:table-cell>
          <table:table-cell office:value-type="float" office:value="0.00072218856">
            <text:p>7.22E-004</text:p>
          </table:table-cell>
          <table:table-cell office:value-type="float" office:value="0.0007238919">
            <text:p>7.24E-004</text:p>
          </table:table-cell>
          <table:table-cell office:value-type="float" office:value="0.0007258989">
            <text:p>7.26E-004</text:p>
          </table:table-cell>
          <table:table-cell office:value-type="float" office:value="0.00072738796">
            <text:p>7.27E-004</text:p>
          </table:table-cell>
          <table:table-cell office:value-type="float" office:value="0.00073055876">
            <text:p>7.31E-004</text:p>
          </table:table-cell>
          <table:table-cell office:value-type="float" office:value="0.00073377264">
            <text:p>7.34E-004</text:p>
          </table:table-cell>
          <table:table-cell office:value-type="float" office:value="0.00073539815">
            <text:p>7.35E-004</text:p>
          </table:table-cell>
          <table:table-cell office:value-type="float" office:value="0.0007369037">
            <text:p>7.37E-004</text:p>
          </table:table-cell>
          <table:table-cell office:value-type="float" office:value="0.00073924515">
            <text:p>7.39E-004</text:p>
          </table:table-cell>
          <table:table-cell office:value-type="float" office:value="0.0007434699">
            <text:p>7.43E-004</text:p>
          </table:table-cell>
          <table:table-cell office:value-type="float" office:value="0.00074500387">
            <text:p>7.45E-004</text:p>
          </table:table-cell>
          <table:table-cell office:value-type="float" office:value="0.00074615673">
            <text:p>7.46E-004</text:p>
          </table:table-cell>
          <table:table-cell office:value-type="float" office:value="0.00074860477">
            <text:p>7.49E-004</text:p>
          </table:table-cell>
          <table:table-cell office:value-type="float" office:value="0.00075291656">
            <text:p>7.53E-004</text:p>
          </table:table-cell>
          <table:table-cell office:value-type="float" office:value="0.0007544957">
            <text:p>7.54E-004</text:p>
          </table:table-cell>
          <table:table-cell office:value-type="float" office:value="0.00075631216">
            <text:p>7.56E-004</text:p>
          </table:table-cell>
          <table:table-cell office:value-type="float" office:value="0.00075831235">
            <text:p>7.58E-004</text:p>
          </table:table-cell>
          <table:table-cell/>
        </table:table-row>
        <table:table-row table:style-name="ro1">
          <table:table-cell office:value-type="string">
            <text:p>/mnt/share/Music/Albums/Parliament/Trombipulation/07 Body Language.mp3</text:p>
          </table:table-cell>
          <table:table-cell office:value-type="float" office:value="0.08407558">
            <text:p>0.08407558</text:p>
          </table:table-cell>
          <table:table-cell office:value-type="float" office:value="0.07031018">
            <text:p>0.07031018</text:p>
          </table:table-cell>
          <table:table-cell office:value-type="float" office:value="0.040532313">
            <text:p>0.040532313</text:p>
          </table:table-cell>
          <table:table-cell office:value-type="float" office:value="0.036422517">
            <text:p>0.036422517</text:p>
          </table:table-cell>
          <table:table-cell office:value-type="float" office:value="0.03892077">
            <text:p>0.03892077</text:p>
          </table:table-cell>
          <table:table-cell office:value-type="float" office:value="0.035408624">
            <text:p>0.035408624</text:p>
          </table:table-cell>
          <table:table-cell office:value-type="float" office:value="0.038520847">
            <text:p>0.038520847</text:p>
          </table:table-cell>
          <table:table-cell office:value-type="float" office:value="0.038598903">
            <text:p>0.038598903</text:p>
          </table:table-cell>
          <table:table-cell office:value-type="float" office:value="0.03536418">
            <text:p>0.03536418</text:p>
          </table:table-cell>
          <table:table-cell office:value-type="float" office:value="0.033190824">
            <text:p>0.033190824</text:p>
          </table:table-cell>
          <table:table-cell office:value-type="float" office:value="0.028532702">
            <text:p>0.028532702</text:p>
          </table:table-cell>
          <table:table-cell office:value-type="float" office:value="0.030381199">
            <text:p>0.030381199</text:p>
          </table:table-cell>
          <table:table-cell office:value-type="float" office:value="0.022291133">
            <text:p>0.022291133</text:p>
          </table:table-cell>
          <table:table-cell office:value-type="float" office:value="0.027722502">
            <text:p>0.027722502</text:p>
          </table:table-cell>
          <table:table-cell office:value-type="float" office:value="0.023896612">
            <text:p>0.023896612</text:p>
          </table:table-cell>
          <table:table-cell office:value-type="float" office:value="0.02302636">
            <text:p>0.02302636</text:p>
          </table:table-cell>
          <table:table-cell office:value-type="float" office:value="0.020612651">
            <text:p>0.020612651</text:p>
          </table:table-cell>
          <table:table-cell office:value-type="float" office:value="0.024875224">
            <text:p>0.024875224</text:p>
          </table:table-cell>
          <table:table-cell office:value-type="float" office:value="0.024892312">
            <text:p>0.024892312</text:p>
          </table:table-cell>
          <table:table-cell office:value-type="float" office:value="0.021685014">
            <text:p>0.021685014</text:p>
          </table:table-cell>
          <table:table-cell office:value-type="float" office:value="0.024578014">
            <text:p>0.024578014</text:p>
          </table:table-cell>
          <table:table-cell office:value-type="float" office:value="0.019845225">
            <text:p>0.019845225</text:p>
          </table:table-cell>
          <table:table-cell office:value-type="float" office:value="0.020329734">
            <text:p>0.020329734</text:p>
          </table:table-cell>
          <table:table-cell office:value-type="float" office:value="0.029506752">
            <text:p>0.029506752</text:p>
          </table:table-cell>
          <table:table-cell office:value-type="float" office:value="0.020808216">
            <text:p>0.020808216</text:p>
          </table:table-cell>
          <table:table-cell office:value-type="float" office:value="0.017390156">
            <text:p>0.017390156</text:p>
          </table:table-cell>
          <table:table-cell office:value-type="float" office:value="0.019368969">
            <text:p>0.019368969</text:p>
          </table:table-cell>
          <table:table-cell office:value-type="float" office:value="0.023075717">
            <text:p>0.023075717</text:p>
          </table:table-cell>
          <table:table-cell office:value-type="float" office:value="0.022518944">
            <text:p>0.022518944</text:p>
          </table:table-cell>
          <table:table-cell office:value-type="float" office:value="0.01845908">
            <text:p>0.01845908</text:p>
          </table:table-cell>
          <table:table-cell office:value-type="float" office:value="0.019024815">
            <text:p>0.019024815</text:p>
          </table:table-cell>
          <table:table-cell office:value-type="float" office:value="0.024279363">
            <text:p>0.024279363</text:p>
          </table:table-cell>
          <table:table-cell office:value-type="float" office:value="0.018897768">
            <text:p>0.018897768</text:p>
          </table:table-cell>
          <table:table-cell office:value-type="float" office:value="0.018255752">
            <text:p>0.018255752</text:p>
          </table:table-cell>
          <table:table-cell office:value-type="float" office:value="0.020009732">
            <text:p>0.020009732</text:p>
          </table:table-cell>
          <table:table-cell office:value-type="float" office:value="0.021865044">
            <text:p>0.021865044</text:p>
          </table:table-cell>
          <table:table-cell office:value-type="float" office:value="0.018159429">
            <text:p>0.018159429</text:p>
          </table:table-cell>
          <table:table-cell office:value-type="float" office:value="0.017074939">
            <text:p>0.017074939</text:p>
          </table:table-cell>
          <table:table-cell office:value-type="float" office:value="0.015342813">
            <text:p>0.015342813</text:p>
          </table:table-cell>
          <table:table-cell office:value-type="float" office:value="0.0139555475">
            <text:p>0.0139555475</text:p>
          </table:table-cell>
          <table:table-cell office:value-type="float" office:value="0.017264714">
            <text:p>0.017264714</text:p>
          </table:table-cell>
          <table:table-cell office:value-type="float" office:value="0.018524654">
            <text:p>0.018524654</text:p>
          </table:table-cell>
          <table:table-cell office:value-type="float" office:value="0.014340544">
            <text:p>0.014340544</text:p>
          </table:table-cell>
          <table:table-cell office:value-type="float" office:value="0.014648243">
            <text:p>0.014648243</text:p>
          </table:table-cell>
          <table:table-cell office:value-type="float" office:value="0.015771467">
            <text:p>0.015771467</text:p>
          </table:table-cell>
          <table:table-cell office:value-type="float" office:value="0.015174084">
            <text:p>0.015174084</text:p>
          </table:table-cell>
          <table:table-cell office:value-type="float" office:value="0.015709588">
            <text:p>0.015709588</text:p>
          </table:table-cell>
          <table:table-cell office:value-type="float" office:value="0.016546873">
            <text:p>0.016546873</text:p>
          </table:table-cell>
          <table:table-cell office:value-type="float" office:value="0.0122026745">
            <text:p>0.0122026745</text:p>
          </table:table-cell>
          <table:table-cell office:value-type="float" office:value="0.01579735">
            <text:p>0.01579735</text:p>
          </table:table-cell>
          <table:table-cell office:value-type="float" office:value="0.014214447">
            <text:p>0.014214447</text:p>
          </table:table-cell>
          <table:table-cell office:value-type="float" office:value="0.011819657">
            <text:p>0.011819657</text:p>
          </table:table-cell>
          <table:table-cell office:value-type="float" office:value="0.013189134">
            <text:p>0.013189134</text:p>
          </table:table-cell>
          <table:table-cell office:value-type="float" office:value="0.014610213">
            <text:p>0.014610213</text:p>
          </table:table-cell>
          <table:table-cell office:value-type="float" office:value="0.018570397">
            <text:p>0.018570397</text:p>
          </table:table-cell>
          <table:table-cell office:value-type="float" office:value="0.01478945">
            <text:p>0.01478945</text:p>
          </table:table-cell>
          <table:table-cell office:value-type="float" office:value="0.012540644">
            <text:p>0.012540644</text:p>
          </table:table-cell>
          <table:table-cell office:value-type="float" office:value="0.013778297">
            <text:p>0.013778297</text:p>
          </table:table-cell>
          <table:table-cell office:value-type="float" office:value="0.01418537">
            <text:p>0.01418537</text:p>
          </table:table-cell>
          <table:table-cell office:value-type="float" office:value="0.0137106385">
            <text:p>0.0137106385</text:p>
          </table:table-cell>
          <table:table-cell office:value-type="float" office:value="0.012935487">
            <text:p>0.012935487</text:p>
          </table:table-cell>
          <table:table-cell office:value-type="float" office:value="0.013880843">
            <text:p>0.013880843</text:p>
          </table:table-cell>
          <table:table-cell office:value-type="float" office:value="0.013689134">
            <text:p>0.013689134</text:p>
          </table:table-cell>
          <table:table-cell office:value-type="float" office:value="0.015175843">
            <text:p>0.015175843</text:p>
          </table:table-cell>
          <table:table-cell office:value-type="float" office:value="0.015549299">
            <text:p>0.015549299</text:p>
          </table:table-cell>
          <table:table-cell office:value-type="float" office:value="0.014527184">
            <text:p>0.014527184</text:p>
          </table:table-cell>
          <table:table-cell office:value-type="float" office:value="0.015071407">
            <text:p>0.015071407</text:p>
          </table:table-cell>
          <table:table-cell office:value-type="float" office:value="0.015554309">
            <text:p>0.015554309</text:p>
          </table:table-cell>
          <table:table-cell office:value-type="float" office:value="0.01638401">
            <text:p>0.01638401</text:p>
          </table:table-cell>
          <table:table-cell office:value-type="float" office:value="0.014252517">
            <text:p>0.014252517</text:p>
          </table:table-cell>
          <table:table-cell office:value-type="float" office:value="0.016241701">
            <text:p>0.016241701</text:p>
          </table:table-cell>
          <table:table-cell office:value-type="float" office:value="0.0126265">
            <text:p>0.0126265</text:p>
          </table:table-cell>
          <table:table-cell office:value-type="float" office:value="0.013799485">
            <text:p>0.013799485</text:p>
          </table:table-cell>
          <table:table-cell office:value-type="float" office:value="0.015421093">
            <text:p>0.015421093</text:p>
          </table:table-cell>
          <table:table-cell office:value-type="float" office:value="0.014302788">
            <text:p>0.014302788</text:p>
          </table:table-cell>
          <table:table-cell office:value-type="float" office:value="0.012601821">
            <text:p>0.012601821</text:p>
          </table:table-cell>
          <table:table-cell office:value-type="float" office:value="0.013283289">
            <text:p>0.013283289</text:p>
          </table:table-cell>
          <table:table-cell office:value-type="float" office:value="0.014988578">
            <text:p>0.014988578</text:p>
          </table:table-cell>
          <table:table-cell office:value-type="float" office:value="0.013629183">
            <text:p>0.013629183</text:p>
          </table:table-cell>
          <table:table-cell office:value-type="float" office:value="0.012440087">
            <text:p>0.012440087</text:p>
          </table:table-cell>
          <table:table-cell office:value-type="float" office:value="0.012792754">
            <text:p>0.012792754</text:p>
          </table:table-cell>
          <table:table-cell office:value-type="float" office:value="0.013302657">
            <text:p>0.013302657</text:p>
          </table:table-cell>
          <table:table-cell office:value-type="float" office:value="0.013645978">
            <text:p>0.013645978</text:p>
          </table:table-cell>
          <table:table-cell office:value-type="float" office:value="0.012381021">
            <text:p>0.012381021</text:p>
          </table:table-cell>
          <table:table-cell office:value-type="float" office:value="0.0106783435">
            <text:p>0.0106783435</text:p>
          </table:table-cell>
          <table:table-cell office:value-type="float" office:value="0.010419396">
            <text:p>0.010419396</text:p>
          </table:table-cell>
          <table:table-cell office:value-type="float" office:value="0.010869647">
            <text:p>0.010869647</text:p>
          </table:table-cell>
          <table:table-cell office:value-type="float" office:value="0.010621176">
            <text:p>0.010621176</text:p>
          </table:table-cell>
          <table:table-cell office:value-type="float" office:value="0.010195287">
            <text:p>0.010195287</text:p>
          </table:table-cell>
          <table:table-cell office:value-type="float" office:value="0.0093448">
            <text:p>0.0093448</text:p>
          </table:table-cell>
          <table:table-cell office:value-type="float" office:value="0.008870307">
            <text:p>0.008870307</text:p>
          </table:table-cell>
          <table:table-cell office:value-type="float" office:value="0.008379172">
            <text:p>0.008379172</text:p>
          </table:table-cell>
          <table:table-cell office:value-type="float" office:value="0.009912615">
            <text:p>0.009912615</text:p>
          </table:table-cell>
          <table:table-cell office:value-type="float" office:value="0.009444084">
            <text:p>0.009444084</text:p>
          </table:table-cell>
          <table:table-cell office:value-type="float" office:value="0.009551904">
            <text:p>0.009551904</text:p>
          </table:table-cell>
          <table:table-cell office:value-type="float" office:value="0.007896287">
            <text:p>0.007896287</text:p>
          </table:table-cell>
          <table:table-cell office:value-type="float" office:value="0.008559093">
            <text:p>0.008559093</text:p>
          </table:table-cell>
          <table:table-cell office:value-type="float" office:value="0.0075994325">
            <text:p>0.0075994325</text:p>
          </table:table-cell>
          <table:table-cell office:value-type="float" office:value="0.007067883">
            <text:p>0.007067883</text:p>
          </table:table-cell>
          <table:table-cell office:value-type="float" office:value="0.0074580596">
            <text:p>0.0074580596</text:p>
          </table:table-cell>
          <table:table-cell office:value-type="float" office:value="0.0073738084">
            <text:p>0.0073738084</text:p>
          </table:table-cell>
          <table:table-cell office:value-type="float" office:value="0.0075168954">
            <text:p>0.0075168954</text:p>
          </table:table-cell>
          <table:table-cell office:value-type="float" office:value="0.0070118327">
            <text:p>0.0070118327</text:p>
          </table:table-cell>
          <table:table-cell office:value-type="float" office:value="0.0064770244">
            <text:p>0.0064770244</text:p>
          </table:table-cell>
          <table:table-cell office:value-type="float" office:value="0.007713889">
            <text:p>0.007713889</text:p>
          </table:table-cell>
          <table:table-cell office:value-type="float" office:value="0.008326118">
            <text:p>0.008326118</text:p>
          </table:table-cell>
          <table:table-cell office:value-type="float" office:value="0.0075223483">
            <text:p>0.0075223483</text:p>
          </table:table-cell>
          <table:table-cell office:value-type="float" office:value="0.0066200327">
            <text:p>0.0066200327</text:p>
          </table:table-cell>
          <table:table-cell office:value-type="float" office:value="0.0071334257">
            <text:p>0.0071334257</text:p>
          </table:table-cell>
          <table:table-cell office:value-type="float" office:value="0.0067008133">
            <text:p>0.0067008133</text:p>
          </table:table-cell>
          <table:table-cell office:value-type="float" office:value="0.006711459">
            <text:p>0.006711459</text:p>
          </table:table-cell>
          <table:table-cell office:value-type="float" office:value="0.006302218">
            <text:p>0.006302218</text:p>
          </table:table-cell>
          <table:table-cell office:value-type="float" office:value="0.0061759334">
            <text:p>0.0061759334</text:p>
          </table:table-cell>
          <table:table-cell office:value-type="float" office:value="0.0062843333">
            <text:p>0.0062843333</text:p>
          </table:table-cell>
          <table:table-cell office:value-type="float" office:value="0.0064902175">
            <text:p>0.0064902175</text:p>
          </table:table-cell>
          <table:table-cell office:value-type="float" office:value="0.006541294">
            <text:p>0.006541294</text:p>
          </table:table-cell>
          <table:table-cell office:value-type="float" office:value="0.0058824103">
            <text:p>0.0058824103</text:p>
          </table:table-cell>
          <table:table-cell office:value-type="float" office:value="0.007317744">
            <text:p>0.007317744</text:p>
          </table:table-cell>
          <table:table-cell office:value-type="float" office:value="0.0061244345">
            <text:p>0.0061244345</text:p>
          </table:table-cell>
          <table:table-cell office:value-type="float" office:value="0.0058140787">
            <text:p>0.0058140787</text:p>
          </table:table-cell>
          <table:table-cell office:value-type="float" office:value="0.006662003">
            <text:p>0.006662003</text:p>
          </table:table-cell>
          <table:table-cell office:value-type="float" office:value="0.0062142173">
            <text:p>0.0062142173</text:p>
          </table:table-cell>
          <table:table-cell office:value-type="float" office:value="0.0055090035">
            <text:p>0.0055090035</text:p>
          </table:table-cell>
          <table:table-cell office:value-type="float" office:value="0.005460449">
            <text:p>0.005460449</text:p>
          </table:table-cell>
          <table:table-cell office:value-type="float" office:value="0.005643454">
            <text:p>0.005643454</text:p>
          </table:table-cell>
          <table:table-cell office:value-type="float" office:value="0.006381797">
            <text:p>0.006381797</text:p>
          </table:table-cell>
          <table:table-cell office:value-type="float" office:value="0.0054864464">
            <text:p>0.0054864464</text:p>
          </table:table-cell>
          <table:table-cell office:value-type="float" office:value="0.004987508">
            <text:p>0.004987508</text:p>
          </table:table-cell>
          <table:table-cell office:value-type="float" office:value="0.0055406885">
            <text:p>0.0055406885</text:p>
          </table:table-cell>
          <table:table-cell office:value-type="float" office:value="0.00619069">
            <text:p>0.00619069</text:p>
          </table:table-cell>
          <table:table-cell office:value-type="float" office:value="0.0050054565">
            <text:p>0.0050054565</text:p>
          </table:table-cell>
          <table:table-cell office:value-type="float" office:value="0.0048808944">
            <text:p>0.0048808944</text:p>
          </table:table-cell>
          <table:table-cell office:value-type="float" office:value="0.0051777107">
            <text:p>0.0051777107</text:p>
          </table:table-cell>
          <table:table-cell office:value-type="float" office:value="0.0058540246">
            <text:p>0.0058540246</text:p>
          </table:table-cell>
          <table:table-cell office:value-type="float" office:value="0.0059631807">
            <text:p>0.0059631807</text:p>
          </table:table-cell>
          <table:table-cell office:value-type="float" office:value="0.005131279">
            <text:p>0.005131279</text:p>
          </table:table-cell>
          <table:table-cell office:value-type="float" office:value="0.005579515">
            <text:p>0.005579515</text:p>
          </table:table-cell>
          <table:table-cell office:value-type="float" office:value="0.0051033376">
            <text:p>0.0051033376</text:p>
          </table:table-cell>
          <table:table-cell office:value-type="float" office:value="0.005395718">
            <text:p>0.005395718</text:p>
          </table:table-cell>
          <table:table-cell office:value-type="float" office:value="0.0054477816">
            <text:p>0.0054477816</text:p>
          </table:table-cell>
          <table:table-cell office:value-type="float" office:value="0.005947033">
            <text:p>0.005947033</text:p>
          </table:table-cell>
          <table:table-cell office:value-type="float" office:value="0.006151179">
            <text:p>0.006151179</text:p>
          </table:table-cell>
          <table:table-cell office:value-type="float" office:value="0.004903128">
            <text:p>0.004903128</text:p>
          </table:table-cell>
          <table:table-cell office:value-type="float" office:value="0.00459503">
            <text:p>0.00459503</text:p>
          </table:table-cell>
          <table:table-cell office:value-type="float" office:value="0.0049440973">
            <text:p>0.0049440973</text:p>
          </table:table-cell>
          <table:table-cell office:value-type="float" office:value="0.0048141344">
            <text:p>0.0048141344</text:p>
          </table:table-cell>
          <table:table-cell office:value-type="float" office:value="0.0054604155">
            <text:p>0.0054604155</text:p>
          </table:table-cell>
          <table:table-cell office:value-type="float" office:value="0.0052027195">
            <text:p>0.0052027195</text:p>
          </table:table-cell>
          <table:table-cell office:value-type="float" office:value="0.0046021477">
            <text:p>0.0046021477</text:p>
          </table:table-cell>
          <table:table-cell office:value-type="float" office:value="0.0044838684">
            <text:p>0.0044838684</text:p>
          </table:table-cell>
          <table:table-cell office:value-type="float" office:value="0.0042464174">
            <text:p>0.0042464174</text:p>
          </table:table-cell>
          <table:table-cell office:value-type="float" office:value="0.0045508672">
            <text:p>0.0045508672</text:p>
          </table:table-cell>
          <table:table-cell office:value-type="float" office:value="0.0054800385">
            <text:p>0.0054800385</text:p>
          </table:table-cell>
          <table:table-cell office:value-type="float" office:value="0.0054185246">
            <text:p>0.0054185246</text:p>
          </table:table-cell>
          <table:table-cell office:value-type="float" office:value="0.0047080503">
            <text:p>0.0047080503</text:p>
          </table:table-cell>
          <table:table-cell office:value-type="float" office:value="0.005049874">
            <text:p>0.005049874</text:p>
          </table:table-cell>
          <table:table-cell office:value-type="float" office:value="0.004723621">
            <text:p>0.004723621</text:p>
          </table:table-cell>
          <table:table-cell office:value-type="float" office:value="0.004808114">
            <text:p>0.004808114</text:p>
          </table:table-cell>
          <table:table-cell office:value-type="float" office:value="0.004419711">
            <text:p>0.004419711</text:p>
          </table:table-cell>
          <table:table-cell office:value-type="float" office:value="0.0045753364">
            <text:p>0.0045753364</text:p>
          </table:table-cell>
          <table:table-cell office:value-type="float" office:value="0.0044518635">
            <text:p>0.0044518635</text:p>
          </table:table-cell>
          <table:table-cell office:value-type="float" office:value="0.005071462">
            <text:p>0.005071462</text:p>
          </table:table-cell>
          <table:table-cell office:value-type="float" office:value="0.005326616">
            <text:p>0.005326616</text:p>
          </table:table-cell>
          <table:table-cell office:value-type="float" office:value="0.005103822">
            <text:p>0.005103822</text:p>
          </table:table-cell>
          <table:table-cell office:value-type="float" office:value="0.005063185">
            <text:p>0.005063185</text:p>
          </table:table-cell>
          <table:table-cell office:value-type="float" office:value="0.0046673594">
            <text:p>0.0046673594</text:p>
          </table:table-cell>
          <table:table-cell office:value-type="float" office:value="0.0048017222">
            <text:p>0.0048017222</text:p>
          </table:table-cell>
          <table:table-cell office:value-type="float" office:value="0.004900233">
            <text:p>0.004900233</text:p>
          </table:table-cell>
          <table:table-cell office:value-type="float" office:value="0.0046565556">
            <text:p>0.0046565556</text:p>
          </table:table-cell>
          <table:table-cell office:value-type="float" office:value="0.004409209">
            <text:p>0.004409209</text:p>
          </table:table-cell>
          <table:table-cell office:value-type="float" office:value="0.0047715204">
            <text:p>0.0047715204</text:p>
          </table:table-cell>
          <table:table-cell office:value-type="float" office:value="0.0049297838">
            <text:p>0.0049297838</text:p>
          </table:table-cell>
          <table:table-cell office:value-type="float" office:value="0.0046677273">
            <text:p>0.0046677273</text:p>
          </table:table-cell>
          <table:table-cell office:value-type="float" office:value="0.004468411">
            <text:p>0.004468411</text:p>
          </table:table-cell>
          <table:table-cell office:value-type="float" office:value="0.0043487945">
            <text:p>0.0043487945</text:p>
          </table:table-cell>
          <table:table-cell office:value-type="float" office:value="0.004638129">
            <text:p>0.004638129</text:p>
          </table:table-cell>
          <table:table-cell office:value-type="float" office:value="0.004686173">
            <text:p>0.004686173</text:p>
          </table:table-cell>
          <table:table-cell office:value-type="float" office:value="0.0043036332">
            <text:p>0.0043036332</text:p>
          </table:table-cell>
          <table:table-cell office:value-type="float" office:value="0.004138343">
            <text:p>0.004138343</text:p>
          </table:table-cell>
          <table:table-cell office:value-type="float" office:value="0.004078527">
            <text:p>0.004078527</text:p>
          </table:table-cell>
          <table:table-cell office:value-type="float" office:value="0.0038238014">
            <text:p>0.0038238014</text:p>
          </table:table-cell>
          <table:table-cell office:value-type="float" office:value="0.0037578736">
            <text:p>0.0037578736</text:p>
          </table:table-cell>
          <table:table-cell office:value-type="float" office:value="0.003646638">
            <text:p>0.003646638</text:p>
          </table:table-cell>
          <table:table-cell office:value-type="float" office:value="0.0035596716">
            <text:p>0.0035596716</text:p>
          </table:table-cell>
          <table:table-cell office:value-type="float" office:value="0.003963373">
            <text:p>0.003963373</text:p>
          </table:table-cell>
          <table:table-cell office:value-type="float" office:value="0.0039069005">
            <text:p>0.0039069005</text:p>
          </table:table-cell>
          <table:table-cell office:value-type="float" office:value="0.0039588255">
            <text:p>0.0039588255</text:p>
          </table:table-cell>
          <table:table-cell office:value-type="float" office:value="0.00395949">
            <text:p>0.00395949</text:p>
          </table:table-cell>
          <table:table-cell office:value-type="float" office:value="0.0044638496">
            <text:p>0.0044638496</text:p>
          </table:table-cell>
          <table:table-cell office:value-type="float" office:value="0.0032443302">
            <text:p>0.0032443302</text:p>
          </table:table-cell>
          <table:table-cell office:value-type="float" office:value="0.0027609079">
            <text:p>0.0027609079</text:p>
          </table:table-cell>
          <table:table-cell office:value-type="float" office:value="0.0028928558">
            <text:p>0.0028928558</text:p>
          </table:table-cell>
          <table:table-cell office:value-type="float" office:value="0.0028793276">
            <text:p>0.0028793276</text:p>
          </table:table-cell>
          <table:table-cell office:value-type="float" office:value="0.0029732955">
            <text:p>0.0029732955</text:p>
          </table:table-cell>
          <table:table-cell office:value-type="float" office:value="0.0027684104">
            <text:p>0.0027684104</text:p>
          </table:table-cell>
          <table:table-cell office:value-type="float" office:value="0.002699952">
            <text:p>0.002699952</text:p>
          </table:table-cell>
          <table:table-cell office:value-type="float" office:value="0.0027058346">
            <text:p>0.0027058346</text:p>
          </table:table-cell>
          <table:table-cell office:value-type="float" office:value="0.002603414">
            <text:p>0.002603414</text:p>
          </table:table-cell>
          <table:table-cell office:value-type="float" office:value="0.002387468">
            <text:p>0.002387468</text:p>
          </table:table-cell>
          <table:table-cell office:value-type="float" office:value="0.002555851">
            <text:p>0.002555851</text:p>
          </table:table-cell>
          <table:table-cell office:value-type="float" office:value="0.0021498522">
            <text:p>0.0021498522</text:p>
          </table:table-cell>
          <table:table-cell office:value-type="float" office:value="0.0018492257">
            <text:p>0.0018492257</text:p>
          </table:table-cell>
          <table:table-cell office:value-type="float" office:value="0.0018004908">
            <text:p>0.0018004908</text:p>
          </table:table-cell>
          <table:table-cell office:value-type="float" office:value="0.0017011752">
            <text:p>0.0017011752</text:p>
          </table:table-cell>
          <table:table-cell office:value-type="float" office:value="0.0015986883">
            <text:p>0.0015986883</text:p>
          </table:table-cell>
          <table:table-cell office:value-type="float" office:value="0.0014675459">
            <text:p>0.0014675459</text:p>
          </table:table-cell>
          <table:table-cell office:value-type="float" office:value="0.0013365309">
            <text:p>0.0013365309</text:p>
          </table:table-cell>
          <table:table-cell office:value-type="float" office:value="0.0012783576">
            <text:p>0.0012783576</text:p>
          </table:table-cell>
          <table:table-cell office:value-type="float" office:value="0.0010304019">
            <text:p>0.0010304019</text:p>
          </table:table-cell>
          <table:table-cell table:style-name="ce1" office:value-type="float" office:value="0.00091045705">
            <text:p>9.10E-004</text:p>
          </table:table-cell>
          <table:table-cell table:style-name="ce1" office:value-type="float" office:value="0.0008281886">
            <text:p>8.28E-004</text:p>
          </table:table-cell>
          <table:table-cell table:style-name="ce1" office:value-type="float" office:value="0.000790193">
            <text:p>7.90E-004</text:p>
          </table:table-cell>
          <table:table-cell table:style-name="ce1" office:value-type="float" office:value="0.00073199085">
            <text:p>7.32E-004</text:p>
          </table:table-cell>
          <table:table-cell table:style-name="ce1" office:value-type="float" office:value="0.00070890575">
            <text:p>7.09E-004</text:p>
          </table:table-cell>
          <table:table-cell table:style-name="ce1" office:value-type="float" office:value="0.0007010901">
            <text:p>7.01E-004</text:p>
          </table:table-cell>
          <table:table-cell table:style-name="ce1" office:value-type="float" office:value="0.0006983215">
            <text:p>6.98E-004</text:p>
          </table:table-cell>
          <table:table-cell table:style-name="ce1" office:value-type="float" office:value="0.00070004846">
            <text:p>7.00E-004</text:p>
          </table:table-cell>
          <table:table-cell table:style-name="ce1" office:value-type="float" office:value="0.0006997935">
            <text:p>7.00E-004</text:p>
          </table:table-cell>
          <table:table-cell table:style-name="ce1" office:value-type="float" office:value="0.0007012589">
            <text:p>7.01E-004</text:p>
          </table:table-cell>
          <table:table-cell table:style-name="ce1" office:value-type="float" office:value="0.0007021797">
            <text:p>7.02E-004</text:p>
          </table:table-cell>
          <table:table-cell table:style-name="ce1" office:value-type="float" office:value="0.0007050815">
            <text:p>7.05E-004</text:p>
          </table:table-cell>
          <table:table-cell table:style-name="ce1" office:value-type="float" office:value="0.00070658245">
            <text:p>7.07E-004</text:p>
          </table:table-cell>
          <table:table-cell table:style-name="ce1" office:value-type="float" office:value="0.0007082974">
            <text:p>7.08E-004</text:p>
          </table:table-cell>
          <table:table-cell table:style-name="ce1" office:value-type="float" office:value="0.0007093745">
            <text:p>7.09E-004</text:p>
          </table:table-cell>
          <table:table-cell table:style-name="ce1" office:value-type="float" office:value="0.0007118172">
            <text:p>7.12E-004</text:p>
          </table:table-cell>
          <table:table-cell office:value-type="float" office:value="0.0007142496">
            <text:p>7.14E-004</text:p>
          </table:table-cell>
          <table:table-cell office:value-type="float" office:value="0.00071582216">
            <text:p>7.16E-004</text:p>
          </table:table-cell>
          <table:table-cell office:value-type="float" office:value="0.0007168984">
            <text:p>7.17E-004</text:p>
          </table:table-cell>
          <table:table-cell office:value-type="float" office:value="0.0007185494">
            <text:p>7.19E-004</text:p>
          </table:table-cell>
          <table:table-cell table:style-name="ce1" office:value-type="float" office:value="0.0007215128">
            <text:p>7.22E-004</text:p>
          </table:table-cell>
          <table:table-cell office:value-type="float" office:value="0.000722824">
            <text:p>7.23E-004</text:p>
          </table:table-cell>
          <table:table-cell office:value-type="float" office:value="0.00072439905">
            <text:p>7.24E-004</text:p>
          </table:table-cell>
          <table:table-cell office:value-type="float" office:value="0.00072548894">
            <text:p>7.25E-004</text:p>
          </table:table-cell>
          <table:table-cell office:value-type="float" office:value="0.000727471">
            <text:p>7.27E-004</text:p>
          </table:table-cell>
          <table:table-cell office:value-type="float" office:value="0.00073044596">
            <text:p>7.30E-004</text:p>
          </table:table-cell>
          <table:table-cell office:value-type="float" office:value="0.0007320878">
            <text:p>7.32E-004</text:p>
          </table:table-cell>
          <table:table-cell office:value-type="float" office:value="0.00073368207">
            <text:p>7.34E-004</text:p>
          </table:table-cell>
          <table:table-cell office:value-type="float" office:value="0.0007350294">
            <text:p>7.35E-004</text:p>
          </table:table-cell>
          <table:table-cell office:value-type="float" office:value="0.00073909137">
            <text:p>7.39E-004</text:p>
          </table:table-cell>
          <table:table-cell office:value-type="float" office:value="0.00074113766">
            <text:p>7.41E-004</text:p>
          </table:table-cell>
          <table:table-cell office:value-type="float" office:value="0.00074287347">
            <text:p>7.43E-004</text:p>
          </table:table-cell>
          <table:table-cell office:value-type="float" office:value="0.0007449574">
            <text:p>7.45E-004</text:p>
          </table:table-cell>
          <table:table-cell office:value-type="float" office:value="0.00074828125">
            <text:p>7.48E-004</text:p>
          </table:table-cell>
          <table:table-cell office:value-type="float" office:value="0.00075097475">
            <text:p>7.51E-004</text:p>
          </table:table-cell>
          <table:table-cell office:value-type="float" office:value="0.0007532245">
            <text:p>7.53E-004</text:p>
          </table:table-cell>
          <table:table-cell office:value-type="float" office:value="0.0007549522">
            <text:p>7.55E-004</text:p>
          </table:table-cell>
          <table:table-cell office:value-type="float" office:value="0.00075737206">
            <text:p>7.57E-004</text:p>
          </table:table-cell>
          <table:table-cell office:value-type="float" office:value="0.0007610947">
            <text:p>7.61E-004</text:p>
          </table:table-cell>
          <table:table-cell office:value-type="float" office:value="0.00076338986">
            <text:p>7.63E-004</text:p>
          </table:table-cell>
          <table:table-cell office:value-type="float" office:value="0.00076495885">
            <text:p>7.65E-004</text:p>
          </table:table-cell>
          <table:table-cell office:value-type="float" office:value="0.0007668477">
            <text:p>7.67E-004</text:p>
          </table:table-cell>
          <table:table-cell office:value-type="float" office:value="0.0007711407">
            <text:p>7.71E-004</text:p>
          </table:table-cell>
          <table:table-cell office:value-type="float" office:value="0.00077302166">
            <text:p>7.73E-004</text:p>
          </table:table-cell>
          <table:table-cell office:value-type="float" office:value="0.0007744797">
            <text:p>7.74E-004</text:p>
          </table:table-cell>
          <table:table-cell office:value-type="float" office:value="0.0007766384">
            <text:p>7.77E-004</text:p>
          </table:table-cell>
          <table:table-cell/>
        </table:table-row>
        <table:table-row table:style-name="ro1">
          <table:table-cell office:value-type="string">
            <text:p>/mnt/share/Music/Albums/Parliament/Trombipulation/08 Peek-A-Groove.mp3</text:p>
          </table:table-cell>
          <table:table-cell office:value-type="float" office:value="0.048302192">
            <text:p>0.048302192</text:p>
          </table:table-cell>
          <table:table-cell office:value-type="float" office:value="0.06256493">
            <text:p>0.06256493</text:p>
          </table:table-cell>
          <table:table-cell office:value-type="float" office:value="0.04872853">
            <text:p>0.04872853</text:p>
          </table:table-cell>
          <table:table-cell office:value-type="float" office:value="0.035318002">
            <text:p>0.035318002</text:p>
          </table:table-cell>
          <table:table-cell office:value-type="float" office:value="0.03978365">
            <text:p>0.03978365</text:p>
          </table:table-cell>
          <table:table-cell office:value-type="float" office:value="0.035142954">
            <text:p>0.035142954</text:p>
          </table:table-cell>
          <table:table-cell office:value-type="float" office:value="0.034466006">
            <text:p>0.034466006</text:p>
          </table:table-cell>
          <table:table-cell office:value-type="float" office:value="0.021286353">
            <text:p>0.021286353</text:p>
          </table:table-cell>
          <table:table-cell office:value-type="float" office:value="0.028073644">
            <text:p>0.028073644</text:p>
          </table:table-cell>
          <table:table-cell office:value-type="float" office:value="0.024802757">
            <text:p>0.024802757</text:p>
          </table:table-cell>
          <table:table-cell office:value-type="float" office:value="0.028993169">
            <text:p>0.028993169</text:p>
          </table:table-cell>
          <table:table-cell office:value-type="float" office:value="0.02391142">
            <text:p>0.02391142</text:p>
          </table:table-cell>
          <table:table-cell office:value-type="float" office:value="0.031790342">
            <text:p>0.031790342</text:p>
          </table:table-cell>
          <table:table-cell office:value-type="float" office:value="0.03268382">
            <text:p>0.03268382</text:p>
          </table:table-cell>
          <table:table-cell office:value-type="float" office:value="0.024605425">
            <text:p>0.024605425</text:p>
          </table:table-cell>
          <table:table-cell office:value-type="float" office:value="0.027613206">
            <text:p>0.027613206</text:p>
          </table:table-cell>
          <table:table-cell office:value-type="float" office:value="0.03739195">
            <text:p>0.03739195</text:p>
          </table:table-cell>
          <table:table-cell office:value-type="float" office:value="0.026752533">
            <text:p>0.026752533</text:p>
          </table:table-cell>
          <table:table-cell office:value-type="float" office:value="0.03644729">
            <text:p>0.03644729</text:p>
          </table:table-cell>
          <table:table-cell office:value-type="float" office:value="0.024802612">
            <text:p>0.024802612</text:p>
          </table:table-cell>
          <table:table-cell office:value-type="float" office:value="0.036062256">
            <text:p>0.036062256</text:p>
          </table:table-cell>
          <table:table-cell office:value-type="float" office:value="0.029926926">
            <text:p>0.029926926</text:p>
          </table:table-cell>
          <table:table-cell office:value-type="float" office:value="0.025652973">
            <text:p>0.025652973</text:p>
          </table:table-cell>
          <table:table-cell office:value-type="float" office:value="0.025939861">
            <text:p>0.025939861</text:p>
          </table:table-cell>
          <table:table-cell office:value-type="float" office:value="0.03320499">
            <text:p>0.03320499</text:p>
          </table:table-cell>
          <table:table-cell office:value-type="float" office:value="0.02245638">
            <text:p>0.02245638</text:p>
          </table:table-cell>
          <table:table-cell office:value-type="float" office:value="0.023874572">
            <text:p>0.023874572</text:p>
          </table:table-cell>
          <table:table-cell office:value-type="float" office:value="0.034061946">
            <text:p>0.034061946</text:p>
          </table:table-cell>
          <table:table-cell office:value-type="float" office:value="0.0221073">
            <text:p>0.0221073</text:p>
          </table:table-cell>
          <table:table-cell office:value-type="float" office:value="0.02138456">
            <text:p>0.02138456</text:p>
          </table:table-cell>
          <table:table-cell office:value-type="float" office:value="0.028781861">
            <text:p>0.028781861</text:p>
          </table:table-cell>
          <table:table-cell office:value-type="float" office:value="0.026271306">
            <text:p>0.026271306</text:p>
          </table:table-cell>
          <table:table-cell office:value-type="float" office:value="0.030224465">
            <text:p>0.030224465</text:p>
          </table:table-cell>
          <table:table-cell office:value-type="float" office:value="0.027608145">
            <text:p>0.027608145</text:p>
          </table:table-cell>
          <table:table-cell office:value-type="float" office:value="0.024217404">
            <text:p>0.024217404</text:p>
          </table:table-cell>
          <table:table-cell office:value-type="float" office:value="0.020454235">
            <text:p>0.020454235</text:p>
          </table:table-cell>
          <table:table-cell office:value-type="float" office:value="0.024422359">
            <text:p>0.024422359</text:p>
          </table:table-cell>
          <table:table-cell office:value-type="float" office:value="0.018919004">
            <text:p>0.018919004</text:p>
          </table:table-cell>
          <table:table-cell office:value-type="float" office:value="0.018224174">
            <text:p>0.018224174</text:p>
          </table:table-cell>
          <table:table-cell office:value-type="float" office:value="0.018499661">
            <text:p>0.018499661</text:p>
          </table:table-cell>
          <table:table-cell office:value-type="float" office:value="0.02360271">
            <text:p>0.02360271</text:p>
          </table:table-cell>
          <table:table-cell office:value-type="float" office:value="0.02407509">
            <text:p>0.02407509</text:p>
          </table:table-cell>
          <table:table-cell office:value-type="float" office:value="0.016961185">
            <text:p>0.016961185</text:p>
          </table:table-cell>
          <table:table-cell office:value-type="float" office:value="0.018301658">
            <text:p>0.018301658</text:p>
          </table:table-cell>
          <table:table-cell office:value-type="float" office:value="0.021504756">
            <text:p>0.021504756</text:p>
          </table:table-cell>
          <table:table-cell office:value-type="float" office:value="0.017964542">
            <text:p>0.017964542</text:p>
          </table:table-cell>
          <table:table-cell office:value-type="float" office:value="0.015706325">
            <text:p>0.015706325</text:p>
          </table:table-cell>
          <table:table-cell office:value-type="float" office:value="0.015239877">
            <text:p>0.015239877</text:p>
          </table:table-cell>
          <table:table-cell office:value-type="float" office:value="0.01861507">
            <text:p>0.01861507</text:p>
          </table:table-cell>
          <table:table-cell office:value-type="float" office:value="0.017029135">
            <text:p>0.017029135</text:p>
          </table:table-cell>
          <table:table-cell office:value-type="float" office:value="0.013712926">
            <text:p>0.013712926</text:p>
          </table:table-cell>
          <table:table-cell office:value-type="float" office:value="0.017283672">
            <text:p>0.017283672</text:p>
          </table:table-cell>
          <table:table-cell office:value-type="float" office:value="0.016206484">
            <text:p>0.016206484</text:p>
          </table:table-cell>
          <table:table-cell office:value-type="float" office:value="0.021323465">
            <text:p>0.021323465</text:p>
          </table:table-cell>
          <table:table-cell office:value-type="float" office:value="0.02133327">
            <text:p>0.02133327</text:p>
          </table:table-cell>
          <table:table-cell office:value-type="float" office:value="0.019313065">
            <text:p>0.019313065</text:p>
          </table:table-cell>
          <table:table-cell office:value-type="float" office:value="0.019118747">
            <text:p>0.019118747</text:p>
          </table:table-cell>
          <table:table-cell office:value-type="float" office:value="0.018865425">
            <text:p>0.018865425</text:p>
          </table:table-cell>
          <table:table-cell office:value-type="float" office:value="0.01978259">
            <text:p>0.01978259</text:p>
          </table:table-cell>
          <table:table-cell office:value-type="float" office:value="0.020694153">
            <text:p>0.020694153</text:p>
          </table:table-cell>
          <table:table-cell office:value-type="float" office:value="0.018252514">
            <text:p>0.018252514</text:p>
          </table:table-cell>
          <table:table-cell office:value-type="float" office:value="0.021139331">
            <text:p>0.021139331</text:p>
          </table:table-cell>
          <table:table-cell office:value-type="float" office:value="0.0199522">
            <text:p>0.0199522</text:p>
          </table:table-cell>
          <table:table-cell office:value-type="float" office:value="0.019855097">
            <text:p>0.019855097</text:p>
          </table:table-cell>
          <table:table-cell office:value-type="float" office:value="0.023144426">
            <text:p>0.023144426</text:p>
          </table:table-cell>
          <table:table-cell office:value-type="float" office:value="0.024851412">
            <text:p>0.024851412</text:p>
          </table:table-cell>
          <table:table-cell office:value-type="float" office:value="0.020957662">
            <text:p>0.020957662</text:p>
          </table:table-cell>
          <table:table-cell office:value-type="float" office:value="0.02361462">
            <text:p>0.02361462</text:p>
          </table:table-cell>
          <table:table-cell office:value-type="float" office:value="0.01984849">
            <text:p>0.01984849</text:p>
          </table:table-cell>
          <table:table-cell office:value-type="float" office:value="0.020714397">
            <text:p>0.020714397</text:p>
          </table:table-cell>
          <table:table-cell office:value-type="float" office:value="0.019469233">
            <text:p>0.019469233</text:p>
          </table:table-cell>
          <table:table-cell office:value-type="float" office:value="0.018539304">
            <text:p>0.018539304</text:p>
          </table:table-cell>
          <table:table-cell office:value-type="float" office:value="0.016949546">
            <text:p>0.016949546</text:p>
          </table:table-cell>
          <table:table-cell office:value-type="float" office:value="0.014565728">
            <text:p>0.014565728</text:p>
          </table:table-cell>
          <table:table-cell office:value-type="float" office:value="0.013580172">
            <text:p>0.013580172</text:p>
          </table:table-cell>
          <table:table-cell office:value-type="float" office:value="0.015970368">
            <text:p>0.015970368</text:p>
          </table:table-cell>
          <table:table-cell office:value-type="float" office:value="0.013920019">
            <text:p>0.013920019</text:p>
          </table:table-cell>
          <table:table-cell office:value-type="float" office:value="0.013308437">
            <text:p>0.013308437</text:p>
          </table:table-cell>
          <table:table-cell office:value-type="float" office:value="0.01278959">
            <text:p>0.01278959</text:p>
          </table:table-cell>
          <table:table-cell office:value-type="float" office:value="0.012780787">
            <text:p>0.012780787</text:p>
          </table:table-cell>
          <table:table-cell office:value-type="float" office:value="0.013672461">
            <text:p>0.013672461</text:p>
          </table:table-cell>
          <table:table-cell office:value-type="float" office:value="0.01234694">
            <text:p>0.01234694</text:p>
          </table:table-cell>
          <table:table-cell office:value-type="float" office:value="0.011454148">
            <text:p>0.011454148</text:p>
          </table:table-cell>
          <table:table-cell office:value-type="float" office:value="0.010149018">
            <text:p>0.010149018</text:p>
          </table:table-cell>
          <table:table-cell office:value-type="float" office:value="0.010185147">
            <text:p>0.010185147</text:p>
          </table:table-cell>
          <table:table-cell office:value-type="float" office:value="0.0094875395">
            <text:p>0.0094875395</text:p>
          </table:table-cell>
          <table:table-cell office:value-type="float" office:value="0.010607709">
            <text:p>0.010607709</text:p>
          </table:table-cell>
          <table:table-cell office:value-type="float" office:value="0.009310032">
            <text:p>0.009310032</text:p>
          </table:table-cell>
          <table:table-cell office:value-type="float" office:value="0.008963631">
            <text:p>0.008963631</text:p>
          </table:table-cell>
          <table:table-cell office:value-type="float" office:value="0.008692572">
            <text:p>0.008692572</text:p>
          </table:table-cell>
          <table:table-cell office:value-type="float" office:value="0.008014591">
            <text:p>0.008014591</text:p>
          </table:table-cell>
          <table:table-cell office:value-type="float" office:value="0.008791311">
            <text:p>0.008791311</text:p>
          </table:table-cell>
          <table:table-cell office:value-type="float" office:value="0.0084364945">
            <text:p>0.0084364945</text:p>
          </table:table-cell>
          <table:table-cell office:value-type="float" office:value="0.008585616">
            <text:p>0.008585616</text:p>
          </table:table-cell>
          <table:table-cell office:value-type="float" office:value="0.008763117">
            <text:p>0.008763117</text:p>
          </table:table-cell>
          <table:table-cell office:value-type="float" office:value="0.00797955">
            <text:p>0.00797955</text:p>
          </table:table-cell>
          <table:table-cell office:value-type="float" office:value="0.0065822615">
            <text:p>0.0065822615</text:p>
          </table:table-cell>
          <table:table-cell office:value-type="float" office:value="0.007907717">
            <text:p>0.007907717</text:p>
          </table:table-cell>
          <table:table-cell office:value-type="float" office:value="0.006686171">
            <text:p>0.006686171</text:p>
          </table:table-cell>
          <table:table-cell office:value-type="float" office:value="0.006165636">
            <text:p>0.006165636</text:p>
          </table:table-cell>
          <table:table-cell office:value-type="float" office:value="0.0067130527">
            <text:p>0.0067130527</text:p>
          </table:table-cell>
          <table:table-cell office:value-type="float" office:value="0.0058355294">
            <text:p>0.0058355294</text:p>
          </table:table-cell>
          <table:table-cell office:value-type="float" office:value="0.0061902767">
            <text:p>0.0061902767</text:p>
          </table:table-cell>
          <table:table-cell office:value-type="float" office:value="0.0058987713">
            <text:p>0.0058987713</text:p>
          </table:table-cell>
          <table:table-cell office:value-type="float" office:value="0.006006531">
            <text:p>0.006006531</text:p>
          </table:table-cell>
          <table:table-cell office:value-type="float" office:value="0.005848755">
            <text:p>0.005848755</text:p>
          </table:table-cell>
          <table:table-cell office:value-type="float" office:value="0.0055282037">
            <text:p>0.0055282037</text:p>
          </table:table-cell>
          <table:table-cell office:value-type="float" office:value="0.005351893">
            <text:p>0.005351893</text:p>
          </table:table-cell>
          <table:table-cell office:value-type="float" office:value="0.00494451">
            <text:p>0.00494451</text:p>
          </table:table-cell>
          <table:table-cell office:value-type="float" office:value="0.005666899">
            <text:p>0.005666899</text:p>
          </table:table-cell>
          <table:table-cell office:value-type="float" office:value="0.006799207">
            <text:p>0.006799207</text:p>
          </table:table-cell>
          <table:table-cell office:value-type="float" office:value="0.005801708">
            <text:p>0.005801708</text:p>
          </table:table-cell>
          <table:table-cell office:value-type="float" office:value="0.0052683805">
            <text:p>0.0052683805</text:p>
          </table:table-cell>
          <table:table-cell office:value-type="float" office:value="0.004524847">
            <text:p>0.004524847</text:p>
          </table:table-cell>
          <table:table-cell office:value-type="float" office:value="0.0046951664">
            <text:p>0.0046951664</text:p>
          </table:table-cell>
          <table:table-cell office:value-type="float" office:value="0.0049353037">
            <text:p>0.0049353037</text:p>
          </table:table-cell>
          <table:table-cell office:value-type="float" office:value="0.005160742">
            <text:p>0.005160742</text:p>
          </table:table-cell>
          <table:table-cell office:value-type="float" office:value="0.0049726586">
            <text:p>0.0049726586</text:p>
          </table:table-cell>
          <table:table-cell office:value-type="float" office:value="0.004839138">
            <text:p>0.004839138</text:p>
          </table:table-cell>
          <table:table-cell office:value-type="float" office:value="0.0050103054">
            <text:p>0.0050103054</text:p>
          </table:table-cell>
          <table:table-cell office:value-type="float" office:value="0.0045936503">
            <text:p>0.0045936503</text:p>
          </table:table-cell>
          <table:table-cell office:value-type="float" office:value="0.004741909">
            <text:p>0.004741909</text:p>
          </table:table-cell>
          <table:table-cell office:value-type="float" office:value="0.0049528424">
            <text:p>0.0049528424</text:p>
          </table:table-cell>
          <table:table-cell office:value-type="float" office:value="0.005733124">
            <text:p>0.005733124</text:p>
          </table:table-cell>
          <table:table-cell office:value-type="float" office:value="0.0051951627">
            <text:p>0.0051951627</text:p>
          </table:table-cell>
          <table:table-cell office:value-type="float" office:value="0.0051784557">
            <text:p>0.0051784557</text:p>
          </table:table-cell>
          <table:table-cell office:value-type="float" office:value="0.005375085">
            <text:p>0.005375085</text:p>
          </table:table-cell>
          <table:table-cell office:value-type="float" office:value="0.0047843917">
            <text:p>0.0047843917</text:p>
          </table:table-cell>
          <table:table-cell office:value-type="float" office:value="0.0049198796">
            <text:p>0.0049198796</text:p>
          </table:table-cell>
          <table:table-cell office:value-type="float" office:value="0.004929666">
            <text:p>0.004929666</text:p>
          </table:table-cell>
          <table:table-cell office:value-type="float" office:value="0.0056595304">
            <text:p>0.0056595304</text:p>
          </table:table-cell>
          <table:table-cell office:value-type="float" office:value="0.0063602305">
            <text:p>0.0063602305</text:p>
          </table:table-cell>
          <table:table-cell office:value-type="float" office:value="0.005146186">
            <text:p>0.005146186</text:p>
          </table:table-cell>
          <table:table-cell office:value-type="float" office:value="0.0049462244">
            <text:p>0.0049462244</text:p>
          </table:table-cell>
          <table:table-cell office:value-type="float" office:value="0.0050072637">
            <text:p>0.0050072637</text:p>
          </table:table-cell>
          <table:table-cell office:value-type="float" office:value="0.0050500766">
            <text:p>0.0050500766</text:p>
          </table:table-cell>
          <table:table-cell office:value-type="float" office:value="0.0052057477">
            <text:p>0.0052057477</text:p>
          </table:table-cell>
          <table:table-cell office:value-type="float" office:value="0.004805663">
            <text:p>0.004805663</text:p>
          </table:table-cell>
          <table:table-cell office:value-type="float" office:value="0.005394409">
            <text:p>0.005394409</text:p>
          </table:table-cell>
          <table:table-cell office:value-type="float" office:value="0.0056596077">
            <text:p>0.0056596077</text:p>
          </table:table-cell>
          <table:table-cell office:value-type="float" office:value="0.0053527993">
            <text:p>0.0053527993</text:p>
          </table:table-cell>
          <table:table-cell office:value-type="float" office:value="0.005176143">
            <text:p>0.005176143</text:p>
          </table:table-cell>
          <table:table-cell office:value-type="float" office:value="0.0051784534">
            <text:p>0.0051784534</text:p>
          </table:table-cell>
          <table:table-cell office:value-type="float" office:value="0.005746801">
            <text:p>0.005746801</text:p>
          </table:table-cell>
          <table:table-cell office:value-type="float" office:value="0.0059032575">
            <text:p>0.0059032575</text:p>
          </table:table-cell>
          <table:table-cell office:value-type="float" office:value="0.0054684253">
            <text:p>0.0054684253</text:p>
          </table:table-cell>
          <table:table-cell office:value-type="float" office:value="0.005227833">
            <text:p>0.005227833</text:p>
          </table:table-cell>
          <table:table-cell office:value-type="float" office:value="0.005752239">
            <text:p>0.005752239</text:p>
          </table:table-cell>
          <table:table-cell office:value-type="float" office:value="0.0050816853">
            <text:p>0.0050816853</text:p>
          </table:table-cell>
          <table:table-cell office:value-type="float" office:value="0.004707188">
            <text:p>0.004707188</text:p>
          </table:table-cell>
          <table:table-cell office:value-type="float" office:value="0.0054626763">
            <text:p>0.0054626763</text:p>
          </table:table-cell>
          <table:table-cell office:value-type="float" office:value="0.0054678726">
            <text:p>0.0054678726</text:p>
          </table:table-cell>
          <table:table-cell office:value-type="float" office:value="0.00579114">
            <text:p>0.00579114</text:p>
          </table:table-cell>
          <table:table-cell office:value-type="float" office:value="0.0057983072">
            <text:p>0.0057983072</text:p>
          </table:table-cell>
          <table:table-cell office:value-type="float" office:value="0.0050450503">
            <text:p>0.0050450503</text:p>
          </table:table-cell>
          <table:table-cell office:value-type="float" office:value="0.0050570234">
            <text:p>0.0050570234</text:p>
          </table:table-cell>
          <table:table-cell office:value-type="float" office:value="0.005722846">
            <text:p>0.005722846</text:p>
          </table:table-cell>
          <table:table-cell office:value-type="float" office:value="0.005607715">
            <text:p>0.005607715</text:p>
          </table:table-cell>
          <table:table-cell office:value-type="float" office:value="0.0053405236">
            <text:p>0.0053405236</text:p>
          </table:table-cell>
          <table:table-cell office:value-type="float" office:value="0.005936041">
            <text:p>0.005936041</text:p>
          </table:table-cell>
          <table:table-cell office:value-type="float" office:value="0.005779096">
            <text:p>0.005779096</text:p>
          </table:table-cell>
          <table:table-cell office:value-type="float" office:value="0.0056054387">
            <text:p>0.0056054387</text:p>
          </table:table-cell>
          <table:table-cell office:value-type="float" office:value="0.005271679">
            <text:p>0.005271679</text:p>
          </table:table-cell>
          <table:table-cell office:value-type="float" office:value="0.0053658066">
            <text:p>0.0053658066</text:p>
          </table:table-cell>
          <table:table-cell office:value-type="float" office:value="0.005205956">
            <text:p>0.005205956</text:p>
          </table:table-cell>
          <table:table-cell office:value-type="float" office:value="0.0053468645">
            <text:p>0.0053468645</text:p>
          </table:table-cell>
          <table:table-cell office:value-type="float" office:value="0.005325208">
            <text:p>0.005325208</text:p>
          </table:table-cell>
          <table:table-cell office:value-type="float" office:value="0.0053638294">
            <text:p>0.0053638294</text:p>
          </table:table-cell>
          <table:table-cell office:value-type="float" office:value="0.0051803254">
            <text:p>0.0051803254</text:p>
          </table:table-cell>
          <table:table-cell office:value-type="float" office:value="0.005197342">
            <text:p>0.005197342</text:p>
          </table:table-cell>
          <table:table-cell office:value-type="float" office:value="0.0048489813">
            <text:p>0.0048489813</text:p>
          </table:table-cell>
          <table:table-cell office:value-type="float" office:value="0.0046215253">
            <text:p>0.0046215253</text:p>
          </table:table-cell>
          <table:table-cell office:value-type="float" office:value="0.0048338724">
            <text:p>0.0048338724</text:p>
          </table:table-cell>
          <table:table-cell office:value-type="float" office:value="0.0052850554">
            <text:p>0.0052850554</text:p>
          </table:table-cell>
          <table:table-cell office:value-type="float" office:value="0.0050913994">
            <text:p>0.0050913994</text:p>
          </table:table-cell>
          <table:table-cell office:value-type="float" office:value="0.004946884">
            <text:p>0.004946884</text:p>
          </table:table-cell>
          <table:table-cell office:value-type="float" office:value="0.004935328">
            <text:p>0.004935328</text:p>
          </table:table-cell>
          <table:table-cell office:value-type="float" office:value="0.004169196">
            <text:p>0.004169196</text:p>
          </table:table-cell>
          <table:table-cell office:value-type="float" office:value="0.0041624755">
            <text:p>0.0041624755</text:p>
          </table:table-cell>
          <table:table-cell office:value-type="float" office:value="0.0041525317">
            <text:p>0.0041525317</text:p>
          </table:table-cell>
          <table:table-cell office:value-type="float" office:value="0.0042810366">
            <text:p>0.0042810366</text:p>
          </table:table-cell>
          <table:table-cell office:value-type="float" office:value="0.0047787623">
            <text:p>0.0047787623</text:p>
          </table:table-cell>
          <table:table-cell office:value-type="float" office:value="0.004725473">
            <text:p>0.004725473</text:p>
          </table:table-cell>
          <table:table-cell office:value-type="float" office:value="0.0050271237">
            <text:p>0.0050271237</text:p>
          </table:table-cell>
          <table:table-cell office:value-type="float" office:value="0.005286631">
            <text:p>0.005286631</text:p>
          </table:table-cell>
          <table:table-cell office:value-type="float" office:value="0.0050344006">
            <text:p>0.0050344006</text:p>
          </table:table-cell>
          <table:table-cell office:value-type="float" office:value="0.0042538783">
            <text:p>0.0042538783</text:p>
          </table:table-cell>
          <table:table-cell office:value-type="float" office:value="0.003966093">
            <text:p>0.003966093</text:p>
          </table:table-cell>
          <table:table-cell office:value-type="float" office:value="0.0042053373">
            <text:p>0.0042053373</text:p>
          </table:table-cell>
          <table:table-cell office:value-type="float" office:value="0.0038810263">
            <text:p>0.0038810263</text:p>
          </table:table-cell>
          <table:table-cell office:value-type="float" office:value="0.003934684">
            <text:p>0.003934684</text:p>
          </table:table-cell>
          <table:table-cell office:value-type="float" office:value="0.0041713817">
            <text:p>0.0041713817</text:p>
          </table:table-cell>
          <table:table-cell office:value-type="float" office:value="0.0045185834">
            <text:p>0.0045185834</text:p>
          </table:table-cell>
          <table:table-cell office:value-type="float" office:value="0.0047087437">
            <text:p>0.0047087437</text:p>
          </table:table-cell>
          <table:table-cell office:value-type="float" office:value="0.004401901">
            <text:p>0.004401901</text:p>
          </table:table-cell>
          <table:table-cell office:value-type="float" office:value="0.003853835">
            <text:p>0.003853835</text:p>
          </table:table-cell>
          <table:table-cell office:value-type="float" office:value="0.0037414453">
            <text:p>0.0037414453</text:p>
          </table:table-cell>
          <table:table-cell office:value-type="float" office:value="0.003132546">
            <text:p>0.003132546</text:p>
          </table:table-cell>
          <table:table-cell office:value-type="float" office:value="0.002972781">
            <text:p>0.002972781</text:p>
          </table:table-cell>
          <table:table-cell office:value-type="float" office:value="0.0028825488">
            <text:p>0.0028825488</text:p>
          </table:table-cell>
          <table:table-cell office:value-type="float" office:value="0.0027539178">
            <text:p>0.0027539178</text:p>
          </table:table-cell>
          <table:table-cell office:value-type="float" office:value="0.0024746428">
            <text:p>0.0024746428</text:p>
          </table:table-cell>
          <table:table-cell office:value-type="float" office:value="0.002676585">
            <text:p>0.002676585</text:p>
          </table:table-cell>
          <table:table-cell office:value-type="float" office:value="0.0022439014">
            <text:p>0.0022439014</text:p>
          </table:table-cell>
          <table:table-cell office:value-type="float" office:value="0.001892128">
            <text:p>0.001892128</text:p>
          </table:table-cell>
          <table:table-cell office:value-type="float" office:value="0.0016996855">
            <text:p>0.0016996855</text:p>
          </table:table-cell>
          <table:table-cell office:value-type="float" office:value="0.0016329739">
            <text:p>0.0016329739</text:p>
          </table:table-cell>
          <table:table-cell office:value-type="float" office:value="0.0014590962">
            <text:p>0.0014590962</text:p>
          </table:table-cell>
          <table:table-cell office:value-type="float" office:value="0.0010612073">
            <text:p>0.0010612073</text:p>
          </table:table-cell>
          <table:table-cell table:style-name="ce1" office:value-type="float" office:value="0.0009640037">
            <text:p>9.64E-004</text:p>
          </table:table-cell>
          <table:table-cell table:style-name="ce1" office:value-type="float" office:value="0.0008504793">
            <text:p>8.50E-004</text:p>
          </table:table-cell>
          <table:table-cell table:style-name="ce1" office:value-type="float" office:value="0.00078567566">
            <text:p>7.86E-004</text:p>
          </table:table-cell>
          <table:table-cell table:style-name="ce1" office:value-type="float" office:value="0.0007590255">
            <text:p>7.59E-004</text:p>
          </table:table-cell>
          <table:table-cell table:style-name="ce1" office:value-type="float" office:value="0.000733807">
            <text:p>7.34E-004</text:p>
          </table:table-cell>
          <table:table-cell table:style-name="ce1" office:value-type="float" office:value="0.0007165991">
            <text:p>7.17E-004</text:p>
          </table:table-cell>
          <table:table-cell table:style-name="ce1" office:value-type="float" office:value="0.00070913025">
            <text:p>7.09E-004</text:p>
          </table:table-cell>
          <table:table-cell table:style-name="ce1" office:value-type="float" office:value="0.00070637016">
            <text:p>7.06E-004</text:p>
          </table:table-cell>
          <table:table-cell table:style-name="ce1" office:value-type="float" office:value="0.00070195145">
            <text:p>7.02E-004</text:p>
          </table:table-cell>
          <table:table-cell table:style-name="ce1" office:value-type="float" office:value="0.0007007944">
            <text:p>7.01E-004</text:p>
          </table:table-cell>
          <table:table-cell table:style-name="ce1" office:value-type="float" office:value="0.00070149">
            <text:p>7.01E-004</text:p>
          </table:table-cell>
          <table:table-cell table:style-name="ce1" office:value-type="float" office:value="0.00070210104">
            <text:p>7.02E-004</text:p>
          </table:table-cell>
          <table:table-cell table:style-name="ce1" office:value-type="float" office:value="0.00070290075">
            <text:p>7.03E-004</text:p>
          </table:table-cell>
          <table:table-cell table:style-name="ce1" office:value-type="float" office:value="0.00070395">
            <text:p>7.04E-004</text:p>
          </table:table-cell>
          <table:table-cell table:style-name="ce1" office:value-type="float" office:value="0.0007050874">
            <text:p>7.05E-004</text:p>
          </table:table-cell>
          <table:table-cell table:style-name="ce1" office:value-type="float" office:value="0.0007065385">
            <text:p>7.07E-004</text:p>
          </table:table-cell>
          <table:table-cell office:value-type="float" office:value="0.000708637">
            <text:p>7.09E-004</text:p>
          </table:table-cell>
          <table:table-cell office:value-type="float" office:value="0.0007099469">
            <text:p>7.10E-004</text:p>
          </table:table-cell>
          <table:table-cell office:value-type="float" office:value="0.00071131915">
            <text:p>7.11E-004</text:p>
          </table:table-cell>
          <table:table-cell office:value-type="float" office:value="0.00071266195">
            <text:p>7.13E-004</text:p>
          </table:table-cell>
          <table:table-cell table:style-name="ce1" office:value-type="float" office:value="0.00071597315">
            <text:p>7.16E-004</text:p>
          </table:table-cell>
          <table:table-cell office:value-type="float" office:value="0.0007174497">
            <text:p>7.17E-004</text:p>
          </table:table-cell>
          <table:table-cell office:value-type="float" office:value="0.0007187485">
            <text:p>7.19E-004</text:p>
          </table:table-cell>
          <table:table-cell office:value-type="float" office:value="0.0007200528">
            <text:p>7.20E-004</text:p>
          </table:table-cell>
          <table:table-cell office:value-type="float" office:value="0.0007221682">
            <text:p>7.22E-004</text:p>
          </table:table-cell>
          <table:table-cell office:value-type="float" office:value="0.0007247252">
            <text:p>7.25E-004</text:p>
          </table:table-cell>
          <table:table-cell office:value-type="float" office:value="0.000725782">
            <text:p>7.26E-004</text:p>
          </table:table-cell>
          <table:table-cell office:value-type="float" office:value="0.00072747405">
            <text:p>7.27E-004</text:p>
          </table:table-cell>
          <table:table-cell office:value-type="float" office:value="0.0007293374">
            <text:p>7.29E-004</text:p>
          </table:table-cell>
          <table:table-cell office:value-type="float" office:value="0.0007330912">
            <text:p>7.33E-004</text:p>
          </table:table-cell>
          <table:table-cell office:value-type="float" office:value="0.0007348556">
            <text:p>7.35E-004</text:p>
          </table:table-cell>
          <table:table-cell office:value-type="float" office:value="0.000736809">
            <text:p>7.37E-004</text:p>
          </table:table-cell>
          <table:table-cell office:value-type="float" office:value="0.00073870615">
            <text:p>7.39E-004</text:p>
          </table:table-cell>
          <table:table-cell office:value-type="float" office:value="0.0007416367">
            <text:p>7.42E-004</text:p>
          </table:table-cell>
          <table:table-cell office:value-type="float" office:value="0.0007443815">
            <text:p>7.44E-004</text:p>
          </table:table-cell>
          <table:table-cell office:value-type="float" office:value="0.0007459619">
            <text:p>7.46E-004</text:p>
          </table:table-cell>
          <table:table-cell office:value-type="float" office:value="0.000747725">
            <text:p>7.48E-004</text:p>
          </table:table-cell>
          <table:table-cell office:value-type="float" office:value="0.0007500598">
            <text:p>7.50E-004</text:p>
          </table:table-cell>
          <table:table-cell office:value-type="float" office:value="0.00075419596">
            <text:p>7.54E-004</text:p>
          </table:table-cell>
          <table:table-cell office:value-type="float" office:value="0.00075594964">
            <text:p>7.56E-004</text:p>
          </table:table-cell>
          <table:table-cell office:value-type="float" office:value="0.0007578173">
            <text:p>7.58E-004</text:p>
          </table:table-cell>
          <table:table-cell office:value-type="float" office:value="0.000760208">
            <text:p>7.60E-004</text:p>
          </table:table-cell>
          <table:table-cell office:value-type="float" office:value="0.00076442835">
            <text:p>7.64E-004</text:p>
          </table:table-cell>
          <table:table-cell office:value-type="float" office:value="0.00076615455">
            <text:p>7.66E-004</text:p>
          </table:table-cell>
          <table:table-cell office:value-type="float" office:value="0.0007680107">
            <text:p>7.68E-004</text:p>
          </table:table-cell>
          <table:table-cell office:value-type="float" office:value="0.00077016174">
            <text:p>7.70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1 Up for the Down Stroke.mp3</text:p>
          </table:table-cell>
          <table:table-cell office:value-type="float" office:value="0.023292338">
            <text:p>0.023292338</text:p>
          </table:table-cell>
          <table:table-cell office:value-type="float" office:value="0.018873978">
            <text:p>0.018873978</text:p>
          </table:table-cell>
          <table:table-cell office:value-type="float" office:value="0.028834691">
            <text:p>0.028834691</text:p>
          </table:table-cell>
          <table:table-cell office:value-type="float" office:value="0.031362377">
            <text:p>0.031362377</text:p>
          </table:table-cell>
          <table:table-cell office:value-type="float" office:value="0.034039922">
            <text:p>0.034039922</text:p>
          </table:table-cell>
          <table:table-cell office:value-type="float" office:value="0.0363201">
            <text:p>0.0363201</text:p>
          </table:table-cell>
          <table:table-cell office:value-type="float" office:value="0.031952962">
            <text:p>0.031952962</text:p>
          </table:table-cell>
          <table:table-cell office:value-type="float" office:value="0.029836047">
            <text:p>0.029836047</text:p>
          </table:table-cell>
          <table:table-cell office:value-type="float" office:value="0.03579792">
            <text:p>0.03579792</text:p>
          </table:table-cell>
          <table:table-cell office:value-type="float" office:value="0.027611844">
            <text:p>0.027611844</text:p>
          </table:table-cell>
          <table:table-cell office:value-type="float" office:value="0.02911403">
            <text:p>0.02911403</text:p>
          </table:table-cell>
          <table:table-cell office:value-type="float" office:value="0.02956225">
            <text:p>0.02956225</text:p>
          </table:table-cell>
          <table:table-cell office:value-type="float" office:value="0.026822891">
            <text:p>0.026822891</text:p>
          </table:table-cell>
          <table:table-cell office:value-type="float" office:value="0.028778622">
            <text:p>0.028778622</text:p>
          </table:table-cell>
          <table:table-cell office:value-type="float" office:value="0.026059521">
            <text:p>0.026059521</text:p>
          </table:table-cell>
          <table:table-cell office:value-type="float" office:value="0.03592652">
            <text:p>0.03592652</text:p>
          </table:table-cell>
          <table:table-cell office:value-type="float" office:value="0.024014642">
            <text:p>0.024014642</text:p>
          </table:table-cell>
          <table:table-cell office:value-type="float" office:value="0.029053">
            <text:p>0.029053</text:p>
          </table:table-cell>
          <table:table-cell office:value-type="float" office:value="0.02196163">
            <text:p>0.02196163</text:p>
          </table:table-cell>
          <table:table-cell office:value-type="float" office:value="0.026353156">
            <text:p>0.026353156</text:p>
          </table:table-cell>
          <table:table-cell office:value-type="float" office:value="0.030908953">
            <text:p>0.030908953</text:p>
          </table:table-cell>
          <table:table-cell office:value-type="float" office:value="0.021887168">
            <text:p>0.021887168</text:p>
          </table:table-cell>
          <table:table-cell office:value-type="float" office:value="0.030583195">
            <text:p>0.030583195</text:p>
          </table:table-cell>
          <table:table-cell office:value-type="float" office:value="0.032879524">
            <text:p>0.032879524</text:p>
          </table:table-cell>
          <table:table-cell office:value-type="float" office:value="0.01945471">
            <text:p>0.01945471</text:p>
          </table:table-cell>
          <table:table-cell office:value-type="float" office:value="0.026660144">
            <text:p>0.026660144</text:p>
          </table:table-cell>
          <table:table-cell office:value-type="float" office:value="0.021808404">
            <text:p>0.021808404</text:p>
          </table:table-cell>
          <table:table-cell office:value-type="float" office:value="0.021091403">
            <text:p>0.021091403</text:p>
          </table:table-cell>
          <table:table-cell office:value-type="float" office:value="0.022267826">
            <text:p>0.022267826</text:p>
          </table:table-cell>
          <table:table-cell office:value-type="float" office:value="0.020663043">
            <text:p>0.020663043</text:p>
          </table:table-cell>
          <table:table-cell office:value-type="float" office:value="0.028296059">
            <text:p>0.028296059</text:p>
          </table:table-cell>
          <table:table-cell office:value-type="float" office:value="0.018871175">
            <text:p>0.018871175</text:p>
          </table:table-cell>
          <table:table-cell office:value-type="float" office:value="0.014740593">
            <text:p>0.014740593</text:p>
          </table:table-cell>
          <table:table-cell office:value-type="float" office:value="0.01690462">
            <text:p>0.01690462</text:p>
          </table:table-cell>
          <table:table-cell office:value-type="float" office:value="0.021841545">
            <text:p>0.021841545</text:p>
          </table:table-cell>
          <table:table-cell office:value-type="float" office:value="0.015356355">
            <text:p>0.015356355</text:p>
          </table:table-cell>
          <table:table-cell office:value-type="float" office:value="0.016290743">
            <text:p>0.016290743</text:p>
          </table:table-cell>
          <table:table-cell office:value-type="float" office:value="0.017530134">
            <text:p>0.017530134</text:p>
          </table:table-cell>
          <table:table-cell office:value-type="float" office:value="0.023113066">
            <text:p>0.023113066</text:p>
          </table:table-cell>
          <table:table-cell office:value-type="float" office:value="0.01802653">
            <text:p>0.01802653</text:p>
          </table:table-cell>
          <table:table-cell office:value-type="float" office:value="0.017635653">
            <text:p>0.017635653</text:p>
          </table:table-cell>
          <table:table-cell office:value-type="float" office:value="0.016183512">
            <text:p>0.016183512</text:p>
          </table:table-cell>
          <table:table-cell office:value-type="float" office:value="0.013259978">
            <text:p>0.013259978</text:p>
          </table:table-cell>
          <table:table-cell office:value-type="float" office:value="0.01421098">
            <text:p>0.01421098</text:p>
          </table:table-cell>
          <table:table-cell office:value-type="float" office:value="0.016523775">
            <text:p>0.016523775</text:p>
          </table:table-cell>
          <table:table-cell office:value-type="float" office:value="0.017729647">
            <text:p>0.017729647</text:p>
          </table:table-cell>
          <table:table-cell office:value-type="float" office:value="0.018150317">
            <text:p>0.018150317</text:p>
          </table:table-cell>
          <table:table-cell office:value-type="float" office:value="0.017384224">
            <text:p>0.017384224</text:p>
          </table:table-cell>
          <table:table-cell office:value-type="float" office:value="0.0121374605">
            <text:p>0.0121374605</text:p>
          </table:table-cell>
          <table:table-cell office:value-type="float" office:value="0.01328067">
            <text:p>0.01328067</text:p>
          </table:table-cell>
          <table:table-cell office:value-type="float" office:value="0.011256788">
            <text:p>0.011256788</text:p>
          </table:table-cell>
          <table:table-cell office:value-type="float" office:value="0.015840415">
            <text:p>0.015840415</text:p>
          </table:table-cell>
          <table:table-cell office:value-type="float" office:value="0.01717034">
            <text:p>0.01717034</text:p>
          </table:table-cell>
          <table:table-cell office:value-type="float" office:value="0.014871926">
            <text:p>0.014871926</text:p>
          </table:table-cell>
          <table:table-cell office:value-type="float" office:value="0.016395338">
            <text:p>0.016395338</text:p>
          </table:table-cell>
          <table:table-cell office:value-type="float" office:value="0.013374927">
            <text:p>0.013374927</text:p>
          </table:table-cell>
          <table:table-cell office:value-type="float" office:value="0.013058302">
            <text:p>0.013058302</text:p>
          </table:table-cell>
          <table:table-cell office:value-type="float" office:value="0.0116817495">
            <text:p>0.0116817495</text:p>
          </table:table-cell>
          <table:table-cell office:value-type="float" office:value="0.012664469">
            <text:p>0.012664469</text:p>
          </table:table-cell>
          <table:table-cell office:value-type="float" office:value="0.0132049">
            <text:p>0.0132049</text:p>
          </table:table-cell>
          <table:table-cell office:value-type="float" office:value="0.014504883">
            <text:p>0.014504883</text:p>
          </table:table-cell>
          <table:table-cell office:value-type="float" office:value="0.015058965">
            <text:p>0.015058965</text:p>
          </table:table-cell>
          <table:table-cell office:value-type="float" office:value="0.013709276">
            <text:p>0.013709276</text:p>
          </table:table-cell>
          <table:table-cell office:value-type="float" office:value="0.012780668">
            <text:p>0.012780668</text:p>
          </table:table-cell>
          <table:table-cell office:value-type="float" office:value="0.012376068">
            <text:p>0.012376068</text:p>
          </table:table-cell>
          <table:table-cell office:value-type="float" office:value="0.01301477">
            <text:p>0.01301477</text:p>
          </table:table-cell>
          <table:table-cell office:value-type="float" office:value="0.013670319">
            <text:p>0.013670319</text:p>
          </table:table-cell>
          <table:table-cell office:value-type="float" office:value="0.012092178">
            <text:p>0.012092178</text:p>
          </table:table-cell>
          <table:table-cell office:value-type="float" office:value="0.014212863">
            <text:p>0.014212863</text:p>
          </table:table-cell>
          <table:table-cell office:value-type="float" office:value="0.013637739">
            <text:p>0.013637739</text:p>
          </table:table-cell>
          <table:table-cell office:value-type="float" office:value="0.013040053">
            <text:p>0.013040053</text:p>
          </table:table-cell>
          <table:table-cell office:value-type="float" office:value="0.013553987">
            <text:p>0.013553987</text:p>
          </table:table-cell>
          <table:table-cell office:value-type="float" office:value="0.016205136">
            <text:p>0.016205136</text:p>
          </table:table-cell>
          <table:table-cell office:value-type="float" office:value="0.015159331">
            <text:p>0.015159331</text:p>
          </table:table-cell>
          <table:table-cell office:value-type="float" office:value="0.012033691">
            <text:p>0.012033691</text:p>
          </table:table-cell>
          <table:table-cell office:value-type="float" office:value="0.013258256">
            <text:p>0.013258256</text:p>
          </table:table-cell>
          <table:table-cell office:value-type="float" office:value="0.012117643">
            <text:p>0.012117643</text:p>
          </table:table-cell>
          <table:table-cell office:value-type="float" office:value="0.011800512">
            <text:p>0.011800512</text:p>
          </table:table-cell>
          <table:table-cell office:value-type="float" office:value="0.013400073">
            <text:p>0.013400073</text:p>
          </table:table-cell>
          <table:table-cell office:value-type="float" office:value="0.010828533">
            <text:p>0.010828533</text:p>
          </table:table-cell>
          <table:table-cell office:value-type="float" office:value="0.013988753">
            <text:p>0.013988753</text:p>
          </table:table-cell>
          <table:table-cell office:value-type="float" office:value="0.012643326">
            <text:p>0.012643326</text:p>
          </table:table-cell>
          <table:table-cell office:value-type="float" office:value="0.01116839">
            <text:p>0.01116839</text:p>
          </table:table-cell>
          <table:table-cell office:value-type="float" office:value="0.014975858">
            <text:p>0.014975858</text:p>
          </table:table-cell>
          <table:table-cell office:value-type="float" office:value="0.010621097">
            <text:p>0.010621097</text:p>
          </table:table-cell>
          <table:table-cell office:value-type="float" office:value="0.009498341">
            <text:p>0.009498341</text:p>
          </table:table-cell>
          <table:table-cell office:value-type="float" office:value="0.0100998925">
            <text:p>0.0100998925</text:p>
          </table:table-cell>
          <table:table-cell office:value-type="float" office:value="0.0092513515">
            <text:p>0.0092513515</text:p>
          </table:table-cell>
          <table:table-cell office:value-type="float" office:value="0.0097253295">
            <text:p>0.0097253295</text:p>
          </table:table-cell>
          <table:table-cell office:value-type="float" office:value="0.010610836">
            <text:p>0.010610836</text:p>
          </table:table-cell>
          <table:table-cell office:value-type="float" office:value="0.011244667">
            <text:p>0.011244667</text:p>
          </table:table-cell>
          <table:table-cell office:value-type="float" office:value="0.014354421">
            <text:p>0.014354421</text:p>
          </table:table-cell>
          <table:table-cell office:value-type="float" office:value="0.011566873">
            <text:p>0.011566873</text:p>
          </table:table-cell>
          <table:table-cell office:value-type="float" office:value="0.012948451">
            <text:p>0.012948451</text:p>
          </table:table-cell>
          <table:table-cell office:value-type="float" office:value="0.009422825">
            <text:p>0.009422825</text:p>
          </table:table-cell>
          <table:table-cell office:value-type="float" office:value="0.0100517655">
            <text:p>0.0100517655</text:p>
          </table:table-cell>
          <table:table-cell office:value-type="float" office:value="0.009362689">
            <text:p>0.009362689</text:p>
          </table:table-cell>
          <table:table-cell office:value-type="float" office:value="0.007822932">
            <text:p>0.007822932</text:p>
          </table:table-cell>
          <table:table-cell office:value-type="float" office:value="0.0076984437">
            <text:p>0.0076984437</text:p>
          </table:table-cell>
          <table:table-cell office:value-type="float" office:value="0.009593949">
            <text:p>0.009593949</text:p>
          </table:table-cell>
          <table:table-cell office:value-type="float" office:value="0.016892787">
            <text:p>0.016892787</text:p>
          </table:table-cell>
          <table:table-cell office:value-type="float" office:value="0.011200867">
            <text:p>0.011200867</text:p>
          </table:table-cell>
          <table:table-cell office:value-type="float" office:value="0.009815653">
            <text:p>0.009815653</text:p>
          </table:table-cell>
          <table:table-cell office:value-type="float" office:value="0.009200732">
            <text:p>0.009200732</text:p>
          </table:table-cell>
          <table:table-cell office:value-type="float" office:value="0.0074307756">
            <text:p>0.0074307756</text:p>
          </table:table-cell>
          <table:table-cell office:value-type="float" office:value="0.007981704">
            <text:p>0.007981704</text:p>
          </table:table-cell>
          <table:table-cell office:value-type="float" office:value="0.0099764075">
            <text:p>0.0099764075</text:p>
          </table:table-cell>
          <table:table-cell office:value-type="float" office:value="0.009354571">
            <text:p>0.009354571</text:p>
          </table:table-cell>
          <table:table-cell office:value-type="float" office:value="0.0087983515">
            <text:p>0.0087983515</text:p>
          </table:table-cell>
          <table:table-cell office:value-type="float" office:value="0.010248588">
            <text:p>0.010248588</text:p>
          </table:table-cell>
          <table:table-cell office:value-type="float" office:value="0.007666101">
            <text:p>0.007666101</text:p>
          </table:table-cell>
          <table:table-cell office:value-type="float" office:value="0.006998602">
            <text:p>0.006998602</text:p>
          </table:table-cell>
          <table:table-cell office:value-type="float" office:value="0.008373967">
            <text:p>0.008373967</text:p>
          </table:table-cell>
          <table:table-cell office:value-type="float" office:value="0.009593054">
            <text:p>0.009593054</text:p>
          </table:table-cell>
          <table:table-cell office:value-type="float" office:value="0.009004307">
            <text:p>0.009004307</text:p>
          </table:table-cell>
          <table:table-cell office:value-type="float" office:value="0.010899956">
            <text:p>0.010899956</text:p>
          </table:table-cell>
          <table:table-cell office:value-type="float" office:value="0.008259336">
            <text:p>0.008259336</text:p>
          </table:table-cell>
          <table:table-cell office:value-type="float" office:value="0.0073137567">
            <text:p>0.0073137567</text:p>
          </table:table-cell>
          <table:table-cell office:value-type="float" office:value="0.0073764776">
            <text:p>0.0073764776</text:p>
          </table:table-cell>
          <table:table-cell office:value-type="float" office:value="0.007280191">
            <text:p>0.007280191</text:p>
          </table:table-cell>
          <table:table-cell office:value-type="float" office:value="0.00906035">
            <text:p>0.00906035</text:p>
          </table:table-cell>
          <table:table-cell office:value-type="float" office:value="0.008462676">
            <text:p>0.008462676</text:p>
          </table:table-cell>
          <table:table-cell office:value-type="float" office:value="0.008452367">
            <text:p>0.008452367</text:p>
          </table:table-cell>
          <table:table-cell office:value-type="float" office:value="0.0076599997">
            <text:p>0.0076599997</text:p>
          </table:table-cell>
          <table:table-cell office:value-type="float" office:value="0.0075229835">
            <text:p>0.0075229835</text:p>
          </table:table-cell>
          <table:table-cell office:value-type="float" office:value="0.006924561">
            <text:p>0.006924561</text:p>
          </table:table-cell>
          <table:table-cell office:value-type="float" office:value="0.00823069">
            <text:p>0.00823069</text:p>
          </table:table-cell>
          <table:table-cell office:value-type="float" office:value="0.006696352">
            <text:p>0.006696352</text:p>
          </table:table-cell>
          <table:table-cell office:value-type="float" office:value="0.0064046327">
            <text:p>0.0064046327</text:p>
          </table:table-cell>
          <table:table-cell office:value-type="float" office:value="0.007208522">
            <text:p>0.007208522</text:p>
          </table:table-cell>
          <table:table-cell office:value-type="float" office:value="0.0061689494">
            <text:p>0.0061689494</text:p>
          </table:table-cell>
          <table:table-cell office:value-type="float" office:value="0.0054106507">
            <text:p>0.0054106507</text:p>
          </table:table-cell>
          <table:table-cell office:value-type="float" office:value="0.0062421886">
            <text:p>0.0062421886</text:p>
          </table:table-cell>
          <table:table-cell office:value-type="float" office:value="0.0072017824">
            <text:p>0.0072017824</text:p>
          </table:table-cell>
          <table:table-cell office:value-type="float" office:value="0.007053387">
            <text:p>0.007053387</text:p>
          </table:table-cell>
          <table:table-cell office:value-type="float" office:value="0.0076420307">
            <text:p>0.0076420307</text:p>
          </table:table-cell>
          <table:table-cell office:value-type="float" office:value="0.008888498">
            <text:p>0.008888498</text:p>
          </table:table-cell>
          <table:table-cell office:value-type="float" office:value="0.0073707947">
            <text:p>0.0073707947</text:p>
          </table:table-cell>
          <table:table-cell office:value-type="float" office:value="0.006401746">
            <text:p>0.006401746</text:p>
          </table:table-cell>
          <table:table-cell office:value-type="float" office:value="0.008352309">
            <text:p>0.008352309</text:p>
          </table:table-cell>
          <table:table-cell office:value-type="float" office:value="0.009220212">
            <text:p>0.009220212</text:p>
          </table:table-cell>
          <table:table-cell office:value-type="float" office:value="0.00884352">
            <text:p>0.00884352</text:p>
          </table:table-cell>
          <table:table-cell office:value-type="float" office:value="0.010576605">
            <text:p>0.010576605</text:p>
          </table:table-cell>
          <table:table-cell office:value-type="float" office:value="0.006582774">
            <text:p>0.006582774</text:p>
          </table:table-cell>
          <table:table-cell office:value-type="float" office:value="0.005683418">
            <text:p>0.005683418</text:p>
          </table:table-cell>
          <table:table-cell office:value-type="float" office:value="0.0077450722">
            <text:p>0.0077450722</text:p>
          </table:table-cell>
          <table:table-cell office:value-type="float" office:value="0.009025756">
            <text:p>0.009025756</text:p>
          </table:table-cell>
          <table:table-cell office:value-type="float" office:value="0.010943056">
            <text:p>0.010943056</text:p>
          </table:table-cell>
          <table:table-cell office:value-type="float" office:value="0.012411331">
            <text:p>0.012411331</text:p>
          </table:table-cell>
          <table:table-cell office:value-type="float" office:value="0.007929277">
            <text:p>0.007929277</text:p>
          </table:table-cell>
          <table:table-cell office:value-type="float" office:value="0.0101868585">
            <text:p>0.0101868585</text:p>
          </table:table-cell>
          <table:table-cell office:value-type="float" office:value="0.0073518693">
            <text:p>0.0073518693</text:p>
          </table:table-cell>
          <table:table-cell office:value-type="float" office:value="0.008736958">
            <text:p>0.008736958</text:p>
          </table:table-cell>
          <table:table-cell office:value-type="float" office:value="0.00961765">
            <text:p>0.00961765</text:p>
          </table:table-cell>
          <table:table-cell office:value-type="float" office:value="0.008261613">
            <text:p>0.008261613</text:p>
          </table:table-cell>
          <table:table-cell office:value-type="float" office:value="0.010200663">
            <text:p>0.010200663</text:p>
          </table:table-cell>
          <table:table-cell office:value-type="float" office:value="0.010194302">
            <text:p>0.010194302</text:p>
          </table:table-cell>
          <table:table-cell office:value-type="float" office:value="0.008521355">
            <text:p>0.008521355</text:p>
          </table:table-cell>
          <table:table-cell office:value-type="float" office:value="0.0063748197">
            <text:p>0.0063748197</text:p>
          </table:table-cell>
          <table:table-cell office:value-type="float" office:value="0.006940224">
            <text:p>0.006940224</text:p>
          </table:table-cell>
          <table:table-cell office:value-type="float" office:value="0.008883538">
            <text:p>0.008883538</text:p>
          </table:table-cell>
          <table:table-cell office:value-type="float" office:value="0.008850415">
            <text:p>0.008850415</text:p>
          </table:table-cell>
          <table:table-cell office:value-type="float" office:value="0.007722766">
            <text:p>0.007722766</text:p>
          </table:table-cell>
          <table:table-cell office:value-type="float" office:value="0.008948334">
            <text:p>0.008948334</text:p>
          </table:table-cell>
          <table:table-cell office:value-type="float" office:value="0.009626272">
            <text:p>0.009626272</text:p>
          </table:table-cell>
          <table:table-cell office:value-type="float" office:value="0.008359522">
            <text:p>0.008359522</text:p>
          </table:table-cell>
          <table:table-cell office:value-type="float" office:value="0.006077165">
            <text:p>0.006077165</text:p>
          </table:table-cell>
          <table:table-cell office:value-type="float" office:value="0.0053995983">
            <text:p>0.0053995983</text:p>
          </table:table-cell>
          <table:table-cell office:value-type="float" office:value="0.0070463964">
            <text:p>0.0070463964</text:p>
          </table:table-cell>
          <table:table-cell office:value-type="float" office:value="0.0063048964">
            <text:p>0.0063048964</text:p>
          </table:table-cell>
          <table:table-cell office:value-type="float" office:value="0.005814743">
            <text:p>0.005814743</text:p>
          </table:table-cell>
          <table:table-cell office:value-type="float" office:value="0.007445561">
            <text:p>0.007445561</text:p>
          </table:table-cell>
          <table:table-cell office:value-type="float" office:value="0.0078905495">
            <text:p>0.0078905495</text:p>
          </table:table-cell>
          <table:table-cell office:value-type="float" office:value="0.007531511">
            <text:p>0.007531511</text:p>
          </table:table-cell>
          <table:table-cell office:value-type="float" office:value="0.0060034823">
            <text:p>0.0060034823</text:p>
          </table:table-cell>
          <table:table-cell office:value-type="float" office:value="0.0053730705">
            <text:p>0.0053730705</text:p>
          </table:table-cell>
          <table:table-cell office:value-type="float" office:value="0.005533111">
            <text:p>0.005533111</text:p>
          </table:table-cell>
          <table:table-cell office:value-type="float" office:value="0.004321887">
            <text:p>0.004321887</text:p>
          </table:table-cell>
          <table:table-cell office:value-type="float" office:value="0.0053782403">
            <text:p>0.0053782403</text:p>
          </table:table-cell>
          <table:table-cell office:value-type="float" office:value="0.0049092374">
            <text:p>0.0049092374</text:p>
          </table:table-cell>
          <table:table-cell office:value-type="float" office:value="0.0052956324">
            <text:p>0.0052956324</text:p>
          </table:table-cell>
          <table:table-cell office:value-type="float" office:value="0.00540943">
            <text:p>0.00540943</text:p>
          </table:table-cell>
          <table:table-cell office:value-type="float" office:value="0.0050302297">
            <text:p>0.0050302297</text:p>
          </table:table-cell>
          <table:table-cell office:value-type="float" office:value="0.004919842">
            <text:p>0.004919842</text:p>
          </table:table-cell>
          <table:table-cell office:value-type="float" office:value="0.0046636695">
            <text:p>0.0046636695</text:p>
          </table:table-cell>
          <table:table-cell office:value-type="float" office:value="0.00437042">
            <text:p>0.00437042</text:p>
          </table:table-cell>
          <table:table-cell office:value-type="float" office:value="0.004045722">
            <text:p>0.004045722</text:p>
          </table:table-cell>
          <table:table-cell office:value-type="float" office:value="0.0038553372">
            <text:p>0.0038553372</text:p>
          </table:table-cell>
          <table:table-cell office:value-type="float" office:value="0.003537587">
            <text:p>0.003537587</text:p>
          </table:table-cell>
          <table:table-cell office:value-type="float" office:value="0.0033479135">
            <text:p>0.0033479135</text:p>
          </table:table-cell>
          <table:table-cell office:value-type="float" office:value="0.0034607775">
            <text:p>0.0034607775</text:p>
          </table:table-cell>
          <table:table-cell office:value-type="float" office:value="0.00400968">
            <text:p>0.00400968</text:p>
          </table:table-cell>
          <table:table-cell office:value-type="float" office:value="0.0035990817">
            <text:p>0.0035990817</text:p>
          </table:table-cell>
          <table:table-cell office:value-type="float" office:value="0.003550421">
            <text:p>0.003550421</text:p>
          </table:table-cell>
          <table:table-cell office:value-type="float" office:value="0.0033981407">
            <text:p>0.0033981407</text:p>
          </table:table-cell>
          <table:table-cell office:value-type="float" office:value="0.0031121843">
            <text:p>0.0031121843</text:p>
          </table:table-cell>
          <table:table-cell office:value-type="float" office:value="0.0026626412">
            <text:p>0.0026626412</text:p>
          </table:table-cell>
          <table:table-cell office:value-type="float" office:value="0.0031083792">
            <text:p>0.0031083792</text:p>
          </table:table-cell>
          <table:table-cell office:value-type="float" office:value="0.003354534">
            <text:p>0.003354534</text:p>
          </table:table-cell>
          <table:table-cell office:value-type="float" office:value="0.003158364">
            <text:p>0.003158364</text:p>
          </table:table-cell>
          <table:table-cell office:value-type="float" office:value="0.0028571743">
            <text:p>0.0028571743</text:p>
          </table:table-cell>
          <table:table-cell office:value-type="float" office:value="0.002617523">
            <text:p>0.002617523</text:p>
          </table:table-cell>
          <table:table-cell office:value-type="float" office:value="0.002522088">
            <text:p>0.002522088</text:p>
          </table:table-cell>
          <table:table-cell office:value-type="float" office:value="0.0022978373">
            <text:p>0.0022978373</text:p>
          </table:table-cell>
          <table:table-cell office:value-type="float" office:value="0.0021929666">
            <text:p>0.0021929666</text:p>
          </table:table-cell>
          <table:table-cell office:value-type="float" office:value="0.0024486205">
            <text:p>0.0024486205</text:p>
          </table:table-cell>
          <table:table-cell office:value-type="float" office:value="0.0026748248">
            <text:p>0.0026748248</text:p>
          </table:table-cell>
          <table:table-cell office:value-type="float" office:value="0.002770749">
            <text:p>0.002770749</text:p>
          </table:table-cell>
          <table:table-cell office:value-type="float" office:value="0.0022305415">
            <text:p>0.0022305415</text:p>
          </table:table-cell>
          <table:table-cell office:value-type="float" office:value="0.0019414903">
            <text:p>0.0019414903</text:p>
          </table:table-cell>
          <table:table-cell office:value-type="float" office:value="0.0018151008">
            <text:p>0.0018151008</text:p>
          </table:table-cell>
          <table:table-cell office:value-type="float" office:value="0.0017998663">
            <text:p>0.0017998663</text:p>
          </table:table-cell>
          <table:table-cell office:value-type="float" office:value="0.001891421">
            <text:p>0.001891421</text:p>
          </table:table-cell>
          <table:table-cell office:value-type="float" office:value="0.001911721">
            <text:p>0.001911721</text:p>
          </table:table-cell>
          <table:table-cell office:value-type="float" office:value="0.002278797">
            <text:p>0.002278797</text:p>
          </table:table-cell>
          <table:table-cell office:value-type="float" office:value="0.0019912503">
            <text:p>0.0019912503</text:p>
          </table:table-cell>
          <table:table-cell office:value-type="float" office:value="0.0016865402">
            <text:p>0.0016865402</text:p>
          </table:table-cell>
          <table:table-cell office:value-type="float" office:value="0.0019103081">
            <text:p>0.0019103081</text:p>
          </table:table-cell>
          <table:table-cell office:value-type="float" office:value="0.0017004688">
            <text:p>0.0017004688</text:p>
          </table:table-cell>
          <table:table-cell office:value-type="float" office:value="0.0017573847">
            <text:p>0.0017573847</text:p>
          </table:table-cell>
          <table:table-cell office:value-type="float" office:value="0.0014514691">
            <text:p>0.0014514691</text:p>
          </table:table-cell>
          <table:table-cell table:style-name="ce1" office:value-type="float" office:value="0.00075574865">
            <text:p>7.56E-004</text:p>
          </table:table-cell>
          <table:table-cell table:style-name="ce1" office:value-type="float" office:value="0.00074885174">
            <text:p>7.49E-004</text:p>
          </table:table-cell>
          <table:table-cell table:style-name="ce1" office:value-type="float" office:value="0.00072479574">
            <text:p>7.25E-004</text:p>
          </table:table-cell>
          <table:table-cell table:style-name="ce1" office:value-type="float" office:value="0.0006791249">
            <text:p>6.79E-004</text:p>
          </table:table-cell>
          <table:table-cell office:value-type="float" office:value="0.0007033389">
            <text:p>7.03E-004</text:p>
          </table:table-cell>
          <table:table-cell office:value-type="float" office:value="0.0007271433">
            <text:p>7.27E-004</text:p>
          </table:table-cell>
          <table:table-cell office:value-type="float" office:value="0.0006946965">
            <text:p>6.95E-004</text:p>
          </table:table-cell>
          <table:table-cell office:value-type="float" office:value="0.00068669085">
            <text:p>6.87E-004</text:p>
          </table:table-cell>
          <table:table-cell table:style-name="ce1" office:value-type="float" office:value="0.00069783814">
            <text:p>6.98E-004</text:p>
          </table:table-cell>
          <table:table-cell office:value-type="float" office:value="0.0006949943">
            <text:p>6.95E-004</text:p>
          </table:table-cell>
          <table:table-cell office:value-type="float" office:value="0.00065625744">
            <text:p>6.56E-004</text:p>
          </table:table-cell>
          <table:table-cell office:value-type="float" office:value="0.0005883605">
            <text:p>5.88E-004</text:p>
          </table:table-cell>
          <table:table-cell office:value-type="float" office:value="0.000564729">
            <text:p>5.65E-004</text:p>
          </table:table-cell>
          <table:table-cell office:value-type="float" office:value="0.0005604922">
            <text:p>5.60E-004</text:p>
          </table:table-cell>
          <table:table-cell office:value-type="float" office:value="0.0005586539">
            <text:p>5.59E-004</text:p>
          </table:table-cell>
          <table:table-cell office:value-type="float" office:value="0.0005592724">
            <text:p>5.59E-004</text:p>
          </table:table-cell>
          <table:table-cell office:value-type="float" office:value="0.00056074985">
            <text:p>5.61E-004</text:p>
          </table:table-cell>
          <table:table-cell office:value-type="float" office:value="0.0005636904">
            <text:p>5.64E-004</text:p>
          </table:table-cell>
          <table:table-cell office:value-type="float" office:value="0.0005643377">
            <text:p>5.64E-004</text:p>
          </table:table-cell>
          <table:table-cell office:value-type="float" office:value="0.0005656621">
            <text:p>5.66E-004</text:p>
          </table:table-cell>
          <table:table-cell office:value-type="float" office:value="0.00056716613">
            <text:p>5.67E-004</text:p>
          </table:table-cell>
          <table:table-cell office:value-type="float" office:value="0.0005695521">
            <text:p>5.70E-004</text:p>
          </table:table-cell>
          <table:table-cell office:value-type="float" office:value="0.00057127554">
            <text:p>5.71E-004</text:p>
          </table:table-cell>
          <table:table-cell office:value-type="float" office:value="0.000572144">
            <text:p>5.72E-004</text:p>
          </table:table-cell>
          <table:table-cell office:value-type="float" office:value="0.00057382596">
            <text:p>5.74E-004</text:p>
          </table:table-cell>
          <table:table-cell office:value-type="float" office:value="0.00057537545">
            <text:p>5.75E-004</text:p>
          </table:table-cell>
          <table:table-cell office:value-type="float" office:value="0.0005785868">
            <text:p>5.79E-004</text:p>
          </table:table-cell>
          <table:table-cell office:value-type="float" office:value="0.00057973864">
            <text:p>5.80E-004</text:p>
          </table:table-cell>
          <table:table-cell office:value-type="float" office:value="0.0005811017">
            <text:p>5.81E-004</text:p>
          </table:table-cell>
          <table:table-cell office:value-type="float" office:value="0.00058280415">
            <text:p>5.83E-004</text:p>
          </table:table-cell>
          <table:table-cell office:value-type="float" office:value="0.0005862953">
            <text:p>5.86E-004</text:p>
          </table:table-cell>
          <table:table-cell office:value-type="float" office:value="0.0005875611">
            <text:p>5.88E-004</text:p>
          </table:table-cell>
          <table:table-cell office:value-type="float" office:value="0.0005888937">
            <text:p>5.89E-004</text:p>
          </table:table-cell>
          <table:table-cell office:value-type="float" office:value="0.00059027964">
            <text:p>5.90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2 Testify.mp3</text:p>
          </table:table-cell>
          <table:table-cell office:value-type="float" office:value="0.040256694">
            <text:p>0.040256694</text:p>
          </table:table-cell>
          <table:table-cell office:value-type="float" office:value="0.050613645">
            <text:p>0.050613645</text:p>
          </table:table-cell>
          <table:table-cell office:value-type="float" office:value="0.029815698">
            <text:p>0.029815698</text:p>
          </table:table-cell>
          <table:table-cell office:value-type="float" office:value="0.030673556">
            <text:p>0.030673556</text:p>
          </table:table-cell>
          <table:table-cell office:value-type="float" office:value="0.035788592">
            <text:p>0.035788592</text:p>
          </table:table-cell>
          <table:table-cell office:value-type="float" office:value="0.040133264">
            <text:p>0.040133264</text:p>
          </table:table-cell>
          <table:table-cell office:value-type="float" office:value="0.031840138">
            <text:p>0.031840138</text:p>
          </table:table-cell>
          <table:table-cell office:value-type="float" office:value="0.05005398">
            <text:p>0.05005398</text:p>
          </table:table-cell>
          <table:table-cell office:value-type="float" office:value="0.05287608">
            <text:p>0.05287608</text:p>
          </table:table-cell>
          <table:table-cell office:value-type="float" office:value="0.07566747">
            <text:p>0.07566747</text:p>
          </table:table-cell>
          <table:table-cell office:value-type="float" office:value="0.062284485">
            <text:p>0.062284485</text:p>
          </table:table-cell>
          <table:table-cell office:value-type="float" office:value="0.04072346">
            <text:p>0.04072346</text:p>
          </table:table-cell>
          <table:table-cell office:value-type="float" office:value="0.04518593">
            <text:p>0.04518593</text:p>
          </table:table-cell>
          <table:table-cell office:value-type="float" office:value="0.03622957">
            <text:p>0.03622957</text:p>
          </table:table-cell>
          <table:table-cell office:value-type="float" office:value="0.05318385">
            <text:p>0.05318385</text:p>
          </table:table-cell>
          <table:table-cell office:value-type="float" office:value="0.03971626">
            <text:p>0.03971626</text:p>
          </table:table-cell>
          <table:table-cell office:value-type="float" office:value="0.05581862">
            <text:p>0.05581862</text:p>
          </table:table-cell>
          <table:table-cell office:value-type="float" office:value="0.037207823">
            <text:p>0.037207823</text:p>
          </table:table-cell>
          <table:table-cell office:value-type="float" office:value="0.044088077">
            <text:p>0.044088077</text:p>
          </table:table-cell>
          <table:table-cell office:value-type="float" office:value="0.04148692">
            <text:p>0.04148692</text:p>
          </table:table-cell>
          <table:table-cell office:value-type="float" office:value="0.036169406">
            <text:p>0.036169406</text:p>
          </table:table-cell>
          <table:table-cell office:value-type="float" office:value="0.038207583">
            <text:p>0.038207583</text:p>
          </table:table-cell>
          <table:table-cell office:value-type="float" office:value="0.02999769">
            <text:p>0.02999769</text:p>
          </table:table-cell>
          <table:table-cell office:value-type="float" office:value="0.032328207">
            <text:p>0.032328207</text:p>
          </table:table-cell>
          <table:table-cell office:value-type="float" office:value="0.039246153">
            <text:p>0.039246153</text:p>
          </table:table-cell>
          <table:table-cell office:value-type="float" office:value="0.025446981">
            <text:p>0.025446981</text:p>
          </table:table-cell>
          <table:table-cell office:value-type="float" office:value="0.029596139">
            <text:p>0.029596139</text:p>
          </table:table-cell>
          <table:table-cell office:value-type="float" office:value="0.026965484">
            <text:p>0.026965484</text:p>
          </table:table-cell>
          <table:table-cell office:value-type="float" office:value="0.030464813">
            <text:p>0.030464813</text:p>
          </table:table-cell>
          <table:table-cell office:value-type="float" office:value="0.023583513">
            <text:p>0.023583513</text:p>
          </table:table-cell>
          <table:table-cell office:value-type="float" office:value="0.021640105">
            <text:p>0.021640105</text:p>
          </table:table-cell>
          <table:table-cell office:value-type="float" office:value="0.020352911">
            <text:p>0.020352911</text:p>
          </table:table-cell>
          <table:table-cell office:value-type="float" office:value="0.032535024">
            <text:p>0.032535024</text:p>
          </table:table-cell>
          <table:table-cell office:value-type="float" office:value="0.022473754">
            <text:p>0.022473754</text:p>
          </table:table-cell>
          <table:table-cell office:value-type="float" office:value="0.019888429">
            <text:p>0.019888429</text:p>
          </table:table-cell>
          <table:table-cell office:value-type="float" office:value="0.019829297">
            <text:p>0.019829297</text:p>
          </table:table-cell>
          <table:table-cell office:value-type="float" office:value="0.023397153">
            <text:p>0.023397153</text:p>
          </table:table-cell>
          <table:table-cell office:value-type="float" office:value="0.019632">
            <text:p>0.019632</text:p>
          </table:table-cell>
          <table:table-cell office:value-type="float" office:value="0.021029219">
            <text:p>0.021029219</text:p>
          </table:table-cell>
          <table:table-cell office:value-type="float" office:value="0.01641341">
            <text:p>0.01641341</text:p>
          </table:table-cell>
          <table:table-cell office:value-type="float" office:value="0.024250211">
            <text:p>0.024250211</text:p>
          </table:table-cell>
          <table:table-cell office:value-type="float" office:value="0.022744462">
            <text:p>0.022744462</text:p>
          </table:table-cell>
          <table:table-cell office:value-type="float" office:value="0.019115822">
            <text:p>0.019115822</text:p>
          </table:table-cell>
          <table:table-cell office:value-type="float" office:value="0.023602573">
            <text:p>0.023602573</text:p>
          </table:table-cell>
          <table:table-cell office:value-type="float" office:value="0.016818851">
            <text:p>0.016818851</text:p>
          </table:table-cell>
          <table:table-cell office:value-type="float" office:value="0.016012928">
            <text:p>0.016012928</text:p>
          </table:table-cell>
          <table:table-cell office:value-type="float" office:value="0.015692249">
            <text:p>0.015692249</text:p>
          </table:table-cell>
          <table:table-cell office:value-type="float" office:value="0.01718341">
            <text:p>0.01718341</text:p>
          </table:table-cell>
          <table:table-cell office:value-type="float" office:value="0.022630943">
            <text:p>0.022630943</text:p>
          </table:table-cell>
          <table:table-cell office:value-type="float" office:value="0.020294515">
            <text:p>0.020294515</text:p>
          </table:table-cell>
          <table:table-cell office:value-type="float" office:value="0.019860564">
            <text:p>0.019860564</text:p>
          </table:table-cell>
          <table:table-cell office:value-type="float" office:value="0.017133323">
            <text:p>0.017133323</text:p>
          </table:table-cell>
          <table:table-cell office:value-type="float" office:value="0.015601587">
            <text:p>0.015601587</text:p>
          </table:table-cell>
          <table:table-cell office:value-type="float" office:value="0.017102286">
            <text:p>0.017102286</text:p>
          </table:table-cell>
          <table:table-cell office:value-type="float" office:value="0.020982197">
            <text:p>0.020982197</text:p>
          </table:table-cell>
          <table:table-cell office:value-type="float" office:value="0.015562124">
            <text:p>0.015562124</text:p>
          </table:table-cell>
          <table:table-cell office:value-type="float" office:value="0.016935095">
            <text:p>0.016935095</text:p>
          </table:table-cell>
          <table:table-cell office:value-type="float" office:value="0.020313282">
            <text:p>0.020313282</text:p>
          </table:table-cell>
          <table:table-cell office:value-type="float" office:value="0.016650572">
            <text:p>0.016650572</text:p>
          </table:table-cell>
          <table:table-cell office:value-type="float" office:value="0.016289597">
            <text:p>0.016289597</text:p>
          </table:table-cell>
          <table:table-cell office:value-type="float" office:value="0.01565526">
            <text:p>0.01565526</text:p>
          </table:table-cell>
          <table:table-cell office:value-type="float" office:value="0.014317811">
            <text:p>0.014317811</text:p>
          </table:table-cell>
          <table:table-cell office:value-type="float" office:value="0.014070252">
            <text:p>0.014070252</text:p>
          </table:table-cell>
          <table:table-cell office:value-type="float" office:value="0.012017348">
            <text:p>0.012017348</text:p>
          </table:table-cell>
          <table:table-cell office:value-type="float" office:value="0.015535574">
            <text:p>0.015535574</text:p>
          </table:table-cell>
          <table:table-cell office:value-type="float" office:value="0.016926171">
            <text:p>0.016926171</text:p>
          </table:table-cell>
          <table:table-cell office:value-type="float" office:value="0.014839023">
            <text:p>0.014839023</text:p>
          </table:table-cell>
          <table:table-cell office:value-type="float" office:value="0.012828231">
            <text:p>0.012828231</text:p>
          </table:table-cell>
          <table:table-cell office:value-type="float" office:value="0.013576649">
            <text:p>0.013576649</text:p>
          </table:table-cell>
          <table:table-cell office:value-type="float" office:value="0.0133245485">
            <text:p>0.0133245485</text:p>
          </table:table-cell>
          <table:table-cell office:value-type="float" office:value="0.013111783">
            <text:p>0.013111783</text:p>
          </table:table-cell>
          <table:table-cell office:value-type="float" office:value="0.013473223">
            <text:p>0.013473223</text:p>
          </table:table-cell>
          <table:table-cell office:value-type="float" office:value="0.017590692">
            <text:p>0.017590692</text:p>
          </table:table-cell>
          <table:table-cell office:value-type="float" office:value="0.016734323">
            <text:p>0.016734323</text:p>
          </table:table-cell>
          <table:table-cell office:value-type="float" office:value="0.012446364">
            <text:p>0.012446364</text:p>
          </table:table-cell>
          <table:table-cell office:value-type="float" office:value="0.01355389">
            <text:p>0.01355389</text:p>
          </table:table-cell>
          <table:table-cell office:value-type="float" office:value="0.013090216">
            <text:p>0.013090216</text:p>
          </table:table-cell>
          <table:table-cell office:value-type="float" office:value="0.01480459">
            <text:p>0.01480459</text:p>
          </table:table-cell>
          <table:table-cell office:value-type="float" office:value="0.014211796">
            <text:p>0.014211796</text:p>
          </table:table-cell>
          <table:table-cell office:value-type="float" office:value="0.013210804">
            <text:p>0.013210804</text:p>
          </table:table-cell>
          <table:table-cell office:value-type="float" office:value="0.014477776">
            <text:p>0.014477776</text:p>
          </table:table-cell>
          <table:table-cell office:value-type="float" office:value="0.015018001">
            <text:p>0.015018001</text:p>
          </table:table-cell>
          <table:table-cell office:value-type="float" office:value="0.014577155">
            <text:p>0.014577155</text:p>
          </table:table-cell>
          <table:table-cell office:value-type="float" office:value="0.021123558">
            <text:p>0.021123558</text:p>
          </table:table-cell>
          <table:table-cell office:value-type="float" office:value="0.01766382">
            <text:p>0.01766382</text:p>
          </table:table-cell>
          <table:table-cell office:value-type="float" office:value="0.013544659">
            <text:p>0.013544659</text:p>
          </table:table-cell>
          <table:table-cell office:value-type="float" office:value="0.014965803">
            <text:p>0.014965803</text:p>
          </table:table-cell>
          <table:table-cell office:value-type="float" office:value="0.01392168">
            <text:p>0.01392168</text:p>
          </table:table-cell>
          <table:table-cell office:value-type="float" office:value="0.015192811">
            <text:p>0.015192811</text:p>
          </table:table-cell>
          <table:table-cell office:value-type="float" office:value="0.015703212">
            <text:p>0.015703212</text:p>
          </table:table-cell>
          <table:table-cell office:value-type="float" office:value="0.017757794">
            <text:p>0.017757794</text:p>
          </table:table-cell>
          <table:table-cell office:value-type="float" office:value="0.017311044">
            <text:p>0.017311044</text:p>
          </table:table-cell>
          <table:table-cell office:value-type="float" office:value="0.014102765">
            <text:p>0.014102765</text:p>
          </table:table-cell>
          <table:table-cell office:value-type="float" office:value="0.015212625">
            <text:p>0.015212625</text:p>
          </table:table-cell>
          <table:table-cell office:value-type="float" office:value="0.013908931">
            <text:p>0.013908931</text:p>
          </table:table-cell>
          <table:table-cell office:value-type="float" office:value="0.015367714">
            <text:p>0.015367714</text:p>
          </table:table-cell>
          <table:table-cell office:value-type="float" office:value="0.01464447">
            <text:p>0.01464447</text:p>
          </table:table-cell>
          <table:table-cell office:value-type="float" office:value="0.014174478">
            <text:p>0.014174478</text:p>
          </table:table-cell>
          <table:table-cell office:value-type="float" office:value="0.011248085">
            <text:p>0.011248085</text:p>
          </table:table-cell>
          <table:table-cell office:value-type="float" office:value="0.016961422">
            <text:p>0.016961422</text:p>
          </table:table-cell>
          <table:table-cell office:value-type="float" office:value="0.026419535">
            <text:p>0.026419535</text:p>
          </table:table-cell>
          <table:table-cell office:value-type="float" office:value="0.019392792">
            <text:p>0.019392792</text:p>
          </table:table-cell>
          <table:table-cell office:value-type="float" office:value="0.013097728">
            <text:p>0.013097728</text:p>
          </table:table-cell>
          <table:table-cell office:value-type="float" office:value="0.014297408">
            <text:p>0.014297408</text:p>
          </table:table-cell>
          <table:table-cell office:value-type="float" office:value="0.011533054">
            <text:p>0.011533054</text:p>
          </table:table-cell>
          <table:table-cell office:value-type="float" office:value="0.010183084">
            <text:p>0.010183084</text:p>
          </table:table-cell>
          <table:table-cell office:value-type="float" office:value="0.013078363">
            <text:p>0.013078363</text:p>
          </table:table-cell>
          <table:table-cell office:value-type="float" office:value="0.013569181">
            <text:p>0.013569181</text:p>
          </table:table-cell>
          <table:table-cell office:value-type="float" office:value="0.0101184985">
            <text:p>0.0101184985</text:p>
          </table:table-cell>
          <table:table-cell office:value-type="float" office:value="0.014161796">
            <text:p>0.014161796</text:p>
          </table:table-cell>
          <table:table-cell office:value-type="float" office:value="0.0111345425">
            <text:p>0.0111345425</text:p>
          </table:table-cell>
          <table:table-cell office:value-type="float" office:value="0.008807164">
            <text:p>0.008807164</text:p>
          </table:table-cell>
          <table:table-cell office:value-type="float" office:value="0.010009881">
            <text:p>0.010009881</text:p>
          </table:table-cell>
          <table:table-cell office:value-type="float" office:value="0.011231829">
            <text:p>0.011231829</text:p>
          </table:table-cell>
          <table:table-cell office:value-type="float" office:value="0.0114132045">
            <text:p>0.0114132045</text:p>
          </table:table-cell>
          <table:table-cell office:value-type="float" office:value="0.013522995">
            <text:p>0.013522995</text:p>
          </table:table-cell>
          <table:table-cell office:value-type="float" office:value="0.010605666">
            <text:p>0.010605666</text:p>
          </table:table-cell>
          <table:table-cell office:value-type="float" office:value="0.011227811">
            <text:p>0.011227811</text:p>
          </table:table-cell>
          <table:table-cell office:value-type="float" office:value="0.008834591">
            <text:p>0.008834591</text:p>
          </table:table-cell>
          <table:table-cell office:value-type="float" office:value="0.008889081">
            <text:p>0.008889081</text:p>
          </table:table-cell>
          <table:table-cell office:value-type="float" office:value="0.0115318475">
            <text:p>0.0115318475</text:p>
          </table:table-cell>
          <table:table-cell office:value-type="float" office:value="0.011028054">
            <text:p>0.011028054</text:p>
          </table:table-cell>
          <table:table-cell office:value-type="float" office:value="0.01180058">
            <text:p>0.01180058</text:p>
          </table:table-cell>
          <table:table-cell office:value-type="float" office:value="0.010644878">
            <text:p>0.010644878</text:p>
          </table:table-cell>
          <table:table-cell office:value-type="float" office:value="0.009626278">
            <text:p>0.009626278</text:p>
          </table:table-cell>
          <table:table-cell office:value-type="float" office:value="0.008722152">
            <text:p>0.008722152</text:p>
          </table:table-cell>
          <table:table-cell office:value-type="float" office:value="0.010423516">
            <text:p>0.010423516</text:p>
          </table:table-cell>
          <table:table-cell office:value-type="float" office:value="0.010203673">
            <text:p>0.010203673</text:p>
          </table:table-cell>
          <table:table-cell office:value-type="float" office:value="0.0076890504">
            <text:p>0.0076890504</text:p>
          </table:table-cell>
          <table:table-cell office:value-type="float" office:value="0.0089772">
            <text:p>0.0089772</text:p>
          </table:table-cell>
          <table:table-cell office:value-type="float" office:value="0.008233841">
            <text:p>0.008233841</text:p>
          </table:table-cell>
          <table:table-cell office:value-type="float" office:value="0.0074025313">
            <text:p>0.0074025313</text:p>
          </table:table-cell>
          <table:table-cell office:value-type="float" office:value="0.008277277">
            <text:p>0.008277277</text:p>
          </table:table-cell>
          <table:table-cell office:value-type="float" office:value="0.009544372">
            <text:p>0.009544372</text:p>
          </table:table-cell>
          <table:table-cell office:value-type="float" office:value="0.008563905">
            <text:p>0.008563905</text:p>
          </table:table-cell>
          <table:table-cell office:value-type="float" office:value="0.008402517">
            <text:p>0.008402517</text:p>
          </table:table-cell>
          <table:table-cell office:value-type="float" office:value="0.008268909">
            <text:p>0.008268909</text:p>
          </table:table-cell>
          <table:table-cell office:value-type="float" office:value="0.0077768695">
            <text:p>0.0077768695</text:p>
          </table:table-cell>
          <table:table-cell office:value-type="float" office:value="0.006773961">
            <text:p>0.006773961</text:p>
          </table:table-cell>
          <table:table-cell office:value-type="float" office:value="0.007809708">
            <text:p>0.007809708</text:p>
          </table:table-cell>
          <table:table-cell office:value-type="float" office:value="0.009503577">
            <text:p>0.009503577</text:p>
          </table:table-cell>
          <table:table-cell office:value-type="float" office:value="0.009115895">
            <text:p>0.009115895</text:p>
          </table:table-cell>
          <table:table-cell office:value-type="float" office:value="0.009674589">
            <text:p>0.009674589</text:p>
          </table:table-cell>
          <table:table-cell office:value-type="float" office:value="0.007549973">
            <text:p>0.007549973</text:p>
          </table:table-cell>
          <table:table-cell office:value-type="float" office:value="0.0060064127">
            <text:p>0.0060064127</text:p>
          </table:table-cell>
          <table:table-cell office:value-type="float" office:value="0.0083055915">
            <text:p>0.0083055915</text:p>
          </table:table-cell>
          <table:table-cell office:value-type="float" office:value="0.008482589">
            <text:p>0.008482589</text:p>
          </table:table-cell>
          <table:table-cell office:value-type="float" office:value="0.00921654">
            <text:p>0.00921654</text:p>
          </table:table-cell>
          <table:table-cell office:value-type="float" office:value="0.010587934">
            <text:p>0.010587934</text:p>
          </table:table-cell>
          <table:table-cell office:value-type="float" office:value="0.0073378165">
            <text:p>0.0073378165</text:p>
          </table:table-cell>
          <table:table-cell office:value-type="float" office:value="0.009395028">
            <text:p>0.009395028</text:p>
          </table:table-cell>
          <table:table-cell office:value-type="float" office:value="0.007674008">
            <text:p>0.007674008</text:p>
          </table:table-cell>
          <table:table-cell office:value-type="float" office:value="0.007280399">
            <text:p>0.007280399</text:p>
          </table:table-cell>
          <table:table-cell office:value-type="float" office:value="0.008740593">
            <text:p>0.008740593</text:p>
          </table:table-cell>
          <table:table-cell office:value-type="float" office:value="0.008236399">
            <text:p>0.008236399</text:p>
          </table:table-cell>
          <table:table-cell office:value-type="float" office:value="0.009425776">
            <text:p>0.009425776</text:p>
          </table:table-cell>
          <table:table-cell office:value-type="float" office:value="0.009181629">
            <text:p>0.009181629</text:p>
          </table:table-cell>
          <table:table-cell office:value-type="float" office:value="0.008297929">
            <text:p>0.008297929</text:p>
          </table:table-cell>
          <table:table-cell office:value-type="float" office:value="0.007903196">
            <text:p>0.007903196</text:p>
          </table:table-cell>
          <table:table-cell office:value-type="float" office:value="0.0065646134">
            <text:p>0.0065646134</text:p>
          </table:table-cell>
          <table:table-cell office:value-type="float" office:value="0.007682148">
            <text:p>0.007682148</text:p>
          </table:table-cell>
          <table:table-cell office:value-type="float" office:value="0.00777978">
            <text:p>0.00777978</text:p>
          </table:table-cell>
          <table:table-cell office:value-type="float" office:value="0.007217089">
            <text:p>0.007217089</text:p>
          </table:table-cell>
          <table:table-cell office:value-type="float" office:value="0.009026065">
            <text:p>0.009026065</text:p>
          </table:table-cell>
          <table:table-cell office:value-type="float" office:value="0.009612808">
            <text:p>0.009612808</text:p>
          </table:table-cell>
          <table:table-cell office:value-type="float" office:value="0.010262591">
            <text:p>0.010262591</text:p>
          </table:table-cell>
          <table:table-cell office:value-type="float" office:value="0.0069276947">
            <text:p>0.0069276947</text:p>
          </table:table-cell>
          <table:table-cell office:value-type="float" office:value="0.0066490443">
            <text:p>0.0066490443</text:p>
          </table:table-cell>
          <table:table-cell office:value-type="float" office:value="0.008382482">
            <text:p>0.008382482</text:p>
          </table:table-cell>
          <table:table-cell office:value-type="float" office:value="0.0077760867">
            <text:p>0.0077760867</text:p>
          </table:table-cell>
          <table:table-cell office:value-type="float" office:value="0.0060064727">
            <text:p>0.0060064727</text:p>
          </table:table-cell>
          <table:table-cell office:value-type="float" office:value="0.008056498">
            <text:p>0.008056498</text:p>
          </table:table-cell>
          <table:table-cell office:value-type="float" office:value="0.008028794">
            <text:p>0.008028794</text:p>
          </table:table-cell>
          <table:table-cell office:value-type="float" office:value="0.009427649">
            <text:p>0.009427649</text:p>
          </table:table-cell>
          <table:table-cell office:value-type="float" office:value="0.0072866143">
            <text:p>0.0072866143</text:p>
          </table:table-cell>
          <table:table-cell office:value-type="float" office:value="0.007361748">
            <text:p>0.007361748</text:p>
          </table:table-cell>
          <table:table-cell office:value-type="float" office:value="0.0072611137">
            <text:p>0.0072611137</text:p>
          </table:table-cell>
          <table:table-cell office:value-type="float" office:value="0.00635341">
            <text:p>0.00635341</text:p>
          </table:table-cell>
          <table:table-cell office:value-type="float" office:value="0.008183092">
            <text:p>0.008183092</text:p>
          </table:table-cell>
          <table:table-cell office:value-type="float" office:value="0.007198631">
            <text:p>0.007198631</text:p>
          </table:table-cell>
          <table:table-cell office:value-type="float" office:value="0.0072896113">
            <text:p>0.0072896113</text:p>
          </table:table-cell>
          <table:table-cell office:value-type="float" office:value="0.007363175">
            <text:p>0.007363175</text:p>
          </table:table-cell>
          <table:table-cell office:value-type="float" office:value="0.0075491145">
            <text:p>0.0075491145</text:p>
          </table:table-cell>
          <table:table-cell office:value-type="float" office:value="0.008285488">
            <text:p>0.008285488</text:p>
          </table:table-cell>
          <table:table-cell office:value-type="float" office:value="0.006862301">
            <text:p>0.006862301</text:p>
          </table:table-cell>
          <table:table-cell office:value-type="float" office:value="0.0074704024">
            <text:p>0.0074704024</text:p>
          </table:table-cell>
          <table:table-cell office:value-type="float" office:value="0.006525471">
            <text:p>0.006525471</text:p>
          </table:table-cell>
          <table:table-cell office:value-type="float" office:value="0.0065715597">
            <text:p>0.0065715597</text:p>
          </table:table-cell>
          <table:table-cell office:value-type="float" office:value="0.006538552">
            <text:p>0.006538552</text:p>
          </table:table-cell>
          <table:table-cell office:value-type="float" office:value="0.006381912">
            <text:p>0.006381912</text:p>
          </table:table-cell>
          <table:table-cell office:value-type="float" office:value="0.0058549866">
            <text:p>0.0058549866</text:p>
          </table:table-cell>
          <table:table-cell office:value-type="float" office:value="0.0071322266">
            <text:p>0.0071322266</text:p>
          </table:table-cell>
          <table:table-cell office:value-type="float" office:value="0.0065565705">
            <text:p>0.0065565705</text:p>
          </table:table-cell>
          <table:table-cell office:value-type="float" office:value="0.0072393897">
            <text:p>0.0072393897</text:p>
          </table:table-cell>
          <table:table-cell office:value-type="float" office:value="0.006005731">
            <text:p>0.006005731</text:p>
          </table:table-cell>
          <table:table-cell office:value-type="float" office:value="0.006368881">
            <text:p>0.006368881</text:p>
          </table:table-cell>
          <table:table-cell office:value-type="float" office:value="0.0054693376">
            <text:p>0.0054693376</text:p>
          </table:table-cell>
          <table:table-cell office:value-type="float" office:value="0.0064684562">
            <text:p>0.0064684562</text:p>
          </table:table-cell>
          <table:table-cell office:value-type="float" office:value="0.006488745">
            <text:p>0.006488745</text:p>
          </table:table-cell>
          <table:table-cell office:value-type="float" office:value="0.0060084853">
            <text:p>0.0060084853</text:p>
          </table:table-cell>
          <table:table-cell office:value-type="float" office:value="0.005777854">
            <text:p>0.005777854</text:p>
          </table:table-cell>
          <table:table-cell office:value-type="float" office:value="0.004605239">
            <text:p>0.004605239</text:p>
          </table:table-cell>
          <table:table-cell office:value-type="float" office:value="0.0050463066">
            <text:p>0.0050463066</text:p>
          </table:table-cell>
          <table:table-cell office:value-type="float" office:value="0.004814066">
            <text:p>0.004814066</text:p>
          </table:table-cell>
          <table:table-cell office:value-type="float" office:value="0.004533802">
            <text:p>0.004533802</text:p>
          </table:table-cell>
          <table:table-cell office:value-type="float" office:value="0.005527767">
            <text:p>0.005527767</text:p>
          </table:table-cell>
          <table:table-cell office:value-type="float" office:value="0.0060429485">
            <text:p>0.0060429485</text:p>
          </table:table-cell>
          <table:table-cell office:value-type="float" office:value="0.0074618766">
            <text:p>0.0074618766</text:p>
          </table:table-cell>
          <table:table-cell office:value-type="float" office:value="0.0063936333">
            <text:p>0.0063936333</text:p>
          </table:table-cell>
          <table:table-cell office:value-type="float" office:value="0.005179619">
            <text:p>0.005179619</text:p>
          </table:table-cell>
          <table:table-cell office:value-type="float" office:value="0.004949728">
            <text:p>0.004949728</text:p>
          </table:table-cell>
          <table:table-cell office:value-type="float" office:value="0.0042963405">
            <text:p>0.0042963405</text:p>
          </table:table-cell>
          <table:table-cell office:value-type="float" office:value="0.0045265825">
            <text:p>0.0045265825</text:p>
          </table:table-cell>
          <table:table-cell office:value-type="float" office:value="0.0044720094">
            <text:p>0.0044720094</text:p>
          </table:table-cell>
          <table:table-cell office:value-type="float" office:value="0.0056694346">
            <text:p>0.0056694346</text:p>
          </table:table-cell>
          <table:table-cell office:value-type="float" office:value="0.0058313385">
            <text:p>0.0058313385</text:p>
          </table:table-cell>
          <table:table-cell office:value-type="float" office:value="0.004672885">
            <text:p>0.004672885</text:p>
          </table:table-cell>
          <table:table-cell office:value-type="float" office:value="0.0043323184">
            <text:p>0.0043323184</text:p>
          </table:table-cell>
          <table:table-cell office:value-type="float" office:value="0.004463067">
            <text:p>0.004463067</text:p>
          </table:table-cell>
          <table:table-cell office:value-type="float" office:value="0.0045121997">
            <text:p>0.0045121997</text:p>
          </table:table-cell>
          <table:table-cell office:value-type="float" office:value="0.0034550137">
            <text:p>0.0034550137</text:p>
          </table:table-cell>
          <table:table-cell office:value-type="float" office:value="0.0013102328">
            <text:p>0.0013102328</text:p>
          </table:table-cell>
          <table:table-cell office:value-type="float" office:value="0.0012808408">
            <text:p>0.0012808408</text:p>
          </table:table-cell>
          <table:table-cell office:value-type="float" office:value="0.0012662495">
            <text:p>0.0012662495</text:p>
          </table:table-cell>
          <table:table-cell office:value-type="float" office:value="0.00119288">
            <text:p>0.00119288</text:p>
          </table:table-cell>
          <table:table-cell table:style-name="Default" office:value-type="float" office:value="0.0011268461">
            <text:p>0.0011268461</text:p>
          </table:table-cell>
          <table:table-cell table:style-name="Default" office:value-type="float" office:value="0.0011283922">
            <text:p>0.0011283922</text:p>
          </table:table-cell>
          <table:table-cell table:style-name="Default" office:value-type="float" office:value="0.0011142488">
            <text:p>0.0011142488</text:p>
          </table:table-cell>
          <table:table-cell table:style-name="Default" office:value-type="float" office:value="0.0011106606">
            <text:p>0.0011106606</text:p>
          </table:table-cell>
          <table:table-cell office:value-type="float" office:value="0.0011587678">
            <text:p>0.0011587678</text:p>
          </table:table-cell>
          <table:table-cell table:style-name="Default" office:value-type="float" office:value="0.0011576179">
            <text:p>0.0011576179</text:p>
          </table:table-cell>
          <table:table-cell table:style-name="Default" office:value-type="float" office:value="0.0011311218">
            <text:p>0.0011311218</text:p>
          </table:table-cell>
          <table:table-cell table:style-name="Default" office:value-type="float" office:value="0.0010062667">
            <text:p>0.0010062667</text:p>
          </table:table-cell>
          <table:table-cell office:value-type="float" office:value="0.00089107384">
            <text:p>8.91E-004</text:p>
          </table:table-cell>
          <table:table-cell office:value-type="float" office:value="0.000836456">
            <text:p>8.36E-004</text:p>
          </table:table-cell>
          <table:table-cell office:value-type="float" office:value="0.0008302255">
            <text:p>8.30E-004</text:p>
          </table:table-cell>
          <table:table-cell office:value-type="float" office:value="0.0008306965">
            <text:p>8.31E-004</text:p>
          </table:table-cell>
          <table:table-cell office:value-type="float" office:value="0.00083291146">
            <text:p>8.33E-004</text:p>
          </table:table-cell>
          <table:table-cell office:value-type="float" office:value="0.00083632197">
            <text:p>8.36E-004</text:p>
          </table:table-cell>
          <table:table-cell office:value-type="float" office:value="0.00083788106">
            <text:p>8.38E-004</text:p>
          </table:table-cell>
          <table:table-cell office:value-type="float" office:value="0.00084006676">
            <text:p>8.40E-004</text:p>
          </table:table-cell>
          <table:table-cell office:value-type="float" office:value="0.0008416861">
            <text:p>8.42E-004</text:p>
          </table:table-cell>
          <table:table-cell office:value-type="float" office:value="0.00084514584">
            <text:p>8.45E-004</text:p>
          </table:table-cell>
          <table:table-cell office:value-type="float" office:value="0.00084846315">
            <text:p>8.48E-004</text:p>
          </table:table-cell>
          <table:table-cell office:value-type="float" office:value="0.000850144">
            <text:p>8.50E-004</text:p>
          </table:table-cell>
          <table:table-cell office:value-type="float" office:value="0.00085108995">
            <text:p>8.51E-004</text:p>
          </table:table-cell>
          <table:table-cell office:value-type="float" office:value="0.00085424416">
            <text:p>8.54E-004</text:p>
          </table:table-cell>
          <table:table-cell office:value-type="float" office:value="0.00085865206">
            <text:p>8.59E-004</text:p>
          </table:table-cell>
          <table:table-cell office:value-type="float" office:value="0.0008605243">
            <text:p>8.61E-004</text:p>
          </table:table-cell>
          <table:table-cell office:value-type="float" office:value="0.00086183805">
            <text:p>8.62E-004</text:p>
          </table:table-cell>
          <table:table-cell office:value-type="float" office:value="0.0008643176">
            <text:p>8.64E-004</text:p>
          </table:table-cell>
          <table:table-cell office:value-type="float" office:value="0.00086890423">
            <text:p>8.69E-004</text:p>
          </table:table-cell>
          <table:table-cell office:value-type="float" office:value="0.0008698582">
            <text:p>8.70E-004</text:p>
          </table:table-cell>
          <table:table-cell office:value-type="float" office:value="0.00087182934">
            <text:p>8.72E-004</text:p>
          </table:table-cell>
          <table:table-cell office:value-type="float" office:value="0.00087460346">
            <text:p>8.75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3 The Goose.mp3</text:p>
          </table:table-cell>
          <table:table-cell office:value-type="float" office:value="0.043845408">
            <text:p>0.043845408</text:p>
          </table:table-cell>
          <table:table-cell office:value-type="float" office:value="0.039981578">
            <text:p>0.039981578</text:p>
          </table:table-cell>
          <table:table-cell office:value-type="float" office:value="0.05273197">
            <text:p>0.05273197</text:p>
          </table:table-cell>
          <table:table-cell office:value-type="float" office:value="0.03561466">
            <text:p>0.03561466</text:p>
          </table:table-cell>
          <table:table-cell office:value-type="float" office:value="0.029615128">
            <text:p>0.029615128</text:p>
          </table:table-cell>
          <table:table-cell office:value-type="float" office:value="0.023629798">
            <text:p>0.023629798</text:p>
          </table:table-cell>
          <table:table-cell office:value-type="float" office:value="0.023257667">
            <text:p>0.023257667</text:p>
          </table:table-cell>
          <table:table-cell office:value-type="float" office:value="0.01598178">
            <text:p>0.01598178</text:p>
          </table:table-cell>
          <table:table-cell office:value-type="float" office:value="0.019359658">
            <text:p>0.019359658</text:p>
          </table:table-cell>
          <table:table-cell office:value-type="float" office:value="0.013492724">
            <text:p>0.013492724</text:p>
          </table:table-cell>
          <table:table-cell office:value-type="float" office:value="0.01282137">
            <text:p>0.01282137</text:p>
          </table:table-cell>
          <table:table-cell office:value-type="float" office:value="0.01127703">
            <text:p>0.01127703</text:p>
          </table:table-cell>
          <table:table-cell office:value-type="float" office:value="0.014029708">
            <text:p>0.014029708</text:p>
          </table:table-cell>
          <table:table-cell office:value-type="float" office:value="0.016274387">
            <text:p>0.016274387</text:p>
          </table:table-cell>
          <table:table-cell office:value-type="float" office:value="0.010187712">
            <text:p>0.010187712</text:p>
          </table:table-cell>
          <table:table-cell office:value-type="float" office:value="0.009590282">
            <text:p>0.009590282</text:p>
          </table:table-cell>
          <table:table-cell office:value-type="float" office:value="0.011707319">
            <text:p>0.011707319</text:p>
          </table:table-cell>
          <table:table-cell office:value-type="float" office:value="0.013332444">
            <text:p>0.013332444</text:p>
          </table:table-cell>
          <table:table-cell office:value-type="float" office:value="0.014815474">
            <text:p>0.014815474</text:p>
          </table:table-cell>
          <table:table-cell office:value-type="float" office:value="0.013213913">
            <text:p>0.013213913</text:p>
          </table:table-cell>
          <table:table-cell office:value-type="float" office:value="0.013062291">
            <text:p>0.013062291</text:p>
          </table:table-cell>
          <table:table-cell office:value-type="float" office:value="0.015624697">
            <text:p>0.015624697</text:p>
          </table:table-cell>
          <table:table-cell office:value-type="float" office:value="0.013594364">
            <text:p>0.013594364</text:p>
          </table:table-cell>
          <table:table-cell office:value-type="float" office:value="0.0130509585">
            <text:p>0.0130509585</text:p>
          </table:table-cell>
          <table:table-cell office:value-type="float" office:value="0.019224059">
            <text:p>0.019224059</text:p>
          </table:table-cell>
          <table:table-cell office:value-type="float" office:value="0.012426879">
            <text:p>0.012426879</text:p>
          </table:table-cell>
          <table:table-cell office:value-type="float" office:value="0.013084501">
            <text:p>0.013084501</text:p>
          </table:table-cell>
          <table:table-cell office:value-type="float" office:value="0.018241942">
            <text:p>0.018241942</text:p>
          </table:table-cell>
          <table:table-cell office:value-type="float" office:value="0.01449213">
            <text:p>0.01449213</text:p>
          </table:table-cell>
          <table:table-cell office:value-type="float" office:value="0.012899717">
            <text:p>0.012899717</text:p>
          </table:table-cell>
          <table:table-cell office:value-type="float" office:value="0.014767293">
            <text:p>0.014767293</text:p>
          </table:table-cell>
          <table:table-cell office:value-type="float" office:value="0.012914204">
            <text:p>0.012914204</text:p>
          </table:table-cell>
          <table:table-cell office:value-type="float" office:value="0.013136133">
            <text:p>0.013136133</text:p>
          </table:table-cell>
          <table:table-cell office:value-type="float" office:value="0.013154945">
            <text:p>0.013154945</text:p>
          </table:table-cell>
          <table:table-cell office:value-type="float" office:value="0.013817389">
            <text:p>0.013817389</text:p>
          </table:table-cell>
          <table:table-cell office:value-type="float" office:value="0.03494135">
            <text:p>0.03494135</text:p>
          </table:table-cell>
          <table:table-cell office:value-type="float" office:value="0.03204436">
            <text:p>0.03204436</text:p>
          </table:table-cell>
          <table:table-cell office:value-type="float" office:value="0.015367983">
            <text:p>0.015367983</text:p>
          </table:table-cell>
          <table:table-cell office:value-type="float" office:value="0.01568495">
            <text:p>0.01568495</text:p>
          </table:table-cell>
          <table:table-cell office:value-type="float" office:value="0.025631106">
            <text:p>0.025631106</text:p>
          </table:table-cell>
          <table:table-cell office:value-type="float" office:value="0.020000424">
            <text:p>0.020000424</text:p>
          </table:table-cell>
          <table:table-cell office:value-type="float" office:value="0.019249184">
            <text:p>0.019249184</text:p>
          </table:table-cell>
          <table:table-cell office:value-type="float" office:value="0.01779724">
            <text:p>0.01779724</text:p>
          </table:table-cell>
          <table:table-cell office:value-type="float" office:value="0.021701606">
            <text:p>0.021701606</text:p>
          </table:table-cell>
          <table:table-cell office:value-type="float" office:value="0.01784782">
            <text:p>0.01784782</text:p>
          </table:table-cell>
          <table:table-cell office:value-type="float" office:value="0.02300625">
            <text:p>0.02300625</text:p>
          </table:table-cell>
          <table:table-cell office:value-type="float" office:value="0.01961461">
            <text:p>0.01961461</text:p>
          </table:table-cell>
          <table:table-cell office:value-type="float" office:value="0.0139232185">
            <text:p>0.0139232185</text:p>
          </table:table-cell>
          <table:table-cell office:value-type="float" office:value="0.01368254">
            <text:p>0.01368254</text:p>
          </table:table-cell>
          <table:table-cell office:value-type="float" office:value="0.011568489">
            <text:p>0.011568489</text:p>
          </table:table-cell>
          <table:table-cell office:value-type="float" office:value="0.012623229">
            <text:p>0.012623229</text:p>
          </table:table-cell>
          <table:table-cell office:value-type="float" office:value="0.017505672">
            <text:p>0.017505672</text:p>
          </table:table-cell>
          <table:table-cell office:value-type="float" office:value="0.017868128">
            <text:p>0.017868128</text:p>
          </table:table-cell>
          <table:table-cell office:value-type="float" office:value="0.010627983">
            <text:p>0.010627983</text:p>
          </table:table-cell>
          <table:table-cell office:value-type="float" office:value="0.01023466">
            <text:p>0.01023466</text:p>
          </table:table-cell>
          <table:table-cell office:value-type="float" office:value="0.011007055">
            <text:p>0.011007055</text:p>
          </table:table-cell>
          <table:table-cell office:value-type="float" office:value="0.009750717">
            <text:p>0.009750717</text:p>
          </table:table-cell>
          <table:table-cell office:value-type="float" office:value="0.013331845">
            <text:p>0.013331845</text:p>
          </table:table-cell>
          <table:table-cell office:value-type="float" office:value="0.013584953">
            <text:p>0.013584953</text:p>
          </table:table-cell>
          <table:table-cell office:value-type="float" office:value="0.008984763">
            <text:p>0.008984763</text:p>
          </table:table-cell>
          <table:table-cell office:value-type="float" office:value="0.010382084">
            <text:p>0.010382084</text:p>
          </table:table-cell>
          <table:table-cell office:value-type="float" office:value="0.0119319735">
            <text:p>0.0119319735</text:p>
          </table:table-cell>
          <table:table-cell office:value-type="float" office:value="0.018713664">
            <text:p>0.018713664</text:p>
          </table:table-cell>
          <table:table-cell office:value-type="float" office:value="0.009871645">
            <text:p>0.009871645</text:p>
          </table:table-cell>
          <table:table-cell office:value-type="float" office:value="0.008584799">
            <text:p>0.008584799</text:p>
          </table:table-cell>
          <table:table-cell office:value-type="float" office:value="0.009315782">
            <text:p>0.009315782</text:p>
          </table:table-cell>
          <table:table-cell office:value-type="float" office:value="0.009843755">
            <text:p>0.009843755</text:p>
          </table:table-cell>
          <table:table-cell office:value-type="float" office:value="0.008457101">
            <text:p>0.008457101</text:p>
          </table:table-cell>
          <table:table-cell office:value-type="float" office:value="0.010193272">
            <text:p>0.010193272</text:p>
          </table:table-cell>
          <table:table-cell office:value-type="float" office:value="0.010217811">
            <text:p>0.010217811</text:p>
          </table:table-cell>
          <table:table-cell office:value-type="float" office:value="0.012223549">
            <text:p>0.012223549</text:p>
          </table:table-cell>
          <table:table-cell office:value-type="float" office:value="0.010534731">
            <text:p>0.010534731</text:p>
          </table:table-cell>
          <table:table-cell office:value-type="float" office:value="0.009679199">
            <text:p>0.009679199</text:p>
          </table:table-cell>
          <table:table-cell office:value-type="float" office:value="0.010043746">
            <text:p>0.010043746</text:p>
          </table:table-cell>
          <table:table-cell office:value-type="float" office:value="0.011443495">
            <text:p>0.011443495</text:p>
          </table:table-cell>
          <table:table-cell office:value-type="float" office:value="0.010531026">
            <text:p>0.010531026</text:p>
          </table:table-cell>
          <table:table-cell office:value-type="float" office:value="0.010167721">
            <text:p>0.010167721</text:p>
          </table:table-cell>
          <table:table-cell office:value-type="float" office:value="0.010649965">
            <text:p>0.010649965</text:p>
          </table:table-cell>
          <table:table-cell office:value-type="float" office:value="0.01021713">
            <text:p>0.01021713</text:p>
          </table:table-cell>
          <table:table-cell office:value-type="float" office:value="0.009269678">
            <text:p>0.009269678</text:p>
          </table:table-cell>
          <table:table-cell office:value-type="float" office:value="0.009923698">
            <text:p>0.009923698</text:p>
          </table:table-cell>
          <table:table-cell office:value-type="float" office:value="0.014996574">
            <text:p>0.014996574</text:p>
          </table:table-cell>
          <table:table-cell office:value-type="float" office:value="0.017007675">
            <text:p>0.017007675</text:p>
          </table:table-cell>
          <table:table-cell office:value-type="float" office:value="0.00965795">
            <text:p>0.00965795</text:p>
          </table:table-cell>
          <table:table-cell office:value-type="float" office:value="0.009743705">
            <text:p>0.009743705</text:p>
          </table:table-cell>
          <table:table-cell office:value-type="float" office:value="0.009992604">
            <text:p>0.009992604</text:p>
          </table:table-cell>
          <table:table-cell office:value-type="float" office:value="0.0085000545">
            <text:p>0.0085000545</text:p>
          </table:table-cell>
          <table:table-cell office:value-type="float" office:value="0.009192442">
            <text:p>0.009192442</text:p>
          </table:table-cell>
          <table:table-cell office:value-type="float" office:value="0.008981522">
            <text:p>0.008981522</text:p>
          </table:table-cell>
          <table:table-cell office:value-type="float" office:value="0.00944328">
            <text:p>0.00944328</text:p>
          </table:table-cell>
          <table:table-cell office:value-type="float" office:value="0.009383628">
            <text:p>0.009383628</text:p>
          </table:table-cell>
          <table:table-cell office:value-type="float" office:value="0.011055605">
            <text:p>0.011055605</text:p>
          </table:table-cell>
          <table:table-cell office:value-type="float" office:value="0.009462135">
            <text:p>0.009462135</text:p>
          </table:table-cell>
          <table:table-cell office:value-type="float" office:value="0.009366148">
            <text:p>0.009366148</text:p>
          </table:table-cell>
          <table:table-cell office:value-type="float" office:value="0.009770111">
            <text:p>0.009770111</text:p>
          </table:table-cell>
          <table:table-cell office:value-type="float" office:value="0.012215732">
            <text:p>0.012215732</text:p>
          </table:table-cell>
          <table:table-cell office:value-type="float" office:value="0.009677755">
            <text:p>0.009677755</text:p>
          </table:table-cell>
          <table:table-cell office:value-type="float" office:value="0.009246099">
            <text:p>0.009246099</text:p>
          </table:table-cell>
          <table:table-cell office:value-type="float" office:value="0.00994736">
            <text:p>0.00994736</text:p>
          </table:table-cell>
          <table:table-cell office:value-type="float" office:value="0.009233297">
            <text:p>0.009233297</text:p>
          </table:table-cell>
          <table:table-cell office:value-type="float" office:value="0.008866571">
            <text:p>0.008866571</text:p>
          </table:table-cell>
          <table:table-cell office:value-type="float" office:value="0.009626319">
            <text:p>0.009626319</text:p>
          </table:table-cell>
          <table:table-cell office:value-type="float" office:value="0.00882764">
            <text:p>0.00882764</text:p>
          </table:table-cell>
          <table:table-cell office:value-type="float" office:value="0.008794701">
            <text:p>0.008794701</text:p>
          </table:table-cell>
          <table:table-cell office:value-type="float" office:value="0.010919735">
            <text:p>0.010919735</text:p>
          </table:table-cell>
          <table:table-cell office:value-type="float" office:value="0.010328395">
            <text:p>0.010328395</text:p>
          </table:table-cell>
          <table:table-cell office:value-type="float" office:value="0.008407312">
            <text:p>0.008407312</text:p>
          </table:table-cell>
          <table:table-cell office:value-type="float" office:value="0.008343939">
            <text:p>0.008343939</text:p>
          </table:table-cell>
          <table:table-cell office:value-type="float" office:value="0.009131435">
            <text:p>0.009131435</text:p>
          </table:table-cell>
          <table:table-cell office:value-type="float" office:value="0.01290408">
            <text:p>0.01290408</text:p>
          </table:table-cell>
          <table:table-cell office:value-type="float" office:value="0.008916097">
            <text:p>0.008916097</text:p>
          </table:table-cell>
          <table:table-cell office:value-type="float" office:value="0.008129704">
            <text:p>0.008129704</text:p>
          </table:table-cell>
          <table:table-cell office:value-type="float" office:value="0.008036512">
            <text:p>0.008036512</text:p>
          </table:table-cell>
          <table:table-cell office:value-type="float" office:value="0.009110227">
            <text:p>0.009110227</text:p>
          </table:table-cell>
          <table:table-cell office:value-type="float" office:value="0.008015687">
            <text:p>0.008015687</text:p>
          </table:table-cell>
          <table:table-cell office:value-type="float" office:value="0.007409785">
            <text:p>0.007409785</text:p>
          </table:table-cell>
          <table:table-cell office:value-type="float" office:value="0.0077556395">
            <text:p>0.0077556395</text:p>
          </table:table-cell>
          <table:table-cell office:value-type="float" office:value="0.008410531">
            <text:p>0.008410531</text:p>
          </table:table-cell>
          <table:table-cell office:value-type="float" office:value="0.007749904">
            <text:p>0.007749904</text:p>
          </table:table-cell>
          <table:table-cell office:value-type="float" office:value="0.009451191">
            <text:p>0.009451191</text:p>
          </table:table-cell>
          <table:table-cell office:value-type="float" office:value="0.007770791">
            <text:p>0.007770791</text:p>
          </table:table-cell>
          <table:table-cell office:value-type="float" office:value="0.0074538607">
            <text:p>0.0074538607</text:p>
          </table:table-cell>
          <table:table-cell office:value-type="float" office:value="0.0069059264">
            <text:p>0.0069059264</text:p>
          </table:table-cell>
          <table:table-cell office:value-type="float" office:value="0.0077018826">
            <text:p>0.0077018826</text:p>
          </table:table-cell>
          <table:table-cell office:value-type="float" office:value="0.008044022">
            <text:p>0.008044022</text:p>
          </table:table-cell>
          <table:table-cell office:value-type="float" office:value="0.008431434">
            <text:p>0.008431434</text:p>
          </table:table-cell>
          <table:table-cell office:value-type="float" office:value="0.0070165154">
            <text:p>0.0070165154</text:p>
          </table:table-cell>
          <table:table-cell office:value-type="float" office:value="0.00672198">
            <text:p>0.00672198</text:p>
          </table:table-cell>
          <table:table-cell office:value-type="float" office:value="0.006440007">
            <text:p>0.006440007</text:p>
          </table:table-cell>
          <table:table-cell office:value-type="float" office:value="0.006341106">
            <text:p>0.006341106</text:p>
          </table:table-cell>
          <table:table-cell office:value-type="float" office:value="0.0073550185">
            <text:p>0.0073550185</text:p>
          </table:table-cell>
          <table:table-cell office:value-type="float" office:value="0.007648531">
            <text:p>0.007648531</text:p>
          </table:table-cell>
          <table:table-cell office:value-type="float" office:value="0.0059025614">
            <text:p>0.0059025614</text:p>
          </table:table-cell>
          <table:table-cell office:value-type="float" office:value="0.006167364">
            <text:p>0.006167364</text:p>
          </table:table-cell>
          <table:table-cell office:value-type="float" office:value="0.007178772">
            <text:p>0.007178772</text:p>
          </table:table-cell>
          <table:table-cell office:value-type="float" office:value="0.0063311574">
            <text:p>0.0063311574</text:p>
          </table:table-cell>
          <table:table-cell office:value-type="float" office:value="0.006165464">
            <text:p>0.006165464</text:p>
          </table:table-cell>
          <table:table-cell office:value-type="float" office:value="0.005899574">
            <text:p>0.005899574</text:p>
          </table:table-cell>
          <table:table-cell office:value-type="float" office:value="0.0058158976">
            <text:p>0.0058158976</text:p>
          </table:table-cell>
          <table:table-cell office:value-type="float" office:value="0.0066757603">
            <text:p>0.0066757603</text:p>
          </table:table-cell>
          <table:table-cell office:value-type="float" office:value="0.006690869">
            <text:p>0.006690869</text:p>
          </table:table-cell>
          <table:table-cell office:value-type="float" office:value="0.006103903">
            <text:p>0.006103903</text:p>
          </table:table-cell>
          <table:table-cell office:value-type="float" office:value="0.006225251">
            <text:p>0.006225251</text:p>
          </table:table-cell>
          <table:table-cell office:value-type="float" office:value="0.0066465703">
            <text:p>0.0066465703</text:p>
          </table:table-cell>
          <table:table-cell office:value-type="float" office:value="0.0061109737">
            <text:p>0.0061109737</text:p>
          </table:table-cell>
          <table:table-cell office:value-type="float" office:value="0.0056701987">
            <text:p>0.0056701987</text:p>
          </table:table-cell>
          <table:table-cell office:value-type="float" office:value="0.0068858224">
            <text:p>0.0068858224</text:p>
          </table:table-cell>
          <table:table-cell office:value-type="float" office:value="0.006581862">
            <text:p>0.006581862</text:p>
          </table:table-cell>
          <table:table-cell office:value-type="float" office:value="0.0061524427">
            <text:p>0.0061524427</text:p>
          </table:table-cell>
          <table:table-cell office:value-type="float" office:value="0.006167998">
            <text:p>0.006167998</text:p>
          </table:table-cell>
          <table:table-cell office:value-type="float" office:value="0.0059080496">
            <text:p>0.0059080496</text:p>
          </table:table-cell>
          <table:table-cell office:value-type="float" office:value="0.0052483794">
            <text:p>0.0052483794</text:p>
          </table:table-cell>
          <table:table-cell office:value-type="float" office:value="0.0065510054">
            <text:p>0.0065510054</text:p>
          </table:table-cell>
          <table:table-cell office:value-type="float" office:value="0.007343079">
            <text:p>0.007343079</text:p>
          </table:table-cell>
          <table:table-cell office:value-type="float" office:value="0.0055513373">
            <text:p>0.0055513373</text:p>
          </table:table-cell>
          <table:table-cell office:value-type="float" office:value="0.0049405443">
            <text:p>0.0049405443</text:p>
          </table:table-cell>
          <table:table-cell office:value-type="float" office:value="0.004765113">
            <text:p>0.004765113</text:p>
          </table:table-cell>
          <table:table-cell office:value-type="float" office:value="0.0048085074">
            <text:p>0.0048085074</text:p>
          </table:table-cell>
          <table:table-cell office:value-type="float" office:value="0.004087305">
            <text:p>0.004087305</text:p>
          </table:table-cell>
          <table:table-cell office:value-type="float" office:value="0.0040915734">
            <text:p>0.0040915734</text:p>
          </table:table-cell>
          <table:table-cell office:value-type="float" office:value="0.0038195464">
            <text:p>0.0038195464</text:p>
          </table:table-cell>
          <table:table-cell office:value-type="float" office:value="0.003652866">
            <text:p>0.003652866</text:p>
          </table:table-cell>
          <table:table-cell office:value-type="float" office:value="0.0036538197">
            <text:p>0.0036538197</text:p>
          </table:table-cell>
          <table:table-cell office:value-type="float" office:value="0.003600072">
            <text:p>0.003600072</text:p>
          </table:table-cell>
          <table:table-cell office:value-type="float" office:value="0.003652003">
            <text:p>0.003652003</text:p>
          </table:table-cell>
          <table:table-cell office:value-type="float" office:value="0.003567984">
            <text:p>0.003567984</text:p>
          </table:table-cell>
          <table:table-cell office:value-type="float" office:value="0.0037594961">
            <text:p>0.0037594961</text:p>
          </table:table-cell>
          <table:table-cell office:value-type="float" office:value="0.0038791855">
            <text:p>0.0038791855</text:p>
          </table:table-cell>
          <table:table-cell office:value-type="float" office:value="0.0037113165">
            <text:p>0.0037113165</text:p>
          </table:table-cell>
          <table:table-cell office:value-type="float" office:value="0.0034842668">
            <text:p>0.0034842668</text:p>
          </table:table-cell>
          <table:table-cell office:value-type="float" office:value="0.0033864833">
            <text:p>0.0033864833</text:p>
          </table:table-cell>
          <table:table-cell office:value-type="float" office:value="0.0036409195">
            <text:p>0.0036409195</text:p>
          </table:table-cell>
          <table:table-cell office:value-type="float" office:value="0.003846701">
            <text:p>0.003846701</text:p>
          </table:table-cell>
          <table:table-cell office:value-type="float" office:value="0.0038334092">
            <text:p>0.0038334092</text:p>
          </table:table-cell>
          <table:table-cell office:value-type="float" office:value="0.0037531473">
            <text:p>0.0037531473</text:p>
          </table:table-cell>
          <table:table-cell office:value-type="float" office:value="0.0036099686">
            <text:p>0.0036099686</text:p>
          </table:table-cell>
          <table:table-cell office:value-type="float" office:value="0.0035840524">
            <text:p>0.0035840524</text:p>
          </table:table-cell>
          <table:table-cell office:value-type="float" office:value="0.0036469174">
            <text:p>0.0036469174</text:p>
          </table:table-cell>
          <table:table-cell office:value-type="float" office:value="0.0038322478">
            <text:p>0.0038322478</text:p>
          </table:table-cell>
          <table:table-cell office:value-type="float" office:value="0.003596959">
            <text:p>0.003596959</text:p>
          </table:table-cell>
          <table:table-cell office:value-type="float" office:value="0.0037224544">
            <text:p>0.0037224544</text:p>
          </table:table-cell>
          <table:table-cell office:value-type="float" office:value="0.0036919212">
            <text:p>0.0036919212</text:p>
          </table:table-cell>
          <table:table-cell office:value-type="float" office:value="0.0036477372">
            <text:p>0.0036477372</text:p>
          </table:table-cell>
          <table:table-cell office:value-type="float" office:value="0.0035381382">
            <text:p>0.0035381382</text:p>
          </table:table-cell>
          <table:table-cell office:value-type="float" office:value="0.003597054">
            <text:p>0.003597054</text:p>
          </table:table-cell>
          <table:table-cell office:value-type="float" office:value="0.0036887813">
            <text:p>0.0036887813</text:p>
          </table:table-cell>
          <table:table-cell office:value-type="float" office:value="0.003660645">
            <text:p>0.003660645</text:p>
          </table:table-cell>
          <table:table-cell office:value-type="float" office:value="0.0034774118">
            <text:p>0.0034774118</text:p>
          </table:table-cell>
          <table:table-cell office:value-type="float" office:value="0.003749946">
            <text:p>0.003749946</text:p>
          </table:table-cell>
          <table:table-cell office:value-type="float" office:value="0.0035540198">
            <text:p>0.0035540198</text:p>
          </table:table-cell>
          <table:table-cell office:value-type="float" office:value="0.0034439126">
            <text:p>0.0034439126</text:p>
          </table:table-cell>
          <table:table-cell office:value-type="float" office:value="0.0033663318">
            <text:p>0.0033663318</text:p>
          </table:table-cell>
          <table:table-cell office:value-type="float" office:value="0.0030916135">
            <text:p>0.0030916135</text:p>
          </table:table-cell>
          <table:table-cell office:value-type="float" office:value="0.0031832033">
            <text:p>0.0031832033</text:p>
          </table:table-cell>
          <table:table-cell office:value-type="float" office:value="0.0032605096">
            <text:p>0.0032605096</text:p>
          </table:table-cell>
          <table:table-cell office:value-type="float" office:value="0.0032287796">
            <text:p>0.0032287796</text:p>
          </table:table-cell>
          <table:table-cell office:value-type="float" office:value="0.0031559435">
            <text:p>0.0031559435</text:p>
          </table:table-cell>
          <table:table-cell office:value-type="float" office:value="0.0030715778">
            <text:p>0.0030715778</text:p>
          </table:table-cell>
          <table:table-cell office:value-type="float" office:value="0.003003111">
            <text:p>0.003003111</text:p>
          </table:table-cell>
          <table:table-cell office:value-type="float" office:value="0.0028243775">
            <text:p>0.0028243775</text:p>
          </table:table-cell>
          <table:table-cell office:value-type="float" office:value="0.0026972345">
            <text:p>0.0026972345</text:p>
          </table:table-cell>
          <table:table-cell office:value-type="float" office:value="0.0025865252">
            <text:p>0.0025865252</text:p>
          </table:table-cell>
          <table:table-cell office:value-type="float" office:value="0.0027428502">
            <text:p>0.0027428502</text:p>
          </table:table-cell>
          <table:table-cell office:value-type="float" office:value="0.0026444218">
            <text:p>0.0026444218</text:p>
          </table:table-cell>
          <table:table-cell office:value-type="float" office:value="0.0023970983">
            <text:p>0.0023970983</text:p>
          </table:table-cell>
          <table:table-cell office:value-type="float" office:value="0.0021759423">
            <text:p>0.0021759423</text:p>
          </table:table-cell>
          <table:table-cell office:value-type="float" office:value="0.002141426">
            <text:p>0.002141426</text:p>
          </table:table-cell>
          <table:table-cell office:value-type="float" office:value="0.0020361666">
            <text:p>0.0020361666</text:p>
          </table:table-cell>
          <table:table-cell office:value-type="float" office:value="0.0018909809">
            <text:p>0.0018909809</text:p>
          </table:table-cell>
          <table:table-cell office:value-type="float" office:value="0.0016360512">
            <text:p>0.0016360512</text:p>
          </table:table-cell>
          <table:table-cell office:value-type="float" office:value="0.0016790597">
            <text:p>0.0016790597</text:p>
          </table:table-cell>
          <table:table-cell office:value-type="float" office:value="0.0016261787">
            <text:p>0.0016261787</text:p>
          </table:table-cell>
          <table:table-cell office:value-type="float" office:value="0.0014339366">
            <text:p>0.0014339366</text:p>
          </table:table-cell>
          <table:table-cell office:value-type="float" office:value="0.0013236661">
            <text:p>0.0013236661</text:p>
          </table:table-cell>
          <table:table-cell office:value-type="float" office:value="0.0012265487">
            <text:p>0.0012265487</text:p>
          </table:table-cell>
          <table:table-cell office:value-type="float" office:value="0.0011787358">
            <text:p>0.0011787358</text:p>
          </table:table-cell>
          <table:table-cell office:value-type="float" office:value="0.0010719999">
            <text:p>0.0010719999</text:p>
          </table:table-cell>
          <table:table-cell office:value-type="float" office:value="0.0010193073">
            <text:p>0.0010193073</text:p>
          </table:table-cell>
          <table:table-cell table:style-name="ce1" office:value-type="float" office:value="0.0009988399">
            <text:p>9.99E-004</text:p>
          </table:table-cell>
          <table:table-cell table:style-name="ce1" office:value-type="float" office:value="0.0009504461">
            <text:p>9.50E-004</text:p>
          </table:table-cell>
          <table:table-cell table:style-name="ce1" office:value-type="float" office:value="0.0007887024">
            <text:p>7.89E-004</text:p>
          </table:table-cell>
          <table:table-cell table:style-name="ce1" office:value-type="float" office:value="0.00056690315">
            <text:p>5.67E-004</text:p>
          </table:table-cell>
          <table:table-cell table:style-name="ce1" office:value-type="float" office:value="0.0005547329">
            <text:p>5.55E-004</text:p>
          </table:table-cell>
          <table:table-cell table:style-name="ce1" office:value-type="float" office:value="0.0005516987">
            <text:p>5.52E-004</text:p>
          </table:table-cell>
          <table:table-cell table:style-name="ce1" office:value-type="float" office:value="0.0005453756">
            <text:p>5.45E-004</text:p>
          </table:table-cell>
          <table:table-cell office:value-type="float" office:value="0.0005437576">
            <text:p>5.44E-004</text:p>
          </table:table-cell>
          <table:table-cell office:value-type="float" office:value="0.0005371792">
            <text:p>5.37E-004</text:p>
          </table:table-cell>
          <table:table-cell office:value-type="float" office:value="0.0005312926">
            <text:p>5.31E-004</text:p>
          </table:table-cell>
          <table:table-cell office:value-type="float" office:value="0.00052984076">
            <text:p>5.30E-004</text:p>
          </table:table-cell>
          <table:table-cell table:style-name="ce1" office:value-type="float" office:value="0.00053168566">
            <text:p>5.32E-004</text:p>
          </table:table-cell>
          <table:table-cell office:value-type="float" office:value="0.0005298665">
            <text:p>5.30E-004</text:p>
          </table:table-cell>
          <table:table-cell office:value-type="float" office:value="0.0005218072">
            <text:p>5.22E-004</text:p>
          </table:table-cell>
          <table:table-cell office:value-type="float" office:value="0.0005170818">
            <text:p>5.17E-004</text:p>
          </table:table-cell>
          <table:table-cell office:value-type="float" office:value="0.0005167478">
            <text:p>5.17E-004</text:p>
          </table:table-cell>
          <table:table-cell office:value-type="float" office:value="0.0005177623">
            <text:p>5.18E-004</text:p>
          </table:table-cell>
          <table:table-cell office:value-type="float" office:value="0.0005178202">
            <text:p>5.18E-004</text:p>
          </table:table-cell>
          <table:table-cell office:value-type="float" office:value="0.0005193349">
            <text:p>5.19E-004</text:p>
          </table:table-cell>
          <table:table-cell office:value-type="float" office:value="0.000520949">
            <text:p>5.21E-004</text:p>
          </table:table-cell>
          <table:table-cell office:value-type="float" office:value="0.0005240536">
            <text:p>5.24E-004</text:p>
          </table:table-cell>
          <table:table-cell office:value-type="float" office:value="0.0005250899">
            <text:p>5.25E-004</text:p>
          </table:table-cell>
          <table:table-cell office:value-type="float" office:value="0.0005261335">
            <text:p>5.26E-004</text:p>
          </table:table-cell>
          <table:table-cell office:value-type="float" office:value="0.0005276685">
            <text:p>5.28E-004</text:p>
          </table:table-cell>
          <table:table-cell office:value-type="float" office:value="0.00053014833">
            <text:p>5.30E-004</text:p>
          </table:table-cell>
          <table:table-cell office:value-type="float" office:value="0.0005319187">
            <text:p>5.32E-004</text:p>
          </table:table-cell>
          <table:table-cell office:value-type="float" office:value="0.0005329338">
            <text:p>5.33E-004</text:p>
          </table:table-cell>
          <table:table-cell office:value-type="float" office:value="0.0005345021">
            <text:p>5.35E-004</text:p>
          </table:table-cell>
          <table:table-cell office:value-type="float" office:value="0.0005361405">
            <text:p>5.36E-004</text:p>
          </table:table-cell>
          <table:table-cell office:value-type="float" office:value="0.0005388253">
            <text:p>5.39E-004</text:p>
          </table:table-cell>
          <table:table-cell office:value-type="float" office:value="0.0005399119">
            <text:p>5.40E-004</text:p>
          </table:table-cell>
          <table:table-cell office:value-type="float" office:value="0.0005410912">
            <text:p>5.41E-004</text:p>
          </table:table-cell>
          <table:table-cell office:value-type="float" office:value="0.00054270844">
            <text:p>5.43E-004</text:p>
          </table:table-cell>
          <table:table-cell office:value-type="float" office:value="0.0005459026">
            <text:p>5.46E-004</text:p>
          </table:table-cell>
          <table:table-cell office:value-type="float" office:value="0.00054724596">
            <text:p>5.47E-004</text:p>
          </table:table-cell>
          <table:table-cell office:value-type="float" office:value="0.00054823427">
            <text:p>5.48E-004</text:p>
          </table:table-cell>
          <table:table-cell office:value-type="float" office:value="0.00054941245">
            <text:p>5.49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4 I Can Move You (If You Let Me).mp3</text:p>
          </table:table-cell>
          <table:table-cell office:value-type="float" office:value="0.019395573">
            <text:p>0.019395573</text:p>
          </table:table-cell>
          <table:table-cell office:value-type="float" office:value="0.032963745">
            <text:p>0.032963745</text:p>
          </table:table-cell>
          <table:table-cell office:value-type="float" office:value="0.0338384">
            <text:p>0.0338384</text:p>
          </table:table-cell>
          <table:table-cell office:value-type="float" office:value="0.04042997">
            <text:p>0.04042997</text:p>
          </table:table-cell>
          <table:table-cell office:value-type="float" office:value="0.045273095">
            <text:p>0.045273095</text:p>
          </table:table-cell>
          <table:table-cell office:value-type="float" office:value="0.042874347">
            <text:p>0.042874347</text:p>
          </table:table-cell>
          <table:table-cell office:value-type="float" office:value="0.04207414">
            <text:p>0.04207414</text:p>
          </table:table-cell>
          <table:table-cell office:value-type="float" office:value="0.045338556">
            <text:p>0.045338556</text:p>
          </table:table-cell>
          <table:table-cell office:value-type="float" office:value="0.050941557">
            <text:p>0.050941557</text:p>
          </table:table-cell>
          <table:table-cell office:value-type="float" office:value="0.031120596">
            <text:p>0.031120596</text:p>
          </table:table-cell>
          <table:table-cell office:value-type="float" office:value="0.030926205">
            <text:p>0.030926205</text:p>
          </table:table-cell>
          <table:table-cell office:value-type="float" office:value="0.03321105">
            <text:p>0.03321105</text:p>
          </table:table-cell>
          <table:table-cell office:value-type="float" office:value="0.033261657">
            <text:p>0.033261657</text:p>
          </table:table-cell>
          <table:table-cell office:value-type="float" office:value="0.028036997">
            <text:p>0.028036997</text:p>
          </table:table-cell>
          <table:table-cell office:value-type="float" office:value="0.023455255">
            <text:p>0.023455255</text:p>
          </table:table-cell>
          <table:table-cell office:value-type="float" office:value="0.023751862">
            <text:p>0.023751862</text:p>
          </table:table-cell>
          <table:table-cell office:value-type="float" office:value="0.023828164">
            <text:p>0.023828164</text:p>
          </table:table-cell>
          <table:table-cell office:value-type="float" office:value="0.023402061">
            <text:p>0.023402061</text:p>
          </table:table-cell>
          <table:table-cell office:value-type="float" office:value="0.021782184">
            <text:p>0.021782184</text:p>
          </table:table-cell>
          <table:table-cell office:value-type="float" office:value="0.02159897">
            <text:p>0.02159897</text:p>
          </table:table-cell>
          <table:table-cell office:value-type="float" office:value="0.022773651">
            <text:p>0.022773651</text:p>
          </table:table-cell>
          <table:table-cell office:value-type="float" office:value="0.021712795">
            <text:p>0.021712795</text:p>
          </table:table-cell>
          <table:table-cell office:value-type="float" office:value="0.019203866">
            <text:p>0.019203866</text:p>
          </table:table-cell>
          <table:table-cell office:value-type="float" office:value="0.020526301">
            <text:p>0.020526301</text:p>
          </table:table-cell>
          <table:table-cell office:value-type="float" office:value="0.019194901">
            <text:p>0.019194901</text:p>
          </table:table-cell>
          <table:table-cell office:value-type="float" office:value="0.017573057">
            <text:p>0.017573057</text:p>
          </table:table-cell>
          <table:table-cell office:value-type="float" office:value="0.017819997">
            <text:p>0.017819997</text:p>
          </table:table-cell>
          <table:table-cell office:value-type="float" office:value="0.01770095">
            <text:p>0.01770095</text:p>
          </table:table-cell>
          <table:table-cell office:value-type="float" office:value="0.017378004">
            <text:p>0.017378004</text:p>
          </table:table-cell>
          <table:table-cell office:value-type="float" office:value="0.018218173">
            <text:p>0.018218173</text:p>
          </table:table-cell>
          <table:table-cell office:value-type="float" office:value="0.020087402">
            <text:p>0.020087402</text:p>
          </table:table-cell>
          <table:table-cell office:value-type="float" office:value="0.01858133">
            <text:p>0.01858133</text:p>
          </table:table-cell>
          <table:table-cell office:value-type="float" office:value="0.018470213">
            <text:p>0.018470213</text:p>
          </table:table-cell>
          <table:table-cell office:value-type="float" office:value="0.01719764">
            <text:p>0.01719764</text:p>
          </table:table-cell>
          <table:table-cell office:value-type="float" office:value="0.016948706">
            <text:p>0.016948706</text:p>
          </table:table-cell>
          <table:table-cell office:value-type="float" office:value="0.015405907">
            <text:p>0.015405907</text:p>
          </table:table-cell>
          <table:table-cell office:value-type="float" office:value="0.015650837">
            <text:p>0.015650837</text:p>
          </table:table-cell>
          <table:table-cell office:value-type="float" office:value="0.014383759">
            <text:p>0.014383759</text:p>
          </table:table-cell>
          <table:table-cell office:value-type="float" office:value="0.0155062685">
            <text:p>0.0155062685</text:p>
          </table:table-cell>
          <table:table-cell office:value-type="float" office:value="0.0145941">
            <text:p>0.0145941</text:p>
          </table:table-cell>
          <table:table-cell office:value-type="float" office:value="0.01265776">
            <text:p>0.01265776</text:p>
          </table:table-cell>
          <table:table-cell office:value-type="float" office:value="0.014296054">
            <text:p>0.014296054</text:p>
          </table:table-cell>
          <table:table-cell office:value-type="float" office:value="0.011518421">
            <text:p>0.011518421</text:p>
          </table:table-cell>
          <table:table-cell office:value-type="float" office:value="0.012834612">
            <text:p>0.012834612</text:p>
          </table:table-cell>
          <table:table-cell office:value-type="float" office:value="0.014647903">
            <text:p>0.014647903</text:p>
          </table:table-cell>
          <table:table-cell office:value-type="float" office:value="0.013437545">
            <text:p>0.013437545</text:p>
          </table:table-cell>
          <table:table-cell office:value-type="float" office:value="0.0133032035">
            <text:p>0.0133032035</text:p>
          </table:table-cell>
          <table:table-cell office:value-type="float" office:value="0.013028216">
            <text:p>0.013028216</text:p>
          </table:table-cell>
          <table:table-cell office:value-type="float" office:value="0.01118595">
            <text:p>0.01118595</text:p>
          </table:table-cell>
          <table:table-cell office:value-type="float" office:value="0.012507239">
            <text:p>0.012507239</text:p>
          </table:table-cell>
          <table:table-cell office:value-type="float" office:value="0.010418432">
            <text:p>0.010418432</text:p>
          </table:table-cell>
          <table:table-cell office:value-type="float" office:value="0.012336627">
            <text:p>0.012336627</text:p>
          </table:table-cell>
          <table:table-cell office:value-type="float" office:value="0.01528595">
            <text:p>0.01528595</text:p>
          </table:table-cell>
          <table:table-cell office:value-type="float" office:value="0.010897191">
            <text:p>0.010897191</text:p>
          </table:table-cell>
          <table:table-cell office:value-type="float" office:value="0.013955268">
            <text:p>0.013955268</text:p>
          </table:table-cell>
          <table:table-cell office:value-type="float" office:value="0.01429604">
            <text:p>0.01429604</text:p>
          </table:table-cell>
          <table:table-cell office:value-type="float" office:value="0.01493596">
            <text:p>0.01493596</text:p>
          </table:table-cell>
          <table:table-cell office:value-type="float" office:value="0.01586729">
            <text:p>0.01586729</text:p>
          </table:table-cell>
          <table:table-cell office:value-type="float" office:value="0.017722843">
            <text:p>0.017722843</text:p>
          </table:table-cell>
          <table:table-cell office:value-type="float" office:value="0.016099235">
            <text:p>0.016099235</text:p>
          </table:table-cell>
          <table:table-cell office:value-type="float" office:value="0.014135593">
            <text:p>0.014135593</text:p>
          </table:table-cell>
          <table:table-cell office:value-type="float" office:value="0.014158991">
            <text:p>0.014158991</text:p>
          </table:table-cell>
          <table:table-cell office:value-type="float" office:value="0.015197767">
            <text:p>0.015197767</text:p>
          </table:table-cell>
          <table:table-cell office:value-type="float" office:value="0.013858005">
            <text:p>0.013858005</text:p>
          </table:table-cell>
          <table:table-cell office:value-type="float" office:value="0.014805556">
            <text:p>0.014805556</text:p>
          </table:table-cell>
          <table:table-cell office:value-type="float" office:value="0.015987843">
            <text:p>0.015987843</text:p>
          </table:table-cell>
          <table:table-cell office:value-type="float" office:value="0.016837751">
            <text:p>0.016837751</text:p>
          </table:table-cell>
          <table:table-cell office:value-type="float" office:value="0.013724063">
            <text:p>0.013724063</text:p>
          </table:table-cell>
          <table:table-cell office:value-type="float" office:value="0.013940671">
            <text:p>0.013940671</text:p>
          </table:table-cell>
          <table:table-cell office:value-type="float" office:value="0.013220014">
            <text:p>0.013220014</text:p>
          </table:table-cell>
          <table:table-cell office:value-type="float" office:value="0.013479268">
            <text:p>0.013479268</text:p>
          </table:table-cell>
          <table:table-cell office:value-type="float" office:value="0.013904062">
            <text:p>0.013904062</text:p>
          </table:table-cell>
          <table:table-cell office:value-type="float" office:value="0.014938472">
            <text:p>0.014938472</text:p>
          </table:table-cell>
          <table:table-cell office:value-type="float" office:value="0.014630991">
            <text:p>0.014630991</text:p>
          </table:table-cell>
          <table:table-cell office:value-type="float" office:value="0.012235783">
            <text:p>0.012235783</text:p>
          </table:table-cell>
          <table:table-cell office:value-type="float" office:value="0.0144960135">
            <text:p>0.0144960135</text:p>
          </table:table-cell>
          <table:table-cell office:value-type="float" office:value="0.011695133">
            <text:p>0.011695133</text:p>
          </table:table-cell>
          <table:table-cell office:value-type="float" office:value="0.012220753">
            <text:p>0.012220753</text:p>
          </table:table-cell>
          <table:table-cell office:value-type="float" office:value="0.015170255">
            <text:p>0.015170255</text:p>
          </table:table-cell>
          <table:table-cell office:value-type="float" office:value="0.015824275">
            <text:p>0.015824275</text:p>
          </table:table-cell>
          <table:table-cell office:value-type="float" office:value="0.01702529">
            <text:p>0.01702529</text:p>
          </table:table-cell>
          <table:table-cell office:value-type="float" office:value="0.014232433">
            <text:p>0.014232433</text:p>
          </table:table-cell>
          <table:table-cell office:value-type="float" office:value="0.015343521">
            <text:p>0.015343521</text:p>
          </table:table-cell>
          <table:table-cell office:value-type="float" office:value="0.016608296">
            <text:p>0.016608296</text:p>
          </table:table-cell>
          <table:table-cell office:value-type="float" office:value="0.012641347">
            <text:p>0.012641347</text:p>
          </table:table-cell>
          <table:table-cell office:value-type="float" office:value="0.010955094">
            <text:p>0.010955094</text:p>
          </table:table-cell>
          <table:table-cell office:value-type="float" office:value="0.01081391">
            <text:p>0.01081391</text:p>
          </table:table-cell>
          <table:table-cell office:value-type="float" office:value="0.010432198">
            <text:p>0.010432198</text:p>
          </table:table-cell>
          <table:table-cell office:value-type="float" office:value="0.0102679515">
            <text:p>0.0102679515</text:p>
          </table:table-cell>
          <table:table-cell office:value-type="float" office:value="0.01130434">
            <text:p>0.01130434</text:p>
          </table:table-cell>
          <table:table-cell office:value-type="float" office:value="0.012432222">
            <text:p>0.012432222</text:p>
          </table:table-cell>
          <table:table-cell office:value-type="float" office:value="0.013058325">
            <text:p>0.013058325</text:p>
          </table:table-cell>
          <table:table-cell office:value-type="float" office:value="0.011573045">
            <text:p>0.011573045</text:p>
          </table:table-cell>
          <table:table-cell office:value-type="float" office:value="0.012532173">
            <text:p>0.012532173</text:p>
          </table:table-cell>
          <table:table-cell office:value-type="float" office:value="0.01046244">
            <text:p>0.01046244</text:p>
          </table:table-cell>
          <table:table-cell office:value-type="float" office:value="0.010562391">
            <text:p>0.010562391</text:p>
          </table:table-cell>
          <table:table-cell office:value-type="float" office:value="0.010727663">
            <text:p>0.010727663</text:p>
          </table:table-cell>
          <table:table-cell office:value-type="float" office:value="0.008804445">
            <text:p>0.008804445</text:p>
          </table:table-cell>
          <table:table-cell office:value-type="float" office:value="0.008735517">
            <text:p>0.008735517</text:p>
          </table:table-cell>
          <table:table-cell office:value-type="float" office:value="0.010171018">
            <text:p>0.010171018</text:p>
          </table:table-cell>
          <table:table-cell office:value-type="float" office:value="0.01675919">
            <text:p>0.01675919</text:p>
          </table:table-cell>
          <table:table-cell office:value-type="float" office:value="0.011691374">
            <text:p>0.011691374</text:p>
          </table:table-cell>
          <table:table-cell office:value-type="float" office:value="0.01005651">
            <text:p>0.01005651</text:p>
          </table:table-cell>
          <table:table-cell office:value-type="float" office:value="0.009764546">
            <text:p>0.009764546</text:p>
          </table:table-cell>
          <table:table-cell office:value-type="float" office:value="0.00867563">
            <text:p>0.00867563</text:p>
          </table:table-cell>
          <table:table-cell office:value-type="float" office:value="0.00891395">
            <text:p>0.00891395</text:p>
          </table:table-cell>
          <table:table-cell office:value-type="float" office:value="0.011537439">
            <text:p>0.011537439</text:p>
          </table:table-cell>
          <table:table-cell office:value-type="float" office:value="0.010742296">
            <text:p>0.010742296</text:p>
          </table:table-cell>
          <table:table-cell office:value-type="float" office:value="0.00836896">
            <text:p>0.00836896</text:p>
          </table:table-cell>
          <table:table-cell office:value-type="float" office:value="0.012007491">
            <text:p>0.012007491</text:p>
          </table:table-cell>
          <table:table-cell office:value-type="float" office:value="0.009408698">
            <text:p>0.009408698</text:p>
          </table:table-cell>
          <table:table-cell office:value-type="float" office:value="0.008702124">
            <text:p>0.008702124</text:p>
          </table:table-cell>
          <table:table-cell office:value-type="float" office:value="0.00972664">
            <text:p>0.00972664</text:p>
          </table:table-cell>
          <table:table-cell office:value-type="float" office:value="0.010869218">
            <text:p>0.010869218</text:p>
          </table:table-cell>
          <table:table-cell office:value-type="float" office:value="0.00984153">
            <text:p>0.00984153</text:p>
          </table:table-cell>
          <table:table-cell office:value-type="float" office:value="0.012457198">
            <text:p>0.012457198</text:p>
          </table:table-cell>
          <table:table-cell office:value-type="float" office:value="0.0098839495">
            <text:p>0.0098839495</text:p>
          </table:table-cell>
          <table:table-cell office:value-type="float" office:value="0.009140609">
            <text:p>0.009140609</text:p>
          </table:table-cell>
          <table:table-cell office:value-type="float" office:value="0.0091873845">
            <text:p>0.0091873845</text:p>
          </table:table-cell>
          <table:table-cell office:value-type="float" office:value="0.009162412">
            <text:p>0.009162412</text:p>
          </table:table-cell>
          <table:table-cell office:value-type="float" office:value="0.010118822">
            <text:p>0.010118822</text:p>
          </table:table-cell>
          <table:table-cell office:value-type="float" office:value="0.010043279">
            <text:p>0.010043279</text:p>
          </table:table-cell>
          <table:table-cell office:value-type="float" office:value="0.009263397">
            <text:p>0.009263397</text:p>
          </table:table-cell>
          <table:table-cell office:value-type="float" office:value="0.008831647">
            <text:p>0.008831647</text:p>
          </table:table-cell>
          <table:table-cell office:value-type="float" office:value="0.009035738">
            <text:p>0.009035738</text:p>
          </table:table-cell>
          <table:table-cell office:value-type="float" office:value="0.00838017">
            <text:p>0.00838017</text:p>
          </table:table-cell>
          <table:table-cell office:value-type="float" office:value="0.009598219">
            <text:p>0.009598219</text:p>
          </table:table-cell>
          <table:table-cell office:value-type="float" office:value="0.008513977">
            <text:p>0.008513977</text:p>
          </table:table-cell>
          <table:table-cell office:value-type="float" office:value="0.0102910865">
            <text:p>0.0102910865</text:p>
          </table:table-cell>
          <table:table-cell office:value-type="float" office:value="0.011507864">
            <text:p>0.011507864</text:p>
          </table:table-cell>
          <table:table-cell office:value-type="float" office:value="0.01044887">
            <text:p>0.01044887</text:p>
          </table:table-cell>
          <table:table-cell office:value-type="float" office:value="0.009415087">
            <text:p>0.009415087</text:p>
          </table:table-cell>
          <table:table-cell office:value-type="float" office:value="0.01279825">
            <text:p>0.01279825</text:p>
          </table:table-cell>
          <table:table-cell office:value-type="float" office:value="0.014578606">
            <text:p>0.014578606</text:p>
          </table:table-cell>
          <table:table-cell office:value-type="float" office:value="0.014311431">
            <text:p>0.014311431</text:p>
          </table:table-cell>
          <table:table-cell office:value-type="float" office:value="0.013774267">
            <text:p>0.013774267</text:p>
          </table:table-cell>
          <table:table-cell office:value-type="float" office:value="0.012613491">
            <text:p>0.012613491</text:p>
          </table:table-cell>
          <table:table-cell office:value-type="float" office:value="0.010232748">
            <text:p>0.010232748</text:p>
          </table:table-cell>
          <table:table-cell office:value-type="float" office:value="0.008562359">
            <text:p>0.008562359</text:p>
          </table:table-cell>
          <table:table-cell office:value-type="float" office:value="0.008765876">
            <text:p>0.008765876</text:p>
          </table:table-cell>
          <table:table-cell office:value-type="float" office:value="0.010280387">
            <text:p>0.010280387</text:p>
          </table:table-cell>
          <table:table-cell office:value-type="float" office:value="0.008780074">
            <text:p>0.008780074</text:p>
          </table:table-cell>
          <table:table-cell office:value-type="float" office:value="0.010613311">
            <text:p>0.010613311</text:p>
          </table:table-cell>
          <table:table-cell office:value-type="float" office:value="0.007729513">
            <text:p>0.007729513</text:p>
          </table:table-cell>
          <table:table-cell office:value-type="float" office:value="0.006455127">
            <text:p>0.006455127</text:p>
          </table:table-cell>
          <table:table-cell office:value-type="float" office:value="0.008395305">
            <text:p>0.008395305</text:p>
          </table:table-cell>
          <table:table-cell office:value-type="float" office:value="0.009253126">
            <text:p>0.009253126</text:p>
          </table:table-cell>
          <table:table-cell office:value-type="float" office:value="0.010626171">
            <text:p>0.010626171</text:p>
          </table:table-cell>
          <table:table-cell office:value-type="float" office:value="0.011870593">
            <text:p>0.011870593</text:p>
          </table:table-cell>
          <table:table-cell office:value-type="float" office:value="0.00843007">
            <text:p>0.00843007</text:p>
          </table:table-cell>
          <table:table-cell office:value-type="float" office:value="0.01035584">
            <text:p>0.01035584</text:p>
          </table:table-cell>
          <table:table-cell office:value-type="float" office:value="0.00812618">
            <text:p>0.00812618</text:p>
          </table:table-cell>
          <table:table-cell office:value-type="float" office:value="0.008525471">
            <text:p>0.008525471</text:p>
          </table:table-cell>
          <table:table-cell office:value-type="float" office:value="0.009376057">
            <text:p>0.009376057</text:p>
          </table:table-cell>
          <table:table-cell office:value-type="float" office:value="0.008248596">
            <text:p>0.008248596</text:p>
          </table:table-cell>
          <table:table-cell office:value-type="float" office:value="0.0100620845">
            <text:p>0.0100620845</text:p>
          </table:table-cell>
          <table:table-cell office:value-type="float" office:value="0.010104483">
            <text:p>0.010104483</text:p>
          </table:table-cell>
          <table:table-cell office:value-type="float" office:value="0.008647658">
            <text:p>0.008647658</text:p>
          </table:table-cell>
          <table:table-cell office:value-type="float" office:value="0.007140819">
            <text:p>0.007140819</text:p>
          </table:table-cell>
          <table:table-cell office:value-type="float" office:value="0.006912958">
            <text:p>0.006912958</text:p>
          </table:table-cell>
          <table:table-cell office:value-type="float" office:value="0.008853621">
            <text:p>0.008853621</text:p>
          </table:table-cell>
          <table:table-cell office:value-type="float" office:value="0.009120933">
            <text:p>0.009120933</text:p>
          </table:table-cell>
          <table:table-cell office:value-type="float" office:value="0.007882865">
            <text:p>0.007882865</text:p>
          </table:table-cell>
          <table:table-cell office:value-type="float" office:value="0.009116695">
            <text:p>0.009116695</text:p>
          </table:table-cell>
          <table:table-cell office:value-type="float" office:value="0.0093362555">
            <text:p>0.0093362555</text:p>
          </table:table-cell>
          <table:table-cell office:value-type="float" office:value="0.008606896">
            <text:p>0.008606896</text:p>
          </table:table-cell>
          <table:table-cell office:value-type="float" office:value="0.006444784">
            <text:p>0.006444784</text:p>
          </table:table-cell>
          <table:table-cell office:value-type="float" office:value="0.005620075">
            <text:p>0.005620075</text:p>
          </table:table-cell>
          <table:table-cell office:value-type="float" office:value="0.0069748093">
            <text:p>0.0069748093</text:p>
          </table:table-cell>
          <table:table-cell office:value-type="float" office:value="0.0067014634">
            <text:p>0.0067014634</text:p>
          </table:table-cell>
          <table:table-cell office:value-type="float" office:value="0.0059115128">
            <text:p>0.0059115128</text:p>
          </table:table-cell>
          <table:table-cell office:value-type="float" office:value="0.0075815585">
            <text:p>0.0075815585</text:p>
          </table:table-cell>
          <table:table-cell office:value-type="float" office:value="0.0077986303">
            <text:p>0.0077986303</text:p>
          </table:table-cell>
          <table:table-cell office:value-type="float" office:value="0.007821384">
            <text:p>0.007821384</text:p>
          </table:table-cell>
          <table:table-cell office:value-type="float" office:value="0.0063386634">
            <text:p>0.0063386634</text:p>
          </table:table-cell>
          <table:table-cell office:value-type="float" office:value="0.0055188914">
            <text:p>0.0055188914</text:p>
          </table:table-cell>
          <table:table-cell office:value-type="float" office:value="0.005718937">
            <text:p>0.005718937</text:p>
          </table:table-cell>
          <table:table-cell office:value-type="float" office:value="0.0047046314">
            <text:p>0.0047046314</text:p>
          </table:table-cell>
          <table:table-cell office:value-type="float" office:value="0.0060063014">
            <text:p>0.0060063014</text:p>
          </table:table-cell>
          <table:table-cell office:value-type="float" office:value="0.005205558">
            <text:p>0.005205558</text:p>
          </table:table-cell>
          <table:table-cell office:value-type="float" office:value="0.0056350636">
            <text:p>0.0056350636</text:p>
          </table:table-cell>
          <table:table-cell office:value-type="float" office:value="0.0059069768">
            <text:p>0.0059069768</text:p>
          </table:table-cell>
          <table:table-cell office:value-type="float" office:value="0.0052254656">
            <text:p>0.0052254656</text:p>
          </table:table-cell>
          <table:table-cell office:value-type="float" office:value="0.0050605233">
            <text:p>0.0050605233</text:p>
          </table:table-cell>
          <table:table-cell office:value-type="float" office:value="0.004895118">
            <text:p>0.004895118</text:p>
          </table:table-cell>
          <table:table-cell office:value-type="float" office:value="0.004753455">
            <text:p>0.004753455</text:p>
          </table:table-cell>
          <table:table-cell office:value-type="float" office:value="0.004191469">
            <text:p>0.004191469</text:p>
          </table:table-cell>
          <table:table-cell office:value-type="float" office:value="0.004094103">
            <text:p>0.004094103</text:p>
          </table:table-cell>
          <table:table-cell office:value-type="float" office:value="0.0039151185">
            <text:p>0.0039151185</text:p>
          </table:table-cell>
          <table:table-cell office:value-type="float" office:value="0.0037645341">
            <text:p>0.0037645341</text:p>
          </table:table-cell>
          <table:table-cell office:value-type="float" office:value="0.0038635137">
            <text:p>0.0038635137</text:p>
          </table:table-cell>
          <table:table-cell office:value-type="float" office:value="0.0044703833">
            <text:p>0.0044703833</text:p>
          </table:table-cell>
          <table:table-cell office:value-type="float" office:value="0.0038710295">
            <text:p>0.0038710295</text:p>
          </table:table-cell>
          <table:table-cell office:value-type="float" office:value="0.0040015616">
            <text:p>0.0040015616</text:p>
          </table:table-cell>
          <table:table-cell office:value-type="float" office:value="0.0037627786">
            <text:p>0.0037627786</text:p>
          </table:table-cell>
          <table:table-cell office:value-type="float" office:value="0.003554333">
            <text:p>0.003554333</text:p>
          </table:table-cell>
          <table:table-cell office:value-type="float" office:value="0.0030603094">
            <text:p>0.0030603094</text:p>
          </table:table-cell>
          <table:table-cell office:value-type="float" office:value="0.0035535817">
            <text:p>0.0035535817</text:p>
          </table:table-cell>
          <table:table-cell office:value-type="float" office:value="0.003953378">
            <text:p>0.003953378</text:p>
          </table:table-cell>
          <table:table-cell office:value-type="float" office:value="0.003594053">
            <text:p>0.003594053</text:p>
          </table:table-cell>
          <table:table-cell office:value-type="float" office:value="0.0032294833">
            <text:p>0.0032294833</text:p>
          </table:table-cell>
          <table:table-cell office:value-type="float" office:value="0.0028108417">
            <text:p>0.0028108417</text:p>
          </table:table-cell>
          <table:table-cell office:value-type="float" office:value="0.002854753">
            <text:p>0.002854753</text:p>
          </table:table-cell>
          <table:table-cell office:value-type="float" office:value="0.002559588">
            <text:p>0.002559588</text:p>
          </table:table-cell>
          <table:table-cell office:value-type="float" office:value="0.0024809982">
            <text:p>0.0024809982</text:p>
          </table:table-cell>
          <table:table-cell office:value-type="float" office:value="0.002767067">
            <text:p>0.002767067</text:p>
          </table:table-cell>
          <table:table-cell office:value-type="float" office:value="0.003050598">
            <text:p>0.003050598</text:p>
          </table:table-cell>
          <table:table-cell office:value-type="float" office:value="0.003199625">
            <text:p>0.003199625</text:p>
          </table:table-cell>
          <table:table-cell office:value-type="float" office:value="0.0025965574">
            <text:p>0.0025965574</text:p>
          </table:table-cell>
          <table:table-cell office:value-type="float" office:value="0.0023369316">
            <text:p>0.0023369316</text:p>
          </table:table-cell>
          <table:table-cell office:value-type="float" office:value="0.0021955532">
            <text:p>0.0021955532</text:p>
          </table:table-cell>
          <table:table-cell office:value-type="float" office:value="0.002151049">
            <text:p>0.002151049</text:p>
          </table:table-cell>
          <table:table-cell office:value-type="float" office:value="0.0022117323">
            <text:p>0.0022117323</text:p>
          </table:table-cell>
          <table:table-cell office:value-type="float" office:value="0.0022051279">
            <text:p>0.0022051279</text:p>
          </table:table-cell>
          <table:table-cell office:value-type="float" office:value="0.002827826">
            <text:p>0.002827826</text:p>
          </table:table-cell>
          <table:table-cell office:value-type="float" office:value="0.002503362">
            <text:p>0.002503362</text:p>
          </table:table-cell>
          <table:table-cell office:value-type="float" office:value="0.0020021913">
            <text:p>0.0020021913</text:p>
          </table:table-cell>
          <table:table-cell office:value-type="float" office:value="0.002253545">
            <text:p>0.002253545</text:p>
          </table:table-cell>
          <table:table-cell office:value-type="float" office:value="0.0021232942">
            <text:p>0.0021232942</text:p>
          </table:table-cell>
          <table:table-cell office:value-type="float" office:value="0.002099514">
            <text:p>0.002099514</text:p>
          </table:table-cell>
          <table:table-cell office:value-type="float" office:value="0.0017923281">
            <text:p>0.0017923281</text:p>
          </table:table-cell>
          <table:table-cell table:style-name="ce1" office:value-type="float" office:value="0.00089459296">
            <text:p>8.95E-004</text:p>
          </table:table-cell>
          <table:table-cell table:style-name="ce1" office:value-type="float" office:value="0.0008790968">
            <text:p>8.79E-004</text:p>
          </table:table-cell>
          <table:table-cell table:style-name="ce1" office:value-type="float" office:value="0.00085340434">
            <text:p>8.53E-004</text:p>
          </table:table-cell>
          <table:table-cell table:style-name="ce1" office:value-type="float" office:value="0.0008263181">
            <text:p>8.26E-004</text:p>
          </table:table-cell>
          <table:table-cell office:value-type="float" office:value="0.00085322576">
            <text:p>8.53E-004</text:p>
          </table:table-cell>
          <table:table-cell office:value-type="float" office:value="0.0008879814">
            <text:p>8.88E-004</text:p>
          </table:table-cell>
          <table:table-cell office:value-type="float" office:value="0.0008477966">
            <text:p>8.48E-004</text:p>
          </table:table-cell>
          <table:table-cell office:value-type="float" office:value="0.0008152818">
            <text:p>8.15E-004</text:p>
          </table:table-cell>
          <table:table-cell table:style-name="ce1" office:value-type="float" office:value="0.00084363046">
            <text:p>8.44E-004</text:p>
          </table:table-cell>
          <table:table-cell office:value-type="float" office:value="0.0008486062">
            <text:p>8.49E-004</text:p>
          </table:table-cell>
          <table:table-cell office:value-type="float" office:value="0.00080803654">
            <text:p>8.08E-004</text:p>
          </table:table-cell>
          <table:table-cell office:value-type="float" office:value="0.00072408427">
            <text:p>7.24E-004</text:p>
          </table:table-cell>
          <table:table-cell office:value-type="float" office:value="0.0006843118">
            <text:p>6.84E-004</text:p>
          </table:table-cell>
          <table:table-cell office:value-type="float" office:value="0.00067043904">
            <text:p>6.70E-004</text:p>
          </table:table-cell>
          <table:table-cell office:value-type="float" office:value="0.0006685244">
            <text:p>6.69E-004</text:p>
          </table:table-cell>
          <table:table-cell office:value-type="float" office:value="0.0006690026">
            <text:p>6.69E-004</text:p>
          </table:table-cell>
          <table:table-cell office:value-type="float" office:value="0.00067056686">
            <text:p>6.71E-004</text:p>
          </table:table-cell>
          <table:table-cell office:value-type="float" office:value="0.00067422574">
            <text:p>6.74E-004</text:p>
          </table:table-cell>
          <table:table-cell office:value-type="float" office:value="0.00067511655">
            <text:p>6.75E-004</text:p>
          </table:table-cell>
          <table:table-cell office:value-type="float" office:value="0.00067601533">
            <text:p>6.76E-004</text:p>
          </table:table-cell>
          <table:table-cell office:value-type="float" office:value="0.00067732413">
            <text:p>6.77E-004</text:p>
          </table:table-cell>
          <table:table-cell office:value-type="float" office:value="0.000680378">
            <text:p>6.80E-004</text:p>
          </table:table-cell>
          <table:table-cell office:value-type="float" office:value="0.00068227574">
            <text:p>6.82E-004</text:p>
          </table:table-cell>
          <table:table-cell office:value-type="float" office:value="0.0006828627">
            <text:p>6.83E-004</text:p>
          </table:table-cell>
          <table:table-cell office:value-type="float" office:value="0.00068416155">
            <text:p>6.84E-004</text:p>
          </table:table-cell>
          <table:table-cell office:value-type="float" office:value="0.0006864913">
            <text:p>6.86E-004</text:p>
          </table:table-cell>
          <table:table-cell office:value-type="float" office:value="0.0006904466">
            <text:p>6.90E-004</text:p>
          </table:table-cell>
          <table:table-cell office:value-type="float" office:value="0.00069276773">
            <text:p>6.93E-004</text:p>
          </table:table-cell>
          <table:table-cell office:value-type="float" office:value="0.0006946062">
            <text:p>6.95E-004</text:p>
          </table:table-cell>
          <table:table-cell office:value-type="float" office:value="0.0006966801">
            <text:p>6.97E-004</text:p>
          </table:table-cell>
          <table:table-cell office:value-type="float" office:value="0.00070122845">
            <text:p>7.01E-004</text:p>
          </table:table-cell>
          <table:table-cell office:value-type="float" office:value="0.0007030267">
            <text:p>7.03E-004</text:p>
          </table:table-cell>
          <table:table-cell office:value-type="float" office:value="0.00070494966">
            <text:p>7.05E-004</text:p>
          </table:table-cell>
          <table:table-cell office:value-type="float" office:value="0.0007062193">
            <text:p>7.06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5 I Just Got Back [From the Fantasy</text:p>
          </table:table-cell>
          <table:table-cell office:value-type="float" office:value="0.019592047">
            <text:p>0.019592047</text:p>
          </table:table-cell>
          <table:table-cell office:value-type="float" office:value="0.023800472">
            <text:p>0.023800472</text:p>
          </table:table-cell>
          <table:table-cell office:value-type="float" office:value="0.018632619">
            <text:p>0.018632619</text:p>
          </table:table-cell>
          <table:table-cell office:value-type="float" office:value="0.018102918">
            <text:p>0.018102918</text:p>
          </table:table-cell>
          <table:table-cell office:value-type="float" office:value="0.014822089">
            <text:p>0.014822089</text:p>
          </table:table-cell>
          <table:table-cell office:value-type="float" office:value="0.01863682">
            <text:p>0.01863682</text:p>
          </table:table-cell>
          <table:table-cell office:value-type="float" office:value="0.018073456">
            <text:p>0.018073456</text:p>
          </table:table-cell>
          <table:table-cell office:value-type="float" office:value="0.013942314">
            <text:p>0.013942314</text:p>
          </table:table-cell>
          <table:table-cell office:value-type="float" office:value="0.013345272">
            <text:p>0.013345272</text:p>
          </table:table-cell>
          <table:table-cell office:value-type="float" office:value="0.0073945974">
            <text:p>0.0073945974</text:p>
          </table:table-cell>
          <table:table-cell office:value-type="float" office:value="0.009583117">
            <text:p>0.009583117</text:p>
          </table:table-cell>
          <table:table-cell office:value-type="float" office:value="0.008085994">
            <text:p>0.008085994</text:p>
          </table:table-cell>
          <table:table-cell office:value-type="float" office:value="0.009894986">
            <text:p>0.009894986</text:p>
          </table:table-cell>
          <table:table-cell office:value-type="float" office:value="0.009561585">
            <text:p>0.009561585</text:p>
          </table:table-cell>
          <table:table-cell office:value-type="float" office:value="0.007730543">
            <text:p>0.007730543</text:p>
          </table:table-cell>
          <table:table-cell office:value-type="float" office:value="0.008308006">
            <text:p>0.008308006</text:p>
          </table:table-cell>
          <table:table-cell office:value-type="float" office:value="0.006383643">
            <text:p>0.006383643</text:p>
          </table:table-cell>
          <table:table-cell office:value-type="float" office:value="0.012747936">
            <text:p>0.012747936</text:p>
          </table:table-cell>
          <table:table-cell office:value-type="float" office:value="0.0077611515">
            <text:p>0.0077611515</text:p>
          </table:table-cell>
          <table:table-cell office:value-type="float" office:value="0.012854131">
            <text:p>0.012854131</text:p>
          </table:table-cell>
          <table:table-cell office:value-type="float" office:value="0.021857135">
            <text:p>0.021857135</text:p>
          </table:table-cell>
          <table:table-cell office:value-type="float" office:value="0.013770314">
            <text:p>0.013770314</text:p>
          </table:table-cell>
          <table:table-cell office:value-type="float" office:value="0.008335916">
            <text:p>0.008335916</text:p>
          </table:table-cell>
          <table:table-cell office:value-type="float" office:value="0.009783549">
            <text:p>0.009783549</text:p>
          </table:table-cell>
          <table:table-cell office:value-type="float" office:value="0.007542993">
            <text:p>0.007542993</text:p>
          </table:table-cell>
          <table:table-cell office:value-type="float" office:value="0.01290429">
            <text:p>0.01290429</text:p>
          </table:table-cell>
          <table:table-cell office:value-type="float" office:value="0.014030126">
            <text:p>0.014030126</text:p>
          </table:table-cell>
          <table:table-cell office:value-type="float" office:value="0.01087835">
            <text:p>0.01087835</text:p>
          </table:table-cell>
          <table:table-cell office:value-type="float" office:value="0.0074458495">
            <text:p>0.0074458495</text:p>
          </table:table-cell>
          <table:table-cell office:value-type="float" office:value="0.009170716">
            <text:p>0.009170716</text:p>
          </table:table-cell>
          <table:table-cell office:value-type="float" office:value="0.013657671">
            <text:p>0.013657671</text:p>
          </table:table-cell>
          <table:table-cell office:value-type="float" office:value="0.014158072">
            <text:p>0.014158072</text:p>
          </table:table-cell>
          <table:table-cell office:value-type="float" office:value="0.00789021">
            <text:p>0.00789021</text:p>
          </table:table-cell>
          <table:table-cell office:value-type="float" office:value="0.008596471">
            <text:p>0.008596471</text:p>
          </table:table-cell>
          <table:table-cell office:value-type="float" office:value="0.010945666">
            <text:p>0.010945666</text:p>
          </table:table-cell>
          <table:table-cell office:value-type="float" office:value="0.007911327">
            <text:p>0.007911327</text:p>
          </table:table-cell>
          <table:table-cell office:value-type="float" office:value="0.00635441">
            <text:p>0.00635441</text:p>
          </table:table-cell>
          <table:table-cell office:value-type="float" office:value="0.005434153">
            <text:p>0.005434153</text:p>
          </table:table-cell>
          <table:table-cell office:value-type="float" office:value="0.0075677317">
            <text:p>0.0075677317</text:p>
          </table:table-cell>
          <table:table-cell office:value-type="float" office:value="0.006157392">
            <text:p>0.006157392</text:p>
          </table:table-cell>
          <table:table-cell office:value-type="float" office:value="0.0071879486">
            <text:p>0.0071879486</text:p>
          </table:table-cell>
          <table:table-cell office:value-type="float" office:value="0.008024734">
            <text:p>0.008024734</text:p>
          </table:table-cell>
          <table:table-cell office:value-type="float" office:value="0.007151823">
            <text:p>0.007151823</text:p>
          </table:table-cell>
          <table:table-cell office:value-type="float" office:value="0.009380154">
            <text:p>0.009380154</text:p>
          </table:table-cell>
          <table:table-cell office:value-type="float" office:value="0.0053254045">
            <text:p>0.0053254045</text:p>
          </table:table-cell>
          <table:table-cell office:value-type="float" office:value="0.005770784">
            <text:p>0.005770784</text:p>
          </table:table-cell>
          <table:table-cell office:value-type="float" office:value="0.0053488133">
            <text:p>0.0053488133</text:p>
          </table:table-cell>
          <table:table-cell office:value-type="float" office:value="0.0060485583">
            <text:p>0.0060485583</text:p>
          </table:table-cell>
          <table:table-cell office:value-type="float" office:value="0.0055458783">
            <text:p>0.0055458783</text:p>
          </table:table-cell>
          <table:table-cell office:value-type="float" office:value="0.00542158">
            <text:p>0.00542158</text:p>
          </table:table-cell>
          <table:table-cell office:value-type="float" office:value="0.006036884">
            <text:p>0.006036884</text:p>
          </table:table-cell>
          <table:table-cell office:value-type="float" office:value="0.0064606103">
            <text:p>0.0064606103</text:p>
          </table:table-cell>
          <table:table-cell office:value-type="float" office:value="0.006425584">
            <text:p>0.006425584</text:p>
          </table:table-cell>
          <table:table-cell office:value-type="float" office:value="0.0054206825">
            <text:p>0.0054206825</text:p>
          </table:table-cell>
          <table:table-cell office:value-type="float" office:value="0.0063168746">
            <text:p>0.0063168746</text:p>
          </table:table-cell>
          <table:table-cell office:value-type="float" office:value="0.005867704">
            <text:p>0.005867704</text:p>
          </table:table-cell>
          <table:table-cell office:value-type="float" office:value="0.006571725">
            <text:p>0.006571725</text:p>
          </table:table-cell>
          <table:table-cell office:value-type="float" office:value="0.00447396">
            <text:p>0.00447396</text:p>
          </table:table-cell>
          <table:table-cell office:value-type="float" office:value="0.0053871963">
            <text:p>0.0053871963</text:p>
          </table:table-cell>
          <table:table-cell office:value-type="float" office:value="0.0054934183">
            <text:p>0.0054934183</text:p>
          </table:table-cell>
          <table:table-cell office:value-type="float" office:value="0.005192104">
            <text:p>0.005192104</text:p>
          </table:table-cell>
          <table:table-cell office:value-type="float" office:value="0.0045920513">
            <text:p>0.0045920513</text:p>
          </table:table-cell>
          <table:table-cell office:value-type="float" office:value="0.0053157057">
            <text:p>0.0053157057</text:p>
          </table:table-cell>
          <table:table-cell office:value-type="float" office:value="0.0050597126">
            <text:p>0.0050597126</text:p>
          </table:table-cell>
          <table:table-cell office:value-type="float" office:value="0.004179988">
            <text:p>0.004179988</text:p>
          </table:table-cell>
          <table:table-cell office:value-type="float" office:value="0.004626029">
            <text:p>0.004626029</text:p>
          </table:table-cell>
          <table:table-cell office:value-type="float" office:value="0.0039754505">
            <text:p>0.0039754505</text:p>
          </table:table-cell>
          <table:table-cell office:value-type="float" office:value="0.0044528753">
            <text:p>0.0044528753</text:p>
          </table:table-cell>
          <table:table-cell office:value-type="float" office:value="0.005273124">
            <text:p>0.005273124</text:p>
          </table:table-cell>
          <table:table-cell office:value-type="float" office:value="0.005022249">
            <text:p>0.005022249</text:p>
          </table:table-cell>
          <table:table-cell office:value-type="float" office:value="0.004370814">
            <text:p>0.004370814</text:p>
          </table:table-cell>
          <table:table-cell office:value-type="float" office:value="0.004318216">
            <text:p>0.004318216</text:p>
          </table:table-cell>
          <table:table-cell office:value-type="float" office:value="0.0047460455">
            <text:p>0.0047460455</text:p>
          </table:table-cell>
          <table:table-cell office:value-type="float" office:value="0.005164865">
            <text:p>0.005164865</text:p>
          </table:table-cell>
          <table:table-cell office:value-type="float" office:value="0.004309648">
            <text:p>0.004309648</text:p>
          </table:table-cell>
          <table:table-cell office:value-type="float" office:value="0.0050695376">
            <text:p>0.0050695376</text:p>
          </table:table-cell>
          <table:table-cell office:value-type="float" office:value="0.0049082846">
            <text:p>0.0049082846</text:p>
          </table:table-cell>
          <table:table-cell office:value-type="float" office:value="0.0048833494">
            <text:p>0.0048833494</text:p>
          </table:table-cell>
          <table:table-cell office:value-type="float" office:value="0.005069876">
            <text:p>0.005069876</text:p>
          </table:table-cell>
          <table:table-cell office:value-type="float" office:value="0.004764656">
            <text:p>0.004764656</text:p>
          </table:table-cell>
          <table:table-cell office:value-type="float" office:value="0.0047199554">
            <text:p>0.0047199554</text:p>
          </table:table-cell>
          <table:table-cell office:value-type="float" office:value="0.0050011124">
            <text:p>0.0050011124</text:p>
          </table:table-cell>
          <table:table-cell office:value-type="float" office:value="0.0060020266">
            <text:p>0.0060020266</text:p>
          </table:table-cell>
          <table:table-cell office:value-type="float" office:value="0.005106612">
            <text:p>0.005106612</text:p>
          </table:table-cell>
          <table:table-cell office:value-type="float" office:value="0.0043158745">
            <text:p>0.0043158745</text:p>
          </table:table-cell>
          <table:table-cell office:value-type="float" office:value="0.00489638">
            <text:p>0.00489638</text:p>
          </table:table-cell>
          <table:table-cell office:value-type="float" office:value="0.004819763">
            <text:p>0.004819763</text:p>
          </table:table-cell>
          <table:table-cell office:value-type="float" office:value="0.0047115926">
            <text:p>0.0047115926</text:p>
          </table:table-cell>
          <table:table-cell office:value-type="float" office:value="0.004675867">
            <text:p>0.004675867</text:p>
          </table:table-cell>
          <table:table-cell office:value-type="float" office:value="0.0041610915">
            <text:p>0.0041610915</text:p>
          </table:table-cell>
          <table:table-cell office:value-type="float" office:value="0.0047218357">
            <text:p>0.0047218357</text:p>
          </table:table-cell>
          <table:table-cell office:value-type="float" office:value="0.004860286">
            <text:p>0.004860286</text:p>
          </table:table-cell>
          <table:table-cell office:value-type="float" office:value="0.0041078315">
            <text:p>0.0041078315</text:p>
          </table:table-cell>
          <table:table-cell office:value-type="float" office:value="0.0045220903">
            <text:p>0.0045220903</text:p>
          </table:table-cell>
          <table:table-cell office:value-type="float" office:value="0.004565517">
            <text:p>0.004565517</text:p>
          </table:table-cell>
          <table:table-cell office:value-type="float" office:value="0.0049371165">
            <text:p>0.0049371165</text:p>
          </table:table-cell>
          <table:table-cell office:value-type="float" office:value="0.0038944082">
            <text:p>0.0038944082</text:p>
          </table:table-cell>
          <table:table-cell office:value-type="float" office:value="0.0036460143">
            <text:p>0.0036460143</text:p>
          </table:table-cell>
          <table:table-cell office:value-type="float" office:value="0.0034423114">
            <text:p>0.0034423114</text:p>
          </table:table-cell>
          <table:table-cell office:value-type="float" office:value="0.0038842156">
            <text:p>0.0038842156</text:p>
          </table:table-cell>
          <table:table-cell office:value-type="float" office:value="0.004409991">
            <text:p>0.004409991</text:p>
          </table:table-cell>
          <table:table-cell office:value-type="float" office:value="0.003975044">
            <text:p>0.003975044</text:p>
          </table:table-cell>
          <table:table-cell office:value-type="float" office:value="0.003647812">
            <text:p>0.003647812</text:p>
          </table:table-cell>
          <table:table-cell office:value-type="float" office:value="0.004002909">
            <text:p>0.004002909</text:p>
          </table:table-cell>
          <table:table-cell office:value-type="float" office:value="0.004357997">
            <text:p>0.004357997</text:p>
          </table:table-cell>
          <table:table-cell office:value-type="float" office:value="0.0031471164">
            <text:p>0.0031471164</text:p>
          </table:table-cell>
          <table:table-cell office:value-type="float" office:value="0.00300178">
            <text:p>0.00300178</text:p>
          </table:table-cell>
          <table:table-cell office:value-type="float" office:value="0.003214203">
            <text:p>0.003214203</text:p>
          </table:table-cell>
          <table:table-cell office:value-type="float" office:value="0.0031659275">
            <text:p>0.0031659275</text:p>
          </table:table-cell>
          <table:table-cell office:value-type="float" office:value="0.0031784067">
            <text:p>0.0031784067</text:p>
          </table:table-cell>
          <table:table-cell office:value-type="float" office:value="0.0025006307">
            <text:p>0.0025006307</text:p>
          </table:table-cell>
          <table:table-cell office:value-type="float" office:value="0.0023214982">
            <text:p>0.0023214982</text:p>
          </table:table-cell>
          <table:table-cell office:value-type="float" office:value="0.0025576367">
            <text:p>0.0025576367</text:p>
          </table:table-cell>
          <table:table-cell office:value-type="float" office:value="0.0024515134">
            <text:p>0.0024515134</text:p>
          </table:table-cell>
          <table:table-cell office:value-type="float" office:value="0.002176473">
            <text:p>0.002176473</text:p>
          </table:table-cell>
          <table:table-cell office:value-type="float" office:value="0.002322372">
            <text:p>0.002322372</text:p>
          </table:table-cell>
          <table:table-cell office:value-type="float" office:value="0.002147031">
            <text:p>0.002147031</text:p>
          </table:table-cell>
          <table:table-cell office:value-type="float" office:value="0.0023397456">
            <text:p>0.0023397456</text:p>
          </table:table-cell>
          <table:table-cell office:value-type="float" office:value="0.0023564657">
            <text:p>0.0023564657</text:p>
          </table:table-cell>
          <table:table-cell office:value-type="float" office:value="0.0023705224">
            <text:p>0.0023705224</text:p>
          </table:table-cell>
          <table:table-cell office:value-type="float" office:value="0.0021777453">
            <text:p>0.0021777453</text:p>
          </table:table-cell>
          <table:table-cell office:value-type="float" office:value="0.002087832">
            <text:p>0.002087832</text:p>
          </table:table-cell>
          <table:table-cell office:value-type="float" office:value="0.0025502644">
            <text:p>0.0025502644</text:p>
          </table:table-cell>
          <table:table-cell office:value-type="float" office:value="0.0019951095">
            <text:p>0.0019951095</text:p>
          </table:table-cell>
          <table:table-cell office:value-type="float" office:value="0.0020462999">
            <text:p>0.0020462999</text:p>
          </table:table-cell>
          <table:table-cell office:value-type="float" office:value="0.00186557">
            <text:p>0.00186557</text:p>
          </table:table-cell>
          <table:table-cell office:value-type="float" office:value="0.0020565286">
            <text:p>0.0020565286</text:p>
          </table:table-cell>
          <table:table-cell office:value-type="float" office:value="0.0018191503">
            <text:p>0.0018191503</text:p>
          </table:table-cell>
          <table:table-cell office:value-type="float" office:value="0.0018797017">
            <text:p>0.0018797017</text:p>
          </table:table-cell>
          <table:table-cell office:value-type="float" office:value="0.0018723516">
            <text:p>0.0018723516</text:p>
          </table:table-cell>
          <table:table-cell office:value-type="float" office:value="0.0018957575">
            <text:p>0.0018957575</text:p>
          </table:table-cell>
          <table:table-cell office:value-type="float" office:value="0.0018758979">
            <text:p>0.0018758979</text:p>
          </table:table-cell>
          <table:table-cell office:value-type="float" office:value="0.0016506363">
            <text:p>0.0016506363</text:p>
          </table:table-cell>
          <table:table-cell office:value-type="float" office:value="0.001615492">
            <text:p>0.001615492</text:p>
          </table:table-cell>
          <table:table-cell office:value-type="float" office:value="0.001533638">
            <text:p>0.001533638</text:p>
          </table:table-cell>
          <table:table-cell office:value-type="float" office:value="0.0016727645">
            <text:p>0.0016727645</text:p>
          </table:table-cell>
          <table:table-cell office:value-type="float" office:value="0.0015625284">
            <text:p>0.0015625284</text:p>
          </table:table-cell>
          <table:table-cell office:value-type="float" office:value="0.0015819788">
            <text:p>0.0015819788</text:p>
          </table:table-cell>
          <table:table-cell office:value-type="float" office:value="0.0015198494">
            <text:p>0.0015198494</text:p>
          </table:table-cell>
          <table:table-cell office:value-type="float" office:value="0.0013992739">
            <text:p>0.0013992739</text:p>
          </table:table-cell>
          <table:table-cell office:value-type="float" office:value="0.001713907">
            <text:p>0.001713907</text:p>
          </table:table-cell>
          <table:table-cell office:value-type="float" office:value="0.0017056341">
            <text:p>0.0017056341</text:p>
          </table:table-cell>
          <table:table-cell office:value-type="float" office:value="0.0018041667">
            <text:p>0.0018041667</text:p>
          </table:table-cell>
          <table:table-cell office:value-type="float" office:value="0.0018582244">
            <text:p>0.0018582244</text:p>
          </table:table-cell>
          <table:table-cell office:value-type="float" office:value="0.001966551">
            <text:p>0.001966551</text:p>
          </table:table-cell>
          <table:table-cell office:value-type="float" office:value="0.0020672295">
            <text:p>0.0020672295</text:p>
          </table:table-cell>
          <table:table-cell office:value-type="float" office:value="0.0017757973">
            <text:p>0.0017757973</text:p>
          </table:table-cell>
          <table:table-cell office:value-type="float" office:value="0.0016516111">
            <text:p>0.0016516111</text:p>
          </table:table-cell>
          <table:table-cell office:value-type="float" office:value="0.0018173777">
            <text:p>0.0018173777</text:p>
          </table:table-cell>
          <table:table-cell office:value-type="float" office:value="0.0015936437">
            <text:p>0.0015936437</text:p>
          </table:table-cell>
          <table:table-cell office:value-type="float" office:value="0.0015328613">
            <text:p>0.0015328613</text:p>
          </table:table-cell>
          <table:table-cell office:value-type="float" office:value="0.0019111809">
            <text:p>0.0019111809</text:p>
          </table:table-cell>
          <table:table-cell office:value-type="float" office:value="0.0017973374">
            <text:p>0.0017973374</text:p>
          </table:table-cell>
          <table:table-cell office:value-type="float" office:value="0.001685991">
            <text:p>0.001685991</text:p>
          </table:table-cell>
          <table:table-cell office:value-type="float" office:value="0.0013837344">
            <text:p>0.0013837344</text:p>
          </table:table-cell>
          <table:table-cell office:value-type="float" office:value="0.0012878609">
            <text:p>0.0012878609</text:p>
          </table:table-cell>
          <table:table-cell office:value-type="float" office:value="0.0013184841">
            <text:p>0.0013184841</text:p>
          </table:table-cell>
          <table:table-cell office:value-type="float" office:value="0.0015586674">
            <text:p>0.0015586674</text:p>
          </table:table-cell>
          <table:table-cell office:value-type="float" office:value="0.0016448793">
            <text:p>0.0016448793</text:p>
          </table:table-cell>
          <table:table-cell office:value-type="float" office:value="0.0016753643">
            <text:p>0.0016753643</text:p>
          </table:table-cell>
          <table:table-cell office:value-type="float" office:value="0.0015744366">
            <text:p>0.0015744366</text:p>
          </table:table-cell>
          <table:table-cell office:value-type="float" office:value="0.0016372019">
            <text:p>0.0016372019</text:p>
          </table:table-cell>
          <table:table-cell office:value-type="float" office:value="0.0016652229">
            <text:p>0.0016652229</text:p>
          </table:table-cell>
          <table:table-cell office:value-type="float" office:value="0.0015197396">
            <text:p>0.0015197396</text:p>
          </table:table-cell>
          <table:table-cell office:value-type="float" office:value="0.0013270752">
            <text:p>0.0013270752</text:p>
          </table:table-cell>
          <table:table-cell office:value-type="float" office:value="0.0013281597">
            <text:p>0.0013281597</text:p>
          </table:table-cell>
          <table:table-cell office:value-type="float" office:value="0.0014553387">
            <text:p>0.0014553387</text:p>
          </table:table-cell>
          <table:table-cell office:value-type="float" office:value="0.0016121913">
            <text:p>0.0016121913</text:p>
          </table:table-cell>
          <table:table-cell office:value-type="float" office:value="0.0015189997">
            <text:p>0.0015189997</text:p>
          </table:table-cell>
          <table:table-cell office:value-type="float" office:value="0.0013887683">
            <text:p>0.0013887683</text:p>
          </table:table-cell>
          <table:table-cell office:value-type="float" office:value="0.0013093248">
            <text:p>0.0013093248</text:p>
          </table:table-cell>
          <table:table-cell office:value-type="float" office:value="0.001283523">
            <text:p>0.001283523</text:p>
          </table:table-cell>
          <table:table-cell office:value-type="float" office:value="0.0012215406">
            <text:p>0.0012215406</text:p>
          </table:table-cell>
          <table:table-cell office:value-type="float" office:value="0.0011214248">
            <text:p>0.0011214248</text:p>
          </table:table-cell>
          <table:table-cell office:value-type="float" office:value="0.0011157062">
            <text:p>0.0011157062</text:p>
          </table:table-cell>
          <table:table-cell office:value-type="float" office:value="0.00109987">
            <text:p>0.00109987</text:p>
          </table:table-cell>
          <table:table-cell office:value-type="float" office:value="0.001133475">
            <text:p>0.001133475</text:p>
          </table:table-cell>
          <table:table-cell office:value-type="float" office:value="0.0010445076">
            <text:p>0.0010445076</text:p>
          </table:table-cell>
          <table:table-cell office:value-type="float" office:value="0.0010367996">
            <text:p>0.0010367996</text:p>
          </table:table-cell>
          <table:table-cell table:style-name="ce1" office:value-type="float" office:value="0.0009670823">
            <text:p>9.67E-004</text:p>
          </table:table-cell>
          <table:table-cell table:style-name="ce1" office:value-type="float" office:value="0.00090612844">
            <text:p>9.06E-004</text:p>
          </table:table-cell>
          <table:table-cell table:style-name="ce1" office:value-type="float" office:value="0.00089318544">
            <text:p>8.93E-004</text:p>
          </table:table-cell>
          <table:table-cell table:style-name="ce1" office:value-type="float" office:value="0.00087806286">
            <text:p>8.78E-004</text:p>
          </table:table-cell>
          <table:table-cell table:style-name="ce1" office:value-type="float" office:value="0.0008958737">
            <text:p>8.96E-004</text:p>
          </table:table-cell>
          <table:table-cell table:style-name="ce1" office:value-type="float" office:value="0.00092983485">
            <text:p>9.30E-004</text:p>
          </table:table-cell>
          <table:table-cell table:style-name="ce1" office:value-type="float" office:value="0.00089739944">
            <text:p>8.97E-004</text:p>
          </table:table-cell>
          <table:table-cell table:style-name="ce1" office:value-type="float" office:value="0.0008337497">
            <text:p>8.34E-004</text:p>
          </table:table-cell>
          <table:table-cell table:style-name="ce1" office:value-type="float" office:value="0.00077974296">
            <text:p>7.80E-004</text:p>
          </table:table-cell>
          <table:table-cell table:style-name="ce1" office:value-type="float" office:value="0.00075781305">
            <text:p>7.58E-004</text:p>
          </table:table-cell>
          <table:table-cell table:style-name="ce1" office:value-type="float" office:value="0.0007877237">
            <text:p>7.88E-004</text:p>
          </table:table-cell>
          <table:table-cell table:style-name="ce1" office:value-type="float" office:value="0.0008110086">
            <text:p>8.11E-004</text:p>
          </table:table-cell>
          <table:table-cell table:style-name="ce1" office:value-type="float" office:value="0.0007870551">
            <text:p>7.87E-004</text:p>
          </table:table-cell>
          <table:table-cell table:style-name="ce1" office:value-type="float" office:value="0.0007874003">
            <text:p>7.87E-004</text:p>
          </table:table-cell>
          <table:table-cell table:style-name="ce1" office:value-type="float" office:value="0.00075756595">
            <text:p>7.58E-004</text:p>
          </table:table-cell>
          <table:table-cell table:style-name="ce1" office:value-type="float" office:value="0.00075315544">
            <text:p>7.53E-004</text:p>
          </table:table-cell>
          <table:table-cell table:style-name="ce1" office:value-type="float" office:value="0.00074754277">
            <text:p>7.48E-004</text:p>
          </table:table-cell>
          <table:table-cell table:style-name="ce1" office:value-type="float" office:value="0.0007045812">
            <text:p>7.05E-004</text:p>
          </table:table-cell>
          <table:table-cell table:style-name="ce1" office:value-type="float" office:value="0.0006682296">
            <text:p>6.68E-004</text:p>
          </table:table-cell>
          <table:table-cell table:style-name="ce1" office:value-type="float" office:value="0.00066625705">
            <text:p>6.66E-004</text:p>
          </table:table-cell>
          <table:table-cell table:style-name="ce1" office:value-type="float" office:value="0.00070146215">
            <text:p>7.01E-004</text:p>
          </table:table-cell>
          <table:table-cell table:style-name="ce1" office:value-type="float" office:value="0.00069555285">
            <text:p>6.96E-004</text:p>
          </table:table-cell>
          <table:table-cell table:style-name="ce1" office:value-type="float" office:value="0.00066297635">
            <text:p>6.63E-004</text:p>
          </table:table-cell>
          <table:table-cell table:style-name="ce1" office:value-type="float" office:value="0.0006267123">
            <text:p>6.27E-004</text:p>
          </table:table-cell>
          <table:table-cell table:style-name="ce1" office:value-type="float" office:value="0.00060780265">
            <text:p>6.08E-004</text:p>
          </table:table-cell>
          <table:table-cell table:style-name="ce1" office:value-type="float" office:value="0.00063852075">
            <text:p>6.39E-004</text:p>
          </table:table-cell>
          <table:table-cell table:style-name="ce1" office:value-type="float" office:value="0.0006079877">
            <text:p>6.08E-004</text:p>
          </table:table-cell>
          <table:table-cell table:style-name="ce1" office:value-type="float" office:value="0.0005766972">
            <text:p>5.77E-004</text:p>
          </table:table-cell>
          <table:table-cell table:style-name="ce1" office:value-type="float" office:value="0.0005726814">
            <text:p>5.73E-004</text:p>
          </table:table-cell>
          <table:table-cell table:style-name="ce1" office:value-type="float" office:value="0.0005548798">
            <text:p>5.55E-004</text:p>
          </table:table-cell>
          <table:table-cell table:style-name="ce1" office:value-type="float" office:value="0.00039270637">
            <text:p>3.93E-004</text:p>
          </table:table-cell>
          <table:table-cell table:style-name="ce1" office:value-type="float" office:value="0.0003554152">
            <text:p>3.55E-004</text:p>
          </table:table-cell>
          <table:table-cell table:style-name="ce1" office:value-type="float" office:value="0.00034583555">
            <text:p>3.46E-004</text:p>
          </table:table-cell>
          <table:table-cell table:style-name="ce1" office:value-type="float" office:value="0.00034592533">
            <text:p>3.46E-004</text:p>
          </table:table-cell>
          <table:table-cell table:style-name="ce1" office:value-type="float" office:value="0.0003414615">
            <text:p>3.41E-004</text:p>
          </table:table-cell>
          <table:table-cell table:style-name="ce1" office:value-type="float" office:value="0.00033564394">
            <text:p>3.36E-004</text:p>
          </table:table-cell>
          <table:table-cell table:style-name="ce1" office:value-type="float" office:value="0.00034050882">
            <text:p>3.41E-004</text:p>
          </table:table-cell>
          <table:table-cell table:style-name="ce1" office:value-type="float" office:value="0.00033760787">
            <text:p>3.38E-004</text:p>
          </table:table-cell>
          <table:table-cell table:style-name="ce1" office:value-type="float" office:value="0.00033919368">
            <text:p>3.39E-004</text:p>
          </table:table-cell>
          <table:table-cell table:style-name="ce1" office:value-type="float" office:value="0.00033730536">
            <text:p>3.37E-004</text:p>
          </table:table-cell>
          <table:table-cell table:style-name="ce1" office:value-type="float" office:value="0.00033205582">
            <text:p>3.32E-004</text:p>
          </table:table-cell>
          <table:table-cell table:style-name="ce1" office:value-type="float" office:value="0.00032413081">
            <text:p>3.24E-004</text:p>
          </table:table-cell>
          <table:table-cell table:style-name="ce1" office:value-type="float" office:value="0.00031453508">
            <text:p>3.15E-004</text:p>
          </table:table-cell>
          <table:table-cell table:style-name="ce1" office:value-type="float" office:value="0.00030925946">
            <text:p>3.09E-004</text:p>
          </table:table-cell>
          <table:table-cell table:style-name="ce1" office:value-type="float" office:value="0.00030933926">
            <text:p>3.09E-004</text:p>
          </table:table-cell>
          <table:table-cell table:style-name="ce1" office:value-type="float" office:value="0.00031026913">
            <text:p>3.10E-004</text:p>
          </table:table-cell>
          <table:table-cell office:value-type="float" office:value="0.00030826978">
            <text:p>3.08E-004</text:p>
          </table:table-cell>
          <table:table-cell office:value-type="float" office:value="0.00030762627">
            <text:p>3.08E-004</text:p>
          </table:table-cell>
          <table:table-cell office:value-type="float" office:value="0.00030735636">
            <text:p>3.07E-004</text:p>
          </table:table-cell>
          <table:table-cell office:value-type="float" office:value="0.0003083366">
            <text:p>3.08E-004</text:p>
          </table:table-cell>
          <table:table-cell table:style-name="ce1" office:value-type="float" office:value="0.00031072897">
            <text:p>3.11E-004</text:p>
          </table:table-cell>
          <table:table-cell office:value-type="float" office:value="0.00030939188">
            <text:p>3.09E-004</text:p>
          </table:table-cell>
          <table:table-cell office:value-type="float" office:value="0.00030713165">
            <text:p>3.07E-004</text:p>
          </table:table-cell>
          <table:table-cell office:value-type="float" office:value="0.00030270862">
            <text:p>3.03E-004</text:p>
          </table:table-cell>
          <table:table-cell office:value-type="float" office:value="0.0003010669">
            <text:p>3.01E-004</text:p>
          </table:table-cell>
          <table:table-cell office:value-type="float" office:value="0.0003015375">
            <text:p>3.02E-004</text:p>
          </table:table-cell>
          <table:table-cell office:value-type="float" office:value="0.00030122907">
            <text:p>3.01E-004</text:p>
          </table:table-cell>
          <table:table-cell office:value-type="float" office:value="0.00030221563">
            <text:p>3.02E-004</text:p>
          </table:table-cell>
          <table:table-cell office:value-type="float" office:value="0.00030330927">
            <text:p>3.03E-004</text:p>
          </table:table-cell>
          <table:table-cell office:value-type="float" office:value="0.00030511915">
            <text:p>3.05E-004</text:p>
          </table:table-cell>
          <table:table-cell office:value-type="float" office:value="0.00030539228">
            <text:p>3.05E-004</text:p>
          </table:table-cell>
          <table:table-cell office:value-type="float" office:value="0.000305904">
            <text:p>3.06E-004</text:p>
          </table:table-cell>
          <table:table-cell office:value-type="float" office:value="0.00030686785">
            <text:p>3.07E-004</text:p>
          </table:table-cell>
          <table:table-cell office:value-type="float" office:value="0.00030892825">
            <text:p>3.09E-004</text:p>
          </table:table-cell>
          <table:table-cell office:value-type="float" office:value="0.00030961636">
            <text:p>3.10E-004</text:p>
          </table:table-cell>
          <table:table-cell office:value-type="float" office:value="0.00031004337">
            <text:p>3.10E-004</text:p>
          </table:table-cell>
          <table:table-cell office:value-type="float" office:value="0.00031085245">
            <text:p>3.11E-004</text:p>
          </table:table-cell>
          <table:table-cell office:value-type="float" office:value="0.0003121091">
            <text:p>3.12E-004</text:p>
          </table:table-cell>
          <table:table-cell office:value-type="float" office:value="0.00031408513">
            <text:p>3.14E-004</text:p>
          </table:table-cell>
          <table:table-cell office:value-type="float" office:value="0.0003140411">
            <text:p>3.14E-004</text:p>
          </table:table-cell>
          <table:table-cell office:value-type="float" office:value="0.00031493913">
            <text:p>3.15E-004</text:p>
          </table:table-cell>
          <table:table-cell office:value-type="float" office:value="0.00031598832">
            <text:p>3.16E-004</text:p>
          </table:table-cell>
          <table:table-cell office:value-type="float" office:value="0.00031809535">
            <text:p>3.18E-004</text:p>
          </table:table-cell>
          <table:table-cell office:value-type="float" office:value="0.0003185308">
            <text:p>3.19E-004</text:p>
          </table:table-cell>
          <table:table-cell office:value-type="float" office:value="0.0003191997">
            <text:p>3.19E-004</text:p>
          </table:table-cell>
          <table:table-cell office:value-type="float" office:value="0.00032036178">
            <text:p>3.20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6 All Your Goodies Are Gone.mp3</text:p>
          </table:table-cell>
          <table:table-cell office:value-type="float" office:value="0.05263815">
            <text:p>0.05263815</text:p>
          </table:table-cell>
          <table:table-cell office:value-type="float" office:value="0.053949885">
            <text:p>0.053949885</text:p>
          </table:table-cell>
          <table:table-cell office:value-type="float" office:value="0.035141345">
            <text:p>0.035141345</text:p>
          </table:table-cell>
          <table:table-cell office:value-type="float" office:value="0.03183976">
            <text:p>0.03183976</text:p>
          </table:table-cell>
          <table:table-cell office:value-type="float" office:value="0.038296837">
            <text:p>0.038296837</text:p>
          </table:table-cell>
          <table:table-cell office:value-type="float" office:value="0.02600748">
            <text:p>0.02600748</text:p>
          </table:table-cell>
          <table:table-cell office:value-type="float" office:value="0.025801806">
            <text:p>0.025801806</text:p>
          </table:table-cell>
          <table:table-cell office:value-type="float" office:value="0.018985813">
            <text:p>0.018985813</text:p>
          </table:table-cell>
          <table:table-cell office:value-type="float" office:value="0.028663553">
            <text:p>0.028663553</text:p>
          </table:table-cell>
          <table:table-cell office:value-type="float" office:value="0.025561191">
            <text:p>0.025561191</text:p>
          </table:table-cell>
          <table:table-cell office:value-type="float" office:value="0.024941264">
            <text:p>0.024941264</text:p>
          </table:table-cell>
          <table:table-cell office:value-type="float" office:value="0.015086615">
            <text:p>0.015086615</text:p>
          </table:table-cell>
          <table:table-cell office:value-type="float" office:value="0.022632027">
            <text:p>0.022632027</text:p>
          </table:table-cell>
          <table:table-cell office:value-type="float" office:value="0.022212839">
            <text:p>0.022212839</text:p>
          </table:table-cell>
          <table:table-cell office:value-type="float" office:value="0.016924798">
            <text:p>0.016924798</text:p>
          </table:table-cell>
          <table:table-cell office:value-type="float" office:value="0.020693244">
            <text:p>0.020693244</text:p>
          </table:table-cell>
          <table:table-cell office:value-type="float" office:value="0.015523322">
            <text:p>0.015523322</text:p>
          </table:table-cell>
          <table:table-cell office:value-type="float" office:value="0.016758416">
            <text:p>0.016758416</text:p>
          </table:table-cell>
          <table:table-cell office:value-type="float" office:value="0.017260313">
            <text:p>0.017260313</text:p>
          </table:table-cell>
          <table:table-cell office:value-type="float" office:value="0.016500382">
            <text:p>0.016500382</text:p>
          </table:table-cell>
          <table:table-cell office:value-type="float" office:value="0.020837499">
            <text:p>0.020837499</text:p>
          </table:table-cell>
          <table:table-cell office:value-type="float" office:value="0.012592657">
            <text:p>0.012592657</text:p>
          </table:table-cell>
          <table:table-cell office:value-type="float" office:value="0.014679822">
            <text:p>0.014679822</text:p>
          </table:table-cell>
          <table:table-cell office:value-type="float" office:value="0.014488096">
            <text:p>0.014488096</text:p>
          </table:table-cell>
          <table:table-cell office:value-type="float" office:value="0.014640418">
            <text:p>0.014640418</text:p>
          </table:table-cell>
          <table:table-cell office:value-type="float" office:value="0.011834624">
            <text:p>0.011834624</text:p>
          </table:table-cell>
          <table:table-cell office:value-type="float" office:value="0.011411619">
            <text:p>0.011411619</text:p>
          </table:table-cell>
          <table:table-cell office:value-type="float" office:value="0.013463691">
            <text:p>0.013463691</text:p>
          </table:table-cell>
          <table:table-cell office:value-type="float" office:value="0.013115651">
            <text:p>0.013115651</text:p>
          </table:table-cell>
          <table:table-cell office:value-type="float" office:value="0.011509552">
            <text:p>0.011509552</text:p>
          </table:table-cell>
          <table:table-cell office:value-type="float" office:value="0.014062777">
            <text:p>0.014062777</text:p>
          </table:table-cell>
          <table:table-cell office:value-type="float" office:value="0.014176921">
            <text:p>0.014176921</text:p>
          </table:table-cell>
          <table:table-cell office:value-type="float" office:value="0.011709995">
            <text:p>0.011709995</text:p>
          </table:table-cell>
          <table:table-cell office:value-type="float" office:value="0.010944623">
            <text:p>0.010944623</text:p>
          </table:table-cell>
          <table:table-cell office:value-type="float" office:value="0.009285011">
            <text:p>0.009285011</text:p>
          </table:table-cell>
          <table:table-cell office:value-type="float" office:value="0.008817352">
            <text:p>0.008817352</text:p>
          </table:table-cell>
          <table:table-cell office:value-type="float" office:value="0.009136227">
            <text:p>0.009136227</text:p>
          </table:table-cell>
          <table:table-cell office:value-type="float" office:value="0.009161068">
            <text:p>0.009161068</text:p>
          </table:table-cell>
          <table:table-cell office:value-type="float" office:value="0.009515746">
            <text:p>0.009515746</text:p>
          </table:table-cell>
          <table:table-cell office:value-type="float" office:value="0.008796156">
            <text:p>0.008796156</text:p>
          </table:table-cell>
          <table:table-cell office:value-type="float" office:value="0.00827599">
            <text:p>0.00827599</text:p>
          </table:table-cell>
          <table:table-cell office:value-type="float" office:value="0.011701016">
            <text:p>0.011701016</text:p>
          </table:table-cell>
          <table:table-cell office:value-type="float" office:value="0.009089032">
            <text:p>0.009089032</text:p>
          </table:table-cell>
          <table:table-cell office:value-type="float" office:value="0.00965056">
            <text:p>0.00965056</text:p>
          </table:table-cell>
          <table:table-cell office:value-type="float" office:value="0.010645867">
            <text:p>0.010645867</text:p>
          </table:table-cell>
          <table:table-cell office:value-type="float" office:value="0.010190086">
            <text:p>0.010190086</text:p>
          </table:table-cell>
          <table:table-cell office:value-type="float" office:value="0.011245149">
            <text:p>0.011245149</text:p>
          </table:table-cell>
          <table:table-cell office:value-type="float" office:value="0.011415624">
            <text:p>0.011415624</text:p>
          </table:table-cell>
          <table:table-cell office:value-type="float" office:value="0.007884243">
            <text:p>0.007884243</text:p>
          </table:table-cell>
          <table:table-cell office:value-type="float" office:value="0.008698969">
            <text:p>0.008698969</text:p>
          </table:table-cell>
          <table:table-cell office:value-type="float" office:value="0.007902146">
            <text:p>0.007902146</text:p>
          </table:table-cell>
          <table:table-cell office:value-type="float" office:value="0.009223127">
            <text:p>0.009223127</text:p>
          </table:table-cell>
          <table:table-cell office:value-type="float" office:value="0.009274502">
            <text:p>0.009274502</text:p>
          </table:table-cell>
          <table:table-cell office:value-type="float" office:value="0.00846336">
            <text:p>0.00846336</text:p>
          </table:table-cell>
          <table:table-cell office:value-type="float" office:value="0.011472421">
            <text:p>0.011472421</text:p>
          </table:table-cell>
          <table:table-cell office:value-type="float" office:value="0.010286857">
            <text:p>0.010286857</text:p>
          </table:table-cell>
          <table:table-cell office:value-type="float" office:value="0.009635628">
            <text:p>0.009635628</text:p>
          </table:table-cell>
          <table:table-cell office:value-type="float" office:value="0.009497304">
            <text:p>0.009497304</text:p>
          </table:table-cell>
          <table:table-cell office:value-type="float" office:value="0.011839441">
            <text:p>0.011839441</text:p>
          </table:table-cell>
          <table:table-cell office:value-type="float" office:value="0.011160702">
            <text:p>0.011160702</text:p>
          </table:table-cell>
          <table:table-cell office:value-type="float" office:value="0.010448823">
            <text:p>0.010448823</text:p>
          </table:table-cell>
          <table:table-cell office:value-type="float" office:value="0.010076311">
            <text:p>0.010076311</text:p>
          </table:table-cell>
          <table:table-cell office:value-type="float" office:value="0.012494893">
            <text:p>0.012494893</text:p>
          </table:table-cell>
          <table:table-cell office:value-type="float" office:value="0.01214781">
            <text:p>0.01214781</text:p>
          </table:table-cell>
          <table:table-cell office:value-type="float" office:value="0.012181851">
            <text:p>0.012181851</text:p>
          </table:table-cell>
          <table:table-cell office:value-type="float" office:value="0.011299333">
            <text:p>0.011299333</text:p>
          </table:table-cell>
          <table:table-cell office:value-type="float" office:value="0.01102133">
            <text:p>0.01102133</text:p>
          </table:table-cell>
          <table:table-cell office:value-type="float" office:value="0.008397663">
            <text:p>0.008397663</text:p>
          </table:table-cell>
          <table:table-cell office:value-type="float" office:value="0.009533607">
            <text:p>0.009533607</text:p>
          </table:table-cell>
          <table:table-cell office:value-type="float" office:value="0.010331036">
            <text:p>0.010331036</text:p>
          </table:table-cell>
          <table:table-cell office:value-type="float" office:value="0.01077656">
            <text:p>0.01077656</text:p>
          </table:table-cell>
          <table:table-cell office:value-type="float" office:value="0.009592237">
            <text:p>0.009592237</text:p>
          </table:table-cell>
          <table:table-cell office:value-type="float" office:value="0.012474244">
            <text:p>0.012474244</text:p>
          </table:table-cell>
          <table:table-cell office:value-type="float" office:value="0.011389911">
            <text:p>0.011389911</text:p>
          </table:table-cell>
          <table:table-cell office:value-type="float" office:value="0.010538213">
            <text:p>0.010538213</text:p>
          </table:table-cell>
          <table:table-cell office:value-type="float" office:value="0.0111383535">
            <text:p>0.0111383535</text:p>
          </table:table-cell>
          <table:table-cell office:value-type="float" office:value="0.009530771">
            <text:p>0.009530771</text:p>
          </table:table-cell>
          <table:table-cell office:value-type="float" office:value="0.012430796">
            <text:p>0.012430796</text:p>
          </table:table-cell>
          <table:table-cell office:value-type="float" office:value="0.012847315">
            <text:p>0.012847315</text:p>
          </table:table-cell>
          <table:table-cell office:value-type="float" office:value="0.010395105">
            <text:p>0.010395105</text:p>
          </table:table-cell>
          <table:table-cell office:value-type="float" office:value="0.012287339">
            <text:p>0.012287339</text:p>
          </table:table-cell>
          <table:table-cell office:value-type="float" office:value="0.011334512">
            <text:p>0.011334512</text:p>
          </table:table-cell>
          <table:table-cell office:value-type="float" office:value="0.011492436">
            <text:p>0.011492436</text:p>
          </table:table-cell>
          <table:table-cell office:value-type="float" office:value="0.015706914">
            <text:p>0.015706914</text:p>
          </table:table-cell>
          <table:table-cell office:value-type="float" office:value="0.012864561">
            <text:p>0.012864561</text:p>
          </table:table-cell>
          <table:table-cell office:value-type="float" office:value="0.009521302">
            <text:p>0.009521302</text:p>
          </table:table-cell>
          <table:table-cell office:value-type="float" office:value="0.010748323">
            <text:p>0.010748323</text:p>
          </table:table-cell>
          <table:table-cell office:value-type="float" office:value="0.009688539">
            <text:p>0.009688539</text:p>
          </table:table-cell>
          <table:table-cell office:value-type="float" office:value="0.011670761">
            <text:p>0.011670761</text:p>
          </table:table-cell>
          <table:table-cell office:value-type="float" office:value="0.0113887545">
            <text:p>0.0113887545</text:p>
          </table:table-cell>
          <table:table-cell office:value-type="float" office:value="0.012258398">
            <text:p>0.012258398</text:p>
          </table:table-cell>
          <table:table-cell office:value-type="float" office:value="0.014001661">
            <text:p>0.014001661</text:p>
          </table:table-cell>
          <table:table-cell office:value-type="float" office:value="0.011883247">
            <text:p>0.011883247</text:p>
          </table:table-cell>
          <table:table-cell office:value-type="float" office:value="0.012170264">
            <text:p>0.012170264</text:p>
          </table:table-cell>
          <table:table-cell office:value-type="float" office:value="0.010210065">
            <text:p>0.010210065</text:p>
          </table:table-cell>
          <table:table-cell office:value-type="float" office:value="0.011536904">
            <text:p>0.011536904</text:p>
          </table:table-cell>
          <table:table-cell office:value-type="float" office:value="0.011063522">
            <text:p>0.011063522</text:p>
          </table:table-cell>
          <table:table-cell office:value-type="float" office:value="0.010511167">
            <text:p>0.010511167</text:p>
          </table:table-cell>
          <table:table-cell office:value-type="float" office:value="0.008935818">
            <text:p>0.008935818</text:p>
          </table:table-cell>
          <table:table-cell office:value-type="float" office:value="0.012157622">
            <text:p>0.012157622</text:p>
          </table:table-cell>
          <table:table-cell office:value-type="float" office:value="0.01732935">
            <text:p>0.01732935</text:p>
          </table:table-cell>
          <table:table-cell office:value-type="float" office:value="0.016208291">
            <text:p>0.016208291</text:p>
          </table:table-cell>
          <table:table-cell office:value-type="float" office:value="0.011208011">
            <text:p>0.011208011</text:p>
          </table:table-cell>
          <table:table-cell office:value-type="float" office:value="0.010570959">
            <text:p>0.010570959</text:p>
          </table:table-cell>
          <table:table-cell office:value-type="float" office:value="0.009760652">
            <text:p>0.009760652</text:p>
          </table:table-cell>
          <table:table-cell office:value-type="float" office:value="0.008598815">
            <text:p>0.008598815</text:p>
          </table:table-cell>
          <table:table-cell office:value-type="float" office:value="0.010704486">
            <text:p>0.010704486</text:p>
          </table:table-cell>
          <table:table-cell office:value-type="float" office:value="0.011442827">
            <text:p>0.011442827</text:p>
          </table:table-cell>
          <table:table-cell office:value-type="float" office:value="0.009335021">
            <text:p>0.009335021</text:p>
          </table:table-cell>
          <table:table-cell office:value-type="float" office:value="0.011736789">
            <text:p>0.011736789</text:p>
          </table:table-cell>
          <table:table-cell office:value-type="float" office:value="0.010456501">
            <text:p>0.010456501</text:p>
          </table:table-cell>
          <table:table-cell office:value-type="float" office:value="0.007996715">
            <text:p>0.007996715</text:p>
          </table:table-cell>
          <table:table-cell office:value-type="float" office:value="0.0087942155">
            <text:p>0.0087942155</text:p>
          </table:table-cell>
          <table:table-cell office:value-type="float" office:value="0.009693451">
            <text:p>0.009693451</text:p>
          </table:table-cell>
          <table:table-cell office:value-type="float" office:value="0.009683959">
            <text:p>0.009683959</text:p>
          </table:table-cell>
          <table:table-cell office:value-type="float" office:value="0.01087532">
            <text:p>0.01087532</text:p>
          </table:table-cell>
          <table:table-cell office:value-type="float" office:value="0.010014115">
            <text:p>0.010014115</text:p>
          </table:table-cell>
          <table:table-cell office:value-type="float" office:value="0.010024343">
            <text:p>0.010024343</text:p>
          </table:table-cell>
          <table:table-cell office:value-type="float" office:value="0.007823561">
            <text:p>0.007823561</text:p>
          </table:table-cell>
          <table:table-cell office:value-type="float" office:value="0.0077855415">
            <text:p>0.0077855415</text:p>
          </table:table-cell>
          <table:table-cell office:value-type="float" office:value="0.009655302">
            <text:p>0.009655302</text:p>
          </table:table-cell>
          <table:table-cell office:value-type="float" office:value="0.009353454">
            <text:p>0.009353454</text:p>
          </table:table-cell>
          <table:table-cell office:value-type="float" office:value="0.009199933">
            <text:p>0.009199933</text:p>
          </table:table-cell>
          <table:table-cell office:value-type="float" office:value="0.0078087333">
            <text:p>0.0078087333</text:p>
          </table:table-cell>
          <table:table-cell office:value-type="float" office:value="0.007828818">
            <text:p>0.007828818</text:p>
          </table:table-cell>
          <table:table-cell office:value-type="float" office:value="0.008237171">
            <text:p>0.008237171</text:p>
          </table:table-cell>
          <table:table-cell office:value-type="float" office:value="0.00918613">
            <text:p>0.00918613</text:p>
          </table:table-cell>
          <table:table-cell office:value-type="float" office:value="0.009247152">
            <text:p>0.009247152</text:p>
          </table:table-cell>
          <table:table-cell office:value-type="float" office:value="0.007494312">
            <text:p>0.007494312</text:p>
          </table:table-cell>
          <table:table-cell office:value-type="float" office:value="0.008279837">
            <text:p>0.008279837</text:p>
          </table:table-cell>
          <table:table-cell office:value-type="float" office:value="0.0081613725">
            <text:p>0.0081613725</text:p>
          </table:table-cell>
          <table:table-cell office:value-type="float" office:value="0.0071451324">
            <text:p>0.0071451324</text:p>
          </table:table-cell>
          <table:table-cell office:value-type="float" office:value="0.0066503137">
            <text:p>0.0066503137</text:p>
          </table:table-cell>
          <table:table-cell office:value-type="float" office:value="0.007970668">
            <text:p>0.007970668</text:p>
          </table:table-cell>
          <table:table-cell office:value-type="float" office:value="0.007673048">
            <text:p>0.007673048</text:p>
          </table:table-cell>
          <table:table-cell office:value-type="float" office:value="0.00719871">
            <text:p>0.00719871</text:p>
          </table:table-cell>
          <table:table-cell office:value-type="float" office:value="0.008454741">
            <text:p>0.008454741</text:p>
          </table:table-cell>
          <table:table-cell office:value-type="float" office:value="0.0069784573">
            <text:p>0.0069784573</text:p>
          </table:table-cell>
          <table:table-cell office:value-type="float" office:value="0.0060339333">
            <text:p>0.0060339333</text:p>
          </table:table-cell>
          <table:table-cell office:value-type="float" office:value="0.00719229">
            <text:p>0.00719229</text:p>
          </table:table-cell>
          <table:table-cell office:value-type="float" office:value="0.008895099">
            <text:p>0.008895099</text:p>
          </table:table-cell>
          <table:table-cell office:value-type="float" office:value="0.008248359">
            <text:p>0.008248359</text:p>
          </table:table-cell>
          <table:table-cell office:value-type="float" office:value="0.008942795">
            <text:p>0.008942795</text:p>
          </table:table-cell>
          <table:table-cell office:value-type="float" office:value="0.0076601617">
            <text:p>0.0076601617</text:p>
          </table:table-cell>
          <table:table-cell office:value-type="float" office:value="0.004974025">
            <text:p>0.004974025</text:p>
          </table:table-cell>
          <table:table-cell office:value-type="float" office:value="0.008067531">
            <text:p>0.008067531</text:p>
          </table:table-cell>
          <table:table-cell office:value-type="float" office:value="0.0076053175">
            <text:p>0.0076053175</text:p>
          </table:table-cell>
          <table:table-cell office:value-type="float" office:value="0.00922104">
            <text:p>0.00922104</text:p>
          </table:table-cell>
          <table:table-cell office:value-type="float" office:value="0.010240113">
            <text:p>0.010240113</text:p>
          </table:table-cell>
          <table:table-cell office:value-type="float" office:value="0.0073669674">
            <text:p>0.0073669674</text:p>
          </table:table-cell>
          <table:table-cell office:value-type="float" office:value="0.008238156">
            <text:p>0.008238156</text:p>
          </table:table-cell>
          <table:table-cell office:value-type="float" office:value="0.0072785555">
            <text:p>0.0072785555</text:p>
          </table:table-cell>
          <table:table-cell office:value-type="float" office:value="0.006726838">
            <text:p>0.006726838</text:p>
          </table:table-cell>
          <table:table-cell office:value-type="float" office:value="0.008183882">
            <text:p>0.008183882</text:p>
          </table:table-cell>
          <table:table-cell office:value-type="float" office:value="0.0073582837">
            <text:p>0.0073582837</text:p>
          </table:table-cell>
          <table:table-cell office:value-type="float" office:value="0.0086714495">
            <text:p>0.0086714495</text:p>
          </table:table-cell>
          <table:table-cell office:value-type="float" office:value="0.008405917">
            <text:p>0.008405917</text:p>
          </table:table-cell>
          <table:table-cell office:value-type="float" office:value="0.008434883">
            <text:p>0.008434883</text:p>
          </table:table-cell>
          <table:table-cell office:value-type="float" office:value="0.0072605703">
            <text:p>0.0072605703</text:p>
          </table:table-cell>
          <table:table-cell office:value-type="float" office:value="0.0060555795">
            <text:p>0.0060555795</text:p>
          </table:table-cell>
          <table:table-cell office:value-type="float" office:value="0.0070373123">
            <text:p>0.0070373123</text:p>
          </table:table-cell>
          <table:table-cell office:value-type="float" office:value="0.00844852">
            <text:p>0.00844852</text:p>
          </table:table-cell>
          <table:table-cell office:value-type="float" office:value="0.006964981">
            <text:p>0.006964981</text:p>
          </table:table-cell>
          <table:table-cell office:value-type="float" office:value="0.008158214">
            <text:p>0.008158214</text:p>
          </table:table-cell>
          <table:table-cell office:value-type="float" office:value="0.009356143">
            <text:p>0.009356143</text:p>
          </table:table-cell>
          <table:table-cell office:value-type="float" office:value="0.009990907">
            <text:p>0.009990907</text:p>
          </table:table-cell>
          <table:table-cell office:value-type="float" office:value="0.006954762">
            <text:p>0.006954762</text:p>
          </table:table-cell>
          <table:table-cell office:value-type="float" office:value="0.006086759">
            <text:p>0.006086759</text:p>
          </table:table-cell>
          <table:table-cell office:value-type="float" office:value="0.007210725">
            <text:p>0.007210725</text:p>
          </table:table-cell>
          <table:table-cell office:value-type="float" office:value="0.007850923">
            <text:p>0.007850923</text:p>
          </table:table-cell>
          <table:table-cell office:value-type="float" office:value="0.005543383">
            <text:p>0.005543383</text:p>
          </table:table-cell>
          <table:table-cell office:value-type="float" office:value="0.007965312">
            <text:p>0.007965312</text:p>
          </table:table-cell>
          <table:table-cell office:value-type="float" office:value="0.008257261">
            <text:p>0.008257261</text:p>
          </table:table-cell>
          <table:table-cell office:value-type="float" office:value="0.00960119">
            <text:p>0.00960119</text:p>
          </table:table-cell>
          <table:table-cell office:value-type="float" office:value="0.007247739">
            <text:p>0.007247739</text:p>
          </table:table-cell>
          <table:table-cell office:value-type="float" office:value="0.006388729">
            <text:p>0.006388729</text:p>
          </table:table-cell>
          <table:table-cell office:value-type="float" office:value="0.006905947">
            <text:p>0.006905947</text:p>
          </table:table-cell>
          <table:table-cell office:value-type="float" office:value="0.006385467">
            <text:p>0.006385467</text:p>
          </table:table-cell>
          <table:table-cell office:value-type="float" office:value="0.006737565">
            <text:p>0.006737565</text:p>
          </table:table-cell>
          <table:table-cell office:value-type="float" office:value="0.00728363">
            <text:p>0.00728363</text:p>
          </table:table-cell>
          <table:table-cell office:value-type="float" office:value="0.0068306294">
            <text:p>0.0068306294</text:p>
          </table:table-cell>
          <table:table-cell office:value-type="float" office:value="0.007849774">
            <text:p>0.007849774</text:p>
          </table:table-cell>
          <table:table-cell office:value-type="float" office:value="0.00816717">
            <text:p>0.00816717</text:p>
          </table:table-cell>
          <table:table-cell office:value-type="float" office:value="0.008854638">
            <text:p>0.008854638</text:p>
          </table:table-cell>
          <table:table-cell office:value-type="float" office:value="0.0067277336">
            <text:p>0.0067277336</text:p>
          </table:table-cell>
          <table:table-cell office:value-type="float" office:value="0.0073961746">
            <text:p>0.0073961746</text:p>
          </table:table-cell>
          <table:table-cell office:value-type="float" office:value="0.0064434516">
            <text:p>0.0064434516</text:p>
          </table:table-cell>
          <table:table-cell office:value-type="float" office:value="0.0064243604">
            <text:p>0.0064243604</text:p>
          </table:table-cell>
          <table:table-cell office:value-type="float" office:value="0.006165794">
            <text:p>0.006165794</text:p>
          </table:table-cell>
          <table:table-cell office:value-type="float" office:value="0.006175718">
            <text:p>0.006175718</text:p>
          </table:table-cell>
          <table:table-cell office:value-type="float" office:value="0.0055546854">
            <text:p>0.0055546854</text:p>
          </table:table-cell>
          <table:table-cell office:value-type="float" office:value="0.006833084">
            <text:p>0.006833084</text:p>
          </table:table-cell>
          <table:table-cell office:value-type="float" office:value="0.006219144">
            <text:p>0.006219144</text:p>
          </table:table-cell>
          <table:table-cell office:value-type="float" office:value="0.0065877317">
            <text:p>0.0065877317</text:p>
          </table:table-cell>
          <table:table-cell office:value-type="float" office:value="0.0055755866">
            <text:p>0.0055755866</text:p>
          </table:table-cell>
          <table:table-cell office:value-type="float" office:value="0.0057748817">
            <text:p>0.0057748817</text:p>
          </table:table-cell>
          <table:table-cell office:value-type="float" office:value="0.005096206">
            <text:p>0.005096206</text:p>
          </table:table-cell>
          <table:table-cell office:value-type="float" office:value="0.005958883">
            <text:p>0.005958883</text:p>
          </table:table-cell>
          <table:table-cell office:value-type="float" office:value="0.0061593945">
            <text:p>0.0061593945</text:p>
          </table:table-cell>
          <table:table-cell office:value-type="float" office:value="0.0061318064">
            <text:p>0.0061318064</text:p>
          </table:table-cell>
          <table:table-cell office:value-type="float" office:value="0.0051437807">
            <text:p>0.0051437807</text:p>
          </table:table-cell>
          <table:table-cell office:value-type="float" office:value="0.00422228">
            <text:p>0.00422228</text:p>
          </table:table-cell>
          <table:table-cell office:value-type="float" office:value="0.00434161">
            <text:p>0.00434161</text:p>
          </table:table-cell>
          <table:table-cell office:value-type="float" office:value="0.0040324237">
            <text:p>0.0040324237</text:p>
          </table:table-cell>
          <table:table-cell office:value-type="float" office:value="0.0042925174">
            <text:p>0.0042925174</text:p>
          </table:table-cell>
          <table:table-cell office:value-type="float" office:value="0.00488972">
            <text:p>0.00488972</text:p>
          </table:table-cell>
          <table:table-cell office:value-type="float" office:value="0.005237665">
            <text:p>0.005237665</text:p>
          </table:table-cell>
          <table:table-cell office:value-type="float" office:value="0.0067332825">
            <text:p>0.0067332825</text:p>
          </table:table-cell>
          <table:table-cell office:value-type="float" office:value="0.0057511497">
            <text:p>0.0057511497</text:p>
          </table:table-cell>
          <table:table-cell office:value-type="float" office:value="0.004554762">
            <text:p>0.004554762</text:p>
          </table:table-cell>
          <table:table-cell office:value-type="float" office:value="0.0043355958">
            <text:p>0.0043355958</text:p>
          </table:table-cell>
          <table:table-cell office:value-type="float" office:value="0.0036006165">
            <text:p>0.0036006165</text:p>
          </table:table-cell>
          <table:table-cell office:value-type="float" office:value="0.003571023">
            <text:p>0.003571023</text:p>
          </table:table-cell>
          <table:table-cell office:value-type="float" office:value="0.0035966926">
            <text:p>0.0035966926</text:p>
          </table:table-cell>
          <table:table-cell office:value-type="float" office:value="0.004262178">
            <text:p>0.004262178</text:p>
          </table:table-cell>
          <table:table-cell office:value-type="float" office:value="0.0047324984">
            <text:p>0.0047324984</text:p>
          </table:table-cell>
          <table:table-cell office:value-type="float" office:value="0.0040824744">
            <text:p>0.0040824744</text:p>
          </table:table-cell>
          <table:table-cell office:value-type="float" office:value="0.0035579058">
            <text:p>0.0035579058</text:p>
          </table:table-cell>
          <table:table-cell office:value-type="float" office:value="0.003713525">
            <text:p>0.003713525</text:p>
          </table:table-cell>
          <table:table-cell office:value-type="float" office:value="0.0037025076">
            <text:p>0.0037025076</text:p>
          </table:table-cell>
          <table:table-cell office:value-type="float" office:value="0.002978698">
            <text:p>0.002978698</text:p>
          </table:table-cell>
          <table:table-cell office:value-type="float" office:value="0.0010415324">
            <text:p>0.0010415324</text:p>
          </table:table-cell>
          <table:table-cell office:value-type="float" office:value="0.0010505482">
            <text:p>0.0010505482</text:p>
          </table:table-cell>
          <table:table-cell office:value-type="float" office:value="0.001122892">
            <text:p>0.001122892</text:p>
          </table:table-cell>
          <table:table-cell office:value-type="float" office:value="0.001054137">
            <text:p>0.001054137</text:p>
          </table:table-cell>
          <table:table-cell office:value-type="float" office:value="0.00093616365">
            <text:p>9.36E-004</text:p>
          </table:table-cell>
          <table:table-cell office:value-type="float" office:value="0.00094457465">
            <text:p>9.45E-004</text:p>
          </table:table-cell>
          <table:table-cell office:value-type="float" office:value="0.00091473974">
            <text:p>9.15E-004</text:p>
          </table:table-cell>
          <table:table-cell office:value-type="float" office:value="0.0009109149">
            <text:p>9.11E-004</text:p>
          </table:table-cell>
          <table:table-cell table:style-name="ce1" office:value-type="float" office:value="0.0009746393">
            <text:p>9.75E-004</text:p>
          </table:table-cell>
          <table:table-cell office:value-type="float" office:value="0.0009881766">
            <text:p>9.88E-004</text:p>
          </table:table-cell>
          <table:table-cell office:value-type="float" office:value="0.0009262911">
            <text:p>9.26E-004</text:p>
          </table:table-cell>
          <table:table-cell office:value-type="float" office:value="0.00077877316">
            <text:p>7.79E-004</text:p>
          </table:table-cell>
          <table:table-cell office:value-type="float" office:value="0.00064690947">
            <text:p>6.47E-004</text:p>
          </table:table-cell>
          <table:table-cell office:value-type="float" office:value="0.0005702528">
            <text:p>5.70E-004</text:p>
          </table:table-cell>
          <table:table-cell office:value-type="float" office:value="0.00056019187">
            <text:p>5.60E-004</text:p>
          </table:table-cell>
          <table:table-cell office:value-type="float" office:value="0.0005595188">
            <text:p>5.60E-004</text:p>
          </table:table-cell>
          <table:table-cell office:value-type="float" office:value="0.00056033244">
            <text:p>5.60E-004</text:p>
          </table:table-cell>
          <table:table-cell office:value-type="float" office:value="0.0005627292">
            <text:p>5.63E-004</text:p>
          </table:table-cell>
          <table:table-cell office:value-type="float" office:value="0.00056273426">
            <text:p>5.63E-004</text:p>
          </table:table-cell>
          <table:table-cell office:value-type="float" office:value="0.0005635427">
            <text:p>5.64E-004</text:p>
          </table:table-cell>
          <table:table-cell office:value-type="float" office:value="0.0005648207">
            <text:p>5.65E-004</text:p>
          </table:table-cell>
          <table:table-cell office:value-type="float" office:value="0.0005672932">
            <text:p>5.67E-004</text:p>
          </table:table-cell>
          <table:table-cell office:value-type="float" office:value="0.00056911923">
            <text:p>5.69E-004</text:p>
          </table:table-cell>
          <table:table-cell office:value-type="float" office:value="0.00057014206">
            <text:p>5.70E-004</text:p>
          </table:table-cell>
          <table:table-cell office:value-type="float" office:value="0.00057126104">
            <text:p>5.71E-004</text:p>
          </table:table-cell>
          <table:table-cell office:value-type="float" office:value="0.00057311804">
            <text:p>5.73E-004</text:p>
          </table:table-cell>
          <table:table-cell office:value-type="float" office:value="0.0005764468">
            <text:p>5.76E-004</text:p>
          </table:table-cell>
          <table:table-cell office:value-type="float" office:value="0.00057708356">
            <text:p>5.77E-004</text:p>
          </table:table-cell>
          <table:table-cell office:value-type="float" office:value="0.00057831267">
            <text:p>5.78E-004</text:p>
          </table:table-cell>
          <table:table-cell office:value-type="float" office:value="0.0005798185">
            <text:p>5.80E-004</text:p>
          </table:table-cell>
          <table:table-cell office:value-type="float" office:value="0.00058289774">
            <text:p>5.83E-004</text:p>
          </table:table-cell>
          <table:table-cell office:value-type="float" office:value="0.0005840342">
            <text:p>5.84E-004</text:p>
          </table:table-cell>
          <table:table-cell office:value-type="float" office:value="0.0005856545">
            <text:p>5.86E-004</text:p>
          </table:table-cell>
          <table:table-cell office:value-type="float" office:value="0.0005870181">
            <text:p>5.87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7 Whatever Makes Baby Feel Good.mp3</text:p>
          </table:table-cell>
          <table:table-cell office:value-type="float" office:value="0.027801068">
            <text:p>0.027801068</text:p>
          </table:table-cell>
          <table:table-cell office:value-type="float" office:value="0.03401767">
            <text:p>0.03401767</text:p>
          </table:table-cell>
          <table:table-cell office:value-type="float" office:value="0.03333317">
            <text:p>0.03333317</text:p>
          </table:table-cell>
          <table:table-cell office:value-type="float" office:value="0.039779514">
            <text:p>0.039779514</text:p>
          </table:table-cell>
          <table:table-cell office:value-type="float" office:value="0.04166631">
            <text:p>0.04166631</text:p>
          </table:table-cell>
          <table:table-cell office:value-type="float" office:value="0.04146803">
            <text:p>0.04146803</text:p>
          </table:table-cell>
          <table:table-cell office:value-type="float" office:value="0.040453646">
            <text:p>0.040453646</text:p>
          </table:table-cell>
          <table:table-cell office:value-type="float" office:value="0.03417158">
            <text:p>0.03417158</text:p>
          </table:table-cell>
          <table:table-cell office:value-type="float" office:value="0.035283793">
            <text:p>0.035283793</text:p>
          </table:table-cell>
          <table:table-cell office:value-type="float" office:value="0.032137387">
            <text:p>0.032137387</text:p>
          </table:table-cell>
          <table:table-cell office:value-type="float" office:value="0.032469004">
            <text:p>0.032469004</text:p>
          </table:table-cell>
          <table:table-cell office:value-type="float" office:value="0.031572387">
            <text:p>0.031572387</text:p>
          </table:table-cell>
          <table:table-cell office:value-type="float" office:value="0.034203976">
            <text:p>0.034203976</text:p>
          </table:table-cell>
          <table:table-cell office:value-type="float" office:value="0.0294885">
            <text:p>0.0294885</text:p>
          </table:table-cell>
          <table:table-cell office:value-type="float" office:value="0.03545811">
            <text:p>0.03545811</text:p>
          </table:table-cell>
          <table:table-cell office:value-type="float" office:value="0.032568537">
            <text:p>0.032568537</text:p>
          </table:table-cell>
          <table:table-cell office:value-type="float" office:value="0.034490783">
            <text:p>0.034490783</text:p>
          </table:table-cell>
          <table:table-cell office:value-type="float" office:value="0.032935318">
            <text:p>0.032935318</text:p>
          </table:table-cell>
          <table:table-cell office:value-type="float" office:value="0.030995665">
            <text:p>0.030995665</text:p>
          </table:table-cell>
          <table:table-cell office:value-type="float" office:value="0.024679635">
            <text:p>0.024679635</text:p>
          </table:table-cell>
          <table:table-cell office:value-type="float" office:value="0.024129935">
            <text:p>0.024129935</text:p>
          </table:table-cell>
          <table:table-cell office:value-type="float" office:value="0.018692816">
            <text:p>0.018692816</text:p>
          </table:table-cell>
          <table:table-cell office:value-type="float" office:value="0.01468541">
            <text:p>0.01468541</text:p>
          </table:table-cell>
          <table:table-cell office:value-type="float" office:value="0.014936209">
            <text:p>0.014936209</text:p>
          </table:table-cell>
          <table:table-cell office:value-type="float" office:value="0.017305989">
            <text:p>0.017305989</text:p>
          </table:table-cell>
          <table:table-cell office:value-type="float" office:value="0.016869007">
            <text:p>0.016869007</text:p>
          </table:table-cell>
          <table:table-cell office:value-type="float" office:value="0.017202027">
            <text:p>0.017202027</text:p>
          </table:table-cell>
          <table:table-cell office:value-type="float" office:value="0.018998494">
            <text:p>0.018998494</text:p>
          </table:table-cell>
          <table:table-cell office:value-type="float" office:value="0.026092332">
            <text:p>0.026092332</text:p>
          </table:table-cell>
          <table:table-cell office:value-type="float" office:value="0.02620205">
            <text:p>0.02620205</text:p>
          </table:table-cell>
          <table:table-cell office:value-type="float" office:value="0.02196802">
            <text:p>0.02196802</text:p>
          </table:table-cell>
          <table:table-cell office:value-type="float" office:value="0.019731233">
            <text:p>0.019731233</text:p>
          </table:table-cell>
          <table:table-cell office:value-type="float" office:value="0.021540739">
            <text:p>0.021540739</text:p>
          </table:table-cell>
          <table:table-cell office:value-type="float" office:value="0.017552258">
            <text:p>0.017552258</text:p>
          </table:table-cell>
          <table:table-cell office:value-type="float" office:value="0.024035152">
            <text:p>0.024035152</text:p>
          </table:table-cell>
          <table:table-cell office:value-type="float" office:value="0.01821967">
            <text:p>0.01821967</text:p>
          </table:table-cell>
          <table:table-cell office:value-type="float" office:value="0.016823916">
            <text:p>0.016823916</text:p>
          </table:table-cell>
          <table:table-cell office:value-type="float" office:value="0.014328012">
            <text:p>0.014328012</text:p>
          </table:table-cell>
          <table:table-cell office:value-type="float" office:value="0.014799854">
            <text:p>0.014799854</text:p>
          </table:table-cell>
          <table:table-cell office:value-type="float" office:value="0.014918001">
            <text:p>0.014918001</text:p>
          </table:table-cell>
          <table:table-cell office:value-type="float" office:value="0.013829942">
            <text:p>0.013829942</text:p>
          </table:table-cell>
          <table:table-cell office:value-type="float" office:value="0.013123412">
            <text:p>0.013123412</text:p>
          </table:table-cell>
          <table:table-cell office:value-type="float" office:value="0.013581504">
            <text:p>0.013581504</text:p>
          </table:table-cell>
          <table:table-cell office:value-type="float" office:value="0.014920996">
            <text:p>0.014920996</text:p>
          </table:table-cell>
          <table:table-cell office:value-type="float" office:value="0.013298028">
            <text:p>0.013298028</text:p>
          </table:table-cell>
          <table:table-cell office:value-type="float" office:value="0.009862188">
            <text:p>0.009862188</text:p>
          </table:table-cell>
          <table:table-cell office:value-type="float" office:value="0.009051267">
            <text:p>0.009051267</text:p>
          </table:table-cell>
          <table:table-cell office:value-type="float" office:value="0.0108895">
            <text:p>0.0108895</text:p>
          </table:table-cell>
          <table:table-cell office:value-type="float" office:value="0.008299672">
            <text:p>0.008299672</text:p>
          </table:table-cell>
          <table:table-cell office:value-type="float" office:value="0.008652103">
            <text:p>0.008652103</text:p>
          </table:table-cell>
          <table:table-cell office:value-type="float" office:value="0.007987147">
            <text:p>0.007987147</text:p>
          </table:table-cell>
          <table:table-cell office:value-type="float" office:value="0.0069120815">
            <text:p>0.0069120815</text:p>
          </table:table-cell>
          <table:table-cell office:value-type="float" office:value="0.0084326845">
            <text:p>0.0084326845</text:p>
          </table:table-cell>
          <table:table-cell office:value-type="float" office:value="0.0075871204">
            <text:p>0.0075871204</text:p>
          </table:table-cell>
          <table:table-cell office:value-type="float" office:value="0.00992315">
            <text:p>0.00992315</text:p>
          </table:table-cell>
          <table:table-cell office:value-type="float" office:value="0.009301438">
            <text:p>0.009301438</text:p>
          </table:table-cell>
          <table:table-cell office:value-type="float" office:value="0.009094064">
            <text:p>0.009094064</text:p>
          </table:table-cell>
          <table:table-cell office:value-type="float" office:value="0.008309531">
            <text:p>0.008309531</text:p>
          </table:table-cell>
          <table:table-cell office:value-type="float" office:value="0.008541389">
            <text:p>0.008541389</text:p>
          </table:table-cell>
          <table:table-cell office:value-type="float" office:value="0.008071277">
            <text:p>0.008071277</text:p>
          </table:table-cell>
          <table:table-cell office:value-type="float" office:value="0.008117848">
            <text:p>0.008117848</text:p>
          </table:table-cell>
          <table:table-cell office:value-type="float" office:value="0.008869851">
            <text:p>0.008869851</text:p>
          </table:table-cell>
          <table:table-cell office:value-type="float" office:value="0.007926484">
            <text:p>0.007926484</text:p>
          </table:table-cell>
          <table:table-cell office:value-type="float" office:value="0.008870187">
            <text:p>0.008870187</text:p>
          </table:table-cell>
          <table:table-cell office:value-type="float" office:value="0.009015845">
            <text:p>0.009015845</text:p>
          </table:table-cell>
          <table:table-cell office:value-type="float" office:value="0.009223462">
            <text:p>0.009223462</text:p>
          </table:table-cell>
          <table:table-cell office:value-type="float" office:value="0.008268648">
            <text:p>0.008268648</text:p>
          </table:table-cell>
          <table:table-cell office:value-type="float" office:value="0.0076967166">
            <text:p>0.0076967166</text:p>
          </table:table-cell>
          <table:table-cell office:value-type="float" office:value="0.008617989">
            <text:p>0.008617989</text:p>
          </table:table-cell>
          <table:table-cell office:value-type="float" office:value="0.009371509">
            <text:p>0.009371509</text:p>
          </table:table-cell>
          <table:table-cell office:value-type="float" office:value="0.0084257815">
            <text:p>0.0084257815</text:p>
          </table:table-cell>
          <table:table-cell office:value-type="float" office:value="0.008220045">
            <text:p>0.008220045</text:p>
          </table:table-cell>
          <table:table-cell office:value-type="float" office:value="0.009078668">
            <text:p>0.009078668</text:p>
          </table:table-cell>
          <table:table-cell office:value-type="float" office:value="0.010256226">
            <text:p>0.010256226</text:p>
          </table:table-cell>
          <table:table-cell office:value-type="float" office:value="0.010073643">
            <text:p>0.010073643</text:p>
          </table:table-cell>
          <table:table-cell office:value-type="float" office:value="0.01000156">
            <text:p>0.01000156</text:p>
          </table:table-cell>
          <table:table-cell office:value-type="float" office:value="0.008347737">
            <text:p>0.008347737</text:p>
          </table:table-cell>
          <table:table-cell office:value-type="float" office:value="0.008673048">
            <text:p>0.008673048</text:p>
          </table:table-cell>
          <table:table-cell office:value-type="float" office:value="0.008855042">
            <text:p>0.008855042</text:p>
          </table:table-cell>
          <table:table-cell office:value-type="float" office:value="0.0074499347">
            <text:p>0.0074499347</text:p>
          </table:table-cell>
          <table:table-cell office:value-type="float" office:value="0.009089031">
            <text:p>0.009089031</text:p>
          </table:table-cell>
          <table:table-cell office:value-type="float" office:value="0.008291093">
            <text:p>0.008291093</text:p>
          </table:table-cell>
          <table:table-cell office:value-type="float" office:value="0.008299329">
            <text:p>0.008299329</text:p>
          </table:table-cell>
          <table:table-cell office:value-type="float" office:value="0.008865774">
            <text:p>0.008865774</text:p>
          </table:table-cell>
          <table:table-cell office:value-type="float" office:value="0.0074289166">
            <text:p>0.0074289166</text:p>
          </table:table-cell>
          <table:table-cell office:value-type="float" office:value="0.0072188955">
            <text:p>0.0072188955</text:p>
          </table:table-cell>
          <table:table-cell office:value-type="float" office:value="0.008337344">
            <text:p>0.008337344</text:p>
          </table:table-cell>
          <table:table-cell office:value-type="float" office:value="0.007585344">
            <text:p>0.007585344</text:p>
          </table:table-cell>
          <table:table-cell office:value-type="float" office:value="0.009370961">
            <text:p>0.009370961</text:p>
          </table:table-cell>
          <table:table-cell office:value-type="float" office:value="0.007970075">
            <text:p>0.007970075</text:p>
          </table:table-cell>
          <table:table-cell office:value-type="float" office:value="0.008082653">
            <text:p>0.008082653</text:p>
          </table:table-cell>
          <table:table-cell office:value-type="float" office:value="0.009542338">
            <text:p>0.009542338</text:p>
          </table:table-cell>
          <table:table-cell office:value-type="float" office:value="0.008465881">
            <text:p>0.008465881</text:p>
          </table:table-cell>
          <table:table-cell office:value-type="float" office:value="0.008275059">
            <text:p>0.008275059</text:p>
          </table:table-cell>
          <table:table-cell office:value-type="float" office:value="0.007883227">
            <text:p>0.007883227</text:p>
          </table:table-cell>
          <table:table-cell office:value-type="float" office:value="0.0075948313">
            <text:p>0.0075948313</text:p>
          </table:table-cell>
          <table:table-cell office:value-type="float" office:value="0.0074742157">
            <text:p>0.0074742157</text:p>
          </table:table-cell>
          <table:table-cell office:value-type="float" office:value="0.006824656">
            <text:p>0.006824656</text:p>
          </table:table-cell>
          <table:table-cell office:value-type="float" office:value="0.006067881">
            <text:p>0.006067881</text:p>
          </table:table-cell>
          <table:table-cell office:value-type="float" office:value="0.0066607753">
            <text:p>0.0066607753</text:p>
          </table:table-cell>
          <table:table-cell office:value-type="float" office:value="0.007826553">
            <text:p>0.007826553</text:p>
          </table:table-cell>
          <table:table-cell office:value-type="float" office:value="0.007873517">
            <text:p>0.007873517</text:p>
          </table:table-cell>
          <table:table-cell office:value-type="float" office:value="0.0070292796">
            <text:p>0.0070292796</text:p>
          </table:table-cell>
          <table:table-cell office:value-type="float" office:value="0.0063755442">
            <text:p>0.0063755442</text:p>
          </table:table-cell>
          <table:table-cell office:value-type="float" office:value="0.0064608366">
            <text:p>0.0064608366</text:p>
          </table:table-cell>
          <table:table-cell office:value-type="float" office:value="0.005676072">
            <text:p>0.005676072</text:p>
          </table:table-cell>
          <table:table-cell office:value-type="float" office:value="0.0068535767">
            <text:p>0.0068535767</text:p>
          </table:table-cell>
          <table:table-cell office:value-type="float" office:value="0.006600611">
            <text:p>0.006600611</text:p>
          </table:table-cell>
          <table:table-cell office:value-type="float" office:value="0.0058412286">
            <text:p>0.0058412286</text:p>
          </table:table-cell>
          <table:table-cell office:value-type="float" office:value="0.0062985765">
            <text:p>0.0062985765</text:p>
          </table:table-cell>
          <table:table-cell office:value-type="float" office:value="0.0061184904">
            <text:p>0.0061184904</text:p>
          </table:table-cell>
          <table:table-cell office:value-type="float" office:value="0.005013738">
            <text:p>0.005013738</text:p>
          </table:table-cell>
          <table:table-cell office:value-type="float" office:value="0.005279275">
            <text:p>0.005279275</text:p>
          </table:table-cell>
          <table:table-cell office:value-type="float" office:value="0.005685416">
            <text:p>0.005685416</text:p>
          </table:table-cell>
          <table:table-cell office:value-type="float" office:value="0.0057094367">
            <text:p>0.0057094367</text:p>
          </table:table-cell>
          <table:table-cell office:value-type="float" office:value="0.006415224">
            <text:p>0.006415224</text:p>
          </table:table-cell>
          <table:table-cell office:value-type="float" office:value="0.0053726337">
            <text:p>0.0053726337</text:p>
          </table:table-cell>
          <table:table-cell office:value-type="float" office:value="0.005459082">
            <text:p>0.005459082</text:p>
          </table:table-cell>
          <table:table-cell office:value-type="float" office:value="0.0050108396">
            <text:p>0.0050108396</text:p>
          </table:table-cell>
          <table:table-cell office:value-type="float" office:value="0.0051733623">
            <text:p>0.0051733623</text:p>
          </table:table-cell>
          <table:table-cell office:value-type="float" office:value="0.0059411535">
            <text:p>0.0059411535</text:p>
          </table:table-cell>
          <table:table-cell office:value-type="float" office:value="0.005728264">
            <text:p>0.005728264</text:p>
          </table:table-cell>
          <table:table-cell office:value-type="float" office:value="0.004873793">
            <text:p>0.004873793</text:p>
          </table:table-cell>
          <table:table-cell office:value-type="float" office:value="0.004545791">
            <text:p>0.004545791</text:p>
          </table:table-cell>
          <table:table-cell office:value-type="float" office:value="0.0046776114">
            <text:p>0.0046776114</text:p>
          </table:table-cell>
          <table:table-cell office:value-type="float" office:value="0.00454995">
            <text:p>0.00454995</text:p>
          </table:table-cell>
          <table:table-cell office:value-type="float" office:value="0.004749784">
            <text:p>0.004749784</text:p>
          </table:table-cell>
          <table:table-cell office:value-type="float" office:value="0.0048899995">
            <text:p>0.0048899995</text:p>
          </table:table-cell>
          <table:table-cell office:value-type="float" office:value="0.004041857">
            <text:p>0.004041857</text:p>
          </table:table-cell>
          <table:table-cell office:value-type="float" office:value="0.004284464">
            <text:p>0.004284464</text:p>
          </table:table-cell>
          <table:table-cell office:value-type="float" office:value="0.0042999904">
            <text:p>0.0042999904</text:p>
          </table:table-cell>
          <table:table-cell office:value-type="float" office:value="0.0038254582">
            <text:p>0.0038254582</text:p>
          </table:table-cell>
          <table:table-cell office:value-type="float" office:value="0.0036692864">
            <text:p>0.0036692864</text:p>
          </table:table-cell>
          <table:table-cell office:value-type="float" office:value="0.0039671403">
            <text:p>0.0039671403</text:p>
          </table:table-cell>
          <table:table-cell office:value-type="float" office:value="0.003888503">
            <text:p>0.003888503</text:p>
          </table:table-cell>
          <table:table-cell office:value-type="float" office:value="0.0036643508">
            <text:p>0.0036643508</text:p>
          </table:table-cell>
          <table:table-cell office:value-type="float" office:value="0.0041453615">
            <text:p>0.0041453615</text:p>
          </table:table-cell>
          <table:table-cell office:value-type="float" office:value="0.0035453744">
            <text:p>0.0035453744</text:p>
          </table:table-cell>
          <table:table-cell office:value-type="float" office:value="0.0034467548">
            <text:p>0.0034467548</text:p>
          </table:table-cell>
          <table:table-cell office:value-type="float" office:value="0.003804898">
            <text:p>0.003804898</text:p>
          </table:table-cell>
          <table:table-cell office:value-type="float" office:value="0.004019083">
            <text:p>0.004019083</text:p>
          </table:table-cell>
          <table:table-cell office:value-type="float" office:value="0.0036840946">
            <text:p>0.0036840946</text:p>
          </table:table-cell>
          <table:table-cell office:value-type="float" office:value="0.004074402">
            <text:p>0.004074402</text:p>
          </table:table-cell>
          <table:table-cell office:value-type="float" office:value="0.0036861745">
            <text:p>0.0036861745</text:p>
          </table:table-cell>
          <table:table-cell office:value-type="float" office:value="0.0028065136">
            <text:p>0.0028065136</text:p>
          </table:table-cell>
          <table:table-cell office:value-type="float" office:value="0.0032675266">
            <text:p>0.0032675266</text:p>
          </table:table-cell>
          <table:table-cell office:value-type="float" office:value="0.0032855475">
            <text:p>0.0032855475</text:p>
          </table:table-cell>
          <table:table-cell office:value-type="float" office:value="0.0037641919">
            <text:p>0.0037641919</text:p>
          </table:table-cell>
          <table:table-cell office:value-type="float" office:value="0.0040230136">
            <text:p>0.0040230136</text:p>
          </table:table-cell>
          <table:table-cell office:value-type="float" office:value="0.0034357472">
            <text:p>0.0034357472</text:p>
          </table:table-cell>
          <table:table-cell office:value-type="float" office:value="0.0033997523">
            <text:p>0.0033997523</text:p>
          </table:table-cell>
          <table:table-cell office:value-type="float" office:value="0.0032382016">
            <text:p>0.0032382016</text:p>
          </table:table-cell>
          <table:table-cell office:value-type="float" office:value="0.0031198887">
            <text:p>0.0031198887</text:p>
          </table:table-cell>
          <table:table-cell office:value-type="float" office:value="0.0031319454">
            <text:p>0.0031319454</text:p>
          </table:table-cell>
          <table:table-cell office:value-type="float" office:value="0.0031595435">
            <text:p>0.0031595435</text:p>
          </table:table-cell>
          <table:table-cell office:value-type="float" office:value="0.0034149848">
            <text:p>0.0034149848</text:p>
          </table:table-cell>
          <table:table-cell office:value-type="float" office:value="0.0033123754">
            <text:p>0.0033123754</text:p>
          </table:table-cell>
          <table:table-cell office:value-type="float" office:value="0.0030976755">
            <text:p>0.0030976755</text:p>
          </table:table-cell>
          <table:table-cell office:value-type="float" office:value="0.00284976">
            <text:p>0.00284976</text:p>
          </table:table-cell>
          <table:table-cell office:value-type="float" office:value="0.0026129289">
            <text:p>0.0026129289</text:p>
          </table:table-cell>
          <table:table-cell office:value-type="float" office:value="0.0028799006">
            <text:p>0.0028799006</text:p>
          </table:table-cell>
          <table:table-cell office:value-type="float" office:value="0.0030191867">
            <text:p>0.0030191867</text:p>
          </table:table-cell>
          <table:table-cell office:value-type="float" office:value="0.0026918193">
            <text:p>0.0026918193</text:p>
          </table:table-cell>
          <table:table-cell office:value-type="float" office:value="0.0029363695">
            <text:p>0.0029363695</text:p>
          </table:table-cell>
          <table:table-cell office:value-type="float" office:value="0.0032749285">
            <text:p>0.0032749285</text:p>
          </table:table-cell>
          <table:table-cell office:value-type="float" office:value="0.0034091487">
            <text:p>0.0034091487</text:p>
          </table:table-cell>
          <table:table-cell office:value-type="float" office:value="0.0025729355">
            <text:p>0.0025729355</text:p>
          </table:table-cell>
          <table:table-cell office:value-type="float" office:value="0.0023862547">
            <text:p>0.0023862547</text:p>
          </table:table-cell>
          <table:table-cell office:value-type="float" office:value="0.002462532">
            <text:p>0.002462532</text:p>
          </table:table-cell>
          <table:table-cell office:value-type="float" office:value="0.002701653">
            <text:p>0.002701653</text:p>
          </table:table-cell>
          <table:table-cell office:value-type="float" office:value="0.0021936558">
            <text:p>0.0021936558</text:p>
          </table:table-cell>
          <table:table-cell office:value-type="float" office:value="0.002725031">
            <text:p>0.002725031</text:p>
          </table:table-cell>
          <table:table-cell office:value-type="float" office:value="0.0026750255">
            <text:p>0.0026750255</text:p>
          </table:table-cell>
          <table:table-cell office:value-type="float" office:value="0.0029818816">
            <text:p>0.0029818816</text:p>
          </table:table-cell>
          <table:table-cell office:value-type="float" office:value="0.0025120748">
            <text:p>0.0025120748</text:p>
          </table:table-cell>
          <table:table-cell office:value-type="float" office:value="0.0024049676">
            <text:p>0.0024049676</text:p>
          </table:table-cell>
          <table:table-cell office:value-type="float" office:value="0.0024894073">
            <text:p>0.0024894073</text:p>
          </table:table-cell>
          <table:table-cell office:value-type="float" office:value="0.002310207">
            <text:p>0.002310207</text:p>
          </table:table-cell>
          <table:table-cell office:value-type="float" office:value="0.002351169">
            <text:p>0.002351169</text:p>
          </table:table-cell>
          <table:table-cell office:value-type="float" office:value="0.0025146701">
            <text:p>0.0025146701</text:p>
          </table:table-cell>
          <table:table-cell office:value-type="float" office:value="0.0023177643">
            <text:p>0.0023177643</text:p>
          </table:table-cell>
          <table:table-cell office:value-type="float" office:value="0.0023319442">
            <text:p>0.0023319442</text:p>
          </table:table-cell>
          <table:table-cell office:value-type="float" office:value="0.002324368">
            <text:p>0.002324368</text:p>
          </table:table-cell>
          <table:table-cell office:value-type="float" office:value="0.002449735">
            <text:p>0.002449735</text:p>
          </table:table-cell>
          <table:table-cell office:value-type="float" office:value="0.0021111523">
            <text:p>0.0021111523</text:p>
          </table:table-cell>
          <table:table-cell office:value-type="float" office:value="0.002203879">
            <text:p>0.002203879</text:p>
          </table:table-cell>
          <table:table-cell office:value-type="float" office:value="0.0020856517">
            <text:p>0.0020856517</text:p>
          </table:table-cell>
          <table:table-cell office:value-type="float" office:value="0.0020706789">
            <text:p>0.0020706789</text:p>
          </table:table-cell>
          <table:table-cell office:value-type="float" office:value="0.0019556514">
            <text:p>0.0019556514</text:p>
          </table:table-cell>
          <table:table-cell office:value-type="float" office:value="0.00187187">
            <text:p>0.00187187</text:p>
          </table:table-cell>
          <table:table-cell office:value-type="float" office:value="0.0017803197">
            <text:p>0.0017803197</text:p>
          </table:table-cell>
          <table:table-cell office:value-type="float" office:value="0.0019792775">
            <text:p>0.0019792775</text:p>
          </table:table-cell>
          <table:table-cell office:value-type="float" office:value="0.0020600646">
            <text:p>0.0020600646</text:p>
          </table:table-cell>
          <table:table-cell office:value-type="float" office:value="0.0020618509">
            <text:p>0.0020618509</text:p>
          </table:table-cell>
          <table:table-cell office:value-type="float" office:value="0.001869706">
            <text:p>0.001869706</text:p>
          </table:table-cell>
          <table:table-cell office:value-type="float" office:value="0.0017442165">
            <text:p>0.0017442165</text:p>
          </table:table-cell>
          <table:table-cell office:value-type="float" office:value="0.0015884305">
            <text:p>0.0015884305</text:p>
          </table:table-cell>
          <table:table-cell office:value-type="float" office:value="0.0015958052">
            <text:p>0.0015958052</text:p>
          </table:table-cell>
          <table:table-cell office:value-type="float" office:value="0.0016491109">
            <text:p>0.0016491109</text:p>
          </table:table-cell>
          <table:table-cell office:value-type="float" office:value="0.001696869">
            <text:p>0.001696869</text:p>
          </table:table-cell>
          <table:table-cell office:value-type="float" office:value="0.0015747747">
            <text:p>0.0015747747</text:p>
          </table:table-cell>
          <table:table-cell office:value-type="float" office:value="0.001426243">
            <text:p>0.001426243</text:p>
          </table:table-cell>
          <table:table-cell office:value-type="float" office:value="0.0014651573">
            <text:p>0.0014651573</text:p>
          </table:table-cell>
          <table:table-cell office:value-type="float" office:value="0.0013697702">
            <text:p>0.0013697702</text:p>
          </table:table-cell>
          <table:table-cell office:value-type="float" office:value="0.0013141183">
            <text:p>0.0013141183</text:p>
          </table:table-cell>
          <table:table-cell office:value-type="float" office:value="0.0013325639">
            <text:p>0.0013325639</text:p>
          </table:table-cell>
          <table:table-cell office:value-type="float" office:value="0.0014053924">
            <text:p>0.0014053924</text:p>
          </table:table-cell>
          <table:table-cell office:value-type="float" office:value="0.0015314466">
            <text:p>0.0015314466</text:p>
          </table:table-cell>
          <table:table-cell office:value-type="float" office:value="0.0013789888">
            <text:p>0.0013789888</text:p>
          </table:table-cell>
          <table:table-cell office:value-type="float" office:value="0.0010888102">
            <text:p>0.0010888102</text:p>
          </table:table-cell>
          <table:table-cell office:value-type="float" office:value="0.0010502671">
            <text:p>0.0010502671</text:p>
          </table:table-cell>
          <table:table-cell table:style-name="ce1" office:value-type="float" office:value="0.0009791119">
            <text:p>9.79E-004</text:p>
          </table:table-cell>
          <table:table-cell table:style-name="ce1" office:value-type="float" office:value="0.0009837379">
            <text:p>9.84E-004</text:p>
          </table:table-cell>
          <table:table-cell table:style-name="ce1" office:value-type="float" office:value="0.00094683765">
            <text:p>9.47E-004</text:p>
          </table:table-cell>
          <table:table-cell office:value-type="float" office:value="0.0010116954">
            <text:p>0.0010116954</text:p>
          </table:table-cell>
          <table:table-cell office:value-type="float" office:value="0.0010752962">
            <text:p>0.0010752962</text:p>
          </table:table-cell>
          <table:table-cell table:style-name="ce1" office:value-type="float" office:value="0.0009831479">
            <text:p>9.83E-004</text:p>
          </table:table-cell>
          <table:table-cell table:style-name="ce1" office:value-type="float" office:value="0.00088353676">
            <text:p>8.84E-004</text:p>
          </table:table-cell>
          <table:table-cell table:style-name="ce1" office:value-type="float" office:value="0.0008566343">
            <text:p>8.57E-004</text:p>
          </table:table-cell>
          <table:table-cell table:style-name="ce1" office:value-type="float" office:value="0.00080271467">
            <text:p>8.03E-004</text:p>
          </table:table-cell>
          <table:table-cell table:style-name="ce1" office:value-type="float" office:value="0.000731943">
            <text:p>7.32E-004</text:p>
          </table:table-cell>
          <table:table-cell table:style-name="ce1" office:value-type="float" office:value="0.00060436415">
            <text:p>6.04E-004</text:p>
          </table:table-cell>
          <table:table-cell table:style-name="ce1" office:value-type="float" office:value="0.0006042257">
            <text:p>6.04E-004</text:p>
          </table:table-cell>
          <table:table-cell table:style-name="ce1" office:value-type="float" office:value="0.0006045282">
            <text:p>6.05E-004</text:p>
          </table:table-cell>
          <table:table-cell table:style-name="ce1" office:value-type="float" office:value="0.0005998644">
            <text:p>6.00E-004</text:p>
          </table:table-cell>
          <table:table-cell office:value-type="float" office:value="0.00059720763">
            <text:p>5.97E-004</text:p>
          </table:table-cell>
          <table:table-cell office:value-type="float" office:value="0.00059499603">
            <text:p>5.95E-004</text:p>
          </table:table-cell>
          <table:table-cell office:value-type="float" office:value="0.0005928147">
            <text:p>5.93E-004</text:p>
          </table:table-cell>
          <table:table-cell office:value-type="float" office:value="0.00059425266">
            <text:p>5.94E-004</text:p>
          </table:table-cell>
          <table:table-cell table:style-name="ce1" office:value-type="float" office:value="0.00059809285">
            <text:p>5.98E-004</text:p>
          </table:table-cell>
          <table:table-cell office:value-type="float" office:value="0.00059985276">
            <text:p>6.00E-004</text:p>
          </table:table-cell>
          <table:table-cell office:value-type="float" office:value="0.00059597456">
            <text:p>5.96E-004</text:p>
          </table:table-cell>
          <table:table-cell office:value-type="float" office:value="0.00059100724">
            <text:p>5.91E-004</text:p>
          </table:table-cell>
          <table:table-cell office:value-type="float" office:value="0.00059041096">
            <text:p>5.90E-004</text:p>
          </table:table-cell>
          <table:table-cell office:value-type="float" office:value="0.0005918817">
            <text:p>5.92E-004</text:p>
          </table:table-cell>
          <table:table-cell office:value-type="float" office:value="0.0005924588">
            <text:p>5.92E-004</text:p>
          </table:table-cell>
          <table:table-cell office:value-type="float" office:value="0.00059398805">
            <text:p>5.94E-004</text:p>
          </table:table-cell>
          <table:table-cell office:value-type="float" office:value="0.0005957719">
            <text:p>5.96E-004</text:p>
          </table:table-cell>
          <table:table-cell office:value-type="float" office:value="0.00059907185">
            <text:p>5.99E-004</text:p>
          </table:table-cell>
          <table:table-cell office:value-type="float" office:value="0.00060025614">
            <text:p>6.00E-004</text:p>
          </table:table-cell>
          <table:table-cell office:value-type="float" office:value="0.0006016167">
            <text:p>6.02E-004</text:p>
          </table:table-cell>
          <table:table-cell office:value-type="float" office:value="0.00060336076">
            <text:p>6.03E-004</text:p>
          </table:table-cell>
          <table:table-cell office:value-type="float" office:value="0.00060601777">
            <text:p>6.06E-004</text:p>
          </table:table-cell>
          <table:table-cell office:value-type="float" office:value="0.00060801767">
            <text:p>6.08E-004</text:p>
          </table:table-cell>
          <table:table-cell office:value-type="float" office:value="0.0006095442">
            <text:p>6.10E-004</text:p>
          </table:table-cell>
          <table:table-cell office:value-type="float" office:value="0.0006109897">
            <text:p>6.11E-004</text:p>
          </table:table-cell>
          <table:table-cell office:value-type="float" office:value="0.0006130951">
            <text:p>6.13E-004</text:p>
          </table:table-cell>
          <table:table-cell office:value-type="float" office:value="0.0006166419">
            <text:p>6.17E-004</text:p>
          </table:table-cell>
          <table:table-cell office:value-type="float" office:value="0.0006179752">
            <text:p>6.18E-004</text:p>
          </table:table-cell>
          <table:table-cell office:value-type="float" office:value="0.0006198854">
            <text:p>6.20E-004</text:p>
          </table:table-cell>
          <table:table-cell office:value-type="float" office:value="0.00062181335">
            <text:p>6.22E-004</text:p>
          </table:table-cell>
          <table:table-cell office:value-type="float" office:value="0.0006252089">
            <text:p>6.25E-004</text:p>
          </table:table-cell>
          <table:table-cell office:value-type="float" office:value="0.00062688923">
            <text:p>6.27E-004</text:p>
          </table:table-cell>
          <table:table-cell office:value-type="float" office:value="0.0006284578">
            <text:p>6.28E-004</text:p>
          </table:table-cell>
          <table:table-cell office:value-type="float" office:value="0.0006300271">
            <text:p>6.30E-004</text:p>
          </table:table-cell>
          <table:table-cell/>
        </table:table-row>
        <table:table-row table:style-name="ro1">
          <table:table-cell office:value-type="string">
            <text:p>/mnt/share/Music/Albums/Parliament/Up for the Down Stroke/08 Presence of a Brain.mp3</text:p>
          </table:table-cell>
          <table:table-cell office:value-type="float" office:value="0.029377822">
            <text:p>0.029377822</text:p>
          </table:table-cell>
          <table:table-cell office:value-type="float" office:value="0.06625555">
            <text:p>0.06625555</text:p>
          </table:table-cell>
          <table:table-cell office:value-type="float" office:value="0.06926841">
            <text:p>0.06926841</text:p>
          </table:table-cell>
          <table:table-cell office:value-type="float" office:value="0.05940148">
            <text:p>0.05940148</text:p>
          </table:table-cell>
          <table:table-cell office:value-type="float" office:value="0.05554191">
            <text:p>0.05554191</text:p>
          </table:table-cell>
          <table:table-cell office:value-type="float" office:value="0.03811509">
            <text:p>0.03811509</text:p>
          </table:table-cell>
          <table:table-cell office:value-type="float" office:value="0.034954038">
            <text:p>0.034954038</text:p>
          </table:table-cell>
          <table:table-cell office:value-type="float" office:value="0.0398272">
            <text:p>0.0398272</text:p>
          </table:table-cell>
          <table:table-cell office:value-type="float" office:value="0.039024748">
            <text:p>0.039024748</text:p>
          </table:table-cell>
          <table:table-cell office:value-type="float" office:value="0.0215451">
            <text:p>0.0215451</text:p>
          </table:table-cell>
          <table:table-cell office:value-type="float" office:value="0.024468597">
            <text:p>0.024468597</text:p>
          </table:table-cell>
          <table:table-cell office:value-type="float" office:value="0.029509364">
            <text:p>0.029509364</text:p>
          </table:table-cell>
          <table:table-cell office:value-type="float" office:value="0.016857877">
            <text:p>0.016857877</text:p>
          </table:table-cell>
          <table:table-cell office:value-type="float" office:value="0.018150227">
            <text:p>0.018150227</text:p>
          </table:table-cell>
          <table:table-cell office:value-type="float" office:value="0.015117546">
            <text:p>0.015117546</text:p>
          </table:table-cell>
          <table:table-cell office:value-type="float" office:value="0.016970923">
            <text:p>0.016970923</text:p>
          </table:table-cell>
          <table:table-cell office:value-type="float" office:value="0.018043995">
            <text:p>0.018043995</text:p>
          </table:table-cell>
          <table:table-cell office:value-type="float" office:value="0.018286457">
            <text:p>0.018286457</text:p>
          </table:table-cell>
          <table:table-cell office:value-type="float" office:value="0.015998023">
            <text:p>0.015998023</text:p>
          </table:table-cell>
          <table:table-cell office:value-type="float" office:value="0.01689437">
            <text:p>0.01689437</text:p>
          </table:table-cell>
          <table:table-cell office:value-type="float" office:value="0.016662719">
            <text:p>0.016662719</text:p>
          </table:table-cell>
          <table:table-cell office:value-type="float" office:value="0.015861113">
            <text:p>0.015861113</text:p>
          </table:table-cell>
          <table:table-cell office:value-type="float" office:value="0.018637313">
            <text:p>0.018637313</text:p>
          </table:table-cell>
          <table:table-cell office:value-type="float" office:value="0.012854342">
            <text:p>0.012854342</text:p>
          </table:table-cell>
          <table:table-cell office:value-type="float" office:value="0.01085994">
            <text:p>0.01085994</text:p>
          </table:table-cell>
          <table:table-cell office:value-type="float" office:value="0.012740122">
            <text:p>0.012740122</text:p>
          </table:table-cell>
          <table:table-cell office:value-type="float" office:value="0.014099163">
            <text:p>0.014099163</text:p>
          </table:table-cell>
          <table:table-cell office:value-type="float" office:value="0.016899742">
            <text:p>0.016899742</text:p>
          </table:table-cell>
          <table:table-cell office:value-type="float" office:value="0.017872185">
            <text:p>0.017872185</text:p>
          </table:table-cell>
          <table:table-cell office:value-type="float" office:value="0.016252065">
            <text:p>0.016252065</text:p>
          </table:table-cell>
          <table:table-cell office:value-type="float" office:value="0.01594912">
            <text:p>0.01594912</text:p>
          </table:table-cell>
          <table:table-cell office:value-type="float" office:value="0.013352498">
            <text:p>0.013352498</text:p>
          </table:table-cell>
          <table:table-cell office:value-type="float" office:value="0.011901837">
            <text:p>0.011901837</text:p>
          </table:table-cell>
          <table:table-cell office:value-type="float" office:value="0.012400487">
            <text:p>0.012400487</text:p>
          </table:table-cell>
          <table:table-cell office:value-type="float" office:value="0.012474647">
            <text:p>0.012474647</text:p>
          </table:table-cell>
          <table:table-cell office:value-type="float" office:value="0.0106514925">
            <text:p>0.0106514925</text:p>
          </table:table-cell>
          <table:table-cell office:value-type="float" office:value="0.008073106">
            <text:p>0.008073106</text:p>
          </table:table-cell>
          <table:table-cell office:value-type="float" office:value="0.010202203">
            <text:p>0.010202203</text:p>
          </table:table-cell>
          <table:table-cell office:value-type="float" office:value="0.011754649">
            <text:p>0.011754649</text:p>
          </table:table-cell>
          <table:table-cell office:value-type="float" office:value="0.009637612">
            <text:p>0.009637612</text:p>
          </table:table-cell>
          <table:table-cell office:value-type="float" office:value="0.010161178">
            <text:p>0.010161178</text:p>
          </table:table-cell>
          <table:table-cell office:value-type="float" office:value="0.007874841">
            <text:p>0.007874841</text:p>
          </table:table-cell>
          <table:table-cell office:value-type="float" office:value="0.007825619">
            <text:p>0.007825619</text:p>
          </table:table-cell>
          <table:table-cell office:value-type="float" office:value="0.005986498">
            <text:p>0.005986498</text:p>
          </table:table-cell>
          <table:table-cell office:value-type="float" office:value="0.006465674">
            <text:p>0.006465674</text:p>
          </table:table-cell>
          <table:table-cell office:value-type="float" office:value="0.006429697">
            <text:p>0.006429697</text:p>
          </table:table-cell>
          <table:table-cell office:value-type="float" office:value="0.006077592">
            <text:p>0.006077592</text:p>
          </table:table-cell>
          <table:table-cell office:value-type="float" office:value="0.0055639483">
            <text:p>0.0055639483</text:p>
          </table:table-cell>
          <table:table-cell office:value-type="float" office:value="0.004971143">
            <text:p>0.004971143</text:p>
          </table:table-cell>
          <table:table-cell office:value-type="float" office:value="0.004717601">
            <text:p>0.004717601</text:p>
          </table:table-cell>
          <table:table-cell office:value-type="float" office:value="0.0051235296">
            <text:p>0.0051235296</text:p>
          </table:table-cell>
          <table:table-cell office:value-type="float" office:value="0.0056204046">
            <text:p>0.0056204046</text:p>
          </table:table-cell>
          <table:table-cell office:value-type="float" office:value="0.0049221735">
            <text:p>0.0049221735</text:p>
          </table:table-cell>
          <table:table-cell office:value-type="float" office:value="0.00517479">
            <text:p>0.00517479</text:p>
          </table:table-cell>
          <table:table-cell office:value-type="float" office:value="0.0053933784">
            <text:p>0.0053933784</text:p>
          </table:table-cell>
          <table:table-cell office:value-type="float" office:value="0.0051663294">
            <text:p>0.0051663294</text:p>
          </table:table-cell>
          <table:table-cell office:value-type="float" office:value="0.0050530443">
            <text:p>0.0050530443</text:p>
          </table:table-cell>
          <table:table-cell office:value-type="float" office:value="0.005048409">
            <text:p>0.005048409</text:p>
          </table:table-cell>
          <table:table-cell office:value-type="float" office:value="0.0044787987">
            <text:p>0.0044787987</text:p>
          </table:table-cell>
          <table:table-cell office:value-type="float" office:value="0.0047302158">
            <text:p>0.0047302158</text:p>
          </table:table-cell>
          <table:table-cell office:value-type="float" office:value="0.0054065427">
            <text:p>0.0054065427</text:p>
          </table:table-cell>
          <table:table-cell office:value-type="float" office:value="0.0053110546">
            <text:p>0.0053110546</text:p>
          </table:table-cell>
          <table:table-cell office:value-type="float" office:value="0.005073996">
            <text:p>0.005073996</text:p>
          </table:table-cell>
          <table:table-cell office:value-type="float" office:value="0.0049948352">
            <text:p>0.0049948352</text:p>
          </table:table-cell>
          <table:table-cell office:value-type="float" office:value="0.004922018">
            <text:p>0.004922018</text:p>
          </table:table-cell>
          <table:table-cell office:value-type="float" office:value="0.0049508773">
            <text:p>0.0049508773</text:p>
          </table:table-cell>
          <table:table-cell office:value-type="float" office:value="0.0051329373">
            <text:p>0.0051329373</text:p>
          </table:table-cell>
          <table:table-cell office:value-type="float" office:value="0.0052925767">
            <text:p>0.0052925767</text:p>
          </table:table-cell>
          <table:table-cell office:value-type="float" office:value="0.005398127">
            <text:p>0.005398127</text:p>
          </table:table-cell>
          <table:table-cell office:value-type="float" office:value="0.005021392">
            <text:p>0.005021392</text:p>
          </table:table-cell>
          <table:table-cell office:value-type="float" office:value="0.0049547506">
            <text:p>0.0049547506</text:p>
          </table:table-cell>
          <table:table-cell office:value-type="float" office:value="0.00471188">
            <text:p>0.00471188</text:p>
          </table:table-cell>
          <table:table-cell office:value-type="float" office:value="0.004519314">
            <text:p>0.004519314</text:p>
          </table:table-cell>
          <table:table-cell office:value-type="float" office:value="0.004382465">
            <text:p>0.004382465</text:p>
          </table:table-cell>
          <table:table-cell office:value-type="float" office:value="0.004243644">
            <text:p>0.004243644</text:p>
          </table:table-cell>
          <table:table-cell office:value-type="float" office:value="0.0042856433">
            <text:p>0.0042856433</text:p>
          </table:table-cell>
          <table:table-cell office:value-type="float" office:value="0.0040841782">
            <text:p>0.0040841782</text:p>
          </table:table-cell>
          <table:table-cell office:value-type="float" office:value="0.004175914">
            <text:p>0.004175914</text:p>
          </table:table-cell>
          <table:table-cell office:value-type="float" office:value="0.0040167174">
            <text:p>0.0040167174</text:p>
          </table:table-cell>
          <table:table-cell office:value-type="float" office:value="0.004052848">
            <text:p>0.004052848</text:p>
          </table:table-cell>
          <table:table-cell office:value-type="float" office:value="0.0040605096">
            <text:p>0.0040605096</text:p>
          </table:table-cell>
          <table:table-cell office:value-type="float" office:value="0.0038467033">
            <text:p>0.0038467033</text:p>
          </table:table-cell>
          <table:table-cell office:value-type="float" office:value="0.0038593248">
            <text:p>0.0038593248</text:p>
          </table:table-cell>
          <table:table-cell office:value-type="float" office:value="0.0037622773">
            <text:p>0.0037622773</text:p>
          </table:table-cell>
          <table:table-cell office:value-type="float" office:value="0.0036298838">
            <text:p>0.0036298838</text:p>
          </table:table-cell>
          <table:table-cell office:value-type="float" office:value="0.0035217651">
            <text:p>0.0035217651</text:p>
          </table:table-cell>
          <table:table-cell office:value-type="float" office:value="0.0036296267">
            <text:p>0.0036296267</text:p>
          </table:table-cell>
          <table:table-cell office:value-type="float" office:value="0.0035496445">
            <text:p>0.0035496445</text:p>
          </table:table-cell>
          <table:table-cell office:value-type="float" office:value="0.0034610725">
            <text:p>0.0034610725</text:p>
          </table:table-cell>
          <table:table-cell office:value-type="float" office:value="0.0033611853">
            <text:p>0.0033611853</text:p>
          </table:table-cell>
          <table:table-cell office:value-type="float" office:value="0.003372055">
            <text:p>0.003372055</text:p>
          </table:table-cell>
          <table:table-cell office:value-type="float" office:value="0.0033737312">
            <text:p>0.0033737312</text:p>
          </table:table-cell>
          <table:table-cell office:value-type="float" office:value="0.0033504">
            <text:p>0.0033504</text:p>
          </table:table-cell>
          <table:table-cell office:value-type="float" office:value="0.0033601245">
            <text:p>0.0033601245</text:p>
          </table:table-cell>
          <table:table-cell office:value-type="float" office:value="0.0033733249">
            <text:p>0.0033733249</text:p>
          </table:table-cell>
          <table:table-cell office:value-type="float" office:value="0.0031949328">
            <text:p>0.0031949328</text:p>
          </table:table-cell>
          <table:table-cell office:value-type="float" office:value="0.0031076665">
            <text:p>0.0031076665</text:p>
          </table:table-cell>
          <table:table-cell office:value-type="float" office:value="0.0030815324">
            <text:p>0.0030815324</text:p>
          </table:table-cell>
          <table:table-cell office:value-type="float" office:value="0.0030538165">
            <text:p>0.0030538165</text:p>
          </table:table-cell>
          <table:table-cell office:value-type="float" office:value="0.0028886795">
            <text:p>0.0028886795</text:p>
          </table:table-cell>
          <table:table-cell office:value-type="float" office:value="0.0029236749">
            <text:p>0.0029236749</text:p>
          </table:table-cell>
          <table:table-cell office:value-type="float" office:value="0.0027875442">
            <text:p>0.0027875442</text:p>
          </table:table-cell>
          <table:table-cell office:value-type="float" office:value="0.0028105928">
            <text:p>0.0028105928</text:p>
          </table:table-cell>
          <table:table-cell office:value-type="float" office:value="0.0028542837">
            <text:p>0.0028542837</text:p>
          </table:table-cell>
          <table:table-cell office:value-type="float" office:value="0.0027846084">
            <text:p>0.0027846084</text:p>
          </table:table-cell>
          <table:table-cell office:value-type="float" office:value="0.0026979498">
            <text:p>0.0026979498</text:p>
          </table:table-cell>
          <table:table-cell office:value-type="float" office:value="0.0027830207">
            <text:p>0.0027830207</text:p>
          </table:table-cell>
          <table:table-cell office:value-type="float" office:value="0.0027215984">
            <text:p>0.0027215984</text:p>
          </table:table-cell>
          <table:table-cell office:value-type="float" office:value="0.002763364">
            <text:p>0.002763364</text:p>
          </table:table-cell>
          <table:table-cell office:value-type="float" office:value="0.00265213">
            <text:p>0.00265213</text:p>
          </table:table-cell>
          <table:table-cell office:value-type="float" office:value="0.0025677464">
            <text:p>0.0025677464</text:p>
          </table:table-cell>
          <table:table-cell office:value-type="float" office:value="0.002542009">
            <text:p>0.002542009</text:p>
          </table:table-cell>
          <table:table-cell office:value-type="float" office:value="0.0025221282">
            <text:p>0.0025221282</text:p>
          </table:table-cell>
          <table:table-cell office:value-type="float" office:value="0.002443277">
            <text:p>0.002443277</text:p>
          </table:table-cell>
          <table:table-cell office:value-type="float" office:value="0.002390002">
            <text:p>0.002390002</text:p>
          </table:table-cell>
          <table:table-cell office:value-type="float" office:value="0.0023735592">
            <text:p>0.0023735592</text:p>
          </table:table-cell>
          <table:table-cell office:value-type="float" office:value="0.0023316338">
            <text:p>0.0023316338</text:p>
          </table:table-cell>
          <table:table-cell office:value-type="float" office:value="0.0022607746">
            <text:p>0.0022607746</text:p>
          </table:table-cell>
          <table:table-cell office:value-type="float" office:value="0.0022231834">
            <text:p>0.0022231834</text:p>
          </table:table-cell>
          <table:table-cell office:value-type="float" office:value="0.0021816094">
            <text:p>0.0021816094</text:p>
          </table:table-cell>
          <table:table-cell office:value-type="float" office:value="0.002132051">
            <text:p>0.002132051</text:p>
          </table:table-cell>
          <table:table-cell office:value-type="float" office:value="0.002038709">
            <text:p>0.002038709</text:p>
          </table:table-cell>
          <table:table-cell office:value-type="float" office:value="0.0020029207">
            <text:p>0.0020029207</text:p>
          </table:table-cell>
          <table:table-cell office:value-type="float" office:value="0.0019457584">
            <text:p>0.0019457584</text:p>
          </table:table-cell>
          <table:table-cell office:value-type="float" office:value="0.001931114">
            <text:p>0.001931114</text:p>
          </table:table-cell>
          <table:table-cell office:value-type="float" office:value="0.0018694808">
            <text:p>0.0018694808</text:p>
          </table:table-cell>
          <table:table-cell office:value-type="float" office:value="0.0018275627">
            <text:p>0.0018275627</text:p>
          </table:table-cell>
          <table:table-cell office:value-type="float" office:value="0.0018120265">
            <text:p>0.0018120265</text:p>
          </table:table-cell>
          <table:table-cell office:value-type="float" office:value="0.0017436794">
            <text:p>0.0017436794</text:p>
          </table:table-cell>
          <table:table-cell office:value-type="float" office:value="0.0016818551">
            <text:p>0.0016818551</text:p>
          </table:table-cell>
          <table:table-cell office:value-type="float" office:value="0.0016403397">
            <text:p>0.0016403397</text:p>
          </table:table-cell>
          <table:table-cell office:value-type="float" office:value="0.0015992201">
            <text:p>0.0015992201</text:p>
          </table:table-cell>
          <table:table-cell office:value-type="float" office:value="0.0015604825">
            <text:p>0.0015604825</text:p>
          </table:table-cell>
          <table:table-cell office:value-type="float" office:value="0.001516945">
            <text:p>0.001516945</text:p>
          </table:table-cell>
          <table:table-cell office:value-type="float" office:value="0.0015077662">
            <text:p>0.0015077662</text:p>
          </table:table-cell>
          <table:table-cell office:value-type="float" office:value="0.001454476">
            <text:p>0.001454476</text:p>
          </table:table-cell>
          <table:table-cell office:value-type="float" office:value="0.0014428456">
            <text:p>0.0014428456</text:p>
          </table:table-cell>
          <table:table-cell office:value-type="float" office:value="0.0014025779">
            <text:p>0.0014025779</text:p>
          </table:table-cell>
          <table:table-cell office:value-type="float" office:value="0.0013909269">
            <text:p>0.0013909269</text:p>
          </table:table-cell>
          <table:table-cell office:value-type="float" office:value="0.0013596572">
            <text:p>0.0013596572</text:p>
          </table:table-cell>
          <table:table-cell office:value-type="float" office:value="0.0013604219">
            <text:p>0.0013604219</text:p>
          </table:table-cell>
          <table:table-cell office:value-type="float" office:value="0.0013351692">
            <text:p>0.0013351692</text:p>
          </table:table-cell>
          <table:table-cell office:value-type="float" office:value="0.001309089">
            <text:p>0.001309089</text:p>
          </table:table-cell>
          <table:table-cell office:value-type="float" office:value="0.0013112644">
            <text:p>0.0013112644</text:p>
          </table:table-cell>
          <table:table-cell office:value-type="float" office:value="0.001277047">
            <text:p>0.001277047</text:p>
          </table:table-cell>
          <table:table-cell office:value-type="float" office:value="0.0012955499">
            <text:p>0.0012955499</text:p>
          </table:table-cell>
          <table:table-cell office:value-type="float" office:value="0.0012948043">
            <text:p>0.0012948043</text:p>
          </table:table-cell>
          <table:table-cell office:value-type="float" office:value="0.0012962831">
            <text:p>0.0012962831</text:p>
          </table:table-cell>
          <table:table-cell office:value-type="float" office:value="0.0012884435">
            <text:p>0.0012884435</text:p>
          </table:table-cell>
          <table:table-cell office:value-type="float" office:value="0.0012667499">
            <text:p>0.0012667499</text:p>
          </table:table-cell>
          <table:table-cell office:value-type="float" office:value="0.0012659362">
            <text:p>0.0012659362</text:p>
          </table:table-cell>
          <table:table-cell office:value-type="float" office:value="0.0012425047">
            <text:p>0.0012425047</text:p>
          </table:table-cell>
          <table:table-cell office:value-type="float" office:value="0.0012304324">
            <text:p>0.0012304324</text:p>
          </table:table-cell>
          <table:table-cell office:value-type="float" office:value="0.0012425244">
            <text:p>0.0012425244</text:p>
          </table:table-cell>
          <table:table-cell office:value-type="float" office:value="0.0012386879">
            <text:p>0.0012386879</text:p>
          </table:table-cell>
          <table:table-cell office:value-type="float" office:value="0.0012311602">
            <text:p>0.0012311602</text:p>
          </table:table-cell>
          <table:table-cell office:value-type="float" office:value="0.0012317698">
            <text:p>0.0012317698</text:p>
          </table:table-cell>
          <table:table-cell office:value-type="float" office:value="0.0012200664">
            <text:p>0.0012200664</text:p>
          </table:table-cell>
          <table:table-cell office:value-type="float" office:value="0.0012266199">
            <text:p>0.0012266199</text:p>
          </table:table-cell>
          <table:table-cell office:value-type="float" office:value="0.0012163043">
            <text:p>0.0012163043</text:p>
          </table:table-cell>
          <table:table-cell office:value-type="float" office:value="0.0012158533">
            <text:p>0.0012158533</text:p>
          </table:table-cell>
          <table:table-cell office:value-type="float" office:value="0.0012188411">
            <text:p>0.0012188411</text:p>
          </table:table-cell>
          <table:table-cell office:value-type="float" office:value="0.0012207293">
            <text:p>0.0012207293</text:p>
          </table:table-cell>
          <table:table-cell office:value-type="float" office:value="0.0012121261">
            <text:p>0.0012121261</text:p>
          </table:table-cell>
          <table:table-cell office:value-type="float" office:value="0.0012197706">
            <text:p>0.0012197706</text:p>
          </table:table-cell>
          <table:table-cell office:value-type="float" office:value="0.0012137886">
            <text:p>0.0012137886</text:p>
          </table:table-cell>
          <table:table-cell office:value-type="float" office:value="0.0011993827">
            <text:p>0.0011993827</text:p>
          </table:table-cell>
          <table:table-cell office:value-type="float" office:value="0.0012195205">
            <text:p>0.0012195205</text:p>
          </table:table-cell>
          <table:table-cell office:value-type="float" office:value="0.0012142971">
            <text:p>0.0012142971</text:p>
          </table:table-cell>
          <table:table-cell office:value-type="float" office:value="0.0012095689">
            <text:p>0.0012095689</text:p>
          </table:table-cell>
          <table:table-cell office:value-type="float" office:value="0.0011960957">
            <text:p>0.0011960957</text:p>
          </table:table-cell>
          <table:table-cell office:value-type="float" office:value="0.0012045912">
            <text:p>0.0012045912</text:p>
          </table:table-cell>
          <table:table-cell office:value-type="float" office:value="0.0011934086">
            <text:p>0.0011934086</text:p>
          </table:table-cell>
          <table:table-cell office:value-type="float" office:value="0.001210006">
            <text:p>0.001210006</text:p>
          </table:table-cell>
          <table:table-cell office:value-type="float" office:value="0.0011704991">
            <text:p>0.0011704991</text:p>
          </table:table-cell>
          <table:table-cell office:value-type="float" office:value="0.0011974477">
            <text:p>0.0011974477</text:p>
          </table:table-cell>
          <table:table-cell office:value-type="float" office:value="0.0012104473">
            <text:p>0.0012104473</text:p>
          </table:table-cell>
          <table:table-cell office:value-type="float" office:value="0.0011588264">
            <text:p>0.0011588264</text:p>
          </table:table-cell>
          <table:table-cell office:value-type="float" office:value="0.0011470781">
            <text:p>0.0011470781</text:p>
          </table:table-cell>
          <table:table-cell office:value-type="float" office:value="0.0011347538">
            <text:p>0.0011347538</text:p>
          </table:table-cell>
          <table:table-cell office:value-type="float" office:value="0.0011425724">
            <text:p>0.0011425724</text:p>
          </table:table-cell>
          <table:table-cell office:value-type="float" office:value="0.0011526861">
            <text:p>0.0011526861</text:p>
          </table:table-cell>
          <table:table-cell office:value-type="float" office:value="0.001124128">
            <text:p>0.001124128</text:p>
          </table:table-cell>
          <table:table-cell office:value-type="float" office:value="0.0011170759">
            <text:p>0.0011170759</text:p>
          </table:table-cell>
          <table:table-cell office:value-type="float" office:value="0.0011019574">
            <text:p>0.0011019574</text:p>
          </table:table-cell>
          <table:table-cell office:value-type="float" office:value="0.0011009581">
            <text:p>0.0011009581</text:p>
          </table:table-cell>
          <table:table-cell office:value-type="float" office:value="0.001099916">
            <text:p>0.001099916</text:p>
          </table:table-cell>
          <table:table-cell office:value-type="float" office:value="0.0010849815">
            <text:p>0.0010849815</text:p>
          </table:table-cell>
          <table:table-cell office:value-type="float" office:value="0.0010884748">
            <text:p>0.0010884748</text:p>
          </table:table-cell>
          <table:table-cell office:value-type="float" office:value="0.001077069">
            <text:p>0.001077069</text:p>
          </table:table-cell>
          <table:table-cell office:value-type="float" office:value="0.001065461">
            <text:p>0.001065461</text:p>
          </table:table-cell>
          <table:table-cell office:value-type="float" office:value="0.0010542999">
            <text:p>0.0010542999</text:p>
          </table:table-cell>
          <table:table-cell office:value-type="float" office:value="0.0010355031">
            <text:p>0.0010355031</text:p>
          </table:table-cell>
          <table:table-cell office:value-type="float" office:value="0.0010227725">
            <text:p>0.0010227725</text:p>
          </table:table-cell>
          <table:table-cell office:value-type="float" office:value="0.0010088927">
            <text:p>0.0010088927</text:p>
          </table:table-cell>
          <table:table-cell office:value-type="float" office:value="0.001008385">
            <text:p>0.001008385</text:p>
          </table:table-cell>
          <table:table-cell table:style-name="ce1" office:value-type="float" office:value="0.0009973352">
            <text:p>9.97E-004</text:p>
          </table:table-cell>
          <table:table-cell table:style-name="ce1" office:value-type="float" office:value="0.0009964767">
            <text:p>9.96E-004</text:p>
          </table:table-cell>
          <table:table-cell table:style-name="ce1" office:value-type="float" office:value="0.0009835913">
            <text:p>9.84E-004</text:p>
          </table:table-cell>
          <table:table-cell table:style-name="ce1" office:value-type="float" office:value="0.00096255005">
            <text:p>9.63E-004</text:p>
          </table:table-cell>
          <table:table-cell table:style-name="ce1" office:value-type="float" office:value="0.00094362505">
            <text:p>9.44E-004</text:p>
          </table:table-cell>
          <table:table-cell table:style-name="ce1" office:value-type="float" office:value="0.00093627593">
            <text:p>9.36E-004</text:p>
          </table:table-cell>
          <table:table-cell table:style-name="ce1" office:value-type="float" office:value="0.0009338821">
            <text:p>9.34E-004</text:p>
          </table:table-cell>
          <table:table-cell table:style-name="ce1" office:value-type="float" office:value="0.00091804756">
            <text:p>9.18E-004</text:p>
          </table:table-cell>
          <table:table-cell table:style-name="ce1" office:value-type="float" office:value="0.0009053574">
            <text:p>9.05E-004</text:p>
          </table:table-cell>
          <table:table-cell table:style-name="ce1" office:value-type="float" office:value="0.00088724156">
            <text:p>8.87E-004</text:p>
          </table:table-cell>
          <table:table-cell table:style-name="ce1" office:value-type="float" office:value="0.0008909">
            <text:p>8.91E-004</text:p>
          </table:table-cell>
          <table:table-cell table:style-name="ce1" office:value-type="float" office:value="0.00088142">
            <text:p>8.81E-004</text:p>
          </table:table-cell>
          <table:table-cell table:style-name="ce1" office:value-type="float" office:value="0.00085512496">
            <text:p>8.55E-004</text:p>
          </table:table-cell>
          <table:table-cell table:style-name="ce1" office:value-type="float" office:value="0.0006549877">
            <text:p>6.55E-004</text:p>
          </table:table-cell>
          <table:table-cell table:style-name="ce1" office:value-type="float" office:value="0.0006334673">
            <text:p>6.33E-004</text:p>
          </table:table-cell>
          <table:table-cell table:style-name="ce1" office:value-type="float" office:value="0.0006316372">
            <text:p>6.32E-004</text:p>
          </table:table-cell>
          <table:table-cell table:style-name="ce1" office:value-type="float" office:value="0.00063447596">
            <text:p>6.34E-004</text:p>
          </table:table-cell>
          <table:table-cell table:style-name="ce1" office:value-type="float" office:value="0.00062844943">
            <text:p>6.28E-004</text:p>
          </table:table-cell>
          <table:table-cell table:style-name="ce1" office:value-type="float" office:value="0.0006220368">
            <text:p>6.22E-004</text:p>
          </table:table-cell>
          <table:table-cell table:style-name="ce1" office:value-type="float" office:value="0.0006207334">
            <text:p>6.21E-004</text:p>
          </table:table-cell>
          <table:table-cell table:style-name="ce1" office:value-type="float" office:value="0.0006225408">
            <text:p>6.23E-004</text:p>
          </table:table-cell>
          <table:table-cell table:style-name="ce1" office:value-type="float" office:value="0.000617778">
            <text:p>6.18E-004</text:p>
          </table:table-cell>
          <table:table-cell table:style-name="ce1" office:value-type="float" office:value="0.0006163954">
            <text:p>6.16E-004</text:p>
          </table:table-cell>
          <table:table-cell table:style-name="ce1" office:value-type="float" office:value="0.0006179198">
            <text:p>6.18E-004</text:p>
          </table:table-cell>
          <table:table-cell table:style-name="ce1" office:value-type="float" office:value="0.00061458105">
            <text:p>6.15E-004</text:p>
          </table:table-cell>
          <table:table-cell table:style-name="ce1" office:value-type="float" office:value="0.00061142846">
            <text:p>6.11E-004</text:p>
          </table:table-cell>
          <table:table-cell table:style-name="ce1" office:value-type="float" office:value="0.0006103007">
            <text:p>6.10E-004</text:p>
          </table:table-cell>
          <table:table-cell table:style-name="ce1" office:value-type="float" office:value="0.00061081885">
            <text:p>6.11E-004</text:p>
          </table:table-cell>
          <table:table-cell table:style-name="ce1" office:value-type="float" office:value="0.00061276066">
            <text:p>6.13E-004</text:p>
          </table:table-cell>
          <table:table-cell office:value-type="float" office:value="0.00061577506">
            <text:p>6.16E-004</text:p>
          </table:table-cell>
          <table:table-cell office:value-type="float" office:value="0.0006149511">
            <text:p>6.15E-004</text:p>
          </table:table-cell>
          <table:table-cell office:value-type="float" office:value="0.0006153819">
            <text:p>6.15E-004</text:p>
          </table:table-cell>
          <table:table-cell office:value-type="float" office:value="0.000617088">
            <text:p>6.17E-004</text:p>
          </table:table-cell>
          <table:table-cell table:style-name="ce1" office:value-type="float" office:value="0.00062135945">
            <text:p>6.21E-004</text:p>
          </table:table-cell>
          <table:table-cell office:value-type="float" office:value="0.00062274275">
            <text:p>6.23E-004</text:p>
          </table:table-cell>
          <table:table-cell office:value-type="float" office:value="0.00062127085">
            <text:p>6.21E-004</text:p>
          </table:table-cell>
          <table:table-cell office:value-type="float" office:value="0.0006178578">
            <text:p>6.18E-004</text:p>
          </table:table-cell>
          <table:table-cell office:value-type="float" office:value="0.0006185115">
            <text:p>6.19E-004</text:p>
          </table:table-cell>
          <table:table-cell office:value-type="float" office:value="0.0006205278">
            <text:p>6.21E-004</text:p>
          </table:table-cell>
          <table:table-cell office:value-type="float" office:value="0.0006216569">
            <text:p>6.22E-004</text:p>
          </table:table-cell>
          <table:table-cell office:value-type="float" office:value="0.0006231263">
            <text:p>6.23E-004</text:p>
          </table:table-cell>
          <table:table-cell office:value-type="float" office:value="0.0006249849">
            <text:p>6.25E-004</text:p>
          </table:table-cell>
          <table:table-cell office:value-type="float" office:value="0.00062785536">
            <text:p>6.28E-004</text:p>
          </table:table-cell>
          <table:table-cell office:value-type="float" office:value="0.00062934024">
            <text:p>6.29E-004</text:p>
          </table:table-cell>
          <table:table-cell office:value-type="float" office:value="0.00063118234">
            <text:p>6.31E-004</text:p>
          </table:table-cell>
          <table:table-cell office:value-type="float" office:value="0.000632317">
            <text:p>6.32E-004</text:p>
          </table:table-cell>
          <table:table-cell office:value-type="float" office:value="0.00063541566">
            <text:p>6.35E-004</text:p>
          </table:table-cell>
          <table:table-cell office:value-type="float" office:value="0.00063752185">
            <text:p>6.38E-004</text:p>
          </table:table-cell>
          <table:table-cell office:value-type="float" office:value="0.000638443">
            <text:p>6.38E-004</text:p>
          </table:table-cell>
          <table:table-cell office:value-type="float" office:value="0.0006404572">
            <text:p>6.40E-004</text:p>
          </table:table-cell>
          <table:table-cell office:value-type="float" office:value="0.0006423366">
            <text:p>6.42E-004</text:p>
          </table:table-cell>
          <table:table-cell office:value-type="float" office:value="0.0006458201">
            <text:p>6.46E-004</text:p>
          </table:table-cell>
          <table:table-cell office:value-type="float" office:value="0.00064780744">
            <text:p>6.48E-004</text:p>
          </table:table-cell>
          <table:table-cell office:value-type="float" office:value="0.00064937543">
            <text:p>6.49E-004</text:p>
          </table:table-cell>
          <table:table-cell office:value-type="float" office:value="0.0006514566">
            <text:p>6.51E-004</text:p>
          </table:table-cell>
          <table:table-cell office:value-type="float" office:value="0.00065555086">
            <text:p>6.56E-004</text:p>
          </table:table-cell>
          <table:table-cell office:value-type="float" office:value="0.0006571811">
            <text:p>6.57E-004</text:p>
          </table:table-cell>
          <table:table-cell office:value-type="float" office:value="0.0006589653">
            <text:p>6.59E-004</text:p>
          </table:table-cell>
          <table:table-cell office:value-type="float" office:value="0.00066082086">
            <text:p>6.61E-004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AVERAGE([.B2:.B59])" office:value-type="float" office:value="0.0521925553103448">
            <text:p>0.0521925553</text:p>
          </table:table-cell>
          <table:table-cell table:formula="of:=AVERAGE([.C2:.C59])" office:value-type="float" office:value="0.0574964135517241">
            <text:p>0.0574964136</text:p>
          </table:table-cell>
          <table:table-cell table:formula="of:=AVERAGE([.D2:.D59])" office:value-type="float" office:value="0.0433262151551724">
            <text:p>0.0433262152</text:p>
          </table:table-cell>
          <table:table-cell table:formula="of:=AVERAGE([.E2:.E59])" office:value-type="float" office:value="0.0348979585689655">
            <text:p>0.0348979586</text:p>
          </table:table-cell>
          <table:table-cell table:formula="of:=AVERAGE([.F2:.F59])" office:value-type="float" office:value="0.0312318624655173">
            <text:p>0.0312318625</text:p>
          </table:table-cell>
          <table:table-cell table:formula="of:=AVERAGE([.G2:.G59])" office:value-type="float" office:value="0.0305472638275862">
            <text:p>0.0305472638</text:p>
          </table:table-cell>
          <table:table-cell table:formula="of:=AVERAGE([.H2:.H59])" office:value-type="float" office:value="0.0306542260862069">
            <text:p>0.0306542261</text:p>
          </table:table-cell>
          <table:table-cell table:formula="of:=AVERAGE([.I2:.I59])" office:value-type="float" office:value="0.0312355588793103">
            <text:p>0.0312355589</text:p>
          </table:table-cell>
          <table:table-cell table:formula="of:=AVERAGE([.J2:.J59])" office:value-type="float" office:value="0.0306984306724138">
            <text:p>0.0306984307</text:p>
          </table:table-cell>
          <table:table-cell table:formula="of:=AVERAGE([.K2:.K59])" office:value-type="float" office:value="0.0289201636965517">
            <text:p>0.0289201637</text:p>
          </table:table-cell>
          <table:table-cell table:formula="of:=AVERAGE([.L2:.L59])" office:value-type="float" office:value="0.0284497021034483">
            <text:p>0.0284497021</text:p>
          </table:table-cell>
          <table:table-cell table:formula="of:=AVERAGE([.M2:.M59])" office:value-type="float" office:value="0.0269809832844828">
            <text:p>0.0269809833</text:p>
          </table:table-cell>
          <table:table-cell table:formula="of:=AVERAGE([.N2:.N59])" office:value-type="float" office:value="0.0258817557534483">
            <text:p>0.0258817558</text:p>
          </table:table-cell>
          <table:table-cell table:formula="of:=AVERAGE([.O2:.O59])" office:value-type="float" office:value="0.0265130684482759">
            <text:p>0.0265130684</text:p>
          </table:table-cell>
          <table:table-cell table:formula="of:=AVERAGE([.P2:.P59])" office:value-type="float" office:value="0.0234537457637931">
            <text:p>0.0234537458</text:p>
          </table:table-cell>
          <table:table-cell table:formula="of:=AVERAGE([.Q2:.Q59])" office:value-type="float" office:value="0.0272420453672414">
            <text:p>0.0272420454</text:p>
          </table:table-cell>
          <table:table-cell table:formula="of:=AVERAGE([.R2:.R59])" office:value-type="float" office:value="0.0244737071051724">
            <text:p>0.0244737071</text:p>
          </table:table-cell>
          <table:table-cell table:formula="of:=AVERAGE([.S2:.S59])" office:value-type="float" office:value="0.025507076137931">
            <text:p>0.0255070761</text:p>
          </table:table-cell>
          <table:table-cell table:formula="of:=AVERAGE([.T2:.T59])" office:value-type="float" office:value="0.0257502242189655">
            <text:p>0.0257502242</text:p>
          </table:table-cell>
          <table:table-cell table:formula="of:=AVERAGE([.U2:.U59])" office:value-type="float" office:value="0.0240581171827586">
            <text:p>0.0240581172</text:p>
          </table:table-cell>
          <table:table-cell table:formula="of:=AVERAGE([.V2:.V59])" office:value-type="float" office:value="0.0269554880862069">
            <text:p>0.0269554881</text:p>
          </table:table-cell>
          <table:table-cell table:formula="of:=AVERAGE([.W2:.W59])" office:value-type="float" office:value="0.0231067018637931">
            <text:p>0.0231067019</text:p>
          </table:table-cell>
          <table:table-cell table:formula="of:=AVERAGE([.X2:.X59])" office:value-type="float" office:value="0.023222467362069">
            <text:p>0.0232224674</text:p>
          </table:table-cell>
          <table:table-cell table:formula="of:=AVERAGE([.Y2:.Y59])" office:value-type="float" office:value="0.0240935709">
            <text:p>0.0240935709</text:p>
          </table:table-cell>
          <table:table-cell table:formula="of:=AVERAGE([.Z2:.Z59])" office:value-type="float" office:value="0.0220755826103448">
            <text:p>0.0220755826</text:p>
          </table:table-cell>
          <table:table-cell table:formula="of:=AVERAGE([.AA2:.AA59])" office:value-type="float" office:value="0.0206319559706897">
            <text:p>0.020631956</text:p>
          </table:table-cell>
          <table:table-cell table:formula="of:=AVERAGE([.AB2:.AB59])" office:value-type="float" office:value="0.0200504672603448">
            <text:p>0.0200504673</text:p>
          </table:table-cell>
          <table:table-cell table:formula="of:=AVERAGE([.AC2:.AC59])" office:value-type="float" office:value="0.02267677105">
            <text:p>0.0226767711</text:p>
          </table:table-cell>
          <table:table-cell table:formula="of:=AVERAGE([.AD2:.AD59])" office:value-type="float" office:value="0.0208541242724138">
            <text:p>0.0208541243</text:p>
          </table:table-cell>
          <table:table-cell table:formula="of:=AVERAGE([.AE2:.AE59])" office:value-type="float" office:value="0.0202064707896552">
            <text:p>0.0202064708</text:p>
          </table:table-cell>
          <table:table-cell table:formula="of:=AVERAGE([.AF2:.AF59])" office:value-type="float" office:value="0.0232496692310345">
            <text:p>0.0232496692</text:p>
          </table:table-cell>
          <table:table-cell table:formula="of:=AVERAGE([.AG2:.AG59])" office:value-type="float" office:value="0.0203517748172414">
            <text:p>0.0203517748</text:p>
          </table:table-cell>
          <table:table-cell table:formula="of:=AVERAGE([.AH2:.AH59])" office:value-type="float" office:value="0.0197750168672414">
            <text:p>0.0197750169</text:p>
          </table:table-cell>
          <table:table-cell table:formula="of:=AVERAGE([.AI2:.AI59])" office:value-type="float" office:value="0.0175698886189655">
            <text:p>0.0175698886</text:p>
          </table:table-cell>
          <table:table-cell table:formula="of:=AVERAGE([.AJ2:.AJ59])" office:value-type="float" office:value="0.0190964641793103">
            <text:p>0.0190964642</text:p>
          </table:table-cell>
          <table:table-cell table:formula="of:=AVERAGE([.AK2:.AK59])" office:value-type="float" office:value="0.0176567583172414">
            <text:p>0.0176567583</text:p>
          </table:table-cell>
          <table:table-cell table:formula="of:=AVERAGE([.AL2:.AL59])" office:value-type="float" office:value="0.0190171247655172">
            <text:p>0.0190171248</text:p>
          </table:table-cell>
          <table:table-cell table:formula="of:=AVERAGE([.AM2:.AM59])" office:value-type="float" office:value="0.0160986945293103">
            <text:p>0.0160986945</text:p>
          </table:table-cell>
          <table:table-cell table:formula="of:=AVERAGE([.AN2:.AN59])" office:value-type="float" office:value="0.0169542037603448">
            <text:p>0.0169542038</text:p>
          </table:table-cell>
          <table:table-cell table:formula="of:=AVERAGE([.AO2:.AO59])" office:value-type="float" office:value="0.0152074609965517">
            <text:p>0.015207461</text:p>
          </table:table-cell>
          <table:table-cell table:formula="of:=AVERAGE([.AP2:.AP59])" office:value-type="float" office:value="0.0160608240689655">
            <text:p>0.0160608241</text:p>
          </table:table-cell>
          <table:table-cell table:formula="of:=AVERAGE([.AQ2:.AQ59])" office:value-type="float" office:value="0.0164223943448276">
            <text:p>0.0164223943</text:p>
          </table:table-cell>
          <table:table-cell table:formula="of:=AVERAGE([.AR2:.AR59])" office:value-type="float" office:value="0.0146006389741379">
            <text:p>0.014600639</text:p>
          </table:table-cell>
          <table:table-cell table:formula="of:=AVERAGE([.AS2:.AS59])" office:value-type="float" office:value="0.0148289669724138">
            <text:p>0.014828967</text:p>
          </table:table-cell>
          <table:table-cell table:formula="of:=AVERAGE([.AT2:.AT59])" office:value-type="float" office:value="0.0138899206396552">
            <text:p>0.0138899206</text:p>
          </table:table-cell>
          <table:table-cell table:formula="of:=AVERAGE([.AU2:.AU59])" office:value-type="float" office:value="0.0138546311258621">
            <text:p>0.0138546311</text:p>
          </table:table-cell>
          <table:table-cell table:formula="of:=AVERAGE([.AV2:.AV59])" office:value-type="float" office:value="0.0135799067586207">
            <text:p>0.0135799068</text:p>
          </table:table-cell>
          <table:table-cell table:formula="of:=AVERAGE([.AW2:.AW59])" office:value-type="float" office:value="0.0122285816931034">
            <text:p>0.0122285817</text:p>
          </table:table-cell>
          <table:table-cell table:formula="of:=AVERAGE([.AX2:.AX59])" office:value-type="float" office:value="0.0123390876913793">
            <text:p>0.0123390877</text:p>
          </table:table-cell>
          <table:table-cell table:formula="of:=AVERAGE([.AY2:.AY59])" office:value-type="float" office:value="0.0117592664568966">
            <text:p>0.0117592665</text:p>
          </table:table-cell>
          <table:table-cell table:formula="of:=AVERAGE([.AZ2:.AZ59])" office:value-type="float" office:value="0.010920828987931">
            <text:p>0.010920829</text:p>
          </table:table-cell>
          <table:table-cell table:formula="of:=AVERAGE([.BA2:.BA59])" office:value-type="float" office:value="0.0119562412034483">
            <text:p>0.0119562412</text:p>
          </table:table-cell>
          <table:table-cell table:formula="of:=AVERAGE([.BB2:.BB59])" office:value-type="float" office:value="0.0115890595465517">
            <text:p>0.0115890595</text:p>
          </table:table-cell>
          <table:table-cell table:formula="of:=AVERAGE([.BC2:.BC59])" office:value-type="float" office:value="0.0108598611706897">
            <text:p>0.0108598612</text:p>
          </table:table-cell>
          <table:table-cell table:formula="of:=AVERAGE([.BD2:.BD59])" office:value-type="float" office:value="0.0120523996931034">
            <text:p>0.0120523997</text:p>
          </table:table-cell>
          <table:table-cell table:formula="of:=AVERAGE([.BE2:.BE59])" office:value-type="float" office:value="0.0109177650568965">
            <text:p>0.0109177651</text:p>
          </table:table-cell>
          <table:table-cell table:formula="of:=AVERAGE([.BF2:.BF59])" office:value-type="float" office:value="0.0105179484655172">
            <text:p>0.0105179485</text:p>
          </table:table-cell>
          <table:table-cell table:formula="of:=AVERAGE([.BG2:.BG59])" office:value-type="float" office:value="0.0103652856206897">
            <text:p>0.0103652856</text:p>
          </table:table-cell>
          <table:table-cell table:formula="of:=AVERAGE([.BH2:.BH59])" office:value-type="float" office:value="0.0102684724172414">
            <text:p>0.0102684724</text:p>
          </table:table-cell>
          <table:table-cell table:formula="of:=AVERAGE([.BI2:.BI59])" office:value-type="float" office:value="0.00971951127241379">
            <text:p>0.0097195113</text:p>
          </table:table-cell>
          <table:table-cell table:formula="of:=AVERAGE([.BJ2:.BJ59])" office:value-type="float" office:value="0.0102119077551724">
            <text:p>0.0102119078</text:p>
          </table:table-cell>
          <table:table-cell table:formula="of:=AVERAGE([.BK2:.BK59])" office:value-type="float" office:value="0.0108903951">
            <text:p>0.0108903951</text:p>
          </table:table-cell>
          <table:table-cell table:formula="of:=AVERAGE([.BL2:.BL59])" office:value-type="float" office:value="0.01007978275">
            <text:p>0.0100797828</text:p>
          </table:table-cell>
          <table:table-cell table:formula="of:=AVERAGE([.BM2:.BM59])" office:value-type="float" office:value="0.00985565166551725">
            <text:p>0.0098556517</text:p>
          </table:table-cell>
          <table:table-cell table:formula="of:=AVERAGE([.BN2:.BN59])" office:value-type="float" office:value="0.0100959393931034">
            <text:p>0.0100959394</text:p>
          </table:table-cell>
          <table:table-cell table:formula="of:=AVERAGE([.BO2:.BO59])" office:value-type="float" office:value="0.0100483231862069">
            <text:p>0.0100483232</text:p>
          </table:table-cell>
          <table:table-cell table:formula="of:=AVERAGE([.BP2:.BP59])" office:value-type="float" office:value="0.0100891951224138">
            <text:p>0.0100891951</text:p>
          </table:table-cell>
          <table:table-cell table:formula="of:=AVERAGE([.BQ2:.BQ59])" office:value-type="float" office:value="0.0100365037">
            <text:p>0.0100365037</text:p>
          </table:table-cell>
          <table:table-cell table:formula="of:=AVERAGE([.BR2:.BR59])" office:value-type="float" office:value="0.010312089762069">
            <text:p>0.0103120898</text:p>
          </table:table-cell>
          <table:table-cell table:formula="of:=AVERAGE([.BS2:.BS59])" office:value-type="float" office:value="0.0102836452137931">
            <text:p>0.0102836452</text:p>
          </table:table-cell>
          <table:table-cell table:formula="of:=AVERAGE([.BT2:.BT59])" office:value-type="float" office:value="0.00975284422241379">
            <text:p>0.0097528442</text:p>
          </table:table-cell>
          <table:table-cell table:formula="of:=AVERAGE([.BU2:.BU59])" office:value-type="float" office:value="0.00924425167758621">
            <text:p>0.0092442517</text:p>
          </table:table-cell>
          <table:table-cell table:formula="of:=AVERAGE([.BV2:.BV59])" office:value-type="float" office:value="0.0101083731206897">
            <text:p>0.0101083731</text:p>
          </table:table-cell>
          <table:table-cell table:formula="of:=AVERAGE([.BW2:.BW59])" office:value-type="float" office:value="0.0101381936310345">
            <text:p>0.0101381936</text:p>
          </table:table-cell>
          <table:table-cell table:formula="of:=AVERAGE([.BX2:.BX59])" office:value-type="float" office:value="0.00958928230344828">
            <text:p>0.0095892823</text:p>
          </table:table-cell>
          <table:table-cell table:formula="of:=AVERAGE([.BY2:.BY59])" office:value-type="float" office:value="0.00980552988103448">
            <text:p>0.0098055299</text:p>
          </table:table-cell>
          <table:table-cell table:formula="of:=AVERAGE([.BZ2:.BZ59])" office:value-type="float" office:value="0.00952355364655173">
            <text:p>0.0095235536</text:p>
          </table:table-cell>
          <table:table-cell table:formula="of:=AVERAGE([.CA2:.CA59])" office:value-type="float" office:value="0.00956181964482759">
            <text:p>0.0095618196</text:p>
          </table:table-cell>
          <table:table-cell table:formula="of:=AVERAGE([.CB2:.CB59])" office:value-type="float" office:value="0.00946056070172414">
            <text:p>0.0094605607</text:p>
          </table:table-cell>
          <table:table-cell table:formula="of:=AVERAGE([.CC2:.CC59])" office:value-type="float" office:value="0.00898538464310345">
            <text:p>0.0089853846</text:p>
          </table:table-cell>
          <table:table-cell table:formula="of:=AVERAGE([.CD2:.CD59])" office:value-type="float" office:value="0.00946436115344828">
            <text:p>0.0094643612</text:p>
          </table:table-cell>
          <table:table-cell table:formula="of:=AVERAGE([.CE2:.CE59])" office:value-type="float" office:value="0.00924985957586207">
            <text:p>0.0092498596</text:p>
          </table:table-cell>
          <table:table-cell table:formula="of:=AVERAGE([.CF2:.CF59])" office:value-type="float" office:value="0.00985216614137931">
            <text:p>0.0098521661</text:p>
          </table:table-cell>
          <table:table-cell table:formula="of:=AVERAGE([.CG2:.CG59])" office:value-type="float" office:value="0.00940542676724138">
            <text:p>0.0094054268</text:p>
          </table:table-cell>
          <table:table-cell table:formula="of:=AVERAGE([.CH2:.CH59])" office:value-type="float" office:value="0.00869346984655172">
            <text:p>0.0086934698</text:p>
          </table:table-cell>
          <table:table-cell table:formula="of:=AVERAGE([.CI2:.CI59])" office:value-type="float" office:value="0.00861240502413793">
            <text:p>0.008612405</text:p>
          </table:table-cell>
          <table:table-cell table:formula="of:=AVERAGE([.CJ2:.CJ59])" office:value-type="float" office:value="0.00904403767241379">
            <text:p>0.0090440377</text:p>
          </table:table-cell>
          <table:table-cell table:formula="of:=AVERAGE([.CK2:.CK59])" office:value-type="float" office:value="0.00866148036896552">
            <text:p>0.0086614804</text:p>
          </table:table-cell>
          <table:table-cell table:formula="of:=AVERAGE([.CL2:.CL59])" office:value-type="float" office:value="0.00875097217931035">
            <text:p>0.0087509722</text:p>
          </table:table-cell>
          <table:table-cell table:formula="of:=AVERAGE([.CM2:.CM59])" office:value-type="float" office:value="0.00889715240344827">
            <text:p>0.0088971524</text:p>
          </table:table-cell>
          <table:table-cell table:formula="of:=AVERAGE([.CN2:.CN59])" office:value-type="float" office:value="0.00905605858965517">
            <text:p>0.0090560586</text:p>
          </table:table-cell>
          <table:table-cell table:formula="of:=AVERAGE([.CO2:.CO59])" office:value-type="float" office:value="0.00928960567758621">
            <text:p>0.0092896057</text:p>
          </table:table-cell>
          <table:table-cell table:formula="of:=AVERAGE([.CP2:.CP59])" office:value-type="float" office:value="0.00872072445172414">
            <text:p>0.0087207245</text:p>
          </table:table-cell>
          <table:table-cell table:formula="of:=AVERAGE([.CQ2:.CQ59])" office:value-type="float" office:value="0.00907295226034483">
            <text:p>0.0090729523</text:p>
          </table:table-cell>
          <table:table-cell table:formula="of:=AVERAGE([.CR2:.CR59])" office:value-type="float" office:value="0.00847428009482759">
            <text:p>0.0084742801</text:p>
          </table:table-cell>
          <table:table-cell table:formula="of:=AVERAGE([.CS2:.CS59])" office:value-type="float" office:value="0.00840536063793103">
            <text:p>0.0084053606</text:p>
          </table:table-cell>
          <table:table-cell table:formula="of:=AVERAGE([.CT2:.CT59])" office:value-type="float" office:value="0.00818546234137931">
            <text:p>0.0081854623</text:p>
          </table:table-cell>
          <table:table-cell table:formula="of:=AVERAGE([.CU2:.CU59])" office:value-type="float" office:value="0.00802435854310345">
            <text:p>0.0080243585</text:p>
          </table:table-cell>
          <table:table-cell table:formula="of:=AVERAGE([.CV2:.CV59])" office:value-type="float" office:value="0.0078888023862069">
            <text:p>0.0078888024</text:p>
          </table:table-cell>
          <table:table-cell table:formula="of:=AVERAGE([.CW2:.CW59])" office:value-type="float" office:value="0.00822579500689655">
            <text:p>0.008225795</text:p>
          </table:table-cell>
          <table:table-cell table:formula="of:=AVERAGE([.CX2:.CX59])" office:value-type="float" office:value="0.00850295437931035">
            <text:p>0.0085029544</text:p>
          </table:table-cell>
          <table:table-cell table:formula="of:=AVERAGE([.CY2:.CY59])" office:value-type="float" office:value="0.00812886292068965">
            <text:p>0.0081288629</text:p>
          </table:table-cell>
          <table:table-cell table:formula="of:=AVERAGE([.CZ2:.CZ59])" office:value-type="float" office:value="0.00785698196034483">
            <text:p>0.007856982</text:p>
          </table:table-cell>
          <table:table-cell table:formula="of:=AVERAGE([.DA2:.DA59])" office:value-type="float" office:value="0.00794727455689655">
            <text:p>0.0079472746</text:p>
          </table:table-cell>
          <table:table-cell table:formula="of:=AVERAGE([.DB2:.DB59])" office:value-type="float" office:value="0.00782161356034482">
            <text:p>0.0078216136</text:p>
          </table:table-cell>
          <table:table-cell table:formula="of:=AVERAGE([.DC2:.DC59])" office:value-type="float" office:value="0.00721090618448276">
            <text:p>0.0072109062</text:p>
          </table:table-cell>
          <table:table-cell table:formula="of:=AVERAGE([.DD2:.DD59])" office:value-type="float" office:value="0.00748220821896552">
            <text:p>0.0074822082</text:p>
          </table:table-cell>
          <table:table-cell table:formula="of:=AVERAGE([.DE2:.DE59])" office:value-type="float" office:value="0.00772217771896552">
            <text:p>0.0077221777</text:p>
          </table:table-cell>
          <table:table-cell table:formula="of:=AVERAGE([.DF2:.DF59])" office:value-type="float" office:value="0.00761544811034483">
            <text:p>0.0076154481</text:p>
          </table:table-cell>
          <table:table-cell table:formula="of:=AVERAGE([.DG2:.DG59])" office:value-type="float" office:value="0.00827666420172414">
            <text:p>0.0082766642</text:p>
          </table:table-cell>
          <table:table-cell table:formula="of:=AVERAGE([.DH2:.DH59])" office:value-type="float" office:value="0.00736222294655173">
            <text:p>0.0073622229</text:p>
          </table:table-cell>
          <table:table-cell table:formula="of:=AVERAGE([.DI2:.DI59])" office:value-type="float" office:value="0.00679988174137931">
            <text:p>0.0067998817</text:p>
          </table:table-cell>
          <table:table-cell table:formula="of:=AVERAGE([.DJ2:.DJ59])" office:value-type="float" office:value="0.00717244770517241">
            <text:p>0.0071724477</text:p>
          </table:table-cell>
          <table:table-cell table:formula="of:=AVERAGE([.DK2:.DK59])" office:value-type="float" office:value="0.00733061708275862">
            <text:p>0.0073306171</text:p>
          </table:table-cell>
          <table:table-cell table:formula="of:=AVERAGE([.DL2:.DL59])" office:value-type="float" office:value="0.00706814287586207">
            <text:p>0.0070681429</text:p>
          </table:table-cell>
          <table:table-cell table:formula="of:=AVERAGE([.DM2:.DM59])" office:value-type="float" office:value="0.00718478431034483">
            <text:p>0.0071847843</text:p>
          </table:table-cell>
          <table:table-cell table:formula="of:=AVERAGE([.DN2:.DN59])" office:value-type="float" office:value="0.00719557740862069">
            <text:p>0.0071955774</text:p>
          </table:table-cell>
          <table:table-cell table:formula="of:=AVERAGE([.DO2:.DO59])" office:value-type="float" office:value="0.00712778521896552">
            <text:p>0.0071277852</text:p>
          </table:table-cell>
          <table:table-cell table:formula="of:=AVERAGE([.DP2:.DP59])" office:value-type="float" office:value="0.00676362150172414">
            <text:p>0.0067636215</text:p>
          </table:table-cell>
          <table:table-cell table:formula="of:=AVERAGE([.DQ2:.DQ59])" office:value-type="float" office:value="0.00658470733275863">
            <text:p>0.0065847073</text:p>
          </table:table-cell>
          <table:table-cell table:formula="of:=AVERAGE([.DR2:.DR59])" office:value-type="float" office:value="0.00674011129310345">
            <text:p>0.0067401113</text:p>
          </table:table-cell>
          <table:table-cell table:formula="of:=AVERAGE([.DS2:.DS59])" office:value-type="float" office:value="0.00699628092241379">
            <text:p>0.0069962809</text:p>
          </table:table-cell>
          <table:table-cell table:formula="of:=AVERAGE([.DT2:.DT59])" office:value-type="float" office:value="0.00690539795344828">
            <text:p>0.006905398</text:p>
          </table:table-cell>
          <table:table-cell table:formula="of:=AVERAGE([.DU2:.DU59])" office:value-type="float" office:value="0.00637131653103448">
            <text:p>0.0063713165</text:p>
          </table:table-cell>
          <table:table-cell table:formula="of:=AVERAGE([.DV2:.DV59])" office:value-type="float" office:value="0.00647327927241379">
            <text:p>0.0064732793</text:p>
          </table:table-cell>
          <table:table-cell table:formula="of:=AVERAGE([.DW2:.DW59])" office:value-type="float" office:value="0.00647792527931035">
            <text:p>0.0064779253</text:p>
          </table:table-cell>
          <table:table-cell table:formula="of:=AVERAGE([.DX2:.DX59])" office:value-type="float" office:value="0.00694102387241379">
            <text:p>0.0069410239</text:p>
          </table:table-cell>
          <table:table-cell table:formula="of:=AVERAGE([.DY2:.DY59])" office:value-type="float" office:value="0.00655972093793104">
            <text:p>0.0065597209</text:p>
          </table:table-cell>
          <table:table-cell table:formula="of:=AVERAGE([.DZ2:.DZ59])" office:value-type="float" office:value="0.00624561278793104">
            <text:p>0.0062456128</text:p>
          </table:table-cell>
          <table:table-cell table:formula="of:=AVERAGE([.EA2:.EA59])" office:value-type="float" office:value="0.00638524578965517">
            <text:p>0.0063852458</text:p>
          </table:table-cell>
          <table:table-cell table:formula="of:=AVERAGE([.EB2:.EB59])" office:value-type="float" office:value="0.00629855254655173">
            <text:p>0.0062985525</text:p>
          </table:table-cell>
          <table:table-cell table:formula="of:=AVERAGE([.EC2:.EC59])" office:value-type="float" office:value="0.00614916233103448">
            <text:p>0.0061491623</text:p>
          </table:table-cell>
          <table:table-cell table:formula="of:=AVERAGE([.ED2:.ED59])" office:value-type="float" office:value="0.00615887622241379">
            <text:p>0.0061588762</text:p>
          </table:table-cell>
          <table:table-cell table:formula="of:=AVERAGE([.EE2:.EE59])" office:value-type="float" office:value="0.00627148589655173">
            <text:p>0.0062714859</text:p>
          </table:table-cell>
          <table:table-cell table:formula="of:=AVERAGE([.EF2:.EF59])" office:value-type="float" office:value="0.00622287105">
            <text:p>0.0062228711</text:p>
          </table:table-cell>
          <table:table-cell table:formula="of:=AVERAGE([.EG2:.EG59])" office:value-type="float" office:value="0.00624897006724138">
            <text:p>0.0062489701</text:p>
          </table:table-cell>
          <table:table-cell table:formula="of:=AVERAGE([.EH2:.EH59])" office:value-type="float" office:value="0.0063511591">
            <text:p>0.0063511591</text:p>
          </table:table-cell>
          <table:table-cell table:formula="of:=AVERAGE([.EI2:.EI59])" office:value-type="float" office:value="0.00608073935862069">
            <text:p>0.0060807394</text:p>
          </table:table-cell>
          <table:table-cell table:formula="of:=AVERAGE([.EJ2:.EJ59])" office:value-type="float" office:value="0.00596641348103448">
            <text:p>0.0059664135</text:p>
          </table:table-cell>
          <table:table-cell table:formula="of:=AVERAGE([.EK2:.EK59])" office:value-type="float" office:value="0.00618364306896552">
            <text:p>0.0061836431</text:p>
          </table:table-cell>
          <table:table-cell table:formula="of:=AVERAGE([.EL2:.EL59])" office:value-type="float" office:value="0.0063612596637931">
            <text:p>0.0063612597</text:p>
          </table:table-cell>
          <table:table-cell table:formula="of:=AVERAGE([.EM2:.EM59])" office:value-type="float" office:value="0.00601634558965518">
            <text:p>0.0060163456</text:p>
          </table:table-cell>
          <table:table-cell table:formula="of:=AVERAGE([.EN2:.EN59])" office:value-type="float" office:value="0.00617996439482759">
            <text:p>0.0061799644</text:p>
          </table:table-cell>
          <table:table-cell table:formula="of:=AVERAGE([.EO2:.EO59])" office:value-type="float" office:value="0.00584279384310345">
            <text:p>0.0058427938</text:p>
          </table:table-cell>
          <table:table-cell table:formula="of:=AVERAGE([.EP2:.EP59])" office:value-type="float" office:value="0.0055064135">
            <text:p>0.0055064135</text:p>
          </table:table-cell>
          <table:table-cell table:formula="of:=AVERAGE([.EQ2:.EQ59])" office:value-type="float" office:value="0.0057398803362069">
            <text:p>0.0057398803</text:p>
          </table:table-cell>
          <table:table-cell table:formula="of:=AVERAGE([.ER2:.ER59])" office:value-type="float" office:value="0.00580923710862069">
            <text:p>0.0058092371</text:p>
          </table:table-cell>
          <table:table-cell table:formula="of:=AVERAGE([.ES2:.ES59])" office:value-type="float" office:value="0.0062992780137931">
            <text:p>0.006299278</text:p>
          </table:table-cell>
          <table:table-cell table:formula="of:=AVERAGE([.ET2:.ET59])" office:value-type="float" office:value="0.00660147440862069">
            <text:p>0.0066014744</text:p>
          </table:table-cell>
          <table:table-cell table:formula="of:=AVERAGE([.EU2:.EU59])" office:value-type="float" office:value="0.0061390054362069">
            <text:p>0.0061390054</text:p>
          </table:table-cell>
          <table:table-cell table:formula="of:=AVERAGE([.EV2:.EV59])" office:value-type="float" office:value="0.0059913299">
            <text:p>0.0059913299</text:p>
          </table:table-cell>
          <table:table-cell table:formula="of:=AVERAGE([.EW2:.EW59])" office:value-type="float" office:value="0.00576858764137931">
            <text:p>0.0057685876</text:p>
          </table:table-cell>
          <table:table-cell table:formula="of:=AVERAGE([.EX2:.EX59])" office:value-type="float" office:value="0.00570393293275862">
            <text:p>0.0057039329</text:p>
          </table:table-cell>
          <table:table-cell table:formula="of:=AVERAGE([.EY2:.EY59])" office:value-type="float" office:value="0.0058165932">
            <text:p>0.0058165932</text:p>
          </table:table-cell>
          <table:table-cell table:formula="of:=AVERAGE([.EZ2:.EZ59])" office:value-type="float" office:value="0.00582673566896552">
            <text:p>0.0058267357</text:p>
          </table:table-cell>
          <table:table-cell table:formula="of:=AVERAGE([.FA2:.FA59])" office:value-type="float" office:value="0.0062086681224138">
            <text:p>0.0062086681</text:p>
          </table:table-cell>
          <table:table-cell table:formula="of:=AVERAGE([.FB2:.FB59])" office:value-type="float" office:value="0.00623188675">
            <text:p>0.0062318868</text:p>
          </table:table-cell>
          <table:table-cell table:formula="of:=AVERAGE([.FC2:.FC59])" office:value-type="float" office:value="0.00580768305">
            <text:p>0.0058076831</text:p>
          </table:table-cell>
          <table:table-cell table:formula="of:=AVERAGE([.FD2:.FD59])" office:value-type="float" office:value="0.0056472754862069">
            <text:p>0.0056472755</text:p>
          </table:table-cell>
          <table:table-cell table:formula="of:=AVERAGE([.FE2:.FE59])" office:value-type="float" office:value="0.00553628912241379">
            <text:p>0.0055362891</text:p>
          </table:table-cell>
          <table:table-cell table:formula="of:=AVERAGE([.FF2:.FF59])" office:value-type="float" office:value="0.00556315334655172">
            <text:p>0.0055631533</text:p>
          </table:table-cell>
          <table:table-cell table:formula="of:=AVERAGE([.FG2:.FG59])" office:value-type="float" office:value="0.00590357823448276">
            <text:p>0.0059035782</text:p>
          </table:table-cell>
          <table:table-cell table:formula="of:=AVERAGE([.FH2:.FH59])" office:value-type="float" office:value="0.00575639168448276">
            <text:p>0.0057563917</text:p>
          </table:table-cell>
          <table:table-cell table:formula="of:=AVERAGE([.FI2:.FI59])" office:value-type="float" office:value="0.00577780547586207">
            <text:p>0.0057778055</text:p>
          </table:table-cell>
          <table:table-cell table:formula="of:=AVERAGE([.FJ2:.FJ59])" office:value-type="float" office:value="0.00620044997758621">
            <text:p>0.00620045</text:p>
          </table:table-cell>
          <table:table-cell table:formula="of:=AVERAGE([.FK2:.FK59])" office:value-type="float" office:value="0.00613025913448276">
            <text:p>0.0061302591</text:p>
          </table:table-cell>
          <table:table-cell table:formula="of:=AVERAGE([.FL2:.FL59])" office:value-type="float" office:value="0.00540496892137931">
            <text:p>0.0054049689</text:p>
          </table:table-cell>
          <table:table-cell table:formula="of:=AVERAGE([.FM2:.FM59])" office:value-type="float" office:value="0.00506108573844828">
            <text:p>0.0050610857</text:p>
          </table:table-cell>
          <table:table-cell table:formula="of:=AVERAGE([.FN2:.FN59])" office:value-type="float" office:value="0.00528435461724138">
            <text:p>0.0052843546</text:p>
          </table:table-cell>
          <table:table-cell table:formula="of:=AVERAGE([.FO2:.FO59])" office:value-type="float" office:value="0.00536960985862069">
            <text:p>0.0053696099</text:p>
          </table:table-cell>
          <table:table-cell table:formula="of:=AVERAGE([.FP2:.FP59])" office:value-type="float" office:value="0.00509441634758621">
            <text:p>0.0050944163</text:p>
          </table:table-cell>
          <table:table-cell table:formula="of:=AVERAGE([.FQ2:.FQ59])" office:value-type="float" office:value="0.00561337774396552">
            <text:p>0.0056133777</text:p>
          </table:table-cell>
          <table:table-cell table:formula="of:=AVERAGE([.FR2:.FR59])" office:value-type="float" office:value="0.00570854364258621">
            <text:p>0.0057085436</text:p>
          </table:table-cell>
          <table:table-cell table:formula="of:=AVERAGE([.FS2:.FS59])" office:value-type="float" office:value="0.0058421976162069">
            <text:p>0.0058421976</text:p>
          </table:table-cell>
          <table:table-cell table:formula="of:=AVERAGE([.FT2:.FT59])" office:value-type="float" office:value="0.00546761574137931">
            <text:p>0.0054676157</text:p>
          </table:table-cell>
          <table:table-cell table:formula="of:=AVERAGE([.FU2:.FU59])" office:value-type="float" office:value="0.00515876287310345">
            <text:p>0.0051587629</text:p>
          </table:table-cell>
          <table:table-cell table:formula="of:=AVERAGE([.FV2:.FV59])" office:value-type="float" office:value="0.00522138708448276">
            <text:p>0.0052213871</text:p>
          </table:table-cell>
          <table:table-cell table:formula="of:=AVERAGE([.FW2:.FW59])" office:value-type="float" office:value="0.00495018429482759">
            <text:p>0.0049501843</text:p>
          </table:table-cell>
          <table:table-cell table:formula="of:=AVERAGE([.FX2:.FX59])" office:value-type="float" office:value="0.00521397195517242">
            <text:p>0.005213972</text:p>
          </table:table-cell>
          <table:table-cell table:formula="of:=AVERAGE([.FY2:.FY59])" office:value-type="float" office:value="0.00516429048448276">
            <text:p>0.0051642905</text:p>
          </table:table-cell>
          <table:table-cell table:formula="of:=AVERAGE([.FZ2:.FZ59])" office:value-type="float" office:value="0.00512186776689655">
            <text:p>0.0051218678</text:p>
          </table:table-cell>
          <table:table-cell table:formula="of:=AVERAGE([.GA2:.GA59])" office:value-type="float" office:value="0.00527881407327586">
            <text:p>0.0052788141</text:p>
          </table:table-cell>
          <table:table-cell table:formula="of:=AVERAGE([.GB2:.GB59])" office:value-type="float" office:value="0.00507191856758621">
            <text:p>0.0050719186</text:p>
          </table:table-cell>
          <table:table-cell table:formula="of:=AVERAGE([.GC2:.GC59])" office:value-type="float" office:value="0.00506874574413793">
            <text:p>0.0050687457</text:p>
          </table:table-cell>
          <table:table-cell table:formula="of:=AVERAGE([.GD2:.GD59])" office:value-type="float" office:value="0.00441845090603448">
            <text:p>0.0044184509</text:p>
          </table:table-cell>
          <table:table-cell table:formula="of:=AVERAGE([.GE2:.GE59])" office:value-type="float" office:value="0.00426201999344828">
            <text:p>0.00426202</text:p>
          </table:table-cell>
          <table:table-cell table:formula="of:=AVERAGE([.GF2:.GF59])" office:value-type="float" office:value="0.00413471654758621">
            <text:p>0.0041347165</text:p>
          </table:table-cell>
          <table:table-cell table:formula="of:=AVERAGE([.GG2:.GG59])" office:value-type="float" office:value="0.00402012832413793">
            <text:p>0.0040201283</text:p>
          </table:table-cell>
          <table:table-cell table:formula="of:=AVERAGE([.GH2:.GH59])" office:value-type="float" office:value="0.00401414607672414">
            <text:p>0.0040141461</text:p>
          </table:table-cell>
          <table:table-cell table:formula="of:=AVERAGE([.GI2:.GI59])" office:value-type="float" office:value="0.00397876775103448">
            <text:p>0.0039787678</text:p>
          </table:table-cell>
          <table:table-cell table:formula="of:=AVERAGE([.GJ2:.GJ59])" office:value-type="float" office:value="0.00384449783258621">
            <text:p>0.0038444978</text:p>
          </table:table-cell>
          <table:table-cell table:formula="of:=AVERAGE([.GK2:.GK59])" office:value-type="float" office:value="0.00385645607362069">
            <text:p>0.0038564561</text:p>
          </table:table-cell>
          <table:table-cell table:formula="of:=AVERAGE([.GL2:.GL59])" office:value-type="float" office:value="0.00387489680017241">
            <text:p>0.0038748968</text:p>
          </table:table-cell>
          <table:table-cell table:formula="of:=AVERAGE([.GM2:.GM59])" office:value-type="float" office:value="0.00402038879931034">
            <text:p>0.0040203888</text:p>
          </table:table-cell>
          <table:table-cell table:formula="of:=AVERAGE([.GN2:.GN59])" office:value-type="float" office:value="0.00399014940827586">
            <text:p>0.0039901494</text:p>
          </table:table-cell>
          <table:table-cell table:formula="of:=AVERAGE([.GO2:.GO59])" office:value-type="float" office:value="0.00391725905672414">
            <text:p>0.0039172591</text:p>
          </table:table-cell>
          <table:table-cell table:formula="of:=AVERAGE([.GP2:.GP59])" office:value-type="float" office:value="0.00377171320706897">
            <text:p>0.0037717132</text:p>
          </table:table-cell>
          <table:table-cell table:formula="of:=AVERAGE([.GQ2:.GQ59])" office:value-type="float" office:value="0.00387535291637931">
            <text:p>0.0038753529</text:p>
          </table:table-cell>
          <table:table-cell table:formula="of:=AVERAGE([.GR2:.GR59])" office:value-type="float" office:value="0.00402861531">
            <text:p>0.0040286153</text:p>
          </table:table-cell>
          <table:table-cell table:formula="of:=AVERAGE([.GS2:.GS59])" office:value-type="float" office:value="0.00402557431741379">
            <text:p>0.0040255743</text:p>
          </table:table-cell>
          <table:table-cell table:formula="of:=AVERAGE([.GT2:.GT59])" office:value-type="float" office:value="0.0039968232137931">
            <text:p>0.0039968232</text:p>
          </table:table-cell>
          <table:table-cell table:formula="of:=AVERAGE([.GU2:.GU59])" office:value-type="float" office:value="0.00389049867586207">
            <text:p>0.0038904987</text:p>
          </table:table-cell>
          <table:table-cell table:formula="of:=AVERAGE([.GV2:.GV59])" office:value-type="float" office:value="0.00396503537206897">
            <text:p>0.0039650354</text:p>
          </table:table-cell>
          <table:table-cell table:formula="of:=AVERAGE([.GW2:.GW59])" office:value-type="float" office:value="0.0038612577837931">
            <text:p>0.0038612578</text:p>
          </table:table-cell>
          <table:table-cell table:formula="of:=AVERAGE([.GX2:.GX59])" office:value-type="float" office:value="0.00376145209448276">
            <text:p>0.0037614521</text:p>
          </table:table-cell>
          <table:table-cell table:formula="of:=AVERAGE([.GY2:.GY59])" office:value-type="float" office:value="0.00381618163086207">
            <text:p>0.0038161816</text:p>
          </table:table-cell>
          <table:table-cell table:formula="of:=AVERAGE([.GZ2:.GZ59])" office:value-type="float" office:value="0.0039065547237931">
            <text:p>0.0039065547</text:p>
          </table:table-cell>
          <table:table-cell table:formula="of:=AVERAGE([.HA2:.HA59])" office:value-type="float" office:value="0.00412187610172414">
            <text:p>0.0041218761</text:p>
          </table:table-cell>
          <table:table-cell table:formula="of:=AVERAGE([.HB2:.HB59])" office:value-type="float" office:value="0.00385732226241379">
            <text:p>0.0038573223</text:p>
          </table:table-cell>
          <table:table-cell table:formula="of:=AVERAGE([.HC2:.HC59])" office:value-type="float" office:value="0.00371614473258621">
            <text:p>0.0037161447</text:p>
          </table:table-cell>
          <table:table-cell table:formula="of:=AVERAGE([.HD2:.HD59])" office:value-type="float" office:value="0.00364386417775862">
            <text:p>0.0036438642</text:p>
          </table:table-cell>
          <table:table-cell table:formula="of:=AVERAGE([.HE2:.HE59])" office:value-type="float" office:value="0.00344803302189655">
            <text:p>0.003448033</text:p>
          </table:table-cell>
          <table:table-cell table:formula="of:=AVERAGE([.HF2:.HF59])" office:value-type="float" office:value="0.00340089163275862">
            <text:p>0.0034008916</text:p>
          </table:table-cell>
          <table:table-cell table:formula="of:=AVERAGE([.HG2:.HG59])" office:value-type="float" office:value="0.00333429935637931">
            <text:p>0.0033342994</text:p>
          </table:table-cell>
          <table:table-cell table:formula="of:=AVERAGE([.HH2:.HH59])" office:value-type="float" office:value="0.00343348835827586">
            <text:p>0.0034334884</text:p>
          </table:table-cell>
          <table:table-cell table:formula="of:=AVERAGE([.HI2:.HI59])" office:value-type="float" office:value="0.00350360015948276">
            <text:p>0.0035036002</text:p>
          </table:table-cell>
          <table:table-cell table:formula="of:=AVERAGE([.HJ2:.HJ59])" office:value-type="float" office:value="0.00332790085413793">
            <text:p>0.0033279009</text:p>
          </table:table-cell>
          <table:table-cell table:formula="of:=AVERAGE([.HK2:.HK59])" office:value-type="float" office:value="0.00318339605689655">
            <text:p>0.0031833961</text:p>
          </table:table-cell>
          <table:table-cell table:formula="of:=AVERAGE([.HL2:.HL59])" office:value-type="float" office:value="0.00300930986689655">
            <text:p>0.0030093099</text:p>
          </table:table-cell>
          <table:table-cell table:formula="of:=AVERAGE([.HM2:.HM59])" office:value-type="float" office:value="0.00303998421655172">
            <text:p>0.0030399842</text:p>
          </table:table-cell>
          <table:table-cell table:formula="of:=AVERAGE([.HN2:.HN59])" office:value-type="float" office:value="0.00297502386896552">
            <text:p>0.0029750239</text:p>
          </table:table-cell>
          <table:table-cell table:formula="of:=AVERAGE([.HO2:.HO59])" office:value-type="float" office:value="0.0027087771937931">
            <text:p>0.0027087772</text:p>
          </table:table-cell>
          <table:table-cell table:formula="of:=AVERAGE([.HP2:.HP59])" office:value-type="float" office:value="0.00284891728568965">
            <text:p>0.0028489173</text:p>
          </table:table-cell>
          <table:table-cell table:formula="of:=AVERAGE([.HQ2:.HQ59])" office:value-type="float" office:value="0.00283166342896552">
            <text:p>0.0028316634</text:p>
          </table:table-cell>
          <table:table-cell table:formula="of:=AVERAGE([.HR2:.HR59])" office:value-type="float" office:value="0.00268785951534483">
            <text:p>0.0026878595</text:p>
          </table:table-cell>
          <table:table-cell table:style-name="Default" table:formula="of:=AVERAGE([.HS2:.HS59])" office:value-type="float" office:value="0.00263933757844828">
            <text:p>0.0026393376</text:p>
          </table:table-cell>
          <table:table-cell table:style-name="Default" table:formula="of:=AVERAGE([.HT2:.HT59])" office:value-type="float" office:value="0.00274277088896552">
            <text:p>0.0027427709</text:p>
          </table:table-cell>
          <table:table-cell table:style-name="Default" table:formula="of:=AVERAGE([.HU2:.HU59])" office:value-type="float" office:value="0.00271692549568966">
            <text:p>0.0027169255</text:p>
          </table:table-cell>
          <table:table-cell table:style-name="Default" table:formula="of:=AVERAGE([.HV2:.HV59])" office:value-type="float" office:value="0.00249599527982759">
            <text:p>0.0024959953</text:p>
          </table:table-cell>
          <table:table-cell table:formula="of:=AVERAGE([.HW2:.HW59])" office:value-type="float" office:value="0.00259535443689655">
            <text:p>0.0025953544</text:p>
          </table:table-cell>
          <table:table-cell table:style-name="Default" table:formula="of:=AVERAGE([.HX2:.HX59])" office:value-type="float" office:value="0.00263243431982759">
            <text:p>0.0026324343</text:p>
          </table:table-cell>
          <table:table-cell table:style-name="Default" table:formula="of:=AVERAGE([.HY2:.HY59])" office:value-type="float" office:value="0.00260006064051724">
            <text:p>0.0026000606</text:p>
          </table:table-cell>
          <table:table-cell table:style-name="Default" table:formula="of:=AVERAGE([.HZ2:.HZ59])" office:value-type="float" office:value="0.00259952729155172">
            <text:p>0.0025995273</text:p>
          </table:table-cell>
          <table:table-cell table:style-name="Default" table:formula="of:=AVERAGE([.IA2:.IA59])" office:value-type="float" office:value="0.00239918589689655">
            <text:p>0.0023991859</text:p>
          </table:table-cell>
          <table:table-cell table:style-name="Default" table:formula="of:=AVERAGE([.IB2:.IB59])" office:value-type="float" office:value="0.00232688684913793">
            <text:p>0.0023268868</text:p>
          </table:table-cell>
          <table:table-cell table:style-name="Default" table:formula="of:=AVERAGE([.IC2:.IC59])" office:value-type="float" office:value="0.00205765925844828">
            <text:p>2.06E-003</text:p>
          </table:table-cell>
          <table:table-cell table:style-name="Default" table:formula="of:=AVERAGE([.ID2:.ID59])" office:value-type="float" office:value="0.00189062968586207">
            <text:p>1.89E-003</text:p>
          </table:table-cell>
          <table:table-cell table:style-name="Default" table:formula="of:=AVERAGE([.IE2:.IE59])" office:value-type="float" office:value="0.00180255003327586">
            <text:p>1.80E-003</text:p>
          </table:table-cell>
          <table:table-cell table:style-name="Default" table:formula="of:=AVERAGE([.IF2:.IF59])" office:value-type="float" office:value="0.00162678444672414">
            <text:p>1.63E-003</text:p>
          </table:table-cell>
          <table:table-cell table:style-name="Default" table:formula="of:=AVERAGE([.IG2:.IG59])" office:value-type="float" office:value="0.00149575276224138">
            <text:p>1.50E-003</text:p>
          </table:table-cell>
          <table:table-cell table:style-name="Default" table:formula="of:=AVERAGE([.IH2:.IH59])" office:value-type="float" office:value="0.00136122548948276">
            <text:p>1.36E-003</text:p>
          </table:table-cell>
          <table:table-cell table:style-name="Default" table:formula="of:=AVERAGE([.II2:.II59])" office:value-type="float" office:value="0.00129947733362069">
            <text:p>1.30E-003</text:p>
          </table:table-cell>
          <table:table-cell table:style-name="Default" table:formula="of:=AVERAGE([.IJ2:.IJ59])" office:value-type="float" office:value="0.00120840644862069">
            <text:p>1.21E-003</text:p>
          </table:table-cell>
          <table:table-cell table:style-name="Default" table:formula="of:=AVERAGE([.IK2:.IK59])" office:value-type="float" office:value="0.0011412290187931">
            <text:p>1.14E-003</text:p>
          </table:table-cell>
          <table:table-cell table:style-name="Default" table:formula="of:=AVERAGE([.IL2:.IL59])" office:value-type="float" office:value="0.00107939121655172">
            <text:p>1.08E-003</text:p>
          </table:table-cell>
          <table:table-cell table:style-name="Default" table:formula="of:=AVERAGE([.IM2:.IM59])" office:value-type="float" office:value="0.00100342046982759">
            <text:p>1.00E-003</text:p>
          </table:table-cell>
          <table:table-cell table:style-name="Default" table:formula="of:=AVERAGE([.IN2:.IN59])" office:value-type="float" office:value="0.000952838162586207">
            <text:p>9.53E-004</text:p>
          </table:table-cell>
          <table:table-cell table:style-name="Default" table:formula="of:=AVERAGE([.IO2:.IO59])" office:value-type="float" office:value="0.000869539450689655">
            <text:p>8.70E-004</text:p>
          </table:table-cell>
          <table:table-cell table:style-name="Default" table:formula="of:=AVERAGE([.IP2:.IP59])" office:value-type="float" office:value="0.000768357789827586">
            <text:p>7.68E-004</text:p>
          </table:table-cell>
          <table:table-cell table:style-name="Default" table:formula="of:=AVERAGE([.IQ2:.IQ59])" office:value-type="float" office:value="0.000703125549137931">
            <text:p>7.03E-004</text:p>
          </table:table-cell>
          <table:table-cell table:style-name="Default" table:formula="of:=AVERAGE([.IR2:.IR59])" office:value-type="float" office:value="0.000684545282413793">
            <text:p>6.85E-004</text:p>
          </table:table-cell>
          <table:table-cell table:style-name="Default" table:formula="of:=AVERAGE([.IS2:.IS59])" office:value-type="float" office:value="0.000684129435172414">
            <text:p>6.84E-004</text:p>
          </table:table-cell>
          <table:table-cell table:style-name="Default" table:formula="of:=AVERAGE([.IT2:.IT59])" office:value-type="float" office:value="0.00068428779362069">
            <text:p>6.84E-004</text:p>
          </table:table-cell>
          <table:table-cell table:style-name="Default" table:formula="of:=AVERAGE([.IU2:.IU59])" office:value-type="float" office:value="0.000685330669655173">
            <text:p>6.85E-004</text:p>
          </table:table-cell>
          <table:table-cell table:style-name="Default" table:formula="of:=AVERAGE([.IV2:.IV59])" office:value-type="float" office:value="0.000686858914827586">
            <text:p>6.87E-004</text:p>
          </table:table-cell>
          <table:table-cell table:formula="of:=SUM([.B60:.IV60])" office:value-type="float" office:value="2.38652363981793">
            <text:p>2.3865236398</text:p>
          </table:table-cell>
        </table:table-row>
        <table:table-row table:style-name="ro1">
          <table:table-cell office:value-type="string">
            <text:p>norm mean</text:p>
          </table:table-cell>
          <table:table-cell table:formula="of:=[.B60]/[.$IW$60]" office:value-type="float" office:value="0.0218696996918608">
            <text:p>0.0218696997</text:p>
          </table:table-cell>
          <table:table-cell table:formula="of:=[.C60]/[.$IW$60]" office:value-type="float" office:value="0.0240921198484799">
            <text:p>0.0240921198</text:p>
          </table:table-cell>
          <table:table-cell table:formula="of:=[.D60]/[.$IW$60]" office:value-type="float" office:value="0.0181545300588256">
            <text:p>0.0181545301</text:p>
          </table:table-cell>
          <table:table-cell table:formula="of:=[.E60]/[.$IW$60]" office:value-type="float" office:value="0.0146229259944091">
            <text:p>0.014622926</text:p>
          </table:table-cell>
          <table:table-cell table:formula="of:=[.F60]/[.$IW$60]" office:value-type="float" office:value="0.0130867601495454">
            <text:p>0.0130867601</text:p>
          </table:table-cell>
          <table:table-cell table:formula="of:=[.G60]/[.$IW$60]" office:value-type="float" office:value="0.0127998999540254">
            <text:p>0.0127999</text:p>
          </table:table-cell>
          <table:table-cell table:formula="of:=[.H60]/[.$IW$60]" office:value-type="float" office:value="0.0128447192287379">
            <text:p>0.0128447192</text:p>
          </table:table-cell>
          <table:table-cell table:formula="of:=[.I60]/[.$IW$60]" office:value-type="float" office:value="0.0130883090190941">
            <text:p>0.013088309</text:p>
          </table:table-cell>
          <table:table-cell table:formula="of:=[.J60]/[.$IW$60]" office:value-type="float" office:value="0.0128632418134168">
            <text:p>0.0128632418</text:p>
          </table:table-cell>
          <table:table-cell table:formula="of:=[.K60]/[.$IW$60]" office:value-type="float" office:value="0.0121181132313267">
            <text:p>0.0121181132</text:p>
          </table:table-cell>
          <table:table-cell table:formula="of:=[.L60]/[.$IW$60]" office:value-type="float" office:value="0.0119209806384397">
            <text:p>0.0119209806</text:p>
          </table:table-cell>
          <table:table-cell table:formula="of:=[.M60]/[.$IW$60]" office:value-type="float" office:value="0.0113055587777631">
            <text:p>0.0113055588</text:p>
          </table:table-cell>
          <table:table-cell table:formula="of:=[.N60]/[.$IW$60]" office:value-type="float" office:value="0.0108449609807439">
            <text:p>0.010844961</text:p>
          </table:table-cell>
          <table:table-cell table:formula="of:=[.O60]/[.$IW$60]" office:value-type="float" office:value="0.0111094933257391">
            <text:p>0.0111094933</text:p>
          </table:table-cell>
          <table:table-cell table:formula="of:=[.P60]/[.$IW$60]" office:value-type="float" office:value="0.0098275773901751">
            <text:p>0.0098275774</text:p>
          </table:table-cell>
          <table:table-cell table:formula="of:=[.Q60]/[.$IW$60]" office:value-type="float" office:value="0.011414948887462">
            <text:p>0.0114149489</text:p>
          </table:table-cell>
          <table:table-cell table:formula="of:=[.R60]/[.$IW$60]" office:value-type="float" office:value="0.0102549611061215">
            <text:p>0.0102549611</text:p>
          </table:table-cell>
          <table:table-cell table:formula="of:=[.S60]/[.$IW$60]" office:value-type="float" office:value="0.01068796290653">
            <text:p>0.0106879629</text:p>
          </table:table-cell>
          <table:table-cell table:formula="of:=[.T60]/[.$IW$60]" office:value-type="float" office:value="0.0107898466997503">
            <text:p>0.0107898467</text:p>
          </table:table-cell>
          <table:table-cell table:formula="of:=[.U60]/[.$IW$60]" office:value-type="float" office:value="0.0100808208145778">
            <text:p>0.0100808208</text:p>
          </table:table-cell>
          <table:table-cell table:formula="of:=[.V60]/[.$IW$60]" office:value-type="float" office:value="0.0112948757919127">
            <text:p>0.0112948758</text:p>
          </table:table-cell>
          <table:table-cell table:formula="of:=[.W60]/[.$IW$60]" office:value-type="float" office:value="0.00968215922032765">
            <text:p>0.0096821592</text:p>
          </table:table-cell>
          <table:table-cell table:formula="of:=[.X60]/[.$IW$60]" office:value-type="float" office:value="0.00973066722433162">
            <text:p>0.0097306672</text:p>
          </table:table-cell>
          <table:table-cell table:formula="of:=[.Y60]/[.$IW$60]" office:value-type="float" office:value="0.0100956766143067">
            <text:p>0.0100956766</text:p>
          </table:table-cell>
          <table:table-cell table:formula="of:=[.Z60]/[.$IW$60]" office:value-type="float" office:value="0.00925010012137527">
            <text:p>0.0092501001</text:p>
          </table:table-cell>
          <table:table-cell table:formula="of:=[.AA60]/[.$IW$60]" office:value-type="float" office:value="0.0086451923737339">
            <text:p>0.0086451924</text:p>
          </table:table-cell>
          <table:table-cell table:formula="of:=[.AB60]/[.$IW$60]" office:value-type="float" office:value="0.00840153725100937">
            <text:p>0.0084015373</text:p>
          </table:table-cell>
          <table:table-cell table:formula="of:=[.AC60]/[.$IW$60]" office:value-type="float" office:value="0.0095020098153019">
            <text:p>0.0095020098</text:p>
          </table:table-cell>
          <table:table-cell table:formula="of:=[.AD60]/[.$IW$60]" office:value-type="float" office:value="0.00873828522981015">
            <text:p>0.0087382852</text:p>
          </table:table-cell>
          <table:table-cell table:formula="of:=[.AE60]/[.$IW$60]" office:value-type="float" office:value="0.00846690577563134">
            <text:p>0.0084669058</text:p>
          </table:table-cell>
          <table:table-cell table:formula="of:=[.AF60]/[.$IW$60]" office:value-type="float" office:value="0.00974206533852235">
            <text:p>0.0097420653</text:p>
          </table:table-cell>
          <table:table-cell table:formula="of:=[.AG60]/[.$IW$60]" office:value-type="float" office:value="0.00852779100013189">
            <text:p>0.008527791</text:p>
          </table:table-cell>
          <table:table-cell table:formula="of:=[.AH60]/[.$IW$60]" office:value-type="float" office:value="0.00828611815835606">
            <text:p>0.0082861182</text:p>
          </table:table-cell>
          <table:table-cell table:formula="of:=[.AI60]/[.$IW$60]" office:value-type="float" office:value="0.0073621263690084">
            <text:p>0.0073621264</text:p>
          </table:table-cell>
          <table:table-cell table:formula="of:=[.AJ60]/[.$IW$60]" office:value-type="float" office:value="0.00800179133392838">
            <text:p>0.0080017913</text:p>
          </table:table-cell>
          <table:table-cell table:formula="of:=[.AK60]/[.$IW$60]" office:value-type="float" office:value="0.00739852646864559">
            <text:p>0.0073985265</text:p>
          </table:table-cell>
          <table:table-cell table:formula="of:=[.AL60]/[.$IW$60]" office:value-type="float" office:value="0.0079685465705121">
            <text:p>0.0079685466</text:p>
          </table:table-cell>
          <table:table-cell table:formula="of:=[.AM60]/[.$IW$60]" office:value-type="float" office:value="0.00674566732158518">
            <text:p>0.0067456673</text:p>
          </table:table-cell>
          <table:table-cell table:formula="of:=[.AN60]/[.$IW$60]" office:value-type="float" office:value="0.00710414239250455">
            <text:p>0.0071041424</text:p>
          </table:table-cell>
          <table:table-cell table:formula="of:=[.AO60]/[.$IW$60]" office:value-type="float" office:value="0.00637222307075571">
            <text:p>0.0063722231</text:p>
          </table:table-cell>
          <table:table-cell table:formula="of:=[.AP60]/[.$IW$60]" office:value-type="float" office:value="0.00672979885931102">
            <text:p>0.0067297989</text:p>
          </table:table-cell>
          <table:table-cell table:formula="of:=[.AQ60]/[.$IW$60]" office:value-type="float" office:value="0.00688130386426025">
            <text:p>0.0068813039</text:p>
          </table:table-cell>
          <table:table-cell table:formula="of:=[.AR60]/[.$IW$60]" office:value-type="float" office:value="0.00611795279566215">
            <text:p>0.0061179528</text:p>
          </table:table-cell>
          <table:table-cell table:formula="of:=[.AS60]/[.$IW$60]" office:value-type="float" office:value="0.00621362668485659">
            <text:p>0.0062136267</text:p>
          </table:table-cell>
          <table:table-cell table:formula="of:=[.AT60]/[.$IW$60]" office:value-type="float" office:value="0.00582014793732143">
            <text:p>0.0058201479</text:p>
          </table:table-cell>
          <table:table-cell table:formula="of:=[.AU60]/[.$IW$60]" office:value-type="float" office:value="0.00580536094204331">
            <text:p>0.0058053609</text:p>
          </table:table-cell>
          <table:table-cell table:formula="of:=[.AV60]/[.$IW$60]" office:value-type="float" office:value="0.00569024606840127">
            <text:p>0.0056902461</text:p>
          </table:table-cell>
          <table:table-cell table:formula="of:=[.AW60]/[.$IW$60]" office:value-type="float" office:value="0.0051240144824362">
            <text:p>0.0051240145</text:p>
          </table:table-cell>
          <table:table-cell table:formula="of:=[.AX60]/[.$IW$60]" office:value-type="float" office:value="0.00517031865325275">
            <text:p>0.0051703187</text:p>
          </table:table-cell>
          <table:table-cell table:formula="of:=[.AY60]/[.$IW$60]" office:value-type="float" office:value="0.00492736223547053">
            <text:p>0.0049273622</text:p>
          </table:table-cell>
          <table:table-cell table:formula="of:=[.AZ60]/[.$IW$60]" office:value-type="float" office:value="0.00457604056617021">
            <text:p>0.0045760406</text:p>
          </table:table-cell>
          <table:table-cell table:formula="of:=[.BA60]/[.$IW$60]" office:value-type="float" office:value="0.00500989850004604">
            <text:p>0.0050098985</text:p>
          </table:table-cell>
          <table:table-cell table:formula="of:=[.BB60]/[.$IW$60]" office:value-type="float" office:value="0.00485604221688575">
            <text:p>0.0048560422</text:p>
          </table:table-cell>
          <table:table-cell table:formula="of:=[.BC60]/[.$IW$60]" office:value-type="float" office:value="0.00455049386039945">
            <text:p>0.0045504939</text:p>
          </table:table-cell>
          <table:table-cell table:formula="of:=[.BD60]/[.$IW$60]" office:value-type="float" office:value="0.00505019078462718">
            <text:p>0.0050501908</text:p>
          </table:table-cell>
          <table:table-cell table:formula="of:=[.BE60]/[.$IW$60]" office:value-type="float" office:value="0.00457475671924602">
            <text:p>0.0045747567</text:p>
          </table:table-cell>
          <table:table-cell table:formula="of:=[.BF60]/[.$IW$60]" office:value-type="float" office:value="0.00440722576136713">
            <text:p>0.0044072258</text:p>
          </table:table-cell>
          <table:table-cell table:formula="of:=[.BG60]/[.$IW$60]" office:value-type="float" office:value="0.00434325704876756">
            <text:p>0.004343257</text:p>
          </table:table-cell>
          <table:table-cell table:formula="of:=[.BH60]/[.$IW$60]" office:value-type="float" office:value="0.00430269042632436">
            <text:p>0.0043026904</text:p>
          </table:table-cell>
          <table:table-cell table:formula="of:=[.BI60]/[.$IW$60]" office:value-type="float" office:value="0.00407266498862559">
            <text:p>0.004072665</text:p>
          </table:table-cell>
          <table:table-cell table:formula="of:=[.BJ60]/[.$IW$60]" office:value-type="float" office:value="0.00427898872853884">
            <text:p>0.0042789887</text:p>
          </table:table-cell>
          <table:table-cell table:formula="of:=[.BK60]/[.$IW$60]" office:value-type="float" office:value="0.00456328817293041">
            <text:p>0.0045632882</text:p>
          </table:table-cell>
          <table:table-cell table:formula="of:=[.BL60]/[.$IW$60]" office:value-type="float" office:value="0.00422362577173926">
            <text:p>0.0042236258</text:p>
          </table:table-cell>
          <table:table-cell table:formula="of:=[.BM60]/[.$IW$60]" office:value-type="float" office:value="0.00412971047136543">
            <text:p>0.0041297105</text:p>
          </table:table-cell>
          <table:table-cell table:formula="of:=[.BN60]/[.$IW$60]" office:value-type="float" office:value="0.00423039572064481">
            <text:p>0.0042303957</text:p>
          </table:table-cell>
          <table:table-cell table:formula="of:=[.BO60]/[.$IW$60]" office:value-type="float" office:value="0.00421044360028777">
            <text:p>0.0042104436</text:p>
          </table:table-cell>
          <table:table-cell table:formula="of:=[.BP60]/[.$IW$60]" office:value-type="float" office:value="0.00422756973954949">
            <text:p>0.0042275697</text:p>
          </table:table-cell>
          <table:table-cell table:formula="of:=[.BQ60]/[.$IW$60]" office:value-type="float" office:value="0.00420549100480131">
            <text:p>0.004205491</text:p>
          </table:table-cell>
          <table:table-cell table:formula="of:=[.BR60]/[.$IW$60]" office:value-type="float" office:value="0.00432096694539999">
            <text:p>0.0043209669</text:p>
          </table:table-cell>
          <table:table-cell table:formula="of:=[.BS60]/[.$IW$60]" office:value-type="float" office:value="0.00430904812431594">
            <text:p>0.0043090481</text:p>
          </table:table-cell>
          <table:table-cell table:formula="of:=[.BT60]/[.$IW$60]" office:value-type="float" office:value="0.00408663214547409">
            <text:p>0.0040866321</text:p>
          </table:table-cell>
          <table:table-cell table:formula="of:=[.BU60]/[.$IW$60]" office:value-type="float" office:value="0.00387352193933912">
            <text:p>0.0038735219</text:p>
          </table:table-cell>
          <table:table-cell table:formula="of:=[.BV60]/[.$IW$60]" office:value-type="float" office:value="0.00423560569526176">
            <text:p>0.0042356057</text:p>
          </table:table-cell>
          <table:table-cell table:formula="of:=[.BW60]/[.$IW$60]" office:value-type="float" office:value="0.00424810107131724">
            <text:p>0.0042481011</text:p>
          </table:table-cell>
          <table:table-cell table:formula="of:=[.BX60]/[.$IW$60]" office:value-type="float" office:value="0.00401809650801525">
            <text:p>0.0040180965</text:p>
          </table:table-cell>
          <table:table-cell table:formula="of:=[.BY60]/[.$IW$60]" office:value-type="float" office:value="0.00410870846508042">
            <text:p>0.0041087085</text:p>
          </table:table-cell>
          <table:table-cell table:formula="of:=[.BZ60]/[.$IW$60]" office:value-type="float" office:value="0.00399055491747749">
            <text:p>0.0039905549</text:p>
          </table:table-cell>
          <table:table-cell table:formula="of:=[.CA60]/[.$IW$60]" office:value-type="float" office:value="0.0040065891178673">
            <text:p>0.0040065891</text:p>
          </table:table-cell>
          <table:table-cell table:formula="of:=[.CB60]/[.$IW$60]" office:value-type="float" office:value="0.00396415964370916">
            <text:p>0.0039641596</text:p>
          </table:table-cell>
          <table:table-cell table:formula="of:=[.CC60]/[.$IW$60]" office:value-type="float" office:value="0.00376505159772435">
            <text:p>0.0037650516</text:p>
          </table:table-cell>
          <table:table-cell table:formula="of:=[.CD60]/[.$IW$60]" office:value-type="float" office:value="0.00396575210718228">
            <text:p>0.0039657521</text:p>
          </table:table-cell>
          <table:table-cell table:formula="of:=[.CE60]/[.$IW$60]" office:value-type="float" office:value="0.00387587175820632">
            <text:p>0.0038758718</text:p>
          </table:table-cell>
          <table:table-cell table:formula="of:=[.CF60]/[.$IW$60]" office:value-type="float" office:value="0.00412824996869963">
            <text:p>0.00412825</text:p>
          </table:table-cell>
          <table:table-cell table:formula="of:=[.CG60]/[.$IW$60]" office:value-type="float" office:value="0.00394105744871604">
            <text:p>0.0039410574</text:p>
          </table:table-cell>
          <table:table-cell table:formula="of:=[.CH60]/[.$IW$60]" office:value-type="float" office:value="0.00364273359857225">
            <text:p>0.0036427336</text:p>
          </table:table-cell>
          <table:table-cell table:formula="of:=[.CI60]/[.$IW$60]" office:value-type="float" office:value="0.00360876585525672">
            <text:p>0.0036087659</text:p>
          </table:table-cell>
          <table:table-cell table:formula="of:=[.CJ60]/[.$IW$60]" office:value-type="float" office:value="0.00378962836215767">
            <text:p>0.0037896284</text:p>
          </table:table-cell>
          <table:table-cell table:formula="of:=[.CK60]/[.$IW$60]" office:value-type="float" office:value="0.00362932938289532">
            <text:p>0.0036293294</text:p>
          </table:table-cell>
          <table:table-cell table:formula="of:=[.CL60]/[.$IW$60]" office:value-type="float" office:value="0.00366682819868399">
            <text:p>0.0036668282</text:p>
          </table:table-cell>
          <table:table-cell table:formula="of:=[.CM60]/[.$IW$60]" office:value-type="float" office:value="0.00372808056664674">
            <text:p>0.0037280806</text:p>
          </table:table-cell>
          <table:table-cell table:formula="of:=[.CN60]/[.$IW$60]" office:value-type="float" office:value="0.00379466536118036">
            <text:p>0.0037946654</text:p>
          </table:table-cell>
          <table:table-cell table:formula="of:=[.CO60]/[.$IW$60]" office:value-type="float" office:value="0.00389252615083876">
            <text:p>0.0038925262</text:p>
          </table:table-cell>
          <table:table-cell table:formula="of:=[.CP60]/[.$IW$60]" office:value-type="float" office:value="0.0036541538102633">
            <text:p>0.0036541538</text:p>
          </table:table-cell>
          <table:table-cell table:formula="of:=[.CQ60]/[.$IW$60]" office:value-type="float" office:value="0.00380174413903438">
            <text:p>0.0038017441</text:p>
          </table:table-cell>
          <table:table-cell table:formula="of:=[.CR60]/[.$IW$60]" office:value-type="float" office:value="0.00355088881309975">
            <text:p>0.0035508888</text:p>
          </table:table-cell>
          <table:table-cell table:formula="of:=[.CS60]/[.$IW$60]" office:value-type="float" office:value="0.00352201021506423">
            <text:p>0.0035220102</text:p>
          </table:table-cell>
          <table:table-cell table:formula="of:=[.CT60]/[.$IW$60]" office:value-type="float" office:value="0.00342986853547521">
            <text:p>0.0034298685</text:p>
          </table:table-cell>
          <table:table-cell table:formula="of:=[.CU60]/[.$IW$60]" office:value-type="float" office:value="0.00336236289857813">
            <text:p>0.0033623629</text:p>
          </table:table-cell>
          <table:table-cell table:formula="of:=[.CV60]/[.$IW$60]" office:value-type="float" office:value="0.00330556222221571">
            <text:p>0.0033055622</text:p>
          </table:table-cell>
          <table:table-cell table:formula="of:=[.CW60]/[.$IW$60]" office:value-type="float" office:value="0.00344676870978914">
            <text:p>0.0034467687</text:p>
          </table:table-cell>
          <table:table-cell table:formula="of:=[.CX60]/[.$IW$60]" office:value-type="float" office:value="0.0035629038981399">
            <text:p>0.0035629039</text:p>
          </table:table-cell>
          <table:table-cell table:formula="of:=[.CY60]/[.$IW$60]" office:value-type="float" office:value="0.00340615227314899">
            <text:p>0.0034061523</text:p>
          </table:table-cell>
          <table:table-cell table:formula="of:=[.CZ60]/[.$IW$60]" office:value-type="float" office:value="0.00329222884251179">
            <text:p>0.0032922288</text:p>
          </table:table-cell>
          <table:table-cell table:formula="of:=[.DA60]/[.$IW$60]" office:value-type="float" office:value="0.00333006320335584">
            <text:p>0.0033300632</text:p>
          </table:table-cell>
          <table:table-cell table:formula="of:=[.DB60]/[.$IW$60]" office:value-type="float" office:value="0.0032774087923728">
            <text:p>0.0032774088</text:p>
          </table:table-cell>
          <table:table-cell table:formula="of:=[.DC60]/[.$IW$60]" office:value-type="float" office:value="0.00302151047832607">
            <text:p>0.0030215105</text:p>
          </table:table-cell>
          <table:table-cell table:formula="of:=[.DD60]/[.$IW$60]" office:value-type="float" office:value="0.00313519132772401">
            <text:p>0.0031351913</text:p>
          </table:table-cell>
          <table:table-cell table:formula="of:=[.DE60]/[.$IW$60]" office:value-type="float" office:value="0.00323574323343164">
            <text:p>0.0032357432</text:p>
          </table:table-cell>
          <table:table-cell table:formula="of:=[.DF60]/[.$IW$60]" office:value-type="float" office:value="0.00319102144361152">
            <text:p>0.0031910214</text:p>
          </table:table-cell>
          <table:table-cell table:formula="of:=[.DG60]/[.$IW$60]" office:value-type="float" office:value="0.0034680838956012">
            <text:p>0.0034680839</text:p>
          </table:table-cell>
          <table:table-cell table:formula="of:=[.DH60]/[.$IW$60]" office:value-type="float" office:value="0.00308491515596861">
            <text:p>0.0030849152</text:p>
          </table:table-cell>
          <table:table-cell table:formula="of:=[.DI60]/[.$IW$60]" office:value-type="float" office:value="0.00284928321175066">
            <text:p>0.0028492832</text:p>
          </table:table-cell>
          <table:table-cell table:formula="of:=[.DJ60]/[.$IW$60]" office:value-type="float" office:value="0.00300539562462478">
            <text:p>0.0030053956</text:p>
          </table:table-cell>
          <table:table-cell table:formula="of:=[.DK60]/[.$IW$60]" office:value-type="float" office:value="0.00307167168196074">
            <text:p>0.0030716717</text:p>
          </table:table-cell>
          <table:table-cell table:formula="of:=[.DL60]/[.$IW$60]" office:value-type="float" office:value="0.00296168986467752">
            <text:p>0.0029616899</text:p>
          </table:table-cell>
          <table:table-cell table:formula="of:=[.DM60]/[.$IW$60]" office:value-type="float" office:value="0.00301056490305411">
            <text:p>0.0030105649</text:p>
          </table:table-cell>
          <table:table-cell table:formula="of:=[.DN60]/[.$IW$60]" office:value-type="float" office:value="0.00301508742195809">
            <text:p>0.0030150874</text:p>
          </table:table-cell>
          <table:table-cell table:formula="of:=[.DO60]/[.$IW$60]" office:value-type="float" office:value="0.00298668117090568">
            <text:p>0.0029866812</text:p>
          </table:table-cell>
          <table:table-cell table:formula="of:=[.DP60]/[.$IW$60]" office:value-type="float" office:value="0.00283408946338371">
            <text:p>0.0028340895</text:p>
          </table:table-cell>
          <table:table-cell table:formula="of:=[.DQ60]/[.$IW$60]" office:value-type="float" office:value="0.00275912093343478">
            <text:p>0.0027591209</text:p>
          </table:table-cell>
          <table:table-cell table:formula="of:=[.DR60]/[.$IW$60]" office:value-type="float" office:value="0.0028242382269541">
            <text:p>0.0028242382</text:p>
          </table:table-cell>
          <table:table-cell table:formula="of:=[.DS60]/[.$IW$60]" office:value-type="float" office:value="0.002931578303137">
            <text:p>0.0029315783</text:p>
          </table:table-cell>
          <table:table-cell table:formula="of:=[.DT60]/[.$IW$60]" office:value-type="float" office:value="0.00289349656472503">
            <text:p>0.0028934966</text:p>
          </table:table-cell>
          <table:table-cell table:formula="of:=[.DU60]/[.$IW$60]" office:value-type="float" office:value="0.00266970602123202">
            <text:p>0.002669706</text:p>
          </table:table-cell>
          <table:table-cell table:formula="of:=[.DV60]/[.$IW$60]" office:value-type="float" office:value="0.00271243040060883">
            <text:p>0.0027124304</text:p>
          </table:table-cell>
          <table:table-cell table:formula="of:=[.DW60]/[.$IW$60]" office:value-type="float" office:value="0.00271437716820796">
            <text:p>0.0027143772</text:p>
          </table:table-cell>
          <table:table-cell table:formula="of:=[.DX60]/[.$IW$60]" office:value-type="float" office:value="0.00290842452033843">
            <text:p>0.0029084245</text:p>
          </table:table-cell>
          <table:table-cell table:formula="of:=[.DY60]/[.$IW$60]" office:value-type="float" office:value="0.00274865114616316">
            <text:p>0.0027486511</text:p>
          </table:table-cell>
          <table:table-cell table:formula="of:=[.DZ60]/[.$IW$60]" office:value-type="float" office:value="0.00261703369860921">
            <text:p>0.0026170337</text:p>
          </table:table-cell>
          <table:table-cell table:formula="of:=[.EA60]/[.$IW$60]" office:value-type="float" office:value="0.00267554265255143">
            <text:p>0.0026755427</text:p>
          </table:table-cell>
          <table:table-cell table:formula="of:=[.EB60]/[.$IW$60]" office:value-type="float" office:value="0.00263921649107664">
            <text:p>0.0026392165</text:p>
          </table:table-cell>
          <table:table-cell table:formula="of:=[.EC60]/[.$IW$60]" office:value-type="float" office:value="0.00257661907405351">
            <text:p>0.0025766191</text:p>
          </table:table-cell>
          <table:table-cell table:formula="of:=[.ED60]/[.$IW$60]" office:value-type="float" office:value="0.0025806893841972">
            <text:p>0.0025806894</text:p>
          </table:table-cell>
          <table:table-cell table:formula="of:=[.EE60]/[.$IW$60]" office:value-type="float" office:value="0.0026278750362725">
            <text:p>0.002627875</text:p>
          </table:table-cell>
          <table:table-cell table:formula="of:=[.EF60]/[.$IW$60]" office:value-type="float" office:value="0.00260750446640233">
            <text:p>0.0026075045</text:p>
          </table:table-cell>
          <table:table-cell table:formula="of:=[.EG60]/[.$IW$60]" office:value-type="float" office:value="0.00261844046418837">
            <text:p>0.0026184405</text:p>
          </table:table-cell>
          <table:table-cell table:formula="of:=[.EH60]/[.$IW$60]" office:value-type="float" office:value="0.00266125966407126">
            <text:p>0.0026612597</text:p>
          </table:table-cell>
          <table:table-cell table:formula="of:=[.EI60]/[.$IW$60]" office:value-type="float" office:value="0.00254794851270972">
            <text:p>0.0025479485</text:p>
          </table:table-cell>
          <table:table-cell table:formula="of:=[.EJ60]/[.$IW$60]" office:value-type="float" office:value="0.00250004373788213">
            <text:p>0.0025000437</text:p>
          </table:table-cell>
          <table:table-cell table:formula="of:=[.EK60]/[.$IW$60]" office:value-type="float" office:value="0.00259106717645473">
            <text:p>0.0025910672</text:p>
          </table:table-cell>
          <table:table-cell table:formula="of:=[.EL60]/[.$IW$60]" office:value-type="float" office:value="0.00266549199750579">
            <text:p>0.002665492</text:p>
          </table:table-cell>
          <table:table-cell table:formula="of:=[.EM60]/[.$IW$60]" office:value-type="float" office:value="0.00252096626627766">
            <text:p>0.0025209663</text:p>
          </table:table-cell>
          <table:table-cell table:formula="of:=[.EN60]/[.$IW$60]" office:value-type="float" office:value="0.00258952574016784">
            <text:p>0.0025895257</text:p>
          </table:table-cell>
          <table:table-cell table:formula="of:=[.EO60]/[.$IW$60]" office:value-type="float" office:value="0.002448244696017">
            <text:p>0.0024482447</text:p>
          </table:table-cell>
          <table:table-cell table:formula="of:=[.EP60]/[.$IW$60]" office:value-type="float" office:value="0.00230729476470641">
            <text:p>0.0023072948</text:p>
          </table:table-cell>
          <table:table-cell table:formula="of:=[.EQ60]/[.$IW$60]" office:value-type="float" office:value="0.00240512192732555">
            <text:p>0.0024051219</text:p>
          </table:table-cell>
          <table:table-cell table:formula="of:=[.ER60]/[.$IW$60]" office:value-type="float" office:value="0.00243418376910101">
            <text:p>0.0024341838</text:p>
          </table:table-cell>
          <table:table-cell table:formula="of:=[.ES60]/[.$IW$60]" office:value-type="float" office:value="0.00263952047601493">
            <text:p>0.0026395205</text:p>
          </table:table-cell>
          <table:table-cell table:formula="of:=[.ET60]/[.$IW$60]" office:value-type="float" office:value="0.00276614666558439">
            <text:p>0.0027661467</text:p>
          </table:table-cell>
          <table:table-cell table:formula="of:=[.EU60]/[.$IW$60]" office:value-type="float" office:value="0.00257236313681571">
            <text:p>0.0025723631</text:p>
          </table:table-cell>
          <table:table-cell table:formula="of:=[.EV60]/[.$IW$60]" office:value-type="float" office:value="0.00251048420390132">
            <text:p>0.0025104842</text:p>
          </table:table-cell>
          <table:table-cell table:formula="of:=[.EW60]/[.$IW$60]" office:value-type="float" office:value="0.00241715084867938">
            <text:p>0.0024171508</text:p>
          </table:table-cell>
          <table:table-cell table:formula="of:=[.EX60]/[.$IW$60]" office:value-type="float" office:value="0.00239005926343716">
            <text:p>0.0023900593</text:p>
          </table:table-cell>
          <table:table-cell table:formula="of:=[.EY60]/[.$IW$60]" office:value-type="float" office:value="0.00243726611501059">
            <text:p>0.0024372661</text:p>
          </table:table-cell>
          <table:table-cell table:formula="of:=[.EZ60]/[.$IW$60]" office:value-type="float" office:value="0.00244151600753053">
            <text:p>0.002441516</text:p>
          </table:table-cell>
          <table:table-cell table:formula="of:=[.FA60]/[.$IW$60]" office:value-type="float" office:value="0.0026015531624432">
            <text:p>0.0026015532</text:p>
          </table:table-cell>
          <table:table-cell table:formula="of:=[.FB60]/[.$IW$60]" office:value-type="float" office:value="0.00261128222072647">
            <text:p>0.0026112822</text:p>
          </table:table-cell>
          <table:table-cell table:formula="of:=[.FC60]/[.$IW$60]" office:value-type="float" office:value="0.00243353258819723">
            <text:p>0.0024335326</text:p>
          </table:table-cell>
          <table:table-cell table:formula="of:=[.FD60]/[.$IW$60]" office:value-type="float" office:value="0.00236631868714182">
            <text:p>0.0023663187</text:p>
          </table:table-cell>
          <table:table-cell table:formula="of:=[.FE60]/[.$IW$60]" office:value-type="float" office:value="0.00231981323379481">
            <text:p>0.0023198132</text:p>
          </table:table-cell>
          <table:table-cell table:formula="of:=[.FF60]/[.$IW$60]" office:value-type="float" office:value="0.00233106986821054">
            <text:p>0.0023310699</text:p>
          </table:table-cell>
          <table:table-cell table:formula="of:=[.FG60]/[.$IW$60]" office:value-type="float" office:value="0.00247371454277031">
            <text:p>0.0024737145</text:p>
          </table:table-cell>
          <table:table-cell table:formula="of:=[.FH60]/[.$IW$60]" office:value-type="float" office:value="0.00241204050462367">
            <text:p>0.0024120405</text:p>
          </table:table-cell>
          <table:table-cell table:formula="of:=[.FI60]/[.$IW$60]" office:value-type="float" office:value="0.00242101330129831">
            <text:p>0.0024210133</text:p>
          </table:table-cell>
          <table:table-cell table:formula="of:=[.FJ60]/[.$IW$60]" office:value-type="float" office:value="0.0025981095993079">
            <text:p>0.0025981096</text:p>
          </table:table-cell>
          <table:table-cell table:formula="of:=[.FK60]/[.$IW$60]" office:value-type="float" office:value="0.00256869826562893">
            <text:p>0.0025686983</text:p>
          </table:table-cell>
          <table:table-cell table:formula="of:=[.FL60]/[.$IW$60]" office:value-type="float" office:value="0.00226478750564216">
            <text:p>0.0022647875</text:p>
          </table:table-cell>
          <table:table-cell table:formula="of:=[.FM60]/[.$IW$60]" office:value-type="float" office:value="0.00212069373795702">
            <text:p>0.0021206937</text:p>
          </table:table-cell>
          <table:table-cell table:formula="of:=[.FN60]/[.$IW$60]" office:value-type="float" office:value="0.00221424775731303">
            <text:p>0.0022142478</text:p>
          </table:table-cell>
          <table:table-cell table:formula="of:=[.FO60]/[.$IW$60]" office:value-type="float" office:value="0.00224997136798961">
            <text:p>0.0022499714</text:p>
          </table:table-cell>
          <table:table-cell table:formula="of:=[.FP60]/[.$IW$60]" office:value-type="float" office:value="0.00213465991393861">
            <text:p>0.0021346599</text:p>
          </table:table-cell>
          <table:table-cell table:formula="of:=[.FQ60]/[.$IW$60]" office:value-type="float" office:value="0.00235211487131708">
            <text:p>0.0023521149</text:p>
          </table:table-cell>
          <table:table-cell table:formula="of:=[.FR60]/[.$IW$60]" office:value-type="float" office:value="0.00239199124087525">
            <text:p>0.0023919912</text:p>
          </table:table-cell>
          <table:table-cell table:formula="of:=[.FS60]/[.$IW$60]" office:value-type="float" office:value="0.00244799486530651">
            <text:p>0.0024479949</text:p>
          </table:table-cell>
          <table:table-cell table:formula="of:=[.FT60]/[.$IW$60]" office:value-type="float" office:value="0.00229103774634993">
            <text:p>0.0022910377</text:p>
          </table:table-cell>
          <table:table-cell table:formula="of:=[.FU60]/[.$IW$60]" office:value-type="float" office:value="0.00216162236444346">
            <text:p>0.0021616224</text:p>
          </table:table-cell>
          <table:table-cell table:formula="of:=[.FV60]/[.$IW$60]" office:value-type="float" office:value="0.00218786313169774">
            <text:p>0.0021878631</text:p>
          </table:table-cell>
          <table:table-cell table:formula="of:=[.FW60]/[.$IW$60]" office:value-type="float" office:value="0.00207422386782024">
            <text:p>0.0020742239</text:p>
          </table:table-cell>
          <table:table-cell table:formula="of:=[.FX60]/[.$IW$60]" office:value-type="float" office:value="0.00218475604774239">
            <text:p>0.002184756</text:p>
          </table:table-cell>
          <table:table-cell table:formula="of:=[.FY60]/[.$IW$60]" office:value-type="float" office:value="0.00216393854153347">
            <text:p>0.0021639385</text:p>
          </table:table-cell>
          <table:table-cell table:formula="of:=[.FZ60]/[.$IW$60]" office:value-type="float" office:value="0.00214616259459609">
            <text:p>0.0021461626</text:p>
          </table:table-cell>
          <table:table-cell table:formula="of:=[.GA60]/[.$IW$60]" office:value-type="float" office:value="0.0022119261612169">
            <text:p>0.0022119262</text:p>
          </table:table-cell>
          <table:table-cell table:formula="of:=[.GB60]/[.$IW$60]" office:value-type="float" office:value="0.00212523290486791">
            <text:p>0.0021252329</text:p>
          </table:table-cell>
          <table:table-cell table:formula="of:=[.GC60]/[.$IW$60]" office:value-type="float" office:value="0.00212390342989631">
            <text:p>0.0021239034</text:p>
          </table:table-cell>
          <table:table-cell table:formula="of:=[.GD60]/[.$IW$60]" office:value-type="float" office:value="0.00185141719625772">
            <text:p>0.0018514172</text:p>
          </table:table-cell>
          <table:table-cell table:formula="of:=[.GE60]/[.$IW$60]" office:value-type="float" office:value="0.00178586958969886">
            <text:p>0.0017858696</text:p>
          </table:table-cell>
          <table:table-cell table:formula="of:=[.GF60]/[.$IW$60]" office:value-type="float" office:value="0.0017325269603873">
            <text:p>0.001732527</text:p>
          </table:table-cell>
          <table:table-cell table:formula="of:=[.GG60]/[.$IW$60]" office:value-type="float" office:value="0.00168451225752142">
            <text:p>0.0016845123</text:p>
          </table:table-cell>
          <table:table-cell table:formula="of:=[.GH60]/[.$IW$60]" office:value-type="float" office:value="0.00168200557905656">
            <text:p>0.0016820056</text:p>
          </table:table-cell>
          <table:table-cell table:formula="of:=[.GI60]/[.$IW$60]" office:value-type="float" office:value="0.00166718136985981">
            <text:p>0.0016671814</text:p>
          </table:table-cell>
          <table:table-cell table:formula="of:=[.GJ60]/[.$IW$60]" office:value-type="float" office:value="0.00161091965251997">
            <text:p>0.0016109197</text:p>
          </table:table-cell>
          <table:table-cell table:formula="of:=[.GK60]/[.$IW$60]" office:value-type="float" office:value="0.00161593038898827">
            <text:p>0.0016159304</text:p>
          </table:table-cell>
          <table:table-cell table:formula="of:=[.GL60]/[.$IW$60]" office:value-type="float" office:value="0.0016236574134535">
            <text:p>0.0016236574</text:p>
          </table:table-cell>
          <table:table-cell table:formula="of:=[.GM60]/[.$IW$60]" office:value-type="float" office:value="0.00168462140170422">
            <text:p>0.0016846214</text:p>
          </table:table-cell>
          <table:table-cell table:formula="of:=[.GN60]/[.$IW$60]" office:value-type="float" office:value="0.00167195050646147">
            <text:p>0.0016719505</text:p>
          </table:table-cell>
          <table:table-cell table:formula="of:=[.GO60]/[.$IW$60]" office:value-type="float" office:value="0.00164140802603698">
            <text:p>0.001641408</text:p>
          </table:table-cell>
          <table:table-cell table:formula="of:=[.GP60]/[.$IW$60]" office:value-type="float" office:value="0.00158042147336815">
            <text:p>0.0015804215</text:p>
          </table:table-cell>
          <table:table-cell table:formula="of:=[.GQ60]/[.$IW$60]" office:value-type="float" office:value="0.00162384853504948">
            <text:p>0.0016238485</text:p>
          </table:table-cell>
          <table:table-cell table:formula="of:=[.GR60]/[.$IW$60]" office:value-type="float" office:value="0.00168806847029906">
            <text:p>0.0016880685</text:p>
          </table:table-cell>
          <table:table-cell table:formula="of:=[.GS60]/[.$IW$60]" office:value-type="float" office:value="0.00168679423503255">
            <text:p>0.0016867942</text:p>
          </table:table-cell>
          <table:table-cell table:formula="of:=[.GT60]/[.$IW$60]" office:value-type="float" office:value="0.00167474696127377">
            <text:p>0.001674747</text:p>
          </table:table-cell>
          <table:table-cell table:formula="of:=[.GU60]/[.$IW$60]" office:value-type="float" office:value="0.00163019490398129">
            <text:p>0.0016301949</text:p>
          </table:table-cell>
          <table:table-cell table:formula="of:=[.GV60]/[.$IW$60]" office:value-type="float" office:value="0.00166142723495983">
            <text:p>0.0016614272</text:p>
          </table:table-cell>
          <table:table-cell table:formula="of:=[.GW60]/[.$IW$60]" office:value-type="float" office:value="0.00161794239929996">
            <text:p>0.0016179424</text:p>
          </table:table-cell>
          <table:table-cell table:formula="of:=[.GX60]/[.$IW$60]" office:value-type="float" office:value="0.00157612186685472">
            <text:p>0.0015761219</text:p>
          </table:table-cell>
          <table:table-cell table:formula="of:=[.GY60]/[.$IW$60]" office:value-type="float" office:value="0.00159905461114695">
            <text:p>0.0015990546</text:p>
          </table:table-cell>
          <table:table-cell table:formula="of:=[.GZ60]/[.$IW$60]" office:value-type="float" office:value="0.00163692270154556">
            <text:p>0.0016369227</text:p>
          </table:table-cell>
          <table:table-cell table:formula="of:=[.HA60]/[.$IW$60]" office:value-type="float" office:value="0.00172714656287192">
            <text:p>0.0017271466</text:p>
          </table:table-cell>
          <table:table-cell table:formula="of:=[.HB60]/[.$IW$60]" office:value-type="float" office:value="0.0016162933390042">
            <text:p>0.0016162933</text:p>
          </table:table-cell>
          <table:table-cell table:formula="of:=[.HC60]/[.$IW$60]" office:value-type="float" office:value="0.00155713719763099">
            <text:p>0.0015571372</text:p>
          </table:table-cell>
          <table:table-cell table:formula="of:=[.HD60]/[.$IW$60]" office:value-type="float" office:value="0.00152685023393969">
            <text:p>0.0015268502</text:p>
          </table:table-cell>
          <table:table-cell table:formula="of:=[.HE60]/[.$IW$60]" office:value-type="float" office:value="0.00144479315619082">
            <text:p>0.0014447932</text:p>
          </table:table-cell>
          <table:table-cell table:formula="of:=[.HF60]/[.$IW$60]" office:value-type="float" office:value="0.00142503999374508">
            <text:p>0.00142504</text:p>
          </table:table-cell>
          <table:table-cell table:formula="of:=[.HG60]/[.$IW$60]" office:value-type="float" office:value="0.00139713652978258">
            <text:p>0.0013971365</text:p>
          </table:table-cell>
          <table:table-cell table:formula="of:=[.HH60]/[.$IW$60]" office:value-type="float" office:value="0.00143869865816112">
            <text:p>0.0014386987</text:p>
          </table:table-cell>
          <table:table-cell table:formula="of:=[.HI60]/[.$IW$60]" office:value-type="float" office:value="0.00146807687174222">
            <text:p>0.0014680769</text:p>
          </table:table-cell>
          <table:table-cell table:formula="of:=[.HJ60]/[.$IW$60]" office:value-type="float" office:value="0.00139445543241793">
            <text:p>0.0013944554</text:p>
          </table:table-cell>
          <table:table-cell table:formula="of:=[.HK60]/[.$IW$60]" office:value-type="float" office:value="0.00133390510103617">
            <text:p>0.0013339051</text:p>
          </table:table-cell>
          <table:table-cell table:formula="of:=[.HL60]/[.$IW$60]" office:value-type="float" office:value="0.00126095958853612">
            <text:p>0.0012609596</text:p>
          </table:table-cell>
          <table:table-cell table:formula="of:=[.HM60]/[.$IW$60]" office:value-type="float" office:value="0.00127381273993315">
            <text:p>0.0012738127</text:p>
          </table:table-cell>
          <table:table-cell table:formula="of:=[.HN60]/[.$IW$60]" office:value-type="float" office:value="0.00124659308599704">
            <text:p>0.0012465931</text:p>
          </table:table-cell>
          <table:table-cell table:formula="of:=[.HO60]/[.$IW$60]" office:value-type="float" office:value="0.00113503053085188">
            <text:p>0.0011350305</text:p>
          </table:table-cell>
          <table:table-cell table:formula="of:=[.HP60]/[.$IW$60]" office:value-type="float" office:value="0.00119375196547686">
            <text:p>0.001193752</text:p>
          </table:table-cell>
          <table:table-cell table:formula="of:=[.HQ60]/[.$IW$60]" office:value-type="float" office:value="0.00118652226264205">
            <text:p>0.0011865223</text:p>
          </table:table-cell>
          <table:table-cell table:formula="of:=[.HR60]/[.$IW$60]" office:value-type="float" office:value="0.00112626561518154">
            <text:p>0.0011262656</text:p>
          </table:table-cell>
          <table:table-cell table:style-name="Default" table:formula="of:=[.HS60]/[.$IW$60]" office:value-type="float" office:value="0.00110593397627087">
            <text:p>0.001105934</text:p>
          </table:table-cell>
          <table:table-cell table:style-name="Default" table:formula="of:=[.HT60]/[.$IW$60]" office:value-type="float" office:value="0.00114927455282813">
            <text:p>0.0011492746</text:p>
          </table:table-cell>
          <table:table-cell table:style-name="Default" table:formula="of:=[.HU60]/[.$IW$60]" office:value-type="float" office:value="0.00113844482843544">
            <text:p>0.0011384448</text:p>
          </table:table-cell>
          <table:table-cell table:style-name="Default" table:formula="of:=[.HV60]/[.$IW$60]" office:value-type="float" office:value="0.00104587075450801">
            <text:p>0.0010458708</text:p>
          </table:table-cell>
          <table:table-cell table:formula="of:=[.HW60]/[.$IW$60]" office:value-type="float" office:value="0.00108750418122594">
            <text:p>0.0010875042</text:p>
          </table:table-cell>
          <table:table-cell table:style-name="Default" table:formula="of:=[.HX60]/[.$IW$60]" office:value-type="float" office:value="0.00110304137612834">
            <text:p>0.0011030414</text:p>
          </table:table-cell>
          <table:table-cell table:style-name="Default" table:formula="of:=[.HY60]/[.$IW$60]" office:value-type="float" office:value="0.00108947617242777">
            <text:p>0.0010894762</text:p>
          </table:table-cell>
          <table:table-cell table:style-name="Default" table:formula="of:=[.HZ60]/[.$IW$60]" office:value-type="float" office:value="0.00108925268879802">
            <text:p>0.0010892527</text:p>
          </table:table-cell>
          <table:table-cell table:style-name="Default" table:formula="of:=[.IA60]/[.$IW$60]" office:value-type="float" office:value="0.00100530573293612">
            <text:p>0.0010053057</text:p>
          </table:table-cell>
          <table:table-cell table:style-name="Default" table:formula="of:=[.IB60]/[.$IW$60]" office:value-type="float" office:value="0.000975011020345664">
            <text:p>0.000975011</text:p>
          </table:table-cell>
          <table:table-cell table:style-name="Default" table:formula="of:=[.IC60]/[.$IW$60]" office:value-type="float" office:value="0.000862199403398851">
            <text:p>0.0008621994</text:p>
          </table:table-cell>
          <table:table-cell table:style-name="Default" table:formula="of:=[.ID60]/[.$IW$60]" office:value-type="float" office:value="0.000792210751369848">
            <text:p>0.0007922108</text:p>
          </table:table-cell>
          <table:table-cell table:style-name="Default" table:formula="of:=[.IE60]/[.$IW$60]" office:value-type="float" office:value="0.000755303657253267">
            <text:p>0.0007553037</text:p>
          </table:table-cell>
          <table:table-cell table:style-name="Default" table:formula="of:=[.IF60]/[.$IW$60]" office:value-type="float" office:value="0.000681654444809206">
            <text:p>0.0006816544</text:p>
          </table:table-cell>
          <table:table-cell table:style-name="Default" table:formula="of:=[.IG60]/[.$IW$60]" office:value-type="float" office:value="0.000626749610724782">
            <text:p>0.0006267496</text:p>
          </table:table-cell>
          <table:table-cell table:style-name="Default" table:formula="of:=[.IH60]/[.$IW$60]" office:value-type="float" office:value="0.000570380056904279">
            <text:p>0.0005703801</text:p>
          </table:table-cell>
          <table:table-cell table:style-name="Default" table:formula="of:=[.II60]/[.$IW$60]" office:value-type="float" office:value="0.000544506374015984">
            <text:p>0.0005445064</text:p>
          </table:table-cell>
          <table:table-cell table:style-name="Default" table:formula="of:=[.IJ60]/[.$IW$60]" office:value-type="float" office:value="0.000506345895116664">
            <text:p>0.0005063459</text:p>
          </table:table-cell>
          <table:table-cell table:style-name="Default" table:formula="of:=[.IK60]/[.$IW$60]" office:value-type="float" office:value="0.000478197240434697">
            <text:p>0.0004781972</text:p>
          </table:table-cell>
          <table:table-cell table:style-name="Default" table:formula="of:=[.IL60]/[.$IW$60]" office:value-type="float" office:value="0.000452285993963199">
            <text:p>0.000452286</text:p>
          </table:table-cell>
          <table:table-cell table:style-name="Default" table:formula="of:=[.IM60]/[.$IW$60]" office:value-type="float" office:value="0.000420452767819278">
            <text:p>0.0004204528</text:p>
          </table:table-cell>
          <table:table-cell table:style-name="Default" table:formula="of:=[.IN60]/[.$IW$60]" office:value-type="float" office:value="0.000399257793507086">
            <text:p>0.0003992578</text:p>
          </table:table-cell>
          <table:table-cell table:style-name="Default" table:formula="of:=[.IO60]/[.$IW$60]" office:value-type="float" office:value="0.000364354006883415">
            <text:p>0.000364354</text:p>
          </table:table-cell>
          <table:table-cell table:style-name="Default" table:formula="of:=[.IP60]/[.$IW$60]" office:value-type="float" office:value="0.000321956915493284">
            <text:p>0.0003219569</text:p>
          </table:table-cell>
          <table:table-cell table:style-name="Default" table:formula="of:=[.IQ60]/[.$IW$60]" office:value-type="float" office:value="0.000294623333038332">
            <text:p>0.0002946233</text:p>
          </table:table-cell>
          <table:table-cell table:style-name="Default" table:formula="of:=[.IR60]/[.$IW$60]" office:value-type="float" office:value="0.000286837838516453">
            <text:p>0.0002868378</text:p>
          </table:table-cell>
          <table:table-cell table:style-name="Default" table:formula="of:=[.IS60]/[.$IW$60]" office:value-type="float" office:value="0.000286663590403238">
            <text:p>0.0002866636</text:p>
          </table:table-cell>
          <table:table-cell table:style-name="Default" table:formula="of:=[.IT60]/[.$IW$60]" office:value-type="float" office:value="0.000286729945684885">
            <text:p>0.0002867299</text:p>
          </table:table-cell>
          <table:table-cell table:style-name="Default" table:formula="of:=[.IU60]/[.$IW$60]" office:value-type="float" office:value="0.000287166931104632">
            <text:p>0.0002871669</text:p>
          </table:table-cell>
          <table:table-cell table:style-name="Default" table:formula="of:=[.IV60]/[.$IW$60]" office:value-type="float" office:value="0.000287807295669607">
            <text:p>0.000287807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01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20T01:40:40</dc:date>
    <dc:creator>IEEE8023 </dc:creator>
    <meta:editing-duration>PT00H41M59S</meta:editing-duration>
    <meta:editing-cycles>2</meta:editing-cycles>
    <meta:document-statistic meta:table-count="1" meta:cell-count="156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0.03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86cm" svg:height="17.678cm" xlink:href=".." chart:class="chart:bar" chart:style-name="ch1">
        <chart:plot-area chart:style-name="ch2" table:cell-range-address="Sheet1.B1:Sheet1.IV1 Sheet1.A61:Sheet1.IV61" chart:data-source-has-labels="both" svg:x="0.492cm" svg:y="0.395cm" svg:width="31.546cm" svg:height="16.971cm">
          <chart:axis chart:dimension="x" chart:name="primary-x" chart:style-name="ch3">
            <chart:categories table:cell-range-address="Sheet1.C1:Sheet1.I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1:Sheet1.IV61" chart:label-cell-address="Sheet1.A61:Sheet1.A61" chart:class="chart:bar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IV1">45.758057</text:p>
              </table:table-cell>
              <table:table-cell office:value-type="string">
                <text:p>131.89087</text:p>
              </table:table-cell>
              <table:table-cell office:value-type="string">
                <text:p>218.02368</text:p>
              </table:table-cell>
              <table:table-cell office:value-type="string">
                <text:p>304.1565</text:p>
              </table:table-cell>
              <table:table-cell office:value-type="string">
                <text:p>390.2893</text:p>
              </table:table-cell>
              <table:table-cell office:value-type="string">
                <text:p>476.42212</text:p>
              </table:table-cell>
              <table:table-cell office:value-type="string">
                <text:p>562.55493</text:p>
              </table:table-cell>
              <table:table-cell office:value-type="string">
                <text:p>648.68774</text:p>
              </table:table-cell>
              <table:table-cell office:value-type="string">
                <text:p>734.82056</text:p>
              </table:table-cell>
              <table:table-cell office:value-type="string">
                <text:p>820.95337</text:p>
              </table:table-cell>
              <table:table-cell office:value-type="string">
                <text:p>907.0862</text:p>
              </table:table-cell>
              <table:table-cell office:value-type="string">
                <text:p>993.219</text:p>
              </table:table-cell>
              <table:table-cell office:value-type="string">
                <text:p>1079.3518</text:p>
              </table:table-cell>
              <table:table-cell office:value-type="string">
                <text:p>1165.4846</text:p>
              </table:table-cell>
              <table:table-cell office:value-type="string">
                <text:p>1251.6174</text:p>
              </table:table-cell>
              <table:table-cell office:value-type="string">
                <text:p>1337.7502</text:p>
              </table:table-cell>
              <table:table-cell office:value-type="string">
                <text:p>1423.883</text:p>
              </table:table-cell>
              <table:table-cell office:value-type="string">
                <text:p>1510.0159</text:p>
              </table:table-cell>
              <table:table-cell office:value-type="string">
                <text:p>1596.1487</text:p>
              </table:table-cell>
              <table:table-cell office:value-type="string">
                <text:p>1682.2815</text:p>
              </table:table-cell>
              <table:table-cell office:value-type="string">
                <text:p>1768.4143</text:p>
              </table:table-cell>
              <table:table-cell office:value-type="string">
                <text:p>1854.5471</text:p>
              </table:table-cell>
              <table:table-cell office:value-type="string">
                <text:p>1940.6799</text:p>
              </table:table-cell>
              <table:table-cell office:value-type="string">
                <text:p>2026.8127</text:p>
              </table:table-cell>
              <table:table-cell office:value-type="string">
                <text:p>2112.9456</text:p>
              </table:table-cell>
              <table:table-cell office:value-type="string">
                <text:p>2199.0784</text:p>
              </table:table-cell>
              <table:table-cell office:value-type="string">
                <text:p>2285.2112</text:p>
              </table:table-cell>
              <table:table-cell office:value-type="string">
                <text:p>2371.344</text:p>
              </table:table-cell>
              <table:table-cell office:value-type="string">
                <text:p>2457.4768</text:p>
              </table:table-cell>
              <table:table-cell office:value-type="string">
                <text:p>2543.6096</text:p>
              </table:table-cell>
              <table:table-cell office:value-type="string">
                <text:p>2629.7424</text:p>
              </table:table-cell>
              <table:table-cell office:value-type="string">
                <text:p>2715.8752</text:p>
              </table:table-cell>
              <table:table-cell office:value-type="string">
                <text:p>2802.008</text:p>
              </table:table-cell>
              <table:table-cell office:value-type="string">
                <text:p>2888.1409</text:p>
              </table:table-cell>
              <table:table-cell office:value-type="string">
                <text:p>2974.2737</text:p>
              </table:table-cell>
              <table:table-cell office:value-type="string">
                <text:p>3060.4065</text:p>
              </table:table-cell>
              <table:table-cell office:value-type="string">
                <text:p>3146.5393</text:p>
              </table:table-cell>
              <table:table-cell office:value-type="string">
                <text:p>3232.672</text:p>
              </table:table-cell>
              <table:table-cell office:value-type="string">
                <text:p>3318.805</text:p>
              </table:table-cell>
              <table:table-cell office:value-type="string">
                <text:p>3404.9377</text:p>
              </table:table-cell>
              <table:table-cell office:value-type="string">
                <text:p>3491.0706</text:p>
              </table:table-cell>
              <table:table-cell office:value-type="string">
                <text:p>3577.2034</text:p>
              </table:table-cell>
              <table:table-cell office:value-type="string">
                <text:p>3663.3362</text:p>
              </table:table-cell>
              <table:table-cell office:value-type="string">
                <text:p>3749.469</text:p>
              </table:table-cell>
              <table:table-cell office:value-type="string">
                <text:p>3835.6018</text:p>
              </table:table-cell>
              <table:table-cell office:value-type="string">
                <text:p>3921.7346</text:p>
              </table:table-cell>
              <table:table-cell office:value-type="string">
                <text:p>4007.8674</text:p>
              </table:table-cell>
              <table:table-cell office:value-type="string">
                <text:p>4094.0005</text:p>
              </table:table-cell>
              <table:table-cell office:value-type="string">
                <text:p>4180.1333</text:p>
              </table:table-cell>
              <table:table-cell office:value-type="string">
                <text:p>4266.266</text:p>
              </table:table-cell>
              <table:table-cell office:value-type="string">
                <text:p>4352.399</text:p>
              </table:table-cell>
              <table:table-cell office:value-type="string">
                <text:p>4438.5317</text:p>
              </table:table-cell>
              <table:table-cell office:value-type="string">
                <text:p>4524.6646</text:p>
              </table:table-cell>
              <table:table-cell office:value-type="string">
                <text:p>4610.7974</text:p>
              </table:table-cell>
              <table:table-cell office:value-type="string">
                <text:p>4696.93</text:p>
              </table:table-cell>
              <table:table-cell office:value-type="string">
                <text:p>4783.063</text:p>
              </table:table-cell>
              <table:table-cell office:value-type="string">
                <text:p>4869.196</text:p>
              </table:table-cell>
              <table:table-cell office:value-type="string">
                <text:p>4955.3286</text:p>
              </table:table-cell>
              <table:table-cell office:value-type="string">
                <text:p>5041.4614</text:p>
              </table:table-cell>
              <table:table-cell office:value-type="string">
                <text:p>5127.594</text:p>
              </table:table-cell>
              <table:table-cell office:value-type="string">
                <text:p>5213.727</text:p>
              </table:table-cell>
              <table:table-cell office:value-type="string">
                <text:p>5299.86</text:p>
              </table:table-cell>
              <table:table-cell office:value-type="string">
                <text:p>5385.9927</text:p>
              </table:table-cell>
              <table:table-cell office:value-type="string">
                <text:p>5472.1255</text:p>
              </table:table-cell>
              <table:table-cell office:value-type="string">
                <text:p>5558.2583</text:p>
              </table:table-cell>
              <table:table-cell office:value-type="string">
                <text:p>5644.391</text:p>
              </table:table-cell>
              <table:table-cell office:value-type="string">
                <text:p>5730.524</text:p>
              </table:table-cell>
              <table:table-cell office:value-type="string">
                <text:p>5816.6567</text:p>
              </table:table-cell>
              <table:table-cell office:value-type="string">
                <text:p>5902.7896</text:p>
              </table:table-cell>
              <table:table-cell office:value-type="string">
                <text:p>5988.9224</text:p>
              </table:table-cell>
              <table:table-cell office:value-type="string">
                <text:p>6075.055</text:p>
              </table:table-cell>
              <table:table-cell office:value-type="string">
                <text:p>6161.188</text:p>
              </table:table-cell>
              <table:table-cell office:value-type="string">
                <text:p>6247.321</text:p>
              </table:table-cell>
              <table:table-cell office:value-type="string">
                <text:p>6333.4536</text:p>
              </table:table-cell>
              <table:table-cell office:value-type="string">
                <text:p>6419.5864</text:p>
              </table:table-cell>
              <table:table-cell office:value-type="string">
                <text:p>6505.719</text:p>
              </table:table-cell>
              <table:table-cell office:value-type="string">
                <text:p>6591.852</text:p>
              </table:table-cell>
              <table:table-cell office:value-type="string">
                <text:p>6677.985</text:p>
              </table:table-cell>
              <table:table-cell office:value-type="string">
                <text:p>6764.1177</text:p>
              </table:table-cell>
              <table:table-cell office:value-type="string">
                <text:p>6850.2505</text:p>
              </table:table-cell>
              <table:table-cell office:value-type="string">
                <text:p>6936.3833</text:p>
              </table:table-cell>
              <table:table-cell office:value-type="string">
                <text:p>7022.516</text:p>
              </table:table-cell>
              <table:table-cell office:value-type="string">
                <text:p>7108.649</text:p>
              </table:table-cell>
              <table:table-cell office:value-type="string">
                <text:p>7194.7817</text:p>
              </table:table-cell>
              <table:table-cell office:value-type="string">
                <text:p>7280.9146</text:p>
              </table:table-cell>
              <table:table-cell office:value-type="string">
                <text:p>7367.0474</text:p>
              </table:table-cell>
              <table:table-cell office:value-type="string">
                <text:p>7453.18</text:p>
              </table:table-cell>
              <table:table-cell office:value-type="string">
                <text:p>7539.313</text:p>
              </table:table-cell>
              <table:table-cell office:value-type="string">
                <text:p>7625.446</text:p>
              </table:table-cell>
              <table:table-cell office:value-type="string">
                <text:p>7711.5786</text:p>
              </table:table-cell>
              <table:table-cell office:value-type="string">
                <text:p>7797.7114</text:p>
              </table:table-cell>
              <table:table-cell office:value-type="string">
                <text:p>7883.844</text:p>
              </table:table-cell>
              <table:table-cell office:value-type="string">
                <text:p>7969.977</text:p>
              </table:table-cell>
              <table:table-cell office:value-type="string">
                <text:p>8056.11</text:p>
              </table:table-cell>
              <table:table-cell office:value-type="string">
                <text:p>8142.2427</text:p>
              </table:table-cell>
              <table:table-cell office:value-type="string">
                <text:p>8228.372</text:p>
              </table:table-cell>
              <table:table-cell office:value-type="string">
                <text:p>8314.498</text:p>
              </table:table-cell>
              <table:table-cell office:value-type="string">
                <text:p>8400.623</text:p>
              </table:table-cell>
              <table:table-cell office:value-type="string">
                <text:p>8486.748</text:p>
              </table:table-cell>
              <table:table-cell office:value-type="string">
                <text:p>8572.873</text:p>
              </table:table-cell>
              <table:table-cell office:value-type="string">
                <text:p>8658.998</text:p>
              </table:table-cell>
              <table:table-cell office:value-type="string">
                <text:p>8745.123</text:p>
              </table:table-cell>
              <table:table-cell office:value-type="string">
                <text:p>8831.248</text:p>
              </table:table-cell>
              <table:table-cell office:value-type="string">
                <text:p>8917.373</text:p>
              </table:table-cell>
              <table:table-cell office:value-type="string">
                <text:p>9003.498</text:p>
              </table:table-cell>
              <table:table-cell office:value-type="string">
                <text:p>9089.623</text:p>
              </table:table-cell>
              <table:table-cell office:value-type="string">
                <text:p>9175.748</text:p>
              </table:table-cell>
              <table:table-cell office:value-type="string">
                <text:p>9261.873</text:p>
              </table:table-cell>
              <table:table-cell office:value-type="string">
                <text:p>9347.998</text:p>
              </table:table-cell>
              <table:table-cell office:value-type="string">
                <text:p>9434.123</text:p>
              </table:table-cell>
              <table:table-cell office:value-type="string">
                <text:p>9520.248</text:p>
              </table:table-cell>
              <table:table-cell office:value-type="string">
                <text:p>9606.373</text:p>
              </table:table-cell>
              <table:table-cell office:value-type="string">
                <text:p>9692.498</text:p>
              </table:table-cell>
              <table:table-cell office:value-type="string">
                <text:p>9778.623</text:p>
              </table:table-cell>
              <table:table-cell office:value-type="string">
                <text:p>9864.748</text:p>
              </table:table-cell>
              <table:table-cell office:value-type="string">
                <text:p>9950.873</text:p>
              </table:table-cell>
              <table:table-cell office:value-type="string">
                <text:p>10036.998</text:p>
              </table:table-cell>
              <table:table-cell office:value-type="string">
                <text:p>10123.123</text:p>
              </table:table-cell>
              <table:table-cell office:value-type="string">
                <text:p>10209.248</text:p>
              </table:table-cell>
              <table:table-cell office:value-type="string">
                <text:p>10295.373</text:p>
              </table:table-cell>
              <table:table-cell office:value-type="string">
                <text:p>10381.498</text:p>
              </table:table-cell>
              <table:table-cell office:value-type="string">
                <text:p>10467.623</text:p>
              </table:table-cell>
              <table:table-cell office:value-type="string">
                <text:p>10553.748</text:p>
              </table:table-cell>
              <table:table-cell office:value-type="string">
                <text:p>10639.873</text:p>
              </table:table-cell>
              <table:table-cell office:value-type="string">
                <text:p>10725.998</text:p>
              </table:table-cell>
              <table:table-cell office:value-type="string">
                <text:p>10812.123</text:p>
              </table:table-cell>
              <table:table-cell office:value-type="string">
                <text:p>10898.248</text:p>
              </table:table-cell>
              <table:table-cell office:value-type="string">
                <text:p>10984.373</text:p>
              </table:table-cell>
              <table:table-cell office:value-type="string">
                <text:p>11070.498</text:p>
              </table:table-cell>
              <table:table-cell office:value-type="string">
                <text:p>11156.623</text:p>
              </table:table-cell>
              <table:table-cell office:value-type="string">
                <text:p>11242.748</text:p>
              </table:table-cell>
              <table:table-cell office:value-type="string">
                <text:p>11328.873</text:p>
              </table:table-cell>
              <table:table-cell office:value-type="string">
                <text:p>11414.998</text:p>
              </table:table-cell>
              <table:table-cell office:value-type="string">
                <text:p>11501.123</text:p>
              </table:table-cell>
              <table:table-cell office:value-type="string">
                <text:p>11587.248</text:p>
              </table:table-cell>
              <table:table-cell office:value-type="string">
                <text:p>11673.373</text:p>
              </table:table-cell>
              <table:table-cell office:value-type="string">
                <text:p>11759.498</text:p>
              </table:table-cell>
              <table:table-cell office:value-type="string">
                <text:p>11845.623</text:p>
              </table:table-cell>
              <table:table-cell office:value-type="string">
                <text:p>11931.748</text:p>
              </table:table-cell>
              <table:table-cell office:value-type="string">
                <text:p>12017.873</text:p>
              </table:table-cell>
              <table:table-cell office:value-type="string">
                <text:p>12103.998</text:p>
              </table:table-cell>
              <table:table-cell office:value-type="string">
                <text:p>12190.123</text:p>
              </table:table-cell>
              <table:table-cell office:value-type="string">
                <text:p>12276.248</text:p>
              </table:table-cell>
              <table:table-cell office:value-type="string">
                <text:p>12362.373</text:p>
              </table:table-cell>
              <table:table-cell office:value-type="string">
                <text:p>12448.498</text:p>
              </table:table-cell>
              <table:table-cell office:value-type="string">
                <text:p>12534.623</text:p>
              </table:table-cell>
              <table:table-cell office:value-type="string">
                <text:p>12620.748</text:p>
              </table:table-cell>
              <table:table-cell office:value-type="string">
                <text:p>12706.873</text:p>
              </table:table-cell>
              <table:table-cell office:value-type="string">
                <text:p>12792.998</text:p>
              </table:table-cell>
              <table:table-cell office:value-type="string">
                <text:p>12879.123</text:p>
              </table:table-cell>
              <table:table-cell office:value-type="string">
                <text:p>12965.248</text:p>
              </table:table-cell>
              <table:table-cell office:value-type="string">
                <text:p>13051.373</text:p>
              </table:table-cell>
              <table:table-cell office:value-type="string">
                <text:p>13137.498</text:p>
              </table:table-cell>
              <table:table-cell office:value-type="string">
                <text:p>13223.623</text:p>
              </table:table-cell>
              <table:table-cell office:value-type="string">
                <text:p>13309.748</text:p>
              </table:table-cell>
              <table:table-cell office:value-type="string">
                <text:p>13395.873</text:p>
              </table:table-cell>
              <table:table-cell office:value-type="string">
                <text:p>13481.998</text:p>
              </table:table-cell>
              <table:table-cell office:value-type="string">
                <text:p>13568.123</text:p>
              </table:table-cell>
              <table:table-cell office:value-type="string">
                <text:p>13654.248</text:p>
              </table:table-cell>
              <table:table-cell office:value-type="string">
                <text:p>13740.373</text:p>
              </table:table-cell>
              <table:table-cell office:value-type="string">
                <text:p>13826.498</text:p>
              </table:table-cell>
              <table:table-cell office:value-type="string">
                <text:p>13912.623</text:p>
              </table:table-cell>
              <table:table-cell office:value-type="string">
                <text:p>13998.748</text:p>
              </table:table-cell>
              <table:table-cell office:value-type="string">
                <text:p>14084.873</text:p>
              </table:table-cell>
              <table:table-cell office:value-type="string">
                <text:p>14170.998</text:p>
              </table:table-cell>
              <table:table-cell office:value-type="string">
                <text:p>14257.123</text:p>
              </table:table-cell>
              <table:table-cell office:value-type="string">
                <text:p>14343.248</text:p>
              </table:table-cell>
              <table:table-cell office:value-type="string">
                <text:p>14429.373</text:p>
              </table:table-cell>
              <table:table-cell office:value-type="string">
                <text:p>14515.498</text:p>
              </table:table-cell>
              <table:table-cell office:value-type="string">
                <text:p>14601.623</text:p>
              </table:table-cell>
              <table:table-cell office:value-type="string">
                <text:p>14687.748</text:p>
              </table:table-cell>
              <table:table-cell office:value-type="string">
                <text:p>14773.873</text:p>
              </table:table-cell>
              <table:table-cell office:value-type="string">
                <text:p>14859.998</text:p>
              </table:table-cell>
              <table:table-cell office:value-type="string">
                <text:p>14946.123</text:p>
              </table:table-cell>
              <table:table-cell office:value-type="string">
                <text:p>15032.248</text:p>
              </table:table-cell>
              <table:table-cell office:value-type="string">
                <text:p>15118.373</text:p>
              </table:table-cell>
              <table:table-cell office:value-type="string">
                <text:p>15204.498</text:p>
              </table:table-cell>
              <table:table-cell office:value-type="string">
                <text:p>15290.623</text:p>
              </table:table-cell>
              <table:table-cell office:value-type="string">
                <text:p>15376.748</text:p>
              </table:table-cell>
              <table:table-cell office:value-type="string">
                <text:p>15462.873</text:p>
              </table:table-cell>
              <table:table-cell office:value-type="string">
                <text:p>15548.998</text:p>
              </table:table-cell>
              <table:table-cell office:value-type="string">
                <text:p>15635.123</text:p>
              </table:table-cell>
              <table:table-cell office:value-type="string">
                <text:p>15721.248</text:p>
              </table:table-cell>
              <table:table-cell office:value-type="string">
                <text:p>15807.373</text:p>
              </table:table-cell>
              <table:table-cell office:value-type="string">
                <text:p>15893.498</text:p>
              </table:table-cell>
              <table:table-cell office:value-type="string">
                <text:p>15979.623</text:p>
              </table:table-cell>
              <table:table-cell office:value-type="string">
                <text:p>16065.748</text:p>
              </table:table-cell>
              <table:table-cell office:value-type="string">
                <text:p>16151.873</text:p>
              </table:table-cell>
              <table:table-cell office:value-type="string">
                <text:p>16237.998</text:p>
              </table:table-cell>
              <table:table-cell office:value-type="string">
                <text:p>16324.123</text:p>
              </table:table-cell>
              <table:table-cell office:value-type="string">
                <text:p>16410.248</text:p>
              </table:table-cell>
              <table:table-cell office:value-type="string">
                <text:p>16496.373</text:p>
              </table:table-cell>
              <table:table-cell office:value-type="string">
                <text:p>16582.498</text:p>
              </table:table-cell>
              <table:table-cell office:value-type="string">
                <text:p>16668.623</text:p>
              </table:table-cell>
              <table:table-cell office:value-type="string">
                <text:p>16754.748</text:p>
              </table:table-cell>
              <table:table-cell office:value-type="string">
                <text:p>16840.873</text:p>
              </table:table-cell>
              <table:table-cell office:value-type="string">
                <text:p>16926.998</text:p>
              </table:table-cell>
              <table:table-cell office:value-type="string">
                <text:p>17013.123</text:p>
              </table:table-cell>
              <table:table-cell office:value-type="string">
                <text:p>17099.248</text:p>
              </table:table-cell>
              <table:table-cell office:value-type="string">
                <text:p>17185.373</text:p>
              </table:table-cell>
              <table:table-cell office:value-type="string">
                <text:p>17271.498</text:p>
              </table:table-cell>
              <table:table-cell office:value-type="string">
                <text:p>17357.623</text:p>
              </table:table-cell>
              <table:table-cell office:value-type="string">
                <text:p>17443.748</text:p>
              </table:table-cell>
              <table:table-cell office:value-type="string">
                <text:p>17529.873</text:p>
              </table:table-cell>
              <table:table-cell office:value-type="string">
                <text:p>17615.998</text:p>
              </table:table-cell>
              <table:table-cell office:value-type="string">
                <text:p>17702.123</text:p>
              </table:table-cell>
              <table:table-cell office:value-type="string">
                <text:p>17788.248</text:p>
              </table:table-cell>
              <table:table-cell office:value-type="string">
                <text:p>17874.373</text:p>
              </table:table-cell>
              <table:table-cell office:value-type="string">
                <text:p>17960.498</text:p>
              </table:table-cell>
              <table:table-cell office:value-type="string">
                <text:p>18046.623</text:p>
              </table:table-cell>
              <table:table-cell office:value-type="string">
                <text:p>18132.748</text:p>
              </table:table-cell>
              <table:table-cell office:value-type="string">
                <text:p>18218.873</text:p>
              </table:table-cell>
              <table:table-cell office:value-type="string">
                <text:p>18304.998</text:p>
              </table:table-cell>
              <table:table-cell office:value-type="string">
                <text:p>18391.123</text:p>
              </table:table-cell>
              <table:table-cell office:value-type="string">
                <text:p>18477.248</text:p>
              </table:table-cell>
              <table:table-cell office:value-type="string">
                <text:p>18563.373</text:p>
              </table:table-cell>
              <table:table-cell office:value-type="string">
                <text:p>18649.498</text:p>
              </table:table-cell>
              <table:table-cell office:value-type="string">
                <text:p>18735.623</text:p>
              </table:table-cell>
              <table:table-cell office:value-type="string">
                <text:p>18821.748</text:p>
              </table:table-cell>
              <table:table-cell office:value-type="string">
                <text:p>18907.873</text:p>
              </table:table-cell>
              <table:table-cell office:value-type="string">
                <text:p>18993.998</text:p>
              </table:table-cell>
              <table:table-cell office:value-type="string">
                <text:p>19080.123</text:p>
              </table:table-cell>
              <table:table-cell office:value-type="string">
                <text:p>19166.248</text:p>
              </table:table-cell>
              <table:table-cell office:value-type="string">
                <text:p>19252.373</text:p>
              </table:table-cell>
              <table:table-cell office:value-type="string">
                <text:p>19338.498</text:p>
              </table:table-cell>
              <table:table-cell office:value-type="string">
                <text:p>19424.623</text:p>
              </table:table-cell>
              <table:table-cell office:value-type="string">
                <text:p>19510.748</text:p>
              </table:table-cell>
              <table:table-cell office:value-type="string">
                <text:p>19596.873</text:p>
              </table:table-cell>
              <table:table-cell office:value-type="string">
                <text:p>19682.998</text:p>
              </table:table-cell>
              <table:table-cell office:value-type="string">
                <text:p>19769.123</text:p>
              </table:table-cell>
              <table:table-cell office:value-type="string">
                <text:p>19855.248</text:p>
              </table:table-cell>
              <table:table-cell office:value-type="string">
                <text:p>19941.373</text:p>
              </table:table-cell>
              <table:table-cell office:value-type="string">
                <text:p>20027.498</text:p>
              </table:table-cell>
              <table:table-cell office:value-type="string">
                <text:p>20113.623</text:p>
              </table:table-cell>
              <table:table-cell office:value-type="string">
                <text:p>20199.748</text:p>
              </table:table-cell>
              <table:table-cell office:value-type="string">
                <text:p>20285.873</text:p>
              </table:table-cell>
              <table:table-cell office:value-type="string">
                <text:p>20371.998</text:p>
              </table:table-cell>
              <table:table-cell office:value-type="string">
                <text:p>20458.123</text:p>
              </table:table-cell>
              <table:table-cell office:value-type="string">
                <text:p>20544.248</text:p>
              </table:table-cell>
              <table:table-cell office:value-type="string">
                <text:p>20630.373</text:p>
              </table:table-cell>
              <table:table-cell office:value-type="string">
                <text:p>20716.498</text:p>
              </table:table-cell>
              <table:table-cell office:value-type="string">
                <text:p>20802.623</text:p>
              </table:table-cell>
              <table:table-cell office:value-type="string">
                <text:p>20888.748</text:p>
              </table:table-cell>
              <table:table-cell office:value-type="string">
                <text:p>20974.873</text:p>
              </table:table-cell>
              <table:table-cell office:value-type="string">
                <text:p>21060.998</text:p>
              </table:table-cell>
              <table:table-cell office:value-type="string">
                <text:p>21147.123</text:p>
              </table:table-cell>
              <table:table-cell office:value-type="string">
                <text:p>21233.248</text:p>
              </table:table-cell>
              <table:table-cell office:value-type="string">
                <text:p>21319.373</text:p>
              </table:table-cell>
              <table:table-cell office:value-type="string">
                <text:p>21405.498</text:p>
              </table:table-cell>
              <table:table-cell office:value-type="string">
                <text:p>21491.623</text:p>
              </table:table-cell>
              <table:table-cell office:value-type="string">
                <text:p>21577.748</text:p>
              </table:table-cell>
              <table:table-cell office:value-type="string">
                <text:p>21663.873</text:p>
              </table:table-cell>
              <table:table-cell office:value-type="string">
                <text:p>21749.998</text:p>
              </table:table-cell>
              <table:table-cell office:value-type="string">
                <text:p>21836.123</text:p>
              </table:table-cell>
            </table:table-row>
          </table:table-header-rows>
          <table:table-rows>
            <table:table-row>
              <table:table-cell office:value-type="string">
                <text:p text:id="Sheet1.A61:Sheet1.A61">norm mean</text:p>
              </table:table-cell>
              <table:table-cell office:value-type="float" office:value="0.0218696996918608">
                <text:p text:id="Sheet1.B61:Sheet1.IV61">0.0218696996918608</text:p>
              </table:table-cell>
              <table:table-cell office:value-type="float" office:value="0.0240921198484799">
                <text:p>0.0240921198484799</text:p>
              </table:table-cell>
              <table:table-cell office:value-type="float" office:value="0.0181545300588256">
                <text:p>0.0181545300588256</text:p>
              </table:table-cell>
              <table:table-cell office:value-type="float" office:value="0.0146229259944091">
                <text:p>0.0146229259944091</text:p>
              </table:table-cell>
              <table:table-cell office:value-type="float" office:value="0.0130867601495454">
                <text:p>0.0130867601495454</text:p>
              </table:table-cell>
              <table:table-cell office:value-type="float" office:value="0.0127998999540254">
                <text:p>0.0127998999540254</text:p>
              </table:table-cell>
              <table:table-cell office:value-type="float" office:value="0.0128447192287379">
                <text:p>0.0128447192287379</text:p>
              </table:table-cell>
              <table:table-cell office:value-type="float" office:value="0.0130883090190941">
                <text:p>0.0130883090190941</text:p>
              </table:table-cell>
              <table:table-cell office:value-type="float" office:value="0.0128632418134168">
                <text:p>0.0128632418134168</text:p>
              </table:table-cell>
              <table:table-cell office:value-type="float" office:value="0.0121181132313267">
                <text:p>0.0121181132313267</text:p>
              </table:table-cell>
              <table:table-cell office:value-type="float" office:value="0.0119209806384397">
                <text:p>0.0119209806384397</text:p>
              </table:table-cell>
              <table:table-cell office:value-type="float" office:value="0.0113055587777631">
                <text:p>0.0113055587777631</text:p>
              </table:table-cell>
              <table:table-cell office:value-type="float" office:value="0.0108449609807439">
                <text:p>0.0108449609807439</text:p>
              </table:table-cell>
              <table:table-cell office:value-type="float" office:value="0.0111094933257391">
                <text:p>0.0111094933257391</text:p>
              </table:table-cell>
              <table:table-cell office:value-type="float" office:value="0.0098275773901751">
                <text:p>0.0098275773901751</text:p>
              </table:table-cell>
              <table:table-cell office:value-type="float" office:value="0.011414948887462">
                <text:p>0.011414948887462</text:p>
              </table:table-cell>
              <table:table-cell office:value-type="float" office:value="0.0102549611061215">
                <text:p>0.0102549611061215</text:p>
              </table:table-cell>
              <table:table-cell office:value-type="float" office:value="0.01068796290653">
                <text:p>0.01068796290653</text:p>
              </table:table-cell>
              <table:table-cell office:value-type="float" office:value="0.0107898466997503">
                <text:p>0.0107898466997503</text:p>
              </table:table-cell>
              <table:table-cell office:value-type="float" office:value="0.0100808208145778">
                <text:p>0.0100808208145778</text:p>
              </table:table-cell>
              <table:table-cell office:value-type="float" office:value="0.0112948757919127">
                <text:p>0.0112948757919127</text:p>
              </table:table-cell>
              <table:table-cell office:value-type="float" office:value="0.00968215922032765">
                <text:p>0.00968215922032765</text:p>
              </table:table-cell>
              <table:table-cell office:value-type="float" office:value="0.00973066722433162">
                <text:p>0.00973066722433162</text:p>
              </table:table-cell>
              <table:table-cell office:value-type="float" office:value="0.0100956766143067">
                <text:p>0.0100956766143067</text:p>
              </table:table-cell>
              <table:table-cell office:value-type="float" office:value="0.00925010012137527">
                <text:p>0.00925010012137527</text:p>
              </table:table-cell>
              <table:table-cell office:value-type="float" office:value="0.0086451923737339">
                <text:p>0.0086451923737339</text:p>
              </table:table-cell>
              <table:table-cell office:value-type="float" office:value="0.00840153725100937">
                <text:p>0.00840153725100937</text:p>
              </table:table-cell>
              <table:table-cell office:value-type="float" office:value="0.0095020098153019">
                <text:p>0.0095020098153019</text:p>
              </table:table-cell>
              <table:table-cell office:value-type="float" office:value="0.00873828522981015">
                <text:p>0.00873828522981015</text:p>
              </table:table-cell>
              <table:table-cell office:value-type="float" office:value="0.00846690577563134">
                <text:p>0.00846690577563134</text:p>
              </table:table-cell>
              <table:table-cell office:value-type="float" office:value="0.00974206533852235">
                <text:p>0.00974206533852235</text:p>
              </table:table-cell>
              <table:table-cell office:value-type="float" office:value="0.00852779100013189">
                <text:p>0.00852779100013189</text:p>
              </table:table-cell>
              <table:table-cell office:value-type="float" office:value="0.00828611815835606">
                <text:p>0.00828611815835606</text:p>
              </table:table-cell>
              <table:table-cell office:value-type="float" office:value="0.0073621263690084">
                <text:p>0.0073621263690084</text:p>
              </table:table-cell>
              <table:table-cell office:value-type="float" office:value="0.00800179133392838">
                <text:p>0.00800179133392838</text:p>
              </table:table-cell>
              <table:table-cell office:value-type="float" office:value="0.00739852646864559">
                <text:p>0.00739852646864559</text:p>
              </table:table-cell>
              <table:table-cell office:value-type="float" office:value="0.0079685465705121">
                <text:p>0.0079685465705121</text:p>
              </table:table-cell>
              <table:table-cell office:value-type="float" office:value="0.00674566732158518">
                <text:p>0.00674566732158518</text:p>
              </table:table-cell>
              <table:table-cell office:value-type="float" office:value="0.00710414239250455">
                <text:p>0.00710414239250455</text:p>
              </table:table-cell>
              <table:table-cell office:value-type="float" office:value="0.00637222307075571">
                <text:p>0.00637222307075571</text:p>
              </table:table-cell>
              <table:table-cell office:value-type="float" office:value="0.00672979885931102">
                <text:p>0.00672979885931102</text:p>
              </table:table-cell>
              <table:table-cell office:value-type="float" office:value="0.00688130386426025">
                <text:p>0.00688130386426025</text:p>
              </table:table-cell>
              <table:table-cell office:value-type="float" office:value="0.00611795279566215">
                <text:p>0.00611795279566215</text:p>
              </table:table-cell>
              <table:table-cell office:value-type="float" office:value="0.00621362668485659">
                <text:p>0.00621362668485659</text:p>
              </table:table-cell>
              <table:table-cell office:value-type="float" office:value="0.00582014793732143">
                <text:p>0.00582014793732143</text:p>
              </table:table-cell>
              <table:table-cell office:value-type="float" office:value="0.00580536094204331">
                <text:p>0.00580536094204331</text:p>
              </table:table-cell>
              <table:table-cell office:value-type="float" office:value="0.00569024606840127">
                <text:p>0.00569024606840127</text:p>
              </table:table-cell>
              <table:table-cell office:value-type="float" office:value="0.0051240144824362">
                <text:p>0.0051240144824362</text:p>
              </table:table-cell>
              <table:table-cell office:value-type="float" office:value="0.00517031865325275">
                <text:p>0.00517031865325275</text:p>
              </table:table-cell>
              <table:table-cell office:value-type="float" office:value="0.00492736223547053">
                <text:p>0.00492736223547053</text:p>
              </table:table-cell>
              <table:table-cell office:value-type="float" office:value="0.00457604056617021">
                <text:p>0.00457604056617021</text:p>
              </table:table-cell>
              <table:table-cell office:value-type="float" office:value="0.00500989850004604">
                <text:p>0.00500989850004604</text:p>
              </table:table-cell>
              <table:table-cell office:value-type="float" office:value="0.00485604221688575">
                <text:p>0.00485604221688575</text:p>
              </table:table-cell>
              <table:table-cell office:value-type="float" office:value="0.00455049386039945">
                <text:p>0.00455049386039945</text:p>
              </table:table-cell>
              <table:table-cell office:value-type="float" office:value="0.00505019078462718">
                <text:p>0.00505019078462718</text:p>
              </table:table-cell>
              <table:table-cell office:value-type="float" office:value="0.00457475671924602">
                <text:p>0.00457475671924602</text:p>
              </table:table-cell>
              <table:table-cell office:value-type="float" office:value="0.00440722576136713">
                <text:p>0.00440722576136713</text:p>
              </table:table-cell>
              <table:table-cell office:value-type="float" office:value="0.00434325704876756">
                <text:p>0.00434325704876756</text:p>
              </table:table-cell>
              <table:table-cell office:value-type="float" office:value="0.00430269042632436">
                <text:p>0.00430269042632436</text:p>
              </table:table-cell>
              <table:table-cell office:value-type="float" office:value="0.00407266498862559">
                <text:p>0.00407266498862559</text:p>
              </table:table-cell>
              <table:table-cell office:value-type="float" office:value="0.00427898872853884">
                <text:p>0.00427898872853884</text:p>
              </table:table-cell>
              <table:table-cell office:value-type="float" office:value="0.00456328817293041">
                <text:p>0.00456328817293041</text:p>
              </table:table-cell>
              <table:table-cell office:value-type="float" office:value="0.00422362577173926">
                <text:p>0.00422362577173926</text:p>
              </table:table-cell>
              <table:table-cell office:value-type="float" office:value="0.00412971047136543">
                <text:p>0.00412971047136543</text:p>
              </table:table-cell>
              <table:table-cell office:value-type="float" office:value="0.00423039572064481">
                <text:p>0.00423039572064481</text:p>
              </table:table-cell>
              <table:table-cell office:value-type="float" office:value="0.00421044360028777">
                <text:p>0.00421044360028777</text:p>
              </table:table-cell>
              <table:table-cell office:value-type="float" office:value="0.00422756973954949">
                <text:p>0.00422756973954949</text:p>
              </table:table-cell>
              <table:table-cell office:value-type="float" office:value="0.00420549100480131">
                <text:p>0.00420549100480131</text:p>
              </table:table-cell>
              <table:table-cell office:value-type="float" office:value="0.00432096694539999">
                <text:p>0.00432096694539999</text:p>
              </table:table-cell>
              <table:table-cell office:value-type="float" office:value="0.00430904812431594">
                <text:p>0.00430904812431594</text:p>
              </table:table-cell>
              <table:table-cell office:value-type="float" office:value="0.00408663214547409">
                <text:p>0.00408663214547409</text:p>
              </table:table-cell>
              <table:table-cell office:value-type="float" office:value="0.00387352193933912">
                <text:p>0.00387352193933912</text:p>
              </table:table-cell>
              <table:table-cell office:value-type="float" office:value="0.00423560569526176">
                <text:p>0.00423560569526176</text:p>
              </table:table-cell>
              <table:table-cell office:value-type="float" office:value="0.00424810107131724">
                <text:p>0.00424810107131724</text:p>
              </table:table-cell>
              <table:table-cell office:value-type="float" office:value="0.00401809650801525">
                <text:p>0.00401809650801525</text:p>
              </table:table-cell>
              <table:table-cell office:value-type="float" office:value="0.00410870846508042">
                <text:p>0.00410870846508042</text:p>
              </table:table-cell>
              <table:table-cell office:value-type="float" office:value="0.00399055491747749">
                <text:p>0.00399055491747749</text:p>
              </table:table-cell>
              <table:table-cell office:value-type="float" office:value="0.0040065891178673">
                <text:p>0.0040065891178673</text:p>
              </table:table-cell>
              <table:table-cell office:value-type="float" office:value="0.00396415964370916">
                <text:p>0.00396415964370916</text:p>
              </table:table-cell>
              <table:table-cell office:value-type="float" office:value="0.00376505159772435">
                <text:p>0.00376505159772435</text:p>
              </table:table-cell>
              <table:table-cell office:value-type="float" office:value="0.00396575210718228">
                <text:p>0.00396575210718228</text:p>
              </table:table-cell>
              <table:table-cell office:value-type="float" office:value="0.00387587175820632">
                <text:p>0.00387587175820632</text:p>
              </table:table-cell>
              <table:table-cell office:value-type="float" office:value="0.00412824996869963">
                <text:p>0.00412824996869963</text:p>
              </table:table-cell>
              <table:table-cell office:value-type="float" office:value="0.00394105744871604">
                <text:p>0.00394105744871604</text:p>
              </table:table-cell>
              <table:table-cell office:value-type="float" office:value="0.00364273359857225">
                <text:p>0.00364273359857225</text:p>
              </table:table-cell>
              <table:table-cell office:value-type="float" office:value="0.00360876585525672">
                <text:p>0.00360876585525672</text:p>
              </table:table-cell>
              <table:table-cell office:value-type="float" office:value="0.00378962836215767">
                <text:p>0.00378962836215767</text:p>
              </table:table-cell>
              <table:table-cell office:value-type="float" office:value="0.00362932938289532">
                <text:p>0.00362932938289532</text:p>
              </table:table-cell>
              <table:table-cell office:value-type="float" office:value="0.00366682819868399">
                <text:p>0.00366682819868399</text:p>
              </table:table-cell>
              <table:table-cell office:value-type="float" office:value="0.00372808056664674">
                <text:p>0.00372808056664674</text:p>
              </table:table-cell>
              <table:table-cell office:value-type="float" office:value="0.00379466536118036">
                <text:p>0.00379466536118036</text:p>
              </table:table-cell>
              <table:table-cell office:value-type="float" office:value="0.00389252615083876">
                <text:p>0.00389252615083876</text:p>
              </table:table-cell>
              <table:table-cell office:value-type="float" office:value="0.0036541538102633">
                <text:p>0.0036541538102633</text:p>
              </table:table-cell>
              <table:table-cell office:value-type="float" office:value="0.00380174413903438">
                <text:p>0.00380174413903438</text:p>
              </table:table-cell>
              <table:table-cell office:value-type="float" office:value="0.00355088881309975">
                <text:p>0.00355088881309975</text:p>
              </table:table-cell>
              <table:table-cell office:value-type="float" office:value="0.00352201021506423">
                <text:p>0.00352201021506423</text:p>
              </table:table-cell>
              <table:table-cell office:value-type="float" office:value="0.00342986853547521">
                <text:p>0.00342986853547521</text:p>
              </table:table-cell>
              <table:table-cell office:value-type="float" office:value="0.00336236289857813">
                <text:p>0.00336236289857813</text:p>
              </table:table-cell>
              <table:table-cell office:value-type="float" office:value="0.00330556222221571">
                <text:p>0.00330556222221571</text:p>
              </table:table-cell>
              <table:table-cell office:value-type="float" office:value="0.00344676870978914">
                <text:p>0.00344676870978914</text:p>
              </table:table-cell>
              <table:table-cell office:value-type="float" office:value="0.0035629038981399">
                <text:p>0.0035629038981399</text:p>
              </table:table-cell>
              <table:table-cell office:value-type="float" office:value="0.00340615227314899">
                <text:p>0.00340615227314899</text:p>
              </table:table-cell>
              <table:table-cell office:value-type="float" office:value="0.00329222884251179">
                <text:p>0.00329222884251179</text:p>
              </table:table-cell>
              <table:table-cell office:value-type="float" office:value="0.00333006320335584">
                <text:p>0.00333006320335584</text:p>
              </table:table-cell>
              <table:table-cell office:value-type="float" office:value="0.0032774087923728">
                <text:p>0.0032774087923728</text:p>
              </table:table-cell>
              <table:table-cell office:value-type="float" office:value="0.00302151047832607">
                <text:p>0.00302151047832607</text:p>
              </table:table-cell>
              <table:table-cell office:value-type="float" office:value="0.00313519132772401">
                <text:p>0.00313519132772401</text:p>
              </table:table-cell>
              <table:table-cell office:value-type="float" office:value="0.00323574323343164">
                <text:p>0.00323574323343164</text:p>
              </table:table-cell>
              <table:table-cell office:value-type="float" office:value="0.00319102144361152">
                <text:p>0.00319102144361152</text:p>
              </table:table-cell>
              <table:table-cell office:value-type="float" office:value="0.0034680838956012">
                <text:p>0.0034680838956012</text:p>
              </table:table-cell>
              <table:table-cell office:value-type="float" office:value="0.00308491515596861">
                <text:p>0.00308491515596861</text:p>
              </table:table-cell>
              <table:table-cell office:value-type="float" office:value="0.00284928321175066">
                <text:p>0.00284928321175066</text:p>
              </table:table-cell>
              <table:table-cell office:value-type="float" office:value="0.00300539562462478">
                <text:p>0.00300539562462478</text:p>
              </table:table-cell>
              <table:table-cell office:value-type="float" office:value="0.00307167168196074">
                <text:p>0.00307167168196074</text:p>
              </table:table-cell>
              <table:table-cell office:value-type="float" office:value="0.00296168986467752">
                <text:p>0.00296168986467752</text:p>
              </table:table-cell>
              <table:table-cell office:value-type="float" office:value="0.00301056490305411">
                <text:p>0.00301056490305411</text:p>
              </table:table-cell>
              <table:table-cell office:value-type="float" office:value="0.00301508742195809">
                <text:p>0.00301508742195809</text:p>
              </table:table-cell>
              <table:table-cell office:value-type="float" office:value="0.00298668117090568">
                <text:p>0.00298668117090568</text:p>
              </table:table-cell>
              <table:table-cell office:value-type="float" office:value="0.00283408946338371">
                <text:p>0.00283408946338371</text:p>
              </table:table-cell>
              <table:table-cell office:value-type="float" office:value="0.00275912093343478">
                <text:p>0.00275912093343478</text:p>
              </table:table-cell>
              <table:table-cell office:value-type="float" office:value="0.0028242382269541">
                <text:p>0.0028242382269541</text:p>
              </table:table-cell>
              <table:table-cell office:value-type="float" office:value="0.002931578303137">
                <text:p>0.002931578303137</text:p>
              </table:table-cell>
              <table:table-cell office:value-type="float" office:value="0.00289349656472503">
                <text:p>0.00289349656472503</text:p>
              </table:table-cell>
              <table:table-cell office:value-type="float" office:value="0.00266970602123202">
                <text:p>0.00266970602123202</text:p>
              </table:table-cell>
              <table:table-cell office:value-type="float" office:value="0.00271243040060883">
                <text:p>0.00271243040060883</text:p>
              </table:table-cell>
              <table:table-cell office:value-type="float" office:value="0.00271437716820796">
                <text:p>0.00271437716820796</text:p>
              </table:table-cell>
              <table:table-cell office:value-type="float" office:value="0.00290842452033843">
                <text:p>0.00290842452033843</text:p>
              </table:table-cell>
              <table:table-cell office:value-type="float" office:value="0.00274865114616316">
                <text:p>0.00274865114616316</text:p>
              </table:table-cell>
              <table:table-cell office:value-type="float" office:value="0.00261703369860921">
                <text:p>0.00261703369860921</text:p>
              </table:table-cell>
              <table:table-cell office:value-type="float" office:value="0.00267554265255143">
                <text:p>0.00267554265255143</text:p>
              </table:table-cell>
              <table:table-cell office:value-type="float" office:value="0.00263921649107664">
                <text:p>0.00263921649107664</text:p>
              </table:table-cell>
              <table:table-cell office:value-type="float" office:value="0.00257661907405351">
                <text:p>0.00257661907405351</text:p>
              </table:table-cell>
              <table:table-cell office:value-type="float" office:value="0.0025806893841972">
                <text:p>0.0025806893841972</text:p>
              </table:table-cell>
              <table:table-cell office:value-type="float" office:value="0.0026278750362725">
                <text:p>0.0026278750362725</text:p>
              </table:table-cell>
              <table:table-cell office:value-type="float" office:value="0.00260750446640233">
                <text:p>0.00260750446640233</text:p>
              </table:table-cell>
              <table:table-cell office:value-type="float" office:value="0.00261844046418837">
                <text:p>0.00261844046418837</text:p>
              </table:table-cell>
              <table:table-cell office:value-type="float" office:value="0.00266125966407126">
                <text:p>0.00266125966407126</text:p>
              </table:table-cell>
              <table:table-cell office:value-type="float" office:value="0.00254794851270972">
                <text:p>0.00254794851270972</text:p>
              </table:table-cell>
              <table:table-cell office:value-type="float" office:value="0.00250004373788213">
                <text:p>0.00250004373788213</text:p>
              </table:table-cell>
              <table:table-cell office:value-type="float" office:value="0.00259106717645473">
                <text:p>0.00259106717645473</text:p>
              </table:table-cell>
              <table:table-cell office:value-type="float" office:value="0.00266549199750579">
                <text:p>0.00266549199750579</text:p>
              </table:table-cell>
              <table:table-cell office:value-type="float" office:value="0.00252096626627766">
                <text:p>0.00252096626627766</text:p>
              </table:table-cell>
              <table:table-cell office:value-type="float" office:value="0.00258952574016784">
                <text:p>0.00258952574016784</text:p>
              </table:table-cell>
              <table:table-cell office:value-type="float" office:value="0.002448244696017">
                <text:p>0.002448244696017</text:p>
              </table:table-cell>
              <table:table-cell office:value-type="float" office:value="0.00230729476470641">
                <text:p>0.00230729476470641</text:p>
              </table:table-cell>
              <table:table-cell office:value-type="float" office:value="0.00240512192732555">
                <text:p>0.00240512192732555</text:p>
              </table:table-cell>
              <table:table-cell office:value-type="float" office:value="0.00243418376910101">
                <text:p>0.00243418376910101</text:p>
              </table:table-cell>
              <table:table-cell office:value-type="float" office:value="0.00263952047601493">
                <text:p>0.00263952047601493</text:p>
              </table:table-cell>
              <table:table-cell office:value-type="float" office:value="0.00276614666558439">
                <text:p>0.00276614666558439</text:p>
              </table:table-cell>
              <table:table-cell office:value-type="float" office:value="0.00257236313681571">
                <text:p>0.00257236313681571</text:p>
              </table:table-cell>
              <table:table-cell office:value-type="float" office:value="0.00251048420390132">
                <text:p>0.00251048420390132</text:p>
              </table:table-cell>
              <table:table-cell office:value-type="float" office:value="0.00241715084867938">
                <text:p>0.00241715084867938</text:p>
              </table:table-cell>
              <table:table-cell office:value-type="float" office:value="0.00239005926343716">
                <text:p>0.00239005926343716</text:p>
              </table:table-cell>
              <table:table-cell office:value-type="float" office:value="0.00243726611501059">
                <text:p>0.00243726611501059</text:p>
              </table:table-cell>
              <table:table-cell office:value-type="float" office:value="0.00244151600753053">
                <text:p>0.00244151600753053</text:p>
              </table:table-cell>
              <table:table-cell office:value-type="float" office:value="0.0026015531624432">
                <text:p>0.0026015531624432</text:p>
              </table:table-cell>
              <table:table-cell office:value-type="float" office:value="0.00261128222072647">
                <text:p>0.00261128222072647</text:p>
              </table:table-cell>
              <table:table-cell office:value-type="float" office:value="0.00243353258819723">
                <text:p>0.00243353258819723</text:p>
              </table:table-cell>
              <table:table-cell office:value-type="float" office:value="0.00236631868714182">
                <text:p>0.00236631868714182</text:p>
              </table:table-cell>
              <table:table-cell office:value-type="float" office:value="0.00231981323379481">
                <text:p>0.00231981323379481</text:p>
              </table:table-cell>
              <table:table-cell office:value-type="float" office:value="0.00233106986821054">
                <text:p>0.00233106986821054</text:p>
              </table:table-cell>
              <table:table-cell office:value-type="float" office:value="0.00247371454277031">
                <text:p>0.00247371454277031</text:p>
              </table:table-cell>
              <table:table-cell office:value-type="float" office:value="0.00241204050462367">
                <text:p>0.00241204050462367</text:p>
              </table:table-cell>
              <table:table-cell office:value-type="float" office:value="0.00242101330129831">
                <text:p>0.00242101330129831</text:p>
              </table:table-cell>
              <table:table-cell office:value-type="float" office:value="0.0025981095993079">
                <text:p>0.0025981095993079</text:p>
              </table:table-cell>
              <table:table-cell office:value-type="float" office:value="0.00256869826562893">
                <text:p>0.00256869826562893</text:p>
              </table:table-cell>
              <table:table-cell office:value-type="float" office:value="0.00226478750564216">
                <text:p>0.00226478750564216</text:p>
              </table:table-cell>
              <table:table-cell office:value-type="float" office:value="0.00212069373795702">
                <text:p>0.00212069373795702</text:p>
              </table:table-cell>
              <table:table-cell office:value-type="float" office:value="0.00221424775731303">
                <text:p>0.00221424775731303</text:p>
              </table:table-cell>
              <table:table-cell office:value-type="float" office:value="0.00224997136798961">
                <text:p>0.00224997136798961</text:p>
              </table:table-cell>
              <table:table-cell office:value-type="float" office:value="0.00213465991393861">
                <text:p>0.00213465991393861</text:p>
              </table:table-cell>
              <table:table-cell office:value-type="float" office:value="0.00235211487131708">
                <text:p>0.00235211487131708</text:p>
              </table:table-cell>
              <table:table-cell office:value-type="float" office:value="0.00239199124087525">
                <text:p>0.00239199124087525</text:p>
              </table:table-cell>
              <table:table-cell office:value-type="float" office:value="0.00244799486530651">
                <text:p>0.00244799486530651</text:p>
              </table:table-cell>
              <table:table-cell office:value-type="float" office:value="0.00229103774634993">
                <text:p>0.00229103774634993</text:p>
              </table:table-cell>
              <table:table-cell office:value-type="float" office:value="0.00216162236444346">
                <text:p>0.00216162236444346</text:p>
              </table:table-cell>
              <table:table-cell office:value-type="float" office:value="0.00218786313169774">
                <text:p>0.00218786313169774</text:p>
              </table:table-cell>
              <table:table-cell office:value-type="float" office:value="0.00207422386782024">
                <text:p>0.00207422386782024</text:p>
              </table:table-cell>
              <table:table-cell office:value-type="float" office:value="0.00218475604774239">
                <text:p>0.00218475604774239</text:p>
              </table:table-cell>
              <table:table-cell office:value-type="float" office:value="0.00216393854153347">
                <text:p>0.00216393854153347</text:p>
              </table:table-cell>
              <table:table-cell office:value-type="float" office:value="0.00214616259459609">
                <text:p>0.00214616259459609</text:p>
              </table:table-cell>
              <table:table-cell office:value-type="float" office:value="0.0022119261612169">
                <text:p>0.0022119261612169</text:p>
              </table:table-cell>
              <table:table-cell office:value-type="float" office:value="0.00212523290486791">
                <text:p>0.00212523290486791</text:p>
              </table:table-cell>
              <table:table-cell office:value-type="float" office:value="0.00212390342989631">
                <text:p>0.00212390342989631</text:p>
              </table:table-cell>
              <table:table-cell office:value-type="float" office:value="0.00185141719625772">
                <text:p>0.00185141719625772</text:p>
              </table:table-cell>
              <table:table-cell office:value-type="float" office:value="0.00178586958969886">
                <text:p>0.00178586958969886</text:p>
              </table:table-cell>
              <table:table-cell office:value-type="float" office:value="0.0017325269603873">
                <text:p>0.0017325269603873</text:p>
              </table:table-cell>
              <table:table-cell office:value-type="float" office:value="0.00168451225752142">
                <text:p>0.00168451225752142</text:p>
              </table:table-cell>
              <table:table-cell office:value-type="float" office:value="0.00168200557905656">
                <text:p>0.00168200557905656</text:p>
              </table:table-cell>
              <table:table-cell office:value-type="float" office:value="0.00166718136985981">
                <text:p>0.00166718136985981</text:p>
              </table:table-cell>
              <table:table-cell office:value-type="float" office:value="0.00161091965251997">
                <text:p>0.00161091965251997</text:p>
              </table:table-cell>
              <table:table-cell office:value-type="float" office:value="0.00161593038898827">
                <text:p>0.00161593038898827</text:p>
              </table:table-cell>
              <table:table-cell office:value-type="float" office:value="0.0016236574134535">
                <text:p>0.0016236574134535</text:p>
              </table:table-cell>
              <table:table-cell office:value-type="float" office:value="0.00168462140170422">
                <text:p>0.00168462140170422</text:p>
              </table:table-cell>
              <table:table-cell office:value-type="float" office:value="0.00167195050646147">
                <text:p>0.00167195050646147</text:p>
              </table:table-cell>
              <table:table-cell office:value-type="float" office:value="0.00164140802603698">
                <text:p>0.00164140802603698</text:p>
              </table:table-cell>
              <table:table-cell office:value-type="float" office:value="0.00158042147336815">
                <text:p>0.00158042147336815</text:p>
              </table:table-cell>
              <table:table-cell office:value-type="float" office:value="0.00162384853504948">
                <text:p>0.00162384853504948</text:p>
              </table:table-cell>
              <table:table-cell office:value-type="float" office:value="0.00168806847029906">
                <text:p>0.00168806847029906</text:p>
              </table:table-cell>
              <table:table-cell office:value-type="float" office:value="0.00168679423503255">
                <text:p>0.00168679423503255</text:p>
              </table:table-cell>
              <table:table-cell office:value-type="float" office:value="0.00167474696127377">
                <text:p>0.00167474696127377</text:p>
              </table:table-cell>
              <table:table-cell office:value-type="float" office:value="0.00163019490398129">
                <text:p>0.00163019490398129</text:p>
              </table:table-cell>
              <table:table-cell office:value-type="float" office:value="0.00166142723495983">
                <text:p>0.00166142723495983</text:p>
              </table:table-cell>
              <table:table-cell office:value-type="float" office:value="0.00161794239929996">
                <text:p>0.00161794239929996</text:p>
              </table:table-cell>
              <table:table-cell office:value-type="float" office:value="0.00157612186685472">
                <text:p>0.00157612186685472</text:p>
              </table:table-cell>
              <table:table-cell office:value-type="float" office:value="0.00159905461114695">
                <text:p>0.00159905461114695</text:p>
              </table:table-cell>
              <table:table-cell office:value-type="float" office:value="0.00163692270154556">
                <text:p>0.00163692270154556</text:p>
              </table:table-cell>
              <table:table-cell office:value-type="float" office:value="0.00172714656287192">
                <text:p>0.00172714656287192</text:p>
              </table:table-cell>
              <table:table-cell office:value-type="float" office:value="0.0016162933390042">
                <text:p>0.0016162933390042</text:p>
              </table:table-cell>
              <table:table-cell office:value-type="float" office:value="0.00155713719763099">
                <text:p>0.00155713719763099</text:p>
              </table:table-cell>
              <table:table-cell office:value-type="float" office:value="0.00152685023393969">
                <text:p>0.00152685023393969</text:p>
              </table:table-cell>
              <table:table-cell office:value-type="float" office:value="0.00144479315619082">
                <text:p>0.00144479315619082</text:p>
              </table:table-cell>
              <table:table-cell office:value-type="float" office:value="0.00142503999374508">
                <text:p>0.00142503999374508</text:p>
              </table:table-cell>
              <table:table-cell office:value-type="float" office:value="0.00139713652978258">
                <text:p>0.00139713652978258</text:p>
              </table:table-cell>
              <table:table-cell office:value-type="float" office:value="0.00143869865816112">
                <text:p>0.00143869865816112</text:p>
              </table:table-cell>
              <table:table-cell office:value-type="float" office:value="0.00146807687174222">
                <text:p>0.00146807687174222</text:p>
              </table:table-cell>
              <table:table-cell office:value-type="float" office:value="0.00139445543241793">
                <text:p>0.00139445543241793</text:p>
              </table:table-cell>
              <table:table-cell office:value-type="float" office:value="0.00133390510103617">
                <text:p>0.00133390510103617</text:p>
              </table:table-cell>
              <table:table-cell office:value-type="float" office:value="0.00126095958853612">
                <text:p>0.00126095958853612</text:p>
              </table:table-cell>
              <table:table-cell office:value-type="float" office:value="0.00127381273993315">
                <text:p>0.00127381273993315</text:p>
              </table:table-cell>
              <table:table-cell office:value-type="float" office:value="0.00124659308599704">
                <text:p>0.00124659308599704</text:p>
              </table:table-cell>
              <table:table-cell office:value-type="float" office:value="0.00113503053085188">
                <text:p>0.00113503053085188</text:p>
              </table:table-cell>
              <table:table-cell office:value-type="float" office:value="0.00119375196547686">
                <text:p>0.00119375196547686</text:p>
              </table:table-cell>
              <table:table-cell office:value-type="float" office:value="0.00118652226264205">
                <text:p>0.00118652226264205</text:p>
              </table:table-cell>
              <table:table-cell office:value-type="float" office:value="0.00112626561518154">
                <text:p>0.00112626561518154</text:p>
              </table:table-cell>
              <table:table-cell office:value-type="float" office:value="0.00110593397627087">
                <text:p>0.00110593397627087</text:p>
              </table:table-cell>
              <table:table-cell office:value-type="float" office:value="0.00114927455282813">
                <text:p>0.00114927455282813</text:p>
              </table:table-cell>
              <table:table-cell office:value-type="float" office:value="0.00113844482843544">
                <text:p>0.00113844482843544</text:p>
              </table:table-cell>
              <table:table-cell office:value-type="float" office:value="0.00104587075450801">
                <text:p>0.00104587075450801</text:p>
              </table:table-cell>
              <table:table-cell office:value-type="float" office:value="0.00108750418122594">
                <text:p>0.00108750418122594</text:p>
              </table:table-cell>
              <table:table-cell office:value-type="float" office:value="0.00110304137612834">
                <text:p>0.00110304137612834</text:p>
              </table:table-cell>
              <table:table-cell office:value-type="float" office:value="0.00108947617242777">
                <text:p>0.00108947617242777</text:p>
              </table:table-cell>
              <table:table-cell office:value-type="float" office:value="0.00108925268879802">
                <text:p>0.00108925268879802</text:p>
              </table:table-cell>
              <table:table-cell office:value-type="float" office:value="0.00100530573293612">
                <text:p>0.00100530573293612</text:p>
              </table:table-cell>
              <table:table-cell office:value-type="float" office:value="0.000975011020345664">
                <text:p>0.000975011020345664</text:p>
              </table:table-cell>
              <table:table-cell office:value-type="float" office:value="0.000862199403398851">
                <text:p>0.000862199403398851</text:p>
              </table:table-cell>
              <table:table-cell office:value-type="float" office:value="0.000792210751369848">
                <text:p>0.000792210751369848</text:p>
              </table:table-cell>
              <table:table-cell office:value-type="float" office:value="0.000755303657253267">
                <text:p>0.000755303657253267</text:p>
              </table:table-cell>
              <table:table-cell office:value-type="float" office:value="0.000681654444809206">
                <text:p>0.000681654444809206</text:p>
              </table:table-cell>
              <table:table-cell office:value-type="float" office:value="0.000626749610724782">
                <text:p>0.000626749610724782</text:p>
              </table:table-cell>
              <table:table-cell office:value-type="float" office:value="0.000570380056904279">
                <text:p>0.000570380056904279</text:p>
              </table:table-cell>
              <table:table-cell office:value-type="float" office:value="0.000544506374015984">
                <text:p>0.000544506374015984</text:p>
              </table:table-cell>
              <table:table-cell office:value-type="float" office:value="0.000506345895116664">
                <text:p>0.000506345895116664</text:p>
              </table:table-cell>
              <table:table-cell office:value-type="float" office:value="0.000478197240434697">
                <text:p>0.000478197240434697</text:p>
              </table:table-cell>
              <table:table-cell office:value-type="float" office:value="0.000452285993963199">
                <text:p>0.000452285993963199</text:p>
              </table:table-cell>
              <table:table-cell office:value-type="float" office:value="0.000420452767819278">
                <text:p>0.000420452767819278</text:p>
              </table:table-cell>
              <table:table-cell office:value-type="float" office:value="0.000399257793507086">
                <text:p>0.000399257793507086</text:p>
              </table:table-cell>
              <table:table-cell office:value-type="float" office:value="0.000364354006883415">
                <text:p>0.000364354006883415</text:p>
              </table:table-cell>
              <table:table-cell office:value-type="float" office:value="0.000321956915493284">
                <text:p>0.000321956915493284</text:p>
              </table:table-cell>
              <table:table-cell office:value-type="float" office:value="0.000294623333038332">
                <text:p>0.000294623333038332</text:p>
              </table:table-cell>
              <table:table-cell office:value-type="float" office:value="0.000286837838516453">
                <text:p>0.000286837838516453</text:p>
              </table:table-cell>
              <table:table-cell office:value-type="float" office:value="0.000286663590403238">
                <text:p>0.000286663590403238</text:p>
              </table:table-cell>
              <table:table-cell office:value-type="float" office:value="0.000286729945684885">
                <text:p>0.000286729945684885</text:p>
              </table:table-cell>
              <table:table-cell office:value-type="float" office:value="0.000287166931104632">
                <text:p>0.000287166931104632</text:p>
              </table:table-cell>
              <table:table-cell office:value-type="float" office:value="0.000287807295669607">
                <text:p>0.000287807295669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